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68/Configurations2/accelerator/current.xml" manifest:media-type=""/>
  <manifest:file-entry manifest:full-path="Object 168/Configurations2/" manifest:media-type="application/vnd.sun.xml.ui.configuration"/>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Thumbnails/thumbnail.png" manifest:media-type="image/png"/>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24/settings.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69/Configurations2/accelerator/current.xml" manifest:media-type=""/>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31/settings.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 manifest:version="1.2" manifest:media-type="application/vnd.oasis.opendocument.formula"/>
  <manifest:file-entry manifest:full-path="Object 171/content.xml" manifest:media-type="text/xml"/>
  <manifest:file-entry manifest:full-path="Object 171/Configurations2/accelerator/current.xml" manifest:media-type=""/>
  <manifest:file-entry manifest:full-path="Object 171/Configurations2/" manifest:media-type="application/vnd.sun.xml.ui.configuration"/>
  <manifest:file-entry manifest:full-path="Object 171/settings.xml" manifest:media-type="text/xml"/>
  <manifest:file-entry manifest:full-path="Object 171/"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4/Configurations2/accelerator/current.xml" manifest:media-type=""/>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version="1.2" manifest:media-type="application/vnd.oasis.opendocument.formula"/>
  <manifest:file-entry manifest:full-path="Object 133/content.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figurations2/accelerator/current.xml" manifest:media-type=""/>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215/Configurations2/accelerator/current.xml" manifest:media-type=""/>
  <manifest:file-entry manifest:full-path="Object 215/Configurations2/" manifest:media-type="application/vnd.sun.xml.ui.configuration"/>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185/Configurations2/accelerator/current.xml" manifest:media-type=""/>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18/Configurations2/accelerator/current.xml" manifest:media-type=""/>
  <manifest:file-entry manifest:full-path="Object 218/Configurations2/" manifest:media-type="application/vnd.sun.xml.ui.configuration"/>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216/Configurations2/accelerator/current.xml" manifest:media-type=""/>
  <manifest:file-entry manifest:full-path="Object 216/Configurations2/" manifest:media-type="application/vnd.sun.xml.ui.configuration"/>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9/Configurations2/accelerator/current.xml" manifest:media-type=""/>
  <manifest:file-entry manifest:full-path="Object 219/Configurations2/" manifest:media-type="application/vnd.sun.xml.ui.configuration"/>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86/Configurations2/accelerator/current.xml" manifest:media-type=""/>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217/content.xml" manifest:media-type="text/xml"/>
  <manifest:file-entry manifest:full-path="Object 217/Configurations2/accelerator/current.xml" manifest:media-type=""/>
  <manifest:file-entry manifest:full-path="Object 217/Configurations2/" manifest:media-type="application/vnd.sun.xml.ui.configuration"/>
  <manifest:file-entry manifest:full-path="Object 217/settings.xml" manifest:media-type="text/xml"/>
  <manifest:file-entry manifest:full-path="Object 217/" manifest:version="1.2" manifest:media-type="application/vnd.oasis.opendocument.formula"/>
  <manifest:file-entry manifest:full-path="Object 188/Configurations2/accelerator/current.xml" manifest:media-type=""/>
  <manifest:file-entry manifest:full-path="Object 188/Configurations2/" manifest:media-type="application/vnd.sun.xml.ui.configuration"/>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87/Configurations2/accelerator/current.xml" manifest:media-type=""/>
  <manifest:file-entry manifest:full-path="Object 187/Configurations2/" manifest:media-type="application/vnd.sun.xml.ui.configuration"/>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89/Configurations2/accelerator/current.xml" manifest:media-type=""/>
  <manifest:file-entry manifest:full-path="Object 189/Configurations2/" manifest:media-type="application/vnd.sun.xml.ui.configuration"/>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Configurations2/accelerator/current.xml" manifest:media-type=""/>
  <manifest:file-entry manifest:full-path="Object 190/Configurations2/" manifest:media-type="application/vnd.sun.xml.ui.configuration"/>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91/Configurations2/accelerator/current.xml" manifest:media-type=""/>
  <manifest:file-entry manifest:full-path="Object 191/Configurations2/" manifest:media-type="application/vnd.sun.xml.ui.configuration"/>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92/settings.xml" manifest:media-type="text/xml"/>
  <manifest:file-entry manifest:full-path="Object 192/Configurations2/accelerator/current.xml" manifest:media-type=""/>
  <manifest:file-entry manifest:full-path="Object 192/Configurations2/" manifest:media-type="application/vnd.sun.xml.ui.configuration"/>
  <manifest:file-entry manifest:full-path="Object 192/content.xml" manifest:media-type="text/xml"/>
  <manifest:file-entry manifest:full-path="Object 192/" manifest:version="1.2" manifest:media-type="application/vnd.oasis.opendocument.formula"/>
  <manifest:file-entry manifest:full-path="Object 203/Configurations2/accelerator/current.xml" manifest:media-type=""/>
  <manifest:file-entry manifest:full-path="Object 203/Configurations2/" manifest:media-type="application/vnd.sun.xml.ui.configuration"/>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5/Configurations2/accelerator/current.xml" manifest:media-type=""/>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93/Configurations2/accelerator/current.xml" manifest:media-type=""/>
  <manifest:file-entry manifest:full-path="Object 193/Configurations2/" manifest:media-type="application/vnd.sun.xml.ui.configuration"/>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206/Configurations2/accelerator/current.xml" manifest:media-type=""/>
  <manifest:file-entry manifest:full-path="Object 206/Configurations2/" manifest:media-type="application/vnd.sun.xml.ui.configuration"/>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204/Configurations2/accelerator/current.xml" manifest:media-type=""/>
  <manifest:file-entry manifest:full-path="Object 204/Configurations2/" manifest:media-type="application/vnd.sun.xml.ui.configuration"/>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207/Configurations2/accelerator/current.xml" manifest:media-type=""/>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94/Configurations2/accelerator/current.xml" manifest:media-type=""/>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208/Configurations2/accelerator/current.xml" manifest:media-type=""/>
  <manifest:file-entry manifest:full-path="Object 208/Configurations2/" manifest:media-type="application/vnd.sun.xml.ui.configuration"/>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Configurations2/accelerator/current.xml" manifest:media-type=""/>
  <manifest:file-entry manifest:full-path="Object 209/Configurations2/" manifest:media-type="application/vnd.sun.xml.ui.configuration"/>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95/content.xml" manifest:media-type="text/xml"/>
  <manifest:file-entry manifest:full-path="Object 195/Configurations2/accelerator/current.xml" manifest:media-type=""/>
  <manifest:file-entry manifest:full-path="Object 195/Configurations2/" manifest:media-type="application/vnd.sun.xml.ui.configuration"/>
  <manifest:file-entry manifest:full-path="Object 195/settings.xml" manifest:media-type="text/xml"/>
  <manifest:file-entry manifest:full-path="Object 195/" manifest:version="1.2" manifest:media-type="application/vnd.oasis.opendocument.formula"/>
  <manifest:file-entry manifest:full-path="Object 210/Configurations2/accelerator/current.xml" manifest:media-type=""/>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styles.xml" manifest:media-type="text/xml"/>
  <manifest:file-entry manifest:full-path="Object 196/Configurations2/accelerator/current.xml" manifest:media-type=""/>
  <manifest:file-entry manifest:full-path="Object 196/Configurations2/" manifest:media-type="application/vnd.sun.xml.ui.configuration"/>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97/Configurations2/accelerator/current.xml" manifest:media-type=""/>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98/Configurations2/accelerator/current.xml" manifest:media-type=""/>
  <manifest:file-entry manifest:full-path="Object 198/Configurations2/" manifest:media-type="application/vnd.sun.xml.ui.configuration"/>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211/Configurations2/accelerator/current.xml" manifest:media-type=""/>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figurations2/accelerator/current.xml" manifest:media-type=""/>
  <manifest:file-entry manifest:full-path="Object 212/Configurations2/" manifest:media-type="application/vnd.sun.xml.ui.configuration"/>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99/content.xml" manifest:media-type="text/xml"/>
  <manifest:file-entry manifest:full-path="Object 199/Configurations2/accelerator/current.xml" manifest:media-type=""/>
  <manifest:file-entry manifest:full-path="Object 199/Configurations2/" manifest:media-type="application/vnd.sun.xml.ui.configuration"/>
  <manifest:file-entry manifest:full-path="Object 199/settings.xml" manifest:media-type="text/xml"/>
  <manifest:file-entry manifest:full-path="Object 19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 manifest:version="1.2" manifest:media-type="application/vnd.oasis.opendocument.formula"/>
  <manifest:file-entry manifest:full-path="Object 200/Configurations2/accelerator/current.xml" manifest:media-type=""/>
  <manifest:file-entry manifest:full-path="Object 200/Configurations2/" manifest:media-type="application/vnd.sun.xml.ui.configuration"/>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214/Configurations2/accelerator/current.xml" manifest:media-type=""/>
  <manifest:file-entry manifest:full-path="Object 214/Configurations2/" manifest:media-type="application/vnd.sun.xml.ui.configuration"/>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1/Configurations2/accelerator/current.xml" manifest:media-type=""/>
  <manifest:file-entry manifest:full-path="Object 201/Configurations2/" manifest:media-type="application/vnd.sun.xml.ui.configuration"/>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202/Configurations2/accelerator/current.xml" manifest:media-type=""/>
  <manifest:file-entry manifest:full-path="Object 202/Configurations2/" manifest:media-type="application/vnd.sun.xml.ui.configuration"/>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adornments="Regular" style:font-family-generic="swis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64.01pt"/>
    </style:style>
    <style:style style:name="ro1" style:family="table-row">
      <style:table-row-properties style:row-height="12.84pt" fo:break-before="auto" style:use-optimal-row-height="true"/>
    </style:style>
    <style:style style:name="ro2" style:family="table-row">
      <style:table-row-properties style:row-height="13.41pt" fo:break-before="auto" style:use-optimal-row-height="true"/>
    </style:style>
    <style:style style:name="ro3" style:family="table-row">
      <style:table-row-properties style:row-height="16.41pt" fo:break-before="auto" style:use-optimal-row-height="true"/>
    </style:style>
    <style:style style:name="ro4" style:family="table-row">
      <style:table-row-properties style:row-height="14.91pt" fo:break-before="auto" style:use-optimal-row-height="true"/>
    </style:style>
    <style:style style:name="ro5" style:family="table-row">
      <style:table-row-properties style:row-height="12.81pt" fo:break-before="auto" style:use-optimal-row-height="true"/>
    </style:style>
    <style:style style:name="ro6" style:family="table-row">
      <style:table-row-properties style:row-height="18.65pt" fo:break-before="auto" style:use-optimal-row-height="true"/>
    </style:style>
    <style:style style:name="ro7" style:family="table-row">
      <style:table-row-properties style:row-height="15.65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boolean-style style:name="N99">
      <number:boolean/>
    </number:boolean-style>
    <number:text-style style:name="N100">
      <number:text-content/>
    </number:text-style>
    <style:style style:name="ce1" style:family="table-cell" style:parent-style-name="Default">
      <style:table-cell-properties fo:border="5.05pt double #ff0000" style:border-line-width="0.06pt 2.49pt 2.49pt"/>
    </style:style>
    <style:style style:name="ce2" style:family="table-cell" style:parent-style-name="Default">
      <style:table-cell-properties fo:wrap-option="wrap"/>
    </style:style>
    <style:style style:name="ce3" style:family="table-cell" style:parent-style-name="Default">
      <style:table-cell-properties fo:border="0.99pt solid #000000"/>
    </style:style>
    <style:style style:name="ce4" style:family="table-cell" style:parent-style-name="Default">
      <style:table-cell-properties fo:wrap-option="wrap" fo:border="none"/>
    </style:style>
    <style:style style:name="ce5" style:family="table-cell" style:parent-style-name="Default">
      <style:table-cell-properties fo:wrap-option="wrap" fo:border="0.99pt solid #000000"/>
    </style:style>
    <style:style style:name="ce6" style:family="table-cell" style:parent-style-name="Default">
      <style:table-cell-properties fo:border-bottom="4pt solid #000000" fo:border-left="2.49pt solid #000000" fo:border-right="2.49pt solid #000000" fo:border-top="2.49pt solid #000000"/>
    </style:style>
    <style:style style:name="ce7" style:family="table-cell" style:parent-style-name="Default">
      <style:table-cell-properties fo:wrap-option="no-wrap" fo:border="0.99pt solid #000000"/>
    </style:style>
    <style:style style:name="ce8" style:family="table-cell" style:parent-style-name="Default">
      <style:table-cell-properties style:vertical-align="middle"/>
    </style:style>
    <style:style style:name="ce9" style:family="table-cell" style:parent-style-name="Default">
      <style:table-cell-properties fo:wrap-option="wrap"/>
      <style:text-properties fo:font-size="8pt" style:font-size-asian="8pt" style:font-size-complex="8pt"/>
    </style:style>
    <style:style style:name="ce10" style:family="table-cell" style:parent-style-name="Default">
      <style:text-properties fo:font-size="8pt" style:font-size-asian="8pt" style:font-size-complex="8pt"/>
    </style:style>
    <style:style style:name="ce11" style:family="table-cell" style:parent-style-name="Default">
      <style:table-cell-properties fo:wrap-option="wrap" style:vertical-align="middle"/>
    </style:style>
    <style:style style:name="ce12" style:family="table-cell" style:parent-style-name="Default">
      <style:table-cell-properties fo:background-color="#ffcc99"/>
    </style:style>
    <style:style style:name="ce13" style:family="table-cell" style:parent-style-name="Default">
      <style:table-cell-properties fo:background-color="transparent"/>
    </style:style>
    <style:style style:name="ce14"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5" style:family="table-cell" style:parent-style-name="Default">
      <style:table-cell-properties fo:background-color="#ffcc99"/>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6" style:family="table-cell" style:parent-style-name="Default">
      <style:table-cell-properties fo:wrap-option="no-wrap"/>
    </style:style>
    <style:style style:name="ce17" style:family="table-cell" style:parent-style-name="Default">
      <style:table-cell-properties fo:wrap-option="no-wrap" fo:border="none"/>
    </style:style>
    <style:style style:name="ce18" style:family="table-cell" style:parent-style-name="Default">
      <style:table-cell-properties fo:background-color="#ffcc99" fo:wrap-option="no-wrap" fo:border="none"/>
    </style:style>
    <style:style style:name="ce19" style:family="table-cell" style:parent-style-name="Default">
      <style:table-cell-properties fo:background-color="#ffcc99" fo:border="none"/>
    </style:style>
    <style:style style:name="ce20" style:family="table-cell" style:parent-style-name="Default" style:data-style-name="N99">
      <style:table-cell-properties fo:background-color="#ffcc99"/>
    </style:style>
    <style:style style:name="ce21" style:family="table-cell" style:parent-style-name="Default">
      <style:table-cell-properties fo:border="none"/>
    </style:style>
    <style:style style:name="ce22" style:family="table-cell" style:parent-style-name="Default">
      <style:table-cell-properties fo:background-color="#ffcc99" style:text-align-source="fix" style:repeat-content="false" fo:wrap-option="wrap" style:vertical-align="middle"/>
      <style:paragraph-properties fo:text-align="center"/>
    </style:style>
    <style:style style:name="ce23" style:family="table-cell" style:parent-style-name="Default">
      <style:table-cell-properties fo:background-color="#ffcc99" style:text-align-source="fix" style:repeat-content="false" fo:wrap-option="wrap" style:vertical-align="middle"/>
      <style:paragraph-properties fo:text-align="start" fo:margin-left="0pt"/>
    </style:style>
    <style:style style:name="ce24" style:family="table-cell" style:parent-style-name="Default">
      <style:text-properties style:font-name="Arial1"/>
    </style:style>
    <style:style style:name="ce25" style:family="table-cell" style:parent-style-name="Default">
      <style:text-properties style:font-name="Arial1" style:font-name-asian="Arial1" style:font-name-complex="Arial1"/>
    </style:style>
    <style:style style:name="ce26" style:family="table-cell" style:parent-style-name="Default" style:data-style-name="N37"/>
    <style:style style:name="ce27" style:family="table-cell" style:parent-style-name="Default">
      <style:text-properties style:font-name="Times New Roman" fo:font-size="12pt"/>
    </style:style>
    <style:style style:name="ce28" style:family="table-cell" style:parent-style-name="Default">
      <style:text-properties style:font-name="Times New Roman"/>
    </style:style>
    <style:style style:name="ce29" style:family="table-cell" style:parent-style-name="Default">
      <style:table-cell-properties fo:wrap-option="wrap"/>
      <style:text-properties style:font-name="Arial1"/>
    </style:style>
    <style:style style:name="ce30" style:family="table-cell" style:parent-style-name="Default">
      <style:table-cell-properties fo:border-bottom="none" fo:border-left="none" fo:border-right="2.49pt solid #000000" fo:border-top="none"/>
    </style:style>
    <style:style style:name="ce31" style:family="table-cell" style:parent-style-name="Default" style:data-style-name="N100"/>
    <style:style style:name="gr1" style:family="graphic">
      <style:graphic-properties draw:marker-start="Arrowheads_20_1" draw:marker-start-width="5.67pt" draw:marker-start-center="false" draw:fill="solid" draw:fill-color="#ffffc0" draw:auto-grow-height="true" draw:auto-grow-width="false" fo:min-height="212.77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235.16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90.37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414.31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559.87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89.6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16"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7" style:family="graphic">
      <style:graphic-properties draw:marker-start="Arrowheads_20_1" draw:marker-start-width="5.67pt" draw:marker-start-center="false" draw:fill="solid" draw:fill-color="#ffffc0" draw:auto-grow-height="true" draw:auto-grow-width="false" fo:min-height="44.82pt" fo:padding-top="2.83pt" fo:padding-bottom="2.83pt" fo:padding-left="2.83pt" fo:padding-right="2.83pt" draw:shadow="hidden" draw:shadow-offset-x="2.83pt" draw:shadow-offset-y="2.83pt" draw:caption-escape-direction="auto"/>
    </style:style>
    <style:style style:name="gr18" style:family="graphic">
      <style:graphic-properties draw:marker-start="Arrowheads_20_1"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gr19"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20"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1" style:family="graphic">
      <style:graphic-properties draw:marker-start="Arrowheads_20_1" draw:marker-start-width="5.67pt" draw:marker-start-center="false" draw:fill="solid" draw:fill-color="#ffffc0" draw:auto-grow-height="true" draw:auto-grow-width="false" fo:min-height="101.17pt" fo:padding-top="2.83pt" fo:padding-bottom="2.83pt" fo:padding-left="2.83pt" fo:padding-right="2.83pt" draw:shadow="hidden" draw:shadow-offset-x="2.83pt" draw:shadow-offset-y="2.83pt" draw:caption-escape-direction="auto"/>
    </style:style>
    <style:style style:name="gr22" style:family="graphic">
      <style:graphic-properties draw:marker-start="Arrowheads_20_1" draw:marker-start-width="5.67pt" draw:marker-start-center="false" draw:fill="solid" draw:fill-color="#ffffc0" draw:auto-grow-height="true" draw:auto-grow-width="false" fo:min-height="135.5pt" fo:padding-top="2.83pt" fo:padding-bottom="2.83pt" fo:padding-left="2.83pt" fo:padding-right="2.83pt" draw:shadow="hidden" draw:shadow-offset-x="2.83pt" draw:shadow-offset-y="2.83pt" draw:caption-escape-direction="auto"/>
    </style:style>
    <style:style style:name="gr23" style:family="graphic">
      <style:graphic-properties draw:marker-start="Arrowheads_20_1" draw:marker-start-width="5.67pt" draw:marker-start-center="false" draw:fill="solid" draw:fill-color="#ffffc0" draw:auto-grow-height="true" draw:auto-grow-width="false" fo:min-height="145.96pt" fo:padding-top="2.83pt" fo:padding-bottom="2.83pt" fo:padding-left="2.83pt" fo:padding-right="2.83pt" draw:shadow="hidden" draw:shadow-offset-x="2.83pt" draw:shadow-offset-y="2.83pt" draw:caption-escape-direction="auto"/>
    </style:style>
    <style:style style:name="gr24" style:family="graphic">
      <style:graphic-properties draw:marker-start="Arrowheads_20_1" draw:marker-start-width="5.67pt" draw:marker-start-center="false" draw:fill="solid" draw:fill-color="#ffffc0" draw:auto-grow-height="true" draw:auto-grow-width="false" fo:min-height="134.76pt" fo:padding-top="2.83pt" fo:padding-bottom="2.83pt" fo:padding-left="2.83pt" fo:padding-right="2.83pt" draw:shadow="hidden" draw:shadow-offset-x="2.83pt" draw:shadow-offset-y="2.83pt" draw:caption-escape-direction="auto"/>
    </style:style>
    <style:style style:name="gr25"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6" style:family="graphic">
      <style:graphic-properties draw:marker-start="Arrowheads_20_1" draw:marker-start-width="5.67pt" draw:marker-start-center="false" draw:fill="solid" draw:fill-color="#ffffc0" draw:auto-grow-height="true" draw:auto-grow-width="false" fo:min-height="33.62pt" fo:padding-top="2.83pt" fo:padding-bottom="2.83pt" fo:padding-left="2.83pt" fo:padding-right="2.83pt" draw:shadow="hidden" draw:shadow-offset-x="2.83pt" draw:shadow-offset-y="2.83pt" draw:caption-escape-direction="auto"/>
    </style:style>
    <style:style style:name="gr27" style:family="graphic">
      <style:graphic-properties draw:stroke="none" draw:fill="none" draw:textarea-horizontal-align="center" draw:textarea-vertical-align="middle" draw:ole-draw-aspect="1" style:protect="size"/>
    </style:style>
    <style:style style:name="gr28" style:family="graphic">
      <style:graphic-properties draw:marker-start="Arrowheads_20_1" draw:marker-start-width="5.67pt" draw:marker-start-center="false" draw:fill="solid" draw:fill-color="#ffffc0" draw:auto-grow-height="true" draw:auto-grow-width="false" fo:min-height="141.93pt" fo:padding-top="2.83pt" fo:padding-bottom="2.83pt" fo:padding-left="2.83pt" fo:padding-right="2.83pt" draw:shadow="hidden" draw:shadow-offset-x="2.83pt" draw:shadow-offset-y="2.83pt" draw:caption-escape-direction="auto"/>
    </style:style>
    <style:style style:name="gr29" style:family="graphic">
      <style:graphic-properties draw:marker-start="Arrowheads_20_1" draw:marker-start-width="5.67pt" draw:marker-start-center="false" draw:fill="solid" draw:fill-color="#ffffc0" draw:auto-grow-height="true" draw:auto-grow-width="false" fo:min-height="93.91pt" fo:padding-top="2.83pt" fo:padding-bottom="2.83pt" fo:padding-left="2.83pt" fo:padding-right="2.83pt" draw:shadow="hidden" draw:shadow-offset-x="2.83pt" draw:shadow-offset-y="2.83pt" draw:caption-escape-direction="auto"/>
    </style:style>
    <style:style style:name="gr30" style:family="graphic">
      <style:graphic-properties draw:marker-start="Arrowheads_20_1" draw:marker-start-width="5.67pt" draw:marker-start-center="false" draw:fill="solid" draw:fill-color="#ffffc0" draw:auto-grow-height="true" draw:auto-grow-width="false" fo:min-height="71.55pt" fo:padding-top="2.83pt" fo:padding-bottom="2.83pt" fo:padding-left="2.83pt" fo:padding-right="2.83pt" draw:shadow="hidden" draw:shadow-offset-x="2.83pt" draw:shadow-offset-y="2.83pt" draw:caption-escape-direction="auto"/>
    </style:style>
    <style:style style:name="gr31" style:family="graphic">
      <style:graphic-properties draw:marker-start="Arrowheads_20_1" draw:marker-start-width="5.67pt" draw:marker-start-center="false" draw:fill="solid" draw:fill-color="#ffffc0" draw:auto-grow-height="true" draw:auto-grow-width="false" fo:min-height="135.55pt" fo:padding-top="2.83pt" fo:padding-bottom="2.83pt" fo:padding-left="2.83pt" fo:padding-right="2.83pt" draw:shadow="hidden" draw:shadow-offset-x="2.83pt" draw:shadow-offset-y="2.83pt" draw:caption-escape-direction="auto"/>
    </style:style>
    <style:style style:name="gr32" style:family="graphic">
      <style:graphic-properties draw:marker-start="Arrowheads_20_1" draw:marker-start-width="5.67pt" draw:marker-start-center="false" draw:fill="solid" draw:fill-color="#ffffc0" draw:auto-grow-height="true" draw:auto-grow-width="false" fo:min-height="158.43pt" fo:padding-top="2.83pt" fo:padding-bottom="2.83pt" fo:padding-left="2.83pt" fo:padding-right="2.83pt" draw:shadow="hidden" draw:shadow-offset-x="2.83pt" draw:shadow-offset-y="2.83pt" draw:caption-escape-direction="auto"/>
    </style:style>
    <style:style style:name="gr33" style:family="graphic">
      <style:graphic-properties draw:marker-start="Arrowheads_20_1" draw:marker-start-width="5.67pt" draw:marker-start-center="false" draw:fill="solid" draw:fill-color="#ffffc0" draw:auto-grow-height="true" draw:auto-grow-width="false" fo:min-height="87.14pt" fo:padding-top="2.83pt" fo:padding-bottom="2.83pt" fo:padding-left="2.83pt" fo:padding-right="2.83pt" draw:shadow="hidden" draw:shadow-offset-x="2.83pt" draw:shadow-offset-y="2.83pt" draw:caption-escape-direction="auto"/>
    </style:style>
    <style:style style:name="gr34" style:family="graphic">
      <style:graphic-properties draw:marker-start="Arrowheads_20_1" draw:marker-start-width="5.67pt" draw:marker-start-center="false" draw:fill="solid" draw:fill-color="#ffffc0" draw:auto-grow-height="true" draw:auto-grow-width="false" fo:min-height="197.6pt" fo:padding-top="2.83pt" fo:padding-bottom="2.83pt" fo:padding-left="2.83pt" fo:padding-right="2.83pt" draw:shadow="hidden" draw:shadow-offset-x="2.83pt" draw:shadow-offset-y="2.83pt" draw:caption-escape-direction="auto"/>
    </style:style>
    <style:style style:name="gr35" style:family="graphic">
      <style:graphic-properties draw:marker-start="Arrowheads_20_1" draw:marker-start-width="5.67pt" draw:marker-start-center="false" draw:fill="solid" draw:fill-color="#ffffc0" draw:auto-grow-height="true" draw:auto-grow-width="false" fo:min-height="185.36pt" fo:padding-top="2.83pt" fo:padding-bottom="2.83pt" fo:padding-left="2.83pt" fo:padding-right="2.83pt" draw:shadow="hidden" draw:shadow-offset-x="2.83pt" draw:shadow-offset-y="2.83pt" draw:caption-escape-direction="auto"/>
    </style:style>
    <style:style style:name="gr36" style:family="graphic">
      <style:graphic-properties draw:marker-start="Arrowheads_20_1" draw:marker-start-width="5.67pt" draw:marker-start-center="false" draw:fill="solid" draw:fill-color="#ffffc0" draw:auto-grow-height="true" draw:auto-grow-width="false" fo:min-height="95.47pt" fo:padding-top="2.83pt" fo:padding-bottom="2.83pt" fo:padding-left="2.83pt" fo:padding-right="2.83pt" draw:shadow="hidden" draw:shadow-offset-x="2.83pt" draw:shadow-offset-y="2.83pt" draw:caption-escape-direction="auto"/>
    </style:style>
    <style:style style:name="gr37" style:family="graphic">
      <style:graphic-properties draw:marker-start="Arrowheads_20_1" draw:marker-start-width="5.67pt" draw:marker-start-center="false" draw:fill="solid" draw:fill-color="#ffffc0" draw:auto-grow-height="true" draw:auto-grow-width="false" fo:min-height="85.72pt" fo:padding-top="2.83pt" fo:padding-bottom="2.83pt" fo:padding-left="2.83pt" fo:padding-right="2.83pt" draw:shadow="hidden" draw:shadow-offset-x="2.83pt" draw:shadow-offset-y="2.83pt" draw:caption-escape-direction="auto"/>
    </style:style>
    <style:style style:name="gr38" style:family="graphic">
      <style:graphic-properties draw:marker-start="Arrowheads_20_1" draw:marker-start-width="5.67pt" draw:marker-start-center="false" draw:fill="solid" draw:fill-color="#ffffc0" draw:auto-grow-height="true" draw:auto-grow-width="false" fo:min-height="81.3pt" fo:padding-top="2.83pt" fo:padding-bottom="2.83pt" fo:padding-left="2.83pt" fo:padding-right="2.83pt" draw:shadow="hidden" draw:shadow-offset-x="2.83pt" draw:shadow-offset-y="2.83pt" draw:caption-escape-direction="auto"/>
    </style:style>
    <style:style style:name="gr39" style:family="graphic">
      <style:graphic-properties draw:marker-start="Arrowheads_20_1" draw:marker-start-width="5.67pt" draw:marker-start-center="false" draw:fill="solid" draw:fill-color="#ffffc0" draw:auto-grow-height="true" draw:auto-grow-width="false" fo:min-height="122.91pt" fo:padding-top="2.83pt" fo:padding-bottom="2.83pt" fo:padding-left="2.83pt" fo:padding-right="2.83pt" draw:shadow="hidden" draw:shadow-offset-x="2.83pt" draw:shadow-offset-y="2.83pt" draw:caption-escape-direction="auto"/>
    </style:style>
    <style:style style:name="gr40"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gr41"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42" style:family="graphic">
      <style:graphic-properties draw:marker-start="Arrowheads_20_1" draw:marker-start-width="5.67pt" draw:marker-start-center="false" draw:fill="solid" draw:fill-color="#ffffc0" draw:auto-grow-height="true" draw:auto-grow-width="false" fo:min-height="74.66pt" fo:padding-top="2.83pt" fo:padding-bottom="2.83pt" fo:padding-left="2.83pt" fo:padding-right="2.83pt" draw:shadow="hidden" draw:shadow-offset-x="2.83pt" draw:shadow-offset-y="2.83pt" draw:caption-escape-direction="auto"/>
    </style:style>
    <style:style style:name="gr43" style:family="graphic">
      <style:graphic-properties draw:marker-start="Arrowheads_20_1" draw:marker-start-width="5.67pt" draw:marker-start-center="false" draw:fill="solid" draw:fill-color="#ffffc0" draw:auto-grow-height="true" draw:auto-grow-width="false" fo:min-height="121.52pt" fo:padding-top="2.83pt" fo:padding-bottom="2.83pt" fo:padding-left="2.83pt" fo:padding-right="2.83pt" draw:shadow="hidden" draw:shadow-offset-x="2.83pt" draw:shadow-offset-y="2.83pt" draw:caption-escape-direction="auto"/>
    </style:style>
    <style:style style:name="gr44" style:family="graphic">
      <style:graphic-properties draw:marker-start="Arrowheads_20_1" draw:marker-start-width="5.67pt" draw:marker-start-center="false" draw:fill="solid" draw:fill-color="#ffffc0" draw:auto-grow-height="true" draw:auto-grow-width="false" fo:min-height="201.57pt" fo:padding-top="2.83pt" fo:padding-bottom="2.83pt" fo:padding-left="2.83pt" fo:padding-right="2.83pt" draw:shadow="hidden" draw:shadow-offset-x="2.83pt" draw:shadow-offset-y="2.83pt" draw:caption-escape-direction="auto"/>
    </style:style>
    <style:style style:name="gr45" style:family="graphic">
      <style:graphic-properties draw:marker-start="Arrowheads_20_1" draw:marker-start-width="5.67pt" draw:marker-start-center="false" draw:fill="solid" draw:fill-color="#ffffc0" draw:auto-grow-height="true" draw:auto-grow-width="false" fo:min-height="153.67pt" fo:padding-top="2.83pt" fo:padding-bottom="2.83pt" fo:padding-left="2.83pt" fo:padding-right="2.83pt" draw:shadow="hidden" draw:shadow-offset-x="2.83pt" draw:shadow-offset-y="2.83pt" draw:caption-escape-direction="auto"/>
    </style:style>
    <style:style style:name="gr46" style:family="graphic">
      <style:graphic-properties draw:marker-start="Arrowheads_20_1" draw:marker-start-width="5.67pt" draw:marker-start-center="false" draw:fill="solid" draw:fill-color="#ffffc0" draw:auto-grow-height="true" draw:auto-grow-width="false" fo:min-height="85.15pt" fo:padding-top="2.83pt" fo:padding-bottom="2.83pt" fo:padding-left="2.83pt" fo:padding-right="2.83pt" draw:shadow="hidden" draw:shadow-offset-x="2.83pt" draw:shadow-offset-y="2.83pt" draw:caption-escape-direction="auto"/>
    </style:style>
    <style:style style:name="gr47" style:family="graphic">
      <style:graphic-properties draw:marker-start="Arrowheads_20_1" draw:marker-start-width="5.67pt" draw:marker-start-center="false" draw:fill="solid" draw:fill-color="#ffffc0" draw:auto-grow-height="true" draw:auto-grow-width="false" fo:min-height="76.54pt" fo:padding-top="2.83pt" fo:padding-bottom="2.83pt" fo:padding-left="2.83pt" fo:padding-right="2.83pt" draw:shadow="hidden" draw:shadow-offset-x="2.83pt" draw:shadow-offset-y="2.83pt" draw:caption-escape-direction="auto"/>
    </style:style>
    <style:style style:name="gr48" style:family="graphic">
      <style:graphic-properties draw:marker-start="Arrowheads_20_1" draw:marker-start-width="5.67pt" draw:marker-start-center="false" draw:fill="solid" draw:fill-color="#ffffc0" draw:auto-grow-height="true" draw:auto-grow-width="false" fo:min-height="107.32pt" fo:padding-top="2.83pt" fo:padding-bottom="2.83pt" fo:padding-left="2.83pt" fo:padding-right="2.83pt" draw:shadow="hidden" draw:shadow-offset-x="2.83pt" draw:shadow-offset-y="2.83pt" draw:caption-escape-direction="auto"/>
    </style:style>
    <style:style style:name="gr49" style:family="graphic">
      <style:graphic-properties draw:marker-start="Arrowheads_20_1" draw:marker-start-width="5.67pt" draw:marker-start-center="false" draw:fill="solid" draw:fill-color="#ffffc0" draw:auto-grow-height="true" draw:auto-grow-width="false" fo:min-height="96.24pt" fo:padding-top="2.83pt" fo:padding-bottom="2.83pt" fo:padding-left="2.83pt" fo:padding-right="2.83pt" draw:shadow="hidden" draw:shadow-offset-x="2.83pt" draw:shadow-offset-y="2.83pt" draw:caption-escape-direction="auto"/>
    </style:style>
    <style:style style:name="gr50" style:family="graphic">
      <style:graphic-properties draw:marker-start="Arrowheads_20_1" draw:marker-start-width="5.67pt" draw:marker-start-center="false" draw:fill="solid" draw:fill-color="#ffffc0" draw:auto-grow-height="true" draw:auto-grow-width="false" fo:min-height="99.44pt" fo:padding-top="2.83pt" fo:padding-bottom="2.83pt" fo:padding-left="2.83pt" fo:padding-right="2.83pt" draw:shadow="hidden" draw:shadow-offset-x="2.83pt" draw:shadow-offset-y="2.83pt" draw:caption-escape-direction="auto"/>
    </style:style>
    <style:style style:name="gr51" style:family="graphic">
      <style:graphic-properties draw:marker-start="Arrowheads_20_1" draw:marker-start-width="5.67pt" draw:marker-start-center="false" draw:fill="solid" draw:fill-color="#ffffc0" draw:auto-grow-height="true" draw:auto-grow-width="false" fo:min-height="135.89pt" fo:padding-top="2.83pt" fo:padding-bottom="2.83pt" fo:padding-left="2.83pt" fo:padding-right="2.83pt" draw:shadow="hidden" draw:shadow-offset-x="2.83pt" draw:shadow-offset-y="2.83pt" draw:caption-escape-direction="auto"/>
    </style:style>
    <style:style style:name="gr52" style:family="graphic">
      <style:graphic-properties draw:marker-start="Arrowheads_20_1" draw:marker-start-width="5.67pt" draw:marker-start-center="false" draw:fill="solid" draw:fill-color="#ffffc0" draw:auto-grow-height="true" draw:auto-grow-width="false" fo:min-height="156.27pt" fo:padding-top="2.83pt" fo:padding-bottom="2.83pt" fo:padding-left="2.83pt" fo:padding-right="2.83pt" draw:shadow="hidden" draw:shadow-offset-x="2.83pt" draw:shadow-offset-y="2.83pt" draw:caption-escape-direction="auto"/>
    </style:style>
    <style:style style:name="gr53" style:family="graphic">
      <style:graphic-properties draw:marker-start="Arrowheads_20_1" draw:marker-start-width="5.67pt" draw:marker-start-center="false" draw:fill="solid" draw:fill-color="#ffffc0" draw:auto-grow-height="true" draw:auto-grow-width="false" fo:min-height="180.96pt" fo:padding-top="2.83pt" fo:padding-bottom="2.83pt" fo:padding-left="2.83pt" fo:padding-right="2.83pt" draw:shadow="hidden" draw:shadow-offset-x="2.83pt" draw:shadow-offset-y="2.83pt" draw:caption-escape-direction="auto"/>
    </style:style>
    <style:style style:name="gr54" style:family="graphic">
      <style:graphic-properties draw:marker-start="Arrowheads_20_1" draw:marker-start-width="5.67pt" draw:marker-start-center="false" draw:fill="solid" draw:fill-color="#ffffc0" draw:auto-grow-height="true" draw:auto-grow-width="false" fo:min-height="169.99pt" fo:padding-top="2.83pt" fo:padding-bottom="2.83pt" fo:padding-left="2.83pt" fo:padding-right="2.83pt" draw:shadow="hidden" draw:shadow-offset-x="2.83pt" draw:shadow-offset-y="2.83pt" draw:caption-escape-direction="auto"/>
    </style:style>
    <style:style style:name="gr55" style:family="graphic">
      <style:graphic-properties draw:marker-start="Arrowheads_20_1" draw:marker-start-width="5.67pt" draw:marker-start-center="false" draw:fill="solid" draw:fill-color="#ffffc0" draw:auto-grow-height="true" draw:auto-grow-width="false" fo:min-height="154.18pt" fo:padding-top="2.83pt" fo:padding-bottom="2.83pt" fo:padding-left="2.83pt" fo:padding-right="2.83pt" draw:shadow="hidden" draw:shadow-offset-x="2.83pt" draw:shadow-offset-y="2.83pt" draw:caption-escape-direction="auto"/>
    </style:style>
    <style:style style:name="gr56" style:family="graphic">
      <style:graphic-properties draw:marker-start="Arrowheads_20_1" draw:marker-start-width="5.67pt" draw:marker-start-center="false" draw:fill="solid" draw:fill-color="#ffffc0" draw:auto-grow-height="true" draw:auto-grow-width="false" fo:min-height="111.15pt" fo:padding-top="2.83pt" fo:padding-bottom="2.83pt" fo:padding-left="2.83pt" fo:padding-right="2.83pt" draw:shadow="hidden" draw:shadow-offset-x="2.83pt" draw:shadow-offset-y="2.83pt" draw:caption-escape-direction="auto"/>
    </style:style>
    <style:style style:name="gr57" style:family="graphic">
      <style:graphic-properties draw:marker-start="Arrowheads_20_1" draw:marker-start-width="5.67pt" draw:marker-start-center="false" draw:fill="solid" draw:fill-color="#ffffc0" draw:auto-grow-height="true" draw:auto-grow-width="false" fo:min-height="141.51pt" fo:padding-top="2.83pt" fo:padding-bottom="2.83pt" fo:padding-left="2.83pt" fo:padding-right="2.83pt" draw:shadow="hidden" draw:shadow-offset-x="2.83pt" draw:shadow-offset-y="2.83pt" draw:caption-escape-direction="auto"/>
    </style:style>
    <style:style style:name="gr58" style:family="graphic">
      <style:graphic-properties draw:marker-start="Arrowheads_20_1" draw:marker-start-width="5.67pt" draw:marker-start-center="false" draw:fill="solid" draw:fill-color="#ffffc0" draw:auto-grow-height="true" draw:auto-grow-width="false" fo:min-height="137pt" fo:padding-top="2.83pt" fo:padding-bottom="2.83pt" fo:padding-left="2.83pt" fo:padding-right="2.83pt" draw:shadow="hidden" draw:shadow-offset-x="2.83pt" draw:shadow-offset-y="2.83pt" draw:caption-escape-direction="auto"/>
    </style:style>
    <style:style style:name="gr59" style:family="graphic">
      <style:graphic-properties draw:marker-start="Arrowheads_20_1" draw:marker-start-width="5.67pt" draw:marker-start-center="false" draw:fill="solid" draw:fill-color="#ffffc0" draw:auto-grow-height="true" draw:auto-grow-width="false" fo:min-height="168.8pt" fo:padding-top="2.83pt" fo:padding-bottom="2.83pt" fo:padding-left="2.83pt" fo:padding-right="2.83pt" draw:shadow="hidden" draw:shadow-offset-x="2.83pt" draw:shadow-offset-y="2.83pt" draw:caption-escape-direction="auto"/>
    </style:style>
    <style:style style:name="gr60" style:family="graphic">
      <style:graphic-properties draw:marker-start="Arrowheads_20_1" draw:marker-start-width="5.67pt" draw:marker-start-center="false" draw:fill="solid" draw:fill-color="#ffffc0" draw:auto-grow-height="true" draw:auto-grow-width="false" fo:min-height="159.76pt" fo:padding-top="2.83pt" fo:padding-bottom="2.83pt" fo:padding-left="2.83pt" fo:padding-right="2.83pt" draw:shadow="hidden" draw:shadow-offset-x="2.83pt" draw:shadow-offset-y="2.83pt" draw:caption-escape-direction="auto"/>
    </style:style>
    <style:style style:name="gr61" style:family="graphic">
      <style:graphic-properties draw:marker-start="Arrowheads_20_1" draw:marker-start-width="5.67pt" draw:marker-start-center="false" draw:fill="solid" draw:fill-color="#ffffc0" draw:auto-grow-height="true" draw:auto-grow-width="false" fo:min-height="114.46pt" fo:padding-top="2.83pt" fo:padding-bottom="2.83pt" fo:padding-left="2.83pt" fo:padding-right="2.83pt" draw:shadow="hidden" draw:shadow-offset-x="2.83pt" draw:shadow-offset-y="2.83pt" draw:caption-escape-direction="auto"/>
    </style:style>
    <style:style style:name="gr62" style:family="graphic">
      <style:graphic-properties draw:marker-start="Arrowheads_20_1" draw:marker-start-width="5.67pt" draw:marker-start-center="false" draw:fill="solid" draw:fill-color="#ffffc0" draw:auto-grow-height="true" draw:auto-grow-width="false" fo:min-height="111.49pt" fo:padding-top="2.83pt" fo:padding-bottom="2.83pt" fo:padding-left="2.83pt" fo:padding-right="2.83pt" draw:shadow="hidden" draw:shadow-offset-x="2.83pt" draw:shadow-offset-y="2.83pt" draw:caption-escape-direction="auto"/>
    </style:style>
    <style:style style:name="gr63" style:family="graphic">
      <style:graphic-properties draw:marker-start="Arrowheads_20_1" draw:marker-start-width="5.67pt" draw:marker-start-center="false" draw:fill="solid" draw:fill-color="#ffffc0" draw:auto-grow-height="true" draw:auto-grow-width="false" fo:min-height="130.42pt" fo:padding-top="2.83pt" fo:padding-bottom="2.83pt" fo:padding-left="2.83pt" fo:padding-right="2.83pt" draw:shadow="hidden" draw:shadow-offset-x="2.83pt" draw:shadow-offset-y="2.83pt" draw:caption-escape-direction="auto"/>
    </style:style>
    <style:style style:name="gr64" style:family="graphic">
      <style:graphic-properties draw:marker-start="Arrowheads_20_1" draw:marker-start-width="5.67pt" draw:marker-start-center="false" draw:fill="solid" draw:fill-color="#ffffc0" draw:auto-grow-height="true" draw:auto-grow-width="false" fo:min-height="100.15pt" fo:padding-top="2.83pt" fo:padding-bottom="2.83pt" fo:padding-left="2.83pt" fo:padding-right="2.83pt" draw:shadow="hidden" draw:shadow-offset-x="2.83pt" draw:shadow-offset-y="2.83pt" draw:caption-escape-direction="auto"/>
    </style:style>
    <style:style style:name="gr65" style:family="graphic">
      <style:graphic-properties draw:marker-start="Arrowheads_20_1" draw:marker-start-width="5.67pt" draw:marker-start-center="false" draw:fill="solid" draw:fill-color="#ffffc0" draw:auto-grow-height="true" draw:auto-grow-width="false" fo:min-height="83.68pt" fo:padding-top="2.83pt" fo:padding-bottom="2.83pt" fo:padding-left="2.83pt" fo:padding-right="2.83pt" draw:shadow="hidden" draw:shadow-offset-x="2.83pt" draw:shadow-offset-y="2.83pt" draw:caption-escape-direction="auto"/>
    </style:style>
    <style:style style:name="gr66" style:family="graphic">
      <style:graphic-properties draw:marker-start="Arrowheads_20_1" draw:marker-start-width="5.67pt" draw:marker-start-center="false" draw:fill="solid" draw:fill-color="#ffffc0" draw:auto-grow-height="true" draw:auto-grow-width="false" fo:min-height="113.81pt" fo:padding-top="2.83pt" fo:padding-bottom="2.83pt" fo:padding-left="2.83pt" fo:padding-right="2.83pt" draw:shadow="hidden" draw:shadow-offset-x="2.83pt" draw:shadow-offset-y="2.83pt" draw:caption-escape-direction="auto"/>
    </style:style>
    <style:style style:name="gr67" style:family="graphic">
      <style:graphic-properties draw:marker-start="Arrowheads_20_1" draw:marker-start-width="5.67pt" draw:marker-start-center="false" draw:fill="solid" draw:fill-color="#ffffc0" draw:auto-grow-height="true" draw:auto-grow-width="false" fo:min-height="62.62pt" fo:padding-top="2.83pt" fo:padding-bottom="2.83pt" fo:padding-left="2.83pt" fo:padding-right="2.83pt" draw:shadow="hidden" draw:shadow-offset-x="2.83pt" draw:shadow-offset-y="2.83pt" draw:caption-escape-direction="auto"/>
    </style:style>
    <style:style style:name="gr68" style:family="graphic">
      <style:graphic-properties draw:marker-start="Arrowheads_20_1" draw:marker-start-width="5.67pt" draw:marker-start-center="false" draw:fill="solid" draw:fill-color="#ffffc0" draw:auto-grow-height="true" draw:auto-grow-width="false" fo:min-height="145.16pt" fo:padding-top="2.83pt" fo:padding-bottom="2.83pt" fo:padding-left="2.83pt" fo:padding-right="2.83pt" draw:shadow="hidden" draw:shadow-offset-x="2.83pt" draw:shadow-offset-y="2.83pt" draw:caption-escape-direction="auto"/>
    </style:style>
    <style:style style:name="gr69" style:family="graphic">
      <style:graphic-properties draw:marker-start="Arrowheads_20_1" draw:marker-start-width="5.67pt" draw:marker-start-center="false" draw:fill="solid" draw:fill-color="#ffffc0" draw:auto-grow-height="true" draw:auto-grow-width="false" fo:min-height="127.73pt" fo:padding-top="2.83pt" fo:padding-bottom="2.83pt" fo:padding-left="2.83pt" fo:padding-right="2.83pt" draw:shadow="hidden" draw:shadow-offset-x="2.83pt" draw:shadow-offset-y="2.83pt" draw:caption-escape-direction="auto"/>
    </style:style>
    <style:style style:name="gr70" style:family="graphic">
      <style:graphic-properties draw:marker-start="Arrowheads_20_1" draw:marker-start-width="5.67pt" draw:marker-start-center="false" draw:fill="solid" draw:fill-color="#ffffc0" draw:auto-grow-height="true" draw:auto-grow-width="false" fo:min-height="55.05pt" fo:padding-top="2.83pt" fo:padding-bottom="2.83pt" fo:padding-left="2.83pt" fo:padding-right="2.83pt" draw:shadow="hidden" draw:shadow-offset-x="2.83pt" draw:shadow-offset-y="2.83pt" draw:caption-escape-direction="auto"/>
    </style:style>
    <style:style style:name="gr71" style:family="graphic">
      <style:graphic-properties draw:marker-start="Arrowheads_20_1" draw:marker-start-width="5.67pt" draw:marker-start-center="false" draw:fill="solid" draw:fill-color="#ffffc0" draw:auto-grow-height="true" draw:auto-grow-width="false" fo:min-height="122.34pt" fo:padding-top="2.83pt" fo:padding-bottom="2.83pt" fo:padding-left="2.83pt" fo:padding-right="2.83pt" draw:shadow="hidden" draw:shadow-offset-x="2.83pt" draw:shadow-offset-y="2.83pt" draw:caption-escape-direction="auto"/>
    </style:style>
    <style:style style:name="gr72" style:family="graphic">
      <style:graphic-properties draw:marker-start="Arrowheads_20_1" draw:marker-start-width="5.67pt" draw:marker-start-center="false" draw:fill="solid" draw:fill-color="#ffffc0" draw:auto-grow-height="true" draw:auto-grow-width="false" fo:min-height="121.61pt" fo:padding-top="2.83pt" fo:padding-bottom="2.83pt" fo:padding-left="2.83pt" fo:padding-right="2.83pt" draw:shadow="hidden" draw:shadow-offset-x="2.83pt" draw:shadow-offset-y="2.83pt" draw:caption-escape-direction="auto"/>
    </style:style>
    <style:style style:name="gr73" style:family="graphic">
      <style:graphic-properties draw:marker-start="Arrowheads_20_1" draw:marker-start-width="5.67pt" draw:marker-start-center="false" draw:fill="solid" draw:fill-color="#ffffc0" draw:auto-grow-height="true" draw:auto-grow-width="false" fo:min-height="302.71pt" fo:padding-top="2.83pt" fo:padding-bottom="2.83pt" fo:padding-left="2.83pt" fo:padding-right="2.83pt" draw:shadow="hidden" draw:shadow-offset-x="2.83pt" draw:shadow-offset-y="2.83pt" draw:caption-escape-direction="auto"/>
    </style:style>
    <style:style style:name="gr74" style:family="graphic">
      <style:graphic-properties draw:marker-start="Arrowheads_20_1" draw:marker-start-width="5.67pt" draw:marker-start-center="false" draw:fill="solid" draw:fill-color="#ffffc0" draw:auto-grow-height="true" draw:auto-grow-width="false" fo:min-height="123.93pt" fo:padding-top="2.83pt" fo:padding-bottom="2.83pt" fo:padding-left="2.83pt" fo:padding-right="2.83pt" draw:shadow="hidden" draw:shadow-offset-x="2.83pt" draw:shadow-offset-y="2.83pt" draw:caption-escape-direction="auto"/>
    </style:style>
    <style:style style:name="gr75" style:family="graphic">
      <style:graphic-properties draw:marker-start="Arrowheads_20_1" draw:marker-start-width="5.67pt" draw:marker-start-center="false" draw:fill="solid" draw:fill-color="#ffffc0" draw:auto-grow-height="true" draw:auto-grow-width="false" fo:min-height="84.16pt" fo:padding-top="2.83pt" fo:padding-bottom="2.83pt" fo:padding-left="2.83pt" fo:padding-right="2.83pt" draw:shadow="hidden" draw:shadow-offset-x="2.83pt" draw:shadow-offset-y="2.83pt" draw:caption-escape-direction="auto"/>
    </style:style>
    <style:style style:name="gr76" style:family="graphic">
      <style:graphic-properties draw:marker-start="Arrowheads_20_1" draw:marker-start-width="5.67pt" draw:marker-start-center="false" draw:fill="solid" draw:fill-color="#ffffc0" draw:auto-grow-height="true" draw:auto-grow-width="false" fo:min-height="82.52pt" fo:padding-top="2.83pt" fo:padding-bottom="2.83pt" fo:padding-left="2.83pt" fo:padding-right="2.83pt" draw:shadow="hidden" draw:shadow-offset-x="2.83pt" draw:shadow-offset-y="2.83pt" draw:caption-escape-direction="auto"/>
    </style:style>
    <style:style style:name="gr77" style:family="graphic">
      <style:graphic-properties draw:marker-start="Arrowheads_20_1" draw:marker-start-width="5.67pt" draw:marker-start-center="false" draw:fill="solid" draw:fill-color="#ffffc0" draw:auto-grow-height="true" draw:auto-grow-width="false" fo:min-height="95.81pt" fo:padding-top="2.83pt" fo:padding-bottom="2.83pt" fo:padding-left="2.83pt" fo:padding-right="2.83pt" draw:shadow="hidden" draw:shadow-offset-x="2.83pt" draw:shadow-offset-y="2.83pt" draw:caption-escape-direction="auto"/>
    </style:style>
    <style:style style:name="gr78" style:family="graphic">
      <style:graphic-properties draw:marker-start="Arrowheads_20_1" draw:marker-start-width="5.67pt" draw:marker-start-center="false" draw:fill="solid" draw:fill-color="#ffffc0" draw:auto-grow-height="true" draw:auto-grow-width="false" fo:min-height="133.57pt" fo:padding-top="2.83pt" fo:padding-bottom="2.83pt" fo:padding-left="2.83pt" fo:padding-right="2.83pt" draw:shadow="hidden" draw:shadow-offset-x="2.83pt" draw:shadow-offset-y="2.83pt" draw:caption-escape-direction="auto"/>
    </style:style>
    <style:style style:name="gr79" style:family="graphic">
      <style:graphic-properties draw:marker-start="Arrowheads_20_1" draw:marker-start-width="5.67pt" draw:marker-start-center="false" draw:fill="solid" draw:fill-color="#ffffc0" draw:auto-grow-height="true" draw:auto-grow-width="false" fo:min-height="78.18pt" fo:padding-top="2.83pt" fo:padding-bottom="2.83pt" fo:padding-left="2.83pt" fo:padding-right="2.83pt" draw:shadow="hidden" draw:shadow-offset-x="2.83pt" draw:shadow-offset-y="2.83pt" draw:caption-escape-direction="auto"/>
    </style:style>
    <style:style style:name="gr80" style:family="graphic">
      <style:graphic-properties draw:marker-start="Arrowheads_20_1" draw:marker-start-width="5.67pt" draw:marker-start-center="false" draw:fill="solid" draw:fill-color="#ffffc0" draw:auto-grow-height="true" draw:auto-grow-width="false" fo:min-height="109.28pt" fo:padding-top="2.83pt" fo:padding-bottom="2.83pt" fo:padding-left="2.83pt" fo:padding-right="2.83pt" draw:shadow="hidden" draw:shadow-offset-x="2.83pt" draw:shadow-offset-y="2.83pt" draw:caption-escape-direction="auto"/>
    </style:style>
    <style:style style:name="gr81" style:family="graphic">
      <style:graphic-properties draw:marker-start="Arrowheads_20_1" draw:marker-start-width="5.67pt" draw:marker-start-center="false" draw:fill="solid" draw:fill-color="#ffffc0" draw:auto-grow-height="true" draw:auto-grow-width="false" fo:min-height="143.23pt" fo:padding-top="2.83pt" fo:padding-bottom="2.83pt" fo:padding-left="2.83pt" fo:padding-right="2.83pt" draw:shadow="hidden" draw:shadow-offset-x="2.83pt" draw:shadow-offset-y="2.83pt" draw:caption-escape-direction="auto"/>
    </style:style>
    <style:style style:name="gr82" style:family="graphic">
      <style:graphic-properties draw:marker-start="Arrowheads_20_1" draw:marker-start-width="5.67pt" draw:marker-start-center="false" draw:fill="solid" draw:fill-color="#ffffc0" draw:auto-grow-height="true" draw:auto-grow-width="false" fo:min-height="129.69pt" fo:padding-top="2.83pt" fo:padding-bottom="2.83pt" fo:padding-left="2.83pt" fo:padding-right="2.83pt" draw:shadow="hidden" draw:shadow-offset-x="2.83pt" draw:shadow-offset-y="2.83pt" draw:caption-escape-direction="auto"/>
    </style:style>
    <style:style style:name="gr83" style:family="graphic">
      <style:graphic-properties draw:marker-start="Arrowheads_20_1" draw:marker-start-width="5.67pt" draw:marker-start-center="false" draw:fill="solid" draw:fill-color="#ffffc0" draw:auto-grow-height="true" draw:auto-grow-width="false" fo:min-height="71.57pt" fo:padding-top="2.83pt" fo:padding-bottom="2.83pt" fo:padding-left="2.83pt" fo:padding-right="2.83pt" draw:shadow="hidden" draw:shadow-offset-x="2.83pt" draw:shadow-offset-y="2.83pt" draw:caption-escape-direction="auto"/>
    </style:style>
    <style:style style:name="gr84" style:family="graphic">
      <style:graphic-properties draw:marker-start="Arrowheads_20_1" draw:marker-start-width="5.67pt" draw:marker-start-center="false" draw:fill="solid" draw:fill-color="#ffffc0" draw:auto-grow-height="true" draw:auto-grow-width="false" fo:min-height="146.38pt" fo:padding-top="2.83pt" fo:padding-bottom="2.83pt" fo:padding-left="2.83pt" fo:padding-right="2.83pt" draw:shadow="hidden" draw:shadow-offset-x="2.83pt" draw:shadow-offset-y="2.83pt" draw:caption-escape-direction="auto"/>
    </style:style>
    <style:style style:name="gr85" style:family="graphic">
      <style:graphic-properties draw:marker-start="Arrowheads_20_1" draw:marker-start-width="5.67pt" draw:marker-start-center="false" draw:fill="solid" draw:fill-color="#ffffc0" draw:auto-grow-height="true" draw:auto-grow-width="false" fo:min-height="135.21pt" fo:padding-top="2.83pt" fo:padding-bottom="2.83pt" fo:padding-left="2.83pt" fo:padding-right="2.83pt" draw:shadow="hidden" draw:shadow-offset-x="2.83pt" draw:shadow-offset-y="2.83pt" draw:caption-escape-direction="auto"/>
    </style:style>
    <style:style style:name="gr86" style:family="graphic">
      <style:graphic-properties draw:marker-start="Arrowheads_20_1" draw:marker-start-width="5.67pt" draw:marker-start-center="false" draw:fill="solid" draw:fill-color="#ffffc0" draw:auto-grow-height="true" draw:auto-grow-width="false" fo:min-height="139.72pt" fo:padding-top="2.83pt" fo:padding-bottom="2.83pt" fo:padding-left="2.83pt" fo:padding-right="2.83pt" draw:shadow="hidden" draw:shadow-offset-x="2.83pt" draw:shadow-offset-y="2.83pt" draw:caption-escape-direction="auto"/>
    </style:style>
    <style:style style:name="gr87" style:family="graphic">
      <style:graphic-properties draw:marker-start="Arrowheads_20_1" draw:marker-start-width="5.67pt" draw:marker-start-center="false" draw:fill="solid" draw:fill-color="#ffffc0" draw:auto-grow-height="true" draw:auto-grow-width="false" fo:min-height="105.08pt" fo:padding-top="2.83pt" fo:padding-bottom="2.83pt" fo:padding-left="2.83pt" fo:padding-right="2.83pt" draw:shadow="hidden" draw:shadow-offset-x="2.83pt" draw:shadow-offset-y="2.83pt" draw:caption-escape-direction="auto"/>
    </style:style>
    <style:style style:name="gr88" style:family="graphic">
      <style:graphic-properties draw:marker-start="Arrowheads_20_1" draw:marker-start-width="5.67pt" draw:marker-start-center="false" draw:fill="solid" draw:fill-color="#ffffc0" draw:auto-grow-height="true" draw:auto-grow-width="false" fo:min-height="94.56pt" fo:padding-top="2.83pt" fo:padding-bottom="2.83pt" fo:padding-left="2.83pt" fo:padding-right="2.83pt" draw:shadow="hidden" draw:shadow-offset-x="2.83pt" draw:shadow-offset-y="2.83pt" draw:caption-escape-direction="auto"/>
    </style:style>
    <style:style style:name="gr89" style:family="graphic">
      <style:graphic-properties draw:marker-start="Arrowheads_20_1" draw:marker-start-width="5.67pt" draw:marker-start-center="false" draw:fill="solid" draw:fill-color="#ffffc0" draw:auto-grow-height="true" draw:auto-grow-width="false" fo:min-height="84.05pt" fo:padding-top="2.83pt" fo:padding-bottom="2.83pt" fo:padding-left="2.83pt" fo:padding-right="2.83pt" draw:shadow="hidden" draw:shadow-offset-x="2.83pt" draw:shadow-offset-y="2.83pt" draw:caption-escape-direction="auto"/>
    </style:style>
    <style:style style:name="gr90" style:family="graphic">
      <style:graphic-properties draw:marker-start="Arrowheads_20_1" draw:marker-start-width="5.67pt" draw:marker-start-center="false" draw:fill="solid" draw:fill-color="#ffffc0" draw:auto-grow-height="true" draw:auto-grow-width="false" fo:min-height="178.5pt" fo:padding-top="2.83pt" fo:padding-bottom="2.83pt" fo:padding-left="2.83pt" fo:padding-right="2.83pt" draw:shadow="hidden" draw:shadow-offset-x="2.83pt" draw:shadow-offset-y="2.83pt" draw:caption-escape-direction="auto"/>
    </style:style>
    <style:style style:name="gr91" style:family="graphic">
      <style:graphic-properties draw:marker-start="Arrowheads_20_1" draw:marker-start-width="5.67pt" draw:marker-start-center="false" draw:fill="solid" draw:fill-color="#ffffc0" draw:auto-grow-height="true" draw:auto-grow-width="false" fo:min-height="152.87pt" fo:padding-top="2.83pt" fo:padding-bottom="2.83pt" fo:padding-left="2.83pt" fo:padding-right="2.83pt" draw:shadow="hidden" draw:shadow-offset-x="2.83pt" draw:shadow-offset-y="2.83pt" draw:caption-escape-direction="auto"/>
    </style:style>
    <style:style style:name="gr92" style:family="graphic">
      <style:graphic-properties draw:marker-start="Arrowheads_20_1" draw:marker-start-width="5.67pt" draw:marker-start-center="false" draw:fill="solid" draw:fill-color="#ffffc0" draw:auto-grow-height="true" draw:auto-grow-width="false" fo:min-height="135.52pt" fo:padding-top="2.83pt" fo:padding-bottom="2.83pt" fo:padding-left="2.83pt" fo:padding-right="2.83pt" draw:shadow="hidden" draw:shadow-offset-x="2.83pt" draw:shadow-offset-y="2.83pt" draw:caption-escape-direction="auto"/>
    </style:style>
    <style:style style:name="gr93" style:family="graphic">
      <style:graphic-properties draw:marker-start="Arrowheads_20_1" draw:marker-start-width="5.67pt" draw:marker-start-center="false" draw:fill="solid" draw:fill-color="#ffffc0" draw:auto-grow-height="true" draw:auto-grow-width="false" fo:min-height="142.36pt" fo:padding-top="2.83pt" fo:padding-bottom="2.83pt" fo:padding-left="2.83pt" fo:padding-right="2.83pt" draw:shadow="hidden" draw:shadow-offset-x="2.83pt" draw:shadow-offset-y="2.83pt" draw:caption-escape-direction="auto"/>
    </style:style>
    <style:style style:name="gr94" style:family="graphic">
      <style:graphic-properties draw:marker-start="Arrowheads_20_1" draw:marker-start-width="5.67pt" draw:marker-start-center="false" draw:fill="solid" draw:fill-color="#ffffc0" draw:auto-grow-height="true" draw:auto-grow-width="false" fo:min-height="139.38pt" fo:padding-top="2.83pt" fo:padding-bottom="2.83pt" fo:padding-left="2.83pt" fo:padding-right="2.83pt" draw:shadow="hidden" draw:shadow-offset-x="2.83pt" draw:shadow-offset-y="2.83pt" draw:caption-escape-direction="auto"/>
    </style:style>
    <style:style style:name="gr95" style:family="graphic">
      <style:graphic-properties draw:marker-start="Arrowheads_20_1" draw:marker-start-width="5.67pt" draw:marker-start-center="false" draw:fill="solid" draw:fill-color="#ffffc0" draw:auto-grow-height="true" draw:auto-grow-width="false" fo:min-height="163.59pt" fo:padding-top="2.83pt" fo:padding-bottom="2.83pt" fo:padding-left="2.83pt" fo:padding-right="2.83pt" draw:shadow="hidden" draw:shadow-offset-x="2.83pt" draw:shadow-offset-y="2.83pt" draw:caption-escape-direction="auto"/>
    </style:style>
    <style:style style:name="gr96" style:family="graphic">
      <style:graphic-properties draw:marker-start="Arrowheads_20_1" draw:marker-start-width="5.67pt" draw:marker-start-center="false" draw:fill="solid" draw:fill-color="#ffffc0" draw:auto-grow-height="true" draw:auto-grow-width="false" fo:min-height="165.15pt" fo:padding-top="2.83pt" fo:padding-bottom="2.83pt" fo:padding-left="2.83pt" fo:padding-right="2.83pt" draw:shadow="hidden" draw:shadow-offset-x="2.83pt" draw:shadow-offset-y="2.83pt" draw:caption-escape-direction="auto"/>
    </style:style>
    <style:style style:name="gr97" style:family="graphic">
      <style:graphic-properties draw:marker-start="Arrowheads_20_1" draw:marker-start-width="5.67pt" draw:marker-start-center="false" draw:fill="solid" draw:fill-color="#ffffc0" draw:auto-grow-height="true" draw:auto-grow-width="false" fo:min-height="154.6pt" fo:padding-top="2.83pt" fo:padding-bottom="2.83pt" fo:padding-left="2.83pt" fo:padding-right="2.83pt" draw:shadow="hidden" draw:shadow-offset-x="2.83pt" draw:shadow-offset-y="2.83pt" draw:caption-escape-direction="auto"/>
    </style:style>
    <style:style style:name="gr98" style:family="graphic">
      <style:graphic-properties draw:marker-start="Arrowheads_20_1" draw:marker-start-width="5.67pt" draw:marker-start-center="false" draw:fill="solid" draw:fill-color="#ffffc0" draw:auto-grow-height="true" draw:auto-grow-width="false" fo:min-height="147.12pt" fo:padding-top="2.83pt" fo:padding-bottom="2.83pt" fo:padding-left="2.83pt" fo:padding-right="2.83pt" draw:shadow="hidden" draw:shadow-offset-x="2.83pt" draw:shadow-offset-y="2.83pt" draw:caption-escape-direction="auto"/>
    </style:style>
    <style:style style:name="gr99" style:family="graphic">
      <style:graphic-properties draw:marker-start="Arrowheads_20_1" draw:marker-start-width="5.67pt" draw:marker-start-center="false" draw:fill="solid" draw:fill-color="#ffffc0" draw:auto-grow-height="true" draw:auto-grow-width="false" fo:min-height="126pt" fo:padding-top="2.83pt" fo:padding-bottom="2.83pt" fo:padding-left="2.83pt" fo:padding-right="2.83pt" draw:shadow="hidden" draw:shadow-offset-x="2.83pt" draw:shadow-offset-y="2.83pt" draw:caption-escape-direction="auto"/>
    </style:style>
    <style:style style:name="gr100" style:family="graphic">
      <style:graphic-properties draw:marker-start="Arrowheads_20_1" draw:marker-start-width="5.67pt" draw:marker-start-center="false" draw:fill="solid" draw:fill-color="#ffffc0" draw:auto-grow-height="true" draw:auto-grow-width="false" fo:min-height="77.81pt" fo:padding-top="2.83pt" fo:padding-bottom="2.83pt" fo:padding-left="2.83pt" fo:padding-right="2.83pt" draw:shadow="hidden" draw:shadow-offset-x="2.83pt" draw:shadow-offset-y="2.83pt" draw:caption-escape-direction="auto"/>
    </style:style>
    <style:style style:name="gr101" style:family="graphic">
      <style:graphic-properties draw:marker-start="Arrowheads_20_1" draw:marker-start-width="5.67pt" draw:marker-start-center="false" draw:fill="solid" draw:fill-color="#ffffc0" draw:auto-grow-height="true" draw:auto-grow-width="false" fo:min-height="110.44pt" fo:padding-top="2.83pt" fo:padding-bottom="2.83pt" fo:padding-left="2.83pt" fo:padding-right="2.83pt" draw:shadow="hidden" draw:shadow-offset-x="2.83pt" draw:shadow-offset-y="2.83pt" draw:caption-escape-direction="auto"/>
    </style:style>
    <style:style style:name="gr102" style:family="graphic">
      <style:graphic-properties draw:marker-start="Arrowheads_20_1" draw:marker-start-width="5.67pt" draw:marker-start-center="false" draw:fill="solid" draw:fill-color="#ffffc0" draw:auto-grow-height="true" draw:auto-grow-width="false" fo:min-height="166.25pt" fo:padding-top="2.83pt" fo:padding-bottom="2.83pt" fo:padding-left="2.83pt" fo:padding-right="2.83pt" draw:shadow="hidden" draw:shadow-offset-x="2.83pt" draw:shadow-offset-y="2.83pt" draw:caption-escape-direction="auto"/>
    </style:style>
    <style:style style:name="gr103" style:family="graphic">
      <style:graphic-properties draw:marker-start="Arrowheads_20_1" draw:marker-start-width="5.67pt" draw:marker-start-center="false" draw:fill="solid" draw:fill-color="#ffffc0" draw:auto-grow-height="true" draw:auto-grow-width="false" fo:min-height="155.76pt" fo:padding-top="2.83pt" fo:padding-bottom="2.83pt" fo:padding-left="2.83pt" fo:padding-right="2.83pt" draw:shadow="hidden" draw:shadow-offset-x="2.83pt" draw:shadow-offset-y="2.83pt" draw:caption-escape-direction="auto"/>
    </style:style>
    <style:style style:name="gr104" style:family="graphic">
      <style:graphic-properties draw:marker-start="Arrowheads_20_1" draw:marker-start-width="5.67pt" draw:marker-start-center="false" draw:fill="solid" draw:fill-color="#ffffc0" draw:auto-grow-height="true" draw:auto-grow-width="false" fo:min-height="135.13pt" fo:padding-top="2.83pt" fo:padding-bottom="2.83pt" fo:padding-left="2.83pt" fo:padding-right="2.83pt" draw:shadow="hidden" draw:shadow-offset-x="2.83pt" draw:shadow-offset-y="2.83pt" draw:caption-escape-direction="auto"/>
    </style:style>
    <style:style style:name="gr105" style:family="graphic">
      <style:graphic-properties draw:marker-start="Arrowheads_20_1" draw:marker-start-width="5.67pt" draw:marker-start-center="false" draw:fill="solid" draw:fill-color="#ffffc0" draw:auto-grow-height="true" draw:auto-grow-width="false" fo:min-height="88.78pt" fo:padding-top="2.83pt" fo:padding-bottom="2.83pt" fo:padding-left="2.83pt" fo:padding-right="2.83pt" draw:shadow="hidden" draw:shadow-offset-x="2.83pt" draw:shadow-offset-y="2.83pt" draw:caption-escape-direction="auto"/>
    </style:style>
    <style:style style:name="gr106" style:family="graphic">
      <style:graphic-properties draw:marker-start="Arrowheads_20_1" draw:marker-start-width="5.67pt" draw:marker-start-center="false" draw:fill="solid" draw:fill-color="#ffffc0" draw:auto-grow-height="true" draw:auto-grow-width="false" fo:min-height="71.52pt" fo:padding-top="2.83pt" fo:padding-bottom="2.83pt" fo:padding-left="2.83pt" fo:padding-right="2.83pt" draw:shadow="hidden" draw:shadow-offset-x="2.83pt" draw:shadow-offset-y="2.83pt" draw:caption-escape-direction="auto"/>
    </style:style>
    <style:style style:name="gr107" style:family="graphic">
      <style:graphic-properties draw:marker-start="Arrowheads_20_1" draw:marker-start-width="5.67pt" draw:marker-start-center="false" draw:fill="solid" draw:fill-color="#ffffc0" draw:auto-grow-height="true" draw:auto-grow-width="false" fo:min-height="104.8pt" fo:padding-top="2.83pt" fo:padding-bottom="2.83pt" fo:padding-left="2.83pt" fo:padding-right="2.83pt" draw:shadow="hidden" draw:shadow-offset-x="2.83pt" draw:shadow-offset-y="2.83pt" draw:caption-escape-direction="auto"/>
    </style:style>
    <style:style style:name="gr108" style:family="graphic">
      <style:graphic-properties draw:marker-start="Arrowheads_20_1" draw:marker-start-width="5.67pt" draw:marker-start-center="false" draw:fill="solid" draw:fill-color="#ffffc0" draw:auto-grow-height="true" draw:auto-grow-width="false" fo:min-height="96.52pt" fo:padding-top="2.83pt" fo:padding-bottom="2.83pt" fo:padding-left="2.83pt" fo:padding-right="2.83pt" draw:shadow="hidden" draw:shadow-offset-x="2.83pt" draw:shadow-offset-y="2.83pt" draw:caption-escape-direction="auto"/>
    </style:style>
    <style:style style:name="gr109" style:family="graphic">
      <style:graphic-properties draw:marker-start="Arrowheads_20_1" draw:marker-start-width="5.67pt" draw:marker-start-center="false" draw:fill="solid" draw:fill-color="#ffffc0" draw:auto-grow-height="true" draw:auto-grow-width="false" fo:min-height="76.28pt" fo:padding-top="2.83pt" fo:padding-bottom="2.83pt" fo:padding-left="2.83pt" fo:padding-right="2.83pt" draw:shadow="hidden" draw:shadow-offset-x="2.83pt" draw:shadow-offset-y="2.83pt" draw:caption-escape-direction="auto"/>
    </style:style>
    <style:style style:name="gr110" style:family="graphic">
      <style:graphic-properties draw:marker-start="Arrowheads_20_1" draw:marker-start-width="5.67pt" draw:marker-start-center="false" draw:fill="solid" draw:fill-color="#ffffc0" draw:auto-grow-height="true" draw:auto-grow-width="false" fo:min-height="131.44pt" fo:padding-top="2.83pt" fo:padding-bottom="2.83pt" fo:padding-left="2.83pt" fo:padding-right="2.83pt" draw:shadow="hidden" draw:shadow-offset-x="2.83pt" draw:shadow-offset-y="2.83pt" draw:caption-escape-direction="auto"/>
    </style:style>
    <style:style style:name="gr111" style:family="graphic">
      <style:graphic-properties draw:marker-start="Arrowheads_20_1" draw:marker-start-width="5.67pt" draw:marker-start-center="false" draw:fill="solid" draw:fill-color="#ffffc0" draw:auto-grow-height="true" draw:auto-grow-width="false" fo:min-height="121.27pt" fo:padding-top="2.83pt" fo:padding-bottom="2.83pt" fo:padding-left="2.83pt" fo:padding-right="2.83pt" draw:shadow="hidden" draw:shadow-offset-x="2.83pt" draw:shadow-offset-y="2.83pt" draw:caption-escape-direction="auto"/>
    </style:style>
    <style:style style:name="gr112" style:family="graphic">
      <style:graphic-properties draw:marker-start="Arrowheads_20_1" draw:marker-start-width="5.67pt" draw:marker-start-center="false" draw:fill="solid" draw:fill-color="#ffffc0" draw:auto-grow-height="true" draw:auto-grow-width="false" fo:min-height="78.6pt" fo:padding-top="2.83pt" fo:padding-bottom="2.83pt" fo:padding-left="2.83pt" fo:padding-right="2.83pt" draw:shadow="hidden" draw:shadow-offset-x="2.83pt" draw:shadow-offset-y="2.83pt" draw:caption-escape-direction="auto"/>
    </style:style>
    <style:style style:name="gr113" style:family="graphic">
      <style:graphic-properties draw:marker-start="Arrowheads_20_1" draw:marker-start-width="5.67pt" draw:marker-start-center="false" draw:fill="solid" draw:fill-color="#ffffc0" draw:auto-grow-height="true" draw:auto-grow-width="false" fo:min-height="124.89pt" fo:padding-top="2.83pt" fo:padding-bottom="2.83pt" fo:padding-left="2.83pt" fo:padding-right="2.83pt" draw:shadow="hidden" draw:shadow-offset-x="2.83pt" draw:shadow-offset-y="2.83pt" draw:caption-escape-direction="auto"/>
    </style:style>
    <style:style style:name="gr114" style:family="graphic">
      <style:graphic-properties draw:marker-start="Arrowheads_20_1" draw:marker-start-width="5.67pt" draw:marker-start-center="false" draw:fill="solid" draw:fill-color="#ffffc0" draw:auto-grow-height="true" draw:auto-grow-width="false" fo:min-height="106.78pt" fo:padding-top="2.83pt" fo:padding-bottom="2.83pt" fo:padding-left="2.83pt" fo:padding-right="2.83pt" draw:shadow="hidden" draw:shadow-offset-x="2.83pt" draw:shadow-offset-y="2.83pt" draw:caption-escape-direction="auto"/>
    </style:style>
    <style:style style:name="gr115" style:family="graphic">
      <style:graphic-properties draw:marker-start="Arrowheads_20_1" draw:marker-start-width="5.67pt" draw:marker-start-center="false" draw:fill="solid" draw:fill-color="#ffffc0" draw:auto-grow-height="true" draw:auto-grow-width="false" fo:min-height="74.52pt" fo:padding-top="2.83pt" fo:padding-bottom="2.83pt" fo:padding-left="2.83pt" fo:padding-right="2.83pt" draw:shadow="hidden" draw:shadow-offset-x="2.83pt" draw:shadow-offset-y="2.83pt" draw:caption-escape-direction="auto"/>
    </style:style>
    <style:style style:name="gr116" style:family="graphic">
      <style:graphic-properties draw:marker-start="Arrowheads_20_1" draw:marker-start-width="5.67pt" draw:marker-start-center="false" draw:fill="solid" draw:fill-color="#ffffc0" draw:auto-grow-height="true" draw:auto-grow-width="false" fo:min-height="155.4pt" fo:padding-top="2.83pt" fo:padding-bottom="2.83pt" fo:padding-left="2.83pt" fo:padding-right="2.83pt" draw:shadow="hidden" draw:shadow-offset-x="2.83pt" draw:shadow-offset-y="2.83pt" draw:caption-escape-direction="auto"/>
    </style:style>
    <style:style style:name="gr117" style:family="graphic">
      <style:graphic-properties draw:marker-start="Arrowheads_20_1" draw:marker-start-width="5.67pt" draw:marker-start-center="false" draw:fill="solid" draw:fill-color="#ffffc0" draw:auto-grow-height="true" draw:auto-grow-width="false" fo:min-height="121.55pt" fo:padding-top="2.83pt" fo:padding-bottom="2.83pt" fo:padding-left="2.83pt" fo:padding-right="2.83pt" draw:shadow="hidden" draw:shadow-offset-x="2.83pt" draw:shadow-offset-y="2.83pt" draw:caption-escape-direction="auto"/>
    </style:style>
    <style:style style:name="gr118" style:family="graphic">
      <style:graphic-properties draw:marker-start="Arrowheads_20_1" draw:marker-start-width="5.67pt" draw:marker-start-center="false" draw:fill="solid" draw:fill-color="#ffffc0" draw:auto-grow-height="true" draw:auto-grow-width="false" fo:min-height="134.45pt" fo:padding-top="2.83pt" fo:padding-bottom="2.83pt" fo:padding-left="2.83pt" fo:padding-right="2.83pt" draw:shadow="hidden" draw:shadow-offset-x="2.83pt" draw:shadow-offset-y="2.83pt" draw:caption-escape-direction="auto"/>
    </style:style>
    <style:style style:name="gr119" style:family="graphic">
      <style:graphic-properties draw:marker-start="Arrowheads_20_1" draw:marker-start-width="5.67pt" draw:marker-start-center="false" draw:fill="solid" draw:fill-color="#ffffc0" draw:auto-grow-height="true" draw:auto-grow-width="false" fo:min-height="114.66pt" fo:padding-top="2.83pt" fo:padding-bottom="2.83pt" fo:padding-left="2.83pt" fo:padding-right="2.83pt" draw:shadow="hidden" draw:shadow-offset-x="2.83pt" draw:shadow-offset-y="2.83pt" draw:caption-escape-direction="auto"/>
    </style:style>
    <style:style style:name="gr120" style:family="graphic">
      <style:graphic-properties draw:marker-start="Arrowheads_20_1" draw:marker-start-width="5.67pt" draw:marker-start-center="false" draw:fill="solid" draw:fill-color="#ffffc0" draw:auto-grow-height="true" draw:auto-grow-width="false" fo:min-height="47.51pt" fo:padding-top="2.83pt" fo:padding-bottom="2.83pt" fo:padding-left="2.83pt" fo:padding-right="2.83pt" draw:shadow="hidden" draw:shadow-offset-x="2.83pt" draw:shadow-offset-y="2.83pt" draw:caption-escape-direction="auto"/>
    </style:style>
    <style:style style:name="gr121" style:family="graphic">
      <style:graphic-properties draw:marker-start="Arrowheads_20_1" draw:marker-start-width="5.67pt" draw:marker-start-center="false" draw:fill="solid" draw:fill-color="#ffffc0" draw:auto-grow-height="true" draw:auto-grow-width="false" fo:min-height="96.83pt" fo:padding-top="2.83pt" fo:padding-bottom="2.83pt" fo:padding-left="2.83pt" fo:padding-right="2.83pt" draw:shadow="hidden" draw:shadow-offset-x="2.83pt" draw:shadow-offset-y="2.83pt" draw:caption-escape-direction="auto"/>
    </style:style>
    <style:style style:name="gr122" style:family="graphic">
      <style:graphic-properties draw:marker-start="Arrowheads_20_1" draw:marker-start-width="5.67pt" draw:marker-start-center="false" draw:fill="solid" draw:fill-color="#ffffc0" draw:auto-grow-height="true" draw:auto-grow-width="false" fo:min-height="72pt" fo:padding-top="2.83pt" fo:padding-bottom="2.83pt" fo:padding-left="2.83pt" fo:padding-right="2.83pt" draw:shadow="hidden" draw:shadow-offset-x="2.83pt" draw:shadow-offset-y="2.83pt" draw:caption-escape-direction="auto"/>
    </style:style>
    <style:style style:name="gr123" style:family="graphic">
      <style:graphic-properties draw:marker-start="Arrowheads_20_1" draw:marker-start-width="5.67pt" draw:marker-start-center="false" draw:fill="solid" draw:fill-color="#ffffc0" draw:auto-grow-height="true" draw:auto-grow-width="false" fo:min-height="66.13pt" fo:padding-top="2.83pt" fo:padding-bottom="2.83pt" fo:padding-left="2.83pt" fo:padding-right="2.83pt" draw:shadow="hidden" draw:shadow-offset-x="2.83pt" draw:shadow-offset-y="2.83pt" draw:caption-escape-direction="auto"/>
    </style:style>
    <style:style style:name="gr124" style:family="graphic">
      <style:graphic-properties draw:marker-start="Arrowheads_20_1" draw:marker-start-width="5.67pt" draw:marker-start-center="false" draw:fill="solid" draw:fill-color="#ffffc0" draw:auto-grow-height="true" draw:auto-grow-width="false" fo:min-height="84.33pt" fo:padding-top="2.83pt" fo:padding-bottom="2.83pt" fo:padding-left="2.83pt" fo:padding-right="2.83pt" draw:shadow="hidden" draw:shadow-offset-x="2.83pt" draw:shadow-offset-y="2.83pt" draw:caption-escape-direction="auto"/>
    </style:style>
    <style:style style:name="gr125" style:family="graphic">
      <style:graphic-properties draw:marker-start="Arrowheads_20_1" draw:marker-start-width="5.67pt" draw:marker-start-center="false" draw:fill="solid" draw:fill-color="#ffffc0" draw:auto-grow-height="true" draw:auto-grow-width="false" fo:min-height="96.63pt" fo:padding-top="2.83pt" fo:padding-bottom="2.83pt" fo:padding-left="2.83pt" fo:padding-right="2.83pt" draw:shadow="hidden" draw:shadow-offset-x="2.83pt" draw:shadow-offset-y="2.83pt" draw:caption-escape-direction="auto"/>
    </style:style>
    <style:style style:name="gr126" style:family="graphic">
      <style:graphic-properties draw:marker-start="Arrowheads_20_1" draw:marker-start-width="5.67pt" draw:marker-start-center="false" draw:fill="solid" draw:fill-color="#ffffc0" draw:auto-grow-height="true" draw:auto-grow-width="false" fo:min-height="75.6pt" fo:padding-top="2.83pt" fo:padding-bottom="2.83pt" fo:padding-left="2.83pt" fo:padding-right="2.83pt" draw:shadow="hidden" draw:shadow-offset-x="2.83pt" draw:shadow-offset-y="2.83pt" draw:caption-escape-direction="auto"/>
    </style:style>
    <style:style style:name="gr127" style:family="graphic">
      <style:graphic-properties draw:marker-start="Arrowheads_20_1" draw:marker-start-width="5.67pt" draw:marker-start-center="false" draw:fill="solid" draw:fill-color="#ffffc0" draw:auto-grow-height="true" draw:auto-grow-width="false" fo:min-height="102.84pt" fo:padding-top="2.83pt" fo:padding-bottom="2.83pt" fo:padding-left="2.83pt" fo:padding-right="2.83pt" draw:shadow="hidden" draw:shadow-offset-x="2.83pt" draw:shadow-offset-y="2.83pt" draw:caption-escape-direction="auto"/>
    </style:style>
    <style:style style:name="gr128" style:family="graphic">
      <style:graphic-properties draw:marker-start="Arrowheads_20_1" draw:marker-start-width="5.67pt" draw:marker-start-center="false" draw:fill="solid" draw:fill-color="#ffffc0" draw:auto-grow-height="true" draw:auto-grow-width="false" fo:min-height="121.72pt" fo:padding-top="2.83pt" fo:padding-bottom="2.83pt" fo:padding-left="2.83pt" fo:padding-right="2.83pt" draw:shadow="hidden" draw:shadow-offset-x="2.83pt" draw:shadow-offset-y="2.83pt" draw:caption-escape-direction="auto"/>
    </style:style>
    <style:style style:name="gr129" style:family="graphic">
      <style:graphic-properties draw:marker-start="Arrowheads_20_1" draw:marker-start-width="5.67pt" draw:marker-start-center="false" draw:fill="solid" draw:fill-color="#ffffc0" draw:auto-grow-height="true" draw:auto-grow-width="false" fo:min-height="41.67pt" fo:padding-top="2.83pt" fo:padding-bottom="2.83pt" fo:padding-left="2.83pt" fo:padding-right="2.83pt" draw:shadow="hidden" draw:shadow-offset-x="2.83pt" draw:shadow-offset-y="2.83pt" draw:caption-escape-direction="auto"/>
    </style:style>
    <style:style style:name="gr130" style:family="graphic">
      <style:graphic-properties draw:marker-start="Arrowheads_20_1" draw:marker-start-width="5.67pt" draw:marker-start-center="false" draw:fill="solid" draw:fill-color="#ffffc0" draw:auto-grow-height="true" draw:auto-grow-width="false" fo:min-height="125.01pt" fo:padding-top="2.83pt" fo:padding-bottom="2.83pt" fo:padding-left="2.83pt" fo:padding-right="2.83pt" draw:shadow="hidden" draw:shadow-offset-x="2.83pt" draw:shadow-offset-y="2.83pt" draw:caption-escape-direction="auto"/>
    </style:style>
    <style:style style:name="gr131" style:family="graphic">
      <style:graphic-properties draw:marker-start="Arrowheads_20_1" draw:marker-start-width="5.67pt" draw:marker-start-center="false" draw:fill="solid" draw:fill-color="#ffffc0" draw:auto-grow-height="true" draw:auto-grow-width="false" fo:min-height="155.25pt" fo:padding-top="2.83pt" fo:padding-bottom="2.83pt" fo:padding-left="2.83pt" fo:padding-right="2.83pt" draw:shadow="hidden" draw:shadow-offset-x="2.83pt" draw:shadow-offset-y="2.83pt" draw:caption-escape-direction="auto"/>
    </style:style>
    <style:style style:name="gr132" style:family="graphic">
      <style:graphic-properties draw:marker-start="Arrowheads_20_1" draw:marker-start-width="5.67pt" draw:marker-start-center="false" draw:fill="solid" draw:fill-color="#ffffc0" draw:auto-grow-height="true" draw:auto-grow-width="false" fo:min-height="79.8pt" fo:padding-top="2.83pt" fo:padding-bottom="2.83pt" fo:padding-left="2.83pt" fo:padding-right="2.83pt" draw:shadow="hidden" draw:shadow-offset-x="2.83pt" draw:shadow-offset-y="2.83pt" draw:caption-escape-direction="auto"/>
    </style:style>
    <style:style style:name="gr133" style:family="graphic">
      <style:graphic-properties draw:marker-start="Arrowheads_20_1" draw:marker-start-width="5.67pt" draw:marker-start-center="false" draw:fill="solid" draw:fill-color="#ffffc0" draw:auto-grow-height="true" draw:auto-grow-width="false" fo:min-height="115.34pt" fo:padding-top="2.83pt" fo:padding-bottom="2.83pt" fo:padding-left="2.83pt" fo:padding-right="2.83pt" draw:shadow="hidden" draw:shadow-offset-x="2.83pt" draw:shadow-offset-y="2.83pt" draw:caption-escape-direction="auto"/>
    </style:style>
    <style:style style:name="gr134" style:family="graphic">
      <style:graphic-properties draw:marker-start="Arrowheads_20_1" draw:marker-start-width="5.67pt" draw:marker-start-center="false" draw:fill="solid" draw:fill-color="#ffffc0" draw:auto-grow-height="true" draw:auto-grow-width="false" fo:min-height="86.12pt" fo:padding-top="2.83pt" fo:padding-bottom="2.83pt" fo:padding-left="2.83pt" fo:padding-right="2.83pt" draw:shadow="hidden" draw:shadow-offset-x="2.83pt" draw:shadow-offset-y="2.83pt" draw:caption-escape-direction="auto"/>
    </style:style>
    <style:style style:name="gr135" style:family="graphic">
      <style:graphic-properties draw:marker-start="Arrowheads_20_1" draw:marker-start-width="5.67pt" draw:marker-start-center="false" draw:fill="solid" draw:fill-color="#ffffc0" draw:auto-grow-height="true" draw:auto-grow-width="false" fo:min-height="102.95pt" fo:padding-top="2.83pt" fo:padding-bottom="2.83pt" fo:padding-left="2.83pt" fo:padding-right="2.83pt" draw:shadow="hidden" draw:shadow-offset-x="2.83pt" draw:shadow-offset-y="2.83pt" draw:caption-escape-direction="auto"/>
    </style:style>
    <style:style style:name="gr136" style:family="graphic">
      <style:graphic-properties draw:marker-start="Arrowheads_20_1" draw:marker-start-width="5.67pt" draw:marker-start-center="false" draw:fill="solid" draw:fill-color="#ffffc0" draw:auto-grow-height="true" draw:auto-grow-width="false" fo:min-height="114.29pt" fo:padding-top="2.83pt" fo:padding-bottom="2.83pt" fo:padding-left="2.83pt" fo:padding-right="2.83pt" draw:shadow="hidden" draw:shadow-offset-x="2.83pt" draw:shadow-offset-y="2.83pt" draw:caption-escape-direction="auto"/>
    </style:style>
    <style:style style:name="gr137" style:family="graphic">
      <style:graphic-properties draw:marker-start="Arrowheads_20_1" draw:marker-start-width="5.67pt" draw:marker-start-center="false" draw:fill="solid" draw:fill-color="#ffffc0" draw:auto-grow-height="true" draw:auto-grow-width="false" fo:min-height="61.85pt" fo:padding-top="2.83pt" fo:padding-bottom="2.83pt" fo:padding-left="2.83pt" fo:padding-right="2.83pt" draw:shadow="hidden" draw:shadow-offset-x="2.83pt" draw:shadow-offset-y="2.83pt" draw:caption-escape-direction="auto"/>
    </style:style>
    <style:style style:name="gr138" style:family="graphic">
      <style:graphic-properties draw:marker-start="Arrowheads_20_1" draw:marker-start-width="5.67pt" draw:marker-start-center="false" draw:fill="solid" draw:fill-color="#ffffc0" draw:auto-grow-height="true" draw:auto-grow-width="false" fo:min-height="95.7pt" fo:padding-top="2.83pt" fo:padding-bottom="2.83pt" fo:padding-left="2.83pt" fo:padding-right="2.83pt" draw:shadow="hidden" draw:shadow-offset-x="2.83pt" draw:shadow-offset-y="2.83pt" draw:caption-escape-direction="auto"/>
    </style:style>
    <style:style style:name="gr139" style:family="graphic">
      <style:graphic-properties draw:marker-start="Arrowheads_20_1" draw:marker-start-width="5.67pt" draw:marker-start-center="false" draw:fill="solid" draw:fill-color="#ffffc0" draw:auto-grow-height="true" draw:auto-grow-width="false" fo:min-height="111.66pt" fo:padding-top="2.83pt" fo:padding-bottom="2.83pt" fo:padding-left="2.83pt" fo:padding-right="2.83pt" draw:shadow="hidden" draw:shadow-offset-x="2.83pt" draw:shadow-offset-y="2.83pt" draw:caption-escape-direction="auto"/>
    </style:style>
    <style:style style:name="gr140" style:family="graphic">
      <style:graphic-properties draw:marker-start="Arrowheads_20_1" draw:marker-start-width="5.67pt" draw:marker-start-center="false" draw:fill="solid" draw:fill-color="#ffffc0" draw:auto-grow-height="true" draw:auto-grow-width="false" fo:min-height="61.68pt" fo:padding-top="2.83pt" fo:padding-bottom="2.83pt" fo:padding-left="2.83pt" fo:padding-right="2.83pt" draw:shadow="hidden" draw:shadow-offset-x="2.83pt" draw:shadow-offset-y="2.83pt" draw:caption-escape-direction="auto"/>
    </style:style>
    <style:style style:name="gr141" style:family="graphic">
      <style:graphic-properties draw:marker-start="Arrowheads_20_1" draw:marker-start-width="5.67pt" draw:marker-start-center="false" draw:fill="solid" draw:fill-color="#ffffc0" draw:auto-grow-height="true" draw:auto-grow-width="false" fo:min-height="101.74pt" fo:padding-top="2.83pt" fo:padding-bottom="2.83pt" fo:padding-left="2.83pt" fo:padding-right="2.83pt" draw:shadow="hidden" draw:shadow-offset-x="2.83pt" draw:shadow-offset-y="2.83pt" draw:caption-escape-direction="auto"/>
    </style:style>
    <style:style style:name="gr142" style:family="graphic">
      <style:graphic-properties draw:marker-start="Arrowheads_20_1" draw:marker-start-width="5.67pt" draw:marker-start-center="false" draw:fill="solid" draw:fill-color="#ffffc0" draw:auto-grow-height="true" draw:auto-grow-width="false" fo:min-height="51.96pt" fo:padding-top="2.83pt" fo:padding-bottom="2.83pt" fo:padding-left="2.83pt" fo:padding-right="2.83pt" draw:shadow="hidden" draw:shadow-offset-x="2.83pt" draw:shadow-offset-y="2.83pt" draw:caption-escape-direction="auto"/>
    </style:style>
    <style:style style:name="gr143" style:family="graphic">
      <style:graphic-properties draw:marker-start="Arrowheads_20_1" draw:marker-start-width="5.67pt" draw:marker-start-center="false" draw:fill="solid" draw:fill-color="#ffffc0" draw:auto-grow-height="true" draw:auto-grow-width="false" fo:min-height="55.87pt" fo:padding-top="2.83pt" fo:padding-bottom="2.83pt" fo:padding-left="2.83pt" fo:padding-right="2.83pt" draw:shadow="hidden" draw:shadow-offset-x="2.83pt" draw:shadow-offset-y="2.83pt" draw:caption-escape-direction="auto"/>
    </style:style>
    <style:style style:name="gr144" style:family="graphic">
      <style:graphic-properties draw:marker-start="Arrowheads_20_1" draw:marker-start-width="5.67pt" draw:marker-start-center="false" draw:fill="solid" draw:fill-color="#ffffc0" draw:auto-grow-height="true" draw:auto-grow-width="false" fo:min-height="98.31pt" fo:padding-top="2.83pt" fo:padding-bottom="2.83pt" fo:padding-left="2.83pt" fo:padding-right="2.83pt" draw:shadow="hidden" draw:shadow-offset-x="2.83pt" draw:shadow-offset-y="2.83pt" draw:caption-escape-direction="auto"/>
    </style:style>
    <style:style style:name="gr145" style:family="graphic">
      <style:graphic-properties draw:marker-start="Arrowheads_20_1" draw:marker-start-width="5.67pt" draw:marker-start-center="false" draw:fill="solid" draw:fill-color="#ffffc0" draw:auto-grow-height="true" draw:auto-grow-width="false" fo:min-height="60.63pt" fo:padding-top="2.83pt" fo:padding-bottom="2.83pt" fo:padding-left="2.83pt" fo:padding-right="2.83pt" draw:shadow="hidden" draw:shadow-offset-x="2.83pt" draw:shadow-offset-y="2.83pt" draw:caption-escape-direction="auto"/>
    </style:style>
    <style:style style:name="gr146" style:family="graphic">
      <style:graphic-properties draw:marker-start="Arrowheads_20_1" draw:marker-start-width="5.67pt" draw:marker-start-center="false" draw:fill="solid" draw:fill-color="#ffffc0" draw:auto-grow-height="true" draw:auto-grow-width="false" fo:min-height="74.89pt" fo:padding-top="2.83pt" fo:padding-bottom="2.83pt" fo:padding-left="2.83pt" fo:padding-right="2.83pt" draw:shadow="hidden" draw:shadow-offset-x="2.83pt" draw:shadow-offset-y="2.83pt" draw:caption-escape-direction="auto"/>
    </style:style>
    <style:style style:name="gr147" style:family="graphic">
      <style:graphic-properties draw:marker-start="Arrowheads_20_1" draw:marker-start-width="5.67pt" draw:marker-start-center="false" draw:fill="solid" draw:fill-color="#ffffc0" draw:auto-grow-height="true" draw:auto-grow-width="false" fo:min-height="67.41pt" fo:padding-top="2.83pt" fo:padding-bottom="2.83pt" fo:padding-left="2.83pt" fo:padding-right="2.83pt" draw:shadow="hidden" draw:shadow-offset-x="2.83pt" draw:shadow-offset-y="2.83pt" draw:caption-escape-direction="auto"/>
    </style:style>
    <style:style style:name="gr148" style:family="graphic">
      <style:graphic-properties draw:marker-start="Arrowheads_20_1" draw:marker-start-width="5.67pt" draw:marker-start-center="false" draw:fill="solid" draw:fill-color="#ffffc0" draw:auto-grow-height="true" draw:auto-grow-width="false" fo:min-height="90.96pt" fo:padding-top="2.83pt" fo:padding-bottom="2.83pt" fo:padding-left="2.83pt" fo:padding-right="2.83pt" draw:shadow="hidden" draw:shadow-offset-x="2.83pt" draw:shadow-offset-y="2.83pt" draw:caption-escape-direction="auto"/>
    </style:style>
    <style:style style:name="gr149" style:family="graphic">
      <style:graphic-properties draw:marker-start="Arrowheads_20_1" draw:marker-start-width="5.67pt" draw:marker-start-center="false" draw:fill="solid" draw:fill-color="#ffffc0" draw:auto-grow-height="true" draw:auto-grow-width="false" fo:min-height="50.26pt" fo:padding-top="2.83pt" fo:padding-bottom="2.83pt" fo:padding-left="2.83pt" fo:padding-right="2.83pt" draw:shadow="hidden" draw:shadow-offset-x="2.83pt" draw:shadow-offset-y="2.83pt" draw:caption-escape-direction="auto"/>
    </style:style>
    <style:style style:name="gr150" style:family="graphic">
      <style:graphic-properties draw:marker-start="Arrowheads_20_1" draw:marker-start-width="5.67pt" draw:marker-start-center="false" draw:fill="solid" draw:fill-color="#ffffc0" draw:auto-grow-height="true" draw:auto-grow-width="false" fo:min-height="73.05pt" fo:padding-top="2.83pt" fo:padding-bottom="2.83pt" fo:padding-left="2.83pt" fo:padding-right="2.83pt" draw:shadow="hidden" draw:shadow-offset-x="2.83pt" draw:shadow-offset-y="2.83pt" draw:caption-escape-direction="auto"/>
    </style:style>
    <style:style style:name="gr151" style:family="graphic">
      <style:graphic-properties draw:marker-start="Arrowheads_20_1" draw:marker-start-width="5.67pt" draw:marker-start-center="false" draw:fill="solid" draw:fill-color="#ffffc0" draw:auto-grow-height="true" draw:auto-grow-width="false" fo:min-height="82.2pt" fo:padding-top="2.83pt" fo:padding-bottom="2.83pt" fo:padding-left="2.83pt" fo:padding-right="2.83pt" draw:shadow="hidden" draw:shadow-offset-x="2.83pt" draw:shadow-offset-y="2.83pt" draw:caption-escape-direction="auto"/>
    </style:style>
    <style:style style:name="gr152" style:family="graphic">
      <style:graphic-properties draw:marker-start="Arrowheads_20_1" draw:marker-start-width="5.67pt" draw:marker-start-center="false" draw:fill="solid" draw:fill-color="#ffffc0" draw:auto-grow-height="true" draw:auto-grow-width="false" fo:min-height="87.79pt" fo:padding-top="2.83pt" fo:padding-bottom="2.83pt" fo:padding-left="2.83pt" fo:padding-right="2.83pt" draw:shadow="hidden" draw:shadow-offset-x="2.83pt" draw:shadow-offset-y="2.83pt" draw:caption-escape-direction="auto"/>
    </style:style>
    <style:style style:name="gr153" style:family="graphic">
      <style:graphic-properties draw:marker-start="Arrowheads_20_1" draw:marker-start-width="5.67pt" draw:marker-start-center="false" draw:fill="solid" draw:fill-color="#ffffc0" draw:auto-grow-height="true" draw:auto-grow-width="false" fo:min-height="347.13pt" fo:padding-top="2.83pt" fo:padding-bottom="2.83pt" fo:padding-left="2.83pt" fo:padding-right="2.83pt" draw:shadow="hidden" draw:shadow-offset-x="2.83pt" draw:shadow-offset-y="2.83pt" draw:caption-escape-direction="auto"/>
    </style:style>
    <style:style style:name="gr154" style:family="graphic">
      <style:graphic-properties draw:marker-start="Arrowheads_20_1" draw:marker-start-width="5.67pt" draw:marker-start-center="false" draw:fill="solid" draw:fill-color="#ffffc0" draw:auto-grow-height="true" draw:auto-grow-width="false" fo:min-height="81.98pt" fo:padding-top="2.83pt" fo:padding-bottom="2.83pt" fo:padding-left="2.83pt" fo:padding-right="2.83pt" draw:shadow="hidden" draw:shadow-offset-x="2.83pt" draw:shadow-offset-y="2.83pt" draw:caption-escape-direction="auto"/>
    </style:style>
    <style:style style:name="gr155"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156" style:family="graphic">
      <style:graphic-properties draw:marker-start="Arrowheads_20_1" draw:marker-start-width="5.67pt" draw:marker-start-center="false" draw:fill="solid" draw:fill-color="#ffffc0" draw:auto-grow-height="true" draw:auto-grow-width="false" fo:min-height="67.78pt" fo:padding-top="2.83pt" fo:padding-bottom="2.83pt" fo:padding-left="2.83pt" fo:padding-right="2.83pt" draw:shadow="hidden" draw:shadow-offset-x="2.83pt" draw:shadow-offset-y="2.83pt" draw:caption-escape-direction="auto"/>
    </style:style>
    <style:style style:name="gr157" style:family="graphic">
      <style:graphic-properties draw:marker-start="Arrowheads_20_1" draw:marker-start-width="5.67pt" draw:marker-start-center="false" draw:fill="solid" draw:fill-color="#ffffc0" draw:auto-grow-height="true" draw:auto-grow-width="false" fo:min-height="79.54pt" fo:padding-top="2.83pt" fo:padding-bottom="2.83pt" fo:padding-left="2.83pt" fo:padding-right="2.83pt" draw:shadow="hidden" draw:shadow-offset-x="2.83pt" draw:shadow-offset-y="2.83pt" draw:caption-escape-direction="auto"/>
    </style:style>
    <style:style style:name="gr158"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59" style:family="graphic">
      <style:graphic-properties draw:marker-start="Arrowheads_20_1" draw:marker-start-width="5.67pt" draw:marker-start-center="false" draw:fill="solid" draw:fill-color="#ffffc0" draw:auto-grow-height="true" draw:auto-grow-width="false" fo:min-height="52.95pt" fo:padding-top="2.83pt" fo:padding-bottom="2.83pt" fo:padding-left="2.83pt" fo:padding-right="2.83pt" draw:shadow="hidden" draw:shadow-offset-x="2.83pt" draw:shadow-offset-y="2.83pt" draw:caption-escape-direction="auto"/>
    </style:style>
    <style:style style:name="gr160" style:family="graphic">
      <style:graphic-properties draw:marker-start="Arrowheads_20_1" draw:marker-start-width="5.67pt" draw:marker-start-center="false" draw:fill="solid" draw:fill-color="#ffffc0" draw:auto-grow-height="true" draw:auto-grow-width="false" fo:min-height="81.92pt" fo:padding-top="2.83pt" fo:padding-bottom="2.83pt" fo:padding-left="2.83pt" fo:padding-right="2.83pt" draw:shadow="hidden" draw:shadow-offset-x="2.83pt" draw:shadow-offset-y="2.83pt" draw:caption-escape-direction="auto"/>
    </style:style>
    <style:style style:name="gr161" style:family="graphic">
      <style:graphic-properties draw:marker-start="Arrowheads_20_1" draw:marker-start-width="5.67pt" draw:marker-start-center="false" draw:fill="solid" draw:fill-color="#ffffc0" draw:auto-grow-height="true" draw:auto-grow-width="false" fo:min-height="93.46pt" fo:padding-top="2.83pt" fo:padding-bottom="2.83pt" fo:padding-left="2.83pt" fo:padding-right="2.83pt" draw:shadow="hidden" draw:shadow-offset-x="2.83pt" draw:shadow-offset-y="2.83pt" draw:caption-escape-direction="auto"/>
    </style:style>
    <style:style style:name="gr162" style:family="graphic">
      <style:graphic-properties draw:marker-start="Arrowheads_20_1" draw:marker-start-width="5.67pt" draw:marker-start-center="false" draw:fill="solid" draw:fill-color="#ffffc0" draw:auto-grow-height="true" draw:auto-grow-width="false" fo:min-height="80.67pt" fo:padding-top="2.83pt" fo:padding-bottom="2.83pt" fo:padding-left="2.83pt" fo:padding-right="2.83pt" draw:shadow="hidden" draw:shadow-offset-x="2.83pt" draw:shadow-offset-y="2.83pt" draw:caption-escape-direction="auto"/>
    </style:style>
    <style:style style:name="gr163" style:family="graphic">
      <style:graphic-properties draw:marker-start="Arrowheads_20_1" draw:marker-start-width="5.67pt" draw:marker-start-center="false" draw:fill="solid" draw:fill-color="#ffffc0" draw:auto-grow-height="true" draw:auto-grow-width="false" fo:min-height="62.59pt" fo:padding-top="2.83pt" fo:padding-bottom="2.83pt" fo:padding-left="2.83pt" fo:padding-right="2.83pt" draw:shadow="hidden" draw:shadow-offset-x="2.83pt" draw:shadow-offset-y="2.83pt" draw:caption-escape-direction="auto"/>
    </style:style>
    <style:style style:name="gr164" style:family="graphic">
      <style:graphic-properties draw:marker-start="Arrowheads_20_1" draw:marker-start-width="5.67pt" draw:marker-start-center="false" draw:fill="solid" draw:fill-color="#ffffc0" draw:auto-grow-height="true" draw:auto-grow-width="false" fo:min-height="54.62pt" fo:padding-top="2.83pt" fo:padding-bottom="2.83pt" fo:padding-left="2.83pt" fo:padding-right="2.83pt" draw:shadow="hidden" draw:shadow-offset-x="2.83pt" draw:shadow-offset-y="2.83pt" draw:caption-escape-direction="auto"/>
    </style:style>
    <style:style style:name="gr165" style:family="graphic">
      <style:graphic-properties draw:marker-start="Arrowheads_20_1" draw:marker-start-width="5.67pt" draw:marker-start-center="false" draw:fill="solid" draw:fill-color="#ffffc0" draw:auto-grow-height="true" draw:auto-grow-width="false" fo:min-height="97.97pt" fo:padding-top="2.83pt" fo:padding-bottom="2.83pt" fo:padding-left="2.83pt" fo:padding-right="2.83pt" draw:shadow="hidden" draw:shadow-offset-x="2.83pt" draw:shadow-offset-y="2.83pt" draw:caption-escape-direction="auto"/>
    </style:style>
    <style:style style:name="gr166" style:family="graphic">
      <style:graphic-properties draw:marker-start="Arrowheads_20_1" draw:marker-start-width="5.67pt" draw:marker-start-center="false" draw:fill="solid" draw:fill-color="#ffffc0" draw:auto-grow-height="true" draw:auto-grow-width="false" fo:min-height="44.59pt" fo:padding-top="2.83pt" fo:padding-bottom="2.83pt" fo:padding-left="2.83pt" fo:padding-right="2.83pt" draw:shadow="hidden" draw:shadow-offset-x="2.83pt" draw:shadow-offset-y="2.83pt" draw:caption-escape-direction="auto"/>
    </style:style>
    <style:style style:name="gr167" style:family="graphic">
      <style:graphic-properties draw:marker-start="Arrowheads_20_1" draw:marker-start-width="5.67pt" draw:marker-start-center="false" draw:fill="solid" draw:fill-color="#ffffc0" draw:auto-grow-height="true" draw:auto-grow-width="false" fo:min-height="78.09pt" fo:padding-top="2.83pt" fo:padding-bottom="2.83pt" fo:padding-left="2.83pt" fo:padding-right="2.83pt" draw:shadow="hidden" draw:shadow-offset-x="2.83pt" draw:shadow-offset-y="2.83pt" draw:caption-escape-direction="auto"/>
    </style:style>
    <style:style style:name="gr168" style:family="graphic">
      <style:graphic-properties draw:marker-start="Arrowheads_20_1" draw:marker-start-width="5.67pt" draw:marker-start-center="false" draw:fill="solid" draw:fill-color="#ffffc0" draw:auto-grow-height="true" draw:auto-grow-width="false" fo:min-height="68.31pt" fo:padding-top="2.83pt" fo:padding-bottom="2.83pt" fo:padding-left="2.83pt" fo:padding-right="2.83pt" draw:shadow="hidden" draw:shadow-offset-x="2.83pt" draw:shadow-offset-y="2.83pt" draw:caption-escape-direction="auto"/>
    </style:style>
    <style:style style:name="gr169" style:family="graphic">
      <style:graphic-properties draw:marker-start="Arrowheads_20_1" draw:marker-start-width="5.67pt" draw:marker-start-center="false" draw:fill="solid" draw:fill-color="#ffffc0" draw:auto-grow-height="true" draw:auto-grow-width="false" fo:min-height="111.2pt" fo:padding-top="2.83pt" fo:padding-bottom="2.83pt" fo:padding-left="2.83pt" fo:padding-right="2.83pt" draw:shadow="hidden" draw:shadow-offset-x="2.83pt" draw:shadow-offset-y="2.83pt" draw:caption-escape-direction="auto"/>
    </style:style>
    <style:style style:name="gr170" style:family="graphic">
      <style:graphic-properties draw:marker-start="Arrowheads_20_1" draw:marker-start-width="5.67pt" draw:marker-start-center="false" draw:fill="solid" draw:fill-color="#ffffc0" draw:auto-grow-height="true" draw:auto-grow-width="false" fo:min-height="73.64pt" fo:padding-top="2.83pt" fo:padding-bottom="2.83pt" fo:padding-left="2.83pt" fo:padding-right="2.83pt" draw:shadow="hidden" draw:shadow-offset-x="2.83pt" draw:shadow-offset-y="2.83pt" draw:caption-escape-direction="auto"/>
    </style:style>
    <style:style style:name="gr171" style:family="graphic">
      <style:graphic-properties draw:marker-start="Arrowheads_20_1" draw:marker-start-width="5.67pt" draw:marker-start-center="false" draw:fill="solid" draw:fill-color="#ffffc0" draw:auto-grow-height="true" draw:auto-grow-width="false" fo:min-height="85.04pt" fo:padding-top="2.83pt" fo:padding-bottom="2.83pt" fo:padding-left="2.83pt" fo:padding-right="2.83pt" draw:shadow="hidden" draw:shadow-offset-x="2.83pt" draw:shadow-offset-y="2.83pt" draw:caption-escape-direction="auto"/>
    </style:style>
    <style:style style:name="gr172" style:family="graphic">
      <style:graphic-properties draw:marker-start="Arrowheads_20_1" draw:marker-start-width="5.67pt" draw:marker-start-center="false" draw:fill="solid" draw:fill-color="#ffffc0" draw:auto-grow-height="true" draw:auto-grow-width="false" fo:min-height="114.97pt" fo:padding-top="2.83pt" fo:padding-bottom="2.83pt" fo:padding-left="2.83pt" fo:padding-right="2.83pt" draw:shadow="hidden" draw:shadow-offset-x="2.83pt" draw:shadow-offset-y="2.83pt" draw:caption-escape-direction="auto"/>
    </style:style>
    <style:style style:name="gr173" style:family="graphic">
      <style:graphic-properties draw:marker-start="Arrowheads_20_1" draw:marker-start-width="5.67pt" draw:marker-start-center="false" draw:fill="solid" draw:fill-color="#ffffc0" draw:auto-grow-height="true" draw:auto-grow-width="false" fo:min-height="72.88pt" fo:padding-top="2.83pt" fo:padding-bottom="2.83pt" fo:padding-left="2.83pt" fo:padding-right="2.83pt" draw:shadow="hidden" draw:shadow-offset-x="2.83pt" draw:shadow-offset-y="2.83pt" draw:caption-escape-direction="auto"/>
    </style:style>
    <style:style style:name="gr174" style:family="graphic">
      <style:graphic-properties draw:marker-start="Arrowheads_20_1" draw:marker-start-width="5.67pt" draw:marker-start-center="false" draw:fill="solid" draw:fill-color="#ffffc0" draw:auto-grow-height="true" draw:auto-grow-width="false" fo:min-height="70.16pt" fo:padding-top="2.83pt" fo:padding-bottom="2.83pt" fo:padding-left="2.83pt" fo:padding-right="2.83pt" draw:shadow="hidden" draw:shadow-offset-x="2.83pt" draw:shadow-offset-y="2.83pt" draw:caption-escape-direction="auto"/>
    </style:style>
    <style:style style:name="gr175" style:family="graphic">
      <style:graphic-properties draw:marker-start="Arrowheads_20_1" draw:marker-start-width="5.67pt" draw:marker-start-center="false" draw:fill="solid" draw:fill-color="#ffffc0" draw:auto-grow-height="true" draw:auto-grow-width="false" fo:min-height="83.06pt" fo:padding-top="2.83pt" fo:padding-bottom="2.83pt" fo:padding-left="2.83pt" fo:padding-right="2.83pt" draw:shadow="hidden" draw:shadow-offset-x="2.83pt" draw:shadow-offset-y="2.83pt" draw:caption-escape-direction="auto"/>
    </style:style>
    <style:style style:name="gr176" style:family="graphic">
      <style:graphic-properties draw:marker-start="Arrowheads_20_1" draw:marker-start-width="5.67pt" draw:marker-start-center="false" draw:fill="solid" draw:fill-color="#ffffc0" draw:auto-grow-height="true" draw:auto-grow-width="false" fo:min-height="84.84pt" fo:padding-top="2.83pt" fo:padding-bottom="2.83pt" fo:padding-left="2.83pt" fo:padding-right="2.83pt" draw:shadow="hidden" draw:shadow-offset-x="2.83pt" draw:shadow-offset-y="2.83pt" draw:caption-escape-direction="auto"/>
    </style:style>
    <style:style style:name="gr177" style:family="graphic">
      <style:graphic-properties draw:marker-start="Arrowheads_20_1" draw:marker-start-width="5.67pt" draw:marker-start-center="false" draw:fill="solid" draw:fill-color="#ffffc0" draw:auto-grow-height="true" draw:auto-grow-width="false" fo:min-height="53.15pt" fo:padding-top="2.83pt" fo:padding-bottom="2.83pt" fo:padding-left="2.83pt" fo:padding-right="2.83pt" draw:shadow="hidden" draw:shadow-offset-x="2.83pt" draw:shadow-offset-y="2.83pt" draw:caption-escape-direction="auto"/>
    </style:style>
    <style:style style:name="gr178" style:family="graphic">
      <style:graphic-properties draw:marker-start="Arrowheads_20_1" draw:marker-start-width="5.67pt" draw:marker-start-center="false" draw:fill="solid" draw:fill-color="#ffffc0" draw:auto-grow-height="true" draw:auto-grow-width="false" fo:min-height="69.51pt" fo:padding-top="2.83pt" fo:padding-bottom="2.83pt" fo:padding-left="2.83pt" fo:padding-right="2.83pt" draw:shadow="hidden" draw:shadow-offset-x="2.83pt" draw:shadow-offset-y="2.83pt" draw:caption-escape-direction="auto"/>
    </style:style>
    <style:style style:name="gr179" style:family="graphic">
      <style:graphic-properties draw:marker-start="Arrowheads_20_1" draw:marker-start-width="5.67pt" draw:marker-start-center="false" draw:fill="solid" draw:fill-color="#ffffc0" draw:auto-grow-height="true" draw:auto-grow-width="false" fo:min-height="80.9pt" fo:padding-top="2.83pt" fo:padding-bottom="2.83pt" fo:padding-left="2.83pt" fo:padding-right="2.83pt" draw:shadow="hidden" draw:shadow-offset-x="2.83pt" draw:shadow-offset-y="2.83pt" draw:caption-escape-direction="auto"/>
    </style:style>
    <style:style style:name="gr180" style:family="graphic">
      <style:graphic-properties draw:marker-start="Arrowheads_20_1" draw:marker-start-width="5.67pt" draw:marker-start-center="false" draw:fill="solid" draw:fill-color="#ffffc0" draw:auto-grow-height="true" draw:auto-grow-width="false" fo:min-height="78.49pt" fo:padding-top="2.83pt" fo:padding-bottom="2.83pt" fo:padding-left="2.83pt" fo:padding-right="2.83pt" draw:shadow="hidden" draw:shadow-offset-x="2.83pt" draw:shadow-offset-y="2.83pt" draw:caption-escape-direction="auto"/>
    </style:style>
    <style:style style:name="gr181" style:family="graphic">
      <style:graphic-properties draw:marker-start="Arrowheads_20_1" draw:marker-start-width="5.67pt" draw:marker-start-center="false" draw:fill="solid" draw:fill-color="#ffffc0" draw:auto-grow-height="true" draw:auto-grow-width="false" fo:min-height="123.56pt" fo:padding-top="2.83pt" fo:padding-bottom="2.83pt" fo:padding-left="2.83pt" fo:padding-right="2.83pt" draw:shadow="hidden" draw:shadow-offset-x="2.83pt" draw:shadow-offset-y="2.83pt" draw:caption-escape-direction="auto"/>
    </style:style>
    <style:style style:name="gr182" style:family="graphic">
      <style:graphic-properties draw:marker-start="Arrowheads_20_1" draw:marker-start-width="5.67pt" draw:marker-start-center="false" draw:fill="solid" draw:fill-color="#ffffc0" draw:auto-grow-height="true" draw:auto-grow-width="false" fo:min-height="118.97pt" fo:padding-top="2.83pt" fo:padding-bottom="2.83pt" fo:padding-left="2.83pt" fo:padding-right="2.83pt" draw:shadow="hidden" draw:shadow-offset-x="2.83pt" draw:shadow-offset-y="2.83pt" draw:caption-escape-direction="auto"/>
    </style:style>
    <style:style style:name="gr183" style:family="graphic">
      <style:graphic-properties draw:marker-start="Arrowheads_20_1" draw:marker-start-width="5.67pt" draw:marker-start-center="false" draw:fill="solid" draw:fill-color="#ffffc0" draw:auto-grow-height="true" draw:auto-grow-width="false" fo:min-height="57.49pt" fo:padding-top="2.83pt" fo:padding-bottom="2.83pt" fo:padding-left="2.83pt" fo:padding-right="2.83pt" draw:shadow="hidden" draw:shadow-offset-x="2.83pt" draw:shadow-offset-y="2.83pt" draw:caption-escape-direction="auto"/>
    </style:style>
    <style:style style:name="gr184" style:family="graphic">
      <style:graphic-properties draw:marker-start="Arrowheads_20_1" draw:marker-start-width="5.67pt" draw:marker-start-center="false" draw:fill="solid" draw:fill-color="#ffffc0" draw:auto-grow-height="true" draw:auto-grow-width="false" fo:min-height="65.11pt" fo:padding-top="2.83pt" fo:padding-bottom="2.83pt" fo:padding-left="2.83pt" fo:padding-right="2.83pt" draw:shadow="hidden" draw:shadow-offset-x="2.83pt" draw:shadow-offset-y="2.83pt" draw:caption-escape-direction="auto"/>
    </style:style>
    <style:style style:name="gr185" style:family="graphic">
      <style:graphic-properties draw:marker-start="Arrowheads_20_1" draw:marker-start-width="5.67pt" draw:marker-start-center="false" draw:fill="solid" draw:fill-color="#ffffc0" draw:auto-grow-height="true" draw:auto-grow-width="false" fo:min-height="87.45pt" fo:padding-top="2.83pt" fo:padding-bottom="2.83pt" fo:padding-left="2.83pt" fo:padding-right="2.83pt" draw:shadow="hidden" draw:shadow-offset-x="2.83pt" draw:shadow-offset-y="2.83pt" draw:caption-escape-direction="auto"/>
    </style:style>
    <style:style style:name="gr186" style:family="graphic">
      <style:graphic-properties draw:marker-start="Arrowheads_20_1" draw:marker-start-width="5.67pt" draw:marker-start-center="false" draw:fill="solid" draw:fill-color="#ffffc0" draw:auto-grow-height="true" draw:auto-grow-width="false" fo:min-height="60.72pt" fo:padding-top="2.83pt" fo:padding-bottom="2.83pt" fo:padding-left="2.83pt" fo:padding-right="2.83pt" draw:shadow="hidden" draw:shadow-offset-x="2.83pt" draw:shadow-offset-y="2.83pt" draw:caption-escape-direction="auto"/>
    </style:style>
    <style:style style:name="gr187" style:family="graphic">
      <style:graphic-properties draw:marker-start="Arrowheads_20_1" draw:marker-start-width="5.67pt" draw:marker-start-center="false" draw:fill="solid" draw:fill-color="#ffffc0" draw:auto-grow-height="true" draw:auto-grow-width="false" fo:min-height="58.54pt" fo:padding-top="2.83pt" fo:padding-bottom="2.83pt" fo:padding-left="2.83pt" fo:padding-right="2.83pt" draw:shadow="hidden" draw:shadow-offset-x="2.83pt" draw:shadow-offset-y="2.83pt" draw:caption-escape-direction="auto"/>
    </style:style>
    <style:style style:name="gr188" style:family="graphic">
      <style:graphic-properties draw:marker-start="Arrowheads_20_1" draw:marker-start-width="5.67pt" draw:marker-start-center="false" draw:fill="solid" draw:fill-color="#ffffc0" draw:auto-grow-height="true" draw:auto-grow-width="false" fo:min-height="85.44pt" fo:padding-top="2.83pt" fo:padding-bottom="2.83pt" fo:padding-left="2.83pt" fo:padding-right="2.83pt" draw:shadow="hidden" draw:shadow-offset-x="2.83pt" draw:shadow-offset-y="2.83pt" draw:caption-escape-direction="auto"/>
    </style:style>
    <style:style style:name="gr189" style:family="graphic">
      <style:graphic-properties draw:marker-start="Arrowheads_20_1" draw:marker-start-width="5.67pt" draw:marker-start-center="false" draw:fill="solid" draw:fill-color="#ffffc0" draw:auto-grow-height="true" draw:auto-grow-width="false" fo:min-height="72.79pt" fo:padding-top="2.83pt" fo:padding-bottom="2.83pt" fo:padding-left="2.83pt" fo:padding-right="2.83pt" draw:shadow="hidden" draw:shadow-offset-x="2.83pt" draw:shadow-offset-y="2.83pt" draw:caption-escape-direction="auto"/>
    </style:style>
    <style:style style:name="gr190" style:family="graphic">
      <style:graphic-properties draw:marker-start="Arrowheads_20_1" draw:marker-start-width="5.67pt" draw:marker-start-center="false" draw:fill="solid" draw:fill-color="#ffffc0" draw:auto-grow-height="true" draw:auto-grow-width="false" fo:min-height="66.9pt" fo:padding-top="2.83pt" fo:padding-bottom="2.83pt" fo:padding-left="2.83pt" fo:padding-right="2.83pt" draw:shadow="hidden" draw:shadow-offset-x="2.83pt" draw:shadow-offset-y="2.83pt" draw:caption-escape-direction="auto"/>
    </style:style>
    <style:style style:name="gr191" style:family="graphic">
      <style:graphic-properties draw:marker-start="Arrowheads_20_1" draw:marker-start-width="5.67pt" draw:marker-start-center="false" draw:fill="solid" draw:fill-color="#ffffc0" draw:auto-grow-height="true" draw:auto-grow-width="false" fo:min-height="86.57pt" fo:padding-top="2.83pt" fo:padding-bottom="2.83pt" fo:padding-left="2.83pt" fo:padding-right="2.83pt" draw:shadow="hidden" draw:shadow-offset-x="2.83pt" draw:shadow-offset-y="2.83pt" draw:caption-escape-direction="auto"/>
    </style:style>
    <style:style style:name="gr192" style:family="graphic">
      <style:graphic-properties draw:marker-start="Arrowheads_20_1" draw:marker-start-width="5.67pt" draw:marker-start-center="false" draw:fill="solid" draw:fill-color="#ffffc0" draw:auto-grow-height="true" draw:auto-grow-width="false" fo:min-height="170.36pt" fo:padding-top="2.83pt" fo:padding-bottom="2.83pt" fo:padding-left="2.83pt" fo:padding-right="2.83pt" draw:shadow="hidden" draw:shadow-offset-x="2.83pt" draw:shadow-offset-y="2.83pt" draw:caption-escape-direction="auto"/>
    </style:style>
    <style:style style:name="gr193" style:family="graphic">
      <style:graphic-properties draw:marker-start="Arrowheads_20_1" draw:marker-start-width="5.67pt" draw:marker-start-center="false" draw:fill="solid" draw:fill-color="#ffffc0" draw:auto-grow-height="true" draw:auto-grow-width="false" fo:min-height="73.33pt" fo:padding-top="2.83pt" fo:padding-bottom="2.83pt" fo:padding-left="2.83pt" fo:padding-right="2.83pt" draw:shadow="hidden" draw:shadow-offset-x="2.83pt" draw:shadow-offset-y="2.83pt" draw:caption-escape-direction="auto"/>
    </style:style>
    <style:style style:name="gr194" style:family="graphic">
      <style:graphic-properties draw:marker-start="Arrowheads_20_1" draw:marker-start-width="5.67pt" draw:marker-start-center="false" draw:fill="solid" draw:fill-color="#ffffc0" draw:auto-grow-height="true" draw:auto-grow-width="false" fo:min-height="63.04pt" fo:padding-top="2.83pt" fo:padding-bottom="2.83pt" fo:padding-left="2.83pt" fo:padding-right="2.83pt" draw:shadow="hidden" draw:shadow-offset-x="2.83pt" draw:shadow-offset-y="2.83pt" draw:caption-escape-direction="auto"/>
    </style:style>
    <style:style style:name="gr195" style:family="graphic">
      <style:graphic-properties draw:marker-start="Arrowheads_20_1" draw:marker-start-width="5.67pt" draw:marker-start-center="false" draw:fill="solid" draw:fill-color="#ffffc0" draw:auto-grow-height="true" draw:auto-grow-width="false" fo:min-height="125.46pt" fo:padding-top="2.83pt" fo:padding-bottom="2.83pt" fo:padding-left="2.83pt" fo:padding-right="2.83pt" draw:shadow="hidden" draw:shadow-offset-x="2.83pt" draw:shadow-offset-y="2.83pt" draw:caption-escape-direction="auto"/>
    </style:style>
    <style:style style:name="gr196" style:family="graphic">
      <style:graphic-properties draw:marker-start="Arrowheads_20_1" draw:marker-start-width="5.67pt" draw:marker-start-center="false" draw:fill="solid" draw:fill-color="#ffffc0" draw:auto-grow-height="true" draw:auto-grow-width="false" fo:min-height="124.5pt" fo:padding-top="2.83pt" fo:padding-bottom="2.83pt" fo:padding-left="2.83pt" fo:padding-right="2.83pt" draw:shadow="hidden" draw:shadow-offset-x="2.83pt" draw:shadow-offset-y="2.83pt" draw:caption-escape-direction="auto"/>
    </style:style>
    <style:style style:name="gr197" style:family="graphic">
      <style:graphic-properties draw:marker-start="Arrowheads_20_1" draw:marker-start-width="5.67pt" draw:marker-start-center="false" draw:fill="solid" draw:fill-color="#ffffc0" draw:auto-grow-height="true" draw:auto-grow-width="false" fo:min-height="75.49pt" fo:padding-top="2.83pt" fo:padding-bottom="2.83pt" fo:padding-left="2.83pt" fo:padding-right="2.83pt" draw:shadow="hidden" draw:shadow-offset-x="2.83pt" draw:shadow-offset-y="2.83pt" draw:caption-escape-direction="auto"/>
    </style:style>
    <style:style style:name="gr198" style:family="graphic">
      <style:graphic-properties draw:marker-start="Arrowheads_20_1" draw:marker-start-width="5.67pt" draw:marker-start-center="false" draw:fill="solid" draw:fill-color="#ffffc0" draw:auto-grow-height="true" draw:auto-grow-width="false" fo:min-height="56.44pt" fo:padding-top="2.83pt" fo:padding-bottom="2.83pt" fo:padding-left="2.83pt" fo:padding-right="2.83pt" draw:shadow="hidden" draw:shadow-offset-x="2.83pt" draw:shadow-offset-y="2.83pt" draw:caption-escape-direction="auto"/>
    </style:style>
    <style:style style:name="gr199" style:family="graphic">
      <style:graphic-properties draw:marker-start="Arrowheads_20_1" draw:marker-start-width="5.67pt" draw:marker-start-center="false" draw:fill="solid" draw:fill-color="#ffffc0" draw:auto-grow-height="true" draw:auto-grow-width="false" fo:min-height="70.41pt" fo:padding-top="2.83pt" fo:padding-bottom="2.83pt" fo:padding-left="2.83pt" fo:padding-right="2.83pt" draw:shadow="hidden" draw:shadow-offset-x="2.83pt" draw:shadow-offset-y="2.83pt" draw:caption-escape-direction="auto"/>
    </style:style>
    <style:style style:name="gr200" style:family="graphic">
      <style:graphic-properties draw:marker-start="Arrowheads_20_1" draw:marker-start-width="5.67pt" draw:marker-start-center="false" draw:fill="solid" draw:fill-color="#ffffc0" draw:auto-grow-height="true" draw:auto-grow-width="false" fo:min-height="90.85pt" fo:padding-top="2.83pt" fo:padding-bottom="2.83pt" fo:padding-left="2.83pt" fo:padding-right="2.83pt" draw:shadow="hidden" draw:shadow-offset-x="2.83pt" draw:shadow-offset-y="2.83pt" draw:caption-escape-direction="auto"/>
    </style:style>
    <style:style style:name="gr201" style:family="graphic">
      <style:graphic-properties draw:marker-start="Arrowheads_20_1" draw:marker-start-width="5.67pt" draw:marker-start-center="false" draw:fill="solid" draw:fill-color="#ffffc0" draw:auto-grow-height="true" draw:auto-grow-width="false" fo:min-height="55.39pt" fo:padding-top="2.83pt" fo:padding-bottom="2.83pt" fo:padding-left="2.83pt" fo:padding-right="2.83pt" draw:shadow="hidden" draw:shadow-offset-x="2.83pt" draw:shadow-offset-y="2.83pt" draw:caption-escape-direction="auto"/>
    </style:style>
    <style:style style:name="gr202" style:family="graphic">
      <style:graphic-properties draw:marker-start="Arrowheads_20_1" draw:marker-start-width="5.67pt" draw:marker-start-center="false" draw:fill="solid" draw:fill-color="#ffffc0" draw:auto-grow-height="true" draw:auto-grow-width="false" fo:min-height="73.76pt" fo:padding-top="2.83pt" fo:padding-bottom="2.83pt" fo:padding-left="2.83pt" fo:padding-right="2.83pt" draw:shadow="hidden" draw:shadow-offset-x="2.83pt" draw:shadow-offset-y="2.83pt" draw:caption-escape-direction="auto"/>
    </style:style>
    <style:style style:name="gr203" style:family="graphic">
      <style:graphic-properties draw:marker-start="Arrowheads_20_1" draw:marker-start-width="5.67pt" draw:marker-start-center="false" draw:fill="solid" draw:fill-color="#ffffc0" draw:auto-grow-height="true" draw:auto-grow-width="false" fo:min-height="68.8pt" fo:padding-top="2.83pt" fo:padding-bottom="2.83pt" fo:padding-left="2.83pt" fo:padding-right="2.83pt" draw:shadow="hidden" draw:shadow-offset-x="2.83pt" draw:shadow-offset-y="2.83pt" draw:caption-escape-direction="auto"/>
    </style:style>
    <style:style style:name="gr204" style:family="graphic">
      <style:graphic-properties draw:marker-start="Arrowheads_20_1" draw:marker-start-width="5.67pt" draw:marker-start-center="false" draw:fill="solid" draw:fill-color="#ffffc0" draw:auto-grow-height="true" draw:auto-grow-width="false" fo:min-height="80.36pt" fo:padding-top="2.83pt" fo:padding-bottom="2.83pt" fo:padding-left="2.83pt" fo:padding-right="2.83pt" draw:shadow="hidden" draw:shadow-offset-x="2.83pt" draw:shadow-offset-y="2.83pt" draw:caption-escape-direction="auto"/>
    </style:style>
    <style:style style:name="gr205" style:family="graphic">
      <style:graphic-properties draw:marker-start="Arrowheads_20_1" draw:marker-start-width="5.67pt" draw:marker-start-center="false" draw:fill="solid" draw:fill-color="#ffffc0" draw:auto-grow-height="true" draw:auto-grow-width="false" fo:min-height="95.3pt" fo:padding-top="2.83pt" fo:padding-bottom="2.83pt" fo:padding-left="2.83pt" fo:padding-right="2.83pt" draw:shadow="hidden" draw:shadow-offset-x="2.83pt" draw:shadow-offset-y="2.83pt" draw:caption-escape-direction="auto"/>
    </style:style>
    <style:style style:name="gr206" style:family="graphic">
      <style:graphic-properties draw:marker-start="Arrowheads_20_1" draw:marker-start-width="5.67pt" draw:marker-start-center="false" draw:fill="solid" draw:fill-color="#ffffc0" draw:auto-grow-height="true" draw:auto-grow-width="false" fo:min-height="79.14pt" fo:padding-top="2.83pt" fo:padding-bottom="2.83pt" fo:padding-left="2.83pt" fo:padding-right="2.83pt" draw:shadow="hidden" draw:shadow-offset-x="2.83pt" draw:shadow-offset-y="2.83pt" draw:caption-escape-direction="auto"/>
    </style:style>
    <style:style style:name="gr207" style:family="graphic">
      <style:graphic-properties draw:marker-start="Arrowheads_20_1" draw:marker-start-width="5.67pt" draw:marker-start-center="false" draw:fill="solid" draw:fill-color="#ffffc0" draw:auto-grow-height="true" draw:auto-grow-width="false" fo:min-height="46.23pt" fo:padding-top="2.83pt" fo:padding-bottom="2.83pt" fo:padding-left="2.83pt" fo:padding-right="2.83pt" draw:shadow="hidden" draw:shadow-offset-x="2.83pt" draw:shadow-offset-y="2.83pt" draw:caption-escape-direction="auto"/>
    </style:style>
    <style:style style:name="gr208" style:family="graphic">
      <style:graphic-properties draw:marker-start="Arrowheads_20_1" draw:marker-start-width="5.67pt" draw:marker-start-center="false" draw:fill="solid" draw:fill-color="#ffffc0" draw:auto-grow-height="true" draw:auto-grow-width="false" fo:min-height="53.8pt" fo:padding-top="2.83pt" fo:padding-bottom="2.83pt" fo:padding-left="2.83pt" fo:padding-right="2.83pt" draw:shadow="hidden" draw:shadow-offset-x="2.83pt" draw:shadow-offset-y="2.83pt" draw:caption-escape-direction="auto"/>
    </style:style>
    <style:style style:name="gr209" style:family="graphic">
      <style:graphic-properties draw:marker-start="Arrowheads_20_1" draw:marker-start-width="5.67pt" draw:marker-start-center="false" draw:fill="solid" draw:fill-color="#ffffc0" draw:auto-grow-height="true" draw:auto-grow-width="false" fo:min-height="63.69pt" fo:padding-top="2.83pt" fo:padding-bottom="2.83pt" fo:padding-left="2.83pt" fo:padding-right="2.83pt" draw:shadow="hidden" draw:shadow-offset-x="2.83pt" draw:shadow-offset-y="2.83pt" draw:caption-escape-direction="auto"/>
    </style:style>
    <style:style style:name="gr210" style:family="graphic">
      <style:graphic-properties draw:marker-start="Arrowheads_20_1" draw:marker-start-width="5.67pt" draw:marker-start-center="false" draw:fill="solid" draw:fill-color="#ffffc0" draw:auto-grow-height="true" draw:auto-grow-width="false" fo:min-height="33.53pt" fo:padding-top="2.83pt" fo:padding-bottom="2.83pt" fo:padding-left="2.83pt" fo:padding-right="2.83pt" draw:shadow="hidden" draw:shadow-offset-x="2.83pt" draw:shadow-offset-y="2.83pt" draw:caption-escape-direction="auto"/>
    </style:style>
    <style:style style:name="gr211" style:family="graphic">
      <style:graphic-properties draw:marker-start="Arrowheads_20_1" draw:marker-start-width="5.67pt" draw:marker-start-center="false" draw:fill="solid" draw:fill-color="#ffffc0" draw:auto-grow-height="true" draw:auto-grow-width="false" fo:min-height="58.51pt" fo:padding-top="2.83pt" fo:padding-bottom="2.83pt" fo:padding-left="2.83pt" fo:padding-right="2.83pt" draw:shadow="hidden" draw:shadow-offset-x="2.83pt" draw:shadow-offset-y="2.83pt" draw:caption-escape-direction="auto"/>
    </style:style>
    <style:style style:name="gr212" style:family="graphic">
      <style:graphic-properties draw:marker-start="Arrowheads_20_1" draw:marker-start-width="5.67pt" draw:marker-start-center="false" draw:fill="solid" draw:fill-color="#ffffc0" draw:auto-grow-height="true" draw:auto-grow-width="false" fo:min-height="84.3pt" fo:padding-top="2.83pt" fo:padding-bottom="2.83pt" fo:padding-left="2.83pt" fo:padding-right="2.83pt" draw:shadow="hidden" draw:shadow-offset-x="2.83pt" draw:shadow-offset-y="2.83pt" draw:caption-escape-direction="auto"/>
    </style:style>
    <style:style style:name="gr213" style:family="graphic">
      <style:graphic-properties draw:marker-start="Arrowheads_20_1" draw:marker-start-width="5.67pt" draw:marker-start-center="false" draw:fill="solid" draw:fill-color="#ffffc0" draw:auto-grow-height="true" draw:auto-grow-width="false" fo:min-height="63.21pt" fo:padding-top="2.83pt" fo:padding-bottom="2.83pt" fo:padding-left="2.83pt" fo:padding-right="2.83pt" draw:shadow="hidden" draw:shadow-offset-x="2.83pt" draw:shadow-offset-y="2.83pt" draw:caption-escape-direction="auto"/>
    </style:style>
    <style:style style:name="gr214" style:family="graphic">
      <style:graphic-properties draw:marker-start="Arrowheads_20_1" draw:marker-start-width="5.67pt" draw:marker-start-center="false" draw:fill="solid" draw:fill-color="#ffffc0" draw:auto-grow-height="true" draw:auto-grow-width="false" fo:min-height="121.46pt" fo:padding-top="2.83pt" fo:padding-bottom="2.83pt" fo:padding-left="2.83pt" fo:padding-right="2.83pt" draw:shadow="hidden" draw:shadow-offset-x="2.83pt" draw:shadow-offset-y="2.83pt" draw:caption-escape-direction="auto"/>
    </style:style>
    <style:style style:name="gr215" style:family="graphic">
      <style:graphic-properties draw:marker-start="Arrowheads_20_1" draw:marker-start-width="5.67pt" draw:marker-start-center="false" draw:fill="solid" draw:fill-color="#ffffc0" draw:auto-grow-height="true" draw:auto-grow-width="false" fo:min-height="73.28pt" fo:padding-top="2.83pt" fo:padding-bottom="2.83pt" fo:padding-left="2.83pt" fo:padding-right="2.83pt" draw:shadow="hidden" draw:shadow-offset-x="2.83pt" draw:shadow-offset-y="2.83pt" draw:caption-escape-direction="auto"/>
    </style:style>
    <style:style style:name="gr216" style:family="graphic">
      <style:graphic-properties draw:marker-start="Arrowheads_20_1" draw:marker-start-width="5.67pt" draw:marker-start-center="false" draw:fill="solid" draw:fill-color="#ffffc0" draw:auto-grow-height="true" draw:auto-grow-width="false" fo:min-height="88.55pt" fo:padding-top="2.83pt" fo:padding-bottom="2.83pt" fo:padding-left="2.83pt" fo:padding-right="2.83pt" draw:shadow="hidden" draw:shadow-offset-x="2.83pt" draw:shadow-offset-y="2.83pt" draw:caption-escape-direction="auto"/>
    </style:style>
    <style:style style:name="gr217" style:family="graphic">
      <style:graphic-properties draw:marker-start="Arrowheads_20_1" draw:marker-start-width="5.67pt" draw:marker-start-center="false" draw:fill="solid" draw:fill-color="#ffffc0" draw:auto-grow-height="true" draw:auto-grow-width="false" fo:min-height="47.11pt" fo:padding-top="2.83pt" fo:padding-bottom="2.83pt" fo:padding-left="2.83pt" fo:padding-right="2.83pt" draw:shadow="hidden" draw:shadow-offset-x="2.83pt" draw:shadow-offset-y="2.83pt" draw:caption-escape-direction="auto"/>
    </style:style>
    <style:style style:name="gr218" style:family="graphic">
      <style:graphic-properties draw:marker-start="Arrowheads_20_1" draw:marker-start-width="5.67pt" draw:marker-start-center="false" draw:fill="solid" draw:fill-color="#ffffc0" draw:auto-grow-height="true" draw:auto-grow-width="false" fo:min-height="77.39pt" fo:padding-top="2.83pt" fo:padding-bottom="2.83pt" fo:padding-left="2.83pt" fo:padding-right="2.83pt" draw:shadow="hidden" draw:shadow-offset-x="2.83pt" draw:shadow-offset-y="2.83pt" draw:caption-escape-direction="auto"/>
    </style:style>
    <style:style style:name="gr219" style:family="graphic">
      <style:graphic-properties draw:marker-start="Arrowheads_20_1" draw:marker-start-width="5.67pt" draw:marker-start-center="false" draw:fill="solid" draw:fill-color="#ffffc0" draw:auto-grow-height="true" draw:auto-grow-width="false" fo:min-height="84.27pt" fo:padding-top="2.83pt" fo:padding-bottom="2.83pt" fo:padding-left="2.83pt" fo:padding-right="2.83pt" draw:shadow="hidden" draw:shadow-offset-x="2.83pt" draw:shadow-offset-y="2.83pt" draw:caption-escape-direction="auto"/>
    </style:style>
    <style:style style:name="gr220" style:family="graphic">
      <style:graphic-properties draw:marker-start="Arrowheads_20_1" draw:marker-start-width="5.67pt" draw:marker-start-center="false" draw:fill="solid" draw:fill-color="#ffffc0" draw:auto-grow-height="true" draw:auto-grow-width="false" fo:min-height="106.41pt" fo:padding-top="2.83pt" fo:padding-bottom="2.83pt" fo:padding-left="2.83pt" fo:padding-right="2.83pt" draw:shadow="hidden" draw:shadow-offset-x="2.83pt" draw:shadow-offset-y="2.83pt" draw:caption-escape-direction="auto"/>
    </style:style>
    <style:style style:name="gr221" style:family="graphic">
      <style:graphic-properties draw:marker-start="Arrowheads_20_1" draw:marker-start-width="5.67pt" draw:marker-start-center="false" draw:fill="solid" draw:fill-color="#ffffc0" draw:auto-grow-height="true" draw:auto-grow-width="false" fo:min-height="86.2pt" fo:padding-top="2.83pt" fo:padding-bottom="2.83pt" fo:padding-left="2.83pt" fo:padding-right="2.83pt" draw:shadow="hidden" draw:shadow-offset-x="2.83pt" draw:shadow-offset-y="2.83pt" draw:caption-escape-direction="auto"/>
    </style:style>
    <style:style style:name="gr222" style:family="graphic">
      <style:graphic-properties draw:marker-start="Arrowheads_20_1" draw:marker-start-width="5.67pt" draw:marker-start-center="false" draw:fill="solid" draw:fill-color="#ffffc0" draw:auto-grow-height="true" draw:auto-grow-width="false" fo:min-height="132.92pt" fo:padding-top="2.83pt" fo:padding-bottom="2.83pt" fo:padding-left="2.83pt" fo:padding-right="2.83pt" draw:shadow="hidden" draw:shadow-offset-x="2.83pt" draw:shadow-offset-y="2.83pt" draw:caption-escape-direction="auto"/>
    </style:style>
    <style:style style:name="gr223" style:family="graphic">
      <style:graphic-properties draw:marker-start="Arrowheads_20_1" draw:marker-start-width="5.67pt" draw:marker-start-center="false" draw:fill="solid" draw:fill-color="#ffffc0" draw:auto-grow-height="true" draw:auto-grow-width="false" fo:min-height="62.56pt" fo:padding-top="2.83pt" fo:padding-bottom="2.83pt" fo:padding-left="2.83pt" fo:padding-right="2.83pt" draw:shadow="hidden" draw:shadow-offset-x="2.83pt" draw:shadow-offset-y="2.83pt" draw:caption-escape-direction="auto"/>
    </style:style>
    <style:style style:name="gr224" style:family="graphic">
      <style:graphic-properties draw:marker-start="Arrowheads_20_1" draw:marker-start-width="5.67pt" draw:marker-start-center="false" draw:fill="solid" draw:fill-color="#ffffc0" draw:auto-grow-height="true" draw:auto-grow-width="false" fo:min-height="136.83pt" fo:padding-top="2.83pt" fo:padding-bottom="2.83pt" fo:padding-left="2.83pt" fo:padding-right="2.83pt" draw:shadow="hidden" draw:shadow-offset-x="2.83pt" draw:shadow-offset-y="2.83pt" draw:caption-escape-direction="auto"/>
    </style:style>
    <style:style style:name="gr225" style:family="graphic">
      <style:graphic-properties draw:marker-start="Arrowheads_20_1" draw:marker-start-width="5.67pt" draw:marker-start-center="false" draw:fill="solid" draw:fill-color="#ffffc0" draw:auto-grow-height="true" draw:auto-grow-width="false" fo:min-height="69.31pt" fo:padding-top="2.83pt" fo:padding-bottom="2.83pt" fo:padding-left="2.83pt" fo:padding-right="2.83pt" draw:shadow="hidden" draw:shadow-offset-x="2.83pt" draw:shadow-offset-y="2.83pt" draw:caption-escape-direction="auto"/>
    </style:style>
    <style:style style:name="gr226" style:family="graphic">
      <style:graphic-properties draw:marker-start="Arrowheads_20_1" draw:marker-start-width="5.67pt" draw:marker-start-center="false" draw:fill="solid" draw:fill-color="#ffffc0" draw:auto-grow-height="true" draw:auto-grow-width="false" fo:min-height="69.02pt" fo:padding-top="2.83pt" fo:padding-bottom="2.83pt" fo:padding-left="2.83pt" fo:padding-right="2.83pt" draw:shadow="hidden" draw:shadow-offset-x="2.83pt" draw:shadow-offset-y="2.83pt" draw:caption-escape-direction="auto"/>
    </style:style>
    <style:style style:name="gr227" style:family="graphic">
      <style:graphic-properties draw:marker-start="Arrowheads_20_1" draw:marker-start-width="5.67pt" draw:marker-start-center="false" draw:fill="solid" draw:fill-color="#ffffc0" draw:auto-grow-height="true" draw:auto-grow-width="false" fo:min-height="72.82pt" fo:padding-top="2.83pt" fo:padding-bottom="2.83pt" fo:padding-left="2.83pt" fo:padding-right="2.83pt" draw:shadow="hidden" draw:shadow-offset-x="2.83pt" draw:shadow-offset-y="2.83pt" draw:caption-escape-direction="auto"/>
    </style:style>
    <style:style style:name="gr228" style:family="graphic">
      <style:graphic-properties draw:marker-start="Arrowheads_20_1" draw:marker-start-width="5.67pt" draw:marker-start-center="false" draw:fill="solid" draw:fill-color="#ffffc0" draw:auto-grow-height="true" draw:auto-grow-width="false" fo:min-height="51.36pt" fo:padding-top="2.83pt" fo:padding-bottom="2.83pt" fo:padding-left="2.83pt" fo:padding-right="2.83pt" draw:shadow="hidden" draw:shadow-offset-x="2.83pt" draw:shadow-offset-y="2.83pt" draw:caption-escape-direction="auto"/>
    </style:style>
    <style:style style:name="gr229" style:family="graphic">
      <style:graphic-properties draw:marker-start="Arrowheads_20_1" draw:marker-start-width="5.67pt" draw:marker-start-center="false" draw:fill="solid" draw:fill-color="#ffffc0" draw:auto-grow-height="true" draw:auto-grow-width="false" fo:min-height="71.06pt" fo:padding-top="2.83pt" fo:padding-bottom="2.83pt" fo:padding-left="2.83pt" fo:padding-right="2.83pt" draw:shadow="hidden" draw:shadow-offset-x="2.83pt" draw:shadow-offset-y="2.83pt" draw:caption-escape-direction="auto"/>
    </style:style>
    <style:style style:name="gr230" style:family="graphic">
      <style:graphic-properties draw:marker-start="Arrowheads_20_1" draw:marker-start-width="5.67pt" draw:marker-start-center="false" draw:fill="solid" draw:fill-color="#ffffc0" draw:auto-grow-height="true" draw:auto-grow-width="false" fo:min-height="65.17pt" fo:padding-top="2.83pt" fo:padding-bottom="2.83pt" fo:padding-left="2.83pt" fo:padding-right="2.83pt" draw:shadow="hidden" draw:shadow-offset-x="2.83pt" draw:shadow-offset-y="2.83pt" draw:caption-escape-direction="auto"/>
    </style:style>
    <style:style style:name="gr231" style:family="graphic">
      <style:graphic-properties draw:marker-start="Arrowheads_20_1" draw:marker-start-width="5.67pt" draw:marker-start-center="false" draw:fill="solid" draw:fill-color="#ffffc0" draw:auto-grow-height="true" draw:auto-grow-width="false" fo:min-height="37.36pt" fo:padding-top="2.83pt" fo:padding-bottom="2.83pt" fo:padding-left="2.83pt" fo:padding-right="2.83pt" draw:shadow="hidden" draw:shadow-offset-x="2.83pt" draw:shadow-offset-y="2.83pt" draw:caption-escape-direction="auto"/>
    </style:style>
    <style:style style:name="gr232" style:family="graphic">
      <style:graphic-properties draw:marker-start="Arrowheads_20_1" draw:marker-start-width="5.67pt" draw:marker-start-center="false" draw:fill="solid" draw:fill-color="#ffffc0" draw:auto-grow-height="true" draw:auto-grow-width="false" fo:min-height="75.15pt" fo:padding-top="2.83pt" fo:padding-bottom="2.83pt" fo:padding-left="2.83pt" fo:padding-right="2.83pt" draw:shadow="hidden" draw:shadow-offset-x="2.83pt" draw:shadow-offset-y="2.83pt" draw:caption-escape-direction="auto"/>
    </style:style>
    <style:style style:name="gr233" style:family="graphic">
      <style:graphic-properties draw:marker-start="Arrowheads_20_1" draw:marker-start-width="5.67pt" draw:marker-start-center="false" draw:fill="solid" draw:fill-color="#ffffc0" draw:auto-grow-height="true" draw:auto-grow-width="false" fo:min-height="113.1pt" fo:padding-top="2.83pt" fo:padding-bottom="2.83pt" fo:padding-left="2.83pt" fo:padding-right="2.83pt" draw:shadow="hidden" draw:shadow-offset-x="2.83pt" draw:shadow-offset-y="2.83pt" draw:caption-escape-direction="auto"/>
    </style:style>
    <style:style style:name="gr234" style:family="graphic">
      <style:graphic-properties draw:marker-start="Arrowheads_20_1" draw:marker-start-width="5.67pt" draw:marker-start-center="false" draw:fill="solid" draw:fill-color="#ffffc0" draw:auto-grow-height="true" draw:auto-grow-width="false" fo:min-height="86.17pt" fo:padding-top="2.83pt" fo:padding-bottom="2.83pt" fo:padding-left="2.83pt" fo:padding-right="2.83pt" draw:shadow="hidden" draw:shadow-offset-x="2.83pt" draw:shadow-offset-y="2.83pt" draw:caption-escape-direction="auto"/>
    </style:style>
    <style:style style:name="gr235" style:family="graphic">
      <style:graphic-properties draw:marker-start="Arrowheads_20_1" draw:marker-start-width="5.67pt" draw:marker-start-center="false" draw:fill="solid" draw:fill-color="#ffffc0" draw:auto-grow-height="true" draw:auto-grow-width="false" fo:min-height="179.55pt" fo:padding-top="2.83pt" fo:padding-bottom="2.83pt" fo:padding-left="2.83pt" fo:padding-right="2.83pt" draw:shadow="hidden" draw:shadow-offset-x="2.83pt" draw:shadow-offset-y="2.83pt" draw:caption-escape-direction="auto"/>
    </style:style>
    <style:style style:name="gr236" style:family="graphic">
      <style:graphic-properties draw:marker-start="Arrowheads_20_1" draw:marker-start-width="5.67pt" draw:marker-start-center="false" draw:fill="solid" draw:fill-color="#ffffc0" draw:auto-grow-height="true" draw:auto-grow-width="false" fo:min-height="101.54pt" fo:padding-top="2.83pt" fo:padding-bottom="2.83pt" fo:padding-left="2.83pt" fo:padding-right="2.83pt" draw:shadow="hidden" draw:shadow-offset-x="2.83pt" draw:shadow-offset-y="2.83pt" draw:caption-escape-direction="auto"/>
    </style:style>
    <style:style style:name="gr237" style:family="graphic">
      <style:graphic-properties draw:marker-start="Arrowheads_20_1" draw:marker-start-width="5.67pt" draw:marker-start-center="false" draw:fill="solid" draw:fill-color="#ffffc0" draw:auto-grow-height="true" draw:auto-grow-width="false" fo:min-height="56.38pt" fo:padding-top="2.83pt" fo:padding-bottom="2.83pt" fo:padding-left="2.83pt" fo:padding-right="2.83pt" draw:shadow="hidden" draw:shadow-offset-x="2.83pt" draw:shadow-offset-y="2.83pt" draw:caption-escape-direction="auto"/>
    </style:style>
    <style:style style:name="gr238" style:family="graphic">
      <style:graphic-properties draw:marker-start="Arrowheads_20_1" draw:marker-start-width="5.67pt" draw:marker-start-center="false" draw:fill="solid" draw:fill-color="#ffffc0" draw:auto-grow-height="true" draw:auto-grow-width="false" fo:min-height="67.95pt" fo:padding-top="2.83pt" fo:padding-bottom="2.83pt" fo:padding-left="2.83pt" fo:padding-right="2.83pt" draw:shadow="hidden" draw:shadow-offset-x="2.83pt" draw:shadow-offset-y="2.83pt" draw:caption-escape-direction="auto"/>
    </style:style>
    <style:style style:name="gr239" style:family="graphic">
      <style:graphic-properties draw:marker-start="Arrowheads_20_1" draw:marker-start-width="5.67pt" draw:marker-start-center="false" draw:fill="solid" draw:fill-color="#ffffc0" draw:auto-grow-height="true" draw:auto-grow-width="false" fo:min-height="51.05pt" fo:padding-top="2.83pt" fo:padding-bottom="2.83pt" fo:padding-left="2.83pt" fo:padding-right="2.83pt" draw:shadow="hidden" draw:shadow-offset-x="2.83pt" draw:shadow-offset-y="2.83pt" draw:caption-escape-direction="auto"/>
    </style:style>
    <style:style style:name="gr240" style:family="graphic">
      <style:graphic-properties draw:marker-start="Arrowheads_20_1" draw:marker-start-width="5.67pt" draw:marker-start-center="false" draw:fill="solid" draw:fill-color="#ffffc0" draw:auto-grow-height="true" draw:auto-grow-width="false" fo:min-height="78.35pt" fo:padding-top="2.83pt" fo:padding-bottom="2.83pt" fo:padding-left="2.83pt" fo:padding-right="2.83pt" draw:shadow="hidden" draw:shadow-offset-x="2.83pt" draw:shadow-offset-y="2.83pt" draw:caption-escape-direction="auto"/>
    </style:style>
    <style:style style:name="gr241" style:family="graphic">
      <style:graphic-properties draw:marker-start="Arrowheads_20_1" draw:marker-start-width="5.67pt" draw:marker-start-center="false" draw:fill="solid" draw:fill-color="#ffffc0" draw:auto-grow-height="true" draw:auto-grow-width="false" fo:min-height="76.93pt" fo:padding-top="2.83pt" fo:padding-bottom="2.83pt" fo:padding-left="2.83pt" fo:padding-right="2.83pt" draw:shadow="hidden" draw:shadow-offset-x="2.83pt" draw:shadow-offset-y="2.83pt" draw:caption-escape-direction="auto"/>
    </style:style>
    <style:style style:name="gr242" style:family="graphic">
      <style:graphic-properties draw:marker-start="Arrowheads_20_1" draw:marker-start-width="5.67pt" draw:marker-start-center="false" draw:fill="solid" draw:fill-color="#ffffc0" draw:auto-grow-height="true" draw:auto-grow-width="false" fo:min-height="71.69pt" fo:padding-top="2.83pt" fo:padding-bottom="2.83pt" fo:padding-left="2.83pt" fo:padding-right="2.83pt" draw:shadow="hidden" draw:shadow-offset-x="2.83pt" draw:shadow-offset-y="2.83pt" draw:caption-escape-direction="auto"/>
    </style:style>
    <style:style style:name="gr243" style:family="graphic">
      <style:graphic-properties draw:marker-start="Arrowheads_20_1" draw:marker-start-width="5.67pt" draw:marker-start-center="false" draw:fill="solid" draw:fill-color="#ffffc0" draw:auto-grow-height="true" draw:auto-grow-width="false" fo:min-height="59.84pt" fo:padding-top="2.83pt" fo:padding-bottom="2.83pt" fo:padding-left="2.83pt" fo:padding-right="2.83pt" draw:shadow="hidden" draw:shadow-offset-x="2.83pt" draw:shadow-offset-y="2.83pt" draw:caption-escape-direction="auto"/>
    </style:style>
    <style:style style:name="gr244" style:family="graphic">
      <style:graphic-properties draw:marker-start="Arrowheads_20_1" draw:marker-start-width="5.67pt" draw:marker-start-center="false" draw:fill="solid" draw:fill-color="#ffffc0" draw:auto-grow-height="true" draw:auto-grow-width="false" fo:min-height="35.72pt" fo:padding-top="2.83pt" fo:padding-bottom="2.83pt" fo:padding-left="2.83pt" fo:padding-right="2.83pt" draw:shadow="hidden" draw:shadow-offset-x="2.83pt" draw:shadow-offset-y="2.83pt" draw:caption-escape-direction="auto"/>
    </style:style>
    <style:style style:name="gr245" style:family="graphic">
      <style:graphic-properties draw:marker-start="Arrowheads_20_1" draw:marker-start-width="5.67pt" draw:marker-start-center="false" draw:fill="solid" draw:fill-color="#ffffc0" draw:auto-grow-height="true" draw:auto-grow-width="false" fo:min-height="361.98pt" fo:padding-top="2.83pt" fo:padding-bottom="2.83pt" fo:padding-left="2.83pt" fo:padding-right="2.83pt" draw:shadow="hidden" draw:shadow-offset-x="2.83pt" draw:shadow-offset-y="2.83pt" draw:caption-escape-direction="auto"/>
    </style:style>
    <style:style style:name="gr246" style:family="graphic">
      <style:graphic-properties draw:marker-start="Arrowheads_20_1" draw:marker-start-width="5.67pt" draw:marker-start-center="false" draw:fill="solid" draw:fill-color="#ffffc0" draw:auto-grow-height="true" draw:auto-grow-width="false" fo:min-height="45.35pt" fo:padding-top="2.83pt" fo:padding-bottom="2.83pt" fo:padding-left="2.83pt" fo:padding-right="2.83pt" draw:shadow="hidden" draw:shadow-offset-x="2.83pt" draw:shadow-offset-y="2.83pt" draw:caption-escape-direction="auto"/>
    </style:style>
    <style:style style:name="gr247" style:family="graphic">
      <style:graphic-properties draw:marker-start="Arrowheads_20_1" draw:marker-start-width="5.67pt" draw:marker-start-center="false" draw:fill="solid" draw:fill-color="#ffffc0" draw:auto-grow-height="true" draw:auto-grow-width="false" fo:min-height="85.29pt" fo:padding-top="2.83pt" fo:padding-bottom="2.83pt" fo:padding-left="2.83pt" fo:padding-right="2.83pt" draw:shadow="hidden" draw:shadow-offset-x="2.83pt" draw:shadow-offset-y="2.83pt" draw:caption-escape-direction="auto"/>
    </style:style>
    <style:style style:name="gr248" style:family="graphic">
      <style:graphic-properties draw:marker-start="Arrowheads_20_1" draw:marker-start-width="5.67pt" draw:marker-start-center="false" draw:fill="solid" draw:fill-color="#ffffc0" draw:auto-grow-height="true" draw:auto-grow-width="false" fo:min-height="49.44pt" fo:padding-top="2.83pt" fo:padding-bottom="2.83pt" fo:padding-left="2.83pt" fo:padding-right="2.83pt" draw:shadow="hidden" draw:shadow-offset-x="2.83pt" draw:shadow-offset-y="2.83pt" draw:caption-escape-direction="auto"/>
    </style:style>
    <style:style style:name="gr249" style:family="graphic">
      <style:graphic-properties draw:marker-start="Arrowheads_20_1" draw:marker-start-width="5.67pt" draw:marker-start-center="false" draw:fill="solid" draw:fill-color="#ffffc0" draw:auto-grow-height="true" draw:auto-grow-width="false" fo:min-height="61.91pt" fo:padding-top="2.83pt" fo:padding-bottom="2.83pt" fo:padding-left="2.83pt" fo:padding-right="2.83pt" draw:shadow="hidden" draw:shadow-offset-x="2.83pt" draw:shadow-offset-y="2.83pt" draw:caption-escape-direction="auto"/>
    </style:style>
    <style:style style:name="gr250" style:family="graphic">
      <style:graphic-properties draw:marker-start="Arrowheads_20_1" draw:marker-start-width="5.67pt" draw:marker-start-center="false" draw:fill="solid" draw:fill-color="#ffffc0" draw:auto-grow-height="true" draw:auto-grow-width="false" fo:min-height="99.95pt" fo:padding-top="2.83pt" fo:padding-bottom="2.83pt" fo:padding-left="2.83pt" fo:padding-right="2.83pt" draw:shadow="hidden" draw:shadow-offset-x="2.83pt" draw:shadow-offset-y="2.83pt" draw:caption-escape-direction="auto"/>
    </style:style>
    <style:style style:name="gr251" style:family="graphic">
      <style:graphic-properties draw:marker-start="Arrowheads_20_1" draw:marker-start-width="5.67pt" draw:marker-start-center="false" draw:fill="solid" draw:fill-color="#ffffc0" draw:auto-grow-height="true" draw:auto-grow-width="false" fo:min-height="75.32pt" fo:padding-top="2.83pt" fo:padding-bottom="2.83pt" fo:padding-left="2.83pt" fo:padding-right="2.83pt" draw:shadow="hidden" draw:shadow-offset-x="2.83pt" draw:shadow-offset-y="2.83pt" draw:caption-escape-direction="auto"/>
    </style:style>
    <style:style style:name="gr252" style:family="graphic">
      <style:graphic-properties draw:marker-start="Arrowheads_20_1" draw:marker-start-width="5.67pt" draw:marker-start-center="false" draw:fill="solid" draw:fill-color="#ffffc0" draw:auto-grow-height="true" draw:auto-grow-width="false" fo:min-height="89.72pt" fo:padding-top="2.83pt" fo:padding-bottom="2.83pt" fo:padding-left="2.83pt" fo:padding-right="2.83pt" draw:shadow="hidden" draw:shadow-offset-x="2.83pt" draw:shadow-offset-y="2.83pt" draw:caption-escape-direction="auto"/>
    </style:style>
    <style:style style:name="gr253" style:family="graphic">
      <style:graphic-properties draw:marker-start="Arrowheads_20_1" draw:marker-start-width="5.67pt" draw:marker-start-center="false" draw:fill="solid" draw:fill-color="#ffffc0" draw:auto-grow-height="true" draw:auto-grow-width="false" fo:min-height="73.98pt" fo:padding-top="2.83pt" fo:padding-bottom="2.83pt" fo:padding-left="2.83pt" fo:padding-right="2.83pt" draw:shadow="hidden" draw:shadow-offset-x="2.83pt" draw:shadow-offset-y="2.83pt" draw:caption-escape-direction="auto"/>
    </style:style>
    <style:style style:name="gr254" style:family="graphic">
      <style:graphic-properties draw:marker-start="Arrowheads_20_1" draw:marker-start-width="5.67pt" draw:marker-start-center="false" draw:fill="solid" draw:fill-color="#ffffc0" draw:auto-grow-height="true" draw:auto-grow-width="false" fo:min-height="77.78pt" fo:padding-top="2.83pt" fo:padding-bottom="2.83pt" fo:padding-left="2.83pt" fo:padding-right="2.83pt" draw:shadow="hidden" draw:shadow-offset-x="2.83pt" draw:shadow-offset-y="2.83pt" draw:caption-escape-direction="auto"/>
    </style:style>
    <style:style style:name="gr255" style:family="graphic">
      <style:graphic-properties draw:marker-start="Arrowheads_20_1" draw:marker-start-width="5.67pt" draw:marker-start-center="false" draw:fill="solid" draw:fill-color="#ffffc0" draw:auto-grow-height="true" draw:auto-grow-width="false" fo:min-height="55.28pt" fo:padding-top="2.83pt" fo:padding-bottom="2.83pt" fo:padding-left="2.83pt" fo:padding-right="2.83pt" draw:shadow="hidden" draw:shadow-offset-x="2.83pt" draw:shadow-offset-y="2.83pt" draw:caption-escape-direction="auto"/>
    </style:style>
    <style:style style:name="gr256" style:family="graphic">
      <style:graphic-properties draw:marker-start="Arrowheads_20_1" draw:marker-start-width="5.67pt" draw:marker-start-center="false" draw:fill="solid" draw:fill-color="#ffffc0" draw:auto-grow-height="true" draw:auto-grow-width="false" fo:min-height="52.55pt" fo:padding-top="2.83pt" fo:padding-bottom="2.83pt" fo:padding-left="2.83pt" fo:padding-right="2.83pt" draw:shadow="hidden" draw:shadow-offset-x="2.83pt" draw:shadow-offset-y="2.83pt" draw:caption-escape-direction="auto"/>
    </style:style>
    <style:style style:name="gr257" style:family="graphic">
      <style:graphic-properties draw:marker-start="Arrowheads_20_1" draw:marker-start-width="5.67pt" draw:marker-start-center="false" draw:fill="solid" draw:fill-color="#ffffc0" draw:auto-grow-height="true" draw:auto-grow-width="false" fo:min-height="80.42pt" fo:padding-top="2.83pt" fo:padding-bottom="2.83pt" fo:padding-left="2.83pt" fo:padding-right="2.83pt" draw:shadow="hidden" draw:shadow-offset-x="2.83pt" draw:shadow-offset-y="2.83pt" draw:caption-escape-direction="auto"/>
    </style:style>
    <style:style style:name="gr258" style:family="graphic">
      <style:graphic-properties draw:marker-start="Arrowheads_20_1" draw:marker-start-width="5.67pt" draw:marker-start-center="false" draw:fill="solid" draw:fill-color="#ffffc0" draw:auto-grow-height="true" draw:auto-grow-width="false" fo:min-height="268.75pt" fo:padding-top="2.83pt" fo:padding-bottom="2.83pt" fo:padding-left="2.83pt" fo:padding-right="2.83pt" draw:shadow="hidden" draw:shadow-offset-x="2.83pt" draw:shadow-offset-y="2.83pt" draw:caption-escape-direction="auto"/>
    </style:style>
    <style:style style:name="gr259" style:family="graphic">
      <style:graphic-properties draw:marker-start="Arrowheads_20_1" draw:marker-start-width="5.67pt" draw:marker-start-center="false" draw:fill="solid" draw:fill-color="#ffffc0" draw:auto-grow-height="true" draw:auto-grow-width="false" fo:min-height="102.19pt" fo:padding-top="2.83pt" fo:padding-bottom="2.83pt" fo:padding-left="2.83pt" fo:padding-right="2.83pt" draw:shadow="hidden" draw:shadow-offset-x="2.83pt" draw:shadow-offset-y="2.83pt" draw:caption-escape-direction="auto"/>
    </style:style>
    <style:style style:name="gr260" style:family="graphic">
      <style:graphic-properties draw:marker-start="Arrowheads_20_1" draw:marker-start-width="5.67pt" draw:marker-start-center="false" draw:fill="solid" draw:fill-color="#ffffc0" draw:auto-grow-height="true" draw:auto-grow-width="false" fo:min-height="71.6pt" fo:padding-top="2.83pt" fo:padding-bottom="2.83pt" fo:padding-left="2.83pt" fo:padding-right="2.83pt" draw:shadow="hidden" draw:shadow-offset-x="2.83pt" draw:shadow-offset-y="2.83pt" draw:caption-escape-direction="auto"/>
    </style:style>
    <style:style style:name="gr261" style:family="graphic">
      <style:graphic-properties draw:marker-start="Arrowheads_20_1" draw:marker-start-width="5.67pt" draw:marker-start-center="false" draw:fill="solid" draw:fill-color="#ffffc0" draw:auto-grow-height="true" draw:auto-grow-width="false" fo:min-height="44.25pt" fo:padding-top="2.83pt" fo:padding-bottom="2.83pt" fo:padding-left="2.83pt" fo:padding-right="2.83pt" draw:shadow="hidden" draw:shadow-offset-x="2.83pt" draw:shadow-offset-y="2.83pt" draw:caption-escape-direction="auto"/>
    </style:style>
    <style:style style:name="gr262" style:family="graphic">
      <style:graphic-properties draw:marker-start="Arrowheads_20_1" draw:marker-start-width="5.67pt" draw:marker-start-center="false" draw:fill="solid" draw:fill-color="#ffffc0" draw:auto-grow-height="true" draw:auto-grow-width="false" fo:min-height="52.67pt" fo:padding-top="2.83pt" fo:padding-bottom="2.83pt" fo:padding-left="2.83pt" fo:padding-right="2.83pt" draw:shadow="hidden" draw:shadow-offset-x="2.83pt" draw:shadow-offset-y="2.83pt" draw:caption-escape-direction="auto"/>
    </style:style>
    <style:style style:name="gr263" style:family="graphic">
      <style:graphic-properties draw:marker-start="Arrowheads_20_1" draw:marker-start-width="5.67pt" draw:marker-start-center="false" draw:fill="solid" draw:fill-color="#ffffc0" draw:auto-grow-height="true" draw:auto-grow-width="false" fo:min-height="59.64pt" fo:padding-top="2.83pt" fo:padding-bottom="2.83pt" fo:padding-left="2.83pt" fo:padding-right="2.83pt" draw:shadow="hidden" draw:shadow-offset-x="2.83pt" draw:shadow-offset-y="2.83pt" draw:caption-escape-direction="auto"/>
    </style:style>
    <style:style style:name="gr264" style:family="graphic">
      <style:graphic-properties draw:marker-start="Arrowheads_20_1" draw:marker-start-width="5.67pt" draw:marker-start-center="false" draw:fill="solid" draw:fill-color="#ffffc0" draw:auto-grow-height="true" draw:auto-grow-width="false" fo:min-height="64.18pt" fo:padding-top="2.83pt" fo:padding-bottom="2.83pt" fo:padding-left="2.83pt" fo:padding-right="2.83pt" draw:shadow="hidden" draw:shadow-offset-x="2.83pt" draw:shadow-offset-y="2.83pt" draw:caption-escape-direction="auto"/>
    </style:style>
    <style:style style:name="gr265" style:family="graphic">
      <style:graphic-properties draw:marker-start="Arrowheads_20_1" draw:marker-start-width="5.67pt" draw:marker-start-center="false" draw:fill="solid" draw:fill-color="#ffffc0" draw:auto-grow-height="true" draw:auto-grow-width="false" fo:min-height="66.53pt" fo:padding-top="2.83pt" fo:padding-bottom="2.83pt" fo:padding-left="2.83pt" fo:padding-right="2.83pt" draw:shadow="hidden" draw:shadow-offset-x="2.83pt" draw:shadow-offset-y="2.83pt" draw:caption-escape-direction="auto"/>
    </style:style>
    <style:style style:name="gr266" style:family="graphic">
      <style:graphic-properties draw:marker-start="Arrowheads_20_1" draw:marker-start-width="5.67pt" draw:marker-start-center="false" draw:fill="solid" draw:fill-color="#ffffc0" draw:auto-grow-height="true" draw:auto-grow-width="false" fo:min-height="89.52pt" fo:padding-top="2.83pt" fo:padding-bottom="2.83pt" fo:padding-left="2.83pt" fo:padding-right="2.83pt" draw:shadow="hidden" draw:shadow-offset-x="2.83pt" draw:shadow-offset-y="2.83pt" draw:caption-escape-direction="auto"/>
    </style:style>
    <style:style style:name="gr267" style:family="graphic">
      <style:graphic-properties draw:marker-start="Arrowheads_20_1" draw:marker-start-width="5.67pt" draw:marker-start-center="false" draw:fill="solid" draw:fill-color="#ffffc0" draw:auto-grow-height="true" draw:auto-grow-width="false" fo:min-height="47.31pt" fo:padding-top="2.83pt" fo:padding-bottom="2.83pt" fo:padding-left="2.83pt" fo:padding-right="2.83pt" draw:shadow="hidden" draw:shadow-offset-x="2.83pt" draw:shadow-offset-y="2.83pt" draw:caption-escape-direction="auto"/>
    </style:style>
    <style:style style:name="gr268" style:family="graphic">
      <style:graphic-properties draw:marker-start="Arrowheads_20_1" draw:marker-start-width="5.67pt" draw:marker-start-center="false" draw:fill="solid" draw:fill-color="#ffffc0" draw:auto-grow-height="true" draw:auto-grow-width="false" fo:min-height="58.42pt" fo:padding-top="2.83pt" fo:padding-bottom="2.83pt" fo:padding-left="2.83pt" fo:padding-right="2.83pt" draw:shadow="hidden" draw:shadow-offset-x="2.83pt" draw:shadow-offset-y="2.83pt" draw:caption-escape-direction="auto"/>
    </style:style>
    <style:style style:name="gr269" style:family="graphic">
      <style:graphic-properties draw:marker-start="Arrowheads_20_1" draw:marker-start-width="5.67pt" draw:marker-start-center="false" draw:fill="solid" draw:fill-color="#ffffc0" draw:auto-grow-height="true" draw:auto-grow-width="false" fo:min-height="93.34pt" fo:padding-top="2.83pt" fo:padding-bottom="2.83pt" fo:padding-left="2.83pt" fo:padding-right="2.83pt" draw:shadow="hidden" draw:shadow-offset-x="2.83pt" draw:shadow-offset-y="2.83pt" draw:caption-escape-direction="auto"/>
    </style:style>
    <style:style style:name="gr270" style:family="graphic">
      <style:graphic-properties draw:marker-start="Arrowheads_20_1" draw:marker-start-width="5.67pt" draw:marker-start-center="false" draw:fill="solid" draw:fill-color="#ffffc0" draw:auto-grow-height="true" draw:auto-grow-width="false" fo:min-height="45.18pt" fo:padding-top="2.83pt" fo:padding-bottom="2.83pt" fo:padding-left="2.83pt" fo:padding-right="2.83pt" draw:shadow="hidden" draw:shadow-offset-x="2.83pt" draw:shadow-offset-y="2.83pt" draw:caption-escape-direction="auto"/>
    </style:style>
    <style:style style:name="gr271" style:family="graphic">
      <style:graphic-properties draw:marker-start="Arrowheads_20_1" draw:marker-start-width="5.67pt" draw:marker-start-center="false" draw:fill="solid" draw:fill-color="#ffffc0" draw:auto-grow-height="true" draw:auto-grow-width="false" fo:min-height="68.88pt" fo:padding-top="2.83pt" fo:padding-bottom="2.83pt" fo:padding-left="2.83pt" fo:padding-right="2.83pt" draw:shadow="hidden" draw:shadow-offset-x="2.83pt" draw:shadow-offset-y="2.83pt" draw:caption-escape-direction="auto"/>
    </style:style>
    <style:style style:name="gr272" style:family="graphic">
      <style:graphic-properties draw:marker-start="Arrowheads_20_1" draw:marker-start-width="5.67pt" draw:marker-start-center="false" draw:fill="solid" draw:fill-color="#ffffc0" draw:auto-grow-height="true" draw:auto-grow-width="false" fo:min-height="56.86pt" fo:padding-top="2.83pt" fo:padding-bottom="2.83pt" fo:padding-left="2.83pt" fo:padding-right="2.83pt" draw:shadow="hidden" draw:shadow-offset-x="2.83pt" draw:shadow-offset-y="2.83pt" draw:caption-escape-direction="auto"/>
    </style:style>
    <style:style style:name="gr273" style:family="graphic">
      <style:graphic-properties draw:marker-start="Arrowheads_20_1" draw:marker-start-width="5.67pt" draw:marker-start-center="false" draw:fill="solid" draw:fill-color="#ffffc0" draw:auto-grow-height="true" draw:auto-grow-width="false" fo:min-height="44.79pt" fo:padding-top="2.83pt" fo:padding-bottom="2.83pt" fo:padding-left="2.83pt" fo:padding-right="2.83pt" draw:shadow="hidden" draw:shadow-offset-x="2.83pt" draw:shadow-offset-y="2.83pt" draw:caption-escape-direction="auto"/>
    </style:style>
    <style:style style:name="gr274" style:family="graphic">
      <style:graphic-properties draw:marker-start="Arrowheads_20_1" draw:marker-start-width="5.67pt" draw:marker-start-center="false" draw:fill="solid" draw:fill-color="#ffffc0" draw:auto-grow-height="true" draw:auto-grow-width="false" fo:min-height="82.57pt" fo:padding-top="2.83pt" fo:padding-bottom="2.83pt" fo:padding-left="2.83pt" fo:padding-right="2.83pt" draw:shadow="hidden" draw:shadow-offset-x="2.83pt" draw:shadow-offset-y="2.83pt" draw:caption-escape-direction="auto"/>
    </style:style>
    <style:style style:name="gr275" style:family="graphic">
      <style:graphic-properties draw:marker-start="Arrowheads_20_1" draw:marker-start-width="5.67pt" draw:marker-start-center="false" draw:fill="solid" draw:fill-color="#ffffc0" draw:auto-grow-height="true" draw:auto-grow-width="false" fo:min-height="67.58pt" fo:padding-top="2.83pt" fo:padding-bottom="2.83pt" fo:padding-left="2.83pt" fo:padding-right="2.83pt" draw:shadow="hidden" draw:shadow-offset-x="2.83pt" draw:shadow-offset-y="2.83pt" draw:caption-escape-direction="auto"/>
    </style:style>
    <style:style style:name="gr276" style:family="graphic">
      <style:graphic-properties draw:marker-start="Arrowheads_20_1" draw:marker-start-width="5.67pt" draw:marker-start-center="false" draw:fill="solid" draw:fill-color="#ffffc0" draw:auto-grow-height="true" draw:auto-grow-width="false" fo:min-height="57.09pt" fo:padding-top="2.83pt" fo:padding-bottom="2.83pt" fo:padding-left="2.83pt" fo:padding-right="2.83pt" draw:shadow="hidden" draw:shadow-offset-x="2.83pt" draw:shadow-offset-y="2.83pt" draw:caption-escape-direction="auto"/>
    </style:style>
    <style:style style:name="gr277" style:family="graphic">
      <style:graphic-properties draw:marker-start="Arrowheads_20_1" draw:marker-start-width="5.67pt" draw:marker-start-center="false" draw:fill="solid" draw:fill-color="#ffffc0" draw:auto-grow-height="true" draw:auto-grow-width="false" fo:min-height="68.46pt" fo:padding-top="2.83pt" fo:padding-bottom="2.83pt" fo:padding-left="2.83pt" fo:padding-right="2.83pt" draw:shadow="hidden" draw:shadow-offset-x="2.83pt" draw:shadow-offset-y="2.83pt" draw:caption-escape-direction="auto"/>
    </style:style>
    <style:style style:name="gr278" style:family="graphic">
      <style:graphic-properties draw:marker-start="Arrowheads_20_1" draw:marker-start-width="5.67pt" draw:marker-start-center="false" draw:fill="solid" draw:fill-color="#ffffc0" draw:auto-grow-height="true" draw:auto-grow-width="false" fo:min-height="119.4pt" fo:padding-top="2.83pt" fo:padding-bottom="2.83pt" fo:padding-left="2.83pt" fo:padding-right="2.83pt" draw:shadow="hidden" draw:shadow-offset-x="2.83pt" draw:shadow-offset-y="2.83pt" draw:caption-escape-direction="auto"/>
    </style:style>
    <style:style style:name="gr279" style:family="graphic">
      <style:graphic-properties draw:marker-start="Arrowheads_20_1" draw:marker-start-width="5.67pt" draw:marker-start-center="false" draw:fill="solid" draw:fill-color="#ffffc0" draw:auto-grow-height="true" draw:auto-grow-width="false" fo:min-height="65.57pt" fo:padding-top="2.83pt" fo:padding-bottom="2.83pt" fo:padding-left="2.83pt" fo:padding-right="2.83pt" draw:shadow="hidden" draw:shadow-offset-x="2.83pt" draw:shadow-offset-y="2.83pt" draw:caption-escape-direction="auto"/>
    </style:style>
    <style:style style:name="gr280" style:family="graphic">
      <style:graphic-properties draw:marker-start="Arrowheads_20_1" draw:marker-start-width="5.67pt" draw:marker-start-center="false" draw:fill="solid" draw:fill-color="#ffffc0" draw:auto-grow-height="true" draw:auto-grow-width="false" fo:min-height="115.46pt" fo:padding-top="2.83pt" fo:padding-bottom="2.83pt" fo:padding-left="2.83pt" fo:padding-right="2.83pt" draw:shadow="hidden" draw:shadow-offset-x="2.83pt" draw:shadow-offset-y="2.83pt" draw:caption-escape-direction="auto"/>
    </style:style>
    <style:style style:name="gr281" style:family="graphic">
      <style:graphic-properties draw:marker-start="Arrowheads_20_1" draw:marker-start-width="5.67pt" draw:marker-start-center="false" draw:fill="solid" draw:fill-color="#ffffc0" draw:auto-grow-height="true" draw:auto-grow-width="false" fo:min-height="63.52pt" fo:padding-top="2.83pt" fo:padding-bottom="2.83pt" fo:padding-left="2.83pt" fo:padding-right="2.83pt" draw:shadow="hidden" draw:shadow-offset-x="2.83pt" draw:shadow-offset-y="2.83pt" draw:caption-escape-direction="auto"/>
    </style:style>
    <style:style style:name="gr282" style:family="graphic">
      <style:graphic-properties draw:marker-start="Arrowheads_20_1" draw:marker-start-width="5.67pt" draw:marker-start-center="false" draw:fill="solid" draw:fill-color="#ffffc0" draw:auto-grow-height="true" draw:auto-grow-width="false" fo:min-height="62.36pt" fo:padding-top="2.83pt" fo:padding-bottom="2.83pt" fo:padding-left="2.83pt" fo:padding-right="2.83pt" draw:shadow="hidden" draw:shadow-offset-x="2.83pt" draw:shadow-offset-y="2.83pt" draw:caption-escape-direction="auto"/>
    </style:style>
    <style:style style:name="gr283" style:family="graphic">
      <style:graphic-properties draw:marker-start="Arrowheads_20_1" draw:marker-start-width="5.67pt" draw:marker-start-center="false" draw:fill="solid" draw:fill-color="#ffffc0" draw:auto-grow-height="true" draw:auto-grow-width="false" fo:min-height="132.69pt" fo:padding-top="2.83pt" fo:padding-bottom="2.83pt" fo:padding-left="2.83pt" fo:padding-right="2.83pt" draw:shadow="hidden" draw:shadow-offset-x="2.83pt" draw:shadow-offset-y="2.83pt" draw:caption-escape-direction="auto"/>
    </style:style>
    <style:style style:name="gr284" style:family="graphic">
      <style:graphic-properties draw:marker-start="Arrowheads_20_1" draw:marker-start-width="5.67pt" draw:marker-start-center="false" draw:fill="solid" draw:fill-color="#ffffc0" draw:auto-grow-height="true" draw:auto-grow-width="false" fo:min-height="62.45pt" fo:padding-top="2.83pt" fo:padding-bottom="2.83pt" fo:padding-left="2.83pt" fo:padding-right="2.83pt" draw:shadow="hidden" draw:shadow-offset-x="2.83pt" draw:shadow-offset-y="2.83pt" draw:caption-escape-direction="auto"/>
    </style:style>
    <style:style style:name="gr285" style:family="graphic">
      <style:graphic-properties draw:marker-start="Arrowheads_20_1" draw:marker-start-width="5.67pt" draw:marker-start-center="false" draw:fill="solid" draw:fill-color="#ffffc0" draw:auto-grow-height="true" draw:auto-grow-width="false" fo:min-height="76.03pt" fo:padding-top="2.83pt" fo:padding-bottom="2.83pt" fo:padding-left="2.83pt" fo:padding-right="2.83pt" draw:shadow="hidden" draw:shadow-offset-x="2.83pt" draw:shadow-offset-y="2.83pt" draw:caption-escape-direction="auto"/>
    </style:style>
    <style:style style:name="gr286" style:family="graphic">
      <style:graphic-properties draw:marker-start="Arrowheads_20_1" draw:marker-start-width="5.67pt" draw:marker-start-center="false" draw:fill="solid" draw:fill-color="#ffffc0" draw:auto-grow-height="true" draw:auto-grow-width="false" fo:min-height="74.3pt" fo:padding-top="2.83pt" fo:padding-bottom="2.83pt" fo:padding-left="2.83pt" fo:padding-right="2.83pt" draw:shadow="hidden" draw:shadow-offset-x="2.83pt" draw:shadow-offset-y="2.83pt" draw:caption-escape-direction="auto"/>
    </style:style>
    <style:style style:name="gr287" style:family="graphic">
      <style:graphic-properties draw:marker-start="Arrowheads_20_1" draw:marker-start-width="5.67pt" draw:marker-start-center="false" draw:fill="solid" draw:fill-color="#ffffc0" draw:auto-grow-height="true" draw:auto-grow-width="false" fo:min-height="66.78pt" fo:padding-top="2.83pt" fo:padding-bottom="2.83pt" fo:padding-left="2.83pt" fo:padding-right="2.83pt" draw:shadow="hidden" draw:shadow-offset-x="2.83pt" draw:shadow-offset-y="2.83pt" draw:caption-escape-direction="auto"/>
    </style:style>
    <style:style style:name="gr288" style:family="graphic">
      <style:graphic-properties draw:marker-start="Arrowheads_20_1" draw:marker-start-width="5.67pt" draw:marker-start-center="false" draw:fill="solid" draw:fill-color="#ffffc0" draw:auto-grow-height="true" draw:auto-grow-width="false" fo:min-height="48.05pt" fo:padding-top="2.83pt" fo:padding-bottom="2.83pt" fo:padding-left="2.83pt" fo:padding-right="2.83pt" draw:shadow="hidden" draw:shadow-offset-x="2.83pt" draw:shadow-offset-y="2.83pt" draw:caption-escape-direction="auto"/>
    </style:style>
    <style:style style:name="gr289" style:family="graphic">
      <style:graphic-properties draw:marker-start="Arrowheads_20_1" draw:marker-start-width="5.67pt" draw:marker-start-center="false" draw:fill="solid" draw:fill-color="#ffffc0" draw:auto-grow-height="true" draw:auto-grow-width="false" fo:min-height="60.01pt" fo:padding-top="2.83pt" fo:padding-bottom="2.83pt" fo:padding-left="2.83pt" fo:padding-right="2.83pt" draw:shadow="hidden" draw:shadow-offset-x="2.83pt" draw:shadow-offset-y="2.83pt" draw:caption-escape-direction="auto"/>
    </style:style>
    <style:style style:name="gr290" style:family="graphic">
      <style:graphic-properties draw:marker-start="Arrowheads_20_1" draw:marker-start-width="5.67pt" draw:marker-start-center="false" draw:fill="solid" draw:fill-color="#ffffc0" draw:auto-grow-height="true" draw:auto-grow-width="false" fo:min-height="120.7pt" fo:padding-top="2.83pt" fo:padding-bottom="2.83pt" fo:padding-left="2.83pt" fo:padding-right="2.83pt" draw:shadow="hidden" draw:shadow-offset-x="2.83pt" draw:shadow-offset-y="2.83pt" draw:caption-escape-direction="auto"/>
    </style:style>
    <style:style style:name="gr291" style:family="graphic">
      <style:graphic-properties draw:marker-start="Arrowheads_20_1" draw:marker-start-width="5.67pt" draw:marker-start-center="false" draw:fill="solid" draw:fill-color="#ffffc0" draw:auto-grow-height="true" draw:auto-grow-width="false" fo:min-height="77.98pt" fo:padding-top="2.83pt" fo:padding-bottom="2.83pt" fo:padding-left="2.83pt" fo:padding-right="2.83pt" draw:shadow="hidden" draw:shadow-offset-x="2.83pt" draw:shadow-offset-y="2.83pt" draw:caption-escape-direction="auto"/>
    </style:style>
    <style:style style:name="gr292" style:family="graphic">
      <style:graphic-properties draw:marker-start="Arrowheads_20_1" draw:marker-start-width="5.67pt" draw:marker-start-center="false" draw:fill="solid" draw:fill-color="#ffffc0" draw:auto-grow-height="true" draw:auto-grow-width="false" fo:min-height="59.9pt" fo:padding-top="2.83pt" fo:padding-bottom="2.83pt" fo:padding-left="2.83pt" fo:padding-right="2.83pt" draw:shadow="hidden" draw:shadow-offset-x="2.83pt" draw:shadow-offset-y="2.83pt" draw:caption-escape-direction="auto"/>
    </style:style>
    <style:style style:name="gr293" style:family="graphic">
      <style:graphic-properties draw:marker-start="Arrowheads_20_1" draw:marker-start-width="5.67pt" draw:marker-start-center="false" draw:fill="solid" draw:fill-color="#ffffc0" draw:auto-grow-height="true" draw:auto-grow-width="false" fo:min-height="73.56pt" fo:padding-top="2.83pt" fo:padding-bottom="2.83pt" fo:padding-left="2.83pt" fo:padding-right="2.83pt" draw:shadow="hidden" draw:shadow-offset-x="2.83pt" draw:shadow-offset-y="2.83pt" draw:caption-escape-direction="auto"/>
    </style:style>
    <style:style style:name="gr294" style:family="graphic">
      <style:graphic-properties draw:marker-start="Arrowheads_20_1" draw:marker-start-width="5.67pt" draw:marker-start-center="false" draw:fill="solid" draw:fill-color="#ffffc0" draw:auto-grow-height="true" draw:auto-grow-width="false" fo:min-height="101.76pt" fo:padding-top="2.83pt" fo:padding-bottom="2.83pt" fo:padding-left="2.83pt" fo:padding-right="2.83pt" draw:shadow="hidden" draw:shadow-offset-x="2.83pt" draw:shadow-offset-y="2.83pt" draw:caption-escape-direction="auto"/>
    </style:style>
    <style:style style:name="gr295" style:family="graphic">
      <style:graphic-properties draw:marker-start="Arrowheads_20_1" draw:marker-start-width="5.67pt" draw:marker-start-center="false" draw:fill="solid" draw:fill-color="#ffffc0" draw:auto-grow-height="true" draw:auto-grow-width="false" fo:min-height="97.31pt" fo:padding-top="2.83pt" fo:padding-bottom="2.83pt" fo:padding-left="2.83pt" fo:padding-right="2.83pt" draw:shadow="hidden" draw:shadow-offset-x="2.83pt" draw:shadow-offset-y="2.83pt" draw:caption-escape-direction="auto"/>
    </style:style>
    <style:style style:name="gr296" style:family="graphic">
      <style:graphic-properties draw:marker-start="Arrowheads_20_1" draw:marker-start-width="5.67pt" draw:marker-start-center="false" draw:fill="solid" draw:fill-color="#ffffc0" draw:auto-grow-height="true" draw:auto-grow-width="false" fo:min-height="83.91pt" fo:padding-top="2.83pt" fo:padding-bottom="2.83pt" fo:padding-left="2.83pt" fo:padding-right="2.83pt" draw:shadow="hidden" draw:shadow-offset-x="2.83pt" draw:shadow-offset-y="2.83pt" draw:caption-escape-direction="auto"/>
    </style:style>
    <style:style style:name="gr297" style:family="graphic">
      <style:graphic-properties draw:marker-start="Arrowheads_20_1" draw:marker-start-width="5.67pt" draw:marker-start-center="false" draw:fill="solid" draw:fill-color="#ffffc0" draw:auto-grow-height="true" draw:auto-grow-width="false" fo:min-height="43.94pt" fo:padding-top="2.83pt" fo:padding-bottom="2.83pt" fo:padding-left="2.83pt" fo:padding-right="2.83pt" draw:shadow="hidden" draw:shadow-offset-x="2.83pt" draw:shadow-offset-y="2.83pt" draw:caption-escape-direction="auto"/>
    </style:style>
    <style:style style:name="gr298" style:family="graphic">
      <style:graphic-properties draw:marker-start="Arrowheads_20_1" draw:marker-start-width="5.67pt" draw:marker-start-center="false" draw:fill="solid" draw:fill-color="#ffffc0" draw:auto-grow-height="true" draw:auto-grow-width="false" fo:min-height="43.26pt" fo:padding-top="2.83pt" fo:padding-bottom="2.83pt" fo:padding-left="2.83pt" fo:padding-right="2.83pt" draw:shadow="hidden" draw:shadow-offset-x="2.83pt" draw:shadow-offset-y="2.83pt" draw:caption-escape-direction="auto"/>
    </style:style>
    <style:style style:name="gr299" style:family="graphic">
      <style:graphic-properties draw:marker-start="Arrowheads_20_1" draw:marker-start-width="5.67pt" draw:marker-start-center="false" draw:fill="solid" draw:fill-color="#ffffc0" draw:auto-grow-height="true" draw:auto-grow-width="false" fo:min-height="52.38pt" fo:padding-top="2.83pt" fo:padding-bottom="2.83pt" fo:padding-left="2.83pt" fo:padding-right="2.83pt" draw:shadow="hidden" draw:shadow-offset-x="2.83pt" draw:shadow-offset-y="2.83pt" draw:caption-escape-direction="auto"/>
    </style:style>
    <style:style style:name="gr300" style:family="graphic">
      <style:graphic-properties draw:marker-start="Arrowheads_20_1" draw:marker-start-width="5.67pt" draw:marker-start-center="false" draw:fill="solid" draw:fill-color="#ffffc0" draw:auto-grow-height="true" draw:auto-grow-width="false" fo:min-height="60.89pt" fo:padding-top="2.83pt" fo:padding-bottom="2.83pt" fo:padding-left="2.83pt" fo:padding-right="2.83pt" draw:shadow="hidden" draw:shadow-offset-x="2.83pt" draw:shadow-offset-y="2.83pt" draw:caption-escape-direction="auto"/>
    </style:style>
    <style:style style:name="gr301" style:family="graphic">
      <style:graphic-properties draw:marker-start="Arrowheads_20_1" draw:marker-start-width="5.67pt" draw:marker-start-center="false" draw:fill="solid" draw:fill-color="#ffffc0" draw:auto-grow-height="true" draw:auto-grow-width="false" fo:min-height="103.29pt" fo:padding-top="2.83pt" fo:padding-bottom="2.83pt" fo:padding-left="2.83pt" fo:padding-right="2.83pt" draw:shadow="hidden" draw:shadow-offset-x="2.83pt" draw:shadow-offset-y="2.83pt" draw:caption-escape-direction="auto"/>
    </style:style>
    <style:style style:name="gr302" style:family="graphic">
      <style:graphic-properties draw:marker-start="Arrowheads_20_1" draw:marker-start-width="5.67pt" draw:marker-start-center="false" draw:fill="solid" draw:fill-color="#ffffc0" draw:auto-grow-height="true" draw:auto-grow-width="false" fo:min-height="69.82pt" fo:padding-top="2.83pt" fo:padding-bottom="2.83pt" fo:padding-left="2.83pt" fo:padding-right="2.83pt" draw:shadow="hidden" draw:shadow-offset-x="2.83pt" draw:shadow-offset-y="2.83pt" draw:caption-escape-direction="auto"/>
    </style:style>
    <style:style style:name="gr303" style:family="graphic">
      <style:graphic-properties draw:marker-start="Arrowheads_20_1" draw:marker-start-width="5.67pt" draw:marker-start-center="false" draw:fill="solid" draw:fill-color="#ffffc0" draw:auto-grow-height="true" draw:auto-grow-width="false" fo:min-height="58.71pt" fo:padding-top="2.83pt" fo:padding-bottom="2.83pt" fo:padding-left="2.83pt" fo:padding-right="2.83pt" draw:shadow="hidden" draw:shadow-offset-x="2.83pt" draw:shadow-offset-y="2.83pt" draw:caption-escape-direction="auto"/>
    </style:style>
    <style:style style:name="gr304" style:family="graphic">
      <style:graphic-properties draw:marker-start="Arrowheads_20_1" draw:marker-start-width="5.67pt" draw:marker-start-center="false" draw:fill="solid" draw:fill-color="#ffffc0" draw:auto-grow-height="true" draw:auto-grow-width="false" fo:min-height="112.37pt" fo:padding-top="2.83pt" fo:padding-bottom="2.83pt" fo:padding-left="2.83pt" fo:padding-right="2.83pt" draw:shadow="hidden" draw:shadow-offset-x="2.83pt" draw:shadow-offset-y="2.83pt" draw:caption-escape-direction="auto"/>
    </style:style>
    <style:style style:name="gr305" style:family="graphic">
      <style:graphic-properties draw:marker-start="Arrowheads_20_1" draw:marker-start-width="5.67pt" draw:marker-start-center="false" draw:fill="solid" draw:fill-color="#ffffc0" draw:auto-grow-height="true" draw:auto-grow-width="false" fo:min-height="98.53pt" fo:padding-top="2.83pt" fo:padding-bottom="2.83pt" fo:padding-left="2.83pt" fo:padding-right="2.83pt" draw:shadow="hidden" draw:shadow-offset-x="2.83pt" draw:shadow-offset-y="2.83pt" draw:caption-escape-direction="auto"/>
    </style:style>
    <style:style style:name="gr306" style:family="graphic">
      <style:graphic-properties draw:marker-start="Arrowheads_20_1" draw:marker-start-width="5.67pt" draw:marker-start-center="false" draw:fill="solid" draw:fill-color="#ffffc0" draw:auto-grow-height="true" draw:auto-grow-width="false" fo:min-height="55.73pt" fo:padding-top="2.83pt" fo:padding-bottom="2.83pt" fo:padding-left="2.83pt" fo:padding-right="2.83pt" draw:shadow="hidden" draw:shadow-offset-x="2.83pt" draw:shadow-offset-y="2.83pt" draw:caption-escape-direction="auto"/>
    </style:style>
    <style:style style:name="gr307" style:family="graphic">
      <style:graphic-properties draw:marker-start="Arrowheads_20_1" draw:marker-start-width="5.67pt" draw:marker-start-center="false" draw:fill="solid" draw:fill-color="#ffffc0" draw:auto-grow-height="true" draw:auto-grow-width="false" fo:min-height="64.69pt" fo:padding-top="2.83pt" fo:padding-bottom="2.83pt" fo:padding-left="2.83pt" fo:padding-right="2.83pt" draw:shadow="hidden" draw:shadow-offset-x="2.83pt" draw:shadow-offset-y="2.83pt" draw:caption-escape-direction="auto"/>
    </style:style>
    <style:style style:name="gr308" style:family="graphic">
      <style:graphic-properties draw:marker-start="Arrowheads_20_1" draw:marker-start-width="5.67pt" draw:marker-start-center="false" draw:fill="solid" draw:fill-color="#ffffc0" draw:auto-grow-height="true" draw:auto-grow-width="false" fo:min-height="59.07pt" fo:padding-top="2.83pt" fo:padding-bottom="2.83pt" fo:padding-left="2.83pt" fo:padding-right="2.83pt" draw:shadow="hidden" draw:shadow-offset-x="2.83pt" draw:shadow-offset-y="2.83pt" draw:caption-escape-direction="auto"/>
    </style:style>
    <style:style style:name="gr309" style:family="graphic">
      <style:graphic-properties draw:marker-start="Arrowheads_20_1" draw:marker-start-width="5.67pt" draw:marker-start-center="false" draw:fill="solid" draw:fill-color="#ffffc0" draw:auto-grow-height="true" draw:auto-grow-width="false" fo:min-height="57.57pt" fo:padding-top="2.83pt" fo:padding-bottom="2.83pt" fo:padding-left="2.83pt" fo:padding-right="2.83pt" draw:shadow="hidden" draw:shadow-offset-x="2.83pt" draw:shadow-offset-y="2.83pt" draw:caption-escape-direction="auto"/>
    </style:style>
    <style:style style:name="gr310" style:family="graphic">
      <style:graphic-properties draw:marker-start="Arrowheads_20_1" draw:marker-start-width="5.67pt" draw:marker-start-center="false" draw:fill="solid" draw:fill-color="#ffffc0" draw:auto-grow-height="true" draw:auto-grow-width="false" fo:min-height="69.17pt" fo:padding-top="2.83pt" fo:padding-bottom="2.83pt" fo:padding-left="2.83pt" fo:padding-right="2.83pt" draw:shadow="hidden" draw:shadow-offset-x="2.83pt" draw:shadow-offset-y="2.83pt" draw:caption-escape-direction="auto"/>
    </style:style>
    <style:style style:name="gr311" style:family="graphic">
      <style:graphic-properties draw:marker-start="Arrowheads_20_1" draw:marker-start-width="5.67pt" draw:marker-start-center="false" draw:fill="solid" draw:fill-color="#ffffc0" draw:auto-grow-height="true" draw:auto-grow-width="false" fo:min-height="58.76pt" fo:padding-top="2.83pt" fo:padding-bottom="2.83pt" fo:padding-left="2.83pt" fo:padding-right="2.83pt" draw:shadow="hidden" draw:shadow-offset-x="2.83pt" draw:shadow-offset-y="2.83pt" draw:caption-escape-direction="auto"/>
    </style:style>
    <style:style style:name="gr312" style:family="graphic">
      <style:graphic-properties draw:marker-start="Arrowheads_20_1" draw:marker-start-width="5.67pt" draw:marker-start-center="false" draw:fill="solid" draw:fill-color="#ffffc0" draw:auto-grow-height="true" draw:auto-grow-width="false" fo:min-height="86.03pt" fo:padding-top="2.83pt" fo:padding-bottom="2.83pt" fo:padding-left="2.83pt" fo:padding-right="2.83pt" draw:shadow="hidden" draw:shadow-offset-x="2.83pt" draw:shadow-offset-y="2.83pt" draw:caption-escape-direction="auto"/>
    </style:style>
    <style:style style:name="gr313" style:family="graphic">
      <style:graphic-properties draw:marker-start="Arrowheads_20_1" draw:marker-start-width="5.67pt" draw:marker-start-center="false" draw:fill="solid" draw:fill-color="#ffffc0" draw:auto-grow-height="true" draw:auto-grow-width="false" fo:min-height="51.31pt" fo:padding-top="2.83pt" fo:padding-bottom="2.83pt" fo:padding-left="2.83pt" fo:padding-right="2.83pt" draw:shadow="hidden" draw:shadow-offset-x="2.83pt" draw:shadow-offset-y="2.83pt" draw:caption-escape-direction="auto"/>
    </style:style>
    <style:style style:name="gr314" style:family="graphic">
      <style:graphic-properties draw:marker-start="Arrowheads_20_1" draw:marker-start-width="5.67pt" draw:marker-start-center="false" draw:fill="solid" draw:fill-color="#ffffc0" draw:auto-grow-height="true" draw:auto-grow-width="false" fo:min-height="76.59pt" fo:padding-top="2.83pt" fo:padding-bottom="2.83pt" fo:padding-left="2.83pt" fo:padding-right="2.83pt" draw:shadow="hidden" draw:shadow-offset-x="2.83pt" draw:shadow-offset-y="2.83pt" draw:caption-escape-direction="auto"/>
    </style:style>
    <style:style style:name="gr315" style:family="graphic">
      <style:graphic-properties draw:marker-start="Arrowheads_20_1" draw:marker-start-width="5.67pt" draw:marker-start-center="false" draw:fill="solid" draw:fill-color="#ffffc0" draw:auto-grow-height="true" draw:auto-grow-width="false" fo:min-height="54.96pt" fo:padding-top="2.83pt" fo:padding-bottom="2.83pt" fo:padding-left="2.83pt" fo:padding-right="2.83pt" draw:shadow="hidden" draw:shadow-offset-x="2.83pt" draw:shadow-offset-y="2.83pt" draw:caption-escape-direction="auto"/>
    </style:style>
    <style:style style:name="gr316" style:family="graphic">
      <style:graphic-properties draw:marker-start="Arrowheads_20_1" draw:marker-start-width="5.67pt" draw:marker-start-center="false" draw:fill="solid" draw:fill-color="#ffffc0" draw:auto-grow-height="true" draw:auto-grow-width="false" fo:min-height="116.93pt" fo:padding-top="2.83pt" fo:padding-bottom="2.83pt" fo:padding-left="2.83pt" fo:padding-right="2.83pt" draw:shadow="hidden" draw:shadow-offset-x="2.83pt" draw:shadow-offset-y="2.83pt" draw:caption-escape-direction="auto"/>
    </style:style>
    <style:style style:name="gr317" style:family="graphic">
      <style:graphic-properties draw:marker-start="Arrowheads_20_1" draw:marker-start-width="5.67pt" draw:marker-start-center="false" draw:fill="solid" draw:fill-color="#ffffc0" draw:auto-grow-height="true" draw:auto-grow-width="false" fo:min-height="85.58pt" fo:padding-top="2.83pt" fo:padding-bottom="2.83pt" fo:padding-left="2.83pt" fo:padding-right="2.83pt" draw:shadow="hidden" draw:shadow-offset-x="2.83pt" draw:shadow-offset-y="2.83pt" draw:caption-escape-direction="auto"/>
    </style:style>
    <style:style style:name="gr318" style:family="graphic">
      <style:graphic-properties draw:marker-start="Arrowheads_20_1" draw:marker-start-width="5.67pt" draw:marker-start-center="false" draw:fill="solid" draw:fill-color="#ffffc0" draw:auto-grow-height="true" draw:auto-grow-width="false" fo:min-height="55.79pt" fo:padding-top="2.83pt" fo:padding-bottom="2.83pt" fo:padding-left="2.83pt" fo:padding-right="2.83pt" draw:shadow="hidden" draw:shadow-offset-x="2.83pt" draw:shadow-offset-y="2.83pt" draw:caption-escape-direction="auto"/>
    </style:style>
    <style:style style:name="gr319" style:family="graphic">
      <style:graphic-properties draw:marker-start="Arrowheads_20_1" draw:marker-start-width="5.67pt" draw:marker-start-center="false" draw:fill="solid" draw:fill-color="#ffffc0" draw:auto-grow-height="true" draw:auto-grow-width="false" fo:min-height="83.54pt" fo:padding-top="2.83pt" fo:padding-bottom="2.83pt" fo:padding-left="2.83pt" fo:padding-right="2.83pt" draw:shadow="hidden" draw:shadow-offset-x="2.83pt" draw:shadow-offset-y="2.83pt" draw:caption-escape-direction="auto"/>
    </style:style>
    <style:style style:name="gr320" style:family="graphic">
      <style:graphic-properties draw:marker-start="Arrowheads_20_1" draw:marker-start-width="5.67pt" draw:marker-start-center="false" draw:fill="solid" draw:fill-color="#ffffc0" draw:auto-grow-height="true" draw:auto-grow-width="false" fo:min-height="66.27pt" fo:padding-top="2.83pt" fo:padding-bottom="2.83pt" fo:padding-left="2.83pt" fo:padding-right="2.83pt" draw:shadow="hidden" draw:shadow-offset-x="2.83pt" draw:shadow-offset-y="2.83pt" draw:caption-escape-direction="auto"/>
    </style:style>
    <style:style style:name="gr321" style:family="graphic">
      <style:graphic-properties draw:marker-start="Arrowheads_20_1" draw:marker-start-width="5.67pt" draw:marker-start-center="false" draw:fill="solid" draw:fill-color="#ffffc0" draw:auto-grow-height="true" draw:auto-grow-width="false" fo:min-height="7.63pt" fo:padding-top="2.83pt" fo:padding-bottom="2.83pt" fo:padding-left="2.83pt" fo:padding-right="2.83pt" draw:shadow="hidden" draw:shadow-offset-x="2.83pt" draw:shadow-offset-y="2.83pt" draw:caption-escape-direction="auto"/>
    </style:style>
    <style:style style:name="gr322" style:family="graphic">
      <style:graphic-properties draw:marker-start="Arrowheads_20_1" draw:marker-start-width="5.67pt" draw:marker-start-center="false" draw:fill="solid" draw:fill-color="#ffffc0" draw:auto-grow-height="true" draw:auto-grow-width="false" fo:min-height="60.35pt" fo:padding-top="2.83pt" fo:padding-bottom="2.83pt" fo:padding-left="2.83pt" fo:padding-right="2.83pt" draw:shadow="hidden" draw:shadow-offset-x="2.83pt" draw:shadow-offset-y="2.83pt" draw:caption-escape-direction="auto"/>
    </style:style>
    <style:style style:name="gr323" style:family="graphic">
      <style:graphic-properties draw:marker-start="Arrowheads_20_1" draw:marker-start-width="5.67pt" draw:marker-start-center="false" draw:fill="solid" draw:fill-color="#ffffc0" draw:auto-grow-height="true" draw:auto-grow-width="false" fo:min-height="70.33pt" fo:padding-top="2.83pt" fo:padding-bottom="2.83pt" fo:padding-left="2.83pt" fo:padding-right="2.83pt" draw:shadow="hidden" draw:shadow-offset-x="2.83pt" draw:shadow-offset-y="2.83pt" draw:caption-escape-direction="auto"/>
    </style:style>
    <style:style style:name="gr324" style:family="graphic">
      <style:graphic-properties draw:marker-start="Arrowheads_20_1" draw:marker-start-width="5.67pt" draw:marker-start-center="false" draw:fill="solid" draw:fill-color="#ffffc0" draw:auto-grow-height="true" draw:auto-grow-width="false" fo:min-height="61.06pt" fo:padding-top="2.83pt" fo:padding-bottom="2.83pt" fo:padding-left="2.83pt" fo:padding-right="2.83pt" draw:shadow="hidden" draw:shadow-offset-x="2.83pt" draw:shadow-offset-y="2.83pt" draw:caption-escape-direction="auto"/>
    </style:style>
    <style:style style:name="gr325" style:family="graphic">
      <style:graphic-properties draw:marker-start="Arrowheads_20_1" draw:marker-start-width="5.67pt" draw:marker-start-center="false" draw:fill="solid" draw:fill-color="#ffffc0" draw:auto-grow-height="true" draw:auto-grow-width="false" fo:min-height="98.48pt" fo:padding-top="2.83pt" fo:padding-bottom="2.83pt" fo:padding-left="2.83pt" fo:padding-right="2.83pt" draw:shadow="hidden" draw:shadow-offset-x="2.83pt" draw:shadow-offset-y="2.83pt" draw:caption-escape-direction="auto"/>
    </style:style>
    <style:style style:name="gr326" style:family="graphic">
      <style:graphic-properties draw:marker-start="Arrowheads_20_1" draw:marker-start-width="5.67pt" draw:marker-start-center="false" draw:fill="solid" draw:fill-color="#ffffc0" draw:auto-grow-height="true" draw:auto-grow-width="false" fo:min-height="53.32pt" fo:padding-top="2.83pt" fo:padding-bottom="2.83pt" fo:padding-left="2.83pt" fo:padding-right="2.83pt" draw:shadow="hidden" draw:shadow-offset-x="2.83pt" draw:shadow-offset-y="2.83pt" draw:caption-escape-direction="auto"/>
    </style:style>
    <style:style style:name="gr327" style:family="graphic">
      <style:graphic-properties draw:marker-start="Arrowheads_20_1" draw:marker-start-width="5.67pt" draw:marker-start-center="false" draw:fill="solid" draw:fill-color="#ffffc0" draw:auto-grow-height="true" draw:auto-grow-width="false" fo:min-height="7.63pt" fo:padding-top="2.83pt" fo:padding-bottom="2.83pt" fo:padding-left="2.83pt" fo:padding-right="2.83pt" draw:shadow="hidden" draw:shadow-offset-x="2.83pt" draw:shadow-offset-y="2.83pt" draw:caption-escape-direction="auto"/>
    </style:style>
    <style:style style:name="gr328" style:family="graphic">
      <style:graphic-properties draw:marker-start="Arrowheads_20_1" draw:marker-start-width="5.67pt" draw:marker-start-center="false" draw:fill="solid" draw:fill-color="#ffffc0" draw:auto-grow-height="true" draw:auto-grow-width="false" fo:min-height="95.64pt" fo:padding-top="2.83pt" fo:padding-bottom="2.83pt" fo:padding-left="2.83pt" fo:padding-right="2.83pt" draw:shadow="hidden" draw:shadow-offset-x="2.83pt" draw:shadow-offset-y="2.83pt" draw:caption-escape-direction="auto"/>
    </style:style>
    <style:style style:name="gr329" style:family="graphic">
      <style:graphic-properties draw:marker-start="Arrowheads_20_1" draw:marker-start-width="5.67pt" draw:marker-start-center="false" draw:fill="solid" draw:fill-color="#ffffc0" draw:auto-grow-height="true" draw:auto-grow-width="false" fo:min-height="98.28pt" fo:padding-top="2.83pt" fo:padding-bottom="2.83pt" fo:padding-left="2.83pt" fo:padding-right="2.83pt" draw:shadow="hidden" draw:shadow-offset-x="2.83pt" draw:shadow-offset-y="2.83pt" draw:caption-escape-direction="auto"/>
    </style:style>
    <style:style style:name="gr330" style:family="graphic">
      <style:graphic-properties draw:marker-start="Arrowheads_20_1" draw:marker-start-width="5.67pt" draw:marker-start-center="false" draw:fill="solid" draw:fill-color="#ffffc0" draw:auto-grow-height="true" draw:auto-grow-width="false" fo:min-height="130.79pt" fo:padding-top="2.83pt" fo:padding-bottom="2.83pt" fo:padding-left="2.83pt" fo:padding-right="2.83pt" draw:shadow="hidden" draw:shadow-offset-x="2.83pt" draw:shadow-offset-y="2.83pt" draw:caption-escape-direction="auto"/>
    </style:style>
    <style:style style:name="gr331" style:family="graphic">
      <style:graphic-properties draw:marker-start="Arrowheads_20_1" draw:marker-start-width="5.67pt" draw:marker-start-center="false" draw:fill="solid" draw:fill-color="#ffffc0" draw:auto-grow-height="true" draw:auto-grow-width="false" fo:min-height="129.32pt" fo:padding-top="2.83pt" fo:padding-bottom="2.83pt" fo:padding-left="2.83pt" fo:padding-right="2.83pt" draw:shadow="hidden" draw:shadow-offset-x="2.83pt" draw:shadow-offset-y="2.83pt" draw:caption-escape-direction="auto"/>
    </style:style>
    <style:style style:name="gr332" style:family="graphic">
      <style:graphic-properties draw:marker-start="Arrowheads_20_1" draw:marker-start-width="5.67pt" draw:marker-start-center="false" draw:fill="solid" draw:fill-color="#ffffc0" draw:auto-grow-height="true" draw:auto-grow-width="false" fo:min-height="66.64pt" fo:padding-top="2.83pt" fo:padding-bottom="2.83pt" fo:padding-left="2.83pt" fo:padding-right="2.83pt" draw:shadow="hidden" draw:shadow-offset-x="2.83pt" draw:shadow-offset-y="2.83pt" draw:caption-escape-direction="auto"/>
    </style:style>
    <style:style style:name="gr333" style:family="graphic">
      <style:graphic-properties draw:marker-start="Arrowheads_20_1" draw:marker-start-width="5.67pt" draw:marker-start-center="false" draw:fill="solid" draw:fill-color="#ffffc0" draw:auto-grow-height="true" draw:auto-grow-width="false" fo:min-height="134.67pt" fo:padding-top="2.83pt" fo:padding-bottom="2.83pt" fo:padding-left="2.83pt" fo:padding-right="2.83pt" draw:shadow="hidden" draw:shadow-offset-x="2.83pt" draw:shadow-offset-y="2.83pt" draw:caption-escape-direction="auto"/>
    </style:style>
    <style:style style:name="gr334" style:family="graphic">
      <style:graphic-properties draw:marker-start="Arrowheads_20_1" draw:marker-start-width="5.67pt" draw:marker-start-center="false" draw:fill="solid" draw:fill-color="#ffffc0" draw:auto-grow-height="true" draw:auto-grow-width="false" fo:min-height="64.46pt" fo:padding-top="2.83pt" fo:padding-bottom="2.83pt" fo:padding-left="2.83pt" fo:padding-right="2.83pt" draw:shadow="hidden" draw:shadow-offset-x="2.83pt" draw:shadow-offset-y="2.83pt" draw:caption-escape-direction="auto"/>
    </style:style>
    <style:style style:name="gr335" style:family="graphic">
      <style:graphic-properties draw:marker-start="Arrowheads_20_1" draw:marker-start-width="5.67pt" draw:marker-start-center="false" draw:fill="solid" draw:fill-color="#ffffc0" draw:auto-grow-height="true" draw:auto-grow-width="false" fo:min-height="118.54pt" fo:padding-top="2.83pt" fo:padding-bottom="2.83pt" fo:padding-left="2.83pt" fo:padding-right="2.83pt" draw:shadow="hidden" draw:shadow-offset-x="2.83pt" draw:shadow-offset-y="2.83pt" draw:caption-escape-direction="auto"/>
    </style:style>
    <style:style style:name="gr336" style:family="graphic">
      <style:graphic-properties draw:marker-start="Arrowheads_20_1" draw:marker-start-width="5.67pt" draw:marker-start-center="false" draw:fill="solid" draw:fill-color="#ffffc0" draw:auto-grow-height="true" draw:auto-grow-width="false" fo:min-height="88.24pt" fo:padding-top="2.83pt" fo:padding-bottom="2.83pt" fo:padding-left="2.83pt" fo:padding-right="2.83pt" draw:shadow="hidden" draw:shadow-offset-x="2.83pt" draw:shadow-offset-y="2.83pt" draw:caption-escape-direction="auto"/>
    </style:style>
    <style:style style:name="gr337" style:family="graphic">
      <style:graphic-properties draw:marker-start="Arrowheads_20_1" draw:marker-start-width="5.67pt" draw:marker-start-center="false" draw:fill="solid" draw:fill-color="#ffffc0" draw:auto-grow-height="true" draw:auto-grow-width="false" fo:min-height="64.89pt" fo:padding-top="2.83pt" fo:padding-bottom="2.83pt" fo:padding-left="2.83pt" fo:padding-right="2.83pt" draw:shadow="hidden" draw:shadow-offset-x="2.83pt" draw:shadow-offset-y="2.83pt" draw:caption-escape-direction="auto"/>
    </style:style>
    <style:style style:name="gr338" style:family="graphic">
      <style:graphic-properties draw:marker-start="Arrowheads_20_1" draw:marker-start-width="5.67pt" draw:marker-start-center="false" draw:fill="solid" draw:fill-color="#ffffc0" draw:auto-grow-height="true" draw:auto-grow-width="false" fo:min-height="82.66pt" fo:padding-top="2.83pt" fo:padding-bottom="2.83pt" fo:padding-left="2.83pt" fo:padding-right="2.83pt" draw:shadow="hidden" draw:shadow-offset-x="2.83pt" draw:shadow-offset-y="2.83pt" draw:caption-escape-direction="auto"/>
    </style:style>
    <style:style style:name="gr339" style:family="graphic">
      <style:graphic-properties draw:marker-start="Arrowheads_20_1" draw:marker-start-width="5.67pt" draw:marker-start-center="false" draw:fill="solid" draw:fill-color="#ffffc0" draw:auto-grow-height="true" draw:auto-grow-width="false" fo:min-height="87.96pt" fo:padding-top="2.83pt" fo:padding-bottom="2.83pt" fo:padding-left="2.83pt" fo:padding-right="2.83pt" draw:shadow="hidden" draw:shadow-offset-x="2.83pt" draw:shadow-offset-y="2.83pt" draw:caption-escape-direction="auto"/>
    </style:style>
    <style:style style:name="gr340" style:family="graphic">
      <style:graphic-properties draw:marker-start="Arrowheads_20_1" draw:marker-start-width="5.67pt" draw:marker-start-center="false" draw:fill="solid" draw:fill-color="#ffffc0" draw:auto-grow-height="true" draw:auto-grow-width="false" fo:min-height="71.4pt" fo:padding-top="2.83pt" fo:padding-bottom="2.83pt" fo:padding-left="2.83pt" fo:padding-right="2.83pt" draw:shadow="hidden" draw:shadow-offset-x="2.83pt" draw:shadow-offset-y="2.83pt" draw:caption-escape-direction="auto"/>
    </style:style>
    <style:style style:name="gr341" style:family="graphic">
      <style:graphic-properties draw:marker-start="Arrowheads_20_1" draw:marker-start-width="5.67pt" draw:marker-start-center="false" draw:fill="solid" draw:fill-color="#ffffc0" draw:auto-grow-height="true" draw:auto-grow-width="false" fo:min-height="56.32pt" fo:padding-top="2.83pt" fo:padding-bottom="2.83pt" fo:padding-left="2.83pt" fo:padding-right="2.83pt" draw:shadow="hidden" draw:shadow-offset-x="2.83pt" draw:shadow-offset-y="2.83pt" draw:caption-escape-direction="auto"/>
    </style:style>
    <style:style style:name="gr342" style:family="graphic">
      <style:graphic-properties draw:marker-start="Arrowheads_20_1" draw:marker-start-width="5.67pt" draw:marker-start-center="false" draw:fill="solid" draw:fill-color="#ffffc0" draw:auto-grow-height="true" draw:auto-grow-width="false" fo:min-height="86.6pt" fo:padding-top="2.83pt" fo:padding-bottom="2.83pt" fo:padding-left="2.83pt" fo:padding-right="2.83pt" draw:shadow="hidden" draw:shadow-offset-x="2.83pt" draw:shadow-offset-y="2.83pt" draw:caption-escape-direction="auto"/>
    </style:style>
    <style:style style:name="gr343" style:family="graphic">
      <style:graphic-properties draw:marker-start="Arrowheads_20_1" draw:marker-start-width="5.67pt" draw:marker-start-center="false" draw:fill="solid" draw:fill-color="#ffffc0" draw:auto-grow-height="true" draw:auto-grow-width="false" fo:min-height="70.02pt" fo:padding-top="2.83pt" fo:padding-bottom="2.83pt" fo:padding-left="2.83pt" fo:padding-right="2.83pt" draw:shadow="hidden" draw:shadow-offset-x="2.83pt" draw:shadow-offset-y="2.83pt" draw:caption-escape-direction="auto"/>
    </style:style>
    <style:style style:name="gr344" style:family="graphic">
      <style:graphic-properties draw:marker-start="Arrowheads_20_1" draw:marker-start-width="5.67pt" draw:marker-start-center="false" draw:fill="solid" draw:fill-color="#ffffc0" draw:auto-grow-height="true" draw:auto-grow-width="false" fo:min-height="92.72pt" fo:padding-top="2.83pt" fo:padding-bottom="2.83pt" fo:padding-left="2.83pt" fo:padding-right="2.83pt" draw:shadow="hidden" draw:shadow-offset-x="2.83pt" draw:shadow-offset-y="2.83pt" draw:caption-escape-direction="auto"/>
    </style:style>
    <style:style style:name="gr345" style:family="graphic">
      <style:graphic-properties draw:marker-start="Arrowheads_20_1" draw:marker-start-width="5.67pt" draw:marker-start-center="false" draw:fill="solid" draw:fill-color="#ffffc0" draw:auto-grow-height="true" draw:auto-grow-width="false" fo:min-height="152.16pt" fo:padding-top="2.83pt" fo:padding-bottom="2.83pt" fo:padding-left="2.83pt" fo:padding-right="2.83pt" draw:shadow="hidden" draw:shadow-offset-x="2.83pt" draw:shadow-offset-y="2.83pt" draw:caption-escape-direction="auto"/>
    </style:style>
    <style:style style:name="gr346" style:family="graphic">
      <style:graphic-properties draw:marker-start="Arrowheads_20_1" draw:marker-start-width="5.67pt" draw:marker-start-center="false" draw:fill="solid" draw:fill-color="#ffffc0" draw:auto-grow-height="true" draw:auto-grow-width="false" fo:min-height="116.16pt" fo:padding-top="2.83pt" fo:padding-bottom="2.83pt" fo:padding-left="2.83pt" fo:padding-right="2.83pt" draw:shadow="hidden" draw:shadow-offset-x="2.83pt" draw:shadow-offset-y="2.83pt" draw:caption-escape-direction="auto"/>
    </style:style>
    <style:style style:name="gr347" style:family="graphic">
      <style:graphic-properties draw:marker-start="Arrowheads_20_1" draw:marker-start-width="5.67pt" draw:marker-start-center="false" draw:fill="solid" draw:fill-color="#ffffc0" draw:auto-grow-height="true" draw:auto-grow-width="false" fo:min-height="78.75pt" fo:padding-top="2.83pt" fo:padding-bottom="2.83pt" fo:padding-left="2.83pt" fo:padding-right="2.83pt" draw:shadow="hidden" draw:shadow-offset-x="2.83pt" draw:shadow-offset-y="2.83pt" draw:caption-escape-direction="auto"/>
    </style:style>
    <style:style style:name="gr348" style:family="graphic">
      <style:graphic-properties draw:marker-start="Arrowheads_20_1" draw:marker-start-width="5.67pt" draw:marker-start-center="false" draw:fill="solid" draw:fill-color="#ffffc0" draw:auto-grow-height="true" draw:auto-grow-width="false" fo:min-height="107.86pt" fo:padding-top="2.83pt" fo:padding-bottom="2.83pt" fo:padding-left="2.83pt" fo:padding-right="2.83pt" draw:shadow="hidden" draw:shadow-offset-x="2.83pt" draw:shadow-offset-y="2.83pt" draw:caption-escape-direction="auto"/>
    </style:style>
    <style:style style:name="gr349" style:family="graphic">
      <style:graphic-properties draw:marker-start="Arrowheads_20_1" draw:marker-start-width="5.67pt" draw:marker-start-center="false" draw:fill="solid" draw:fill-color="#ffffc0" draw:auto-grow-height="true" draw:auto-grow-width="false" fo:min-height="119.91pt" fo:padding-top="2.83pt" fo:padding-bottom="2.83pt" fo:padding-left="2.83pt" fo:padding-right="2.83pt" draw:shadow="hidden" draw:shadow-offset-x="2.83pt" draw:shadow-offset-y="2.83pt" draw:caption-escape-direction="auto"/>
    </style:style>
    <style:style style:name="gr350" style:family="graphic">
      <style:graphic-properties draw:marker-start="Arrowheads_20_1" draw:marker-start-width="5.67pt" draw:marker-start-center="false" draw:fill="solid" draw:fill-color="#ffffc0" draw:auto-grow-height="true" draw:auto-grow-width="false" fo:min-height="138.05pt" fo:padding-top="2.83pt" fo:padding-bottom="2.83pt" fo:padding-left="2.83pt" fo:padding-right="2.83pt" draw:shadow="hidden" draw:shadow-offset-x="2.83pt" draw:shadow-offset-y="2.83pt" draw:caption-escape-direction="auto"/>
    </style:style>
    <style:style style:name="gr351" style:family="graphic">
      <style:graphic-properties draw:marker-start="Arrowheads_20_1" draw:marker-start-width="5.67pt" draw:marker-start-center="false" draw:fill="solid" draw:fill-color="#ffffc0" draw:auto-grow-height="true" draw:auto-grow-width="false" fo:min-height="91.87pt" fo:padding-top="2.83pt" fo:padding-bottom="2.83pt" fo:padding-left="2.83pt" fo:padding-right="2.83pt" draw:shadow="hidden" draw:shadow-offset-x="2.83pt" draw:shadow-offset-y="2.83pt" draw:caption-escape-direction="auto"/>
    </style:style>
    <style:style style:name="gr352" style:family="graphic">
      <style:graphic-properties draw:marker-start="Arrowheads_20_1" draw:marker-start-width="5.67pt" draw:marker-start-center="false" draw:fill="solid" draw:fill-color="#ffffc0" draw:auto-grow-height="true" draw:auto-grow-width="false" fo:min-height="99.52pt" fo:padding-top="2.83pt" fo:padding-bottom="2.83pt" fo:padding-left="2.83pt" fo:padding-right="2.83pt" draw:shadow="hidden" draw:shadow-offset-x="2.83pt" draw:shadow-offset-y="2.83pt" draw:caption-escape-direction="auto"/>
    </style:style>
    <style:style style:name="gr353" style:family="graphic">
      <style:graphic-properties draw:marker-start="Arrowheads_20_1" draw:marker-start-width="5.67pt" draw:marker-start-center="false" draw:fill="solid" draw:fill-color="#ffffc0" draw:auto-grow-height="true" draw:auto-grow-width="false" fo:min-height="117.16pt" fo:padding-top="2.83pt" fo:padding-bottom="2.83pt" fo:padding-left="2.83pt" fo:padding-right="2.83pt" draw:shadow="hidden" draw:shadow-offset-x="2.83pt" draw:shadow-offset-y="2.83pt" draw:caption-escape-direction="auto"/>
    </style:style>
    <style:style style:name="gr354" style:family="graphic">
      <style:graphic-properties draw:marker-start="Arrowheads_20_1" draw:marker-start-width="5.67pt" draw:marker-start-center="false" draw:fill="solid" draw:fill-color="#ffffc0" draw:auto-grow-height="true" draw:auto-grow-width="false" fo:min-height="81.38pt" fo:padding-top="2.83pt" fo:padding-bottom="2.83pt" fo:padding-left="2.83pt" fo:padding-right="2.83pt" draw:shadow="hidden" draw:shadow-offset-x="2.83pt" draw:shadow-offset-y="2.83pt" draw:caption-escape-direction="auto"/>
    </style:style>
    <style:style style:name="gr355" style:family="graphic">
      <style:graphic-properties draw:marker-start="Arrowheads_20_1" draw:marker-start-width="5.67pt" draw:marker-start-center="false" draw:fill="solid" draw:fill-color="#ffffc0" draw:auto-grow-height="true" draw:auto-grow-width="false" fo:min-height="52.1pt" fo:padding-top="2.83pt" fo:padding-bottom="2.83pt" fo:padding-left="2.83pt" fo:padding-right="2.83pt" draw:shadow="hidden" draw:shadow-offset-x="2.83pt" draw:shadow-offset-y="2.83pt" draw:caption-escape-direction="auto"/>
    </style:style>
    <style:style style:name="gr356" style:family="graphic">
      <style:graphic-properties draw:marker-start="Arrowheads_20_1" draw:marker-start-width="5.67pt" draw:marker-start-center="false" draw:fill="solid" draw:fill-color="#ffffc0" draw:auto-grow-height="true" draw:auto-grow-width="false" fo:min-height="58.22pt" fo:padding-top="2.83pt" fo:padding-bottom="2.83pt" fo:padding-left="2.83pt" fo:padding-right="2.83pt" draw:shadow="hidden" draw:shadow-offset-x="2.83pt" draw:shadow-offset-y="2.83pt" draw:caption-escape-direction="auto"/>
    </style:style>
    <style:style style:name="gr357" style:family="graphic">
      <style:graphic-properties draw:marker-start="Arrowheads_20_1" draw:marker-start-width="5.67pt" draw:marker-start-center="false" draw:fill="solid" draw:fill-color="#ffffc0" draw:auto-grow-height="true" draw:auto-grow-width="false" fo:min-height="86.4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paragraph-properties fo:text-align="center"/>
    </style:style>
    <style:style style:name="P4" style:family="paragraph">
      <style:paragraph-properties fo:text-align="start"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fo:text-align="start"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font-relief="none" style:text-overline-style="none" style:text-overline-color="font-color"/>
    </style:style>
    <style:style style:name="T3" style:family="text">
      <style:text-properties style:text-outline="false" style:text-line-through-style="none" style:text-line-through-type="none" style:text-position="33% 58%"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text-position="super 58%"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text-position="33% 58%" style:font-name="Arial1"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wave" style:text-overline-width="auto" style:text-overline-color="font-color"/>
    </style:style>
    <style:style style:name="T8" style:family="text">
      <style:text-properties style:text-outline="false" style:text-line-through-style="none" style:text-line-through-type="none" style:text-position="-33% 58%" style:font-name="Arial1"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9" style:family="text">
      <style:text-properties style:text-outline="false" style:text-line-through-style="none" style:text-line-through-type="none" style:text-position="sub 58%"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10" style:family="text">
      <style:text-properties style:text-position="sub 58%"/>
    </style:style>
    <style:style style:name="T11" style:family="text">
      <style:text-properties style:text-position="super 58%"/>
    </style:style>
    <style:style style:name="T12" style:family="text">
      <style:text-properties style:text-position="super"/>
    </style:style>
    <style:style style:name="T13" style:family="text">
      <style:text-properties style:font-name="Arial" style:font-name-asian="Arial" style:font-name-complex="Arial"/>
    </style:style>
    <style:style style:name="T14" style:family="text">
      <style:text-properties style:font-name="Arial" style:font-name-asian="Arial" style:font-name-complex="Arial" fo:font-size="12pt"/>
    </style:style>
    <style:style style:name="T15" style:family="text">
      <style:text-properties style:text-position="sub"/>
    </style:style>
    <style:style style:name="T16" style:family="text">
      <style:text-properties style:font-name="Arial"/>
    </style:style>
    <style:style style:name="T17" style:family="text">
      <style:text-properties style:font-name="Arial" style:text-position="33%"/>
    </style:style>
    <style:style style:name="T18" style:family="text">
      <style:text-properties fo:font-style="italic" style:font-style-asian="italic" style:font-style-complex="italic"/>
    </style:style>
    <style:style style:name="T19" style:family="text">
      <style:text-properties style:text-position="-33%"/>
    </style:style>
    <style:style style:name="T20" style:family="text">
      <style:text-properties style:font-name="Times New Roman"/>
    </style:style>
    <style:style style:name="T21" style:family="text">
      <style:text-properties style:text-position="33%"/>
    </style:style>
    <style:style style:name="T22" style:family="text">
      <style:text-properties style:text-position="0%"/>
    </style:style>
    <style:style style:name="T23" style:family="text">
      <style:text-properties style:text-position="0%" style:font-name="Times New Roman"/>
    </style:style>
    <style:style style:name="T24" style:family="text">
      <style:text-properties style:text-position="33%" style:font-name="Arial"/>
    </style:style>
    <style:style style:name="T25" style:family="text">
      <style:text-properties style:font-name="Arial" style:text-position="0%"/>
    </style:style>
    <style:style style:name="T26" style:family="text">
      <style:text-properties style:font-name="Arial" style:text-position="-33%"/>
    </style:style>
    <style:style style:name="T27" style:family="text">
      <style:text-properties fo:color="#ffffff"/>
    </style:style>
    <style:style style:name="T28" style:family="text">
      <style:text-properties fo:font-size="10pt" style:text-position="sub" style:font-size-asian="10pt" style:font-size-complex="10pt"/>
    </style:style>
  </office:automatic-styles>
  <office:body>
    <office:spreadsheet>
      <table:table table:name="Sheet1" table:style-name="ta1" table:print="false">
        <table:table-column table:style-name="co1" table:number-columns-repeated="16" table:default-cell-style-name="Default"/>
        <table:table-row table:style-name="ro1">
          <table:table-cell office:value-type="string" calcext:value-type="string">
            <text:p>Statistics Tree</text:p>
          </table:table-cell>
          <table:table-cell table:number-columns-repeated="15"/>
        </table:table-row>
        <table:table-row table:style-name="ro1">
          <table:table-cell office:value-type="string" calcext:value-type="string">
            <text:p>Expanded from A Guide for Selecting Statistical Techniques for Analyzing Social Science Data</text:p>
          </table:table-cell>
          <table:table-cell table:number-columns-repeated="15"/>
        </table:table-row>
        <table:table-row table:style-name="ro1">
          <table:table-cell office:value-type="string" calcext:value-type="string">
            <text:p>Frank M. Andrews, Laura Klem, Terrence N. Davidson, Patrick M. O'Malley, Willard L. Rodgers</text:p>
          </table:table-cell>
          <table:table-cell table:number-columns-repeated="15"/>
        </table:table-row>
        <table:table-row table:style-name="ro1">
          <table:table-cell office:value-type="string" calcext:value-type="string">
            <text:p>Survey Research Center, Institute of Social Research</text:p>
          </table:table-cell>
          <table:table-cell table:number-columns-repeated="15"/>
        </table:table-row>
        <table:table-row table:style-name="ro1">
          <table:table-cell office:value-type="string" calcext:value-type="string">
            <text:p>The Universitty of Michigan, 1981</text:p>
          </table:table-cell>
          <table:table-cell table:number-columns-repeated="15"/>
        </table:table-row>
        <table:table-row table:style-name="ro1">
          <table:table-cell office:value-type="string" calcext:value-type="string">
            <text:p>Ann Arbor, MI 48106</text:p>
          </table:table-cell>
          <table:table-cell table:number-columns-repeated="15"/>
        </table:table-row>
        <table:table-row table:style-name="ro1">
          <table:table-cell table:number-columns-repeated="16"/>
        </table:table-row>
        <table:table-row table:style-name="ro1">
          <table:table-cell office:value-type="string" calcext:value-type="string">
            <text:p>The Decision Tree</text:p>
          </table:table-cell>
          <table:table-cell table:number-columns-repeated="6"/>
          <table:table-cell office:value-type="string" calcext:value-type="string">
            <office:annotation draw:style-name="gr1" draw:text-style-name="P2" svg:width="299.88pt" svg:height="218.44pt" svg:x="529.09pt" svg:y="47pt" draw:caption-point-x="-15.39pt" draw:caption-point-y="43.23pt">
              <dc:creator>WV</dc:creator>
              <dc:date>2014-03-19T00:00:00</dc:date>
              <text:p text:style-name="P1"><text:span text:style-name="T1">Information is usually gathered across a finite time period. Usually time isn't important to the questions being asked. For instance, you might want to know how height valies among students in a particular classroom. It takes time to make the measurements but you're not interested in heights across time.</text:span></text:p>
              <text:p text:style-name="P1"><text:span text:style-name="T1"/></text:p>
              <text:p text:style-name="P1"><text:span text:style-name="T1">On the other hand, you may be interested in how heights vary for different years or in different age categories.The fist instance would be a longitudinal study and the last would be a cohort study. You may be interested in the growth of a bacterial colony over time or how much profit a particular company is making over time. </text:span></text:p>
              <text:p text:style-name="P1"><text:span text:style-name="T1"/></text:p>
              <text:p text:style-name="P1"><text:span text:style-name="T1">There are many techniques that are appropriate to use when time is one of the variables in an analysis. Since time is pretty much what it is and it can't be manipulated (except maybe choosing which segment of time will be studied) time is usually the independent variable in a study and the other variables are said to vary with time.</text:span></text:p>
            </office:annotation>
            <text:p>Is time a variable?</text:p>
          </table:table-cell>
          <table:table-cell table:number-columns-repeated="8"/>
        </table:table-row>
        <table:table-row table:style-name="ro2">
          <table:table-cell office:value-type="string" calcext:value-type="string">
            <text:p>Questions and answers leading to appropriate statistics orstatistical techniques</text:p>
          </table:table-cell>
          <table:table-cell table:number-columns-repeated="6"/>
          <table:table-cell office:value-type="string" calcext:value-type="string">
            <text:p><text:a xlink:href="#Sheet1.A752" xlink:type="simple">Yes</text:a></text:p>
          </table:table-cell>
          <table:table-cell/>
          <table:table-cell office:value-type="string" calcext:value-type="string">
            <text:p><text:a xlink:href="#Sheet1.A29" xlink:type="simple">No</text:a></text:p>
          </table:table-cell>
          <table:table-cell table:number-columns-repeated="6"/>
        </table:table-row>
        <table:table-row table:style-name="ro1">
          <table:table-cell table:number-columns-repeated="16"/>
        </table:table-row>
        <table:table-row table:style-name="ro2">
          <table:table-cell table:style-name="ce1" office:value-type="string" calcext:value-type="string">
            <text:p>Starting point</text:p>
          </table:table-cell>
          <table:table-cell/>
          <table:table-cell office:value-type="string" calcext:value-type="string">
            <text:p><text:a xlink:href="#Sheet1.A858" xlink:type="simple">Graphical techniques</text:a></text:p>
          </table:table-cell>
          <table:table-cell table:number-columns-repeated="13"/>
        </table:table-row>
        <table:table-row table:style-name="ro1">
          <table:table-cell office:value-type="string" calcext:value-type="string">
            <office:annotation draw:style-name="gr2" draw:text-style-name="P2" svg:width="342.54pt" svg:height="319.21pt" svg:x="81.01pt" svg:y="99.3pt" draw:caption-point-x="-17.06pt" draw:caption-point-y="43.43pt">
              <dc:creator>WV</dc:creator>
              <dc:date>2014-03-19T00:00:00</dc:date>
              <text:p text:style-name="P1"><text:span text:style-name="T1">What kind of information are you primarilyworking with?</text:span></text:p>
              <text:p text:style-name="P1"><text:span text:style-name="T1"/></text:p>
              <text:p text:style-name="P1"><text:span text:style-name="T1">Logical: the truth or falsity of statements. Logical data usually takes the values: true or false, but they may occasionally take other values: Don't know, Don't care, probably, necessarily, should be, ought to be, etc. These later values occur in multivalued logica nad modal logics.</text:span></text:p>
              <text:p text:style-name="P1"><text:span text:style-name="T1"/></text:p>
              <text:p text:style-name="P1"><text:span text:style-name="T1">Binary: Data which are constrained to only two values are binary data. As an example, data is stored in computers as binary data. Each bit of stored data takes the form 1/0, on/off, high (voltage)/low, etc.</text:span></text:p>
              <text:p text:style-name="P1"><text:span text:style-name="T1"/></text:p>
              <text:p text:style-name="P1"><text:span text:style-name="T1">Text: Documents composed of words. These can be hard copy (printed), digital copy generated by word processors and program output, transcripts of conversations, etc.</text:span></text:p>
              <text:p text:style-name="P1"><text:span text:style-name="T1"/></text:p>
              <text:p text:style-name="P1"><text:span text:style-name="T1">Sounds: Recordings of animal sounds or other natural sounds, industrial noise, music with or without lyrics, recordings of concersations or speeches, books on tape, etc.</text:span></text:p>
              <text:p text:style-name="P1"><text:span text:style-name="T1"/></text:p>
              <text:p text:style-name="P1"><text:span text:style-name="T1">Numbers: Classically, analytical/statistical procedures work with number – counts and measurements.</text:span></text:p>
              <text:p text:style-name="P1"><text:span text:style-name="T1"/></text:p>
              <text:p text:style-name="P1"><text:span text:style-name="T1">Geometric/Pictorial: Visual materials whose primary atributes are shape, color, or motion – photographs, paintings, geographical regions, handwriting, the results of physical experiments, etc.</text:span></text:p>
              <text:p text:style-name="P1"><text:span text:style-name="T1"/></text:p>
              <text:p text:style-name="P1"><text:span text:style-name="T1">Many other forms of data may be analyzed using these techniques: textures, scents, tastes, gestures, nonverbal communications, etc.</text:span></text:p>
            </office:annotation>
            <text:p>Data type:</text:p>
          </table:table-cell>
          <table:table-cell table:number-columns-repeated="15"/>
        </table:table-row>
        <table:table-row table:style-name="ro2">
          <table:table-cell/>
          <table:table-cell office:value-type="string" calcext:value-type="string">
            <text:p><text:a xlink:href="#Sheet1.A583" xlink:type="simple">Logical</text:a></text:p>
          </table:table-cell>
          <table:table-cell/>
          <table:table-cell office:value-type="string" calcext:value-type="string">
            <office:annotation draw:style-name="gr3" draw:text-style-name="P2" svg:width="329.92pt" svg:height="240.83pt" svg:x="273.03pt" svg:y="112.11pt" draw:caption-point-x="-16.33pt" draw:caption-point-y="43.46pt">
              <dc:creator>WV</dc:creator>
              <dc:date>2014-03-19T00:00:00</dc:date>
              <text:p text:style-name="P1"><text:span text:style-name="T1">Statistical procedures are generally classified as univariate (only one datum is looked at), bivariate, or multivariate.</text:span></text:p>
              <text:p text:style-name="P1"><text:span text:style-name="T1"/></text:p>
              <text:p text:style-name="P1"><text:span text:style-name="T1">In univariate statistics, you are usually describing a set of data to get an idea of things like most common value, which value is most representative of the group, and how much the measurements vary.</text:span></text:p>
              <text:p text:style-name="P1"><text:span text:style-name="T1"/></text:p>
              <text:p text:style-name="P1"><text:span text:style-name="T1">In bivariate data, you usually want to know how one set of data varies in respect to another as both are manipulated, or when one is allowed to vary naturally (independent variable) as the other is tracked (dependent variable). Individyals in one groups may also be assigned to individuals in the other group – the groups being one variable, and a particular characteristic is measured in both groups – such a design is said to be “matched”.</text:span></text:p>
              <text:p text:style-name="P1"><text:span text:style-name="T1"/></text:p>
              <text:p text:style-name="P1"><text:span text:style-name="T1">In multivariate data, usually one vairiable is considered the independent variable and several other variables are measured as it varies. Sometimes, there are several variables, but none are designated as an independent variable – they are all simply measured during a process. Finally, there will sometimes be more than one independent variable and all the other variables are measured in relation to those variables.</text:span></text:p>
            </office:annotation>
            <text:p>How many variables does the problem involve?</text:p>
          </table:table-cell>
          <table:table-cell table:number-columns-repeated="12"/>
        </table:table-row>
        <table:table-row table:style-name="ro2">
          <table:table-cell/>
          <table:table-cell office:value-type="string" calcext:value-type="string">
            <text:p><text:a xlink:href="#Sheet1.A583" xlink:type="simple">Binary</text:a></text:p>
          </table:table-cell>
          <table:table-cell table:number-columns-repeated="2"/>
          <table:table-cell office:value-type="string" calcext:value-type="string">
            <text:p><text:a xlink:href="#Sheet1.H8" xlink:type="simple">One Variable</text:a></text:p>
          </table:table-cell>
          <table:table-cell table:number-columns-repeated="2"/>
          <table:table-cell office:value-type="string" calcext:value-type="string">
            <office:annotation draw:style-name="gr4" draw:text-style-name="P2" svg:width="317.25pt" svg:height="196.04pt" svg:x="529.09pt" svg:y="125.46pt" draw:caption-point-x="-15.39pt" draw:caption-point-y="43.51pt">
              <dc:creator>WV</dc:creator>
              <dc:date>2014-03-19T00:00:00</dc:date>
              <text:p text:style-name="P1"><text:span text:style-name="T1">Information is usually gathered across a finite time period. Usually time isn't important to the questions being asked. For instance, you might want to know how height valies among students in a particular classroom. It takes time to make the measurements but you're not interested in heights across time.</text:span></text:p>
              <text:p text:style-name="P1"><text:span text:style-name="T1"/></text:p>
              <text:p text:style-name="P1"><text:span text:style-name="T1">On the other hand, you may be interested in how heights vary for different years or in different age categories.The fist instance would be a longitudinal study and the last would be a cohort study. You may be interested in the growth of a bacterial colony over time or how much profit a particular company is making over time. </text:span></text:p>
              <text:p text:style-name="P1"><text:span text:style-name="T1"/></text:p>
              <text:p text:style-name="P1"><text:span text:style-name="T1">There are many techniques that are appropriate to use when time is one of the variables in an analysis. Since time is pretty much what it is and it can't be manipulated (except maybe choosing which segment of time will be studied) time is usually the independent variable in a study and the other variables are said to vary with time.</text:span></text:p>
            </office:annotation>
            <text:p>Is time a variable?</text:p>
          </table:table-cell>
          <table:table-cell table:number-columns-repeated="8"/>
        </table:table-row>
        <table:table-row table:style-name="ro2">
          <table:table-cell/>
          <table:table-cell office:value-type="string" calcext:value-type="string">
            <text:p><text:a xlink:href="#Sheet1.A889" xlink:type="simple">Text</text:a></text:p>
          </table:table-cell>
          <table:table-cell table:number-columns-repeated="2"/>
          <table:table-cell office:value-type="string" calcext:value-type="string">
            <text:p><text:a xlink:href="#Sheet1.H14" xlink:type="simple">Two Variables</text:a></text:p>
          </table:table-cell>
          <table:table-cell table:number-columns-repeated="2"/>
          <table:table-cell office:value-type="string" calcext:value-type="string">
            <text:p><text:a xlink:href="#Sheet1.A772" xlink:type="simple">Yes</text:a></text:p>
          </table:table-cell>
          <table:table-cell/>
          <table:table-cell office:value-type="string" calcext:value-type="string">
            <text:p><text:a xlink:href="#Sheet1.A21" xlink:type="simple">No</text:a></text:p>
          </table:table-cell>
          <table:table-cell table:number-columns-repeated="6"/>
        </table:table-row>
        <table:table-row table:style-name="ro2">
          <table:table-cell/>
          <table:table-cell office:value-type="string" calcext:value-type="string">
            <text:p><text:a xlink:href="#Sheet1.E889" xlink:type="simple">Sound</text:a></text:p>
          </table:table-cell>
          <table:table-cell table:number-columns-repeated="2"/>
          <table:table-cell office:value-type="string" calcext:value-type="string">
            <text:p><text:a xlink:href="#Sheet1.H17" xlink:type="simple">More Than Two Variables</text:a></text:p>
          </table:table-cell>
          <table:table-cell table:number-columns-repeated="11"/>
        </table:table-row>
        <table:table-row table:style-name="ro2">
          <table:table-cell/>
          <table:table-cell office:value-type="string" calcext:value-type="string">
            <text:p><text:a xlink:href="#Sheet1.D13" xlink:type="simple">Numeric</text:a></text:p>
          </table:table-cell>
          <table:table-cell/>
          <table:table-cell office:value-type="string" calcext:value-type="string">
            <text:p><text:a xlink:href="#Sheet1.A786" xlink:type="simple">General time series models</text:a></text:p>
          </table:table-cell>
          <table:table-cell table:number-columns-repeated="3"/>
          <table:table-cell office:value-type="string" calcext:value-type="string">
            <office:annotation draw:style-name="gr5" draw:text-style-name="P2" svg:width="370.2pt" svg:height="184.85pt" svg:x="529.09pt" svg:y="165.49pt" draw:caption-point-x="-15.39pt" draw:caption-point-y="43.68pt">
              <dc:creator>WV</dc:creator>
              <dc:date>2014-03-19T00:00:00</dc:date>
              <text:p text:style-name="P1"><text:span text:style-name="T1">Information is usually gathered across a finite time period. Usually time isn't important to the questions being asked. For instance, you might want to know how height valies among students in a particular classroom. It takes time to make the measurements but you're not interested in heights across time.</text:span></text:p>
              <text:p text:style-name="P1"><text:span text:style-name="T1"/></text:p>
              <text:p text:style-name="P1"><text:span text:style-name="T1">On the other hand, you may be interested in how heights vary for different years or in different age categories.The fist instance would be a longitudinal study and the last would be a cohort study. You may be interested in the growth of a bacterial colony over time or how much profit a particular company is making over time. </text:span></text:p>
              <text:p text:style-name="P1"><text:span text:style-name="T1"/></text:p>
              <text:p text:style-name="P1"><text:span text:style-name="T1">There are many techniques that are appropriate to use when time is one of the variables in an analysis. Since time is pretty much what it is and it can't be manipulated (except maybe choosing which segment of time will be studied) time is usually the independent variable in a study and the other variables are said to vary with time.</text:span></text:p>
            </office:annotation>
            <text:p>Is time a variable?</text:p>
          </table:table-cell>
          <table:table-cell table:number-columns-repeated="8"/>
        </table:table-row>
        <table:table-row table:style-name="ro2">
          <table:table-cell/>
          <table:table-cell office:value-type="string" calcext:value-type="string">
            <text:p><text:a xlink:href="#Sheet1.I889" xlink:type="simple">Geometric/Pictorial</text:a></text:p>
          </table:table-cell>
          <table:table-cell table:number-columns-repeated="5"/>
          <table:table-cell office:value-type="string" calcext:value-type="string">
            <text:p><text:a xlink:href="#Sheet1.A777" xlink:type="simple">Yes</text:a></text:p>
          </table:table-cell>
          <table:table-cell/>
          <table:table-cell office:value-type="string" calcext:value-type="string">
            <text:p><text:a xlink:href="#Sheet1.A280" xlink:type="simple">No</text:a></text:p>
          </table:table-cell>
          <table:table-cell table:number-columns-repeated="6"/>
        </table:table-row>
        <table:table-row table:style-name="ro1" table:number-rows-repeated="2">
          <table:table-cell table:number-columns-repeated="16"/>
        </table:table-row>
        <table:table-row table:style-name="ro1">
          <table:table-cell office:value-type="string" calcext:value-type="string">
            <office:annotation draw:style-name="gr6" draw:text-style-name="P2" svg:width="700.53pt" svg:height="419.98pt" svg:x="81.01pt" svg:y="217.81pt" draw:caption-point-x="-17.06pt" draw:caption-point-y="43.85pt">
              <dc:creator>WV</dc:creator>
              <dc:date>2014-03-19T00:00:00</dc:date>
              <text:p text:style-name="P1"><text:span text:style-name="T1">There are actually four levels (or scales) of measurement but techniques appropriate for interval data are usually also appropriate for rational data, although the opposite is not always true – for instance, the geometric mean is an appropriate measure of central tendancy for ratio level measurements but not for interval level measurements.</text:span></text:p>
              <text:p text:style-name="P1"><text:span text:style-name="T1"/></text:p>
              <text:p text:style-name="P1"><text:span text:style-name="T1">Nominal level measurements are generally categories. If you want to see if there are any differences between height in a group of men as compared to a group of women, then gender is a nominal variable (or a variable measured on a nominal scale. Often, the counts in different groups are compared – the names of the groups are taken as labels of the levels of the nominal variable (which groups is being looked at?). Nominal measurements express qualities and variables measured at a nominal level are called “qualitative variables”.</text:span></text:p>
              <text:p text:style-name="P1"><text:span text:style-name="T1"/></text:p>
              <text:p text:style-name="P1"><text:span text:style-name="T1">Ordinal level measurements, like nominal level measurements refer to groups that individuals are in, but in this case, the groups are ordered. For instance, you might want to measure blood pressure of infants, children, adolescents, young adults, middle aged adults and elderly adults. Age measured in time units would be at the ratio level, but, measured as groups, it is ordered because, for instance, adolescents are younger than middle aged adults. Ordinal level measurements are also qualitative.</text:span></text:p>
              <text:p text:style-name="P1"><text:span text:style-name="T1"/></text:p>
              <text:p text:style-name="P1"><text:span text:style-name="T1">Interval level data is continuous. You can also find a value between any two values. Where nominal and ordinal measurements refer to group inclusion, interval level data refers to measurements with instruments. Interval level data is said to be quantitative because you are dealing with actual measurable quantities.</text:span></text:p>
              <text:p text:style-name="P1"><text:span text:style-name="T1"/></text:p>
              <text:p text:style-name="P1"><text:span text:style-name="T1">Ratio level measurements are different from interval level data in that there is an absolute zero for ratio level data. There is a point when you can say that there is nothing of what you are measuring. Counts, height measured in units, absolute temperature, and money are all ratio measurements. If, on the scale of measurement you are using 1) zero means “none”, and 2) if, when a measurement x 2 means exactly “twice as much as”, then the measurement is a ratio level measurement. For instance, you can have no height (if a person doesn't exist), but if a person is 8 feet tall, they are actually twice as tall as a person who is 4 feet tall. Height is a ratio level measurement. On the other hand, water at 100 degrees Centegrade can't be meanignfully said to be twice as hot as water at 50 degrees Centegrade. </text:span></text:p>
              <text:p text:style-name="P1"><text:span text:style-name="T1"/></text:p>
              <text:p text:style-name="P1"><text:span text:style-name="T1">Often, you can analyze measurements taken at one level as though they were made at a different level. For instance, you can aggregate interval level range groups. Instead of ages in years, you can measure them in groups of 0-10 years, 11-20 years, 21-30 years, etc. That would be an ordinal level measurement. Just keep in mind that a lower level of measurement conveys less information than a higher level.</text:span></text:p>
              <text:p text:style-name="P1"><text:span text:style-name="T1"/></text:p>
              <text:p text:style-name="P1"><text:span text:style-name="T1">You can also translate lower levels of measurement to higher levels. For instance, you can treat the orders of <text:s/>ordered groups as interval measurements but there are many ways that such a transformation “doesn't make sense” so you have to be very careful about how you interpret such an analysis.</text:span></text:p>
              <text:p text:style-name="P1"><text:span text:style-name="T1"/></text:p>
              <text:p text:style-name="P1"><text:span text:style-name="T1">This scheme of measurement is not all inclusive so you will sometimes have to be careful how you handle “unusual” data. For instance, acidity measurements in pH are taken on a logarithmic scale so they don't “act like” interval measurements (average pH is a very tricky proposition) and they're certainly not ratio because zero doesn't even exist on logarithmic scales. “0 pH” is a nonsensical term.</text:span></text:p>
              <text:p text:style-name="P1"><text:span text:style-name="T1"/></text:p>
              <text:p text:style-name="P1"><text:span text:style-name="T1"/></text:p>
            </office:annotation>
            <text:p>How do you want to treat the variables with respect to scale of measurement?</text:p>
          </table:table-cell>
          <table:table-cell table:number-columns-repeated="15"/>
        </table:table-row>
        <table:table-row table:style-name="ro2">
          <table:table-cell/>
          <table:table-cell office:value-type="string" calcext:value-type="string">
            <text:p><text:a xlink:href="#Sheet1.A62" xlink:type="simple">Both Interval</text:a></text:p>
          </table:table-cell>
          <table:table-cell table:number-columns-repeated="3"/>
          <table:table-cell office:value-type="string" calcext:value-type="string">
            <text:p><text:a xlink:href="#Sheet1.A678" xlink:type="simple">Qualitative Techniques</text:a></text:p>
          </table:table-cell>
          <table:table-cell table:number-columns-repeated="10"/>
        </table:table-row>
        <table:table-row table:style-name="ro2">
          <table:table-cell/>
          <table:table-cell office:value-type="string" calcext:value-type="string">
            <text:p><text:a xlink:href="#Sheet1.A105" xlink:type="simple">Both Ordinal</text:a></text:p>
          </table:table-cell>
          <table:table-cell table:number-columns-repeated="3"/>
          <table:table-cell office:value-type="string" calcext:value-type="string">
            <text:p><text:a xlink:href="#Sheet1.A823" xlink:type="simple">Non-normal Distributions</text:a></text:p>
          </table:table-cell>
          <table:table-cell table:number-columns-repeated="10"/>
        </table:table-row>
        <table:table-row table:style-name="ro2">
          <table:table-cell/>
          <table:table-cell office:value-type="string" calcext:value-type="string">
            <text:p><text:a xlink:href="#Sheet1.A123" xlink:type="simple">Both Nominal</text:a></text:p>
          </table:table-cell>
          <table:table-cell table:number-columns-repeated="3"/>
          <table:table-cell office:value-type="string" calcext:value-type="string">
            <text:p><text:a xlink:href="#Sheet1.A701" xlink:type="simple">Specialized Data</text:a></text:p>
          </table:table-cell>
          <table:table-cell table:number-columns-repeated="10"/>
        </table:table-row>
        <table:table-row table:style-name="ro2">
          <table:table-cell/>
          <table:table-cell office:value-type="string" calcext:value-type="string">
            <text:p><text:a xlink:href="#Sheet1.A154" xlink:type="simple">One Interval, One Ordinal</text:a></text:p>
          </table:table-cell>
          <table:table-cell table:number-columns-repeated="14"/>
        </table:table-row>
        <table:table-row table:style-name="ro2">
          <table:table-cell/>
          <table:table-cell office:value-type="string" calcext:value-type="string">
            <text:p><text:a xlink:href="#Sheet1.A174" xlink:type="simple">One Interval, One Nominal</text:a></text:p>
          </table:table-cell>
          <table:table-cell table:number-columns-repeated="14"/>
        </table:table-row>
        <table:table-row table:style-name="ro2">
          <table:table-cell/>
          <table:table-cell office:value-type="string" calcext:value-type="string">
            <text:p><text:a xlink:href="#Sheet1.A238" xlink:type="simple">One Ordinal, One Nominal</text:a></text:p>
          </table:table-cell>
          <table:table-cell table:number-columns-repeated="14"/>
        </table:table-row>
        <table:table-row table:style-name="ro1">
          <table:table-cell table:number-columns-repeated="16"/>
        </table:table-row>
        <table:table-row table:style-name="ro1">
          <table:table-cell office:value-type="string" calcext:value-type="string">
            <office:annotation draw:style-name="gr7" draw:text-style-name="P2" svg:width="817.48pt" svg:height="565.54pt" svg:x="81.01pt" svg:y="323.52pt" draw:caption-point-x="-17.06pt" draw:caption-point-y="44.25pt">
              <dc:creator>WV</dc:creator>
              <dc:date>2014-03-19T00:00:00</dc:date>
              <text:p text:style-name="P1"><text:span text:style-name="T1">There are actually four levels (or scales) of measurement but techniques appropriate for interval data are usually also appropriate for rational data, although the opposite is not always true – for instance, the geometric mean is an appropriate measure of central tendancy for ratio level measurements but not for interval level measurements.</text:span></text:p>
              <text:p text:style-name="P1"><text:span text:style-name="T1"/></text:p>
              <text:p text:style-name="P1"><text:span text:style-name="T1">Nominal level measurements are generally categories. If you want to see if there are any differences between height in a group of men as compared to a group of women, then gender is a nominal variable (or a variable measured on a nominal scale. Often, the counts in different groups are compared – the names of the groups are taken as labels of the levels of the nominal variable (which groups is being looked at?). Nominal measurements express qualities and variables measured at a nominal level are called “qualitative variables”.</text:span></text:p>
              <text:p text:style-name="P1"><text:span text:style-name="T1"/></text:p>
              <text:p text:style-name="P1"><text:span text:style-name="T1">Ordinal level measurements, like nominal level measurements refer to groups that individuals are in, but in this case, the groups are ordered. For instance, you might want to measure blood pressure of infants, children, adolescents, young adults, middle aged adults and elderly adults. Age measured in time units would be at the ratio level, but, measured as groups, it is ordered because, for instance, adolescents are younger than middle aged adults. Ordinal level measurements are also qualitative.</text:span></text:p>
              <text:p text:style-name="P1"><text:span text:style-name="T1"/></text:p>
              <text:p text:style-name="P1"><text:span text:style-name="T1">Interval level data is continuous. You can also find a value between any two values. Where nominal and ordinal measurements refer to group inclusion, interval level data refers to measurements with instruments. Interval level data is said to be quantitative because you are dealing with actual measurable quantities.</text:span></text:p>
              <text:p text:style-name="P1"><text:span text:style-name="T1"/></text:p>
              <text:p text:style-name="P1"><text:span text:style-name="T1">Ratio level measurements are different from interval level data in that there is an absolute zero for ratio level data. There is a point when you can say that there is nothing of what you are measuring. Counts, height measured in units, absolute temperature, and money are all ratio measurements. If, on the scale of measurement you are using 1) zero means “none”, and 2) if, when a measurement x 2 means exactly “twice as much as”, then the measurement is a ratio level measurement. For instance, you can have no height (if a person doesn't exist), but if a person is 8 feet tall, they are actually twice as tall as a person who is 4 feet tall. Height is a ratio level measurement. On the other hand, water at 100 degrees Centegrade can't be meaningfully said to be twice as hot as water at 50 degrees Centegrade. Proportional measurements can usually be treated as ratio level measurements (technically, they </text:span><text:span text:style-name="T2">are</text:span><text:span text:style-name="T1"> ratio level measurements).</text:span></text:p>
              <text:p text:style-name="P1"><text:span text:style-name="T1"/></text:p>
              <text:p text:style-name="P1"><text:span text:style-name="T1">Often, you can analyze measurements taken at one level as though they were made at a different level. For instance, you can aggregate interval level range groups. Instead of ages in years, you can measure them in groups of 0-10 years, 11-20 years, 21-30 years, etc. That would be an ordinal level measurement. Just keep in mind that a lower level of measurement conveys less information than a higher level.</text:span></text:p>
              <text:p text:style-name="P1"><text:span text:style-name="T1"/></text:p>
              <text:p text:style-name="P1"><text:span text:style-name="T1">You can also translate lower levels of measurement to higher levels. For instance, you can treat the orders of <text:s/>ordered groups as interval measurements but there are many ways that such a transformation “doesn't make sense” so you have to be very careful about how you interpret such an analysis.</text:span></text:p>
              <text:p text:style-name="P1"><text:span text:style-name="T1"/></text:p>
              <text:p text:style-name="P1"><text:span text:style-name="T1">This scheme of measurement is not all inclusive so you will sometimes have to be careful how you handle “unusual” data. For instance, acidity measurements in pH are taken on a logarithmic scale so they don't “act like” interval measurements (average pH is a very tricky proposition) and they're certainly not ratio because zero doesn't even exist on logarithmic scales. “0 pH” is a nonsensical term.</text:span></text:p>
              <text:p text:style-name="P1"><text:span text:style-name="T1"/></text:p>
              <text:p text:style-name="P1"><text:span text:style-name="T1">Some measurements, usually qualitative measurements. Only have a few values and can often be treated as logical (true/false) or binary (two valued) meaurements. There are also techniques that can be used with nominal and ordinal measurements that have logic-like structures (such as inputs and outputs of digital circuitry.)</text:span></text:p>
              <text:p text:style-name="P1"><text:span text:style-name="T1"/></text:p>
              <text:p text:style-name="P1"><text:span text:style-name="T1">Often you are not interested in how quantities vary in respect to each other (whether they vary together or in opposite directions or whether their variance is related at all, for instance) but in the precise manner in which they vary in relation to each other. There, you are intrested in rates of change. Rate can be change with respect to time but it doesn't have to be. You may be interested in the rate of growth of a plant in relation to temperature, or sunlight, or soil acidity, or all three.</text:span></text:p>
              <text:p text:style-name="P1"><text:span text:style-name="T1"/></text:p>
              <text:p text:style-name="P1"><text:span text:style-name="T1">Most traditional statistical techniques are geared toward processes that show a “normal distribution” - in other words, most of the observations are located near a central value and get less frequent as you move away from that value on eaither side. Some processes do not behave in that way. For instance, counts of “unusual occurences” often follow a pattern known as a Poisson distribution. Many different distributions are described in the dictionary on the next page and where they are typically found and how they can be handled are also explained. The statistics that are used cannot be based on the assumption that the processes observed follow a normal pattern, so non-normal statistics must be used. They are generally more difficult to calculate and, sometimes, the observed values are close enough to normal to allow the use of traditional statistics, but there are methods to determine if they really are “close enough” of if the results of normal statistics would be meaningless. See the graphical procedures below (from the link at C11) for tests of “normality”.</text:span></text:p>
              <text:p text:style-name="P1"><text:span text:style-name="T1"/></text:p>
              <text:p text:style-name="P1"><text:span text:style-name="T1">Often multidimensional measurements or measurements matched between groups can be treated as vector values and handled as vectors. If related measurements can be seen as points located in multidimensional space, they can be handled as vectors.</text:span></text:p>
              <text:p text:style-name="P1"><text:span text:style-name="T1"/></text:p>
              <text:p text:style-name="P1"><text:span text:style-name="T1"/></text:p>
            </office:annotation>
            <text:p>How do you want to treat the variable with respect to scale of measurement?</text:p>
          </table:table-cell>
          <table:table-cell table:number-columns-repeated="15"/>
        </table:table-row>
        <table:table-row table:style-name="ro2">
          <table:table-cell/>
          <table:table-cell office:value-type="string" calcext:value-type="string">
            <text:p><text:a xlink:href="#Sheet1.A34" xlink:type="simple">Nominal</text:a></text:p>
          </table:table-cell>
          <table:table-cell office:value-type="string" calcext:value-type="string">
            <text:p><text:a xlink:href="#Sheet1.H34" xlink:type="simple">Ratio/Proportion</text:a></text:p>
          </table:table-cell>
          <table:table-cell/>
          <table:table-cell office:value-type="string" calcext:value-type="string">
            <text:p><text:a xlink:href="#Sheet1.N34" xlink:type="simple">Non-normal</text:a></text:p>
          </table:table-cell>
          <table:table-cell table:number-columns-repeated="2"/>
          <table:table-cell table:style-name="ce3" office:value-type="string" calcext:value-type="string">
            <text:p>State Proportions</text:p>
          </table:table-cell>
          <table:table-cell table:number-columns-repeated="8"/>
        </table:table-row>
        <table:table-row table:style-name="ro2">
          <table:table-cell/>
          <table:table-cell office:value-type="string" calcext:value-type="string">
            <text:p><text:a xlink:href="#Sheet1.A40" xlink:type="simple">Ordinal</text:a></text:p>
          </table:table-cell>
          <table:table-cell office:value-type="string" calcext:value-type="string">
            <text:p><text:a xlink:href="#Sheet1.H30" xlink:type="simple">Logical/Binary</text:a></text:p>
          </table:table-cell>
          <table:table-cell/>
          <table:table-cell office:value-type="string" calcext:value-type="string">
            <text:p><text:a xlink:href="#Sheet1.N40" xlink:type="simple">Vectors</text:a></text:p>
          </table:table-cell>
          <table:table-cell table:number-columns-repeated="11"/>
        </table:table-row>
        <table:table-row table:style-name="ro2">
          <table:table-cell/>
          <table:table-cell office:value-type="string" calcext:value-type="string">
            <text:p><text:a xlink:href="#Sheet1.A47" xlink:type="simple">Interval</text:a></text:p>
          </table:table-cell>
          <table:table-cell office:value-type="string" calcext:value-type="string">
            <text:p><text:a xlink:href="#Sheet1.H40" xlink:type="simple">Rates</text:a></text:p>
          </table:table-cell>
          <table:table-cell table:number-columns-repeated="13"/>
        </table:table-row>
        <table:table-row table:style-name="ro1">
          <table:table-cell table:number-columns-repeated="16"/>
        </table:table-row>
        <table:table-row table:style-name="ro1">
          <table:table-cell office:value-type="string" calcext:value-type="string">
            <office:annotation draw:style-name="gr4" draw:text-style-name="P2" svg:width="413.66pt" svg:height="196.04pt" svg:x="81.01pt" svg:y="389.17pt" draw:caption-point-x="-17.06pt" draw:caption-point-y="44.5pt">
              <dc:creator>WV</dc:creator>
              <dc:date>2014-03-19T00:00:00</dc:date>
              <text:p text:style-name="P1"><text:span text:style-name="T1">The way values are distributed in a data set is always of interest when analyzing data. In fact, you will almost always want to look at some graphical representations of data before approaching a statistical analysis. Graphical representations (See C11 above) can make important but hidden characteristics of a data set clear. For instance, a set of data may actually be two different groups taken together.</text:span></text:p>
              <text:p text:style-name="P1"><text:span text:style-name="T1"/></text:p>
              <text:p text:style-name="P1"><text:span text:style-name="T1">Let's say you are studying heights of students in an elementary class. You graph <text:s/>the frequencies of each value – how many people 4 feet tall are there, 4 feet 1 inch, 4 feet 2 inches, etc. You find that the curve has two humps – it's bimodal. That indicates that there may actually be two different groups involved. Maybe girls and boys grow differently at that particular age.</text:span></text:p>
              <text:p text:style-name="P1"><text:span text:style-name="T1"/></text:p>
              <text:p text:style-name="P1"><text:span text:style-name="T1">Once you get an idea of the overall shape of a distribution of values, there are statistics that can be used to precisely describe the distribution- what values the whole set tends to group around (measures of central tendency), how much the values spread out (dispersion, variance), how densely the values group around the center (kurtosis or peakedness), and if the values spread as far in one direction from the center as the <text:s/>other (symmetry).</text:span></text:p>
            </office:annotation>
            <text:p>What do you want to know about the distribution of the variable?</text:p>
          </table:table-cell>
          <table:table-cell table:number-columns-repeated="6"/>
          <table:table-cell office:value-type="string" calcext:value-type="string">
            <office:annotation draw:style-name="gr4" draw:text-style-name="P2" svg:width="413.66pt" svg:height="196.04pt" svg:x="529.09pt" svg:y="389.17pt" draw:caption-point-x="-15.39pt" draw:caption-point-y="44.5pt">
              <dc:creator>WV</dc:creator>
              <dc:date>2014-03-19T00:00:00</dc:date>
              <text:p text:style-name="P1"><text:span text:style-name="T1">The way values are distributed in a data set is always of interest when analyzing data. In fact, you will almost always want to look at some graphical representations of data before approaching a statistical analysis. Graphical representations (See C11 above) can make important but hidden characteristics of a data set clear. For instance, a set of data may actually be two different groups taken together.</text:span></text:p>
              <text:p text:style-name="P1"><text:span text:style-name="T1"/></text:p>
              <text:p text:style-name="P1"><text:span text:style-name="T1">Let's say you are studying heights of students in an elementary class. You graph <text:s/>the frequencies of each value – how many people 4 feet tall are there, 4 feet 1 inch, 4 feet 2 inches, etc. You find that the curve has two humps – it's bimodal. That indicates that there may actually be two different groups involved. Maybe girls and boys grow differently at that particular age.</text:span></text:p>
              <text:p text:style-name="P1"><text:span text:style-name="T1"/></text:p>
              <text:p text:style-name="P1"><text:span text:style-name="T1">Once you get an idea of the overall shape of a distribution of values, there are statistics that can be used to precisely describe the distribution- what values the whole set tends to group around (measures of central tendency), how much the values spread out (dispersion, variance), how densely the values group around the center (kurtosis or peakedness), and if the values spread as far in one direction from the center as the <text:s/>other (symmetry).</text:span></text:p>
            </office:annotation>
            <text:p>What do you want to know about the distribution of the variable?</text:p>
          </table:table-cell>
          <table:table-cell table:number-columns-repeated="5"/>
          <table:table-cell office:value-type="string" calcext:value-type="string">
            <office:annotation draw:style-name="gr4" draw:text-style-name="P2" svg:width="413.66pt" svg:height="196.04pt" svg:x="913.12pt" svg:y="389.17pt" draw:caption-point-x="-13.92pt" draw:caption-point-y="44.5pt">
              <dc:creator>WV</dc:creator>
              <dc:date>2014-03-19T00:00:00</dc:date>
              <text:p text:style-name="P1"><text:span text:style-name="T1">The way values are distributed in a data set is always of interest when analyzing data. In fact, you will almost always want to look at some graphical representations of data before approaching a statistical analysis. Graphical representations (See C11 above) can make important but hidden characteristics of a data set clear. For instance, a set of data may actually be two different groups taken together.</text:span></text:p>
              <text:p text:style-name="P1"><text:span text:style-name="T1"/></text:p>
              <text:p text:style-name="P1"><text:span text:style-name="T1">Let's say you are studying heights of students in an elementary class. You graph <text:s/>the frequencies of each value – how many people 4 feet tall are there, 4 feet 1 inch, 4 feet 2 inches, etc. You find that the curve has two humps – it's bimodal. That indicates that there may actually be two different groups involved. Maybe girls and boys grow differently at that particular age.</text:span></text:p>
              <text:p text:style-name="P1"><text:span text:style-name="T1"/></text:p>
              <text:p text:style-name="P1"><text:span text:style-name="T1">Once you get an idea of the overall shape of a distribution of values, there are statistics that can be used to precisely describe the distribution- what values the whole set tends to group around (measures of central tendency), how much the values spread out (dispersion, variance), how densely the values group around the center (kurtosis or peakedness), and if the values spread as far in one direction from the center as the <text:s/>other (symmetry).</text:span></text:p>
            </office:annotation>
            <text:p>What do you want to know about the distribution of the variable?</text:p>
          </table:table-cell>
          <table:table-cell table:number-columns-repeated="2"/>
        </table:table-row>
        <table:table-row table:style-name="ro1">
          <table:table-cell/>
          <table:table-cell office:value-type="string" calcext:value-type="string">
            <office:annotation draw:style-name="gr8" draw:text-style-name="P2" svg:width="239.05pt" svg:height="173.65pt" svg:x="145.02pt" svg:y="401.95pt" draw:caption-point-x="-16.81pt" draw:caption-point-y="44.56pt">
              <dc:creator>WV</dc:creator>
              <dc:date>2014-03-19T00:00:00</dc:date>
              <text:p text:style-name="P1"><text:span text:style-name="T1">Central tendency describes how values in a distribution group around the center of the distribution. A central value (sometimes called the “most expected value” or “expected value” since, if you had to guess what value an observation would take, the most expected value would be your best guess) can usually be identified in a set of data. Often there are several candidates for a central value and seveal of them may be appropriate according to the questions being asked. Values of central tendancy are collectively called “means”. If the term “mean” isn't qualified, the arithmetic mean or “average” (the sum of the measurements divided by the number of measurements) is usually indicated.</text:span></text:p>
            </office:annotation>
            <text:p>Central Tendancy</text:p>
          </table:table-cell>
          <table:table-cell/>
          <table:table-cell table:style-name="ce3" office:value-type="string" calcext:value-type="string">
            <text:p>Mode</text:p>
          </table:table-cell>
          <table:table-cell table:number-columns-repeated="3"/>
          <table:table-cell office:value-type="string" calcext:value-type="string">
            <office:annotation draw:style-name="gr8" draw:text-style-name="P2" svg:width="239.05pt" svg:height="173.65pt" svg:x="529.09pt" svg:y="401.95pt" draw:caption-point-x="-15.39pt" draw:caption-point-y="44.56pt">
              <dc:creator>WV</dc:creator>
              <dc:date>2014-03-19T00:00:00</dc:date>
              <text:p text:style-name="P1"><text:span text:style-name="T1">Central tendency describes how values in a distribution group around the center of the distribution. A central value (sometimes called the “most expected value” or “expected value” since, if you had to guess what value an observation would take, the most expected value would be your best guess) can usually be identified in a set of data. Often there are several candidates for a central value and seveal of them may be appropriate according to the questions being asked. Values of central tendancy are collectively called “means”. If the term “mean” isn't qualified, the arithmetic mean or “average” (the sum of the measurements divided by the number of measurements) is usually indicated.</text:span></text:p>
            </office:annotation>
            <text:p>Central Tendancy</text:p>
          </table:table-cell>
          <table:table-cell/>
          <table:table-cell table:style-name="ce3" office:value-type="string" calcext:value-type="string">
            <text:p>Geometric Mean</text:p>
          </table:table-cell>
          <table:table-cell table:number-columns-repeated="3"/>
          <table:table-cell office:value-type="string" calcext:value-type="string">
            <office:annotation draw:style-name="gr8" draw:text-style-name="P2" svg:width="239.05pt" svg:height="173.65pt" svg:x="913.12pt" svg:y="401.95pt" draw:caption-point-x="-13.92pt" draw:caption-point-y="44.56pt">
              <dc:creator>WV</dc:creator>
              <dc:date>2014-03-19T00:00:00</dc:date>
              <text:p text:style-name="P1"><text:span text:style-name="T1">Central tendency describes how values in a distribution group around the center of the distribution. A central value (sometimes called the “most expected value” or “expected value” since, if you had to guess what value an observation would take, the most expected value would be your best guess) can usually be identified in a set of data. Often there are several candidates for a central value and seveal of them may be appropriate according to the questions being asked. Values of central tendancy are collectively called “means”. If the term “mean” isn't qualified, the arithmetic mean or “average” (the sum of the measurements divided by the number of measurements) is usually indicated.</text:span></text:p>
            </office:annotation>
            <text:p>Central Tendancy</text:p>
          </table:table-cell>
          <table:table-cell/>
          <table:table-cell table:style-name="ce3" office:value-type="string" calcext:value-type="string">
            <office:annotation draw:style-name="gr9" draw:text-style-name="P2" svg:width="82.18pt" svg:height="61.68pt" svg:x="1041.17pt" svg:y="401.87pt" draw:caption-point-x="-13.46pt" draw:caption-point-y="44.65pt">
              <dc:creator>WV</dc:creator>
              <dc:date>2014-03-16T00:00:00</dc:date>
              <text:p text:style-name="P1"><text:span text:style-name="T1">Expected value for the specific distribution; see the distribution desccriptions.</text:span></text:p>
            </office:annotation>
            <text:p>Expected Values</text:p>
          </table:table-cell>
        </table:table-row>
        <table:table-row table:style-name="ro1">
          <table:table-cell/>
          <table:table-cell office:value-type="string" calcext:value-type="string">
            <office:annotation draw:style-name="gr10" draw:text-style-name="P2" svg:width="82.18pt" svg:height="95.27pt" svg:x="145.02pt" svg:y="414.77pt" draw:caption-point-x="-16.81pt" draw:caption-point-y="44.62pt">
              <dc:creator>WV</dc:creator>
              <dc:date>2014-03-19T00:00:00</dc:date>
              <text:p text:style-name="P1"><text:span text:style-name="T1">Dispersion is the way values group around the central value (or more accurately, how they spread from the central value).</text:span></text:p>
            </office:annotation>
            <text:p>Dispersion</text:p>
          </table:table-cell>
          <table:table-cell/>
          <table:table-cell table:style-name="ce3" office:value-type="string" calcext:value-type="string">
            <text:p>Relative Frequency of Modal Value or Class</text:p>
          </table:table-cell>
          <table:table-cell table:number-columns-repeated="3"/>
          <table:table-cell office:value-type="string" calcext:value-type="string">
            <office:annotation draw:style-name="gr10" draw:text-style-name="P2" svg:width="82.18pt" svg:height="95.27pt" svg:x="529.09pt" svg:y="414.77pt" draw:caption-point-x="-15.39pt" draw:caption-point-y="44.62pt">
              <dc:creator>WV</dc:creator>
              <dc:date>2014-03-19T00:00:00</dc:date>
              <text:p text:style-name="P1"><text:span text:style-name="T1">Dispersion is the way values group around the central value (or more accurately, how they spread from the central value).</text:span></text:p>
            </office:annotation>
            <text:p>Dispersion</text:p>
          </table:table-cell>
          <table:table-cell/>
          <table:table-cell table:style-name="ce3" office:value-type="string" calcext:value-type="string">
            <text:p>Range</text:p>
          </table:table-cell>
          <table:table-cell table:number-columns-repeated="3"/>
          <table:table-cell office:value-type="string" calcext:value-type="string">
            <office:annotation draw:style-name="gr10" draw:text-style-name="P2" svg:width="82.18pt" svg:height="95.27pt" svg:x="913.12pt" svg:y="414.77pt" draw:caption-point-x="-13.92pt" draw:caption-point-y="44.62pt">
              <dc:creator>WV</dc:creator>
              <dc:date>2014-03-19T00:00:00</dc:date>
              <text:p text:style-name="P1"><text:span text:style-name="T1">Dispersion is the way values group around the central value (or more accurately, how they spread from the central value).</text:span></text:p>
            </office:annotation>
            <text:p>Dispersion</text:p>
          </table:table-cell>
          <table:table-cell/>
          <table:table-cell table:style-name="ce3" office:value-type="string" calcext:value-type="string">
            <office:annotation draw:style-name="gr9" draw:text-style-name="P2" svg:width="82.18pt" svg:height="61.68pt" svg:x="1041.17pt" svg:y="414.68pt" draw:caption-point-x="-13.46pt" draw:caption-point-y="44.7pt">
              <dc:creator>WV</dc:creator>
              <dc:date>2014-03-16T00:00:00</dc:date>
              <text:p text:style-name="P1"><text:span text:style-name="T1">Variability for the specific distribution; see the distribution desccriptions.</text:span></text:p>
            </office:annotation>
            <text:p>Variability</text:p>
          </table:table-cell>
        </table:table-row>
        <table:table-row table:style-name="ro1">
          <table:table-cell/>
          <table:table-cell office:value-type="string" calcext:value-type="string">
            <office:annotation draw:style-name="gr11" draw:text-style-name="P2" svg:width="167.92pt" svg:height="117.67pt" svg:x="145.02pt" svg:y="427.58pt" draw:caption-point-x="-16.81pt" draw:caption-point-y="44.65pt">
              <dc:creator>WV</dc:creator>
              <dc:date>2014-03-19T00:00:00</dc:date>
              <text:p text:style-name="P1"><text:span text:style-name="T1">Frequencies are counts, in this case the numbers of each different value. Frequencies can be relative (to the whole size of the data set) or absolute. For instance, out of 25 students, 3 might be 5 feet and 3 inches tall. The absolute frequency for that value would be 3 and the relative frequency would be 3/25 or .083 or 8.3%.</text:span></text:p>
            </office:annotation>
            <text:p>Frequency</text:p>
          </table:table-cell>
          <table:table-cell/>
          <table:table-cell table:style-name="ce3" office:value-type="string" calcext:value-type="string">
            <text:p>Relative Frequencies, e.g. Percentages</text:p>
          </table:table-cell>
          <table:table-cell table:number-columns-repeated="3"/>
          <table:table-cell office:value-type="string" calcext:value-type="string">
            <office:annotation draw:style-name="gr11" draw:text-style-name="P2" svg:width="167.92pt" svg:height="117.67pt" svg:x="529.09pt" svg:y="427.58pt" draw:caption-point-x="-15.39pt" draw:caption-point-y="44.65pt">
              <dc:creator>WV</dc:creator>
              <dc:date>2014-03-19T00:00:00</dc:date>
              <text:p text:style-name="P1"><text:span text:style-name="T1">Frequencies are counts, in this case the numbers of each different value. Frequencies can be relative (to the whole size of the data set) or absolute. For instance, out of 25 students, 3 might be 5 feet and 3 inches tall. The absolute frequency for that value would be 3 and the relative frequency would be 3/25 or .083 or 8.3%.</text:span></text:p>
            </office:annotation>
            <text:p>Frequency</text:p>
          </table:table-cell>
          <table:table-cell/>
          <table:table-cell table:style-name="ce3" office:value-type="string" calcext:value-type="string">
            <text:p>Absolute Frequencies</text:p>
          </table:table-cell>
          <table:table-cell table:number-columns-repeated="3"/>
          <table:table-cell office:value-type="string" calcext:value-type="string">
            <office:annotation draw:style-name="gr11" draw:text-style-name="P2" svg:width="167.92pt" svg:height="117.67pt" svg:x="913.12pt" svg:y="427.58pt" draw:caption-point-x="-13.92pt" draw:caption-point-y="44.65pt">
              <dc:creator>WV</dc:creator>
              <dc:date>2014-03-19T00:00:00</dc:date>
              <text:p text:style-name="P1"><text:span text:style-name="T1">Frequencies are counts, in this case the numbers of each different value. Frequencies can be relative (to the whole size of the data set) or absolute. For instance, out of 25 students, 3 might be 5 feet and 3 inches tall. The absolute frequency for that value would be 3 and the relative frequency would be 3/25 or .083 or 8.3%.</text:span></text:p>
            </office:annotation>
            <text:p>Frequency</text:p>
          </table:table-cell>
          <table:table-cell/>
          <table:table-cell table:style-name="ce3" office:value-type="string" calcext:value-type="string">
            <text:p>Absolute Frequency</text:p>
          </table:table-cell>
        </table:table-row>
        <table:table-row table:style-name="ro1">
          <table:table-cell table:number-columns-repeated="3"/>
          <table:table-cell table:style-name="ce3" office:value-type="string" calcext:value-type="string">
            <text:p>Absolute Frequencies</text:p>
          </table:table-cell>
          <table:table-cell table:number-columns-repeated="12"/>
        </table:table-row>
        <table:table-row table:style-name="ro1">
          <table:table-cell table:number-columns-repeated="16"/>
        </table:table-row>
        <table:table-row table:style-name="ro1">
          <table:table-cell office:value-type="string" calcext:value-type="string">
            <office:annotation draw:style-name="gr4" draw:text-style-name="P2" svg:width="413.66pt" svg:height="196.04pt" svg:x="81.01pt" svg:y="465.99pt" draw:caption-point-x="-17.06pt" draw:caption-point-y="44.79pt">
              <dc:creator>WV</dc:creator>
              <dc:date>2014-03-19T00:00:00</dc:date>
              <text:p text:style-name="P1"><text:span text:style-name="T1">The way values are distributed in a data set is always of interest when analyzing data. In fact, you will almost always want to look at some graphical representations of data before approaching a statistical analysis. Graphical representations (See C11 above) can make important but hidden characteristics of a data set clear. For instance, a set of data may actually be two different groups taken together.</text:span></text:p>
              <text:p text:style-name="P1"><text:span text:style-name="T1"/></text:p>
              <text:p text:style-name="P1"><text:span text:style-name="T1">Let's say you are studying heights of students in an elementary class. You graph <text:s/>the frequencies of each value – how many people 4 feet tall are there, 4 feet 1 inch, 4 feet 2 inches, etc. You find that the curve has two humps – it's bimodal. That indicates that there may actually be two different groups involved. Maybe girls and boys grow differently at that particular age.</text:span></text:p>
              <text:p text:style-name="P1"><text:span text:style-name="T1"/></text:p>
              <text:p text:style-name="P1"><text:span text:style-name="T1">Once you get an idea of the overall shape of a distribution of values, there are statistics that can be used to precisely describe the distribution- what values the whole set tends to group around (measures of central tendency), how much the values spread out (dispersion, variance), how densely the values group around the center (kurtosis or peakedness), and if the values spread as far in one direction from the center as the <text:s/>other (symmetry).</text:span></text:p>
            </office:annotation>
            <text:p>What do you want to know about the distribution of the variable?</text:p>
          </table:table-cell>
          <table:table-cell table:number-columns-repeated="6"/>
          <table:table-cell office:value-type="string" calcext:value-type="string">
            <office:annotation draw:style-name="gr4" draw:text-style-name="P2" svg:width="413.66pt" svg:height="196.04pt" svg:x="529.09pt" svg:y="465.99pt" draw:caption-point-x="-15.39pt" draw:caption-point-y="44.79pt">
              <dc:creator>WV</dc:creator>
              <dc:date>2014-03-19T00:00:00</dc:date>
              <text:p text:style-name="P1"><text:span text:style-name="T1">The way values are distributed in a data set is always of interest when analyzing data. In fact, you will almost always want to look at some graphical representations of data before approaching a statistical analysis. Graphical representations (See C11 above) can make important but hidden characteristics of a data set clear. For instance, a set of data may actually be two different groups taken together.</text:span></text:p>
              <text:p text:style-name="P1"><text:span text:style-name="T1"/></text:p>
              <text:p text:style-name="P1"><text:span text:style-name="T1">Let's say you are studying heights of students in an elementary class. You graph <text:s/>the frequencies of each value – how many people 4 feet tall are there, 4 feet 1 inch, 4 feet 2 inches, etc. You find that the curve has two humps – it's bimodal. That indicates that there may actually be two different groups involved. Maybe girls and boys grow differently at that particular age.</text:span></text:p>
              <text:p text:style-name="P1"><text:span text:style-name="T1"/></text:p>
              <text:p text:style-name="P1"><text:span text:style-name="T1">Once you get an idea of the overall shape of a distribution of values, there are statistics that can be used to precisely describe the distribution- what values the whole set tends to group around (measures of central tendency), how much the values spread out (dispersion, variance), how densely the values group around the center (kurtosis or peakedness), and if the values spread as far in one direction from the center as the <text:s/>other (symmetry).</text:span></text:p>
            </office:annotation>
            <text:p>What do you want to know about the distribution of the variable?</text:p>
          </table:table-cell>
          <table:table-cell table:number-columns-repeated="5"/>
          <table:table-cell office:value-type="string" calcext:value-type="string">
            <office:annotation draw:style-name="gr4" draw:text-style-name="P2" svg:width="413.66pt" svg:height="196.04pt" svg:x="913.12pt" svg:y="465.99pt" draw:caption-point-x="-13.92pt" draw:caption-point-y="44.79pt">
              <dc:creator>WV</dc:creator>
              <dc:date>2014-03-19T00:00:00</dc:date>
              <text:p text:style-name="P1"><text:span text:style-name="T1">The way values are distributed in a data set is always of interest when analyzing data. In fact, you will almost always want to look at some graphical representations of data before approaching a statistical analysis. Graphical representations (See C11 above) can make important but hidden characteristics of a data set clear. For instance, a set of data may actually be two different groups taken together.</text:span></text:p>
              <text:p text:style-name="P1"><text:span text:style-name="T1"/></text:p>
              <text:p text:style-name="P1"><text:span text:style-name="T1">Let's say you are studying heights of students in an elementary class. You graph <text:s/>the frequencies of each value – how many people 4 feet tall are there, 4 feet 1 inch, 4 feet 2 inches, etc. You find that the curve has two humps – it's bimodal. That indicates that there may actually be two different groups involved. Maybe girls and boys grow differently at that particular age.</text:span></text:p>
              <text:p text:style-name="P1"><text:span text:style-name="T1"/></text:p>
              <text:p text:style-name="P1"><text:span text:style-name="T1">Once you get an idea of the overall shape of a distribution of values, there are statistics that can be used to precisely describe the distribution- what values the whole set tends to group around (measures of central tendency), how much the values spread out (dispersion, variance), how densely the values group around the center (kurtosis or peakedness), and if the values spread as far in one direction from the center as the <text:s/>other (symmetry).</text:span></text:p>
            </office:annotation>
            <text:p>What do you want to know about the distribution of the variable?</text:p>
          </table:table-cell>
          <table:table-cell table:number-columns-repeated="2"/>
        </table:table-row>
        <table:table-row table:style-name="ro1">
          <table:table-cell/>
          <table:table-cell office:value-type="string" calcext:value-type="string">
            <office:annotation draw:style-name="gr8" draw:text-style-name="P2" svg:width="239.05pt" svg:height="173.65pt" svg:x="145.02pt" svg:y="478.77pt" draw:caption-point-x="-16.81pt" draw:caption-point-y="44.84pt">
              <dc:creator>WV</dc:creator>
              <dc:date>2014-03-19T00:00:00</dc:date>
              <text:p text:style-name="P1"><text:span text:style-name="T1">Central tendency describes how values in a distribution group around the center of the distribution. A central value (sometimes called the “most expected value” or “expected value” since, if you had to guess what value an observation would take, the most expected value would be your best guess) can usually be identified in a set of data. Often there are several candidates for a central value and seveal of them may be appropriate according to the questions being asked. Values of central tendancy are collectively called “means”. If the term “mean” isn't qualified, the arithmetic mean or “average” (the sum of the measurements divided by the number of measurements) is usually indicated.</text:span></text:p>
            </office:annotation>
            <text:p>Central Tendancy</text:p>
          </table:table-cell>
          <table:table-cell/>
          <table:table-cell table:style-name="ce3" office:value-type="string" calcext:value-type="string">
            <text:p>Median</text:p>
          </table:table-cell>
          <table:table-cell table:number-columns-repeated="3"/>
          <table:table-cell office:value-type="string" calcext:value-type="string">
            <office:annotation draw:style-name="gr8" draw:text-style-name="P2" svg:width="239.05pt" svg:height="173.65pt" svg:x="529.09pt" svg:y="478.77pt" draw:caption-point-x="-15.39pt" draw:caption-point-y="44.84pt">
              <dc:creator>WV</dc:creator>
              <dc:date>2014-03-19T00:00:00</dc:date>
              <text:p text:style-name="P1"><text:span text:style-name="T1">Central tendency describes how values in a distribution group around the center of the distribution. A central value (sometimes called the “most expected value” or “expected value” since, if you had to guess what value an observation would take, the most expected value would be your best guess) can usually be identified in a set of data. Often there are several candidates for a central value and seveal of them may be appropriate according to the questions being asked. Values of central tendancy are collectively called “means”. If the term “mean” isn't qualified, the arithmetic mean or “average” (the sum of the measurements divided by the number of measurements) is usually indicated.</text:span></text:p>
            </office:annotation>
            <text:p>Central Tendancy</text:p>
          </table:table-cell>
          <table:table-cell/>
          <table:table-cell table:style-name="ce3" office:value-type="string" calcext:value-type="string">
            <text:p>Harmonic Mean</text:p>
          </table:table-cell>
          <table:table-cell table:number-columns-repeated="3"/>
          <table:table-cell office:value-type="string" calcext:value-type="string">
            <office:annotation draw:style-name="gr8" draw:text-style-name="P2" svg:width="239.05pt" svg:height="173.65pt" svg:x="913.12pt" svg:y="478.77pt" draw:caption-point-x="-13.92pt" draw:caption-point-y="44.84pt">
              <dc:creator>WV</dc:creator>
              <dc:date>2014-03-19T00:00:00</dc:date>
              <text:p text:style-name="P1"><text:span text:style-name="T1">Central tendency describes how values in a distribution group around the center of the distribution. A central value (sometimes called the “most expected value” or “expected value” since, if you had to guess what value an observation would take, the most expected value would be your best guess) can usually be identified in a set of data. Often there are several candidates for a central value and seveal of them may be appropriate according to the questions being asked. Values of central tendancy are collectively called “means”. If the term “mean” isn't qualified, the arithmetic mean or “average” (the sum of the measurements divided by the number of measurements) is usually indicated.</text:span></text:p>
            </office:annotation>
            <text:p>Central Tendancy</text:p>
          </table:table-cell>
          <table:table-cell/>
          <table:table-cell table:style-name="ce3" office:value-type="string" calcext:value-type="string">
            <text:p>Vector Average</text:p>
          </table:table-cell>
        </table:table-row>
        <table:table-row table:style-name="ro1">
          <table:table-cell/>
          <table:table-cell office:value-type="string" calcext:value-type="string">
            <office:annotation draw:style-name="gr10" draw:text-style-name="P2" svg:width="82.18pt" svg:height="95.27pt" svg:x="145.02pt" svg:y="491.58pt" draw:caption-point-x="-16.81pt" draw:caption-point-y="44.87pt">
              <dc:creator>WV</dc:creator>
              <dc:date>2014-03-19T00:00:00</dc:date>
              <text:p text:style-name="P1"><text:span text:style-name="T1">Dispersion is the way values group around the central value (or more accurately, how they spread from the central value).</text:span></text:p>
            </office:annotation>
            <text:p>Dispersion</text:p>
          </table:table-cell>
          <table:table-cell/>
          <table:table-cell table:style-name="ce3" office:value-type="string" calcext:value-type="string">
            <text:p>Inter-quartile Deviation</text:p>
          </table:table-cell>
          <table:table-cell table:number-columns-repeated="3"/>
          <table:table-cell office:value-type="string" calcext:value-type="string">
            <office:annotation draw:style-name="gr10" draw:text-style-name="P2" svg:width="82.18pt" svg:height="95.27pt" svg:x="529.09pt" svg:y="491.58pt" draw:caption-point-x="-15.39pt" draw:caption-point-y="44.87pt">
              <dc:creator>WV</dc:creator>
              <dc:date>2014-03-19T00:00:00</dc:date>
              <text:p text:style-name="P1"><text:span text:style-name="T1">Dispersion is the way values group around the central value (or more accurately, how they spread from the central value).</text:span></text:p>
            </office:annotation>
            <text:p>Dispersion</text:p>
          </table:table-cell>
          <table:table-cell/>
          <table:table-cell table:style-name="ce3" office:value-type="string" calcext:value-type="string">
            <text:p>Range</text:p>
          </table:table-cell>
          <table:table-cell table:number-columns-repeated="3"/>
          <table:table-cell office:value-type="string" calcext:value-type="string">
            <office:annotation draw:style-name="gr10" draw:text-style-name="P2" svg:width="82.18pt" svg:height="95.27pt" svg:x="913.12pt" svg:y="491.58pt" draw:caption-point-x="-13.92pt" draw:caption-point-y="44.87pt">
              <dc:creator>WV</dc:creator>
              <dc:date>2014-03-19T00:00:00</dc:date>
              <text:p text:style-name="P1"><text:span text:style-name="T1">Dispersion is the way values group around the central value (or more accurately, how they spread from the central value).</text:span></text:p>
            </office:annotation>
            <text:p>Dispersion</text:p>
          </table:table-cell>
          <table:table-cell/>
          <table:table-cell table:style-name="ce3" office:value-type="string" calcext:value-type="string">
            <text:p>Vector Variation</text:p>
          </table:table-cell>
        </table:table-row>
        <table:table-row table:style-name="ro1">
          <table:table-cell/>
          <table:table-cell office:value-type="string" calcext:value-type="string">
            <office:annotation draw:style-name="gr11" draw:text-style-name="P2" svg:width="167.92pt" svg:height="117.67pt" svg:x="145.02pt" svg:y="504.37pt" draw:caption-point-x="-16.81pt" draw:caption-point-y="44.96pt">
              <dc:creator>WV</dc:creator>
              <dc:date>2014-03-19T00:00:00</dc:date>
              <text:p text:style-name="P1"><text:span text:style-name="T1">Frequencies are counts, in this case the numbers of each different value. Frequencies can be relative (to the whole size of the data set) or absolute. For instance, out of 25 students, 3 might be 5 feet and 3 inches tall. The absolute frequency for that value would be 3 and the relative frequency would be 3/25 or .083 or 8.3%.</text:span></text:p>
            </office:annotation>
            <text:p>Frequency</text:p>
          </table:table-cell>
          <table:table-cell/>
          <table:table-cell table:style-name="ce3" office:value-type="string" calcext:value-type="string">
            <text:p>Relative Frequencies, e.g. Percentages</text:p>
          </table:table-cell>
          <table:table-cell table:number-columns-repeated="3"/>
          <table:table-cell office:value-type="string" calcext:value-type="string">
            <office:annotation draw:style-name="gr11" draw:text-style-name="P2" svg:width="167.92pt" svg:height="117.67pt" svg:x="529.09pt" svg:y="504.37pt" draw:caption-point-x="-15.39pt" draw:caption-point-y="44.96pt">
              <dc:creator>WV</dc:creator>
              <dc:date>2014-03-19T00:00:00</dc:date>
              <text:p text:style-name="P1"><text:span text:style-name="T1">Frequencies are counts, in this case the numbers of each different value. Frequencies can be relative (to the whole size of the data set) or absolute. For instance, out of 25 students, 3 might be 5 feet and 3 inches tall. The absolute frequency for that value would be 3 and the relative frequency would be 3/25 or .083 or 8.3%.</text:span></text:p>
            </office:annotation>
            <text:p>Frequency</text:p>
          </table:table-cell>
          <table:table-cell/>
          <table:table-cell table:style-name="ce3" office:value-type="string" calcext:value-type="string">
            <text:p>Absolute Frequencies</text:p>
          </table:table-cell>
          <table:table-cell table:number-columns-repeated="5"/>
          <table:table-cell table:style-name="ce3" office:value-type="string" calcext:value-type="string">
            <text:p>Range</text:p>
          </table:table-cell>
        </table:table-row>
        <table:table-row table:style-name="ro1">
          <table:table-cell table:number-columns-repeated="3"/>
          <table:table-cell table:style-name="ce3" office:value-type="string" calcext:value-type="string">
            <text:p>Absolute Frequencies</text:p>
          </table:table-cell>
          <table:table-cell table:number-columns-repeated="9"/>
          <table:table-cell office:value-type="string" calcext:value-type="string">
            <office:annotation draw:style-name="gr11" draw:text-style-name="P2" svg:width="167.92pt" svg:height="117.67pt" svg:x="913.12pt" svg:y="517.18pt" draw:caption-point-x="-13.92pt" draw:caption-point-y="44.99pt">
              <dc:creator>WV</dc:creator>
              <dc:date>2014-03-19T00:00:00</dc:date>
              <text:p text:style-name="P1"><text:span text:style-name="T1">Frequencies are counts, in this case the numbers of each different value. Frequencies can be relative (to the whole size of the data set) or absolute. For instance, out of 25 students, 3 might be 5 feet and 3 inches tall. The absolute frequency for that value would be 3 and the relative frequency would be 3/25 or .083 or 8.3%.</text:span></text:p>
            </office:annotation>
            <text:p>Frequency</text:p>
          </table:table-cell>
          <table:table-cell/>
          <table:table-cell table:style-name="ce3" office:value-type="string" calcext:value-type="string">
            <text:p>Absolute Frequency</text:p>
          </table:table-cell>
        </table:table-row>
        <table:table-row table:style-name="ro1">
          <table:table-cell table:number-columns-repeated="3"/>
          <table:table-cell table:style-name="ce3" office:value-type="string" calcext:value-type="string">
            <text:p>N-tiles</text:p>
          </table:table-cell>
          <table:table-cell table:number-columns-repeated="12"/>
        </table:table-row>
        <table:table-row table:style-name="ro1">
          <table:table-cell table:number-columns-repeated="16"/>
        </table:table-row>
        <table:table-row table:style-name="ro1">
          <table:table-cell office:value-type="string" calcext:value-type="string">
            <office:annotation draw:style-name="gr4" draw:text-style-name="P2" svg:width="413.66pt" svg:height="196.04pt" svg:x="81.01pt" svg:y="555.59pt" draw:caption-point-x="-17.06pt" draw:caption-point-y="45.13pt">
              <dc:creator>WV</dc:creator>
              <dc:date>2014-03-19T00:00:00</dc:date>
              <text:p text:style-name="P1"><text:span text:style-name="T1">The way values are distributed in a data set is always of interest when analyzing data. In fact, you will almost always want to look at some graphical representations of data before approaching a statistical analysis. Graphical representations (See C11 above) can make important but hidden characteristics of a data set clear. For instance, a set of data may actually be two different groups taken together.</text:span></text:p>
              <text:p text:style-name="P1"><text:span text:style-name="T1"/></text:p>
              <text:p text:style-name="P1"><text:span text:style-name="T1">Let's say you are studying heights of students in an elementary class. You graph <text:s/>the frequencies of each value – how many people 4 feet tall are there, 4 feet 1 inch, 4 feet 2 inches, etc. You find that the curve has two humps – it's bimodal. That indicates that there may actually be two different groups involved. Maybe girls and boys grow differently at that particular age.</text:span></text:p>
              <text:p text:style-name="P1"><text:span text:style-name="T1"/></text:p>
              <text:p text:style-name="P1"><text:span text:style-name="T1">Once you get an idea of the overall shape of a distribution of values, there are statistics that can be used to precisely describe the distribution- what values the whole set tends to group around (measures of central tendency), how much the values spread out (dispersion, variance), how densely the values group around the center (kurtosis or peakedness), and if the values spread as far in one direction from the center as the <text:s/>other (symmetry).</text:span></text:p>
            </office:annotation>
            <text:p>What do you want to know about the distribution of the variable?</text:p>
          </table:table-cell>
          <table:table-cell table:number-columns-repeated="5"/>
          <table:table-cell office:value-type="string" calcext:value-type="string">
            <office:annotation draw:style-name="gr11" draw:text-style-name="P2" svg:width="236.66pt" svg:height="117.67pt" svg:x="465.05pt" svg:y="555.59pt" draw:caption-point-x="-15.59pt" draw:caption-point-y="45.13pt">
              <dc:creator>WV</dc:creator>
              <dc:date>2014-03-19T00:00:00</dc:date>
              <text:p text:style-name="P1"><text:span text:style-name="T1">Outliers are values in a data set that are very large or very small compared to the other values. Sometimes they can be caused by error in measurement or by conditions that are irrelevant to the situation being studied. Usually, the data set should be studied both with and without them, but there are statisttics, called “robust” statistics that can be used to reduce the effects the outliers have on the whole set. Some robust measures of central tendency are listed here.</text:span></text:p>
            </office:annotation>
            <text:p>Do you want to treat outlying cases differently from others?</text:p>
          </table:table-cell>
          <table:table-cell table:number-columns-repeated="9"/>
        </table:table-row>
        <table:table-row table:style-name="ro2">
          <table:table-cell/>
          <table:table-cell office:value-type="string" calcext:value-type="string">
            <office:annotation draw:style-name="gr12" draw:text-style-name="P2" svg:width="282.5pt" svg:height="140.06pt" svg:x="145.02pt" svg:y="568.4pt" draw:caption-point-x="-16.81pt" draw:caption-point-y="45.16pt">
              <dc:creator>WV</dc:creator>
              <dc:date>2014-03-19T00:00:00</dc:date>
              <text:p text:style-name="P1"><text:span text:style-name="T1">Central tendency describes how values in a distribution group around the center of the distribution. A central value (sometimes called the “most expected value” or “expected value” since, if you had to guess what value an observation would take, the most expected value would be your best guess) can usually be identified in a set of data. Often there are several candidates for a central value and seveal of them may be appropriate according to the questions being asked. Values of central tendancy are collectively called “means”. If the term “mean” isn't qualified, the arithmetic mean or “average” (the sum of the measurements divided by the number of measurements) is usually indicated.</text:span></text:p>
            </office:annotation>
            <text:p><text:a xlink:href="#Sheet1.G47" xlink:type="simple">Central Tendency</text:a></text:p>
          </table:table-cell>
          <table:table-cell table:number-columns-repeated="5"/>
          <table:table-cell office:value-type="string" calcext:value-type="string">
            <text:p>Yes</text:p>
          </table:table-cell>
          <table:table-cell table:style-name="ce3" office:value-type="string" calcext:value-type="string">
            <text:p>Windsorized Mean</text:p>
          </table:table-cell>
          <table:table-cell table:number-columns-repeated="7"/>
        </table:table-row>
        <table:table-row table:style-name="ro1">
          <table:table-cell/>
          <table:table-cell office:value-type="string" calcext:value-type="string">
            <office:annotation draw:style-name="gr10" draw:text-style-name="P2" svg:width="82.18pt" svg:height="95.27pt" svg:x="145.02pt" svg:y="581.73pt" draw:caption-point-x="-16.81pt" draw:caption-point-y="45.24pt">
              <dc:creator>WV</dc:creator>
              <dc:date>2014-03-19T00:00:00</dc:date>
              <text:p text:style-name="P1"><text:span text:style-name="T1">Dispersion is the way values group around the central value (or more accurately, how they spread from the central value).</text:span></text:p>
            </office:annotation>
            <text:p>Dispersion</text:p>
          </table:table-cell>
          <table:table-cell/>
          <table:table-cell table:style-name="ce3" office:value-type="string" calcext:value-type="string">
            <text:p>Standard Deviation</text:p>
          </table:table-cell>
          <table:table-cell table:number-columns-repeated="4"/>
          <table:table-cell table:style-name="ce3" office:value-type="string" calcext:value-type="string">
            <text:p>Trimmed Mean</text:p>
          </table:table-cell>
          <table:table-cell table:number-columns-repeated="7"/>
        </table:table-row>
        <table:table-row table:style-name="ro1">
          <table:table-cell table:number-columns-repeated="3"/>
          <table:table-cell table:style-name="ce3" office:value-type="string" calcext:value-type="string">
            <text:p>Coefficient of Variation</text:p>
          </table:table-cell>
          <table:table-cell table:number-columns-repeated="4"/>
          <table:table-cell table:style-name="ce3" office:value-type="string" calcext:value-type="string">
            <text:p>Hampel Estimate of Location</text:p>
          </table:table-cell>
          <table:table-cell table:number-columns-repeated="7"/>
        </table:table-row>
        <table:table-row table:style-name="ro1">
          <table:table-cell table:number-columns-repeated="3"/>
          <table:table-cell table:style-name="ce3" office:value-type="string" calcext:value-type="string">
            <text:p>Range</text:p>
          </table:table-cell>
          <table:table-cell table:number-columns-repeated="4"/>
          <table:table-cell table:style-name="ce3" office:value-type="string" calcext:value-type="string">
            <text:p>Biweight Mean</text:p>
          </table:table-cell>
          <table:table-cell table:number-columns-repeated="7"/>
        </table:table-row>
        <table:table-row table:style-name="ro2">
          <table:table-cell/>
          <table:table-cell office:value-type="string" calcext:value-type="string">
            <office:annotation draw:style-name="gr11" draw:text-style-name="P2" svg:width="155.28pt" svg:height="117.67pt" svg:x="145.02pt" svg:y="620.14pt" draw:caption-point-x="-16.81pt" draw:caption-point-y="45.38pt">
              <dc:creator>WV</dc:creator>
              <dc:date>2014-03-19T00:00:00</dc:date>
              <text:p text:style-name="P1"><text:span text:style-name="T1">In a symmetrical distribution, values spread out evenly to eaither side of the central value. If you graph a symmetrical distribution and fold it along the value of cntral tendancy, the halves will coincide. Skewness is a measure of how much a distribution diverges from a symmetrical distribution.</text:span></text:p>
            </office:annotation>
            <text:p>Symmetry</text:p>
          </table:table-cell>
          <table:table-cell/>
          <table:table-cell table:style-name="ce3" office:value-type="string" calcext:value-type="string">
            <office:annotation draw:style-name="gr13" draw:text-style-name="P2" svg:width="123.68pt" svg:height="128.86pt" svg:x="273.03pt" svg:y="620.02pt" draw:caption-point-x="-16.33pt" draw:caption-point-y="45.5pt">
              <dc:creator>WV</dc:creator>
              <dc:date>2014-03-15T00:00:00</dc:date>
              <text:p text:style-name="P1"><text:span text:style-name="T1">Biased Estimate</text:span></text:p>
              <text:p text:style-name="P1"><text:span text:style-name="T1"/></text:p>
              <text:p text:style-name="P1"><text:span text:style-name="T1">To test departures from normality: for N greater than 150, refer the critical ratio of the skewness measure to a table of the unit curve, for N between 25 and 150, refer the skewness measure to a table for testing skewness.</text:span></text:p>
            </office:annotation>
            <text:p>Skewness</text:p>
          </table:table-cell>
          <table:table-cell table:number-columns-repeated="3"/>
          <table:table-cell office:value-type="string" calcext:value-type="string">
            <text:p><text:a xlink:href="#Sheet1.H54" xlink:type="simple">No</text:a></text:p>
          </table:table-cell>
          <table:table-cell table:number-columns-repeated="8"/>
        </table:table-row>
        <table:table-row table:style-name="ro1">
          <table:table-cell/>
          <table:table-cell office:value-type="string" calcext:value-type="string">
            <office:annotation draw:style-name="gr14" draw:text-style-name="P2" svg:width="82.18pt" svg:height="84.08pt" svg:x="145.02pt" svg:y="633.49pt" draw:caption-point-x="-16.81pt" draw:caption-point-y="45.44pt">
              <dc:creator>WV</dc:creator>
              <dc:date>2014-03-19T00:00:00</dc:date>
              <text:p text:style-name="P1"><text:span text:style-name="T1">Peakedness or kurtosis is a measure of how closely values group around the center of a distribution.</text:span></text:p>
            </office:annotation>
            <text:p>Peakedness</text:p>
          </table:table-cell>
          <table:table-cell/>
          <table:table-cell table:style-name="ce3" office:value-type="string" calcext:value-type="string">
            <office:annotation draw:style-name="gr13" draw:text-style-name="P2" svg:width="148.96pt" svg:height="128.86pt" svg:x="273.03pt" svg:y="633.37pt" draw:caption-point-x="-16.33pt" draw:caption-point-y="45.55pt">
              <dc:creator>WV</dc:creator>
              <dc:date>2014-03-15T00:00:00</dc:date>
              <text:p text:style-name="P1"><text:span text:style-name="T1">Biased estimate</text:span></text:p>
              <text:p text:style-name="P1"><text:span text:style-name="T1"/></text:p>
              <text:p text:style-name="P1"><text:span text:style-name="T1">To test departures from normality: for N greater than 1000, refer the critical ratio of the kurtosis measure to a table of the unit normal curve; for N between 200 and 1000, refer the kurtosis measure to a table for testing kurtosis; for N less than 200, use Geary's criterion.</text:span></text:p>
            </office:annotation>
            <text:p>Kurtosis</text:p>
          </table:table-cell>
          <table:table-cell table:number-columns-repeated="12"/>
        </table:table-row>
        <table:table-row table:style-name="ro1">
          <table:table-cell/>
          <table:table-cell office:value-type="string" calcext:value-type="string">
            <office:annotation draw:style-name="gr11" draw:text-style-name="P2" svg:width="167.92pt" svg:height="117.67pt" svg:x="145.02pt" svg:y="646.3pt" draw:caption-point-x="-16.81pt" draw:caption-point-y="45.47pt">
              <dc:creator>WV</dc:creator>
              <dc:date>2014-03-19T00:00:00</dc:date>
              <text:p text:style-name="P1"><text:span text:style-name="T1">Frequencies are counts, in this case the numbers of each different value. Frequencies can be relative (to the whole size of the data set) or absolute. For instance, out of 25 students, 3 might be 5 feet and 3 inches tall. The absolute frequency for that value would be 3 and the relative frequency would be 3/25 or .083 or 8.3%.</text:span></text:p>
            </office:annotation>
            <text:p>Frequency</text:p>
          </table:table-cell>
          <table:table-cell/>
          <table:table-cell table:style-name="ce3" office:value-type="string" calcext:value-type="string">
            <text:p>Relative Frequencies, e.g. Percentages</text:p>
          </table:table-cell>
          <table:table-cell table:number-columns-repeated="3"/>
          <table:table-cell office:value-type="string" calcext:value-type="string">
            <office:annotation draw:style-name="gr11" draw:text-style-name="P2" svg:width="156.05pt" svg:height="117.67pt" svg:x="529.09pt" svg:y="646.33pt" draw:caption-point-x="-15.39pt" draw:caption-point-y="45.44pt">
              <dc:creator>WV</dc:creator>
              <dc:date>2014-03-19T00:00:00</dc:date>
              <text:p text:style-name="P1"><text:span text:style-name="T1">In a symmetrical distribution, values spread out evenly to eaither side of the central value. If you graph a symmetrical distribution and fold it along the value of cntral tendancy, the halves will coincide. Skewness is a measure of how much a distribution diverges from a symmetrical distribution.</text:span></text:p>
            </office:annotation>
            <text:p>What is the form of the distribution?</text:p>
          </table:table-cell>
          <table:table-cell table:number-columns-repeated="8"/>
        </table:table-row>
        <table:table-row table:style-name="ro1">
          <table:table-cell table:number-columns-repeated="3"/>
          <table:table-cell table:style-name="ce3" office:value-type="string" calcext:value-type="string">
            <text:p>Absolute Frequencies</text:p>
          </table:table-cell>
          <table:table-cell table:number-columns-repeated="3"/>
          <table:table-cell office:value-type="string" calcext:value-type="string">
            <office:annotation draw:style-name="gr11" draw:text-style-name="P2" svg:width="155.28pt" svg:height="117.67pt" svg:x="529.09pt" svg:y="659.11pt" draw:caption-point-x="-15.39pt" draw:caption-point-y="45.5pt">
              <dc:creator>WV</dc:creator>
              <dc:date>2014-03-19T00:00:00</dc:date>
              <text:p text:style-name="P1"><text:span text:style-name="T1">In a symmetrical distribution, values spread out evenly to eaither side of the central value. If you graph a symmetrical distribution and fold it along the value of cntral tendancy, the halves will coincide. Skewness is a measure of how much a distribution diverges from a symmetrical distribution.</text:span></text:p>
            </office:annotation>
            <text:p>Symmetric</text:p>
          </table:table-cell>
          <table:table-cell table:style-name="ce3" office:value-type="string" calcext:value-type="string">
            <text:p>Mean</text:p>
          </table:table-cell>
          <table:table-cell table:number-columns-repeated="7"/>
        </table:table-row>
        <table:table-row table:style-name="ro1">
          <table:table-cell table:number-columns-repeated="3"/>
          <table:table-cell table:style-name="ce3" office:value-type="string" calcext:value-type="string">
            <text:p>N-tiles</text:p>
          </table:table-cell>
          <table:table-cell table:number-columns-repeated="3"/>
          <table:table-cell office:value-type="string" calcext:value-type="string">
            <office:annotation draw:style-name="gr10" draw:text-style-name="P2" svg:width="184.51pt" svg:height="95.27pt" svg:x="529.09pt" svg:y="671.92pt" draw:caption-point-x="-15.39pt" draw:caption-point-y="45.55pt">
              <dc:creator>WV</dc:creator>
              <dc:date>2014-03-19T00:00:00</dc:date>
              <text:p text:style-name="P1"><text:span text:style-name="T1">In a symmetrical distribution, values spread out evenly to eaither side of the central value. If you graph a symmetrical distribution and fold it along the value of cntral tendancy, the halves will coincide. Skewness is a measure of how much a distribution diverges from a symmetrical distribution.</text:span></text:p>
            </office:annotation>
            <text:p>Skewed</text:p>
          </table:table-cell>
          <table:table-cell table:style-name="ce3" office:value-type="string" calcext:value-type="string">
            <text:p>Median</text:p>
          </table:table-cell>
          <table:table-cell table:number-columns-repeated="7"/>
        </table:table-row>
        <table:table-row table:style-name="ro1">
          <table:table-cell/>
          <table:table-cell office:value-type="string" calcext:value-type="string">
            <office:annotation draw:style-name="gr13" draw:text-style-name="P2" svg:width="182.92pt" svg:height="128.86pt" svg:x="145.02pt" svg:y="684.71pt" draw:caption-point-x="-16.81pt" draw:caption-point-y="45.61pt">
              <dc:creator>WV</dc:creator>
              <dc:date>2014-03-19T00:00:00</dc:date>
              <text:p text:style-name="P1"><text:span text:style-name="T1">Since most traditional statistical procedures assume that the data being analyzed is distributed normally (see normal distribution in the dictionary), it's a good idea to know if the data is normal or close to normal before applying a statistical procedure. The procedures listed here test to see if a set of data is normally distributed and how much it diverges from normality if not.</text:span></text:p>
            </office:annotation>
            <text:p>Normality</text:p>
          </table:table-cell>
          <table:table-cell/>
          <table:table-cell table:style-name="ce3" office:value-type="string" calcext:value-type="string">
            <text:p>Kolmogorov-Smirnov One Sample Test</text:p>
          </table:table-cell>
          <table:table-cell table:number-columns-repeated="4"/>
          <table:table-cell table:style-name="ce3" office:value-type="string" calcext:value-type="string">
            <text:p>Mean</text:p>
          </table:table-cell>
          <table:table-cell table:number-columns-repeated="7"/>
        </table:table-row>
        <table:table-row table:style-name="ro1">
          <table:table-cell table:number-columns-repeated="3"/>
          <table:table-cell table:style-name="ce3" office:value-type="string" calcext:value-type="string">
            <text:p>Lilliefors Extension of the Kolmogorov-Smirnov Test</text:p>
          </table:table-cell>
          <table:table-cell table:number-columns-repeated="12"/>
        </table:table-row>
        <table:table-row table:style-name="ro1">
          <table:table-cell table:number-columns-repeated="3"/>
          <table:table-cell table:style-name="ce3" office:value-type="string" calcext:value-type="string">
            <text:p>Chi-Square Goodness of Fit Test</text:p>
          </table:table-cell>
          <table:table-cell table:number-columns-repeated="12"/>
        </table:table-row>
        <table:table-row table:style-name="ro1" table:number-rows-repeated="2">
          <table:table-cell table:number-columns-repeated="16"/>
        </table:table-row>
        <table:table-row table:style-name="ro1">
          <table:table-cell/>
          <table:table-cell office:value-type="string" calcext:value-type="string">
            <office:annotation draw:style-name="gr15" draw:text-style-name="P2" svg:width="336.25pt" svg:height="162.45pt" svg:x="145.02pt" svg:y="748.74pt" draw:caption-point-x="-16.81pt" draw:caption-point-y="45.84pt">
              <dc:creator>WV</dc:creator>
              <dc:date>2014-03-20T00:00:00</dc:date>
              <text:p text:style-name="P1"><text:span text:style-name="T1">A dependent variable is one that is refered to another variable, which would be an independent variable. For instance, if you measured the amount of a chemical species in a solution as temperature is raised (and measured), the temperature of the solution would be the independent variable and the amount of the chemical species would be the dependent variable. </text:span></text:p>
              <text:p text:style-name="P1"><text:span text:style-name="T1"/></text:p>
              <text:p text:style-name="P1"><text:span text:style-name="T1">The distinction between dependent and independent variables is not always made. For instance, if you want to measure the weight of school children in a particular class and you decide to randomly pair male and female students, weight and gender are related to each other and neither are really manipulated (because it's a random assignment. This kind of design is called a “matched or” “paired” design. There is no independent or dependent variable.</text:span></text:p>
            </office:annotation>
            <text:p>Is a distinction made between a dependent and an independent variable?</text:p>
          </table:table-cell>
          <table:table-cell table:number-columns-repeated="14"/>
        </table:table-row>
        <table:table-row table:style-name="ro2">
          <table:table-cell/>
          <table:table-cell office:value-type="string" calcext:value-type="string">
            <text:p><text:a xlink:href="#Sheet1.D65" xlink:type="simple">Yes</text:a></text:p>
          </table:table-cell>
          <table:table-cell table:number-columns-repeated="14"/>
        </table:table-row>
        <table:table-row table:style-name="ro2">
          <table:table-cell/>
          <table:table-cell office:value-type="string" calcext:value-type="string">
            <text:p><text:a xlink:href="#Sheet1.D70" xlink:type="simple">No</text:a></text:p>
          </table:table-cell>
          <table:table-cell/>
          <table:table-cell office:value-type="string" calcext:value-type="string">
            <office:annotation draw:style-name="gr11" draw:text-style-name="P2" svg:width="251.69pt" svg:height="117.67pt" svg:x="273.03pt" svg:y="774.91pt" draw:caption-point-x="-16.33pt" draw:caption-point-y="45.92pt">
              <dc:creator>WV</dc:creator>
              <dc:date>2014-03-20T00:00:00</dc:date>
              <text:p text:style-name="P1"><text:span text:style-name="T1">If you graph the relationship of two variables which are related linearly, their graph will be approximately a straight line. As one variable increases, the other would increase (or decrease) at a constant rate. Of course, an easy way to tell if the relationship is linear would be to graph the data points and see if they lie along a straight line. There are also more precise ways to determine if the relationship is linear. After you graph the points, you could do a linear regression and calculate R</text:span><text:span text:style-name="T3">2</text:span><text:span text:style-name="T1">, the coefficient of fit.</text:span></text:p>
            </office:annotation>
            <text:p>Do you want to treat the relationship as linear?</text:p>
          </table:table-cell>
          <table:table-cell table:number-columns-repeated="12"/>
        </table:table-row>
        <table:table-row table:style-name="ro1">
          <table:table-cell table:number-columns-repeated="3"/>
          <table:table-cell office:value-type="string" calcext:value-type="string">
            <text:p>Yes</text:p>
          </table:table-cell>
          <table:table-cell/>
          <table:table-cell table:style-name="ce3" office:value-type="string" calcext:value-type="string">
            <text:p>Regression Coefficient</text:p>
          </table:table-cell>
          <table:table-cell table:number-columns-repeated="10"/>
        </table:table-row>
        <table:table-row table:style-name="ro1">
          <table:table-cell table:number-columns-repeated="5"/>
          <table:table-cell table:style-name="ce3" office:value-type="string" calcext:value-type="string">
            <text:p>F Test</text:p>
          </table:table-cell>
          <table:table-cell table:number-columns-repeated="10"/>
        </table:table-row>
        <table:table-row table:style-name="ro2">
          <table:table-cell table:number-columns-repeated="3"/>
          <table:table-cell office:value-type="string" calcext:value-type="string">
            <text:p>No</text:p>
          </table:table-cell>
          <table:table-cell office:value-type="string" calcext:value-type="string">
            <text:p><text:a xlink:href="#Sheet1.A69" xlink:type="simple">Alternates</text:a></text:p>
          </table:table-cell>
          <table:table-cell table:style-name="ce3" office:value-type="string" calcext:value-type="string">
            <text:p>Coefficients from curvilinear regression (Polynomial regression)</text:p>
          </table:table-cell>
          <table:table-cell table:number-columns-repeated="10"/>
        </table:table-row>
        <table:table-row table:style-name="ro2">
          <table:table-cell table:number-columns-repeated="5"/>
          <table:table-cell table:style-name="ce3" office:value-type="string" calcext:value-type="string">
            <text:p>F Test (F equals t<text:span text:style-name="T12">2</text:span> for each coefficient)</text:p>
          </table:table-cell>
          <table:table-cell table:number-columns-repeated="10"/>
        </table:table-row>
        <table:table-row table:style-name="ro2">
          <table:table-cell office:value-type="string" calcext:value-type="string">
            <text:p><text:a xlink:href="#Sheet1.A587" xlink:type="simple">Point Estimates</text:a></text:p>
          </table:table-cell>
          <table:table-cell table:number-columns-repeated="15"/>
        </table:table-row>
        <table:table-row table:style-name="ro2">
          <table:table-cell office:value-type="string" calcext:value-type="string">
            <text:p><text:a xlink:href="#Sheet1.A611" xlink:type="simple">Differentiation</text:a></text:p>
          </table:table-cell>
          <table:table-cell table:number-columns-repeated="2"/>
          <table:table-cell office:value-type="string" calcext:value-type="string">
            <office:annotation draw:style-name="gr11" draw:text-style-name="P2" svg:width="273.03pt" svg:height="117.67pt" svg:x="273.03pt" svg:y="853.94pt" draw:caption-point-x="-16.33pt" draw:caption-point-y="46.18pt">
              <dc:creator>WV</dc:creator>
              <dc:date>2014-03-20T00:00:00</dc:date>
              <text:p text:style-name="P1"><text:span text:style-name="T1">One way to test whether two groups are actually the same group or are different is to see if the means of the two groups are the same or are significantly different. Differences between two mean may be attributable to error or outside influences. Tests of differences give you a probability that the means are the same. If the result is very small, say less than a 5% chance or 1% chance, you can safely assume that the differences are significant. Note that most statistical tests test for what is called the “null hypothesis” - that there is no difference between the groups.</text:span></text:p>
            </office:annotation>
            <text:p>Do you want to test whether the means on the two variables are equal?</text:p>
          </table:table-cell>
          <table:table-cell table:number-columns-repeated="12"/>
        </table:table-row>
        <table:table-row table:style-name="ro2">
          <table:table-cell office:value-type="string" calcext:value-type="string">
            <text:p><text:a xlink:href="#Sheet1.A623" xlink:type="simple">Root estimates</text:a></text:p>
          </table:table-cell>
          <table:table-cell table:number-columns-repeated="2"/>
          <table:table-cell office:value-type="string" calcext:value-type="string">
            <text:p>Yes</text:p>
          </table:table-cell>
          <table:table-cell/>
          <table:table-cell table:style-name="ce3" office:value-type="string" calcext:value-type="string">
            <office:annotation draw:style-name="gr16" draw:text-style-name="P2" svg:width="127.62pt" svg:height="72.88pt" svg:x="401.05pt" svg:y="867.12pt" draw:caption-point-x="-15.85pt" draw:caption-point-y="46.4pt">
              <dc:creator>WV</dc:creator>
              <dc:date>2014-03-15T00:00:00</dc:date>
              <text:p text:style-name="P1"><text:span text:style-name="T1">The t-test for paired observations is appropriate for parallel measures from matched cases as well as for repeated measures on a single set of cases</text:span></text:p>
            </office:annotation>
            <text:p>T test for paired observations</text:p>
          </table:table-cell>
          <table:table-cell table:number-columns-repeated="10"/>
        </table:table-row>
        <table:table-row table:style-name="ro2">
          <table:table-cell office:value-type="string" calcext:value-type="string">
            <text:p><text:a xlink:href="#Sheet1.A650" xlink:type="simple">Integration</text:a></text:p>
          </table:table-cell>
          <table:table-cell table:number-columns-repeated="2"/>
          <table:table-cell office:value-type="string" calcext:value-type="string">
            <text:p><text:a xlink:href="#Sheet1.E73" xlink:type="simple">No</text:a></text:p>
          </table:table-cell>
          <table:table-cell table:number-columns-repeated="12"/>
        </table:table-row>
        <table:table-row table:style-name="ro1">
          <table:table-cell table:number-columns-repeated="4"/>
          <table:table-cell office:value-type="string" calcext:value-type="string">
            <office:annotation draw:style-name="gr11" draw:text-style-name="P2" svg:width="251.69pt" svg:height="117.67pt" svg:x="337.04pt" svg:y="893.93pt" draw:caption-point-x="-16.1pt" draw:caption-point-y="46.37pt">
              <dc:creator>WV</dc:creator>
              <dc:date>2014-03-20T00:00:00</dc:date>
              <text:p text:style-name="P1"><text:span text:style-name="T1">If you graph the relationship of two variables which are related linearly, their graph will be approximately a straight line. As one variable increases, the other would increase (or decrease) at a constant rate. Of course, an easy way to tell if the relationship is linear would be to graph the data points and see if they lie along a straight line. There are also more precise ways to determine if the relationship is linear. After you graph the points, you could do a linear regression and calculate R</text:span><text:span text:style-name="T3">2</text:span><text:span text:style-name="T1">, the coefficient of fit.</text:span></text:p>
            </office:annotation>
            <text:p>Do you want to treat the relationship as linear?</text:p>
          </table:table-cell>
          <table:table-cell table:number-columns-repeated="11"/>
        </table:table-row>
        <table:table-row table:style-name="ro1">
          <table:table-cell table:number-columns-repeated="16"/>
        </table:table-row>
        <table:table-row table:style-name="ro2">
          <table:table-cell table:number-columns-repeated="4"/>
          <table:table-cell office:value-type="string" calcext:value-type="string">
            <text:p><text:a xlink:href="#Sheet1.E78" xlink:type="simple">Yes</text:a></text:p>
          </table:table-cell>
          <table:table-cell table:number-columns-repeated="11"/>
        </table:table-row>
        <table:table-row table:style-name="ro1">
          <table:table-cell table:number-columns-repeated="4"/>
          <table:table-cell office:value-type="string" calcext:value-type="string">
            <text:p>No</text:p>
          </table:table-cell>
          <table:table-cell table:style-name="ce3" office:value-type="string" calcext:value-type="string">
            <text:p>Eta Correlation Ratio</text:p>
          </table:table-cell>
          <table:table-cell table:number-columns-repeated="10"/>
        </table:table-row>
        <table:table-row table:style-name="ro1">
          <table:table-cell table:number-columns-repeated="16"/>
        </table:table-row>
        <table:table-row table:style-name="ro1">
          <table:table-cell table:number-columns-repeated="4"/>
          <table:table-cell office:value-type="string" calcext:value-type="string">
            <office:annotation draw:style-name="gr17" draw:text-style-name="P2" svg:width="257.22pt" svg:height="50.49pt" svg:x="337.04pt" svg:y="958.54pt" draw:caption-point-x="-16.1pt" draw:caption-point-y="46.57pt">
              <dc:creator>WV</dc:creator>
              <dc:date>2014-03-20T00:00:00</dc:date>
              <text:p text:style-name="P1"><text:span text:style-name="T1">Agreement is the degree to which data sets resemble each other. Covariance is a test whether two sets of data vary with each other – that is, whether one set varies in tandem with the other.</text:span></text:p>
            </office:annotation>
            <text:p>What do you want to measure?</text:p>
          </table:table-cell>
          <table:table-cell table:number-columns-repeated="11"/>
        </table:table-row>
        <table:table-row table:style-name="ro1">
          <table:table-cell table:number-columns-repeated="16"/>
        </table:table-row>
        <table:table-row table:style-name="ro2">
          <table:table-cell table:number-columns-repeated="4"/>
          <table:table-cell office:value-type="string" calcext:value-type="string">
            <text:p><text:a xlink:href="#Sheet1.G80" xlink:type="simple">Agreement</text:a></text:p>
          </table:table-cell>
          <table:table-cell/>
          <table:table-cell office:value-type="string" calcext:value-type="string">
            <office:annotation draw:style-name="gr18" draw:text-style-name="P2" svg:width="181.36pt" svg:height="151.26pt" svg:x="465.05pt" svg:y="984.13pt" draw:caption-point-x="-15.59pt" draw:caption-point-y="46.69pt">
              <dc:creator>WV</dc:creator>
              <dc:date>2016-03-05T00:00:00</dc:date>
              <text:p text:style-name="P1"><text:span text:style-name="T1">Some tests of agreement ignore the shape of the distributions of data sets. Others include it as a penalty, reducing the final result. If you are interested in whether the shapes of the distributions <text:s/>are the same, you may want to run both kinds of test and see if they give the same results. One situation in which you may want to know how distribution shape effects outcomes is when you are comparing the results of a new measurement technique with and old, reliable technique.</text:span></text:p>
            </office:annotation>
            <text:p>Should there be a penalty if the variables do not have the same distributions?</text:p>
          </table:table-cell>
          <table:table-cell table:number-columns-repeated="9"/>
        </table:table-row>
        <table:table-row table:style-name="ro1">
          <table:table-cell table:number-columns-repeated="16"/>
        </table:table-row>
        <table:table-row table:style-name="ro1">
          <table:table-cell table:number-columns-repeated="6"/>
          <table:table-cell office:value-type="string" calcext:value-type="string">
            <text:p>Yes</text:p>
          </table:table-cell>
          <table:table-cell/>
          <table:table-cell table:style-name="ce3" office:value-type="string" calcext:value-type="string">
            <text:p>Robinson's A</text:p>
          </table:table-cell>
          <table:table-cell table:number-columns-repeated="7"/>
        </table:table-row>
        <table:table-row table:style-name="ro2">
          <table:table-cell table:number-columns-repeated="4"/>
          <table:table-cell office:value-type="string" calcext:value-type="string">
            <text:p><text:a xlink:href="#Sheet1.A88" xlink:type="simple">Covariation</text:a></text:p>
          </table:table-cell>
          <table:table-cell table:number-columns-repeated="3"/>
          <table:table-cell table:style-name="ce3" office:value-type="string" calcext:value-type="string">
            <office:annotation draw:style-name="gr19" draw:text-style-name="P2" svg:width="82.18pt" svg:height="16.89pt" svg:x="593.09pt" svg:y="1022.91pt" draw:caption-point-x="-15.14pt" draw:caption-point-y="47pt">
              <dc:creator>WV</dc:creator>
              <dc:date>2014-03-15T00:00:00</dc:date>
              <text:p text:style-name="P1"><text:span text:style-name="T1">Biased estimate.</text:span></text:p>
            </office:annotation>
            <text:p>Intraclass correlation coefficient</text:p>
          </table:table-cell>
          <table:table-cell table:number-columns-repeated="7"/>
        </table:table-row>
        <table:table-row table:style-name="ro1">
          <table:table-cell table:number-columns-repeated="8"/>
          <table:table-cell table:style-name="ce3" office:value-type="string" calcext:value-type="string">
            <text:p>F Test</text:p>
          </table:table-cell>
          <table:table-cell table:number-columns-repeated="7"/>
        </table:table-row>
        <table:table-row table:style-name="ro1">
          <table:table-cell table:number-columns-repeated="16"/>
        </table:table-row>
        <table:table-row table:style-name="ro1">
          <table:table-cell table:number-columns-repeated="6"/>
          <table:table-cell office:value-type="string" calcext:value-type="string">
            <text:p>No</text:p>
          </table:table-cell>
          <table:table-cell/>
          <table:table-cell table:style-name="ce3" office:value-type="string" calcext:value-type="string">
            <text:p>Krippendorff”s coefficient of aggreement</text:p>
          </table:table-cell>
          <table:table-cell table:number-columns-repeated="7"/>
        </table:table-row>
        <table:table-row table:style-name="ro1">
          <table:table-cell table:number-columns-repeated="16"/>
        </table:table-row>
        <table:table-row table:style-name="ro1">
          <table:table-cell office:value-type="string" calcext:value-type="string">
            <office:annotation draw:style-name="gr18" draw:text-style-name="P2" svg:width="82.18pt" svg:height="151.26pt" svg:x="81.01pt" svg:y="1087.65pt" draw:caption-point-x="-17.06pt" draw:caption-point-y="47.06pt">
              <dc:creator>WV</dc:creator>
              <dc:date>2014-03-20T00:00:00</dc:date>
              <text:p text:style-name="P1"><text:span text:style-name="T1">A dichotomous variable is a variable that has two values. Usually it is a qualitative valiable that names two groups. Results are men/women, adults/children, republican/democrat, etc.</text:span></text:p>
            </office:annotation>
            <text:p>How many of the variables are dichotomous?</text:p>
          </table:table-cell>
          <table:table-cell table:number-columns-repeated="15"/>
        </table:table-row>
        <table:table-row table:style-name="ro1">
          <table:table-cell table:number-columns-repeated="16"/>
        </table:table-row>
        <table:table-row table:style-name="ro1">
          <table:table-cell office:value-type="string" calcext:value-type="string">
            <text:p>None</text:p>
          </table:table-cell>
          <table:table-cell/>
          <table:table-cell table:style-name="ce3" office:value-type="string" calcext:value-type="string">
            <office:annotation draw:style-name="gr19" draw:text-style-name="P2" svg:width="82.18pt" svg:height="16.89pt" svg:x="209.03pt" svg:y="1113.08pt" draw:caption-point-x="-16.58pt" draw:caption-point-y="47.34pt">
              <dc:creator>WV</dc:creator>
              <dc:date>2014-03-15T00:00:00</dc:date>
              <text:p text:style-name="P1"><text:span text:style-name="T1">Biased estimate</text:span></text:p>
            </office:annotation>
            <text:p>Pearson's product moment correlation coefficient</text:p>
          </table:table-cell>
          <table:table-cell table:number-columns-repeated="13"/>
        </table:table-row>
        <table:table-row table:style-name="ro1">
          <table:table-cell table:number-columns-repeated="2"/>
          <table:table-cell table:style-name="ce3" office:value-type="string" calcext:value-type="string">
            <text:p>Do Fisher's r to Z transformation and refer critical ratio of Z to a table of the unit normal curve.</text:p>
          </table:table-cell>
          <table:table-cell table:number-columns-repeated="13"/>
        </table:table-row>
        <table:table-row table:style-name="ro1">
          <table:table-cell table:number-columns-repeated="16"/>
        </table:table-row>
        <table:table-row table:style-name="ro2">
          <table:table-cell office:value-type="string" calcext:value-type="string">
            <text:p><text:a xlink:href="#Sheet1.C93" xlink:type="simple">One</text:a></text:p>
          </table:table-cell>
          <table:table-cell/>
          <table:table-cell table:style-name="ce2" office:value-type="string" calcext:value-type="string" table:number-columns-spanned="7" table:number-rows-spanned="2">
            <office:annotation draw:style-name="gr18" draw:text-style-name="P2" svg:width="222.43pt" svg:height="151.26pt" svg:x="593.09pt" svg:y="1151.66pt" draw:caption-point-x="-15.14pt" draw:caption-point-y="47.31pt">
              <dc:creator>WV</dc:creator>
              <dc:date>2014-03-20T00:00:00</dc:date>
              <text:p text:style-name="P1"><text:span text:style-name="T1">Sometimes a continuous variable may be difficult to measure accurately, so a high/low dichotomous scale will be used. For instance, self rated test anxiety <text:s/>would be difficult to gauge reliably, so the ratingscould be collapsed into a dichotommous high test anxiety/low test anxiety scale although test anxiety would be a continuous variable and it would probably be normally distributed.</text:span></text:p>
              <text:p text:style-name="P1"><text:span text:style-name="T1"/></text:p>
              <text:p text:style-name="P1"><text:span text:style-name="T1">If it is possible to measure a variable on a continuous scale, it is generally preferable to do so.</text:span></text:p>
            </office:annotation>
            <text:p>Is the dichotomous variable a collapsing of a continuous variable and do you want to estimate what the correlation would be if it were continuous?</text:p>
          </table:table-cell>
          <table:covered-table-cell table:number-columns-repeated="6"/>
          <table:table-cell table:number-columns-repeated="7"/>
        </table:table-row>
        <table:table-row table:style-name="ro1">
          <table:table-cell table:number-columns-repeated="2"/>
          <table:covered-table-cell table:number-columns-repeated="7"/>
          <table:table-cell table:number-columns-repeated="7"/>
        </table:table-row>
        <table:table-row table:style-name="ro2">
          <table:table-cell office:value-type="string" calcext:value-type="string">
            <text:p><text:a xlink:href="#Sheet1.C99" xlink:type="simple">Both</text:a></text:p>
          </table:table-cell>
          <table:table-cell table:number-columns-repeated="15"/>
        </table:table-row>
        <table:table-row table:style-name="ro1">
          <table:table-cell table:number-columns-repeated="2"/>
          <table:table-cell office:value-type="string" calcext:value-type="string">
            <text:p>Yes</text:p>
          </table:table-cell>
          <table:table-cell/>
          <table:table-cell table:style-name="ce3" office:value-type="string" calcext:value-type="string">
            <office:annotation draw:style-name="gr13" draw:text-style-name="P2" svg:width="142.64pt" svg:height="128.86pt" svg:x="337.04pt" svg:y="1191pt" draw:caption-point-x="-16.1pt" draw:caption-point-y="47.62pt">
              <dc:creator>WV</dc:creator>
              <dc:date>2014-03-15T00:00:00</dc:date>
              <text:p text:style-name="P1"><text:span text:style-name="T1">Refer crittical ratio for biserial r to a table of the unit normal curve.</text:span></text:p>
              <text:p text:style-name="P1"><text:span text:style-name="T1"/></text:p>
              <text:p text:style-name="P1"><text:span text:style-name="T1">Biserial r depends on a strict assumption of the normality of the continuous variables that have been dichotomized. Furthermore, the sampling error is large when dichotomies are extreme.</text:span></text:p>
            </office:annotation>
            <text:p>Biserial r</text:p>
          </table:table-cell>
          <table:table-cell table:number-columns-repeated="11"/>
        </table:table-row>
        <table:table-row table:style-name="ro1">
          <table:table-cell table:number-columns-repeated="2"/>
          <table:table-cell office:value-type="string" calcext:value-type="string">
            <text:p>No</text:p>
          </table:table-cell>
          <table:table-cell/>
          <table:table-cell table:style-name="ce3" office:value-type="string" calcext:value-type="string">
            <office:annotation draw:style-name="gr14" draw:text-style-name="P2" svg:width="148.96pt" svg:height="84.08pt" svg:x="337.04pt" svg:y="1203.79pt" draw:caption-point-x="-16.1pt" draw:caption-point-y="47.68pt">
              <dc:creator>WV</dc:creator>
              <dc:date>2014-03-15T00:00:00</dc:date>
              <text:p text:style-name="P1"><text:span text:style-name="T1">Biased estimator.</text:span><text:span text:style-name="T1"><text:line-break/></text:span><text:span text:style-name="T1"><text:line-break/></text:span><text:span text:style-name="T1">Refer crittical ratio for point <text:s/>biserial r to a table of the unit normal curve.</text:span></text:p>
              <text:p text:style-name="P1"><text:span text:style-name="T1"/></text:p>
              <text:p text:style-name="P1"><text:span text:style-name="T1"/></text:p>
            </office:annotation>
            <text:p>Pearson's product moment r (equals point biserial r)</text:p>
          </table:table-cell>
          <table:table-cell table:number-columns-repeated="11"/>
        </table:table-row>
        <table:table-row table:style-name="ro1">
          <table:table-cell table:number-columns-repeated="16"/>
        </table:table-row>
        <table:table-row table:style-name="ro1">
          <table:table-cell table:number-columns-repeated="2"/>
          <table:table-cell table:style-name="ce2" office:value-type="string" calcext:value-type="string" table:number-columns-spanned="7" table:number-rows-spanned="2">
            <office:annotation draw:style-name="gr20" draw:text-style-name="P2" svg:width="333.07pt" svg:height="106.47pt" svg:x="593.09pt" svg:y="1229.56pt" draw:caption-point-x="-15.14pt" draw:caption-point-y="47.62pt">
              <dc:creator>WV</dc:creator>
              <dc:date>2014-03-20T00:00:00</dc:date>
              <text:p text:style-name="P1"><text:span text:style-name="T1">Sometimes a continuous variable may be difficult to measure accurately, so a high/low dichotomous scale will be used. For instance, self rated test anxiety <text:s/>would be difficult to gauge reliably, so the ratingscould be collapsed into a dichotommous high test anxiety/low test anxiety scale although test anxiety would be a continuous variable and it would probably be normally distributed.</text:span></text:p>
              <text:p text:style-name="P1"><text:span text:style-name="T1"/></text:p>
              <text:p text:style-name="P1"><text:span text:style-name="T1">If it is possible to measure a variable on a continuous scale, it is generally preferable to do so.</text:span></text:p>
            </office:annotation>
            <text:p>Are the variables collapsings of continuous variables and do you want to estimate what the correlations would be if they were continuous?</text:p>
          </table:table-cell>
          <table:covered-table-cell table:number-columns-repeated="6"/>
          <table:table-cell table:number-columns-repeated="7"/>
        </table:table-row>
        <table:table-row table:style-name="ro1">
          <table:table-cell table:number-columns-repeated="2"/>
          <table:covered-table-cell table:number-columns-repeated="7"/>
          <table:table-cell table:number-columns-repeated="7"/>
        </table:table-row>
        <table:table-row table:style-name="ro1">
          <table:table-cell table:number-columns-repeated="16"/>
        </table:table-row>
        <table:table-row table:style-name="ro1">
          <table:table-cell table:number-columns-repeated="2"/>
          <table:table-cell office:value-type="string" calcext:value-type="string">
            <text:p>Yes</text:p>
          </table:table-cell>
          <table:table-cell/>
          <table:table-cell table:style-name="ce3" office:value-type="string" calcext:value-type="string">
            <office:annotation draw:style-name="gr20" draw:text-style-name="P2" svg:width="196.38pt" svg:height="106.47pt" svg:x="337.04pt" svg:y="1267.8pt" draw:caption-point-x="-16.1pt" draw:caption-point-y="47.93pt">
              <dc:creator>WV</dc:creator>
              <dc:date>2014-03-15T00:00:00</dc:date>
              <text:p text:style-name="P1"><text:span text:style-name="T1">Refer crittical ratio for tetrachoric r to a table of the unit normal curve.</text:span></text:p>
              <text:p text:style-name="P1"><text:span text:style-name="T1"/></text:p>
              <text:p text:style-name="P1"><text:span text:style-name="T1">Tetrachoric r depends on a strict assumption of the normality of the continuous variables that have been dichotomized. Furthermore, the sampling error is large when dichotomies are extreme.</text:span></text:p>
            </office:annotation>
            <text:p>Tetrachoric r</text:p>
          </table:table-cell>
          <table:table-cell table:number-columns-repeated="11"/>
        </table:table-row>
        <table:table-row table:style-name="ro1">
          <table:table-cell table:number-columns-repeated="4"/>
          <table:table-cell table:style-name="ce3" office:value-type="string" calcext:value-type="string">
            <office:annotation draw:style-name="gr20" draw:text-style-name="P2" svg:width="82.18pt" svg:height="106.47pt" svg:x="337.04pt" svg:y="1280.61pt" draw:caption-point-x="-16.1pt" draw:caption-point-y="47.96pt">
              <dc:creator>WV</dc:creator>
              <dc:date>2014-03-15T00:00:00</dc:date>
              <text:p text:style-name="P1"><text:span text:style-name="T1">Biased estimator.</text:span><text:span text:style-name="T1"><text:line-break/></text:span><text:span text:style-name="T1"><text:line-break/></text:span><text:span text:style-name="T1">Refer crittical ratio for phi to a table of the unit normal curve.</text:span></text:p>
              <text:p text:style-name="P1"><text:span text:style-name="T1"/></text:p>
              <text:p text:style-name="P1"><text:span text:style-name="T1"/></text:p>
            </office:annotation>
            <text:p>Pearson's product moment r (equals phi)</text:p>
          </table:table-cell>
          <table:table-cell table:number-columns-repeated="11"/>
        </table:table-row>
        <table:table-row table:style-name="ro1">
          <table:table-cell table:number-columns-repeated="16"/>
        </table:table-row>
        <table:table-row table:style-name="ro1">
          <table:table-cell office:value-type="string" calcext:value-type="string">
            <office:annotation draw:style-name="gr15" draw:text-style-name="P2" svg:width="336.25pt" svg:height="162.45pt" svg:x="81.01pt" svg:y="1306.35pt" draw:caption-point-x="-17.06pt" draw:caption-point-y="47.93pt">
              <dc:creator>WV</dc:creator>
              <dc:date>2014-03-20T00:00:00</dc:date>
              <text:p text:style-name="P1"><text:span text:style-name="T1">A dependent variable is one that is refered to another variable, which would be an independent variable. For instance, if you measured the amount of a chemical species in a solution as temperature is raised (and measured), the temperature of the solution would be the independent variable and the amount of the chemical species would be the dependent variable. </text:span></text:p>
              <text:p text:style-name="P1"><text:span text:style-name="T1"/></text:p>
              <text:p text:style-name="P1"><text:span text:style-name="T1">The distinction between dependent and independent variables is not always made. For instance, if you want to measure the weight of school children in a particular class and you decide to randomly pair male and female students, weight and gender are related to each other and neither are really manipulated (because it's a random assignment. This kind of design is called a “matched or” “paired” design. There is no independent or dependent variable.</text:span></text:p>
            </office:annotation>
            <text:p>Is a distinction made between a dependent and an independent variable?</text:p>
          </table:table-cell>
          <table:table-cell table:number-columns-repeated="15"/>
        </table:table-row>
        <table:table-row table:style-name="ro1">
          <table:table-cell table:number-columns-repeated="16"/>
        </table:table-row>
        <table:table-row table:style-name="ro1">
          <table:table-cell office:value-type="string" calcext:value-type="string">
            <text:p>Yes</text:p>
          </table:table-cell>
          <table:table-cell/>
          <table:table-cell table:style-name="ce3" office:value-type="string" calcext:value-type="string">
            <office:annotation draw:style-name="gr11" draw:text-style-name="P2" svg:width="82.18pt" svg:height="117.67pt" svg:x="209.03pt" svg:y="1331.8pt" draw:caption-point-x="-16.58pt" draw:caption-point-y="48.16pt">
              <dc:creator>WV</dc:creator>
              <dc:date>2014-03-15T00:00:00</dc:date>
              <text:p text:style-name="P1"><text:span text:style-name="T1">For N greater than 10, refer the critical ratio of S to a table of the unit normal curve; for N less than or equal to 10, refer d to a table of critical values of S.</text:span></text:p>
            </office:annotation>
            <text:p>Somers' d</text:p>
          </table:table-cell>
          <table:table-cell table:number-columns-repeated="13"/>
        </table:table-row>
        <table:table-row table:style-name="ro1">
          <table:table-cell table:number-columns-repeated="16"/>
        </table:table-row>
        <table:table-row table:style-name="ro2">
          <table:table-cell office:value-type="string" calcext:value-type="string">
            <text:p><text:a xlink:href="#Sheet1.C109" xlink:type="simple">None</text:a></text:p>
          </table:table-cell>
          <table:table-cell/>
          <table:table-cell office:value-type="string" calcext:value-type="string">
            <office:annotation draw:style-name="gr17" draw:text-style-name="P2" svg:width="257.22pt" svg:height="50.49pt" svg:x="209.03pt" svg:y="1357.6pt" draw:caption-point-x="-16.58pt" draw:caption-point-y="48.08pt">
              <dc:creator>WV</dc:creator>
              <dc:date>2014-03-20T00:00:00</dc:date>
              <text:p text:style-name="P1"><text:span text:style-name="T1">Agreement is the degree to which data sets resemble each other. Covariance is a test whether two sets of data vary with each other – that is, whether one set varies in tandem with the other.</text:span></text:p>
            </office:annotation>
            <text:p>What do you want to measure?</text:p>
          </table:table-cell>
          <table:table-cell table:number-columns-repeated="13"/>
        </table:table-row>
        <table:table-row table:style-name="ro3">
          <table:table-cell table:number-columns-repeated="2"/>
          <table:table-cell office:value-type="string" calcext:value-type="string">
            <text:p>Agreement</text:p>
          </table:table-cell>
          <table:table-cell/>
          <table:table-cell table:style-name="ce3" office:value-type="string" calcext:value-type="string">
            <text:p>Transform to ranks and r<text:span text:style-name="T15">i</text:span> or Krippendorff's r used</text:p>
          </table:table-cell>
          <table:table-cell table:number-columns-repeated="11"/>
        </table:table-row>
        <table:table-row table:style-name="ro1">
          <table:table-cell table:number-columns-repeated="16"/>
        </table:table-row>
        <table:table-row table:style-name="ro2">
          <table:table-cell table:number-columns-repeated="2"/>
          <table:table-cell office:value-type="string" calcext:value-type="string">
            <text:p><text:a xlink:href="#Sheet1.C114" xlink:type="simple">Covariation</text:a></text:p>
          </table:table-cell>
          <table:table-cell table:number-columns-repeated="13"/>
        </table:table-row>
        <table:table-row table:style-name="ro1">
          <table:table-cell table:number-columns-repeated="16"/>
        </table:table-row>
        <table:table-row table:style-name="ro1">
          <table:table-cell table:number-columns-repeated="2"/>
          <table:table-cell office:value-type="string" calcext:value-type="string">
            <office:annotation draw:style-name="gr16" draw:text-style-name="P2" svg:width="208.2pt" svg:height="72.88pt" svg:x="209.03pt" svg:y="1426.22pt" draw:caption-point-x="-16.58pt" draw:caption-point-y="48.36pt">
              <dc:creator>WV</dc:creator>
              <dc:date>2014-03-20T00:00:00</dc:date>
              <text:p text:style-name="P1"><text:span text:style-name="T1">Usually psychological data from scales such as opinion scales and Likert scales are ordinal. It is often useful to treat them as interval data, though, in order to get ideas on how to improve the operationalization of the quantities measured in questionnaires.</text:span></text:p>
            </office:annotation>
            <text:p>Do you want to treat the ranks of the ordered categories as interval scale?</text:p>
          </table:table-cell>
          <table:table-cell table:number-columns-repeated="13"/>
        </table:table-row>
        <table:table-row table:style-name="ro1">
          <table:table-cell table:number-columns-repeated="16"/>
        </table:table-row>
        <table:table-row table:style-name="ro1">
          <table:table-cell table:number-columns-repeated="2"/>
          <table:table-cell office:value-type="string" calcext:value-type="string">
            <text:p>Yes</text:p>
          </table:table-cell>
          <table:table-cell/>
          <table:table-cell table:style-name="ce3" office:value-type="string" calcext:value-type="string">
            <office:annotation draw:style-name="gr13" draw:text-style-name="P2" svg:width="82.18pt" svg:height="128.86pt" svg:x="337.04pt" svg:y="1451.65pt" draw:caption-point-x="-16.1pt" draw:caption-point-y="48.61pt">
              <dc:creator>WV</dc:creator>
              <dc:date>2014-03-15T00:00:00</dc:date>
              <text:p text:style-name="P1"><text:span text:style-name="T1">Biased estimator</text:span><text:span text:style-name="T1"><text:line-break/></text:span><text:span text:style-name="T1"><text:line-break/></text:span><text:span text:style-name="T1">When N is 10 or larger, refer the critical value of rho to a table of the t distribution; for N less than 10, refer rho to a table of critical values of rho.</text:span></text:p>
            </office:annotation>
            <text:p>Spearman's rho</text:p>
          </table:table-cell>
          <table:table-cell table:number-columns-repeated="11"/>
        </table:table-row>
        <table:table-row table:style-name="ro1">
          <table:table-cell table:number-columns-repeated="2"/>
          <table:table-cell office:value-type="string" calcext:value-type="string">
            <text:p>No</text:p>
          </table:table-cell>
          <table:table-cell/>
          <table:table-cell table:style-name="ce3" office:value-type="string" calcext:value-type="string">
            <office:annotation draw:style-name="gr1" draw:text-style-name="P2" svg:width="243.78pt" svg:height="218.44pt" svg:x="337.04pt" svg:y="1464.46pt" draw:caption-point-x="-16.1pt" draw:caption-point-y="48.64pt">
              <dc:creator>WV</dc:creator>
              <dc:date>2014-03-15T00:00:00</dc:date>
              <text:p text:style-name="P1"><text:span text:style-name="T1">For N greater than 10 refer the critical ratio to a table of the unit normal curve; for N less than or equal to 10, refer to a table of critical values of S.</text:span><text:span text:style-name="T1"><text:line-break/></text:span><text:span text:style-name="T1"><text:line-break/></text:span><text:span text:style-name="T1">These statisttics differ with respect to how they treat pairs of cases that fallin the same category on one or both of the variables. Except in extreme cases (i.e. where any of the statistics equals 0 or 1) the absolute value of gamma will be the highest of the five statistics, tau a will be the smallest, and tau b, tau c, and Kim's d will be intermediate. This ordering is because gamma ignores all ties (when present in the data – as is usually the case), whereas the other four statistics penalize for ties in the sense of reducing the absolute value of the statistic obtained. Unlike taub and Kim's d, tau c can obtain </text:span><text:span text:style-name="T4">± 1 even if the two variables do not have the same number of categories. If there are no ties on either variable, the five measures are identical.</text:span></text:p>
            </office:annotation>
            <text:p>Kendll's tau a</text:p>
          </table:table-cell>
          <table:table-cell table:number-columns-repeated="11"/>
        </table:table-row>
        <table:table-row table:style-name="ro1">
          <table:table-cell table:number-columns-repeated="4"/>
          <table:table-cell table:style-name="ce3" office:value-type="string" calcext:value-type="string">
            <office:annotation draw:style-name="gr1" draw:text-style-name="P2" svg:width="245.37pt" svg:height="218.44pt" svg:x="337.04pt" svg:y="1477.28pt" draw:caption-point-x="-16.1pt" draw:caption-point-y="48.7pt">
              <dc:creator>WV</dc:creator>
              <dc:date>2014-03-15T00:00:00</dc:date>
              <text:p text:style-name="P1"><text:span text:style-name="T1">For N greater than 10 refer the critical ratio to a table of the unit normal curve; for N less than or equal to 10, refer to a table of critical values of S.</text:span><text:span text:style-name="T1"><text:line-break/></text:span><text:span text:style-name="T1"><text:line-break/></text:span><text:span text:style-name="T1">These statisttics differ with respect to how they treat pairs of cases that fallin the same category on one or both of the variables. Except in extreme cases (i.e. where any of the statistics equals 0 or 1) the absolute value of gamma will be the highest of the five statistics, tau a will be the smallest, and tau b, tau c, and Kim's d will be intermediate. This ordering is because gamma ignores all ties (when present in the data – as is usually the case), whereas the other four statistics penalize for ties in the sense of reducing the absolute value of the statistic obtained. Unlike taub and Kim's d, tau c can obtain </text:span><text:span text:style-name="T4">± 1 even if the two variables do not have the same number of categories. If there are no ties on either variable, the five measures are identical.</text:span></text:p>
            </office:annotation>
            <text:p>Kendall's tau b</text:p>
          </table:table-cell>
          <table:table-cell table:number-columns-repeated="11"/>
        </table:table-row>
        <table:table-row table:style-name="ro1">
          <table:table-cell table:number-columns-repeated="4"/>
          <table:table-cell table:style-name="ce3" office:value-type="string" calcext:value-type="string">
            <office:annotation draw:style-name="gr1" draw:text-style-name="P2" svg:width="245.37pt" svg:height="218.44pt" svg:x="337.04pt" svg:y="1490.06pt" draw:caption-point-x="-16.1pt" draw:caption-point-y="48.76pt">
              <dc:creator>WV</dc:creator>
              <dc:date>2014-03-15T00:00:00</dc:date>
              <text:p text:style-name="P1"><text:span text:style-name="T1">For N greater than 10 refer the critical ratio to a table of the unit normal curve; for N less than or equal to 10, refer to a table of critical values of S.</text:span><text:span text:style-name="T1"><text:line-break/></text:span><text:span text:style-name="T1"><text:line-break/></text:span><text:span text:style-name="T1">These statisttics differ with respect to how they treat pairs of cases that fallin the same category on one or both of the variables. Except in extreme cases (i.e. where any of the statistics equals 0 or 1) the absolute value of gamma will be the highest of the five statistics, tau a will be the smallest, and tau b, tau c, and Kim's d will be intermediate. This ordering is because gamma ignores all ties (when present in the data – as is usually the case), whereas the other four statistics penalize for ties in the sense of reducing the absolute value of the statistic obtained. Unlike taub and Kim's d, tau c can obtain </text:span><text:span text:style-name="T4">± 1 even if the two variables do not have the same number of categories. If there are no ties on either variable, the five measures are identical.</text:span></text:p>
            </office:annotation>
            <text:p>Kendall's tau c</text:p>
          </table:table-cell>
          <table:table-cell table:number-columns-repeated="11"/>
        </table:table-row>
        <table:table-row table:style-name="ro1">
          <table:table-cell table:number-columns-repeated="4"/>
          <table:table-cell table:style-name="ce3" office:value-type="string" calcext:value-type="string">
            <office:annotation draw:style-name="gr1" draw:text-style-name="P2" svg:width="244.57pt" svg:height="218.44pt" svg:x="337.04pt" svg:y="1502.87pt" draw:caption-point-x="-16.1pt" draw:caption-point-y="48.78pt">
              <dc:creator>WV</dc:creator>
              <dc:date>2014-03-15T00:00:00</dc:date>
              <text:p text:style-name="P1"><text:span text:style-name="T1">For N greater than 10 refer the critical ratio to a table of the unit normal curve; for N less than or equal to 10, refer to a table of critical values of S.</text:span><text:span text:style-name="T1"><text:line-break/></text:span><text:span text:style-name="T1"><text:line-break/></text:span><text:span text:style-name="T1">These statisttics differ with respect to how they treat pairs of cases that fallin the same category on one or both of the variables. Except in extreme cases (i.e. where any of the statistics equals 0 or 1) the absolute value of gamma will be the highest of the five statistics, tau a will be the smallest, and tau b, tau c, and Kim's d will be intermediate. This ordering is because gamma ignores all ties (when present in the data – as is usually the case), whereas the other four statistics penalize for ties in the sense of reducing the absolute value of the statistic obtained. Unlike taub and Kim's d, tau c can obtain </text:span><text:span text:style-name="T4">± 1 even if the two variables do not have the same number of categories. If there are no ties on either variable, the five measures are identical.</text:span></text:p>
            </office:annotation>
            <text:p>Goodman and Kruskal's gamma</text:p>
          </table:table-cell>
          <table:table-cell table:number-columns-repeated="11"/>
        </table:table-row>
        <table:table-row table:style-name="ro1">
          <table:table-cell table:number-columns-repeated="4"/>
          <table:table-cell table:style-name="ce3" office:value-type="string" calcext:value-type="string">
            <office:annotation draw:style-name="gr1" draw:text-style-name="P2" svg:width="242.19pt" svg:height="218.44pt" svg:x="337.04pt" svg:y="1515.69pt" draw:caption-point-x="-16.1pt" draw:caption-point-y="48.84pt">
              <dc:creator>WV</dc:creator>
              <dc:date>2014-03-15T00:00:00</dc:date>
              <text:p text:style-name="P1"><text:span text:style-name="T1">For N greater than 10 refer the critical ratio to a table of the unit normal curve; for N less than or equal to 10, refer to a table of critical values of S.</text:span><text:span text:style-name="T1"><text:line-break/></text:span><text:span text:style-name="T1"><text:line-break/></text:span><text:span text:style-name="T1">These statisttics differ with respect to how they treat pairs of cases that fallin the same category on one or both of the variables. Except in extreme cases (i.e. where any of the statistics equals 0 or 1) the absolute value of gamma will be the highest of the five statistics, tau a will be the smallest, and tau b, tau c, and Kim's d will be intermediate. This ordering is because gamma ignores all ties (when present in the data – as is usually the case), whereas the other four statistics penalize for ties in the sense of reducing the absolute value of the statistic obtained. Unlike taub and Kim's d, tau c can obtain </text:span><text:span text:style-name="T4">± 1 even if the two variables do not have the same number of categories. If there are no ties on either variable, the five measures are identical.</text:span></text:p>
            </office:annotation>
            <text:p>Kim's d</text:p>
          </table:table-cell>
          <table:table-cell table:number-columns-repeated="11"/>
        </table:table-row>
        <table:table-row table:style-name="ro1">
          <table:table-cell table:number-columns-repeated="16"/>
        </table:table-row>
        <table:table-row table:style-name="ro1">
          <table:table-cell office:value-type="string" calcext:value-type="string">
            <text:p>Are the variables both two-point scales?</text:p>
          </table:table-cell>
          <table:table-cell table:number-columns-repeated="15"/>
        </table:table-row>
        <table:table-row table:style-name="ro1">
          <table:table-cell table:number-columns-repeated="16"/>
        </table:table-row>
        <table:table-row table:style-name="ro2">
          <table:table-cell office:value-type="string" calcext:value-type="string">
            <text:p><text:a xlink:href="#Sheet1.C125" xlink:type="simple">Yes</text:a></text:p>
          </table:table-cell>
          <table:table-cell/>
          <table:table-cell office:value-type="string" calcext:value-type="string">
            <office:annotation draw:style-name="gr12" draw:text-style-name="P2" svg:width="371.79pt" svg:height="140.06pt" svg:x="209.03pt" svg:y="1567.05pt" draw:caption-point-x="-16.58pt" draw:caption-point-y="48.87pt">
              <dc:creator>WV</dc:creator>
              <dc:date>2014-03-22T00:00:00</dc:date>
              <text:p text:style-name="P1"><text:span text:style-name="T1">A two point (dichotomous, binary) variable can be coded as 1 or 0. If there is no bias as to which category or value should be coded as 1 and which should be coded as 0 (both states are equaly important, neither state is particularly rare), the distribution is said to be symmetric. Symmetry is an important requirement for many statistical procedures. There are specific statistical tests to check for this kind of symmetry.</text:span></text:p>
              <text:p text:style-name="P1"><text:span text:style-name="T1"/></text:p>
              <text:p text:style-name="P1"><text:span text:style-name="T1">Variables with strong agreement reliably follow each other.</text:span></text:p>
              <text:p text:style-name="P1"><text:span text:style-name="T1"/></text:p>
              <text:p text:style-name="P1"><text:span text:style-name="T1">Variables with strong covariation tend to follow the same patterns – when one increases, the other tends to do so also. With negative covariation, as one variable increases the other tends to decrease.</text:span></text:p>
            </office:annotation>
            <text:p>What do you want to measure?</text:p>
          </table:table-cell>
          <table:table-cell table:number-columns-repeated="13"/>
        </table:table-row>
        <table:table-row table:style-name="ro2">
          <table:table-cell office:value-type="string" calcext:value-type="string">
            <text:p><text:a xlink:href="#Sheet1.C132" xlink:type="simple">No</text:a></text:p>
          </table:table-cell>
          <table:table-cell/>
          <table:table-cell office:value-type="string" calcext:value-type="string">
            <text:p>Symmetry</text:p>
          </table:table-cell>
          <table:table-cell/>
          <table:table-cell table:style-name="ce3" office:value-type="string" calcext:value-type="string">
            <office:annotation draw:style-name="gr16" draw:text-style-name="P2" svg:width="126.82pt" svg:height="72.88pt" svg:x="337.04pt" svg:y="1580.23pt" draw:caption-point-x="-16.1pt" draw:caption-point-y="49.1pt">
              <dc:creator>WV</dc:creator>
              <dc:date>2014-03-15T00:00:00</dc:date>
              <text:p text:style-name="P1"><text:span text:style-name="T1">McNemar's test of symmetry is appropriate for parallel measures from matched cases as well as repeated measures on a single set of cases.</text:span></text:p>
            </office:annotation>
            <text:p>McNemar's Test of Symmetry</text:p>
          </table:table-cell>
          <table:table-cell table:number-columns-repeated="11"/>
        </table:table-row>
        <table:table-row table:style-name="ro1">
          <table:table-cell table:number-columns-repeated="2"/>
          <table:table-cell office:value-type="string" calcext:value-type="string">
            <text:p>Covariation</text:p>
          </table:table-cell>
          <table:table-cell/>
          <table:table-cell table:style-name="ce3" office:value-type="string" calcext:value-type="string">
            <office:annotation draw:style-name="gr13" draw:text-style-name="P2" svg:width="179.77pt" svg:height="128.86pt" svg:x="337.04pt" svg:y="1593.58pt" draw:caption-point-x="-16.1pt" draw:caption-point-y="49.12pt">
              <dc:creator>WV</dc:creator>
              <dc:date>2014-03-15T00:00:00</dc:date>
              <text:p text:style-name="P1"><text:span text:style-name="T1">Refer critical ratio of phi to a table of the unit normal curve.</text:span><text:span text:style-name="T1"><text:line-break/></text:span><text:span text:style-name="T1"><text:line-break/></text:span><text:span text:style-name="T1">In this case Yule's Q is equivalent to Goodman and Kruskal's gamma and phi is equivalent to Pearson's product moment r. In general, Q will be higher in absolute value than phi because Q ignores pairs of cases which fall in the same category on one or both of the variables.</text:span></text:p>
            </office:annotation>
            <text:p>Yule's Q</text:p>
          </table:table-cell>
          <table:table-cell table:number-columns-repeated="11"/>
        </table:table-row>
        <table:table-row table:style-name="ro1">
          <table:table-cell table:number-columns-repeated="4"/>
          <table:table-cell table:style-name="ce3" office:value-type="string" calcext:value-type="string">
            <office:annotation draw:style-name="gr13" draw:text-style-name="P2" svg:width="189.27pt" svg:height="128.86pt" svg:x="337.04pt" svg:y="1606.39pt" draw:caption-point-x="-16.1pt" draw:caption-point-y="49.18pt">
              <dc:creator>WV</dc:creator>
              <dc:date>2014-03-15T00:00:00</dc:date>
              <text:p text:style-name="P1"><text:span text:style-name="T1">Refer critical ratio of phi to a table of the unit normal curve.</text:span><text:span text:style-name="T1"><text:line-break/></text:span><text:span text:style-name="T1"><text:line-break/></text:span><text:span text:style-name="T1">In this case Yule's Q is equivalent to Goodman and Kruskal's gamma and phi is equivalent to Pearson's product moment r. In general, Q will be higher in absolute value than phi because Q ignores pairs of cases which fall in the same category on one or both of the variables.</text:span></text:p>
            </office:annotation>
            <text:p>Phi</text:p>
          </table:table-cell>
          <table:table-cell table:number-columns-repeated="11"/>
        </table:table-row>
        <table:table-row table:style-name="ro1">
          <table:table-cell table:number-columns-repeated="4"/>
          <table:table-cell table:style-name="ce3" office:value-type="string" calcext:value-type="string">
            <text:p>Fisher's Exact Test</text:p>
          </table:table-cell>
          <table:table-cell table:number-columns-repeated="11"/>
        </table:table-row>
        <table:table-row table:style-name="ro1">
          <table:table-cell table:number-columns-repeated="4"/>
          <table:table-cell table:style-name="ce3" office:value-type="string" calcext:value-type="string">
            <office:annotation draw:style-name="gr14" draw:text-style-name="P2" svg:width="82.18pt" svg:height="84.08pt" svg:x="337.04pt" svg:y="1631.99pt" draw:caption-point-x="-16.1pt" draw:caption-point-y="49.27pt">
              <dc:creator>WV</dc:creator>
              <dc:date>2014-03-15T00:00:00</dc:date>
              <text:p text:style-name="P1"><text:span text:style-name="T1">Pearson chi-square can be corrected for continuity (Yate's correction) but this is controversial.</text:span></text:p>
            </office:annotation>
            <text:p>Pearson Chi-Square</text:p>
          </table:table-cell>
          <table:table-cell table:number-columns-repeated="11"/>
        </table:table-row>
        <table:table-row table:style-name="ro1">
          <table:table-cell table:number-columns-repeated="16"/>
        </table:table-row>
        <table:table-row table:style-name="ro1">
          <table:table-cell table:number-columns-repeated="2"/>
          <table:table-cell office:value-type="string" calcext:value-type="string">
            <office:annotation draw:style-name="gr12" draw:text-style-name="P2" svg:width="371.79pt" svg:height="140.06pt" svg:x="209.03pt" svg:y="1657.76pt" draw:caption-point-x="-16.58pt" draw:caption-point-y="49.21pt">
              <dc:creator>WV</dc:creator>
              <dc:date>2014-03-22T00:00:00</dc:date>
              <text:p text:style-name="P1"><text:span text:style-name="T1">A two point (dichotomous, binary) variable can be coded as 1 or 0. If there is no bias as to which category or value should be coded as 1 and which should be coded as 0 (both states are equaly important, neither state is particularly rare), the distribution is said to be symmetric. Symmetry is an important requirement for many statistical procedures. There are specific statistical tests to check for this kind of symmetry.</text:span></text:p>
              <text:p text:style-name="P1"><text:span text:style-name="T1"/></text:p>
              <text:p text:style-name="P1"><text:span text:style-name="T1">Variables with strong agreement reliably follow each other.</text:span></text:p>
              <text:p text:style-name="P1"><text:span text:style-name="T1"/></text:p>
              <text:p text:style-name="P1"><text:span text:style-name="T1">Variables with strong covariation tend to follow the same patterns – when one increases, the other tends to do so also. With negative covariation, as one variable increases the other tends to decrease.</text:span></text:p>
            </office:annotation>
            <text:p>What do you want to measure?</text:p>
          </table:table-cell>
          <table:table-cell table:number-columns-repeated="13"/>
        </table:table-row>
        <table:table-row table:style-name="ro2">
          <table:table-cell table:number-columns-repeated="2"/>
          <table:table-cell office:value-type="string" calcext:value-type="string">
            <text:p><text:a xlink:href="#Sheet1.A137" xlink:type="simple">Agreement</text:a></text:p>
          </table:table-cell>
          <table:table-cell table:number-columns-repeated="13"/>
        </table:table-row>
        <table:table-row table:style-name="ro1">
          <table:table-cell table:number-columns-repeated="2"/>
          <table:table-cell office:value-type="string" calcext:value-type="string">
            <text:p>Symmetry</text:p>
          </table:table-cell>
          <table:table-cell/>
          <table:table-cell table:style-name="ce3" office:value-type="string" calcext:value-type="string">
            <office:annotation draw:style-name="gr16" draw:text-style-name="P2" svg:width="126.82pt" svg:height="72.88pt" svg:x="337.04pt" svg:y="1683.75pt" draw:caption-point-x="-16.1pt" draw:caption-point-y="49.46pt">
              <dc:creator>WV</dc:creator>
              <dc:date>2014-03-15T00:00:00</dc:date>
              <text:p text:style-name="P1"><text:span text:style-name="T1">McNemar's test of symmetry is appropriate for parallel measures from matched cases as well as repeated measures on a single set of cases.</text:span></text:p>
            </office:annotation>
            <text:p>McNemar's Test of Symmetry</text:p>
          </table:table-cell>
          <table:table-cell table:number-columns-repeated="11"/>
        </table:table-row>
        <table:table-row table:style-name="ro2">
          <table:table-cell table:number-columns-repeated="2"/>
          <table:table-cell office:value-type="string" calcext:value-type="string">
            <text:p><text:a xlink:href="#Sheet1.A145" xlink:type="simple">Covariation</text:a></text:p>
          </table:table-cell>
          <table:table-cell table:number-columns-repeated="13"/>
        </table:table-row>
        <table:table-row table:style-name="ro1">
          <table:table-cell table:number-columns-repeated="16"/>
        </table:table-row>
        <table:table-row table:style-name="ro1">
          <table:table-cell table:style-name="ce2" office:value-type="string" calcext:value-type="string" table:number-columns-spanned="3" table:number-rows-spanned="2">
            <office:annotation draw:style-name="gr20" draw:text-style-name="P2" svg:width="197.94pt" svg:height="106.47pt" svg:x="209.03pt" svg:y="1722.87pt" draw:caption-point-x="-16.58pt" draw:caption-point-y="49.44pt">
              <dc:creator>WV</dc:creator>
              <dc:date>2014-03-22T00:00:00</dc:date>
              <text:p text:style-name="P1"><text:span text:style-name="T1">Many statistical tests of differences between groups tend to look at measures of central tendency or group variances or both but ignore the shape of the distributions. If there is a suspicion that data may be drawn from different kinds of distribution, it is important to include distribution differences when comparing groups.</text:span></text:p>
            </office:annotation>
            <text:p>Should there be a penalty if the variables do not have the same distributions?</text:p>
          </table:table-cell>
          <table:covered-table-cell table:number-columns-repeated="2"/>
          <table:table-cell table:number-columns-repeated="13"/>
        </table:table-row>
        <table:table-row table:style-name="ro1">
          <table:covered-table-cell table:number-columns-repeated="3"/>
          <table:table-cell table:number-columns-repeated="13"/>
        </table:table-row>
        <table:table-row table:style-name="ro1">
          <table:table-cell table:number-columns-repeated="16"/>
        </table:table-row>
        <table:table-row table:style-name="ro1">
          <table:table-cell office:value-type="string" calcext:value-type="string">
            <text:p>Yes</text:p>
          </table:table-cell>
          <table:table-cell/>
          <table:table-cell table:style-name="ce3" office:value-type="string" calcext:value-type="string">
            <text:p>Scott's coefficient of agreement, pi</text:p>
          </table:table-cell>
          <table:table-cell table:number-columns-repeated="13"/>
        </table:table-row>
        <table:table-row table:style-name="ro1">
          <table:table-cell office:value-type="string" calcext:value-type="string">
            <text:p>No</text:p>
          </table:table-cell>
          <table:table-cell/>
          <table:table-cell table:style-name="ce3" office:value-type="string" calcext:value-type="string">
            <office:annotation draw:style-name="gr16" draw:text-style-name="P2" svg:width="82.18pt" svg:height="72.88pt" svg:x="209.03pt" svg:y="1773.89pt" draw:caption-point-x="-16.58pt" draw:caption-point-y="49.83pt">
              <dc:creator>WV</dc:creator>
              <dc:date>2014-03-15T00:00:00</dc:date>
              <text:p text:style-name="P1"><text:span text:style-name="T1">Refer critical ratios for Cohen's kappas to a table of the unit normal curve.</text:span></text:p>
            </office:annotation>
            <text:p>Cohen's agreement coefficients, kappas</text:p>
          </table:table-cell>
          <table:table-cell table:number-columns-repeated="13"/>
        </table:table-row>
        <table:table-row table:style-name="ro1">
          <table:table-cell table:number-columns-repeated="16"/>
        </table:table-row>
        <table:table-row table:style-name="ro1">
          <table:table-cell table:number-columns-repeated="6"/>
          <table:table-cell table:style-name="ce2" office:value-type="string" calcext:value-type="string" table:number-columns-spanned="4" table:number-rows-spanned="3">
            <text:p>Do you want a statistics whose upper limit varies with the number of categories and whose upper limit may be less than one?</text:p>
          </table:table-cell>
          <table:covered-table-cell table:number-columns-repeated="3"/>
          <table:table-cell table:number-columns-repeated="6"/>
        </table:table-row>
        <table:table-row table:style-name="ro1">
          <table:table-cell table:number-columns-repeated="6"/>
          <table:covered-table-cell table:number-columns-repeated="4"/>
          <table:table-cell table:number-columns-repeated="6"/>
        </table:table-row>
        <table:table-row table:style-name="ro1">
          <table:table-cell office:value-type="string" calcext:value-type="string">
            <office:annotation draw:style-name="gr20" draw:text-style-name="P2" svg:width="200.3pt" svg:height="106.47pt" svg:x="81.01pt" svg:y="1825.29pt" draw:caption-point-x="-17.06pt" draw:caption-point-y="49.83pt">
              <dc:creator>WV</dc:creator>
              <dc:date>2014-03-22T00:00:00</dc:date>
              <text:p text:style-name="P1"><text:span text:style-name="T1">The modal category of a variable is the class that has the highest frequency of observations in it. For instance, in a study of numbers of males and females with high or low blood pressure, if 32 men displayed high blood pressure and 57 displayed low blood pressure, the low blood pressure group would be the modal category in the variable “men”.</text:span></text:p>
            </office:annotation>
            <text:p>Do you want a statistic based on.....</text:p>
          </table:table-cell>
          <table:table-cell table:number-columns-repeated="5"/>
          <table:covered-table-cell table:number-columns-repeated="4"/>
          <table:table-cell table:number-columns-repeated="6"/>
        </table:table-row>
        <table:table-row table:style-name="ro1">
          <table:table-cell table:number-columns-repeated="16"/>
        </table:table-row>
        <table:table-row table:style-name="ro2">
          <table:table-cell office:value-type="string" calcext:value-type="string">
            <text:p><text:a xlink:href="#Sheet1.G143" xlink:type="simple">the number of cases in each category</text:a></text:p>
          </table:table-cell>
          <table:table-cell table:number-columns-repeated="5"/>
          <table:table-cell office:value-type="string" calcext:value-type="string">
            <text:p>Yes</text:p>
          </table:table-cell>
          <table:table-cell/>
          <table:table-cell table:style-name="ce3" office:value-type="string" calcext:value-type="string">
            <text:p>Contingency coefficient</text:p>
          </table:table-cell>
          <table:table-cell table:number-columns-repeated="7"/>
        </table:table-row>
        <table:table-row table:style-name="ro1">
          <table:table-cell table:number-columns-repeated="8"/>
          <table:table-cell table:style-name="ce3" office:value-type="string" calcext:value-type="string">
            <office:annotation draw:style-name="gr16" draw:text-style-name="P2" svg:width="82.18pt" svg:height="72.88pt" svg:x="593.09pt" svg:y="1864.06pt" draw:caption-point-x="-15.14pt" draw:caption-point-y="50.14pt">
              <dc:creator>WV</dc:creator>
              <dc:date>2014-03-15T00:00:00</dc:date>
              <text:p text:style-name="P1"><text:span text:style-name="T1">Pearson chi-square can be corrected for continuity but this is controversial.</text:span></text:p>
            </office:annotation>
            <text:p>Pearson Chi-Square</text:p>
          </table:table-cell>
          <table:table-cell table:number-columns-repeated="7"/>
        </table:table-row>
        <table:table-row table:style-name="ro1">
          <table:table-cell office:value-type="string" calcext:value-type="string">
            <text:p>the number of cases in modal categories</text:p>
          </table:table-cell>
          <table:table-cell table:number-columns-repeated="3"/>
          <table:table-cell table:style-name="ce3" office:value-type="string" calcext:value-type="string">
            <office:annotation draw:style-name="gr16" draw:text-style-name="P2" svg:width="82.18pt" svg:height="72.88pt" svg:x="337.04pt" svg:y="1876.88pt" draw:caption-point-x="-16.1pt" draw:caption-point-y="50.2pt">
              <dc:creator>WV</dc:creator>
              <dc:date>2014-03-15T00:00:00</dc:date>
              <text:p text:style-name="P1"><text:span text:style-name="T1">Refer critical ratio of symmetric lambda to a table of the unit normal curve.</text:span></text:p>
            </office:annotation>
            <text:p>Symmetric lambda</text:p>
          </table:table-cell>
          <table:table-cell table:number-columns-repeated="11"/>
        </table:table-row>
        <table:table-row table:style-name="ro1">
          <table:table-cell table:number-columns-repeated="6"/>
          <table:table-cell office:value-type="string" calcext:value-type="string">
            <text:p>No</text:p>
          </table:table-cell>
          <table:table-cell/>
          <table:table-cell table:style-name="ce3" office:value-type="string" calcext:value-type="string">
            <text:p>Cramer's V</text:p>
          </table:table-cell>
          <table:table-cell table:number-columns-repeated="7"/>
        </table:table-row>
        <table:table-row table:style-name="ro1">
          <table:table-cell table:number-columns-repeated="8"/>
          <table:table-cell table:style-name="ce3" office:value-type="string" calcext:value-type="string">
            <office:annotation draw:style-name="gr16" draw:text-style-name="P2" svg:width="82.18pt" svg:height="72.88pt" svg:x="593.09pt" svg:y="1902.47pt" draw:caption-point-x="-15.14pt" draw:caption-point-y="50.29pt">
              <dc:creator>WV</dc:creator>
              <dc:date>2014-03-15T00:00:00</dc:date>
              <text:p text:style-name="P1"><text:span text:style-name="T1">Pearson chi-square can be corrected for continuity but this is controversial.</text:span></text:p>
            </office:annotation>
            <text:p>Pearson Chi-Square</text:p>
          </table:table-cell>
          <table:table-cell table:number-columns-repeated="7"/>
        </table:table-row>
        <table:table-row table:style-name="ro1" table:number-rows-repeated="2">
          <table:table-cell table:number-columns-repeated="16"/>
        </table:table-row>
        <table:table-row table:style-name="ro1">
          <table:table-cell office:value-type="string" calcext:value-type="string">
            <text:p>Is the ordinal variable a two-point variable?</text:p>
          </table:table-cell>
          <table:table-cell table:number-columns-repeated="15"/>
        </table:table-row>
        <table:table-row table:style-name="ro1">
          <table:table-cell table:number-columns-repeated="16"/>
        </table:table-row>
        <table:table-row table:style-name="ro2">
          <table:table-cell office:value-type="string" calcext:value-type="string">
            <office:annotation draw:style-name="gr9" draw:text-style-name="P2" svg:width="82.18pt" svg:height="61.68pt" svg:x="81.01pt" svg:y="1966.48pt" draw:caption-point-x="-17.06pt" draw:caption-point-y="50.54pt">
              <dc:creator>WV</dc:creator>
              <dc:date>2014-03-15T00:00:00</dc:date>
              <text:p text:style-name="P1"><text:span text:style-name="T1">Any two-point variable meets the criteria for an intervally scaled variable.</text:span></text:p>
            </office:annotation>
            <text:p><text:a xlink:href="#Sheet1.B62" xlink:type="simple">Yes</text:a></text:p>
          </table:table-cell>
          <table:table-cell/>
          <table:table-cell table:style-name="ce2" office:value-type="string" calcext:value-type="string" table:number-columns-spanned="4" table:number-rows-spanned="3">
            <office:annotation draw:style-name="gr13" draw:text-style-name="P2" svg:width="325.19pt" svg:height="128.86pt" svg:x="401.05pt" svg:y="1966.65pt" draw:caption-point-x="-15.85pt" draw:caption-point-y="50.37pt">
              <dc:creator>WV</dc:creator>
              <dc:date>2014-03-24T00:00:00</dc:date>
              <text:p text:style-name="P1"><text:span text:style-name="T1">Depression is not a quantity that can be accurately measured quantitatively. It is very probably an interval variable. There is a “more” or “less depressed”. It is also very likely that it is normally distributed. Most people experience some depression in their life. But most people are not pathologically depressed nor are their lives nearly free of depression, although there are some people who experience one extreme or the other. Usually depression is measured using a rating scale, in other words, as an ordinal variable. Many very good clinical instruments have a cur off value and only tell if a person is or is not clinically depressed. Such a scle presents a two point ordinal measurement that is based on an underlying interval scale.</text:span></text:p>
            </office:annotation>
            <text:p>Do you want to treat the ordinal variable as if it were based on an underlying normally distributed interval variable?</text:p>
          </table:table-cell>
          <table:covered-table-cell table:number-columns-repeated="3"/>
          <table:table-cell table:number-columns-repeated="10"/>
        </table:table-row>
        <table:table-row table:style-name="ro2">
          <table:table-cell office:value-type="string" calcext:value-type="string">
            <text:p><text:a xlink:href="#Sheet1.C156" xlink:type="simple">No</text:a></text:p>
          </table:table-cell>
          <table:table-cell/>
          <table:covered-table-cell table:number-columns-repeated="4"/>
          <table:table-cell table:number-columns-repeated="10"/>
        </table:table-row>
        <table:table-row table:style-name="ro1">
          <table:table-cell table:number-columns-repeated="2"/>
          <table:covered-table-cell table:number-columns-repeated="4"/>
          <table:table-cell table:number-columns-repeated="10"/>
        </table:table-row>
        <table:table-row table:style-name="ro1">
          <table:table-cell table:number-columns-repeated="16"/>
        </table:table-row>
        <table:table-row table:style-name="ro1">
          <table:table-cell table:number-columns-repeated="2"/>
          <table:table-cell office:value-type="string" calcext:value-type="string">
            <text:p>Yes</text:p>
          </table:table-cell>
          <table:table-cell/>
          <table:table-cell table:style-name="ce3" office:value-type="string" calcext:value-type="string">
            <office:annotation draw:style-name="gr13" draw:text-style-name="P2" svg:width="216.91pt" svg:height="128.86pt" svg:x="337.04pt" svg:y="2018.78pt" draw:caption-point-x="-16.1pt" draw:caption-point-y="50.74pt">
              <dc:creator>WV</dc:creator>
              <dc:date>2014-03-15T00:00:00</dc:date>
              <text:p text:style-name="P1"><text:span text:style-name="T1">Biased estimator.</text:span><text:span text:style-name="T1"><text:line-break/></text:span><text:span text:style-name="T1"><text:line-break/></text:span><text:span text:style-name="T1">Do Fisher's r to Z transformation and refer critical ratio of Z to a table of the unit normal curve.</text:span><text:span text:style-name="T1"><text:line-break/></text:span><text:span text:style-name="T1"><text:line-break/></text:span><text:span text:style-name="T1">Jaspen's coefficient is the product moment correlation between the interval variable and a transformation of the ordinal variable. The magnitude of this statistic is sensitive to the assumption of normality.</text:span></text:p>
            </office:annotation>
            <text:p>Jaspen's coefficient of multiserial correlation</text:p>
          </table:table-cell>
          <table:table-cell table:number-columns-repeated="11"/>
        </table:table-row>
        <table:table-row table:style-name="ro1">
          <table:table-cell table:number-columns-repeated="16"/>
        </table:table-row>
        <table:table-row table:style-name="ro2">
          <table:table-cell table:number-columns-repeated="2"/>
          <table:table-cell office:value-type="string" calcext:value-type="string">
            <text:p><text:a xlink:href="#Sheet1.C164" xlink:type="simple">No</text:a></text:p>
          </table:table-cell>
          <table:table-cell table:number-columns-repeated="13"/>
        </table:table-row>
        <table:table-row table:style-name="ro1">
          <table:table-cell table:number-columns-repeated="16"/>
        </table:table-row>
        <table:table-row table:style-name="ro1">
          <table:table-cell table:number-columns-repeated="2"/>
          <table:table-cell table:style-name="ce2" office:value-type="string" calcext:value-type="string" table:number-columns-spanned="4" table:number-rows-spanned="3">
            <office:annotation draw:style-name="gr16" draw:text-style-name="P2" svg:width="299.11pt" svg:height="72.88pt" svg:x="401.05pt" svg:y="2071.19pt" draw:caption-point-x="-15.85pt" draw:caption-point-y="50.29pt">
              <dc:creator>WV</dc:creator>
              <dc:date>2014-03-24T00:00:00</dc:date>
              <text:p text:style-name="P1"><text:span text:style-name="T1">A monotonic transformation is a relationship that transforms an ordered metric into another that preserves the order. If an ordinal measure is transformed into another kind of measure so that any measurement (a) that is larger than a measurement (b) on the ordinal scale is also larger than measurement (b) on the new scale, then the transformation is monotonic.</text:span></text:p>
            </office:annotation>
            <text:p>Do you want to treat the ordinal variable as if it were a monotonic transformation of an underlying interval variable?</text:p>
          </table:table-cell>
          <table:covered-table-cell table:number-columns-repeated="3"/>
          <table:table-cell table:number-columns-repeated="10"/>
        </table:table-row>
        <table:table-row table:style-name="ro1">
          <table:table-cell table:number-columns-repeated="2"/>
          <table:covered-table-cell table:number-columns-repeated="4"/>
          <table:table-cell table:number-columns-repeated="10"/>
        </table:table-row>
        <table:table-row table:style-name="ro1">
          <table:table-cell table:number-columns-repeated="2"/>
          <table:covered-table-cell table:number-columns-repeated="4"/>
          <table:table-cell table:number-columns-repeated="10"/>
        </table:table-row>
        <table:table-row table:style-name="ro1">
          <table:table-cell table:number-columns-repeated="16"/>
        </table:table-row>
        <table:table-row table:style-name="ro3">
          <table:table-cell table:number-columns-repeated="2"/>
          <table:table-cell office:value-type="string" calcext:value-type="string">
            <text:p>Yes</text:p>
          </table:table-cell>
          <table:table-cell/>
          <table:table-cell table:style-name="ce3" office:value-type="string" calcext:value-type="string">
            <office:annotation draw:style-name="gr20" draw:text-style-name="P2" svg:width="82.18pt" svg:height="106.47pt" svg:x="337.04pt" svg:y="2121.76pt" draw:caption-point-x="-16.1pt" draw:caption-point-y="51.11pt">
              <dc:creator>WV</dc:creator>
              <dc:date>2014-03-15T00:00:00</dc:date>
              <text:p text:style-name="P1"><text:span text:style-name="T1">Biased estimator.</text:span><text:span text:style-name="T1"><text:line-break/></text:span><text:span text:style-name="T1"><text:line-break/></text:span><text:span text:style-name="T1">Do Fisher's r to Z transformation and refer critical ratio of Z to a table of the unit normal curve.</text:span></text:p>
            </office:annotation>
            <text:p>Mayer and Robinson's M<text:span text:style-name="T15">yu</text:span></text:p>
          </table:table-cell>
          <table:table-cell table:number-columns-repeated="11"/>
        </table:table-row>
        <table:table-row table:style-name="ro1">
          <table:table-cell table:number-columns-repeated="16"/>
        </table:table-row>
        <table:table-row table:style-name="ro1">
          <table:table-cell table:number-columns-repeated="2"/>
          <table:table-cell office:value-type="string" calcext:value-type="string">
            <text:p>No</text:p>
          </table:table-cell>
          <table:table-cell/>
          <table:table-cell table:style-name="ce3" office:value-type="string" calcext:value-type="string">
            <text:p>Ordered Logistic Regression</text:p>
          </table:table-cell>
          <table:table-cell table:number-columns-repeated="11"/>
        </table:table-row>
        <table:table-row table:style-name="ro1">
          <table:table-cell table:number-columns-repeated="4"/>
          <table:table-cell table:style-name="ce3" office:value-type="string" calcext:value-type="string">
            <text:p>Cliff-Ord Test</text:p>
          </table:table-cell>
          <table:table-cell table:number-columns-repeated="11"/>
        </table:table-row>
        <table:table-row table:style-name="ro1">
          <table:table-cell table:number-columns-repeated="4"/>
          <table:table-cell table:style-name="ce3" office:value-type="string" calcext:value-type="string">
            <text:p>I Statistics</text:p>
          </table:table-cell>
          <table:table-cell table:number-columns-repeated="11"/>
        </table:table-row>
        <table:table-row table:style-name="ro1">
          <table:table-cell table:number-columns-repeated="4"/>
          <table:table-cell table:style-name="ce3" office:value-type="string" calcext:value-type="string">
            <text:p>Treat interval variable as rank – Spearman's Rank-Order Correlation Coefficient</text:p>
          </table:table-cell>
          <table:table-cell table:number-columns-repeated="11"/>
        </table:table-row>
        <table:table-row table:style-name="ro1">
          <table:table-cell office:value-type="string" calcext:value-type="string">
            <office:annotation draw:style-name="gr14" draw:text-style-name="P2" svg:width="314.9pt" svg:height="84.08pt" svg:x="81.01pt" svg:y="2202.26pt" draw:caption-point-x="-17.06pt" draw:caption-point-y="51.25pt">
              <dc:creator>WV</dc:creator>
              <dc:date>2014-03-24T00:00:00</dc:date>
              <text:p text:style-name="P1"><text:span text:style-name="T1">A dependent variable is set up to valy with another variable (which is called an “independent variable”. If you are measuring salt intake in a group of patients and you want to see how blood pressure reacts to the changes in salt intakes, measurement of blood pressure are the dependent variable. The dependent variable hypothetically “follows” or “reacts to” the independent variable. If no causal order is hypothesized, the two variables are “matched” or “paired”.</text:span></text:p>
            </office:annotation>
            <text:p>Is the interval variable dependent?</text:p>
          </table:table-cell>
          <table:table-cell table:number-columns-repeated="15"/>
        </table:table-row>
        <table:table-row table:style-name="ro1">
          <table:table-cell table:number-columns-repeated="16"/>
        </table:table-row>
        <table:table-row table:style-name="ro2">
          <table:table-cell office:value-type="string" calcext:value-type="string">
            <text:p><text:a xlink:href="#Sheet1.C176" xlink:type="simple">Yes</text:a></text:p>
          </table:table-cell>
          <table:table-cell/>
          <table:table-cell office:value-type="string" calcext:value-type="string">
            <text:p>What do you want to measure? </text:p>
          </table:table-cell>
          <table:table-cell table:number-columns-repeated="3"/>
          <table:table-cell office:value-type="string" calcext:value-type="string">
            <text:p>Is the nominal variable a two-point variable?</text:p>
          </table:table-cell>
          <table:table-cell table:number-columns-repeated="9"/>
        </table:table-row>
        <table:table-row table:style-name="ro2">
          <table:table-cell office:value-type="string" calcext:value-type="string">
            <text:p><text:a xlink:href="#Sheet1.G176" xlink:type="simple">No</text:a></text:p>
          </table:table-cell>
          <table:table-cell table:number-columns-repeated="15"/>
        </table:table-row>
        <table:table-row table:style-name="ro2">
          <table:table-cell table:number-columns-repeated="2"/>
          <table:table-cell office:value-type="string" calcext:value-type="string">
            <text:p><text:a xlink:href="#Sheet1.B183" xlink:type="simple">Strength of relationship between the variables</text:a></text:p>
          </table:table-cell>
          <table:table-cell table:number-columns-repeated="3"/>
          <table:table-cell office:value-type="string" calcext:value-type="string">
            <office:annotation draw:style-name="gr9" draw:text-style-name="P2" svg:width="82.18pt" svg:height="61.68pt" svg:x="465.05pt" svg:y="2254.39pt" draw:caption-point-x="-15.59pt" draw:caption-point-y="51.62pt">
              <dc:creator>WV</dc:creator>
              <dc:date>2014-03-15T00:00:00</dc:date>
              <text:p text:style-name="P1"><text:span text:style-name="T1">Any two-point variable meets the criteria for an intervally scaled variable.</text:span></text:p>
            </office:annotation>
            <text:p><text:a xlink:href="#Sheet1.B62" xlink:type="simple">Yes</text:a></text:p>
          </table:table-cell>
          <table:table-cell table:style-name="ce3" office:value-type="string" calcext:value-type="string">
            <text:p>Logistic Regression</text:p>
          </table:table-cell>
          <table:table-cell table:number-columns-repeated="8"/>
        </table:table-row>
        <table:table-row table:style-name="ro1">
          <table:table-cell table:number-columns-repeated="16"/>
        </table:table-row>
        <table:table-row table:style-name="ro2">
          <table:table-cell table:number-columns-repeated="2"/>
          <table:table-cell office:value-type="string" calcext:value-type="string">
            <text:p><text:a xlink:href="#Sheet1.A191" xlink:type="simple">Significance of difference between groups</text:a></text:p>
          </table:table-cell>
          <table:table-cell table:number-columns-repeated="3"/>
          <table:table-cell office:value-type="string" calcext:value-type="string">
            <text:p>No</text:p>
          </table:table-cell>
          <table:table-cell table:style-name="ce3" office:value-type="string" calcext:value-type="string">
            <text:p>Linear Discriminant Analysis</text:p>
          </table:table-cell>
          <table:table-cell table:number-columns-repeated="8"/>
        </table:table-row>
        <table:table-row table:style-name="ro1" table:number-rows-repeated="2">
          <table:table-cell table:number-columns-repeated="16"/>
        </table:table-row>
        <table:table-row table:style-name="ro1">
          <table:table-cell/>
          <table:table-cell office:value-type="string" calcext:value-type="string">
            <office:annotation draw:style-name="gr16" draw:text-style-name="P2" svg:width="257.22pt" svg:height="72.88pt" svg:x="145.02pt" svg:y="2319.68pt" draw:caption-point-x="-16.81pt" draw:caption-point-y="51.7pt">
              <dc:creator>WV</dc:creator>
              <dc:date>2014-03-24T00:00:00</dc:date>
              <text:p text:style-name="P1"><text:span text:style-name="T1">It is rare that you are able to measure every individual in the population you are interested in. When you sample data, you have to decide whether you want to study the relationships in the sample itself or if you want to generalize your findings to the population you drew your sample from.</text:span></text:p>
            </office:annotation>
            <text:p>What do you want to do?</text:p>
          </table:table-cell>
          <table:table-cell table:number-columns-repeated="14"/>
        </table:table-row>
        <table:table-row table:style-name="ro1">
          <table:table-cell table:number-columns-repeated="16"/>
        </table:table-row>
        <table:table-row table:style-name="ro2">
          <table:table-cell/>
          <table:table-cell office:value-type="string" calcext:value-type="string">
            <text:p>Describe the relationship in your data.</text:p>
          </table:table-cell>
          <table:table-cell table:number-columns-repeated="3"/>
          <table:table-cell table:style-name="ce3" office:value-type="string" calcext:value-type="string">
            <office:annotation draw:style-name="gr21" draw:text-style-name="P2" svg:width="82.18pt" svg:height="106.84pt" svg:x="401.05pt" svg:y="2345.1pt" draw:caption-point-x="-15.85pt" draw:caption-point-y="51.96pt">
              <dc:creator>WV</dc:creator>
              <dc:date>2014-03-15T00:00:00</dc:date>
              <text:p text:style-name="P1"><text:span text:style-name="T1">Use the F test. If the nominal variable is a two-point scale,the t-test is an alternative (because in such cases F equals t</text:span><text:span text:style-name="T5">2</text:span><text:span text:style-name="T1">).</text:span></text:p>
            </office:annotation>
            <text:p>Eta<text:span text:style-name="T12">2</text:span></text:p>
          </table:table-cell>
          <table:table-cell table:number-columns-repeated="10"/>
        </table:table-row>
        <table:table-row table:style-name="ro1">
          <table:table-cell table:number-columns-repeated="16"/>
        </table:table-row>
        <table:table-row table:style-name="ro2">
          <table:table-cell/>
          <table:table-cell table:style-name="ce2" office:value-type="string" calcext:value-type="string" table:number-columns-spanned="3" table:number-rows-spanned="2">
            <text:p>Estimate the relationship in the population you have sampled</text:p>
          </table:table-cell>
          <table:covered-table-cell table:number-columns-repeated="2"/>
          <table:table-cell/>
          <table:table-cell table:style-name="ce3" office:value-type="string" calcext:value-type="string">
            <office:annotation draw:style-name="gr22" draw:text-style-name="P2" svg:width="209.03pt" svg:height="141.17pt" svg:x="401.05pt" svg:y="2371.27pt" draw:caption-point-x="-15.85pt" draw:caption-point-y="52.04pt">
              <dc:creator>WV</dc:creator>
              <dc:date>2014-03-15T00:00:00</dc:date>
              <text:p text:style-name="P1"><text:span text:style-name="T1">Biased estimator.</text:span><text:span text:style-name="T1"><text:line-break/></text:span><text:span text:style-name="T1"><text:line-break/></text:span><text:span text:style-name="T1">Use the F test. If the nominal variable is a two-point scale, the t-test is an alternative (because in such cases, F equals t</text:span><text:span text:style-name="T5">2</text:span><text:span text:style-name="T1">).</text:span><text:span text:style-name="T1"><text:line-break/></text:span><text:span text:style-name="T1"><text:line-break/></text:span><text:span text:style-name="T1">Omega</text:span><text:span text:style-name="T5">2</text:span><text:span text:style-name="T1"> applies to the fixed effects model. It should be used if you want to <text:s/>make inferences only about the specific categories of the nominal variable which appear in the data. In most cases it is more appropriate to use the fixed effects model: Omega</text:span><text:span text:style-name="T5">2</text:span><text:span text:style-name="T1">.)</text:span></text:p>
            </office:annotation>
            <text:p>Omega<text:span text:style-name="T12">2</text:span></text:p>
          </table:table-cell>
          <table:table-cell table:number-columns-repeated="10"/>
        </table:table-row>
        <table:table-row table:style-name="ro1">
          <table:table-cell/>
          <table:covered-table-cell table:number-columns-repeated="3"/>
          <table:table-cell/>
          <table:table-cell table:style-name="ce3" office:value-type="string" calcext:value-type="string">
            <office:annotation draw:style-name="gr23" draw:text-style-name="P2" svg:width="209.82pt" svg:height="151.63pt" svg:x="401.05pt" svg:y="2384.62pt" draw:caption-point-x="-15.85pt" draw:caption-point-y="52.1pt">
              <dc:creator>WV</dc:creator>
              <dc:date>2014-03-15T00:00:00</dc:date>
              <text:p text:style-name="P1"><text:span text:style-name="T1">Biased estimator.</text:span><text:span text:style-name="T1"><text:line-break/></text:span><text:span text:style-name="T1"><text:line-break/></text:span><text:span text:style-name="T1">Use the F test. If the nominal variable is a two-point scale, the t-test is an alternative (because in such cases, F equals t</text:span><text:span text:style-name="T5">2</text:span><text:span text:style-name="T1">).</text:span></text:p>
              <text:p text:style-name="P1"><text:span text:style-name="T1"/></text:p>
              <text:p text:style-name="P1"><text:span text:style-name="T1">The intraclass correlation coefficient applies to the random effects model.Use it if you view the particular categories that appear in the data as a random sample from a larger set of potential categories and you want to make inferences about the total set of potential categories.</text:span></text:p>
            </office:annotation>
            <text:p>Intraclass correlation coefficient</text:p>
          </table:table-cell>
          <table:table-cell table:number-columns-repeated="10"/>
        </table:table-row>
        <table:table-row table:style-name="ro1">
          <table:table-cell table:number-columns-repeated="5"/>
          <table:table-cell table:style-name="ce3" office:value-type="string" calcext:value-type="string">
            <office:annotation draw:style-name="gr24" draw:text-style-name="P2" svg:width="215.35pt" svg:height="140.43pt" svg:x="401.05pt" svg:y="2397.43pt" draw:caption-point-x="-15.85pt" draw:caption-point-y="52.13pt">
              <dc:creator>WV</dc:creator>
              <dc:date>2014-03-15T00:00:00</dc:date>
              <text:p text:style-name="P1"><text:span text:style-name="T1">Biased estimator.</text:span><text:span text:style-name="T1"><text:line-break/></text:span><text:span text:style-name="T1"><text:line-break/></text:span><text:span text:style-name="T1">Use the F test. If the nominal variable is a two-point scale, the t-test is an alternative (because in such cases, F equals t</text:span><text:span text:style-name="T5">2</text:span><text:span text:style-name="T1">).</text:span><text:span text:style-name="T1"><text:line-break/></text:span><text:span text:style-name="T1"><text:line-break/></text:span><text:span text:style-name="T1">Kelley's epsilon is used for exactly the same purpose as Omega</text:span><text:span text:style-name="T3">2</text:span><text:span text:style-name="T1"> but differs very slightly in computation. Omega</text:span><text:span text:style-name="T3">2</text:span><text:span text:style-name="T1"> was evidently developed independently of Kelley's earlier statistic. Kelley's epsilon is precisely equivalent to eta</text:span><text:span text:style-name="T3">2</text:span><text:span text:style-name="T1">, after eta</text:span><text:span text:style-name="T3">2</text:span><text:span text:style-name="T1"> is adjusted for degrees of freedom</text:span></text:p>
            </office:annotation>
            <text:p>Kelley's epsilon</text:p>
          </table:table-cell>
          <table:table-cell table:number-columns-repeated="10"/>
        </table:table-row>
        <table:table-row table:style-name="ro1">
          <table:table-cell table:number-columns-repeated="16"/>
        </table:table-row>
        <table:table-row table:style-name="ro1">
          <table:table-cell office:value-type="string" calcext:value-type="string">
            <office:annotation draw:style-name="gr10" draw:text-style-name="P2" svg:width="385.23pt" svg:height="95.27pt" svg:x="81.01pt" svg:y="2423.2pt" draw:caption-point-x="-17.06pt" draw:caption-point-y="52.07pt">
              <dc:creator>WV</dc:creator>
              <dc:date>2014-03-24T00:00:00</dc:date>
              <text:p text:style-name="P1"><text:span text:style-name="T1">Most interval scaled measurements in nature follow a normal distribution pattern. Most of the individuals tend to resemble each other on the variable being measured with individuals becoming rarer and rarer as they resemble the most typical individuals less and less. Some interval scaled measurements follow different patterns, though. Most tarditional statistical procedures require that the data be drawn from a normal distribution (or nearly normal), but there are statistical procedures that can be used with data that is not normal (called “non-normal” or “nonparametric” statistics).</text:span></text:p>
            </office:annotation>
            <text:p>Are you willing <text:s/>to assume that the intervally scaled variable is normally distributed in the population?</text:p>
          </table:table-cell>
          <table:table-cell table:number-columns-repeated="15"/>
        </table:table-row>
        <table:table-row table:style-name="ro1">
          <table:table-cell table:number-columns-repeated="16"/>
        </table:table-row>
        <table:table-row table:style-name="ro2">
          <table:table-cell office:value-type="string" calcext:value-type="string">
            <text:p><text:a xlink:href="#Sheet1.D193" xlink:type="simple">Yes</text:a></text:p>
          </table:table-cell>
          <table:table-cell table:number-columns-repeated="2"/>
          <table:table-cell table:style-name="ce2" office:value-type="string" calcext:value-type="string" table:number-columns-spanned="4" table:number-rows-spanned="3">
            <office:annotation draw:style-name="gr8" draw:text-style-name="P2" svg:width="82.18pt" svg:height="173.65pt" svg:x="465.05pt" svg:y="2448.82pt" draw:caption-point-x="-15.59pt" draw:caption-point-y="52.16pt">
              <dc:creator>WV</dc:creator>
              <dc:date>2014-03-27T00:00:00</dc:date>
              <text:p text:style-name="P1"><text:span text:style-name="T1">There are different ways to tell if measurements come from the same group or not. Two common ways are to check to see if the means are significantly different or whether the variances are different.</text:span></text:p>
            </office:annotation>
            <text:p>Do you want to test the equality of means or of variances of the dependent variable for different categories of the independent variable?</text:p>
          </table:table-cell>
          <table:covered-table-cell table:number-columns-repeated="3"/>
          <table:table-cell table:number-columns-repeated="9"/>
        </table:table-row>
        <table:table-row table:style-name="ro2">
          <table:table-cell office:value-type="string" calcext:value-type="string">
            <text:p><text:a xlink:href="#Sheet1.A208" xlink:type="simple">No</text:a></text:p>
          </table:table-cell>
          <table:table-cell table:number-columns-repeated="2"/>
          <table:covered-table-cell table:number-columns-repeated="4"/>
          <table:table-cell table:number-columns-repeated="9"/>
        </table:table-row>
        <table:table-row table:style-name="ro1">
          <table:table-cell table:number-columns-repeated="3"/>
          <table:covered-table-cell table:number-columns-repeated="4"/>
          <table:table-cell table:number-columns-repeated="9"/>
        </table:table-row>
        <table:table-row table:style-name="ro1">
          <table:table-cell table:number-columns-repeated="16"/>
        </table:table-row>
        <table:table-row table:style-name="ro2">
          <table:table-cell table:number-columns-repeated="3"/>
          <table:table-cell office:value-type="string" calcext:value-type="string">
            <text:p><text:a xlink:href="#Sheet1.D201" xlink:type="simple">Means</text:a></text:p>
          </table:table-cell>
          <table:table-cell table:number-columns-repeated="12"/>
        </table:table-row>
        <table:table-row table:style-name="ro1">
          <table:table-cell table:number-columns-repeated="3"/>
          <table:table-cell office:value-type="string" calcext:value-type="string">
            <text:p>Variances</text:p>
          </table:table-cell>
          <table:table-cell/>
          <table:table-cell table:style-name="ce7" office:value-type="string" calcext:value-type="string">
            <office:annotation draw:style-name="gr25" draw:text-style-name="P2" svg:width="82.18pt" svg:height="28.09pt" svg:x="401.05pt" svg:y="2514.27pt" draw:caption-point-x="-15.85pt" draw:caption-point-y="52.58pt">
              <dc:creator>WV</dc:creator>
              <dc:date>2014-03-15T00:00:00</dc:date>
              <text:p text:style-name="P1"><text:span text:style-name="T1">Use Bartlett's Test.</text:span></text:p>
            </office:annotation>
            <text:p>Analysis of Variance</text:p>
          </table:table-cell>
          <table:table-cell table:number-columns-repeated="10"/>
        </table:table-row>
        <table:table-row table:style-name="ro1" table:number-rows-repeated="2">
          <table:table-cell table:number-columns-repeated="16"/>
        </table:table-row>
        <table:table-row table:style-name="ro1">
          <table:table-cell table:number-columns-repeated="3"/>
          <table:table-cell table:style-name="ce2" office:value-type="string" calcext:value-type="string" table:number-columns-spanned="4" table:number-rows-spanned="2">
            <office:annotation draw:style-name="gr11" draw:text-style-name="P2" svg:width="258.01pt" svg:height="117.67pt" svg:x="465.05pt" svg:y="2552.85pt" draw:caption-point-x="-15.59pt" draw:caption-point-y="52.55pt">
              <dc:creator>WV</dc:creator>
              <dc:date>2014-03-27T00:00:00</dc:date>
              <text:p text:style-name="P1"><text:span text:style-name="T1">The variance of homoscedastic groups is the same (or, there is no significant difference) from group to group. Many statistical tests assume that, within a variable, if you group the variable into subgroups, the variances within the subgroups are not significantly different. So, if an independent variable is Gender, it is homoscedastic if the variance in the Male group is the same (statistically) as the variance in the Female group or any other subgroup (20-30 yearold males, 40-50 year old males, 40-50 year old females, etc.).</text:span></text:p>
            </office:annotation>
            <text:p>Do you want to assume homoscedasticity across levels of the independent variable?</text:p>
          </table:table-cell>
          <table:covered-table-cell table:number-columns-repeated="3"/>
          <table:table-cell table:number-columns-repeated="9"/>
        </table:table-row>
        <table:table-row table:style-name="ro1">
          <table:table-cell table:number-columns-repeated="3"/>
          <table:covered-table-cell table:number-columns-repeated="4"/>
          <table:table-cell table:number-columns-repeated="9"/>
        </table:table-row>
        <table:table-row table:style-name="ro1">
          <table:table-cell table:number-columns-repeated="16"/>
        </table:table-row>
        <table:table-row table:style-name="ro1">
          <table:table-cell table:number-columns-repeated="3"/>
          <table:table-cell office:value-type="string" calcext:value-type="string">
            <text:p>Yes</text:p>
          </table:table-cell>
          <table:table-cell/>
          <table:table-cell table:style-name="ce3" office:value-type="string" calcext:value-type="string">
            <office:annotation draw:style-name="gr19" draw:text-style-name="P2" svg:width="82.18pt" svg:height="16.89pt" svg:x="401.05pt" svg:y="2591.09pt" draw:caption-point-x="-15.85pt" draw:caption-point-y="52.87pt">
              <dc:creator>WV</dc:creator>
              <dc:date>2014-03-15T00:00:00</dc:date>
              <text:p text:style-name="P1"><text:span text:style-name="T1">Use F Test.</text:span></text:p>
            </office:annotation>
            <text:p>Analysis of Variance</text:p>
          </table:table-cell>
          <table:table-cell table:number-columns-repeated="10"/>
        </table:table-row>
        <table:table-row table:style-name="ro1">
          <table:table-cell table:number-columns-repeated="3"/>
          <table:table-cell office:value-type="string" calcext:value-type="string">
            <text:p>No</text:p>
          </table:table-cell>
          <table:table-cell/>
          <table:table-cell table:style-name="ce3" office:value-type="string" calcext:value-type="string">
            <office:annotation draw:style-name="gr16" draw:text-style-name="P2" svg:width="82.18pt" svg:height="72.88pt" svg:x="401.05pt" svg:y="2603.91pt" draw:caption-point-x="-15.85pt" draw:caption-point-y="52.92pt">
              <dc:creator>WV</dc:creator>
              <dc:date>2014-03-15T00:00:00</dc:date>
              <text:p text:style-name="P1"><text:span text:style-name="T1">Use Welch statistic, Brown-Forsythe statistic, or t test.</text:span><text:span text:style-name="T1"><text:line-break/></text:span><text:span text:style-name="T1"><text:line-break/></text:span><text:span text:style-name="T1"/></text:p>
            </office:annotation>
            <text:p>Analysis of Variance</text:p>
          </table:table-cell>
          <table:table-cell table:number-columns-repeated="10"/>
        </table:table-row>
        <table:table-row table:style-name="ro1" table:number-rows-repeated="2">
          <table:table-cell table:number-columns-repeated="16"/>
        </table:table-row>
        <table:table-row table:style-name="ro1">
          <table:table-cell table:style-name="ce2" office:value-type="string" calcext:value-type="string" table:number-columns-spanned="6" table:number-rows-spanned="2">
            <text:p>Do you want to test the equality of variances of the dependent variable for different categories of the independent variable?</text:p>
          </table:table-cell>
          <table:covered-table-cell table:number-columns-repeated="5"/>
          <table:table-cell table:number-columns-repeated="10"/>
        </table:table-row>
        <table:table-row table:style-name="ro1">
          <table:covered-table-cell table:number-columns-repeated="6"/>
          <table:table-cell table:number-columns-repeated="10"/>
        </table:table-row>
        <table:table-row table:style-name="ro1">
          <table:table-cell table:number-columns-repeated="16"/>
        </table:table-row>
        <table:table-row table:style-name="ro1">
          <table:table-cell office:value-type="string" calcext:value-type="string">
            <text:p>Yes</text:p>
          </table:table-cell>
          <table:table-cell/>
          <table:table-cell table:style-name="ce3" office:value-type="string" calcext:value-type="string">
            <text:p>Analysis of Variance with Lavene's W</text:p>
          </table:table-cell>
          <table:table-cell table:number-columns-repeated="13"/>
        </table:table-row>
        <table:table-row table:style-name="ro2">
          <table:table-cell office:value-type="string" calcext:value-type="string">
            <text:p><text:a xlink:href="#Sheet1.C214" xlink:type="simple">No</text:a></text:p>
          </table:table-cell>
          <table:table-cell table:number-columns-repeated="15"/>
        </table:table-row>
        <table:table-row table:style-name="ro1">
          <table:table-cell table:number-columns-repeated="16"/>
        </table:table-row>
        <table:table-row table:style-name="ro1">
          <table:table-cell table:number-columns-repeated="2"/>
          <table:table-cell office:value-type="string" calcext:value-type="string">
            <text:p>Is the nominal variable a two-point scale?</text:p>
          </table:table-cell>
          <table:table-cell table:number-columns-repeated="13"/>
        </table:table-row>
        <table:table-row table:style-name="ro1">
          <table:table-cell table:number-columns-repeated="16"/>
        </table:table-row>
        <table:table-row table:style-name="ro2">
          <table:table-cell table:number-columns-repeated="2"/>
          <table:table-cell office:value-type="string" calcext:value-type="string">
            <text:p><text:a xlink:href="#Sheet1.A219" xlink:type="simple">Yes</text:a></text:p>
          </table:table-cell>
          <table:table-cell table:number-columns-repeated="13"/>
        </table:table-row>
        <table:table-row table:style-name="ro2">
          <table:table-cell table:number-columns-repeated="2"/>
          <table:table-cell office:value-type="string" calcext:value-type="string">
            <text:p><text:a xlink:href="#Sheet1.A231" xlink:type="simple">No</text:a></text:p>
          </table:table-cell>
          <table:table-cell table:number-columns-repeated="13"/>
        </table:table-row>
        <table:table-row table:style-name="ro1">
          <table:table-cell table:number-columns-repeated="16"/>
        </table:table-row>
        <table:table-row table:style-name="ro1">
          <table:table-cell table:style-name="ce2" office:value-type="string" calcext:value-type="string" table:number-columns-spanned="7" table:number-rows-spanned="2">
            <text:p>Are the cases (e.g. people) in one category of the nominal variable matched to the cases in the other category of that variable?</text:p>
          </table:table-cell>
          <table:covered-table-cell table:number-columns-repeated="6"/>
          <table:table-cell table:number-columns-repeated="9"/>
        </table:table-row>
        <table:table-row table:style-name="ro1">
          <table:covered-table-cell table:number-columns-repeated="7"/>
          <table:table-cell table:number-columns-repeated="9"/>
        </table:table-row>
        <table:table-row table:style-name="ro1">
          <table:table-cell table:number-columns-repeated="16"/>
        </table:table-row>
        <table:table-row table:style-name="ro2">
          <table:table-cell office:value-type="string" calcext:value-type="string">
            <text:p><text:a xlink:href="#Sheet1.A226" xlink:type="simple">Yes</text:a></text:p>
          </table:table-cell>
          <table:table-cell table:number-columns-repeated="15"/>
        </table:table-row>
        <table:table-row table:style-name="ro1">
          <table:table-cell office:value-type="string" calcext:value-type="string">
            <text:p>No</text:p>
          </table:table-cell>
          <table:table-cell/>
          <table:table-cell table:style-name="ce3" office:value-type="string" calcext:value-type="string">
            <office:annotation draw:style-name="gr16" draw:text-style-name="P2" svg:width="150.52pt" svg:height="72.88pt" svg:x="209.03pt" svg:y="2836.52pt" draw:caption-point-x="-16.58pt" draw:caption-point-y="53.8pt">
              <dc:creator>WV</dc:creator>
              <dc:date>2014-03-15T00:00:00</dc:date>
              <text:p text:style-name="P1"><text:span text:style-name="T1">In practice, randomization tests are usually applied when the number of cases is very small. With larger Ns the interval variable is generally treated as an ordinal variable.</text:span></text:p>
            </office:annotation>
            <text:p>Randomization test for two independent samples</text:p>
          </table:table-cell>
          <table:table-cell table:number-columns-repeated="13"/>
        </table:table-row>
        <table:table-row table:style-name="ro1" table:number-rows-repeated="2">
          <table:table-cell table:number-columns-repeated="16"/>
        </table:table-row>
        <table:table-row table:style-name="ro1">
          <table:table-cell office:value-type="string" calcext:value-type="string">
            <text:p>Within each category of the nominal variable, is the distribution of the interval variable symmetric?</text:p>
          </table:table-cell>
          <table:table-cell table:number-columns-repeated="15"/>
        </table:table-row>
        <table:table-row table:style-name="ro1">
          <table:table-cell table:number-columns-repeated="16"/>
        </table:table-row>
        <table:table-row table:style-name="ro1">
          <table:table-cell office:value-type="string" calcext:value-type="string">
            <text:p>Yes</text:p>
          </table:table-cell>
          <table:table-cell/>
          <table:table-cell table:style-name="ce3" office:value-type="string" calcext:value-type="string">
            <text:p>Walsh test</text:p>
          </table:table-cell>
          <table:table-cell table:number-columns-repeated="13"/>
        </table:table-row>
        <table:table-row table:style-name="ro1">
          <table:table-cell office:value-type="string" calcext:value-type="string">
            <text:p>No</text:p>
          </table:table-cell>
          <table:table-cell/>
          <table:table-cell table:style-name="ce3" office:value-type="string" calcext:value-type="string">
            <office:annotation draw:style-name="gr16" draw:text-style-name="P2" svg:width="152.11pt" svg:height="72.88pt" svg:x="209.03pt" svg:y="2913.34pt" draw:caption-point-x="-16.58pt" draw:caption-point-y="54.09pt">
              <dc:creator>WV</dc:creator>
              <dc:date>2014-03-15T00:00:00</dc:date>
              <text:p text:style-name="P1"><text:span text:style-name="T1">In practice, randomization tests are usually applied when the number of cases is very small. With larger Ns the interval variable is generally treated as an ordinal variable.</text:span></text:p>
            </office:annotation>
            <text:p>Randomization test for matched pairs</text:p>
          </table:table-cell>
          <table:table-cell table:number-columns-repeated="13"/>
        </table:table-row>
        <table:table-row table:style-name="ro1">
          <table:table-cell table:number-columns-repeated="16"/>
        </table:table-row>
        <table:table-row table:style-name="ro1">
          <table:table-cell table:style-name="ce2" office:value-type="string" calcext:value-type="string" table:number-columns-spanned="7" table:number-rows-spanned="2">
            <text:p>Are the cases (e.g. people) in one category of the nominal variable matched to the cases in each of the other categories of that variable?</text:p>
          </table:table-cell>
          <table:covered-table-cell table:number-columns-repeated="6"/>
          <table:table-cell table:number-columns-repeated="9"/>
        </table:table-row>
        <table:table-row table:style-name="ro1">
          <table:covered-table-cell table:number-columns-repeated="7"/>
          <table:table-cell table:number-columns-repeated="9"/>
        </table:table-row>
        <table:table-row table:style-name="ro1">
          <table:table-cell table:number-columns-repeated="16"/>
        </table:table-row>
        <table:table-row table:style-name="ro1">
          <table:table-cell office:value-type="string" calcext:value-type="string">
            <text:p>Yes</text:p>
          </table:table-cell>
          <table:table-cell/>
          <table:table-cell table:style-name="ce3" office:value-type="string" calcext:value-type="string">
            <office:annotation draw:style-name="gr16" draw:text-style-name="P2" svg:width="154.49pt" svg:height="72.88pt" svg:x="209.03pt" svg:y="2977.34pt" draw:caption-point-x="-16.58pt" draw:caption-point-y="54.34pt">
              <dc:creator>WV</dc:creator>
              <dc:date>2014-03-15T00:00:00</dc:date>
              <text:p text:style-name="P1"><text:span text:style-name="T1">In practice, randomization tests are usually applied when the number of cases is very small. With larger Ns the interval variable is generally treated as an ordinal variable.</text:span></text:p>
            </office:annotation>
            <text:p>Randomization test for matched samples</text:p>
          </table:table-cell>
          <table:table-cell table:number-columns-repeated="13"/>
        </table:table-row>
        <table:table-row table:style-name="ro1">
          <table:table-cell office:value-type="string" calcext:value-type="string">
            <text:p>No</text:p>
          </table:table-cell>
          <table:table-cell/>
          <table:table-cell table:style-name="ce3" office:value-type="string" calcext:value-type="string">
            <office:annotation draw:style-name="gr16" draw:text-style-name="P2" svg:width="154.49pt" svg:height="72.88pt" svg:x="209.03pt" svg:y="2990.15pt" draw:caption-point-x="-16.58pt" draw:caption-point-y="54.37pt">
              <dc:creator>WV</dc:creator>
              <dc:date>2014-03-15T00:00:00</dc:date>
              <text:p text:style-name="P1"><text:span text:style-name="T1">In practice, randomization tests are usually applied when the number of cases is very small. With larger Ns the interval variable is generally treated as an ordinal variable.</text:span></text:p>
            </office:annotation>
            <text:p>Randomization test for independent samples</text:p>
          </table:table-cell>
          <table:table-cell table:number-columns-repeated="13"/>
        </table:table-row>
        <table:table-row table:style-name="ro1" table:number-rows-repeated="2">
          <table:table-cell table:number-columns-repeated="16"/>
        </table:table-row>
        <table:table-row table:style-name="ro1">
          <table:table-cell office:value-type="string" calcext:value-type="string">
            <text:p>Is a distinction made between a dependent and an independent variable?</text:p>
          </table:table-cell>
          <table:table-cell table:number-columns-repeated="15"/>
        </table:table-row>
        <table:table-row table:style-name="ro1">
          <table:table-cell table:number-columns-repeated="16"/>
        </table:table-row>
        <table:table-row table:style-name="ro2">
          <table:table-cell office:value-type="string" calcext:value-type="string">
            <text:p><text:a xlink:href="#Sheet1.A245" xlink:type="simple">Yes</text:a></text:p>
          </table:table-cell>
          <table:table-cell/>
          <table:table-cell office:value-type="string" calcext:value-type="string">
            <text:p>Is the nominal variable two-point?</text:p>
          </table:table-cell>
          <table:table-cell table:number-columns-repeated="13"/>
        </table:table-row>
        <table:table-row table:style-name="ro2">
          <table:table-cell office:value-type="string" calcext:value-type="string">
            <text:p><text:a xlink:href="#Sheet1.C240" xlink:type="simple">No</text:a></text:p>
          </table:table-cell>
          <table:table-cell table:number-columns-repeated="15"/>
        </table:table-row>
        <table:table-row table:style-name="ro2">
          <table:table-cell table:number-columns-repeated="2"/>
          <table:table-cell office:value-type="string" calcext:value-type="string">
            <text:p>Yes</text:p>
          </table:table-cell>
          <table:table-cell/>
          <table:table-cell office:value-type="string" calcext:value-type="string">
            <text:p>The nominal variable may be treated as <text:a xlink:href="#Sheet1.A105" xlink:type="simple">ordinal</text:a> or as<text:a xlink:href="#Sheet1.A154" xlink:type="simple"> interval</text:a></text:p>
          </table:table-cell>
          <table:table-cell table:number-columns-repeated="11"/>
        </table:table-row>
        <table:table-row table:style-name="ro1">
          <table:table-cell table:number-columns-repeated="2"/>
          <table:table-cell office:value-type="string" calcext:value-type="string">
            <text:p>No</text:p>
          </table:table-cell>
          <table:table-cell/>
          <table:table-cell table:style-name="ce3" office:value-type="string" calcext:value-type="string">
            <text:p>Mann-Whitney Test</text:p>
          </table:table-cell>
          <table:table-cell table:number-columns-repeated="11"/>
        </table:table-row>
        <table:table-row table:style-name="ro1">
          <table:table-cell table:number-columns-repeated="16"/>
        </table:table-row>
        <table:table-row table:style-name="ro1">
          <table:table-cell office:value-type="string" calcext:value-type="string">
            <text:p>Is the ordinal variable dependent?</text:p>
          </table:table-cell>
          <table:table-cell table:number-columns-repeated="15"/>
        </table:table-row>
        <table:table-row table:style-name="ro1">
          <table:table-cell table:number-columns-repeated="6"/>
          <table:table-cell table:style-name="ce3" office:value-type="string" calcext:value-type="string">
            <text:p>Logistic regression</text:p>
          </table:table-cell>
          <table:table-cell table:number-columns-repeated="9"/>
        </table:table-row>
        <table:table-row table:style-name="ro2">
          <table:table-cell office:value-type="string" calcext:value-type="string">
            <text:p><text:a xlink:href="#Sheet1.A251" xlink:type="simple">Yes</text:a></text:p>
          </table:table-cell>
          <table:table-cell table:number-columns-repeated="5"/>
          <table:table-cell table:style-name="ce3" office:value-type="string" calcext:value-type="string">
            <text:p>Freeman's Coefficient of Differentiation</text:p>
          </table:table-cell>
          <table:table-cell table:number-columns-repeated="9"/>
        </table:table-row>
        <table:table-row table:style-name="ro2">
          <table:table-cell office:value-type="string" calcext:value-type="string">
            <text:p><text:a xlink:href="#Sheet1.G246" xlink:type="simple">No</text:a></text:p>
          </table:table-cell>
          <table:table-cell/>
          <table:table-cell office:value-type="string" calcext:value-type="string">
            <text:p>The nominal variable may be treated as <text:a xlink:href="#Sheet1.A105" xlink:type="simple">ordinal</text:a> </text:p>
          </table:table-cell>
          <table:table-cell table:number-columns-repeated="13"/>
        </table:table-row>
        <table:table-row table:style-name="ro1" table:number-rows-repeated="2">
          <table:table-cell table:number-columns-repeated="16"/>
        </table:table-row>
        <table:table-row table:style-name="ro1">
          <table:table-cell office:value-type="string" calcext:value-type="string">
            <text:p>Is the nominal variable two-point?</text:p>
          </table:table-cell>
          <table:table-cell table:number-columns-repeated="15"/>
        </table:table-row>
        <table:table-row table:style-name="ro1">
          <table:table-cell table:number-columns-repeated="16"/>
        </table:table-row>
        <table:table-row table:style-name="ro2">
          <table:table-cell office:value-type="string" calcext:value-type="string">
            <text:p><text:a xlink:href="#Sheet1.D253" xlink:type="simple">Yes</text:a></text:p>
          </table:table-cell>
          <table:table-cell table:number-columns-repeated="2"/>
          <table:table-cell table:style-name="ce2" office:value-type="string" calcext:value-type="string" table:number-columns-spanned="4" table:number-rows-spanned="3">
            <text:p>Are the cases (e.g. people) In one category of the nominal variable matched to the cases in the other category of that variable?</text:p>
          </table:table-cell>
          <table:covered-table-cell table:number-columns-repeated="3"/>
          <table:table-cell table:number-columns-repeated="9"/>
        </table:table-row>
        <table:table-row table:style-name="ro1">
          <table:table-cell office:value-type="string" calcext:value-type="string">
            <text:p>No</text:p>
          </table:table-cell>
          <table:table-cell table:number-columns-repeated="2"/>
          <table:covered-table-cell table:number-columns-repeated="4"/>
          <table:table-cell table:number-columns-repeated="9"/>
        </table:table-row>
        <table:table-row table:style-name="ro1">
          <table:table-cell table:number-columns-repeated="3"/>
          <table:covered-table-cell table:number-columns-repeated="4"/>
          <table:table-cell table:number-columns-repeated="9"/>
        </table:table-row>
        <table:table-row table:style-name="ro1">
          <table:table-cell table:number-columns-repeated="16"/>
        </table:table-row>
        <table:table-row table:style-name="ro1">
          <table:table-cell table:number-columns-repeated="3"/>
          <table:table-cell office:value-type="string" calcext:value-type="string">
            <text:p>Yes</text:p>
          </table:table-cell>
          <table:table-cell/>
          <table:table-cell table:style-name="ce3" office:value-type="string" calcext:value-type="string">
            <text:p>Sign Test</text:p>
          </table:table-cell>
          <table:table-cell table:number-columns-repeated="10"/>
        </table:table-row>
        <table:table-row table:style-name="ro1">
          <table:table-cell table:number-columns-repeated="5"/>
          <table:table-cell table:style-name="ce3" office:value-type="string" calcext:value-type="string">
            <text:p>Wilcoxon Signed-Rank Test</text:p>
          </table:table-cell>
          <table:table-cell table:number-columns-repeated="10"/>
        </table:table-row>
        <table:table-row table:style-name="ro1">
          <table:table-cell table:number-columns-repeated="5"/>
          <table:table-cell table:style-name="ce5" office:value-type="string" calcext:value-type="string" table:number-columns-spanned="4" table:number-rows-spanned="3">
            <text:p>Measures of strength of relationship that are appropriate for unmatched data can also be used descriptively here</text:p>
          </table:table-cell>
          <table:covered-table-cell table:number-columns-repeated="3"/>
          <table:table-cell table:number-columns-repeated="7"/>
        </table:table-row>
        <table:table-row table:style-name="ro1">
          <table:table-cell table:number-columns-repeated="5"/>
          <table:covered-table-cell table:number-columns-repeated="4"/>
          <table:table-cell table:number-columns-repeated="7"/>
        </table:table-row>
        <table:table-row table:style-name="ro1">
          <table:table-cell table:number-columns-repeated="5"/>
          <table:covered-table-cell table:number-columns-repeated="4"/>
          <table:table-cell table:number-columns-repeated="7"/>
        </table:table-row>
        <table:table-row table:style-name="ro1">
          <table:table-cell table:number-columns-repeated="16"/>
        </table:table-row>
        <table:table-row table:style-name="ro1">
          <table:table-cell table:number-columns-repeated="3"/>
          <table:table-cell office:value-type="string" calcext:value-type="string">
            <text:p>No</text:p>
          </table:table-cell>
          <table:table-cell/>
          <table:table-cell table:style-name="ce3" office:value-type="string" calcext:value-type="string">
            <office:annotation draw:style-name="gr14" draw:text-style-name="P2" svg:width="139.46pt" svg:height="84.08pt" svg:x="401.05pt" svg:y="3351.88pt" draw:caption-point-x="-15.85pt" draw:caption-point-y="55.73pt">
              <dc:creator>WV</dc:creator>
              <dc:date>2014-03-15T00:00:00</dc:date>
              <text:p text:style-name="P1"><text:span text:style-name="T1">For significance of omers' d with N greater than 10, refer the critical ratio of S to a table of the unit normal curve; for N less than or equal to 10, refer d to a table of critical values of S.</text:span></text:p>
            </office:annotation>
            <text:p>Somers' d</text:p>
          </table:table-cell>
          <table:table-cell table:number-columns-repeated="10"/>
        </table:table-row>
        <table:table-row table:style-name="ro1">
          <table:table-cell table:number-columns-repeated="5"/>
          <table:table-cell table:style-name="ce3" office:value-type="string" calcext:value-type="string">
            <text:p>Median Test</text:p>
          </table:table-cell>
          <table:table-cell table:number-columns-repeated="10"/>
        </table:table-row>
        <table:table-row table:style-name="ro1">
          <table:table-cell table:number-columns-repeated="5"/>
          <table:table-cell table:style-name="ce3" office:value-type="string" calcext:value-type="string">
            <text:p>Mann-Whitney U Test</text:p>
          </table:table-cell>
          <table:table-cell table:number-columns-repeated="10"/>
        </table:table-row>
        <table:table-row table:style-name="ro1">
          <table:table-cell table:number-columns-repeated="5"/>
          <table:table-cell table:style-name="ce3" office:value-type="string" calcext:value-type="string">
            <text:p>Kolmogorov-Smirnov Two Sample est</text:p>
          </table:table-cell>
          <table:table-cell table:number-columns-repeated="10"/>
        </table:table-row>
        <table:table-row table:style-name="ro1">
          <table:table-cell table:number-columns-repeated="5"/>
          <table:table-cell table:style-name="ce3" office:value-type="string" calcext:value-type="string">
            <text:p>Runs Test</text:p>
          </table:table-cell>
          <table:table-cell table:number-columns-repeated="10"/>
        </table:table-row>
        <table:table-row table:style-name="ro1" table:number-rows-repeated="4">
          <table:table-cell table:number-columns-repeated="16"/>
        </table:table-row>
        <table:table-row table:style-name="ro1">
          <table:table-cell table:number-columns-repeated="2"/>
          <table:table-cell table:style-name="ce2" office:value-type="string" calcext:value-type="string" table:number-columns-spanned="5" table:number-rows-spanned="2">
            <text:p>Are the cases (e.g. people) in one category of the nominal variable matched to the cases in each of the other categories of that variable?</text:p>
          </table:table-cell>
          <table:covered-table-cell table:number-columns-repeated="4"/>
          <table:table-cell table:number-columns-repeated="9"/>
        </table:table-row>
        <table:table-row table:style-name="ro1">
          <table:table-cell table:number-columns-repeated="2"/>
          <table:covered-table-cell table:number-columns-repeated="5"/>
          <table:table-cell table:number-columns-repeated="9"/>
        </table:table-row>
        <table:table-row table:style-name="ro1">
          <table:table-cell table:number-columns-repeated="16"/>
        </table:table-row>
        <table:table-row table:style-name="ro1">
          <table:table-cell table:number-columns-repeated="2"/>
          <table:table-cell office:value-type="string" calcext:value-type="string">
            <text:p>Yes</text:p>
          </table:table-cell>
          <table:table-cell/>
          <table:table-cell table:style-name="ce3" office:value-type="string" calcext:value-type="string">
            <text:p>Friedman Test</text:p>
          </table:table-cell>
          <table:table-cell table:number-columns-repeated="11"/>
        </table:table-row>
        <table:table-row table:style-name="ro1">
          <table:table-cell table:number-columns-repeated="2"/>
          <table:table-cell office:value-type="string" calcext:value-type="string">
            <text:p>No</text:p>
          </table:table-cell>
          <table:table-cell/>
          <table:table-cell table:style-name="ce3" office:value-type="string" calcext:value-type="string">
            <office:annotation draw:style-name="gr15" draw:text-style-name="P2" svg:width="82.18pt" svg:height="162.45pt" svg:x="337.04pt" svg:y="3518.31pt" draw:caption-point-x="-16.1pt" draw:caption-point-y="56.35pt">
              <dc:creator>WV</dc:creator>
              <dc:date>2014-03-15T00:00:00</dc:date>
              <text:p text:style-name="P1"><text:span text:style-name="T1">Biased estimator.</text:span><text:span text:style-name="T1"><text:line-break/></text:span><text:span text:style-name="T1"><text:line-break/></text:span><text:span text:style-name="T1">This coefficient implicitly orders the nominal categories. There are n! Values for Somers' d. Freeman's theta is equal to the highest of these ds.</text:span></text:p>
            </office:annotation>
            <text:p>Freeman's coefficient of differentiation</text:p>
          </table:table-cell>
          <table:table-cell table:number-columns-repeated="11"/>
        </table:table-row>
        <table:table-row table:style-name="ro1">
          <table:table-cell table:number-columns-repeated="4"/>
          <table:table-cell table:style-name="ce3" office:value-type="string" calcext:value-type="string">
            <text:p>Kruskal-Wallis Test</text:p>
          </table:table-cell>
          <table:table-cell table:number-columns-repeated="11"/>
        </table:table-row>
        <table:table-row table:style-name="ro1">
          <table:table-cell table:number-columns-repeated="4"/>
          <table:table-cell table:style-name="ce3" office:value-type="string" calcext:value-type="string">
            <text:p>Median Test (for more than 2 groups)</text:p>
          </table:table-cell>
          <table:table-cell table:number-columns-repeated="11"/>
        </table:table-row>
        <table:table-row table:style-name="ro1">
          <table:table-cell table:number-columns-repeated="16"/>
        </table:table-row>
        <table:table-row table:style-name="ro1">
          <table:table-cell office:value-type="string" calcext:value-type="string">
            <text:p>Is a distinction made between dependent and independent variables?</text:p>
          </table:table-cell>
          <table:table-cell table:number-columns-repeated="15"/>
        </table:table-row>
        <table:table-row table:style-name="ro1">
          <table:table-cell table:number-columns-repeated="16"/>
        </table:table-row>
        <table:table-row table:style-name="ro2">
          <table:table-cell office:value-type="string" calcext:value-type="string">
            <text:p><text:a xlink:href="#Sheet1.C282" xlink:type="simple">Yes</text:a></text:p>
          </table:table-cell>
          <table:table-cell/>
          <table:table-cell office:value-type="string" calcext:value-type="string">
            <text:p>Is there more than one dependent variable?</text:p>
          </table:table-cell>
          <table:table-cell table:number-columns-repeated="13"/>
        </table:table-row>
        <table:table-row table:style-name="ro2">
          <table:table-cell office:value-type="string" calcext:value-type="string">
            <text:p><text:a xlink:href="#Sheet1.A302" xlink:type="simple">No</text:a></text:p>
          </table:table-cell>
          <table:table-cell table:number-columns-repeated="15"/>
        </table:table-row>
        <table:table-row table:style-name="ro2">
          <table:table-cell table:number-columns-repeated="2"/>
          <table:table-cell office:value-type="string" calcext:value-type="string">
            <text:p><text:a xlink:href="#Sheet1.A406" xlink:type="simple">Yes</text:a></text:p>
          </table:table-cell>
          <table:table-cell table:number-columns-repeated="13"/>
        </table:table-row>
        <table:table-row table:style-name="ro2">
          <table:table-cell table:number-columns-repeated="2"/>
          <table:table-cell office:value-type="string" calcext:value-type="string">
            <text:p><text:a xlink:href="#Sheet1.C287" xlink:type="simple">No</text:a></text:p>
          </table:table-cell>
          <table:table-cell table:number-columns-repeated="13"/>
        </table:table-row>
        <table:table-row table:style-name="ro1">
          <table:table-cell table:number-columns-repeated="16"/>
        </table:table-row>
        <table:table-row table:style-name="ro1">
          <table:table-cell table:number-columns-repeated="2"/>
          <table:table-cell table:style-name="ce2" office:value-type="string" calcext:value-type="string" table:number-columns-spanned="5" table:number-rows-spanned="2">
            <text:p>Do you want to statistically remove the linear effects of one or more covariates from the dependent variable?</text:p>
          </table:table-cell>
          <table:covered-table-cell table:number-columns-repeated="4"/>
          <table:table-cell table:number-columns-repeated="9"/>
        </table:table-row>
        <table:table-row table:style-name="ro1">
          <table:table-cell table:number-columns-repeated="2"/>
          <table:covered-table-cell table:number-columns-repeated="5"/>
          <table:table-cell table:number-columns-repeated="9"/>
        </table:table-row>
        <table:table-row table:style-name="ro1">
          <table:table-cell table:number-columns-repeated="6"/>
          <table:table-cell table:style-name="ce2" office:value-type="string" calcext:value-type="string" table:number-columns-spanned="3" table:number-rows-spanned="2">
            <text:p>Do you want to treat the relationships among the variables as additive?</text:p>
          </table:table-cell>
          <table:covered-table-cell table:number-columns-repeated="2"/>
          <table:table-cell table:number-columns-repeated="7"/>
        </table:table-row>
        <table:table-row table:style-name="ro2">
          <table:table-cell table:number-columns-repeated="2"/>
          <table:table-cell office:value-type="string" calcext:value-type="string">
            <text:p><text:a xlink:href="#Sheet1.A293" xlink:type="simple">Yes</text:a></text:p>
          </table:table-cell>
          <table:table-cell table:number-columns-repeated="3"/>
          <table:covered-table-cell table:number-columns-repeated="3"/>
          <table:table-cell table:number-columns-repeated="7"/>
        </table:table-row>
        <table:table-row table:style-name="ro1">
          <table:table-cell table:number-columns-repeated="2"/>
          <table:table-cell office:value-type="string" calcext:value-type="string">
            <text:p>No</text:p>
          </table:table-cell>
          <table:table-cell table:number-columns-repeated="13"/>
        </table:table-row>
        <table:table-row table:style-name="ro2">
          <table:table-cell table:number-columns-repeated="6"/>
          <table:table-cell office:value-type="string" calcext:value-type="string">
            <text:p><text:a xlink:href="#Sheet1.A504" xlink:type="simple">Yes</text:a></text:p>
          </table:table-cell>
          <table:table-cell table:number-columns-repeated="9"/>
        </table:table-row>
        <table:table-row table:style-name="ro2">
          <table:table-cell office:value-type="string" calcext:value-type="string">
            <text:p>Do you want to treat the relationships involving the covariate(s) as additive?</text:p>
          </table:table-cell>
          <table:table-cell table:number-columns-repeated="5"/>
          <table:table-cell office:value-type="string" calcext:value-type="string">
            <text:p><text:a xlink:href="#Sheet1.A458" xlink:type="simple">No</text:a></text:p>
          </table:table-cell>
          <table:table-cell table:number-columns-repeated="9"/>
        </table:table-row>
        <table:table-row table:style-name="ro1">
          <table:table-cell table:number-columns-repeated="16"/>
        </table:table-row>
        <table:table-row table:style-name="ro2">
          <table:table-cell office:value-type="string" calcext:value-type="string">
            <text:p><text:a xlink:href="#Sheet1.C295" xlink:type="simple">Yes</text:a></text:p>
          </table:table-cell>
          <table:table-cell/>
          <table:table-cell table:style-name="ce2" office:value-type="string" calcext:value-type="string" table:number-columns-spanned="4" table:number-rows-spanned="3">
            <text:p>Do you want to treat the dependent variable and the covariate(s) as interval and the independent variable(s) as nominal?</text:p>
          </table:table-cell>
          <table:covered-table-cell table:number-columns-repeated="3"/>
          <table:table-cell table:number-columns-repeated="10"/>
        </table:table-row>
        <table:table-row table:style-name="ro1">
          <table:table-cell table:style-name="ce3" office:value-type="string" calcext:value-type="string">
            <office:annotation draw:style-name="gr14" draw:text-style-name="P2" svg:width="125.23pt" svg:height="84.08pt" svg:x="81.01pt" svg:y="3778.72pt" draw:caption-point-x="-17.06pt" draw:caption-point-y="57.34pt">
              <dc:creator>WV</dc:creator>
              <dc:date>2014-03-15T00:00:00</dc:date>
              <text:p text:style-name="P1"><text:span text:style-name="T1">Nonadditivity can be represented within additive techniques by using a pattern variable or a product variable. Another possibility is to analyze subgroups separately.</text:span></text:p>
            </office:annotation>
            <text:p>No</text:p>
          </table:table-cell>
          <table:table-cell/>
          <table:covered-table-cell table:number-columns-repeated="4"/>
          <table:table-cell table:number-columns-repeated="10"/>
        </table:table-row>
        <table:table-row table:style-name="ro1">
          <table:table-cell table:number-columns-repeated="2"/>
          <table:covered-table-cell table:number-columns-repeated="4"/>
          <table:table-cell table:number-columns-repeated="10"/>
        </table:table-row>
        <table:table-row table:style-name="ro1">
          <table:table-cell table:number-columns-repeated="16"/>
        </table:table-row>
        <table:table-row table:style-name="ro1">
          <table:table-cell table:number-columns-repeated="2"/>
          <table:table-cell office:value-type="string" calcext:value-type="string">
            <text:p>Yes</text:p>
          </table:table-cell>
          <table:table-cell/>
          <table:table-cell table:style-name="ce3" office:value-type="string" calcext:value-type="string">
            <office:annotation draw:style-name="gr19" draw:text-style-name="P2" svg:width="82.18pt" svg:height="16.89pt" svg:x="337.04pt" svg:y="3817.13pt" draw:caption-point-x="-16.1pt" draw:caption-point-y="57.49pt">
              <dc:creator>WV</dc:creator>
              <dc:date>2014-03-15T00:00:00</dc:date>
              <text:p text:style-name="P1"><text:span text:style-name="T1">Use F test.</text:span></text:p>
            </office:annotation>
            <text:p>Analysis of Covariance</text:p>
          </table:table-cell>
          <table:table-cell table:number-columns-repeated="11"/>
        </table:table-row>
        <table:table-row table:style-name="ro1">
          <table:table-cell table:number-columns-repeated="2"/>
          <table:table-cell table:style-name="ce3" office:value-type="string" calcext:value-type="string">
            <office:annotation draw:style-name="gr16" draw:text-style-name="P2" svg:width="148.96pt" svg:height="72.88pt" svg:x="209.03pt" svg:y="3829.95pt" draw:caption-point-x="-16.58pt" draw:caption-point-y="57.51pt">
              <dc:creator>WV</dc:creator>
              <dc:date>2014-03-15T00:00:00</dc:date>
              <text:p text:style-name="P1"><text:span text:style-name="T1">Discrete covariates can be used in ANCOVA as long as they are binary or ordinal. Otherwise, use a general linear design with interval and categorical predictors.</text:span></text:p>
            </office:annotation>
            <text:p>No</text:p>
          </table:table-cell>
          <table:table-cell table:number-columns-repeated="13"/>
        </table:table-row>
        <table:table-row table:style-name="ro1">
          <table:table-cell table:number-columns-repeated="16"/>
        </table:table-row>
        <table:table-row table:style-name="ro1">
          <table:table-cell office:value-type="string" calcext:value-type="string">
            <text:p>Do you want to measure agreement?</text:p>
          </table:table-cell>
          <table:table-cell table:number-columns-repeated="15"/>
        </table:table-row>
        <table:table-row table:style-name="ro1">
          <table:table-cell table:number-columns-repeated="16"/>
        </table:table-row>
        <table:table-row table:style-name="ro2">
          <table:table-cell office:value-type="string" calcext:value-type="string">
            <text:p><text:a xlink:href="#Sheet1.C304" xlink:type="simple">Yes</text:a></text:p>
          </table:table-cell>
          <table:table-cell/>
          <table:table-cell office:value-type="string" calcext:value-type="string">
            <text:p>How do you want to treat the variables with respect to scale of measurement?</text:p>
          </table:table-cell>
          <table:table-cell table:number-columns-repeated="13"/>
        </table:table-row>
        <table:table-row table:style-name="ro2">
          <table:table-cell office:value-type="string" calcext:value-type="string">
            <text:p><text:a xlink:href="#Sheet1.A311" xlink:type="simple">No</text:a></text:p>
          </table:table-cell>
          <table:table-cell table:number-columns-repeated="15"/>
        </table:table-row>
        <table:table-row table:style-name="ro1">
          <table:table-cell table:number-columns-repeated="2"/>
          <table:table-cell office:value-type="string" calcext:value-type="string">
            <text:p>All nominal</text:p>
          </table:table-cell>
          <table:table-cell/>
          <table:table-cell table:style-name="ce3" office:value-type="string" calcext:value-type="string">
            <office:annotation draw:style-name="gr17" draw:text-style-name="P2" svg:width="82.18pt" svg:height="50.49pt" svg:x="337.04pt" svg:y="3907.84pt" draw:caption-point-x="-16.1pt" draw:caption-point-y="57.83pt">
              <dc:creator>WV</dc:creator>
              <dc:date>2014-03-15T00:00:00</dc:date>
              <text:p text:style-name="P1"><text:span text:style-name="T1">Refer critical ratio to a table of the unit normal curve.</text:span></text:p>
            </office:annotation>
            <text:p>Light's agreement coefficient</text:p>
          </table:table-cell>
          <table:table-cell table:number-columns-repeated="11"/>
        </table:table-row>
        <table:table-row table:style-name="ro1">
          <table:table-cell table:number-columns-repeated="2"/>
          <table:table-cell office:value-type="string" calcext:value-type="string">
            <text:p>All ordinal</text:p>
          </table:table-cell>
          <table:table-cell/>
          <table:table-cell table:style-name="ce3" office:value-type="string" calcext:value-type="string">
            <office:annotation draw:style-name="gr10" draw:text-style-name="P2" svg:width="82.18pt" svg:height="95.27pt" svg:x="337.04pt" svg:y="3920.66pt" draw:caption-point-x="-16.1pt" draw:caption-point-y="57.86pt">
              <dc:creator>WV</dc:creator>
              <dc:date>2014-03-15T00:00:00</dc:date>
              <text:p text:style-name="P1"><text:span text:style-name="T1">For N greater than 7, use </text:span><text:span text:style-name="T4">χ</text:span><text:span text:style-name="T6">2</text:span><text:span text:style-name="T4"> test for W; for N less than or equal to 7, refer s to a table of critical values of s.</text:span></text:p>
            </office:annotation>
            <text:p>Kendall's coefficient of concordance</text:p>
          </table:table-cell>
          <table:table-cell table:number-columns-repeated="11"/>
        </table:table-row>
        <table:table-row table:style-name="ro1">
          <table:table-cell table:number-columns-repeated="2"/>
          <table:table-cell office:value-type="string" calcext:value-type="string">
            <text:p>All interval</text:p>
          </table:table-cell>
          <table:table-cell/>
          <table:table-cell table:style-name="ce3" office:value-type="string" calcext:value-type="string">
            <office:annotation draw:style-name="gr17" draw:text-style-name="P2" svg:width="82.18pt" svg:height="50.49pt" svg:x="337.04pt" svg:y="3933.47pt" draw:caption-point-x="-16.1pt" draw:caption-point-y="57.91pt">
              <dc:creator>WV</dc:creator>
              <dc:date>2014-03-15T00:00:00</dc:date>
              <text:p text:style-name="P1"><text:span text:style-name="T1">Biased estimator.</text:span><text:span text:style-name="T1"><text:line-break/></text:span><text:span text:style-name="T1"><text:line-break/></text:span><text:span text:style-name="T1">Use F test</text:span></text:p>
            </office:annotation>
            <text:p>Intraclass correlation coefficient</text:p>
          </table:table-cell>
          <table:table-cell table:number-columns-repeated="11"/>
        </table:table-row>
        <table:table-row table:style-name="ro1">
          <table:table-cell table:number-columns-repeated="4"/>
          <table:table-cell table:style-name="ce3" office:value-type="string" calcext:value-type="string">
            <office:annotation draw:style-name="gr19" draw:text-style-name="P2" svg:width="82.18pt" svg:height="16.89pt" svg:x="337.04pt" svg:y="3946.25pt" draw:caption-point-x="-16.1pt" draw:caption-point-y="57.97pt">
              <dc:creator>WV</dc:creator>
              <dc:date>2014-03-15T00:00:00</dc:date>
              <text:p text:style-name="P1"><text:span text:style-name="T1">Use F test</text:span></text:p>
            </office:annotation>
            <text:p>Robinson's A</text:p>
          </table:table-cell>
          <table:table-cell table:number-columns-repeated="11"/>
        </table:table-row>
        <table:table-row table:style-name="ro1">
          <table:table-cell table:number-columns-repeated="2"/>
          <table:table-cell office:value-type="string" calcext:value-type="string">
            <text:p>Mixed Scale</text:p>
          </table:table-cell>
          <table:table-cell/>
          <table:table-cell table:style-name="ce3" office:value-type="string" calcext:value-type="string">
            <text:p>Information Theoretic Statistics</text:p>
          </table:table-cell>
          <table:table-cell table:number-columns-repeated="11"/>
        </table:table-row>
        <table:table-row table:style-name="ro1">
          <table:table-cell office:value-type="string" calcext:value-type="string">
            <text:p>Do you want to test whether the means (or proportions) on all variables are equal?</text:p>
          </table:table-cell>
          <table:table-cell table:number-columns-repeated="15"/>
        </table:table-row>
        <table:table-row table:style-name="ro1">
          <table:table-cell table:number-columns-repeated="16"/>
        </table:table-row>
        <table:table-row table:style-name="ro2">
          <table:table-cell office:value-type="string" calcext:value-type="string">
            <text:p><text:a xlink:href="#Sheet1.D313" xlink:type="simple">Yes</text:a></text:p>
          </table:table-cell>
          <table:table-cell table:number-columns-repeated="2"/>
          <table:table-cell office:value-type="string" calcext:value-type="string">
            <text:p>Are all the variables two-point?</text:p>
          </table:table-cell>
          <table:table-cell table:number-columns-repeated="12"/>
        </table:table-row>
        <table:table-row table:style-name="ro2">
          <table:table-cell office:value-type="string" calcext:value-type="string">
            <text:p><text:a xlink:href="#Sheet1.B318" xlink:type="simple">No</text:a></text:p>
          </table:table-cell>
          <table:table-cell table:number-columns-repeated="15"/>
        </table:table-row>
        <table:table-row table:style-name="ro1">
          <table:table-cell table:number-columns-repeated="3"/>
          <table:table-cell office:value-type="string" calcext:value-type="string">
            <text:p>Yes</text:p>
          </table:table-cell>
          <table:table-cell table:style-name="ce3" office:value-type="string" calcext:value-type="string">
            <office:annotation draw:style-name="gr11" draw:text-style-name="P2" svg:width="82.18pt" svg:height="117.67pt" svg:x="337.04pt" svg:y="4024.18pt" draw:caption-point-x="-16.1pt" draw:caption-point-y="58.25pt">
              <dc:creator>WV</dc:creator>
              <dc:date>2014-03-15T00:00:00</dc:date>
              <text:p text:style-name="P1"><text:span text:style-name="T1">Cochran's Q is appropriate for parallel measures from matched cases as well as for repeated measures on a single set of cases.</text:span></text:p>
            </office:annotation>
            <text:p>Cochran's Q</text:p>
          </table:table-cell>
          <table:table-cell table:number-columns-repeated="11"/>
        </table:table-row>
        <table:table-row table:style-name="ro1">
          <table:table-cell table:number-columns-repeated="3"/>
          <table:table-cell office:value-type="string" calcext:value-type="string">
            <text:p>No</text:p>
          </table:table-cell>
          <table:table-cell table:style-name="ce3" office:value-type="string" calcext:value-type="string">
            <office:annotation draw:style-name="gr19" draw:text-style-name="P2" svg:width="82.18pt" svg:height="16.89pt" svg:x="337.04pt" svg:y="4036.96pt" draw:caption-point-x="-16.1pt" draw:caption-point-y="58.31pt">
              <dc:creator>WV</dc:creator>
              <dc:date>2014-03-15T00:00:00</dc:date>
              <text:p text:style-name="P1"><text:span text:style-name="T1">Use F test</text:span></text:p>
            </office:annotation>
            <text:p>Analysis of variance with repeated measures</text:p>
          </table:table-cell>
          <table:table-cell table:number-columns-repeated="11"/>
        </table:table-row>
        <table:table-row table:style-name="ro1">
          <table:table-cell table:number-columns-repeated="16"/>
        </table:table-row>
        <table:table-row table:style-name="ro1">
          <table:table-cell/>
          <table:table-cell office:value-type="string" calcext:value-type="string">
            <text:p>Do you want to treat the relationships among the variables as additive?</text:p>
          </table:table-cell>
          <table:table-cell table:number-columns-repeated="14"/>
        </table:table-row>
        <table:table-row table:style-name="ro1">
          <table:table-cell table:number-columns-repeated="16"/>
        </table:table-row>
        <table:table-row table:style-name="ro2">
          <table:table-cell table:number-columns-repeated="2"/>
          <table:table-cell office:value-type="string" calcext:value-type="string">
            <text:p><text:a xlink:href="#Sheet1.A329" xlink:type="simple">Yes</text:a></text:p>
          </table:table-cell>
          <table:table-cell table:number-columns-repeated="13"/>
        </table:table-row>
        <table:table-row table:style-name="ro2">
          <table:table-cell table:number-columns-repeated="2"/>
          <table:table-cell office:value-type="string" calcext:value-type="string">
            <text:p><text:a xlink:href="#Sheet1.E321" xlink:type="simple">No</text:a></text:p>
          </table:table-cell>
          <table:table-cell/>
          <table:table-cell office:value-type="string" calcext:value-type="string">
            <text:p>Do you want to treat all of the variables as nominal?</text:p>
          </table:table-cell>
          <table:table-cell table:number-columns-repeated="11"/>
        </table:table-row>
        <table:table-row table:style-name="ro1">
          <table:table-cell table:number-columns-repeated="16"/>
        </table:table-row>
        <table:table-row table:style-name="ro1">
          <table:table-cell table:number-columns-repeated="4"/>
          <table:table-cell office:value-type="string" calcext:value-type="string">
            <text:p>Yes</text:p>
          </table:table-cell>
          <table:table-cell/>
          <table:table-cell table:style-name="ce3" office:value-type="string" calcext:value-type="string">
            <office:annotation draw:style-name="gr9" draw:text-style-name="P2" svg:width="82.18pt" svg:height="61.68pt" svg:x="465.05pt" svg:y="4127.67pt" draw:caption-point-x="-15.59pt" draw:caption-point-y="58.65pt">
              <dc:creator>WV</dc:creator>
              <dc:date>2014-03-15T00:00:00</dc:date>
              <text:p text:style-name="P1"><text:span text:style-name="T1">Use chi-square tests (Pearson, maximum likelihood, Neyman, etc.)</text:span></text:p>
            </office:annotation>
            <text:p>Multidimensional contingency table analysis</text:p>
          </table:table-cell>
          <table:table-cell table:number-columns-repeated="9"/>
        </table:table-row>
        <table:table-row table:style-name="ro1">
          <table:table-cell table:number-columns-repeated="4"/>
          <table:table-cell office:value-type="string" calcext:value-type="string">
            <text:p>No</text:p>
          </table:table-cell>
          <table:table-cell/>
          <table:table-cell table:style-name="ce5" office:value-type="string" calcext:value-type="string" table:number-columns-spanned="4" table:number-rows-spanned="4">
            <text:p>Nonadditiivity can be represented within additive techniques by using a pattern variable or a product variable. Another possibility is to analyze subgroups separately.</text:p>
          </table:table-cell>
          <table:covered-table-cell table:number-columns-repeated="3"/>
          <table:table-cell table:number-columns-repeated="6"/>
        </table:table-row>
        <table:table-row table:style-name="ro1">
          <table:table-cell table:number-columns-repeated="6"/>
          <table:covered-table-cell table:number-columns-repeated="4"/>
          <table:table-cell table:number-columns-repeated="6"/>
        </table:table-row>
        <table:table-row table:style-name="ro1">
          <table:table-cell table:number-columns-repeated="6"/>
          <table:covered-table-cell table:number-columns-repeated="4"/>
          <table:table-cell table:number-columns-repeated="6"/>
        </table:table-row>
        <table:table-row table:style-name="ro1">
          <table:table-cell table:number-columns-repeated="6"/>
          <table:covered-table-cell table:number-columns-repeated="4"/>
          <table:table-cell table:number-columns-repeated="6"/>
        </table:table-row>
        <table:table-row table:style-name="ro1">
          <table:table-cell table:number-columns-repeated="16"/>
        </table:table-row>
        <table:table-row table:style-name="ro1">
          <table:table-cell office:value-type="string" calcext:value-type="string">
            <text:p>Do you want to analyze patterns existing among variables or amoong individual cases (e.g. persons)?</text:p>
          </table:table-cell>
          <table:table-cell table:number-columns-repeated="15"/>
        </table:table-row>
        <table:table-row table:style-name="ro1">
          <table:table-cell table:number-columns-repeated="16"/>
        </table:table-row>
        <table:table-row table:style-name="ro2">
          <table:table-cell office:value-type="string" calcext:value-type="string">
            <text:p><text:a xlink:href="#Sheet1.D331" xlink:type="simple">Variables</text:a></text:p>
          </table:table-cell>
          <table:table-cell table:number-columns-repeated="2"/>
          <table:table-cell table:style-name="ce2" office:value-type="string" calcext:value-type="string" table:number-columns-spanned="3" table:number-rows-spanned="4">
            <text:p>Do you have two or more sets of variables and do you want to measure the strength of the association between those sets?</text:p>
          </table:table-cell>
          <table:covered-table-cell table:number-columns-repeated="2"/>
          <table:table-cell/>
          <table:table-cell table:style-name="ce2" office:value-type="string" calcext:value-type="string" table:number-columns-spanned="3" table:number-rows-spanned="3">
            <text:p>Do you want to treat the variables as measured on interval scales and relationships among them as linear?</text:p>
          </table:table-cell>
          <table:covered-table-cell table:number-columns-repeated="2"/>
          <table:table-cell table:number-columns-repeated="6"/>
        </table:table-row>
        <table:table-row table:style-name="ro2">
          <table:table-cell office:value-type="string" calcext:value-type="string">
            <text:p><text:a xlink:href="#Sheet1.H331" xlink:type="simple">Cases</text:a></text:p>
          </table:table-cell>
          <table:table-cell table:number-columns-repeated="2"/>
          <table:covered-table-cell table:number-columns-repeated="3"/>
          <table:table-cell/>
          <table:covered-table-cell table:number-columns-repeated="3"/>
          <table:table-cell table:number-columns-repeated="6"/>
        </table:table-row>
        <table:table-row table:style-name="ro1">
          <table:table-cell table:number-columns-repeated="3"/>
          <table:covered-table-cell table:number-columns-repeated="3"/>
          <table:table-cell/>
          <table:covered-table-cell table:number-columns-repeated="3"/>
          <table:table-cell table:number-columns-repeated="6"/>
        </table:table-row>
        <table:table-row table:style-name="ro1">
          <table:table-cell table:number-columns-repeated="3"/>
          <table:covered-table-cell table:number-columns-repeated="3"/>
          <table:table-cell table:number-columns-repeated="10"/>
        </table:table-row>
        <table:table-row table:style-name="ro1">
          <table:table-cell table:number-columns-repeated="7"/>
          <table:table-cell office:value-type="string" calcext:value-type="string">
            <text:p>Yes</text:p>
          </table:table-cell>
          <table:table-cell/>
          <table:table-cell table:style-name="ce3" office:value-type="string" calcext:value-type="string">
            <text:p>Q type factor analysis</text:p>
          </table:table-cell>
          <table:table-cell table:style-name="ce3"/>
          <table:table-cell table:number-columns-repeated="5"/>
        </table:table-row>
        <table:table-row table:style-name="ro2">
          <table:table-cell table:number-columns-repeated="3"/>
          <table:table-cell office:value-type="string" calcext:value-type="string">
            <text:p><text:a xlink:href="#Sheet1.C339" xlink:type="simple">Yes</text:a></text:p>
          </table:table-cell>
          <table:table-cell table:number-columns-repeated="3"/>
          <table:table-cell office:value-type="string" calcext:value-type="string">
            <text:p>No</text:p>
          </table:table-cell>
          <table:table-cell/>
          <table:table-cell table:style-name="ce5" office:value-type="string" calcext:value-type="string" table:number-columns-spanned="2" table:number-rows-spanned="4">
            <text:p>Clustering techniques such as linkage, complete linkage, average linkage, K-means</text:p>
          </table:table-cell>
          <table:covered-table-cell table:style-name="ce3"/>
          <table:table-cell table:number-columns-repeated="5"/>
        </table:table-row>
        <table:table-row table:style-name="ro1">
          <table:table-cell table:number-columns-repeated="3"/>
          <table:table-cell office:value-type="string" calcext:value-type="string">
            <text:p>No</text:p>
          </table:table-cell>
          <table:table-cell table:number-columns-repeated="5"/>
          <table:covered-table-cell table:number-columns-repeated="2" table:style-name="ce3"/>
          <table:table-cell table:number-columns-repeated="5"/>
        </table:table-row>
        <table:table-row table:style-name="ro1">
          <table:table-cell table:number-columns-repeated="9"/>
          <table:covered-table-cell table:number-columns-repeated="2" table:style-name="ce3"/>
          <table:table-cell table:number-columns-repeated="5"/>
        </table:table-row>
        <table:table-row table:style-name="ro1">
          <table:table-cell table:number-columns-repeated="2"/>
          <table:table-cell table:style-name="ce2" office:value-type="string" calcext:value-type="string" table:number-columns-spanned="4" table:number-rows-spanned="2">
            <text:p>Do you want to treat the variables as measured on interval scales and relationships among them as linear?</text:p>
          </table:table-cell>
          <table:covered-table-cell table:number-columns-repeated="3"/>
          <table:table-cell table:number-columns-repeated="3"/>
          <table:covered-table-cell table:number-columns-repeated="2" table:style-name="ce3"/>
          <table:table-cell table:number-columns-repeated="5"/>
        </table:table-row>
        <table:table-row table:style-name="ro1">
          <table:table-cell table:number-columns-repeated="2"/>
          <table:covered-table-cell table:number-columns-repeated="4"/>
          <table:table-cell table:number-columns-repeated="10"/>
        </table:table-row>
        <table:table-row table:style-name="ro1">
          <table:table-cell table:number-columns-repeated="16"/>
        </table:table-row>
        <table:table-row table:style-name="ro1">
          <table:table-cell table:number-columns-repeated="2"/>
          <table:table-cell office:value-type="string" calcext:value-type="string">
            <text:p>Yes</text:p>
          </table:table-cell>
          <table:table-cell/>
          <table:table-cell table:style-name="ce3" office:value-type="string" calcext:value-type="string">
            <office:annotation draw:style-name="gr9" draw:text-style-name="P2" svg:width="82.18pt" svg:height="61.68pt" svg:x="337.04pt" svg:y="4372.55pt" draw:caption-point-x="-16.1pt" draw:caption-point-y="59.56pt">
              <dc:creator>WV</dc:creator>
              <dc:date>2014-03-15T00:00:00</dc:date>
              <text:p text:style-name="P1"><text:span text:style-name="T1">Use Wilks' lambda, Roy's greatest root criterion, or Pillai-Bartlett V.</text:span></text:p>
            </office:annotation>
            <text:p>Canonical correlation</text:p>
          </table:table-cell>
          <table:table-cell table:number-columns-repeated="11"/>
        </table:table-row>
        <table:table-row table:style-name="ro1">
          <table:table-cell table:number-columns-repeated="2"/>
          <table:table-cell office:value-type="string" calcext:value-type="string">
            <text:p>No</text:p>
          </table:table-cell>
          <table:table-cell/>
          <table:table-cell table:style-name="ce5" office:value-type="string" calcext:value-type="string" table:number-columns-spanned="3" table:number-rows-spanned="2">
            <text:p>Categorical canonical correlation analysis with optimal scaling</text:p>
          </table:table-cell>
          <table:covered-table-cell table:number-columns-repeated="2"/>
          <table:table-cell table:number-columns-repeated="9"/>
        </table:table-row>
        <table:table-row table:style-name="ro1">
          <table:table-cell table:number-columns-repeated="4"/>
          <table:covered-table-cell table:number-columns-repeated="3"/>
          <table:table-cell table:number-columns-repeated="9"/>
        </table:table-row>
        <table:table-row table:style-name="ro1">
          <table:table-cell table:number-columns-repeated="16"/>
        </table:table-row>
        <table:table-row table:style-name="ro1">
          <table:table-cell table:number-columns-repeated="2"/>
          <table:table-cell table:style-name="ce2" office:value-type="string" calcext:value-type="string" table:number-columns-spanned="4" table:number-rows-spanned="2">
            <text:p>Does the analysis involve (a) one group of individual cases or (b) two or more groups?</text:p>
          </table:table-cell>
          <table:covered-table-cell table:number-columns-repeated="3"/>
          <table:table-cell table:number-columns-repeated="10"/>
        </table:table-row>
        <table:table-row table:style-name="ro1">
          <table:table-cell table:number-columns-repeated="2"/>
          <table:covered-table-cell table:number-columns-repeated="4"/>
          <table:table-cell table:number-columns-repeated="10"/>
        </table:table-row>
        <table:table-row table:style-name="ro1">
          <table:table-cell table:number-columns-repeated="16"/>
        </table:table-row>
        <table:table-row table:style-name="ro2">
          <table:table-cell table:number-columns-repeated="2"/>
          <table:table-cell office:value-type="string" calcext:value-type="string">
            <text:p><text:a xlink:href="#Sheet1.A352" xlink:type="simple">One group</text:a></text:p>
          </table:table-cell>
          <table:table-cell table:number-columns-repeated="13"/>
        </table:table-row>
        <table:table-row table:style-name="ro2">
          <table:table-cell table:number-columns-repeated="2"/>
          <table:table-cell office:value-type="string" calcext:value-type="string">
            <text:p><text:a xlink:href="#Sheet1.A390" xlink:type="simple">Two or more groups</text:a></text:p>
          </table:table-cell>
          <table:table-cell table:number-columns-repeated="13"/>
        </table:table-row>
        <table:table-row table:style-name="ro1">
          <table:table-cell table:number-columns-repeated="16"/>
        </table:table-row>
        <table:table-row table:style-name="ro1">
          <table:table-cell table:style-name="ce2" office:value-type="string" calcext:value-type="string" table:number-columns-spanned="4" table:number-rows-spanned="5">
            <text:p>Do you want to explore covariation among the variables (e.g. to examine their relationships to underlying dimensions) or do you want to find clusters of variables that are more stronly related to one another than to the remaining variables?</text:p>
          </table:table-cell>
          <table:covered-table-cell table:number-columns-repeated="3"/>
          <table:table-cell table:number-columns-repeated="12"/>
        </table:table-row>
        <table:table-row table:style-name="ro1">
          <table:covered-table-cell table:number-columns-repeated="4"/>
          <table:table-cell table:number-columns-repeated="12"/>
        </table:table-row>
        <table:table-row table:style-name="ro1">
          <table:covered-table-cell table:number-columns-repeated="4"/>
          <table:table-cell table:number-columns-repeated="12"/>
        </table:table-row>
        <table:table-row table:style-name="ro1">
          <table:covered-table-cell table:number-columns-repeated="4"/>
          <table:table-cell table:number-columns-repeated="12"/>
        </table:table-row>
        <table:table-row table:style-name="ro1">
          <table:covered-table-cell table:number-columns-repeated="4"/>
          <table:table-cell table:number-columns-repeated="12"/>
        </table:table-row>
        <table:table-row table:style-name="ro1">
          <table:table-cell table:number-columns-repeated="16"/>
        </table:table-row>
        <table:table-row table:style-name="ro2">
          <table:table-cell office:value-type="string" calcext:value-type="string">
            <text:p><text:a xlink:href="#Sheet1.A361" xlink:type="simple">Explore Covariation</text:a></text:p>
          </table:table-cell>
          <table:table-cell table:number-columns-repeated="4"/>
          <table:table-cell office:value-type="string" calcext:value-type="string">
            <text:p>Find Clusters</text:p>
          </table:table-cell>
          <table:table-cell/>
          <table:table-cell table:style-name="ce3" office:value-type="string" calcext:value-type="string">
            <office:annotation draw:style-name="gr16" draw:text-style-name="P2" svg:width="82.18pt" svg:height="72.88pt" svg:x="529.09pt" svg:y="4578.49pt" draw:caption-point-x="-15.39pt" draw:caption-point-y="60.32pt">
              <dc:creator>WV</dc:creator>
              <dc:date>2014-03-15T00:00:00</dc:date>
              <text:p text:style-name="P1"><text:span text:style-name="T1">Includes single linkage, complete linkage, average linkage, k-means, etc.</text:span></text:p>
            </office:annotation>
            <text:p>Clustering techniques</text:p>
          </table:table-cell>
          <table:table-cell table:number-columns-repeated="8"/>
        </table:table-row>
        <table:table-row table:style-name="ro1" table:number-rows-repeated="2">
          <table:table-cell table:number-columns-repeated="16"/>
        </table:table-row>
        <table:table-row table:style-name="ro1">
          <table:table-cell table:style-name="ce4" office:value-type="string" calcext:value-type="string" table:number-columns-spanned="4" table:number-rows-spanned="3">
            <text:p>Do you want to treat the variables as measured on interval scales and the relationships among them as linear?</text:p>
          </table:table-cell>
          <table:covered-table-cell table:number-columns-repeated="3"/>
          <table:table-cell table:number-columns-repeated="12"/>
        </table:table-row>
        <table:table-row table:style-name="ro1">
          <table:covered-table-cell table:number-columns-repeated="4"/>
          <table:table-cell table:number-columns-repeated="12"/>
        </table:table-row>
        <table:table-row table:style-name="ro1">
          <table:covered-table-cell table:number-columns-repeated="4"/>
          <table:table-cell table:number-columns-repeated="12"/>
        </table:table-row>
        <table:table-row table:style-name="ro1">
          <table:table-cell table:number-columns-repeated="16"/>
        </table:table-row>
        <table:table-row table:style-name="ro2">
          <table:table-cell office:value-type="string" calcext:value-type="string">
            <text:p><text:a xlink:href="#Sheet1.A368" xlink:type="simple">Yes</text:a></text:p>
          </table:table-cell>
          <table:table-cell table:number-columns-repeated="15"/>
        </table:table-row>
        <table:table-row table:style-name="ro2">
          <table:table-cell office:value-type="string" calcext:value-type="string">
            <text:p><text:a xlink:href="#Sheet1.F368" xlink:type="simple">No</text:a></text:p>
          </table:table-cell>
          <table:table-cell table:number-columns-repeated="15"/>
        </table:table-row>
        <table:table-row table:style-name="ro1">
          <table:table-cell table:number-columns-repeated="16"/>
        </table:table-row>
        <table:table-row table:style-name="ro1">
          <table:table-cell table:style-name="ce2" office:value-type="string" calcext:value-type="string" table:number-columns-spanned="4" table:number-rows-spanned="3">
            <text:p>Do you want to explore the relationships among the set of variables or do you want to compare the pattern of the relationships with a prespecified pattern?</text:p>
          </table:table-cell>
          <table:covered-table-cell table:number-columns-repeated="3"/>
          <table:table-cell/>
          <table:table-cell table:style-name="ce2" office:value-type="string" calcext:value-type="string" table:number-columns-spanned="4" table:number-rows-spanned="2">
            <text:p>Do you want to locate each of the variables in multidimensional space?</text:p>
          </table:table-cell>
          <table:covered-table-cell table:number-columns-repeated="3"/>
          <table:table-cell table:number-columns-repeated="7"/>
        </table:table-row>
        <table:table-row table:style-name="ro1">
          <table:covered-table-cell table:number-columns-repeated="4"/>
          <table:table-cell/>
          <table:covered-table-cell table:number-columns-repeated="4"/>
          <table:table-cell table:number-columns-repeated="7"/>
        </table:table-row>
        <table:table-row table:style-name="ro1">
          <table:covered-table-cell table:number-columns-repeated="4"/>
          <table:table-cell table:number-columns-repeated="12"/>
        </table:table-row>
        <table:table-row table:style-name="ro1">
          <table:table-cell table:number-columns-repeated="5"/>
          <table:table-cell office:value-type="string" calcext:value-type="string">
            <text:p>Yes</text:p>
          </table:table-cell>
          <table:table-cell/>
          <table:table-cell table:style-name="ce3" office:value-type="string" calcext:value-type="string">
            <text:p>Non-metric multi-dimensional scaling techniques</text:p>
          </table:table-cell>
          <table:table-cell table:number-columns-repeated="8"/>
        </table:table-row>
        <table:table-row table:style-name="ro2">
          <table:table-cell office:value-type="string" calcext:value-type="string">
            <text:p><text:a xlink:href="#Sheet1.A376" xlink:type="simple">Explore relationships</text:a></text:p>
          </table:table-cell>
          <table:table-cell table:number-columns-repeated="4"/>
          <table:table-cell office:value-type="string" calcext:value-type="string">
            <text:p><text:a xlink:href="#Sheet1.F374" xlink:type="simple">No</text:a></text:p>
          </table:table-cell>
          <table:table-cell table:number-columns-repeated="10"/>
        </table:table-row>
        <table:table-row table:style-name="ro2">
          <table:table-cell office:value-type="string" calcext:value-type="string">
            <text:p><text:a xlink:href="#Sheet1.A383" xlink:type="simple">Compare patterns</text:a></text:p>
          </table:table-cell>
          <table:table-cell table:number-columns-repeated="15"/>
        </table:table-row>
        <table:table-row table:style-name="ro1">
          <table:table-cell table:number-columns-repeated="5"/>
          <table:table-cell office:value-type="string" calcext:value-type="string">
            <text:p>Do you want to treat all variables as nominal?</text:p>
          </table:table-cell>
          <table:table-cell table:number-columns-repeated="10"/>
        </table:table-row>
        <table:table-row table:style-name="ro1">
          <table:table-cell table:number-columns-repeated="16"/>
        </table:table-row>
        <table:table-row table:style-name="ro1">
          <table:table-cell table:style-name="ce2" office:value-type="string" calcext:value-type="string" table:number-columns-spanned="4" table:number-rows-spanned="3">
            <text:p>Do you want to preserve the metric units in which the variables were measured or to standardize them by the observed variance of each?</text:p>
          </table:table-cell>
          <table:covered-table-cell table:number-columns-repeated="3"/>
          <table:table-cell/>
          <table:table-cell office:value-type="string" calcext:value-type="string">
            <text:p>Yes</text:p>
          </table:table-cell>
          <table:table-cell/>
          <table:table-cell table:style-name="ce3" office:value-type="string" calcext:value-type="string">
            <office:annotation draw:style-name="gr25" draw:text-style-name="P2" svg:width="82.18pt" svg:height="28.09pt" svg:x="529.09pt" svg:y="4811.67pt" draw:caption-point-x="-15.39pt" draw:caption-point-y="61.2pt">
              <dc:creator>WV</dc:creator>
              <dc:date>2014-03-16T00:00:00</dc:date>
              <text:p text:style-name="P1"><text:span text:style-name="T1">Use chi-square test</text:span></text:p>
            </office:annotation>
            <text:p>Multidimensional contingency table analysis</text:p>
          </table:table-cell>
          <table:table-cell table:number-columns-repeated="8"/>
        </table:table-row>
        <table:table-row table:style-name="ro1">
          <table:covered-table-cell table:number-columns-repeated="4"/>
          <table:table-cell/>
          <table:table-cell office:value-type="string" calcext:value-type="string">
            <text:p>No</text:p>
          </table:table-cell>
          <table:table-cell/>
          <table:table-cell table:style-name="ce3" office:value-type="string" calcext:value-type="string">
            <text:p>Log-linear regression</text:p>
          </table:table-cell>
          <table:table-cell table:number-columns-repeated="8"/>
        </table:table-row>
        <table:table-row table:style-name="ro2">
          <table:covered-table-cell table:number-columns-repeated="4"/>
          <table:table-cell table:number-columns-repeated="3"/>
          <table:table-cell office:value-type="string" calcext:value-type="string">
            <text:p><text:a xlink:href="#Sheet1.F23" xlink:type="simple">Non-normal variables</text:a></text:p>
          </table:table-cell>
          <table:table-cell table:number-columns-repeated="8"/>
        </table:table-row>
        <table:table-row table:style-name="ro1">
          <table:table-cell table:number-columns-repeated="16"/>
        </table:table-row>
        <table:table-row table:style-name="ro1">
          <table:table-cell office:value-type="string" calcext:value-type="string">
            <text:p>Standardize</text:p>
          </table:table-cell>
          <table:table-cell/>
          <table:table-cell table:style-name="ce3" office:value-type="string" calcext:value-type="string">
            <text:p>Factor analysis of correlation matrix</text:p>
          </table:table-cell>
          <table:table-cell table:number-columns-repeated="13"/>
        </table:table-row>
        <table:table-row table:style-name="ro1">
          <table:table-cell office:value-type="string" calcext:value-type="string">
            <text:p>Original metric</text:p>
          </table:table-cell>
          <table:table-cell/>
          <table:table-cell table:style-name="ce3" office:value-type="string" calcext:value-type="string">
            <text:p>Factor analysis of variance-covariance matrix</text:p>
          </table:table-cell>
          <table:table-cell table:number-columns-repeated="13"/>
        </table:table-row>
        <table:table-row table:style-name="ro1">
          <table:table-cell table:number-columns-repeated="16"/>
        </table:table-row>
        <table:table-row table:style-name="ro1">
          <table:table-cell table:style-name="ce2" office:value-type="string" calcext:value-type="string" table:number-columns-spanned="4" table:number-rows-spanned="3">
            <text:p>Do you want to preserve the metric units in which the variables were measured or to standardize them by the observed variance of each?</text:p>
          </table:table-cell>
          <table:covered-table-cell table:number-columns-repeated="3"/>
          <table:table-cell table:number-columns-repeated="12"/>
        </table:table-row>
        <table:table-row table:style-name="ro1">
          <table:covered-table-cell table:number-columns-repeated="4"/>
          <table:table-cell table:number-columns-repeated="12"/>
        </table:table-row>
        <table:table-row table:style-name="ro1">
          <table:covered-table-cell table:number-columns-repeated="4"/>
          <table:table-cell table:number-columns-repeated="12"/>
        </table:table-row>
        <table:table-row table:style-name="ro1">
          <table:table-cell table:number-columns-repeated="16"/>
        </table:table-row>
        <table:table-row table:style-name="ro1">
          <table:table-cell office:value-type="string" calcext:value-type="string">
            <text:p>Standardize</text:p>
          </table:table-cell>
          <table:table-cell/>
          <table:table-cell table:style-name="ce3" office:value-type="string" calcext:value-type="string">
            <office:annotation draw:style-name="gr10" draw:text-style-name="P2" svg:width="190.03pt" svg:height="95.27pt" svg:x="209.03pt" svg:y="4953.03pt" draw:caption-point-x="-16.58pt" draw:caption-point-y="61.74pt">
              <dc:creator>WV</dc:creator>
              <dc:date>2014-03-16T00:00:00</dc:date>
              <text:p text:style-name="P1"><text:span text:style-name="T1">Use maximum likelihood chi-square. The variables should be standardized using <text:s/>the combined groups (i.e., the observed group and the prespecified pattern) as a reference. (Depending on the problem, this may or may not be equivalent to using the correlation matrix for the observed group.</text:span></text:p>
            </office:annotation>
            <text:p>Contirmatory factor analysis of a standardized variance-covariance matrix</text:p>
          </table:table-cell>
          <table:table-cell table:number-columns-repeated="13"/>
        </table:table-row>
        <table:table-row table:style-name="ro1">
          <table:table-cell office:value-type="string" calcext:value-type="string">
            <text:p>Original metric</text:p>
          </table:table-cell>
          <table:table-cell/>
          <table:table-cell table:style-name="ce3" office:value-type="string" calcext:value-type="string">
            <text:p>Confirmatory factor analysis of variance-covariance matrix</text:p>
          </table:table-cell>
          <table:table-cell table:number-columns-repeated="13"/>
        </table:table-row>
        <table:table-row table:style-name="ro1">
          <table:table-cell table:number-columns-repeated="16"/>
        </table:table-row>
        <table:table-row table:style-name="ro1">
          <table:table-cell table:style-name="ce2" office:value-type="string" calcext:value-type="string" table:number-columns-spanned="9" table:number-rows-spanned="3">
            <text:p>Do you want to explore the relationships among a set of variables in two or more groups simultaneously or do you want to compare the similarity of the patterns of the relationships among a set of variables either (a) across two or more groups or (b) with a prespecified pattern?</text:p>
          </table:table-cell>
          <table:covered-table-cell table:number-columns-repeated="8"/>
          <table:table-cell table:number-columns-repeated="7"/>
        </table:table-row>
        <table:table-row table:style-name="ro1">
          <table:covered-table-cell table:number-columns-repeated="9"/>
          <table:table-cell table:number-columns-repeated="7"/>
        </table:table-row>
        <table:table-row table:style-name="ro1">
          <table:covered-table-cell table:number-columns-repeated="9"/>
          <table:table-cell table:number-columns-repeated="7"/>
        </table:table-row>
        <table:table-row table:style-name="ro1">
          <table:table-cell table:number-columns-repeated="16"/>
        </table:table-row>
        <table:table-row table:style-name="ro2">
          <table:table-cell office:value-type="string" calcext:value-type="string">
            <text:p><text:a xlink:href="#Sheet1.D394" xlink:type="simple">Explore relationships</text:a></text:p>
          </table:table-cell>
          <table:table-cell table:number-columns-repeated="2"/>
          <table:table-cell table:style-name="ce2" office:value-type="string" calcext:value-type="string" table:number-columns-spanned="5" table:number-rows-spanned="2">
            <text:p>Do you want to treat the variables as measured on interval scales and the relationships among them as linear?</text:p>
          </table:table-cell>
          <table:covered-table-cell table:number-columns-repeated="4"/>
          <table:table-cell table:number-columns-repeated="8"/>
        </table:table-row>
        <table:table-row table:style-name="ro2">
          <table:table-cell office:value-type="string" calcext:value-type="string">
            <text:p><text:a xlink:href="#Sheet1.A400" xlink:type="simple">Compare patterns</text:a></text:p>
          </table:table-cell>
          <table:table-cell table:number-columns-repeated="2"/>
          <table:covered-table-cell table:number-columns-repeated="5"/>
          <table:table-cell table:number-columns-repeated="8"/>
        </table:table-row>
        <table:table-row table:style-name="ro1">
          <table:table-cell table:number-columns-repeated="16"/>
        </table:table-row>
        <table:table-row table:style-name="ro1">
          <table:table-cell table:number-columns-repeated="3"/>
          <table:table-cell office:value-type="string" calcext:value-type="string">
            <text:p>Yes</text:p>
          </table:table-cell>
          <table:table-cell/>
          <table:table-cell table:style-name="ce3" office:value-type="string" calcext:value-type="string">
            <text:p>Three-mode factor analysis</text:p>
          </table:table-cell>
          <table:table-cell table:number-columns-repeated="10"/>
        </table:table-row>
        <table:table-row table:style-name="ro1">
          <table:table-cell table:number-columns-repeated="3"/>
          <table:table-cell office:value-type="string" calcext:value-type="string">
            <text:p>No</text:p>
          </table:table-cell>
          <table:table-cell/>
          <table:table-cell table:style-name="ce3" office:value-type="string" calcext:value-type="string">
            <text:p>Three-way non-metric multidimensional scaling techniques</text:p>
          </table:table-cell>
          <table:table-cell table:number-columns-repeated="10"/>
        </table:table-row>
        <table:table-row table:style-name="ro1">
          <table:table-cell table:number-columns-repeated="16"/>
        </table:table-row>
        <table:table-row table:style-name="ro1">
          <table:table-cell table:style-name="ce2" office:value-type="string" calcext:value-type="string" table:number-columns-spanned="5" table:number-rows-spanned="2">
            <text:p>Do you want to preserve the metric units in which the variables were measured or to standardize them by the observed variance of each?</text:p>
          </table:table-cell>
          <table:covered-table-cell table:number-columns-repeated="4"/>
          <table:table-cell table:number-columns-repeated="11"/>
        </table:table-row>
        <table:table-row table:style-name="ro1">
          <table:covered-table-cell table:number-columns-repeated="5"/>
          <table:table-cell table:number-columns-repeated="11"/>
        </table:table-row>
        <table:table-row table:style-name="ro1">
          <table:table-cell table:number-columns-repeated="16"/>
        </table:table-row>
        <table:table-row table:style-name="ro1">
          <table:table-cell office:value-type="string" calcext:value-type="string">
            <text:p>Standardize</text:p>
          </table:table-cell>
          <table:table-cell/>
          <table:table-cell table:style-name="ce3" office:value-type="string" calcext:value-type="string">
            <office:annotation draw:style-name="gr10" draw:text-style-name="P2" svg:width="190.03pt" svg:height="95.27pt" svg:x="209.03pt" svg:y="5158.97pt" draw:caption-point-x="-16.58pt" draw:caption-point-y="62.5pt">
              <dc:creator>WV</dc:creator>
              <dc:date>2014-03-16T00:00:00</dc:date>
              <text:p text:style-name="P1"><text:span text:style-name="T1">Use maximum likelihood chi-square. The variables should be standardized using <text:s/>the combined groups (i.e., the observed group and the prespecified pattern) as a reference. (Depending on the problem, this may or may not be equivalent to using the correlation matrix for the observed group.</text:span></text:p>
            </office:annotation>
            <text:p>Contirmatory factor analysis of a standardized variance-covariance matrix</text:p>
          </table:table-cell>
          <table:table-cell table:number-columns-repeated="13"/>
        </table:table-row>
        <table:table-row table:style-name="ro1">
          <table:table-cell office:value-type="string" calcext:value-type="string">
            <text:p>Original metric</text:p>
          </table:table-cell>
          <table:table-cell/>
          <table:table-cell table:style-name="ce3" office:value-type="string" calcext:value-type="string">
            <office:annotation draw:style-name="gr26" draw:text-style-name="P2" svg:width="82.18pt" svg:height="39.29pt" svg:x="209.03pt" svg:y="5171.75pt" draw:caption-point-x="-16.58pt" draw:caption-point-y="62.56pt">
              <dc:creator>WV</dc:creator>
              <dc:date>2014-03-16T00:00:00</dc:date>
              <text:p text:style-name="P1"><text:span text:style-name="T1">Use maximum likelihood chi-square</text:span></text:p>
            </office:annotation>
            <text:p>Confirmatory factor analysis of variance-covariance matrix</text:p>
          </table:table-cell>
          <table:table-cell table:number-columns-repeated="13"/>
        </table:table-row>
        <table:table-row table:style-name="ro1">
          <table:table-cell table:number-columns-repeated="16"/>
        </table:table-row>
        <table:table-row table:style-name="ro1">
          <table:table-cell office:value-type="string" calcext:value-type="string">
            <text:p>Is there more than one independent variable?</text:p>
          </table:table-cell>
          <table:table-cell table:number-columns-repeated="15"/>
        </table:table-row>
        <table:table-row table:style-name="ro1">
          <table:table-cell table:number-columns-repeated="16"/>
        </table:table-row>
        <table:table-row table:style-name="ro1">
          <table:table-cell office:value-type="string" calcext:value-type="string">
            <text:p>Yes</text:p>
          </table:table-cell>
          <table:table-cell table:number-columns-repeated="2"/>
          <table:table-cell table:style-name="ce2" office:value-type="string" calcext:value-type="string" table:number-columns-spanned="5" table:number-rows-spanned="2">
            <text:p>Do you want to treat the independent variable as nominally scaled and all the dependent variables as intervally scaled?</text:p>
          </table:table-cell>
          <table:covered-table-cell table:number-columns-repeated="4"/>
          <table:table-cell table:number-columns-repeated="8"/>
        </table:table-row>
        <table:table-row table:style-name="ro2">
          <table:table-cell office:value-type="string" calcext:value-type="string">
            <text:p><text:a xlink:href="#Sheet1.D408" xlink:type="simple">No</text:a></text:p>
          </table:table-cell>
          <table:table-cell table:number-columns-repeated="2"/>
          <table:covered-table-cell table:number-columns-repeated="5"/>
          <table:table-cell table:number-columns-repeated="8"/>
        </table:table-row>
        <table:table-row table:style-name="ro1">
          <table:table-cell table:number-columns-repeated="16"/>
        </table:table-row>
        <table:table-row table:style-name="ro1">
          <table:table-cell table:number-columns-repeated="3"/>
          <table:table-cell office:value-type="string" calcext:value-type="string">
            <text:p>Yes</text:p>
          </table:table-cell>
          <table:table-cell table:number-columns-repeated="12"/>
        </table:table-row>
        <table:table-row table:style-name="ro1">
          <table:table-cell table:number-columns-repeated="3"/>
          <table:table-cell office:value-type="string" calcext:value-type="string">
            <text:p>No</text:p>
          </table:table-cell>
          <table:table-cell/>
          <table:table-cell table:style-name="ce3" office:value-type="string" calcext:value-type="string">
            <text:p>Multivariate regression analysis</text:p>
          </table:table-cell>
          <table:table-cell table:number-columns-repeated="10"/>
        </table:table-row>
        <table:table-row table:style-name="ro1">
          <table:table-cell table:number-columns-repeated="16"/>
        </table:table-row>
        <table:table-row table:style-name="ro1">
          <table:table-cell table:number-columns-repeated="3"/>
          <table:table-cell table:style-name="ce2" office:value-type="string" calcext:value-type="string" table:number-columns-spanned="5" table:number-rows-spanned="2">
            <text:p>Do you want to test only whether the vectors of means are equal for all categories of the independent variables</text:p>
          </table:table-cell>
          <table:covered-table-cell table:number-columns-repeated="4"/>
          <table:table-cell table:number-columns-repeated="8"/>
        </table:table-row>
        <table:table-row table:style-name="ro1">
          <table:table-cell table:style-name="ce2" office:value-type="string" calcext:value-type="string" table:number-columns-spanned="3" table:number-rows-spanned="2">
            <text:p>Do you want to treat the relationships among the variables as additive?</text:p>
          </table:table-cell>
          <table:covered-table-cell table:number-columns-repeated="7"/>
          <table:table-cell table:number-columns-repeated="8"/>
        </table:table-row>
        <table:table-row table:style-name="ro1">
          <table:covered-table-cell table:number-columns-repeated="3"/>
          <table:table-cell table:number-columns-repeated="13"/>
        </table:table-row>
        <table:table-row table:style-name="ro1">
          <table:table-cell table:number-columns-repeated="3"/>
          <table:table-cell office:value-type="string" calcext:value-type="string">
            <text:p>Yes</text:p>
          </table:table-cell>
          <table:table-cell/>
          <table:table-cell table:style-name="ce3" office:value-type="string" calcext:value-type="string">
            <office:annotation draw:style-name="gr11" draw:text-style-name="P2" svg:width="148.17pt" svg:height="117.67pt" svg:x="401.05pt" svg:y="5338.74pt" draw:caption-point-x="-15.85pt" draw:caption-point-y="63.18pt">
              <dc:creator>WV</dc:creator>
              <dc:date>2014-03-16T00:00:00</dc:date>
              <text:p text:style-name="P1"><text:span text:style-name="T1">Wilks' lambda, Roy's greatest root criterion, Pillai-Bartlett V.</text:span></text:p>
              <text:p text:style-name="P1"><text:span text:style-name="T1"/></text:p>
              <text:p text:style-name="P1"><text:span text:style-name="T1">If the independent variable is a two-point scale, Hotelling's T</text:span><text:span text:style-name="T3">2</text:span><text:span text:style-name="T1"> is an alternative (because in such cases, the T</text:span><text:span text:style-name="T3">2</text:span><text:span text:style-name="T1"> is equivalent to the </text:span><text:span text:style-name="T4">Λ test). Mahalanobis' D</text:span><text:span text:style-name="T6">2</text:span><text:span text:style-name="T4"> is another alternative in such a case.</text:span></text:p>
            </office:annotation>
            <text:p>Multivariate analysis of variance</text:p>
          </table:table-cell>
          <table:table-cell table:number-columns-repeated="10"/>
        </table:table-row>
        <table:table-row table:style-name="ro2">
          <table:table-cell office:value-type="string" calcext:value-type="string">
            <text:p><text:a xlink:href="#Sheet1.A427" xlink:type="simple">Yes</text:a></text:p>
          </table:table-cell>
          <table:table-cell table:number-columns-repeated="2"/>
          <table:table-cell office:value-type="string" calcext:value-type="string">
            <text:p>No</text:p>
          </table:table-cell>
          <table:table-cell/>
          <table:table-cell table:style-name="ce3" office:value-type="string" calcext:value-type="string">
            <office:annotation draw:style-name="gr20" draw:text-style-name="P2" svg:width="168.72pt" svg:height="106.47pt" svg:x="401.05pt" svg:y="5351.53pt" draw:caption-point-x="-15.85pt" draw:caption-point-y="63.24pt">
              <dc:creator>WV</dc:creator>
              <dc:date>2014-03-16T00:00:00</dc:date>
              <text:p text:style-name="P1"><text:span text:style-name="T1">Wilks' lambda, Roy's greatest root criterion, Pillai-Bartlett V.</text:span></text:p>
              <text:p text:style-name="P1"><text:span text:style-name="T1"/></text:p>
              <text:p text:style-name="P1"><text:span text:style-name="T1">If the independent variable is a two-point scale, Hotelling's T</text:span><text:span text:style-name="T3">2</text:span><text:span text:style-name="T1"> is an alternative (because in such cases, the T</text:span><text:span text:style-name="T3">2</text:span><text:span text:style-name="T1"> is equivalent to the </text:span><text:span text:style-name="T4">Λ test). Mahalanobis' D</text:span><text:span text:style-name="T6">2</text:span><text:span text:style-name="T4"> is another alternative in such a case.</text:span></text:p>
            </office:annotation>
            <text:p>Profile analysis</text:p>
          </table:table-cell>
          <table:table-cell table:number-columns-repeated="10"/>
        </table:table-row>
        <table:table-row table:style-name="ro2">
          <table:table-cell office:value-type="string" calcext:value-type="string">
            <text:p><text:a xlink:href="#Sheet1.A422" xlink:type="simple">No</text:a></text:p>
          </table:table-cell>
          <table:table-cell table:number-columns-repeated="15"/>
        </table:table-row>
        <table:table-row table:style-name="ro1" table:number-rows-repeated="2">
          <table:table-cell table:number-columns-repeated="16"/>
        </table:table-row>
        <table:table-row table:style-name="ro1">
          <table:table-cell office:value-type="string" calcext:value-type="string">
            <text:p>Do you want to treat all the dependent variables as interval?</text:p>
          </table:table-cell>
          <table:table-cell table:number-columns-repeated="15"/>
        </table:table-row>
        <table:table-row table:style-name="ro1">
          <table:table-cell table:number-columns-repeated="16"/>
        </table:table-row>
        <table:table-row table:style-name="ro2">
          <table:table-cell office:value-type="string" calcext:value-type="string">
            <text:p><text:a xlink:href="#Sheet1.A447" xlink:type="simple">Yes</text:a> </text:p>
          </table:table-cell>
          <table:table-cell table:number-columns-repeated="15"/>
        </table:table-row>
        <table:table-row table:style-name="ro1">
          <table:table-cell office:value-type="string" calcext:value-type="string">
            <text:p>No</text:p>
          </table:table-cell>
          <table:table-cell/>
          <table:table-cell table:style-name="ce3" office:value-type="string" calcext:value-type="string">
            <text:p>Multivariate regression analysis</text:p>
          </table:table-cell>
          <table:table-cell table:number-columns-repeated="13"/>
        </table:table-row>
        <table:table-row table:style-name="ro1">
          <table:table-cell table:number-columns-repeated="16"/>
        </table:table-row>
        <table:table-row table:style-name="ro1">
          <table:table-cell office:value-type="string" calcext:value-type="string">
            <text:p>Do you want to treat all the dependent and independent variables as interval?</text:p>
          </table:table-cell>
          <table:table-cell table:number-columns-repeated="15"/>
        </table:table-row>
        <table:table-row table:style-name="ro1">
          <table:table-cell table:number-columns-repeated="16"/>
        </table:table-row>
        <table:table-row table:style-name="ro2">
          <table:table-cell office:value-type="string" calcext:value-type="string">
            <text:p><text:a xlink:href="#Sheet1.A432" xlink:type="simple">Yes</text:a></text:p>
          </table:table-cell>
          <table:table-cell table:number-columns-repeated="15"/>
        </table:table-row>
        <table:table-row table:style-name="ro1">
          <table:table-cell office:value-type="string" calcext:value-type="string">
            <text:p>No</text:p>
          </table:table-cell>
          <table:table-cell/>
          <table:table-cell table:style-name="ce3" office:value-type="string" calcext:value-type="string">
            <text:p>General linear model</text:p>
          </table:table-cell>
          <table:table-cell table:number-columns-repeated="13"/>
        </table:table-row>
        <table:table-row table:style-name="ro1">
          <table:table-cell table:number-columns-repeated="16"/>
        </table:table-row>
        <table:table-row table:style-name="ro1">
          <table:table-cell office:value-type="string" calcext:value-type="string">
            <text:p>Do you want to treat all relationships as linear?</text:p>
          </table:table-cell>
          <table:table-cell table:number-columns-repeated="15"/>
        </table:table-row>
        <table:table-row table:style-name="ro1">
          <table:table-cell table:number-columns-repeated="16"/>
        </table:table-row>
        <table:table-row table:style-name="ro2">
          <table:table-cell office:value-type="string" calcext:value-type="string">
            <text:p><text:a xlink:href="#Sheet1.A437" xlink:type="simple">Yes</text:a></text:p>
          </table:table-cell>
          <table:table-cell table:number-columns-repeated="15"/>
        </table:table-row>
        <table:table-row table:style-name="ro1">
          <table:table-cell office:value-type="string" calcext:value-type="string">
            <text:p>No</text:p>
          </table:table-cell>
          <table:table-cell/>
          <table:table-cell table:style-name="ce3" office:value-type="string" calcext:value-type="string">
            <text:p>General linear model</text:p>
          </table:table-cell>
          <table:table-cell table:number-columns-repeated="13"/>
        </table:table-row>
        <table:table-row table:style-name="ro1">
          <table:table-cell table:number-columns-repeated="16"/>
        </table:table-row>
        <table:table-row table:style-name="ro1">
          <table:table-cell office:value-type="string" calcext:value-type="string">
            <text:p>Does the analysis include at least one intervening variable?</text:p>
          </table:table-cell>
          <table:table-cell table:number-columns-repeated="15"/>
        </table:table-row>
        <table:table-row table:style-name="ro1">
          <table:table-cell table:number-columns-repeated="16"/>
        </table:table-row>
        <table:table-row table:style-name="ro2">
          <table:table-cell office:value-type="string" calcext:value-type="string">
            <text:p><text:a xlink:href="#Sheet1.A442" xlink:type="simple">Yes</text:a></text:p>
          </table:table-cell>
          <table:table-cell table:number-columns-repeated="15"/>
        </table:table-row>
        <table:table-row table:style-name="ro1">
          <table:table-cell office:value-type="string" calcext:value-type="string">
            <text:p>No</text:p>
          </table:table-cell>
          <table:table-cell/>
          <table:table-cell table:style-name="ce3" office:value-type="string" calcext:value-type="string">
            <office:annotation draw:style-name="gr9" draw:text-style-name="P2" svg:width="82.18pt" svg:height="61.68pt" svg:x="209.03pt" svg:y="5636.47pt" draw:caption-point-x="-16.58pt" draw:caption-point-y="64.29pt">
              <dc:creator>WV</dc:creator>
              <dc:date>2014-03-16T00:00:00</dc:date>
              <text:p text:style-name="P1"><text:span text:style-name="T1">Use Wilks' lambda, Roy's greatest root criterion, or Pillai-Bartlett V.</text:span></text:p>
            </office:annotation>
            <text:p>Canonical correlation</text:p>
          </table:table-cell>
          <table:table-cell table:number-columns-repeated="13"/>
        </table:table-row>
        <table:table-row table:style-name="ro1">
          <table:table-cell table:number-columns-repeated="16"/>
        </table:table-row>
        <table:table-row table:style-name="ro1">
          <table:table-cell office:value-type="string" calcext:value-type="string">
            <text:p>Does your analysis include at least one latent (i.e., unmeasured) variable?</text:p>
          </table:table-cell>
          <table:table-cell table:number-columns-repeated="15"/>
        </table:table-row>
        <table:table-row table:style-name="ro1">
          <table:table-cell table:number-columns-repeated="16"/>
        </table:table-row>
        <table:table-row table:style-name="ro1">
          <table:table-cell office:value-type="string" calcext:value-type="string">
            <text:p>Yes</text:p>
          </table:table-cell>
          <table:table-cell/>
          <table:table-cell table:style-name="ce3" office:value-type="string" calcext:value-type="string">
            <text:p>Structural models with latent variables</text:p>
          </table:table-cell>
          <table:table-cell table:number-columns-repeated="13"/>
        </table:table-row>
        <table:table-row table:style-name="ro1">
          <table:table-cell office:value-type="string" calcext:value-type="string">
            <text:p>No</text:p>
          </table:table-cell>
          <table:table-cell/>
          <table:table-cell table:style-name="ce3" office:value-type="string" calcext:value-type="string">
            <text:p>Path analysis</text:p>
          </table:table-cell>
          <table:table-cell table:number-columns-repeated="13"/>
        </table:table-row>
        <table:table-row table:style-name="ro1">
          <table:table-cell table:number-columns-repeated="16"/>
        </table:table-row>
        <table:table-row table:style-name="ro1">
          <table:table-cell office:value-type="string" calcext:value-type="string">
            <text:p>Do you want to treat all the independent variables as nominal and test a set of prespecified relationships?</text:p>
          </table:table-cell>
          <table:table-cell table:number-columns-repeated="15"/>
        </table:table-row>
        <table:table-row table:style-name="ro1">
          <table:table-cell table:number-columns-repeated="16"/>
        </table:table-row>
        <table:table-row table:style-name="ro1">
          <table:table-cell office:value-type="string" calcext:value-type="string">
            <text:p>Yes</text:p>
          </table:table-cell>
          <table:table-cell/>
          <table:table-cell office:value-type="string" calcext:value-type="string">
            <office:annotation draw:style-name="gr9" draw:text-style-name="P2" svg:width="82.18pt" svg:height="61.68pt" svg:x="209.03pt" svg:y="5751.69pt" draw:caption-point-x="-16.58pt" draw:caption-point-y="64.71pt">
              <dc:creator>WV</dc:creator>
              <dc:date>2014-03-16T00:00:00</dc:date>
              <text:p text:style-name="P1"><text:span text:style-name="T1">Use Wilks' lambda, Roy's greatest root criterion, or Pillai-Bartlett V</text:span></text:p>
            </office:annotation>
            <text:p>Multivariate analysis of variance</text:p>
          </table:table-cell>
          <table:table-cell table:number-columns-repeated="13"/>
        </table:table-row>
        <table:table-row table:style-name="ro1">
          <table:table-cell office:value-type="string" calcext:value-type="string">
            <text:p>No</text:p>
          </table:table-cell>
          <table:table-cell table:number-columns-repeated="15"/>
        </table:table-row>
        <table:table-row table:style-name="ro1">
          <table:table-cell table:number-columns-repeated="16"/>
        </table:table-row>
        <table:table-row table:style-name="ro1">
          <table:table-cell table:style-name="ce2" office:value-type="string" calcext:value-type="string" table:number-columns-spanned="7" table:number-rows-spanned="2">
            <text:p>Do you want to treat all the independent variables as nominal or ordinal and do you want to do an empirical search for strong relationships?</text:p>
          </table:table-cell>
          <table:covered-table-cell table:number-columns-repeated="6"/>
          <table:table-cell table:number-columns-repeated="9"/>
        </table:table-row>
        <table:table-row table:style-name="ro1">
          <table:covered-table-cell table:number-columns-repeated="7"/>
          <table:table-cell table:number-columns-repeated="9"/>
        </table:table-row>
        <table:table-row table:style-name="ro1">
          <table:table-cell table:number-columns-repeated="16"/>
        </table:table-row>
        <table:table-row table:style-name="ro1">
          <table:table-cell office:value-type="string" calcext:value-type="string">
            <text:p>Yes</text:p>
          </table:table-cell>
          <table:table-cell/>
          <table:table-cell table:style-name="ce3" office:value-type="string" calcext:value-type="string">
            <text:p>Multivariate binary segmentation techniques</text:p>
          </table:table-cell>
          <table:table-cell table:number-columns-repeated="13"/>
        </table:table-row>
        <table:table-row table:style-name="ro1">
          <table:table-cell office:value-type="string" calcext:value-type="string">
            <text:p>No</text:p>
          </table:table-cell>
          <table:table-cell/>
          <table:table-cell table:style-name="ce3" office:value-type="string" calcext:value-type="string">
            <text:p>Multiple regression</text:p>
          </table:table-cell>
          <table:table-cell table:number-columns-repeated="13"/>
        </table:table-row>
        <table:table-row table:style-name="ro1">
          <table:table-cell table:number-columns-repeated="16"/>
        </table:table-row>
        <table:table-row table:style-name="ro1">
          <table:table-cell office:value-type="string" calcext:value-type="string">
            <text:p>Do you want to do an empirical search for strong relationships or to test a set of prespecified relationships?</text:p>
          </table:table-cell>
          <table:table-cell table:number-columns-repeated="15"/>
        </table:table-row>
        <table:table-row table:style-name="ro1">
          <table:table-cell table:number-columns-repeated="16"/>
        </table:table-row>
        <table:table-row table:style-name="ro2">
          <table:table-cell office:value-type="string" calcext:value-type="string">
            <text:p><text:a xlink:href="#Sheet1.C460" xlink:type="simple">Search</text:a></text:p>
          </table:table-cell>
          <table:table-cell/>
          <table:table-cell office:value-type="string" calcext:value-type="string">
            <text:p>How do you want to treat the variables with respect to scale of measurement?</text:p>
          </table:table-cell>
          <table:table-cell table:number-columns-repeated="13"/>
        </table:table-row>
        <table:table-row table:style-name="ro2">
          <table:table-cell office:value-type="string" calcext:value-type="string">
            <text:p><text:a xlink:href="#Sheet1.A467" xlink:type="simple">Test</text:a></text:p>
          </table:table-cell>
          <table:table-cell table:number-columns-repeated="15"/>
        </table:table-row>
        <table:table-row table:style-name="ro1">
          <table:table-cell table:number-columns-repeated="2"/>
          <table:table-cell office:value-type="string" calcext:value-type="string">
            <text:p>Dependent: Nominal or Interval</text:p>
          </table:table-cell>
          <table:table-cell table:number-columns-repeated="2"/>
          <table:table-cell table:style-name="ce3" office:value-type="string" calcext:value-type="string">
            <text:p>Binary segmentation techniques</text:p>
          </table:table-cell>
          <table:table-cell table:number-columns-repeated="10"/>
        </table:table-row>
        <table:table-row table:style-name="ro1">
          <table:table-cell table:number-columns-repeated="2"/>
          <table:table-cell office:value-type="string" calcext:value-type="string">
            <text:p>Independent: Nominal or Ordinal</text:p>
          </table:table-cell>
          <table:table-cell table:number-columns-repeated="13"/>
        </table:table-row>
        <table:table-row table:style-name="ro1">
          <table:table-cell table:number-columns-repeated="16"/>
        </table:table-row>
        <table:table-row table:style-name="ro1">
          <table:table-cell table:number-columns-repeated="2"/>
          <table:table-cell office:value-type="string" calcext:value-type="string">
            <text:p>Other</text:p>
          </table:table-cell>
          <table:table-cell table:number-columns-repeated="2"/>
          <table:table-cell table:style-name="ce3" office:value-type="string" calcext:value-type="string">
            <text:p>Multivariate regression analysis</text:p>
          </table:table-cell>
          <table:table-cell table:number-columns-repeated="10"/>
        </table:table-row>
        <table:table-row table:style-name="ro1">
          <table:table-cell table:number-columns-repeated="16"/>
        </table:table-row>
        <table:table-row table:style-name="ro1">
          <table:table-cell office:value-type="string" calcext:value-type="string">
            <text:p>Do you want to treat the dependent variable as ordinal?</text:p>
          </table:table-cell>
          <table:table-cell table:number-columns-repeated="15"/>
        </table:table-row>
        <table:table-row table:style-name="ro1">
          <table:table-cell table:number-columns-repeated="16"/>
        </table:table-row>
        <table:table-row table:style-name="ro2">
          <table:table-cell office:value-type="string" calcext:value-type="string">
            <text:p><text:a xlink:href="#Sheet1.C469" xlink:type="simple">Yes</text:a></text:p>
          </table:table-cell>
          <table:table-cell/>
          <table:table-cell office:value-type="string" calcext:value-type="string">
            <text:p>Do you want to treat all the independent variables as nominal</text:p>
          </table:table-cell>
          <table:table-cell table:number-columns-repeated="13"/>
        </table:table-row>
        <table:table-row table:style-name="ro2">
          <table:table-cell office:value-type="string" calcext:value-type="string">
            <text:p><text:a xlink:href="#Sheet1.A476" xlink:type="simple">No</text:a></text:p>
          </table:table-cell>
          <table:table-cell table:number-columns-repeated="15"/>
        </table:table-row>
        <table:table-row table:style-name="ro1">
          <table:table-cell table:number-columns-repeated="2"/>
          <table:table-cell office:value-type="string" calcext:value-type="string">
            <text:p>Yes</text:p>
          </table:table-cell>
          <table:table-cell/>
          <table:table-cell table:style-name="ce5" office:value-type="string" calcext:value-type="string" table:number-columns-spanned="4" table:number-rows-spanned="2">
            <office:annotation draw:style-name="gr19" draw:text-style-name="P2" svg:width="82.18pt" svg:height="16.89pt" svg:x="529.09pt" svg:y="6035.53pt" draw:caption-point-x="-15.39pt" draw:caption-point-y="65.79pt">
              <dc:creator>WV</dc:creator>
              <dc:date>2014-03-16T00:00:00</dc:date>
              <text:p text:style-name="P1"><text:span text:style-name="T1">Use chi-square</text:span></text:p>
            </office:annotation>
            <text:p>Multidimensional contingency table analysis based on the cumulative logistic distribution</text:p>
          </table:table-cell>
          <table:covered-table-cell table:number-columns-repeated="3"/>
          <table:table-cell table:number-columns-repeated="8"/>
        </table:table-row>
        <table:table-row table:style-name="ro1">
          <table:table-cell table:number-columns-repeated="4"/>
          <table:covered-table-cell table:number-columns-repeated="4"/>
          <table:table-cell table:number-columns-repeated="8"/>
        </table:table-row>
        <table:table-row table:style-name="ro1">
          <table:table-cell table:number-columns-repeated="16"/>
        </table:table-row>
        <table:table-row table:style-name="ro1">
          <table:table-cell table:number-columns-repeated="2"/>
          <table:table-cell office:value-type="string" calcext:value-type="string">
            <text:p>No</text:p>
          </table:table-cell>
          <table:table-cell/>
          <table:table-cell table:style-name="ce3" office:value-type="string" calcext:value-type="string">
            <text:p>Multivariate regression analysis</text:p>
          </table:table-cell>
          <table:table-cell table:number-columns-repeated="11"/>
        </table:table-row>
        <table:table-row table:style-name="ro1">
          <table:table-cell table:number-columns-repeated="16"/>
        </table:table-row>
        <table:table-row table:style-name="ro1">
          <table:table-cell office:value-type="string" calcext:value-type="string">
            <text:p>Do you want to treat any of the independent variables as ordinal?</text:p>
          </table:table-cell>
          <table:table-cell table:number-columns-repeated="15"/>
        </table:table-row>
        <table:table-row table:style-name="ro1">
          <table:table-cell table:number-columns-repeated="16"/>
        </table:table-row>
        <table:table-row table:style-name="ro1">
          <table:table-cell office:value-type="string" calcext:value-type="string">
            <text:p>Yes</text:p>
          </table:table-cell>
          <table:table-cell/>
          <table:table-cell table:style-name="ce5" office:value-type="string" calcext:value-type="string" table:number-columns-spanned="6" table:number-rows-spanned="2">
            <text:p>Confirmatory factor analysis with unweighted least squares and rank-based polychoric correlation coefficients</text:p>
          </table:table-cell>
          <table:covered-table-cell table:number-columns-repeated="5"/>
          <table:table-cell table:number-columns-repeated="8"/>
        </table:table-row>
        <table:table-row table:style-name="ro1">
          <table:table-cell table:number-columns-repeated="2"/>
          <table:covered-table-cell table:number-columns-repeated="6"/>
          <table:table-cell table:number-columns-repeated="8"/>
        </table:table-row>
        <table:table-row table:style-name="ro1">
          <table:table-cell table:number-columns-repeated="16"/>
        </table:table-row>
        <table:table-row table:style-name="ro2">
          <table:table-cell office:value-type="string" calcext:value-type="string">
            <text:p><text:a xlink:href="#Sheet1.C481" xlink:type="simple">No</text:a></text:p>
          </table:table-cell>
          <table:table-cell/>
          <table:table-cell table:style-name="ce2" office:value-type="string" calcext:value-type="string" table:number-columns-spanned="6" table:number-rows-spanned="2">
            <text:p>Do you want to treat the dependent variable as interval and all the independent variables as nominal and do you want to assume homoscedasticity?</text:p>
          </table:table-cell>
          <table:covered-table-cell table:number-columns-repeated="5"/>
          <table:table-cell table:number-columns-repeated="8"/>
        </table:table-row>
        <table:table-row table:style-name="ro1">
          <table:table-cell table:number-columns-repeated="2"/>
          <table:covered-table-cell table:number-columns-repeated="6"/>
          <table:table-cell table:number-columns-repeated="8"/>
        </table:table-row>
        <table:table-row table:style-name="ro1">
          <table:table-cell table:number-columns-repeated="16"/>
        </table:table-row>
        <table:table-row table:style-name="ro1">
          <table:table-cell table:number-columns-repeated="2"/>
          <table:table-cell office:value-type="string" calcext:value-type="string">
            <text:p>Yes</text:p>
          </table:table-cell>
          <table:table-cell/>
          <table:table-cell table:style-name="ce3" office:value-type="string" calcext:value-type="string">
            <office:annotation draw:style-name="gr19" draw:text-style-name="P2" svg:width="82.18pt" svg:height="16.89pt" svg:x="337.04pt" svg:y="6202.49pt" draw:caption-point-x="-16.1pt" draw:caption-point-y="66.44pt">
              <dc:creator>WV</dc:creator>
              <dc:date>2014-03-16T00:00:00</dc:date>
              <text:p text:style-name="P1"><text:span text:style-name="T1">Use F test</text:span></text:p>
            </office:annotation>
            <text:p>Analysis of variance</text:p>
          </table:table-cell>
          <table:table-cell table:number-columns-repeated="11"/>
        </table:table-row>
        <table:table-row table:style-name="ro2">
          <table:table-cell table:number-columns-repeated="2"/>
          <table:table-cell office:value-type="string" calcext:value-type="string">
            <text:p><text:a xlink:href="#Sheet1.C487" xlink:type="simple">No</text:a></text:p>
          </table:table-cell>
          <table:table-cell table:number-columns-repeated="13"/>
        </table:table-row>
        <table:table-row table:style-name="ro1">
          <table:table-cell table:number-columns-repeated="16"/>
        </table:table-row>
        <table:table-row table:style-name="ro1">
          <table:table-cell table:number-columns-repeated="2"/>
          <table:table-cell office:value-type="string" calcext:value-type="string">
            <text:p>Do you want to treat all variables as nominal?</text:p>
          </table:table-cell>
          <table:table-cell table:number-columns-repeated="13"/>
        </table:table-row>
        <table:table-row table:style-name="ro1">
          <table:table-cell table:number-columns-repeated="16"/>
        </table:table-row>
        <table:table-row table:style-name="ro2">
          <table:table-cell table:number-columns-repeated="2"/>
          <table:table-cell office:value-type="string" calcext:value-type="string">
            <text:p><text:a xlink:href="#Sheet1.C492" xlink:type="simple">Yes</text:a></text:p>
          </table:table-cell>
          <table:table-cell table:number-columns-repeated="13"/>
        </table:table-row>
        <table:table-row table:style-name="ro2">
          <table:table-cell table:number-columns-repeated="2"/>
          <table:table-cell office:value-type="string" calcext:value-type="string">
            <text:p><text:a xlink:href="#Sheet1.C498" xlink:type="simple">No</text:a></text:p>
          </table:table-cell>
          <table:table-cell table:number-columns-repeated="13"/>
        </table:table-row>
        <table:table-row table:style-name="ro1">
          <table:table-cell table:number-columns-repeated="16"/>
        </table:table-row>
        <table:table-row table:style-name="ro1">
          <table:table-cell table:number-columns-repeated="2"/>
          <table:table-cell office:value-type="string" calcext:value-type="string">
            <text:p>Do you want to do a hierarchical analysis?</text:p>
          </table:table-cell>
          <table:table-cell table:number-columns-repeated="13"/>
        </table:table-row>
        <table:table-row table:style-name="ro1">
          <table:table-cell table:number-columns-repeated="16"/>
        </table:table-row>
        <table:table-row table:style-name="ro1">
          <table:table-cell table:number-columns-repeated="2"/>
          <table:table-cell office:value-type="string" calcext:value-type="string">
            <text:p>Yes</text:p>
          </table:table-cell>
          <table:table-cell/>
          <table:table-cell table:style-name="ce3" office:value-type="string" calcext:value-type="string">
            <office:annotation draw:style-name="gr25" draw:text-style-name="P2" svg:width="82.18pt" svg:height="28.09pt" svg:x="337.04pt" svg:y="6332.17pt" draw:caption-point-x="-16.1pt" draw:caption-point-y="66.9pt">
              <dc:creator>WV</dc:creator>
              <dc:date>2014-03-16T00:00:00</dc:date>
              <text:p text:style-name="P1"><text:span text:style-name="T1">Use chi-square tests</text:span></text:p>
            </office:annotation>
            <text:p>Multidimensional contingency table analysis</text:p>
          </table:table-cell>
          <table:table-cell table:number-columns-repeated="11"/>
        </table:table-row>
        <table:table-row table:style-name="ro1">
          <table:table-cell table:number-columns-repeated="2"/>
          <table:table-cell office:value-type="string" calcext:value-type="string">
            <text:p>No</text:p>
          </table:table-cell>
          <table:table-cell/>
          <table:table-cell table:style-name="ce5" office:value-type="string" calcext:value-type="string" table:number-columns-spanned="4" table:number-rows-spanned="2">
            <office:annotation draw:style-name="gr25" draw:text-style-name="P2" svg:width="82.18pt" svg:height="28.09pt" svg:x="529.09pt" svg:y="6344.96pt" draw:caption-point-x="-15.39pt" draw:caption-point-y="66.95pt">
              <dc:creator>WV</dc:creator>
              <dc:date>2014-03-16T00:00:00</dc:date>
              <text:p text:style-name="P1"><text:span text:style-name="T1">Use chi-square test</text:span></text:p>
            </office:annotation>
            <text:p>Multidimensional contingency table analysis technique allowing an unconstrained design matrix</text:p>
          </table:table-cell>
          <table:covered-table-cell table:number-columns-repeated="3"/>
          <table:table-cell table:number-columns-repeated="8"/>
        </table:table-row>
        <table:table-row table:style-name="ro1">
          <table:table-cell table:number-columns-repeated="4"/>
          <table:covered-table-cell table:number-columns-repeated="4"/>
          <table:table-cell table:number-columns-repeated="8"/>
        </table:table-row>
        <table:table-row table:style-name="ro1">
          <table:table-cell table:number-columns-repeated="16"/>
        </table:table-row>
        <table:table-row table:style-name="ro1">
          <table:table-cell table:number-columns-repeated="2"/>
          <table:table-cell office:value-type="string" calcext:value-type="string">
            <text:p>Do you want to treat the dependent variable as interval and all of the independent variables as nominal?</text:p>
          </table:table-cell>
          <table:table-cell table:number-columns-repeated="13"/>
        </table:table-row>
        <table:table-row table:style-name="ro1">
          <table:table-cell table:number-columns-repeated="16"/>
        </table:table-row>
        <table:table-row table:style-name="ro1">
          <table:table-cell table:number-columns-repeated="2"/>
          <table:table-cell office:value-type="string" calcext:value-type="string">
            <text:p>Yes</text:p>
          </table:table-cell>
          <table:table-cell/>
          <table:table-cell table:style-name="ce3" office:value-type="string" calcext:value-type="string">
            <text:p>Analysis of variance using weighted least squares</text:p>
          </table:table-cell>
          <table:table-cell table:number-columns-repeated="11"/>
        </table:table-row>
        <table:table-row table:style-name="ro1">
          <table:table-cell table:number-columns-repeated="2"/>
          <table:table-cell office:value-type="string" calcext:value-type="string">
            <text:p>No</text:p>
          </table:table-cell>
          <table:table-cell/>
          <table:table-cell table:style-name="ce5" office:value-type="string" calcext:value-type="string" table:number-columns-spanned="4" table:number-rows-spanned="2">
            <text:p>Multidimensional contingency table analysis using weighted least squares may be appropriate</text:p>
          </table:table-cell>
          <table:covered-table-cell table:number-columns-repeated="3"/>
          <table:table-cell table:number-columns-repeated="8"/>
        </table:table-row>
        <table:table-row table:style-name="ro1">
          <table:table-cell table:number-columns-repeated="4"/>
          <table:covered-table-cell table:number-columns-repeated="4"/>
          <table:table-cell table:number-columns-repeated="8"/>
        </table:table-row>
        <table:table-row table:style-name="ro1">
          <table:table-cell table:number-columns-repeated="16"/>
        </table:table-row>
        <table:table-row table:style-name="ro1">
          <table:table-cell office:value-type="string" calcext:value-type="string">
            <text:p>How do you want to treat the dependent variable with respect to scale of measurement?</text:p>
          </table:table-cell>
          <table:table-cell table:number-columns-repeated="15"/>
        </table:table-row>
        <table:table-row table:style-name="ro1">
          <table:table-cell table:number-columns-repeated="16"/>
        </table:table-row>
        <table:table-row table:style-name="ro2">
          <table:table-cell office:value-type="string" calcext:value-type="string">
            <text:p><text:a xlink:href="#Sheet1.C506" xlink:type="simple">Nominal</text:a></text:p>
          </table:table-cell>
          <table:table-cell/>
          <table:table-cell office:value-type="string" calcext:value-type="string">
            <text:p>Do you want to treat all the independent variables as interval?</text:p>
          </table:table-cell>
          <table:table-cell table:number-columns-repeated="13"/>
        </table:table-row>
        <table:table-row table:style-name="ro2">
          <table:table-cell office:value-type="string" calcext:value-type="string">
            <text:p><text:a xlink:href="#Sheet1.A538" xlink:type="simple">Ordinal</text:a></text:p>
          </table:table-cell>
          <table:table-cell table:number-columns-repeated="15"/>
        </table:table-row>
        <table:table-row table:style-name="ro2">
          <table:table-cell office:value-type="string" calcext:value-type="string">
            <text:p><text:a xlink:href="#Sheet1.A540" xlink:type="simple">Interval</text:a></text:p>
          </table:table-cell>
          <table:table-cell/>
          <table:table-cell office:value-type="string" calcext:value-type="string">
            <text:p><text:a xlink:href="#Sheet1.E508" xlink:type="simple">Yes</text:a></text:p>
          </table:table-cell>
          <table:table-cell/>
          <table:table-cell table:style-name="ce2" office:value-type="string" calcext:value-type="string" table:number-columns-spanned="4" table:number-rows-spanned="2">
            <text:p>Do you want to treat the relationships among the independent variables as linear?</text:p>
          </table:table-cell>
          <table:covered-table-cell table:number-columns-repeated="3"/>
          <table:table-cell table:number-columns-repeated="8"/>
        </table:table-row>
        <table:table-row table:style-name="ro2">
          <table:table-cell table:number-columns-repeated="2"/>
          <table:table-cell office:value-type="string" calcext:value-type="string">
            <text:p><text:a xlink:href="#Sheet1.C514" xlink:type="simple">No</text:a></text:p>
          </table:table-cell>
          <table:table-cell/>
          <table:covered-table-cell table:number-columns-repeated="4"/>
          <table:table-cell table:number-columns-repeated="8"/>
        </table:table-row>
        <table:table-row table:style-name="ro1">
          <table:table-cell table:number-columns-repeated="16"/>
        </table:table-row>
        <table:table-row table:style-name="ro1">
          <table:table-cell table:number-columns-repeated="4"/>
          <table:table-cell office:value-type="string" calcext:value-type="string">
            <text:p>Yes</text:p>
          </table:table-cell>
          <table:table-cell/>
          <table:table-cell table:style-name="ce3" office:value-type="string" calcext:value-type="string">
            <office:annotation draw:style-name="gr9" draw:text-style-name="P2" svg:width="82.18pt" svg:height="61.68pt" svg:x="465.05pt" svg:y="6552pt" draw:caption-point-x="-15.59pt" draw:caption-point-y="67.72pt">
              <dc:creator>WV</dc:creator>
              <dc:date>2014-03-16T00:00:00</dc:date>
              <text:p text:style-name="P1"><text:span text:style-name="T1">Use Wilks' lambda, Roy's greatest root criterion, or Pillai-Bartlett V</text:span></text:p>
            </office:annotation>
            <text:p>Multiple discriminant function</text:p>
          </table:table-cell>
          <table:table-cell table:number-columns-repeated="9"/>
        </table:table-row>
        <table:table-row table:style-name="ro1">
          <table:table-cell table:number-columns-repeated="4"/>
          <table:table-cell office:value-type="string" calcext:value-type="string">
            <text:p>No</text:p>
          </table:table-cell>
          <table:table-cell/>
          <table:table-cell table:style-name="ce3" office:value-type="string" calcext:value-type="string">
            <text:p>Logistic regression</text:p>
          </table:table-cell>
          <table:table-cell table:number-columns-repeated="9"/>
        </table:table-row>
        <table:table-row table:style-name="ro1">
          <table:table-cell table:number-columns-repeated="16"/>
        </table:table-row>
        <table:table-row table:style-name="ro1">
          <table:table-cell table:number-columns-repeated="2"/>
          <table:table-cell office:value-type="string" calcext:value-type="string">
            <text:p>Is the dependent variable two-point?</text:p>
          </table:table-cell>
          <table:table-cell table:number-columns-repeated="13"/>
        </table:table-row>
        <table:table-row table:style-name="ro1">
          <table:table-cell table:number-columns-repeated="16"/>
        </table:table-row>
        <table:table-row table:style-name="ro2">
          <table:table-cell table:number-columns-repeated="2"/>
          <table:table-cell office:value-type="string" calcext:value-type="string">
            <text:p><text:a xlink:href="#Sheet1.C522" xlink:type="simple">Yes</text:a></text:p>
          </table:table-cell>
          <table:table-cell table:number-columns-repeated="13"/>
        </table:table-row>
        <table:table-row table:style-name="ro2">
          <table:table-cell table:number-columns-repeated="2"/>
          <table:table-cell office:value-type="string" calcext:value-type="string">
            <text:p><text:a xlink:href="#Sheet1.E517" xlink:type="simple">No</text:a></text:p>
          </table:table-cell>
          <table:table-cell/>
          <table:table-cell office:value-type="string" calcext:value-type="string">
            <text:p>Do you want to treat all of the independent variables as nominal?</text:p>
          </table:table-cell>
          <table:table-cell table:number-columns-repeated="11"/>
        </table:table-row>
        <table:table-row table:style-name="ro1">
          <table:table-cell table:number-columns-repeated="16"/>
        </table:table-row>
        <table:table-row table:style-name="ro1">
          <table:table-cell table:number-columns-repeated="4"/>
          <table:table-cell office:value-type="string" calcext:value-type="string">
            <text:p>Yes</text:p>
          </table:table-cell>
          <table:table-cell/>
          <table:table-cell table:style-name="ce3" office:value-type="string" calcext:value-type="string">
            <office:annotation draw:style-name="gr25" draw:text-style-name="P2" svg:width="82.18pt" svg:height="28.09pt" svg:x="465.05pt" svg:y="6655.49pt" draw:caption-point-x="-15.59pt" draw:caption-point-y="68.12pt">
              <dc:creator>WV</dc:creator>
              <dc:date>2014-03-16T00:00:00</dc:date>
              <text:p text:style-name="P1"><text:span text:style-name="T1">Use chi-square test</text:span></text:p>
            </office:annotation>
            <text:p>Multidimensional contingency table analysis</text:p>
          </table:table-cell>
          <table:table-cell table:number-columns-repeated="9"/>
        </table:table-row>
        <table:table-row table:style-name="ro1">
          <table:table-cell table:number-columns-repeated="4"/>
          <table:table-cell office:value-type="string" calcext:value-type="string">
            <text:p>No</text:p>
          </table:table-cell>
          <table:table-cell/>
          <table:table-cell table:style-name="ce3" office:value-type="string" calcext:value-type="string">
            <text:p>Multiple regression</text:p>
          </table:table-cell>
          <table:table-cell table:number-columns-repeated="9"/>
        </table:table-row>
        <table:table-row table:style-name="ro1">
          <table:table-cell table:number-columns-repeated="16"/>
        </table:table-row>
        <table:table-row table:style-name="ro1">
          <table:table-cell table:number-columns-repeated="2"/>
          <table:table-cell office:value-type="string" calcext:value-type="string">
            <text:p>Is there a very high proportion in one category of the dependent variable (e.g., 90%)</text:p>
          </table:table-cell>
          <table:table-cell table:number-columns-repeated="13"/>
        </table:table-row>
        <table:table-row table:style-name="ro1">
          <table:table-cell table:number-columns-repeated="16"/>
        </table:table-row>
        <table:table-row table:style-name="ro1">
          <table:table-cell table:number-columns-repeated="2"/>
          <table:table-cell office:value-type="string" calcext:value-type="string">
            <text:p>Yes</text:p>
          </table:table-cell>
          <table:table-cell/>
          <table:table-cell table:style-name="ce5" office:value-type="string" calcext:value-type="string" table:number-columns-spanned="5" table:number-rows-spanned="3">
            <text:p>Dummy variable regression using weighted least squares or maximum likelihood, usually on a transformed dependent variable (e.g., on logits)</text:p>
          </table:table-cell>
          <table:covered-table-cell table:number-columns-repeated="4"/>
          <table:table-cell table:number-columns-repeated="7"/>
        </table:table-row>
        <table:table-row table:style-name="ro1">
          <table:table-cell table:number-columns-repeated="4"/>
          <table:covered-table-cell table:number-columns-repeated="5"/>
          <table:table-cell table:number-columns-repeated="7"/>
        </table:table-row>
        <table:table-row table:style-name="ro1">
          <table:table-cell table:number-columns-repeated="4"/>
          <table:covered-table-cell table:number-columns-repeated="5"/>
          <table:table-cell table:number-columns-repeated="7"/>
        </table:table-row>
        <table:table-row table:style-name="ro2">
          <table:table-cell table:number-columns-repeated="2"/>
          <table:table-cell office:value-type="string" calcext:value-type="string">
            <text:p><text:a xlink:href="#Sheet1.C530" xlink:type="simple">No</text:a></text:p>
          </table:table-cell>
          <table:table-cell table:number-columns-repeated="13"/>
        </table:table-row>
        <table:table-row table:style-name="ro1" table:number-rows-repeated="2">
          <table:table-cell table:number-columns-repeated="16"/>
        </table:table-row>
        <table:table-row table:style-name="ro1">
          <table:table-cell table:number-columns-repeated="2"/>
          <table:table-cell office:value-type="string" calcext:value-type="string">
            <text:p>Do you want to assume homoscedasticity?</text:p>
          </table:table-cell>
          <table:table-cell table:number-columns-repeated="13"/>
        </table:table-row>
        <table:table-row table:style-name="ro1">
          <table:table-cell table:number-columns-repeated="16"/>
        </table:table-row>
        <table:table-row table:style-name="ro1">
          <table:table-cell table:number-columns-repeated="2"/>
          <table:table-cell office:value-type="string" calcext:value-type="string">
            <text:p>Yes</text:p>
          </table:table-cell>
          <table:table-cell/>
          <table:table-cell table:style-name="ce3" office:value-type="string" calcext:value-type="string">
            <text:p>Dummy variable regressiion or multiple classification analysis</text:p>
          </table:table-cell>
          <table:table-cell table:number-columns-repeated="11"/>
        </table:table-row>
        <table:table-row table:style-name="ro1">
          <table:table-cell table:number-columns-repeated="16"/>
        </table:table-row>
        <table:table-row table:style-name="ro1">
          <table:table-cell table:number-columns-repeated="2"/>
          <table:table-cell office:value-type="string" calcext:value-type="string">
            <text:p>No</text:p>
          </table:table-cell>
          <table:table-cell/>
          <table:table-cell table:style-name="ce5" office:value-type="string" calcext:value-type="string" table:number-columns-spanned="5" table:number-rows-spanned="3">
            <text:p>Dummy variable regression using weighted least squares or maximum likelihood, usually on a transformed dependent variable (e.g., on logits)</text:p>
          </table:table-cell>
          <table:covered-table-cell table:number-columns-repeated="4"/>
          <table:table-cell table:number-columns-repeated="7"/>
        </table:table-row>
        <table:table-row table:style-name="ro1">
          <table:table-cell table:number-columns-repeated="4"/>
          <table:covered-table-cell table:number-columns-repeated="5"/>
          <table:table-cell table:number-columns-repeated="7"/>
        </table:table-row>
        <table:table-row table:style-name="ro1">
          <table:table-cell table:number-columns-repeated="4"/>
          <table:covered-table-cell table:number-columns-repeated="5"/>
          <table:table-cell table:number-columns-repeated="7"/>
        </table:table-row>
        <table:table-row table:style-name="ro1">
          <table:table-cell table:number-columns-repeated="16"/>
        </table:table-row>
        <table:table-row table:style-name="ro1">
          <table:table-cell table:style-name="ce3" office:value-type="string" calcext:value-type="string">
            <text:p>Ordinal logistic regression</text:p>
          </table:table-cell>
          <table:table-cell table:number-columns-repeated="15"/>
        </table:table-row>
        <table:table-row table:style-name="ro1">
          <table:table-cell table:number-columns-repeated="16"/>
        </table:table-row>
        <table:table-row table:style-name="ro1">
          <table:table-cell office:value-type="string" calcext:value-type="string">
            <text:p>Do you want to treat all the independent variables as interval?</text:p>
          </table:table-cell>
          <table:table-cell table:number-columns-repeated="15"/>
        </table:table-row>
        <table:table-row table:style-name="ro1">
          <table:table-cell table:number-columns-repeated="16"/>
        </table:table-row>
        <table:table-row table:style-name="ro2">
          <table:table-cell office:value-type="string" calcext:value-type="string">
            <text:p><text:a xlink:href="#Sheet1.C542" xlink:type="simple">Yes</text:a></text:p>
          </table:table-cell>
          <table:table-cell/>
          <table:table-cell office:value-type="string" calcext:value-type="string">
            <text:p>Do you want to treat all the relationships as linear?</text:p>
          </table:table-cell>
          <table:table-cell table:number-columns-repeated="13"/>
        </table:table-row>
        <table:table-row table:style-name="ro2">
          <table:table-cell office:value-type="string" calcext:value-type="string">
            <text:p><text:a xlink:href="#Sheet1.A547" xlink:type="simple">No</text:a></text:p>
          </table:table-cell>
          <table:table-cell table:number-columns-repeated="15"/>
        </table:table-row>
        <table:table-row table:style-name="ro2">
          <table:table-cell table:number-columns-repeated="2"/>
          <table:table-cell office:value-type="string" calcext:value-type="string">
            <text:p><text:a xlink:href="#Sheet1.A549" xlink:type="simple">Yes</text:a></text:p>
          </table:table-cell>
          <table:table-cell table:number-columns-repeated="13"/>
        </table:table-row>
        <table:table-row table:style-name="ro1">
          <table:table-cell table:number-columns-repeated="2"/>
          <table:table-cell office:value-type="string" calcext:value-type="string">
            <text:p>No</text:p>
          </table:table-cell>
          <table:table-cell/>
          <table:table-cell table:style-name="ce3" office:value-type="string" calcext:value-type="string">
            <office:annotation draw:style-name="gr25" draw:text-style-name="P2" svg:width="82.18pt" svg:height="28.09pt" svg:x="337.04pt" svg:y="6990.55pt" draw:caption-point-x="-16.1pt" draw:caption-point-y="69.36pt">
              <dc:creator>WV</dc:creator>
              <dc:date>2014-03-16T00:00:00</dc:date>
              <text:p text:style-name="P1"><text:span text:style-name="T1">Use polynomial regression</text:span></text:p>
            </office:annotation>
            <text:p>Multiple curvilinear regression</text:p>
          </table:table-cell>
          <table:table-cell table:number-columns-repeated="11"/>
        </table:table-row>
        <table:table-row table:style-name="ro1">
          <table:table-cell table:number-columns-repeated="16"/>
        </table:table-row>
        <table:table-row table:style-name="ro1">
          <table:table-cell table:style-name="ce3" office:value-type="string" calcext:value-type="string">
            <text:p>Dummy variable regressiion or multiple classification analysis</text:p>
          </table:table-cell>
          <table:table-cell table:number-columns-repeated="15"/>
        </table:table-row>
        <table:table-row table:style-name="ro1">
          <table:table-cell table:number-columns-repeated="16"/>
        </table:table-row>
        <table:table-row table:style-name="ro1">
          <table:table-cell office:value-type="string" calcext:value-type="string">
            <text:p>Does the analysis include at least one intervening variable?</text:p>
          </table:table-cell>
          <table:table-cell table:number-columns-repeated="15"/>
        </table:table-row>
        <table:table-row table:style-name="ro1">
          <table:table-cell table:number-columns-repeated="16"/>
        </table:table-row>
        <table:table-row table:style-name="ro2">
          <table:table-cell office:value-type="string" calcext:value-type="string">
            <text:p><text:a xlink:href="#Sheet1.D551" xlink:type="simple">Yes</text:a></text:p>
          </table:table-cell>
          <table:table-cell table:number-columns-repeated="2"/>
          <table:table-cell office:value-type="string" calcext:value-type="string">
            <text:p>Does the analysis include at least one latent (i.e., unmeasured) vaariable?</text:p>
          </table:table-cell>
          <table:table-cell table:number-columns-repeated="12"/>
        </table:table-row>
        <table:table-row table:style-name="ro2">
          <table:table-cell office:value-type="string" calcext:value-type="string">
            <text:p><text:a xlink:href="#Sheet1.A556" xlink:type="simple">No</text:a></text:p>
          </table:table-cell>
          <table:table-cell table:number-columns-repeated="15"/>
        </table:table-row>
        <table:table-row table:style-name="ro1">
          <table:table-cell table:number-columns-repeated="3"/>
          <table:table-cell office:value-type="string" calcext:value-type="string">
            <text:p>Yes</text:p>
          </table:table-cell>
          <table:table-cell/>
          <table:table-cell table:style-name="ce3" office:value-type="string" calcext:value-type="string">
            <text:p>Structural model with latent variables</text:p>
          </table:table-cell>
          <table:table-cell table:number-columns-repeated="10"/>
        </table:table-row>
        <table:table-row table:style-name="ro1">
          <table:table-cell table:number-columns-repeated="3"/>
          <table:table-cell office:value-type="string" calcext:value-type="string">
            <text:p>No</text:p>
          </table:table-cell>
          <table:table-cell/>
          <table:table-cell table:style-name="ce3" office:value-type="string" calcext:value-type="string">
            <text:p>Path Analysis</text:p>
          </table:table-cell>
          <table:table-cell table:number-columns-repeated="10"/>
        </table:table-row>
        <table:table-row table:style-name="ro1">
          <table:table-cell table:number-columns-repeated="16"/>
        </table:table-row>
        <table:table-row table:style-name="ro1">
          <table:table-cell table:style-name="ce2" office:value-type="string" calcext:value-type="string" table:number-columns-spanned="6" table:number-rows-spanned="2">
            <text:p>Do you want a single measure of the relationship between the dependent variable and all the independent variables taken together?</text:p>
          </table:table-cell>
          <table:covered-table-cell table:number-columns-repeated="5"/>
          <table:table-cell table:number-columns-repeated="10"/>
        </table:table-row>
        <table:table-row table:style-name="ro1">
          <table:covered-table-cell table:number-columns-repeated="6"/>
          <table:table-cell table:number-columns-repeated="10"/>
        </table:table-row>
        <table:table-row table:style-name="ro1">
          <table:table-cell table:number-columns-repeated="16"/>
        </table:table-row>
        <table:table-row table:style-name="ro1">
          <table:table-cell office:value-type="string" calcext:value-type="string">
            <text:p>Yes</text:p>
          </table:table-cell>
          <table:table-cell/>
          <table:table-cell table:style-name="ce3" office:value-type="string" calcext:value-type="string">
            <office:annotation draw:style-name="gr19" draw:text-style-name="P2" svg:width="82.18pt" svg:height="16.89pt" svg:x="209.03pt" svg:y="7170.86pt" draw:caption-point-x="-16.58pt" draw:caption-point-y="70.07pt">
              <dc:creator>WV</dc:creator>
              <dc:date>2014-03-16T00:00:00</dc:date>
              <text:p text:style-name="P1"><text:span text:style-name="T1">Use F test</text:span></text:p>
            </office:annotation>
            <text:p>Multiple correlation (multiple regression)</text:p>
          </table:table-cell>
          <table:table-cell table:number-columns-repeated="13"/>
        </table:table-row>
        <table:table-row table:style-name="ro2">
          <table:table-cell office:value-type="string" calcext:value-type="string">
            <text:p><text:a xlink:href="#Sheet1.A562" xlink:type="simple">No</text:a></text:p>
          </table:table-cell>
          <table:table-cell table:number-columns-repeated="15"/>
        </table:table-row>
        <table:table-row table:style-name="ro1">
          <table:table-cell table:number-columns-repeated="16"/>
        </table:table-row>
        <table:table-row table:style-name="ro1">
          <table:table-cell table:style-name="ce2" office:value-type="string" calcext:value-type="string" table:number-columns-spanned="7" table:number-rows-spanned="3">
            <text:p>Do you want a statistic which assigns to each independent variable some of the explainable variance in the dependnt variable which that independent variable shares with other independent variables?</text:p>
          </table:table-cell>
          <table:covered-table-cell table:number-columns-repeated="6"/>
          <table:table-cell table:number-columns-repeated="9"/>
        </table:table-row>
        <table:table-row table:style-name="ro1">
          <table:covered-table-cell table:number-columns-repeated="7"/>
          <table:table-cell table:number-columns-repeated="9"/>
        </table:table-row>
        <table:table-row table:style-name="ro1">
          <table:covered-table-cell table:number-columns-repeated="7"/>
          <table:table-cell table:number-columns-repeated="9"/>
        </table:table-row>
        <table:table-row table:style-name="ro1">
          <table:table-cell table:number-columns-repeated="16"/>
        </table:table-row>
        <table:table-row table:style-name="ro1">
          <table:table-cell office:value-type="string" calcext:value-type="string">
            <text:p>Yes</text:p>
          </table:table-cell>
          <table:table-cell/>
          <table:table-cell table:style-name="ce3" office:value-type="string" calcext:value-type="string">
            <office:annotation draw:style-name="gr19" draw:text-style-name="P2" svg:width="82.18pt" svg:height="16.89pt" svg:x="209.03pt" svg:y="7261.03pt" draw:caption-point-x="-16.58pt" draw:caption-point-y="70.38pt">
              <dc:creator>WV</dc:creator>
              <dc:date>2014-03-16T00:00:00</dc:date>
              <text:p text:style-name="P1"><text:span text:style-name="T1">Use F test</text:span></text:p>
            </office:annotation>
            <text:p>Regression coefficient</text:p>
          </table:table-cell>
          <table:table-cell table:number-columns-repeated="13"/>
        </table:table-row>
        <table:table-row table:style-name="ro2">
          <table:table-cell office:value-type="string" calcext:value-type="string">
            <text:p><text:a xlink:href="#Sheet1.A569" xlink:type="simple">No</text:a></text:p>
          </table:table-cell>
          <table:table-cell table:number-columns-repeated="15"/>
        </table:table-row>
        <table:table-row table:style-name="ro1">
          <table:table-cell table:number-columns-repeated="16"/>
        </table:table-row>
        <table:table-row table:style-name="ro1">
          <table:table-cell table:style-name="ce2" office:value-type="string" calcext:value-type="string" table:number-columns-spanned="7" table:number-rows-spanned="3">
            <text:p>Do you want a statistic that measures the additional proportion of the total variance in the dependent variable explainable by each independent variable, over and above what the other independent variables can explain?</text:p>
          </table:table-cell>
          <table:covered-table-cell table:number-columns-repeated="6"/>
          <table:table-cell table:number-columns-repeated="9"/>
        </table:table-row>
        <table:table-row table:style-name="ro1">
          <table:covered-table-cell table:number-columns-repeated="7"/>
          <table:table-cell table:number-columns-repeated="9"/>
        </table:table-row>
        <table:table-row table:style-name="ro1">
          <table:covered-table-cell table:number-columns-repeated="7"/>
          <table:table-cell table:number-columns-repeated="9"/>
        </table:table-row>
        <table:table-row table:style-name="ro1">
          <table:table-cell table:number-columns-repeated="16"/>
        </table:table-row>
        <table:table-row table:style-name="ro1">
          <table:table-cell office:value-type="string" calcext:value-type="string">
            <text:p>Yes</text:p>
          </table:table-cell>
          <table:table-cell/>
          <table:table-cell table:style-name="ce3" office:value-type="string" calcext:value-type="string">
            <office:annotation draw:style-name="gr19" draw:text-style-name="P2" svg:width="82.18pt" svg:height="16.89pt" svg:x="209.03pt" svg:y="7351.2pt" draw:caption-point-x="-16.58pt" draw:caption-point-y="70.72pt">
              <dc:creator>WV</dc:creator>
              <dc:date>2014-03-16T00:00:00</dc:date>
              <text:p text:style-name="P1"><text:span text:style-name="T1">Use F test</text:span></text:p>
            </office:annotation>
            <text:p>Part correlation</text:p>
          </table:table-cell>
          <table:table-cell table:number-columns-repeated="13"/>
        </table:table-row>
        <table:table-row table:style-name="ro2">
          <table:table-cell office:value-type="string" calcext:value-type="string">
            <text:p><text:a xlink:href="#Sheet1.A576" xlink:type="simple">No</text:a></text:p>
          </table:table-cell>
          <table:table-cell table:number-columns-repeated="15"/>
        </table:table-row>
        <table:table-row table:style-name="ro1">
          <table:table-cell table:number-columns-repeated="16"/>
        </table:table-row>
        <table:table-row table:style-name="ro1">
          <table:table-cell table:style-name="ce2" office:value-type="string" calcext:value-type="string" table:number-columns-spanned="7" table:number-rows-spanned="4">
            <text:p>Do you want a statistic that measures the additional proportion of the total variance in the dependent variable explainable by each independent variable, over and above what the other independent variables can explain, expressed relative to the proportion of variance in the dependent variable unexplainable by the other independent variables?</text:p>
          </table:table-cell>
          <table:covered-table-cell table:number-columns-repeated="6"/>
          <table:table-cell table:number-columns-repeated="9"/>
        </table:table-row>
        <table:table-row table:style-name="ro1">
          <table:covered-table-cell table:number-columns-repeated="7"/>
          <table:table-cell table:number-columns-repeated="9"/>
        </table:table-row>
        <table:table-row table:style-name="ro1">
          <table:covered-table-cell table:number-columns-repeated="7"/>
          <table:table-cell table:number-columns-repeated="9"/>
        </table:table-row>
        <table:table-row table:style-name="ro1">
          <table:covered-table-cell table:number-columns-repeated="7"/>
          <table:table-cell table:number-columns-repeated="9"/>
        </table:table-row>
        <table:table-row table:style-name="ro1">
          <table:table-cell table:number-columns-repeated="16"/>
        </table:table-row>
        <table:table-row table:style-name="ro1">
          <table:table-cell/>
          <table:table-cell office:value-type="string" calcext:value-type="string">
            <text:p>Yes</text:p>
          </table:table-cell>
          <table:table-cell/>
          <table:table-cell table:style-name="ce3" office:value-type="string" calcext:value-type="string">
            <office:annotation draw:style-name="gr14" draw:text-style-name="P2" svg:width="82.18pt" svg:height="84.08pt" svg:x="273.03pt" svg:y="7454.15pt" draw:caption-point-x="-16.33pt" draw:caption-point-y="71.12pt">
              <dc:creator>WV</dc:creator>
              <dc:date>2014-03-16T00:00:00</dc:date>
              <text:p text:style-name="P1"><text:span text:style-name="T1">Do Fisher's r to Z transformation and refer critical ratio of Z to a table of the unit normal curve, or use F test.</text:span></text:p>
            </office:annotation>
            <text:p>Partial correlation</text:p>
          </table:table-cell>
          <table:table-cell table:number-columns-repeated="12"/>
        </table:table-row>
        <table:table-row table:style-name="ro1">
          <table:table-cell table:number-columns-repeated="16"/>
        </table:table-row>
        <table:table-row table:style-name="ro1">
          <table:table-cell office:value-type="string" calcext:value-type="string">
            <text:p>Logical Binary Variables</text:p>
          </table:table-cell>
          <table:table-cell table:number-columns-repeated="15"/>
        </table:table-row>
        <table:table-row table:style-name="ro1">
          <table:table-cell table:number-columns-repeated="16"/>
        </table:table-row>
        <table:table-row table:style-name="ro1">
          <table:table-cell office:value-type="string" calcext:value-type="string">
            <text:p>Determine relationships</text:p>
          </table:table-cell>
          <table:table-cell/>
          <table:table-cell table:style-name="ce3" office:value-type="string" calcext:value-type="string">
            <office:annotation draw:style-name="gr14" draw:text-style-name="P2" svg:width="82.18pt" svg:height="84.08pt" svg:x="209.03pt" svg:y="7505.4pt" draw:caption-point-x="-16.58pt" draw:caption-point-y="71.26pt">
              <dc:creator>WV</dc:creator>
              <dc:date>2014-03-16T00:00:00</dc:date>
              <text:p text:style-name="P1"><text:span text:style-name="T1">Use simplification techniques such as Karnaugh Map and MinMax procedures.</text:span></text:p>
            </office:annotation>
            <text:p>Truth Tables</text:p>
          </table:table-cell>
          <table:table-cell table:number-columns-repeated="13"/>
        </table:table-row>
        <table:table-row table:style-name="ro1">
          <table:table-cell table:number-columns-repeated="16"/>
        </table:table-row>
        <table:table-row table:style-name="ro1">
          <table:table-cell office:value-type="string" calcext:value-type="string">
            <text:p>Point estimation: Is analytical function known?</text:p>
          </table:table-cell>
          <table:table-cell table:number-columns-repeated="15"/>
        </table:table-row>
        <table:table-row table:style-name="ro1">
          <table:table-cell table:number-columns-repeated="4"/>
          <table:table-cell office:value-type="string" calcext:value-type="string">
            <text:p>Does data contain error?</text:p>
          </table:table-cell>
          <table:table-cell table:number-columns-repeated="11"/>
        </table:table-row>
        <table:table-row table:style-name="ro2">
          <table:table-cell office:value-type="string" calcext:value-type="string">
            <text:p><text:a xlink:href="#Sheet1.E589" xlink:type="simple">No, only data points</text:a></text:p>
          </table:table-cell>
          <table:table-cell table:number-columns-repeated="3"/>
          <table:table-cell office:value-type="string" calcext:value-type="string">
            <text:p>Yes</text:p>
          </table:table-cell>
          <table:table-cell/>
          <table:table-cell table:style-name="ce3" office:value-type="string" calcext:value-type="string">
            <text:p>Least squares approximation</text:p>
          </table:table-cell>
          <table:table-cell table:number-columns-repeated="9"/>
        </table:table-row>
        <table:table-row table:style-name="ro2">
          <table:table-cell office:value-type="string" calcext:value-type="string">
            <text:p><text:a xlink:href="#Sheet1.A595" xlink:type="simple">Data points and derivatives at points</text:a></text:p>
          </table:table-cell>
          <table:table-cell table:number-columns-repeated="5"/>
          <table:table-cell table:style-name="ce3" office:value-type="string" calcext:value-type="string">
            <text:p>Curve fitting</text:p>
          </table:table-cell>
          <table:table-cell table:number-columns-repeated="9"/>
        </table:table-row>
        <table:table-row table:style-name="ro2">
          <table:table-cell office:value-type="string" calcext:value-type="string">
            <text:p><text:a xlink:href="#Sheet1.A597" xlink:type="simple">Only function is known</text:a></text:p>
          </table:table-cell>
          <table:table-cell table:number-columns-repeated="3"/>
          <table:table-cell office:value-type="string" calcext:value-type="string">
            <text:p>No</text:p>
          </table:table-cell>
          <table:table-cell/>
          <table:table-cell table:style-name="ce3" office:value-type="string" calcext:value-type="string">
            <text:p>Cubic spline</text:p>
          </table:table-cell>
          <table:table-cell table:number-columns-repeated="9"/>
        </table:table-row>
        <table:table-row table:style-name="ro2">
          <table:table-cell office:value-type="string" calcext:value-type="string">
            <text:p><text:a xlink:href="#Sheet1.A599" xlink:type="simple">Function and first derivative are known</text:a></text:p>
          </table:table-cell>
          <table:table-cell table:number-columns-repeated="5"/>
          <table:table-cell table:style-name="ce3" office:value-type="string" calcext:value-type="string">
            <text:p>LaGrange estimation</text:p>
          </table:table-cell>
          <table:table-cell table:number-columns-repeated="9"/>
        </table:table-row>
        <table:table-row table:style-name="ro2">
          <table:table-cell office:value-type="string" calcext:value-type="string">
            <text:p><text:a xlink:href="#Sheet1.A602" xlink:type="simple">Function and first 2 derivatives are known</text:a></text:p>
          </table:table-cell>
          <table:table-cell table:number-columns-repeated="5"/>
          <table:table-cell table:style-name="ce3" office:value-type="string" calcext:value-type="string">
            <text:p>Newton method</text:p>
          </table:table-cell>
          <table:table-cell table:number-columns-repeated="9"/>
        </table:table-row>
        <table:table-row table:style-name="ro1">
          <table:table-cell table:number-columns-repeated="4"/>
          <table:table-cell office:value-type="string" calcext:value-type="string">
            <text:p>Special case</text:p>
          </table:table-cell>
          <table:table-cell table:number-columns-repeated="11"/>
        </table:table-row>
        <table:table-row table:style-name="ro1">
          <table:table-cell table:style-name="ce3" office:value-type="string" calcext:value-type="string">
            <text:p>Newton method</text:p>
          </table:table-cell>
          <table:table-cell table:number-columns-repeated="4"/>
          <table:table-cell office:value-type="string" calcext:value-type="string">
            <text:p>Periodic function, equally spaced abscissa</text:p>
          </table:table-cell>
          <table:table-cell table:number-columns-repeated="3"/>
          <table:table-cell table:style-name="ce3" office:value-type="string" calcext:value-type="string">
            <text:p>Trigonometric interpolation</text:p>
          </table:table-cell>
          <table:table-cell table:number-columns-repeated="6"/>
        </table:table-row>
        <table:table-row table:style-name="ro1">
          <table:table-cell table:number-columns-repeated="9"/>
          <table:table-cell table:style-name="ce3" office:value-type="string" calcext:value-type="string">
            <text:p>Fourier analysis</text:p>
          </table:table-cell>
          <table:table-cell table:number-columns-repeated="6"/>
        </table:table-row>
        <table:table-row table:style-name="ro1">
          <table:table-cell table:style-name="ce3" office:value-type="string" calcext:value-type="string">
            <text:p>Cubic spline</text:p>
          </table:table-cell>
          <table:table-cell table:number-columns-repeated="4"/>
          <table:table-cell office:value-type="string" calcext:value-type="string">
            <text:p>Measurement data</text:p>
          </table:table-cell>
          <table:table-cell table:number-columns-repeated="3"/>
          <table:table-cell table:style-name="ce3" office:value-type="string" calcext:value-type="string">
            <text:p>Statistical least squares</text:p>
          </table:table-cell>
          <table:table-cell table:number-columns-repeated="6"/>
        </table:table-row>
        <table:table-row table:style-name="ro1">
          <table:table-cell table:number-columns-repeated="9"/>
          <table:table-cell table:style-name="ce3" office:value-type="string" calcext:value-type="string">
            <text:p>Curve fitting</text:p>
          </table:table-cell>
          <table:table-cell table:number-columns-repeated="6"/>
        </table:table-row>
        <table:table-row table:style-name="ro1">
          <table:table-cell table:style-name="ce3" office:value-type="string" calcext:value-type="string">
            <text:p>Hermite interpolation</text:p>
          </table:table-cell>
          <table:table-cell table:number-columns-repeated="4"/>
          <table:table-cell office:value-type="string" calcext:value-type="string">
            <text:p>Chebyshev abscissa</text:p>
          </table:table-cell>
          <table:table-cell table:number-columns-repeated="3"/>
          <table:table-cell table:style-name="ce3" office:value-type="string" calcext:value-type="string">
            <text:p>Chebyshev approximation</text:p>
          </table:table-cell>
          <table:table-cell table:number-columns-repeated="6"/>
        </table:table-row>
        <table:table-row table:style-name="ro1">
          <table:table-cell table:style-name="ce3" office:value-type="string" calcext:value-type="string">
            <text:p>Newton-Raphson method</text:p>
          </table:table-cell>
          <table:table-cell table:number-columns-repeated="4"/>
          <table:table-cell office:value-type="string" calcext:value-type="string">
            <text:p>Arbitrary distribution points</text:p>
          </table:table-cell>
          <table:table-cell table:number-columns-repeated="3"/>
          <table:table-cell table:style-name="ce3" office:value-type="string" calcext:value-type="string">
            <text:p>Orthagonal approximation</text:p>
          </table:table-cell>
          <table:table-cell table:number-columns-repeated="6"/>
        </table:table-row>
        <table:table-row table:style-name="ro1">
          <table:table-cell table:number-columns-repeated="5"/>
          <table:table-cell office:value-type="string" calcext:value-type="string">
            <text:p>Points in neighborhood of x=0</text:p>
          </table:table-cell>
          <table:table-cell table:number-columns-repeated="3"/>
          <table:table-cell table:style-name="ce3" office:value-type="string" calcext:value-type="string">
            <text:p>Taylor series</text:p>
          </table:table-cell>
          <table:table-cell table:number-columns-repeated="6"/>
        </table:table-row>
        <table:table-row table:style-name="ro1">
          <table:table-cell office:value-type="string" calcext:value-type="string">
            <text:p>What is the nature of the information?</text:p>
          </table:table-cell>
          <table:table-cell table:number-columns-repeated="15"/>
        </table:table-row>
        <table:table-row table:style-name="ro1">
          <table:table-cell table:number-columns-repeated="16"/>
        </table:table-row>
        <table:table-row table:style-name="ro1">
          <table:table-cell office:value-type="string" calcext:value-type="string">
            <text:p>Function weighted</text:p>
          </table:table-cell>
          <table:table-cell/>
          <table:table-cell table:style-name="ce3" office:value-type="string" calcext:value-type="string">
            <text:p>Least squares analysis with orthogonal polynomials</text:p>
          </table:table-cell>
          <table:table-cell table:number-columns-repeated="13"/>
        </table:table-row>
        <table:table-row table:style-name="ro1">
          <table:table-cell office:value-type="string" calcext:value-type="string">
            <text:p>Truncated series</text:p>
          </table:table-cell>
          <table:table-cell/>
          <table:table-cell table:style-name="ce3" office:value-type="string" calcext:value-type="string">
            <text:p>Pade approximation</text:p>
          </table:table-cell>
          <table:table-cell table:number-columns-repeated="13"/>
        </table:table-row>
        <table:table-row table:style-name="ro1">
          <table:table-cell office:value-type="string" calcext:value-type="string">
            <text:p>Rational function</text:p>
          </table:table-cell>
          <table:table-cell/>
          <table:table-cell table:style-name="ce3" office:value-type="string" calcext:value-type="string">
            <text:p>Least squares analysis by rational function</text:p>
          </table:table-cell>
          <table:table-cell table:number-columns-repeated="13"/>
        </table:table-row>
        <table:table-row table:style-name="ro1">
          <table:table-cell office:value-type="string" calcext:value-type="string">
            <text:p>Periodic function</text:p>
          </table:table-cell>
          <table:table-cell/>
          <table:table-cell table:style-name="ce3" office:value-type="string" calcext:value-type="string">
            <text:p>Least squares analysis</text:p>
          </table:table-cell>
          <table:table-cell table:number-columns-repeated="13"/>
        </table:table-row>
        <table:table-row table:style-name="ro1">
          <table:table-cell table:number-columns-repeated="2"/>
          <table:table-cell table:style-name="ce3" office:value-type="string" calcext:value-type="string">
            <text:p>Fourier analysis</text:p>
          </table:table-cell>
          <table:table-cell table:number-columns-repeated="3"/>
          <table:table-cell office:value-type="string" calcext:value-type="string">
            <text:p>How many variables are there?</text:p>
          </table:table-cell>
          <table:table-cell table:number-columns-repeated="9"/>
        </table:table-row>
        <table:table-row table:style-name="ro2">
          <table:table-cell table:number-columns-repeated="7"/>
          <table:table-cell office:value-type="string" calcext:value-type="string">
            <text:p><text:a xlink:href="#Sheet1.A612" xlink:type="simple">Two</text:a></text:p>
          </table:table-cell>
          <table:table-cell table:number-columns-repeated="8"/>
        </table:table-row>
        <table:table-row table:style-name="ro2">
          <table:table-cell table:number-columns-repeated="7"/>
          <table:table-cell office:value-type="string" calcext:value-type="string">
            <text:p><text:a xlink:href="#Sheet1.G612" xlink:type="simple">More than two</text:a></text:p>
          </table:table-cell>
          <table:table-cell table:number-columns-repeated="8"/>
        </table:table-row>
        <table:table-row table:style-name="ro2">
          <table:table-cell office:value-type="string" calcext:value-type="string">
            <text:p><text:a xlink:href="#Sheet1.G608" xlink:type="simple">Differentiation</text:a></text:p>
          </table:table-cell>
          <table:table-cell table:number-columns-repeated="15"/>
        </table:table-row>
        <table:table-row table:style-name="ro1">
          <table:table-cell table:number-columns-repeated="16"/>
        </table:table-row>
        <table:table-row table:style-name="ro1">
          <table:table-cell office:value-type="string" calcext:value-type="string">
            <text:p>Only data points known</text:p>
          </table:table-cell>
          <table:table-cell table:number-columns-repeated="2"/>
          <table:table-cell table:style-name="ce3" office:value-type="string" calcext:value-type="string">
            <text:p>Cubic spline</text:p>
          </table:table-cell>
          <table:table-cell table:number-columns-repeated="2"/>
          <table:table-cell office:value-type="string" calcext:value-type="string">
            <text:p>Multidimensional minimization</text:p>
          </table:table-cell>
          <table:table-cell table:number-columns-repeated="2"/>
          <table:table-cell table:style-name="ce3" office:value-type="string" calcext:value-type="string">
            <text:p>Nelder and Mear method</text:p>
          </table:table-cell>
          <table:table-cell table:number-columns-repeated="6"/>
        </table:table-row>
        <table:table-row table:style-name="ro1">
          <table:table-cell table:number-columns-repeated="3"/>
          <table:table-cell table:style-name="ce3" office:value-type="string" calcext:value-type="string">
            <text:p>Newton method</text:p>
          </table:table-cell>
          <table:table-cell table:number-columns-repeated="2"/>
          <table:table-cell office:value-type="string" calcext:value-type="string">
            <text:p>Others</text:p>
          </table:table-cell>
          <table:table-cell table:number-columns-repeated="2"/>
          <table:table-cell table:style-name="ce3" office:value-type="string" calcext:value-type="string">
            <text:p>Minimization of N variables</text:p>
          </table:table-cell>
          <table:table-cell table:number-columns-repeated="6"/>
        </table:table-row>
        <table:table-row table:style-name="ro1">
          <table:table-cell office:value-type="string" calcext:value-type="string">
            <text:p>Data contains error</text:p>
          </table:table-cell>
          <table:table-cell table:number-columns-repeated="2"/>
          <table:table-cell table:style-name="ce3" office:value-type="string" calcext:value-type="string">
            <text:p>Least squares approximation</text:p>
          </table:table-cell>
          <table:table-cell table:number-columns-repeated="5"/>
          <table:table-cell table:style-name="ce3" office:value-type="string" calcext:value-type="string">
            <text:p>Directional minimum given N dimensional points and direction</text:p>
          </table:table-cell>
          <table:table-cell table:number-columns-repeated="6"/>
        </table:table-row>
        <table:table-row table:style-name="ro1">
          <table:table-cell office:value-type="string" calcext:value-type="string">
            <text:p>Single minimum/maximum</text:p>
          </table:table-cell>
          <table:table-cell table:number-columns-repeated="2"/>
          <table:table-cell table:style-name="ce3" office:value-type="string" calcext:value-type="string">
            <text:p>Down hill search</text:p>
          </table:table-cell>
          <table:table-cell table:number-columns-repeated="12"/>
        </table:table-row>
        <table:table-row table:style-name="ro1">
          <table:table-cell table:style-name="ce4" office:value-type="string" calcext:value-type="string" table:number-columns-spanned="2" table:number-rows-spanned="3">
            <text:p>Minimize function with bracketing triplet on abscissa</text:p>
          </table:table-cell>
          <table:covered-table-cell/>
          <table:table-cell/>
          <table:table-cell table:style-name="ce3" office:value-type="string" calcext:value-type="string">
            <text:p>Golden section search</text:p>
          </table:table-cell>
          <table:table-cell table:number-columns-repeated="12"/>
        </table:table-row>
        <table:table-row table:style-name="ro1">
          <table:covered-table-cell table:number-columns-repeated="2"/>
          <table:table-cell/>
          <table:table-cell table:style-name="ce3" office:value-type="string" calcext:value-type="string">
            <text:p>Brent method</text:p>
          </table:table-cell>
          <table:table-cell table:number-columns-repeated="12"/>
        </table:table-row>
        <table:table-row table:style-name="ro1">
          <table:covered-table-cell table:number-columns-repeated="2"/>
          <table:table-cell table:number-columns-repeated="14"/>
        </table:table-row>
        <table:table-row table:style-name="ro1">
          <table:table-cell table:style-name="ce2" office:value-type="string" calcext:value-type="string" table:number-columns-spanned="2" table:number-rows-spanned="2">
            <text:p>Minimize function with derivative and triplet</text:p>
          </table:table-cell>
          <table:covered-table-cell/>
          <table:table-cell/>
          <table:table-cell table:style-name="ce3" office:value-type="string" calcext:value-type="string">
            <text:p>Modified Brent method</text:p>
          </table:table-cell>
          <table:table-cell table:number-columns-repeated="12"/>
        </table:table-row>
        <table:table-row table:style-name="ro1">
          <table:covered-table-cell table:number-columns-repeated="2"/>
          <table:table-cell table:number-columns-repeated="14"/>
        </table:table-row>
        <table:table-row table:style-name="ro1">
          <table:table-cell table:number-columns-repeated="16"/>
        </table:table-row>
        <table:table-row table:style-name="ro1">
          <table:table-cell office:value-type="string" calcext:value-type="string">
            <text:p>Do you want to find the solution to a system of linear equations, or a nonlinear equation or system of nonlinear equations?</text:p>
          </table:table-cell>
          <table:table-cell table:number-columns-repeated="15"/>
        </table:table-row>
        <table:table-row table:style-name="ro1">
          <table:table-cell table:number-columns-repeated="16"/>
        </table:table-row>
        <table:table-row table:style-name="ro2">
          <table:table-cell office:value-type="string" calcext:value-type="string">
            <text:p><text:a xlink:href="#Sheet1.D627" xlink:type="simple">System of linear equations</text:a></text:p>
          </table:table-cell>
          <table:table-cell table:number-columns-repeated="15"/>
        </table:table-row>
        <table:table-row table:style-name="ro2">
          <table:table-cell office:value-type="string" calcext:value-type="string">
            <text:p><text:a xlink:href="#Sheet1.D639" xlink:type="simple">Nonlinear roots</text:a></text:p>
          </table:table-cell>
          <table:table-cell table:number-columns-repeated="15"/>
        </table:table-row>
        <table:table-row table:style-name="ro1">
          <table:table-cell table:number-columns-repeated="3"/>
          <table:table-cell office:value-type="string" calcext:value-type="string">
            <text:p>General systems of linear equations</text:p>
          </table:table-cell>
          <table:table-cell table:number-columns-repeated="2"/>
          <table:table-cell table:style-name="ce3" office:value-type="string" calcext:value-type="string">
            <text:p>Matrix method</text:p>
          </table:table-cell>
          <table:table-cell table:number-columns-repeated="9"/>
        </table:table-row>
        <table:table-row table:style-name="ro1">
          <table:table-cell table:number-columns-repeated="6"/>
          <table:table-cell table:style-name="ce3" office:value-type="string" calcext:value-type="string">
            <text:p>Tableau method</text:p>
          </table:table-cell>
          <table:table-cell table:number-columns-repeated="9"/>
        </table:table-row>
        <table:table-row table:style-name="ro1">
          <table:table-cell table:number-columns-repeated="6"/>
          <table:table-cell table:style-name="ce3" office:value-type="string" calcext:value-type="string">
            <text:p>Tridiagonal matrix</text:p>
          </table:table-cell>
          <table:table-cell table:number-columns-repeated="9"/>
        </table:table-row>
        <table:table-row table:style-name="ro1">
          <table:table-cell table:number-columns-repeated="6"/>
          <table:table-cell table:style-name="ce3" office:value-type="string" calcext:value-type="string">
            <text:p>Pentadiagonal matrix</text:p>
          </table:table-cell>
          <table:table-cell table:number-columns-repeated="9"/>
        </table:table-row>
        <table:table-row table:style-name="ro1">
          <table:table-cell table:number-columns-repeated="6"/>
          <table:table-cell table:style-name="ce3" office:value-type="string" calcext:value-type="string">
            <text:p>Echelon reduction</text:p>
          </table:table-cell>
          <table:table-cell table:number-columns-repeated="9"/>
        </table:table-row>
        <table:table-row table:style-name="ro1">
          <table:table-cell table:number-columns-repeated="3"/>
          <table:table-cell office:value-type="string" calcext:value-type="string">
            <text:p>Also compute determinant</text:p>
          </table:table-cell>
          <table:table-cell table:number-columns-repeated="2"/>
          <table:table-cell table:style-name="ce3" office:value-type="string" calcext:value-type="string">
            <text:p>Doolittle method</text:p>
          </table:table-cell>
          <table:table-cell table:number-columns-repeated="9"/>
        </table:table-row>
        <table:table-row table:style-name="ro1">
          <table:table-cell table:number-columns-repeated="3"/>
          <table:table-cell office:value-type="string" calcext:value-type="string">
            <text:p>Overdetermined system</text:p>
          </table:table-cell>
          <table:table-cell table:number-columns-repeated="2"/>
          <table:table-cell table:style-name="ce3" office:value-type="string" calcext:value-type="string">
            <text:p>Reduction</text:p>
          </table:table-cell>
          <table:table-cell table:number-columns-repeated="9"/>
        </table:table-row>
        <table:table-row table:style-name="ro1">
          <table:table-cell table:number-columns-repeated="3"/>
          <table:table-cell office:value-type="string" calcext:value-type="string">
            <text:p>Nonsymmetric matrix</text:p>
          </table:table-cell>
          <table:table-cell table:number-columns-repeated="2"/>
          <table:table-cell table:style-name="ce3" office:value-type="string" calcext:value-type="string">
            <text:p>Toeplitz method</text:p>
          </table:table-cell>
          <table:table-cell table:number-columns-repeated="9"/>
        </table:table-row>
        <table:table-row table:style-name="ro1">
          <table:table-cell table:number-columns-repeated="3"/>
          <table:table-cell office:value-type="string" calcext:value-type="string">
            <text:p>Sparse matrix</text:p>
          </table:table-cell>
          <table:table-cell table:number-columns-repeated="2"/>
          <table:table-cell table:style-name="ce3" office:value-type="string" calcext:value-type="string">
            <text:p>Sparse matrix analysis</text:p>
          </table:table-cell>
          <table:table-cell table:number-columns-repeated="9"/>
        </table:table-row>
        <table:table-row table:style-name="ro1">
          <table:table-cell table:number-columns-repeated="6"/>
          <table:table-cell table:style-name="ce3" office:value-type="string" calcext:value-type="string">
            <text:p>Gauss-Siedel method</text:p>
          </table:table-cell>
          <table:table-cell table:number-columns-repeated="9"/>
        </table:table-row>
        <table:table-row table:style-name="ro1">
          <table:table-cell table:number-columns-repeated="3"/>
          <table:table-cell office:value-type="string" calcext:value-type="string">
            <text:p>Singular or nearly singular matrix</text:p>
          </table:table-cell>
          <table:table-cell table:number-columns-repeated="2"/>
          <table:table-cell table:style-name="ce3" office:value-type="string" calcext:value-type="string">
            <text:p>Singular value decomposition</text:p>
          </table:table-cell>
          <table:table-cell table:number-columns-repeated="9"/>
        </table:table-row>
        <table:table-row table:style-name="ro1">
          <table:table-cell table:number-columns-repeated="16"/>
        </table:table-row>
        <table:table-row table:style-name="ro1">
          <table:table-cell table:number-columns-repeated="3"/>
          <table:table-cell office:value-type="string" calcext:value-type="string">
            <text:p>General equations</text:p>
          </table:table-cell>
          <table:table-cell table:number-columns-repeated="2"/>
          <table:table-cell table:style-name="ce3" office:value-type="string" calcext:value-type="string">
            <text:p>Quadratic equation</text:p>
          </table:table-cell>
          <table:table-cell table:number-columns-repeated="9"/>
        </table:table-row>
        <table:table-row table:style-name="ro1">
          <table:table-cell table:number-columns-repeated="6"/>
          <table:table-cell table:style-name="ce3" office:value-type="string" calcext:value-type="string">
            <text:p>Cubic equation</text:p>
          </table:table-cell>
          <table:table-cell table:number-columns-repeated="9"/>
        </table:table-row>
        <table:table-row table:style-name="ro1">
          <table:table-cell table:number-columns-repeated="6"/>
          <table:table-cell table:style-name="ce3" office:value-type="string" calcext:value-type="string">
            <text:p>Biquartic equation</text:p>
          </table:table-cell>
          <table:table-cell table:number-columns-repeated="9"/>
        </table:table-row>
        <table:table-row table:style-name="ro1">
          <table:table-cell table:number-columns-repeated="3"/>
          <table:table-cell table:style-name="ce2" office:value-type="string" calcext:value-type="string" table:number-columns-spanned="3" table:number-rows-spanned="2">
            <text:p>Real roots of non-linear equation with deflation for algebraic equation</text:p>
          </table:table-cell>
          <table:covered-table-cell table:number-columns-repeated="2"/>
          <table:table-cell table:style-name="ce3" office:value-type="string" calcext:value-type="string">
            <text:p>Global cubic convergence</text:p>
          </table:table-cell>
          <table:table-cell table:number-columns-repeated="9"/>
        </table:table-row>
        <table:table-row table:style-name="ro1">
          <table:table-cell table:number-columns-repeated="3"/>
          <table:covered-table-cell table:number-columns-repeated="3"/>
          <table:table-cell table:style-name="ce3" office:value-type="string" calcext:value-type="string">
            <text:p>Newton method</text:p>
          </table:table-cell>
          <table:table-cell table:number-columns-repeated="9"/>
        </table:table-row>
        <table:table-row table:style-name="ro1">
          <table:table-cell table:number-columns-repeated="3"/>
          <table:table-cell table:style-name="ce2" office:value-type="string" calcext:value-type="string" table:number-columns-spanned="3" table:number-rows-spanned="2">
            <text:p>Real and complex roots of algebraic equation</text:p>
          </table:table-cell>
          <table:covered-table-cell table:number-columns-repeated="2"/>
          <table:table-cell table:style-name="ce3" office:value-type="string" calcext:value-type="string">
            <text:p>Iterate with global cubic convergence</text:p>
          </table:table-cell>
          <table:table-cell table:number-columns-repeated="9"/>
        </table:table-row>
        <table:table-row table:style-name="ro1">
          <table:table-cell table:number-columns-repeated="3"/>
          <table:covered-table-cell table:number-columns-repeated="3"/>
          <table:table-cell table:number-columns-repeated="10"/>
        </table:table-row>
        <table:table-row table:style-name="ro1">
          <table:table-cell table:number-columns-repeated="3"/>
          <table:table-cell office:value-type="string" calcext:value-type="string">
            <text:p>Roots of complex polynomial</text:p>
          </table:table-cell>
          <table:table-cell table:number-columns-repeated="2"/>
          <table:table-cell table:style-name="ce3" office:value-type="string" calcext:value-type="string">
            <text:p>Laguer method</text:p>
          </table:table-cell>
          <table:table-cell table:number-columns-repeated="9"/>
        </table:table-row>
        <table:table-row table:style-name="ro1">
          <table:table-cell table:number-columns-repeated="3"/>
          <table:table-cell office:value-type="string" calcext:value-type="string">
            <text:p>Real roots of two nonlinear equations</text:p>
          </table:table-cell>
          <table:table-cell table:number-columns-repeated="2"/>
          <table:table-cell table:style-name="ce3" office:value-type="string" calcext:value-type="string">
            <text:p>Fixed point iteration</text:p>
          </table:table-cell>
          <table:table-cell table:number-columns-repeated="9"/>
        </table:table-row>
        <table:table-row table:style-name="ro1">
          <table:table-cell table:number-columns-repeated="6"/>
          <table:table-cell table:style-name="ce3" office:value-type="string" calcext:value-type="string">
            <text:p>Newton method</text:p>
          </table:table-cell>
          <table:table-cell table:number-columns-repeated="9"/>
        </table:table-row>
        <table:table-row table:style-name="ro1">
          <table:table-cell table:number-columns-repeated="6"/>
          <table:table-cell table:style-name="ce3" office:value-type="string" calcext:value-type="string">
            <text:p>Modified Newton method</text:p>
          </table:table-cell>
          <table:table-cell table:number-columns-repeated="9"/>
        </table:table-row>
        <table:table-row table:style-name="ro1">
          <table:table-cell office:value-type="string" calcext:value-type="string">
            <text:p>Integration</text:p>
          </table:table-cell>
          <table:table-cell table:number-columns-repeated="15"/>
        </table:table-row>
        <table:table-row table:style-name="ro1">
          <table:table-cell/>
          <table:table-cell office:value-type="string" calcext:value-type="string">
            <text:p>Odd points, equal spaces</text:p>
          </table:table-cell>
          <table:table-cell table:number-columns-repeated="2"/>
          <table:table-cell table:style-name="ce3" office:value-type="string" calcext:value-type="string">
            <text:p>Composite Simpson rule</text:p>
          </table:table-cell>
          <table:table-cell table:number-columns-repeated="11"/>
        </table:table-row>
        <table:table-row table:style-name="ro1">
          <table:table-cell/>
          <table:table-cell office:value-type="string" calcext:value-type="string">
            <text:p>Arbitrary points, arbitrary spaces</text:p>
          </table:table-cell>
          <table:table-cell table:number-columns-repeated="2"/>
          <table:table-cell table:style-name="ce3" office:value-type="string" calcext:value-type="string">
            <text:p>Modified composite Simpson rule</text:p>
          </table:table-cell>
          <table:table-cell table:number-columns-repeated="11"/>
        </table:table-row>
        <table:table-row table:style-name="ro1">
          <table:table-cell/>
          <table:table-cell office:value-type="string" calcext:value-type="string">
            <text:p>Even points, equal spaces</text:p>
          </table:table-cell>
          <table:table-cell table:number-columns-repeated="2"/>
          <table:table-cell table:style-name="ce3" office:value-type="string" calcext:value-type="string">
            <text:p>Divided composite Simpson rule</text:p>
          </table:table-cell>
          <table:table-cell table:number-columns-repeated="11"/>
        </table:table-row>
        <table:table-row table:style-name="ro1">
          <table:table-cell/>
          <table:table-cell table:style-name="ce2" office:value-type="string" calcext:value-type="string" table:number-columns-spanned="2" table:number-rows-spanned="2">
            <text:p>Equal spaced points, derivatives at both limits</text:p>
          </table:table-cell>
          <table:covered-table-cell/>
          <table:table-cell/>
          <table:table-cell table:style-name="ce3" office:value-type="string" calcext:value-type="string">
            <text:p>Composite corrected trapezoidal rule</text:p>
          </table:table-cell>
          <table:table-cell table:number-columns-repeated="11"/>
        </table:table-row>
        <table:table-row table:style-name="ro1">
          <table:table-cell/>
          <table:covered-table-cell table:number-columns-repeated="2"/>
          <table:table-cell table:number-columns-repeated="13"/>
        </table:table-row>
        <table:table-row table:style-name="ro1">
          <table:table-cell/>
          <table:table-cell table:style-name="ce2" office:value-type="string" calcext:value-type="string" table:number-columns-spanned="2" table:number-rows-spanned="2">
            <text:p>Arbitrary spaced points, 1<text:span text:style-name="T12">st</text:span> derivative at each point</text:p>
          </table:table-cell>
          <table:covered-table-cell/>
          <table:table-cell/>
          <table:table-cell table:style-name="ce3" office:value-type="string" calcext:value-type="string">
            <text:p>Composite corrected trapezoidal rule at each point</text:p>
          </table:table-cell>
          <table:table-cell table:number-columns-repeated="11"/>
        </table:table-row>
        <table:table-row table:style-name="ro1">
          <table:table-cell/>
          <table:covered-table-cell table:number-columns-repeated="2"/>
          <table:table-cell table:number-columns-repeated="13"/>
        </table:table-row>
        <table:table-row table:style-name="ro1">
          <table:table-cell/>
          <table:table-cell table:style-name="ce2" office:value-type="string" calcext:value-type="string" table:number-columns-spanned="3" table:number-rows-spanned="2">
            <text:p>Finite interval, continuous and analtically defined integrand</text:p>
          </table:table-cell>
          <table:covered-table-cell table:number-columns-repeated="2"/>
          <table:table-cell table:style-name="ce3" office:value-type="string" calcext:value-type="string">
            <text:p>Composite Gaussian quadrature</text:p>
          </table:table-cell>
          <table:table-cell table:number-columns-repeated="11"/>
        </table:table-row>
        <table:table-row table:style-name="ro1">
          <table:table-cell/>
          <table:covered-table-cell table:number-columns-repeated="3"/>
          <table:table-cell table:number-columns-repeated="12"/>
        </table:table-row>
        <table:table-row table:style-name="ro4">
          <table:table-cell/>
          <table:table-cell office:value-type="string" calcext:value-type="string">
            <text:p>Interval [a,<text:span text:style-name="T13">∞] or [-</text:span><text:span text:style-name="T14">∞,a]</text:span></text:p>
          </table:table-cell>
          <table:table-cell table:number-columns-repeated="2"/>
          <table:table-cell table:style-name="ce3" office:value-type="string" calcext:value-type="string">
            <text:p>Laguere quadrature</text:p>
          </table:table-cell>
          <table:table-cell table:number-columns-repeated="11"/>
        </table:table-row>
        <table:table-row table:style-name="ro1">
          <table:table-cell table:number-columns-repeated="4"/>
          <table:table-cell table:style-name="ce3" office:value-type="string" calcext:value-type="string">
            <text:p>Composite Gaussian-Laguere quadrature</text:p>
          </table:table-cell>
          <table:table-cell table:number-columns-repeated="11"/>
        </table:table-row>
        <table:table-row table:style-name="ro1">
          <table:table-cell/>
          <table:table-cell office:value-type="string" calcext:value-type="string">
            <text:p>Infinite interval</text:p>
          </table:table-cell>
          <table:table-cell table:number-columns-repeated="2"/>
          <table:table-cell table:style-name="ce3" office:value-type="string" calcext:value-type="string">
            <text:p>Hermite quadrature</text:p>
          </table:table-cell>
          <table:table-cell table:number-columns-repeated="11"/>
        </table:table-row>
        <table:table-row table:style-name="ro1">
          <table:table-cell table:number-columns-repeated="4"/>
          <table:table-cell table:style-name="ce3" office:value-type="string" calcext:value-type="string">
            <text:p>Gauss-Laguere quadrature</text:p>
          </table:table-cell>
          <table:table-cell table:number-columns-repeated="11"/>
        </table:table-row>
        <table:table-row table:style-name="ro1">
          <table:table-cell/>
          <table:table-cell office:value-type="string" calcext:value-type="string">
            <text:p>Finite interval</text:p>
          </table:table-cell>
          <table:table-cell table:number-columns-repeated="2"/>
          <table:table-cell table:style-name="ce3" office:value-type="string" calcext:value-type="string">
            <text:p>Romberg interval</text:p>
          </table:table-cell>
          <table:table-cell table:number-columns-repeated="11"/>
        </table:table-row>
        <table:table-row table:style-name="ro1">
          <table:table-cell/>
          <table:table-cell office:value-type="string" calcext:value-type="string">
            <text:p>Singular intervals</text:p>
          </table:table-cell>
          <table:table-cell table:number-columns-repeated="2"/>
          <table:table-cell table:style-name="ce3" office:value-type="string" calcext:value-type="string">
            <text:p>Chebyshev-Gauss integration</text:p>
          </table:table-cell>
          <table:table-cell table:number-columns-repeated="11"/>
        </table:table-row>
        <table:table-row table:style-name="ro1">
          <table:table-cell/>
          <table:table-cell office:value-type="string" calcext:value-type="string">
            <text:p>Logarithmic singularities</text:p>
          </table:table-cell>
          <table:table-cell table:number-columns-repeated="2"/>
          <table:table-cell table:style-name="ce3" office:value-type="string" calcext:value-type="string">
            <text:p>Gaussian quadrature</text:p>
          </table:table-cell>
          <table:table-cell table:number-columns-repeated="11"/>
        </table:table-row>
        <table:table-row table:style-name="ro1">
          <table:table-cell table:number-columns-repeated="16"/>
        </table:table-row>
        <table:table-row table:style-name="ro1">
          <table:table-cell/>
          <table:table-cell table:style-name="ce3" office:value-type="string" calcext:value-type="string">
            <text:p>Differential equations</text:p>
          </table:table-cell>
          <table:table-cell table:number-columns-repeated="14"/>
        </table:table-row>
        <table:table-row table:style-name="ro1">
          <table:table-cell/>
          <table:table-cell office:value-type="string" calcext:value-type="string">
            <text:p>dy/dx = f(x,t)</text:p>
          </table:table-cell>
          <table:table-cell table:number-columns-repeated="2"/>
          <table:table-cell table:style-name="ce3" office:value-type="string" calcext:value-type="string">
            <text:p>Runga-Kutta second degree</text:p>
          </table:table-cell>
          <table:table-cell table:number-columns-repeated="11"/>
        </table:table-row>
        <table:table-row table:style-name="ro2">
          <table:table-cell/>
          <table:table-cell office:value-type="string" calcext:value-type="string">
            <text:p>Analytic function, derivative up to 4<text:span text:style-name="T12">th</text:span> order</text:p>
          </table:table-cell>
          <table:table-cell table:number-columns-repeated="2"/>
          <table:table-cell table:style-name="ce3" office:value-type="string" calcext:value-type="string">
            <text:p>Taylor series</text:p>
          </table:table-cell>
          <table:table-cell table:number-columns-repeated="11"/>
        </table:table-row>
        <table:table-row table:style-name="ro2">
          <table:table-cell/>
          <table:table-cell office:value-type="string" calcext:value-type="string">
            <text:p>Only evaluate 1<text:span text:style-name="T12">st</text:span> derivative for n-tuples</text:p>
          </table:table-cell>
          <table:table-cell table:number-columns-repeated="2"/>
          <table:table-cell table:style-name="ce3" office:value-type="string" calcext:value-type="string">
            <text:p>Runge-Kutta</text:p>
          </table:table-cell>
          <table:table-cell table:number-columns-repeated="11"/>
        </table:table-row>
        <table:table-row table:style-name="ro1">
          <table:table-cell/>
          <table:table-cell office:value-type="string" calcext:value-type="string">
            <text:p>1 or no derivative computed analytically</text:p>
          </table:table-cell>
          <table:table-cell table:number-columns-repeated="2"/>
          <table:table-cell table:style-name="ce3" office:value-type="string" calcext:value-type="string">
            <text:p>Prediction-corrector</text:p>
          </table:table-cell>
          <table:table-cell table:number-columns-repeated="11"/>
        </table:table-row>
        <table:table-row table:style-name="ro1">
          <table:table-cell/>
          <table:table-cell office:value-type="string" calcext:value-type="string">
            <text:p>Two-point boundary problem</text:p>
          </table:table-cell>
          <table:table-cell table:number-columns-repeated="2"/>
          <table:table-cell table:style-name="ce3" office:value-type="string" calcext:value-type="string">
            <text:p>Shooting method</text:p>
          </table:table-cell>
          <table:table-cell table:number-columns-repeated="11"/>
        </table:table-row>
        <table:table-row table:style-name="ro1">
          <table:table-cell/>
          <table:table-cell office:value-type="string" calcext:value-type="string">
            <text:p>Elleptical partial differential equation</text:p>
          </table:table-cell>
          <table:table-cell table:number-columns-repeated="2"/>
          <table:table-cell table:style-name="ce3" office:value-type="string" calcext:value-type="string">
            <text:p>Overrelaxation with Chebyshev acceleration</text:p>
          </table:table-cell>
          <table:table-cell table:number-columns-repeated="11"/>
        </table:table-row>
        <table:table-row table:style-name="ro1">
          <table:table-cell/>
          <table:table-cell office:value-type="string" calcext:value-type="string">
            <text:p>Partial differential equation</text:p>
          </table:table-cell>
          <table:table-cell table:number-columns-repeated="2"/>
          <table:table-cell table:style-name="ce3" office:value-type="string" calcext:value-type="string">
            <text:p>Alternating direction implicit method</text:p>
          </table:table-cell>
          <table:table-cell table:number-columns-repeated="11"/>
        </table:table-row>
        <table:table-row table:style-name="ro1">
          <table:table-cell/>
          <table:table-cell office:value-type="string" calcext:value-type="string">
            <text:p>Y” = f(x,y) with boundary condition</text:p>
          </table:table-cell>
          <table:table-cell table:number-columns-repeated="2"/>
          <table:table-cell table:style-name="ce3" office:value-type="string" calcext:value-type="string">
            <text:p>Finite difference method</text:p>
          </table:table-cell>
          <table:table-cell table:number-columns-repeated="11"/>
        </table:table-row>
        <table:table-row table:style-name="ro1">
          <table:table-cell table:number-columns-repeated="16"/>
        </table:table-row>
        <table:table-row table:style-name="ro1">
          <table:table-cell office:value-type="string" calcext:value-type="string">
            <text:p>What do you want to do?</text:p>
          </table:table-cell>
          <table:table-cell table:number-columns-repeated="15"/>
        </table:table-row>
        <table:table-row table:style-name="ro1">
          <table:table-cell table:number-columns-repeated="4"/>
          <table:table-cell office:value-type="string" calcext:value-type="string">
            <text:p>How many variables are there?</text:p>
          </table:table-cell>
          <table:table-cell table:number-columns-repeated="11"/>
        </table:table-row>
        <table:table-row table:style-name="ro2">
          <table:table-cell office:value-type="string" calcext:value-type="string">
            <text:p><text:a xlink:href="#Sheet1.E679" xlink:type="simple">Define minimal logic function</text:a></text:p>
          </table:table-cell>
          <table:table-cell table:number-columns-repeated="3"/>
          <table:table-cell office:value-type="string" calcext:value-type="string">
            <text:p>Less thn 7</text:p>
          </table:table-cell>
          <table:table-cell/>
          <table:table-cell table:style-name="ce3" office:value-type="string" calcext:value-type="string">
            <text:p>Karnaugh map</text:p>
          </table:table-cell>
          <table:table-cell table:number-columns-repeated="9"/>
        </table:table-row>
        <table:table-row table:style-name="ro2">
          <table:table-cell office:value-type="string" calcext:value-type="string">
            <text:p><text:a xlink:href="#Sheet1.E683" xlink:type="simple">Determine cause given specific symptoms</text:a></text:p>
          </table:table-cell>
          <table:table-cell table:number-columns-repeated="3"/>
          <table:table-cell office:value-type="string" calcext:value-type="string">
            <text:p>More than 6</text:p>
          </table:table-cell>
          <table:table-cell/>
          <table:table-cell table:style-name="ce3" office:value-type="string" calcext:value-type="string">
            <text:p>Prime implication method</text:p>
          </table:table-cell>
          <table:table-cell table:number-columns-repeated="9"/>
        </table:table-row>
        <table:table-row table:style-name="ro2">
          <table:table-cell office:value-type="string" calcext:value-type="string">
            <text:p><text:a xlink:href="#Sheet1.E685" xlink:type="simple">Optimize qualitative combination</text:a></text:p>
          </table:table-cell>
          <table:table-cell table:number-columns-repeated="15"/>
        </table:table-row>
        <table:table-row table:style-name="ro1">
          <table:table-cell office:value-type="string" calcext:value-type="string">
            <text:p>Classification</text:p>
          </table:table-cell>
          <table:table-cell table:number-columns-repeated="3"/>
          <table:table-cell table:style-name="ce3" office:value-type="string" calcext:value-type="string">
            <text:p>Symptom-Cause Diagnosis Table</text:p>
          </table:table-cell>
          <table:table-cell table:number-columns-repeated="11"/>
        </table:table-row>
        <table:table-row table:style-name="ro1">
          <table:table-cell/>
          <table:table-cell office:value-type="string" calcext:value-type="string">
            <text:p>See data classification procedures,</text:p>
          </table:table-cell>
          <table:table-cell table:number-columns-repeated="14"/>
        </table:table-row>
        <table:table-row table:style-name="ro1">
          <table:table-cell/>
          <table:table-cell office:value-type="string" calcext:value-type="string">
            <text:p>measurement, and scaling.</text:p>
          </table:table-cell>
          <table:table-cell table:number-columns-repeated="2"/>
          <table:table-cell office:value-type="string" calcext:value-type="string">
            <text:p>Familiar standard/criteria used?</text:p>
          </table:table-cell>
          <table:table-cell table:number-columns-repeated="11"/>
        </table:table-row>
        <table:table-row table:style-name="ro2">
          <table:table-cell table:number-columns-repeated="4"/>
          <table:table-cell office:value-type="string" calcext:value-type="string">
            <text:p><text:a xlink:href="#Sheet1.C689" xlink:type="simple">Yes</text:a></text:p>
          </table:table-cell>
          <table:table-cell table:number-columns-repeated="11"/>
        </table:table-row>
        <table:table-row table:style-name="ro2">
          <table:table-cell table:number-columns-repeated="4"/>
          <table:table-cell office:value-type="string" calcext:value-type="string">
            <text:p><text:a xlink:href="#Sheet1.C696" xlink:type="simple">No</text:a></text:p>
          </table:table-cell>
          <table:table-cell table:number-columns-repeated="11"/>
        </table:table-row>
        <table:table-row table:style-name="ro1">
          <table:table-cell table:number-columns-repeated="16"/>
        </table:table-row>
        <table:table-row table:style-name="ro1">
          <table:table-cell table:number-columns-repeated="2"/>
          <table:table-cell office:value-type="string" calcext:value-type="string">
            <text:p>What criteria is used?</text:p>
          </table:table-cell>
          <table:table-cell table:number-columns-repeated="13"/>
        </table:table-row>
        <table:table-row table:style-name="ro1">
          <table:table-cell table:number-columns-repeated="3"/>
          <table:table-cell office:value-type="string" calcext:value-type="string">
            <text:p>Objective</text:p>
          </table:table-cell>
          <table:table-cell/>
          <table:table-cell table:style-name="ce3" office:value-type="string" calcext:value-type="string">
            <text:p>Quality function deployment</text:p>
          </table:table-cell>
          <table:table-cell table:number-columns-repeated="10"/>
        </table:table-row>
        <table:table-row table:style-name="ro1">
          <table:table-cell table:number-columns-repeated="3"/>
          <table:table-cell office:value-type="string" calcext:value-type="string">
            <text:p>Subjective/objective</text:p>
          </table:table-cell>
          <table:table-cell/>
          <table:table-cell table:style-name="ce3" office:value-type="string" calcext:value-type="string">
            <text:p>Pugh method</text:p>
          </table:table-cell>
          <table:table-cell table:number-columns-repeated="10"/>
        </table:table-row>
        <table:table-row table:style-name="ro1">
          <table:table-cell table:number-columns-repeated="3"/>
          <table:table-cell office:value-type="string" calcext:value-type="string">
            <text:p>Subjective</text:p>
          </table:table-cell>
          <table:table-cell/>
          <table:table-cell table:style-name="ce3" office:value-type="string" calcext:value-type="string">
            <text:p>Utility curve</text:p>
          </table:table-cell>
          <table:table-cell table:number-columns-repeated="10"/>
        </table:table-row>
        <table:table-row table:style-name="ro1" table:number-rows-repeated="3">
          <table:table-cell table:number-columns-repeated="16"/>
        </table:table-row>
        <table:table-row table:style-name="ro1">
          <table:table-cell table:number-columns-repeated="2"/>
          <table:table-cell office:value-type="string" calcext:value-type="string">
            <text:p>Basis of optimization</text:p>
          </table:table-cell>
          <table:table-cell table:number-columns-repeated="13"/>
        </table:table-row>
        <table:table-row table:style-name="ro1">
          <table:table-cell table:number-columns-repeated="3"/>
          <table:table-cell office:value-type="string" calcext:value-type="string">
            <text:p>Method/specification</text:p>
          </table:table-cell>
          <table:table-cell/>
          <table:table-cell table:style-name="ce3" office:value-type="string" calcext:value-type="string">
            <text:p>FAST</text:p>
          </table:table-cell>
          <table:table-cell table:number-columns-repeated="10"/>
        </table:table-row>
        <table:table-row table:style-name="ro1">
          <table:table-cell table:number-columns-repeated="3"/>
          <table:table-cell office:value-type="string" calcext:value-type="string">
            <text:p>Critical parameters</text:p>
          </table:table-cell>
          <table:table-cell/>
          <table:table-cell table:style-name="ce3" office:value-type="string" calcext:value-type="string">
            <text:p>Critical parameter assignment</text:p>
          </table:table-cell>
          <table:table-cell table:number-columns-repeated="10"/>
        </table:table-row>
        <table:table-row table:style-name="ro1">
          <table:table-cell table:number-columns-repeated="3"/>
          <table:table-cell office:value-type="string" calcext:value-type="string">
            <text:p>Need</text:p>
          </table:table-cell>
          <table:table-cell/>
          <table:table-cell table:style-name="ce3" office:value-type="string" calcext:value-type="string">
            <text:p>Need analysis</text:p>
          </table:table-cell>
          <table:table-cell table:number-columns-repeated="10"/>
        </table:table-row>
        <table:table-row table:style-name="ro1">
          <table:table-cell table:number-columns-repeated="16"/>
        </table:table-row>
        <table:table-row table:style-name="ro1">
          <table:table-cell office:value-type="string" calcext:value-type="string">
            <text:p>Specialized data</text:p>
          </table:table-cell>
          <table:table-cell table:number-columns-repeated="15"/>
        </table:table-row>
        <table:table-row table:style-name="ro1">
          <table:table-cell/>
          <table:table-cell office:value-type="string" calcext:value-type="string">
            <text:p>Assignments</text:p>
          </table:table-cell>
          <table:table-cell table:number-columns-repeated="3"/>
          <table:table-cell table:style-name="ce3" office:value-type="string" calcext:value-type="string">
            <text:p>Assignment models</text:p>
          </table:table-cell>
          <table:table-cell table:number-columns-repeated="10"/>
        </table:table-row>
        <table:table-row table:style-name="ro1">
          <table:table-cell/>
          <table:table-cell office:value-type="string" calcext:value-type="string">
            <text:p>Behavioral data</text:p>
          </table:table-cell>
          <table:table-cell table:number-columns-repeated="3"/>
          <table:table-cell table:style-name="ce3" office:value-type="string" calcext:value-type="string">
            <text:p>Behavioral analysis</text:p>
          </table:table-cell>
          <table:table-cell table:number-columns-repeated="10"/>
        </table:table-row>
        <table:table-row table:style-name="ro1">
          <table:table-cell/>
          <table:table-cell office:value-type="string" calcext:value-type="string">
            <text:p>Changes in group patterns (e.g., age groups)</text:p>
          </table:table-cell>
          <table:table-cell table:number-columns-repeated="3"/>
          <table:table-cell table:style-name="ce3" office:value-type="string" calcext:value-type="string">
            <text:p>Cohort analysis</text:p>
          </table:table-cell>
          <table:table-cell table:number-columns-repeated="10"/>
        </table:table-row>
        <table:table-row table:style-name="ro1">
          <table:table-cell/>
          <table:table-cell office:value-type="string" calcext:value-type="string">
            <text:p>Connectivity data with probabilities and transitions</text:p>
          </table:table-cell>
          <table:table-cell table:number-columns-repeated="3"/>
          <table:table-cell table:style-name="ce3" office:value-type="string" calcext:value-type="string">
            <text:p>Network analysis</text:p>
          </table:table-cell>
          <table:table-cell table:number-columns-repeated="10"/>
        </table:table-row>
        <table:table-row table:style-name="ro1">
          <table:table-cell/>
          <table:table-cell office:value-type="string" calcext:value-type="string">
            <text:p>Constrained independent variables, optimization</text:p>
          </table:table-cell>
          <table:table-cell table:number-columns-repeated="3"/>
          <table:table-cell table:style-name="ce3" office:value-type="string" calcext:value-type="string">
            <text:p>Optimization</text:p>
          </table:table-cell>
          <table:table-cell table:number-columns-repeated="10"/>
        </table:table-row>
        <table:table-row table:style-name="ro1">
          <table:table-cell/>
          <table:table-cell office:value-type="string" calcext:value-type="string">
            <text:p>Control (feedback) systems</text:p>
          </table:table-cell>
          <table:table-cell table:number-columns-repeated="3"/>
          <table:table-cell table:style-name="ce3" office:value-type="string" calcext:value-type="string">
            <text:p>Control theory</text:p>
          </table:table-cell>
          <table:table-cell table:number-columns-repeated="10"/>
        </table:table-row>
        <table:table-row table:style-name="ro1">
          <table:table-cell/>
          <table:table-cell office:value-type="string" calcext:value-type="string">
            <text:p>Cost/benefit, decisions</text:p>
          </table:table-cell>
          <table:table-cell table:number-columns-repeated="3"/>
          <table:table-cell table:style-name="ce3" office:value-type="string" calcext:value-type="string">
            <text:p>Cost-benefit analysis</text:p>
          </table:table-cell>
          <table:table-cell table:number-columns-repeated="10"/>
        </table:table-row>
        <table:table-row table:style-name="ro1">
          <table:table-cell table:number-columns-repeated="5"/>
          <table:table-cell table:style-name="ce3" office:value-type="string" calcext:value-type="string">
            <text:p>Game theory</text:p>
          </table:table-cell>
          <table:table-cell table:number-columns-repeated="10"/>
        </table:table-row>
        <table:table-row table:style-name="ro1">
          <table:table-cell table:number-columns-repeated="5"/>
          <table:table-cell table:style-name="ce3" office:value-type="string" calcext:value-type="string">
            <text:p>Incremental analysis</text:p>
          </table:table-cell>
          <table:table-cell table:number-columns-repeated="10"/>
        </table:table-row>
        <table:table-row table:style-name="ro1">
          <table:table-cell/>
          <table:table-cell office:value-type="string" calcext:value-type="string">
            <text:p>Decision making for linear processes</text:p>
          </table:table-cell>
          <table:table-cell table:number-columns-repeated="3"/>
          <table:table-cell table:style-name="ce3" office:value-type="string" calcext:value-type="string">
            <text:p>Linear goal programming</text:p>
          </table:table-cell>
          <table:table-cell table:number-columns-repeated="10"/>
        </table:table-row>
        <table:table-row table:style-name="ro1">
          <table:table-cell/>
          <table:table-cell table:style-name="ce2" office:value-type="string" calcext:value-type="string" table:number-columns-spanned="3" table:number-rows-spanned="2">
            <text:p>Decisions based on multiple attributes, quality, and customer satisfaction</text:p>
          </table:table-cell>
          <table:covered-table-cell table:number-columns-repeated="2"/>
          <table:table-cell/>
          <table:table-cell table:style-name="ce3" office:value-type="string" calcext:value-type="string">
            <text:p>Multiattribute evaluation</text:p>
          </table:table-cell>
          <table:table-cell table:number-columns-repeated="10"/>
        </table:table-row>
        <table:table-row table:style-name="ro1">
          <table:table-cell/>
          <table:covered-table-cell table:number-columns-repeated="3"/>
          <table:table-cell/>
          <table:table-cell table:style-name="ce3" office:value-type="string" calcext:value-type="string">
            <text:p>Multiattribute utility technology</text:p>
          </table:table-cell>
          <table:table-cell table:number-columns-repeated="10"/>
        </table:table-row>
        <table:table-row table:style-name="ro1">
          <table:table-cell table:number-columns-repeated="5"/>
          <table:table-cell table:style-name="ce3" office:value-type="string" calcext:value-type="string">
            <text:p>Combinex</text:p>
          </table:table-cell>
          <table:table-cell table:number-columns-repeated="10"/>
        </table:table-row>
        <table:table-row table:style-name="ro1">
          <table:table-cell table:number-columns-repeated="5"/>
          <table:table-cell table:style-name="ce3" office:value-type="string" calcext:value-type="string">
            <text:p>Quality function deployment</text:p>
          </table:table-cell>
          <table:table-cell table:number-columns-repeated="10"/>
        </table:table-row>
        <table:table-row table:style-name="ro1">
          <table:table-cell table:number-columns-repeated="2"/>
          <table:table-cell office:value-type="string" calcext:value-type="string">
            <text:p>Based on interval data</text:p>
          </table:table-cell>
          <table:table-cell table:number-columns-repeated="2"/>
          <table:table-cell table:style-name="ce3" office:value-type="string" calcext:value-type="string">
            <text:p>Metric conjoint analysis</text:p>
          </table:table-cell>
          <table:table-cell table:number-columns-repeated="10"/>
        </table:table-row>
        <table:table-row table:style-name="ro1">
          <table:table-cell/>
          <table:table-cell office:value-type="string" calcext:value-type="string">
            <text:p>Defect information</text:p>
          </table:table-cell>
          <table:table-cell table:number-columns-repeated="3"/>
          <table:table-cell table:style-name="ce3" office:value-type="string" calcext:value-type="string">
            <text:p>Quality control analysis</text:p>
          </table:table-cell>
          <table:table-cell table:number-columns-repeated="10"/>
        </table:table-row>
        <table:table-row table:style-name="ro1">
          <table:table-cell table:number-columns-repeated="5"/>
          <table:table-cell table:style-name="ce3" office:value-type="string" calcext:value-type="string">
            <text:p>Reliability analysis</text:p>
          </table:table-cell>
          <table:table-cell table:number-columns-repeated="10"/>
        </table:table-row>
        <table:table-row table:style-name="ro1">
          <table:table-cell table:number-columns-repeated="5"/>
          <table:table-cell table:style-name="ce3" office:value-type="string" calcext:value-type="string">
            <text:p>Survival analysis</text:p>
          </table:table-cell>
          <table:table-cell table:number-columns-repeated="10"/>
        </table:table-row>
        <table:table-row table:style-name="ro1">
          <table:table-cell/>
          <table:table-cell office:value-type="string" calcext:value-type="string">
            <text:p>Dynamical, complexly determined systems</text:p>
          </table:table-cell>
          <table:table-cell table:number-columns-repeated="3"/>
          <table:table-cell table:style-name="ce3" office:value-type="string" calcext:value-type="string">
            <text:p>Chaos analsis</text:p>
          </table:table-cell>
          <table:table-cell table:number-columns-repeated="10"/>
        </table:table-row>
        <table:table-row table:style-name="ro1">
          <table:table-cell table:number-columns-repeated="5"/>
          <table:table-cell table:style-name="ce3" office:value-type="string" calcext:value-type="string">
            <text:p>Catastrophy analsis</text:p>
          </table:table-cell>
          <table:table-cell table:number-columns-repeated="10"/>
        </table:table-row>
        <table:table-row table:style-name="ro1">
          <table:table-cell/>
          <table:table-cell office:value-type="string" calcext:value-type="string">
            <text:p>Event causes, longitudinal data</text:p>
          </table:table-cell>
          <table:table-cell table:number-columns-repeated="3"/>
          <table:table-cell table:style-name="ce3" office:value-type="string" calcext:value-type="string">
            <text:p>Event hstory</text:p>
          </table:table-cell>
          <table:table-cell table:number-columns-repeated="10"/>
        </table:table-row>
        <table:table-row table:style-name="ro1">
          <table:table-cell/>
          <table:table-cell office:value-type="string" calcext:value-type="string">
            <text:p>Information and noise signals</text:p>
          </table:table-cell>
          <table:table-cell table:number-columns-repeated="3"/>
          <table:table-cell table:style-name="ce3" office:value-type="string" calcext:value-type="string">
            <text:p>Information theory</text:p>
          </table:table-cell>
          <table:table-cell table:number-columns-repeated="10"/>
        </table:table-row>
        <table:table-row table:style-name="ro1">
          <table:table-cell/>
          <table:table-cell office:value-type="string" calcext:value-type="string">
            <text:p>Markov system</text:p>
          </table:table-cell>
          <table:table-cell table:number-columns-repeated="3"/>
          <table:table-cell table:style-name="ce3" office:value-type="string" calcext:value-type="string">
            <text:p>Markov chain analysis</text:p>
          </table:table-cell>
          <table:table-cell table:number-columns-repeated="10"/>
        </table:table-row>
        <table:table-row table:style-name="ro1">
          <table:table-cell/>
          <table:table-cell office:value-type="string" calcext:value-type="string">
            <text:p>Meaning, content</text:p>
          </table:table-cell>
          <table:table-cell table:number-columns-repeated="3"/>
          <table:table-cell table:style-name="ce3" office:value-type="string" calcext:value-type="string">
            <text:p>Content analysis</text:p>
          </table:table-cell>
          <table:table-cell table:number-columns-repeated="10"/>
        </table:table-row>
        <table:table-row table:style-name="ro1">
          <table:table-cell/>
          <table:table-cell office:value-type="string" calcext:value-type="string">
            <text:p>Occupational origins and destinations</text:p>
          </table:table-cell>
          <table:table-cell table:number-columns-repeated="3"/>
          <table:table-cell table:style-name="ce3" office:value-type="string" calcext:value-type="string">
            <text:p>Mobility tables</text:p>
          </table:table-cell>
          <table:table-cell table:number-columns-repeated="10"/>
        </table:table-row>
        <table:table-row table:style-name="ro1">
          <table:table-cell/>
          <table:table-cell office:value-type="string" calcext:value-type="string">
            <text:p>Schedules, tours</text:p>
          </table:table-cell>
          <table:table-cell table:number-columns-repeated="3"/>
          <table:table-cell table:style-name="ce3" office:value-type="string" calcext:value-type="string">
            <text:p>Critical path analysis</text:p>
          </table:table-cell>
          <table:table-cell table:number-columns-repeated="10"/>
        </table:table-row>
        <table:table-row table:style-name="ro1">
          <table:table-cell table:number-columns-repeated="5"/>
          <table:table-cell table:style-name="ce3" office:value-type="string" calcext:value-type="string">
            <text:p>Gantt chart</text:p>
          </table:table-cell>
          <table:table-cell table:number-columns-repeated="10"/>
        </table:table-row>
        <table:table-row table:style-name="ro1">
          <table:table-cell/>
          <table:table-cell office:value-type="string" calcext:value-type="string">
            <text:p>Simulate physical processes</text:p>
          </table:table-cell>
          <table:table-cell table:number-columns-repeated="3"/>
          <table:table-cell table:style-name="ce3" office:value-type="string" calcext:value-type="string">
            <text:p>Simulation modeling</text:p>
          </table:table-cell>
          <table:table-cell table:number-columns-repeated="10"/>
        </table:table-row>
        <table:table-row table:style-name="ro1">
          <table:table-cell/>
          <table:table-cell office:value-type="string" calcext:value-type="string">
            <text:p>Social relationships</text:p>
          </table:table-cell>
          <table:table-cell table:number-columns-repeated="3"/>
          <table:table-cell table:style-name="ce3" office:value-type="string" calcext:value-type="string">
            <text:p>Sociometry</text:p>
          </table:table-cell>
          <table:table-cell table:number-columns-repeated="10"/>
        </table:table-row>
        <table:table-row table:style-name="ro1">
          <table:table-cell/>
          <table:table-cell office:value-type="string" calcext:value-type="string">
            <text:p>Speculative data</text:p>
          </table:table-cell>
          <table:table-cell table:number-columns-repeated="3"/>
          <table:table-cell table:style-name="ce3" office:value-type="string" calcext:value-type="string">
            <text:p>Subjectiive analysis</text:p>
          </table:table-cell>
          <table:table-cell table:number-columns-repeated="10"/>
        </table:table-row>
        <table:table-row table:style-name="ro1">
          <table:table-cell/>
          <table:table-cell office:value-type="string" calcext:value-type="string">
            <text:p>Stimulus/response (esp. drugs)</text:p>
          </table:table-cell>
          <table:table-cell table:number-columns-repeated="3"/>
          <table:table-cell table:style-name="ce3" office:value-type="string" calcext:value-type="string">
            <text:p>Probit analysis</text:p>
          </table:table-cell>
          <table:table-cell table:number-columns-repeated="10"/>
        </table:table-row>
        <table:table-row table:style-name="ro1">
          <table:table-cell table:number-columns-repeated="5"/>
          <table:table-cell table:style-name="ce3" office:value-type="string" calcext:value-type="string">
            <text:p>Dose response Analysis</text:p>
          </table:table-cell>
          <table:table-cell table:number-columns-repeated="10"/>
        </table:table-row>
        <table:table-row table:style-name="ro1">
          <table:table-cell/>
          <table:table-cell office:value-type="string" calcext:value-type="string">
            <text:p>Subjective data</text:p>
          </table:table-cell>
          <table:table-cell table:number-columns-repeated="3"/>
          <table:table-cell table:style-name="ce3" office:value-type="string" calcext:value-type="string">
            <text:p>Q methodology</text:p>
          </table:table-cell>
          <table:table-cell table:number-columns-repeated="10"/>
        </table:table-row>
        <table:table-row table:style-name="ro1">
          <table:table-cell/>
          <table:table-cell office:value-type="string" calcext:value-type="string">
            <text:p>Synthesized data from different sources and studies</text:p>
          </table:table-cell>
          <table:table-cell table:number-columns-repeated="3"/>
          <table:table-cell table:style-name="ce3" office:value-type="string" calcext:value-type="string">
            <text:p>Meta-analysis</text:p>
          </table:table-cell>
          <table:table-cell table:number-columns-repeated="10"/>
        </table:table-row>
        <table:table-row table:style-name="ro1">
          <table:table-cell/>
          <table:table-cell office:value-type="string" calcext:value-type="string">
            <text:p>System behavior</text:p>
          </table:table-cell>
          <table:table-cell table:number-columns-repeated="3"/>
          <table:table-cell table:style-name="ce3" office:value-type="string" calcext:value-type="string">
            <text:p>System analysis</text:p>
          </table:table-cell>
          <table:table-cell table:number-columns-repeated="10"/>
        </table:table-row>
        <table:table-row table:style-name="ro1">
          <table:table-cell/>
          <table:table-cell office:value-type="string" calcext:value-type="string">
            <text:p>Temporal diffusion of innovative processes</text:p>
          </table:table-cell>
          <table:table-cell table:number-columns-repeated="3"/>
          <table:table-cell table:style-name="ce3" office:value-type="string" calcext:value-type="string">
            <text:p>Innovation diffusion</text:p>
          </table:table-cell>
          <table:table-cell table:number-columns-repeated="10"/>
        </table:table-row>
        <table:table-row table:style-name="ro1">
          <table:table-cell/>
          <table:table-cell office:value-type="string" calcext:value-type="string">
            <text:p>Test responses/development</text:p>
          </table:table-cell>
          <table:table-cell table:number-columns-repeated="3"/>
          <table:table-cell table:style-name="ce3" office:value-type="string" calcext:value-type="string">
            <text:p>Item analysis</text:p>
          </table:table-cell>
          <table:table-cell table:number-columns-repeated="10"/>
        </table:table-row>
        <table:table-row table:style-name="ro1">
          <table:table-cell table:number-columns-repeated="5"/>
          <table:table-cell table:style-name="ce3" office:value-type="string" calcext:value-type="string">
            <text:p>Rasch analysis</text:p>
          </table:table-cell>
          <table:table-cell table:number-columns-repeated="10"/>
        </table:table-row>
        <table:table-row table:style-name="ro1">
          <table:table-cell table:number-columns-repeated="5"/>
          <table:table-cell table:style-name="ce3" office:value-type="string" calcext:value-type="string">
            <text:p>Reliability analysis</text:p>
          </table:table-cell>
          <table:table-cell table:number-columns-repeated="10"/>
        </table:table-row>
        <table:table-row table:style-name="ro1">
          <table:table-cell/>
          <table:table-cell office:value-type="string" calcext:value-type="string">
            <text:p>Unit failure data</text:p>
          </table:table-cell>
          <table:table-cell table:number-columns-repeated="3"/>
          <table:table-cell table:style-name="ce3" office:value-type="string" calcext:value-type="string">
            <text:p>Survival analysis</text:p>
          </table:table-cell>
          <table:table-cell table:number-columns-repeated="10"/>
        </table:table-row>
        <table:table-row table:style-name="ro1">
          <table:table-cell/>
          <table:table-cell office:value-type="string" calcext:value-type="string">
            <text:p>Waiting lines</text:p>
          </table:table-cell>
          <table:table-cell table:number-columns-repeated="3"/>
          <table:table-cell table:style-name="ce3" office:value-type="string" calcext:value-type="string">
            <text:p>Queuing theory</text:p>
          </table:table-cell>
          <table:table-cell table:number-columns-repeated="10"/>
        </table:table-row>
        <table:table-row table:style-name="ro1">
          <table:table-cell office:value-type="string" calcext:value-type="string">
            <text:p>Special optimization problems</text:p>
          </table:table-cell>
          <table:table-cell table:number-columns-repeated="15"/>
        </table:table-row>
        <table:table-row table:style-name="ro1">
          <table:table-cell/>
          <table:table-cell office:value-type="string" calcext:value-type="string">
            <text:p>Connectivity data</text:p>
          </table:table-cell>
          <table:table-cell table:number-columns-repeated="3"/>
          <table:table-cell table:style-name="ce3" office:value-type="string" calcext:value-type="string">
            <text:p>Network analysis</text:p>
          </table:table-cell>
          <table:table-cell table:number-columns-repeated="10"/>
        </table:table-row>
        <table:table-row table:style-name="ro1">
          <table:table-cell/>
          <table:table-cell office:value-type="string" calcext:value-type="string">
            <text:p>Data with constrained integer variables</text:p>
          </table:table-cell>
          <table:table-cell table:number-columns-repeated="3"/>
          <table:table-cell table:style-name="ce3" office:value-type="string" calcext:value-type="string">
            <text:p>Integer programming</text:p>
          </table:table-cell>
          <table:table-cell table:number-columns-repeated="10"/>
        </table:table-row>
        <table:table-row table:style-name="ro1">
          <table:table-cell/>
          <table:table-cell office:value-type="string" calcext:value-type="string">
            <text:p>Data with linear constraints</text:p>
          </table:table-cell>
          <table:table-cell table:number-columns-repeated="3"/>
          <table:table-cell table:style-name="ce3" office:value-type="string" calcext:value-type="string">
            <text:p>Linear programming</text:p>
          </table:table-cell>
          <table:table-cell table:number-columns-repeated="10"/>
        </table:table-row>
        <table:table-row table:style-name="ro1">
          <table:table-cell/>
          <table:table-cell office:value-type="string" calcext:value-type="string">
            <text:p>Data with nonlinear constraints</text:p>
          </table:table-cell>
          <table:table-cell table:number-columns-repeated="3"/>
          <table:table-cell table:style-name="ce3" office:value-type="string" calcext:value-type="string">
            <text:p>Nonlinear programming</text:p>
          </table:table-cell>
          <table:table-cell table:number-columns-repeated="10"/>
        </table:table-row>
        <table:table-row table:style-name="ro1">
          <table:table-cell/>
          <table:table-cell office:value-type="string" calcext:value-type="string">
            <text:p>Inventory data</text:p>
          </table:table-cell>
          <table:table-cell table:number-columns-repeated="3"/>
          <table:table-cell table:style-name="ce3" office:value-type="string" calcext:value-type="string">
            <text:p>Inventory control models</text:p>
          </table:table-cell>
          <table:table-cell table:number-columns-repeated="10"/>
        </table:table-row>
        <table:table-row table:style-name="ro1">
          <table:table-cell/>
          <table:table-cell office:value-type="string" calcext:value-type="string">
            <text:p>Temporally varying, constrained data</text:p>
          </table:table-cell>
          <table:table-cell table:number-columns-repeated="3"/>
          <table:table-cell table:style-name="ce3" office:value-type="string" calcext:value-type="string">
            <text:p>Dynamic programming</text:p>
          </table:table-cell>
          <table:table-cell table:number-columns-repeated="10"/>
        </table:table-row>
        <table:table-row table:style-name="ro1" table:number-rows-repeated="2">
          <table:table-cell table:number-columns-repeated="16"/>
        </table:table-row>
        <table:table-row table:style-name="ro1">
          <table:table-cell office:value-type="string" calcext:value-type="string">
            <text:p>Univariate time series techniques</text:p>
          </table:table-cell>
          <table:table-cell table:number-columns-repeated="15"/>
        </table:table-row>
        <table:table-row table:style-name="ro1">
          <table:table-cell table:number-columns-repeated="16"/>
        </table:table-row>
        <table:table-row table:style-name="ro2">
          <table:table-cell/>
          <table:table-cell office:value-type="string" calcext:value-type="string">
            <text:p><text:a xlink:href="#Sheet1.E754" xlink:type="simple">Linear data</text:a></text:p>
          </table:table-cell>
          <table:table-cell table:number-columns-repeated="2"/>
          <table:table-cell table:style-name="ce3" office:value-type="string" calcext:value-type="string">
            <text:p>Moment</text:p>
          </table:table-cell>
          <table:table-cell table:number-columns-repeated="4"/>
          <table:table-cell table:style-name="ce3" office:value-type="string" calcext:value-type="string">
            <text:p>Correlation sum measures</text:p>
          </table:table-cell>
          <table:table-cell table:number-columns-repeated="2"/>
          <table:table-cell table:style-name="ce3" office:value-type="string" calcext:value-type="string">
            <text:p>Algorithic complexity</text:p>
          </table:table-cell>
          <table:table-cell table:number-columns-repeated="3"/>
        </table:table-row>
        <table:table-row table:style-name="ro2">
          <table:table-cell/>
          <table:table-cell office:value-type="string" calcext:value-type="string">
            <text:p><text:a xlink:href="#Sheet1.J754" xlink:type="simple">Nonlinear data</text:a></text:p>
          </table:table-cell>
          <table:table-cell table:number-columns-repeated="2"/>
          <table:table-cell table:style-name="ce3" office:value-type="string" calcext:value-type="string">
            <text:p>Spectral band power</text:p>
          </table:table-cell>
          <table:table-cell table:number-columns-repeated="4"/>
          <table:table-cell table:style-name="ce3" office:value-type="string" calcext:value-type="string">
            <text:p>Correlation dimension</text:p>
          </table:table-cell>
          <table:table-cell table:number-columns-repeated="2"/>
          <table:table-cell table:style-name="ce3" office:value-type="string" calcext:value-type="string">
            <text:p>Kolmogorov complexity estimates</text:p>
          </table:table-cell>
          <table:table-cell table:number-columns-repeated="3"/>
        </table:table-row>
        <table:table-row table:style-name="ro2">
          <table:table-cell/>
          <table:table-cell office:value-type="string" calcext:value-type="string">
            <text:p><text:a xlink:href="#Sheet1.M754" xlink:type="simple">Other univariate conditions</text:a></text:p>
          </table:table-cell>
          <table:table-cell table:number-columns-repeated="2"/>
          <table:table-cell table:style-name="ce3" office:value-type="string" calcext:value-type="string">
            <text:p>Spectral edge frequency</text:p>
          </table:table-cell>
          <table:table-cell table:number-columns-repeated="4"/>
          <table:table-cell table:style-name="ce3" office:value-type="string" calcext:value-type="string">
            <text:p>Correlation integral</text:p>
          </table:table-cell>
          <table:table-cell table:number-columns-repeated="2"/>
          <table:table-cell table:style-name="ce3" office:value-type="string" calcext:value-type="string">
            <text:p>Hidden Markov model states</text:p>
          </table:table-cell>
          <table:table-cell table:number-columns-repeated="3"/>
        </table:table-row>
        <table:table-row table:style-name="ro1">
          <table:table-cell table:number-columns-repeated="4"/>
          <table:table-cell table:style-name="ce3" office:value-type="string" calcext:value-type="string">
            <text:p>Accumulated energy (signal processing)</text:p>
          </table:table-cell>
          <table:table-cell table:number-columns-repeated="4"/>
          <table:table-cell table:style-name="ce3" office:value-type="string" calcext:value-type="string">
            <text:p>Correlation density</text:p>
          </table:table-cell>
          <table:table-cell table:number-columns-repeated="2"/>
          <table:table-cell table:style-name="ce3" office:value-type="string" calcext:value-type="string">
            <text:p>Surrogate time series and surrogate correction</text:p>
          </table:table-cell>
          <table:table-cell table:number-columns-repeated="3"/>
        </table:table-row>
        <table:table-row table:style-name="ro1">
          <table:table-cell table:number-columns-repeated="4"/>
          <table:table-cell table:style-name="ce3" office:value-type="string" calcext:value-type="string">
            <text:p>Characteristic of the autocorrelation function (lag correlation)</text:p>
          </table:table-cell>
          <table:table-cell table:number-columns-repeated="4"/>
          <table:table-cell table:style-name="ce3" office:value-type="string" calcext:value-type="string">
            <text:p>Correlation entropy</text:p>
          </table:table-cell>
          <table:table-cell table:number-columns-repeated="2"/>
          <table:table-cell table:style-name="ce3" office:value-type="string" calcext:value-type="string">
            <text:p>Loss of recurrence (degree of non-stationarity)</text:p>
          </table:table-cell>
          <table:table-cell table:number-columns-repeated="3"/>
        </table:table-row>
        <table:table-row table:style-name="ro1">
          <table:table-cell table:number-columns-repeated="4"/>
          <table:table-cell table:style-name="ce3" office:value-type="string" calcext:value-type="string">
            <text:p>Hjorth parameters</text:p>
          </table:table-cell>
          <table:table-cell table:number-columns-repeated="4"/>
          <table:table-cell table:style-name="ce3" office:value-type="string" calcext:value-type="string">
            <text:p>Approximate entropy</text:p>
          </table:table-cell>
          <table:table-cell table:number-columns-repeated="6"/>
        </table:table-row>
        <table:table-row table:style-name="ro1">
          <table:table-cell table:number-columns-repeated="4"/>
          <table:table-cell table:style-name="ce3" office:value-type="string" calcext:value-type="string">
            <text:p>Fast Fourier transform</text:p>
          </table:table-cell>
          <table:table-cell table:number-columns-repeated="4"/>
          <table:table-cell table:style-name="ce3" office:value-type="string" calcext:value-type="string">
            <text:p>Sample entropy</text:p>
          </table:table-cell>
          <table:table-cell table:number-columns-repeated="6"/>
        </table:table-row>
        <table:table-row table:style-name="ro1">
          <table:table-cell table:number-columns-repeated="4"/>
          <table:table-cell table:style-name="ce3" office:value-type="string" calcext:value-type="string">
            <text:p>Autoregressive model parameters</text:p>
          </table:table-cell>
          <table:table-cell table:number-columns-repeated="4"/>
          <table:table-cell table:style-name="ce3" office:value-type="string" calcext:value-type="string">
            <text:p>Fourier entropy</text:p>
          </table:table-cell>
          <table:table-cell table:number-columns-repeated="6"/>
        </table:table-row>
        <table:table-row table:style-name="ro1">
          <table:table-cell table:number-columns-repeated="4"/>
          <table:table-cell table:style-name="ce3" office:value-type="string" calcext:value-type="string">
            <text:p>Mann-Kendall test</text:p>
          </table:table-cell>
          <table:table-cell table:number-columns-repeated="4"/>
          <table:table-cell table:style-name="ce3" office:value-type="string" calcext:value-type="string">
            <text:p>Wacelet entropy</text:p>
          </table:table-cell>
          <table:table-cell table:number-columns-repeated="6"/>
        </table:table-row>
        <table:table-row table:style-name="ro1">
          <table:table-cell table:number-columns-repeated="9"/>
          <table:table-cell table:style-name="ce3" office:value-type="string" calcext:value-type="string">
            <text:p>Renyi entropy</text:p>
          </table:table-cell>
          <table:table-cell table:number-columns-repeated="6"/>
        </table:table-row>
        <table:table-row table:style-name="ro1">
          <table:table-cell table:number-columns-repeated="9"/>
          <table:table-cell table:style-name="ce3" office:value-type="string" calcext:value-type="string">
            <text:p>Marginal predictability</text:p>
          </table:table-cell>
          <table:table-cell table:number-columns-repeated="6"/>
        </table:table-row>
        <table:table-row table:style-name="ro1">
          <table:table-cell table:number-columns-repeated="9"/>
          <table:table-cell table:style-name="ce3" office:value-type="string" calcext:value-type="string">
            <text:p>Dynamical similarity index</text:p>
          </table:table-cell>
          <table:table-cell table:number-columns-repeated="6"/>
        </table:table-row>
        <table:table-row table:style-name="ro1">
          <table:table-cell table:number-columns-repeated="9"/>
          <table:table-cell table:style-name="ce3" office:value-type="string" calcext:value-type="string">
            <text:p>State space dissimilarity measures</text:p>
          </table:table-cell>
          <table:table-cell table:number-columns-repeated="6"/>
        </table:table-row>
        <table:table-row table:style-name="ro1">
          <table:table-cell table:number-columns-repeated="9"/>
          <table:table-cell table:style-name="ce3" office:value-type="string" calcext:value-type="string">
            <text:p>Lyanpunov exponent</text:p>
          </table:table-cell>
          <table:table-cell table:number-columns-repeated="6"/>
        </table:table-row>
        <table:table-row table:style-name="ro1">
          <table:table-cell table:number-columns-repeated="9"/>
          <table:table-cell table:style-name="ce3" office:value-type="string" calcext:value-type="string">
            <text:p>Permutation methods</text:p>
          </table:table-cell>
          <table:table-cell table:number-columns-repeated="6"/>
        </table:table-row>
        <table:table-row table:style-name="ro1">
          <table:table-cell table:number-columns-repeated="9"/>
          <table:table-cell table:style-name="ce3" office:value-type="string" calcext:value-type="string">
            <text:p>Local flow</text:p>
          </table:table-cell>
          <table:table-cell table:number-columns-repeated="6"/>
        </table:table-row>
        <table:table-row table:style-name="ro1">
          <table:table-cell table:number-columns-repeated="9"/>
          <table:table-cell table:style-name="ce3" office:value-type="string" calcext:value-type="string">
            <text:p>Interrupted time series analysis</text:p>
          </table:table-cell>
          <table:table-cell table:number-columns-repeated="6"/>
        </table:table-row>
        <table:table-row table:style-name="ro1">
          <table:table-cell table:number-columns-repeated="16"/>
        </table:table-row>
        <table:table-row table:style-name="ro1">
          <table:table-cell office:value-type="string" calcext:value-type="string">
            <text:p>Bivariate time series</text:p>
          </table:table-cell>
          <table:table-cell table:number-columns-repeated="3"/>
          <table:table-cell table:style-name="ce3" office:value-type="string" calcext:value-type="string">
            <text:p>Maximum linear cross-correlation</text:p>
          </table:table-cell>
          <table:table-cell table:number-columns-repeated="4"/>
          <table:table-cell table:style-name="ce3" office:value-type="string" calcext:value-type="string">
            <text:p>Nonlinear interdependence</text:p>
          </table:table-cell>
          <table:table-cell table:number-columns-repeated="6"/>
        </table:table-row>
        <table:table-row table:style-name="ro2">
          <table:table-cell/>
          <table:table-cell office:value-type="string" calcext:value-type="string">
            <text:p><text:a xlink:href="#Sheet1.E772" xlink:type="simple">Linear data</text:a></text:p>
          </table:table-cell>
          <table:table-cell table:number-columns-repeated="2"/>
          <table:table-cell table:style-name="ce3" office:value-type="string" calcext:value-type="string">
            <text:p>Linear coherence (signal processing)</text:p>
          </table:table-cell>
          <table:table-cell table:number-columns-repeated="4"/>
          <table:table-cell table:style-name="ce3" office:value-type="string" calcext:value-type="string">
            <text:p>Dynamical entrainment</text:p>
          </table:table-cell>
          <table:table-cell table:number-columns-repeated="6"/>
        </table:table-row>
        <table:table-row table:style-name="ro2">
          <table:table-cell/>
          <table:table-cell office:value-type="string" calcext:value-type="string">
            <text:p><text:a xlink:href="#Sheet1.J772" xlink:type="simple">Nonlinear data</text:a></text:p>
          </table:table-cell>
          <table:table-cell table:number-columns-repeated="7"/>
          <table:table-cell table:style-name="ce3" office:value-type="string" calcext:value-type="string">
            <text:p>Phase synchronization</text:p>
          </table:table-cell>
          <table:table-cell table:number-columns-repeated="6"/>
        </table:table-row>
        <table:table-row table:style-name="ro1" table:number-rows-repeated="2">
          <table:table-cell table:number-columns-repeated="16"/>
        </table:table-row>
        <table:table-row table:style-name="ro1">
          <table:table-cell office:value-type="string" calcext:value-type="string">
            <text:p>Multivariate time series</text:p>
          </table:table-cell>
          <table:table-cell table:number-columns-repeated="4"/>
          <table:table-cell table:style-name="ce3" office:value-type="string" calcext:value-type="string">
            <text:p>Dynamic time warping</text:p>
          </table:table-cell>
          <table:table-cell table:number-columns-repeated="2"/>
          <table:table-cell table:style-name="ce3" office:value-type="string" calcext:value-type="string">
            <text:p>Minkowski distance</text:p>
          </table:table-cell>
          <table:table-cell table:number-columns-repeated="7"/>
        </table:table-row>
        <table:table-row table:style-name="ro2">
          <table:table-cell/>
          <table:table-cell office:value-type="string" calcext:value-type="string">
            <text:p><text:a xlink:href="#Sheet1.F777" xlink:type="simple">General similarity measures</text:a></text:p>
          </table:table-cell>
          <table:table-cell table:number-columns-repeated="3"/>
          <table:table-cell table:style-name="ce3" office:value-type="string" calcext:value-type="string">
            <text:p>Hidden Markov models</text:p>
          </table:table-cell>
          <table:table-cell table:number-columns-repeated="2"/>
          <table:table-cell table:style-name="ce3" office:value-type="string" calcext:value-type="string">
            <text:p>Mahalanobis distance</text:p>
          </table:table-cell>
          <table:table-cell table:number-columns-repeated="7"/>
        </table:table-row>
        <table:table-row table:style-name="ro2">
          <table:table-cell/>
          <table:table-cell office:value-type="string" calcext:value-type="string">
            <text:p><text:a xlink:href="#Sheet1.I777" xlink:type="simple">Data as vectors in a metrizable space</text:a></text:p>
          </table:table-cell>
          <table:table-cell table:number-columns-repeated="3"/>
          <table:table-cell table:style-name="ce3" office:value-type="string" calcext:value-type="string">
            <text:p>Edit distance</text:p>
          </table:table-cell>
          <table:table-cell table:number-columns-repeated="10"/>
        </table:table-row>
        <table:table-row table:style-name="ro2">
          <table:table-cell/>
          <table:table-cell office:value-type="string" calcext:value-type="string">
            <text:p><text:a xlink:href="#Sheet1.I780" xlink:type="simple">Data as a time series with envelopes</text:a></text:p>
          </table:table-cell>
          <table:table-cell table:number-columns-repeated="3"/>
          <table:table-cell table:style-name="ce3" office:value-type="string" calcext:value-type="string">
            <text:p>Total correlation</text:p>
          </table:table-cell>
          <table:table-cell table:number-columns-repeated="2"/>
          <table:table-cell table:style-name="ce3" office:value-type="string" calcext:value-type="string">
            <text:p>Global standard deviation</text:p>
          </table:table-cell>
          <table:table-cell table:number-columns-repeated="7"/>
        </table:table-row>
        <table:table-row table:style-name="ro2">
          <table:table-cell/>
          <table:table-cell office:value-type="string" calcext:value-type="string">
            <text:p><text:a xlink:href="#Sheet1.I784" xlink:type="simple">Data interpreted as stochastic series</text:a></text:p>
          </table:table-cell>
          <table:table-cell table:number-columns-repeated="3"/>
          <table:table-cell table:style-name="ce3" office:value-type="string" calcext:value-type="string">
            <text:p>Newey-West estimator</text:p>
          </table:table-cell>
          <table:table-cell table:number-columns-repeated="2"/>
          <table:table-cell table:style-name="ce3" office:value-type="string" calcext:value-type="string">
            <text:p>Local standard deviation</text:p>
          </table:table-cell>
          <table:table-cell table:number-columns-repeated="7"/>
        </table:table-row>
        <table:table-row table:style-name="ro2">
          <table:table-cell/>
          <table:table-cell office:value-type="string" calcext:value-type="string">
            <text:p><text:a xlink:href="#Sheet1.I787" xlink:type="simple">Data interpreted as a probability distribution function</text:a></text:p>
          </table:table-cell>
          <table:table-cell table:number-columns-repeated="3"/>
          <table:table-cell table:style-name="ce3" office:value-type="string" calcext:value-type="string">
            <text:p>Prais-Winsten transformation</text:p>
          </table:table-cell>
          <table:table-cell table:number-columns-repeated="2"/>
          <table:table-cell table:style-name="ce3" office:value-type="string" calcext:value-type="string">
            <text:p>Windowed standard deviation</text:p>
          </table:table-cell>
          <table:table-cell table:number-columns-repeated="7"/>
        </table:table-row>
        <table:table-row table:style-name="ro1">
          <table:table-cell table:number-columns-repeated="16"/>
        </table:table-row>
        <table:table-row table:style-name="ro1">
          <table:table-cell table:number-columns-repeated="8"/>
          <table:table-cell table:style-name="ce3" office:value-type="string" calcext:value-type="string">
            <text:p>Pearson product-moment correlation coefficient</text:p>
          </table:table-cell>
          <table:table-cell table:number-columns-repeated="7"/>
        </table:table-row>
        <table:table-row table:style-name="ro1">
          <table:table-cell table:number-columns-repeated="8"/>
          <table:table-cell table:style-name="ce3" office:value-type="string" calcext:value-type="string">
            <text:p>Spearman's rank correlation coefficient</text:p>
          </table:table-cell>
          <table:table-cell table:number-columns-repeated="7"/>
        </table:table-row>
        <table:table-row table:style-name="ro1">
          <table:table-cell office:value-type="string" calcext:value-type="string">
            <text:p>General time series models</text:p>
          </table:table-cell>
          <table:table-cell table:number-columns-repeated="15"/>
        </table:table-row>
        <table:table-row table:style-name="ro1">
          <table:table-cell/>
          <table:table-cell table:style-name="ce3" office:value-type="string" calcext:value-type="string">
            <text:p>Autoregressive model</text:p>
          </table:table-cell>
          <table:table-cell table:number-columns-repeated="6"/>
          <table:table-cell table:style-name="ce3" office:value-type="string" calcext:value-type="string">
            <text:p>Kolmogorov-Smirnov test</text:p>
          </table:table-cell>
          <table:table-cell table:number-columns-repeated="7"/>
        </table:table-row>
        <table:table-row table:style-name="ro1">
          <table:table-cell/>
          <table:table-cell table:style-name="ce3" office:value-type="string" calcext:value-type="string">
            <text:p>Moving averages model</text:p>
          </table:table-cell>
          <table:table-cell table:number-columns-repeated="6"/>
          <table:table-cell table:style-name="ce3" office:value-type="string" calcext:value-type="string">
            <text:p>Cramer-von Mises criterion</text:p>
          </table:table-cell>
          <table:table-cell table:number-columns-repeated="7"/>
        </table:table-row>
        <table:table-row table:style-name="ro1">
          <table:table-cell/>
          <table:table-cell table:style-name="ce3" office:value-type="string" calcext:value-type="string">
            <text:p>Autoregressive moving averages model</text:p>
          </table:table-cell>
          <table:table-cell table:number-columns-repeated="14"/>
        </table:table-row>
        <table:table-row table:style-name="ro1">
          <table:table-cell/>
          <table:table-cell table:style-name="ce3" office:value-type="string" calcext:value-type="string">
            <text:p>Autoregressive intergrated moving averages model</text:p>
          </table:table-cell>
          <table:table-cell table:number-columns-repeated="14"/>
        </table:table-row>
        <table:table-row table:style-name="ro1">
          <table:table-cell/>
          <table:table-cell table:style-name="ce3" office:value-type="string" calcext:value-type="string">
            <text:p>Autoregressive fractionally integrated moving averages model</text:p>
          </table:table-cell>
          <table:table-cell table:number-columns-repeated="14"/>
        </table:table-row>
        <table:table-row table:style-name="ro1">
          <table:table-cell/>
          <table:table-cell table:style-name="ce3" office:value-type="string" calcext:value-type="string">
            <text:p>Vector autoregression model</text:p>
          </table:table-cell>
          <table:table-cell table:number-columns-repeated="14"/>
        </table:table-row>
        <table:table-row table:style-name="ro1">
          <table:table-cell/>
          <table:table-cell table:style-name="ce3" office:value-type="string" calcext:value-type="string">
            <text:p>exogenous vector autoregressive models</text:p>
          </table:table-cell>
          <table:table-cell table:number-columns-repeated="14"/>
        </table:table-row>
        <table:table-row table:style-name="ro1">
          <table:table-cell/>
          <table:table-cell table:style-name="ce3" office:value-type="string" calcext:value-type="string">
            <text:p>Nonlinear autoregressive exogenous models</text:p>
          </table:table-cell>
          <table:table-cell table:number-columns-repeated="14"/>
        </table:table-row>
        <table:table-row table:style-name="ro1">
          <table:table-cell/>
          <table:table-cell table:style-name="ce3" office:value-type="string" calcext:value-type="string">
            <text:p>Autoregressive conditional heteroskedasticity models</text:p>
          </table:table-cell>
          <table:table-cell table:number-columns-repeated="14"/>
        </table:table-row>
        <table:table-row table:style-name="ro1">
          <table:table-cell/>
          <table:table-cell table:style-name="ce3" office:value-type="string" calcext:value-type="string">
            <text:p>Doubly stochastic model</text:p>
          </table:table-cell>
          <table:table-cell table:number-columns-repeated="14"/>
        </table:table-row>
        <table:table-row table:style-name="ro1">
          <table:table-cell/>
          <table:table-cell table:style-name="ce3" office:value-type="string" calcext:value-type="string">
            <text:p>Markov switching multifractal model</text:p>
          </table:table-cell>
          <table:table-cell table:number-columns-repeated="14"/>
        </table:table-row>
        <table:table-row table:style-name="ro1">
          <table:table-cell/>
          <table:table-cell table:style-name="ce3" office:value-type="string" calcext:value-type="string">
            <text:p>Hidden Markov model</text:p>
          </table:table-cell>
          <table:table-cell table:number-columns-repeated="14"/>
        </table:table-row>
        <table:table-row table:style-name="ro1">
          <table:table-cell office:value-type="string" calcext:value-type="string">
            <text:p>Time series tools</text:p>
          </table:table-cell>
          <table:table-cell table:number-columns-repeated="15"/>
        </table:table-row>
        <table:table-row table:style-name="ro1">
          <table:table-cell/>
          <table:table-cell table:style-name="ce3" office:value-type="string" calcext:value-type="string">
            <text:p>Autocorrelation</text:p>
          </table:table-cell>
          <table:table-cell table:number-columns-repeated="14"/>
        </table:table-row>
        <table:table-row table:style-name="ro1">
          <table:table-cell/>
          <table:table-cell table:style-name="ce3" office:value-type="string" calcext:value-type="string">
            <text:p>Cross correlation</text:p>
          </table:table-cell>
          <table:table-cell table:number-columns-repeated="14"/>
        </table:table-row>
        <table:table-row table:style-name="ro1">
          <table:table-cell/>
          <table:table-cell table:style-name="ce3" office:value-type="string" calcext:value-type="string">
            <text:p>Fourier transform (frequency domain)</text:p>
          </table:table-cell>
          <table:table-cell table:number-columns-repeated="14"/>
        </table:table-row>
        <table:table-row table:style-name="ro1">
          <table:table-cell/>
          <table:table-cell table:style-name="ce3" office:value-type="string" calcext:value-type="string">
            <text:p>Filter (noise removal)</text:p>
          </table:table-cell>
          <table:table-cell table:number-columns-repeated="14"/>
        </table:table-row>
        <table:table-row table:style-name="ro1">
          <table:table-cell/>
          <table:table-cell table:style-name="ce3" office:value-type="string" calcext:value-type="string">
            <text:p>Principle component analysis</text:p>
          </table:table-cell>
          <table:table-cell table:number-columns-repeated="14"/>
        </table:table-row>
        <table:table-row table:style-name="ro1">
          <table:table-cell/>
          <table:table-cell table:style-name="ce3" office:value-type="string" calcext:value-type="string">
            <text:p>Singular spectrum analysis</text:p>
          </table:table-cell>
          <table:table-cell table:number-columns-repeated="14"/>
        </table:table-row>
        <table:table-row table:style-name="ro1">
          <table:table-cell/>
          <table:table-cell table:style-name="ce3" office:value-type="string" calcext:value-type="string">
            <text:p>General state space analysis</text:p>
          </table:table-cell>
          <table:table-cell table:number-columns-repeated="14"/>
        </table:table-row>
        <table:table-row table:style-name="ro1">
          <table:table-cell/>
          <table:table-cell table:style-name="ce3" office:value-type="string" calcext:value-type="string">
            <text:p>Unobserved components analysis</text:p>
          </table:table-cell>
          <table:table-cell table:number-columns-repeated="14"/>
        </table:table-row>
        <table:table-row table:style-name="ro1">
          <table:table-cell/>
          <table:table-cell table:style-name="ce3" office:value-type="string" calcext:value-type="string">
            <text:p>Detrended fluctuation analysis</text:p>
          </table:table-cell>
          <table:table-cell table:number-columns-repeated="14"/>
        </table:table-row>
        <table:table-row table:style-name="ro1">
          <table:table-cell/>
          <table:table-cell table:style-name="ce3" office:value-type="string" calcext:value-type="string">
            <text:p>CUSUM chart</text:p>
          </table:table-cell>
          <table:table-cell table:number-columns-repeated="14"/>
        </table:table-row>
        <table:table-row table:style-name="ro1">
          <table:table-cell/>
          <table:table-cell table:style-name="ce3" office:value-type="string" calcext:value-type="string">
            <text:p>EWMA chart</text:p>
          </table:table-cell>
          <table:table-cell table:number-columns-repeated="14"/>
        </table:table-row>
        <table:table-row table:style-name="ro1">
          <table:table-cell/>
          <table:table-cell table:style-name="ce3" office:value-type="string" calcext:value-type="string">
            <text:p>Fast Fourier transform</text:p>
          </table:table-cell>
          <table:table-cell table:number-columns-repeated="14"/>
        </table:table-row>
        <table:table-row table:style-name="ro1">
          <table:table-cell/>
          <table:table-cell table:style-name="ce3" office:value-type="string" calcext:value-type="string">
            <text:p>Continuous wavelet transform</text:p>
          </table:table-cell>
          <table:table-cell table:number-columns-repeated="14"/>
        </table:table-row>
        <table:table-row table:style-name="ro1">
          <table:table-cell/>
          <table:table-cell table:style-name="ce3" office:value-type="string" calcext:value-type="string">
            <text:p>Short-time Fourier transform</text:p>
          </table:table-cell>
          <table:table-cell table:number-columns-repeated="14"/>
        </table:table-row>
        <table:table-row table:style-name="ro1">
          <table:table-cell/>
          <table:table-cell table:style-name="ce3" office:value-type="string" calcext:value-type="string">
            <text:p>Chirplet transform</text:p>
          </table:table-cell>
          <table:table-cell table:number-columns-repeated="14"/>
        </table:table-row>
        <table:table-row table:style-name="ro1">
          <table:table-cell/>
          <table:table-cell table:style-name="ce3" office:value-type="string" calcext:value-type="string">
            <text:p>Fractional Fourier transform</text:p>
          </table:table-cell>
          <table:table-cell table:number-columns-repeated="14"/>
        </table:table-row>
        <table:table-row table:style-name="ro1">
          <table:table-cell/>
          <table:table-cell table:style-name="ce3" office:value-type="string" calcext:value-type="string">
            <text:p>Correlation dimension</text:p>
          </table:table-cell>
          <table:table-cell table:number-columns-repeated="14"/>
        </table:table-row>
        <table:table-row table:style-name="ro1">
          <table:table-cell/>
          <table:table-cell table:style-name="ce3" office:value-type="string" calcext:value-type="string">
            <text:p>Recurrence plots</text:p>
          </table:table-cell>
          <table:table-cell table:number-columns-repeated="14"/>
        </table:table-row>
        <table:table-row table:style-name="ro1">
          <table:table-cell/>
          <table:table-cell table:style-name="ce3" office:value-type="string" calcext:value-type="string">
            <text:p>Recurrence quantification analysis</text:p>
          </table:table-cell>
          <table:table-cell table:number-columns-repeated="14"/>
        </table:table-row>
        <table:table-row table:style-name="ro1">
          <table:table-cell/>
          <table:table-cell table:style-name="ce3" office:value-type="string" calcext:value-type="string">
            <text:p>Lyapunov exponents</text:p>
          </table:table-cell>
          <table:table-cell table:number-columns-repeated="14"/>
        </table:table-row>
        <table:table-row table:style-name="ro1">
          <table:table-cell/>
          <table:table-cell table:style-name="ce3" office:value-type="string" calcext:value-type="string">
            <text:p>Entropy encoding</text:p>
          </table:table-cell>
          <table:table-cell table:number-columns-repeated="14"/>
        </table:table-row>
        <table:table-row table:style-name="ro1">
          <table:table-cell/>
          <table:table-cell table:style-name="ce3" office:value-type="string" calcext:value-type="string">
            <text:p>Information theory</text:p>
          </table:table-cell>
          <table:table-cell table:number-columns-repeated="14"/>
        </table:table-row>
        <table:table-row table:style-name="ro1">
          <table:table-cell table:number-columns-repeated="16"/>
        </table:table-row>
        <table:table-row table:style-name="ro1">
          <table:table-cell office:value-type="string" calcext:value-type="string">
            <text:p>Non-normal distributions</text:p>
          </table:table-cell>
          <table:table-cell table:number-columns-repeated="3"/>
          <table:table-cell table:style-name="ce6" office:value-type="string" calcext:value-type="string">
            <text:p>Discrete distributions</text:p>
          </table:table-cell>
          <table:table-cell table:number-columns-repeated="2"/>
          <table:table-cell table:style-name="ce6" office:value-type="string" calcext:value-type="string">
            <text:p>Continuous distributions</text:p>
          </table:table-cell>
          <table:table-cell table:number-columns-repeated="2"/>
          <table:table-cell table:style-name="ce6" office:value-type="string" calcext:value-type="string">
            <text:p>Bivariate distributions</text:p>
          </table:table-cell>
          <table:table-cell table:number-columns-repeated="2"/>
          <table:table-cell table:style-name="ce6" office:value-type="string" calcext:value-type="string">
            <text:p>Multivariate distributions</text:p>
          </table:table-cell>
          <table:table-cell table:number-columns-repeated="2"/>
        </table:table-row>
        <table:table-row table:style-name="ro2">
          <table:table-cell/>
          <table:table-cell office:value-type="string" calcext:value-type="string">
            <text:p><text:a xlink:href="#Sheet1.E823" xlink:type="simple">Discrete distributions</text:a></text:p>
          </table:table-cell>
          <table:table-cell table:number-columns-repeated="2"/>
          <table:table-cell table:style-name="ce3" office:value-type="string" calcext:value-type="string">
            <text:p>Bernoulli</text:p>
          </table:table-cell>
          <table:table-cell table:number-columns-repeated="2"/>
          <table:table-cell table:style-name="ce3" office:value-type="string" calcext:value-type="string">
            <text:p>Arcsine</text:p>
          </table:table-cell>
          <table:table-cell table:number-columns-repeated="2"/>
          <table:table-cell table:style-name="ce3" office:value-type="string" calcext:value-type="string">
            <text:p>Bivariate normal</text:p>
          </table:table-cell>
          <table:table-cell table:number-columns-repeated="2"/>
          <table:table-cell table:style-name="ce3" office:value-type="string" calcext:value-type="string">
            <text:p>Multinomial</text:p>
          </table:table-cell>
          <table:table-cell table:number-columns-repeated="2"/>
        </table:table-row>
        <table:table-row table:style-name="ro2">
          <table:table-cell/>
          <table:table-cell office:value-type="string" calcext:value-type="string">
            <text:p><text:a xlink:href="#Sheet1.H823" xlink:type="simple">Continuous distributions</text:a></text:p>
          </table:table-cell>
          <table:table-cell table:number-columns-repeated="2"/>
          <table:table-cell table:style-name="ce3" office:value-type="string" calcext:value-type="string">
            <text:p>Beta binomial</text:p>
          </table:table-cell>
          <table:table-cell table:number-columns-repeated="2"/>
          <table:table-cell table:style-name="ce3" office:value-type="string" calcext:value-type="string">
            <text:p>Beta</text:p>
          </table:table-cell>
          <table:table-cell table:number-columns-repeated="2"/>
          <table:table-cell table:style-name="ce3" office:value-type="string" calcext:value-type="string">
            <text:p>Bivariate Cauchy</text:p>
          </table:table-cell>
          <table:table-cell table:number-columns-repeated="2"/>
          <table:table-cell table:style-name="ce3" office:value-type="string" calcext:value-type="string">
            <text:p>Multivariate normal</text:p>
          </table:table-cell>
          <table:table-cell table:number-columns-repeated="2"/>
        </table:table-row>
        <table:table-row table:style-name="ro2">
          <table:table-cell/>
          <table:table-cell office:value-type="string" calcext:value-type="string">
            <text:p><text:a xlink:href="#Sheet1.K823" xlink:type="simple">Bivariate distributions</text:a></text:p>
          </table:table-cell>
          <table:table-cell table:number-columns-repeated="2"/>
          <table:table-cell table:style-name="ce3" office:value-type="string" calcext:value-type="string">
            <text:p>Binomial</text:p>
          </table:table-cell>
          <table:table-cell table:number-columns-repeated="2"/>
          <table:table-cell table:style-name="ce3" office:value-type="string" calcext:value-type="string">
            <text:p>Cauchy</text:p>
          </table:table-cell>
          <table:table-cell table:number-columns-repeated="8"/>
        </table:table-row>
        <table:table-row table:style-name="ro2">
          <table:table-cell/>
          <table:table-cell office:value-type="string" calcext:value-type="string">
            <text:p><text:a xlink:href="#Sheet1.N823" xlink:type="simple">Multivariate distributions</text:a></text:p>
          </table:table-cell>
          <table:table-cell table:number-columns-repeated="2"/>
          <table:table-cell table:style-name="ce3" office:value-type="string" calcext:value-type="string">
            <text:p>Discrete Weibull</text:p>
          </table:table-cell>
          <table:table-cell table:number-columns-repeated="2"/>
          <table:table-cell table:style-name="ce3" office:value-type="string" calcext:value-type="string">
            <text:p>Chi</text:p>
          </table:table-cell>
          <table:table-cell table:number-columns-repeated="8"/>
        </table:table-row>
        <table:table-row table:style-name="ro1">
          <table:table-cell table:number-columns-repeated="4"/>
          <table:table-cell table:style-name="ce3" office:value-type="string" calcext:value-type="string">
            <text:p>Geometric</text:p>
          </table:table-cell>
          <table:table-cell table:number-columns-repeated="2"/>
          <table:table-cell table:style-name="ce3" office:value-type="string" calcext:value-type="string">
            <text:p>Chi-square</text:p>
          </table:table-cell>
          <table:table-cell table:number-columns-repeated="8"/>
        </table:table-row>
        <table:table-row table:style-name="ro1">
          <table:table-cell table:number-columns-repeated="4"/>
          <table:table-cell table:style-name="ce3" office:value-type="string" calcext:value-type="string">
            <text:p>Hypergeometric</text:p>
          </table:table-cell>
          <table:table-cell table:number-columns-repeated="2"/>
          <table:table-cell table:style-name="ce3" office:value-type="string" calcext:value-type="string">
            <text:p>Erlang</text:p>
          </table:table-cell>
          <table:table-cell table:number-columns-repeated="8"/>
        </table:table-row>
        <table:table-row table:style-name="ro1">
          <table:table-cell table:number-columns-repeated="4"/>
          <table:table-cell table:style-name="ce3" office:value-type="string" calcext:value-type="string">
            <text:p>Negative binomial</text:p>
          </table:table-cell>
          <table:table-cell table:number-columns-repeated="2"/>
          <table:table-cell table:style-name="ce3" office:value-type="string" calcext:value-type="string">
            <text:p>Exponential</text:p>
          </table:table-cell>
          <table:table-cell table:number-columns-repeated="8"/>
        </table:table-row>
        <table:table-row table:style-name="ro1">
          <table:table-cell table:number-columns-repeated="4"/>
          <table:table-cell table:style-name="ce3" office:value-type="string" calcext:value-type="string">
            <text:p>Poisson</text:p>
          </table:table-cell>
          <table:table-cell table:number-columns-repeated="2"/>
          <table:table-cell table:style-name="ce3" office:value-type="string" calcext:value-type="string">
            <text:p>Extreme value</text:p>
          </table:table-cell>
          <table:table-cell table:number-columns-repeated="8"/>
        </table:table-row>
        <table:table-row table:style-name="ro1">
          <table:table-cell table:number-columns-repeated="4"/>
          <table:table-cell table:style-name="ce3" office:value-type="string" calcext:value-type="string">
            <text:p>Rectangular (discrete uniform)</text:p>
          </table:table-cell>
          <table:table-cell table:number-columns-repeated="2"/>
          <table:table-cell table:style-name="ce3" office:value-type="string" calcext:value-type="string">
            <text:p>F</text:p>
          </table:table-cell>
          <table:table-cell table:number-columns-repeated="8"/>
        </table:table-row>
        <table:table-row table:style-name="ro1">
          <table:table-cell table:number-columns-repeated="4"/>
          <table:table-cell table:style-name="ce3" office:value-type="string" calcext:value-type="string">
            <text:p>Lexian</text:p>
          </table:table-cell>
          <table:table-cell table:number-columns-repeated="2"/>
          <table:table-cell table:style-name="ce3" office:value-type="string" calcext:value-type="string">
            <text:p>Gamma</text:p>
          </table:table-cell>
          <table:table-cell table:number-columns-repeated="8"/>
        </table:table-row>
        <table:table-row table:style-name="ro1">
          <table:table-cell table:number-columns-repeated="4"/>
          <table:table-cell table:style-name="ce3" office:value-type="string" calcext:value-type="string">
            <text:p>Trapezoidal</text:p>
          </table:table-cell>
          <table:table-cell table:number-columns-repeated="2"/>
          <table:table-cell table:style-name="ce3" office:value-type="string" calcext:value-type="string">
            <text:p>Half normal</text:p>
          </table:table-cell>
          <table:table-cell table:number-columns-repeated="8"/>
        </table:table-row>
        <table:table-row table:style-name="ro1">
          <table:table-cell table:number-columns-repeated="4"/>
          <table:table-cell table:style-name="ce3" office:value-type="string" calcext:value-type="string">
            <text:p>Wedge</text:p>
          </table:table-cell>
          <table:table-cell table:number-columns-repeated="2"/>
          <table:table-cell table:style-name="ce3" office:value-type="string" calcext:value-type="string">
            <text:p>Laplace</text:p>
          </table:table-cell>
          <table:table-cell table:number-columns-repeated="8"/>
        </table:table-row>
        <table:table-row table:style-name="ro1">
          <table:table-cell table:number-columns-repeated="7"/>
          <table:table-cell table:style-name="ce3" office:value-type="string" calcext:value-type="string">
            <text:p>Logistic</text:p>
          </table:table-cell>
          <table:table-cell table:number-columns-repeated="8"/>
        </table:table-row>
        <table:table-row table:style-name="ro1">
          <table:table-cell table:number-columns-repeated="7"/>
          <table:table-cell table:style-name="ce3" office:value-type="string" calcext:value-type="string">
            <text:p>Log-normal</text:p>
          </table:table-cell>
          <table:table-cell table:number-columns-repeated="8"/>
        </table:table-row>
        <table:table-row table:style-name="ro1">
          <table:table-cell table:number-columns-repeated="7"/>
          <table:table-cell table:style-name="ce3" office:value-type="string" calcext:value-type="string">
            <text:p>Standardized normal</text:p>
          </table:table-cell>
          <table:table-cell table:number-columns-repeated="8"/>
        </table:table-row>
        <table:table-row table:style-name="ro1">
          <table:table-cell table:number-columns-repeated="7"/>
          <table:table-cell table:style-name="ce3" office:value-type="string" calcext:value-type="string">
            <text:p>Standardized Cauchy</text:p>
          </table:table-cell>
          <table:table-cell table:number-columns-repeated="8"/>
        </table:table-row>
        <table:table-row table:style-name="ro1">
          <table:table-cell table:number-columns-repeated="7"/>
          <table:table-cell table:style-name="ce3" office:value-type="string" calcext:value-type="string">
            <text:p>Standardized Uniform</text:p>
          </table:table-cell>
          <table:table-cell table:number-columns-repeated="8"/>
        </table:table-row>
        <table:table-row table:style-name="ro1">
          <table:table-cell table:number-columns-repeated="7"/>
          <table:table-cell table:style-name="ce3" office:value-type="string" calcext:value-type="string">
            <text:p>Empirical</text:p>
          </table:table-cell>
          <table:table-cell table:number-columns-repeated="8"/>
        </table:table-row>
        <table:table-row table:style-name="ro1">
          <table:table-cell table:number-columns-repeated="7"/>
          <table:table-cell table:style-name="ce3" office:value-type="string" calcext:value-type="string">
            <text:p>Half logistic</text:p>
          </table:table-cell>
          <table:table-cell table:number-columns-repeated="8"/>
        </table:table-row>
        <table:table-row table:style-name="ro1">
          <table:table-cell table:number-columns-repeated="7"/>
          <table:table-cell table:style-name="ce3" office:value-type="string" calcext:value-type="string">
            <text:p>Pareto</text:p>
          </table:table-cell>
          <table:table-cell table:number-columns-repeated="8"/>
        </table:table-row>
        <table:table-row table:style-name="ro1">
          <table:table-cell table:number-columns-repeated="7"/>
          <table:table-cell table:style-name="ce3" office:value-type="string" calcext:value-type="string">
            <text:p>t</text:p>
          </table:table-cell>
          <table:table-cell table:number-columns-repeated="8"/>
        </table:table-row>
        <table:table-row table:style-name="ro1">
          <table:table-cell table:number-columns-repeated="7"/>
          <table:table-cell table:style-name="ce3" office:value-type="string" calcext:value-type="string">
            <text:p>Truncated exponential</text:p>
          </table:table-cell>
          <table:table-cell table:number-columns-repeated="8"/>
        </table:table-row>
        <table:table-row table:style-name="ro1">
          <table:table-cell table:number-columns-repeated="7"/>
          <table:table-cell table:style-name="ce3" office:value-type="string" calcext:value-type="string">
            <text:p>Truncated logistic</text:p>
          </table:table-cell>
          <table:table-cell table:number-columns-repeated="8"/>
        </table:table-row>
        <table:table-row table:style-name="ro1">
          <table:table-cell table:number-columns-repeated="7"/>
          <table:table-cell table:style-name="ce3" office:value-type="string" calcext:value-type="string">
            <text:p>Von Mises</text:p>
          </table:table-cell>
          <table:table-cell table:number-columns-repeated="8"/>
        </table:table-row>
        <table:table-row table:style-name="ro1">
          <table:table-cell table:number-columns-repeated="7"/>
          <table:table-cell table:style-name="ce3" office:value-type="string" calcext:value-type="string">
            <text:p>Wishart</text:p>
          </table:table-cell>
          <table:table-cell table:number-columns-repeated="8"/>
        </table:table-row>
        <table:table-row table:style-name="ro1">
          <table:table-cell table:number-columns-repeated="7"/>
          <table:table-cell table:style-name="ce3" office:value-type="string" calcext:value-type="string">
            <text:p>Wrapped Cauchy</text:p>
          </table:table-cell>
          <table:table-cell table:number-columns-repeated="8"/>
        </table:table-row>
        <table:table-row table:style-name="ro1">
          <table:table-cell table:number-columns-repeated="7"/>
          <table:table-cell table:style-name="ce3" office:value-type="string" calcext:value-type="string">
            <text:p>Noncentral chi-square</text:p>
          </table:table-cell>
          <table:table-cell table:number-columns-repeated="8"/>
        </table:table-row>
        <table:table-row table:style-name="ro1">
          <table:table-cell table:number-columns-repeated="7"/>
          <table:table-cell table:style-name="ce3" office:value-type="string" calcext:value-type="string">
            <text:p>Noncentral F</text:p>
          </table:table-cell>
          <table:table-cell table:number-columns-repeated="8"/>
        </table:table-row>
        <table:table-row table:style-name="ro1">
          <table:table-cell table:number-columns-repeated="7"/>
          <table:table-cell table:style-name="ce3" office:value-type="string" calcext:value-type="string">
            <text:p>Noncentral t</text:p>
          </table:table-cell>
          <table:table-cell table:number-columns-repeated="8"/>
        </table:table-row>
        <table:table-row table:style-name="ro1">
          <table:table-cell table:number-columns-repeated="7"/>
          <table:table-cell table:style-name="ce3" office:value-type="string" calcext:value-type="string">
            <text:p>Rayleigh</text:p>
          </table:table-cell>
          <table:table-cell table:number-columns-repeated="8"/>
        </table:table-row>
        <table:table-row table:style-name="ro1">
          <table:table-cell table:number-columns-repeated="7"/>
          <table:table-cell table:style-name="ce3" office:value-type="string" calcext:value-type="string">
            <text:p>Triangular</text:p>
          </table:table-cell>
          <table:table-cell table:number-columns-repeated="8"/>
        </table:table-row>
        <table:table-row table:style-name="ro1">
          <table:table-cell table:number-columns-repeated="7"/>
          <table:table-cell table:style-name="ce3" office:value-type="string" calcext:value-type="string">
            <text:p>Uniform</text:p>
          </table:table-cell>
          <table:table-cell table:number-columns-repeated="8"/>
        </table:table-row>
        <table:table-row table:style-name="ro1">
          <table:table-cell table:number-columns-repeated="7"/>
          <table:table-cell table:style-name="ce3" office:value-type="string" calcext:value-type="string">
            <text:p>Weibull</text:p>
          </table:table-cell>
          <table:table-cell table:number-columns-repeated="8"/>
        </table:table-row>
        <table:table-row table:style-name="ro1">
          <table:table-cell table:number-columns-repeated="16"/>
        </table:table-row>
        <table:table-row table:style-name="ro1">
          <table:table-cell office:value-type="string" calcext:value-type="string">
            <text:p>Graphical techniques</text:p>
          </table:table-cell>
          <table:table-cell table:number-columns-repeated="15"/>
        </table:table-row>
        <table:table-row table:style-name="ro1">
          <table:table-cell table:number-columns-repeated="16"/>
        </table:table-row>
        <table:table-row table:style-name="ro1">
          <table:table-cell office:value-type="string" calcext:value-type="string">
            <text:p>What do you want to do?</text:p>
          </table:table-cell>
          <table:table-cell table:number-columns-repeated="15"/>
        </table:table-row>
        <table:table-row table:style-name="ro1">
          <table:table-cell table:number-columns-repeated="5"/>
          <table:table-cell office:value-type="string" calcext:value-type="string">
            <text:p>What characteristic of your data do you want to emphasize?</text:p>
          </table:table-cell>
          <table:table-cell table:number-columns-repeated="5"/>
          <table:table-cell office:value-type="string" calcext:value-type="string">
            <text:p>What do you want to assess?</text:p>
          </table:table-cell>
          <table:table-cell table:number-columns-repeated="4"/>
        </table:table-row>
        <table:table-row table:style-name="ro2">
          <table:table-cell office:value-type="string" calcext:value-type="string">
            <text:p><text:a xlink:href="#Sheet1.F861" xlink:type="simple">Condense/visualize data</text:a></text:p>
          </table:table-cell>
          <table:table-cell table:number-columns-repeated="15"/>
        </table:table-row>
        <table:table-row table:style-name="ro2">
          <table:table-cell office:value-type="string" calcext:value-type="string">
            <text:p><text:a xlink:href="#Sheet1.F874" xlink:type="simple">Assess distribution</text:a></text:p>
          </table:table-cell>
          <table:table-cell table:number-columns-repeated="4"/>
          <table:table-cell table:style-name="ce8" office:value-type="string" calcext:value-type="string" table:number-columns-spanned="1" table:number-rows-spanned="2">
            <text:p>Frequencies</text:p>
          </table:table-cell>
          <table:table-cell office:value-type="string" calcext:value-type="string">
            <text:p>Small number of values</text:p>
          </table:table-cell>
          <table:table-cell/>
          <table:table-cell table:style-name="ce3" office:value-type="string" calcext:value-type="string">
            <text:p>Histogram</text:p>
          </table:table-cell>
          <table:table-cell table:number-columns-repeated="2"/>
          <table:table-cell office:value-type="string" calcext:value-type="string">
            <text:p>Equal variance</text:p>
          </table:table-cell>
          <table:table-cell table:number-columns-repeated="2"/>
          <table:table-cell table:style-name="ce3" office:value-type="string" calcext:value-type="string">
            <text:p>Level-spread chart</text:p>
          </table:table-cell>
          <table:table-cell/>
        </table:table-row>
        <table:table-row table:style-name="ro2">
          <table:table-cell office:value-type="string" calcext:value-type="string">
            <text:p><text:a xlink:href="#Sheet1.L861" xlink:type="simple">Assess appropriateness of model/statistical technique</text:a></text:p>
          </table:table-cell>
          <table:table-cell table:number-columns-repeated="4"/>
          <table:covered-table-cell/>
          <table:table-cell office:value-type="string" calcext:value-type="string">
            <text:p>Large number of values</text:p>
          </table:table-cell>
          <table:table-cell/>
          <table:table-cell table:style-name="ce3" office:value-type="string" calcext:value-type="string">
            <text:p>Frequncy polygon</text:p>
          </table:table-cell>
          <table:table-cell table:number-columns-repeated="2"/>
          <table:table-cell office:value-type="string" calcext:value-type="string">
            <text:p>Fit of regession line</text:p>
          </table:table-cell>
          <table:table-cell table:number-columns-repeated="2"/>
          <table:table-cell table:style-name="ce3" office:value-type="string" calcext:value-type="string">
            <text:p>Residual plot</text:p>
          </table:table-cell>
          <table:table-cell/>
        </table:table-row>
        <table:table-row table:style-name="ro2">
          <table:table-cell office:value-type="string" calcext:value-type="string">
            <text:p><text:a xlink:href="#Sheet1.L874" xlink:type="simple">Make decisions based on data</text:a></text:p>
          </table:table-cell>
          <table:table-cell table:number-columns-repeated="4"/>
          <table:table-cell table:style-name="ce8" office:value-type="string" calcext:value-type="string" table:number-columns-spanned="1" table:number-rows-spanned="2">
            <text:p>Individuals</text:p>
          </table:table-cell>
          <table:table-cell office:value-type="string" calcext:value-type="string">
            <text:p>Position</text:p>
          </table:table-cell>
          <table:table-cell/>
          <table:table-cell table:style-name="ce3" office:value-type="string" calcext:value-type="string">
            <text:p>Dot array diagram</text:p>
          </table:table-cell>
          <table:table-cell table:number-columns-repeated="2"/>
          <table:table-cell table:style-name="ce11" office:value-type="string" calcext:value-type="string" table:number-columns-spanned="1" table:number-rows-spanned="2">
            <text:p>Regression model</text:p>
          </table:table-cell>
          <table:table-cell table:number-columns-repeated="2"/>
          <table:table-cell table:style-name="ce3" office:value-type="string" calcext:value-type="string">
            <text:p>Partial-residual plot</text:p>
          </table:table-cell>
          <table:table-cell/>
        </table:table-row>
        <table:table-row table:style-name="ro1">
          <table:table-cell table:number-columns-repeated="5"/>
          <table:covered-table-cell/>
          <table:table-cell office:value-type="string" calcext:value-type="string">
            <text:p>Characteristics</text:p>
          </table:table-cell>
          <table:table-cell/>
          <table:table-cell table:style-name="ce3" office:value-type="string" calcext:value-type="string">
            <text:p>Idiogram</text:p>
          </table:table-cell>
          <table:table-cell table:number-columns-repeated="2"/>
          <table:covered-table-cell/>
          <table:table-cell table:number-columns-repeated="2"/>
          <table:table-cell table:style-name="ce3" office:value-type="string" calcext:value-type="string">
            <text:p>Component plus residual plot</text:p>
          </table:table-cell>
          <table:table-cell/>
        </table:table-row>
        <table:table-row table:style-name="ro1">
          <table:table-cell table:number-columns-repeated="5"/>
          <table:table-cell table:style-name="ce8" office:value-type="string" calcext:value-type="string" table:number-columns-spanned="1" table:number-rows-spanned="3">
            <text:p>Distribution</text:p>
          </table:table-cell>
          <table:table-cell office:value-type="string" calcext:value-type="string">
            <text:p>Shape</text:p>
          </table:table-cell>
          <table:table-cell/>
          <table:table-cell table:style-name="ce3" office:value-type="string" calcext:value-type="string">
            <text:p>Stem and leaf plot</text:p>
          </table:table-cell>
          <table:table-cell table:number-columns-repeated="2"/>
          <table:table-cell office:value-type="string" calcext:value-type="string">
            <text:p>Factor analysis</text:p>
          </table:table-cell>
          <table:table-cell table:number-columns-repeated="2"/>
          <table:table-cell table:style-name="ce3" office:value-type="string" calcext:value-type="string">
            <text:p>Scree plot</text:p>
          </table:table-cell>
          <table:table-cell/>
        </table:table-row>
        <table:table-row table:style-name="ro1">
          <table:table-cell table:number-columns-repeated="5"/>
          <table:covered-table-cell/>
          <table:table-cell office:value-type="string" calcext:value-type="string">
            <text:p>Median and range</text:p>
          </table:table-cell>
          <table:table-cell/>
          <table:table-cell table:style-name="ce3" office:value-type="string" calcext:value-type="string">
            <text:p>Box and whisker plot</text:p>
          </table:table-cell>
          <table:table-cell table:number-columns-repeated="2"/>
          <table:table-cell office:value-type="string" calcext:value-type="string">
            <text:p>Discriminant analysis</text:p>
          </table:table-cell>
          <table:table-cell table:number-columns-repeated="2"/>
          <table:table-cell table:style-name="ce3" office:value-type="string" calcext:value-type="string">
            <text:p>Territorial map</text:p>
          </table:table-cell>
          <table:table-cell/>
        </table:table-row>
        <table:table-row table:style-name="ro1">
          <table:table-cell table:number-columns-repeated="5"/>
          <table:covered-table-cell/>
          <table:table-cell table:style-name="ce10" office:value-type="string" calcext:value-type="string">
            <text:p>Mean and standard deviations</text:p>
          </table:table-cell>
          <table:table-cell/>
          <table:table-cell table:style-name="ce3" office:value-type="string" calcext:value-type="string">
            <text:p>Diamond plot</text:p>
          </table:table-cell>
          <table:table-cell table:number-columns-repeated="2"/>
          <table:table-cell office:value-type="string" calcext:value-type="string">
            <text:p>Correlation matrix = identity matrix</text:p>
          </table:table-cell>
          <table:table-cell table:number-columns-repeated="2"/>
          <table:table-cell table:style-name="ce3" office:value-type="string" calcext:value-type="string">
            <text:p>Half normal plot</text:p>
          </table:table-cell>
          <table:table-cell/>
        </table:table-row>
        <table:table-row table:style-name="ro1">
          <table:table-cell table:number-columns-repeated="5"/>
          <table:table-cell table:style-name="ce9" office:value-type="string" calcext:value-type="string" table:number-columns-spanned="1" table:number-rows-spanned="2">
            <text:p>Percentage of observations</text:p>
          </table:table-cell>
          <table:table-cell table:number-columns-repeated="2"/>
          <table:table-cell table:style-name="ce3" office:value-type="string" calcext:value-type="string">
            <text:p>Ogive</text:p>
          </table:table-cell>
          <table:table-cell table:number-columns-repeated="2"/>
          <table:table-cell office:value-type="string" calcext:value-type="string">
            <text:p>Residuals vs. observed values</text:p>
          </table:table-cell>
          <table:table-cell table:number-columns-repeated="2"/>
          <table:table-cell table:style-name="ce3" office:value-type="string" calcext:value-type="string">
            <text:p>Goodness of fit chart</text:p>
          </table:table-cell>
          <table:table-cell/>
        </table:table-row>
        <table:table-row table:style-name="ro1">
          <table:table-cell table:number-columns-repeated="5"/>
          <table:covered-table-cell/>
          <table:table-cell table:number-columns-repeated="2"/>
          <table:table-cell table:style-name="ce3" office:value-type="string" calcext:value-type="string">
            <text:p>Cusum</text:p>
          </table:table-cell>
          <table:table-cell table:number-columns-repeated="2"/>
          <table:table-cell office:value-type="string" calcext:value-type="string">
            <text:p>Non-autoregression</text:p>
          </table:table-cell>
          <table:table-cell table:number-columns-repeated="2"/>
          <table:table-cell table:style-name="ce3" office:value-type="string" calcext:value-type="string">
            <text:p>Correlogram</text:p>
          </table:table-cell>
          <table:table-cell/>
        </table:table-row>
        <table:table-row table:style-name="ro1">
          <table:table-cell table:number-columns-repeated="5"/>
          <table:table-cell office:value-type="string" calcext:value-type="string">
            <text:p>Correlation</text:p>
          </table:table-cell>
          <table:table-cell table:number-columns-repeated="2"/>
          <table:table-cell table:style-name="ce3" office:value-type="string" calcext:value-type="string">
            <text:p>Scatter plot</text:p>
          </table:table-cell>
          <table:table-cell table:number-columns-repeated="7"/>
        </table:table-row>
        <table:table-row table:style-name="ro1">
          <table:table-cell table:number-columns-repeated="16"/>
        </table:table-row>
        <table:table-row table:style-name="ro1">
          <table:table-cell table:number-columns-repeated="5"/>
          <table:table-cell office:value-type="string" calcext:value-type="string">
            <text:p>What do you want to assess?</text:p>
          </table:table-cell>
          <table:table-cell table:number-columns-repeated="5"/>
          <table:table-cell office:value-type="string" calcext:value-type="string">
            <text:p>Make decisions based on data</text:p>
          </table:table-cell>
          <table:table-cell table:number-columns-repeated="4"/>
        </table:table-row>
        <table:table-row table:style-name="ro1">
          <table:table-cell table:number-columns-repeated="16"/>
        </table:table-row>
        <table:table-row table:style-name="ro1">
          <table:table-cell table:number-columns-repeated="5"/>
          <table:table-cell office:value-type="string" calcext:value-type="string">
            <text:p>Cumulative frequency</text:p>
          </table:table-cell>
          <table:table-cell table:number-columns-repeated="2"/>
          <table:table-cell table:style-name="ce3" office:value-type="string" calcext:value-type="string">
            <text:p>Probability plot</text:p>
          </table:table-cell>
          <table:table-cell table:number-columns-repeated="2"/>
          <table:table-cell office:value-type="string" calcext:value-type="string">
            <text:p>Sampling, quality control</text:p>
          </table:table-cell>
          <table:table-cell table:number-columns-repeated="2"/>
          <table:table-cell table:style-name="ce3" office:value-type="string" calcext:value-type="string">
            <text:p>Control chart</text:p>
          </table:table-cell>
          <table:table-cell/>
        </table:table-row>
        <table:table-row table:style-name="ro1">
          <table:table-cell table:number-columns-repeated="5"/>
          <table:table-cell table:style-name="ce8" office:value-type="string" calcext:value-type="string" table:number-columns-spanned="1" table:number-rows-spanned="3">
            <text:p>Shape</text:p>
          </table:table-cell>
          <table:table-cell table:number-columns-repeated="2"/>
          <table:table-cell table:style-name="ce3" office:value-type="string" calcext:value-type="string">
            <text:p>Hanging histogram</text:p>
          </table:table-cell>
          <table:table-cell table:number-columns-repeated="2"/>
          <table:table-cell table:style-name="ce8" office:value-type="string" calcext:value-type="string" table:number-columns-spanned="3" table:number-rows-spanned="2">
            <text:p>Optimal allocation and activity mixes</text:p>
          </table:table-cell>
          <table:covered-table-cell table:number-columns-repeated="2"/>
          <table:table-cell table:style-name="ce3" office:value-type="string" calcext:value-type="string">
            <text:p>Multiple activity graph</text:p>
          </table:table-cell>
          <table:table-cell/>
        </table:table-row>
        <table:table-row table:style-name="ro1">
          <table:table-cell table:number-columns-repeated="5"/>
          <table:covered-table-cell/>
          <table:table-cell table:number-columns-repeated="2"/>
          <table:table-cell table:style-name="ce3" office:value-type="string" calcext:value-type="string">
            <text:p>Rootogram</text:p>
          </table:table-cell>
          <table:table-cell table:number-columns-repeated="2"/>
          <table:covered-table-cell table:number-columns-repeated="3"/>
          <table:table-cell table:style-name="ce3" office:value-type="string" calcext:value-type="string">
            <text:p>Gantt chart</text:p>
          </table:table-cell>
          <table:table-cell/>
        </table:table-row>
        <table:table-row table:style-name="ro1">
          <table:table-cell table:number-columns-repeated="5"/>
          <table:covered-table-cell/>
          <table:table-cell table:number-columns-repeated="2"/>
          <table:table-cell table:style-name="ce3" office:value-type="string" calcext:value-type="string">
            <text:p>Stem and leaf plot</text:p>
          </table:table-cell>
          <table:table-cell table:number-columns-repeated="2"/>
          <table:table-cell table:style-name="ce10" office:value-type="string" calcext:value-type="string">
            <text:p>Temporally divergent or convergent variation</text:p>
          </table:table-cell>
          <table:table-cell table:number-columns-repeated="2"/>
          <table:table-cell table:style-name="ce3" office:value-type="string" calcext:value-type="string">
            <text:p>Time path graph</text:p>
          </table:table-cell>
          <table:table-cell/>
        </table:table-row>
        <table:table-row table:style-name="ro1">
          <table:table-cell table:number-columns-repeated="5"/>
          <table:table-cell office:value-type="string" calcext:value-type="string">
            <text:p>Poisson distribution</text:p>
          </table:table-cell>
          <table:table-cell table:number-columns-repeated="2"/>
          <table:table-cell table:style-name="ce3" office:value-type="string" calcext:value-type="string">
            <text:p>Poissonness plot</text:p>
          </table:table-cell>
          <table:table-cell table:number-columns-repeated="2"/>
          <table:table-cell office:value-type="string" calcext:value-type="string">
            <text:p>Assignment/scheduling</text:p>
          </table:table-cell>
          <table:table-cell table:number-columns-repeated="2"/>
          <table:table-cell table:style-name="ce3" office:value-type="string" calcext:value-type="string">
            <text:p>Gantt chart</text:p>
          </table:table-cell>
          <table:table-cell/>
        </table:table-row>
        <table:table-row table:style-name="ro1">
          <table:table-cell table:number-columns-repeated="5"/>
          <table:table-cell table:style-name="ce8" office:value-type="string" calcext:value-type="string" table:number-columns-spanned="1" table:number-rows-spanned="2">
            <text:p>Normality</text:p>
          </table:table-cell>
          <table:table-cell table:number-columns-repeated="2"/>
          <table:table-cell table:style-name="ce3" office:value-type="string" calcext:value-type="string">
            <text:p>Normal distribution plot</text:p>
          </table:table-cell>
          <table:table-cell table:number-columns-repeated="7"/>
        </table:table-row>
        <table:table-row table:style-name="ro1">
          <table:table-cell table:number-columns-repeated="5"/>
          <table:covered-table-cell/>
          <table:table-cell table:number-columns-repeated="2"/>
          <table:table-cell table:style-name="ce3" office:value-type="string" calcext:value-type="string">
            <text:p>Detrended normal distribution plot</text:p>
          </table:table-cell>
          <table:table-cell table:number-columns-repeated="7"/>
        </table:table-row>
        <table:table-row table:style-name="ro1">
          <table:table-cell table:number-columns-repeated="5"/>
          <table:table-cell office:value-type="string" calcext:value-type="string">
            <text:p>Exponential distribution</text:p>
          </table:table-cell>
          <table:table-cell table:number-columns-repeated="2"/>
          <table:table-cell table:style-name="ce3" office:value-type="string" calcext:value-type="string">
            <text:p>Log probability chart</text:p>
          </table:table-cell>
          <table:table-cell table:number-columns-repeated="7"/>
        </table:table-row>
        <table:table-row table:style-name="ro1">
          <table:table-cell table:number-columns-repeated="5"/>
          <table:table-cell office:value-type="string" calcext:value-type="string">
            <text:p>Binomial distribution</text:p>
          </table:table-cell>
          <table:table-cell table:number-columns-repeated="2"/>
          <table:table-cell table:style-name="ce3" office:value-type="string" calcext:value-type="string">
            <text:p>Binomial probability chart</text:p>
          </table:table-cell>
          <table:table-cell table:number-columns-repeated="7"/>
        </table:table-row>
        <table:table-row table:style-name="ro1">
          <table:table-cell table:number-columns-repeated="5"/>
          <table:table-cell office:value-type="string" calcext:value-type="string">
            <text:p>Weibull distribution</text:p>
          </table:table-cell>
          <table:table-cell table:number-columns-repeated="2"/>
          <table:table-cell table:style-name="ce3" office:value-type="string" calcext:value-type="string">
            <text:p>Weibull plot</text:p>
          </table:table-cell>
          <table:table-cell table:number-columns-repeated="7"/>
        </table:table-row>
        <table:table-row table:style-name="ro1">
          <table:table-cell table:number-columns-repeated="5"/>
          <table:table-cell office:value-type="string" calcext:value-type="string">
            <text:p>Rate</text:p>
          </table:table-cell>
          <table:table-cell table:number-columns-repeated="2"/>
          <table:table-cell table:style-name="ce3" office:value-type="string" calcext:value-type="string">
            <text:p>Logarithmic plot</text:p>
          </table:table-cell>
          <table:table-cell table:number-columns-repeated="7"/>
        </table:table-row>
        <table:table-row table:style-name="ro1">
          <table:table-cell table:number-columns-repeated="16"/>
        </table:table-row>
        <table:table-row table:style-name="ro1">
          <table:table-cell table:number-columns-repeated="4"/>
          <table:table-cell office:value-type="string" calcext:value-type="string">
            <text:p>Techniques for analyzing sound recordings</text:p>
          </table:table-cell>
          <table:table-cell table:number-columns-repeated="11"/>
        </table:table-row>
        <table:table-row table:style-name="ro1">
          <table:table-cell office:value-type="string" calcext:value-type="string">
            <text:p>Techniques for analyzing text</text:p>
          </table:table-cell>
          <table:table-cell table:number-columns-repeated="7"/>
          <table:table-cell office:value-type="string" calcext:value-type="string">
            <text:p>Techniques for pictorial or spatial analysis</text:p>
          </table:table-cell>
          <table:table-cell table:number-columns-repeated="7"/>
        </table:table-row>
        <table:table-row table:style-name="ro1">
          <table:table-cell/>
          <table:table-cell office:value-type="string" calcext:value-type="string">
            <text:p>Rhetorical criticism</text:p>
          </table:table-cell>
          <table:table-cell table:number-columns-repeated="3"/>
          <table:table-cell office:value-type="string" calcext:value-type="string">
            <text:p>Content analysis</text:p>
          </table:table-cell>
          <table:table-cell table:number-columns-repeated="3"/>
          <table:table-cell office:value-type="string" calcext:value-type="string">
            <text:p>Content analysis</text:p>
          </table:table-cell>
          <table:table-cell table:number-columns-repeated="6"/>
        </table:table-row>
        <table:table-row table:style-name="ro1">
          <table:table-cell/>
          <table:table-cell office:value-type="string" calcext:value-type="string">
            <text:p>Content analysis</text:p>
          </table:table-cell>
          <table:table-cell table:number-columns-repeated="3"/>
          <table:table-cell office:value-type="string" calcext:value-type="string">
            <text:p>Contextual analysis</text:p>
          </table:table-cell>
          <table:table-cell table:number-columns-repeated="3"/>
          <table:table-cell office:value-type="string" calcext:value-type="string">
            <text:p>Contextual analysis</text:p>
          </table:table-cell>
          <table:table-cell table:number-columns-repeated="6"/>
        </table:table-row>
        <table:table-row table:style-name="ro1">
          <table:table-cell/>
          <table:table-cell office:value-type="string" calcext:value-type="string">
            <text:p>Interaction analysis</text:p>
          </table:table-cell>
          <table:table-cell table:number-columns-repeated="3"/>
          <table:table-cell office:value-type="string" calcext:value-type="string">
            <text:p>Performance studies</text:p>
          </table:table-cell>
          <table:table-cell table:number-columns-repeated="3"/>
          <table:table-cell office:value-type="string" calcext:value-type="string">
            <text:p>Geometric analysis</text:p>
          </table:table-cell>
          <table:table-cell table:number-columns-repeated="6"/>
        </table:table-row>
        <table:table-row table:style-name="ro1">
          <table:table-cell/>
          <table:table-cell office:value-type="string" calcext:value-type="string">
            <text:p>Narative analysis</text:p>
          </table:table-cell>
          <table:table-cell table:number-columns-repeated="3"/>
          <table:table-cell office:value-type="string" calcext:value-type="string">
            <text:p>Spectrum analysis</text:p>
          </table:table-cell>
          <table:table-cell table:number-columns-repeated="3"/>
          <table:table-cell office:value-type="string" calcext:value-type="string">
            <text:p>Surveying</text:p>
          </table:table-cell>
          <table:table-cell table:number-columns-repeated="6"/>
        </table:table-row>
        <table:table-row table:style-name="ro1">
          <table:table-cell/>
          <table:table-cell office:value-type="string" calcext:value-type="string">
            <text:p>Performance studies</text:p>
          </table:table-cell>
          <table:table-cell table:number-columns-repeated="3"/>
          <table:table-cell office:value-type="string" calcext:value-type="string">
            <text:p>Musical analysis</text:p>
          </table:table-cell>
          <table:table-cell table:number-columns-repeated="3"/>
          <table:table-cell office:value-type="string" calcext:value-type="string">
            <text:p>Compositional analysis</text:p>
          </table:table-cell>
          <table:table-cell table:number-columns-repeated="6"/>
        </table:table-row>
        <table:table-row table:style-name="ro1">
          <table:table-cell/>
          <table:table-cell office:value-type="string" calcext:value-type="string">
            <text:p>Concordance</text:p>
          </table:table-cell>
          <table:table-cell table:number-columns-repeated="7"/>
          <table:table-cell office:value-type="string" calcext:value-type="string">
            <text:p>Pictorial analysis</text:p>
          </table:table-cell>
          <table:table-cell table:number-columns-repeated="6"/>
        </table:table-row>
        <table:table-row table:style-name="ro1">
          <table:table-cell/>
          <table:table-cell office:value-type="string" calcext:value-type="string">
            <text:p>Multidimensional scaling</text:p>
          </table:table-cell>
          <table:table-cell table:number-columns-repeated="7"/>
          <table:table-cell office:value-type="string" calcext:value-type="string">
            <text:p>Semiotics</text:p>
          </table:table-cell>
          <table:table-cell table:number-columns-repeated="6"/>
        </table:table-row>
        <table:table-row table:style-name="ro1">
          <table:table-cell/>
          <table:table-cell office:value-type="string" calcext:value-type="string">
            <text:p>Word sense disambiguation</text:p>
          </table:table-cell>
          <table:table-cell table:number-columns-repeated="7"/>
          <table:table-cell office:value-type="string" calcext:value-type="string">
            <text:p>Pictorial dynamics analysis</text:p>
          </table:table-cell>
          <table:table-cell table:number-columns-repeated="6"/>
        </table:table-row>
        <table:table-row table:style-name="ro1">
          <table:table-cell/>
          <table:table-cell office:value-type="string" calcext:value-type="string">
            <text:p>Q methodologies</text:p>
          </table:table-cell>
          <table:table-cell table:number-columns-repeated="7"/>
          <table:table-cell office:value-type="string" calcext:value-type="string">
            <text:p>Boundary delineation</text:p>
          </table:table-cell>
          <table:table-cell table:number-columns-repeated="6"/>
        </table:table-row>
        <table:table-row table:style-name="ro1">
          <table:table-cell/>
          <table:table-cell office:value-type="string" calcext:value-type="string">
            <text:p>Text data mining</text:p>
          </table:table-cell>
          <table:table-cell table:number-columns-repeated="7"/>
          <table:table-cell office:value-type="string" calcext:value-type="string">
            <text:p>Mofifable areal units</text:p>
          </table:table-cell>
          <table:table-cell table:number-columns-repeated="6"/>
        </table:table-row>
        <table:table-row table:style-name="ro1">
          <table:table-cell/>
          <table:table-cell office:value-type="string" calcext:value-type="string">
            <text:p>Relational analysis</text:p>
          </table:table-cell>
          <table:table-cell table:number-columns-repeated="7"/>
          <table:table-cell office:value-type="string" calcext:value-type="string">
            <text:p>Spatial aggregation and scaling</text:p>
          </table:table-cell>
          <table:table-cell table:number-columns-repeated="6"/>
        </table:table-row>
        <table:table-row table:style-name="ro1">
          <table:table-cell/>
          <table:table-cell office:value-type="string" calcext:value-type="string">
            <text:p>Semiotics</text:p>
          </table:table-cell>
          <table:table-cell table:number-columns-repeated="7"/>
          <table:table-cell office:value-type="string" calcext:value-type="string">
            <text:p>Descriptive spatial statistics</text:p>
          </table:table-cell>
          <table:table-cell table:number-columns-repeated="6"/>
        </table:table-row>
        <table:table-row table:style-name="ro1">
          <table:table-cell table:number-columns-repeated="9"/>
          <table:table-cell office:value-type="string" calcext:value-type="string">
            <text:p>Topology</text:p>
          </table:table-cell>
          <table:table-cell table:number-columns-repeated="6"/>
        </table:table-row>
        <table:table-row table:style-name="ro1">
          <table:table-cell table:number-columns-repeated="9"/>
          <table:table-cell office:value-type="string" calcext:value-type="string">
            <text:p>Geostatistics: sampling, estimation, kriging</text:p>
          </table:table-cell>
          <table:table-cell table:number-columns-repeated="6"/>
        </table:table-row>
        <table:table-row table:style-name="ro1">
          <table:table-cell table:number-columns-repeated="9"/>
          <table:table-cell office:value-type="string" calcext:value-type="string">
            <text:p>Spatial analysis</text:p>
          </table:table-cell>
          <table:table-cell table:number-columns-repeated="6"/>
        </table:table-row>
        <table:table-row table:style-name="ro1">
          <table:table-cell table:number-columns-repeated="9"/>
          <table:table-cell office:value-type="string" calcext:value-type="string">
            <text:p>Spatial autocorrelation</text:p>
          </table:table-cell>
          <table:table-cell table:number-columns-repeated="6"/>
        </table:table-row>
        <table:table-row table:style-name="ro1">
          <table:table-cell table:number-columns-repeated="9"/>
          <table:table-cell office:value-type="string" calcext:value-type="string">
            <text:p>spatial regression</text:p>
          </table:table-cell>
          <table:table-cell table:number-columns-repeated="6"/>
        </table:table-row>
        <table:table-row table:style-name="ro1">
          <table:table-cell table:number-columns-repeated="9"/>
          <table:table-cell office:value-type="string" calcext:value-type="string">
            <text:p>Spatial interaction</text:p>
          </table:table-cell>
          <table:table-cell table:number-columns-repeated="6"/>
        </table:table-row>
        <table:table-row table:style-name="ro1">
          <table:table-cell table:number-columns-repeated="9"/>
          <table:table-cell office:value-type="string" calcext:value-type="string">
            <text:p>Spatial modeling</text:p>
          </table:table-cell>
          <table:table-cell table:number-columns-repeated="6"/>
        </table:table-row>
        <table:table-row table:style-name="ro1">
          <table:table-cell table:number-columns-repeated="9"/>
          <table:table-cell office:value-type="string" calcext:value-type="string">
            <text:p>Multiple point geostatistics</text:p>
          </table:table-cell>
          <table:table-cell table:number-columns-repeated="6"/>
        </table:table-row>
        <table:table-row table:style-name="ro1">
          <table:table-cell table:number-columns-repeated="9"/>
          <table:table-cell office:value-type="string" calcext:value-type="string">
            <text:p>Geographic information science (including GIS and GPS)</text:p>
          </table:table-cell>
          <table:table-cell table:number-columns-repeated="6"/>
        </table:table-row>
      </table:table>
      <table:table table:name="Glossary" table:style-name="ta1" table:print="false">
        <table:shapes>
          <draw:frame draw:z-index="94" draw:style-name="gr27" draw:text-style-name="P3" svg:width="96.49pt" svg:height="38.89pt" svg:x="384.04pt" svg:y="193.01pt">
            <loext:p/>
            <draw:object xlink:href="./Object 1" xlink:type="simple" xlink:show="embed" xlink:actuate="onLoad"/>
            <draw:image xlink:href="./ObjectReplacements/Object 1" xlink:type="simple" xlink:show="embed" xlink:actuate="onLoad"/>
          </draw:frame>
        </table:shapes>
        <table:table-column table:style-name="co1" table:default-cell-style-name="ce12"/>
        <table:table-column table:style-name="co1" table:number-columns-repeated="37" table:default-cell-style-name="Default"/>
        <table:table-row table:style-name="ro5">
          <table:table-cell office:value-type="string" calcext:value-type="string">
            <office:annotation draw:style-name="gr12" draw:text-style-name="P2" svg:width="82.18pt" svg:height="140.06pt" svg:x="81.24pt" svg:y="0pt" draw:caption-point-x="-17.29pt" draw:caption-point-y="0.28pt">
              <dc:creator>WV</dc:creator>
              <dc:date>2016-01-14T00:00:00</dc:date>
              <text:p text:style-name="P1"><text:span text:style-name="T1">A common spreadsheet error code that a value is not available. It could mean that the value is not supplied to the formula or that the wrong kind of information is supplied.</text:span></text:p>
            </office:annotation>
            <text:p>#N/A</text:p>
          </table:table-cell>
          <table:table-cell/>
          <table:table-cell table:style-name="ce22" office:value-type="string" calcext:value-type="string" table:number-columns-spanned="2" table:number-rows-spanned="3">
            <text:p>Entries marked in tan are addressed by Calc/DANSYS</text:p>
          </table:table-cell>
          <table:covered-table-cell/>
          <table:table-cell/>
          <table:table-cell office:value-type="string" calcext:value-type="string">
            <text:p>Statistics for arcsine distribution</text:p>
          </table:table-cell>
          <table:table-cell table:number-columns-repeated="32"/>
        </table:table-row>
        <table:table-row table:style-name="ro5">
          <table:table-cell office:value-type="string" calcext:value-type="string">
            <office:annotation draw:style-name="gr28" draw:text-style-name="P2" svg:width="350.5pt" svg:height="147.6pt" svg:x="81.01pt" svg:y="12.78pt" draw:caption-point-x="-17.06pt" draw:caption-point-y="0.28pt">
              <dc:creator>WV</dc:creator>
              <dc:date>2016-01-14T00:00:00</dc:date>
              <text:p text:style-name="P1"><text:span text:style-name="T1">Absolute frequencies are raw counts. For discrete variables, they are counts within categories. For continuous variables, they are counts within specified ranges. Absolute frequencies are often represented in tables or as histograms.</text:span></text:p>
              <text:p text:style-name="P1"><text:span text:style-name="T1"/></text:p>
              <text:p text:style-name="P1"><text:span text:style-name="T1">See Calc: <text:s/>COUNT, COUNTA, COUNTBLANK, COUNTIF, DCOUNT, DCOUNTA, FREQUENCY, Data Statistics in Calc, Group and Outline, Pivot Table, “Standard Formula, Date/Time, Error Warning”</text:span></text:p>
              <text:p text:style-name="P1"><text:span text:style-name="T1"/></text:p>
              <text:p text:style-name="P1"><text:span text:style-name="T1">See DANSYS: WORDS, SENTENCES, LETTERS, FreqTab, Profile8, Profile13, ProfileG, Rprofile, Wprofile, CUSUM, CTAB1, CTAB2</text:span></text:p>
            </office:annotation>
            <text:p>Absolute Frequencies</text:p>
          </table:table-cell>
          <table:table-cell/>
          <table:covered-table-cell table:number-columns-repeated="2"/>
          <table:table-cell/>
          <table:table-cell office:value-type="string" calcext:value-type="string">
            <text:p>Parameter</text:p>
          </table:table-cell>
          <table:table-cell office:value-type="string" calcext:value-type="string">
            <text:p>none</text:p>
          </table:table-cell>
          <table:table-cell table:number-columns-repeated="31"/>
        </table:table-row>
        <table:table-row table:style-name="ro5">
          <table:table-cell office:value-type="string" calcext:value-type="string">
            <office:annotation draw:style-name="gr29" draw:text-style-name="P2" svg:width="286.02pt" svg:height="99.58pt" svg:x="81.24pt" svg:y="0pt" draw:caption-point-x="-17.29pt" draw:caption-point-y="25.88pt">
              <dc:creator>WV</dc:creator>
              <dc:date>2016-01-14T00:00:00</dc:date>
              <text:p text:style-name="P1"><text:span text:style-name="T1">An absolute reference to another cell does not change when the cell is copied or moved. It is indicated by the use of a dollar sign as a prefix for the column letter and/or row number in the reference.</text:span></text:p>
              <text:p text:style-name="P1"><text:span text:style-name="T1"/></text:p>
              <text:p text:style-name="P1"><text:span text:style-name="T1">See Calc: Addresses and References, Absolute and Relative, Naming Cells, Recogniziing Names as Addressing</text:span></text:p>
            </office:annotation>
            <text:p>Absolute reference</text:p>
          </table:table-cell>
          <table:table-cell/>
          <table:covered-table-cell table:number-columns-repeated="2"/>
          <table:table-cell table:number-columns-repeated="34"/>
        </table:table-row>
        <table:table-row table:style-name="ro5">
          <table:table-cell office:value-type="string" calcext:value-type="string">
            <office:annotation draw:style-name="gr10" draw:text-style-name="P2" svg:width="228.9pt" svg:height="95.27pt" svg:x="81.24pt" svg:y="0pt" draw:caption-point-x="-17.29pt" draw:caption-point-y="38.66pt">
              <dc:creator>WV</dc:creator>
              <dc:date>2016-01-14T00:00:00</dc:date>
              <text:p text:style-name="P1"><text:span text:style-name="T1">The absolute value of a number is the value disregarding the sign. It is designated by surrounding the number with bars: |-5|=5.</text:span></text:p>
              <text:p text:style-name="P1"><text:span text:style-name="T1"/></text:p>
              <text:p text:style-name="P1"><text:span text:style-name="T1">The absolute value of a number is its distance from zero.</text:span></text:p>
              <text:p text:style-name="P1"><text:span text:style-name="T1"/></text:p>
              <text:p text:style-name="P1"><text:span text:style-name="T1">See Calc: ABS</text:span></text:p>
            </office:annotation>
            <text:p>Absolute value</text:p>
          </table:table-cell>
          <table:table-cell table:number-columns-repeated="4"/>
          <table:table-cell office:value-type="string" calcext:value-type="string">
            <text:p>pdf</text:p>
          </table:table-cell>
          <table:table-cell>
            <draw:frame table:end-cell-address="Glossary.G6" table:end-x="63.52pt" table:end-y="4.39pt" draw:z-index="144" draw:style-name="gr27" draw:text-style-name="P3" svg:width="62.73pt" svg:height="29.2pt" svg:x="0.79pt" svg:y="0.79pt">
              <loext:p/>
              <draw:object xlink:href="./Object 145" xlink:type="simple" xlink:show="embed" xlink:actuate="onLoad"/>
              <draw:image xlink:href="./ObjectReplacements/Object 145" xlink:type="simple" xlink:show="embed" xlink:actuate="onLoad"/>
            </draw:frame>
          </table:table-cell>
          <table:table-cell table:number-columns-repeated="31"/>
        </table:table-row>
        <table:table-row table:style-name="ro5">
          <table:table-cell office:value-type="string" calcext:value-type="string">
            <office:annotation draw:style-name="gr30" draw:text-style-name="P2" svg:width="262.23pt" svg:height="77.22pt" svg:x="81.24pt" svg:y="8.67pt" draw:caption-point-x="-17.29pt" draw:caption-point-y="42.8pt">
              <dc:creator>WV</dc:creator>
              <dc:date>2016-01-14T00:00:00</dc:date>
              <text:p text:style-name="P1"><text:span text:style-name="T1">The absolute value of a complex number is its distance from zero (the origin is complex space.</text:span></text:p>
              <text:p text:style-name="P1"><text:span text:style-name="T1"/></text:p>
              <text:p text:style-name="P1"><text:span text:style-name="T1">See Calc: IMABS</text:span></text:p>
              <text:p text:style-name="P1"><text:span text:style-name="T1"/></text:p>
            </office:annotation>
            <text:p>Absolute value: complex number</text:p>
          </table:table-cell>
          <table:table-cell table:number-columns-repeated="37"/>
        </table:table-row>
        <table:table-row table:style-name="ro5">
          <table:table-cell office:value-type="string" calcext:value-type="string">
            <office:annotation draw:style-name="gr31" draw:text-style-name="P2" svg:width="247.95pt" svg:height="141.22pt" svg:x="81.24pt" svg:y="21.46pt" draw:caption-point-x="-17.29pt" draw:caption-point-y="42.8pt">
              <dc:creator>WV</dc:creator>
              <dc:date>2016-01-14T00:00:00</dc:date>
              <text:p text:style-name="P1"><text:span text:style-name="T1">The accrued interest on an investment is the interest that has accumulated since the principal investment or since the previous coupon payment.</text:span></text:p>
              <text:p text:style-name="P1"><text:span text:style-name="T1"/></text:p>
              <text:p text:style-name="P1"><text:span text:style-name="T1">See Calc: ACCRINT, ACCRINTM</text:span></text:p>
            </office:annotation>
            <text:p>Accrued interest</text:p>
          </table:table-cell>
          <table:table-cell/>
          <table:table-cell table:style-name="ce23" office:value-type="string" calcext:value-type="string" table:number-columns-spanned="3" table:number-rows-spanned="4">
            <text:p>This glossary provides explanations for terms in the decision tree, and also an index for terms that relate to Calc and DANSYS.</text:p>
          </table:table-cell>
          <table:covered-table-cell table:number-columns-repeated="2"/>
          <table:table-cell table:number-columns-repeated="33"/>
        </table:table-row>
        <table:table-row table:style-name="ro5">
          <table:table-cell office:value-type="string" calcext:value-type="string">
            <office:annotation draw:style-name="gr32" draw:text-style-name="P2" svg:width="298.94pt" svg:height="164.1pt" svg:x="81.01pt" svg:y="63.95pt" draw:caption-point-x="-17.06pt" draw:caption-point-y="13.12pt">
              <dc:creator>WV</dc:creator>
              <dc:date>2016-01-14T00:00:00</dc:date>
              <text:p text:style-name="P1"><text:span text:style-name="T1">In a time series, especially in signal processing, the accumulated energy of a function (or of data) is the integral from negative infinity to positive infinity of the function squared. It is a measure of the average <text:s/>amplitude of the data over time.</text:span></text:p>
              <text:p text:style-name="P1"><text:span text:style-name="T1"/></text:p>
              <text:p text:style-name="P1"><text:span text:style-name="T1">See DANSYS: AE</text:span></text:p>
            </office:annotation>
            <text:p>Accumulated energy</text:p>
          </table:table-cell>
          <table:table-cell/>
          <table:covered-table-cell table:number-columns-repeated="3"/>
          <table:table-cell table:number-columns-repeated="33"/>
        </table:table-row>
        <table:table-row table:style-name="ro5">
          <table:table-cell office:value-type="string" calcext:value-type="string">
            <office:annotation draw:style-name="gr33" draw:text-style-name="P2" svg:width="297.92pt" svg:height="92.81pt" svg:x="81.24pt" svg:y="47.06pt" draw:caption-point-x="-17.29pt" draw:caption-point-y="42.8pt">
              <dc:creator>WV</dc:creator>
              <dc:date>2016-01-14T00:00:00</dc:date>
              <text:p text:style-name="P1"><text:span text:style-name="T1">Accumulated value can refer to the amount of value accumulated by an investment (initial investment plus the interest) to date, or the total acquired value in cash value life insurance.</text:span></text:p>
              <text:p text:style-name="P1"><text:span text:style-name="T1"/></text:p>
              <text:p text:style-name="P1"><text:span text:style-name="T1">See Calc: <text:s/>FVSCHEDULE, NPV</text:span></text:p>
            </office:annotation>
            <text:p>Accumulated value</text:p>
          </table:table-cell>
          <table:table-cell/>
          <table:covered-table-cell table:number-columns-repeated="3"/>
          <table:table-cell office:value-type="string" calcext:value-type="string">
            <text:p>CDF</text:p>
          </table:table-cell>
          <table:table-cell>
            <draw:frame table:end-cell-address="Glossary.G9" table:end-x="55.33pt" table:end-y="10.23pt" draw:z-index="145" draw:style-name="gr27" draw:text-style-name="P3" svg:width="54.54pt" svg:height="22.28pt" svg:x="0.79pt" svg:y="0.77pt">
              <loext:p/>
              <draw:object xlink:href="./Object 146" xlink:type="simple" xlink:show="embed" xlink:actuate="onLoad"/>
              <draw:image xlink:href="./ObjectReplacements/Object 146" xlink:type="simple" xlink:show="embed" xlink:actuate="onLoad"/>
            </draw:frame>
          </table:table-cell>
          <table:table-cell table:number-columns-repeated="31"/>
        </table:table-row>
        <table:table-row table:style-name="ro5">
          <table:table-cell office:value-type="string" calcext:value-type="string">
            <office:annotation draw:style-name="gr20" draw:text-style-name="P2" svg:width="279.67pt" svg:height="106.47pt" svg:x="81.24pt" svg:y="59.87pt" draw:caption-point-x="-17.29pt" draw:caption-point-y="42.8pt">
              <dc:creator>WV</dc:creator>
              <dc:date>2016-01-14T00:00:00</dc:date>
              <text:p text:style-name="P1"><text:span text:style-name="T1">The Adam-Bashforth method is a numerical procedure for solving ordinary differential equations. It is a mutiple step procedure that attempts to derive more accuracy over single step methods such a Euler's method.</text:span></text:p>
              <text:p text:style-name="P1"><text:span text:style-name="T1"/></text:p>
              <text:p text:style-name="P1"><text:span text:style-name="T1">DANSYS can solve first-order ordinary differential equations by the Adam-Bashforth method.</text:span></text:p>
              <text:p text:style-name="P1"><text:span text:style-name="T1"/></text:p>
              <text:p text:style-name="P1"><text:span text:style-name="T1">See DANSYS: ADAMBASH</text:span></text:p>
            </office:annotation>
            <text:p>Adam-Bashforth method</text:p>
          </table:table-cell>
          <table:table-cell/>
          <table:covered-table-cell table:number-columns-repeated="3"/>
          <table:table-cell table:number-columns-repeated="33"/>
        </table:table-row>
        <table:table-row table:style-name="ro5">
          <table:table-cell office:value-type="string" calcext:value-type="string">
            <office:annotation draw:style-name="gr34" draw:text-style-name="P2" svg:width="324.09pt" svg:height="203.27pt" svg:x="81.24pt" svg:y="72.68pt" draw:caption-point-x="-17.29pt" draw:caption-point-y="42.8pt">
              <dc:creator>WV</dc:creator>
              <dc:date>2016-01-14T00:00:00</dc:date>
              <text:p text:style-name="P1"><text:span text:style-name="T1">Addition is an elementary arithmetic operation. As such, it is a component in most computations. It is also commonly called sum or total.</text:span></text:p>
              <text:p text:style-name="P1"><text:span text:style-name="T1"/></text:p>
              <text:p text:style-name="P1"><text:span text:style-name="T1">See Calc: SERIESSUM, SUBTOTAL, SUM, SUMIF, SUMSQ, DSUM, Group and Outline, Pivot Table, Standard Table, Date/Time, Error Warning, +</text:span></text:p>
              <text:p text:style-name="P1"><text:span text:style-name="T1"/></text:p>
              <text:p text:style-name="P1"><text:span text:style-name="T1">Most of the profiles in DANSYS and the FreqTab function calculates sums</text:span></text:p>
            </office:annotation>
            <text:p>Addition</text:p>
          </table:table-cell>
          <table:table-cell table:number-columns-repeated="6"/>
          <table:table-cell office:value-type="string" calcext:value-type="string">
            <text:p>Variance</text:p>
          </table:table-cell>
          <table:table-cell office:value-type="string" calcext:value-type="string">
            <text:p>1/8</text:p>
          </table:table-cell>
          <table:table-cell table:number-columns-repeated="29"/>
        </table:table-row>
        <table:table-row table:style-name="ro5">
          <table:table-cell office:value-type="string" calcext:value-type="string">
            <office:annotation draw:style-name="gr35" draw:text-style-name="P2" svg:width="405.81pt" svg:height="191.03pt" svg:x="118.52pt" svg:y="102.08pt" draw:caption-point-x="-54.57pt" draw:caption-point-y="26.19pt">
              <dc:creator>WV</dc:creator>
              <dc:date>2016-01-14T00:00:00</dc:date>
              <text:p text:style-name="P1"><text:span text:style-name="T1">The address of a cell on a spreadsheet designates its position. The address specifies the cell in finding it and in referencing it is formulas and macros. Another way to reference a cell is to give it a name.</text:span></text:p>
              <text:p text:style-name="P1"><text:span text:style-name="T1"/></text:p>
              <text:p text:style-name="P1"><text:span text:style-name="T1">There are two common systems of addressing in use. LibreOffice, OpenOffice, and Excel, by default, all use a letter to designate the column a cell resides in and a number to specify the row, as in: A1. An other method used numbers for both the row and column, as in: R1C1. The later method is available as an option in all three spreadsheets.</text:span></text:p>
              <text:p text:style-name="P1"><text:span text:style-name="T1"/></text:p>
              <text:p text:style-name="P1"><text:span text:style-name="T1">See Calc: Addresses and References, Absolute and Relative, Naming Cells, Recognizing Names as Addressing, ADDRESS (function), INDIRECT</text:span></text:p>
              <text:p text:style-name="P1"><text:span text:style-name="T1"/></text:p>
              <text:p text:style-name="P1"><text:span text:style-name="T1">See DANSYS: AlphaValue, ValueAlpha, RefEncoder, RefDecoder</text:span></text:p>
            </office:annotation>
            <text:p>Address</text:p>
          </table:table-cell>
          <table:table-cell table:number-columns-repeated="4"/>
          <table:table-cell office:value-type="string" calcext:value-type="string">
            <text:p>Mean</text:p>
          </table:table-cell>
          <table:table-cell table:style-name="ce26" office:value-type="string" calcext:value-type="string">
            <text:p>1/2</text:p>
          </table:table-cell>
          <table:table-cell office:value-type="string" calcext:value-type="string">
            <text:p>Skewness</text:p>
          </table:table-cell>
          <table:table-cell office:value-type="float" office:value="0" calcext:value-type="float">
            <text:p>0</text:p>
          </table:table-cell>
          <table:table-cell table:number-columns-repeated="29"/>
        </table:table-row>
        <table:table-row table:style-name="ro5">
          <table:table-cell office:value-type="string" calcext:value-type="string">
            <office:annotation draw:style-name="gr36" draw:text-style-name="P2" svg:width="339.96pt" svg:height="101.14pt" svg:x="81.24pt" svg:y="98.28pt" draw:caption-point-x="-17.29pt" draw:caption-point-y="42.8pt">
              <dc:creator>WV</dc:creator>
              <dc:date>2016-01-14T00:00:00</dc:date>
              <text:p text:style-name="P1"><text:span text:style-name="T1">Adjusted residuals in a crosstabulation are standardized so that they follow a standard normal distribution with mean of 0 and standard deviation of 1. For that reason, an adjusted residual that has an absolute value larger than 2 or 3 is probably outside of fit with the rest of the cells. This is a way to tell which cells are driving independence in a crosstabulation.</text:span></text:p>
              <text:p text:style-name="P1"><text:span text:style-name="T1"/></text:p>
              <text:p text:style-name="P1"><text:span text:style-name="T1">See DANSYS: CTAB1, CTAB2</text:span></text:p>
            </office:annotation>
            <text:p>Adjusted residuals</text:p>
          </table:table-cell>
          <table:table-cell table:number-columns-repeated="4"/>
          <table:table-cell office:value-type="string" calcext:value-type="string">
            <text:p>Median</text:p>
          </table:table-cell>
          <table:table-cell office:value-type="string" calcext:value-type="string">
            <text:p>1/2</text:p>
          </table:table-cell>
          <table:table-cell office:value-type="string" calcext:value-type="string">
            <text:p>Kurtosis</text:p>
          </table:table-cell>
          <table:table-cell office:value-type="string" calcext:value-type="string">
            <text:p>-3/2</text:p>
          </table:table-cell>
          <table:table-cell table:number-columns-repeated="29"/>
        </table:table-row>
        <table:table-row table:style-name="ro5">
          <table:table-cell office:value-type="string" calcext:value-type="string">
            <office:annotation draw:style-name="gr37" draw:text-style-name="P2" svg:width="312.18pt" svg:height="91.39pt" svg:x="81.24pt" svg:y="111.06pt" draw:caption-point-x="-17.29pt" draw:caption-point-y="42.8pt">
              <dc:creator>WV</dc:creator>
              <dc:date>2016-01-15T00:00:00</dc:date>
              <text:p text:style-name="P1"><text:span text:style-name="T1">The Airy function is a solution to the Stokes equation, which is he simplest second-order linear differential equation: d</text:span><text:span text:style-name="T5">2</text:span><text:span text:style-name="T1">y/dx</text:span><text:span text:style-name="T5">2</text:span><text:span text:style-name="T1">-xy=0. The Stokes equation arises often in physics.</text:span></text:p>
              <text:p text:style-name="P1"><text:span text:style-name="T1"/></text:p>
              <text:p text:style-name="P1"><text:span text:style-name="T1">See DANSYS: AIRY</text:span></text:p>
            </office:annotation>
            <text:p>Airy function</text:p>
          </table:table-cell>
          <table:table-cell table:number-columns-repeated="4"/>
          <table:table-cell office:value-type="string" calcext:value-type="string">
            <text:p>Mode</text:p>
          </table:table-cell>
          <table:table-cell office:value-type="string" calcext:value-type="string">
            <text:p>x=[0,1]</text:p>
          </table:table-cell>
          <table:table-cell table:number-columns-repeated="31"/>
        </table:table-row>
        <table:table-row table:style-name="ro5">
          <table:table-cell table:style-name="Default" office:value-type="string" calcext:value-type="string">
            <office:annotation draw:style-name="gr14" draw:text-style-name="P2" svg:width="313.31pt" svg:height="84.08pt" svg:x="81.01pt" svg:y="140.71pt" draw:caption-point-x="-17.06pt" draw:caption-point-y="25.97pt">
              <dc:creator>WV</dc:creator>
              <dc:date>2015-04-09T00:00:00</dc:date>
              <text:p text:style-name="P1"><text:span text:style-name="T1">Algorithmic complexity, usually denoted by Big O notation, is usually defined as the time it takes for a particular algorithm to run to completion. Sometime space resources are also determined. Usually Big O denoted how the behavior of an algorithm changes with respect to input size. For example, if, when the input of an algorithm doubles in size, the time it takes to run the algorithm increase by a square of time, the algorithm has a Big O function of O(x</text:span><text:span text:style-name="T3">2</text:span><text:span text:style-name="T1">)</text:span></text:p>
            </office:annotation>
            <text:p>Algorithmic complexity</text:p>
          </table:table-cell>
          <table:table-cell table:number-columns-repeated="37"/>
        </table:table-row>
        <table:table-row table:style-name="ro5">
          <table:table-cell table:style-name="Default" office:value-type="string" calcext:value-type="string">
            <office:annotation draw:style-name="gr14" draw:text-style-name="P5" svg:width="195.56pt" svg:height="84.08pt" svg:x="81.01pt" svg:y="140.66pt" draw:caption-point-x="-17.06pt" draw:caption-point-y="38.81pt">
              <dc:creator>WV</dc:creator>
              <dc:date>2014-03-21T00:00:00</dc:date>
              <text:p text:style-name="P4"><text:span text:style-name="T1">Alternating direction implicit method is a finite differences method of finding the solution to parabolic, hyperbolic, and elliptic partial differential equations. It involves the use of splitting the finite difference matrix into two matrices that are simpler to solve than the original matrix.</text:span></text:p>
            </office:annotation>
            <text:p>Alternating direction implicit method</text:p>
          </table:table-cell>
          <table:table-cell table:number-columns-repeated="4"/>
          <table:table-cell office:value-type="string" calcext:value-type="string">
            <text:p>Statistics for Beta distributions</text:p>
          </table:table-cell>
          <table:table-cell table:number-columns-repeated="4"/>
          <table:table-cell office:value-type="string" calcext:value-type="string">
            <text:p>Statistics for beta binomial distributions</text:p>
          </table:table-cell>
          <table:table-cell table:number-columns-repeated="5"/>
          <table:table-cell office:value-type="string" calcext:value-type="string">
            <text:p>Statistics for bivariate normal distribution</text:p>
          </table:table-cell>
          <table:table-cell table:number-columns-repeated="3"/>
          <table:table-cell office:value-type="string" calcext:value-type="string">
            <text:p>Statistics for binomial distribution</text:p>
          </table:table-cell>
          <table:table-cell table:number-columns-repeated="2"/>
          <table:table-cell office:value-type="string" calcext:value-type="string">
            <text:p>Statistics for chi distribution</text:p>
          </table:table-cell>
          <table:table-cell table:number-columns-repeated="3"/>
          <table:table-cell office:value-type="string" calcext:value-type="string">
            <text:p>Statistics for chi square distribution</text:p>
          </table:table-cell>
          <table:table-cell table:number-columns-repeated="3"/>
          <table:table-cell office:value-type="string" calcext:value-type="string">
            <text:p>Statistics for Erlang distribution</text:p>
          </table:table-cell>
          <table:table-cell table:number-columns-repeated="3"/>
          <table:table-cell office:value-type="string" calcext:value-type="string">
            <text:p>Statistics for the Beta Pascal distribution</text:p>
          </table:table-cell>
          <table:table-cell table:number-columns-repeated="2"/>
        </table:table-row>
        <table:table-row table:style-name="ro5">
          <table:table-cell office:value-type="string" calcext:value-type="string">
            <office:annotation draw:style-name="gr38" draw:text-style-name="P2" svg:width="286.02pt" svg:height="86.97pt" svg:x="81.24pt" svg:y="149.47pt" draw:caption-point-x="-17.29pt" draw:caption-point-y="42.8pt">
              <dc:creator>WV</dc:creator>
              <dc:date>2016-01-15T00:00:00</dc:date>
              <text:p text:style-name="P1"><text:span text:style-name="T1">Amortization refers to how an amount decreases over a period and can apply to a loan principal, intangible assets, and execution costs.</text:span></text:p>
              <text:p text:style-name="P1"><text:span text:style-name="T1"/></text:p>
              <text:p text:style-name="P1"><text:span text:style-name="T1">See Calc: ISPMT, AMORLINC,</text:span></text:p>
            </office:annotation>
            <text:p>Amortization</text:p>
          </table:table-cell>
          <table:table-cell table:number-columns-repeated="4"/>
          <table:table-cell office:value-type="string" calcext:value-type="string">
            <text:p>pdf</text:p>
          </table:table-cell>
          <table:table-cell table:number-columns-repeated="4"/>
          <table:table-cell office:value-type="string" calcext:value-type="string">
            <text:p>pmf</text:p>
          </table:table-cell>
          <table:table-cell>
            <draw:frame table:end-cell-address="Glossary.M18" table:end-x="53.15pt" table:end-y="1.96pt" draw:z-index="0" draw:style-name="gr27" draw:text-style-name="P3" svg:width="116.62pt" svg:height="28.12pt" svg:x="0.79pt" svg:y="0.03pt">
              <loext:p/>
              <draw:object xlink:href="./Object 9" xlink:type="simple" xlink:show="embed" xlink:actuate="onLoad"/>
              <draw:image xlink:href="./ObjectReplacements/Object 9" xlink:type="simple" xlink:show="embed" xlink:actuate="onLoad"/>
            </draw:frame>
            <draw:frame table:end-cell-address="Glossary.L17" table:end-x="6.46pt" table:end-y="0.62pt" draw:z-index="18" draw:style-name="gr27" draw:text-style-name="P3" svg:width="5.67pt" svg:height="13.38pt" svg:x="0.79pt" svg:y="0.03pt">
              <loext:p/>
              <draw:object xlink:href="./Object 8" xlink:type="simple" xlink:show="embed" xlink:actuate="onLoad"/>
              <draw:image xlink:href="./ObjectReplacements/Object 8" xlink:type="simple" xlink:show="embed" xlink:actuate="onLoad"/>
            </draw:frame>
          </table:table-cell>
          <table:table-cell table:number-columns-repeated="8"/>
          <table:table-cell office:value-type="string" calcext:value-type="string">
            <text:p>For: n = number of trials</text:p>
          </table:table-cell>
          <table:table-cell table:number-columns-repeated="2"/>
          <table:table-cell office:value-type="string" calcext:value-type="string">
            <text:p>Parameters: k&gt;0 degrees of freedom</text:p>
          </table:table-cell>
          <table:table-cell table:number-columns-repeated="3"/>
          <table:table-cell office:value-type="string" calcext:value-type="string">
            <text:p>Parameters</text:p>
          </table:table-cell>
          <table:table-cell office:value-type="string" calcext:value-type="string">
            <text:p>k degrees of freedom</text:p>
          </table:table-cell>
          <table:table-cell table:number-columns-repeated="2"/>
          <table:table-cell office:value-type="string" calcext:value-type="string">
            <text:p>Parameters</text:p>
          </table:table-cell>
          <table:table-cell office:value-type="string" calcext:value-type="string">
            <text:p>k is shape</text:p>
          </table:table-cell>
          <table:table-cell table:number-columns-repeated="2"/>
          <table:table-cell office:value-type="string" calcext:value-type="string">
            <text:p>Parameters: n,a, and b are parameters of shape</text:p>
          </table:table-cell>
          <table:table-cell table:number-columns-repeated="2"/>
        </table:table-row>
        <table:table-row table:style-name="ro2">
          <table:table-cell office:value-type="string" calcext:value-type="string">
            <office:annotation draw:style-name="gr39" draw:text-style-name="P2" svg:width="277.29pt" svg:height="128.58pt" svg:x="81.24pt" svg:y="162.26pt" draw:caption-point-x="-17.29pt" draw:caption-point-y="42.8pt">
              <dc:creator>WV</dc:creator>
              <dc:date>2016-01-15T00:00:00</dc:date>
              <text:p text:style-name="P1"><text:span text:style-name="T1">Amount received simply refers to individual payments made. Many financial functions deal with cash flows and payments made on coupons for loans and such.</text:span></text:p>
              <text:p text:style-name="P1"><text:span text:style-name="T1"/></text:p>
              <text:p text:style-name="P1"><text:span text:style-name="T1">See Calc: RECEIVED</text:span></text:p>
            </office:annotation>
            <text:p>Amount received</text:p>
          </table:table-cell>
          <table:table-cell table:number-columns-repeated="15"/>
          <table:table-cell office:value-type="string" calcext:value-type="string">
            <text:p>Parameters</text:p>
          </table:table-cell>
          <table:table-cell table:style-name="ce24" office:value-type="string" calcext:value-type="string">
            <text:p>μ1, <text:span text:style-name="T16">μ2  means</text:span></text:p>
          </table:table-cell>
          <table:table-cell table:number-columns-repeated="2"/>
          <table:table-cell office:value-type="string" calcext:value-type="string">
            <text:p>P = probability of a success</text:p>
          </table:table-cell>
          <table:table-cell table:number-columns-repeated="11"/>
          <table:table-cell table:style-name="ce24" office:value-type="string" calcext:value-type="string">
            <text:p>λ&gt;0 rate</text:p>
          </table:table-cell>
          <table:table-cell table:number-columns-repeated="5"/>
        </table:table-row>
        <table:table-row table:style-name="ro2">
          <table:table-cell office:value-type="string" calcext:value-type="string">
            <office:annotation draw:style-name="gr40" draw:text-style-name="P2" svg:width="365.47pt" svg:height="263.23pt" svg:x="81.01pt" svg:y="174.81pt" draw:caption-point-x="-17.06pt" draw:caption-point-y="43.65pt">
              <dc:creator>WV</dc:creator>
              <dc:date>2016-01-15T00:00:00</dc:date>
              <text:p text:style-name="P1"><text:span text:style-name="T1">Analysis of covariance (ANCOVA) is a method that combines analysis of variance with regression analysis so that it can detect both differences between and within groups along with group covariances. Covariance is the direction that two variables change together and the strength of the relationship. ANCOVA statistically controls for the effects of outside variable (covariates) and give variance effects for categories as though covariate effects were held constant.</text:span></text:p>
              <text:p text:style-name="P1"><text:span text:style-name="T1"/></text:p>
              <text:p text:style-name="P1"><text:span text:style-name="T1">ANCOVA makes the following assumptions (see each in dictionary):</text:span></text:p>
              <text:p text:style-name="P1"><text:span text:style-name="T1">1) Normalty of residuals</text:span></text:p>
              <text:p text:style-name="P1"><text:span text:style-name="T1">2) Homogeneity of variances</text:span></text:p>
              <text:p text:style-name="P1"><text:span text:style-name="T1">3) Homogeneity of regression slopes</text:span></text:p>
              <text:p text:style-name="P1"><text:span text:style-name="T1">4) Linearity of regression</text:span></text:p>
              <text:p text:style-name="P1"><text:span text:style-name="T1">5) Independence of error terms</text:span></text:p>
              <text:p text:style-name="P1"><text:span text:style-name="T1">In addition, if two covariates are highly related (with a correlation of .5 or more, they are statistically redundant and will not add to the strength of the analysis. All but one such related variables should <text:s/>be removed before doing an ANCOVA.</text:span></text:p>
              <text:p text:style-name="P1"><text:span text:style-name="T1"/></text:p>
              <text:p text:style-name="P1"><text:span text:style-name="T1">Note, although adding a covariate into an ANOVA generally increases statistical power (which is one reason for doing an ANCOVA), since it accounts for more sources of variance, including a covariate that accounts for very little variance decreases statistical power.</text:span></text:p>
              <text:p text:style-name="P1"><text:span text:style-name="T1"/></text:p>
              <text:p text:style-name="P1"><text:span text:style-name="T1">See DANSYS: ANCOVA</text:span></text:p>
            </office:annotation>
            <text:p>Analysis of Covariance</text:p>
          </table:table-cell>
          <table:table-cell table:number-columns-repeated="16"/>
          <table:table-cell table:style-name="ce24" office:value-type="string" calcext:value-type="string">
            <text:p>Σ covariance matrix</text:p>
          </table:table-cell>
          <table:table-cell table:number-columns-repeated="2"/>
          <table:table-cell office:value-type="string" calcext:value-type="string">
            <text:p>k=number of successes in n trials</text:p>
          </table:table-cell>
          <table:table-cell table:number-columns-repeated="2"/>
          <table:table-cell office:value-type="string" calcext:value-type="string">
            <text:p>pdf</text:p>
          </table:table-cell>
          <table:table-cell>
            <draw:frame table:end-cell-address="Glossary.Z20" table:end-x="33.22pt" table:end-y="6.6pt" draw:z-index="7" draw:style-name="gr27" draw:text-style-name="P3" svg:width="97.46pt" svg:height="32pt" svg:x="0pt" svg:y="0.79pt">
              <loext:p/>
              <draw:object xlink:href="./Object 20" xlink:type="simple" xlink:show="embed" xlink:actuate="onLoad"/>
              <draw:image xlink:href="./ObjectReplacements/Object 20" xlink:type="simple" xlink:show="embed" xlink:actuate="onLoad"/>
            </draw:frame>
          </table:table-cell>
          <table:table-cell table:number-columns-repeated="2"/>
          <table:table-cell office:value-type="string" calcext:value-type="string">
            <text:p>pdf</text:p>
          </table:table-cell>
          <table:table-cell>
            <draw:frame table:end-cell-address="Glossary.AE20" table:end-x="1.96pt" table:end-y="4.48pt" draw:z-index="19" draw:style-name="gr27" draw:text-style-name="P3" svg:width="129.66pt" svg:height="29.88pt" svg:x="0.79pt" svg:y="0.79pt">
              <loext:p/>
              <draw:object xlink:href="./Object 25" xlink:type="simple" xlink:show="embed" xlink:actuate="onLoad"/>
              <draw:image xlink:href="./ObjectReplacements/Object 25" xlink:type="simple" xlink:show="embed" xlink:actuate="onLoad"/>
            </draw:frame>
          </table:table-cell>
          <table:table-cell table:number-columns-repeated="3"/>
          <table:table-cell office:value-type="string" calcext:value-type="string">
            <text:p>alt: <text:span text:style-name="T16">μ=1/λ&gt;0 scale</text:span></text:p>
          </table:table-cell>
          <table:table-cell table:number-columns-repeated="2"/>
          <table:table-cell office:value-type="string" calcext:value-type="string">
            <text:p>pdf</text:p>
          </table:table-cell>
          <table:table-cell>
            <draw:frame table:end-cell-address="Glossary.AM20" table:end-x="45.89pt" table:end-y="17.83pt" draw:z-index="95" draw:style-name="gr27" draw:text-style-name="P3" svg:width="173.59pt" svg:height="43.23pt" svg:x="0.79pt" svg:y="0.79pt">
              <loext:p/>
              <draw:object xlink:href="./Object 96" xlink:type="simple" xlink:show="embed" xlink:actuate="onLoad"/>
              <draw:image xlink:href="./ObjectReplacements/Object 96" xlink:type="simple" xlink:show="embed" xlink:actuate="onLoad"/>
            </draw:frame>
          </table:table-cell>
          <table:table-cell/>
        </table:table-row>
        <table:table-row table:style-name="ro5">
          <table:table-cell office:value-type="string" calcext:value-type="string">
            <office:annotation draw:style-name="gr41" draw:text-style-name="P2" svg:width="325.16pt" svg:height="296.82pt" svg:x="81.01pt" svg:y="188.19pt" draw:caption-point-x="-17.06pt" draw:caption-point-y="43.68pt">
              <dc:creator>WV</dc:creator>
              <dc:date>2016-01-15T00:00:00</dc:date>
              <text:p text:style-name="P1"><text:span text:style-name="T1">Analysis of variance (ANOVA) is a procedure used to account for sources of variance between and within groups in experimental designs. ANOVAs can be performed using sums of square deviation techniques (traditionnal methods) or by using regression models. Sources of variance from group interactions may also be included in the analysis. There are also procedures for repeated measures and nested designs and other more complicated experimental designs.</text:span></text:p>
              <text:p text:style-name="P1"><text:span text:style-name="T1"/></text:p>
              <text:p text:style-name="P1"><text:span text:style-name="T1">Assumptions of ANOVA (see each in dictionary):</text:span></text:p>
              <text:p text:style-name="P1"><text:span text:style-name="T1">1) Independence of observations.</text:span></text:p>
              <text:p text:style-name="P1"><text:span text:style-name="T1">2) Normality of residuals</text:span></text:p>
              <text:p text:style-name="P1"><text:span text:style-name="T1">3) Homogeneity of variance</text:span></text:p>
              <text:p text:style-name="P1"><text:span text:style-name="T1">For randomized designs, the only needed assumption is homogeneity of variance.</text:span></text:p>
              <text:p text:style-name="P1"><text:span text:style-name="T1"/></text:p>
              <text:p text:style-name="P1"><text:span text:style-name="T1">See Calc: ANOVA</text:span></text:p>
              <text:p text:style-name="P1"><text:span text:style-name="T1">See DANSYS: OneWay, TwoWay, OneWayR, TwoWayR, TwoFactorMixed, LatinSQ</text:span></text:p>
              <text:p text:style-name="P1"><text:span text:style-name="T1"/></text:p>
              <text:p text:style-name="P1"><text:span text:style-name="T1">For associated test for homogeneity of variance, see DANSYS: LEVENE, HoVar1, HoVar2, Fmax, and BARTLETT</text:span></text:p>
              <text:p text:style-name="P1"><text:span text:style-name="T1"/></text:p>
              <text:p text:style-name="P1"><text:span text:style-name="T1">For associated group comparison tests see DANSYS: GroupComp, MeanComp, NewKeuls, DUNCAN, TUKEY, SCHEFFE, and DUN.</text:span></text:p>
              <text:p text:style-name="P1"><text:span text:style-name="T1"/></text:p>
              <text:p text:style-name="P1"><text:span text:style-name="T1">Also see DANSYS: OrthoCoeff for trend analysis.</text:span></text:p>
            </office:annotation>
            <text:p>Analysis of Variance </text:p>
          </table:table-cell>
          <table:table-cell table:number-columns-repeated="37"/>
        </table:table-row>
        <table:table-row table:style-name="ro6">
          <table:table-cell table:style-name="Default" office:value-type="string" calcext:value-type="string">
            <office:annotation draw:style-name="gr11" draw:text-style-name="P2" svg:width="233.49pt" svg:height="117.67pt" svg:x="81.01pt" svg:y="200.92pt" draw:caption-point-x="-17.06pt" draw:caption-point-y="43.74pt">
              <dc:creator>WV</dc:creator>
              <dc:date>2014-03-21T00:00:00</dc:date>
              <text:p text:style-name="P1"><text:span text:style-name="T1">Regression analysis can be used to generate variance terms for different group effects and lead to the same results of an analysis of variance (and/or covariance). That allows for much greater generality of ANOVA designs. In this instance, measurements that are uncorrelated but have different uncertainties (variances – a usual assumption violation of ANOVA) can be dealt with by weighting the groups with weights equal to the reciprocal of the variance of the measurement.</text:span></text:p>
            </office:annotation>
            <text:p>Analysis of variance using weighted least squares</text:p>
          </table:table-cell>
          <table:table-cell table:number-columns-repeated="4"/>
          <table:table-cell office:value-type="string" calcext:value-type="string">
            <text:p>CDF</text:p>
          </table:table-cell>
          <table:table-cell table:style-name="ce27" office:value-type="string" calcext:value-type="string">
            <text:p><text:span text:style-name="T18">I</text:span><text:span text:style-name="T19">x</text:span>(<text:span text:style-name="T20">α,β)</text:span></text:p>
          </table:table-cell>
          <table:table-cell table:number-columns-repeated="3"/>
          <table:table-cell office:value-type="string" calcext:value-type="string">
            <text:p>CDF</text:p>
          </table:table-cell>
          <table:table-cell>
            <draw:frame table:end-cell-address="Glossary.O22" table:end-x="10.77pt" table:end-y="0.23pt" draw:z-index="24" draw:style-name="gr27" draw:text-style-name="P3" svg:width="202.73pt" svg:height="31.49pt" svg:x="0.79pt" svg:y="0.79pt">
              <loext:p/>
              <draw:object xlink:href="./Object 10" xlink:type="simple" xlink:show="embed" xlink:actuate="onLoad"/>
              <draw:image xlink:href="./ObjectReplacements/Object 10" xlink:type="simple" xlink:show="embed" xlink:actuate="onLoad"/>
            </draw:frame>
          </table:table-cell>
          <table:table-cell table:number-columns-repeated="4"/>
          <table:table-cell office:value-type="string" calcext:value-type="string">
            <text:p>pdf</text:p>
          </table:table-cell>
          <table:table-cell>
            <draw:frame table:end-cell-address="Glossary.S22" table:end-x="59.27pt" table:end-y="8.02pt" draw:z-index="156" draw:style-name="gr27" draw:text-style-name="P3" svg:width="123.51pt" svg:height="39.29pt" svg:x="0pt" svg:y="0.79pt">
              <loext:p/>
              <draw:object xlink:href="./Object 157" xlink:type="simple" xlink:show="embed" xlink:actuate="onLoad"/>
              <draw:image xlink:href="./ObjectReplacements/Object 157" xlink:type="simple" xlink:show="embed" xlink:actuate="onLoad"/>
            </draw:frame>
          </table:table-cell>
          <table:table-cell table:number-columns-repeated="2"/>
          <table:table-cell office:value-type="string" calcext:value-type="string">
            <text:p>pmf</text:p>
          </table:table-cell>
          <table:table-cell>
            <draw:frame table:end-cell-address="Glossary.W22" table:end-x="33.36pt" table:end-y="0.09pt" draw:z-index="8" draw:style-name="gr27" draw:text-style-name="P3" svg:width="96.83pt" svg:height="31.35pt" svg:x="0.79pt" svg:y="0.79pt">
              <loext:p/>
              <draw:object xlink:href="./Object 15" xlink:type="simple" xlink:show="embed" xlink:actuate="onLoad"/>
              <draw:image xlink:href="./ObjectReplacements/Object 15" xlink:type="simple" xlink:show="embed" xlink:actuate="onLoad"/>
            </draw:frame>
          </table:table-cell>
          <table:table-cell table:number-columns-repeated="9"/>
          <table:table-cell office:value-type="string" calcext:value-type="string">
            <text:p>pdf</text:p>
          </table:table-cell>
          <table:table-cell>
            <draw:frame table:end-cell-address="Glossary.AH21" table:end-x="9.67pt" table:end-y="13.07pt" draw:z-index="9" draw:style-name="gr27" draw:text-style-name="P3" svg:width="73.9pt" svg:height="30.93pt" svg:x="0pt" svg:y="0.79pt">
              <loext:p/>
              <draw:object xlink:href="./Object 29" xlink:type="simple" xlink:show="embed" xlink:actuate="onLoad"/>
              <draw:image xlink:href="./ObjectReplacements/Object 29" xlink:type="simple" xlink:show="embed" xlink:actuate="onLoad"/>
            </draw:frame>
          </table:table-cell>
          <table:table-cell table:number-columns-repeated="5"/>
        </table:table-row>
        <table:table-row table:style-name="ro2">
          <table:table-cell office:value-type="string" calcext:value-type="string">
            <office:annotation draw:style-name="gr20" draw:text-style-name="P2" svg:width="296.73pt" svg:height="106.47pt" svg:x="81.01pt" svg:y="219.51pt" draw:caption-point-x="-17.06pt" draw:caption-point-y="43.8pt">
              <dc:creator>WV</dc:creator>
              <dc:date>2016-01-15T00:00:00</dc:date>
              <text:p text:style-name="P1"><text:span text:style-name="T1">Special analysis of variance procedures are available for research designs in which before and after measurements are taken. These test for, not only between group effects and interactions, but also within group (before and after) effects. Repeated measure designs can also be used to test reliability of measures (whether a test, for example, gives the same results if given twice, or if two tests are equivalent).</text:span></text:p>
              <text:p text:style-name="P1"><text:span text:style-name="T1"/></text:p>
              <text:p text:style-name="P1"><text:span text:style-name="T1">See DANSYS: OneWayR, TwoWayR, TwoFactorMixed</text:span></text:p>
            </office:annotation>
            <text:p>Analysis of variance with repeated measures</text:p>
          </table:table-cell>
          <table:table-cell table:number-columns-repeated="22"/>
          <table:table-cell office:value-type="string" calcext:value-type="string">
            <text:p>CDF</text:p>
          </table:table-cell>
          <table:table-cell office:value-type="string" calcext:value-type="string">
            <text:p>P(k/2,x<text:span text:style-name="T21">2</text:span>/2)</text:p>
          </table:table-cell>
          <table:table-cell table:number-columns-repeated="13"/>
        </table:table-row>
        <table:table-row table:style-name="ro5">
          <table:table-cell office:value-type="string" calcext:value-type="string">
            <office:annotation draw:style-name="gr42" draw:text-style-name="P2" svg:width="270.94pt" svg:height="80.33pt" svg:x="81.24pt" svg:y="233.91pt" draw:caption-point-x="-17.29pt" draw:caption-point-y="42.8pt">
              <dc:creator>WV</dc:creator>
              <dc:date>2016-01-15T00:00:00</dc:date>
              <text:p text:style-name="P1"><text:span text:style-name="T1">AND designates a logical intersection. If two statements are true, their AND is true; otherwise, their AND is false.</text:span></text:p>
              <text:p text:style-name="P1"><text:span text:style-name="T1"/></text:p>
              <text:p text:style-name="P1"><text:span text:style-name="T1">See Calc: AND, BITAND</text:span></text:p>
              <text:p text:style-name="P1"><text:span text:style-name="T1">See DANSYS: AND1, BAND, ANDT</text:span></text:p>
            </office:annotation>
            <text:p>AND</text:p>
          </table:table-cell>
          <table:table-cell table:number-columns-repeated="4"/>
          <table:table-cell office:value-type="string" calcext:value-type="string">
            <text:p>Mean </text:p>
          </table:table-cell>
          <table:table-cell>
            <draw:frame table:end-cell-address="Glossary.H23" table:end-x="7.65pt" table:end-y="8.39pt" draw:z-index="28" draw:style-name="gr27" draw:text-style-name="P3" svg:width="71.12pt" svg:height="20.41pt" svg:x="0.79pt" svg:y="0.79pt">
              <loext:p/>
              <draw:object xlink:href="./Object 2" xlink:type="simple" xlink:show="embed" xlink:actuate="onLoad"/>
              <draw:image xlink:href="./ObjectReplacements/Object 2" xlink:type="simple" xlink:show="embed" xlink:actuate="onLoad"/>
            </draw:frame>
          </table:table-cell>
          <table:table-cell table:number-columns-repeated="20"/>
          <table:table-cell office:value-type="string" calcext:value-type="string">
            <text:p>CDF</text:p>
          </table:table-cell>
          <table:table-cell>
            <draw:frame table:end-cell-address="Glossary.AD24" table:end-x="24.26pt" table:end-y="2.1pt" draw:z-index="14" draw:style-name="gr27" draw:text-style-name="P3" svg:width="87.73pt" svg:height="29.76pt" svg:x="0.79pt" svg:y="0.79pt">
              <loext:p/>
              <draw:object xlink:href="./Object 26" xlink:type="simple" xlink:show="embed" xlink:actuate="onLoad"/>
              <draw:image xlink:href="./ObjectReplacements/Object 26" xlink:type="simple" xlink:show="embed" xlink:actuate="onLoad"/>
            </draw:frame>
          </table:table-cell>
          <table:table-cell table:number-columns-repeated="9"/>
        </table:table-row>
        <table:table-row table:style-name="ro7">
          <table:table-cell office:value-type="string" calcext:value-type="string">
            <office:annotation draw:style-name="gr43" draw:text-style-name="P2" svg:width="309.03pt" svg:height="127.19pt" svg:x="81.24pt" svg:y="246.73pt" draw:caption-point-x="-17.29pt" draw:caption-point-y="42.8pt">
              <dc:creator>WV</dc:creator>
              <dc:date>2016-01-15T00:00:00</dc:date>
              <text:p text:style-name="P1"><text:span text:style-name="T1">Andrew's wave is a redescending m-estimator, This kind of estimator completely reject extreme outliers without ignoring moderate outliers. The difference between m-estimators is mostly in how thye weight outliers and they usually supply very similar results. There are ways to calculate optimal tuning for them but perhaps the best strategy is to look at several location estimators to see how they differ and make inferences from that.</text:span></text:p>
              <text:p text:style-name="P1"><text:span text:style-name="T1"/></text:p>
              <text:p text:style-name="P1"><text:span text:style-name="T1">See DANSYS: ANDREW</text:span></text:p>
            </office:annotation>
            <text:p>Andrew's wave</text:p>
          </table:table-cell>
          <table:table-cell table:number-columns-repeated="6"/>
          <table:table-cell>
            <draw:frame table:end-cell-address="Glossary.I27" table:end-x="36.85pt" table:end-y="0.6pt" draw:z-index="25" draw:style-name="gr27" draw:text-style-name="P3" svg:width="61.57pt" svg:height="57.2pt" svg:x="39.51pt" svg:y="3.12pt">
              <loext:p/>
              <draw:object xlink:href="./Object 3" xlink:type="simple" xlink:show="embed" xlink:actuate="onLoad"/>
              <draw:image xlink:href="./ObjectReplacements/Object 3" xlink:type="simple" xlink:show="embed" xlink:actuate="onLoad"/>
            </draw:frame>
          </table:table-cell>
          <table:table-cell table:number-columns-repeated="3"/>
          <table:table-cell office:value-type="string" calcext:value-type="string">
            <text:p>Where <text:span text:style-name="T19">3</text:span>F<text:span text:style-name="T19">2</text:span>(a,b,k) is the generalized hypergeometric function</text:p>
          </table:table-cell>
          <table:table-cell table:number-columns-repeated="8"/>
          <table:table-cell office:value-type="string" calcext:value-type="string">
            <text:p>CDF</text:p>
          </table:table-cell>
          <table:table-cell table:style-name="ce28" office:value-type="string" calcext:value-type="string">
            <text:p><text:span text:style-name="T18">I</text:span><text:span text:style-name="T19">1-p</text:span>(n-k,1+k)</text:p>
          </table:table-cell>
          <table:table-cell/>
          <table:table-cell office:value-type="string" calcext:value-type="string">
            <text:p>Mean </text:p>
          </table:table-cell>
          <table:table-cell>
            <draw:frame table:end-cell-address="Glossary.Z24" table:end-x="18.74pt" table:end-y="13.04pt" draw:z-index="1" draw:style-name="gr27" draw:text-style-name="P3" svg:width="82.97pt" svg:height="28.66pt" svg:x="0pt" svg:y="0.03pt">
              <loext:p/>
              <draw:object xlink:href="./Object 21" xlink:type="simple" xlink:show="embed" xlink:actuate="onLoad"/>
              <draw:image xlink:href="./ObjectReplacements/Object 21" xlink:type="simple" xlink:show="embed" xlink:actuate="onLoad"/>
            </draw:frame>
          </table:table-cell>
          <table:table-cell table:number-columns-repeated="6"/>
          <table:table-cell office:value-type="string" calcext:value-type="string">
            <text:p>CDF</text:p>
          </table:table-cell>
          <table:table-cell>
            <draw:frame table:end-cell-address="Glossary.AI25" table:end-x="32.74pt" table:end-y="0.31pt" draw:z-index="20" draw:style-name="gr27" draw:text-style-name="P3" svg:width="161.23pt" svg:height="31.58pt" svg:x="0pt" svg:y="0.03pt">
              <loext:p/>
              <draw:object xlink:href="./Object 30" xlink:type="simple" xlink:show="embed" xlink:actuate="onLoad"/>
              <draw:image xlink:href="./ObjectReplacements/Object 30" xlink:type="simple" xlink:show="embed" xlink:actuate="onLoad"/>
            </draw:frame>
          </table:table-cell>
          <table:table-cell table:number-columns-repeated="2"/>
          <table:table-cell office:value-type="string" calcext:value-type="string">
            <text:p>CDF</text:p>
          </table:table-cell>
          <table:table-cell>
            <draw:frame table:end-cell-address="Glossary.AN25" table:end-x="4.34pt" table:end-y="15.53pt" draw:z-index="96" draw:style-name="gr27" draw:text-style-name="P3" svg:width="196.04pt" svg:height="46.8pt" svg:x="0.79pt" svg:y="0.03pt">
              <loext:p/>
              <draw:object xlink:href="./Object 97" xlink:type="simple" xlink:show="embed" xlink:actuate="onLoad"/>
              <draw:image xlink:href="./ObjectReplacements/Object 97" xlink:type="simple" xlink:show="embed" xlink:actuate="onLoad"/>
            </draw:frame>
          </table:table-cell>
          <table:table-cell/>
        </table:table-row>
        <table:table-row table:style-name="ro7">
          <table:table-cell office:value-type="string" calcext:value-type="string">
            <office:annotation draw:style-name="gr44" draw:text-style-name="P2" svg:width="219.37pt" svg:height="207.24pt" svg:x="81.24pt" svg:y="262.37pt" draw:caption-point-x="-17.29pt" draw:caption-point-y="42.8pt">
              <dc:creator>WV</dc:creator>
              <dc:date>2016-01-15T00:00:00</dc:date>
              <text:p text:style-name="P1"><text:span text:style-name="T1">There are several systems worldwide for the measure of angle. Most technical work is done with radians or degrees. Gradians are still in use I some parts of the world. Degrees are the older of the two common measures and are most common in mathematical and, especially geometric work. Since the important of pi to disciplines far beyond geometry, radians have become the most popular unit, since raidans are based on the circumference of the unit circle and is tied to pi (2 pi radians make up a single circumference of a circle). Today, the gradian is primarily used in surveying. Most Calc and DANSYS functions use radians.</text:span></text:p>
              <text:p text:style-name="P1"><text:span text:style-name="T1"/></text:p>
              <text:p text:style-name="P1"><text:span text:style-name="T1">See Calc: DEGREES, RADIANS</text:span></text:p>
              <text:p text:style-name="P1"><text:span text:style-name="T1">See DANSYS: Angle, LineDir, PolyIntAngles, Gradians, Degrees2, Quadrant</text:span></text:p>
            </office:annotation>
            <text:p>Angle measure</text:p>
          </table:table-cell>
          <table:table-cell table:number-columns-repeated="15"/>
          <table:table-cell office:value-type="string" calcext:value-type="string">
            <text:p>E(X<text:span text:style-name="T19">1</text:span>|X<text:span text:style-name="T19">2</text:span> =x<text:span text:style-name="T19">2</text:span>)</text:p>
          </table:table-cell>
          <table:table-cell>
            <draw:frame table:end-cell-address="Glossary.S25" table:end-x="24.66pt" table:end-y="8.02pt" draw:z-index="157" draw:style-name="gr27" draw:text-style-name="P3" svg:width="88.89pt" svg:height="23.64pt" svg:x="0pt" svg:y="0.03pt">
              <loext:p/>
              <draw:object xlink:href="./Object 158" xlink:type="simple" xlink:show="embed" xlink:actuate="onLoad"/>
              <draw:image xlink:href="./ObjectReplacements/Object 158" xlink:type="simple" xlink:show="embed" xlink:actuate="onLoad"/>
            </draw:frame>
          </table:table-cell>
          <table:table-cell table:number-columns-repeated="2"/>
          <table:table-cell office:value-type="string" calcext:value-type="string">
            <text:p>Mean</text:p>
          </table:table-cell>
          <table:table-cell office:value-type="string" calcext:value-type="string">
            <text:p>np</text:p>
          </table:table-cell>
          <table:table-cell table:number-columns-repeated="16"/>
        </table:table-row>
        <table:table-row table:style-name="ro7">
          <table:table-cell office:value-type="string" calcext:value-type="string">
            <office:annotation draw:style-name="gr45" draw:text-style-name="P2" svg:width="265.38pt" svg:height="159.34pt" svg:x="81.24pt" svg:y="278.02pt" draw:caption-point-x="-17.29pt" draw:caption-point-y="42.8pt">
              <dc:creator>WV</dc:creator>
              <dc:date>2016-01-15T00:00:00</dc:date>
              <text:p text:style-name="P1"><text:span text:style-name="T1">Animation is the illusion of movement caused by quickly replacing a still image by a series of other still images. Animation is used in DANSYS for displaying the development of group values over time or through some other third dimension. LibreOffice uses animation for several ornamental effects.</text:span></text:p>
              <text:p text:style-name="P1"><text:span text:style-name="T1"/></text:p>
              <text:p text:style-name="P1"><text:span text:style-name="T1">See Calc: Text Animation, Accessibility</text:span></text:p>
              <text:p text:style-name="P1"><text:span text:style-name="T1">See DANSYS: ANIMATE</text:span></text:p>
            </office:annotation>
            <text:p>Animation</text:p>
          </table:table-cell>
          <table:table-cell table:number-columns-repeated="4"/>
          <table:table-cell office:value-type="string" calcext:value-type="string">
            <text:p>Median</text:p>
          </table:table-cell>
          <table:table-cell table:style-name="ce28" office:value-type="string" calcext:value-type="string">
            <text:p><text:span text:style-name="T18">I</text:span><text:span text:style-name="T19">1/2</text:span><text:span text:style-name="T21">(-1)</text:span><text:span text:style-name="T22">(</text:span><text:span text:style-name="T23">α,β) (in general) </text:span></text:p>
          </table:table-cell>
          <table:table-cell table:number-columns-repeated="2"/>
          <table:table-cell office:value-type="string" calcext:value-type="string">
            <text:p>for <text:span text:style-name="T16">α,β&gt;1</text:span></text:p>
          </table:table-cell>
          <table:table-cell/>
          <table:table-cell table:style-name="ce31" office:value-type="string" calcext:value-type="string">
            <text:p><text:span text:style-name="T27">'</text:span>=<text:span text:style-name="T19">3</text:span>F<text:span text:style-name="T19">2</text:span>(1,α+k+1,-n+k+1;k+2,-β-n+k+2;1)</text:p>
          </table:table-cell>
          <table:table-cell table:number-columns-repeated="8"/>
          <table:table-cell office:value-type="string" calcext:value-type="string">
            <text:p>Variance</text:p>
          </table:table-cell>
          <table:table-cell office:value-type="string" calcext:value-type="string">
            <text:p>np(1-p)</text:p>
          </table:table-cell>
          <table:table-cell table:number-columns-repeated="16"/>
        </table:table-row>
        <table:table-row table:style-name="ro5">
          <table:table-cell office:value-type="string" calcext:value-type="string">
            <office:annotation draw:style-name="gr46" draw:text-style-name="P2" svg:width="252.71pt" svg:height="90.82pt" svg:x="81.24pt" svg:y="293.67pt" draw:caption-point-x="-17.29pt" draw:caption-point-y="42.8pt">
              <dc:creator>WV</dc:creator>
              <dc:date>2016-01-15T00:00:00</dc:date>
              <text:p text:style-name="P1"><text:span text:style-name="T1">An annunciator is an audible tone that goes off when some criterion is met. It can be useful when a computer process is expected to take considerable time to complete.</text:span></text:p>
              <text:p text:style-name="P1"><text:span text:style-name="T1"/></text:p>
              <text:p text:style-name="P1"><text:span text:style-name="T1">See DANSYS: TONE</text:span></text:p>
            </office:annotation>
            <text:p>Annunciator</text:p>
          </table:table-cell>
          <table:table-cell table:number-columns-repeated="19"/>
          <table:table-cell office:value-type="string" calcext:value-type="string">
            <text:p>Skewness</text:p>
          </table:table-cell>
          <table:table-cell>
            <draw:frame table:end-cell-address="Glossary.V28" table:end-x="63.1pt" table:end-y="2.01pt" draw:z-index="29" draw:style-name="gr27" draw:text-style-name="P3" svg:width="62.31pt" svg:height="28.2pt" svg:x="0.79pt" svg:y="0pt">
              <loext:p/>
              <draw:object xlink:href="./Object 16" xlink:type="simple" xlink:show="embed" xlink:actuate="onLoad"/>
              <draw:image xlink:href="./ObjectReplacements/Object 16" xlink:type="simple" xlink:show="embed" xlink:actuate="onLoad"/>
            </draw:frame>
          </table:table-cell>
          <table:table-cell/>
          <table:table-cell office:value-type="string" calcext:value-type="string">
            <text:p>Mode</text:p>
          </table:table-cell>
          <table:table-cell>
            <draw:frame table:end-cell-address="Glossary.Z27" table:end-x="13.83pt" table:end-y="0.62pt" draw:z-index="2" draw:style-name="gr27" draw:text-style-name="P3" svg:width="78.07pt" svg:height="13.41pt" svg:x="0pt" svg:y="0pt">
              <loext:p/>
              <draw:object xlink:href="./Object 22" xlink:type="simple" xlink:show="embed" xlink:actuate="onLoad"/>
              <draw:image xlink:href="./ObjectReplacements/Object 22" xlink:type="simple" xlink:show="embed" xlink:actuate="onLoad"/>
            </draw:frame>
          </table:table-cell>
          <table:table-cell table:number-columns-repeated="2"/>
          <table:table-cell office:value-type="string" calcext:value-type="string">
            <text:p>Mean</text:p>
          </table:table-cell>
          <table:table-cell office:value-type="string" calcext:value-type="string">
            <text:p>k</text:p>
          </table:table-cell>
          <table:table-cell table:number-columns-repeated="9"/>
        </table:table-row>
        <table:table-row table:style-name="ro2">
          <table:table-cell office:value-type="string" calcext:value-type="string">
            <office:annotation draw:style-name="gr47" draw:text-style-name="P2" svg:width="268.78pt" svg:height="82.2pt" svg:x="81.01pt" svg:y="306.06pt" draw:caption-point-x="-17.06pt" draw:caption-point-y="43.2pt">
              <dc:creator>WV</dc:creator>
              <dc:date>2016-01-15T00:00:00</dc:date>
              <text:p text:style-name="P1"><text:span text:style-name="T1">Anomalies are usually detected in data by the distances of values from measures of centrality. The most common anomalies are outliers. </text:span></text:p>
              <text:p text:style-name="P1"><text:span text:style-name="T1"/></text:p>
              <text:p text:style-name="P1"><text:span text:style-name="T1">See DANSYS: HighllightOutlier, BoxChartTab</text:span></text:p>
            </office:annotation>
            <text:p>Anomaly detection </text:p>
          </table:table-cell>
          <table:table-cell table:number-columns-repeated="9"/>
          <table:table-cell office:value-type="string" calcext:value-type="string">
            <text:p>Mean</text:p>
          </table:table-cell>
          <table:table-cell>
            <draw:frame table:end-cell-address="Glossary.L29" table:end-x="33.42pt" table:end-y="0.94pt" draw:z-index="21" draw:style-name="gr27" draw:text-style-name="P3" svg:width="32.63pt" svg:height="26.39pt" svg:x="0.79pt" svg:y="0.77pt">
              <loext:p/>
              <draw:object xlink:href="./Object 11" xlink:type="simple" xlink:show="embed" xlink:actuate="onLoad"/>
              <draw:image xlink:href="./ObjectReplacements/Object 11" xlink:type="simple" xlink:show="embed" xlink:actuate="onLoad"/>
            </draw:frame>
          </table:table-cell>
          <table:table-cell table:number-columns-repeated="19"/>
          <table:table-cell office:value-type="string" calcext:value-type="string">
            <text:p>Mean</text:p>
          </table:table-cell>
          <table:table-cell office:value-type="string" calcext:value-type="string">
            <text:p>k/<text:span text:style-name="T16">λ</text:span></text:p>
          </table:table-cell>
          <table:table-cell table:number-columns-repeated="5"/>
        </table:table-row>
        <table:table-row table:style-name="ro5">
          <table:table-cell office:value-type="string" calcext:value-type="string">
            <office:annotation draw:style-name="gr14" draw:text-style-name="P2" svg:width="196.36pt" svg:height="84.08pt" svg:x="81.01pt" svg:y="318.78pt" draw:caption-point-x="-17.06pt" draw:caption-point-y="43.88pt">
              <dc:creator>WV</dc:creator>
              <dc:date>2016-01-15T00:00:00</dc:date>
              <text:p text:style-name="P1"><text:span text:style-name="T1">Approximate entropy techniques are used in time series analyses to determine the amount of regularity and the unpredictability of fluctuations over the data.</text:span></text:p>
              <text:p text:style-name="P1"><text:span text:style-name="T1"/></text:p>
              <text:p text:style-name="P1"><text:span text:style-name="T1">See DANSYS: ApEnt</text:span></text:p>
            </office:annotation>
            <text:p>Approximate entropy</text:p>
          </table:table-cell>
          <table:table-cell table:number-columns-repeated="26"/>
          <table:table-cell office:value-type="string" calcext:value-type="string">
            <text:p>Median</text:p>
          </table:table-cell>
          <table:table-cell>
            <draw:frame table:end-cell-address="Glossary.AD30" table:end-x="39.94pt" table:end-y="4.25pt" draw:z-index="15" draw:style-name="gr27" draw:text-style-name="P3" svg:width="103.41pt" svg:height="29.68pt" svg:x="0.79pt" svg:y="0.77pt">
              <loext:p/>
              <draw:object xlink:href="./Object 27" xlink:type="simple" xlink:show="embed" xlink:actuate="onLoad"/>
              <draw:image xlink:href="./ObjectReplacements/Object 27" xlink:type="simple" xlink:show="embed" xlink:actuate="onLoad"/>
            </draw:frame>
          </table:table-cell>
          <table:table-cell table:number-columns-repeated="2"/>
          <table:table-cell office:value-type="string" calcext:value-type="string">
            <text:p>Median</text:p>
          </table:table-cell>
          <table:table-cell office:value-type="string" calcext:value-type="string">
            <text:p>No simple closed form</text:p>
          </table:table-cell>
          <table:table-cell table:number-columns-repeated="2"/>
          <table:table-cell office:value-type="string" calcext:value-type="string">
            <text:p>Survivor function</text:p>
          </table:table-cell>
          <table:table-cell/>
          <table:table-cell>
            <draw:frame table:end-cell-address="Glossary.AO32" table:end-x="4.37pt" table:end-y="4.08pt" draw:z-index="97" draw:style-name="gr27" draw:text-style-name="P3" svg:width="196.55pt" svg:height="47.37pt" svg:x="0.06pt" svg:y="9.72pt">
              <loext:p/>
              <draw:object xlink:href="./Object 98" xlink:type="simple" xlink:show="embed" xlink:actuate="onLoad"/>
              <draw:image xlink:href="./ObjectReplacements/Object 98" xlink:type="simple" xlink:show="embed" xlink:actuate="onLoad"/>
            </draw:frame>
          </table:table-cell>
        </table:table-row>
        <table:table-row table:style-name="ro2">
          <table:table-cell office:value-type="string" calcext:value-type="string">
            <office:annotation draw:style-name="gr48" draw:text-style-name="P2" svg:width="223.34pt" svg:height="112.99pt" svg:x="81.24pt" svg:y="332.67pt" draw:caption-point-x="-17.29pt" draw:caption-point-y="42.8pt">
              <dc:creator>WV</dc:creator>
              <dc:date>2016-01-15T00:00:00</dc:date>
              <text:p text:style-name="P1"><text:span text:style-name="T1">Arabic numbers are the symbols commonly used in the western world for mathematics. </text:span></text:p>
              <text:p text:style-name="P1"><text:span text:style-name="T1"/></text:p>
              <text:p text:style-name="P1"><text:span text:style-name="T1">See Calc: Complex Text Layout, Number Format Codes, ARABIC, ROMAN</text:span></text:p>
            </office:annotation>
            <text:p>Arabic</text:p>
          </table:table-cell>
          <table:table-cell table:number-columns-repeated="4"/>
          <table:table-cell office:value-type="string" calcext:value-type="string">
            <text:p>Mode</text:p>
          </table:table-cell>
          <table:table-cell>
            <draw:frame table:end-cell-address="Glossary.G31" table:end-x="49.69pt" table:end-y="3pt" draw:z-index="26" draw:style-name="gr27" draw:text-style-name="P3" svg:width="48.9pt" svg:height="29.76pt" svg:x="0.79pt" svg:y="0.03pt">
              <loext:p/>
              <draw:object xlink:href="./Object 4" xlink:type="simple" xlink:show="embed" xlink:actuate="onLoad"/>
              <draw:image xlink:href="./ObjectReplacements/Object 4" xlink:type="simple" xlink:show="embed" xlink:actuate="onLoad"/>
            </draw:frame>
          </table:table-cell>
          <table:table-cell table:number-columns-repeated="13"/>
          <table:table-cell office:value-type="string" calcext:value-type="string">
            <text:p>Kurtosis</text:p>
          </table:table-cell>
          <table:table-cell>
            <draw:frame table:end-cell-address="Glossary.W31" table:end-x="6.66pt" table:end-y="3.15pt" draw:z-index="10" draw:style-name="gr27" draw:text-style-name="P3" svg:width="70.13pt" svg:height="29.91pt" svg:x="0.79pt" svg:y="0.03pt">
              <loext:p/>
              <draw:object xlink:href="./Object 17" xlink:type="simple" xlink:show="embed" xlink:actuate="onLoad"/>
              <draw:image xlink:href="./ObjectReplacements/Object 17" xlink:type="simple" xlink:show="embed" xlink:actuate="onLoad"/>
            </draw:frame>
          </table:table-cell>
          <table:table-cell/>
          <table:table-cell office:value-type="string" calcext:value-type="string">
            <text:p>Variance</text:p>
          </table:table-cell>
          <table:table-cell office:value-type="string" calcext:value-type="string">
            <text:p>k-mean<text:span text:style-name="T21">2</text:span></text:p>
          </table:table-cell>
          <table:table-cell table:number-columns-repeated="6"/>
          <table:table-cell office:value-type="string" calcext:value-type="string">
            <text:p>Mode</text:p>
          </table:table-cell>
          <table:table-cell office:value-type="string" calcext:value-type="string">
            <text:p>1/<text:span text:style-name="T16">λ (k-1) for k</text:span><text:span text:style-name="T13">≥1</text:span></text:p>
          </table:table-cell>
          <table:table-cell table:number-columns-repeated="5"/>
        </table:table-row>
        <table:table-row table:style-name="ro2">
          <table:table-cell office:value-type="string" calcext:value-type="string">
            <office:annotation draw:style-name="gr49" draw:text-style-name="P2" svg:width="289.98pt" svg:height="101.91pt" svg:x="81.24pt" svg:y="346.05pt" draw:caption-point-x="-17.29pt" draw:caption-point-y="42.8pt">
              <dc:creator>WV</dc:creator>
              <dc:date>2016-01-15T00:00:00</dc:date>
              <text:p text:style-name="P1"><text:span text:style-name="T1">The arccosine is The inverse function (not the reciprocal) of the cosine; in other words, the arccosine is the angle that has a particular number for its cosine. As such, it is used in geometry to work with angles. Note that the arccosine will introduce inaccuracies for calculations with angles near 0 and </text:span><text:span text:style-name="T4">π.</text:span></text:p>
              <text:p text:style-name="P1"><text:span text:style-name="T4"/></text:p>
              <text:p text:style-name="P1"><text:span text:style-name="T4">See Calc: ACOS</text:span></text:p>
              <text:p text:style-name="P1"><text:span text:style-name="T4"/></text:p>
            </office:annotation>
            <text:p>Arccosine</text:p>
          </table:table-cell>
          <table:table-cell table:number-columns-repeated="6"/>
          <table:table-cell office:value-type="string" calcext:value-type="string">
            <text:p>for <text:span text:style-name="T16">α,β&gt;1</text:span></text:p>
          </table:table-cell>
          <table:table-cell table:number-columns-repeated="2"/>
          <table:table-cell office:value-type="string" calcext:value-type="string">
            <text:p>Variance</text:p>
          </table:table-cell>
          <table:table-cell>
            <draw:frame table:end-cell-address="Glossary.M32" table:end-x="36.51pt" table:end-y="5.05pt" draw:z-index="3" draw:style-name="gr27" draw:text-style-name="P3" svg:width="99.98pt" svg:height="31.1pt" svg:x="0.79pt" svg:y="0.77pt">
              <loext:p/>
              <draw:object xlink:href="./Object 12" xlink:type="simple" xlink:show="embed" xlink:actuate="onLoad"/>
              <draw:image xlink:href="./ObjectReplacements/Object 12" xlink:type="simple" xlink:show="embed" xlink:actuate="onLoad"/>
            </draw:frame>
          </table:table-cell>
          <table:table-cell table:number-columns-repeated="19"/>
          <table:table-cell office:value-type="string" calcext:value-type="string">
            <text:p>Variance</text:p>
          </table:table-cell>
          <table:table-cell office:value-type="string" calcext:value-type="string">
            <text:p>k/<text:span text:style-name="T16">λ</text:span><text:span text:style-name="T17">2</text:span></text:p>
          </table:table-cell>
          <table:table-cell table:number-columns-repeated="5"/>
        </table:table-row>
        <table:table-row table:style-name="ro2">
          <table:table-cell office:value-type="string" calcext:value-type="string">
            <office:annotation draw:style-name="gr50" draw:text-style-name="P2" svg:width="265.38pt" svg:height="105.11pt" svg:x="81.24pt" svg:y="359.46pt" draw:caption-point-x="-17.29pt" draw:caption-point-y="42.8pt">
              <dc:creator>WV</dc:creator>
              <dc:date>2016-01-15T00:00:00</dc:date>
              <text:p text:style-name="P1"><text:span text:style-name="T1">The arccotangent is the inverse function (not the reciprocal) of the the cotangent; in other words, the arccotangent is the angle which has a particular cotangent. As such, it is used in geometry for work with angles. </text:span></text:p>
              <text:p text:style-name="P1"><text:span text:style-name="T1"/></text:p>
              <text:p text:style-name="P1"><text:span text:style-name="T1">See Calc: ACOT</text:span></text:p>
            </office:annotation>
            <text:p>Arccotangent</text:p>
          </table:table-cell>
          <table:table-cell table:number-columns-repeated="22"/>
          <table:table-cell office:value-type="string" calcext:value-type="string">
            <text:p>Skewness</text:p>
          </table:table-cell>
          <table:table-cell>
            <draw:frame table:end-cell-address="Glossary.AA33" table:end-x="22.28pt" table:end-y="2.69pt" draw:z-index="16" draw:style-name="gr27" draw:text-style-name="P3" svg:width="150.77pt" svg:height="28.09pt" svg:x="0pt" svg:y="0.79pt">
              <loext:p/>
              <draw:object xlink:href="./Object 23" xlink:type="simple" xlink:show="embed" xlink:actuate="onLoad"/>
              <draw:image xlink:href="./ObjectReplacements/Object 23" xlink:type="simple" xlink:show="embed" xlink:actuate="onLoad"/>
            </draw:frame>
          </table:table-cell>
          <table:table-cell table:number-columns-repeated="6"/>
          <table:table-cell office:value-type="string" calcext:value-type="string">
            <text:p>Skewness</text:p>
          </table:table-cell>
          <table:table-cell office:value-type="string" calcext:value-type="string">
            <text:p>2/<text:span text:style-name="T13">√k</text:span></text:p>
          </table:table-cell>
          <table:table-cell table:number-columns-repeated="5"/>
        </table:table-row>
        <table:table-row table:style-name="ro5">
          <table:table-cell office:value-type="string" calcext:value-type="string">
            <office:annotation draw:style-name="gr51" draw:text-style-name="P2" svg:width="333.61pt" svg:height="141.56pt" svg:x="81.24pt" svg:y="372.87pt" draw:caption-point-x="-17.29pt" draw:caption-point-y="42.8pt">
              <dc:creator>WV</dc:creator>
              <dc:date>2016-01-15T00:00:00</dc:date>
              <text:p text:style-name="P1"><text:span text:style-name="T1">The Arcsine is the inverse (not reciprocal) of the sine function; in other words, an arcsine is an angle that has a particular sine. As such, arcsines are used in geometry when working with angles.</text:span></text:p>
              <text:p text:style-name="P1"><text:span text:style-name="T1"/></text:p>
              <text:p text:style-name="P1"><text:span text:style-name="T1">Note that the arcsine is inaccurate for angles very close to -</text:span><text:span text:style-name="T4">π/2 and π/2.</text:span></text:p>
              <text:p text:style-name="P1"><text:span text:style-name="T4"/></text:p>
              <text:p text:style-name="P1"><text:span text:style-name="T4">See Calc: ASIN</text:span></text:p>
              <text:p text:style-name="P1"><text:span text:style-name="T1"/></text:p>
              <text:p text:style-name="P1"><text:span text:style-name="T1"/></text:p>
              <text:p text:style-name="P1"><text:span text:style-name="T1"/></text:p>
              <text:p text:style-name="P1"><text:span text:style-name="T1"/></text:p>
            </office:annotation>
            <text:p>Arcsine</text:p>
          </table:table-cell>
          <table:table-cell table:number-columns-repeated="26"/>
          <table:table-cell office:value-type="string" calcext:value-type="string">
            <text:p>Mode</text:p>
          </table:table-cell>
          <table:table-cell office:value-type="string" calcext:value-type="string">
            <text:p>max(k-2,0)</text:p>
          </table:table-cell>
          <table:table-cell table:number-columns-repeated="2"/>
          <table:table-cell office:value-type="string" calcext:value-type="string">
            <text:p>Kurtosis</text:p>
          </table:table-cell>
          <table:table-cell office:value-type="string" calcext:value-type="string">
            <text:p>6/k</text:p>
          </table:table-cell>
          <table:table-cell table:number-columns-repeated="5"/>
        </table:table-row>
        <table:table-row table:style-name="ro5">
          <table:table-cell office:value-type="string" calcext:value-type="string">
            <office:annotation draw:style-name="gr52" draw:text-style-name="P2" svg:width="287.04pt" svg:height="161.94pt" svg:x="81.01pt" svg:y="384.97pt" draw:caption-point-x="-17.06pt" draw:caption-point-y="43.48pt">
              <dc:creator>WV</dc:creator>
              <dc:date>2016-01-15T00:00:00</dc:date>
              <text:p text:style-name="P1"><text:span text:style-name="T1">Gives the percentage of time spent ahead of the game in a fair coin tossing contest. It can also be used as a Bayesian prior for the probability of success of a Bernoulli trial. Several physical processes follow arcsine distributions especially random walks and Brownian motion.</text:span></text:p>
              <text:p text:style-name="P1"><text:span text:style-name="T1"/></text:p>
              <text:p text:style-name="P1"><text:span text:style-name="T1">See DANSYS: ArcsineDist, ArcsineMean, ArcsineVar</text:span></text:p>
            </office:annotation>
            <text:p>Arcsine distribution</text:p>
          </table:table-cell>
          <table:table-cell table:number-columns-repeated="26"/>
          <table:table-cell office:value-type="string" calcext:value-type="string">
            <text:p>Variance</text:p>
          </table:table-cell>
          <table:table-cell office:value-type="string" calcext:value-type="string">
            <text:p>2k</text:p>
          </table:table-cell>
          <table:table-cell table:number-columns-repeated="9"/>
        </table:table-row>
        <table:table-row table:style-name="ro5">
          <table:table-cell office:value-type="string" calcext:value-type="string">
            <office:annotation draw:style-name="gr53" draw:text-style-name="P2" svg:width="348.12pt" svg:height="186.63pt" svg:x="81.01pt" svg:y="397.28pt" draw:caption-point-x="-17.06pt" draw:caption-point-y="43.99pt">
              <dc:creator>WV</dc:creator>
              <dc:date>2016-01-15T00:00:00</dc:date>
              <text:p text:style-name="P1"><text:span text:style-name="T1">The arcsine is the inverse of the sine function; in other words, if the sine of a is b, then the arcsine of b is a. The arcsine transformation (actually, the arcsine square root transformation or angular transform) is a variance-stabilizing transformation for proportions (binomial data) which causes group variances to be constant relative to the means. Variance stabilization often allows the use of regression based ANOVA techniques, and is also often used to simplify graphical data visualization techniques.</text:span></text:p>
              <text:p text:style-name="P1"><text:span text:style-name="T1"/></text:p>
              <text:p text:style-name="P1"><text:span text:style-name="T1">See DANSYS: AST, ASTInv</text:span></text:p>
            </office:annotation>
            <text:p>Arcsine transform</text:p>
          </table:table-cell>
          <table:table-cell table:number-columns-repeated="4"/>
          <table:table-cell office:value-type="string" calcext:value-type="string">
            <text:p>Variance</text:p>
          </table:table-cell>
          <table:table-cell>
            <draw:frame table:end-cell-address="Glossary.H36" table:end-x="31.69pt" table:end-y="0.14pt" draw:z-index="22" draw:style-name="gr27" draw:text-style-name="P3" svg:width="95.16pt" svg:height="24.97pt" svg:x="0.79pt" svg:y="0.77pt">
              <loext:p/>
              <draw:object xlink:href="./Object 5" xlink:type="simple" xlink:show="embed" xlink:actuate="onLoad"/>
              <draw:image xlink:href="./ObjectReplacements/Object 5" xlink:type="simple" xlink:show="embed" xlink:actuate="onLoad"/>
            </draw:frame>
          </table:table-cell>
          <table:table-cell table:number-columns-repeated="3"/>
          <table:table-cell office:value-type="string" calcext:value-type="string">
            <text:p>Skewness</text:p>
          </table:table-cell>
          <table:table-cell>
            <draw:frame table:end-cell-address="Glossary.N36" table:end-x="56.64pt" table:end-y="2.15pt" draw:z-index="11" draw:style-name="gr27" draw:text-style-name="P3" svg:width="184.34pt" svg:height="26.99pt" svg:x="0.79pt" svg:y="0.77pt">
              <loext:p/>
              <draw:object xlink:href="./Object 13" xlink:type="simple" xlink:show="embed" xlink:actuate="onLoad"/>
              <draw:image xlink:href="./ObjectReplacements/Object 13" xlink:type="simple" xlink:show="embed" xlink:actuate="onLoad"/>
            </draw:frame>
          </table:table-cell>
          <table:table-cell table:number-columns-repeated="15"/>
          <table:table-cell office:value-type="string" calcext:value-type="string">
            <text:p>Skewness</text:p>
          </table:table-cell>
          <table:table-cell>
            <draw:frame table:end-cell-address="Glossary.AC35" table:end-x="31.32pt" table:end-y="1.25pt" draw:z-index="4" draw:style-name="gr27" draw:text-style-name="P3" svg:width="30.53pt" svg:height="13.29pt" svg:x="0.79pt" svg:y="0.77pt">
              <loext:p/>
              <draw:object xlink:href="./Object 28" xlink:type="simple" xlink:show="embed" xlink:actuate="onLoad"/>
              <draw:image xlink:href="./ObjectReplacements/Object 28" xlink:type="simple" xlink:show="embed" xlink:actuate="onLoad"/>
            </draw:frame>
          </table:table-cell>
          <table:table-cell table:number-columns-repeated="9"/>
        </table:table-row>
        <table:table-row table:style-name="ro5">
          <table:table-cell office:value-type="string" calcext:value-type="string">
            <office:annotation draw:style-name="gr54" draw:text-style-name="P2" svg:width="316.15pt" svg:height="175.66pt" svg:x="81.24pt" svg:y="411.28pt" draw:caption-point-x="-17.29pt" draw:caption-point-y="42.8pt">
              <dc:creator>WV</dc:creator>
              <dc:date>2016-01-15T00:00:00</dc:date>
              <text:p text:style-name="P1"><text:span text:style-name="T1">Arctangent is the inverse (not reciprocal) of the tangent function; in other words, the arctangent is the angle that has a particular tangent. As such, it is commonly used in geometry to work with angles.</text:span></text:p>
              <text:p text:style-name="P1"><text:span text:style-name="T1"/></text:p>
              <text:p text:style-name="P1"><text:span text:style-name="T1">There are two common variants of the arctangent function provided in spreadsheets. One simply returns the angle for the tangent provided. The other returns the tangent of an angle between -</text:span><text:span text:style-name="T4">π and π of the angle between the positive x-axis of the Cartesian plane and a point (x,y), where the values of x and y are the arguments of the function.</text:span></text:p>
              <text:p text:style-name="P1"><text:span text:style-name="T4"/></text:p>
              <text:p text:style-name="P1"><text:span text:style-name="T4">See Calc: ATAN, ATAN2</text:span></text:p>
              <text:p text:style-name="P1"><text:span text:style-name="T1"/></text:p>
              <text:p text:style-name="P1"><text:span text:style-name="T1"/></text:p>
            </office:annotation>
            <text:p>Arctangent</text:p>
          </table:table-cell>
          <table:table-cell table:number-columns-repeated="22"/>
          <table:table-cell office:value-type="string" calcext:value-type="string">
            <text:p>Kurtosis</text:p>
          </table:table-cell>
          <table:table-cell>
            <draw:frame table:end-cell-address="Glossary.AC37" table:end-x="21.23pt" table:end-y="0.79pt" draw:z-index="27" draw:style-name="gr27" draw:text-style-name="P3" svg:width="278.22pt" svg:height="26.36pt" svg:x="0pt" svg:y="0.03pt">
              <loext:p/>
              <draw:object xlink:href="./Object 24" xlink:type="simple" xlink:show="embed" xlink:actuate="onLoad"/>
              <draw:image xlink:href="./ObjectReplacements/Object 24" xlink:type="simple" xlink:show="embed" xlink:actuate="onLoad"/>
            </draw:frame>
          </table:table-cell>
          <table:table-cell table:number-columns-repeated="13"/>
        </table:table-row>
        <table:table-row table:style-name="ro5">
          <table:table-cell office:value-type="string" calcext:value-type="string">
            <office:annotation draw:style-name="gr55" draw:text-style-name="P2" svg:width="334.4pt" svg:height="159.85pt" svg:x="81.24pt" svg:y="424.06pt" draw:caption-point-x="-17.29pt" draw:caption-point-y="42.8pt">
              <dc:creator>WV</dc:creator>
              <dc:date>2016-01-16T00:00:00</dc:date>
              <text:p text:style-name="P1"><text:span text:style-name="T1">Area is the space enclosed in a closed curve. There are many functions provided by DANSYS to calculate areas.</text:span></text:p>
              <text:p text:style-name="P1"><text:span text:style-name="T1"/></text:p>
              <text:p text:style-name="P1"><text:span text:style-name="T1">See DANSYS: RtriArea, IsoTriArea, TriArea, TriArea2, ParaArea, TrapArrea, InQuadArea, RegTriArea, SquArea, PentArea, HexArea, OctArea, DecArea, CircArea, SecArea, SphZoneLatArea, SphSegLatArea, SphericalArea. Fucntion names containing “surf” calculate surface areas.</text:span></text:p>
            </office:annotation>
            <text:p>Area</text:p>
          </table:table-cell>
          <table:table-cell table:number-columns-repeated="37"/>
        </table:table-row>
        <table:table-row table:style-name="ro5">
          <table:table-cell office:value-type="string" calcext:value-type="string">
            <office:annotation draw:style-name="gr56" draw:text-style-name="P2" svg:width="233.66pt" svg:height="116.82pt" svg:x="81.24pt" svg:y="436.88pt" draw:caption-point-x="-17.29pt" draw:caption-point-y="42.8pt">
              <dc:creator>WV</dc:creator>
              <dc:date>2016-01-16T00:00:00</dc:date>
              <text:p text:style-name="P1"><text:span text:style-name="T1">An area on a spreadsheet is a collection of cells. They can be connected or disjoint.</text:span></text:p>
              <text:p text:style-name="P1"><text:span text:style-name="T1"/></text:p>
              <text:p text:style-name="P1"><text:span text:style-name="T1">See Calc: AREAS, Copying Spreadsheet Areas to Text Documents</text:span></text:p>
              <text:p text:style-name="P1"><text:span text:style-name="T1"/></text:p>
              <text:p text:style-name="P1"><text:span text:style-name="T1"/></text:p>
            </office:annotation>
            <text:p>Area: spreadsheet</text:p>
          </table:table-cell>
          <table:table-cell table:number-columns-repeated="37"/>
        </table:table-row>
        <table:table-row table:style-name="ro5">
          <table:table-cell office:value-type="string" calcext:value-type="string">
            <office:annotation draw:style-name="gr10" draw:text-style-name="P2" svg:width="245.37pt" svg:height="95.27pt" svg:x="81.01pt" svg:y="448.95pt" draw:caption-point-x="-17.06pt" draw:caption-point-y="43.51pt">
              <dc:creator>WV</dc:creator>
              <dc:date>2016-01-16T00:00:00</dc:date>
              <text:p text:style-name="P1"><text:span text:style-name="T1">The Arfwedson distribution is the distribution of zero values among k random values Ni to Nk having a joint equiprobable multinomial distribution. A special occupancy distribution, being tthe number of cells remaining empty after n balls have been randomly distributed among k equiprobable cells.</text:span></text:p>
              <text:p text:style-name="P1"><text:span text:style-name="T1"/></text:p>
              <text:p text:style-name="P1"><text:span text:style-name="T1">See DANSYS: ArfDist, ArfMean, ArfVar</text:span></text:p>
            </office:annotation>
            <text:p>Arfwedson distribution</text:p>
          </table:table-cell>
          <table:table-cell table:number-columns-repeated="4"/>
          <table:table-cell office:value-type="string" calcext:value-type="string">
            <text:p>Skewness</text:p>
          </table:table-cell>
          <table:table-cell>
            <draw:frame table:end-cell-address="Glossary.H40" table:end-x="33.96pt" table:end-y="2.98pt" draw:z-index="23" draw:style-name="gr27" draw:text-style-name="P3" svg:width="97.43pt" svg:height="27.78pt" svg:x="0.79pt" svg:y="0.79pt">
              <loext:p/>
              <draw:object xlink:href="./Object 6" xlink:type="simple" xlink:show="embed" xlink:actuate="onLoad"/>
              <draw:image xlink:href="./ObjectReplacements/Object 6" xlink:type="simple" xlink:show="embed" xlink:actuate="onLoad"/>
            </draw:frame>
          </table:table-cell>
          <table:table-cell table:number-columns-repeated="3"/>
          <table:table-cell office:value-type="string" calcext:value-type="string">
            <text:p>Kurtosis</text:p>
          </table:table-cell>
          <table:table-cell>
            <draw:frame table:end-cell-address="Glossary.T40" table:end-x="35.83pt" table:end-y="7.43pt" draw:z-index="12" draw:style-name="gr27" draw:text-style-name="P3" svg:width="549.04pt" svg:height="32.23pt" svg:x="0.79pt" svg:y="0.79pt">
              <loext:p/>
              <draw:object xlink:href="./Object 14" xlink:type="simple" xlink:show="embed" xlink:actuate="onLoad"/>
              <draw:image xlink:href="./ObjectReplacements/Object 14" xlink:type="simple" xlink:show="embed" xlink:actuate="onLoad"/>
            </draw:frame>
          </table:table-cell>
          <table:table-cell table:number-columns-repeated="15"/>
          <table:table-cell office:value-type="string" calcext:value-type="string">
            <text:p>Kurtosis</text:p>
          </table:table-cell>
          <table:table-cell office:value-type="string" calcext:value-type="string">
            <text:p>12/k</text:p>
          </table:table-cell>
          <table:table-cell table:number-columns-repeated="9"/>
        </table:table-row>
        <table:table-row table:style-name="ro5">
          <table:table-cell table:style-name="Default" office:value-type="string" calcext:value-type="string">
            <office:annotation draw:style-name="gr18" draw:text-style-name="P2" svg:width="82.18pt" svg:height="151.26pt" svg:x="81.24pt" svg:y="462.47pt" draw:caption-point-x="-17.29pt" draw:caption-point-y="42.8pt">
              <dc:creator>WV</dc:creator>
              <dc:date>2016-01-16T00:00:00</dc:date>
              <text:p text:style-name="P1"><text:span text:style-name="T1">An argument is a constructed series of statements that logically connect any number of premises to a conclusion. The argument may be necessary (a proof) or probable (an inference)</text:span></text:p>
            </office:annotation>
            <text:p>Argument</text:p>
          </table:table-cell>
          <table:table-cell table:number-columns-repeated="37"/>
        </table:table-row>
        <table:table-row table:style-name="ro5">
          <table:table-cell office:value-type="string" calcext:value-type="string">
            <office:annotation draw:style-name="gr57" draw:text-style-name="P2" svg:width="335.2pt" svg:height="147.17pt" svg:x="81.24pt" svg:y="475.26pt" draw:caption-point-x="-17.29pt" draw:caption-point-y="42.8pt">
              <dc:creator>WV</dc:creator>
              <dc:date>2016-01-16T00:00:00</dc:date>
              <text:p text:style-name="P1"><text:span text:style-name="T1">The argument of a complex number specifies the angle between the x-axis of the complex plane and the line joining the coordinate point of the number to the origin.</text:span></text:p>
              <text:p text:style-name="P1"><text:span text:style-name="T1"/></text:p>
              <text:p text:style-name="P1"><text:span text:style-name="T1">In audio and electrical signal analysis, the argument represents the phase angle. In polar coordinates, the argument is the phi coordinate.</text:span></text:p>
              <text:p text:style-name="P1"><text:span text:style-name="T1"/></text:p>
              <text:p text:style-name="P1"><text:span text:style-name="T1">See Calc: IMARGUMENT</text:span></text:p>
              <text:p text:style-name="P1"><text:span text:style-name="T1">See DANSYS: QPOLAR, R2P, P2R</text:span></text:p>
              <text:p text:style-name="P1"><text:span text:style-name="T1"/></text:p>
            </office:annotation>
            <text:p>Argument: complex</text:p>
          </table:table-cell>
          <table:table-cell table:number-columns-repeated="37"/>
        </table:table-row>
        <table:table-row table:style-name="ro5">
          <table:table-cell office:value-type="string" calcext:value-type="string">
            <office:annotation draw:style-name="gr58" draw:text-style-name="P2" svg:width="255.09pt" svg:height="142.67pt" svg:x="81.24pt" svg:y="488.07pt" draw:caption-point-x="-17.29pt" draw:caption-point-y="42.8pt">
              <dc:creator>WV</dc:creator>
              <dc:date>2016-01-16T00:00:00</dc:date>
              <text:p text:style-name="P1"><text:span text:style-name="T1">The arguments of a spreadsheet function are the values passed to it in parantheses. They are also called parameters.</text:span></text:p>
              <text:p text:style-name="P1"><text:span text:style-name="T1"/></text:p>
              <text:p text:style-name="P1"><text:span text:style-name="T1">So, in the formula =SUM(3,2,A1) the arguments are 3, 2, and the reference A1.</text:span></text:p>
              <text:p text:style-name="P1"><text:span text:style-name="T1"/></text:p>
              <text:p text:style-name="P1"><text:span text:style-name="T1">See Calc: Function Wizard</text:span></text:p>
              <text:p text:style-name="P1"><text:span text:style-name="T1"/></text:p>
              <text:p text:style-name="P1"><text:span text:style-name="T1"/></text:p>
            </office:annotation>
            <text:p>Argument: spreadsheet</text:p>
          </table:table-cell>
          <table:table-cell table:number-columns-repeated="22"/>
          <table:table-cell office:value-type="string" calcext:value-type="string">
            <text:p>Statistics for bivariate Cauchy distribution</text:p>
          </table:table-cell>
          <table:table-cell table:number-columns-repeated="14"/>
        </table:table-row>
        <table:table-row table:style-name="ro5">
          <table:table-cell office:value-type="string" calcext:value-type="string">
            <office:annotation draw:style-name="gr59" draw:text-style-name="P2" svg:width="289.19pt" svg:height="174.47pt" svg:x="81.24pt" svg:y="500.85pt" draw:caption-point-x="-17.29pt" draw:caption-point-y="42.8pt">
              <dc:creator>WV</dc:creator>
              <dc:date>2016-01-16T00:00:00</dc:date>
              <text:p text:style-name="P1"><text:span text:style-name="T1">Also called the double-declining balance method of depreciation, arithmetic declining method is an accelerated depreciation in which an asset is depreciated faster than with the straight-line method. Although depreciation is faster, total depreciation over the life of the asset is not any greater than with the striaght-line method. Depreciation is not linear and is greater in the earlier period.</text:span></text:p>
              <text:p text:style-name="P1"><text:span text:style-name="T1"/></text:p>
              <text:p text:style-name="P1"><text:span text:style-name="T1">See Calc:DDB, STD</text:span></text:p>
            </office:annotation>
            <text:p>Arithmetic declining method</text:p>
          </table:table-cell>
          <table:table-cell table:number-columns-repeated="37"/>
        </table:table-row>
        <table:table-row table:style-name="ro5">
          <table:table-cell office:value-type="string" calcext:value-type="string">
            <office:annotation draw:style-name="gr60" draw:text-style-name="P2" svg:width="326.47pt" svg:height="165.43pt" svg:x="81.24pt" svg:y="513.67pt" draw:caption-point-x="-17.29pt" draw:caption-point-y="42.8pt">
              <dc:creator>WV</dc:creator>
              <dc:date>2016-01-16T00:00:00</dc:date>
              <text:p text:style-name="P1"><text:span text:style-name="T1">An arithmetic sequence or progression is a list of ordered numbers such that the distance between each number and it's neighbor is fixed.</text:span></text:p>
              <text:p text:style-name="P1"><text:span text:style-name="T1"/></text:p>
              <text:p text:style-name="P1"><text:span text:style-name="T1">Arithmetic sequences are commonly used as index numbers. A range of cells can easily be filled with an arithmetic sequence by entering the first two numbers in the series into consecutive cells, select the cells, and then, using the fill handle (the small square in the lower right corner of a cell), drag the contents over the desired range.</text:span></text:p>
              <text:p text:style-name="P1"><text:span text:style-name="T1"/></text:p>
              <text:p text:style-name="P1"><text:span text:style-name="T1">See Calc: Automatically calculating series, Fill, Fill Series</text:span></text:p>
              <text:p text:style-name="P1"><text:span text:style-name="T1">See DANSYS: FillRange</text:span></text:p>
            </office:annotation>
            <text:p>Arithmetic sequence</text:p>
          </table:table-cell>
          <table:table-cell table:number-columns-repeated="4"/>
          <table:table-cell office:value-type="string" calcext:value-type="string">
            <text:p>Kurtosis</text:p>
          </table:table-cell>
          <table:table-cell>
            <draw:frame table:end-cell-address="Glossary.I45" table:end-x="58.88pt" table:end-y="0.85pt" draw:z-index="5" draw:style-name="gr27" draw:text-style-name="P3" svg:width="186.58pt" svg:height="25.68pt" svg:x="0.79pt" svg:y="0.77pt">
              <loext:p/>
              <draw:object xlink:href="./Object 7" xlink:type="simple" xlink:show="embed" xlink:actuate="onLoad"/>
              <draw:image xlink:href="./ObjectReplacements/Object 7" xlink:type="simple" xlink:show="embed" xlink:actuate="onLoad"/>
            </draw:frame>
          </table:table-cell>
          <table:table-cell table:number-columns-repeated="16"/>
          <table:table-cell office:value-type="string" calcext:value-type="string">
            <text:p>Parameters: x0, y0 location</text:p>
          </table:table-cell>
          <table:table-cell table:number-columns-repeated="14"/>
        </table:table-row>
        <table:table-row table:style-name="ro5">
          <table:table-cell office:value-type="string" calcext:value-type="string">
            <office:annotation draw:style-name="gr61" draw:text-style-name="P2" svg:width="271.73pt" svg:height="120.13pt" svg:x="81.24pt" svg:y="526.48pt" draw:caption-point-x="-17.29pt" draw:caption-point-y="42.8pt">
              <dc:creator>WV</dc:creator>
              <dc:date>2016-01-16T00:00:00</dc:date>
              <text:p text:style-name="P1"><text:span text:style-name="T1">An arithmetic series is the sum of the elements of an arithmetic sequence. The sum of a generated arithemetic sequence can easily be found using the SUM formula or by selecting the range containing the sequence and reading <text:s/>the sum in the status bar. The sum can be found from eh number of terms and the values of the first and last terms using ASERIES.</text:span></text:p>
              <text:p text:style-name="P1"><text:span text:style-name="T1"/></text:p>
              <text:p text:style-name="P1"><text:span text:style-name="T1">See DANSYS: ASERIES</text:span></text:p>
            </office:annotation>
            <text:p>Arithmetic series</text:p>
          </table:table-cell>
          <table:table-cell table:number-columns-repeated="9"/>
          <table:table-cell office:value-type="string" calcext:value-type="string">
            <text:p>Cauch distribution</text:p>
          </table:table-cell>
          <table:table-cell table:number-columns-repeated="13"/>
          <table:table-cell table:style-name="ce24" office:value-type="string" calcext:value-type="string">
            <text:p>γ&gt;0 scale</text:p>
          </table:table-cell>
          <table:table-cell table:number-columns-repeated="13"/>
        </table:table-row>
        <table:table-row table:style-name="ro5">
          <table:table-cell office:value-type="string" calcext:value-type="string">
            <office:annotation draw:style-name="gr62" draw:text-style-name="P2" svg:width="385.17pt" svg:height="117.16pt" svg:x="81.24pt" svg:y="539.26pt" draw:caption-point-x="-17.29pt" draw:caption-point-y="42.8pt">
              <dc:creator>WV</dc:creator>
              <dc:date>2016-01-16T00:00:00</dc:date>
              <text:p text:style-name="P1"><text:span text:style-name="T1">An array is an ordered collection of elements. Generally the words “array” and “matrix” are interchangeable, but in DANSYS a matrix is a type of array, specifically one containing numbers. An array can also contain text and other contents. Both Calc and DANSYS can handle arrays and matrices.</text:span></text:p>
              <text:p text:style-name="P1"><text:span text:style-name="T1"/></text:p>
              <text:p text:style-name="P1"><text:span text:style-name="T1">See Calc: Array Functions</text:span></text:p>
              <text:p text:style-name="P1"><text:span text:style-name="T1">See DANSYS: Matrix functions</text:span></text:p>
              <text:p text:style-name="P1"><text:span text:style-name="T1"/></text:p>
              <text:p text:style-name="P1"><text:span text:style-name="T1"/></text:p>
            </office:annotation>
            <text:p>Array</text:p>
          </table:table-cell>
          <table:table-cell table:number-columns-repeated="9"/>
          <table:table-cell office:value-type="string" calcext:value-type="string">
            <text:p>pdf</text:p>
          </table:table-cell>
          <table:table-cell>
            <draw:frame table:end-cell-address="Glossary.M48" table:end-x="30.7pt" table:end-y="7.77pt" draw:z-index="13" draw:style-name="gr27" draw:text-style-name="P3" svg:width="94.17pt" svg:height="45.38pt" svg:x="0.79pt" svg:y="0.79pt">
              <loext:p/>
              <draw:object xlink:href="./Object 18" xlink:type="simple" xlink:show="embed" xlink:actuate="onLoad"/>
              <draw:image xlink:href="./ObjectReplacements/Object 18" xlink:type="simple" xlink:show="embed" xlink:actuate="onLoad"/>
            </draw:frame>
          </table:table-cell>
          <table:table-cell table:number-columns-repeated="26"/>
        </table:table-row>
        <table:table-row table:style-name="ro5">
          <table:table-cell office:value-type="string" calcext:value-type="string">
            <office:annotation draw:style-name="gr63" draw:text-style-name="P2" svg:width="362.15pt" svg:height="136.09pt" svg:x="81.24pt" svg:y="552.08pt" draw:caption-point-x="-17.29pt" draw:caption-point-y="42.8pt">
              <dc:creator>WV</dc:creator>
              <dc:date>2016-01-16T00:00:00</dc:date>
              <text:p text:style-name="P1"><text:span text:style-name="T1">An array formula displays an array as the result. In Calc and DANSYS, array formulas are entered by selecting the range to display the results, typing <text:s/>the formula, and pressing Ctrl+Shift+Enter. See also Matrix formula.</text:span></text:p>
              <text:p text:style-name="P1"><text:span text:style-name="T1"/></text:p>
              <text:p text:style-name="P1"><text:span text:style-name="T1">See Calc: Array functions</text:span></text:p>
              <text:p text:style-name="P1"><text:span text:style-name="T1">See DANSYS: Matrix functions</text:span></text:p>
            </office:annotation>
            <text:p>Array formula</text:p>
          </table:table-cell>
          <table:table-cell table:number-columns-repeated="22"/>
          <table:table-cell office:value-type="string" calcext:value-type="string">
            <text:p>pdf</text:p>
          </table:table-cell>
          <table:table-cell>
            <draw:frame table:end-cell-address="Glossary.AA48" table:end-x="36.6pt" table:end-y="6.63pt" draw:z-index="154" draw:style-name="gr27" draw:text-style-name="P3" svg:width="165.09pt" svg:height="32.23pt" svg:x="0pt" svg:y="0pt">
              <loext:p/>
              <draw:object xlink:href="./Object 155" xlink:type="simple" xlink:show="embed" xlink:actuate="onLoad"/>
              <draw:image xlink:href="./ObjectReplacements/Object 155" xlink:type="simple" xlink:show="embed" xlink:actuate="onLoad"/>
            </draw:frame>
          </table:table-cell>
          <table:table-cell table:number-columns-repeated="13"/>
        </table:table-row>
        <table:table-row table:style-name="ro5">
          <table:table-cell office:value-type="string" calcext:value-type="string">
            <office:annotation draw:style-name="gr64" draw:text-style-name="P2" svg:width="292.59pt" svg:height="105.82pt" svg:x="81.01pt" svg:y="564.24pt" draw:caption-point-x="-17.06pt" draw:caption-point-y="43.43pt">
              <dc:creator>WV</dc:creator>
              <dc:date>2016-01-16T00:00:00</dc:date>
              <text:p text:style-name="P1"><text:span text:style-name="T1">Attribute importance identifies and ranks the attributes that are most important in predicting a target attribute. Common functions used in attribute importance procedures compare group proportions (for discrete data) or means (for continuous data) to generate significance probabilities which can be sorted and/or graphed for a visual display of importance.</text:span></text:p>
              <text:p text:style-name="P1"><text:span text:style-name="T1"/></text:p>
              <text:p text:style-name="P1"><text:span text:style-name="T1">See DANSYS: GroupComp, MeanComp</text:span></text:p>
            </office:annotation>
            <text:p>Attribute importance </text:p>
          </table:table-cell>
          <table:table-cell table:number-columns-repeated="37"/>
        </table:table-row>
        <table:table-row table:style-name="ro5">
          <table:table-cell office:value-type="string" calcext:value-type="string">
            <office:annotation draw:style-name="gr65" draw:text-style-name="P2" svg:width="324.88pt" svg:height="89.35pt" svg:x="77.27pt" svg:y="579.2pt" draw:caption-point-x="-13.32pt" draw:caption-point-y="41.27pt">
              <dc:creator>WV</dc:creator>
              <dc:date>2016-01-16T00:00:00</dc:date>
              <text:p text:style-name="P1"><text:span text:style-name="T1">ASCII is the American Standard Code for Information and is one of the international standard 8 bit codes for characters. </text:span></text:p>
              <text:p text:style-name="P1"><text:span text:style-name="T1"/></text:p>
              <text:p text:style-name="P1"><text:span text:style-name="T1">See Calc: ASCII filter options, ASC, CHAR, CODE, JIS</text:span></text:p>
              <text:p text:style-name="P1"><text:span text:style-name="T1">See DANSYS: AlphaValue, ValueAlpha</text:span></text:p>
            </office:annotation>
            <text:p>ASCII</text:p>
          </table:table-cell>
          <table:table-cell table:number-columns-repeated="37"/>
        </table:table-row>
        <table:table-row table:style-name="ro5">
          <table:table-cell office:value-type="string" calcext:value-type="string">
            <office:annotation draw:style-name="gr66" draw:text-style-name="P2" svg:width="239.44pt" svg:height="119.48pt" svg:x="81.01pt" svg:y="589.12pt" draw:caption-point-x="-17.06pt" draw:caption-point-y="44.14pt">
              <dc:date>2016-01-18T00:00:00</dc:date>
              <text:p text:style-name="P1"><text:span text:style-name="T1">In a transportation network problem, assignment models are used to choose optimal routes between origins and destinations</text:span></text:p>
              <text:p text:style-name="P1"><text:span text:style-name="T1"/></text:p>
              <text:p text:style-name="P1"><text:span text:style-name="T1">See DANSYS: ASSIGNMENT</text:span></text:p>
            </office:annotation>
            <text:p>Assignment models</text:p>
          </table:table-cell>
          <table:table-cell table:number-columns-repeated="37"/>
        </table:table-row>
        <table:table-row table:style-name="ro5">
          <table:table-cell office:value-type="string" calcext:value-type="string">
            <office:annotation draw:style-name="gr67" draw:text-style-name="P2" svg:width="276.49pt" svg:height="68.29pt" svg:x="81.24pt" svg:y="603.27pt" draw:caption-point-x="-17.29pt" draw:caption-point-y="42.8pt">
              <dc:creator>WV</dc:creator>
              <dc:date>2016-01-16T00:00:00</dc:date>
              <text:p text:style-name="P1"><text:span text:style-name="T1">Audio files are files that can be played using audio players to hear sound files such a music and spoken recordings.</text:span></text:p>
              <text:p text:style-name="P1"><text:span text:style-name="T1"/></text:p>
              <text:p text:style-name="P1"><text:span text:style-name="T1">See Calc: Insert Audio, Audio or Video. Media Player.</text:span></text:p>
            </office:annotation>
            <text:p>Audio file</text:p>
          </table:table-cell>
          <table:table-cell table:number-columns-repeated="9"/>
          <table:table-cell office:value-type="string" calcext:value-type="string">
            <text:p>CDF</text:p>
          </table:table-cell>
          <table:table-cell>
            <draw:frame table:end-cell-address="Glossary.M52" table:end-x="42.66pt" table:end-y="3.69pt" draw:z-index="6" draw:style-name="gr27" draw:text-style-name="P3" svg:width="106.13pt" svg:height="29.28pt" svg:x="0.79pt" svg:y="0pt">
              <loext:p/>
              <draw:object xlink:href="./Object 19" xlink:type="simple" xlink:show="embed" xlink:actuate="onLoad"/>
              <draw:image xlink:href="./ObjectReplacements/Object 19" xlink:type="simple" xlink:show="embed" xlink:actuate="onLoad"/>
            </draw:frame>
          </table:table-cell>
          <table:table-cell table:number-columns-repeated="26"/>
        </table:table-row>
        <table:table-row table:style-name="ro5">
          <table:table-cell office:value-type="string" calcext:value-type="string">
            <office:annotation draw:style-name="gr13" draw:text-style-name="P2" svg:width="201.88pt" svg:height="128.86pt" svg:x="81.01pt" svg:y="614.69pt" draw:caption-point-x="-17.06pt" draw:caption-point-y="44.16pt">
              <dc:creator>WV</dc:creator>
              <dc:date>2016-01-16T00:00:00</dc:date>
              <text:p text:style-name="P1"><text:span text:style-name="T1">Autocorrelation is the correlation of a time series or signal with itself, usually based on a time lag – in other words, values in the time series show strong correlation coefficients with measurements taken a specific number of time units in the past or future. Autocorrelation indicates cyclicity over time (or, in the case of spatial analysis, regions of space.)</text:span></text:p>
              <text:p text:style-name="P1"><text:span text:style-name="T1"/></text:p>
              <text:p text:style-name="P1"><text:span text:style-name="T1">See DANSYS: ACF</text:span></text:p>
            </office:annotation>
            <text:p>Autocorrelation </text:p>
          </table:table-cell>
          <table:table-cell table:number-columns-repeated="37"/>
        </table:table-row>
        <table:table-row table:style-name="ro5">
          <table:table-cell table:style-name="Default" office:value-type="string" calcext:value-type="string">
            <office:annotation draw:style-name="gr16" draw:text-style-name="P2" svg:width="160.81pt" svg:height="72.88pt" svg:x="81.01pt" svg:y="627.45pt" draw:caption-point-x="-17.06pt" draw:caption-point-y="44.22pt">
              <dc:creator>WV</dc:creator>
              <dc:date>2014-03-22T00:00:00</dc:date>
              <text:p text:style-name="P1"><text:span text:style-name="T1">ARCH models are used to study nonlinear time series where data variance changes over time. Changes in variability are often related to recent past values of he observed series.</text:span></text:p>
            </office:annotation>
            <text:p>Autoregressive conditional heteroskedasticity models</text:p>
          </table:table-cell>
          <table:table-cell table:number-columns-repeated="37"/>
        </table:table-row>
        <table:table-row table:style-name="ro5">
          <table:table-cell table:style-name="ce13" office:value-type="string" calcext:value-type="string">
            <office:annotation draw:style-name="gr20" draw:text-style-name="P2" svg:width="182.13pt" svg:height="106.47pt" svg:x="81.01pt" svg:y="640.2pt" draw:caption-point-x="-17.06pt" draw:caption-point-y="44.28pt">
              <dc:creator>WV</dc:creator>
              <dc:date>2014-03-22T00:00:00</dc:date>
              <text:p text:style-name="P1"><text:span text:style-name="T1">ARFIMA time series models are useful for processes with “long memory”, in other words, in which deviations from the long-term mean take longer to deacy than exponential decay. ARFIMA differs from ARIMA in that the differencing parameter in the integrated section of the model is allowed to have fractional values.</text:span></text:p>
            </office:annotation>
            <text:p>Autoregressive fractionally integrated moving averages model </text:p>
          </table:table-cell>
          <table:table-cell table:number-columns-repeated="37"/>
        </table:table-row>
        <table:table-row table:style-name="ro3">
          <table:table-cell table:style-name="Default" office:value-type="string" calcext:value-type="string">
            <office:annotation draw:style-name="gr68" draw:text-style-name="P2" svg:width="310.85pt" svg:height="150.83pt" svg:x="81.01pt" svg:y="652.93pt" draw:caption-point-x="-17.06pt" draw:caption-point-y="44.33pt">
              <dc:creator>WV</dc:creator>
              <dc:date>2016-01-16T00:00:00</dc:date>
              <text:p text:style-name="P1"><text:span text:style-name="T1">ARIMA time series models combine autoregressive (AR), integrated (I), and moving average trend (MA) time series models.</text:span></text:p>
              <text:p text:style-name="P1"><text:span text:style-name="T1"/></text:p>
              <text:p text:style-name="P1"><text:span text:style-name="T1">Although DANSYS does not currently support ARIMA models, if you have PAST, it does.</text:span></text:p>
            </office:annotation>
            <text:p>Autoregressive intergrated moving averages model </text:p>
          </table:table-cell>
          <table:table-cell table:number-columns-repeated="9"/>
          <table:table-cell office:value-type="string" calcext:value-type="string">
            <text:p>Median</text:p>
          </table:table-cell>
          <table:table-cell office:value-type="string" calcext:value-type="string">
            <text:p>x<text:span text:style-name="T15">0</text:span></text:p>
          </table:table-cell>
          <table:table-cell table:number-columns-repeated="26"/>
        </table:table-row>
        <table:table-row table:style-name="ro3">
          <table:table-cell table:style-name="Default" office:value-type="string" calcext:value-type="string">
            <office:annotation draw:style-name="gr9" draw:text-style-name="P2" svg:width="148.93pt" svg:height="61.68pt" svg:x="81.01pt" svg:y="669.32pt" draw:caption-point-x="-17.06pt" draw:caption-point-y="44.36pt">
              <dc:creator>WV</dc:creator>
              <dc:date>2014-03-22T00:00:00</dc:date>
              <text:p text:style-name="P1"><text:span text:style-name="T1">An autoregressive (AR) time series model studies cyclicity by regressing values in the same time series offset by some time lag.</text:span></text:p>
            </office:annotation>
            <text:p>Autoregressive model </text:p>
          </table:table-cell>
          <table:table-cell table:number-columns-repeated="9"/>
          <table:table-cell office:value-type="string" calcext:value-type="string">
            <text:p>Mode</text:p>
          </table:table-cell>
          <table:table-cell office:value-type="string" calcext:value-type="string">
            <text:p>x<text:span text:style-name="T15">0</text:span></text:p>
          </table:table-cell>
          <table:table-cell table:number-columns-repeated="26"/>
        </table:table-row>
        <table:table-row table:style-name="ro5">
          <table:table-cell table:style-name="Default" office:value-type="string" calcext:value-type="string">
            <office:annotation draw:style-name="gr10" draw:text-style-name="P2" svg:width="82.18pt" svg:height="95.27pt" svg:x="81.01pt" svg:y="685.64pt" draw:caption-point-x="-17.06pt" draw:caption-point-y="44.42pt">
              <dc:creator>WV</dc:creator>
              <dc:date>2014-03-22T00:00:00</dc:date>
              <text:p text:style-name="P1"><text:span text:style-name="T1">An ARMA time series model takes cyclicity (autoregression) and trend (moving averages) into consideration.</text:span></text:p>
            </office:annotation>
            <text:p>Autoregressive moving averages model</text:p>
          </table:table-cell>
          <table:table-cell table:number-columns-repeated="37"/>
        </table:table-row>
        <table:table-row table:style-name="ro5">
          <table:table-cell office:value-type="string" calcext:value-type="string">
            <office:annotation draw:style-name="gr15" draw:text-style-name="P2" svg:width="318.53pt" svg:height="162.45pt" svg:x="81.24pt" svg:y="700.07pt" draw:caption-point-x="-17.29pt" draw:caption-point-y="42.8pt">
              <dc:creator>WV</dc:creator>
              <dc:date>2016-01-16T00:00:00</dc:date>
              <text:p text:style-name="P1"><text:span text:style-name="T1">Broadly speaking, an average is a parameter of centrality for a distribution. As such, an average can be an arithmetic average, a geometric mean, a harmonic mean, a root mean square, a median, or a mode; but, if the type of mean is not specified, “average” usually means “arithmetic average” or the sum of data values divided by the number of data values. </text:span></text:p>
              <text:p text:style-name="P1"><text:span text:style-name="T1"/></text:p>
              <text:p text:style-name="P1"><text:span text:style-name="T1">See Calc: AVERAGE, AVERAGEA, DAVERAGE, Standard Formula, Date/Time,Error Warning, Applying Conditional Formatting, Data Statistics in Calc: Descriptive Statistics, Query Design, SUBTOTAL, GETPIVOTDATA</text:span></text:p>
              <text:p text:style-name="P1"><text:span text:style-name="T1"/></text:p>
              <text:p text:style-name="P1"><text:span text:style-name="T1">See DANSYS: MEAN3, Profile8, Profile13, ProfileG, Gmean, Rprofile, WAVERAGE</text:span></text:p>
            </office:annotation>
            <text:p>Average</text:p>
          </table:table-cell>
          <table:table-cell table:number-columns-repeated="37"/>
        </table:table-row>
        <table:table-row table:style-name="ro5">
          <table:table-cell office:value-type="string" calcext:value-type="string">
            <office:annotation draw:style-name="gr69" draw:text-style-name="P2" svg:width="246.59pt" svg:height="133.4pt" svg:x="81.01pt" svg:y="711.16pt" draw:caption-point-x="-17.06pt" draw:caption-point-y="44.5pt">
              <dc:creator>WV</dc:creator>
              <dc:date>2016-01-17T00:00:00</dc:date>
              <text:p text:style-name="P1"><text:span text:style-name="T1">Average deviation is a fmaily of measures of dispersion around some point of centrality. Specifically, it tells, on the average, how far all the data values are from the central value. Although not robust, average deviations tend to treat extreme values more proportionally than the more common standard deviation and is at least as efficient.</text:span></text:p>
              <text:p text:style-name="P1"><text:span text:style-name="T1"/></text:p>
              <text:p text:style-name="P1"><text:span text:style-name="T1">See Calc: AVEDEV</text:span></text:p>
              <text:p text:style-name="P1"><text:span text:style-name="T1">See DANSYS: RProfile</text:span></text:p>
            </office:annotation>
            <text:p>Average deviation</text:p>
          </table:table-cell>
          <table:table-cell table:number-columns-repeated="37"/>
        </table:table-row>
        <table:table-row table:style-name="ro5">
          <table:table-cell office:value-type="string" calcext:value-type="string">
            <office:annotation draw:style-name="gr70" draw:text-style-name="P2" svg:width="269.35pt" svg:height="60.72pt" svg:x="81.24pt" svg:y="725.67pt" draw:caption-point-x="-17.29pt" draw:caption-point-y="42.8pt">
              <dc:creator>WV</dc:creator>
              <dc:date>2016-01-17T00:00:00</dc:date>
              <text:p text:style-name="P1"><text:span text:style-name="T1">The Baht is the currency of Thailand.</text:span></text:p>
              <text:p text:style-name="P1"><text:span text:style-name="T1"/></text:p>
              <text:p text:style-name="P1"><text:span text:style-name="T1">See Calc: BAHTTEXT</text:span></text:p>
            </office:annotation>
            <text:p>Baht</text:p>
          </table:table-cell>
          <table:table-cell table:number-columns-repeated="37"/>
        </table:table-row>
        <table:table-row table:style-name="ro5">
          <table:table-cell office:value-type="string" calcext:value-type="string">
            <office:annotation draw:style-name="gr71" draw:text-style-name="P2" svg:width="327.26pt" svg:height="128.01pt" svg:x="81.24pt" svg:y="738.45pt" draw:caption-point-x="-17.29pt" draw:caption-point-y="42.8pt">
              <dc:creator>WV</dc:creator>
              <dc:date>2016-01-17T00:00:00</dc:date>
              <text:p text:style-name="P1"><text:span text:style-name="T1">Bartlett's test is a test for homogeneity of variance among groups of data – an assumption in some statistical procedures such as analysis of variance. Although Bartlett's test and the F Max test are favored tests of homoscedasticitty, Bartlett's is sensitive to departures from normality. If data is expected to be nonnormal, Levene's test or the Brown-Forsythe test would be more appropriate.</text:span></text:p>
              <text:p text:style-name="P1"><text:span text:style-name="T1"/></text:p>
              <text:p text:style-name="P1"><text:span text:style-name="T1">See DANSYS: OneWay, BARTLETT</text:span></text:p>
            </office:annotation>
            <text:p>Bartlett's test</text:p>
          </table:table-cell>
          <table:table-cell table:number-columns-repeated="37"/>
        </table:table-row>
        <table:table-row table:style-name="ro5">
          <table:table-cell table:style-name="Default" office:value-type="string" calcext:value-type="string">
            <office:annotation draw:style-name="gr72" draw:text-style-name="P2" svg:width="305.86pt" svg:height="127.28pt" svg:x="81.24pt" svg:y="751.27pt" draw:caption-point-x="-17.29pt" draw:caption-point-y="42.8pt">
              <dc:creator>WV</dc:creator>
              <dc:date>2016-01-17T00:00:00</dc:date>
              <text:p text:style-name="P1"><text:span text:style-name="T1">Generally, a base is a parameter specifying a system of numbering. For instance, many programming languages (including LibreOffice Basic, allows the user to choose Base 0 (counting starts at 0 for indices) or Base 1 (counting starts at 1). Logarithms are based on a particular number: natural logarithms have base e, common logarithms have base 10, and binary logarithms have base 2. Logarithms with any other value as a base are also possible. Number systems such as binary (base 2), octal (base 8), decimal (base 10), hexadecimal (base 16) and sexagesimal (base 60) are also in common use.</text:span></text:p>
            </office:annotation>
            <text:p>Base</text:p>
          </table:table-cell>
          <table:table-cell table:number-columns-repeated="37"/>
        </table:table-row>
        <table:table-row table:style-name="ro5">
          <table:table-cell office:value-type="string" calcext:value-type="string">
            <office:annotation draw:style-name="gr73" draw:text-style-name="P2" svg:width="234.45pt" svg:height="308.38pt" svg:x="81.24pt" svg:y="764.08pt" draw:caption-point-x="-17.29pt" draw:caption-point-y="42.8pt">
              <dc:creator>WV</dc:creator>
              <dc:date>2016-01-17T00:00:00</dc:date>
              <text:p text:style-name="P1"><text:span text:style-name="T1">Some commonly used number systems differ according to their base (also called their “radix”) which determines their place values, Each place has the value b</text:span><text:span text:style-name="T5">n</text:span><text:span text:style-name="T1"> where b is the base and n is the order of the place (usually from the right) of the number. Thus, a binary system has base 2, a octal system has base 8, a decimal system has base 10, a hexadecimal system has base 16, and a sexigesimal system has base 60. Our most common system of numeration is a decimal system, where computer programmers use binary, octal, and hexadecimal systems also. The sexigesimal system is in common use for angular measure.</text:span></text:p>
              <text:p text:style-name="P1"><text:span text:style-name="T1"/></text:p>
              <text:p text:style-name="P1"><text:span text:style-name="T1">Numbers in systems other than decimal are represented in Calc as text strings. Bitwise logical functions operate on binary number strings.</text:span></text:p>
              <text:p text:style-name="P1"><text:span text:style-name="T1"/></text:p>
              <text:p text:style-name="P1"><text:span text:style-name="T1">See Calc: BASE, DECIMAL, BIN2DEC, BIN2OCT, BIN2HEX, DEC2BIN, DEC2OCT, DEC2HEX, OCT2BIN, OCT2DEC, OCT2HEX, HEX2BIN, HEX2OCT, HEX2DEC</text:span></text:p>
              <text:p text:style-name="P1"><text:span text:style-name="T1"/></text:p>
              <text:p text:style-name="P1"><text:span text:style-name="T1">See DANSYS: Basen2Dec, Dec2Basen, BinaryFill</text:span></text:p>
              <text:p text:style-name="P1"><text:span text:style-name="T1"/></text:p>
              <text:p text:style-name="P1"><text:span text:style-name="T1">See also the various logic functions</text:span></text:p>
            </office:annotation>
            <text:p>Base: number system</text:p>
          </table:table-cell>
          <table:table-cell table:number-columns-repeated="37"/>
        </table:table-row>
        <table:table-row table:style-name="ro5">
          <table:table-cell office:value-type="string" calcext:value-type="string">
            <office:annotation draw:style-name="gr74" draw:text-style-name="P2" svg:width="271.73pt" svg:height="129.6pt" svg:x="81.24pt" svg:y="776.86pt" draw:caption-point-x="-17.29pt" draw:caption-point-y="42.8pt">
              <dc:creator>WV</dc:creator>
              <dc:date>2016-01-17T00:00:00</dc:date>
              <text:p text:style-name="P1"><text:span text:style-name="T1">Bayes' formula is often used to computer posterior probabilities (in constrast to prior – conditional – probabilities), therefore, it can be used to invert conditional probabilities.</text:span></text:p>
              <text:p text:style-name="P1"><text:span text:style-name="T1"/></text:p>
              <text:p text:style-name="P1"><text:span text:style-name="T1">See DANSYS: PBayes</text:span></text:p>
            </office:annotation>
            <text:p>Bayes formula</text:p>
          </table:table-cell>
          <table:table-cell table:number-columns-repeated="37"/>
        </table:table-row>
        <table:table-row table:style-name="ro5">
          <table:table-cell table:style-name="Default" office:value-type="string" calcext:value-type="string">
            <office:annotation draw:style-name="gr75" draw:text-style-name="P2" svg:width="195.02pt" svg:height="89.83pt" svg:x="81.01pt" svg:y="787.95pt" draw:caption-point-x="-17.06pt" draw:caption-point-y="44.53pt">
              <dc:creator>WV</dc:creator>
              <dc:date>2014-03-22T00:00:00</dc:date>
              <text:p text:style-name="P1"><text:span text:style-name="T1">Behavioral analysis uses a variety of tools, including time series analysis, to determine the effects and effectiveness of reinforcement and avoidance strategies on animal (including human) behavior.</text:span></text:p>
            </office:annotation>
            <text:p>Behavioral analysis</text:p>
          </table:table-cell>
          <table:table-cell table:number-columns-repeated="37"/>
        </table:table-row>
        <table:table-row table:style-name="ro5">
          <table:table-cell office:value-type="string" calcext:value-type="string">
            <office:annotation draw:style-name="gr1" draw:text-style-name="P2" svg:width="190.83pt" svg:height="218.44pt" svg:x="81.01pt" svg:y="800.67pt" draw:caption-point-x="-17.06pt" draw:caption-point-y="44.59pt">
              <dc:creator>WV</dc:creator>
              <dc:date>2016-01-17T00:00:00</dc:date>
              <text:p text:style-name="P1"><text:span text:style-name="T1">The Bernoulli distribution is the distribution of a binary process (with outcomes as 1 and 0, or hits and misses) where the probability of hits is between 1 and 0, and the probability of misses is 1 minus the probability of hits.</text:span></text:p>
              <text:p text:style-name="P1"><text:span text:style-name="T1"/></text:p>
              <text:p text:style-name="P1"><text:span text:style-name="T1">If the probability of hits = p, and the probability of misses = q = 1 – p, then:</text:span></text:p>
              <text:p text:style-name="P1"><text:span text:style-name="T1"/></text:p>
              <text:p text:style-name="P1"><text:span text:style-name="T1">Mean = p</text:span></text:p>
              <text:p text:style-name="P1"><text:span text:style-name="T1">Median is 0 if q&gt;p, 0.5 if q=p, and 1 if q&lt;p</text:span></text:p>
              <text:p text:style-name="P1"><text:span text:style-name="T1">Mode is 0 if q&gt;p, 0.1 if q=p, and 1 if q&lt;p</text:span></text:p>
              <text:p text:style-name="P1"><text:span text:style-name="T1">Variance = p(1 – p)</text:span></text:p>
              <text:p text:style-name="P1"><text:span text:style-name="T1">Skewness = (q – p)/the square root of p*q</text:span></text:p>
              <text:p text:style-name="P1"><text:span text:style-name="T1">Kurtosis = (1-6pq)/(pq)</text:span></text:p>
              <text:p text:style-name="P1"><text:span text:style-name="T1"/></text:p>
              <text:p text:style-name="P1"><text:span text:style-name="T1">See Binomial distribution.</text:span></text:p>
              <text:p text:style-name="P1"><text:span text:style-name="T1"/></text:p>
            </office:annotation>
            <text:p>Bernoulli</text:p>
          </table:table-cell>
          <table:table-cell table:number-columns-repeated="37"/>
        </table:table-row>
        <table:table-row table:style-name="ro5">
          <table:table-cell office:value-type="string" calcext:value-type="string">
            <office:annotation draw:style-name="gr76" draw:text-style-name="P2" svg:width="257.47pt" svg:height="88.19pt" svg:x="81.24pt" svg:y="815.27pt" draw:caption-point-x="-17.29pt" draw:caption-point-y="42.8pt">
              <dc:creator>WV</dc:creator>
              <dc:date>2016-01-17T00:00:00</dc:date>
              <text:p text:style-name="P1"><text:span text:style-name="T1">The Bernoulli numbers are a series of numbers that arise in many areas of mathematics including differential equations, the Taylor series for TAN and TANH, topology, and combinatorial numbers.</text:span></text:p>
              <text:p text:style-name="P1"><text:span text:style-name="T1"/></text:p>
              <text:p text:style-name="P1"><text:span text:style-name="T1">See DANSYS: Bernoulli</text:span></text:p>
            </office:annotation>
            <text:p>Bernoulli number</text:p>
          </table:table-cell>
          <table:table-cell table:number-columns-repeated="37"/>
        </table:table-row>
        <table:table-row table:style-name="ro5">
          <table:table-cell office:value-type="string" calcext:value-type="string">
            <office:annotation draw:style-name="gr77" draw:text-style-name="P2" svg:width="297.35pt" svg:height="101.48pt" svg:x="81.01pt" svg:y="826.19pt" draw:caption-point-x="-17.06pt" draw:caption-point-y="44.67pt">
              <dc:date>2016-01-18T00:00:00</dc:date>
              <text:p text:style-name="P1"><text:span text:style-name="T1">Bessel functions are solutions to differential equations of the form: x</text:span><text:span text:style-name="T5">2</text:span><text:span text:style-name="T1"> d</text:span><text:span text:style-name="T5">2</text:span><text:span text:style-name="T1">y/dx</text:span><text:span text:style-name="T5">2</text:span><text:span text:style-name="T1"> +x dy/dx + (x</text:span><text:span text:style-name="T5">2</text:span><text:span text:style-name="T1">-a</text:span><text:span text:style-name="T5">2</text:span><text:span text:style-name="T1">)y=0</text:span></text:p>
              <text:p text:style-name="P1"><text:span text:style-name="T1">A is a complex number and is called the “order” of the Bessel function. Cylindrical Bessel functions are cases where a is an integer. For Spherical Bessel functions, a is a half integer.</text:span></text:p>
              <text:p text:style-name="P1"><text:span text:style-name="T1"/></text:p>
              <text:p text:style-name="P1"><text:span text:style-name="T1">See Calc: BESSELI, BESSELJ, BESSELK, BESSELY</text:span></text:p>
              <text:p text:style-name="P1"><text:span text:style-name="T1">See DANSYS: BesMsphi, BesMsphj, BesMsphk, BesMsphy</text:span></text:p>
            </office:annotation>
            <text:p>Bessel functions</text:p>
          </table:table-cell>
          <table:table-cell table:number-columns-repeated="37"/>
        </table:table-row>
        <table:table-row table:style-name="ro5">
          <table:table-cell office:value-type="string" calcext:value-type="string">
            <office:annotation draw:style-name="gr18" draw:text-style-name="P2" svg:width="295.14pt" svg:height="151.26pt" svg:x="81.01pt" svg:y="838.94pt" draw:caption-point-x="-17.06pt" draw:caption-point-y="44.73pt">
              <dc:date>2016-01-18T00:00:00</dc:date>
              <text:p text:style-name="P1"><text:span text:style-name="T1">The beta distribution is the family of continuous distributions of the ratios of chi square variables. It is commonly used to study variation in the percent of something across samples, for instance, the fraction of the day that people spend on a computer. It is also a useful prior distribution for binomial, Bernoulli, and geometric sampling processes in Bayesian statistics.</text:span></text:p>
              <text:p text:style-name="P1"><text:span text:style-name="T1"/></text:p>
              <text:p text:style-name="P1"><text:span text:style-name="T1">See statistics for Beta distributions to the right.</text:span></text:p>
              <text:p text:style-name="P1"><text:span text:style-name="T1"/></text:p>
              <text:p text:style-name="P1"><text:span text:style-name="T1">See Calc: BETA.DIST, BETA,INV, BETADIST, BETAINV</text:span></text:p>
              <text:p text:style-name="P1"><text:span text:style-name="T1">See DANSYS: BetaShape, BetaMean, BetaMedian, BetaMode, BetaVar, BetaSkew, BetaKurt, ESTDIST, Rankits</text:span></text:p>
            </office:annotation>
            <text:p>Beta</text:p>
          </table:table-cell>
          <table:table-cell table:number-columns-repeated="37"/>
        </table:table-row>
        <table:table-row table:style-name="ro5">
          <table:table-cell office:value-type="string" calcext:value-type="string">
            <office:annotation draw:style-name="gr78" draw:text-style-name="P2" svg:width="295.14pt" svg:height="139.24pt" svg:x="81.01pt" svg:y="851.7pt" draw:caption-point-x="-17.06pt" draw:caption-point-y="44.76pt">
              <dc:date>2016-01-18T00:00:00</dc:date>
              <text:p text:style-name="P1"><text:span text:style-name="T1">The beta binomial distribution is a distribution that arises when the probablitity of success in each of a fixed or random number of Bernoulli trials (see Bernoulli distribution) is either unknnown or random. Here, the probability of success at each trial is random and follows the beta distribution (which see). It is often used in Bayesian methods as an overdispersed binomial distribution.</text:span></text:p>
              <text:p text:style-name="P1"><text:span text:style-name="T1"/></text:p>
              <text:p text:style-name="P1"><text:span text:style-name="T1">See DANSYS: Bbinom, BbinomMean, BbinomVar, BbinomSkew, BbinomKurrt, BBinomPara</text:span></text:p>
            </office:annotation>
            <text:p>Beta binomial</text:p>
          </table:table-cell>
          <table:table-cell table:number-columns-repeated="37"/>
        </table:table-row>
        <table:table-row table:style-name="ro5">
          <table:table-cell office:value-type="string" calcext:value-type="string">
            <office:annotation draw:style-name="gr79" draw:text-style-name="P2" svg:width="243.18pt" svg:height="83.85pt" svg:x="81.24pt" svg:y="866.47pt" draw:caption-point-x="-17.29pt" draw:caption-point-y="42.8pt">
              <dc:date>2016-01-18T00:00:00</dc:date>
              <text:p text:style-name="P1"><text:span text:style-name="T1">The Beta functions appears in several combinatorial and probabilistic processes. The incomplete beta function is a generalization of the beta function.</text:span></text:p>
              <text:p text:style-name="P1"><text:span text:style-name="T1"/></text:p>
              <text:p text:style-name="P1"><text:span text:style-name="T1">See DANSYS: BetaF, BetaI</text:span></text:p>
            </office:annotation>
            <text:p>Beta function</text:p>
          </table:table-cell>
          <table:table-cell table:number-columns-repeated="37"/>
        </table:table-row>
        <table:table-row table:style-name="ro5">
          <table:table-cell table:style-name="Default" office:value-type="string" calcext:value-type="string">
            <office:annotation draw:style-name="gr80" draw:text-style-name="P2" svg:width="291.2pt" svg:height="114.94pt" svg:x="81.01pt" svg:y="877.66pt" draw:caption-point-x="-17.06pt" draw:caption-point-y="44.42pt">
              <dc:creator>WV</dc:creator>
              <dc:date>2015-02-24T00:00:00</dc:date>
              <text:p text:style-name="P1"><text:span text:style-name="T1">A beta Pascal distribution (n,a,b) is a Pascal distribution with a random parameter p which has the beta distribution with parameters a and b. It is often used in survival analysis. The population mean, variance, skewness, and kurtosis of x ae all mathematically intractable. The frequency and cumulative distribution, and survivor functions are known. The hazard, inverse distribution, moment generating, and characteristics functions are all mathematically intractable.</text:span></text:p>
            </office:annotation>
            <text:p>Beta Pascal</text:p>
          </table:table-cell>
          <table:table-cell table:number-columns-repeated="37"/>
        </table:table-row>
        <table:table-row table:style-name="ro5">
          <table:table-cell office:value-type="string" calcext:value-type="string">
            <office:annotation draw:style-name="gr81" draw:text-style-name="P2" svg:width="264.61pt" svg:height="148.9pt" svg:x="81.24pt" svg:y="892.06pt" draw:caption-point-x="-17.29pt" draw:caption-point-y="42.8pt">
              <dc:date>2016-01-18T00:00:00</dc:date>
              <text:p text:style-name="P1"><text:span text:style-name="T1">A logical variable is a biconditional of another logical variable if both have the same value in all situations. In other words, a is the biconditional of b if a implies b, and b implies a.</text:span></text:p>
              <text:p text:style-name="P1"><text:span text:style-name="T1"/></text:p>
              <text:p text:style-name="P1"><text:span text:style-name="T1">See DANSYS: BICOND, BBIC, BICT</text:span></text:p>
            </office:annotation>
            <text:p>Biconditional</text:p>
          </table:table-cell>
          <table:table-cell table:number-columns-repeated="37"/>
        </table:table-row>
        <table:table-row table:style-name="ro5">
          <table:table-cell office:value-type="string" calcext:value-type="string">
            <office:annotation draw:style-name="gr82" draw:text-style-name="P2" svg:width="257.47pt" svg:height="135.35pt" svg:x="81.24pt" svg:y="904.88pt" draw:caption-point-x="-17.29pt" draw:caption-point-y="42.8pt">
              <dc:date>2016-01-18T00:00:00</dc:date>
              <text:p text:style-name="P1"><text:span text:style-name="T1">Binary fill can be used to fill an array of cells with the complete truth value assignments for a set of logical variables. As such, it can generate the left pane of a truth table. It can also be used to generate a series of binary numbers.</text:span></text:p>
              <text:p text:style-name="P1"><text:span text:style-name="T1"/></text:p>
              <text:p text:style-name="P1"><text:span text:style-name="T1">See DANSYS, BinaryFill</text:span></text:p>
            </office:annotation>
            <text:p>Binary fill</text:p>
          </table:table-cell>
          <table:table-cell table:number-columns-repeated="37"/>
        </table:table-row>
        <table:table-row table:style-name="ro5">
          <table:table-cell office:value-type="string" calcext:value-type="string">
            <office:annotation draw:style-name="gr83" draw:text-style-name="P2" svg:width="263.03pt" svg:height="77.24pt" svg:x="81.24pt" svg:y="917.66pt" draw:caption-point-x="-17.29pt" draw:caption-point-y="42.8pt">
              <dc:date>2016-01-18T00:00:00</dc:date>
              <text:p text:style-name="P1"><text:span text:style-name="T1">Binary logarithms (logarithms with a base 2) are commonly used in acoustics, information theory and in places that deal with dichotomous processes.</text:span></text:p>
              <text:p text:style-name="P1"><text:span text:style-name="T1"/></text:p>
              <text:p text:style-name="P1"><text:span text:style-name="T1">See DANSYS: Log2</text:span></text:p>
            </office:annotation>
            <text:p>Binary logarithm</text:p>
          </table:table-cell>
          <table:table-cell table:number-columns-repeated="37"/>
        </table:table-row>
        <table:table-row table:style-name="ro5">
          <table:table-cell office:value-type="string" calcext:value-type="string">
            <office:annotation draw:style-name="gr84" draw:text-style-name="P2" svg:width="251.91pt" svg:height="152.05pt" svg:x="81.24pt" svg:y="930.47pt" draw:caption-point-x="-17.29pt" draw:caption-point-y="42.8pt">
              <dc:date>2016-01-18T00:00:00</dc:date>
              <text:p text:style-name="P1"><text:span text:style-name="T1">Binary number systems have a base of 2, meaning that the place values are powers of two and that the only digits used are 0 and 1.</text:span></text:p>
              <text:p text:style-name="P1"><text:span text:style-name="T1"/></text:p>
              <text:p text:style-name="P1"><text:span text:style-name="T1">Typically, computers, at a hardware level, use binary numbers. Binary numbers are also used in logic, taxonomy, symptom-cause processing, and for masking numbers.</text:span></text:p>
              <text:p text:style-name="P1"><text:span text:style-name="T1"/></text:p>
              <text:p text:style-name="P1"><text:span text:style-name="T1">See Calc: BIN2DEC, BIN2HEX, BIN2OCT, DEC2BIN, HEX2BIN, OCT2BIN, Solver, BASE</text:span></text:p>
              <text:p text:style-name="P1"><text:span text:style-name="T1">See DANSYS: Basen2Dec, Dec2Basen, BinaryFill</text:span></text:p>
              <text:p text:style-name="P1"><text:span text:style-name="T1">Also see all logical functions</text:span></text:p>
            </office:annotation>
            <text:p>Binary number</text:p>
          </table:table-cell>
          <table:table-cell table:number-columns-repeated="37"/>
        </table:table-row>
        <table:table-row table:style-name="ro5">
          <table:table-cell table:style-name="ce13" office:value-type="string" calcext:value-type="string">
            <office:annotation draw:style-name="gr14" draw:text-style-name="P2" svg:width="214.53pt" svg:height="84.08pt" svg:x="81.01pt" svg:y="941.19pt" draw:caption-point-x="-17.06pt" draw:caption-point-y="44.87pt">
              <dc:creator>WV</dc:creator>
              <dc:date>2014-03-24T00:00:00</dc:date>
              <text:p text:style-name="P1"><text:span text:style-name="T1">A segmentation method is a procedure that includes probability-based groupings of observations with cluster analysis. Binary segmentation techniques are designed to dichotomize variable. The method uses reduction in unexplained (error0 variance to select the best split using the best predictor.</text:span></text:p>
            </office:annotation>
            <text:p>Binary segmentation techniques</text:p>
          </table:table-cell>
          <table:table-cell table:number-columns-repeated="37"/>
        </table:table-row>
        <table:table-row table:style-name="ro5">
          <table:table-cell office:value-type="string" calcext:value-type="string">
            <office:annotation draw:style-name="gr15" draw:text-style-name="P2" svg:width="261.16pt" svg:height="162.45pt" svg:x="81.01pt" svg:y="953.94pt" draw:caption-point-x="-17.06pt" draw:caption-point-y="44.93pt">
              <dc:date>2016-01-18T00:00:00</dc:date>
              <text:p text:style-name="P1"><text:span text:style-name="T1">A binomial distribution arises as the number of successes in n trials of Bernoulli experiments (see Bernoulli), when the outcome of any trial is only success of failure, when trials are independent, and when the probability of successes is constant throughout the experiment.</text:span></text:p>
              <text:p text:style-name="P1"><text:span text:style-name="T1"/></text:p>
              <text:p text:style-name="P1"><text:span text:style-name="T1">See statistics for binomial distributions to the right.</text:span></text:p>
              <text:p text:style-name="P1"><text:span text:style-name="T1"/></text:p>
              <text:p text:style-name="P1"><text:span text:style-name="T1">See Calc: Fill Random Numbers, BINOM.DIST, BINOM.INV, BINOMDIST, CRITBINOM</text:span></text:p>
              <text:p text:style-name="P1"><text:span text:style-name="T1"/></text:p>
              <text:p text:style-name="P1"><text:span text:style-name="T1">See DANSYS: BinomDev, BinomMean, BinomVar, BinomStDev, BINOMSkew, BINOMKurt, ESTDIST, Rankits</text:span></text:p>
            </office:annotation>
            <text:p>Binomial</text:p>
          </table:table-cell>
          <table:table-cell table:number-columns-repeated="37"/>
        </table:table-row>
        <table:table-row table:style-name="ro5">
          <table:table-cell office:value-type="string" calcext:value-type="string">
            <office:annotation draw:style-name="gr85" draw:text-style-name="P2" svg:width="328.05pt" svg:height="140.88pt" svg:x="80.45pt" svg:y="968.09pt" draw:caption-point-x="-16.5pt" draw:caption-point-y="43.57pt">
              <dc:date>2016-01-18T00:00:00</dc:date>
              <text:p text:style-name="P1"><text:span text:style-name="T1">Binomial coefficients are the coefficients of the expansion of a binomial term. They arise in many situations involving combinatorics, probability, and statistics.</text:span></text:p>
              <text:p text:style-name="P1"><text:span text:style-name="T1"/></text:p>
              <text:p text:style-name="P1"><text:span text:style-name="T1">See DANSYS: BINOMCOEFF</text:span></text:p>
            </office:annotation>
            <text:p>Binomial coefficient</text:p>
          </table:table-cell>
          <table:table-cell table:number-columns-repeated="37"/>
        </table:table-row>
        <table:table-row table:style-name="ro5">
          <table:table-cell table:style-name="Default" office:value-type="string" calcext:value-type="string">
            <office:annotation draw:style-name="gr20" draw:text-style-name="P2" svg:width="210.59pt" svg:height="106.47pt" svg:x="81.01pt" svg:y="979.51pt" draw:caption-point-x="-17.06pt" draw:caption-point-y="44.96pt">
              <dc:creator>WV</dc:creator>
              <dc:date>2014-03-24T00:00:00</dc:date>
              <text:p text:style-name="P1"><text:span text:style-name="T1">Binomial probability charts are designed to provide information about binomial data. Both axes are graduated in square roots of the values marked on them. The process is rather complicated and the statistical formula are often prefered but the process is covered in some textbooks such as Selected Papers of Frederick Mosteller by Stephen E. Fienberg, and David C. Hoaglin</text:span></text:p>
            </office:annotation>
            <text:p>Binomial probability chart</text:p>
          </table:table-cell>
          <table:table-cell table:number-columns-repeated="37"/>
        </table:table-row>
        <table:table-row table:style-name="ro5">
          <table:table-cell table:style-name="Default" office:value-type="string" calcext:value-type="string">
            <office:annotation draw:style-name="gr86" draw:text-style-name="P2" svg:width="348.92pt" svg:height="145.39pt" svg:x="81.01pt" svg:y="992.27pt" draw:caption-point-x="-17.06pt" draw:caption-point-y="45.01pt">
              <dc:creator>WV</dc:creator>
              <dc:date>2014-03-24T00:00:00</dc:date>
              <text:p text:style-name="P1"><text:span text:style-name="T1">A biquartic equation is a polynomial with the highest power term being a variable raised to the fourth power. Sometimes the term is reserved for an equation with only terms with powers of 4, 2, and 0, in which case the more general polynomial is called “quartic”. Many can be solved by factoring but there is a biquartic formula that can be used generally. It is a complex multi-step formula and can be found in the Wikipedia article for “Quartic Equation”.</text:span></text:p>
            </office:annotation>
            <text:p>Biquartic equation</text:p>
          </table:table-cell>
          <table:table-cell table:number-columns-repeated="37"/>
        </table:table-row>
        <table:table-row table:style-name="ro5">
          <table:table-cell table:style-name="Default" office:value-type="string" calcext:value-type="string">
            <office:annotation draw:style-name="gr87" draw:text-style-name="P2" svg:width="284.66pt" svg:height="110.75pt" svg:x="81.01pt" svg:y="1005.02pt" draw:caption-point-x="-17.06pt" draw:caption-point-y="45.04pt">
              <dc:date>2016-01-18T00:00:00</dc:date>
              <text:p text:style-name="P1"><text:span text:style-name="T1">Biserial r is the correlation coefficient used to determine the correlation between a quantitative variable and a two point ordinal variable with an underlying continuity.</text:span></text:p>
              <text:p text:style-name="P1"><text:span text:style-name="T1"/></text:p>
              <text:p text:style-name="P1"><text:span text:style-name="T1"/></text:p>
            </office:annotation>
            <text:p>Biserial r</text:p>
          </table:table-cell>
          <table:table-cell table:number-columns-repeated="37"/>
        </table:table-row>
        <table:table-row table:style-name="ro5">
          <table:table-cell office:value-type="string" calcext:value-type="string">
            <office:annotation draw:style-name="gr88" draw:text-style-name="P2" svg:width="263.82pt" svg:height="100.23pt" svg:x="81.24pt" svg:y="1020.08pt" draw:caption-point-x="-17.29pt" draw:caption-point-y="42.8pt">
              <dc:date>2016-01-18T00:00:00</dc:date>
              <text:p text:style-name="P1"><text:span text:style-name="T1">A bitwise logical <text:s/>function performs a logical operation on each bit of a binary number, or corresponding bits in two binary numbers. The bitwise AND results in a 1 where two corresponding binary numbers are 1 and 0 otherwise.</text:span></text:p>
              <text:p text:style-name="P1"><text:span text:style-name="T1"/></text:p>
              <text:p text:style-name="P1"><text:span text:style-name="T1">See Calc: BITAND</text:span></text:p>
              <text:p text:style-name="P1"><text:span text:style-name="T1">See DANSYS: BAND</text:span></text:p>
            </office:annotation>
            <text:p>Bitwise AND</text:p>
          </table:table-cell>
          <table:table-cell table:number-columns-repeated="37"/>
        </table:table-row>
        <table:table-row table:style-name="ro5">
          <table:table-cell office:value-type="string" calcext:value-type="string">
            <office:annotation draw:style-name="gr89" draw:text-style-name="P2" svg:width="321.7pt" svg:height="89.72pt" svg:x="81.24pt" svg:y="1032.86pt" draw:caption-point-x="-17.29pt" draw:caption-point-y="42.8pt">
              <dc:date>2016-01-18T00:00:00</dc:date>
              <text:p text:style-name="P1"><text:span text:style-name="T1">A bitwise logical <text:s/>function performs a logical operation on each bit of a binary number, or corresponding bits in two binary numbers. The bitwise biconditional returns a 1 when both bits of a binary number are the same and 0 otherwise.</text:span></text:p>
              <text:p text:style-name="P1"><text:span text:style-name="T1"/></text:p>
              <text:p text:style-name="P1"><text:span text:style-name="T1">See DANSYS: BBIC</text:span></text:p>
            </office:annotation>
            <text:p>Bitwise biconditional</text:p>
          </table:table-cell>
          <table:table-cell table:number-columns-repeated="37"/>
        </table:table-row>
        <table:table-row table:style-name="ro5">
          <table:table-cell office:value-type="string" calcext:value-type="string">
            <office:annotation draw:style-name="gr90" draw:text-style-name="P2" svg:width="314.56pt" svg:height="184.17pt" svg:x="81.24pt" svg:y="1045.67pt" draw:caption-point-x="-17.29pt" draw:caption-point-y="42.8pt">
              <dc:date>2016-01-18T00:00:00</dc:date>
              <text:p text:style-name="P1"><text:span text:style-name="T1">A bitwise logical <text:s/>function performs a logical operation on each bit of a binary number, or corresponding bits in two binary numbers.</text:span></text:p>
              <text:p text:style-name="P1"><text:span text:style-name="T1"/></text:p>
              <text:p text:style-name="P1"><text:span text:style-name="T1">Bitwise binary functions are used in binary number and logical calculations and for masking numbers in other situations.</text:span></text:p>
              <text:p text:style-name="P1"><text:span text:style-name="T1"/></text:p>
              <text:p text:style-name="P1"><text:span text:style-name="T1">See Calc: BITAND, BITLSHIFT, BITOR, BITRSHIFT, BITXOR</text:span></text:p>
              <text:p text:style-name="P1"><text:span text:style-name="T1"/></text:p>
              <text:p text:style-name="P1"><text:span text:style-name="T1">See DANSYS: BAND, BNOT, BOR, BIMPL, BXOR1, BXNOR1, BNAND, BNOR, BBIC, BSHEFF, BPIERCE, BADD, BNEG, BSUB, BSHFTR, BSHFTL, BCSHFTR, BCSHFTL</text:span></text:p>
            </office:annotation>
            <text:p>Bitwise function</text:p>
          </table:table-cell>
          <table:table-cell table:number-columns-repeated="6"/>
          <table:table-cell office:value-type="string" calcext:value-type="string">
            <text:p>Statistics for the Discrete Weibull distribution</text:p>
          </table:table-cell>
          <table:table-cell table:number-columns-repeated="30"/>
        </table:table-row>
        <table:table-row table:style-name="ro5">
          <table:table-cell office:value-type="string" calcext:value-type="string">
            <office:annotation draw:style-name="gr91" draw:text-style-name="P2" svg:width="342.34pt" svg:height="158.54pt" svg:x="81.24pt" svg:y="1058.46pt" draw:caption-point-x="-17.29pt" draw:caption-point-y="42.8pt">
              <dc:date>2016-01-18T00:00:00</dc:date>
              <text:p text:style-name="P1"><text:span text:style-name="T1">A bitwise logical <text:s/>function performs a logical operation on each bit of a binary number, or corresponding bits in two binary numbers.</text:span></text:p>
              <text:p text:style-name="P1"><text:span text:style-name="T1"/></text:p>
              <text:p text:style-name="P1"><text:span text:style-name="T1">For bitwise implication, a 1 is returned in the place only that either the first of two corresponding bits is false (0) or the second is true (1), or both. Otherwise a 0 is returned</text:span></text:p>
              <text:p text:style-name="P1"><text:span text:style-name="T1"/></text:p>
              <text:p text:style-name="P1"><text:span text:style-name="T1">See DANSYS: BIMPL</text:span></text:p>
            </office:annotation>
            <text:p>Bitwise implication</text:p>
          </table:table-cell>
          <table:table-cell table:number-columns-repeated="6"/>
          <table:table-cell office:value-type="string" calcext:value-type="string">
            <text:p>Parameters</text:p>
          </table:table-cell>
          <table:table-cell office:value-type="string" calcext:value-type="string">
            <text:p>p, 0&lt;p&lt;1</text:p>
          </table:table-cell>
          <table:table-cell table:number-columns-repeated="29"/>
        </table:table-row>
        <table:table-row table:style-name="ro5">
          <table:table-cell office:value-type="string" calcext:value-type="string">
            <office:annotation draw:style-name="gr92" draw:text-style-name="P2" svg:width="286.81pt" svg:height="141.19pt" svg:x="81.24pt" svg:y="1071.27pt" draw:caption-point-x="-17.29pt" draw:caption-point-y="42.8pt">
              <dc:date>2016-01-18T00:00:00</dc:date>
              <text:p text:style-name="P1"><text:span text:style-name="T1">A bitwise logical <text:s/>function performs a logical operation on each bit of a binary number, or corresponding bits in two binary numbers.</text:span></text:p>
              <text:p text:style-name="P1"><text:span text:style-name="T1"/></text:p>
              <text:p text:style-name="P1"><text:span text:style-name="T1">Bitwise NAND returns a 1 in the place the only one or none of two corresponding bits in binary numbers are 1s; otherwise, returns a 0.</text:span></text:p>
              <text:p text:style-name="P1"><text:span text:style-name="T1"/></text:p>
              <text:p text:style-name="P1"><text:span text:style-name="T1">See DANSYS: BNAND</text:span></text:p>
            </office:annotation>
            <text:p>Bitwise NAND</text:p>
          </table:table-cell>
          <table:table-cell table:number-columns-repeated="7"/>
          <table:table-cell table:style-name="ce24" office:value-type="string" calcext:value-type="string">
            <text:p>β, positive shape parameter</text:p>
          </table:table-cell>
          <table:table-cell table:number-columns-repeated="29"/>
        </table:table-row>
        <table:table-row table:style-name="ro5">
          <table:table-cell office:value-type="string" calcext:value-type="string">
            <office:annotation draw:style-name="gr93" draw:text-style-name="P2" svg:width="293.95pt" svg:height="148.03pt" svg:x="81.24pt" svg:y="1084.05pt" draw:caption-point-x="-17.29pt" draw:caption-point-y="42.8pt">
              <dc:date>2016-01-19T00:00:00</dc:date>
              <text:p text:style-name="P1"><text:span text:style-name="T1">A bitwise logical <text:s/>function performs a logical operation on each bit of a binary number, or corresponding bits in two binary numbers.</text:span></text:p>
              <text:p text:style-name="P1"><text:span text:style-name="T1"/></text:p>
              <text:p text:style-name="P1"><text:span text:style-name="T1">For bitwise NOR, a one is returned in a place where both bits are 0; otherwise, 1 is returned.</text:span></text:p>
              <text:p text:style-name="P1"><text:span text:style-name="T1"/></text:p>
              <text:p text:style-name="P1"><text:span text:style-name="T1">See DANSYS: BNOR</text:span></text:p>
            </office:annotation>
            <text:p>Bitwise NOR</text:p>
          </table:table-cell>
          <table:table-cell table:number-columns-repeated="37"/>
        </table:table-row>
        <table:table-row table:style-name="ro5">
          <table:table-cell office:value-type="string" calcext:value-type="string">
            <office:annotation draw:style-name="gr94" draw:text-style-name="P2" svg:width="292.37pt" svg:height="145.05pt" svg:x="81.24pt" svg:y="1096.87pt" draw:caption-point-x="-17.29pt" draw:caption-point-y="42.8pt">
              <dc:date>2016-01-19T00:00:00</dc:date>
              <text:p text:style-name="P1"><text:span text:style-name="T1">A bitwise logical <text:s/>function performs a logical operation on each bit of a binary number, or corresponding bits in two binary numbers.</text:span></text:p>
              <text:p text:style-name="P1"><text:span text:style-name="T1"/></text:p>
              <text:p text:style-name="P1"><text:span text:style-name="T1">Bitwise NOT takes only one argument. For each place with a 1, a 0 is returned; if the place has a 0, a 1 is returned. In other words, bitwise NOT returns the one's complement of a binary number.</text:span></text:p>
              <text:p text:style-name="P1"><text:span text:style-name="T1"/></text:p>
              <text:p text:style-name="P1"><text:span text:style-name="T1">See DANSYS: BNOT</text:span></text:p>
            </office:annotation>
            <text:p>Bitwise NOT</text:p>
          </table:table-cell>
          <table:table-cell table:number-columns-repeated="6"/>
          <table:table-cell office:value-type="string" calcext:value-type="string">
            <text:p>pdf</text:p>
          </table:table-cell>
          <table:table-cell>
            <draw:frame table:end-cell-address="Glossary.K89" table:end-x="35.32pt" table:end-y="1.39pt" draw:z-index="98" draw:style-name="gr27" draw:text-style-name="P3" svg:width="163.02pt" svg:height="13.44pt" svg:x="0.79pt" svg:y="0.77pt">
              <loext:p/>
              <draw:object xlink:href="./Object 99" xlink:type="simple" xlink:show="embed" xlink:actuate="onLoad"/>
              <draw:image xlink:href="./ObjectReplacements/Object 99" xlink:type="simple" xlink:show="embed" xlink:actuate="onLoad"/>
            </draw:frame>
          </table:table-cell>
          <table:table-cell table:number-columns-repeated="29"/>
        </table:table-row>
        <table:table-row table:style-name="ro5">
          <table:table-cell office:value-type="string" calcext:value-type="string">
            <office:annotation draw:style-name="gr95" draw:text-style-name="P2" svg:width="241.6pt" svg:height="169.26pt" svg:x="81.24pt" svg:y="1109.68pt" draw:caption-point-x="-17.29pt" draw:caption-point-y="42.8pt">
              <dc:date>2016-01-19T00:00:00</dc:date>
              <text:p text:style-name="P1"><text:span text:style-name="T1">A bitwise logical <text:s/>function performs a logical operation on each bit of a binary number, or corresponding bits in two binary numbers.</text:span></text:p>
              <text:p text:style-name="P1"><text:span text:style-name="T1"/></text:p>
              <text:p text:style-name="P1"><text:span text:style-name="T1">Bitwise OR returns a 1 if either or both bits in a place are 1; otherwise, it returns a 0 in that place.</text:span></text:p>
              <text:p text:style-name="P1"><text:span text:style-name="T1"/></text:p>
              <text:p text:style-name="P1"><text:span text:style-name="T1">See Calc: BITOR</text:span></text:p>
              <text:p text:style-name="P1"><text:span text:style-name="T1">See DANSYS: BOR</text:span></text:p>
              <text:p text:style-name="P1"><text:span text:style-name="T1"/></text:p>
              <text:p text:style-name="P1"><text:span text:style-name="T1"/></text:p>
            </office:annotation>
            <text:p>Bitwise OR</text:p>
          </table:table-cell>
          <table:table-cell table:number-columns-repeated="37"/>
        </table:table-row>
        <table:table-row table:style-name="ro5">
          <table:table-cell office:value-type="string" calcext:value-type="string">
            <office:annotation draw:style-name="gr96" draw:text-style-name="P2" svg:width="329.64pt" svg:height="170.82pt" svg:x="81.24pt" svg:y="1122.46pt" draw:caption-point-x="-17.29pt" draw:caption-point-y="42.8pt">
              <dc:date>2016-01-19T00:00:00</dc:date>
              <text:p text:style-name="P1"><text:span text:style-name="T1">A bitwise logical <text:s/>function performs a logical operation on each bit of a binary number, or corresponding bits in two binary numbers.</text:span></text:p>
              <text:p text:style-name="P1"><text:span text:style-name="T1"/></text:p>
              <text:p text:style-name="P1"><text:span text:style-name="T1">The Pierce Arrow operator is the same as NOR but is important is logic as an operator that can constitute a complete logical system as the only operator. Therefore, DANSYS provides operators for the Pierce arrow.</text:span></text:p>
              <text:p text:style-name="P1"><text:span text:style-name="T1"/></text:p>
              <text:p text:style-name="P1"><text:span text:style-name="T1">See DANSYS: BPIERCE</text:span></text:p>
            </office:annotation>
            <text:p>Bitwise Pierce arrow</text:p>
          </table:table-cell>
          <table:table-cell table:number-columns-repeated="7"/>
          <table:table-cell>
            <draw:frame table:end-cell-address="Glossary.K92" table:end-x="1.13pt" table:end-y="1.16pt" draw:z-index="99" draw:style-name="gr27" draw:text-style-name="P3" svg:width="128.83pt" svg:height="15.7pt" svg:x="0.79pt" svg:y="11.06pt">
              <loext:p/>
              <draw:object xlink:href="./Object 100" xlink:type="simple" xlink:show="embed" xlink:actuate="onLoad"/>
              <draw:image xlink:href="./ObjectReplacements/Object 100" xlink:type="simple" xlink:show="embed" xlink:actuate="onLoad"/>
            </draw:frame>
          </table:table-cell>
          <table:table-cell table:number-columns-repeated="29"/>
        </table:table-row>
        <table:table-row table:style-name="ro5">
          <table:table-cell office:value-type="string" calcext:value-type="string">
            <office:annotation draw:style-name="gr97" draw:text-style-name="P2" svg:width="316.94pt" svg:height="160.27pt" svg:x="81.24pt" svg:y="1135.28pt" draw:caption-point-x="-17.29pt" draw:caption-point-y="42.8pt">
              <dc:date>2016-01-19T00:00:00</dc:date>
              <text:p text:style-name="P1"><text:span text:style-name="T1">A bitwise logical <text:s/>function performs a logical operation on each bit of a binary number, or corresponding bits in two binary numbers.</text:span></text:p>
              <text:p text:style-name="P1"><text:span text:style-name="T1"/></text:p>
              <text:p text:style-name="P1"><text:span text:style-name="T1">The Sheffer stroke is the same as the NAND operator but it is special in that it can constitute a complete logical system as the only operator and, as such, DANSYS provides separate operators for it.</text:span></text:p>
              <text:p text:style-name="P1"><text:span text:style-name="T1"/></text:p>
              <text:p text:style-name="P1"><text:span text:style-name="T1">See DANSYS; BSHEFFER</text:span></text:p>
            </office:annotation>
            <text:p>Bitwise Sheffer stroke</text:p>
          </table:table-cell>
          <table:table-cell table:number-columns-repeated="37"/>
        </table:table-row>
        <table:table-row table:style-name="ro5">
          <table:table-cell office:value-type="string" calcext:value-type="string">
            <office:annotation draw:style-name="gr98" draw:text-style-name="P2" svg:width="282.05pt" svg:height="152.79pt" svg:x="81.24pt" svg:y="1148.06pt" draw:caption-point-x="-17.29pt" draw:caption-point-y="42.8pt">
              <dc:date>2016-01-19T00:00:00</dc:date>
              <text:p text:style-name="P1"><text:span text:style-name="T1">A bitwise logical <text:s/>function performs a logical operation on each bit of a binary number, or corresponding bits in two binary numbers.</text:span></text:p>
              <text:p text:style-name="P1"><text:span text:style-name="T1"/></text:p>
              <text:p text:style-name="P1"><text:span text:style-name="T1">XNOR (exclusive NOR) is equivalent to the biconditional. If both bits in corresponding places have the same value, a 1 is returned in that place; otherwise, a 0 is returned.</text:span></text:p>
              <text:p text:style-name="P1"><text:span text:style-name="T1"/></text:p>
              <text:p text:style-name="P1"><text:span text:style-name="T1">See DANSYS: BXNOR1</text:span></text:p>
              <text:p text:style-name="P1"><text:span text:style-name="T1"/></text:p>
              <text:p text:style-name="P1"><text:span text:style-name="T1"/></text:p>
            </office:annotation>
            <text:p>Bitwise XNOR</text:p>
          </table:table-cell>
          <table:table-cell table:number-columns-repeated="6"/>
          <table:table-cell office:value-type="string" calcext:value-type="string">
            <text:p>CDF</text:p>
          </table:table-cell>
          <table:table-cell table:number-columns-repeated="30"/>
        </table:table-row>
        <table:table-row table:style-name="ro5">
          <table:table-cell office:value-type="string" calcext:value-type="string">
            <office:annotation draw:style-name="gr99" draw:text-style-name="P2" svg:width="262.23pt" svg:height="131.67pt" svg:x="81.24pt" svg:y="1160.87pt" draw:caption-point-x="-17.29pt" draw:caption-point-y="42.8pt">
              <dc:date>2016-01-19T00:00:00</dc:date>
              <text:p text:style-name="P1"><text:span text:style-name="T1">A bitwise logical <text:s/>function performs a logical operation on each bit of a binary number, or corresponding bits in two binary numbers.</text:span></text:p>
              <text:p text:style-name="P1"><text:span text:style-name="T1"/></text:p>
              <text:p text:style-name="P1"><text:span text:style-name="T1">XOR is the exclusive OR and returns a 1 if either, but not both, or the bits in a place are 1; otherwise, it returns 0.</text:span></text:p>
              <text:p text:style-name="P1"><text:span text:style-name="T1"/></text:p>
              <text:p text:style-name="P1"><text:span text:style-name="T1">See Calc: BITXOR</text:span></text:p>
              <text:p text:style-name="P1"><text:span text:style-name="T1">See DANSYS: BXOR1</text:span></text:p>
            </office:annotation>
            <text:p>Bitwise XOR</text:p>
          </table:table-cell>
          <table:table-cell table:number-columns-repeated="37"/>
        </table:table-row>
        <table:table-row table:style-name="ro5">
          <table:table-cell table:style-name="Default" office:value-type="string" calcext:value-type="string">
            <office:annotation draw:style-name="gr18" draw:text-style-name="P2" svg:width="82.18pt" svg:height="151.26pt" svg:x="81.01pt" svg:y="1171.36pt" draw:caption-point-x="-17.06pt" draw:caption-point-y="45.1pt">
              <dc:creator>WV</dc:creator>
              <dc:date>2014-03-24T00:00:00</dc:date>
              <text:p text:style-name="P1"><text:span text:style-name="T1">The bivariate Cauchy distribution is a common distribution used in statisttics where the linear combinations oof it's components has a Cauchy distribution. See Cauchy distribution.</text:span></text:p>
            </office:annotation>
            <text:p>Bivariate Cauchy</text:p>
          </table:table-cell>
          <table:table-cell table:number-columns-repeated="6"/>
          <table:table-cell office:value-type="string" calcext:value-type="string">
            <text:p>Survivor</text:p>
          </table:table-cell>
          <table:table-cell>
            <draw:frame table:end-cell-address="Glossary.I95" table:end-x="46.23pt" table:end-y="2.55pt" draw:z-index="100" draw:style-name="gr27" draw:text-style-name="P3" svg:width="45.44pt" svg:height="14.57pt" svg:x="0.79pt" svg:y="0.79pt">
              <loext:p/>
              <draw:object xlink:href="./Object 101" xlink:type="simple" xlink:show="embed" xlink:actuate="onLoad"/>
              <draw:image xlink:href="./ObjectReplacements/Object 101" xlink:type="simple" xlink:show="embed" xlink:actuate="onLoad"/>
            </draw:frame>
          </table:table-cell>
          <table:table-cell table:number-columns-repeated="29"/>
        </table:table-row>
        <table:table-row table:style-name="ro5">
          <table:table-cell table:style-name="Default" office:value-type="string" calcext:value-type="string">
            <office:annotation draw:style-name="gr18" draw:text-style-name="P2" svg:width="82.18pt" svg:height="151.26pt" svg:x="81.01pt" svg:y="1184.12pt" draw:caption-point-x="-17.06pt" draw:caption-point-y="45.16pt">
              <dc:creator>WV</dc:creator>
              <dc:date>2014-03-24T00:00:00</dc:date>
              <text:p text:style-name="P1"><text:span text:style-name="T1">The bivariate normal <text:s/>distribution is a common distribution used in statisttics where the linear combinations oof it's components has a Normal distribution. See Normal distribution.</text:span></text:p>
            </office:annotation>
            <text:p>Bivariate normal</text:p>
          </table:table-cell>
          <table:table-cell table:number-columns-repeated="37"/>
        </table:table-row>
        <table:table-row table:style-name="ro5">
          <table:table-cell office:value-type="string" calcext:value-type="string">
            <office:annotation draw:style-name="gr100" draw:text-style-name="P2" svg:width="316.94pt" svg:height="83.48pt" svg:x="81.24pt" svg:y="1199.25pt" draw:caption-point-x="-17.29pt" draw:caption-point-y="42.8pt">
              <dc:date>2016-01-19T00:00:00</dc:date>
              <text:p text:style-name="P1"><text:span text:style-name="T1">Bivariate ranks are the rank values of two corresponding data values together. They can be used to calculate various rank based statistics such as Spearman's rank-order correlation coefficient.</text:span></text:p>
              <text:p text:style-name="P1"><text:span text:style-name="T1"/></text:p>
              <text:p text:style-name="P1"><text:span text:style-name="T1">See DANSYS: BRANKS</text:span></text:p>
            </office:annotation>
            <text:p>Bivariate ranks</text:p>
          </table:table-cell>
          <table:table-cell table:number-columns-repeated="37"/>
        </table:table-row>
        <table:table-row table:style-name="ro5">
          <table:table-cell office:value-type="string" calcext:value-type="string">
            <office:annotation draw:style-name="gr101" draw:text-style-name="P2" svg:width="348.92pt" svg:height="116.11pt" svg:x="81.01pt" svg:y="1209.69pt" draw:caption-point-x="-17.06pt" draw:caption-point-y="45.18pt">
              <dc:date>2016-01-19T00:00:00</dc:date>
              <text:p text:style-name="P1"><text:span text:style-name="T1">Tukey's biweight mean is a robust estimate of central location which is useful for normal and nonnormal data. It gives higher weights to data that are near to the arithmetic mean and lower (or no) weight to values that deviate considerable from the arithmetic mean. It's calculation requires an iterative process and is very labor intensive but there are many software packages that will handle the calculation. </text:span></text:p>
              <text:p text:style-name="P1"><text:span text:style-name="T1"/></text:p>
              <text:p text:style-name="P1"><text:span text:style-name="T1">See DANSYS: TBiweight</text:span></text:p>
            </office:annotation>
            <text:p>Biweight Mean</text:p>
          </table:table-cell>
          <table:table-cell table:number-columns-repeated="37"/>
        </table:table-row>
        <table:table-row table:style-name="ro5">
          <table:table-cell office:value-type="string" calcext:value-type="string">
            <office:annotation draw:style-name="gr102" draw:text-style-name="P2" svg:width="313.77pt" svg:height="171.92pt" svg:x="81.24pt" svg:y="1224.88pt" draw:caption-point-x="-17.29pt" draw:caption-point-y="42.8pt">
              <dc:date>2016-01-19T00:00:00</dc:date>
              <text:p text:style-name="P1"><text:span text:style-name="T1">On a spreadsheet an empty cell is different from a space, which is a character, and functions treat them differently. There are various ways to test the contents of a cell to distinguish between a space and a blank.</text:span></text:p>
              <text:p text:style-name="P1"><text:span text:style-name="T1"/></text:p>
              <text:p text:style-name="P1"><text:span text:style-name="T1">See Calc: ISBLANK</text:span></text:p>
            </office:annotation>
            <text:p>Blank</text:p>
          </table:table-cell>
          <table:table-cell table:number-columns-repeated="6"/>
          <table:table-cell office:value-type="string" calcext:value-type="string">
            <text:p>hazard</text:p>
          </table:table-cell>
          <table:table-cell>
            <draw:frame table:end-cell-address="Glossary.K99" table:end-x="13.86pt" table:end-y="1.3pt" draw:z-index="101" draw:style-name="gr27" draw:text-style-name="P3" svg:width="141.56pt" svg:height="14.09pt" svg:x="0.79pt" svg:y="0pt">
              <loext:p/>
              <draw:object xlink:href="./Object 102" xlink:type="simple" xlink:show="embed" xlink:actuate="onLoad"/>
              <draw:image xlink:href="./ObjectReplacements/Object 102" xlink:type="simple" xlink:show="embed" xlink:actuate="onLoad"/>
            </draw:frame>
          </table:table-cell>
          <table:table-cell table:number-columns-repeated="29"/>
        </table:table-row>
        <table:table-row table:style-name="ro5">
          <table:table-cell office:value-type="string" calcext:value-type="string">
            <office:annotation draw:style-name="gr8" draw:text-style-name="P2" svg:width="262.23pt" svg:height="173.65pt" svg:x="81.24pt" svg:y="1237.66pt" draw:caption-point-x="-17.29pt" draw:caption-point-y="42.8pt">
              <dc:date>2016-01-19T00:00:00</dc:date>
              <text:p text:style-name="P1"><text:span text:style-name="T1">A block transpose of a matrix dissects the matrix into blocks and switches rows of the blocks into columns. For instance:</text:span></text:p>
              <text:p text:style-name="P1"><text:span text:style-name="T1"/></text:p>
              <text:p text:style-name="P1"><text:span text:style-name="T1">1234</text:span></text:p>
              <text:p text:style-name="P1"><text:span text:style-name="T1">5678</text:span></text:p>
              <text:p text:style-name="P1"><text:span text:style-name="T1"/></text:p>
              <text:p text:style-name="P1"><text:span text:style-name="T1">Might be transposed into:</text:span></text:p>
              <text:p text:style-name="P1"><text:span text:style-name="T1"/></text:p>
              <text:p text:style-name="P1"><text:span text:style-name="T1">1256</text:span></text:p>
              <text:p text:style-name="P1"><text:span text:style-name="T1">3478</text:span></text:p>
              <text:p text:style-name="P1"><text:span text:style-name="T1"/></text:p>
              <text:p text:style-name="P1"><text:span text:style-name="T1">See DANSYS: BTranspose</text:span></text:p>
              <text:p text:style-name="P1"><text:span text:style-name="T1"/></text:p>
              <text:p text:style-name="P1"><text:span text:style-name="T1"/></text:p>
            </office:annotation>
            <text:p>Block transpose</text:p>
          </table:table-cell>
          <table:table-cell table:number-columns-repeated="37"/>
        </table:table-row>
        <table:table-row table:style-name="ro5">
          <table:table-cell office:value-type="string" calcext:value-type="string">
            <office:annotation draw:style-name="gr103" draw:text-style-name="P2" svg:width="320.12pt" svg:height="161.43pt" svg:x="81.24pt" svg:y="1250.48pt" draw:caption-point-x="-17.29pt" draw:caption-point-y="42.8pt">
              <dc:date>2016-01-19T00:00:00</dc:date>
              <text:p text:style-name="P1"><text:span text:style-name="T1">Boolean variables have only two values which might be called 1/0 or True/False. They are also called logical variables.</text:span></text:p>
              <text:p text:style-name="P1"><text:span text:style-name="T1"/></text:p>
              <text:p text:style-name="P1"><text:span text:style-name="T1">The logical functions in Calc and DANSYS take Boolean variables for input and output Boolean variable.</text:span></text:p>
              <text:p text:style-name="P1"><text:span text:style-name="T1"/></text:p>
              <text:p text:style-name="P1"><text:span text:style-name="T1">See Calc: TRUE, FALSE</text:span></text:p>
              <text:p text:style-name="P1"><text:span text:style-name="T1">See DANSYS: BinaryFill</text:span></text:p>
              <text:p text:style-name="P1"><text:span text:style-name="T1"/></text:p>
              <text:p text:style-name="P1"><text:span text:style-name="T1"/></text:p>
            </office:annotation>
            <text:p>Boolean</text:p>
          </table:table-cell>
          <table:table-cell table:number-columns-repeated="37"/>
        </table:table-row>
        <table:table-row table:style-name="ro5">
          <table:table-cell table:style-name="ce13" office:value-type="string" calcext:value-type="string">
            <office:annotation draw:style-name="gr9" draw:text-style-name="P2" svg:width="333.86pt" svg:height="61.68pt" svg:x="81.01pt" svg:y="1260.79pt" draw:caption-point-x="-17.06pt" draw:caption-point-y="45.27pt">
              <dc:creator>WV</dc:creator>
              <dc:date>2014-03-24T00:00:00</dc:date>
              <text:p text:style-name="P1"><text:span text:style-name="T1">The determination of boundaries of regions with certain characteristics is a common function included in many graphics packages, such as Photoshop. Careful deliniation of region boundaries is important in spatial statistics since their placement will determine measures of central location, area, and spread.</text:span></text:p>
            </office:annotation>
            <text:p>Boundary delineation</text:p>
          </table:table-cell>
          <table:table-cell table:number-columns-repeated="37"/>
        </table:table-row>
        <table:table-row table:style-name="ro5">
          <table:table-cell office:value-type="string" calcext:value-type="string">
            <office:annotation draw:style-name="gr104" draw:text-style-name="P2" svg:width="312.52pt" svg:height="140.8pt" svg:x="81.01pt" svg:y="1273.58pt" draw:caption-point-x="-17.06pt" draw:caption-point-y="45.3pt">
              <dc:date>2016-01-19T00:00:00</dc:date>
              <text:p text:style-name="P1"><text:span text:style-name="T1">In a box and whisker plot (or just a “box plot”) The median of a variable is plotted as a line across the width of a rectangle (the box). One end of the rectangle is placed at the 25</text:span><text:span text:style-name="T5">th</text:span><text:span text:style-name="T1"> percentile (first interquartile) and the other end is placed at the 75</text:span><text:span text:style-name="T5">th</text:span><text:span text:style-name="T1"> percentile (third interquartile). Lines are plotted from the ends of the rectangle to the smallest and largest values, excluding outliers. The outliers are plotted separately as points. If multiple variables are plotted, they are placed side by side. This (and the corresponding diamond plots) are excellent ways of visualizing and comparing the distributions of one or more variables.</text:span></text:p>
              <text:p text:style-name="P1"><text:span text:style-name="T1"/></text:p>
              <text:p text:style-name="P1"><text:span text:style-name="T1">See DANSYS: BoxPlotTab</text:span></text:p>
            </office:annotation>
            <text:p>Box and whisker plot </text:p>
          </table:table-cell>
          <table:table-cell table:number-columns-repeated="6"/>
          <table:table-cell office:value-type="string" calcext:value-type="string">
            <text:p>Cum. Hazard</text:p>
          </table:table-cell>
          <table:table-cell>
            <draw:frame table:end-cell-address="Glossary.K103" table:end-x="2.72pt" table:end-y="0.37pt" draw:z-index="102" draw:style-name="gr27" draw:text-style-name="P3" svg:width="130.42pt" svg:height="13.12pt" svg:x="0.79pt" svg:y="0.03pt">
              <loext:p/>
              <draw:object xlink:href="./Object 103" xlink:type="simple" xlink:show="embed" xlink:actuate="onLoad"/>
              <draw:image xlink:href="./ObjectReplacements/Object 103" xlink:type="simple" xlink:show="embed" xlink:actuate="onLoad"/>
            </draw:frame>
          </table:table-cell>
          <table:table-cell table:number-columns-repeated="29"/>
        </table:table-row>
        <table:table-row table:style-name="ro5">
          <table:table-cell table:style-name="Default" office:value-type="string" calcext:value-type="string">
            <office:annotation draw:style-name="gr10" draw:text-style-name="P2" svg:width="82.18pt" svg:height="95.27pt" svg:x="81.24pt" svg:y="1288.86pt" draw:caption-point-x="-17.29pt" draw:caption-point-y="42.8pt">
              <dc:date>2016-01-19T00:00:00</dc:date>
              <text:p text:style-name="P1"><text:span text:style-name="T1">Box's M test tests the MANOVA assumption the covariance matrices are homogeneous across cells.</text:span></text:p>
            </office:annotation>
            <text:p>Box's M test</text:p>
          </table:table-cell>
          <table:table-cell table:number-columns-repeated="37"/>
        </table:table-row>
        <table:table-row table:style-name="ro5">
          <table:table-cell office:value-type="string" calcext:value-type="string">
            <office:annotation draw:style-name="gr43" draw:text-style-name="P2" svg:width="272.75pt" svg:height="127.19pt" svg:x="81.01pt" svg:y="1299.06pt" draw:caption-point-x="-17.06pt" draw:caption-point-y="45.41pt">
              <dc:date>2016-01-19T00:00:00</dc:date>
              <text:p text:style-name="P1"><text:span text:style-name="T1">Brent's method is an algorithm for finding the roots of an equation. It attempts to use the quickly converging secant method or inverse quadrating interpolation methd but falls back on the more reliable but slower bisection method if necessary. It can be used to find a minimum.</text:span></text:p>
              <text:p text:style-name="P1"><text:span text:style-name="T1"/></text:p>
              <text:p text:style-name="P1"><text:span text:style-name="T1">See DANSYS: Brent</text:span></text:p>
            </office:annotation>
            <text:p>Brent method</text:p>
          </table:table-cell>
          <table:table-cell table:number-columns-repeated="37"/>
        </table:table-row>
        <table:table-row table:style-name="ro5">
          <table:table-cell table:style-name="ce14" office:value-type="string" calcext:value-type="string">
            <office:annotation draw:style-name="gr12" draw:text-style-name="P2" svg:width="185.3pt" svg:height="140.06pt" svg:x="81.01pt" svg:y="1311.82pt" draw:caption-point-x="-17.06pt" draw:caption-point-y="45.44pt">
              <dc:creator>WV</dc:creator>
              <dc:date>2014-03-27T00:00:00</dc:date>
              <text:p text:style-name="P1"><text:span text:style-name="T1">Normally, an ANOVA requires that group variances are statistically equal. If that is not true, the response variable can be transformed so that the variances are equal. The Brown-Forsythe test makes this transformation by performing a one-way ANOVA on the absolute deviations from the median of the response variable. The Brown-Forsythe statistic is more robust that the Lavene test since the later uses the mean instead of the median.</text:span></text:p>
            </office:annotation>
            <text:p>Brown-Forsythe statistic</text:p>
          </table:table-cell>
          <table:table-cell table:number-columns-repeated="37"/>
        </table:table-row>
        <table:table-row table:style-name="ro5">
          <table:table-cell table:style-name="ce15" office:value-type="string" calcext:value-type="string">
            <office:annotation draw:style-name="gr105" draw:text-style-name="P2" svg:width="286.81pt" svg:height="94.45pt" svg:x="81.24pt" svg:y="1327.27pt" draw:caption-point-x="-17.29pt" draw:caption-point-y="42.8pt">
              <dc:date>2016-01-19T00:00:00</dc:date>
              <text:p text:style-name="P1"><text:span text:style-name="T1">Brushing animates graphs so that the development of data values over time (or along some other dimension) can be visualized.</text:span></text:p>
              <text:p text:style-name="P1"><text:span text:style-name="T1"/></text:p>
              <text:p text:style-name="P1"><text:span text:style-name="T1">See DANSYS: ANIMATE</text:span></text:p>
            </office:annotation>
            <text:p>Brushing</text:p>
          </table:table-cell>
          <table:table-cell table:number-columns-repeated="6"/>
          <table:table-cell office:value-type="string" calcext:value-type="string">
            <text:p>Mean</text:p>
          </table:table-cell>
          <table:table-cell>
            <draw:frame table:end-cell-address="Glossary.K108" table:end-x="13.75pt" table:end-y="3.37pt" draw:z-index="103" draw:style-name="gr27" draw:text-style-name="P3" svg:width="141.45pt" svg:height="28.18pt" svg:x="0.79pt" svg:y="0.79pt">
              <loext:p/>
              <draw:object xlink:href="./Object 104" xlink:type="simple" xlink:show="embed" xlink:actuate="onLoad"/>
              <draw:image xlink:href="./ObjectReplacements/Object 104" xlink:type="simple" xlink:show="embed" xlink:actuate="onLoad"/>
            </draw:frame>
          </table:table-cell>
          <table:table-cell table:number-columns-repeated="29"/>
        </table:table-row>
        <table:table-row table:style-name="ro5">
          <table:table-cell table:style-name="Default" office:value-type="string" calcext:value-type="string">
            <office:annotation draw:style-name="gr9" draw:text-style-name="P2" svg:width="182.92pt" svg:height="61.68pt" svg:x="81.01pt" svg:y="1337.41pt" draw:caption-point-x="-17.06pt" draw:caption-point-y="45.47pt">
              <dc:creator>WV</dc:creator>
              <dc:date>2014-03-27T00:00:00</dc:date>
              <text:p text:style-name="P1"><text:span text:style-name="T1">Canonical correlation analysis examines cross-covariance matrices between variables to find linear combinations that have maximum correlation between the variables.</text:span></text:p>
            </office:annotation>
            <text:p>Canonical correlation</text:p>
          </table:table-cell>
          <table:table-cell table:number-columns-repeated="37"/>
        </table:table-row>
        <table:table-row table:style-name="ro5">
          <table:table-cell table:style-name="Default" office:value-type="string" calcext:value-type="string">
            <office:annotation draw:style-name="gr9" draw:text-style-name="P2" svg:width="82.18pt" svg:height="61.68pt" svg:x="81.24pt" svg:y="1352.86pt" draw:caption-point-x="-17.29pt" draw:caption-point-y="42.8pt">
              <dc:date>2016-01-20T00:00:00</dc:date>
              <text:p text:style-name="P1"><text:span text:style-name="T1">Financial capital is assets that can be liquidated as money for trade.</text:span></text:p>
            </office:annotation>
            <text:p>Capital</text:p>
          </table:table-cell>
          <table:table-cell table:number-columns-repeated="37"/>
        </table:table-row>
        <table:table-row table:style-name="ro5">
          <table:table-cell office:value-type="string" calcext:value-type="string">
            <office:annotation draw:style-name="gr106" draw:text-style-name="P2" svg:width="297.13pt" svg:height="77.19pt" svg:x="81.24pt" svg:y="1365.68pt" draw:caption-point-x="-17.29pt" draw:caption-point-y="42.8pt">
              <dc:date>2016-01-20T00:00:00</dc:date>
              <text:p text:style-name="P1"><text:span text:style-name="T1">Also called “net present value” is the price that would likely be paid for an asset at the time of it's valuation.</text:span></text:p>
              <text:p text:style-name="P1"><text:span text:style-name="T1"/></text:p>
              <text:p text:style-name="P1"><text:span text:style-name="T1">See Calc: XNPV</text:span></text:p>
            </office:annotation>
            <text:p>Capital value</text:p>
          </table:table-cell>
          <table:table-cell table:number-columns-repeated="37"/>
        </table:table-row>
        <table:table-row table:style-name="ro5">
          <table:table-cell office:value-type="string" calcext:value-type="string">
            <office:annotation draw:style-name="gr107" draw:text-style-name="P2" svg:width="319.32pt" svg:height="110.47pt" svg:x="81.24pt" svg:y="1378.46pt" draw:caption-point-x="-17.29pt" draw:caption-point-y="42.8pt">
              <dc:date>2016-01-20T00:00:00</dc:date>
              <text:p text:style-name="P1"><text:span text:style-name="T1">Characters usually have two cases: upper case (capital) and lower case (small). Strings can have upper, lower or mixed cases. Common mixed cases are proper, in which the first letter of all subgroups separated by strings are capitalized and sentence case in which only the first letter in the string is capitalized. </text:span></text:p>
              <text:p text:style-name="P1"><text:span text:style-name="T1"/></text:p>
              <text:p text:style-name="P1"><text:span text:style-name="T1">See Calc: Change case, LOWER, UPPER</text:span></text:p>
              <text:p text:style-name="P1"><text:span text:style-name="T1"/></text:p>
              <text:p text:style-name="P1"><text:span text:style-name="T1"/></text:p>
            </office:annotation>
            <text:p>Case: text</text:p>
          </table:table-cell>
          <table:table-cell table:number-columns-repeated="37"/>
        </table:table-row>
        <table:table-row table:style-name="ro5">
          <table:table-cell office:value-type="string" calcext:value-type="string">
            <office:annotation draw:style-name="gr108" draw:text-style-name="P2" svg:width="314.56pt" svg:height="102.19pt" svg:x="81.24pt" svg:y="1391.27pt" draw:caption-point-x="-17.29pt" draw:caption-point-y="42.8pt">
              <dc:date>2016-01-20T00:00:00</dc:date>
              <text:p text:style-name="P1"><text:span text:style-name="T1">Cash flow is the amount of cash and cash equivalent value moving into and out of an entity.</text:span></text:p>
              <text:p text:style-name="P1"><text:span text:style-name="T1"/></text:p>
              <text:p text:style-name="P1"><text:span text:style-name="T1">See Calc: NPV, IIR</text:span></text:p>
              <text:p text:style-name="P1"><text:span text:style-name="T1">See DANSYS: CONVEXITY</text:span></text:p>
            </office:annotation>
            <text:p>Cash flow</text:p>
          </table:table-cell>
          <table:table-cell table:number-columns-repeated="37"/>
        </table:table-row>
        <table:table-row table:style-name="ro5">
          <table:table-cell table:style-name="Default" office:value-type="string" calcext:value-type="string">
            <office:annotation draw:style-name="gr14" draw:text-style-name="P2" svg:width="190.83pt" svg:height="84.08pt" svg:x="81.01pt" svg:y="1401.31pt" draw:caption-point-x="-17.06pt" draw:caption-point-y="45.55pt">
              <dc:date>2016-01-20T00:00:00</dc:date>
              <text:p text:style-name="P1"><text:span text:style-name="T1">Catastrophic processes are processes that can undergo sudden and irreversable reactions under certain conditions. If the response surface of the variables is graphed, the surface has singularities. Catastrophy anaysis quantifies these singularities.</text:span></text:p>
            </office:annotation>
            <text:p>Catastrophy analsis</text:p>
          </table:table-cell>
          <table:table-cell table:number-columns-repeated="3"/>
          <table:table-cell office:value-type="string" calcext:value-type="string">
            <text:p>Statistics for exponential distributions</text:p>
          </table:table-cell>
          <table:table-cell table:number-columns-repeated="4"/>
          <table:table-cell office:value-type="string" calcext:value-type="string">
            <text:p>Statistics for extreme value distributions</text:p>
          </table:table-cell>
          <table:table-cell table:number-columns-repeated="28"/>
        </table:table-row>
        <table:table-row table:style-name="ro5">
          <table:table-cell table:style-name="Default" office:value-type="string" calcext:value-type="string">
            <office:annotation draw:style-name="gr10" draw:text-style-name="P2" svg:width="183.71pt" svg:height="95.27pt" svg:x="81.01pt" svg:y="1414.09pt" draw:caption-point-x="-17.06pt" draw:caption-point-y="45.58pt">
              <dc:creator>WV</dc:creator>
              <dc:date>2014-03-27T00:00:00</dc:date>
              <text:p text:style-name="P1"><text:span text:style-name="T1">Also called “nonlinear canonical correlation analysis”, categorical canonical correlation attempts to determine how similar sets of categorical variables are to each other. It does so by comparing the sets to an unknown compromise set defined by the object scores.</text:span></text:p>
            </office:annotation>
            <text:p>Categorical canonical correlation analysis with optimal scaling</text:p>
          </table:table-cell>
          <table:table-cell table:number-columns-repeated="8"/>
          <table:table-cell office:value-type="string" calcext:value-type="string">
            <text:p>Parameters</text:p>
          </table:table-cell>
          <table:table-cell/>
          <table:table-cell table:style-name="ce24" office:value-type="string" calcext:value-type="string">
            <text:p>μ</text:p>
          </table:table-cell>
          <table:table-cell office:value-type="string" calcext:value-type="string">
            <text:p>location</text:p>
          </table:table-cell>
          <table:table-cell table:number-columns-repeated="25"/>
        </table:table-row>
        <table:table-row table:style-name="ro5">
          <table:table-cell table:style-name="Default" office:value-type="string" calcext:value-type="string">
            <office:annotation draw:style-name="gr109" draw:text-style-name="P2" svg:width="250.33pt" svg:height="81.95pt" svg:x="81.24pt" svg:y="1429.65pt" draw:caption-point-x="-17.29pt" draw:caption-point-y="42.8pt">
              <dc:date>2016-01-20T00:00:00</dc:date>
              <text:p text:style-name="P1"><text:span text:style-name="T1">All principal component analysis are procedures that attempt to reduce the dimensionality of data. Categorical principal component analysis quantifies categorical variables and applies principal component analysis to the results.</text:span></text:p>
            </office:annotation>
            <text:p>Categorical principle component analysis </text:p>
          </table:table-cell>
          <table:table-cell table:number-columns-repeated="3"/>
          <table:table-cell office:value-type="string" calcext:value-type="string">
            <text:p>Parameters</text:p>
          </table:table-cell>
          <table:table-cell/>
          <table:table-cell table:style-name="ce24" office:value-type="string" calcext:value-type="string">
            <text:p>λ&gt;0 rate or inverse scale</text:p>
          </table:table-cell>
          <table:table-cell table:number-columns-repeated="4"/>
          <table:table-cell table:style-name="ce24" office:value-type="string" calcext:value-type="string">
            <text:p>σ</text:p>
          </table:table-cell>
          <table:table-cell office:value-type="string" calcext:value-type="string">
            <text:p>&gt;0, scale</text:p>
          </table:table-cell>
          <table:table-cell table:number-columns-repeated="25"/>
        </table:table-row>
        <table:table-row table:style-name="ro2">
          <table:table-cell table:style-name="Default" office:value-type="string" calcext:value-type="string">
            <office:annotation draw:style-name="gr110" draw:text-style-name="P2" svg:width="335.99pt" svg:height="137.11pt" svg:x="81.24pt" svg:y="1442.47pt" draw:caption-point-x="-17.29pt" draw:caption-point-y="42.8pt">
              <dc:date>2016-01-20T00:00:00</dc:date>
              <text:p text:style-name="P1"><text:span text:style-name="T1">Categorical variables can be quantified for use as independent variables in regression analysis, or they can be included as dependent variables in logistic or probit regression. There are three common coding systems in use that allows categorical variables to be used in regression models: Dummy coding, effects coding, and contrast coding.</text:span></text:p>
            </office:annotation>
            <text:p>Categorical regression </text:p>
          </table:table-cell>
          <table:table-cell table:number-columns-repeated="3"/>
          <table:table-cell office:value-type="string" calcext:value-type="string">
            <text:p>pdf</text:p>
          </table:table-cell>
          <table:table-cell/>
          <table:table-cell table:style-name="ce24" office:value-type="string" calcext:value-type="string">
            <text:p>λe<text:span text:style-name="T21">-</text:span><text:span text:style-name="T24">λx</text:span></text:p>
          </table:table-cell>
          <table:table-cell table:number-columns-repeated="4"/>
          <table:table-cell table:style-name="ce24" office:value-type="string" calcext:value-type="string">
            <text:p>ξ</text:p>
          </table:table-cell>
          <table:table-cell office:value-type="string" calcext:value-type="string">
            <text:p>shape</text:p>
          </table:table-cell>
          <table:table-cell table:number-columns-repeated="25"/>
        </table:table-row>
        <table:table-row table:style-name="ro2">
          <table:table-cell office:value-type="string" calcext:value-type="string">
            <office:annotation draw:style-name="gr1" draw:text-style-name="P2" svg:width="182.92pt" svg:height="218.44pt" svg:x="81.01pt" svg:y="1452.95pt" draw:caption-point-x="-17.06pt" draw:caption-point-y="45.72pt">
              <dc:date>2016-01-20T00:00:00</dc:date>
              <text:p text:style-name="P1"><text:span text:style-name="T1">Cauchy distributions are continuouus distributions of ratios of standard normal random variables. They are useful models whenever a density function with heavier than normal tails is needed. The Cauchy distribution does not have a finite moment of order greater than one or zero, although fractional absolute moments exist; therefore, the mean and variance of a Cauchy distribution are undefined. The formulas for the probability density function, cumulative density function, median, and mode are given to the right.</text:span></text:p>
              <text:p text:style-name="P1"><text:span text:style-name="T1"/></text:p>
              <text:p text:style-name="P1"><text:span text:style-name="T1">See DANSYS: Cauchy, CauchyEntropy, CauchyIQRange</text:span></text:p>
              <text:p text:style-name="P1"><text:span text:style-name="T1"/></text:p>
            </office:annotation>
            <text:p>Cauchy</text:p>
          </table:table-cell>
          <table:table-cell table:number-columns-repeated="3"/>
          <table:table-cell office:value-type="string" calcext:value-type="string">
            <text:p>CDF</text:p>
          </table:table-cell>
          <table:table-cell/>
          <table:table-cell office:value-type="string" calcext:value-type="string">
            <text:p>1-e<text:span text:style-name="T21">-</text:span><text:span text:style-name="T24">λx</text:span></text:p>
          </table:table-cell>
          <table:table-cell table:number-columns-repeated="2"/>
          <table:table-cell office:value-type="string" calcext:value-type="string">
            <text:p>Other values</text:p>
          </table:table-cell>
          <table:table-cell/>
          <table:table-cell table:style-name="ce24" office:value-type="string" calcext:value-type="string">
            <text:p>γ</text:p>
          </table:table-cell>
          <table:table-cell office:value-type="string" calcext:value-type="string">
            <text:p>Euler's constant</text:p>
          </table:table-cell>
          <table:table-cell table:number-columns-repeated="25"/>
        </table:table-row>
        <table:table-row table:style-name="ro7">
          <table:table-cell table:style-name="Default" office:value-type="string" calcext:value-type="string">
            <office:annotation draw:style-name="gr111" draw:text-style-name="P2" svg:width="303.45pt" svg:height="126.94pt" svg:x="98.7pt" svg:y="1512.31pt" draw:caption-point-x="-34.75pt" draw:caption-point-y="-0.26pt">
              <dc:date>2016-01-21T00:00:00</dc:date>
              <text:p text:style-name="P1"><text:span text:style-name="T1">In geometry, the centroid is the arithmetic mean position of all the points in a shape. By extension, it is the mean position of all the points in any n-dimensional space, including a multivariate data space. It is the center of gravity of any shape of constant density.</text:span></text:p>
              <text:p text:style-name="P1"><text:span text:style-name="T1"/></text:p>
              <text:p text:style-name="P1"><text:span text:style-name="T1">The centroid of a data space is sometimes used in multivariate techniques.</text:span></text:p>
            </office:annotation>
            <text:p>Centroid</text:p>
          </table:table-cell>
          <table:table-cell table:number-columns-repeated="3"/>
          <table:table-cell office:value-type="string" calcext:value-type="string">
            <text:p>Quantile</text:p>
          </table:table-cell>
          <table:table-cell/>
          <table:table-cell office:value-type="string" calcext:value-type="string">
            <text:p>-ln(1-F)/<text:span text:style-name="T16">λ</text:span></text:p>
          </table:table-cell>
          <table:table-cell table:number-columns-repeated="4"/>
          <table:table-cell office:value-type="string" calcext:value-type="string">
            <text:p>g<text:span text:style-name="T19">k</text:span>=<text:span text:style-name="T16">Γ(1-kξ)</text:span></text:p>
          </table:table-cell>
          <table:table-cell table:number-columns-repeated="26"/>
        </table:table-row>
        <table:table-row table:style-name="ro2">
          <table:table-cell table:style-name="Default" office:value-type="string" calcext:value-type="string">
            <office:annotation draw:style-name="gr10" draw:text-style-name="P2" svg:width="182.92pt" svg:height="95.27pt" svg:x="81.01pt" svg:y="1481.95pt" draw:caption-point-x="-17.06pt" draw:caption-point-y="45.78pt">
              <dc:creator>WV</dc:creator>
              <dc:date>2014-03-27T00:00:00</dc:date>
              <text:p text:style-name="P1"><text:span text:style-name="T1">Chaos analysis is a group of tools used to analyze highly complex catastrophic or dynamical functions that are extremely sensitive to initial conditions. Some of the procedures are Poincare envelopes, Lyapunov exponents, bifurcation diagrams, and catastrophe analysis</text:span></text:p>
            </office:annotation>
            <text:p>Chaos analysis</text:p>
          </table:table-cell>
          <table:table-cell table:number-columns-repeated="3"/>
          <table:table-cell office:value-type="string" calcext:value-type="string">
            <text:p>Mean</text:p>
          </table:table-cell>
          <table:table-cell/>
          <table:table-cell table:style-name="ce24" office:value-type="string" calcext:value-type="string">
            <text:p>λ<text:span text:style-name="T21">-1</text:span> (=<text:span text:style-name="T16">β)</text:span></text:p>
          </table:table-cell>
          <table:table-cell table:number-columns-repeated="4"/>
          <table:table-cell table:style-name="ce24" office:value-type="string" calcext:value-type="string">
            <text:p>ζ(x)</text:p>
          </table:table-cell>
          <table:table-cell office:value-type="string" calcext:value-type="string">
            <text:p>Riemann zeta function</text:p>
          </table:table-cell>
          <table:table-cell table:number-columns-repeated="25"/>
        </table:table-row>
        <table:table-row table:style-name="ro2">
          <table:table-cell office:value-type="string" calcext:value-type="string">
            <office:annotation draw:style-name="gr112" draw:text-style-name="P2" svg:width="247.95pt" svg:height="84.27pt" svg:x="84.42pt" svg:y="1520.99pt" draw:caption-point-x="-20.47pt" draw:caption-point-y="20.13pt">
              <dc:date>2016-01-21T00:00:00</dc:date>
              <text:p text:style-name="P1"><text:span text:style-name="T1">A character is a single item in a text string. Both Calc and DANSYS have many text functions that manipulate characters. In addition, Calc has considerable utility to format characters and insert special characters from various fonts stored on a computer.</text:span></text:p>
            </office:annotation>
            <text:p>Character</text:p>
          </table:table-cell>
          <table:table-cell table:number-columns-repeated="3"/>
          <table:table-cell office:value-type="string" calcext:value-type="string">
            <text:p>Median</text:p>
          </table:table-cell>
          <table:table-cell/>
          <table:table-cell office:value-type="string" calcext:value-type="string">
            <text:p>λ<text:span text:style-name="T21">-1</text:span>ln(2)</text:p>
          </table:table-cell>
          <table:table-cell table:number-columns-repeated="31"/>
        </table:table-row>
        <table:table-row table:style-name="ro5">
          <table:table-cell office:value-type="string" calcext:value-type="string">
            <office:annotation draw:style-name="gr113" draw:text-style-name="P2" svg:width="332.02pt" svg:height="130.56pt" svg:x="81.24pt" svg:y="1511.72pt" draw:caption-point-x="-17.29pt" draw:caption-point-y="42.8pt">
              <dc:date>2016-01-21T00:00:00</dc:date>
              <text:p text:style-name="P1"><text:span text:style-name="T1">Characters are stored in a computer in the form of one or two byte binary numbers. The most common code for working with single byte characters is ASCII, and the most common code for double byte characters is Unicode. </text:span></text:p>
              <text:p text:style-name="P1"><text:span text:style-name="T1"/></text:p>
              <text:p text:style-name="P1"><text:span text:style-name="T1">See Calc: Special Character, ASC, CHAR, CODE, UNICHAR, UNICODE</text:span></text:p>
            </office:annotation>
            <text:p>Character code</text:p>
          </table:table-cell>
          <table:table-cell table:number-columns-repeated="3"/>
          <table:table-cell office:value-type="string" calcext:value-type="string">
            <text:p>Mode</text:p>
          </table:table-cell>
          <table:table-cell/>
          <table:table-cell office:value-type="float" office:value="0" calcext:value-type="float">
            <text:p>0</text:p>
          </table:table-cell>
          <table:table-cell table:number-columns-repeated="2"/>
          <table:table-cell office:value-type="string" calcext:value-type="string">
            <text:p>pdf</text:p>
          </table:table-cell>
          <table:table-cell/>
          <table:table-cell>
            <draw:frame table:end-cell-address="Glossary.M121" table:end-x="22.85pt" table:end-y="6.72pt" draw:z-index="17" draw:style-name="gr27" draw:text-style-name="P3" svg:width="86.31pt" svg:height="19.5pt" svg:x="0.79pt" svg:y="0.03pt">
              <loext:p/>
              <draw:object xlink:href="./Object 31" xlink:type="simple" xlink:show="embed" xlink:actuate="onLoad"/>
              <draw:image xlink:href="./ObjectReplacements/Object 31" xlink:type="simple" xlink:show="embed" xlink:actuate="onLoad"/>
            </draw:frame>
          </table:table-cell>
          <table:table-cell table:number-columns-repeated="26"/>
        </table:table-row>
        <table:table-row table:style-name="ro2">
          <table:table-cell office:value-type="string" calcext:value-type="string">
            <office:annotation draw:style-name="gr114" draw:text-style-name="P2" svg:width="298.71pt" svg:height="112.45pt" svg:x="82.83pt" svg:y="1524.53pt" draw:caption-point-x="-18.88pt" draw:caption-point-y="42.8pt">
              <dc:date>2016-01-21T00:00:00</dc:date>
              <text:p text:style-name="P1"><text:span text:style-name="T1">A character count returns the number of characters in a string or passage (long string). In readability and content analysis, it is often important to know how many alphanumeric (alphabetic and numeral) characters there are in a passage.</text:span></text:p>
              <text:p text:style-name="P1"><text:span text:style-name="T1"/></text:p>
              <text:p text:style-name="P1"><text:span text:style-name="T1">See DANSYS: LETTERS, LPW, LPS</text:span></text:p>
            </office:annotation>
            <text:p>Character count</text:p>
          </table:table-cell>
          <table:table-cell table:number-columns-repeated="3"/>
          <table:table-cell office:value-type="string" calcext:value-type="string">
            <text:p>Variance</text:p>
          </table:table-cell>
          <table:table-cell/>
          <table:table-cell office:value-type="string" calcext:value-type="string">
            <text:p>λ<text:span text:style-name="T21">-2</text:span>(=<text:span text:style-name="T16">β</text:span><text:span text:style-name="T17">2</text:span><text:span text:style-name="T16">)</text:span></text:p>
          </table:table-cell>
          <table:table-cell table:number-columns-repeated="31"/>
        </table:table-row>
        <table:table-row table:style-name="ro5">
          <table:table-cell office:value-type="string" calcext:value-type="string">
            <office:annotation draw:style-name="gr115" draw:text-style-name="P2" svg:width="219.37pt" svg:height="80.19pt" svg:x="81.24pt" svg:y="1537.91pt" draw:caption-point-x="-17.29pt" draw:caption-point-y="42.8pt">
              <dc:date>2016-01-21T00:00:00</dc:date>
              <text:p text:style-name="P1"><text:span text:style-name="T1">In content analysis, characters (letters) per text unit is used as a statistic, often to compare to units of interest.</text:span></text:p>
              <text:p text:style-name="P1"><text:span text:style-name="T1"/></text:p>
              <text:p text:style-name="P1"><text:span text:style-name="T1">See DANSYS: LPW, LPS</text:span></text:p>
            </office:annotation>
            <text:p>Characters per</text:p>
          </table:table-cell>
          <table:table-cell table:number-columns-repeated="3"/>
          <table:table-cell office:value-type="string" calcext:value-type="string">
            <text:p>Skewness</text:p>
          </table:table-cell>
          <table:table-cell/>
          <table:table-cell office:value-type="float" office:value="2" calcext:value-type="float">
            <text:p>2</text:p>
          </table:table-cell>
          <table:table-cell table:number-columns-repeated="5"/>
          <table:table-cell>
            <draw:frame table:end-cell-address="Glossary.N124" table:end-x="63.78pt" table:end-y="3.43pt" draw:z-index="30" draw:style-name="gr27" draw:text-style-name="P3" svg:width="128.01pt" svg:height="18.77pt" svg:x="0pt" svg:y="10.26pt">
              <loext:p/>
              <draw:object xlink:href="./Object 32" xlink:type="simple" xlink:show="embed" xlink:actuate="onLoad"/>
              <draw:image xlink:href="./ObjectReplacements/Object 32" xlink:type="simple" xlink:show="embed" xlink:actuate="onLoad"/>
            </draw:frame>
          </table:table-cell>
          <table:table-cell table:number-columns-repeated="25"/>
        </table:table-row>
        <table:table-row table:style-name="ro5">
          <table:table-cell office:value-type="string" calcext:value-type="string">
            <office:annotation draw:style-name="gr116" draw:text-style-name="P2" svg:width="343.93pt" svg:height="161.06pt" svg:x="81.24pt" svg:y="1550.72pt" draw:caption-point-x="-17.29pt" draw:caption-point-y="42.8pt">
              <dc:date>2016-01-21T00:00:00</dc:date>
              <text:p text:style-name="P1"><text:span text:style-name="T1">Various methods are used in science and statistics to visualize data. In mathematics and science, these tools are generally called “graphs”; in business and economics, they are usually called “charts”. Since spreadsheet software was originally designed for use in business, they usually refer to data visualization techniques as “charts”.</text:span></text:p>
              <text:p text:style-name="P1"><text:span text:style-name="T1"/></text:p>
              <text:p text:style-name="P1"><text:span text:style-name="T1">See Calc: Using Charts in LibreOffice, Chart Wizard</text:span></text:p>
              <text:p text:style-name="P1"><text:span text:style-name="T1">See DANSYS: Tabulizer, FreqTab, StemLeaf, GraphTab3D, Rankits, BoxChartTab</text:span></text:p>
            </office:annotation>
            <text:p>Chart</text:p>
          </table:table-cell>
          <table:table-cell table:number-columns-repeated="3"/>
          <table:table-cell office:value-type="string" calcext:value-type="string">
            <text:p>Kurtosis</text:p>
          </table:table-cell>
          <table:table-cell/>
          <table:table-cell office:value-type="float" office:value="6" calcext:value-type="float">
            <text:p>6</text:p>
          </table:table-cell>
          <table:table-cell table:number-columns-repeated="4"/>
          <table:table-cell office:value-type="string" calcext:value-type="string">
            <text:p>where</text:p>
          </table:table-cell>
          <table:table-cell table:number-columns-repeated="26"/>
        </table:table-row>
        <table:table-row table:style-name="ro5">
          <table:table-cell table:style-name="ce13" office:value-type="string" calcext:value-type="string">
            <office:annotation draw:style-name="gr10" draw:text-style-name="P2" svg:width="181.33pt" svg:height="95.27pt" svg:x="81.01pt" svg:y="1560.44pt" draw:caption-point-x="-17.06pt" draw:caption-point-y="45.86pt">
              <dc:creator>WV</dc:creator>
              <dc:date>2014-03-27T00:00:00</dc:date>
              <text:p text:style-name="P1"><text:span text:style-name="T1">Chebyshev approximation is a method, similar to Fourier analysis, of approximating complex functions by simpler ones by expanding the function in terms of Chebyshev polynomials (instead of trigonometric ones, as in Fourier analysis) and then dropping terms to the desired degree.</text:span></text:p>
            </office:annotation>
            <text:p>Chebyshev approximation</text:p>
          </table:table-cell>
          <table:table-cell table:number-columns-repeated="10"/>
          <table:table-cell table:style-name="ce30"/>
          <table:table-cell table:number-columns-repeated="26"/>
        </table:table-row>
        <table:table-row table:style-name="ro5">
          <table:table-cell table:style-name="Default" office:value-type="string" calcext:value-type="string">
            <office:annotation draw:style-name="gr12" draw:text-style-name="P2" svg:width="82.18pt" svg:height="140.06pt" svg:x="81.01pt" svg:y="1573.31pt" draw:caption-point-x="-17.06pt" draw:caption-point-y="45.81pt">
              <dc:creator>WV</dc:creator>
              <dc:date>2015-02-13T00:00:00</dc:date>
              <text:p text:style-name="P1"><text:span text:style-name="T1">Chebyshev-Gauss integration is an extension of Gaussian quadrature for approximating certain (especially singular) integrals from -1 to 1.</text:span></text:p>
            </office:annotation>
            <text:p>Chebyshev-Gauss integration</text:p>
          </table:table-cell>
          <table:table-cell table:number-columns-repeated="10"/>
          <table:table-cell table:style-name="ce30" office:value-type="string" calcext:value-type="string">
            <text:p>t(x)=</text:p>
          </table:table-cell>
          <table:table-cell>
            <draw:frame table:end-cell-address="Glossary.N126" table:end-x="19.67pt" table:end-y="4.9pt" draw:z-index="31" draw:style-name="gr27" draw:text-style-name="P3" svg:width="83.91pt" svg:height="14.57pt" svg:x="0pt" svg:y="3.12pt">
              <loext:p/>
              <draw:object xlink:href="./Object 33" xlink:type="simple" xlink:show="embed" xlink:actuate="onLoad"/>
              <draw:image xlink:href="./ObjectReplacements/Object 33" xlink:type="simple" xlink:show="embed" xlink:actuate="onLoad"/>
            </draw:frame>
          </table:table-cell>
          <table:table-cell table:number-columns-repeated="25"/>
        </table:table-row>
        <table:table-row table:style-name="ro5">
          <table:table-cell table:style-name="ce13" office:value-type="string" calcext:value-type="string">
            <office:annotation draw:style-name="gr117" draw:text-style-name="P2" svg:width="286.02pt" svg:height="127.22pt" svg:x="81.24pt" svg:y="1589.1pt" draw:caption-point-x="-17.29pt" draw:caption-point-y="42.8pt">
              <dc:date>2016-01-21T00:00:00</dc:date>
              <text:p text:style-name="P1"><text:span text:style-name="T1">Mathematical techniques have been developed to describe chemical equilibrium and calculate chemical products under conditions of equilibrium. Many use factors in he form of negative common logarithms of concentration of chemical species.</text:span></text:p>
            </office:annotation>
            <text:p>Chemical equilibrium </text:p>
          </table:table-cell>
          <table:table-cell table:number-columns-repeated="3"/>
          <table:table-cell office:value-type="string" calcext:value-type="string">
            <text:p>Statistics for F distributions</text:p>
          </table:table-cell>
          <table:table-cell table:number-columns-repeated="6"/>
          <table:table-cell table:style-name="ce30"/>
          <table:table-cell table:number-columns-repeated="26"/>
        </table:table-row>
        <table:table-row table:style-name="ro5">
          <table:table-cell office:value-type="string" calcext:value-type="string">
            <office:annotation draw:style-name="gr16" draw:text-style-name="P2" svg:width="295.54pt" svg:height="72.88pt" svg:x="70.13pt" svg:y="1603.42pt" draw:caption-point-x="-6.18pt" draw:caption-point-y="41.3pt">
              <dc:date>2016-01-22T00:00:00</dc:date>
              <text:p text:style-name="P1"><text:span text:style-name="T1">A ceiling function rounds a number up to a nearest multiple. The complimentary function that rounds down is Floor.</text:span></text:p>
              <text:p text:style-name="P1"><text:span text:style-name="T1"/></text:p>
              <text:p text:style-name="P1"><text:span text:style-name="T1">See Calc: CEILING, ISO.CEILING</text:span></text:p>
              <text:p text:style-name="P1"><text:span text:style-name="T1"/></text:p>
              <text:p text:style-name="P1"><text:span text:style-name="T1"/></text:p>
            </office:annotation>
            <text:p>Ceiling</text:p>
          </table:table-cell>
          <table:table-cell table:number-columns-repeated="37"/>
        </table:table-row>
        <table:table-row table:style-name="ro7">
          <table:table-cell office:value-type="string" calcext:value-type="string">
            <office:annotation draw:style-name="gr118" draw:text-style-name="P2" svg:width="297.13pt" svg:height="140.12pt" svg:x="81.24pt" svg:y="1614.73pt" draw:caption-point-x="-17.29pt" draw:caption-point-y="42.8pt">
              <dc:date>2016-01-22T00:00:00</dc:date>
              <text:p text:style-name="P1"><text:span text:style-name="T1">A spreadsheet cell is the intersection of a row and column. Cells have specific addresses (and sometimes names) and can hold a variety of information. The cell is where all the important stuff happens in a spreadsheet.</text:span></text:p>
              <text:p text:style-name="P1"><text:span text:style-name="T1"/></text:p>
              <text:p text:style-name="P1"><text:span text:style-name="T1">See Calc: Insert Cells, Format Cells. Actually, just about anything you do in Calc/DANSYS deals with cells.</text:span></text:p>
              <text:p text:style-name="P1"><text:span text:style-name="T1"/></text:p>
              <text:p text:style-name="P1"><text:span text:style-name="T1"/></text:p>
            </office:annotation>
            <text:p>Cell</text:p>
          </table:table-cell>
          <table:table-cell table:number-columns-repeated="3"/>
          <table:table-cell office:value-type="string" calcext:value-type="string">
            <text:p>Parameters</text:p>
          </table:table-cell>
          <table:table-cell/>
          <table:table-cell office:value-type="string" calcext:value-type="string">
            <text:p>d<text:span text:style-name="T19">1</text:span>, d<text:span text:style-name="T19">2</text:span> &gt;0 degrees of freedom</text:p>
          </table:table-cell>
          <table:table-cell table:number-columns-repeated="2"/>
          <table:table-cell office:value-type="string" calcext:value-type="string">
            <text:p>CDF</text:p>
          </table:table-cell>
          <table:table-cell/>
          <table:table-cell office:value-type="string" calcext:value-type="string">
            <text:p>e<text:span text:style-name="T21">-t(x)</text:span></text:p>
          </table:table-cell>
          <table:table-cell table:number-columns-repeated="8"/>
          <table:table-cell office:value-type="string" calcext:value-type="string">
            <text:p>Statistics for geometric distribution</text:p>
          </table:table-cell>
          <table:table-cell table:number-columns-repeated="4"/>
          <table:table-cell office:value-type="string" calcext:value-type="string">
            <text:p>Statistics for Farley-Gumbel-Morganstern distributions</text:p>
          </table:table-cell>
          <table:table-cell table:number-columns-repeated="12"/>
        </table:table-row>
        <table:table-row table:style-name="ro5">
          <table:table-cell table:style-name="Default" office:value-type="string" calcext:value-type="string">
            <office:annotation draw:style-name="gr18" draw:text-style-name="P2" svg:width="82.18pt" svg:height="151.26pt" svg:x="81.01pt" svg:y="1627.2pt" draw:caption-point-x="-17.06pt" draw:caption-point-y="45.98pt">
              <dc:creator>WV</dc:creator>
              <dc:date>2015-02-01T00:00:00</dc:date>
              <text:p text:style-name="P1"><text:span text:style-name="T1">The distribution of the square root of the sum of squares of independent variables having a standard normal distribution. It is most commonly seen in its squared form (see chi square) </text:span></text:p>
            </office:annotation>
            <text:p>Chi</text:p>
          </table:table-cell>
          <table:table-cell table:number-columns-repeated="19"/>
          <table:table-cell office:value-type="string" calcext:value-type="string">
            <text:p>Parameters: 0&lt;p&lt;1 probabilitty of success</text:p>
          </table:table-cell>
          <table:table-cell table:number-columns-repeated="4"/>
          <table:table-cell office:value-type="string" calcext:value-type="string">
            <text:p>Parameter:</text:p>
          </table:table-cell>
          <table:table-cell office:value-type="string" calcext:value-type="string">
            <text:p>a: association parameter [-1,1]</text:p>
          </table:table-cell>
          <table:table-cell table:number-columns-repeated="11"/>
        </table:table-row>
        <table:table-row table:style-name="ro5">
          <table:table-cell office:value-type="string" calcext:value-type="string">
            <office:annotation draw:style-name="gr4" draw:text-style-name="P2" svg:width="290.41pt" svg:height="196.04pt" svg:x="81.01pt" svg:y="1639.9pt" draw:caption-point-x="-17.06pt" draw:caption-point-y="46.06pt">
              <dc:date>2016-01-22T00:00:00</dc:date>
              <text:p text:style-name="P1"><text:span text:style-name="T1">The distribution of a sum of squares of k independent standard normal random variables. It is very commonly used in hypothesis testing or in the construction of confidence intervals. It is used in chi square tests and goodness of fit tests of an observed distribution to a theoretical one, the independence of two criteria of classification of qualitative data, and in confidence limits for a population standard deviation of a normal distribution from a sample standard deviation. Many other statistical tests also use this distribution. </text:span></text:p>
              <text:p text:style-name="P1"><text:span text:style-name="T1"/></text:p>
              <text:p text:style-name="P1"><text:span text:style-name="T1">See Calc: CHIDIST, CHIINV, CHISQ.DIST, CHISQ.DIST.RT, CHISQ.INV, CHISQ.INV.RT, CHISQ.TEST, CHISQDIST, CHISQINV, CHITEST, Fill Random Number, Data Statistics in Calc</text:span></text:p>
              <text:p text:style-name="P1"><text:span text:style-name="T1"/></text:p>
              <text:p text:style-name="P1"><text:span text:style-name="T1">See DANSYS: ESTDIST, CSGOF, Rankits, GroupComp, EXPCONF, CTAB1, CTAB2</text:span></text:p>
            </office:annotation>
            <text:p>Chi-square</text:p>
          </table:table-cell>
          <table:table-cell table:number-columns-repeated="3"/>
          <table:table-cell office:value-type="string" calcext:value-type="string">
            <text:p>pdf</text:p>
          </table:table-cell>
          <table:table-cell/>
          <table:table-cell>
            <draw:frame table:end-cell-address="Glossary.H135" table:end-x="29.71pt" table:end-y="5.24pt" draw:z-index="32" draw:style-name="gr27" draw:text-style-name="P3" svg:width="93.17pt" svg:height="70.3pt" svg:x="0.79pt" svg:y="0.77pt">
              <loext:p/>
              <draw:object xlink:href="./Object 44" xlink:type="simple" xlink:show="embed" xlink:actuate="onLoad"/>
              <draw:image xlink:href="./ObjectReplacements/Object 44" xlink:type="simple" xlink:show="embed" xlink:actuate="onLoad"/>
            </draw:frame>
          </table:table-cell>
          <table:table-cell table:number-columns-repeated="4"/>
          <table:table-cell>
            <draw:frame table:end-cell-address="Glossary.N131" table:end-x="23.73pt" table:end-y="12.33pt" draw:z-index="43" draw:style-name="gr27" draw:text-style-name="P3" svg:width="151.43pt" svg:height="24.38pt" svg:x="0.79pt" svg:y="0.77pt">
              <loext:p/>
              <draw:object xlink:href="./Object 34" xlink:type="simple" xlink:show="embed" xlink:actuate="onLoad"/>
              <draw:image xlink:href="./ObjectReplacements/Object 34" xlink:type="simple" xlink:show="embed" xlink:actuate="onLoad"/>
            </draw:frame>
          </table:table-cell>
          <table:table-cell table:number-columns-repeated="9"/>
          <table:table-cell office:value-type="string" calcext:value-type="string">
            <text:p>K=0,1,2...</text:p>
          </table:table-cell>
          <table:table-cell office:value-type="string" calcext:value-type="string">
            <text:p>K=1,2,3...</text:p>
          </table:table-cell>
          <table:table-cell table:number-columns-repeated="15"/>
        </table:table-row>
        <table:table-row table:style-name="ro2">
          <table:table-cell office:value-type="string" calcext:value-type="string">
            <office:annotation draw:style-name="gr119" draw:text-style-name="P2" svg:width="298.15pt" svg:height="120.33pt" svg:x="81.01pt" svg:y="1652.63pt" draw:caption-point-x="-17.06pt" draw:caption-point-y="46.15pt">
              <dc:date>2016-01-22T00:00:00</dc:date>
              <text:p text:style-name="P1"><text:span text:style-name="T1">Chi square tests are usually performed to determine the significance of the difference between category counts in nominal and ordinal data. They compare observed counts with expected counts given marginal values.</text:span></text:p>
              <text:p text:style-name="P1"><text:span text:style-name="T1"/></text:p>
              <text:p text:style-name="P1"><text:span text:style-name="T1">See Calc: CHIDIST, CHIINV, CHISQ.DIST, CHISQ.DIST.RT, CHISQ.INV, CHISQ.INV.RT, CHISQ.TEST, CHISQDIST, CHISQINV, CHITEST, Data Statistics in Calc</text:span></text:p>
              <text:p text:style-name="P1"><text:span text:style-name="T1"/></text:p>
              <text:p text:style-name="P1"><text:span text:style-name="T1">See DANSYS: <text:s/>CTAB1, CTAB2</text:span></text:p>
            </office:annotation>
            <text:p>Chi-square test</text:p>
          </table:table-cell>
          <table:table-cell table:number-columns-repeated="9"/>
          <table:table-cell table:style-name="ce30"/>
          <table:table-cell table:number-columns-repeated="9"/>
          <table:table-cell office:value-type="string" calcext:value-type="string">
            <text:p>pmf</text:p>
          </table:table-cell>
          <table:table-cell office:value-type="string" calcext:value-type="string">
            <text:p>(1-p)<text:span text:style-name="T21">k</text:span>p</text:p>
          </table:table-cell>
          <table:table-cell office:value-type="string" calcext:value-type="string">
            <text:p>(1-p)<text:span text:style-name="T21">k-1</text:span>p</text:p>
          </table:table-cell>
          <table:table-cell table:number-columns-repeated="2"/>
          <table:table-cell office:value-type="string" calcext:value-type="string">
            <text:p>pdf</text:p>
          </table:table-cell>
          <table:table-cell office:value-type="string" calcext:value-type="string">
            <text:p>Fx,y (x,y)=F(x)G(y){1+aA(F(x))B(G(y))}</text:p>
          </table:table-cell>
          <table:table-cell table:number-columns-repeated="11"/>
        </table:table-row>
        <table:table-row table:style-name="ro2">
          <table:table-cell office:value-type="string" calcext:value-type="string">
            <office:annotation draw:style-name="gr13" draw:text-style-name="P2" svg:width="278.87pt" svg:height="128.86pt" svg:x="81.24pt" svg:y="1669.38pt" draw:caption-point-x="-17.29pt" draw:caption-point-y="42.8pt">
              <dc:date>2016-01-22T00:00:00</dc:date>
              <text:p text:style-name="P1"><text:span text:style-name="T1">The Chi Square goodness of fit test provides a test of the fit of data to a particular distribution. Particularly, it compares observed frequencies with those that would be expected in a specified distribution.</text:span></text:p>
              <text:p text:style-name="P1"><text:span text:style-name="T1"/></text:p>
              <text:p text:style-name="P1"><text:span text:style-name="T1">See Calc: CHIDIST, CHIINV, CHISQ.DIST, CHISQ.DIST.RT, CHISQ.INV, CHISQ.INV.RT, CHISQ.TEST, CHISQDIST, CHISQINV, CHITEST</text:span></text:p>
              <text:p text:style-name="P1"><text:span text:style-name="T1"/></text:p>
              <text:p text:style-name="P1"><text:span text:style-name="T1">See DANSYS: ESTDIST, CSGOF, Rankits, GroupComp, EXPCONF</text:span></text:p>
            </office:annotation>
            <text:p>Chi-Square Goodness of Fit Test</text:p>
          </table:table-cell>
          <table:table-cell table:number-columns-repeated="9"/>
          <table:table-cell table:style-name="ce30"/>
          <table:table-cell table:number-columns-repeated="9"/>
          <table:table-cell office:value-type="string" calcext:value-type="string">
            <text:p>CDF</text:p>
          </table:table-cell>
          <table:table-cell office:value-type="string" calcext:value-type="string">
            <text:p>1-(1-p)<text:span text:style-name="T21">k+1</text:span></text:p>
          </table:table-cell>
          <table:table-cell office:value-type="string" calcext:value-type="string">
            <text:p>1-(1-p)<text:span text:style-name="T21">k</text:span></text:p>
          </table:table-cell>
          <table:table-cell table:number-columns-repeated="3"/>
          <table:table-cell office:value-type="string" calcext:value-type="string">
            <text:p>where</text:p>
          </table:table-cell>
          <table:table-cell office:value-type="string" calcext:value-type="string">
            <text:p>A(x)<text:span text:style-name="T13">→0 and B(x))→0 as x→1</text:span></text:p>
          </table:table-cell>
          <table:table-cell table:number-columns-repeated="10"/>
        </table:table-row>
        <table:table-row table:style-name="ro5">
          <table:table-cell table:style-name="Default" office:value-type="string" calcext:value-type="string">
            <office:annotation draw:style-name="gr120" draw:text-style-name="P2" svg:width="290.78pt" svg:height="53.18pt" svg:x="81.24pt" svg:y="1682.76pt" draw:caption-point-x="-17.29pt" draw:caption-point-y="42.8pt">
              <dc:date>2016-01-22T00:00:00</dc:date>
              <text:p text:style-name="P1"><text:span text:style-name="T1">A chirplet transform represents a translated tiling of the time-frequency plane. Chirplets are most commonly used in signal processing.</text:span></text:p>
            </office:annotation>
            <text:p>Chirplet transform</text:p>
          </table:table-cell>
          <table:table-cell table:number-columns-repeated="9"/>
          <table:table-cell table:style-name="ce30"/>
          <table:table-cell table:number-columns-repeated="9"/>
          <table:table-cell office:value-type="string" calcext:value-type="string">
            <text:p>Mean</text:p>
          </table:table-cell>
          <table:table-cell office:value-type="string" calcext:value-type="string">
            <text:p>(1-p)/p</text:p>
          </table:table-cell>
          <table:table-cell office:value-type="string" calcext:value-type="string">
            <text:p>1/p</text:p>
          </table:table-cell>
          <table:table-cell table:number-columns-repeated="4"/>
          <table:table-cell office:value-type="string" calcext:value-type="string">
            <text:p>and the 'kernels' A(x), B(x) satisfy certain regularity</text:p>
          </table:table-cell>
          <table:table-cell table:number-columns-repeated="10"/>
        </table:table-row>
        <table:table-row table:style-name="ro2">
          <table:table-cell office:value-type="string" calcext:value-type="string">
            <office:annotation draw:style-name="gr13" draw:text-style-name="P2" svg:width="248.74pt" svg:height="128.86pt" svg:x="81.24pt" svg:y="1695.57pt" draw:caption-point-x="-17.29pt" draw:caption-point-y="42.8pt">
              <dc:date>2016-01-22T00:00:00</dc:date>
              <text:p text:style-name="P1"><text:span text:style-name="T1">A Cholesky decomposition factors a Hermitian, positive definite matrix into a lower triangular matrix and its conjugate transpose.</text:span></text:p>
              <text:p text:style-name="P1"><text:span text:style-name="T1"/></text:p>
              <text:p text:style-name="P1"><text:span text:style-name="T1">Cholesky factors can expedite numerical procedures and make them more effective. They can be used in linear least squares solutions, nonlinear optimization, Monte Carlo simulations, Kalman filters, and matrix inversion.</text:span></text:p>
              <text:p text:style-name="P1"><text:span text:style-name="T1"/></text:p>
              <text:p text:style-name="P1"><text:span text:style-name="T1">See DANSYS: Cholesky</text:span></text:p>
            </office:annotation>
            <text:p>Cholesky decomposition</text:p>
          </table:table-cell>
          <table:table-cell table:number-columns-repeated="8"/>
          <table:table-cell office:value-type="string" calcext:value-type="string">
            <text:p>Mean</text:p>
          </table:table-cell>
          <table:table-cell table:style-name="ce30"/>
          <table:table-cell table:style-name="ce24" office:value-type="string" calcext:value-type="string">
            <text:p>μ+<text:span text:style-name="T16">σγ if ξ=0</text:span></text:p>
          </table:table-cell>
          <table:table-cell table:number-columns-repeated="8"/>
          <table:table-cell>
            <draw:frame table:end-cell-address="Glossary.W136" table:end-x="29.17pt" table:end-y="11.79pt" draw:z-index="104" draw:style-name="gr27" draw:text-style-name="P3" svg:width="98.42pt" svg:height="30.73pt" svg:x="59.27pt" svg:y="7.26pt">
              <loext:p/>
              <draw:object xlink:href="./Object 105" xlink:type="simple" xlink:show="embed" xlink:actuate="onLoad"/>
              <draw:image xlink:href="./ObjectReplacements/Object 105" xlink:type="simple" xlink:show="embed" xlink:actuate="onLoad"/>
            </draw:frame>
          </table:table-cell>
          <table:table-cell/>
          <table:table-cell>
            <draw:frame table:end-cell-address="Glossary.Y136" table:end-x="24.58pt" table:end-y="11.96pt" draw:z-index="105" draw:style-name="gr27" draw:text-style-name="P3" svg:width="113.53pt" svg:height="30.73pt" svg:x="39.54pt" svg:y="7.43pt">
              <loext:p/>
              <draw:object xlink:href="./Object 106" xlink:type="simple" xlink:show="embed" xlink:actuate="onLoad"/>
              <draw:image xlink:href="./ObjectReplacements/Object 106" xlink:type="simple" xlink:show="embed" xlink:actuate="onLoad"/>
            </draw:frame>
          </table:table-cell>
          <table:table-cell table:number-columns-repeated="4"/>
          <table:table-cell office:value-type="string" calcext:value-type="string">
            <text:p>conditions ensuring that the pdf has absolutely</text:p>
          </table:table-cell>
          <table:table-cell table:number-columns-repeated="10"/>
        </table:table-row>
        <table:table-row table:style-name="ro5">
          <table:table-cell office:value-type="string" calcext:value-type="string">
            <office:annotation draw:style-name="gr121" draw:text-style-name="P2" svg:width="252.71pt" svg:height="102.5pt" svg:x="81.24pt" svg:y="1708.98pt" draw:caption-point-x="-17.29pt" draw:caption-point-y="42.8pt">
              <dc:date>2016-01-22T00:00:00</dc:date>
              <text:p text:style-name="P1"><text:span text:style-name="T1">A Choose function selects a value from a list given an index.</text:span></text:p>
              <text:p text:style-name="P1"><text:span text:style-name="T1"/></text:p>
              <text:p text:style-name="P1"><text:span text:style-name="T1">See Calc: CHOOSE</text:span></text:p>
            </office:annotation>
            <text:p>Choose</text:p>
          </table:table-cell>
          <table:table-cell table:number-columns-repeated="9"/>
          <table:table-cell table:style-name="ce30"/>
          <table:table-cell table:number-columns-repeated="9"/>
          <table:table-cell office:value-type="string" calcext:value-type="string">
            <text:p>Median</text:p>
          </table:table-cell>
          <table:table-cell table:number-columns-repeated="6"/>
          <table:table-cell office:value-type="string" calcext:value-type="string">
            <text:p>continuous marginals F(x) and G(x)</text:p>
          </table:table-cell>
          <table:table-cell table:number-columns-repeated="10"/>
        </table:table-row>
        <table:table-row table:style-name="ro2">
          <table:table-cell office:value-type="string" calcext:value-type="string">
            <office:annotation draw:style-name="gr122" draw:text-style-name="P2" svg:width="308.24pt" svg:height="77.67pt" svg:x="81.24pt" svg:y="1721.76pt" draw:caption-point-x="-17.29pt" draw:caption-point-y="42.8pt">
              <dc:date>2016-01-22T00:00:00</dc:date>
              <text:p text:style-name="P1"><text:span text:style-name="T1">A circular left shift moves all the bits in a binary number string to the left a specified number of places, moving the off-shifted bits back to the right side of the string.</text:span></text:p>
              <text:p text:style-name="P1"><text:span text:style-name="T1"/></text:p>
              <text:p text:style-name="P1"><text:span text:style-name="T1">See DANSYS: BCSHFTL</text:span></text:p>
            </office:annotation>
            <text:p>Circular left shift</text:p>
          </table:table-cell>
          <table:table-cell table:number-columns-repeated="9"/>
          <table:table-cell table:style-name="ce30"/>
          <table:table-cell table:style-name="ce25" office:value-type="string" calcext:value-type="string">
            <text:p>∞ if <text:span text:style-name="T16">ξ</text:span><text:span text:style-name="T13">≥1</text:span></text:p>
          </table:table-cell>
          <table:table-cell table:number-columns-repeated="26"/>
        </table:table-row>
        <table:table-row table:style-name="ro5">
          <table:table-cell office:value-type="string" calcext:value-type="string">
            <office:annotation draw:style-name="gr123" draw:text-style-name="P2" svg:width="267.76pt" svg:height="71.8pt" svg:x="81.24pt" svg:y="1735.17pt" draw:caption-point-x="-17.29pt" draw:caption-point-y="42.8pt">
              <dc:date>2016-01-22T00:00:00</dc:date>
              <text:p text:style-name="P1"><text:span text:style-name="T1">A circular right shift moves all the bits in a binary number string to the right a specified number of places, moving the off-shifted bits back to the left side of the string.</text:span></text:p>
              <text:p text:style-name="P1"><text:span text:style-name="T1"/></text:p>
              <text:p text:style-name="P1"><text:span text:style-name="T1">See DANSYS: BCSHFTR</text:span></text:p>
            </office:annotation>
            <text:p>Circular right shift</text:p>
          </table:table-cell>
          <table:table-cell table:number-columns-repeated="10"/>
          <table:table-cell>
            <draw:frame table:end-cell-address="Glossary.N139" table:end-x="5.19pt" table:end-y="1.76pt" draw:z-index="33" draw:style-name="gr27" draw:text-style-name="P3" svg:width="125.01pt" svg:height="26.48pt" svg:x="8.67pt" svg:y="0.88pt">
              <loext:p/>
              <draw:object xlink:href="./Object 35" xlink:type="simple" xlink:show="embed" xlink:actuate="onLoad"/>
              <draw:image xlink:href="./ObjectReplacements/Object 35" xlink:type="simple" xlink:show="embed" xlink:actuate="onLoad"/>
            </draw:frame>
          </table:table-cell>
          <table:table-cell table:number-columns-repeated="3"/>
          <table:table-cell office:value-type="string" calcext:value-type="string">
            <text:p>Statistics for gamma distributions</text:p>
          </table:table-cell>
          <table:table-cell table:number-columns-repeated="9"/>
          <table:table-cell office:value-type="string" calcext:value-type="string">
            <text:p>In the bivariate case:</text:p>
          </table:table-cell>
          <table:table-cell table:number-columns-repeated="12"/>
        </table:table-row>
        <table:table-row table:style-name="ro5">
          <table:table-cell office:value-type="string" calcext:value-type="string">
            <office:annotation draw:style-name="gr124" draw:text-style-name="P2" svg:width="234.45pt" svg:height="90pt" svg:x="81.24pt" svg:y="1747.96pt" draw:caption-point-x="-17.29pt" draw:caption-point-y="42.8pt">
              <dc:date>2016-01-23T00:00:00</dc:date>
              <text:p text:style-name="P1"><text:span text:style-name="T1">Calc's CLEAN function removes all nonprinting characters from a text string.</text:span></text:p>
              <text:p text:style-name="P1"><text:span text:style-name="T1"/></text:p>
              <text:p text:style-name="P1"><text:span text:style-name="T1">See Calc: CLEAN</text:span></text:p>
            </office:annotation>
            <text:p>Clean</text:p>
          </table:table-cell>
          <table:table-cell table:number-columns-repeated="3"/>
          <table:table-cell office:value-type="string" calcext:value-type="string">
            <text:p>CDF</text:p>
          </table:table-cell>
          <table:table-cell/>
          <table:table-cell>
            <draw:frame table:end-cell-address="Glossary.H140" table:end-x="27.78pt" table:end-y="9.47pt" draw:z-index="34" draw:style-name="gr27" draw:text-style-name="P3" svg:width="91.25pt" svg:height="34.92pt" svg:x="0.79pt" svg:y="0.77pt">
              <loext:p/>
              <draw:object xlink:href="./Object 45" xlink:type="simple" xlink:show="embed" xlink:actuate="onLoad"/>
              <draw:image xlink:href="./ObjectReplacements/Object 45" xlink:type="simple" xlink:show="embed" xlink:actuate="onLoad"/>
            </draw:frame>
          </table:table-cell>
          <table:table-cell table:number-columns-repeated="3"/>
          <table:table-cell table:style-name="ce30"/>
          <table:table-cell table:number-columns-repeated="9"/>
          <table:table-cell office:value-type="string" calcext:value-type="string">
            <text:p>Mode</text:p>
          </table:table-cell>
          <table:table-cell office:value-type="float" office:value="1" calcext:value-type="float">
            <text:p>1</text:p>
          </table:table-cell>
          <table:table-cell office:value-type="float" office:value="0" calcext:value-type="float">
            <text:p>0</text:p>
          </table:table-cell>
          <table:table-cell table:number-columns-repeated="2"/>
          <table:table-cell office:value-type="string" calcext:value-type="string">
            <text:p>Mean</text:p>
          </table:table-cell>
          <table:table-cell office:value-type="string" calcext:value-type="string">
            <text:p>0.5+aC(1;p2,q2)K(r,n,p1,q1)</text:p>
          </table:table-cell>
          <table:table-cell/>
          <table:table-cell office:value-type="string" calcext:value-type="string">
            <text:p>where</text:p>
          </table:table-cell>
          <table:table-cell table:number-columns-repeated="9"/>
        </table:table-row>
        <table:table-row table:style-name="ro2">
          <table:table-cell table:style-name="Default" office:value-type="string" calcext:value-type="string">
            <office:annotation draw:style-name="gr14" draw:text-style-name="P2" svg:width="82.18pt" svg:height="84.08pt" svg:x="81.24pt" svg:y="1760.77pt" draw:caption-point-x="-17.29pt" draw:caption-point-y="42.8pt">
              <dc:date>2016-01-23T00:00:00</dc:date>
              <text:p text:style-name="P1"><text:span text:style-name="T1">The Cliff-Ord test is a measure of spatial autocorrelation originally used for geographic data.</text:span></text:p>
            </office:annotation>
            <text:p>Cliff-Ord Test</text:p>
          </table:table-cell>
          <table:table-cell table:number-columns-repeated="8"/>
          <table:table-cell office:value-type="string" calcext:value-type="string">
            <text:p>Median</text:p>
          </table:table-cell>
          <table:table-cell table:style-name="ce30"/>
          <table:table-cell table:number-columns-repeated="4"/>
          <table:table-cell office:value-type="string" calcext:value-type="string">
            <text:p>Parameters</text:p>
          </table:table-cell>
          <table:table-cell/>
          <table:table-cell office:value-type="string" calcext:value-type="string">
            <text:p>k&gt;0 shape</text:p>
          </table:table-cell>
          <table:table-cell table:style-name="ce24" office:value-type="string" calcext:value-type="string">
            <text:p>α&gt;0 shape</text:p>
          </table:table-cell>
          <table:table-cell/>
          <table:table-cell office:value-type="string" calcext:value-type="string">
            <text:p>Variance</text:p>
          </table:table-cell>
          <table:table-cell office:value-type="string" calcext:value-type="string">
            <text:p>(1-p)/p<text:span text:style-name="T21">2</text:span></text:p>
          </table:table-cell>
          <table:table-cell office:value-type="string" calcext:value-type="string">
            <text:p>(1-p)/p<text:span text:style-name="T21">2</text:span></text:p>
          </table:table-cell>
          <table:table-cell table:number-columns-repeated="15"/>
        </table:table-row>
        <table:table-row table:style-name="ro5">
          <table:table-cell office:value-type="string" calcext:value-type="string">
            <office:annotation draw:style-name="gr125" draw:text-style-name="P2" svg:width="240.8pt" svg:height="102.3pt" svg:x="81.24pt" svg:y="1774.18pt" draw:caption-point-x="-17.29pt" draw:caption-point-y="42.8pt">
              <dc:date>2016-01-23T00:00:00</dc:date>
              <text:p text:style-name="P1"><text:span text:style-name="T1">A clock is a device that measures time. The DANSYS CLOCK function returns the number of hours, minutes, and seconds since midnight.</text:span></text:p>
              <text:p text:style-name="P1"><text:span text:style-name="T1"/></text:p>
              <text:p text:style-name="P1"><text:span text:style-name="T1">See DANSYS: CLOCK</text:span></text:p>
            </office:annotation>
            <text:p>Clock</text:p>
          </table:table-cell>
          <table:table-cell table:number-columns-repeated="9"/>
          <table:table-cell table:style-name="ce30"/>
          <table:table-cell>
            <draw:frame table:end-cell-address="Glossary.M141" table:end-x="44.02pt" table:end-y="0.99pt" draw:z-index="44" draw:style-name="gr27" draw:text-style-name="P3" svg:width="94.85pt" svg:height="10.66pt" svg:x="13.44pt" svg:y="3.12pt">
              <loext:p/>
              <draw:object xlink:href="./Object 36" xlink:type="simple" xlink:show="embed" xlink:actuate="onLoad"/>
              <draw:image xlink:href="./ObjectReplacements/Object 36" xlink:type="simple" xlink:show="embed" xlink:actuate="onLoad"/>
            </draw:frame>
          </table:table-cell>
          <table:table-cell table:number-columns-repeated="5"/>
          <table:table-cell table:style-name="ce24" office:value-type="string" calcext:value-type="string">
            <text:p>ͭθ&gt;0 scale</text:p>
          </table:table-cell>
          <table:table-cell table:style-name="ce24" office:value-type="string" calcext:value-type="string">
            <text:p>β&gt;0 rate</text:p>
          </table:table-cell>
          <table:table-cell table:number-columns-repeated="2"/>
          <table:table-cell>
            <draw:frame table:end-cell-address="Glossary.V143" table:end-x="52.84pt" table:end-y="3.09pt" draw:z-index="106" draw:style-name="gr27" draw:text-style-name="P3" svg:width="39.37pt" svg:height="29.59pt" svg:x="13.46pt" svg:y="11.88pt">
              <loext:p/>
              <draw:object xlink:href="./Object 107" xlink:type="simple" xlink:show="embed" xlink:actuate="onLoad"/>
              <draw:image xlink:href="./ObjectReplacements/Object 107" xlink:type="simple" xlink:show="embed" xlink:actuate="onLoad"/>
            </draw:frame>
          </table:table-cell>
          <table:table-cell>
            <draw:frame table:end-cell-address="Glossary.W143" table:end-x="51.31pt" table:end-y="3.37pt" draw:z-index="107" draw:style-name="gr27" draw:text-style-name="P3" svg:width="39.37pt" svg:height="29.59pt" svg:x="11.93pt" svg:y="12.16pt">
              <loext:p/>
              <draw:object xlink:href="./Object 108" xlink:type="simple" xlink:show="embed" xlink:actuate="onLoad"/>
              <draw:image xlink:href="./ObjectReplacements/Object 108" xlink:type="simple" xlink:show="embed" xlink:actuate="onLoad"/>
            </draw:frame>
          </table:table-cell>
          <table:table-cell table:number-columns-repeated="3"/>
          <table:table-cell>
            <draw:frame table:end-cell-address="Glossary.AJ142" table:end-x="22.9pt" table:end-y="6.8pt" draw:z-index="158" draw:style-name="gr27" draw:text-style-name="P3" svg:width="600.35pt" svg:height="32.4pt" svg:x="0.79pt" svg:y="0pt">
              <loext:p/>
              <draw:object xlink:href="./Object 159" xlink:type="simple" xlink:show="embed" xlink:actuate="onLoad"/>
              <draw:image xlink:href="./ObjectReplacements/Object 159" xlink:type="simple" xlink:show="embed" xlink:actuate="onLoad"/>
            </draw:frame>
          </table:table-cell>
          <table:table-cell table:number-columns-repeated="11"/>
        </table:table-row>
        <table:table-row table:style-name="ro5">
          <table:table-cell table:style-name="ce16" office:value-type="string" calcext:value-type="string">
            <office:annotation draw:style-name="gr20" draw:text-style-name="P2" svg:width="82.18pt" svg:height="106.47pt" svg:x="81.24pt" svg:y="1786.96pt" draw:caption-point-x="-17.29pt" draw:caption-point-y="42.8pt">
              <dc:date>2016-01-23T00:00:00</dc:date>
              <text:p text:style-name="P1"><text:span text:style-name="T1">Clustering techniques attempt to categorize items that are more similar than other items according to attributes.</text:span></text:p>
            </office:annotation>
            <text:p>Clustering techniques such as linkage, complete linkage, average linkage, K-means </text:p>
          </table:table-cell>
          <table:table-cell table:number-columns-repeated="9"/>
          <table:table-cell table:style-name="ce30"/>
          <table:table-cell table:number-columns-repeated="5"/>
          <table:table-cell>
            <draw:frame table:end-cell-address="Glossary.R143" table:end-x="33.51pt" table:end-y="9.24pt" draw:z-index="35" draw:style-name="gr27" draw:text-style-name="P3" svg:width="95.39pt" svg:height="29.51pt" svg:x="2.38pt" svg:y="5.33pt">
              <loext:p/>
              <draw:object xlink:href="./Object 51" xlink:type="simple" xlink:show="embed" xlink:actuate="onLoad"/>
              <draw:image xlink:href="./ObjectReplacements/Object 51" xlink:type="simple" xlink:show="embed" xlink:actuate="onLoad"/>
            </draw:frame>
          </table:table-cell>
          <table:table-cell table:number-columns-repeated="3"/>
          <table:table-cell office:value-type="string" calcext:value-type="string">
            <text:p>Skewness</text:p>
          </table:table-cell>
          <table:table-cell table:number-columns-repeated="17"/>
        </table:table-row>
        <table:table-row table:style-name="ro5">
          <table:table-cell table:style-name="Default" office:value-type="string" calcext:value-type="string">
            <office:annotation draw:style-name="gr15" draw:text-style-name="P2" svg:width="82.18pt" svg:height="162.45pt" svg:x="81.24pt" svg:y="1799.77pt" draw:caption-point-x="-17.29pt" draw:caption-point-y="42.8pt">
              <dc:date>2016-01-23T00:00:00</dc:date>
              <text:p text:style-name="P1"><text:span text:style-name="T1">Cochran's Q test is used to analyze two-way randomized block designs in which the response variable is dichotomous. It tests whether the proportion of hits (or misses) is the same between groups.</text:span></text:p>
            </office:annotation>
            <text:p>Cochran's Q</text:p>
          </table:table-cell>
          <table:table-cell table:number-columns-repeated="10"/>
          <table:table-cell>
            <draw:frame table:end-cell-address="Glossary.N144" table:end-x="4.59pt" table:end-y="2.86pt" draw:z-index="50" draw:style-name="gr27" draw:text-style-name="P3" svg:width="129.15pt" svg:height="25.37pt" svg:x="3.94pt" svg:y="3.09pt">
              <loext:p/>
              <draw:object xlink:href="./Object 37" xlink:type="simple" xlink:show="embed" xlink:actuate="onLoad"/>
              <draw:image xlink:href="./ObjectReplacements/Object 37" xlink:type="simple" xlink:show="embed" xlink:actuate="onLoad"/>
            </draw:frame>
          </table:table-cell>
          <table:table-cell table:number-columns-repeated="6"/>
          <table:table-cell>
            <draw:frame table:end-cell-address="Glossary.T144" table:end-x="23.41pt" table:end-y="0.37pt" draw:z-index="36" draw:style-name="gr27" draw:text-style-name="P3" svg:width="86.88pt" svg:height="25.97pt" svg:x="0.79pt" svg:y="0pt">
              <loext:p/>
              <draw:object xlink:href="./Object 52" xlink:type="simple" xlink:show="embed" xlink:actuate="onLoad"/>
              <draw:image xlink:href="./ObjectReplacements/Object 52" xlink:type="simple" xlink:show="embed" xlink:actuate="onLoad"/>
            </draw:frame>
          </table:table-cell>
          <table:table-cell table:number-columns-repeated="19"/>
        </table:table-row>
        <table:table-row table:style-name="ro5">
          <table:table-cell office:value-type="string" calcext:value-type="string">
            <office:annotation draw:style-name="gr126" draw:text-style-name="P2" svg:width="321.7pt" svg:height="81.27pt" svg:x="81.24pt" svg:y="1812.56pt" draw:caption-point-x="-17.29pt" draw:caption-point-y="42.8pt">
              <dc:date>2016-01-23T00:00:00</dc:date>
              <text:p text:style-name="P1"><text:span text:style-name="T1">The coefficient of concentration is a measure of uniformity of values. It is the proportion of values that fall within a certain interval.</text:span></text:p>
              <text:p text:style-name="P1"><text:span text:style-name="T1"/></text:p>
              <text:p text:style-name="P1"><text:span text:style-name="T1">See DANSYS: Rprofile, COC</text:span></text:p>
            </office:annotation>
            <text:p>Coefficient of concentration</text:p>
          </table:table-cell>
          <table:table-cell table:number-columns-repeated="5"/>
          <table:table-cell>
            <draw:frame table:end-cell-address="Glossary.H145" table:end-x="19.84pt" table:end-y="2.21pt" draw:z-index="51" draw:style-name="gr27" draw:text-style-name="P3" svg:width="83.31pt" svg:height="27.01pt" svg:x="0.79pt" svg:y="0.79pt">
              <loext:p/>
              <draw:object xlink:href="./Object 46" xlink:type="simple" xlink:show="embed" xlink:actuate="onLoad"/>
              <draw:image xlink:href="./ObjectReplacements/Object 46" xlink:type="simple" xlink:show="embed" xlink:actuate="onLoad"/>
            </draw:frame>
          </table:table-cell>
          <table:table-cell table:number-columns-repeated="3"/>
          <table:table-cell table:style-name="ce30"/>
          <table:table-cell table:number-columns-repeated="4"/>
          <table:table-cell office:value-type="string" calcext:value-type="string">
            <text:p>pdf</text:p>
          </table:table-cell>
          <table:table-cell table:number-columns-repeated="22"/>
        </table:table-row>
        <table:table-row table:style-name="ro5">
          <table:table-cell office:value-type="string" calcext:value-type="string">
            <office:annotation draw:style-name="gr127" draw:text-style-name="P2" svg:width="288.4pt" svg:height="108.51pt" svg:x="81.24pt" svg:y="1825.37pt" draw:caption-point-x="-17.29pt" draw:caption-point-y="42.8pt">
              <dc:date>2016-01-23T00:00:00</dc:date>
              <text:p text:style-name="P1"><text:span text:style-name="T1">The coefficient of variation is the ratio of the standard deviation to the mean and is a measure of dispersion often used in laboratory studies in chemistry and physics.</text:span></text:p>
              <text:p text:style-name="P1"><text:span text:style-name="T1"/></text:p>
              <text:p text:style-name="P1"><text:span text:style-name="T1">See DANSYS: Rprofile, MDCCOV, CV, CVp</text:span></text:p>
              <text:p text:style-name="P1"><text:span text:style-name="T1"/></text:p>
              <text:p text:style-name="P1"><text:span text:style-name="T1"/></text:p>
            </office:annotation>
            <text:p>Coefficient of Variation</text:p>
          </table:table-cell>
          <table:table-cell table:number-columns-repeated="3"/>
          <table:table-cell office:value-type="string" calcext:value-type="string">
            <text:p>Mean</text:p>
          </table:table-cell>
          <table:table-cell table:number-columns-repeated="5"/>
          <table:table-cell table:style-name="ce30"/>
          <table:table-cell table:number-columns-repeated="9"/>
          <table:table-cell office:value-type="string" calcext:value-type="string">
            <text:p>Kurtosis</text:p>
          </table:table-cell>
          <table:table-cell>
            <draw:frame table:end-cell-address="Glossary.V146" table:end-x="54.6pt" table:end-y="9.98pt" draw:z-index="108" draw:style-name="gr27" draw:text-style-name="P3" svg:width="48.3pt" svg:height="29.2pt" svg:x="6.29pt" svg:y="6.38pt">
              <loext:p/>
              <draw:object xlink:href="./Object 109" xlink:type="simple" xlink:show="embed" xlink:actuate="onLoad"/>
              <draw:image xlink:href="./ObjectReplacements/Object 109" xlink:type="simple" xlink:show="embed" xlink:actuate="onLoad"/>
            </draw:frame>
          </table:table-cell>
          <table:table-cell>
            <draw:frame table:end-cell-address="Glossary.W146" table:end-x="59.41pt" table:end-y="10.18pt" draw:z-index="109" draw:style-name="gr27" draw:text-style-name="P3" svg:width="48.3pt" svg:height="29.2pt" svg:x="11.11pt" svg:y="6.58pt">
              <loext:p/>
              <draw:object xlink:href="./Object 110" xlink:type="simple" xlink:show="embed" xlink:actuate="onLoad"/>
              <draw:image xlink:href="./ObjectReplacements/Object 110" xlink:type="simple" xlink:show="embed" xlink:actuate="onLoad"/>
            </draw:frame>
          </table:table-cell>
          <table:table-cell table:number-columns-repeated="15"/>
        </table:table-row>
        <table:table-row table:style-name="ro5">
          <table:table-cell office:value-type="string" calcext:value-type="string">
            <office:annotation draw:style-name="gr128" draw:text-style-name="P2" svg:width="259.06pt" svg:height="127.39pt" svg:x="81.24pt" svg:y="1838.15pt" draw:caption-point-x="-17.29pt" draw:caption-point-y="42.8pt">
              <dc:date>2016-01-23T00:00:00</dc:date>
              <text:p text:style-name="P1"><text:span text:style-name="T1">In curvilinear (polynomial) regressions, coefficients cannot reliably be interpreted separately and the regression equation should be considered as a whole.</text:span></text:p>
              <text:p text:style-name="P1"><text:span text:style-name="T1"/></text:p>
              <text:p text:style-name="P1"><text:span text:style-name="T1">See Calc: Chart Type XY, Smooth Line Properties, Trend Lines</text:span></text:p>
              <text:p text:style-name="P1"><text:span text:style-name="T1"/></text:p>
              <text:p text:style-name="P1"><text:span text:style-name="T1"/></text:p>
            </office:annotation>
            <text:p>Coefficients from curvilinear regression </text:p>
          </table:table-cell>
          <table:table-cell table:number-columns-repeated="8"/>
          <table:table-cell office:value-type="string" calcext:value-type="string">
            <text:p>Mode</text:p>
          </table:table-cell>
          <table:table-cell table:style-name="ce30"/>
          <table:table-cell table:number-columns-repeated="27"/>
        </table:table-row>
        <table:table-row table:style-name="ro2">
          <table:table-cell table:style-name="Default" office:value-type="string" calcext:value-type="string">
            <office:annotation draw:style-name="gr129" draw:text-style-name="P2" svg:width="235.25pt" svg:height="47.34pt" svg:x="81.24pt" svg:y="1850.97pt" draw:caption-point-x="-17.29pt" draw:caption-point-y="42.8pt">
              <dc:date>2016-01-23T00:00:00</dc:date>
              <text:p text:style-name="P1"><text:span text:style-name="T1">Cohen's kappa coefficients are used to measure inter-rater agreement for qualitative measures.</text:span></text:p>
            </office:annotation>
            <text:p>Cohen's agreement coefficients, kappas</text:p>
          </table:table-cell>
          <table:table-cell table:number-columns-repeated="9"/>
          <table:table-cell table:style-name="ce30"/>
          <table:table-cell table:style-name="ce24" office:value-type="string" calcext:value-type="string">
            <text:p>ͮͮμ if <text:span text:style-name="T16">ξ=0</text:span></text:p>
          </table:table-cell>
          <table:table-cell table:number-columns-repeated="26"/>
        </table:table-row>
        <table:table-row table:style-name="ro5">
          <table:table-cell table:style-name="ce13" office:value-type="string" calcext:value-type="string">
            <office:annotation draw:style-name="gr10" draw:text-style-name="P2" svg:width="82.18pt" svg:height="95.27pt" svg:x="81.24pt" svg:y="1864.37pt" draw:caption-point-x="-17.29pt" draw:caption-point-y="42.8pt">
              <dc:date>2016-01-23T00:00:00</dc:date>
              <text:p text:style-name="P1"><text:span text:style-name="T1">Cohort analysis apprehends subjects as units in related groups, such as people in particular age categories. </text:span></text:p>
            </office:annotation>
            <text:p>Cohort analysis</text:p>
          </table:table-cell>
          <table:table-cell table:number-columns-repeated="14"/>
          <table:table-cell office:value-type="string" calcext:value-type="string">
            <text:p>CDF</text:p>
          </table:table-cell>
          <table:table-cell>
            <draw:frame table:end-cell-address="Glossary.R149" table:end-x="10.71pt" table:end-y="1.9pt" draw:z-index="53" draw:style-name="gr27" draw:text-style-name="P3" svg:width="74.18pt" svg:height="27.5pt" svg:x="0.79pt" svg:y="0pt">
              <loext:p/>
              <draw:object xlink:href="./Object 53" xlink:type="simple" xlink:show="embed" xlink:actuate="onLoad"/>
              <draw:image xlink:href="./ObjectReplacements/Object 53" xlink:type="simple" xlink:show="embed" xlink:actuate="onLoad"/>
            </draw:frame>
          </table:table-cell>
          <table:table-cell>
            <draw:frame table:end-cell-address="Glossary.T148" table:end-x="7.11pt" table:end-y="11.37pt" draw:z-index="45" draw:style-name="gr27" draw:text-style-name="P3" svg:width="73.19pt" svg:height="24.15pt" svg:x="62.42pt" svg:y="0pt">
              <loext:p/>
              <draw:object xlink:href="./Object 54" xlink:type="simple" xlink:show="embed" xlink:actuate="onLoad"/>
              <draw:image xlink:href="./ObjectReplacements/Object 54" xlink:type="simple" xlink:show="embed" xlink:actuate="onLoad"/>
            </draw:frame>
          </table:table-cell>
          <table:table-cell table:number-columns-repeated="8"/>
          <table:table-cell>
            <draw:frame table:end-cell-address="Glossary.AF149" table:end-x="56.64pt" table:end-y="9.64pt" draw:z-index="159" draw:style-name="gr27" draw:text-style-name="P3" svg:width="377.09pt" svg:height="35.23pt" svg:x="0.79pt" svg:y="0pt">
              <loext:p/>
              <draw:object xlink:href="./Object 160" xlink:type="simple" xlink:show="embed" xlink:actuate="onLoad"/>
              <draw:image xlink:href="./ObjectReplacements/Object 160" xlink:type="simple" xlink:show="embed" xlink:actuate="onLoad"/>
            </draw:frame>
          </table:table-cell>
          <table:table-cell table:number-columns-repeated="11"/>
        </table:table-row>
        <table:table-row table:style-name="ro5">
          <table:table-cell office:value-type="string" calcext:value-type="string">
            <office:annotation draw:style-name="gr130" draw:text-style-name="P2" svg:width="258.24pt" svg:height="130.68pt" svg:x="81.24pt" svg:y="1877.16pt" draw:caption-point-x="-17.29pt" draw:caption-point-y="42.8pt">
              <dc:date>2016-01-23T00:00:00</dc:date>
              <text:p text:style-name="P1"><text:span text:style-name="T1">A column on a spreadsheet is an vertical array of cells one cell wide. Numerical contents of a column is called a column vector.</text:span></text:p>
              <text:p text:style-name="P1"><text:span text:style-name="T1"/></text:p>
              <text:p text:style-name="P1"><text:span text:style-name="T1">See Calc: Columns, Column, <text:s/>Addresses and References, Column format, Spreadsheet Functions, COLUMNS, COLUMN</text:span></text:p>
            </office:annotation>
            <text:p>Column</text:p>
          </table:table-cell>
          <table:table-cell table:number-columns-repeated="3"/>
          <table:table-cell office:value-type="string" calcext:value-type="string">
            <text:p>Mode</text:p>
          </table:table-cell>
          <table:table-cell/>
          <table:table-cell>
            <draw:frame table:end-cell-address="Glossary.H150" table:end-x="52.02pt" table:end-y="4.9pt" draw:z-index="52" draw:style-name="gr27" draw:text-style-name="P3" svg:width="115.48pt" svg:height="29.71pt" svg:x="0.79pt" svg:y="0.79pt">
              <loext:p/>
              <draw:object xlink:href="./Object 47" xlink:type="simple" xlink:show="embed" xlink:actuate="onLoad"/>
              <draw:image xlink:href="./ObjectReplacements/Object 47" xlink:type="simple" xlink:show="embed" xlink:actuate="onLoad"/>
            </draw:frame>
          </table:table-cell>
          <table:table-cell table:number-columns-repeated="4"/>
          <table:table-cell>
            <draw:frame table:end-cell-address="Glossary.N149" table:end-x="27.47pt" table:end-y="4pt" draw:z-index="46" draw:style-name="gr27" draw:text-style-name="P3" svg:width="148.05pt" svg:height="15.22pt" svg:x="7.91pt" svg:y="1.59pt">
              <loext:p/>
              <draw:object xlink:href="./Object 38" xlink:type="simple" xlink:show="embed" xlink:actuate="onLoad"/>
              <draw:image xlink:href="./ObjectReplacements/Object 38" xlink:type="simple" xlink:show="embed" xlink:actuate="onLoad"/>
            </draw:frame>
          </table:table-cell>
          <table:table-cell table:number-columns-repeated="26"/>
        </table:table-row>
        <table:table-row table:style-name="ro5">
          <table:table-cell office:value-type="string" calcext:value-type="string">
            <office:annotation draw:style-name="gr131" draw:text-style-name="P2" svg:width="351.07pt" svg:height="160.92pt" svg:x="81.24pt" svg:y="1889.97pt" draw:caption-point-x="-17.29pt" draw:caption-point-y="42.8pt">
              <dc:date>2016-01-23T00:00:00</dc:date>
              <text:p text:style-name="P1"><text:span text:style-name="T1">A combination is a way of selecting a number of items without respect or order (as in permutations). Combinatorial mathematics is concerned with calculating numbers of combinations and permutations. Many nonparametric statistics are based on combinations and permutations.</text:span></text:p>
              <text:p text:style-name="P1"><text:span text:style-name="T1"/></text:p>
              <text:p text:style-name="P1"><text:span text:style-name="T1">See Calc: COMBIN, COMBINA</text:span></text:p>
              <text:p text:style-name="P1"><text:span text:style-name="T1">See DANSYS: Combin1, Combin2</text:span></text:p>
            </office:annotation>
            <text:p>Combination</text:p>
          </table:table-cell>
          <table:table-cell table:number-columns-repeated="9"/>
          <table:table-cell table:style-name="ce30"/>
          <table:table-cell table:number-columns-repeated="27"/>
        </table:table-row>
        <table:table-row table:style-name="ro5">
          <table:table-cell table:style-name="Default" office:value-type="string" calcext:value-type="string">
            <office:annotation draw:style-name="gr9" draw:text-style-name="P2" svg:width="82.18pt" svg:height="61.68pt" svg:x="81.24pt" svg:y="1902.76pt" draw:caption-point-x="-17.29pt" draw:caption-point-y="42.8pt">
              <dc:date>2016-01-23T00:00:00</dc:date>
              <text:p text:style-name="P1"><text:span text:style-name="T1">Combinex methodology is a tabular method used in product attribute analysis</text:span></text:p>
            </office:annotation>
            <text:p>Combinex</text:p>
          </table:table-cell>
          <table:table-cell table:number-columns-repeated="9"/>
          <table:table-cell table:style-name="ce30"/>
          <table:table-cell>
            <draw:frame table:end-cell-address="Glossary.M152" table:end-x="13.69pt" table:end-y="1.5pt" draw:z-index="37" draw:style-name="gr27" draw:text-style-name="P3" svg:width="66.05pt" svg:height="25.63pt" svg:x="11.91pt" svg:y="1.47pt">
              <loext:p/>
              <draw:object xlink:href="./Object 39" xlink:type="simple" xlink:show="embed" xlink:actuate="onLoad"/>
              <draw:image xlink:href="./ObjectReplacements/Object 39" xlink:type="simple" xlink:show="embed" xlink:actuate="onLoad"/>
            </draw:frame>
          </table:table-cell>
          <table:table-cell table:number-columns-repeated="26"/>
        </table:table-row>
        <table:table-row table:style-name="ro5">
          <table:table-cell office:value-type="string" calcext:value-type="string">
            <office:annotation draw:style-name="gr132" draw:text-style-name="P2" svg:width="297.92pt" svg:height="85.46pt" svg:x="81.24pt" svg:y="1915.57pt" draw:caption-point-x="-17.29pt" draw:caption-point-y="42.8pt">
              <dc:date>2016-01-23T00:00:00</dc:date>
              <text:p text:style-name="P1"><text:span text:style-name="T1">Comments are annotations that can be attached to document. You are reading a spreadsheet comment. Spreadsheet comments can be attached to cells and are not displayed until the user floats the mouse pointer over the cell containing the content or clicks the Show Comment command.</text:span></text:p>
              <text:p text:style-name="P1"><text:span text:style-name="T1"/></text:p>
              <text:p text:style-name="P1"><text:span text:style-name="T1">See Calc: Inserting and Editing Comments, Comment</text:span></text:p>
            </office:annotation>
            <text:p>Comment</text:p>
          </table:table-cell>
          <table:table-cell table:number-columns-repeated="8"/>
          <table:table-cell office:value-type="string" calcext:value-type="string">
            <text:p>Variance</text:p>
          </table:table-cell>
          <table:table-cell table:style-name="ce30"/>
          <table:table-cell table:number-columns-repeated="27"/>
        </table:table-row>
        <table:table-row table:style-name="ro2">
          <table:table-cell office:value-type="string" calcext:value-type="string">
            <office:annotation draw:style-name="gr133" draw:text-style-name="P2" svg:width="274.9pt" svg:height="121.01pt" svg:x="81.24pt" svg:y="1928.35pt" draw:caption-point-x="-17.29pt" draw:caption-point-y="42.8pt">
              <dc:date>2016-01-23T00:00:00</dc:date>
              <text:p text:style-name="P1"><text:span text:style-name="T1">A common logarithm is a logarithms with base 10. Common logarithms are commonly used in the sciences, for instance, in chemistry to describe ionic concentrations. In statistics, they can be used to condense a very large range into a small area for display or to transform distributions with heavy tails and asymmetry into nearly normal distributions. In programming, logarithms can be used to prevent overflow when dealing with very large of very small numbers.</text:span></text:p>
              <text:p text:style-name="P1"><text:span text:style-name="T1"/></text:p>
              <text:p text:style-name="P1"><text:span text:style-name="T1">See Calc: LOG, LOG10, IMLOG10</text:span></text:p>
            </office:annotation>
            <text:p>Common logarithm</text:p>
          </table:table-cell>
          <table:table-cell table:number-columns-repeated="9"/>
          <table:table-cell table:style-name="ce30"/>
          <table:table-cell table:number-columns-repeated="4"/>
          <table:table-cell office:value-type="string" calcext:value-type="string">
            <text:p>Mean</text:p>
          </table:table-cell>
          <table:table-cell office:value-type="string" calcext:value-type="string">
            <text:p>k<text:span text:style-name="T16">θ</text:span></text:p>
          </table:table-cell>
          <table:table-cell/>
          <table:table-cell table:style-name="ce24" office:value-type="string" calcext:value-type="string">
            <text:p>α/<text:span text:style-name="T16">β</text:span></text:p>
          </table:table-cell>
          <table:table-cell table:number-columns-repeated="19"/>
        </table:table-row>
        <table:table-row table:style-name="ro5">
          <table:table-cell office:value-type="string" calcext:value-type="string">
            <office:annotation draw:style-name="gr12" draw:text-style-name="P2" svg:width="82.18pt" svg:height="140.06pt" svg:x="81.24pt" svg:y="1941.76pt" draw:caption-point-x="-17.29pt" draw:caption-point-y="42.8pt">
              <dc:date>2016-01-23T00:00:00</dc:date>
              <text:p text:style-name="P1"><text:span text:style-name="T1">Since logarithms are alternative notation for exponentiation, complex numbers are amenable to logarithmic functions.</text:span></text:p>
              <text:p text:style-name="P1"><text:span text:style-name="T1"/></text:p>
              <text:p text:style-name="P1"><text:span text:style-name="T1">See Calc: IMLOG10</text:span></text:p>
            </office:annotation>
            <text:p>Common logarithm: complex</text:p>
          </table:table-cell>
          <table:table-cell table:number-columns-repeated="3"/>
          <table:table-cell office:value-type="string" calcext:value-type="string">
            <text:p>Variance</text:p>
          </table:table-cell>
          <table:table-cell/>
          <table:table-cell>
            <draw:frame table:end-cell-address="Glossary.I155" table:end-x="19.76pt" table:end-y="8.84pt" draw:z-index="38" draw:style-name="gr27" draw:text-style-name="P3" svg:width="147.46pt" svg:height="34.24pt" svg:x="0.79pt" svg:y="0.79pt">
              <loext:p/>
              <draw:object xlink:href="./Object 48" xlink:type="simple" xlink:show="embed" xlink:actuate="onLoad"/>
              <draw:image xlink:href="./ObjectReplacements/Object 48" xlink:type="simple" xlink:show="embed" xlink:actuate="onLoad"/>
            </draw:frame>
          </table:table-cell>
          <table:table-cell table:number-columns-repeated="3"/>
          <table:table-cell table:style-name="ce30"/>
          <table:table-cell table:number-columns-repeated="27"/>
        </table:table-row>
        <table:table-row table:style-name="ro2">
          <table:table-cell office:value-type="string" calcext:value-type="string">
            <office:annotation draw:style-name="gr134" draw:text-style-name="P2" svg:width="275.7pt" svg:height="91.79pt" svg:x="81.24pt" svg:y="1954.57pt" draw:caption-point-x="-17.29pt" draw:caption-point-y="42.8pt">
              <dc:date>2016-01-23T00:00:00</dc:date>
              <text:p text:style-name="P1"><text:span text:style-name="T1">Computer decision code often involves comparing numbers, strings, matrices, etc. Comparison operators such as &lt;, &gt;, &lt;=, &gt;=, &lt;&gt;, and = are used in formulas, IF statements, and conditional formatting to compare values and strings.</text:span></text:p>
              <text:p text:style-name="P1"><text:span text:style-name="T1"/></text:p>
              <text:p text:style-name="P1"><text:span text:style-name="T1">See Calc: EXACT, Filter</text:span></text:p>
              <text:p text:style-name="P1"><text:span text:style-name="T1"/></text:p>
            </office:annotation>
            <text:p>Compare</text:p>
          </table:table-cell>
          <table:table-cell table:number-columns-repeated="9"/>
          <table:table-cell table:style-name="ce30"/>
          <table:table-cell table:style-name="ce25" office:value-type="string" calcext:value-type="string">
            <text:p>∞ if <text:span text:style-name="T16">ξ</text:span><text:span text:style-name="T13">≥1/2</text:span></text:p>
            <draw:frame table:end-cell-address="Glossary.N157" table:end-x="4.45pt" table:end-y="7.68pt" draw:z-index="47" draw:style-name="gr27" draw:text-style-name="P3" svg:width="118.71pt" svg:height="35.43pt" svg:x="14.23pt" svg:y="11.85pt">
              <loext:p/>
              <draw:object xlink:href="./Object 40" xlink:type="simple" xlink:show="embed" xlink:actuate="onLoad"/>
              <draw:image xlink:href="./ObjectReplacements/Object 40" xlink:type="simple" xlink:show="embed" xlink:actuate="onLoad"/>
            </draw:frame>
          </table:table-cell>
          <table:table-cell table:number-columns-repeated="3"/>
          <table:table-cell office:value-type="string" calcext:value-type="string">
            <text:p>Median</text:p>
          </table:table-cell>
          <table:table-cell office:value-type="string" calcext:value-type="string">
            <text:p>No simple closed form</text:p>
          </table:table-cell>
          <table:table-cell table:number-columns-repeated="21"/>
        </table:table-row>
        <table:table-row table:style-name="ro5">
          <table:table-cell office:value-type="string" calcext:value-type="string">
            <office:annotation draw:style-name="gr135" draw:text-style-name="P2" svg:width="311.39pt" svg:height="108.62pt" svg:x="80.45pt" svg:y="1967.95pt" draw:caption-point-x="-16.5pt" draw:caption-point-y="42.8pt">
              <dc:date>2016-01-23T00:00:00</dc:date>
              <text:p text:style-name="P1"><text:span text:style-name="T1">Much hypothesis testing involves determining if means of groups are equal or what the relationship of unequal group means are. Attribute Importance methods also use mean comparison techniques.</text:span></text:p>
              <text:p text:style-name="P1"><text:span text:style-name="T1"/></text:p>
              <text:p text:style-name="P1"><text:span text:style-name="T1">See Calc: T.TEST, TTEST, Data Statistics in Calc</text:span></text:p>
              <text:p text:style-name="P1"><text:span text:style-name="T1">See DANSYS: MeanComp, TTEST1, TTEST2, TTEST3, NewKuels, DUNCAN, TUKEY, SCHEFFE, DunTest, WELCH</text:span></text:p>
            </office:annotation>
            <text:p>Comparison of means</text:p>
          </table:table-cell>
          <table:table-cell table:number-columns-repeated="24"/>
          <table:table-cell office:value-type="string" calcext:value-type="string">
            <text:p>Variance</text:p>
          </table:table-cell>
          <table:table-cell>
            <draw:frame table:end-cell-address="Glossary.AG157" table:end-x="43.37pt" table:end-y="4.14pt" draw:z-index="160" draw:style-name="gr27" draw:text-style-name="P3" svg:width="428.09pt" svg:height="29.59pt" svg:x="0.79pt" svg:y="0.77pt">
              <loext:p/>
              <draw:object xlink:href="./Object 161" xlink:type="simple" xlink:show="embed" xlink:actuate="onLoad"/>
              <draw:image xlink:href="./ObjectReplacements/Object 161" xlink:type="simple" xlink:show="embed" xlink:actuate="onLoad"/>
            </draw:frame>
          </table:table-cell>
          <table:table-cell table:number-columns-repeated="11"/>
        </table:table-row>
        <table:table-row table:style-name="ro2">
          <table:table-cell office:value-type="string" calcext:value-type="string">
            <office:annotation draw:style-name="gr136" draw:text-style-name="P2" svg:width="335.99pt" svg:height="119.96pt" svg:x="81.24pt" svg:y="1980.77pt" draw:caption-point-x="-17.29pt" draw:caption-point-y="42.8pt">
              <dc:date>2016-01-23T00:00:00</dc:date>
              <text:p text:style-name="P1"><text:span text:style-name="T1">In testing for differences between groups of nominal or ordinal data, proportions are often compared.</text:span></text:p>
              <text:p text:style-name="P1"><text:span text:style-name="T1"/></text:p>
              <text:p text:style-name="P1"><text:span text:style-name="T1">See DANSYS: GroupComp, Pconf, FET, PropTest1, PropTest2,CTAB1, CTAB2</text:span></text:p>
            </office:annotation>
            <text:p>Comparison of proportions</text:p>
          </table:table-cell>
          <table:table-cell table:number-columns-repeated="9"/>
          <table:table-cell table:style-name="ce30"/>
          <table:table-cell table:number-columns-repeated="4"/>
          <table:table-cell office:value-type="string" calcext:value-type="string">
            <text:p>Mode</text:p>
          </table:table-cell>
          <table:table-cell office:value-type="string" calcext:value-type="string">
            <text:p>(k-1)<text:span text:style-name="T16">θ for k</text:span><text:span text:style-name="T13">≥1</text:span></text:p>
          </table:table-cell>
          <table:table-cell/>
          <table:table-cell office:value-type="string" calcext:value-type="string">
            <text:p>(<text:span text:style-name="T16">ͮα-1)/β for α</text:span><text:span text:style-name="T13">≥1</text:span></text:p>
          </table:table-cell>
          <table:table-cell table:number-columns-repeated="19"/>
        </table:table-row>
        <table:table-row table:style-name="ro5">
          <table:table-cell table:style-name="ce13" office:value-type="string" calcext:value-type="string">
            <office:annotation draw:style-name="gr20" draw:text-style-name="P2" svg:width="82.18pt" svg:height="106.47pt" svg:x="81.24pt" svg:y="1994.17pt" draw:caption-point-x="-17.29pt" draw:caption-point-y="42.8pt">
              <dc:date>2016-01-23T00:00:00</dc:date>
              <text:p text:style-name="P1"><text:span text:style-name="T1">Compartmental analysis is used to determine how materials or energies are transmitted among the compartments of a system.</text:span></text:p>
            </office:annotation>
            <text:p>Compartmental analysis </text:p>
          </table:table-cell>
          <table:table-cell table:number-columns-repeated="9"/>
          <table:table-cell table:style-name="ce30"/>
          <table:table-cell table:number-columns-repeated="27"/>
        </table:table-row>
        <table:table-row table:style-name="ro2">
          <table:table-cell office:value-type="string" calcext:value-type="string">
            <office:annotation draw:style-name="gr8" draw:text-style-name="P2" svg:width="310.59pt" svg:height="173.65pt" svg:x="120.93pt" svg:y="1953.33pt" draw:caption-point-x="-56.98pt" draw:caption-point-y="96.43pt">
              <dc:date>2016-01-23T00:00:00</dc:date>
              <text:p text:style-name="P1"><text:span text:style-name="T1">Complex numbers are numbers that contain a real part (real number) plus a positive or negative multiple of the square root of negative 1 (the imaginary part). Complex numbers are used to represent two-value vectors such as currents that are represented by an amplitude and a phase.</text:span></text:p>
              <text:p text:style-name="P1"><text:span text:style-name="T1"/></text:p>
              <text:p text:style-name="P1"><text:span text:style-name="T1">Calc/DANSYS <text:s/>represents complex numbers by strings of the form “a+bi” or “a+bj”.</text:span></text:p>
              <text:p text:style-name="P1"><text:span text:style-name="T1"/></text:p>
              <text:p text:style-name="P1"><text:span text:style-name="T1">See Calc: IMABS, COMPLEX, IMAGINARY,IMARGUMENT, IMCONJUGATE, IMCOS, IMDIV, IMEXP, IMLN, IMLOG10, IMLOG2, IMPOWER, IMPRODUCT, IMREAL, IMSIN, IMSQRT, IMSUB, IMSUM</text:span></text:p>
              <text:p text:style-name="P1"><text:span text:style-name="T1">See DANSYS: Quadratic, CompQuad, hqr, GEIGEN, COMPGamma, FFT, CompDIV, CompMult</text:span></text:p>
            </office:annotation>
            <text:p>Complex number</text:p>
          </table:table-cell>
          <table:table-cell table:number-columns-repeated="9"/>
          <table:table-cell table:style-name="ce30"/>
          <table:table-cell>
            <draw:frame table:end-cell-address="Glossary.N160" table:end-x="11.74pt" table:end-y="11.03pt" draw:z-index="39" draw:style-name="gr27" draw:text-style-name="P3" svg:width="126.79pt" svg:height="32.14pt" svg:x="13.44pt" svg:y="5.1pt">
              <loext:p/>
              <draw:object xlink:href="./Object 41" xlink:type="simple" xlink:show="embed" xlink:actuate="onLoad"/>
              <draw:image xlink:href="./ObjectReplacements/Object 41" xlink:type="simple" xlink:show="embed" xlink:actuate="onLoad"/>
            </draw:frame>
          </table:table-cell>
          <table:table-cell table:number-columns-repeated="3"/>
          <table:table-cell office:value-type="string" calcext:value-type="string">
            <text:p>Variance</text:p>
          </table:table-cell>
          <table:table-cell office:value-type="string" calcext:value-type="string">
            <text:p>kθ<text:span text:style-name="T21">2</text:span></text:p>
          </table:table-cell>
          <table:table-cell/>
          <table:table-cell table:style-name="ce24" office:value-type="string" calcext:value-type="string">
            <text:p>α/<text:span text:style-name="T16">β</text:span><text:span text:style-name="T17">2</text:span></text:p>
          </table:table-cell>
          <table:table-cell table:number-columns-repeated="19"/>
        </table:table-row>
        <table:table-row table:style-name="ro5">
          <table:table-cell office:value-type="string" calcext:value-type="string">
            <office:annotation draw:style-name="gr137" draw:text-style-name="P2" svg:width="327.26pt" svg:height="67.52pt" svg:x="81.24pt" svg:y="2020.37pt" draw:caption-point-x="-17.29pt" draw:caption-point-y="42.8pt">
              <dc:date>2016-01-23T00:00:00</dc:date>
              <text:p text:style-name="P1"><text:span text:style-name="T1">Simple samples are simple groups drawn from larger populations. Strata and clusters can improve reliability and representativeness of sample although they complicate the analysis somewhat.</text:span></text:p>
              <text:p text:style-name="P1"><text:span text:style-name="T1"/></text:p>
              <text:p text:style-name="P1"><text:span text:style-name="T1">See DANSYS: PropStrat, OptStrat, NeyStrat</text:span></text:p>
            </office:annotation>
            <text:p>Complex samples </text:p>
          </table:table-cell>
          <table:table-cell table:number-columns-repeated="3"/>
          <table:table-cell office:value-type="string" calcext:value-type="string">
            <text:p>Skewness</text:p>
          </table:table-cell>
          <table:table-cell/>
          <table:table-cell>
            <draw:frame table:end-cell-address="Glossary.I161" table:end-x="46.18pt" table:end-y="6.69pt" draw:z-index="40" draw:style-name="gr27" draw:text-style-name="P3" svg:width="173.88pt" svg:height="32.12pt" svg:x="0.79pt" svg:y="0.77pt">
              <loext:p/>
              <draw:object xlink:href="./Object 49" xlink:type="simple" xlink:show="embed" xlink:actuate="onLoad"/>
              <draw:image xlink:href="./ObjectReplacements/Object 49" xlink:type="simple" xlink:show="embed" xlink:actuate="onLoad"/>
            </draw:frame>
          </table:table-cell>
          <table:table-cell table:number-columns-repeated="2"/>
          <table:table-cell office:value-type="string" calcext:value-type="string">
            <text:p>Skewness</text:p>
          </table:table-cell>
          <table:table-cell table:style-name="ce30"/>
          <table:table-cell table:number-columns-repeated="27"/>
        </table:table-row>
        <table:table-row table:style-name="ro2">
          <table:table-cell office:value-type="string" calcext:value-type="string">
            <office:annotation draw:style-name="gr14" draw:text-style-name="P2" svg:width="325.67pt" svg:height="84.08pt" svg:x="81.24pt" svg:y="2033.18pt" draw:caption-point-x="-17.29pt" draw:caption-point-y="42.8pt">
              <dc:date>2016-01-23T00:00:00</dc:date>
              <text:p text:style-name="P1"><text:span text:style-name="T1">The component plus residual plot is an extension of the residual plot that adds a </text:span><text:span text:style-name="T7">β</text:span><text:span text:style-name="T4">iXi versus Xi plot to display where a fitted line would be.</text:span></text:p>
              <text:p text:style-name="P1"><text:span text:style-name="T4">Although Calc is not set up to create component plus residual plots, they can easily be constructed using DANSYS' regression matrix functions and Calc's scatterplot.</text:span></text:p>
              <text:p text:style-name="P1"><text:span text:style-name="T4"/></text:p>
              <text:p text:style-name="P1"><text:span text:style-name="T4"/></text:p>
            </office:annotation>
            <text:p>Component plus residual plot</text:p>
          </table:table-cell>
          <table:table-cell table:number-columns-repeated="9"/>
          <table:table-cell table:style-name="ce30"/>
          <table:table-cell table:number-columns-repeated="4"/>
          <table:table-cell office:value-type="string" calcext:value-type="string">
            <text:p>Skewness</text:p>
          </table:table-cell>
          <table:table-cell office:value-type="string" calcext:value-type="string">
            <text:p>2/<text:span text:style-name="T13">√k</text:span></text:p>
          </table:table-cell>
          <table:table-cell/>
          <table:table-cell office:value-type="string" calcext:value-type="string">
            <text:p>2/<text:span text:style-name="T13">√α</text:span></text:p>
          </table:table-cell>
          <table:table-cell table:number-columns-repeated="19"/>
        </table:table-row>
        <table:table-row table:style-name="ro5">
          <table:table-cell table:style-name="Default" office:value-type="string" calcext:value-type="string">
            <office:annotation draw:style-name="gr20" draw:text-style-name="P2" svg:width="82.18pt" svg:height="106.47pt" svg:x="81.01pt" svg:y="2042.87pt" draw:caption-point-x="-17.06pt" draw:caption-point-y="46.49pt">
              <dc:creator>WV</dc:creator>
              <dc:date>2015-02-13T00:00:00</dc:date>
              <text:p text:style-name="P1"><text:span text:style-name="T1">Integration method useful in integrating functions represented by equally spaced points and the derivatives at both limits</text:span></text:p>
            </office:annotation>
            <text:p>Composite corrected trapezoidal rule</text:p>
          </table:table-cell>
          <table:table-cell table:number-columns-repeated="9"/>
          <table:table-cell table:style-name="ce30"/>
          <table:table-cell>
            <draw:frame table:end-cell-address="Glossary.M164" table:end-x="46.57pt" table:end-y="0.65pt" draw:z-index="48" draw:style-name="gr27" draw:text-style-name="P3" svg:width="92.66pt" svg:height="28.32pt" svg:x="18.17pt" svg:y="11.34pt">
              <loext:p/>
              <draw:object xlink:href="./Object 42" xlink:type="simple" xlink:show="embed" xlink:actuate="onLoad"/>
              <draw:image xlink:href="./ObjectReplacements/Object 42" xlink:type="simple" xlink:show="embed" xlink:actuate="onLoad"/>
            </draw:frame>
          </table:table-cell>
          <table:table-cell table:number-columns-repeated="26"/>
        </table:table-row>
        <table:table-row table:style-name="ro2">
          <table:table-cell table:style-name="Default" office:value-type="string" calcext:value-type="string">
            <office:annotation draw:style-name="gr20" draw:text-style-name="P2" svg:width="82.18pt" svg:height="106.47pt" svg:x="81.01pt" svg:y="2055.63pt" draw:caption-point-x="-17.06pt" draw:caption-point-y="46.54pt">
              <dc:creator>WV</dc:creator>
              <dc:date>2015-02-13T00:00:00</dc:date>
              <text:p text:style-name="P1"><text:span text:style-name="T1">Integration method useful for integrating functions represented by arbitrarily spaced points with the first dirivative at each point.</text:span></text:p>
            </office:annotation>
            <text:p>Composite corrected trapezoidal rule at each point</text:p>
          </table:table-cell>
          <table:table-cell table:number-columns-repeated="9"/>
          <table:table-cell table:style-name="ce30"/>
          <table:table-cell table:number-columns-repeated="4"/>
          <table:table-cell office:value-type="string" calcext:value-type="string">
            <text:p>Kurtosis</text:p>
          </table:table-cell>
          <table:table-cell office:value-type="string" calcext:value-type="string">
            <text:p>6/k</text:p>
          </table:table-cell>
          <table:table-cell/>
          <table:table-cell office:value-type="string" calcext:value-type="string">
            <text:p>6/<text:span text:style-name="T16">α</text:span></text:p>
          </table:table-cell>
          <table:table-cell table:number-columns-repeated="19"/>
        </table:table-row>
        <table:table-row table:style-name="ro5">
          <table:table-cell table:style-name="Default" office:value-type="string" calcext:value-type="string">
            <office:annotation draw:style-name="gr20" draw:text-style-name="P2" svg:width="82.18pt" svg:height="106.47pt" svg:x="81.01pt" svg:y="2068.98pt" draw:caption-point-x="-17.06pt" draw:caption-point-y="46.6pt">
              <dc:creator>WV</dc:creator>
              <dc:date>2015-02-13T00:00:00</dc:date>
              <text:p text:style-name="P1"><text:span text:style-name="T1">Integration method useful for integrating a function over a finite interval with continuous and analytically defined integrand</text:span></text:p>
            </office:annotation>
            <text:p>Composite Gaussian quadrature</text:p>
          </table:table-cell>
          <table:table-cell table:number-columns-repeated="4"/>
          <table:table-cell>
            <draw:frame table:end-cell-address="Glossary.J165" table:end-x="46.89pt" table:end-y="10.29pt" draw:z-index="41" draw:style-name="gr27" draw:text-style-name="P3" svg:width="297.58pt" svg:height="33.65pt" svg:x="6.32pt" svg:y="2.24pt">
              <loext:p/>
              <draw:object xlink:href="./Object 50" xlink:type="simple" xlink:show="embed" xlink:actuate="onLoad"/>
              <draw:image xlink:href="./ObjectReplacements/Object 50" xlink:type="simple" xlink:show="embed" xlink:actuate="onLoad"/>
            </draw:frame>
          </table:table-cell>
          <table:table-cell table:number-columns-repeated="4"/>
          <table:table-cell table:style-name="ce30"/>
          <table:table-cell table:number-columns-repeated="27"/>
        </table:table-row>
        <table:table-row table:style-name="ro5">
          <table:table-cell table:style-name="Default" office:value-type="string" calcext:value-type="string">
            <office:annotation draw:style-name="gr16" draw:text-style-name="P2" svg:width="82.18pt" svg:height="72.88pt" svg:x="81.01pt" svg:y="2081.74pt" draw:caption-point-x="-17.06pt" draw:caption-point-y="46.63pt">
              <dc:creator>WV</dc:creator>
              <dc:date>2015-02-13T00:00:00</dc:date>
              <text:p text:style-name="P1"><text:span text:style-name="T1">Integration method useful for integrating a function over the interval [a,</text:span><text:span text:style-name="T4">∞] or [-∞,a]</text:span></text:p>
            </office:annotation>
            <text:p>Composite Gaussian-Laguere quadrature</text:p>
          </table:table-cell>
          <table:table-cell table:number-columns-repeated="9"/>
          <table:table-cell table:style-name="ce30"/>
          <table:table-cell table:number-columns-repeated="27"/>
        </table:table-row>
        <table:table-row table:style-name="ro5">
          <table:table-cell office:value-type="string" calcext:value-type="string">
            <office:annotation draw:style-name="gr10" draw:text-style-name="P2" svg:width="291pt" svg:height="95.27pt" svg:x="81.01pt" svg:y="2094.46pt" draw:caption-point-x="-17.06pt" draw:caption-point-y="46.71pt">
              <dc:date>2016-01-23T00:00:00</dc:date>
              <text:p text:style-name="P1"><text:span text:style-name="T1">Integration method useful for integrating functions represented by an odd number of points with equal spacing.</text:span></text:p>
              <text:p text:style-name="P1"><text:span text:style-name="T1"/></text:p>
              <text:p text:style-name="P1"><text:span text:style-name="T1">See DANSYS: CompSimp</text:span></text:p>
            </office:annotation>
            <text:p>Composite Simpson rule</text:p>
          </table:table-cell>
          <table:table-cell table:number-columns-repeated="3"/>
          <table:table-cell office:value-type="string" calcext:value-type="string">
            <text:p>Kurtosis</text:p>
          </table:table-cell>
          <table:table-cell table:number-columns-repeated="5"/>
          <table:table-cell table:style-name="ce30"/>
          <table:table-cell table:number-columns-repeated="27"/>
        </table:table-row>
        <table:table-row table:style-name="ro5">
          <table:table-cell table:style-name="Default" office:value-type="string" calcext:value-type="string">
            <office:annotation draw:style-name="gr138" draw:text-style-name="P2" svg:width="366.12pt" svg:height="101.37pt" svg:x="81.24pt" svg:y="2111.16pt" draw:caption-point-x="-17.29pt" draw:caption-point-y="42.8pt">
              <dc:date>2016-01-23T00:00:00</dc:date>
              <text:p text:style-name="P1"><text:span text:style-name="T1">Compositional data is data that can be represented by vectors of nonnegative values and which sum to 1. As such, they may represent elements of wholes. Some tools used by Compositional analysis are logratio analysis, group and mean comparison, biplots, and compositional regression.</text:span></text:p>
              <text:p text:style-name="P1"><text:span text:style-name="T1"/></text:p>
              <text:p text:style-name="P1"><text:span text:style-name="T1">See DANSYS: GroupComp, MeanComp</text:span></text:p>
            </office:annotation>
            <text:p>Compositional analysis</text:p>
          </table:table-cell>
          <table:table-cell table:number-columns-repeated="37"/>
        </table:table-row>
        <table:table-row table:style-name="ro5">
          <table:table-cell office:value-type="string" calcext:value-type="string">
            <office:annotation draw:style-name="gr10" draw:text-style-name="P2" svg:width="351.86pt" svg:height="95.27pt" svg:x="81.24pt" svg:y="2123.97pt" draw:caption-point-x="-17.29pt" draw:caption-point-y="42.8pt">
              <dc:date>2016-01-24T00:00:00</dc:date>
              <text:p text:style-name="P1"><text:span text:style-name="T1">Most commonly, strings and arrays are said to be concatenated when one is adjoined to others.</text:span></text:p>
              <text:p text:style-name="P1"><text:span text:style-name="T1"/></text:p>
              <text:p text:style-name="P1"><text:span text:style-name="T1">See Calc: Operators in LibreOffice Calc, Array Functions, CONCATENATE</text:span></text:p>
              <text:p text:style-name="P1"><text:span text:style-name="T1">See DANSYS: Vconcat, NSRT</text:span></text:p>
            </office:annotation>
            <text:p>Concatenation</text:p>
          </table:table-cell>
          <table:table-cell table:number-columns-repeated="10"/>
          <table:table-cell>
            <draw:frame table:end-cell-address="Glossary.O169" table:end-x="8.84pt" table:end-y="11.93pt" draw:z-index="49" draw:style-name="gr27" draw:text-style-name="P3" svg:width="195.31pt" svg:height="29.96pt" svg:x="6.29pt" svg:y="8.16pt">
              <loext:p/>
              <draw:object xlink:href="./Object 43" xlink:type="simple" xlink:show="embed" xlink:actuate="onLoad"/>
              <draw:image xlink:href="./ObjectReplacements/Object 43" xlink:type="simple" xlink:show="embed" xlink:actuate="onLoad"/>
            </draw:frame>
          </table:table-cell>
          <table:table-cell table:number-columns-repeated="3"/>
          <table:table-cell office:value-type="string" calcext:value-type="string">
            <text:p>Statistics for Hermite distribution</text:p>
          </table:table-cell>
          <table:table-cell table:number-columns-repeated="22"/>
        </table:table-row>
        <table:table-row table:style-name="ro2">
          <table:table-cell office:value-type="string" calcext:value-type="string">
            <office:annotation draw:style-name="gr139" draw:text-style-name="P2" svg:width="318.53pt" svg:height="117.33pt" svg:x="81.24pt" svg:y="2136.76pt" draw:caption-point-x="-17.29pt" draw:caption-point-y="42.8pt">
              <dc:date>2016-01-24T00:00:00</dc:date>
              <text:p text:style-name="P1"><text:span text:style-name="T1">A concordance is a list of the words, or the principal words in a document with a snippet of the context it occurs in.</text:span></text:p>
              <text:p text:style-name="P1"><text:span text:style-name="T1"/></text:p>
              <text:p text:style-name="P1"><text:span text:style-name="T1">See DANSYS: CONCORD</text:span></text:p>
            </office:annotation>
            <text:p>Concordance</text:p>
          </table:table-cell>
          <table:table-cell table:number-columns-repeated="3"/>
          <table:table-cell office:value-type="string" calcext:value-type="string">
            <text:p>Statistics for the half normal distribution</text:p>
          </table:table-cell>
          <table:table-cell table:number-columns-repeated="4"/>
          <table:table-cell office:value-type="string" calcext:value-type="string">
            <text:p>Kurtosis</text:p>
          </table:table-cell>
          <table:table-cell table:style-name="ce30"/>
          <table:table-cell table:number-columns-repeated="4"/>
          <table:table-cell office:value-type="string" calcext:value-type="string">
            <text:p>Parameters: a1<text:span text:style-name="T13">≥0, a2≥0</text:span></text:p>
          </table:table-cell>
          <table:table-cell table:number-columns-repeated="3"/>
          <table:table-cell office:value-type="string" calcext:value-type="string">
            <text:p>Statistics for hyperbolic distributions</text:p>
          </table:table-cell>
          <table:table-cell table:number-columns-repeated="18"/>
        </table:table-row>
        <table:table-row table:style-name="ro2">
          <table:table-cell office:value-type="string" calcext:value-type="string">
            <office:annotation draw:style-name="gr12" draw:text-style-name="P2" svg:width="354.47pt" svg:height="140.06pt" svg:x="81.01pt" svg:y="2145.8pt" draw:caption-point-x="-17.06pt" draw:caption-point-y="47.17pt">
              <dc:date>2016-01-24T00:00:00</dc:date>
              <text:p text:style-name="P1"><text:span text:style-name="T1">A confidence interval is an interval of values which, by probability will contain a certain number of values (the alpha, usually expressed as a probability) in the distribution. Confidence limits may be used as hypothesis tests. For instance, if the observed means of two samples both lie within the same confidence interval, you cannot say with that alpha level of confidence that the two groups are from different populations. If a hypothesis is that a mean is not equal to zero and zero is within the confidence interval of the sample, you must reject the hypothesis that the mean is not zero.</text:span></text:p>
              <text:p text:style-name="P1"><text:span text:style-name="T1"/></text:p>
              <text:p text:style-name="P1"><text:span text:style-name="T1">See Calc: CONFIDENCE, CONFIDENCE.NORM, CONFIDENCE.T</text:span></text:p>
              <text:p text:style-name="P1"><text:span text:style-name="T1">See DANSYS: PoisConf, Rprofile, PCONF, EXPCONF, POISMEANCONF, TTEST1, TTEST2, TTEST3, CTAB1</text:span></text:p>
            </office:annotation>
            <text:p>Confidence interval</text:p>
          </table:table-cell>
          <table:table-cell table:number-columns-repeated="3"/>
          <table:table-cell office:value-type="string" calcext:value-type="string">
            <text:p>Parameters</text:p>
          </table:table-cell>
          <table:table-cell/>
          <table:table-cell table:style-name="ce24" office:value-type="string" calcext:value-type="string">
            <text:p><text:span text:style-name="T25">σ</text:span><text:span text:style-name="T21">2</text:span>&gt;0 scale</text:p>
          </table:table-cell>
          <table:table-cell table:number-columns-repeated="3"/>
          <table:table-cell table:style-name="ce30"/>
          <table:table-cell table:number-columns-repeated="8"/>
          <table:table-cell office:value-type="string" calcext:value-type="string">
            <text:p>Parameters:</text:p>
          </table:table-cell>
          <table:table-cell table:style-name="ce24" office:value-type="string" calcext:value-type="string">
            <text:p>μ location</text:p>
          </table:table-cell>
          <table:table-cell table:number-columns-repeated="17"/>
        </table:table-row>
        <table:table-row table:style-name="ro5">
          <table:table-cell table:style-name="Default" office:value-type="string" calcext:value-type="string">
            <office:annotation draw:style-name="gr13" draw:text-style-name="P2" svg:width="82.18pt" svg:height="128.86pt" svg:x="81.24pt" svg:y="2163.57pt" draw:caption-point-x="-17.29pt" draw:caption-point-y="42.8pt">
              <dc:date>2016-01-24T00:00:00</dc:date>
              <text:p text:style-name="P1"><text:span text:style-name="T1">A completely standardized variance-covariance matrix is the correlation <text:s/>matrix and confirmatory factor analyses can be based on <text:s/>that.</text:span></text:p>
            </office:annotation>
            <text:p>Confirmatory factor analysis of a standardized variance-covariance matrix</text:p>
          </table:table-cell>
          <table:table-cell table:number-columns-repeated="4"/>
          <table:table-cell>
            <draw:frame table:end-cell-address="Glossary.H172" table:end-x="35.6pt" table:end-y="4.39pt" draw:z-index="42" draw:style-name="gr27" draw:text-style-name="P3" svg:width="106.36pt" svg:height="29.14pt" svg:x="57.77pt" svg:y="1.45pt">
              <loext:p/>
              <draw:object xlink:href="./Object 61" xlink:type="simple" xlink:show="embed" xlink:actuate="onLoad"/>
              <draw:image xlink:href="./ObjectReplacements/Object 61" xlink:type="simple" xlink:show="embed" xlink:actuate="onLoad"/>
            </draw:frame>
          </table:table-cell>
          <table:table-cell table:number-columns-repeated="4"/>
          <table:table-cell table:style-name="ce30"/>
          <table:table-cell table:number-columns-repeated="4"/>
          <table:table-cell office:value-type="string" calcext:value-type="string">
            <text:p>pmf</text:p>
          </table:table-cell>
          <table:table-cell>
            <draw:frame table:end-cell-address="Glossary.R172" table:end-x="53.32pt" table:end-y="3.71pt" draw:z-index="124" draw:style-name="gr27" draw:text-style-name="P3" svg:width="116.79pt" svg:height="29.91pt" svg:x="0.79pt" svg:y="0pt">
              <loext:p/>
              <draw:object xlink:href="./Object 125" xlink:type="simple" xlink:show="embed" xlink:actuate="onLoad"/>
              <draw:image xlink:href="./ObjectReplacements/Object 125" xlink:type="simple" xlink:show="embed" xlink:actuate="onLoad"/>
            </draw:frame>
          </table:table-cell>
          <table:table-cell table:number-columns-repeated="3"/>
          <table:table-cell table:style-name="ce24" office:value-type="string" calcext:value-type="string">
            <text:p>α shape</text:p>
          </table:table-cell>
          <table:table-cell table:number-columns-repeated="17"/>
        </table:table-row>
        <table:table-row table:style-name="ro2">
          <table:table-cell table:style-name="ce13" office:value-type="string" calcext:value-type="string">
            <office:annotation draw:style-name="gr5" draw:text-style-name="P2" svg:width="82.18pt" svg:height="184.85pt" svg:x="81.24pt" svg:y="2176.36pt" draw:caption-point-x="-17.29pt" draw:caption-point-y="42.8pt">
              <dc:date>2016-01-24T00:00:00</dc:date>
              <text:p text:style-name="P1"><text:span text:style-name="T1">Factor analysis usually attempts to uncover underlying structure in data. Confirmatory factor analysis attempts to confirm a hypothesized structure in data. It can proceed from a variance-covariance matrix of the data. </text:span></text:p>
            </office:annotation>
            <text:p>Confirmatory factor analysis of variance-covariance matrix</text:p>
          </table:table-cell>
          <table:table-cell table:number-columns-repeated="3"/>
          <table:table-cell office:value-type="string" calcext:value-type="string">
            <text:p>pdf</text:p>
          </table:table-cell>
          <table:table-cell table:number-columns-repeated="5"/>
          <table:table-cell table:style-name="ce30"/>
          <table:table-cell office:value-type="string" calcext:value-type="string">
            <text:p>'12/5 if <text:span text:style-name="T16">ξ=0</text:span></text:p>
          </table:table-cell>
          <table:table-cell table:number-columns-repeated="8"/>
          <table:table-cell table:style-name="ce24" office:value-type="string" calcext:value-type="string">
            <text:p>β asymmetry parameter</text:p>
          </table:table-cell>
          <table:table-cell table:number-columns-repeated="17"/>
        </table:table-row>
        <table:table-row table:style-name="ro5">
          <table:table-cell table:style-name="ce17" office:value-type="string" calcext:value-type="string">
            <office:annotation draw:style-name="gr13" draw:text-style-name="P2" svg:width="82.18pt" svg:height="128.86pt" svg:x="81.24pt" svg:y="2189.76pt" draw:caption-point-x="-17.29pt" draw:caption-point-y="42.8pt">
              <dc:date>2016-01-24T00:00:00</dc:date>
              <text:p text:style-name="P1"><text:span text:style-name="T1">When at least one factor indicator in confirmatory factor analysis is dichotomous or ordinal, unweighted least squares can be used to perform <text:s/>the analysis.</text:span></text:p>
            </office:annotation>
            <text:p>Confirmatory factor analysis with unweighted least squares and rank-based polychoric correlation coefficients</text:p>
          </table:table-cell>
          <table:table-cell table:number-columns-repeated="9"/>
          <table:table-cell table:style-name="ce30"/>
          <table:table-cell table:number-columns-repeated="9"/>
          <table:table-cell table:style-name="ce24" office:value-type="string" calcext:value-type="string">
            <text:p>δ scale</text:p>
          </table:table-cell>
          <table:table-cell table:number-columns-repeated="17"/>
        </table:table-row>
        <table:table-row table:style-name="ro2">
          <table:table-cell table:style-name="ce18" office:value-type="string" calcext:value-type="string">
            <office:annotation draw:style-name="gr10" draw:text-style-name="P2" svg:width="319.32pt" svg:height="95.27pt" svg:x="81.24pt" svg:y="2202.58pt" draw:caption-point-x="-17.29pt" draw:caption-point-y="42.8pt">
              <dc:date>2016-01-24T00:00:00</dc:date>
              <text:p text:style-name="P1"><text:span text:style-name="T1">Data is consolidated into summary statistics such as sums and averages.</text:span></text:p>
              <text:p text:style-name="P1"><text:span text:style-name="T1"/></text:p>
              <text:p text:style-name="P1"><text:span text:style-name="T1">See Calc: Consolidate, Consolidate by, Consolidating Data</text:span></text:p>
            </office:annotation>
            <text:p>Consolidation</text:p>
          </table:table-cell>
          <table:table-cell table:number-columns-repeated="5"/>
          <table:table-cell>
            <draw:frame table:end-cell-address="Glossary.G175" table:end-x="58.14pt" table:end-y="6.94pt" draw:z-index="60" draw:style-name="gr27" draw:text-style-name="P3" svg:width="57.34pt" svg:height="29.62pt" svg:x="0.79pt" svg:y="3.51pt">
              <loext:p/>
              <draw:object xlink:href="./Object 62" xlink:type="simple" xlink:show="embed" xlink:actuate="onLoad"/>
              <draw:image xlink:href="./ObjectReplacements/Object 62" xlink:type="simple" xlink:show="embed" xlink:actuate="onLoad"/>
            </draw:frame>
          </table:table-cell>
          <table:table-cell table:number-columns-repeated="3"/>
          <table:table-cell table:style-name="ce30"/>
          <table:table-cell table:style-name="ce25" office:value-type="string" calcext:value-type="string">
            <text:p>∞ if <text:span text:style-name="T16">ξ</text:span><text:span text:style-name="T13">≥1/4</text:span></text:p>
          </table:table-cell>
          <table:table-cell table:number-columns-repeated="8"/>
          <table:table-cell table:style-name="ce24" office:value-type="string" calcext:value-type="string">
            <text:p>γ = (<text:span text:style-name="T16">α</text:span><text:span text:style-name="T17">2</text:span><text:span text:style-name="T16">-β</text:span><text:span text:style-name="T17">2</text:span><text:span text:style-name="T16">)</text:span><text:span text:style-name="T17">1/2</text:span></text:p>
          </table:table-cell>
          <table:table-cell table:number-columns-repeated="17"/>
        </table:table-row>
        <table:table-row table:style-name="ro5">
          <table:table-cell table:style-name="ce18" office:value-type="string" calcext:value-type="string">
            <office:annotation draw:style-name="gr140" draw:text-style-name="P2" svg:width="339.17pt" svg:height="67.35pt" svg:x="81.24pt" svg:y="2215.96pt" draw:caption-point-x="-17.29pt" draw:caption-point-y="42.8pt">
              <dc:date>2016-01-24T00:00:00</dc:date>
              <text:p text:style-name="P1"><text:span text:style-name="T1">Nonlinear regression models may have constraints placed on the parameters, such as the constraint that the fitted line must pass through the origin. Calc allows for the selection of forced intercept values in trend lines. The nonlinear solver add-in also allows for parameter constraints.</text:span></text:p>
            </office:annotation>
            <text:p>Constrained nonlinear regression </text:p>
          </table:table-cell>
          <table:table-cell table:number-columns-repeated="15"/>
          <table:table-cell>
            <draw:frame table:end-cell-address="Glossary.S176" table:end-x="15.73pt" table:end-y="7.43pt" draw:z-index="125" draw:style-name="gr27" draw:text-style-name="P3" svg:width="143.43pt" svg:height="29.96pt" svg:x="0.79pt" svg:y="3.06pt">
              <loext:p/>
              <draw:object xlink:href="./Object 126" xlink:type="simple" xlink:show="embed" xlink:actuate="onLoad"/>
              <draw:image xlink:href="./ObjectReplacements/Object 126" xlink:type="simple" xlink:show="embed" xlink:actuate="onLoad"/>
            </draw:frame>
          </table:table-cell>
          <table:table-cell table:number-columns-repeated="21"/>
        </table:table-row>
        <table:table-row table:style-name="ro5">
          <table:table-cell table:style-name="ce17" office:value-type="string" calcext:value-type="string">
            <office:annotation draw:style-name="gr13" draw:text-style-name="P2" svg:width="82.18pt" svg:height="128.86pt" svg:x="81.24pt" svg:y="2228.77pt" draw:caption-point-x="-17.29pt" draw:caption-point-y="42.8pt">
              <dc:date>2016-01-24T00:00:00</dc:date>
              <text:p text:style-name="P1"><text:span text:style-name="T1">Conjoint analysis is used to determine how people value certain attributes in products. Gnerally regression tehniques are used to analyze choices.</text:span></text:p>
            </office:annotation>
            <text:p>Conjoint analysis </text:p>
          </table:table-cell>
          <table:table-cell table:number-columns-repeated="3"/>
          <table:table-cell office:value-type="string" calcext:value-type="string">
            <text:p>CDF</text:p>
          </table:table-cell>
          <table:table-cell table:number-columns-repeated="3"/>
          <table:table-cell office:value-type="string" calcext:value-type="string">
            <text:p>Statistics for hypergeometric functions</text:p>
          </table:table-cell>
          <table:table-cell table:number-columns-repeated="6"/>
          <table:table-cell office:value-type="string" calcext:value-type="string">
            <text:p>CDF</text:p>
          </table:table-cell>
          <table:table-cell table:number-columns-repeated="22"/>
        </table:table-row>
        <table:table-row table:style-name="ro5">
          <table:table-cell table:style-name="ce18" office:value-type="string" calcext:value-type="string">
            <office:annotation draw:style-name="gr20" draw:text-style-name="P2" svg:width="268.55pt" svg:height="106.47pt" svg:x="81.24pt" svg:y="2241.55pt" draw:caption-point-x="-17.29pt" draw:caption-point-y="42.8pt">
              <dc:date>2016-01-24T00:00:00</dc:date>
              <text:p text:style-name="P1"><text:span text:style-name="T1">The conjugate of a complex number has the same real part and the imaginary part equal in magnitude but opposite is sign. Quaternions also have defined conjugates.</text:span></text:p>
              <text:p text:style-name="P1"><text:span text:style-name="T1"/></text:p>
              <text:p text:style-name="P1"><text:span text:style-name="T1">See Calc: IMCONJUGATE</text:span></text:p>
              <text:p text:style-name="P1"><text:span text:style-name="T1">See DANSYS: QCONJ</text:span></text:p>
            </office:annotation>
            <text:p>Conjugate: complex</text:p>
          </table:table-cell>
          <table:table-cell table:number-columns-repeated="18"/>
          <table:table-cell office:value-type="string" calcext:value-type="string">
            <text:p>pdf</text:p>
          </table:table-cell>
          <table:table-cell>
            <draw:frame table:end-cell-address="Glossary.W178" table:end-x="28.69pt" table:end-y="1.87pt" draw:z-index="164" draw:style-name="gr27" draw:text-style-name="P3" svg:width="156.42pt" svg:height="26.7pt" svg:x="0.79pt" svg:y="0.79pt">
              <loext:p/>
              <draw:object xlink:href="./Object 165" xlink:type="simple" xlink:show="embed" xlink:actuate="onLoad"/>
              <draw:image xlink:href="./ObjectReplacements/Object 165" xlink:type="simple" xlink:show="embed" xlink:actuate="onLoad"/>
            </draw:frame>
          </table:table-cell>
          <table:table-cell table:number-columns-repeated="17"/>
        </table:table-row>
        <table:table-row table:style-name="ro5">
          <table:table-cell table:style-name="Default" office:value-type="string" calcext:value-type="string">
            <office:annotation draw:style-name="gr14" draw:text-style-name="P2" svg:width="82.18pt" svg:height="84.08pt" svg:x="81.01pt" svg:y="2250pt" draw:caption-point-x="-17.06pt" draw:caption-point-y="47.17pt">
              <dc:creator>WV</dc:creator>
              <dc:date>2015-02-08T00:00:00</dc:date>
              <text:p text:style-name="P1"><text:span text:style-name="T1">The statistics elaboration of content in documents, usually texts but also pictorial and sound content.</text:span></text:p>
            </office:annotation>
            <text:p>Content analysis</text:p>
          </table:table-cell>
          <table:table-cell table:number-columns-repeated="7"/>
          <table:table-cell office:value-type="string" calcext:value-type="string">
            <text:p>Parameters</text:p>
          </table:table-cell>
          <table:table-cell office:value-type="string" calcext:value-type="string">
            <text:p>N, K, n</text:p>
          </table:table-cell>
          <table:table-cell table:number-columns-repeated="28"/>
        </table:table-row>
        <table:table-row table:style-name="ro5">
          <table:table-cell table:style-name="ce13" office:value-type="string" calcext:value-type="string">
            <office:annotation draw:style-name="gr12" draw:text-style-name="P2" svg:width="82.18pt" svg:height="140.06pt" svg:x="81.24pt" svg:y="2267.18pt" draw:caption-point-x="-17.29pt" draw:caption-point-y="42.8pt">
              <dc:date>2016-01-24T00:00:00</dc:date>
              <text:p text:style-name="P1"><text:span text:style-name="T1">Contextual analysis is used to help identify topics, information, historical and cultural context, and trends in unstructured information, especially documents.</text:span></text:p>
            </office:annotation>
            <text:p>Contextual analysis</text:p>
          </table:table-cell>
          <table:table-cell table:number-columns-repeated="3"/>
          <table:table-cell office:value-type="string" calcext:value-type="string">
            <text:p>Quantile</text:p>
          </table:table-cell>
          <table:table-cell/>
          <table:table-cell>
            <draw:frame table:end-cell-address="Glossary.H179" table:end-x="26.08pt" table:end-y="0.26pt" draw:z-index="61" draw:style-name="gr27" draw:text-style-name="P3" svg:width="89.55pt" svg:height="13.01pt" svg:x="0.79pt" svg:y="0.03pt">
              <loext:p/>
              <draw:object xlink:href="./Object 63" xlink:type="simple" xlink:show="embed" xlink:actuate="onLoad"/>
              <draw:image xlink:href="./ObjectReplacements/Object 63" xlink:type="simple" xlink:show="embed" xlink:actuate="onLoad"/>
            </draw:frame>
          </table:table-cell>
          <table:table-cell/>
          <table:table-cell>
            <draw:frame table:end-cell-address="Glossary.J182" table:end-x="63.78pt" table:end-y="10.83pt" draw:z-index="110" draw:style-name="gr27" draw:text-style-name="P3" svg:width="71.15pt" svg:height="56.18pt" svg:x="56.89pt" svg:y="8.67pt">
              <loext:p/>
              <draw:object xlink:href="./Object 111" xlink:type="simple" xlink:show="embed" xlink:actuate="onLoad"/>
              <draw:image xlink:href="./ObjectReplacements/Object 111" xlink:type="simple" xlink:show="embed" xlink:actuate="onLoad"/>
            </draw:frame>
          </table:table-cell>
          <table:table-cell table:number-columns-repeated="29"/>
        </table:table-row>
        <table:table-row table:style-name="ro5">
          <table:table-cell office:value-type="string" calcext:value-type="string">
            <office:annotation draw:style-name="gr16" draw:text-style-name="P2" svg:width="343.13pt" svg:height="72.88pt" svg:x="81.24pt" svg:y="2279.96pt" draw:caption-point-x="-17.29pt" draw:caption-point-y="42.8pt">
              <dc:date>2016-01-24T00:00:00</dc:date>
              <text:p text:style-name="P1"><text:span text:style-name="T1">The contingency coefficient indicates the strength of the relationship between two nominal variables. It is interpretable somewhat like a correlation coefficient but it does not reach a maximum of 1 or a minimum of -1.</text:span></text:p>
              <text:p text:style-name="P1"><text:span text:style-name="T1"/></text:p>
              <text:p text:style-name="P1"><text:span text:style-name="T1">See DANSYS: CTAB2</text:span></text:p>
            </office:annotation>
            <text:p>Contingency coefficient</text:p>
          </table:table-cell>
          <table:table-cell table:number-columns-repeated="7"/>
          <table:table-cell office:value-type="string" calcext:value-type="string">
            <text:p>pmf</text:p>
          </table:table-cell>
          <table:table-cell table:number-columns-repeated="6"/>
          <table:table-cell office:value-type="string" calcext:value-type="string">
            <text:p>Mean</text:p>
          </table:table-cell>
          <table:table-cell office:value-type="string" calcext:value-type="string">
            <text:p>a1+2a2</text:p>
          </table:table-cell>
          <table:table-cell table:number-columns-repeated="21"/>
        </table:table-row>
        <table:table-row table:style-name="ro7">
          <table:table-cell table:style-name="Default" office:value-type="string" calcext:value-type="string">
            <office:annotation draw:style-name="gr20" draw:text-style-name="P2" svg:width="82.18pt" svg:height="106.47pt" svg:x="81.24pt" svg:y="2292.77pt" draw:caption-point-x="-17.29pt" draw:caption-point-y="42.8pt">
              <dc:date>2016-01-24T00:00:00</dc:date>
              <text:p text:style-name="P1"><text:span text:style-name="T1">The continuous wavelet transform can be used to analyze how the frequency of a signal or time series changes over time.</text:span></text:p>
            </office:annotation>
            <text:p>Continuous wavelet transform</text:p>
          </table:table-cell>
          <table:table-cell table:number-columns-repeated="5"/>
          <table:table-cell>
            <draw:frame table:end-cell-address="Glossary.G181" table:end-x="31.24pt" table:end-y="9.98pt" draw:z-index="62" draw:style-name="gr27" draw:text-style-name="P3" svg:width="30.44pt" svg:height="23.24pt" svg:x="0.79pt" svg:y="2.38pt">
              <loext:p/>
              <draw:object xlink:href="./Object 64" xlink:type="simple" xlink:show="embed" xlink:actuate="onLoad"/>
              <draw:image xlink:href="./ObjectReplacements/Object 64" xlink:type="simple" xlink:show="embed" xlink:actuate="onLoad"/>
            </draw:frame>
          </table:table-cell>
          <table:table-cell table:number-columns-repeated="8"/>
          <table:table-cell office:value-type="string" calcext:value-type="string">
            <text:p>Variance</text:p>
          </table:table-cell>
          <table:table-cell office:value-type="string" calcext:value-type="string">
            <text:p>a1+4a2</text:p>
          </table:table-cell>
          <table:table-cell table:number-columns-repeated="3"/>
          <table:table-cell office:value-type="string" calcext:value-type="string">
            <text:p>K<text:span text:style-name="T26">λ</text:span><text:span text:style-name="T16"> is a modified Bessel function of the second kind</text:span></text:p>
          </table:table-cell>
          <table:table-cell table:number-columns-repeated="17"/>
        </table:table-row>
        <table:table-row table:style-name="ro5">
          <table:table-cell table:style-name="Default" office:value-type="string" calcext:value-type="string">
            <office:annotation draw:style-name="gr14" draw:text-style-name="P2" svg:width="82.18pt" svg:height="84.08pt" svg:x="81.24pt" svg:y="2308.42pt" draw:caption-point-x="-17.29pt" draw:caption-point-y="42.8pt">
              <dc:date>2016-01-24T00:00:00</dc:date>
              <text:p text:style-name="P1"><text:span text:style-name="T1">Control charts are used to track and analyze the number of defects in a production process.</text:span></text:p>
            </office:annotation>
            <text:p>Control chart</text:p>
          </table:table-cell>
          <table:table-cell table:number-columns-repeated="3"/>
          <table:table-cell office:value-type="string" calcext:value-type="string">
            <text:p>Mean</text:p>
          </table:table-cell>
          <table:table-cell table:number-columns-repeated="33"/>
        </table:table-row>
        <table:table-row table:style-name="ro5">
          <table:table-cell table:style-name="Default" office:value-type="string" calcext:value-type="string">
            <office:annotation draw:style-name="gr17" draw:text-style-name="P2" svg:width="82.18pt" svg:height="50.49pt" svg:x="81.01pt" svg:y="2316.61pt" draw:caption-point-x="-17.06pt" draw:caption-point-y="47.4pt">
              <dc:creator>WV</dc:creator>
              <dc:date>2015-02-09T00:00:00</dc:date>
              <text:p text:style-name="P1"><text:span text:style-name="T1">Consideration of optimal conditions for control systems</text:span></text:p>
            </office:annotation>
            <text:p>Control theory</text:p>
          </table:table-cell>
          <table:table-cell table:number-columns-repeated="14"/>
          <table:table-cell office:value-type="string" calcext:value-type="string">
            <text:p>Skewness</text:p>
          </table:table-cell>
          <table:table-cell>
            <draw:frame table:end-cell-address="Glossary.R184" table:end-x="3.32pt" table:end-y="3.29pt" draw:z-index="126" draw:style-name="gr27" draw:text-style-name="P3" svg:width="66.78pt" svg:height="28.09pt" svg:x="0.79pt" svg:y="0.79pt">
              <loext:p/>
              <draw:object xlink:href="./Object 127" xlink:type="simple" xlink:show="embed" xlink:actuate="onLoad"/>
              <draw:image xlink:href="./ObjectReplacements/Object 127" xlink:type="simple" xlink:show="embed" xlink:actuate="onLoad"/>
            </draw:frame>
          </table:table-cell>
          <table:table-cell table:number-columns-repeated="2"/>
          <table:table-cell office:value-type="string" calcext:value-type="string">
            <text:p>Mean</text:p>
          </table:table-cell>
          <table:table-cell>
            <draw:frame table:end-cell-address="Glossary.V184" table:end-x="15.42pt" table:end-y="7.09pt" draw:z-index="165" draw:style-name="gr27" draw:text-style-name="P3" svg:width="78.89pt" svg:height="31.89pt" svg:x="0.79pt" svg:y="0.79pt">
              <loext:p/>
              <draw:object xlink:href="./Object 166" xlink:type="simple" xlink:show="embed" xlink:actuate="onLoad"/>
              <draw:image xlink:href="./ObjectReplacements/Object 166" xlink:type="simple" xlink:show="embed" xlink:actuate="onLoad"/>
            </draw:frame>
          </table:table-cell>
          <table:table-cell table:number-columns-repeated="17"/>
        </table:table-row>
        <table:table-row table:style-name="ro5">
          <table:table-cell office:value-type="string" calcext:value-type="string">
            <office:annotation draw:style-name="gr141" draw:text-style-name="P2" svg:width="335.2pt" svg:height="107.4pt" svg:x="81.24pt" svg:y="2334.02pt" draw:caption-point-x="-17.29pt" draw:caption-point-y="42.8pt">
              <dc:date>2016-01-24T00:00:00</dc:date>
              <text:p text:style-name="P1"><text:span text:style-name="T1">Conversion changes a measurement in some system (for instance units) to an equivalent measurement in another system. There are many conversion functions in Calc/DANSYS including:</text:span></text:p>
              <text:p text:style-name="P1"><text:span text:style-name="T1"/></text:p>
              <text:p text:style-name="P1"><text:span text:style-name="T1">See Calc: Converting Text to Numbers, CONVERT_ADD, CONVERT, EUROCONVERT</text:span></text:p>
              <text:p text:style-name="P1"><text:span text:style-name="T1">See DANSYS: Basen2Dec, Dec2Basen, DMS2D, D2DMS, P2R, R2P, URL2SFN, SFN2URL, Gradians, Degrees2</text:span></text:p>
            </office:annotation>
            <text:p>Conversion</text:p>
          </table:table-cell>
          <table:table-cell table:number-columns-repeated="4"/>
          <table:table-cell>
            <draw:frame table:end-cell-address="Glossary.H184" table:end-x="16.53pt" table:end-y="3.86pt" draw:z-index="63" draw:style-name="gr27" draw:text-style-name="P3" svg:width="81.84pt" svg:height="15.17pt" svg:x="63.21pt" svg:y="1.47pt">
              <loext:p/>
              <draw:object xlink:href="./Object 65" xlink:type="simple" xlink:show="embed" xlink:actuate="onLoad"/>
              <draw:image xlink:href="./ObjectReplacements/Object 65" xlink:type="simple" xlink:show="embed" xlink:actuate="onLoad"/>
            </draw:frame>
          </table:table-cell>
          <table:table-cell table:number-columns-repeated="2"/>
          <table:table-cell>
            <draw:frame table:end-cell-address="Glossary.M187" table:end-x="49.72pt" table:end-y="12.42pt" draw:z-index="111" draw:style-name="gr27" draw:text-style-name="P3" svg:width="260.16pt" svg:height="60.01pt" svg:x="46.57pt" svg:y="3.6pt">
              <loext:p/>
              <draw:object xlink:href="./Object 112" xlink:type="simple" xlink:show="embed" xlink:actuate="onLoad"/>
              <draw:image xlink:href="./ObjectReplacements/Object 112" xlink:type="simple" xlink:show="embed" xlink:actuate="onLoad"/>
            </draw:frame>
          </table:table-cell>
          <table:table-cell table:number-columns-repeated="29"/>
        </table:table-row>
        <table:table-row table:style-name="ro5">
          <table:table-cell office:value-type="string" calcext:value-type="string">
            <office:annotation draw:style-name="gr142" draw:text-style-name="P2" svg:width="286.02pt" svg:height="57.63pt" svg:x="81.24pt" svg:y="2346.8pt" draw:caption-point-x="-17.29pt" draw:caption-point-y="42.8pt">
              <dc:date>2016-01-24T00:00:00</dc:date>
              <text:p text:style-name="P1"><text:span text:style-name="T1">A convex hull is the set of points that surround the minimal area, for instance, around the points of a data set.</text:span></text:p>
              <text:p text:style-name="P1"><text:span text:style-name="T1"/></text:p>
              <text:p text:style-name="P1"><text:span text:style-name="T1">See DANSYS: ConvexHull</text:span></text:p>
            </office:annotation>
            <text:p>Convex hull</text:p>
          </table:table-cell>
          <table:table-cell table:number-columns-repeated="3"/>
          <table:table-cell office:value-type="string" calcext:value-type="string">
            <text:p>Median</text:p>
          </table:table-cell>
          <table:table-cell table:number-columns-repeated="33"/>
        </table:table-row>
        <table:table-row table:style-name="ro5">
          <table:table-cell office:value-type="string" calcext:value-type="string">
            <office:annotation draw:style-name="gr11" draw:text-style-name="P2" svg:width="334.4pt" svg:height="117.67pt" svg:x="81.24pt" svg:y="2359.62pt" draw:caption-point-x="-17.29pt" draw:caption-point-y="42.8pt">
              <dc:date>2016-01-24T00:00:00</dc:date>
              <text:p text:style-name="P1"><text:span text:style-name="T1">One strength of a spreadsheet is the variety of information that can be moved around through the system clipboard.</text:span></text:p>
              <text:p text:style-name="P1"><text:span text:style-name="T1"/></text:p>
              <text:p text:style-name="P1"><text:span text:style-name="T1">See Calc: Copy</text:span></text:p>
            </office:annotation>
            <text:p>Copy</text:p>
          </table:table-cell>
          <table:table-cell table:number-columns-repeated="7"/>
          <table:table-cell office:value-type="string" calcext:value-type="string">
            <text:p>CDF</text:p>
          </table:table-cell>
          <table:table-cell table:number-columns-repeated="11"/>
          <table:table-cell>
            <draw:frame table:end-cell-address="Glossary.U187" table:end-x="45.98pt" table:end-y="4.31pt" draw:z-index="166" draw:style-name="gr27" draw:text-style-name="P3" svg:width="38.86pt" svg:height="21.88pt" svg:x="7.11pt" svg:y="8.02pt">
              <loext:p/>
              <draw:object xlink:href="./Object 167" xlink:type="simple" xlink:show="embed" xlink:actuate="onLoad"/>
              <draw:image xlink:href="./ObjectReplacements/Object 167" xlink:type="simple" xlink:show="embed" xlink:actuate="onLoad"/>
            </draw:frame>
          </table:table-cell>
          <table:table-cell table:number-columns-repeated="17"/>
        </table:table-row>
        <table:table-row table:style-name="ro5">
          <table:table-cell office:value-type="string" calcext:value-type="string">
            <office:annotation draw:style-name="gr12" draw:text-style-name="P2" svg:width="355.27pt" svg:height="140.06pt" svg:x="81.01pt" svg:y="2367.5pt" draw:caption-point-x="-17.06pt" draw:caption-point-y="47.74pt">
              <dc:date>2016-01-24T00:00:00</dc:date>
              <text:p text:style-name="P1"><text:span text:style-name="T1">Generally, a correlation coefficient (there are several different types) measures the strength of relationship between two variables. They usually vary between -1 and 1. A value of 1 means that, as one variable increases (or decreases), the other increases (or decreases) perfectly in concert. A value of -1 indicates that, as one variable increases, the other decreases perfectly in concert. A value of 0 indicates that there is no relationship. There are correlation coefficients specifically for dichotomous, nominal, ordinal, and continuous variables and combinations of those types.</text:span></text:p>
              <text:p text:style-name="P1"><text:span text:style-name="T1"/></text:p>
              <text:p text:style-name="P1"><text:span text:style-name="T1">See Calc: Data Statistics in Calc: Correlation, CORREL, PEARSON, RSQ</text:span></text:p>
              <text:p text:style-name="P1"><text:span text:style-name="T1">See DANSYS: CorrMat, RhoMat, ANCOVA, CorrSig, CorrRho, RhoSig, CorrTau, CorrPB, Pcorr, Mcorr, SHCorr, CorrDiff1, CorrDiff2, ACF</text:span></text:p>
            </office:annotation>
            <text:p>Correlation coefficient</text:p>
          </table:table-cell>
          <table:table-cell table:number-columns-repeated="3"/>
          <table:table-cell office:value-type="string" calcext:value-type="string">
            <text:p>Variance</text:p>
          </table:table-cell>
          <table:table-cell/>
          <table:table-cell>
            <draw:frame table:end-cell-address="Glossary.G187" table:end-x="53.66pt" table:end-y="9.38pt" draw:z-index="64" draw:style-name="gr27" draw:text-style-name="P3" svg:width="52.87pt" svg:height="22.14pt" svg:x="0.79pt" svg:y="0.03pt">
              <loext:p/>
              <draw:object xlink:href="./Object 66" xlink:type="simple" xlink:show="embed" xlink:actuate="onLoad"/>
              <draw:image xlink:href="./ObjectReplacements/Object 66" xlink:type="simple" xlink:show="embed" xlink:actuate="onLoad"/>
            </draw:frame>
          </table:table-cell>
          <table:table-cell table:number-columns-repeated="31"/>
        </table:table-row>
        <table:table-row table:style-name="ro5">
          <table:table-cell table:style-name="ce13" office:value-type="string" calcext:value-type="string">
            <office:annotation draw:style-name="gr12" draw:text-style-name="P2" svg:width="82.18pt" svg:height="140.06pt" svg:x="81.24pt" svg:y="2385.21pt" draw:caption-point-x="-17.29pt" draw:caption-point-y="42.8pt">
              <dc:date>2016-01-24T00:00:00</dc:date>
              <text:p text:style-name="P1"><text:span text:style-name="T1">Correlation density functions are used in signal or time series analysis to specify the cross-spectral density of pairs of frequency-shifted versions of the time series.</text:span></text:p>
            </office:annotation>
            <text:p>Correlation density</text:p>
          </table:table-cell>
          <table:table-cell table:number-columns-repeated="14"/>
          <table:table-cell office:value-type="string" calcext:value-type="string">
            <text:p>Kurtosis</text:p>
          </table:table-cell>
          <table:table-cell>
            <draw:frame table:end-cell-address="Glossary.Q189" table:end-x="61.17pt" table:end-y="3.29pt" draw:z-index="127" draw:style-name="gr27" draw:text-style-name="P3" svg:width="60.38pt" svg:height="28.12pt" svg:x="0.79pt" svg:y="0.77pt">
              <loext:p/>
              <draw:object xlink:href="./Object 128" xlink:type="simple" xlink:show="embed" xlink:actuate="onLoad"/>
              <draw:image xlink:href="./ObjectReplacements/Object 128" xlink:type="simple" xlink:show="embed" xlink:actuate="onLoad"/>
            </draw:frame>
          </table:table-cell>
          <table:table-cell table:number-columns-repeated="2"/>
          <table:table-cell office:value-type="string" calcext:value-type="string">
            <text:p>Mode</text:p>
          </table:table-cell>
          <table:table-cell table:number-columns-repeated="18"/>
        </table:table-row>
        <table:table-row table:style-name="ro5">
          <table:table-cell table:style-name="Default" office:value-type="string" calcext:value-type="string">
            <office:annotation draw:style-name="gr143" draw:text-style-name="P2" svg:width="361.36pt" svg:height="61.54pt" svg:x="81.24pt" svg:y="2398.03pt" draw:caption-point-x="-17.29pt" draw:caption-point-y="42.8pt">
              <dc:date>2016-01-24T00:00:00</dc:date>
              <text:p text:style-name="P1"><text:span text:style-name="T1">Correlation dimension is a type of fractal dimensionality of a space occupied by random points. Correlation dimension is useful for small sets of points, being <text:s/>less noisy than other measures. It is generally easily calculated and interpretable.</text:span></text:p>
            </office:annotation>
            <text:p>Correlation dimension</text:p>
          </table:table-cell>
          <table:table-cell table:number-columns-repeated="7"/>
          <table:table-cell>
            <draw:frame table:end-cell-address="Glossary.J190" table:end-x="25.91pt" table:end-y="7.11pt" draw:z-index="112" draw:style-name="gr27" draw:text-style-name="P3" svg:width="26.7pt" svg:height="26.82pt" svg:x="63.47pt" svg:y="5.9pt">
              <loext:p/>
              <draw:object xlink:href="./Object 113" xlink:type="simple" xlink:show="embed" xlink:actuate="onLoad"/>
              <draw:image xlink:href="./ObjectReplacements/Object 113" xlink:type="simple" xlink:show="embed" xlink:actuate="onLoad"/>
            </draw:frame>
          </table:table-cell>
          <table:table-cell table:number-columns-repeated="29"/>
        </table:table-row>
        <table:table-row table:style-name="ro5">
          <table:table-cell table:style-name="Default" office:value-type="string" calcext:value-type="string">
            <office:annotation draw:style-name="gr14" draw:text-style-name="P2" svg:width="82.18pt" svg:height="84.08pt" svg:x="81.24pt" svg:y="2410.81pt" draw:caption-point-x="-17.29pt" draw:caption-point-y="42.8pt">
              <dc:date>2016-01-24T00:00:00</dc:date>
              <text:p text:style-name="P1"><text:span text:style-name="T1">Correlation entropy is a measure of mutual information between two points.</text:span></text:p>
            </office:annotation>
            <text:p>Correlation entropy</text:p>
          </table:table-cell>
          <table:table-cell table:number-columns-repeated="37"/>
        </table:table-row>
        <table:table-row table:style-name="ro5">
          <table:table-cell table:style-name="Default" office:value-type="string" calcext:value-type="string">
            <office:annotation draw:style-name="gr20" draw:text-style-name="P2" svg:width="82.18pt" svg:height="106.47pt" svg:x="81.24pt" svg:y="2423.62pt" draw:caption-point-x="-17.29pt" draw:caption-point-y="42.8pt">
              <dc:date>2016-01-24T00:00:00</dc:date>
              <text:p text:style-name="P1"><text:span text:style-name="T1">The correlation integral is the mean probability that states at two different times are close, especially applied to a chaotic process.</text:span></text:p>
            </office:annotation>
            <text:p>Correlation integral</text:p>
          </table:table-cell>
          <table:table-cell table:number-columns-repeated="3"/>
          <table:table-cell office:value-type="string" calcext:value-type="string">
            <text:p>Statistics for inverted beta distribution</text:p>
          </table:table-cell>
          <table:table-cell table:number-columns-repeated="2"/>
          <table:table-cell>
            <draw:frame table:end-cell-address="Glossary.J192" table:end-x="47.14pt" table:end-y="8.56pt" draw:z-index="113" draw:style-name="gr27" draw:text-style-name="P3" svg:width="113.95pt" svg:height="25.8pt" svg:x="61.68pt" svg:y="8.36pt">
              <loext:p/>
              <draw:object xlink:href="./Object 114" xlink:type="simple" xlink:show="embed" xlink:actuate="onLoad"/>
              <draw:image xlink:href="./ObjectReplacements/Object 114" xlink:type="simple" xlink:show="embed" xlink:actuate="onLoad"/>
            </draw:frame>
          </table:table-cell>
          <table:table-cell office:value-type="string" calcext:value-type="string">
            <text:p>Mean</text:p>
          </table:table-cell>
          <table:table-cell/>
          <table:table-cell office:value-type="string" calcext:value-type="string">
            <text:p>Statistics for a Laplace distribution</text:p>
          </table:table-cell>
          <table:table-cell table:number-columns-repeated="8"/>
          <table:table-cell office:value-type="string" calcext:value-type="string">
            <text:p>Variance</text:p>
          </table:table-cell>
          <table:table-cell>
            <draw:frame table:end-cell-address="Glossary.X192" table:end-x="1.5pt" table:end-y="12.25pt" draw:z-index="167" draw:style-name="gr27" draw:text-style-name="P3" svg:width="193.46pt" svg:height="37.84pt" svg:x="0.79pt" svg:y="0pt">
              <loext:p/>
              <draw:object xlink:href="./Object 168" xlink:type="simple" xlink:show="embed" xlink:actuate="onLoad"/>
              <draw:image xlink:href="./ObjectReplacements/Object 168" xlink:type="simple" xlink:show="embed" xlink:actuate="onLoad"/>
            </draw:frame>
          </table:table-cell>
          <table:table-cell table:number-columns-repeated="17"/>
        </table:table-row>
        <table:table-row table:style-name="ro5">
          <table:table-cell office:value-type="string" calcext:value-type="string">
            <office:annotation draw:style-name="gr144" draw:text-style-name="P2" svg:width="336.81pt" svg:height="103.97pt" svg:x="84.39pt" svg:y="2423.57pt" draw:caption-point-x="-20.44pt" draw:caption-point-y="55.64pt">
              <dc:date>2016-01-24T00:00:00</dc:date>
              <text:p text:style-name="P1"><text:span text:style-name="T1">The correlation matrix of n variables is the nxn matrix displaying the correlations between each pair of variables. The diagonal of the correlation matrix (the correlations of the variables with themselves) is filled with 1s. Correlation matrices can be used in other techniques such as factor analyses and regression analyses.</text:span></text:p>
              <text:p text:style-name="P1"><text:span text:style-name="T1"/></text:p>
              <text:p text:style-name="P1"><text:span text:style-name="T1">See DANSYS: CorrMat, RhoMat</text:span></text:p>
            </office:annotation>
            <text:p>Correlation matrix</text:p>
          </table:table-cell>
          <table:table-cell table:number-columns-repeated="3"/>
          <table:table-cell office:value-type="string" calcext:value-type="string">
            <text:p>Parameters</text:p>
          </table:table-cell>
          <table:table-cell table:style-name="ce24" office:value-type="string" calcext:value-type="string">
            <text:p>α&gt;0 shape (real)</text:p>
          </table:table-cell>
          <table:table-cell table:number-columns-repeated="4"/>
          <table:table-cell office:value-type="string" calcext:value-type="string">
            <text:p>Parameters</text:p>
          </table:table-cell>
          <table:table-cell/>
          <table:table-cell table:style-name="ce24" office:value-type="string" calcext:value-type="string">
            <text:p>μ location (real)</text:p>
          </table:table-cell>
          <table:table-cell table:number-columns-repeated="25"/>
        </table:table-row>
        <table:table-row table:style-name="ro5">
          <table:table-cell table:style-name="Default" office:value-type="string" calcext:value-type="string">
            <office:annotation draw:style-name="gr9" draw:text-style-name="P2" svg:width="82.18pt" svg:height="61.68pt" svg:x="81.24pt" svg:y="2449.22pt" draw:caption-point-x="-17.29pt" draw:caption-point-y="42.8pt">
              <dc:date>2016-01-24T00:00:00</dc:date>
              <text:p text:style-name="P1"><text:span text:style-name="T1">The correlation sum is the estimator of the correlation integral.</text:span></text:p>
            </office:annotation>
            <text:p>Correlation sum measures</text:p>
          </table:table-cell>
          <table:table-cell table:number-columns-repeated="4"/>
          <table:table-cell table:style-name="ce24" office:value-type="string" calcext:value-type="string">
            <text:p>β&gt;0 shape (real)</text:p>
          </table:table-cell>
          <table:table-cell table:number-columns-repeated="6"/>
          <table:table-cell office:value-type="string" calcext:value-type="string">
            <text:p>b&gt;0 scale (real)</text:p>
          </table:table-cell>
          <table:table-cell table:number-columns-repeated="25"/>
        </table:table-row>
        <table:table-row table:style-name="ro5">
          <table:table-cell office:value-type="string" calcext:value-type="string">
            <office:annotation draw:style-name="gr145" draw:text-style-name="P2" svg:width="333.61pt" svg:height="66.3pt" svg:x="81.24pt" svg:y="2462pt" draw:caption-point-x="-17.29pt" draw:caption-point-y="42.8pt">
              <dc:date>2016-01-25T00:00:00</dc:date>
              <text:p text:style-name="P1"><text:span text:style-name="T1">The correlogram is used to visualize autocorrelation in data. It is a plot of the autocorrelation of the data versus the time lags. As such it can indicate how individual data points relate to each other and how random data is. Correlograms can easily be plotted using scatterplots.</text:span></text:p>
            </office:annotation>
            <text:p>Correlogram</text:p>
          </table:table-cell>
          <table:table-cell table:number-columns-repeated="4"/>
          <table:table-cell>
            <draw:frame table:end-cell-address="Glossary.G195" table:end-x="26.76pt" table:end-y="0.96pt" draw:z-index="66" draw:style-name="gr27" draw:text-style-name="P3" svg:width="90.23pt" svg:height="22.76pt" svg:x="0.79pt" svg:y="3.83pt">
              <loext:p/>
              <draw:object xlink:href="./Object 55" xlink:type="simple" xlink:show="embed" xlink:actuate="onLoad"/>
              <draw:image xlink:href="./ObjectReplacements/Object 55" xlink:type="simple" xlink:show="embed" xlink:actuate="onLoad"/>
            </draw:frame>
          </table:table-cell>
          <table:table-cell table:number-columns-repeated="4"/>
          <table:table-cell office:value-type="string" calcext:value-type="string">
            <text:p>pdf</text:p>
          </table:table-cell>
          <table:table-cell>
            <draw:frame table:end-cell-address="Glossary.N195" table:end-x="17.04pt" table:end-y="1.3pt" draw:z-index="65" draw:style-name="gr27" draw:text-style-name="P3" svg:width="88.41pt" svg:height="23.19pt" svg:x="57.12pt" svg:y="3.74pt">
              <loext:p/>
              <draw:object xlink:href="./Object 67" xlink:type="simple" xlink:show="embed" xlink:actuate="onLoad"/>
              <draw:image xlink:href="./ObjectReplacements/Object 67" xlink:type="simple" xlink:show="embed" xlink:actuate="onLoad"/>
            </draw:frame>
          </table:table-cell>
          <table:table-cell table:number-columns-repeated="26"/>
        </table:table-row>
        <table:table-row table:style-name="ro5">
          <table:table-cell table:style-name="Default" office:value-type="string" calcext:value-type="string">
            <office:annotation draw:style-name="gr11" draw:text-style-name="P2" svg:width="82.18pt" svg:height="117.67pt" svg:x="81.24pt" svg:y="2474.82pt" draw:caption-point-x="-17.29pt" draw:caption-point-y="42.8pt">
              <dc:date>2016-01-25T00:00:00</dc:date>
              <text:p text:style-name="P1"><text:span text:style-name="T1">Correspondence analysis is similar to principal component analysis except that it refers to categorical, instead of continuous data.</text:span></text:p>
            </office:annotation>
            <text:p>Correspondence analysis</text:p>
          </table:table-cell>
          <table:table-cell table:number-columns-repeated="3"/>
          <table:table-cell office:value-type="string" calcext:value-type="string">
            <text:p>pdf</text:p>
          </table:table-cell>
          <table:table-cell table:number-columns-repeated="2"/>
          <table:table-cell office:value-type="string" calcext:value-type="string">
            <text:p>Mode</text:p>
          </table:table-cell>
          <table:table-cell>
            <draw:frame table:end-cell-address="Glossary.J196" table:end-x="47.25pt" table:end-y="3.09pt" draw:z-index="114" draw:style-name="gr27" draw:text-style-name="P3" svg:width="101.23pt" svg:height="25.97pt" svg:x="10.29pt" svg:y="2.72pt">
              <loext:p/>
              <draw:object xlink:href="./Object 115" xlink:type="simple" xlink:show="embed" xlink:actuate="onLoad"/>
              <draw:image xlink:href="./ObjectReplacements/Object 115" xlink:type="simple" xlink:show="embed" xlink:actuate="onLoad"/>
            </draw:frame>
          </table:table-cell>
          <table:table-cell table:number-columns-repeated="29"/>
        </table:table-row>
        <table:table-row table:style-name="ro5">
          <table:table-cell office:value-type="string" calcext:value-type="string">
            <office:annotation draw:style-name="gr20" draw:text-style-name="P2" svg:width="305.86pt" svg:height="106.47pt" svg:x="81.24pt" svg:y="2487.63pt" draw:caption-point-x="-17.29pt" draw:caption-point-y="42.8pt">
              <dc:date>2016-01-25T00:00:00</dc:date>
              <text:p text:style-name="P1"><text:span text:style-name="T1">The cosecant is the ratio of the hypotenuse in a right triangle to the side opposite the acute angle. It is also the reciprocal of the sine.</text:span></text:p>
              <text:p text:style-name="P1"><text:span text:style-name="T1"/></text:p>
              <text:p text:style-name="P1"><text:span text:style-name="T1">See Calc: CSC</text:span></text:p>
              <text:p text:style-name="P1"><text:span text:style-name="T1">See DANSYS: ACSC</text:span></text:p>
            </office:annotation>
            <text:p>Cosecant</text:p>
          </table:table-cell>
          <table:table-cell table:number-columns-repeated="11"/>
          <table:table-cell>
            <draw:frame table:end-cell-address="Glossary.N197" table:end-x="46.86pt" table:end-y="7.54pt" draw:z-index="54" draw:style-name="gr27" draw:text-style-name="P3" svg:width="105.56pt" svg:height="28.63pt" svg:x="5.53pt" svg:y="4.51pt">
              <loext:p/>
              <draw:object xlink:href="./Object 68" xlink:type="simple" xlink:show="embed" xlink:actuate="onLoad"/>
              <draw:image xlink:href="./ObjectReplacements/Object 68" xlink:type="simple" xlink:show="embed" xlink:actuate="onLoad"/>
            </draw:frame>
          </table:table-cell>
          <table:table-cell table:number-columns-repeated="25"/>
        </table:table-row>
        <table:table-row table:style-name="ro5">
          <table:table-cell office:value-type="string" calcext:value-type="string">
            <office:annotation draw:style-name="gr20" draw:text-style-name="P2" svg:width="334.4pt" svg:height="106.47pt" svg:x="81.24pt" svg:y="2500.41pt" draw:caption-point-x="-17.29pt" draw:caption-point-y="42.8pt">
              <dc:date>2016-01-25T00:00:00</dc:date>
              <text:p text:style-name="P1"><text:span text:style-name="T1">In a right triangle, the cosine is the ratio of the side adjacent to an acute angle to the hypotenuse. The cosine is also the inverse of the secant.</text:span></text:p>
              <text:p text:style-name="P1"><text:span text:style-name="T1"/></text:p>
              <text:p text:style-name="P1"><text:span text:style-name="T1">See Calc: ACOS, COS, IMCOS</text:span></text:p>
              <text:p text:style-name="P1"><text:span text:style-name="T1">See DANSYS: ACO, SphericalCos</text:span></text:p>
              <text:p text:style-name="P1"><text:span text:style-name="T1"/></text:p>
            </office:annotation>
            <text:p>Cosine</text:p>
          </table:table-cell>
          <table:table-cell table:number-columns-repeated="3"/>
          <table:table-cell>
            <draw:frame table:end-cell-address="Glossary.J198" table:end-x="5.05pt" table:end-y="8.65pt" draw:z-index="67" draw:style-name="gr27" draw:text-style-name="P3" svg:width="283.49pt" svg:height="23.73pt" svg:x="42.8pt" svg:y="10.52pt">
              <loext:p/>
              <draw:object xlink:href="./Object 56" xlink:type="simple" xlink:show="embed" xlink:actuate="onLoad"/>
              <draw:image xlink:href="./ObjectReplacements/Object 56" xlink:type="simple" xlink:show="embed" xlink:actuate="onLoad"/>
            </draw:frame>
          </table:table-cell>
          <table:table-cell table:number-columns-repeated="6"/>
          <table:table-cell table:style-name="ce30"/>
          <table:table-cell table:number-columns-repeated="26"/>
        </table:table-row>
        <table:table-row table:style-name="ro5">
          <table:table-cell office:value-type="string" calcext:value-type="string">
            <office:annotation draw:style-name="gr9" draw:text-style-name="P2" svg:width="320.91pt" svg:height="61.68pt" svg:x="81.24pt" svg:y="2513.23pt" draw:caption-point-x="-17.29pt" draw:caption-point-y="42.8pt">
              <dc:date>2016-01-25T00:00:00</dc:date>
              <text:p text:style-name="P1"><text:span text:style-name="T1">Complex numbers can act as the argument of the cosine function.</text:span></text:p>
              <text:p text:style-name="P1"><text:span text:style-name="T1"/></text:p>
              <text:p text:style-name="P1"><text:span text:style-name="T1">See Calc: IMCOS</text:span></text:p>
            </office:annotation>
            <text:p>Cosine: complex</text:p>
          </table:table-cell>
          <table:table-cell table:number-columns-repeated="10"/>
          <table:table-cell table:style-name="ce30"/>
          <table:table-cell table:number-columns-repeated="26"/>
        </table:table-row>
        <table:table-row table:style-name="ro5">
          <table:table-cell office:value-type="string" calcext:value-type="string">
            <office:annotation draw:style-name="gr14" draw:text-style-name="P2" svg:width="316.15pt" svg:height="84.08pt" svg:x="112.2pt" svg:y="2485.22pt" draw:caption-point-x="-48.25pt" draw:caption-point-y="83.59pt">
              <dc:date>2016-01-27T00:00:00</dc:date>
              <text:p text:style-name="P1"><text:span text:style-name="T1">The cosine integrals is the antiderivative of cos x/x. Trigonometric integrals are useful in signal processing for working with Gibbs phenomenon and ringing artifacts, diffusion theory, transport problems, radiative equilibria of stellar atmospheres, quantum mechanics, and electromagnetic theory.</text:span></text:p>
              <text:p text:style-name="P1"><text:span text:style-name="T1"/></text:p>
              <text:p text:style-name="P1"><text:span text:style-name="T1">See DANSYS: CiSi</text:span></text:p>
            </office:annotation>
            <text:p>Cosine integral</text:p>
          </table:table-cell>
          <table:table-cell table:number-columns-repeated="3"/>
          <table:table-cell office:value-type="string" calcext:value-type="string">
            <text:p>CDF</text:p>
          </table:table-cell>
          <table:table-cell table:number-columns-repeated="2"/>
          <table:table-cell office:value-type="string" calcext:value-type="string">
            <text:p>Variance</text:p>
          </table:table-cell>
          <table:table-cell table:number-columns-repeated="3"/>
          <table:table-cell table:style-name="ce30"/>
          <table:table-cell>
            <draw:frame table:end-cell-address="Glossary.O200" table:end-x="18.17pt" table:end-y="4.96pt" draw:z-index="55" draw:style-name="gr27" draw:text-style-name="P3" svg:width="138.76pt" svg:height="27.52pt" svg:x="7.91pt" svg:y="3.03pt">
              <loext:p/>
              <draw:object xlink:href="./Object 69" xlink:type="simple" xlink:show="embed" xlink:actuate="onLoad"/>
              <draw:image xlink:href="./ObjectReplacements/Object 69" xlink:type="simple" xlink:show="embed" xlink:actuate="onLoad"/>
            </draw:frame>
          </table:table-cell>
          <table:table-cell table:number-columns-repeated="25"/>
        </table:table-row>
        <table:table-row table:style-name="ro5">
          <table:table-cell office:value-type="string" calcext:value-type="string">
            <office:annotation draw:style-name="gr15" draw:text-style-name="P2" svg:width="82.18pt" svg:height="162.45pt" svg:x="81.24pt" svg:y="2538.82pt" draw:caption-point-x="-17.29pt" draw:caption-point-y="42.8pt">
              <dc:date>2016-01-27T00:00:00</dc:date>
              <text:p text:style-name="P1"><text:span text:style-name="T1">Cost is the value in money that is required to produce or acquire something. Often, in nonfinancial disciplines, cost is used as a way to quantify objects, attributes, or abstracts.</text:span></text:p>
            </office:annotation>
            <text:p>Cost</text:p>
          </table:table-cell>
          <table:table-cell table:number-columns-repeated="9"/>
          <table:table-cell office:value-type="string" calcext:value-type="string">
            <text:p>CDF</text:p>
          </table:table-cell>
          <table:table-cell table:style-name="ce30"/>
          <table:table-cell table:number-columns-repeated="26"/>
        </table:table-row>
        <table:table-row table:style-name="ro5">
          <table:table-cell table:style-name="Default" office:value-type="string" calcext:value-type="string">
            <office:annotation draw:style-name="gr20" draw:text-style-name="P2" svg:width="82.18pt" svg:height="106.47pt" svg:x="81.24pt" svg:y="2551.61pt" draw:caption-point-x="-17.29pt" draw:caption-point-y="42.8pt">
              <dc:date>2016-01-27T00:00:00</dc:date>
              <text:p text:style-name="P1"><text:span text:style-name="T1">Cost-benefit analysis evaluated alternatives on the basis of their cost and the benefits gained by acquisition or ownership.</text:span></text:p>
            </office:annotation>
            <text:p>Cost-benefit analysis</text:p>
          </table:table-cell>
          <table:table-cell table:number-columns-repeated="4"/>
          <table:table-cell>
            <draw:frame table:end-cell-address="Glossary.G202" table:end-x="2.58pt" table:end-y="4.54pt" draw:z-index="68" draw:style-name="gr27" draw:text-style-name="P3" svg:width="65.25pt" svg:height="20.95pt" svg:x="1.59pt" svg:y="9.18pt">
              <loext:p/>
              <draw:object xlink:href="./Object 57" xlink:type="simple" xlink:show="embed" xlink:actuate="onLoad"/>
              <draw:image xlink:href="./ObjectReplacements/Object 57" xlink:type="simple" xlink:show="embed" xlink:actuate="onLoad"/>
            </draw:frame>
          </table:table-cell>
          <table:table-cell table:number-columns-repeated="5"/>
          <table:table-cell table:style-name="ce30"/>
          <table:table-cell table:number-columns-repeated="26"/>
        </table:table-row>
        <table:table-row table:style-name="ro5">
          <table:table-cell office:value-type="string" calcext:value-type="string">
            <office:annotation draw:style-name="gr12" draw:text-style-name="P2" svg:width="278.08pt" svg:height="140.06pt" svg:x="81.24pt" svg:y="2564.42pt" draw:caption-point-x="-17.29pt" draw:caption-point-y="42.8pt">
              <dc:date>2016-01-27T00:00:00</dc:date>
              <text:p text:style-name="P1"><text:span text:style-name="T1">In a right triangle, the cotangent is the ratio of the adjacent side to the opposite side from an angle. It is also the inverse of the tangent.</text:span></text:p>
              <text:p text:style-name="P1"><text:span text:style-name="T1"/></text:p>
              <text:p text:style-name="P1"><text:span text:style-name="T1">See Calc: ACOT, COT</text:span></text:p>
              <text:p text:style-name="P1"><text:span text:style-name="T1">See DANSYS: ACT</text:span></text:p>
              <text:p text:style-name="P1"><text:span text:style-name="T1"/></text:p>
            </office:annotation>
            <text:p>Cotangent</text:p>
          </table:table-cell>
          <table:table-cell table:number-columns-repeated="6"/>
          <table:table-cell>
            <draw:frame table:end-cell-address="Glossary.J205" table:end-x="36.94pt" table:end-y="5.75pt" draw:z-index="115" draw:style-name="gr27" draw:text-style-name="P3" svg:width="151.97pt" svg:height="46.29pt" svg:x="13.46pt" svg:y="10.66pt">
              <loext:p/>
              <draw:object xlink:href="./Object 116" xlink:type="simple" xlink:show="embed" xlink:actuate="onLoad"/>
              <draw:image xlink:href="./ObjectReplacements/Object 116" xlink:type="simple" xlink:show="embed" xlink:actuate="onLoad"/>
            </draw:frame>
          </table:table-cell>
          <table:table-cell table:number-columns-repeated="30"/>
        </table:table-row>
        <table:table-row table:style-name="ro5">
          <table:table-cell office:value-type="string" calcext:value-type="string">
            <office:annotation draw:style-name="gr8" draw:text-style-name="P2" svg:width="336.78pt" svg:height="173.65pt" svg:x="81.24pt" svg:y="2577.2pt" draw:caption-point-x="-17.29pt" draw:caption-point-y="42.8pt">
              <dc:date>2016-01-27T00:00:00</dc:date>
              <text:p text:style-name="P1"><text:span text:style-name="T1">The count of a set is the number of items in that set; so the count of a data set (often designated as N for populations and n for samples) is the number of cases represented in that data set.</text:span></text:p>
              <text:p text:style-name="P1"><text:span text:style-name="T1"/></text:p>
              <text:p text:style-name="P1"><text:span text:style-name="T1">See Calc: COUNT, COUNTA, COUNTBLANK, COUNTIF, COMBIN, COMBINA, SUBTOTAL, Standard Formula, Date/Time, Error Warning, Query Design, DCOUNT, DCOUNTA, PERMU, PERMUTATIONA, FREQUENCY, File Properties, Data Statistics in Calc, GETPIVOTDATA</text:span></text:p>
              <text:p text:style-name="P1"><text:span text:style-name="T1"/></text:p>
              <text:p text:style-name="P1"><text:span text:style-name="T1">See DANSYS: WORDS, SENTENCES, LETTERS, WPS, LPW, LPS, FreqTab, Profile8, Profile13, CTAB1, CTAB2</text:span></text:p>
            </office:annotation>
            <text:p>Count</text:p>
          </table:table-cell>
          <table:table-cell table:number-columns-repeated="3"/>
          <table:table-cell office:value-type="string" calcext:value-type="string">
            <text:p>Mean</text:p>
          </table:table-cell>
          <table:table-cell table:number-columns-repeated="5"/>
          <table:table-cell office:value-type="string" calcext:value-type="string">
            <text:p>Mean</text:p>
          </table:table-cell>
          <table:table-cell/>
          <table:table-cell table:style-name="ce24" office:value-type="string" calcext:value-type="string">
            <text:p>μ</text:p>
          </table:table-cell>
          <table:table-cell table:number-columns-repeated="25"/>
        </table:table-row>
        <table:table-row table:style-name="ro5">
          <table:table-cell office:value-type="string" calcext:value-type="string">
            <office:annotation draw:style-name="gr18" draw:text-style-name="P2" svg:width="320.91pt" svg:height="151.26pt" svg:x="81.24pt" svg:y="2590.02pt" draw:caption-point-x="-17.29pt" draw:caption-point-y="42.8pt">
              <dc:date>2016-01-27T00:00:00</dc:date>
              <text:p text:style-name="P1"><text:span text:style-name="T1">A coupon is a planned payment. Often physical coupons are given to someone making scheduled payments to remind them of the schedule.</text:span></text:p>
              <text:p text:style-name="P1"><text:span text:style-name="T1"/></text:p>
              <text:p text:style-name="P1"><text:span text:style-name="T1">See Calc: ACCRINTM, DURATION_ADD, MDURATION, PRICE, ODDFPRICE, ODDFYIELD, COUPDAYBS, COUPDAYS, COUPDAYSNC, COUPNCD, COUPNUM, COUPPCD</text:span></text:p>
            </office:annotation>
            <text:p>Coupon</text:p>
          </table:table-cell>
          <table:table-cell table:number-columns-repeated="5"/>
          <table:table-cell office:value-type="string" calcext:value-type="string">
            <text:p>Skewness</text:p>
          </table:table-cell>
          <table:table-cell table:number-columns-repeated="3"/>
          <table:table-cell office:value-type="string" calcext:value-type="string">
            <text:p>Median</text:p>
          </table:table-cell>
          <table:table-cell/>
          <table:table-cell table:style-name="ce24" office:value-type="string" calcext:value-type="string">
            <text:p>μ</text:p>
          </table:table-cell>
          <table:table-cell table:number-columns-repeated="25"/>
        </table:table-row>
        <table:table-row table:style-name="ro5">
          <table:table-cell office:value-type="string" calcext:value-type="string">
            <office:annotation draw:style-name="gr14" draw:text-style-name="P2" svg:width="298.15pt" svg:height="84.08pt" svg:x="81.01pt" svg:y="2597.5pt" draw:caption-point-x="-17.06pt" draw:caption-point-y="48.13pt">
              <dc:date>2016-01-27T00:00:00</dc:date>
              <text:p text:style-name="P1"><text:span text:style-name="T1">Covariance is the measure of how two variables change together.</text:span></text:p>
              <text:p text:style-name="P1"><text:span text:style-name="T1"/></text:p>
              <text:p text:style-name="P1"><text:span text:style-name="T1">See Calc: COVAR, COVARIANCE.P, COVARIANCE.S, Data Statistics in Calc</text:span></text:p>
              <text:p text:style-name="P1"><text:span text:style-name="T1"/></text:p>
              <text:p text:style-name="P1"><text:span text:style-name="T1">See DANSYS: CovMat, ANCOVA</text:span></text:p>
              <text:p text:style-name="P1"><text:span text:style-name="T1"/></text:p>
            </office:annotation>
            <text:p>Covariance</text:p>
          </table:table-cell>
          <table:table-cell table:number-columns-repeated="3"/>
          <table:table-cell office:value-type="string" calcext:value-type="string">
            <text:p>Mode</text:p>
          </table:table-cell>
          <table:table-cell>
            <draw:frame table:end-cell-address="Glossary.H205" table:end-x="0.77pt" table:end-y="13.1pt" draw:z-index="56" draw:style-name="gr27" draw:text-style-name="P3" svg:width="128.49pt" svg:height="25.85pt" svg:x="0.79pt" svg:y="0.03pt">
              <loext:p/>
              <draw:object xlink:href="./Object 58" xlink:type="simple" xlink:show="embed" xlink:actuate="onLoad"/>
              <draw:image xlink:href="./ObjectReplacements/Object 58" xlink:type="simple" xlink:show="embed" xlink:actuate="onLoad"/>
            </draw:frame>
          </table:table-cell>
          <table:table-cell table:number-columns-repeated="4"/>
          <table:table-cell office:value-type="string" calcext:value-type="string">
            <text:p>Mode</text:p>
          </table:table-cell>
          <table:table-cell/>
          <table:table-cell table:style-name="ce24" office:value-type="string" calcext:value-type="string">
            <text:p>μ</text:p>
          </table:table-cell>
          <table:table-cell table:number-columns-repeated="25"/>
        </table:table-row>
        <table:table-row table:style-name="ro2">
          <table:table-cell office:value-type="string" calcext:value-type="string">
            <office:annotation draw:style-name="gr12" draw:text-style-name="P2" svg:width="307.45pt" svg:height="140.06pt" svg:x="81.24pt" svg:y="2615.61pt" draw:caption-point-x="-17.29pt" draw:caption-point-y="42.8pt">
              <dc:date>2016-01-27T00:00:00</dc:date>
              <text:p text:style-name="P1"><text:span text:style-name="T1">A covariance matrix contains the covariances of all the pairs of variables in a data set. It is a square, symmetric matrix with he same number of rows (and columns) as there are variables in the data set. The matrix is commonly presented with variances of each variable on the diagonal. A correlation matrix is actually a standardized covariance matrix. Covariance matrices can be used by other procedures; for instance, the SWEP function will transform a covariance matrix into the output of a multiple regression procedure.</text:span></text:p>
              <text:p text:style-name="P1"><text:span text:style-name="T1"/></text:p>
              <text:p text:style-name="P1"><text:span text:style-name="T1">See Calc: Data Statistics I Calc</text:span></text:p>
              <text:p text:style-name="P1"><text:span text:style-name="T1">See DANSYS: CovMat, SWEEP</text:span></text:p>
            </office:annotation>
            <text:p>Covariance matrix</text:p>
          </table:table-cell>
          <table:table-cell table:number-columns-repeated="9"/>
          <table:table-cell office:value-type="string" calcext:value-type="string">
            <text:p>Variance</text:p>
          </table:table-cell>
          <table:table-cell/>
          <table:table-cell office:value-type="string" calcext:value-type="string">
            <text:p>2b<text:span text:style-name="T21">2</text:span></text:p>
          </table:table-cell>
          <table:table-cell table:number-columns-repeated="25"/>
        </table:table-row>
        <table:table-row table:style-name="ro5">
          <table:table-cell table:style-name="Default" office:value-type="string" calcext:value-type="string">
            <office:annotation draw:style-name="gr146" draw:text-style-name="P2" svg:width="338.37pt" svg:height="80.56pt" svg:x="81.24pt" svg:y="2629.02pt" draw:caption-point-x="-17.29pt" draw:caption-point-y="42.8pt">
              <dc:date>2016-01-27T00:00:00</dc:date>
              <text:p text:style-name="P1"><text:span text:style-name="T1">The Cramer-von Mises criterion is a value used to judge the goodness of fit of a cumulative distribution function to an observed distribution function or for comparing two observed distributions. It is an alternative to other goodness of fit tests such as the chi square or Kolmogorov-Smirnov goodness of fit tests.</text:span></text:p>
            </office:annotation>
            <text:p>Cramer-von Mises criterion</text:p>
          </table:table-cell>
          <table:table-cell table:number-columns-repeated="9"/>
          <table:table-cell office:value-type="string" calcext:value-type="string">
            <text:p>Skewness</text:p>
          </table:table-cell>
          <table:table-cell/>
          <table:table-cell office:value-type="float" office:value="0" calcext:value-type="float">
            <text:p>0</text:p>
          </table:table-cell>
          <table:table-cell table:number-columns-repeated="25"/>
        </table:table-row>
        <table:table-row table:style-name="ro5">
          <table:table-cell table:style-name="ce13" office:value-type="string" calcext:value-type="string">
            <office:annotation draw:style-name="gr14" draw:text-style-name="P2" svg:width="82.18pt" svg:height="84.08pt" svg:x="81.24pt" svg:y="2641.8pt" draw:caption-point-x="-17.29pt" draw:caption-point-y="42.8pt">
              <dc:date>2016-01-27T00:00:00</dc:date>
              <text:p text:style-name="P1"><text:span text:style-name="T1">The Cramer's V (or Cramer's phi) is a measure of association between two nominal variables.</text:span></text:p>
            </office:annotation>
            <text:p>Cramer's V</text:p>
          </table:table-cell>
          <table:table-cell table:number-columns-repeated="9"/>
          <table:table-cell office:value-type="string" calcext:value-type="string">
            <text:p>Kurtosis</text:p>
          </table:table-cell>
          <table:table-cell/>
          <table:table-cell office:value-type="float" office:value="3" calcext:value-type="float">
            <text:p>3</text:p>
          </table:table-cell>
          <table:table-cell table:number-columns-repeated="25"/>
        </table:table-row>
        <table:table-row table:style-name="ro5">
          <table:table-cell table:style-name="Default" office:value-type="string" calcext:value-type="string">
            <office:annotation draw:style-name="gr147" draw:text-style-name="P2" svg:width="348.69pt" svg:height="73.08pt" svg:x="81.24pt" svg:y="2654.62pt" draw:caption-point-x="-17.29pt" draw:caption-point-y="42.8pt">
              <dc:date>2016-01-27T00:00:00</dc:date>
              <text:p text:style-name="P1"><text:span text:style-name="T1">Critical parameter assignment is an optimization process used to assign optimal values to input values that some process depends on (such as “bottleneck” values and values that restrict progress. A closely related process in critical parameter management.</text:span></text:p>
            </office:annotation>
            <text:p>Critical parameter assignment</text:p>
          </table:table-cell>
          <table:table-cell table:number-columns-repeated="3"/>
          <table:table-cell office:value-type="string" calcext:value-type="string">
            <text:p>Variance</text:p>
          </table:table-cell>
          <table:table-cell>
            <draw:frame table:end-cell-address="Glossary.G210" table:end-x="46.91pt" table:end-y="0.54pt" draw:z-index="57" draw:style-name="gr27" draw:text-style-name="P3" svg:width="110.38pt" svg:height="26.14pt" svg:x="0.79pt" svg:y="0pt">
              <loext:p/>
              <draw:object xlink:href="./Object 59" xlink:type="simple" xlink:show="embed" xlink:actuate="onLoad"/>
              <draw:image xlink:href="./ObjectReplacements/Object 59" xlink:type="simple" xlink:show="embed" xlink:actuate="onLoad"/>
            </draw:frame>
          </table:table-cell>
          <table:table-cell table:number-columns-repeated="32"/>
        </table:table-row>
        <table:table-row table:style-name="ro5">
          <table:table-cell table:style-name="Default" office:value-type="string" calcext:value-type="string">
            <office:annotation draw:style-name="gr16" draw:text-style-name="P2" svg:width="82.18pt" svg:height="72.88pt" svg:x="81.01pt" svg:y="2662.16pt" draw:caption-point-x="-17.06pt" draw:caption-point-y="48.08pt">
              <dc:creator>WV</dc:creator>
              <dc:date>2015-02-09T00:00:00</dc:date>
              <text:p text:style-name="P1"><text:span text:style-name="T1">Used to optimize procedural units and paths according to cost, time, and length of paths</text:span></text:p>
            </office:annotation>
            <text:p>Critical path analysis</text:p>
          </table:table-cell>
          <table:table-cell table:number-columns-repeated="6"/>
          <table:table-cell>
            <draw:frame table:end-cell-address="Glossary.Q210" table:end-x="48.78pt" table:end-y="12.56pt" draw:z-index="116" draw:style-name="gr27" draw:text-style-name="P3" svg:width="571.69pt" svg:height="23.13pt" svg:x="55.33pt" svg:y="2.21pt">
              <loext:p/>
              <draw:object xlink:href="./Object 117" xlink:type="simple" xlink:show="embed" xlink:actuate="onLoad"/>
              <draw:image xlink:href="./ObjectReplacements/Object 117" xlink:type="simple" xlink:show="embed" xlink:actuate="onLoad"/>
            </draw:frame>
          </table:table-cell>
          <table:table-cell table:number-columns-repeated="30"/>
        </table:table-row>
        <table:table-row table:style-name="ro5">
          <table:table-cell table:style-name="Default" office:value-type="string" calcext:value-type="string">
            <office:annotation draw:style-name="gr14" draw:text-style-name="P2" svg:width="82.18pt" svg:height="84.08pt" svg:x="81.24pt" svg:y="2680.21pt" draw:caption-point-x="-17.29pt" draw:caption-point-y="42.8pt">
              <dc:date>2016-01-27T00:00:00</dc:date>
              <text:p text:style-name="P1"><text:span text:style-name="T1">Cross correlation measures the similarity of two time series in terms of the lag of one relative to the other.</text:span></text:p>
            </office:annotation>
            <text:p>Cross correlation </text:p>
          </table:table-cell>
          <table:table-cell table:number-columns-repeated="6"/>
          <table:table-cell office:value-type="string" calcext:value-type="string">
            <text:p>Kurtosis</text:p>
          </table:table-cell>
          <table:table-cell table:number-columns-repeated="30"/>
        </table:table-row>
        <table:table-row table:style-name="ro5">
          <table:table-cell office:value-type="string" calcext:value-type="string">
            <office:annotation draw:style-name="gr148" draw:text-style-name="P2" svg:width="332.82pt" svg:height="96.63pt" svg:x="81.24pt" svg:y="2693.03pt" draw:caption-point-x="-17.29pt" draw:caption-point-y="42.8pt">
              <dc:date>2016-01-27T00:00:00</dc:date>
              <text:p text:style-name="P1"><text:span text:style-name="T1">The cross product is an operation on two vectors of three dimensions resulting in a vector, so it is also called the vector product. The cross product vector is perpendicular to both of the argument vectors and is normal to the plane containing them. It has many uses in physics, mathematics, engineering, and computer science.</text:span></text:p>
              <text:p text:style-name="P1"><text:span text:style-name="T1"/></text:p>
              <text:p text:style-name="P1"><text:span text:style-name="T1">See DANSYS: Cprod, LAGCOV</text:span></text:p>
            </office:annotation>
            <text:p>Cross product</text:p>
          </table:table-cell>
          <table:table-cell table:number-columns-repeated="37"/>
        </table:table-row>
        <table:table-row table:style-name="ro5">
          <table:table-cell office:value-type="string" calcext:value-type="string">
            <office:annotation draw:style-name="gr13" draw:text-style-name="P2" svg:width="322.5pt" svg:height="128.86pt" svg:x="81.24pt" svg:y="2705.81pt" draw:caption-point-x="-17.29pt" draw:caption-point-y="42.8pt">
              <dc:date>2016-01-27T00:00:00</dc:date>
              <text:p text:style-name="P1"><text:span text:style-name="T1">Crosstabulation displays the counts within joint categories and is commonly used for analyzing nominal and ordinal data. Crosstabulation can easily be accomplished using Calc's pivot table utilities.</text:span></text:p>
              <text:p text:style-name="P1"><text:span text:style-name="T1"/></text:p>
              <text:p text:style-name="P1"><text:span text:style-name="T1">See DANSYS: FET, CTAB1, CTAB2, LoadCrossTab, ShowCrossTab, CrossTabSize</text:span></text:p>
            </office:annotation>
            <text:p>Cross tabulation </text:p>
          </table:table-cell>
          <table:table-cell table:number-columns-repeated="3"/>
          <table:table-cell office:value-type="string" calcext:value-type="string">
            <text:p>Skewness</text:p>
          </table:table-cell>
          <table:table-cell>
            <draw:frame table:end-cell-address="Glossary.H214" table:end-x="48.08pt" table:end-y="0.43pt" draw:z-index="58" draw:style-name="gr27" draw:text-style-name="P3" svg:width="175.8pt" svg:height="25.23pt" svg:x="0.79pt" svg:y="0.79pt">
              <loext:p/>
              <draw:object xlink:href="./Object 60" xlink:type="simple" xlink:show="embed" xlink:actuate="onLoad"/>
              <draw:image xlink:href="./ObjectReplacements/Object 60" xlink:type="simple" xlink:show="embed" xlink:actuate="onLoad"/>
            </draw:frame>
          </table:table-cell>
          <table:table-cell table:number-columns-repeated="32"/>
        </table:table-row>
        <table:table-row table:style-name="ro5">
          <table:table-cell office:value-type="string" calcext:value-type="string">
            <office:annotation draw:style-name="gr149" draw:text-style-name="P2" svg:width="317.74pt" svg:height="55.93pt" svg:x="81.24pt" svg:y="2718.62pt" draw:caption-point-x="-17.29pt" draw:caption-point-y="42.8pt">
              <dc:date>2016-01-27T00:00:00</dc:date>
              <text:p text:style-name="P1"><text:span text:style-name="T1">The cube root of n is the number that, when multiplied by itself twice (or raised to the third power) yields n.</text:span></text:p>
              <text:p text:style-name="P1"><text:span text:style-name="T1"/></text:p>
              <text:p text:style-name="P1"><text:span text:style-name="T1">See DANSYS: CBRT</text:span></text:p>
            </office:annotation>
            <text:p>Cube root</text:p>
          </table:table-cell>
          <table:table-cell table:number-columns-repeated="37"/>
        </table:table-row>
        <table:table-row table:style-name="ro5">
          <table:table-cell office:value-type="string" calcext:value-type="string">
            <office:annotation draw:style-name="gr9" draw:text-style-name="P2" svg:width="344.95pt" svg:height="61.68pt" svg:x="81.01pt" svg:y="2726.11pt" draw:caption-point-x="-17.06pt" draw:caption-point-y="48.1pt">
              <dc:date>2016-01-27T00:00:00</dc:date>
              <text:p text:style-name="P1"><text:span text:style-name="T1">Cubic equations are used to model processes that depend on a quantity cubed. They can effectively managed using the nonlinear Solver engine.</text:span></text:p>
              <text:p text:style-name="P1"><text:span text:style-name="T1"/></text:p>
              <text:p text:style-name="P1"><text:span text:style-name="T1">See Calc: Nonlinear Solver</text:span></text:p>
            </office:annotation>
            <text:p>Cubic equation</text:p>
          </table:table-cell>
          <table:table-cell table:number-columns-repeated="37"/>
        </table:table-row>
        <table:table-row table:style-name="ro5">
          <table:table-cell office:value-type="string" calcext:value-type="string">
            <office:annotation draw:style-name="gr14" draw:text-style-name="P2" svg:width="355.27pt" svg:height="84.08pt" svg:x="81.01pt" svg:y="2738.58pt" draw:caption-point-x="-17.06pt" draw:caption-point-y="48.44pt">
              <dc:date>2016-01-27T00:00:00</dc:date>
              <text:p text:style-name="P1"><text:span text:style-name="T1">Can be used to calculate point estimates of a function. Can be used to determine derivatives.</text:span></text:p>
              <text:p text:style-name="P1"><text:span text:style-name="T1"/></text:p>
              <text:p text:style-name="P1"><text:span text:style-name="T1">See Calc: Smooth Line Properties, Chart Type XY</text:span></text:p>
              <text:p text:style-name="P1"><text:span text:style-name="T1">DANSYS: CSInterpol</text:span></text:p>
            </office:annotation>
            <text:p>Cubic spline</text:p>
          </table:table-cell>
          <table:table-cell table:number-columns-repeated="37"/>
        </table:table-row>
        <table:table-row table:style-name="ro5">
          <table:table-cell office:value-type="string" calcext:value-type="string">
            <office:annotation draw:style-name="gr150" draw:text-style-name="P2" svg:width="324.09pt" svg:height="78.72pt" svg:x="81.24pt" svg:y="2757pt" draw:caption-point-x="-17.29pt" draw:caption-point-y="42.8pt">
              <dc:date>2016-01-27T00:00:00</dc:date>
              <text:p text:style-name="P1"><text:span text:style-name="T1">Cubic spline interpolation gives a smoother line and has smaller error than many interpolating polynomials.</text:span></text:p>
              <text:p text:style-name="P1"><text:span text:style-name="T1"/></text:p>
              <text:p text:style-name="P1"><text:span text:style-name="T1">See DANSYS: CSInterpol</text:span></text:p>
            </office:annotation>
            <text:p>Cubic spline interpolation</text:p>
          </table:table-cell>
          <table:table-cell table:number-columns-repeated="37"/>
        </table:table-row>
        <table:table-row table:style-name="ro5">
          <table:table-cell office:value-type="string" calcext:value-type="string">
            <office:annotation draw:style-name="gr1" draw:text-style-name="P2" svg:width="353.45pt" svg:height="218.44pt" svg:x="81.24pt" svg:y="2769.82pt" draw:caption-point-x="-17.29pt" draw:caption-point-y="42.8pt">
              <dc:date>2016-01-27T00:00:00</dc:date>
              <text:p text:style-name="P1"><text:span text:style-name="T1">A cumulative distribution function gives the probability that a value drawn at random from a distribution will be less than, equal to or less than, greater than or equal to or greater than a particular value. It sums the probabilities above or below the specific value.</text:span></text:p>
              <text:p text:style-name="P1"><text:span text:style-name="T1"/></text:p>
              <text:p text:style-name="P1"><text:span text:style-name="T1">See Calc: Chart Type Area, BETA.DIST, BETA.INV, BETADIST, BETAINV, BINOM.DIST, BINOM.INV, BINOMDIST, CHIDIST, CHIINV, CHISQ.DIST, CHISQ.DIST.RT, CHISQ.INV, CHISQ.INV.RT, CHISQDIST, CHISQINV, EXPON.DIST, EXPONDIST, LOGNORM.DIST, LOGNORM.INV, LOGNORMDIST, F.DIST, F.DIST.RT, F.INV, F.INV.RT, FDIST, FINV, GAMMA.DIST, GAMMA.INV, GAMMADIST, GAMMAINV, GAUSS, HYPGEOM.DIST, HYPGEOMDIST, Z.TEST, ZTEST, NORM.S.DIST, NORM.S.INV, NORMSDIST, NORMSINV, T.DIST, T.DIST.2T, T.DIST.RT, T.INV, T.INV.2T, T.TEST, TDIST, TINV, TTEST, WEIBULL, WEIBULL.DIST, Chart Type Line, NEGBINOM.DIS, NEGBINOMDIST, NORM.DIST, NORM.INV, POISSON, POISSON.DIST</text:span></text:p>
              <text:p text:style-name="P1"><text:span text:style-name="T1"/></text:p>
              <text:p text:style-name="P1"><text:span text:style-name="T1">See DANSYS: FreqTab, Cauchy, StemLeaf, GEV, GeoDist, LapDist, Logist, ParetoDist, ArcsineDist, RayleighDist, UniDist, KSGOF, CUSUM</text:span></text:p>
            </office:annotation>
            <text:p>Cumulative distribution function</text:p>
          </table:table-cell>
          <table:table-cell table:number-columns-repeated="37"/>
        </table:table-row>
        <table:table-row table:style-name="ro5">
          <table:table-cell office:value-type="string" calcext:value-type="string">
            <office:annotation draw:style-name="gr151" draw:text-style-name="P2" svg:width="297.92pt" svg:height="87.87pt" svg:x="78.07pt" svg:y="2776.56pt" draw:caption-point-x="-14.12pt" draw:caption-point-y="48.87pt">
              <dc:date>2016-01-28T00:00:00</dc:date>
              <text:p text:style-name="P1"><text:span text:style-name="T1">Frequency tables can contain cumulative frequencies, which sum all the frequencies with bin upper limits less than or equal to a particular bin's upper limit. When graphed, cumulative frequencies yield ogive curves and bar charts.</text:span></text:p>
              <text:p text:style-name="P1"><text:span text:style-name="T1"/></text:p>
              <text:p text:style-name="P1"><text:span text:style-name="T1">See DANSYS: FreqTab, StemLeaf</text:span></text:p>
            </office:annotation>
            <text:p>Cumulative frequencies</text:p>
          </table:table-cell>
          <table:table-cell table:number-columns-repeated="37"/>
        </table:table-row>
        <table:table-row table:style-name="ro5">
          <table:table-cell office:value-type="string" calcext:value-type="string">
            <office:annotation draw:style-name="gr18" draw:text-style-name="P2" svg:width="306.65pt" svg:height="151.26pt" svg:x="81.24pt" svg:y="2795.41pt" draw:caption-point-x="-17.29pt" draw:caption-point-y="42.8pt">
              <dc:date>2016-01-28T00:00:00</dc:date>
              <text:p text:style-name="P1"><text:span text:style-name="T1">Cumulative payments are involved when a payment that is not made when due is carried over to the next pay period and is added to the next payment due.</text:span></text:p>
              <text:p text:style-name="P1"><text:span text:style-name="T1"/></text:p>
              <text:p text:style-name="P1"><text:span text:style-name="T1">See Calc: CUMIPMT, CUMIPMT_ADD, CUMPRINC, CUMPRINC_ADD</text:span></text:p>
            </office:annotation>
            <text:p>Cumulative payments</text:p>
          </table:table-cell>
          <table:table-cell table:number-columns-repeated="37"/>
        </table:table-row>
        <table:table-row table:style-name="ro5">
          <table:table-cell office:value-type="string" calcext:value-type="string">
            <office:annotation draw:style-name="gr20" draw:text-style-name="P2" svg:width="269.35pt" svg:height="106.47pt" svg:x="81.24pt" svg:y="2808.23pt" draw:caption-point-x="-17.29pt" draw:caption-point-y="42.8pt">
              <dc:date>2016-01-28T00:00:00</dc:date>
              <text:p text:style-name="P1"><text:span text:style-name="T1">A cumulative sum is a progressive total of all the values that preceded the current value in a series.</text:span></text:p>
              <text:p text:style-name="P1"><text:span text:style-name="T1"/></text:p>
              <text:p text:style-name="P1"><text:span text:style-name="T1">See DANSYS: CUSUM</text:span></text:p>
            </office:annotation>
            <text:p>Cumulative sum</text:p>
          </table:table-cell>
          <table:table-cell table:number-columns-repeated="37"/>
        </table:table-row>
        <table:table-row table:style-name="ro5">
          <table:table-cell office:value-type="string" calcext:value-type="string">
            <office:annotation draw:style-name="gr11" draw:text-style-name="P2" svg:width="310.62pt" svg:height="117.67pt" svg:x="81.24pt" svg:y="2821.01pt" draw:caption-point-x="-17.29pt" draw:caption-point-y="42.8pt">
              <dc:date>2016-01-28T00:00:00</dc:date>
              <text:p text:style-name="P1"><text:span text:style-name="T1">A current range is the rectangular area of cells containing the currently active cell and completely surrounded by empty cells.</text:span></text:p>
              <text:p text:style-name="P1"><text:span text:style-name="T1"/></text:p>
              <text:p text:style-name="P1"><text:span text:style-name="T1">See DANSYS: CurrentRange</text:span></text:p>
            </office:annotation>
            <text:p>Current range</text:p>
          </table:table-cell>
          <table:table-cell table:number-columns-repeated="37"/>
        </table:table-row>
        <table:table-row table:style-name="ro5">
          <table:table-cell office:value-type="string" calcext:value-type="string">
            <office:annotation draw:style-name="gr20" draw:text-style-name="P2" svg:width="363.74pt" svg:height="106.47pt" svg:x="81.24pt" svg:y="2832.32pt" draw:caption-point-x="-17.29pt" draw:caption-point-y="44.31pt">
              <dc:date>2016-01-28T00:00:00</dc:date>
              <text:p text:style-name="P1"><text:span text:style-name="T1">Computers normally track current date and time, which can be accessed by most office suite software.</text:span></text:p>
              <text:p text:style-name="P1"><text:span text:style-name="T1"/></text:p>
              <text:p text:style-name="P1"><text:span text:style-name="T1">See Calc: Time, Calculating with Dates and Times, TIME, Date and Time, SECOND, HOUR, MINUTE, MONTH, DAY, TODAY, YEAR, NOW</text:span></text:p>
              <text:p text:style-name="P1"><text:span text:style-name="T1"/></text:p>
              <text:p text:style-name="P1"><text:span text:style-name="T1">See DANSYS: CLOCK</text:span></text:p>
            </office:annotation>
            <text:p>Current time/date</text:p>
          </table:table-cell>
          <table:table-cell table:number-columns-repeated="37"/>
        </table:table-row>
        <table:table-row table:style-name="ro5">
          <table:table-cell office:value-type="string" calcext:value-type="string">
            <office:annotation draw:style-name="gr10" draw:text-style-name="P2" svg:width="318.76pt" svg:height="95.27pt" svg:x="81.01pt" svg:y="2840.74pt" draw:caption-point-x="-17.06pt" draw:caption-point-y="48.67pt">
              <dc:date>2016-01-28T00:00:00</dc:date>
              <text:p text:style-name="P1"><text:span text:style-name="T1">Can be used for point estimates of data (ordinates or measured. The analytical form of the function is not required.</text:span></text:p>
              <text:p text:style-name="P1"><text:span text:style-name="T1"/></text:p>
              <text:p text:style-name="P1"><text:span text:style-name="T1">See Calc: Trend Lines</text:span></text:p>
              <text:p text:style-name="P1"><text:span text:style-name="T1"/></text:p>
              <text:p text:style-name="P1"><text:span text:style-name="T1"/></text:p>
            </office:annotation>
            <text:p>Curve fitting </text:p>
          </table:table-cell>
          <table:table-cell table:number-columns-repeated="37"/>
        </table:table-row>
        <table:table-row table:style-name="ro5">
          <table:table-cell office:value-type="string" calcext:value-type="string">
            <office:annotation draw:style-name="gr9" draw:text-style-name="P2" svg:width="316.94pt" svg:height="61.68pt" svg:x="81.24pt" svg:y="2859.42pt" draw:caption-point-x="-17.29pt" draw:caption-point-y="42.8pt">
              <dc:date>2016-01-28T00:00:00</dc:date>
              <text:p text:style-name="P1"><text:span text:style-name="T1">Short for “cumulative sum” (which see). When applied to matrices a cumulative sum is the sum of all cell entries above, or to the left of a particular cell.</text:span></text:p>
              <text:p text:style-name="P1"><text:span text:style-name="T1"/></text:p>
              <text:p text:style-name="P1"><text:span text:style-name="T1">See DANSYS: CUSUM</text:span></text:p>
            </office:annotation>
            <text:p>Cusum</text:p>
          </table:table-cell>
          <table:table-cell table:number-columns-repeated="37"/>
        </table:table-row>
        <table:table-row table:style-name="ro5">
          <table:table-cell table:style-name="Default" office:value-type="string" calcext:value-type="string">
            <office:annotation draw:style-name="gr10" draw:text-style-name="P2" svg:width="82.18pt" svg:height="95.27pt" svg:x="81.24pt" svg:y="2872.2pt" draw:caption-point-x="-17.29pt" draw:caption-point-y="42.8pt">
              <dc:date>2016-01-28T00:00:00</dc:date>
              <text:p text:style-name="P1"><text:span text:style-name="T1">A CUSUM chart is a control chart that displays the cumulative sums of the deviations of each sample value from the target value.</text:span></text:p>
            </office:annotation>
            <text:p>CUSUM chart</text:p>
          </table:table-cell>
          <table:table-cell table:number-columns-repeated="3"/>
          <table:table-cell office:value-type="string" calcext:value-type="string">
            <text:p>Statistics for logistic distribution</text:p>
          </table:table-cell>
          <table:table-cell table:number-columns-repeated="4"/>
          <table:table-cell office:value-type="string" calcext:value-type="string">
            <text:p>Statistics for lognormal distributions</text:p>
          </table:table-cell>
          <table:table-cell table:number-columns-repeated="28"/>
        </table:table-row>
        <table:table-row table:style-name="ro5">
          <table:table-cell office:value-type="string" calcext:value-type="string">
            <office:annotation draw:style-name="gr152" draw:text-style-name="P2" svg:width="343.93pt" svg:height="93.46pt" svg:x="81.24pt" svg:y="2885.02pt" draw:caption-point-x="-17.29pt" draw:caption-point-y="42.8pt">
              <dc:date>2016-01-28T00:00:00</dc:date>
              <text:p text:style-name="P1"><text:span text:style-name="T1">Most operating systems allow various forms of items – values, formats, graphic items, etc. - to be moved from a document to another location. A cut removes the item from its current location before placing it at the destination.</text:span></text:p>
              <text:p text:style-name="P1"><text:span text:style-name="T1"/></text:p>
              <text:p text:style-name="P1"><text:span text:style-name="T1">See Calc: Cut, Data Sources, Record, Deleting Contents, Editing Pivot Tables, Standard Bar, Edit, Form Navigator</text:span></text:p>
            </office:annotation>
            <text:p>Cut</text:p>
          </table:table-cell>
          <table:table-cell table:number-columns-repeated="8"/>
          <table:table-cell office:value-type="string" calcext:value-type="string">
            <text:p>Parameters</text:p>
          </table:table-cell>
          <table:table-cell table:style-name="ce24" office:value-type="string" calcext:value-type="string">
            <text:p>σ&gt;0 shape (real)</text:p>
          </table:table-cell>
          <table:table-cell table:number-columns-repeated="27"/>
        </table:table-row>
        <table:table-row table:style-name="ro5">
          <table:table-cell office:value-type="string" calcext:value-type="string">
            <office:annotation draw:style-name="gr8" draw:text-style-name="P2" svg:width="359.77pt" svg:height="173.65pt" svg:x="81.24pt" svg:y="2897.83pt" draw:caption-point-x="-17.29pt" draw:caption-point-y="42.8pt">
              <dc:date>2016-01-28T00:00:00</dc:date>
              <text:p text:style-name="P1"><text:span text:style-name="T1">Cylindrical coordinates are ordered triples that locate a point in space. Such a triple is composed of the radial distance from the origin, the angular coordinate (azimuth) from a reference plane, and height above the origin. Cylindrical coordinates are three dimensional versions of polar coordinates.</text:span></text:p>
              <text:p text:style-name="P1"><text:span text:style-name="T1"/></text:p>
              <text:p text:style-name="P1"><text:span text:style-name="T1">They are useful in navigation and astronomical position, and modeling of processes with and without radial symmetry (such as acoustic systems.</text:span></text:p>
              <text:p text:style-name="P1"><text:span text:style-name="T1"/></text:p>
              <text:p text:style-name="P1"><text:span text:style-name="T1">See DANSYS: R2C, C2R, S2C, C2S</text:span></text:p>
              <text:p text:style-name="P1"><text:span text:style-name="T1"/></text:p>
              <text:p text:style-name="P1"><text:span text:style-name="T1">GraphCalc and other graphing calculators can produce graphs of cylindrical coordinate systems.</text:span></text:p>
            </office:annotation>
            <text:p>Cylindrical coordinates</text:p>
          </table:table-cell>
          <table:table-cell table:number-columns-repeated="3"/>
          <table:table-cell office:value-type="string" calcext:value-type="string">
            <text:p>Parameters</text:p>
          </table:table-cell>
          <table:table-cell/>
          <table:table-cell table:style-name="ce24" office:value-type="string" calcext:value-type="string">
            <text:p>μ location (real)</text:p>
          </table:table-cell>
          <table:table-cell table:number-columns-repeated="3"/>
          <table:table-cell table:style-name="ce24" office:value-type="string" calcext:value-type="string">
            <text:p>μ log-scale</text:p>
          </table:table-cell>
          <table:table-cell table:number-columns-repeated="27"/>
        </table:table-row>
        <table:table-row table:style-name="ro5">
          <table:table-cell office:value-type="string" calcext:value-type="string">
            <office:annotation draw:style-name="gr153" draw:text-style-name="P2" svg:width="366.92pt" svg:height="352.8pt" svg:x="81.24pt" svg:y="2910.61pt" draw:caption-point-x="-17.29pt" draw:caption-point-y="42.8pt">
              <dc:date>2016-01-29T00:00:00</dc:date>
              <text:p text:style-name="P1"><text:span text:style-name="T1">Data is recorded observations. Qualitative data takes the form of documents (in the broadest sense) and descriptions. Quantitative data takes the form of measurements (numerical values). Qualitative data is often quantified by counting the number of individuals in different categories and joint categories (nominal data) or by ranking (ordinal data).</text:span></text:p>
              <text:p text:style-name="P1"><text:span text:style-name="T1"/></text:p>
              <text:p text:style-name="P1"><text:span text:style-name="T1">Nominal data is usually counted into categories, crosstabulated by counting the individuals in he intersection of categories, or in the case where more than three variables (such as gender, nationality, and religion) are present, pivot tables and stub and banner tables.</text:span></text:p>
              <text:p text:style-name="P1"><text:span text:style-name="T1"/></text:p>
              <text:p text:style-name="P1"><text:span text:style-name="T1">Ordinal and continuous (quantitative data) are usually tabled such that each variable is recorded in columns (fields) and each case is recorded in rows (records). In the case that variables are nested (for instance, nationality is recorded for each gender and scores for a test of intelligence are recorded for each case in those categories), several tables may be constructed.</text:span></text:p>
              <text:p text:style-name="P1"><text:span text:style-name="T1"/></text:p>
              <text:p text:style-name="P1"><text:span text:style-name="T1">Data can be filtered (in order to view only a subset of the data), sorted, and organized into various table structures (for instance, using pivot tables).</text:span></text:p>
              <text:p text:style-name="P1"><text:span text:style-name="T1"/></text:p>
              <text:p text:style-name="P1"><text:span text:style-name="T1">See Calc: Importing and Exporting Data in Base, Database Functions, Pivot Table, Data Sources, Edit Data, Sorting Data, Working With Queries, Working With Tables, Data, Explorer, Copy a Table by Drag-and-Drop, Data Sources in LibreOffice, Importing and Exporting Data in Text Format, Table Design, Standard Filter, Data to Fields, Query Design, Edit, Table Data Bar, Table</text:span></text:p>
              <text:p text:style-name="P1"><text:span text:style-name="T1"/></text:p>
              <text:p text:style-name="P1"><text:span text:style-name="T1">See DANSYS: Sorter, Sorter2d, LoadDataTab, LoadCrossTab, ShowData, ShowCrossTab, DataTabSize, CrossTabSize, Impute, HighlightOutlier, LoadLabeledDataTab, Weights, piksrt, CLRData, DATAIn, READData, TABULIZER, GraphTab3D, MatIn, NDMat, MatDS, MatRetrieve, Vec, Vconcat, NSRT, ILEAF, Shuffle, Draw, SysDraw</text:span></text:p>
            </office:annotation>
            <text:p>Data</text:p>
          </table:table-cell>
          <table:table-cell table:number-columns-repeated="5"/>
          <table:table-cell office:value-type="string" calcext:value-type="string">
            <text:p>s&gt;0 scale (real)</text:p>
            <draw:frame table:end-cell-address="Glossary.H232" table:end-x="16.19pt" table:end-y="1.19pt" draw:z-index="59" draw:style-name="gr27" draw:text-style-name="P3" svg:width="79.65pt" svg:height="39.57pt" svg:x="0.79pt" svg:y="12.81pt">
              <loext:p/>
              <draw:object xlink:href="./Object 70" xlink:type="simple" xlink:show="embed" xlink:actuate="onLoad"/>
              <draw:image xlink:href="./ObjectReplacements/Object 70" xlink:type="simple" xlink:show="embed" xlink:actuate="onLoad"/>
            </draw:frame>
          </table:table-cell>
          <table:table-cell table:number-columns-repeated="4"/>
          <table:table-cell>
            <draw:frame table:end-cell-address="Glossary.M230" table:end-x="30.05pt" table:end-y="10.57pt" draw:z-index="69" draw:style-name="gr27" draw:text-style-name="P3" svg:width="93.51pt" svg:height="35.38pt" svg:x="0.79pt" svg:y="0.79pt">
              <loext:p/>
              <draw:object xlink:href="./Object 73" xlink:type="simple" xlink:show="embed" xlink:actuate="onLoad"/>
              <draw:image xlink:href="./ObjectReplacements/Object 73" xlink:type="simple" xlink:show="embed" xlink:actuate="onLoad"/>
            </draw:frame>
          </table:table-cell>
          <table:table-cell table:number-columns-repeated="26"/>
        </table:table-row>
        <table:table-row table:style-name="ro5">
          <table:table-cell office:value-type="string" calcext:value-type="string">
            <office:annotation draw:style-name="gr12" draw:text-style-name="P2" svg:width="361.36pt" svg:height="140.06pt" svg:x="81.24pt" svg:y="2923.43pt" draw:caption-point-x="-17.29pt" draw:caption-point-y="42.8pt">
              <dc:date>2016-01-29T00:00:00</dc:date>
              <text:p text:style-name="P1"><text:span text:style-name="T1">Systems that provide data attribution allows the user to track data through it's life cycle – where it comes from and what has been done to it.</text:span></text:p>
              <text:p text:style-name="P1"><text:span text:style-name="T1"/></text:p>
              <text:p text:style-name="P1"><text:span text:style-name="T1">Calc's sharing utilities makes data attribution a possibility within Calc/DANSYS</text:span></text:p>
              <text:p text:style-name="P1"><text:span text:style-name="T1"/></text:p>
              <text:p text:style-name="P1"><text:span text:style-name="T1">See Calc: Security, Collaboration, Password, Document Properties</text:span></text:p>
            </office:annotation>
            <text:p>Data attribution </text:p>
          </table:table-cell>
          <table:table-cell table:number-columns-repeated="37"/>
        </table:table-row>
        <table:table-row table:style-name="ro5">
          <table:table-cell office:value-type="string" calcext:value-type="string">
            <office:annotation draw:style-name="gr154" draw:text-style-name="P2" svg:width="327.26pt" svg:height="87.65pt" svg:x="83.62pt" svg:y="2971.7pt" draw:caption-point-x="-19.67pt" draw:caption-point-y="7.31pt">
              <dc:date>2016-01-29T00:00:00</dc:date>
              <text:p text:style-name="P1"><text:span text:style-name="T1">Data...Read statement structures in programming allows the programmer to list data values once and have them read in sequence in order to provide values to variables.</text:span></text:p>
              <text:p text:style-name="P1"><text:span text:style-name="T1"/></text:p>
              <text:p text:style-name="P1"><text:span text:style-name="T1">See DANSYS: DATAIn, READData</text:span></text:p>
            </office:annotation>
            <text:p>Data...Read</text:p>
          </table:table-cell>
          <table:table-cell table:number-columns-repeated="8"/>
          <table:table-cell office:value-type="string" calcext:value-type="string">
            <text:p>pdf</text:p>
          </table:table-cell>
          <table:table-cell table:number-columns-repeated="28"/>
        </table:table-row>
        <table:table-row table:style-name="ro5">
          <table:table-cell office:value-type="string" calcext:value-type="string">
            <office:annotation draw:style-name="gr155" draw:text-style-name="P2" svg:width="328.85pt" svg:height="341.6pt" svg:x="81.24pt" svg:y="2949.02pt" draw:caption-point-x="-17.29pt" draw:caption-point-y="42.8pt">
              <dc:date>2016-01-29T00:00:00</dc:date>
              <text:p text:style-name="P1"><text:span text:style-name="T1">A database is a structured environment for recording, organizing, and processing data.</text:span></text:p>
              <text:p text:style-name="P1"><text:span text:style-name="T1"/></text:p>
              <text:p text:style-name="P1"><text:span text:style-name="T1">A simple database collects data into records (rows), fields (columns), and files (sheets). Calc is set up so that ranges can be used as simple databases with forms for data entry and a vast array of functions for processing the data, many specifically designed to use in simple databases.</text:span></text:p>
              <text:p text:style-name="P1"><text:span text:style-name="T1"/></text:p>
              <text:p text:style-name="P1"><text:span text:style-name="T1">Relational databases allow indivivdual databases to be tied together interactively. LibreOffice includes a database called Base..</text:span></text:p>
              <text:p text:style-name="P1"><text:span text:style-name="T1"/></text:p>
              <text:p text:style-name="P1"><text:span text:style-name="T1">See Calc: Oracle Database Connection, JDBC Connection, Database Wizard, Database Functions, ADO Connection, MySQL Connection, Database File, Connection Type Wizard, Registered Databases, Registering and Deleting a Database, Creating a New Database, Viewing a Database, Authentication, LDAP Connection, Adabas D Connection, Select Database Range, Microsoft Access Connection, Daata Sources, LibreOffice Database, Database Link, ODBC Connection, Select Data Source, Data Sources Options, Adabas D Database, Qorking with Queries, Working with Tables, Database Selection, Working With Forms, Database Overview, Importing and Exporting Data in Base, Importing and Exporting Dbase Files, Text File Connection, Execute SQL Statement, Creating Reports, Queries, Database Properties, Searching with a Form Filter, Query Design, Database Statistics, Spreadsheet Database Connection, dBase Connection, Form Wizard, Using and Editing Database Reports, Data to Fields</text:span></text:p>
              <text:p text:style-name="P1"><text:span text:style-name="T1"/></text:p>
              <text:p text:style-name="P1"><text:span text:style-name="T1">Also see the Base Help files</text:span></text:p>
            </office:annotation>
            <text:p>Database</text:p>
          </table:table-cell>
          <table:table-cell table:number-columns-repeated="3"/>
          <table:table-cell office:value-type="string" calcext:value-type="string">
            <text:p>pdf</text:p>
          </table:table-cell>
          <table:table-cell table:number-columns-repeated="33"/>
        </table:table-row>
        <table:table-row table:style-name="ro5">
          <table:table-cell office:value-type="string" calcext:value-type="string">
            <office:annotation draw:style-name="gr13" draw:text-style-name="P2" svg:width="313.77pt" svg:height="128.86pt" svg:x="81.24pt" svg:y="2961.81pt" draw:caption-point-x="-17.29pt" draw:caption-point-y="42.8pt">
              <dc:date>2016-01-29T00:00:00</dc:date>
              <text:p text:style-name="P1"><text:span text:style-name="T1">Database average functions select particular cases and fields according to user specified criteria and return averages.</text:span></text:p>
              <text:p text:style-name="P1"><text:span text:style-name="T1"/></text:p>
              <text:p text:style-name="P1"><text:span text:style-name="T1">See Calc: DAVERAGE, Query Design</text:span></text:p>
            </office:annotation>
            <text:p>Database average</text:p>
          </table:table-cell>
          <table:table-cell table:number-columns-repeated="9"/>
          <table:table-cell>
            <draw:frame table:end-cell-address="Glossary.M234" table:end-x="28.37pt" table:end-y="9.41pt" draw:z-index="72" draw:style-name="gr27" draw:text-style-name="P3" svg:width="96.83pt" svg:height="29.71pt" svg:x="60.07pt" svg:y="5.3pt">
              <loext:p/>
              <draw:object xlink:href="./Object 74" xlink:type="simple" xlink:show="embed" xlink:actuate="onLoad"/>
              <draw:image xlink:href="./ObjectReplacements/Object 74" xlink:type="simple" xlink:show="embed" xlink:actuate="onLoad"/>
            </draw:frame>
          </table:table-cell>
          <table:table-cell table:number-columns-repeated="27"/>
        </table:table-row>
        <table:table-row table:style-name="ro5">
          <table:table-cell office:value-type="string" calcext:value-type="string">
            <office:annotation draw:style-name="gr140" draw:text-style-name="P2" svg:width="339.96pt" svg:height="67.35pt" svg:x="81.24pt" svg:y="2974.62pt" draw:caption-point-x="-17.29pt" draw:caption-point-y="42.8pt">
              <dc:date>2016-01-29T00:00:00</dc:date>
              <text:p text:style-name="P1"><text:span text:style-name="T1">Database count functions search for entries in a database according to user defined criteria and return counts.</text:span></text:p>
              <text:p text:style-name="P1"><text:span text:style-name="T1"/></text:p>
              <text:p text:style-name="P1"><text:span text:style-name="T1">See Calc: DCOUNT, DCOUNTA, Query Design</text:span></text:p>
            </office:annotation>
            <text:p>Database count</text:p>
          </table:table-cell>
          <table:table-cell table:number-columns-repeated="37"/>
        </table:table-row>
        <table:table-row table:style-name="ro5">
          <table:table-cell office:value-type="string" calcext:value-type="string">
            <office:annotation draw:style-name="gr156" draw:text-style-name="P2" svg:width="372.47pt" svg:height="73.45pt" svg:x="81.24pt" svg:y="2987.4pt" draw:caption-point-x="-17.29pt" draw:caption-point-y="42.8pt">
              <dc:date>2016-01-29T00:00:00</dc:date>
              <text:p text:style-name="P1"><text:span text:style-name="T1">Database maximum functions return the maximum value in selected database records and fields.</text:span></text:p>
              <text:p text:style-name="P1"><text:span text:style-name="T1"/></text:p>
              <text:p text:style-name="P1"><text:span text:style-name="T1">See Calc: DMAX, Query Design</text:span></text:p>
            </office:annotation>
            <text:p>Database maximum</text:p>
          </table:table-cell>
          <table:table-cell table:number-columns-repeated="5"/>
          <table:table-cell>
            <draw:frame table:end-cell-address="Glossary.H237" table:end-x="1.08pt" table:end-y="6.41pt" draw:z-index="73" draw:style-name="gr27" draw:text-style-name="P3" svg:width="60.6pt" svg:height="39.51pt" svg:x="4.73pt" svg:y="5.3pt">
              <loext:p/>
              <draw:object xlink:href="./Object 71" xlink:type="simple" xlink:show="embed" xlink:actuate="onLoad"/>
              <draw:image xlink:href="./ObjectReplacements/Object 71" xlink:type="simple" xlink:show="embed" xlink:actuate="onLoad"/>
            </draw:frame>
          </table:table-cell>
          <table:table-cell table:number-columns-repeated="2"/>
          <table:table-cell office:value-type="string" calcext:value-type="string">
            <text:p>CDF</text:p>
          </table:table-cell>
          <table:table-cell table:number-columns-repeated="28"/>
        </table:table-row>
        <table:table-row table:style-name="ro5">
          <table:table-cell office:value-type="string" calcext:value-type="string">
            <office:annotation draw:style-name="gr11" draw:text-style-name="P2" svg:width="274.9pt" svg:height="117.67pt" svg:x="81.24pt" svg:y="3000.22pt" draw:caption-point-x="-17.29pt" draw:caption-point-y="42.8pt">
              <dc:date>2016-01-29T00:00:00</dc:date>
              <text:p text:style-name="P1"><text:span text:style-name="T1">A database minimum function returns the minimum value in selected records and fields of a database</text:span></text:p>
              <text:p text:style-name="P1"><text:span text:style-name="T1"/></text:p>
              <text:p text:style-name="P1"><text:span text:style-name="T1">See Calc: DMIN, Query Design</text:span></text:p>
              <text:p text:style-name="P1"><text:span text:style-name="T1"/></text:p>
            </office:annotation>
            <text:p>Database minimum</text:p>
          </table:table-cell>
          <table:table-cell table:number-columns-repeated="37"/>
        </table:table-row>
        <table:table-row table:style-name="ro5">
          <table:table-cell office:value-type="string" calcext:value-type="string">
            <office:annotation draw:style-name="gr10" draw:text-style-name="P2" svg:width="306.65pt" svg:height="95.27pt" svg:x="81.24pt" svg:y="3013.03pt" draw:caption-point-x="-17.29pt" draw:caption-point-y="42.8pt">
              <dc:date>2016-01-29T00:00:00</dc:date>
              <text:p text:style-name="P1"><text:span text:style-name="T1">Database product functions return the product of data adhering to specified criteria.</text:span></text:p>
              <text:p text:style-name="P1"><text:span text:style-name="T1"/></text:p>
              <text:p text:style-name="P1"><text:span text:style-name="T1">See Calc: DPRODUCT, Query Design</text:span></text:p>
              <text:p text:style-name="P1"><text:span text:style-name="T1"/></text:p>
            </office:annotation>
            <text:p>Database product</text:p>
          </table:table-cell>
          <table:table-cell table:number-columns-repeated="3"/>
          <table:table-cell office:value-type="string" calcext:value-type="string">
            <text:p>CDF</text:p>
          </table:table-cell>
          <table:table-cell table:number-columns-repeated="6"/>
          <table:table-cell>
            <draw:frame table:end-cell-address="Glossary.L237" table:end-x="41.61pt" table:end-y="5.24pt" draw:z-index="70" draw:style-name="gr27" draw:text-style-name="P3" svg:width="40.82pt" svg:height="17.23pt" svg:x="0.79pt" svg:y="0.79pt">
              <loext:p/>
              <draw:object xlink:href="./Object 75" xlink:type="simple" xlink:show="embed" xlink:actuate="onLoad"/>
              <draw:image xlink:href="./ObjectReplacements/Object 75" xlink:type="simple" xlink:show="embed" xlink:actuate="onLoad"/>
            </draw:frame>
          </table:table-cell>
          <table:table-cell table:number-columns-repeated="26"/>
        </table:table-row>
        <table:table-row table:style-name="ro5">
          <table:table-cell office:value-type="string" calcext:value-type="string">
            <office:annotation draw:style-name="gr13" draw:text-style-name="P2" svg:width="324.88pt" svg:height="128.86pt" svg:x="81.24pt" svg:y="3025.81pt" draw:caption-point-x="-17.29pt" draw:caption-point-y="42.8pt">
              <dc:date>2016-01-29T00:00:00</dc:date>
              <text:p text:style-name="P1"><text:span text:style-name="T1">LibreOffice Base, spreadsheet databases, and external data sources can all be searched for data adhering to specified criteria by a variety of means.</text:span></text:p>
              <text:p text:style-name="P1"><text:span text:style-name="T1"/></text:p>
              <text:p text:style-name="P1"><text:span text:style-name="T1">See Calc: Find Record, HLOOKUP, INDEX, LOOKUP, MATCH, VLOOKUP, Database Functions, Form-based Filters, Searching Tables and Form Documents, Similarity Search, LDAP Connection, Using the Filter Navigator, Searching with a Form Filter, Table Data Bar, Standard Filter, Bibliography Database, Query Design, Data, Query Wizard, Filter: Applying Advanced Filters</text:span></text:p>
            </office:annotation>
            <text:p>Database search</text:p>
          </table:table-cell>
          <table:table-cell table:number-columns-repeated="8"/>
          <table:table-cell office:value-type="string" calcext:value-type="string">
            <text:p>Mean</text:p>
          </table:table-cell>
          <table:table-cell table:number-columns-repeated="28"/>
        </table:table-row>
        <table:table-row table:style-name="ro5">
          <table:table-cell office:value-type="string" calcext:value-type="string">
            <office:annotation draw:style-name="gr16" draw:text-style-name="P2" svg:width="352.66pt" svg:height="72.88pt" svg:x="81.24pt" svg:y="3038.63pt" draw:caption-point-x="-17.29pt" draw:caption-point-y="42.8pt">
              <dc:date>2016-01-29T00:00:00</dc:date>
              <text:p text:style-name="P1"><text:span text:style-name="T1">Simple databases can be constructed on spreadsheets. Typically, the rows are used for records, the columns contain fields, and the sheets contain files. See the Database items above for more information. </text:span></text:p>
              <text:p text:style-name="P1"><text:span text:style-name="T1"/></text:p>
              <text:p text:style-name="P1"><text:span text:style-name="T1">Calc includes many functions specifically designed for use with spreadsheet databases. Especially see: Database Functions</text:span></text:p>
            </office:annotation>
            <text:p>Database: spreadsheet</text:p>
          </table:table-cell>
          <table:table-cell table:number-columns-repeated="37"/>
        </table:table-row>
        <table:table-row table:style-name="ro2">
          <table:table-cell office:value-type="string" calcext:value-type="string">
            <office:annotation draw:style-name="gr13" draw:text-style-name="P2" svg:width="335.2pt" svg:height="128.86pt" svg:x="81.24pt" svg:y="3051.41pt" draw:caption-point-x="-17.29pt" draw:caption-point-y="42.8pt">
              <dc:date>2016-01-29T00:00:00</dc:date>
              <text:p text:style-name="P1"><text:span text:style-name="T1">Database standard deviation functions return the standard deviation of values adhering to specified criteria.</text:span></text:p>
              <text:p text:style-name="P1"><text:span text:style-name="T1"/></text:p>
              <text:p text:style-name="P1"><text:span text:style-name="T1">See Calc: DSTDEV, DSTDEVP</text:span></text:p>
            </office:annotation>
            <text:p>Database standard deviation</text:p>
          </table:table-cell>
          <table:table-cell table:number-columns-repeated="8"/>
          <table:table-cell office:value-type="string" calcext:value-type="string">
            <text:p>Median</text:p>
          </table:table-cell>
          <table:table-cell/>
          <table:table-cell office:value-type="string" calcext:value-type="string">
            <text:p>e<text:span text:style-name="T17">μ</text:span></text:p>
            <draw:frame table:end-cell-address="Glossary.L241" table:end-x="35.01pt" table:end-y="0.94pt" draw:z-index="74" draw:style-name="gr27" draw:text-style-name="P3" svg:width="34.21pt" svg:height="16.67pt" svg:x="0.79pt" svg:y="10.46pt">
              <loext:p/>
              <draw:object xlink:href="./Object 76" xlink:type="simple" xlink:show="embed" xlink:actuate="onLoad"/>
              <draw:image xlink:href="./ObjectReplacements/Object 76" xlink:type="simple" xlink:show="embed" xlink:actuate="onLoad"/>
            </draw:frame>
          </table:table-cell>
          <table:table-cell table:number-columns-repeated="26"/>
        </table:table-row>
        <table:table-row table:style-name="ro5">
          <table:table-cell office:value-type="string" calcext:value-type="string">
            <office:annotation draw:style-name="gr147" draw:text-style-name="P2" svg:width="374.06pt" svg:height="73.08pt" svg:x="81.24pt" svg:y="3064.82pt" draw:caption-point-x="-17.29pt" draw:caption-point-y="42.8pt">
              <dc:date>2016-01-29T00:00:00</dc:date>
              <text:p text:style-name="P1"><text:span text:style-name="T1">A database sum function returns the sum of all values in a spreadsheet database that adhere to specified criteria.</text:span></text:p>
              <text:p text:style-name="P1"><text:span text:style-name="T1"/></text:p>
              <text:p text:style-name="P1"><text:span text:style-name="T1">See Calc: DSUM</text:span></text:p>
            </office:annotation>
            <text:p>Database sum</text:p>
          </table:table-cell>
          <table:table-cell table:number-columns-repeated="3"/>
          <table:table-cell office:value-type="string" calcext:value-type="string">
            <text:p>Mean</text:p>
          </table:table-cell>
          <table:table-cell/>
          <table:table-cell table:style-name="ce24" office:value-type="string" calcext:value-type="string">
            <text:p>μ</text:p>
          </table:table-cell>
          <table:table-cell table:number-columns-repeated="31"/>
        </table:table-row>
        <table:table-row table:style-name="ro5">
          <table:table-cell office:value-type="string" calcext:value-type="string">
            <office:annotation draw:style-name="gr157" draw:text-style-name="P2" svg:width="323.29pt" svg:height="85.21pt" svg:x="81.24pt" svg:y="3077.6pt" draw:caption-point-x="-17.29pt" draw:caption-point-y="42.8pt">
              <dc:date>2016-01-29T00:00:00</dc:date>
              <text:p text:style-name="P1"><text:span text:style-name="T1">A database variance function returns the variance of values in a database that adheres to specified criteria.</text:span></text:p>
              <text:p text:style-name="P1"><text:span text:style-name="T1"/></text:p>
              <text:p text:style-name="P1"><text:span text:style-name="T1">See Calc: DVAR, DVARP</text:span></text:p>
            </office:annotation>
            <text:p>Database variance</text:p>
          </table:table-cell>
          <table:table-cell table:number-columns-repeated="3"/>
          <table:table-cell office:value-type="string" calcext:value-type="string">
            <text:p>Median</text:p>
          </table:table-cell>
          <table:table-cell/>
          <table:table-cell table:style-name="ce24" office:value-type="string" calcext:value-type="string">
            <text:p>μ</text:p>
          </table:table-cell>
          <table:table-cell table:number-columns-repeated="2"/>
          <table:table-cell office:value-type="string" calcext:value-type="string">
            <text:p>Mode</text:p>
          </table:table-cell>
          <table:table-cell table:number-columns-repeated="28"/>
        </table:table-row>
        <table:table-row table:style-name="ro5">
          <table:table-cell table:style-name="Default" office:value-type="string" calcext:value-type="string">
            <office:annotation draw:style-name="gr11" draw:text-style-name="P2" svg:width="82.18pt" svg:height="117.67pt" svg:x="81.24pt" svg:y="3090.42pt" draw:caption-point-x="-17.29pt" draw:caption-point-y="42.8pt">
              <dc:date>2016-01-29T00:00:00</dc:date>
              <text:p text:style-name="P1"><text:span text:style-name="T1">Data mining is a process for automatically extracting data that meet specified criteria from very large data sources such as the Internet.</text:span></text:p>
            </office:annotation>
            <text:p>Data mining </text:p>
          </table:table-cell>
          <table:table-cell table:number-columns-repeated="3"/>
          <table:table-cell office:value-type="string" calcext:value-type="string">
            <text:p>Mode</text:p>
          </table:table-cell>
          <table:table-cell/>
          <table:table-cell table:style-name="ce24" office:value-type="string" calcext:value-type="string">
            <text:p>μ</text:p>
            <draw:frame table:end-cell-address="Glossary.G243" table:end-x="41.16pt" table:end-y="11.54pt" draw:z-index="75" draw:style-name="gr27" draw:text-style-name="P3" svg:width="29.31pt" svg:height="23.56pt" svg:x="11.85pt" svg:y="0.79pt">
              <loext:p/>
              <draw:object xlink:href="./Object 72" xlink:type="simple" xlink:show="embed" xlink:actuate="onLoad"/>
              <draw:image xlink:href="./ObjectReplacements/Object 72" xlink:type="simple" xlink:show="embed" xlink:actuate="onLoad"/>
            </draw:frame>
          </table:table-cell>
          <table:table-cell table:number-columns-repeated="3"/>
          <table:table-cell>
            <draw:frame table:end-cell-address="Glossary.M243" table:end-x="17.29pt" table:end-y="3.6pt" draw:z-index="71" draw:style-name="gr27" draw:text-style-name="P3" svg:width="82.57pt" svg:height="14.03pt" svg:x="63.24pt" svg:y="2.38pt">
              <loext:p/>
              <draw:object xlink:href="./Object 77" xlink:type="simple" xlink:show="embed" xlink:actuate="onLoad"/>
              <draw:image xlink:href="./ObjectReplacements/Object 77" xlink:type="simple" xlink:show="embed" xlink:actuate="onLoad"/>
            </draw:frame>
          </table:table-cell>
          <table:table-cell table:number-columns-repeated="27"/>
        </table:table-row>
        <table:table-row table:style-name="ro5">
          <table:table-cell office:value-type="string" calcext:value-type="string">
            <office:annotation draw:style-name="gr11" draw:text-style-name="P2" svg:width="355.83pt" svg:height="117.67pt" svg:x="81.24pt" svg:y="3103.23pt" draw:caption-point-x="-17.29pt" draw:caption-point-y="42.8pt">
              <dc:date>2016-01-29T00:00:00</dc:date>
              <text:p text:style-name="P1"><text:span text:style-name="T1">Most spreadsheets will handle dates in a wide variety of formats. Dates are commonly encountered in time series data. Dates and times are stored and handled by Calc as long integers called time values. These integers can be converted to standard time formats and the initial date can be set in Tools&gt;Options.</text:span></text:p>
              <text:p text:style-name="P1"><text:span text:style-name="T1"/></text:p>
              <text:p text:style-name="P1"><text:span text:style-name="T1">See Calc: Date &amp; Time Functions, Number Format Codes, Add-in Functions, Calculating With Dates and Times, Special Tips for Date Fields, Grouping, Fill Series, Query Design, Date and Time, Conditional Formatting, Agenda Wizard, Calculating Time Differences, Numbers/Format</text:span></text:p>
            </office:annotation>
            <text:p>Date</text:p>
          </table:table-cell>
          <table:table-cell table:number-columns-repeated="8"/>
          <table:table-cell office:value-type="string" calcext:value-type="string">
            <text:p>Variance</text:p>
          </table:table-cell>
          <table:table-cell table:number-columns-repeated="28"/>
        </table:table-row>
        <table:table-row table:style-name="ro5">
          <table:table-cell office:value-type="string" calcext:value-type="string">
            <office:annotation draw:style-name="gr10" draw:text-style-name="P2" svg:width="366.12pt" svg:height="95.27pt" svg:x="81.24pt" svg:y="3116.01pt" draw:caption-point-x="-17.29pt" draw:caption-point-y="42.8pt">
              <dc:date>2016-01-29T00:00:00</dc:date>
              <text:p text:style-name="P1"><text:span text:style-name="T1">Several methods exist for determining the difference between two dates.</text:span></text:p>
              <text:p text:style-name="P1"><text:span text:style-name="T1"/></text:p>
              <text:p text:style-name="P1"><text:span text:style-name="T1">See Calc: Calculating Time Differences, Calculating with Dates and Times, DAYS360, Add-in Functions, Special Tips for Date Fields, Calculate, General, Number Format Codes</text:span></text:p>
            </office:annotation>
            <text:p>Date difference</text:p>
          </table:table-cell>
          <table:table-cell table:number-columns-repeated="3"/>
          <table:table-cell office:value-type="string" calcext:value-type="string">
            <text:p>Variance</text:p>
          </table:table-cell>
          <table:table-cell table:number-columns-repeated="5"/>
          <table:table-cell>
            <draw:frame table:end-cell-address="Glossary.M245" table:end-x="25.74pt" table:end-y="7.2pt" draw:z-index="76" draw:style-name="gr27" draw:text-style-name="P3" svg:width="91.05pt" svg:height="17.01pt" svg:x="63.21pt" svg:y="3pt">
              <loext:p/>
              <draw:object xlink:href="./Object 78" xlink:type="simple" xlink:show="embed" xlink:actuate="onLoad"/>
              <draw:image xlink:href="./ObjectReplacements/Object 78" xlink:type="simple" xlink:show="embed" xlink:actuate="onLoad"/>
            </draw:frame>
          </table:table-cell>
          <table:table-cell table:number-columns-repeated="27"/>
        </table:table-row>
        <table:table-row table:style-name="ro5">
          <table:table-cell office:value-type="string" calcext:value-type="string">
            <office:annotation draw:style-name="gr18" draw:text-style-name="P2" svg:width="347.9pt" svg:height="151.26pt" svg:x="81.24pt" svg:y="3128.83pt" draw:caption-point-x="-17.29pt" draw:caption-point-y="42.8pt">
              <dc:date>2016-01-29T00:00:00</dc:date>
              <text:p text:style-name="P1"><text:span text:style-name="T1">DBCS stands for Double Byte Character Set. Such systems are used to deal with extended code sets that are two <text:s/>large for the old ASCII codes (which are still in use.) There is some variation in the use of the term and many “DBCS” systems are actually variable width systems. Several Calc functions are designed specifically for double byte sets.</text:span></text:p>
              <text:p text:style-name="P1"><text:span text:style-name="T1"/></text:p>
              <text:p text:style-name="P1"><text:span text:style-name="T1">See Calc: Text Functions</text:span></text:p>
              <text:p text:style-name="P1"><text:span text:style-name="T1"/></text:p>
              <text:p text:style-name="P1"><text:span text:style-name="T1"/></text:p>
            </office:annotation>
            <text:p>DBCS</text:p>
          </table:table-cell>
          <table:table-cell table:number-columns-repeated="8"/>
          <table:table-cell office:value-type="string" calcext:value-type="string">
            <text:p>Skewness</text:p>
          </table:table-cell>
          <table:table-cell table:number-columns-repeated="28"/>
        </table:table-row>
        <table:table-row table:style-name="ro5">
          <table:table-cell office:value-type="string" calcext:value-type="string">
            <office:annotation draw:style-name="gr11" draw:text-style-name="P2" svg:width="354.25pt" svg:height="117.67pt" svg:x="81.24pt" svg:y="3141.61pt" draw:caption-point-x="-17.29pt" draw:caption-point-y="42.8pt">
              <dc:date>2016-01-29T00:00:00</dc:date>
              <text:p text:style-name="P1"><text:span text:style-name="T1">Dynamic Data Exchange allows one program to subscribe to objects made available by another program.</text:span></text:p>
              <text:p text:style-name="P1"><text:span text:style-name="T1"/></text:p>
              <text:p text:style-name="P1"><text:span text:style-name="T1">See Calc: Modify Links, Edit Links, Paste Special, General Glossary: DDE, Spreadsheet Functions: DDE</text:span></text:p>
            </office:annotation>
            <text:p>DDE</text:p>
          </table:table-cell>
          <table:table-cell table:number-columns-repeated="9"/>
          <table:table-cell>
            <draw:frame table:end-cell-address="Glossary.M247" table:end-x="58.71pt" table:end-y="5.78pt" draw:z-index="77" draw:style-name="gr27" draw:text-style-name="P3" svg:width="123.22pt" svg:height="16.16pt" svg:x="64.01pt" svg:y="2.44pt">
              <loext:p/>
              <draw:object xlink:href="./Object 79" xlink:type="simple" xlink:show="embed" xlink:actuate="onLoad"/>
              <draw:image xlink:href="./ObjectReplacements/Object 79" xlink:type="simple" xlink:show="embed" xlink:actuate="onLoad"/>
            </draw:frame>
          </table:table-cell>
          <table:table-cell table:number-columns-repeated="27"/>
        </table:table-row>
        <table:table-row table:style-name="ro5">
          <table:table-cell office:value-type="string" calcext:value-type="string">
            <office:annotation draw:style-name="gr20" draw:text-style-name="P2" svg:width="351.86pt" svg:height="106.47pt" svg:x="81.24pt" svg:y="3154.42pt" draw:caption-point-x="-17.29pt" draw:caption-point-y="42.8pt">
              <dc:date>2016-01-29T00:00:00</dc:date>
              <text:p text:style-name="P1"><text:span text:style-name="T1">Debugging is the process of finding errors in procedures such as spreadsheet formulas and macros.</text:span></text:p>
              <text:p text:style-name="P1"><text:span text:style-name="T1"/></text:p>
              <text:p text:style-name="P1"><text:span text:style-name="T1">See Calc: Detective, LibreOffice Basic IDE, Watch Window, Debugging a Basic Program</text:span></text:p>
            </office:annotation>
            <text:p>Debug</text:p>
          </table:table-cell>
          <table:table-cell table:number-columns-repeated="3"/>
          <table:table-cell office:value-type="string" calcext:value-type="string">
            <text:p>Skewness</text:p>
          </table:table-cell>
          <table:table-cell/>
          <table:table-cell office:value-type="float" office:value="0" calcext:value-type="float">
            <text:p>0</text:p>
          </table:table-cell>
          <table:table-cell table:number-columns-repeated="2"/>
          <table:table-cell office:value-type="string" calcext:value-type="string">
            <text:p>Kurtosis</text:p>
          </table:table-cell>
          <table:table-cell table:number-columns-repeated="28"/>
        </table:table-row>
        <table:table-row table:style-name="ro5">
          <table:table-cell office:value-type="string" calcext:value-type="string">
            <office:annotation draw:style-name="gr158" draw:text-style-name="P2" svg:width="281.25pt" svg:height="229.63pt" svg:x="81.24pt" svg:y="3167.21pt" draw:caption-point-x="-17.29pt" draw:caption-point-y="42.8pt">
              <dc:date>2016-01-29T00:00:00</dc:date>
              <text:p text:style-name="P1"><text:span text:style-name="T1">A decimal fraction is a fractional number in the decimal system, that is, in which place values are powers of ten. The decimal point separates places with positive exponent place values from those with negative exponent place values.</text:span></text:p>
              <text:p text:style-name="P1"><text:span text:style-name="T1"/></text:p>
              <text:p text:style-name="P1"><text:span text:style-name="T1">Rational fractions – those with numerators and denominators – can easily be converted to decimal fractions by dividing out the fractional part and adding it to the whole number part.</text:span></text:p>
              <text:p text:style-name="P1"><text:span text:style-name="T1"/></text:p>
              <text:p text:style-name="P1"><text:span text:style-name="T1">All real numbers are stored as decimal fractions in Calc with precision to 15 or 16 decimal places. Default display of numbers is as decimal fractions although they can be formatted as rational fractions.</text:span></text:p>
              <text:p text:style-name="P1"><text:span text:style-name="T1"/></text:p>
              <text:p text:style-name="P1"><text:span text:style-name="T1">See Calc: Formatting Numbers With Decimals, User Defined Number Formats, Number Format, Text Functions, Converting Text to Numbers, Using Rounded Off Numbers, Numbers/Format</text:span></text:p>
              <text:p text:style-name="P1"><text:span text:style-name="T1"/></text:p>
              <text:p text:style-name="P1"><text:span text:style-name="T1">See DANSYS: DMS2D, D2DMS</text:span></text:p>
            </office:annotation>
            <text:p>Decimal</text:p>
          </table:table-cell>
          <table:table-cell table:number-columns-repeated="3"/>
          <table:table-cell office:value-type="string" calcext:value-type="string">
            <text:p>Kurtosis</text:p>
          </table:table-cell>
          <table:table-cell/>
          <table:table-cell office:value-type="float" office:value="1.2" calcext:value-type="float">
            <text:p>1.2</text:p>
          </table:table-cell>
          <table:table-cell table:number-columns-repeated="31"/>
        </table:table-row>
        <table:table-row table:style-name="ro5">
          <table:table-cell office:value-type="string" calcext:value-type="string">
            <office:annotation draw:style-name="gr13" draw:text-style-name="P2" svg:width="330.43pt" svg:height="128.86pt" svg:x="81.24pt" svg:y="3180.02pt" draw:caption-point-x="-17.29pt" draw:caption-point-y="42.8pt">
              <dc:date>2016-01-29T00:00:00</dc:date>
              <text:p text:style-name="P1"><text:span text:style-name="T1">A decimal system of numeration uses powers of ten as place values. </text:span></text:p>
              <text:p text:style-name="P1"><text:span text:style-name="T1"/></text:p>
              <text:p text:style-name="P1"><text:span text:style-name="T1">Other systems are used and binary, octal, hexagesimal, and sexigesimal are common. Both Calc and DANSYS have functions to convert between numeration systems. The primary differences are that Calc functions are limited to a maximum of 10 places (DANSYS is not) and Calc will only convert integers – DANSYS will also convert fractions.</text:span></text:p>
              <text:p text:style-name="P1"><text:span text:style-name="T1"/></text:p>
              <text:p text:style-name="P1"><text:span text:style-name="T1">See Calc: OCT2DEC, BIN2DEC, HEX2DEC, DEC2OCT, DEC2BIN, DEC2HEX, BASE, DECIMAL</text:span></text:p>
              <text:p text:style-name="P1"><text:span text:style-name="T1">See DANSYS: Basen2Dec, Dec2Basen, DMS2D, D2DMS</text:span></text:p>
            </office:annotation>
            <text:p>Decimal system</text:p>
          </table:table-cell>
          <table:table-cell table:number-columns-repeated="37"/>
        </table:table-row>
        <table:table-row table:style-name="ro5">
          <table:table-cell table:style-name="Default" office:value-type="string" calcext:value-type="string">
            <office:annotation draw:style-name="gr14" draw:text-style-name="P2" svg:width="361.36pt" svg:height="84.08pt" svg:x="81.24pt" svg:y="3192.8pt" draw:caption-point-x="-17.29pt" draw:caption-point-y="42.8pt">
              <dc:date>2016-01-29T00:00:00</dc:date>
              <text:p text:style-name="P1"><text:span text:style-name="T1">Decryption retrieves a message from a coded (encrypted) text.</text:span></text:p>
              <text:p text:style-name="P1"><text:span text:style-name="T1"/></text:p>
              <text:p text:style-name="P1"><text:span text:style-name="T1">See Calc: ROT13, About Converting Microsoft Office Documents, Protecting Content in LibreOffice</text:span></text:p>
            </office:annotation>
            <text:p>Decryption</text:p>
          </table:table-cell>
          <table:table-cell table:number-columns-repeated="37"/>
        </table:table-row>
        <table:table-row table:style-name="ro5">
          <table:table-cell office:value-type="string" calcext:value-type="string">
            <office:annotation draw:style-name="gr13" draw:text-style-name="P2" svg:width="355.04pt" svg:height="128.86pt" svg:x="81.24pt" svg:y="3205.62pt" draw:caption-point-x="-17.29pt" draw:caption-point-y="42.8pt">
              <dc:date>2016-01-29T00:00:00</dc:date>
              <text:p text:style-name="P1"><text:span text:style-name="T1">The two main systems of angular measure are degree measure and radian measure. A lesser used system uses hundredths of a quadrant, or gradians.</text:span></text:p>
              <text:p text:style-name="P1"><text:span text:style-name="T1"/></text:p>
              <text:p text:style-name="P1"><text:span text:style-name="T1">The degree system is a sexigesimal (base-60) system in which 60 seconds equal a minute, 60 minutes equal a degree, and a complete revolution contains 360 degrees.</text:span></text:p>
              <text:p text:style-name="P1"><text:span text:style-name="T1"/></text:p>
              <text:p text:style-name="P1"><text:span text:style-name="T1">See Calc: Format&gt;Graphic&gt;Position and Size, DEGREES, RADIANS</text:span></text:p>
              <text:p text:style-name="P1"><text:span text:style-name="T1">See DANSYS: Gradians, Degrees2, DMS2D, D2DMS</text:span></text:p>
            </office:annotation>
            <text:p>Degrees</text:p>
          </table:table-cell>
          <table:table-cell table:number-columns-repeated="37"/>
        </table:table-row>
        <table:table-row table:style-name="ro5">
          <table:table-cell office:value-type="string" calcext:value-type="string">
            <office:annotation draw:style-name="gr11" draw:text-style-name="P2" svg:width="360.57pt" svg:height="117.67pt" svg:x="81.24pt" svg:y="3218.43pt" draw:caption-point-x="-17.29pt" draw:caption-point-y="42.8pt">
              <dc:date>2016-01-29T00:00:00</dc:date>
              <text:p text:style-name="P1"><text:span text:style-name="T1">The degrees of freedom of data is the number of ways that the data is free to vary (or, the number of values that are free to vary with each other. Typically, it is the number of data points in a group minus one. With multiple groups, the degrees of freedom for each group are multiplied together. Many statistical tests use distributions with parameters that include degrees of freedom. </text:span></text:p>
            </office:annotation>
            <text:p>Degrees of freedom</text:p>
          </table:table-cell>
          <table:table-cell table:number-columns-repeated="37"/>
        </table:table-row>
        <table:table-row table:style-name="ro5">
          <table:table-cell office:value-type="string" calcext:value-type="string">
            <office:annotation draw:style-name="gr13" draw:text-style-name="P2" svg:width="366.92pt" svg:height="128.86pt" svg:x="81.24pt" svg:y="3231.21pt" draw:caption-point-x="-17.29pt" draw:caption-point-y="42.8pt">
              <dc:date>2016-01-29T00:00:00</dc:date>
              <text:p text:style-name="P1"><text:span text:style-name="T1">The Dirac delta function is a distribution that is zero everywhere except at zero, and has an integral or 1 from negative infinity to positive infinity. It has applications in probability theory, quantum mechanics, and structural physics.</text:span></text:p>
              <text:p text:style-name="P1"><text:span text:style-name="T1"/></text:p>
              <text:p text:style-name="P1"><text:span text:style-name="T1">A more generalized delta function returns a True (or 1) whenever the two arguments are equal. This is known as Kronecker's delta. Of course, if one of the values is zero, Dirac's delta is described.</text:span></text:p>
              <text:p text:style-name="P1"><text:span text:style-name="T1"/></text:p>
              <text:p text:style-name="P1"><text:span text:style-name="T1">See Calc: DELTA</text:span></text:p>
            </office:annotation>
            <text:p>Delta function</text:p>
          </table:table-cell>
          <table:table-cell table:number-columns-repeated="37"/>
        </table:table-row>
        <table:table-row table:style-name="ro5">
          <table:table-cell office:value-type="string" calcext:value-type="string">
            <office:annotation draw:style-name="gr16" draw:text-style-name="P2" svg:width="361.36pt" svg:height="72.88pt" svg:x="81.24pt" svg:y="3244.03pt" draw:caption-point-x="-17.29pt" draw:caption-point-y="42.8pt">
              <dc:date>2016-01-29T00:00:00</dc:date>
              <text:p text:style-name="P1"><text:span text:style-name="T1">Depreciation is a reduction of value over a period of time.</text:span></text:p>
              <text:p text:style-name="P1"><text:span text:style-name="T1"/></text:p>
              <text:p text:style-name="P1"><text:span text:style-name="T1">See Calc: AMORDEGRC, AMORLINC, DB, DDB, SYD, VDB, SLN</text:span></text:p>
            </office:annotation>
            <text:p>Depreciation</text:p>
          </table:table-cell>
          <table:table-cell table:number-columns-repeated="37"/>
        </table:table-row>
        <table:table-row table:style-name="ro5">
          <table:table-cell office:value-type="string" calcext:value-type="string">
            <office:annotation draw:style-name="gr12" draw:text-style-name="P2" svg:width="353.45pt" svg:height="140.06pt" svg:x="81.24pt" svg:y="3256.81pt" draw:caption-point-x="-17.29pt" draw:caption-point-y="42.8pt">
              <dc:date>2016-01-29T00:00:00</dc:date>
              <text:p text:style-name="P1"><text:span text:style-name="T1">A derivative is rate at which one variable changes in respect to another variable at a particular point (or, equivalently, the slope of a line tangent at a point to a function's curve). It is also the inverse of an integral. Since a derivative is zero at the maximum or minimum value of a function, it can be used to find maxima and mimima and is therefore useful in optimization. Second derivatives are derivatives if first derivatives and higher order derivatives are also possible.</text:span></text:p>
              <text:p text:style-name="P1"><text:span text:style-name="T1"/></text:p>
              <text:p text:style-name="P1"><text:span text:style-name="T1">Derivatives can be derived from formulas by analytical means or they can be derived from data points by numerical means.</text:span></text:p>
              <text:p text:style-name="P1"><text:span text:style-name="T1"/></text:p>
              <text:p text:style-name="P1"><text:span text:style-name="T1">See DANSYS: MatDiff, nDeriv, DRV, InDiff, AIRY, BesMsphy</text:span></text:p>
            </office:annotation>
            <text:p>Derivative</text:p>
          </table:table-cell>
          <table:table-cell table:number-columns-repeated="37"/>
        </table:table-row>
        <table:table-row table:style-name="ro5">
          <table:table-cell table:style-name="Default" office:value-type="string" calcext:value-type="string">
            <office:annotation draw:style-name="gr159" draw:text-style-name="P2" svg:width="332.82pt" svg:height="58.62pt" svg:x="81.24pt" svg:y="3269.62pt" draw:caption-point-x="-17.29pt" draw:caption-point-y="42.8pt">
              <dc:date>2016-01-29T00:00:00</dc:date>
              <text:p text:style-name="P1"><text:span text:style-name="T1">Descriptive spatial statistics are used to characterize the relationship of positions in space and are used in geography and visual content analysis.</text:span></text:p>
            </office:annotation>
            <text:p>Descriptive spatial statistics</text:p>
          </table:table-cell>
          <table:table-cell table:number-columns-repeated="37"/>
        </table:table-row>
        <table:table-row table:style-name="ro5">
          <table:table-cell office:value-type="string" calcext:value-type="string">
            <office:annotation draw:style-name="gr44" draw:text-style-name="P2" svg:width="309.03pt" svg:height="207.24pt" svg:x="81.24pt" svg:y="3280.14pt" draw:caption-point-x="-17.29pt" draw:caption-point-y="45.07pt">
              <dc:date>2016-01-29T00:00:00</dc:date>
              <text:p text:style-name="P1"><text:span text:style-name="T1">Two broad types of statistical procedures are inferential statistics, which aim to determine characteristics of populations from smaller samples drawn from them; and descriptive statistics, which are used to describe sets of data.</text:span></text:p>
              <text:p text:style-name="P1"><text:span text:style-name="T1"/></text:p>
              <text:p text:style-name="P1"><text:span text:style-name="T1">Common characteristics of data sets are central location (the value that all the data points center about), spread (how values spread out from the center), and shape of the distribution of the data.</text:span></text:p>
              <text:p text:style-name="P1"><text:span text:style-name="T1"/></text:p>
              <text:p text:style-name="P1"><text:span text:style-name="T1">See Calc: Data Statistics in Calc, Document Properties, Statistical Functions</text:span></text:p>
              <text:p text:style-name="P1"><text:span text:style-name="T1"/></text:p>
              <text:p text:style-name="P1"><text:span text:style-name="T1">See DANSYS: All functions in the Descriptive category and especially the profiles.</text:span></text:p>
            </office:annotation>
            <text:p>Descriptive statistics </text:p>
          </table:table-cell>
          <table:table-cell table:number-columns-repeated="37"/>
        </table:table-row>
        <table:table-row table:style-name="ro5">
          <table:table-cell office:value-type="string" calcext:value-type="string">
            <office:annotation draw:style-name="gr11" draw:text-style-name="P2" svg:width="336.78pt" svg:height="117.67pt" svg:x="81.24pt" svg:y="3295.22pt" draw:caption-point-x="-17.29pt" draw:caption-point-y="42.8pt">
              <dc:date>2016-01-30T00:00:00</dc:date>
              <text:p text:style-name="P1"><text:span text:style-name="T1">Design matrices are used to specify models in statistical processes such as ANOVA and general linear models.</text:span></text:p>
              <text:p text:style-name="P1"><text:span text:style-name="T1"/></text:p>
              <text:p text:style-name="P1"><text:span text:style-name="T1">See DANSYS: DESIGN, DESIGNF</text:span></text:p>
            </office:annotation>
            <text:p>Design matrix</text:p>
          </table:table-cell>
          <table:table-cell table:number-columns-repeated="37"/>
        </table:table-row>
        <table:table-row table:style-name="ro5">
          <table:table-cell office:value-type="string" calcext:value-type="string">
            <office:annotation draw:style-name="gr15" draw:text-style-name="P2" svg:width="358.98pt" svg:height="162.45pt" svg:x="81.24pt" svg:y="3308pt" draw:caption-point-x="-17.29pt" draw:caption-point-y="42.8pt">
              <dc:date>2016-01-30T00:00:00</dc:date>
              <text:p text:style-name="P1"><text:span text:style-name="T1">A determinant is an indicator parameter. For instance, the determinant of the quadratic formula indicates whether the roots of a quadratic equation are real or complex.</text:span></text:p>
              <text:p text:style-name="P1"><text:span text:style-name="T1"/></text:p>
              <text:p text:style-name="P1"><text:span text:style-name="T1">The determinant of a matrix indicates if it is invertable. If the determinant is non-zero, the matrix has a unique inverse. Matrix determinants are also used in matrix calculations.</text:span></text:p>
              <text:p text:style-name="P1"><text:span text:style-name="T1"/></text:p>
              <text:p text:style-name="P1"><text:span text:style-name="T1">See Calc: MDETERM</text:span></text:p>
              <text:p text:style-name="P1"><text:span text:style-name="T1">See DANSYS: MatDeterm</text:span></text:p>
            </office:annotation>
            <text:p>Determinant</text:p>
          </table:table-cell>
          <table:table-cell table:number-columns-repeated="37"/>
        </table:table-row>
        <table:table-row table:style-name="ro5">
          <table:table-cell table:style-name="Default" office:value-type="string" calcext:value-type="string">
            <office:annotation draw:style-name="gr18" draw:text-style-name="P2" svg:width="82.18pt" svg:height="151.26pt" svg:x="81.24pt" svg:y="3320.82pt" draw:caption-point-x="-17.29pt" draw:caption-point-y="42.8pt">
              <dc:date>2016-01-30T00:00:00</dc:date>
              <text:p text:style-name="P1"><text:span text:style-name="T1">Detrended fluctuation analysis is used to determine the self-affinity of a time series or signal, that is, the fractal character of being scaled by different degrees in different directions.</text:span></text:p>
            </office:annotation>
            <text:p>Detrended fluctuation analysis</text:p>
          </table:table-cell>
          <table:table-cell table:number-columns-repeated="37"/>
        </table:table-row>
        <table:table-row table:style-name="ro5">
          <table:table-cell office:value-type="string" calcext:value-type="string">
            <office:annotation draw:style-name="gr12" draw:text-style-name="P2" svg:width="352.66pt" svg:height="140.06pt" svg:x="81.24pt" svg:y="3333.63pt" draw:caption-point-x="-17.29pt" draw:caption-point-y="42.8pt">
              <dc:date>2016-01-30T00:00:00</dc:date>
              <text:p text:style-name="P1"><text:span text:style-name="T1">A detrended normal distribution plot graphs the deviations of the observed values from the expected values from a normal distribution vs. the sorted observed values. Detrended distribution plots can also be constructed for other distributions using deviations from rankits. If a distribution is normal, plotted points should cluster in a horizontal band around zero with no pattern.</text:span></text:p>
              <text:p text:style-name="P1"><text:span text:style-name="T1"/></text:p>
              <text:p text:style-name="P1"><text:span text:style-name="T1">See DANSYS: Rankits</text:span></text:p>
            </office:annotation>
            <text:p>Detrended normal distribution plot </text:p>
          </table:table-cell>
          <table:table-cell table:number-columns-repeated="37"/>
        </table:table-row>
        <table:table-row table:style-name="ro5">
          <table:table-cell office:value-type="string" calcext:value-type="string">
            <office:annotation draw:style-name="gr160" draw:text-style-name="P2" svg:width="351.86pt" svg:height="87.59pt" svg:x="81.24pt" svg:y="3346.41pt" draw:caption-point-x="-17.29pt" draw:caption-point-y="42.8pt">
              <dc:date>2016-01-30T00:00:00</dc:date>
              <text:p text:style-name="P1"><text:span text:style-name="T1">Usually, the diagonal of a matrix refers to the values running from the upper left corner to the lower right. In a square matrix, these are the values in positions with the same row and column indices. The reverse diagonal, running from the upper right to the lower left, is also useful sometimes.</text:span></text:p>
              <text:p text:style-name="P1"><text:span text:style-name="T1"/></text:p>
              <text:p text:style-name="P1"><text:span text:style-name="T1">See DANSYS: DIAG, Tridiagonal, MatDiag</text:span></text:p>
            </office:annotation>
            <text:p>Diagonal</text:p>
          </table:table-cell>
          <table:table-cell table:number-columns-repeated="37"/>
        </table:table-row>
        <table:table-row table:style-name="ro5">
          <table:table-cell office:value-type="string" calcext:value-type="string">
            <office:annotation draw:style-name="gr15" draw:text-style-name="P2" svg:width="324.09pt" svg:height="162.45pt" svg:x="81.24pt" svg:y="3359.23pt" draw:caption-point-x="-17.29pt" draw:caption-point-y="42.8pt">
              <dc:date>2016-01-30T00:00:00</dc:date>
              <text:p text:style-name="P1"><text:span text:style-name="T1">A diamond plot, like a boxplot, graphs the center of the data distribution (in this case, the mean) and various ranges and outliers. The traditional diamond plot uses a diamond shape instead of a box, but a rectangle can also be used as long as the plot is indicated to be based on means and standard deviations instead of medians and quartile ranges.</text:span></text:p>
              <text:p text:style-name="P1"><text:span text:style-name="T1"/></text:p>
              <text:p text:style-name="P1"><text:span text:style-name="T1">See DANSYS: BoxChartTab</text:span></text:p>
            </office:annotation>
            <text:p>Diamond plot</text:p>
          </table:table-cell>
          <table:table-cell table:number-columns-repeated="37"/>
        </table:table-row>
        <table:table-row table:style-name="ro5">
          <table:table-cell office:value-type="string" calcext:value-type="string">
            <office:annotation draw:style-name="gr11" draw:text-style-name="P2" svg:width="337.58pt" svg:height="117.67pt" svg:x="81.24pt" svg:y="3372.01pt" draw:caption-point-x="-17.29pt" draw:caption-point-y="42.8pt">
              <dc:date>2016-01-30T00:00:00</dc:date>
              <text:p text:style-name="P1"><text:span text:style-name="T1">A difference is the distance between two values on a number line. Differences are calculated by subtraction.</text:span></text:p>
              <text:p text:style-name="P1"><text:span text:style-name="T1"/></text:p>
              <text:p text:style-name="P1"><text:span text:style-name="T1">See Calc: Paste Special, DATEDIF, Data Fields, Operators in LibreOffice Calc, Calculating With Formulas, IMSUB</text:span></text:p>
            </office:annotation>
            <text:p>Difference</text:p>
          </table:table-cell>
          <table:table-cell table:number-columns-repeated="37"/>
        </table:table-row>
        <table:table-row table:style-name="ro5">
          <table:table-cell office:value-type="string" calcext:value-type="string">
            <office:annotation draw:style-name="gr16" draw:text-style-name="P2" svg:width="82.18pt" svg:height="72.88pt" svg:x="81.24pt" svg:y="3384.82pt" draw:caption-point-x="-17.29pt" draw:caption-point-y="42.8pt">
              <dc:date>2016-01-30T00:00:00</dc:date>
              <text:p text:style-name="P1"><text:span text:style-name="T1">The difference btween two complex numbers can be calculated using Calc's IMSUB</text:span></text:p>
            </office:annotation>
            <text:p>Difference: complex</text:p>
          </table:table-cell>
          <table:table-cell table:number-columns-repeated="37"/>
        </table:table-row>
        <table:table-row table:style-name="ro5">
          <table:table-cell office:value-type="string" calcext:value-type="string">
            <office:annotation draw:style-name="gr10" draw:text-style-name="P2" svg:width="82.18pt" svg:height="95.27pt" svg:x="81.24pt" svg:y="3397.61pt" draw:caption-point-x="-17.29pt" draw:caption-point-y="42.8pt">
              <dc:date>2016-01-30T00:00:00</dc:date>
              <text:p text:style-name="P1"><text:span text:style-name="T1">The digamma function is the logarithmic derivative of the gamma function.</text:span></text:p>
              <text:p text:style-name="P1"><text:span text:style-name="T1"/></text:p>
              <text:p text:style-name="P1"><text:span text:style-name="T1">See DANSYS: DIGAMMA</text:span></text:p>
            </office:annotation>
            <text:p>Digamma function</text:p>
          </table:table-cell>
          <table:table-cell table:number-columns-repeated="37"/>
        </table:table-row>
        <table:table-row table:style-name="ro5">
          <table:table-cell table:style-name="ce13" office:value-type="string" calcext:value-type="string">
            <office:annotation draw:style-name="gr161" draw:text-style-name="P2" svg:width="320.91pt" svg:height="99.13pt" svg:x="81.24pt" svg:y="3410.42pt" draw:caption-point-x="-17.29pt" draw:caption-point-y="42.8pt">
              <dc:date>2016-01-30T00:00:00</dc:date>
              <text:p text:style-name="P1"><text:span text:style-name="T1">Dimensional analysis performs calculations retaining the units used in the calculation as values that can be added subtracted, multiplied, divided, canceled, etc. It can be used to verify and check orders of calculations, or it can be used to construct formulas.</text:span></text:p>
            </office:annotation>
            <text:p>Dimensional analysis</text:p>
          </table:table-cell>
          <table:table-cell table:number-columns-repeated="37"/>
        </table:table-row>
        <table:table-row table:style-name="ro5">
          <table:table-cell office:value-type="string" calcext:value-type="string">
            <office:annotation draw:style-name="gr162" draw:text-style-name="P2" svg:width="360.57pt" svg:height="86.34pt" svg:x="81.24pt" svg:y="3423.2pt" draw:caption-point-x="-17.29pt" draw:caption-point-y="42.8pt">
              <dc:date>2016-01-31T00:00:00</dc:date>
              <text:p text:style-name="P1"><text:span text:style-name="T1">The direct product (also known as the Kronecker product) is a matrix or vector containing the product of every element of one matrix with every element of the other matrix. </text:span></text:p>
              <text:p text:style-name="P1"><text:span text:style-name="T1"/></text:p>
              <text:p text:style-name="P1"><text:span text:style-name="T1">See DANSYS: Dprod, HDP</text:span></text:p>
            </office:annotation>
            <text:p>Direct product</text:p>
          </table:table-cell>
          <table:table-cell table:number-columns-repeated="37"/>
        </table:table-row>
        <table:table-row table:style-name="ro5">
          <table:table-cell table:style-name="Default" office:value-type="string" calcext:value-type="string">
            <office:annotation draw:style-name="gr163" draw:text-style-name="P2" svg:width="359.77pt" svg:height="68.26pt" svg:x="81.24pt" svg:y="3436.02pt" draw:caption-point-x="-17.29pt" draw:caption-point-y="42.8pt">
              <dc:date>2016-01-31T00:00:00</dc:date>
              <text:p text:style-name="P1"><text:span text:style-name="T1">In multidimensional space, there may be different minimum values according to he dimension. Directional minimums can be found using directional derivatives, which is a vector form of the usual derivative.</text:span></text:p>
            </office:annotation>
            <text:p>Directional minimum given N dimensional points and direction</text:p>
          </table:table-cell>
          <table:table-cell table:number-columns-repeated="37"/>
        </table:table-row>
        <table:table-row table:style-name="ro5">
          <table:table-cell office:value-type="string" calcext:value-type="string">
            <office:annotation draw:style-name="gr20" draw:text-style-name="P2" svg:width="355.83pt" svg:height="106.47pt" svg:x="81.24pt" svg:y="3448.83pt" draw:caption-point-x="-17.29pt" draw:caption-point-y="42.8pt">
              <dc:date>2016-01-31T00:00:00</dc:date>
              <text:p text:style-name="P1"><text:span text:style-name="T1">A discount is an amount taken off a regular price, often expressed as a percentage of the regular price.</text:span></text:p>
              <text:p text:style-name="P1"><text:span text:style-name="T1"/></text:p>
              <text:p text:style-name="P1"><text:span text:style-name="T1">See Calc: DISC, RECIEVED, NVP, PRICEDISC, TBILLEQ, TBILLPRICE</text:span></text:p>
              <text:p text:style-name="P1"><text:span text:style-name="T1"/></text:p>
              <text:p text:style-name="P1"><text:span text:style-name="T1"/></text:p>
            </office:annotation>
            <text:p>Discount</text:p>
          </table:table-cell>
          <table:table-cell table:number-columns-repeated="37"/>
        </table:table-row>
        <table:table-row table:style-name="ro5">
          <table:table-cell office:value-type="string" calcext:value-type="string">
            <office:annotation draw:style-name="gr12" draw:text-style-name="P2" svg:width="340.75pt" svg:height="140.06pt" svg:x="81.24pt" svg:y="3461.61pt" draw:caption-point-x="-17.29pt" draw:caption-point-y="42.8pt">
              <dc:date>2016-01-31T00:00:00</dc:date>
              <text:p text:style-name="P1"><text:span text:style-name="T1">A discrete Fourier transform describes a series of equally spaced values from a time series as a finite combination of complex sine and cosine functions. These functions represent cyclic fluctuations in the time series. Fourier transforms are important in time series and signal analysis, and discrete Fourier transforms can be used with observed data values.</text:span></text:p>
              <text:p text:style-name="P1"><text:span text:style-name="T1"/></text:p>
              <text:p text:style-name="P1"><text:span text:style-name="T1">See DANSYS: FourierDiscrete, FFT, AE</text:span></text:p>
            </office:annotation>
            <text:p>Discrete Fourier analysis</text:p>
          </table:table-cell>
          <table:table-cell table:number-columns-repeated="37"/>
        </table:table-row>
        <table:table-row table:style-name="ro5">
          <table:table-cell table:style-name="Default" office:value-type="string" calcext:value-type="string">
            <office:annotation draw:style-name="gr18" draw:text-style-name="P2" svg:width="82.18pt" svg:height="151.26pt" svg:x="81.01pt" svg:y="3468.42pt" draw:caption-point-x="-17.06pt" draw:caption-point-y="48.81pt">
              <dc:creator>WV</dc:creator>
              <dc:date>2015-02-24T00:00:00</dc:date>
              <text:p text:style-name="P1"><text:span text:style-name="T1">The discrete Weibull distribution is often used in survival analysis. The inverse distribution function, variance, skewness, and kurtosis are mathematically intractable.</text:span></text:p>
            </office:annotation>
            <text:p>Discrete Weibull</text:p>
          </table:table-cell>
          <table:table-cell table:number-columns-repeated="37"/>
        </table:table-row>
        <table:table-row table:style-name="ro5">
          <table:table-cell table:style-name="Default" office:value-type="string" calcext:value-type="string">
            <office:annotation draw:style-name="gr15" draw:text-style-name="P2" svg:width="82.18pt" svg:height="162.45pt" svg:x="81.24pt" svg:y="3487.21pt" draw:caption-point-x="-17.29pt" draw:caption-point-y="42.8pt">
              <dc:date>2016-01-31T00:00:00</dc:date>
              <text:p text:style-name="P1"><text:span text:style-name="T1">A discriminant function assigns values to two or more groups. Discriminant analysis determines the discriminant function and determines the factors that distinguishes groups from each other.</text:span></text:p>
            </office:annotation>
            <text:p>Discriminant analysis </text:p>
          </table:table-cell>
          <table:table-cell table:number-columns-repeated="37"/>
        </table:table-row>
        <table:table-row table:style-name="ro5">
          <table:table-cell table:style-name="Default" office:value-type="string" calcext:value-type="string">
            <office:annotation draw:style-name="gr10" draw:text-style-name="P2" svg:width="317.74pt" svg:height="95.27pt" svg:x="81.24pt" svg:y="3500.02pt" draw:caption-point-x="-17.29pt" draw:caption-point-y="42.8pt">
              <dc:date>2016-01-31T00:00:00</dc:date>
              <text:p text:style-name="P1"><text:span text:style-name="T1">Distance measures quantify similarity and dissimilarity between groups.</text:span></text:p>
              <text:p text:style-name="P1"><text:span text:style-name="T1"/></text:p>
              <text:p text:style-name="P1"><text:span text:style-name="T1">.See DANSYS: QDIST, Levenshtein</text:span></text:p>
            </office:annotation>
            <text:p>Distance measure</text:p>
          </table:table-cell>
          <table:table-cell table:number-columns-repeated="37"/>
        </table:table-row>
        <table:table-row table:style-name="ro5">
          <table:table-cell table:style-name="Default" office:value-type="string" calcext:value-type="string">
            <office:annotation draw:style-name="gr10" draw:text-style-name="P2" svg:width="82.18pt" svg:height="95.27pt" svg:x="81.01pt" svg:y="3506.6pt" draw:caption-point-x="-17.06pt" draw:caption-point-y="49.01pt">
              <dc:date>2016-01-31T00:00:00</dc:date>
              <text:p text:style-name="P1"><text:span text:style-name="T1">Integration method useful for integrating functions represented by an even number of points equally spaced.</text:span></text:p>
            </office:annotation>
            <text:p>Divided composite Simpson rule</text:p>
          </table:table-cell>
          <table:table-cell table:number-columns-repeated="37"/>
        </table:table-row>
        <table:table-row table:style-name="ro5">
          <table:table-cell office:value-type="string" calcext:value-type="string">
            <office:annotation draw:style-name="gr158" draw:text-style-name="P2" svg:width="370.89pt" svg:height="229.63pt" svg:x="81.24pt" svg:y="3525.62pt" draw:caption-point-x="-17.29pt" draw:caption-point-y="42.8pt">
              <dc:date>2016-01-31T00:00:00</dc:date>
              <text:p text:style-name="P1"><text:span text:style-name="T1">Division is a basic mathematical operation used to determine how many sets, of constant size, of objects will fill a larger set. It is the inverse of multiplication and it is the essential operation for expressing quantities between 0 and 1 or between -1 and 0. It is also useful for comparing quantities since a number divided by itself (and, therefore, equal quantities) is equal to 1, so equal quantities have a ratio of 1, a larger quantity compared to a smaller has a ratio larger than 1, and a small quantity compared to a larger is between 0 and 1.</text:span></text:p>
              <text:p text:style-name="P1"><text:span text:style-name="T1"/></text:p>
              <text:p text:style-name="P1"><text:span text:style-name="T1">See Calc: QUOTIENT, MOD, Operators in LibreOffice Calc, Error Codes in LibreOffice Calc, Calculating With Formulas, Scale, IMDIV</text:span></text:p>
              <text:p text:style-name="P1"><text:span text:style-name="T1"/></text:p>
              <text:p text:style-name="P1"><text:span text:style-name="T1">See DANSYS: PolyDiv, QLEFTDIV, QRIGHTDIV</text:span></text:p>
            </office:annotation>
            <text:p>Division</text:p>
          </table:table-cell>
          <table:table-cell table:number-columns-repeated="37"/>
        </table:table-row>
        <table:table-row table:style-name="ro5">
          <table:table-cell office:value-type="string" calcext:value-type="string">
            <office:annotation draw:style-name="gr164" draw:text-style-name="P2" svg:width="258.26pt" svg:height="60.29pt" svg:x="81.24pt" svg:y="3538.4pt" draw:caption-point-x="-17.29pt" draw:caption-point-y="42.8pt">
              <dc:date>2016-01-31T00:00:00</dc:date>
              <text:p text:style-name="P1"><text:span text:style-name="T1">Complex numbers can be divided using Calc's IMDIV function. Quaternions can be divided using DANSYS' QLEFTDIV AND QRIGHTDIV function.</text:span></text:p>
            </office:annotation>
            <text:p>Division: complex</text:p>
          </table:table-cell>
          <table:table-cell table:number-columns-repeated="37"/>
        </table:table-row>
        <table:table-row table:style-name="ro5">
          <table:table-cell office:value-type="string" calcext:value-type="string">
            <office:annotation draw:style-name="gr44" draw:text-style-name="P2" svg:width="347.9pt" svg:height="207.24pt" svg:x="81.24pt" svg:y="3551.22pt" draw:caption-point-x="-17.29pt" draw:caption-point-y="42.8pt">
              <dc:date>2016-01-31T00:00:00</dc:date>
              <text:p text:style-name="P1"><text:span text:style-name="T1">A document is any kind of file that can be stored on a computer – text, spreadsheet, image, sound file, presentation, executable file, whatever.</text:span></text:p>
              <text:p text:style-name="P1"><text:span text:style-name="T1"/></text:p>
              <text:p text:style-name="P1"><text:span text:style-name="T1">A document name has two parts separated by a period. The first part is it's unique (in that folder) name. File names can be composed of letters, numbers, and special characters; but they cannot contain a @, #, $, (, ), or a slash (?). Some operating systems may make other exclusions. The other part is a 3 or 4 alphanumeric character extension that specifies the kind of file it is, such as executable file (.exe), bit image (.bmp), OpeOffice or LibreOffice text file (.odw), or Calc file (.ods).</text:span></text:p>
              <text:p text:style-name="P1"><text:span text:style-name="T1"/></text:p>
              <text:p text:style-name="P1"><text:span text:style-name="T1">See Calc: Document List, Changing the Title of a Document, Close, Create Master Document, Saving Documents Automatically, Sending Documents as E-mail, Protect Document, Opening Documents, General Instructions for LibreOffice, Viewing File Properties, File, Document, Saving Documents, Open, Export, Protecting Document, Navigator for Master Document</text:span></text:p>
              <text:p text:style-name="P1"><text:span text:style-name="T1"/></text:p>
              <text:p text:style-name="P1"><text:span text:style-name="T1"/></text:p>
            </office:annotation>
            <text:p>Document</text:p>
          </table:table-cell>
          <table:table-cell table:number-columns-repeated="37"/>
        </table:table-row>
        <table:table-row table:style-name="ro5">
          <table:table-cell table:style-name="Default" office:value-type="string" calcext:value-type="string">
            <office:annotation draw:style-name="gr17" draw:text-style-name="P2" svg:width="82.18pt" svg:height="50.49pt" svg:x="81.01pt" svg:y="3557.42pt" draw:caption-point-x="-17.06pt" draw:caption-point-y="49.41pt">
              <dc:creator>WV</dc:creator>
              <dc:date>2015-01-26T00:00:00</dc:date>
              <text:p text:style-name="P1"><text:span text:style-name="T1">Solves system of linear equations and computes determinant</text:span></text:p>
            </office:annotation>
            <text:p>Doolittle method</text:p>
          </table:table-cell>
          <table:table-cell table:number-columns-repeated="37"/>
        </table:table-row>
        <table:table-row table:style-name="ro5">
          <table:table-cell office:value-type="string" calcext:value-type="string">
            <office:annotation draw:style-name="gr13" draw:text-style-name="P2" svg:width="354.25pt" svg:height="128.86pt" svg:x="81.24pt" svg:y="3576.81pt" draw:caption-point-x="-17.29pt" draw:caption-point-y="42.8pt">
              <dc:date>2016-01-31T00:00:00</dc:date>
              <text:p text:style-name="P1"><text:span text:style-name="T1">The dollar is the basis of currency in <text:s/>many countries. It is usually the integer value with other denominations for fractional parts of the dollar. Monetary formats for dollar systems usually have a two decimal place fractional part although, for smaller fractional units, more decimal places may be used.</text:span></text:p>
              <text:p text:style-name="P1"><text:span text:style-name="T1"/></text:p>
              <text:p text:style-name="P1"><text:span text:style-name="T1">See Calc: DOLLARDE, DOLLARFR, Cells in Currency Format, DOLLAR</text:span></text:p>
            </office:annotation>
            <text:p>Dollar</text:p>
          </table:table-cell>
          <table:table-cell table:number-columns-repeated="37"/>
        </table:table-row>
        <table:table-row table:style-name="ro5">
          <table:table-cell table:style-name="Default" office:value-type="string" calcext:value-type="string">
            <office:annotation draw:style-name="gr26" draw:text-style-name="P2" svg:width="82.18pt" svg:height="39.29pt" svg:x="81.01pt" svg:y="3583.19pt" draw:caption-point-x="-17.06pt" draw:caption-point-y="49.24pt">
              <dc:creator>WV</dc:creator>
              <dc:date>2015-02-09T00:00:00</dc:date>
              <text:p text:style-name="P1"><text:span text:style-name="T1">Used to analyze the response to drugs and toxins</text:span></text:p>
            </office:annotation>
            <text:p>Dose response Analysis</text:p>
          </table:table-cell>
          <table:table-cell table:number-columns-repeated="37"/>
        </table:table-row>
        <table:table-row table:style-name="ro5">
          <table:table-cell office:value-type="string" calcext:value-type="string">
            <office:annotation draw:style-name="gr15" draw:text-style-name="P2" svg:width="350.28pt" svg:height="162.45pt" svg:x="81.24pt" svg:y="3602.41pt" draw:caption-point-x="-17.29pt" draw:caption-point-y="42.8pt">
              <dc:date>2016-01-31T00:00:00</dc:date>
              <text:p text:style-name="P1"><text:span text:style-name="T1">A dot array diagram is a simple graph in which each individual in a category is plotted as a dot with it's value represented on the vertical axis. The categories are represented on the horizontal axis.</text:span></text:p>
              <text:p text:style-name="P1"><text:span text:style-name="T1"/></text:p>
              <text:p text:style-name="P1"><text:span text:style-name="T1">A dot array diagram can be constructed using a XY or scatterplot by coding the categories with integer values.</text:span></text:p>
              <text:p text:style-name="P1"><text:span text:style-name="T1"/></text:p>
              <text:p text:style-name="P1"><text:span text:style-name="T1">See Calc: Chart Type XY</text:span></text:p>
            </office:annotation>
            <text:p>Dot array diagram</text:p>
          </table:table-cell>
          <table:table-cell table:number-columns-repeated="37"/>
        </table:table-row>
        <table:table-row table:style-name="ro5">
          <table:table-cell office:value-type="string" calcext:value-type="string">
            <office:annotation draw:style-name="gr10" draw:text-style-name="P2" svg:width="349.48pt" svg:height="95.27pt" svg:x="81.24pt" svg:y="3615.22pt" draw:caption-point-x="-17.29pt" draw:caption-point-y="42.8pt">
              <dc:creator>WV</dc:creator>
              <dc:date>2016-02-20T00:00:00</dc:date>
              <text:p text:style-name="P1"><text:span text:style-name="T1">The dot product of two vectors is a scalar. It provides an easy way to calculate the angle between two vectors because the cosine of the angle is equal to the dot product over the product of the lengths of the vectors.</text:span></text:p>
              <text:p text:style-name="P1"><text:span text:style-name="T1"/></text:p>
              <text:p text:style-name="P1"><text:span text:style-name="T1">See DANSYS: DotProd</text:span></text:p>
            </office:annotation>
            <text:p>Dot product</text:p>
          </table:table-cell>
          <table:table-cell table:number-columns-repeated="37"/>
        </table:table-row>
        <table:table-row table:style-name="ro5">
          <table:table-cell office:value-type="string" calcext:value-type="string">
            <text:p>Double byte character set (See DBCS)</text:p>
          </table:table-cell>
          <table:table-cell table:number-columns-repeated="3"/>
          <table:table-cell office:value-type="string" calcext:value-type="string">
            <text:p>Statistics for noncentral chi square distributons</text:p>
          </table:table-cell>
          <table:table-cell table:number-columns-repeated="5"/>
          <table:table-cell office:value-type="string" calcext:value-type="string">
            <text:p>Statistics for the noncentral F distribution</text:p>
          </table:table-cell>
          <table:table-cell table:number-columns-repeated="5"/>
          <table:table-cell office:value-type="string" calcext:value-type="string">
            <text:p>Statistics for noncentral t distributions</text:p>
          </table:table-cell>
          <table:table-cell table:number-columns-repeated="7"/>
          <table:table-cell office:value-type="string" calcext:value-type="string">
            <text:p>Statistics for negative binomial distribution</text:p>
          </table:table-cell>
          <table:table-cell>
            <draw:frame table:end-cell-address="Glossary.AA286" table:end-x="51.87pt" table:end-y="3.26pt" draw:z-index="118" draw:style-name="gr27" draw:text-style-name="P3" svg:width="109.81pt" svg:height="26.45pt" svg:x="6.32pt" svg:y="2.41pt">
              <loext:p/>
              <draw:object xlink:href="./Object 119" xlink:type="simple" xlink:show="embed" xlink:actuate="onLoad"/>
              <draw:image xlink:href="./ObjectReplacements/Object 119" xlink:type="simple" xlink:show="embed" xlink:actuate="onLoad"/>
            </draw:frame>
          </table:table-cell>
          <table:table-cell table:number-columns-repeated="4"/>
          <table:table-cell office:value-type="string" calcext:value-type="string">
            <text:p>Statistics <text:s/>for multinomial distribution</text:p>
          </table:table-cell>
          <table:table-cell table:number-columns-repeated="7"/>
        </table:table-row>
        <table:table-row table:style-name="ro5">
          <table:table-cell office:value-type="string" calcext:value-type="string">
            <office:annotation draw:style-name="gr165" draw:text-style-name="P2" svg:width="343.13pt" svg:height="103.63pt" svg:x="88.38pt" svg:y="3655.16pt" draw:caption-point-x="-24.43pt" draw:caption-point-y="28.46pt">
              <dc:date>2016-01-31T00:00:00</dc:date>
              <text:p text:style-name="P1"><text:span text:style-name="T1">The double factorial of an even integer is the product of all the even integers less than of equal to the argument but greater than or equal to 2, For an odd integer, it is the product of all odd integers less than or equal to the argument but greater than or equal to 1. They arise often in combinatorics.</text:span></text:p>
              <text:p text:style-name="P1"><text:span text:style-name="T1"/></text:p>
              <text:p text:style-name="P1"><text:span text:style-name="T1">See Calc: FACTDOUBLE</text:span></text:p>
            </office:annotation>
            <text:p>Double factorial</text:p>
          </table:table-cell>
          <table:table-cell table:number-columns-repeated="37"/>
        </table:table-row>
        <table:table-row table:style-name="ro7">
          <table:table-cell table:style-name="Default" office:value-type="string" calcext:value-type="string">
            <office:annotation draw:style-name="gr14" draw:text-style-name="P2" svg:width="82.18pt" svg:height="84.08pt" svg:x="81.24pt" svg:y="3653.6pt" draw:caption-point-x="-17.29pt" draw:caption-point-y="42.8pt">
              <dc:date>2016-01-31T00:00:00</dc:date>
              <text:p text:style-name="P1"><text:span text:style-name="T1">A doubly stochastic model arises when an observed random variable is modeled in two stages.</text:span></text:p>
            </office:annotation>
            <text:p>Doubly stochastic model</text:p>
          </table:table-cell>
          <table:table-cell table:number-columns-repeated="3"/>
          <table:table-cell office:value-type="string" calcext:value-type="string">
            <text:p>Parameters</text:p>
          </table:table-cell>
          <table:table-cell/>
          <table:table-cell office:value-type="string" calcext:value-type="string">
            <text:p>k&gt;0 degrees of freedom</text:p>
          </table:table-cell>
          <table:table-cell table:number-columns-repeated="3"/>
          <table:table-cell office:value-type="string" calcext:value-type="string">
            <text:p>Parameters</text:p>
          </table:table-cell>
          <table:table-cell/>
          <table:table-cell table:style-name="ce24" office:value-type="string" calcext:value-type="string">
            <text:p>ν<text:span text:style-name="T19">1</text:span>, <text:span text:style-name="T16">ν</text:span><text:span text:style-name="T26">2</text:span><text:span text:style-name="T16"> degrees of freedom</text:span></text:p>
          </table:table-cell>
          <table:table-cell/>
          <table:table-cell table:style-name="ce24" office:value-type="string" calcext:value-type="string">
            <text:p>λ centrality parameter</text:p>
          </table:table-cell>
          <table:table-cell/>
          <table:table-cell office:value-type="string" calcext:value-type="string">
            <text:p>Parameters</text:p>
          </table:table-cell>
          <table:table-cell office:value-type="string" calcext:value-type="string">
            <text:p>v&gt;0 degrees of freedom</text:p>
          </table:table-cell>
          <table:table-cell table:number-columns-repeated="6"/>
          <table:table-cell office:value-type="string" calcext:value-type="string">
            <text:p>Parameters</text:p>
          </table:table-cell>
          <table:table-cell office:value-type="string" calcext:value-type="string">
            <text:p>r&gt;0 – number of failures until the experiment is stopped. Integer</text:p>
          </table:table-cell>
          <table:table-cell table:number-columns-repeated="4"/>
          <table:table-cell office:value-type="string" calcext:value-type="string">
            <text:p>Parameters:</text:p>
          </table:table-cell>
          <table:table-cell office:value-type="string" calcext:value-type="string">
            <text:p>n&gt;0 number of trials</text:p>
          </table:table-cell>
          <table:table-cell table:number-columns-repeated="6"/>
        </table:table-row>
        <table:table-row table:style-name="ro7">
          <table:table-cell table:style-name="ce13" office:value-type="string" calcext:value-type="string">
            <office:annotation draw:style-name="gr17" draw:text-style-name="P2" svg:width="82.18pt" svg:height="50.49pt" svg:x="81.01pt" svg:y="3662.48pt" draw:caption-point-x="-17.06pt" draw:caption-point-y="49.61pt">
              <dc:creator>WV</dc:creator>
              <dc:date>2015-01-26T00:00:00</dc:date>
              <text:p text:style-name="P1"><text:span text:style-name="T1">Can be used to find a single minimum or maximum.</text:span></text:p>
            </office:annotation>
            <text:p>Down hill search</text:p>
          </table:table-cell>
          <table:table-cell table:number-columns-repeated="5"/>
          <table:table-cell table:style-name="ce24" office:value-type="string" calcext:value-type="string">
            <text:p>λ&gt;0 non-centrality parameter</text:p>
          </table:table-cell>
          <table:table-cell table:number-columns-repeated="4"/>
          <table:table-cell>
            <draw:frame table:end-cell-address="Glossary.P290" table:end-x="51.93pt" table:end-y="6.72pt" draw:z-index="78" draw:style-name="gr27" draw:text-style-name="P3" svg:width="296.25pt" svg:height="46.57pt" svg:x="12.67pt" svg:y="1.39pt">
              <loext:p/>
              <draw:object xlink:href="./Object 84" xlink:type="simple" xlink:show="embed" xlink:actuate="onLoad"/>
              <draw:image xlink:href="./ObjectReplacements/Object 84" xlink:type="simple" xlink:show="embed" xlink:actuate="onLoad"/>
            </draw:frame>
          </table:table-cell>
          <table:table-cell table:number-columns-repeated="5"/>
          <table:table-cell table:style-name="ce24" office:value-type="string" calcext:value-type="string">
            <text:p>μ noncentrality parameter</text:p>
          </table:table-cell>
          <table:table-cell table:number-columns-repeated="7"/>
          <table:table-cell office:value-type="string" calcext:value-type="string">
            <text:p>P (0,1) – success probability in each experiment</text:p>
          </table:table-cell>
          <table:table-cell table:number-columns-repeated="5"/>
          <table:table-cell office:value-type="string" calcext:value-type="string">
            <text:p>p<text:span text:style-name="T19">1</text:span>,...,p<text:span text:style-name="T19">k</text:span> event probabilities (<text:span text:style-name="T16">Σp</text:span><text:span text:style-name="T26">i</text:span><text:span text:style-name="T16">=1)</text:span></text:p>
          </table:table-cell>
          <table:table-cell table:number-columns-repeated="6"/>
        </table:table-row>
        <table:table-row table:style-name="ro5">
          <table:table-cell table:style-name="Default" office:value-type="string" calcext:value-type="string">
            <office:annotation draw:style-name="gr166" draw:text-style-name="P2" svg:width="320.12pt" svg:height="50.26pt" svg:x="81.24pt" svg:y="3684.93pt" draw:caption-point-x="-17.29pt" draw:caption-point-y="42.8pt">
              <dc:date>2016-02-01T00:00:00</dc:date>
              <text:p text:style-name="P1"><text:span text:style-name="T1">Dummy variables can be used in regression models that include categorical variables. A dummy variable takes the value of 1 or 0 to indicate the presence or absence of a data point in a <text:s/>category.</text:span></text:p>
            </office:annotation>
            <text:p>Dummy variable regression</text:p>
          </table:table-cell>
          <table:table-cell table:number-columns-repeated="9"/>
          <table:table-cell office:value-type="string" calcext:value-type="string">
            <text:p>pdf</text:p>
          </table:table-cell>
          <table:table-cell table:number-columns-repeated="5"/>
          <table:table-cell>
            <draw:frame table:end-cell-address="Glossary.X292" table:end-x="30.42pt" table:end-y="4.42pt" draw:z-index="79" draw:style-name="gr27" draw:text-style-name="P3" svg:width="418.51pt" svg:height="52.58pt" svg:x="61.65pt" svg:y="3.03pt">
              <loext:p/>
              <draw:object xlink:href="./Object 88" xlink:type="simple" xlink:show="embed" xlink:actuate="onLoad"/>
              <draw:image xlink:href="./ObjectReplacements/Object 88" xlink:type="simple" xlink:show="embed" xlink:actuate="onLoad"/>
            </draw:frame>
          </table:table-cell>
          <table:table-cell table:number-columns-repeated="21"/>
        </table:table-row>
        <table:table-row table:style-name="ro5">
          <table:table-cell office:value-type="string" calcext:value-type="string">
            <office:annotation draw:style-name="gr4" draw:text-style-name="P2" svg:width="299.51pt" svg:height="196.04pt" svg:x="81.24pt" svg:y="3697.71pt" draw:caption-point-x="-17.29pt" draw:caption-point-y="42.8pt">
              <dc:date>2016-02-01T00:00:00</dc:date>
              <text:p text:style-name="P1"><text:span text:style-name="T1">Duncan's test is one of a group of tests used to determine which of several group means are significantly different. It is commonly used after an analysis of variance has shown that at least one pair of group means are significantly different, but not which..Duncan's test is especially good at guarding against false negative error at the expense of a greater risk of making false positive errors.</text:span></text:p>
              <text:p text:style-name="P1"><text:span text:style-name="T1"/></text:p>
              <text:p text:style-name="P1"><text:span text:style-name="T1">Tukey's test or a group-wise t test are considered better choices. It may also be a good idea to use several tests of group means and compare the results.</text:span></text:p>
              <text:p text:style-name="P1"><text:span text:style-name="T1"/></text:p>
              <text:p text:style-name="P1"><text:span text:style-name="T1">See DANSYS: DQTRNG, DUNCAN</text:span></text:p>
            </office:annotation>
            <text:p>Duncan's test</text:p>
          </table:table-cell>
          <table:table-cell table:number-columns-repeated="3"/>
          <table:table-cell office:value-type="string" calcext:value-type="string">
            <text:p>pdf</text:p>
          </table:table-cell>
          <table:table-cell table:number-columns-repeated="16"/>
          <table:table-cell>
            <draw:frame table:end-cell-address="Glossary.V290" table:end-x="6.46pt" table:end-y="1.3pt" draw:z-index="117" draw:style-name="gr27" draw:text-style-name="P3" svg:width="5.67pt" svg:height="13.32pt" svg:x="0.79pt" svg:y="0.79pt">
              <loext:p/>
              <draw:object xlink:href="./Object 118" xlink:type="simple" xlink:show="embed" xlink:actuate="onLoad"/>
              <draw:image xlink:href="./ObjectReplacements/Object 118" xlink:type="simple" xlink:show="embed" xlink:actuate="onLoad"/>
            </draw:frame>
          </table:table-cell>
          <table:table-cell table:number-columns-repeated="2"/>
          <table:table-cell office:value-type="string" calcext:value-type="string">
            <text:p>pmf</text:p>
          </table:table-cell>
          <table:table-cell>
            <draw:frame table:end-cell-address="Glossary.Z291" table:end-x="47.28pt" table:end-y="9.24pt" draw:z-index="119" draw:style-name="gr27" draw:text-style-name="P3" svg:width="32.26pt" svg:height="23.58pt" svg:x="15.02pt" svg:y="11.25pt">
              <loext:p/>
              <draw:object xlink:href="./Object 120" xlink:type="simple" xlink:show="embed" xlink:actuate="onLoad"/>
              <draw:image xlink:href="./ObjectReplacements/Object 120" xlink:type="simple" xlink:show="embed" xlink:actuate="onLoad"/>
            </draw:frame>
          </table:table-cell>
          <table:table-cell table:number-columns-repeated="4"/>
          <table:table-cell office:value-type="string" calcext:value-type="string">
            <text:p>pmf</text:p>
          </table:table-cell>
          <table:table-cell>
            <draw:frame table:end-cell-address="Glossary.AG291" table:end-x="29.85pt" table:end-y="2.72pt" draw:z-index="155" draw:style-name="gr27" draw:text-style-name="P3" svg:width="93.32pt" svg:height="27.52pt" svg:x="0.79pt" svg:y="0.79pt">
              <loext:p/>
              <draw:object xlink:href="./Object 156" xlink:type="simple" xlink:show="embed" xlink:actuate="onLoad"/>
              <draw:image xlink:href="./ObjectReplacements/Object 156" xlink:type="simple" xlink:show="embed" xlink:actuate="onLoad"/>
            </draw:frame>
          </table:table-cell>
          <table:table-cell table:number-columns-repeated="6"/>
        </table:table-row>
        <table:table-row table:style-name="ro5">
          <table:table-cell office:value-type="string" calcext:value-type="string">
            <office:annotation draw:style-name="gr167" draw:text-style-name="P2" svg:width="352.66pt" svg:height="83.76pt" svg:x="81.24pt" svg:y="3710.52pt" draw:caption-point-x="-17.29pt" draw:caption-point-y="42.8pt">
              <dc:date>2016-02-01T00:00:00</dc:date>
              <text:p text:style-name="P1"><text:span text:style-name="T1">Dunnett's test is a special kind of multiple group comparison test which specifically compares each of several groups with a single control group to determine significant differences.</text:span></text:p>
              <text:p text:style-name="P1"><text:span text:style-name="T1"/></text:p>
              <text:p text:style-name="P1"><text:span text:style-name="T1">See DANSYS: DunTest</text:span></text:p>
            </office:annotation>
            <text:p>Dunnett's test</text:p>
          </table:table-cell>
          <table:table-cell table:number-columns-repeated="4"/>
          <table:table-cell>
            <draw:frame table:end-cell-address="Glossary.J292" table:end-x="14.2pt" table:end-y="4.85pt" draw:z-index="86" draw:style-name="gr27" draw:text-style-name="P3" svg:width="264.9pt" svg:height="22.05pt" svg:x="6.32pt" svg:y="8.39pt">
              <loext:p/>
              <draw:object xlink:href="./Object 81" xlink:type="simple" xlink:show="embed" xlink:actuate="onLoad"/>
              <draw:image xlink:href="./ObjectReplacements/Object 81" xlink:type="simple" xlink:show="embed" xlink:actuate="onLoad"/>
            </draw:frame>
          </table:table-cell>
          <table:table-cell table:number-columns-repeated="5"/>
          <table:table-cell>
            <draw:frame table:end-cell-address="Glossary.O293" table:end-x="27.04pt" table:end-y="7.4pt" draw:z-index="80" draw:style-name="gr27" draw:text-style-name="P3" svg:width="200.04pt" svg:height="42.72pt" svg:x="19.76pt" svg:y="3.06pt">
              <loext:p/>
              <draw:object xlink:href="./Object 85" xlink:type="simple" xlink:show="embed" xlink:actuate="onLoad"/>
              <draw:image xlink:href="./ObjectReplacements/Object 85" xlink:type="simple" xlink:show="embed" xlink:actuate="onLoad"/>
            </draw:frame>
          </table:table-cell>
          <table:table-cell table:number-columns-repeated="4"/>
          <table:table-cell office:value-type="string" calcext:value-type="string">
            <text:p>pdf</text:p>
          </table:table-cell>
          <table:table-cell table:number-columns-repeated="21"/>
        </table:table-row>
        <table:table-row table:style-name="ro5">
          <table:table-cell office:value-type="string" calcext:value-type="string">
            <office:annotation draw:style-name="gr168" draw:text-style-name="P2" svg:width="328.05pt" svg:height="73.98pt" svg:x="81.24pt" svg:y="3723.31pt" draw:caption-point-x="-17.29pt" draw:caption-point-y="42.8pt">
              <dc:date>2016-02-01T00:00:00</dc:date>
              <text:p text:style-name="P1"><text:span text:style-name="T1">In finance, duration is a measure of the sensitivity of a price of a fixed-income investment to a change in interest rates. It is expressed in years.</text:span></text:p>
              <text:p text:style-name="P1"><text:span text:style-name="T1"/></text:p>
              <text:p text:style-name="P1"><text:span text:style-name="T1">See Calc: DURATION_ADD, DURATION, MDURATION, VDB</text:span></text:p>
            </office:annotation>
            <text:p>Duration</text:p>
          </table:table-cell>
          <table:table-cell table:number-columns-repeated="37"/>
        </table:table-row>
        <table:table-row table:style-name="ro5">
          <table:table-cell office:value-type="string" calcext:value-type="string">
            <text:p>Dynamic data exchange (see DDE)</text:p>
          </table:table-cell>
          <table:table-cell table:number-columns-repeated="3"/>
          <table:table-cell office:value-type="string" calcext:value-type="string">
            <text:p>CDF</text:p>
          </table:table-cell>
          <table:table-cell table:number-columns-repeated="5"/>
          <table:table-cell office:value-type="string" calcext:value-type="string">
            <text:p>CDF</text:p>
          </table:table-cell>
          <table:table-cell table:number-columns-repeated="14"/>
          <table:table-cell>
            <draw:frame table:end-cell-address="Glossary.AB296" table:end-x="9.64pt" table:end-y="2.49pt" draw:z-index="120" draw:style-name="gr27" draw:text-style-name="P3" svg:width="135.78pt" svg:height="47.65pt" svg:x="2.38pt" svg:y="11.74pt">
              <loext:p/>
              <draw:object xlink:href="./Object 121" xlink:type="simple" xlink:show="embed" xlink:actuate="onLoad"/>
              <draw:image xlink:href="./ObjectReplacements/Object 121" xlink:type="simple" xlink:show="embed" xlink:actuate="onLoad"/>
            </draw:frame>
          </table:table-cell>
          <table:table-cell table:number-columns-repeated="12"/>
        </table:table-row>
        <table:table-row table:style-name="ro7">
          <table:table-cell table:style-name="Default" office:value-type="string" calcext:value-type="string">
            <office:annotation draw:style-name="gr9" draw:text-style-name="P2" svg:width="82.18pt" svg:height="61.68pt" svg:x="81.01pt" svg:y="3742.19pt" draw:caption-point-x="-17.06pt" draw:caption-point-y="49.52pt">
              <dc:creator>WV</dc:creator>
              <dc:date>2015-02-09T00:00:00</dc:date>
              <text:p text:style-name="P1"><text:span text:style-name="T1">Used to optimize data with temporally varying constraints </text:span></text:p>
            </office:annotation>
            <text:p>Dynamic programming</text:p>
          </table:table-cell>
          <table:table-cell table:number-columns-repeated="4"/>
          <table:table-cell>
            <draw:frame table:end-cell-address="Glossary.H294" table:end-x="43.99pt" table:end-y="9.92pt" draw:z-index="83" draw:style-name="gr27" draw:text-style-name="P3" svg:width="171.75pt" svg:height="24.18pt" svg:x="0.77pt" svg:y="1.42pt">
              <loext:p/>
              <draw:object xlink:href="./Object 80" xlink:type="simple" xlink:show="embed" xlink:actuate="onLoad"/>
              <draw:image xlink:href="./ObjectReplacements/Object 80" xlink:type="simple" xlink:show="embed" xlink:actuate="onLoad"/>
            </draw:frame>
          </table:table-cell>
          <table:table-cell table:number-columns-repeated="18"/>
          <table:table-cell office:value-type="string" calcext:value-type="string">
            <text:p>CDF</text:p>
          </table:table-cell>
          <table:table-cell office:value-type="string" calcext:value-type="string">
            <text:p>1-I<text:span text:style-name="T19">p</text:span>(k+1,r), I is the regularized incomplete beta function</text:p>
          </table:table-cell>
          <table:table-cell table:number-columns-repeated="4"/>
          <table:table-cell office:value-type="string" calcext:value-type="string">
            <text:p>Mean</text:p>
          </table:table-cell>
          <table:table-cell office:value-type="string" calcext:value-type="string">
            <text:p>E{X<text:span text:style-name="T19">i</text:span>}=np<text:span text:style-name="T19">i</text:span></text:p>
          </table:table-cell>
          <table:table-cell table:number-columns-repeated="6"/>
        </table:table-row>
        <table:table-row table:style-name="ro5">
          <table:table-cell table:style-name="Default" office:value-type="string" calcext:value-type="string">
            <office:annotation draw:style-name="gr11" draw:text-style-name="P2" svg:width="82.18pt" svg:height="117.67pt" svg:x="81.24pt" svg:y="3764.58pt" draw:caption-point-x="-17.29pt" draw:caption-point-y="42.8pt">
              <dc:date>2016-02-01T00:00:00</dc:date>
              <text:p text:style-name="P1"><text:span text:style-name="T1">Dynamic time warping is a process that attempts to align two time series by iteratively altering the time axis until an optimal match is found.</text:span></text:p>
            </office:annotation>
            <text:p>Dynamic time warping</text:p>
          </table:table-cell>
          <table:table-cell table:number-columns-repeated="11"/>
          <table:table-cell>
            <draw:frame table:end-cell-address="Glossary.N296" table:end-x="54.48pt" table:end-y="12.98pt" draw:z-index="84" draw:style-name="gr27" draw:text-style-name="P3" svg:width="56.3pt" svg:height="31.15pt" svg:x="62.42pt" svg:y="10.26pt">
              <loext:p/>
              <draw:object xlink:href="./Object 86" xlink:type="simple" xlink:show="embed" xlink:actuate="onLoad"/>
              <draw:image xlink:href="./ObjectReplacements/Object 86" xlink:type="simple" xlink:show="embed" xlink:actuate="onLoad"/>
            </draw:frame>
          </table:table-cell>
          <table:table-cell table:number-columns-repeated="25"/>
        </table:table-row>
        <table:table-row table:style-name="ro7">
          <table:table-cell table:style-name="Default" office:value-type="string" calcext:value-type="string">
            <office:annotation draw:style-name="gr20" draw:text-style-name="P2" svg:width="82.18pt" svg:height="106.47pt" svg:x="81.24pt" svg:y="3777.36pt" draw:caption-point-x="-17.29pt" draw:caption-point-y="42.8pt">
              <dc:date>2016-02-01T00:00:00</dc:date>
              <text:p text:style-name="P1"><text:span text:style-name="T1">Two dynamical systems are said to be entrained if their interaction creates a simpler system. Entrainment is also called “coupling”.</text:span></text:p>
            </office:annotation>
            <text:p>Dynamical entrainment</text:p>
          </table:table-cell>
          <table:table-cell table:number-columns-repeated="3"/>
          <table:table-cell office:value-type="string" calcext:value-type="string">
            <text:p>Mean</text:p>
          </table:table-cell>
          <table:table-cell/>
          <table:table-cell office:value-type="string" calcext:value-type="string">
            <text:p>k+<text:span text:style-name="T16">λ</text:span></text:p>
          </table:table-cell>
          <table:table-cell table:number-columns-repeated="10"/>
          <table:table-cell table:style-name="ce30"/>
          <table:table-cell office:value-type="string" calcext:value-type="string">
            <text:p>F<text:span text:style-name="T26">ν,μ</text:span><text:span text:style-name="T16">(x),</text:span></text:p>
          </table:table-cell>
          <table:table-cell office:value-type="string" calcext:value-type="string">
            <text:p>if x<text:span text:style-name="T13">≥0;</text:span></text:p>
          </table:table-cell>
          <table:table-cell table:number-columns-repeated="4"/>
          <table:table-cell office:value-type="string" calcext:value-type="string">
            <text:p>Mean</text:p>
          </table:table-cell>
          <table:table-cell table:number-columns-repeated="5"/>
          <table:table-cell office:value-type="string" calcext:value-type="string">
            <text:p>Variance</text:p>
          </table:table-cell>
          <table:table-cell office:value-type="string" calcext:value-type="string">
            <text:p>Var(X<text:span text:style-name="T19">i</text:span>)=np<text:span text:style-name="T19">i</text:span>(1-p<text:span text:style-name="T19">i</text:span>)</text:p>
          </table:table-cell>
          <table:table-cell table:number-columns-repeated="6"/>
        </table:table-row>
        <table:table-row table:style-name="ro3">
          <table:table-cell table:style-name="ce13" office:value-type="string" calcext:value-type="string">
            <office:annotation draw:style-name="gr11" draw:text-style-name="P2" svg:width="82.18pt" svg:height="117.67pt" svg:x="81.24pt" svg:y="3793.01pt" draw:caption-point-x="-17.29pt" draw:caption-point-y="42.8pt">
              <dc:date>2016-02-01T00:00:00</dc:date>
              <text:p text:style-name="P1"><text:span text:style-name="T1">Dynamical similarity exists between geometrically and kinematically similar systems if the ratios of all the forces are the same.</text:span></text:p>
            </office:annotation>
            <text:p>Dynamical similarity index</text:p>
          </table:table-cell>
          <table:table-cell table:number-columns-repeated="15"/>
          <table:table-cell office:value-type="string" calcext:value-type="string">
            <text:p>CDF</text:p>
          </table:table-cell>
          <table:table-cell table:style-name="ce30" office:value-type="string" calcext:value-type="string">
            <text:p>F<text:span text:style-name="T26">ν,μ</text:span><text:span text:style-name="T16">(x)=</text:span></text:p>
          </table:table-cell>
          <table:table-cell table:number-columns-repeated="12"/>
          <table:table-cell office:value-type="string" calcext:value-type="string">
            <text:p>Covariance</text:p>
          </table:table-cell>
          <table:table-cell office:value-type="string" calcext:value-type="string">
            <text:p>Cov(X<text:span text:style-name="T19">i</text:span>,<text:span text:style-name="T19">Xj</text:span>)=-np<text:span text:style-name="T28">i</text:span>p<text:span text:style-name="T19">j</text:span> (i<text:span text:style-name="T13">≠j)</text:span></text:p>
          </table:table-cell>
          <table:table-cell table:number-columns-repeated="6"/>
        </table:table-row>
        <table:table-row table:style-name="ro7">
          <table:table-cell office:value-type="string" calcext:value-type="string">
            <office:annotation draw:style-name="gr169" draw:text-style-name="P2" svg:width="292.37pt" svg:height="116.87pt" svg:x="81.24pt" svg:y="3809.42pt" draw:caption-point-x="-17.29pt" draw:caption-point-y="42.8pt">
              <dc:date>2016-02-01T00:00:00</dc:date>
              <text:p text:style-name="P1"><text:span text:style-name="T1">E (Euler's number) is one of the five most important constants in mathematics (the others being 1, 0, pi, and I. It is the limit of (1+1/n)n as n approaches infinity. It is used as the base of natural logarithms.</text:span></text:p>
              <text:p text:style-name="P1"><text:span text:style-name="T1"/></text:p>
              <text:p text:style-name="P1"><text:span text:style-name="T1">See Calc: EXP</text:span></text:p>
              <text:p text:style-name="P1"><text:span text:style-name="T1">See DANSYS: Enum</text:span></text:p>
            </office:annotation>
            <text:p>E</text:p>
          </table:table-cell>
          <table:table-cell table:number-columns-repeated="3"/>
          <table:table-cell office:value-type="string" calcext:value-type="string">
            <text:p>Variance</text:p>
          </table:table-cell>
          <table:table-cell/>
          <table:table-cell office:value-type="string" calcext:value-type="string">
            <text:p>2(k+2<text:span text:style-name="T16">λ)</text:span></text:p>
          </table:table-cell>
          <table:table-cell table:number-columns-repeated="3"/>
          <table:table-cell office:value-type="string" calcext:value-type="string">
            <text:p>Mean (only exists for <text:span text:style-name="T16">ν</text:span><text:span text:style-name="T26">2</text:span><text:span text:style-name="T16">&gt;2)</text:span></text:p>
          </table:table-cell>
          <table:table-cell/>
          <table:table-cell>
            <draw:frame table:end-cell-address="Glossary.P299" table:end-x="41.33pt" table:end-y="13.92pt" draw:z-index="85" draw:style-name="gr27" draw:text-style-name="P3" svg:width="172.43pt" svg:height="29.85pt" svg:x="61.63pt" svg:y="12.5pt">
              <loext:p/>
              <draw:object xlink:href="./Object 87" xlink:type="simple" xlink:show="embed" xlink:actuate="onLoad"/>
              <draw:image xlink:href="./ObjectReplacements/Object 87" xlink:type="simple" xlink:show="embed" xlink:actuate="onLoad"/>
            </draw:frame>
          </table:table-cell>
          <table:table-cell table:number-columns-repeated="4"/>
          <table:table-cell table:style-name="ce30"/>
          <table:table-cell office:value-type="string" calcext:value-type="string">
            <text:p>1-F<text:span text:style-name="T16">ͮ</text:span><text:span text:style-name="T26">ν,-μ</text:span><text:span text:style-name="T16">(x),</text:span></text:p>
          </table:table-cell>
          <table:table-cell office:value-type="string" calcext:value-type="string">
            <text:p>if x&lt;0,</text:p>
          </table:table-cell>
          <table:table-cell table:number-columns-repeated="5"/>
          <table:table-cell>
            <draw:frame table:end-cell-address="Glossary.Z299" table:end-x="64.23pt" table:end-y="11.28pt" draw:z-index="121" draw:style-name="gr27" draw:text-style-name="P3" svg:width="44.48pt" svg:height="27.61pt" svg:x="19.76pt" svg:y="12.1pt">
              <loext:p/>
              <draw:object xlink:href="./Object 122" xlink:type="simple" xlink:show="embed" xlink:actuate="onLoad"/>
              <draw:image xlink:href="./ObjectReplacements/Object 122" xlink:type="simple" xlink:show="embed" xlink:actuate="onLoad"/>
            </draw:frame>
          </table:table-cell>
          <table:table-cell table:number-columns-repeated="12"/>
        </table:table-row>
        <table:table-row table:style-name="ro5">
          <table:table-cell office:value-type="string" calcext:value-type="string">
            <office:annotation draw:style-name="gr170" draw:text-style-name="P2" svg:width="278.87pt" svg:height="79.31pt" svg:x="81.24pt" svg:y="3825.07pt" draw:caption-point-x="-17.29pt" draw:caption-point-y="42.8pt">
              <dc:date>2016-02-01T00:00:00</dc:date>
              <text:p text:style-name="P1"><text:span text:style-name="T1">The row echelon form of a matrix results from Gaussian elimination. It can be used to determine the rank and kernel of a matrix, or to solve systems of linear equations.</text:span></text:p>
              <text:p text:style-name="P1"><text:span text:style-name="T1"/></text:p>
              <text:p text:style-name="P1"><text:span text:style-name="T1">See DANSYS: Gaussj</text:span></text:p>
            </office:annotation>
            <text:p>Echelon reduction</text:p>
          </table:table-cell>
          <table:table-cell table:number-columns-repeated="23"/>
          <table:table-cell office:value-type="string" calcext:value-type="string">
            <text:p>Mode</text:p>
          </table:table-cell>
          <table:table-cell table:number-columns-repeated="5"/>
          <table:table-cell office:value-type="string" calcext:value-type="string">
            <text:p>Statistics for negative multinomial distributions</text:p>
          </table:table-cell>
          <table:table-cell>
            <draw:frame table:end-cell-address="Glossary.AG300" table:end-x="56.07pt" table:end-y="7.63pt" draw:z-index="161" draw:style-name="gr27" draw:text-style-name="P3" svg:width="117.95pt" svg:height="34.67pt" svg:x="2.38pt" svg:y="1.39pt">
              <loext:p/>
              <draw:object xlink:href="./Object 162" xlink:type="simple" xlink:show="embed" xlink:actuate="onLoad"/>
              <draw:image xlink:href="./ObjectReplacements/Object 162" xlink:type="simple" xlink:show="embed" xlink:actuate="onLoad"/>
            </draw:frame>
          </table:table-cell>
          <table:table-cell table:number-columns-repeated="6"/>
        </table:table-row>
        <table:table-row table:style-name="ro7">
          <table:table-cell office:value-type="string" calcext:value-type="string">
            <office:annotation draw:style-name="gr171" draw:text-style-name="P2" svg:width="353.45pt" svg:height="90.71pt" svg:x="81.24pt" svg:y="3837.86pt" draw:caption-point-x="-17.29pt" draw:caption-point-y="42.8pt">
              <dc:date>2016-02-01T00:00:00</dc:date>
              <text:p text:style-name="P1"><text:span text:style-name="T1">Edit distance is a measure of similarity of two strings. It is the minimum number of elementary operations that are necessary to change one string into the other.</text:span></text:p>
              <text:p text:style-name="P1"><text:span text:style-name="T1"/></text:p>
              <text:p text:style-name="P1"><text:span text:style-name="T1">See DANSYS: Levenshtein</text:span></text:p>
            </office:annotation>
            <text:p>Edit distance</text:p>
          </table:table-cell>
          <table:table-cell table:number-columns-repeated="3"/>
          <table:table-cell office:value-type="string" calcext:value-type="string">
            <text:p>Skewness</text:p>
          </table:table-cell>
          <table:table-cell table:number-columns-repeated="12"/>
          <table:table-cell office:value-type="string" calcext:value-type="string">
            <text:p>where</text:p>
          </table:table-cell>
          <table:table-cell table:number-columns-repeated="12"/>
          <table:table-cell office:value-type="string" calcext:value-type="string">
            <text:p>Parameters:</text:p>
          </table:table-cell>
          <table:table-cell office:value-type="string" calcext:value-type="string">
            <text:p>k<text:span text:style-name="T19">0</text:span> – the number of failures before the experiment is stopped</text:p>
          </table:table-cell>
          <table:table-cell table:number-columns-repeated="6"/>
        </table:table-row>
        <table:table-row table:style-name="ro7">
          <table:table-cell office:value-type="string" calcext:value-type="string">
            <office:annotation draw:style-name="gr20" draw:text-style-name="P2" svg:width="285.22pt" svg:height="106.47pt" svg:x="81.24pt" svg:y="3853.5pt" draw:caption-point-x="-17.29pt" draw:caption-point-y="42.8pt">
              <dc:date>2016-02-01T00:00:00</dc:date>
              <text:p text:style-name="P1"><text:span text:style-name="T1">The effective rate is an interest rate with annual compound interest payable in arrears.</text:span></text:p>
              <text:p text:style-name="P1"><text:span text:style-name="T1"/></text:p>
              <text:p text:style-name="P1"><text:span text:style-name="T1">See Calc: NOMINAL, NOMINAL_ADD, EFFECTIVE, EFFECTIVE_ADD</text:span></text:p>
            </office:annotation>
            <text:p>Effective rate</text:p>
          </table:table-cell>
          <table:table-cell table:number-columns-repeated="5"/>
          <table:table-cell>
            <draw:frame table:end-cell-address="Glossary.G302" table:end-x="62.16pt" table:end-y="9.86pt" draw:z-index="82" draw:style-name="gr27" draw:text-style-name="P3" svg:width="61.37pt" svg:height="28.29pt" svg:x="0.79pt" svg:y="12.9pt">
              <loext:p/>
              <draw:object xlink:href="./Object 83" xlink:type="simple" xlink:show="embed" xlink:actuate="onLoad"/>
              <draw:image xlink:href="./ObjectReplacements/Object 83" xlink:type="simple" xlink:show="embed" xlink:actuate="onLoad"/>
            </draw:frame>
          </table:table-cell>
          <table:table-cell table:number-columns-repeated="3"/>
          <table:table-cell office:value-type="string" calcext:value-type="string">
            <text:p>Variance (only exists for <text:span text:style-name="T16">ν</text:span><text:span text:style-name="T26">2</text:span><text:span text:style-name="T16">&gt;4)</text:span></text:p>
          </table:table-cell>
          <table:table-cell table:number-columns-repeated="6"/>
          <table:table-cell>
            <draw:frame table:end-cell-address="Glossary.V301" table:end-x="31.78pt" table:end-y="14.12pt" draw:z-index="87" draw:style-name="gr27" draw:text-style-name="P3" svg:width="288.77pt" svg:height="29pt" svg:x="0pt" svg:y="0.79pt">
              <loext:p/>
              <draw:object xlink:href="./Object 89" xlink:type="simple" xlink:show="embed" xlink:actuate="onLoad"/>
              <draw:image xlink:href="./ObjectReplacements/Object 89" xlink:type="simple" xlink:show="embed" xlink:actuate="onLoad"/>
            </draw:frame>
          </table:table-cell>
          <table:table-cell table:number-columns-repeated="13"/>
          <table:table-cell office:value-type="string" calcext:value-type="string">
            <text:p>p – m-vector of success probabilities</text:p>
          </table:table-cell>
          <table:table-cell table:number-columns-repeated="6"/>
        </table:table-row>
        <table:table-row table:style-name="ro7">
          <table:table-cell office:value-type="string" calcext:value-type="string">
            <office:annotation draw:style-name="gr9" draw:text-style-name="P2" svg:width="334.4pt" svg:height="61.68pt" svg:x="81.24pt" svg:y="3869.18pt" draw:caption-point-x="-17.29pt" draw:caption-point-y="42.8pt">
              <dc:date>2016-02-01T00:00:00</dc:date>
              <text:p text:style-name="P1"><text:span text:style-name="T1">Efficiency is a measure of deficiency of entropy in a message.</text:span></text:p>
              <text:p text:style-name="P1"><text:span text:style-name="T1"/></text:p>
              <text:p text:style-name="P1"><text:span text:style-name="T1">See DANSYS: EFFICIENCY</text:span></text:p>
            </office:annotation>
            <text:p>Efficiency</text:p>
          </table:table-cell>
          <table:table-cell table:number-columns-repeated="30"/>
          <table:table-cell office:value-type="string" calcext:value-type="string">
            <text:p>p<text:span text:style-name="T19">0</text:span>=1-(p<text:span text:style-name="T19">1</text:span>+...+p<text:span text:style-name="T19">m</text:span>) the probability of a failure</text:p>
            <draw:frame table:end-cell-address="Glossary.AF303" table:end-x="42.24pt" table:end-y="5.07pt" draw:z-index="162" draw:style-name="gr27" draw:text-style-name="P3" svg:width="29.59pt" svg:height="31.35pt" svg:x="12.64pt" svg:y="2.15pt">
              <loext:p/>
              <draw:object xlink:href="./Object 163" xlink:type="simple" xlink:show="embed" xlink:actuate="onLoad"/>
              <draw:image xlink:href="./ObjectReplacements/Object 163" xlink:type="simple" xlink:show="embed" xlink:actuate="onLoad"/>
            </draw:frame>
          </table:table-cell>
          <table:table-cell table:number-columns-repeated="6"/>
        </table:table-row>
        <table:table-row table:style-name="ro5">
          <table:table-cell office:value-type="string" calcext:value-type="string">
            <office:annotation draw:style-name="gr172" draw:text-style-name="P2" svg:width="335.2pt" svg:height="120.64pt" svg:x="81.24pt" svg:y="3884.83pt" draw:caption-point-x="-17.29pt" draw:caption-point-y="42.8pt">
              <dc:date>2016-02-01T00:00:00</dc:date>
              <text:p text:style-name="P1"><text:span text:style-name="T1">An eigensystem describes a transformation on a square matrix such that A</text:span><text:span text:style-name="T4">v=λv where the eigenvectors (v) indicate the direction of the transformation and the eigenvalues (λ) indicate the extent. Eigensystems are used in statistics, for instance, in principal component analysis.</text:span></text:p>
              <text:p text:style-name="P1"><text:span text:style-name="T4"/></text:p>
              <text:p text:style-name="P1"><text:span text:style-name="T4">See DANSYS: Eigen, hqr, GEIGEN</text:span></text:p>
            </office:annotation>
            <text:p>Eigenvalues and eigenvectors</text:p>
          </table:table-cell>
          <table:table-cell table:number-columns-repeated="3"/>
          <table:table-cell office:value-type="string" calcext:value-type="string">
            <text:p>Kurtosis</text:p>
          </table:table-cell>
          <table:table-cell table:number-columns-repeated="20"/>
          <table:table-cell>
            <draw:frame table:end-cell-address="Glossary.Z303" table:end-x="54.37pt" table:end-y="15.42pt" draw:z-index="122" draw:style-name="gr27" draw:text-style-name="P3" svg:width="32.26pt" svg:height="27.38pt" svg:x="22.11pt" svg:y="0.82pt">
              <loext:p/>
              <draw:object xlink:href="./Object 123" xlink:type="simple" xlink:show="embed" xlink:actuate="onLoad"/>
              <draw:image xlink:href="./ObjectReplacements/Object 123" xlink:type="simple" xlink:show="embed" xlink:actuate="onLoad"/>
            </draw:frame>
          </table:table-cell>
          <table:table-cell table:number-columns-repeated="12"/>
        </table:table-row>
        <table:table-row table:style-name="ro7">
          <table:table-cell office:value-type="string" calcext:value-type="string">
            <office:annotation draw:style-name="gr173" draw:text-style-name="P2" svg:width="335.2pt" svg:height="78.55pt" svg:x="81.24pt" svg:y="3897.61pt" draw:caption-point-x="-17.29pt" draw:caption-point-y="42.8pt">
              <dc:date>2016-02-01T00:00:00</dc:date>
              <text:p text:style-name="P1"><text:span text:style-name="T1">Where trigonometric functions are cyclic functions in one dimension, elliptic functions are cyclic in two dimensions. They are inverse functions of elliptic integrals.</text:span></text:p>
              <text:p text:style-name="P1"><text:span text:style-name="T1"/></text:p>
              <text:p text:style-name="P1"><text:span text:style-name="T1">See DANSYS: Jef</text:span></text:p>
            </office:annotation>
            <text:p>Elliptic functions</text:p>
          </table:table-cell>
          <table:table-cell table:number-columns-repeated="4"/>
          <table:table-cell>
            <draw:frame table:end-cell-address="Glossary.G305" table:end-x="32.51pt" table:end-y="2.32pt" draw:z-index="81" draw:style-name="gr27" draw:text-style-name="P3" svg:width="70.81pt" svg:height="29.4pt" svg:x="25.97pt" svg:y="1.39pt">
              <loext:p/>
              <draw:object xlink:href="./Object 82" xlink:type="simple" xlink:show="embed" xlink:actuate="onLoad"/>
              <draw:image xlink:href="./ObjectReplacements/Object 82" xlink:type="simple" xlink:show="embed" xlink:actuate="onLoad"/>
            </draw:frame>
          </table:table-cell>
          <table:table-cell table:number-columns-repeated="11"/>
          <table:table-cell office:value-type="string" calcext:value-type="string">
            <text:p>I<text:span text:style-name="T19">y</text:span>(a,b) is the regularized incomplete beta function</text:p>
          </table:table-cell>
          <table:table-cell table:number-columns-repeated="6"/>
          <table:table-cell office:value-type="string" calcext:value-type="string">
            <text:p>Variance</text:p>
          </table:table-cell>
          <table:table-cell table:number-columns-repeated="6"/>
          <table:table-cell>
            <draw:frame table:end-cell-address="Glossary.AG306" table:end-x="46.83pt" table:end-y="3.74pt" draw:z-index="163" draw:style-name="gr27" draw:text-style-name="P3" svg:width="108.71pt" svg:height="31.52pt" svg:x="2.38pt" svg:y="13.46pt">
              <loext:p/>
              <draw:object xlink:href="./Object 164" xlink:type="simple" xlink:show="embed" xlink:actuate="onLoad"/>
              <draw:image xlink:href="./ObjectReplacements/Object 164" xlink:type="simple" xlink:show="embed" xlink:actuate="onLoad"/>
            </draw:frame>
          </table:table-cell>
          <table:table-cell table:number-columns-repeated="6"/>
        </table:table-row>
        <table:table-row table:style-name="ro5">
          <table:table-cell office:value-type="string" calcext:value-type="string">
            <office:annotation draw:style-name="gr123" draw:text-style-name="P2" svg:width="292.37pt" svg:height="71.8pt" svg:x="81.24pt" svg:y="3913.26pt" draw:caption-point-x="-17.29pt" draw:caption-point-y="42.8pt">
              <dc:date>2016-02-01T00:00:00</dc:date>
              <text:p text:style-name="P1"><text:span text:style-name="T1">Elliptic integrals are inverse functions of elliptic functions. They were initially studied in connection with arc lengths on ellipses.</text:span></text:p>
              <text:p text:style-name="P1"><text:span text:style-name="T1"/></text:p>
              <text:p text:style-name="P1"><text:span text:style-name="T1">See DANSYS: Rf, Rd, Rj, Rc, ellf, elle, ellpi</text:span></text:p>
            </office:annotation>
            <text:p>Elliptic integrals</text:p>
          </table:table-cell>
          <table:table-cell table:number-columns-repeated="29"/>
          <table:table-cell office:value-type="string" calcext:value-type="string">
            <text:p>pdf</text:p>
          </table:table-cell>
          <table:table-cell table:number-columns-repeated="7"/>
        </table:table-row>
        <table:table-row table:style-name="ro5">
          <table:table-cell office:value-type="string" calcext:value-type="string">
            <office:annotation draw:style-name="gr13" draw:text-style-name="P2" svg:width="82.18pt" svg:height="128.86pt" svg:x="81.24pt" svg:y="3926.07pt" draw:caption-point-x="-17.29pt" draw:caption-point-y="42.8pt">
              <dc:date>2016-02-01T00:00:00</dc:date>
              <text:p text:style-name="P1"><text:span text:style-name="T1">Empirical data is data as observed or recorded, in contrast to expected data, whci is data as it would be expected to be under certain assumptions.</text:span></text:p>
            </office:annotation>
            <text:p>Empirical</text:p>
          </table:table-cell>
          <table:table-cell table:number-columns-repeated="16"/>
          <table:table-cell>
            <draw:frame table:end-cell-address="Glossary.R307" table:end-x="52.95pt" table:end-y="3.77pt" draw:z-index="88" draw:style-name="gr27" draw:text-style-name="P3" svg:width="52.95pt" svg:height="29.37pt" svg:x="0pt" svg:y="0pt">
              <loext:p/>
              <draw:object xlink:href="./Object 90" xlink:type="simple" xlink:show="embed" xlink:actuate="onLoad"/>
              <draw:image xlink:href="./ObjectReplacements/Object 90" xlink:type="simple" xlink:show="embed" xlink:actuate="onLoad"/>
            </draw:frame>
          </table:table-cell>
          <table:table-cell table:number-columns-repeated="20"/>
        </table:table-row>
        <table:table-row table:style-name="ro5">
          <table:table-cell office:value-type="string" calcext:value-type="string">
            <office:annotation draw:style-name="gr174" draw:text-style-name="P2" svg:width="336.78pt" svg:height="75.83pt" svg:x="81.24pt" svg:y="3938.85pt" draw:caption-point-x="-17.29pt" draw:caption-point-y="42.8pt">
              <dc:date>2016-02-01T00:00:00</dc:date>
              <text:p text:style-name="P1"><text:span text:style-name="T1">An encrypted message is one that has been altered so that it cannot be understood without access to some key information about it.</text:span></text:p>
              <text:p text:style-name="P1"><text:span text:style-name="T1"/></text:p>
              <text:p text:style-name="P1"><text:span text:style-name="T1">See Calc: About Converting Microsoft Office Documents, Protecting Content in LibreOffice, ROT13</text:span></text:p>
            </office:annotation>
            <text:p>Encryption</text:p>
          </table:table-cell>
          <table:table-cell table:number-columns-repeated="24"/>
          <table:table-cell>
            <draw:frame table:end-cell-address="Glossary.AA308" table:end-x="4.17pt" table:end-y="3.46pt" draw:z-index="123" draw:style-name="gr27" draw:text-style-name="P3" svg:width="62.9pt" svg:height="27.61pt" svg:x="5.53pt" svg:y="1.47pt">
              <loext:p/>
              <draw:object xlink:href="./Object 124" xlink:type="simple" xlink:show="embed" xlink:actuate="onLoad"/>
              <draw:image xlink:href="./ObjectReplacements/Object 124" xlink:type="simple" xlink:show="embed" xlink:actuate="onLoad"/>
            </draw:frame>
          </table:table-cell>
          <table:table-cell table:number-columns-repeated="12"/>
        </table:table-row>
        <table:table-row table:style-name="ro5">
          <table:table-cell office:value-type="string" calcext:value-type="string">
            <office:annotation draw:style-name="gr175" draw:text-style-name="P2" svg:width="349.48pt" svg:height="88.72pt" svg:x="81.24pt" svg:y="3951.67pt" draw:caption-point-x="-17.29pt" draw:caption-point-y="42.8pt">
              <dc:date>2016-02-01T00:00:00</dc:date>
              <text:p text:style-name="P1"><text:span text:style-name="T1">Entropy is a measure of the amount of disorder in a data set or distribution. In information theoretic statistics, it is a measure of variance.</text:span></text:p>
              <text:p text:style-name="P1"><text:span text:style-name="T1"/></text:p>
              <text:p text:style-name="P1"><text:span text:style-name="T1">See DANSYS: ApEnt, Entropy, Profile13, CauchyEntropy, , ExponEntropy, GEVEntropy, GeoDistEntropy, LapEntropy, LogistEntropy, LogNormEntropy, ParetoEntropy, UniEntropy, ENTROPY2</text:span></text:p>
            </office:annotation>
            <text:p>Entropy</text:p>
          </table:table-cell>
          <table:table-cell table:number-columns-repeated="29"/>
          <table:table-cell office:value-type="string" calcext:value-type="string">
            <text:p>Mean</text:p>
          </table:table-cell>
          <table:table-cell table:number-columns-repeated="7"/>
        </table:table-row>
        <table:table-row table:style-name="ro5">
          <table:table-cell table:style-name="Default" office:value-type="string" calcext:value-type="string">
            <office:annotation draw:style-name="gr11" draw:text-style-name="P2" svg:width="82.18pt" svg:height="117.67pt" svg:x="81.24pt" svg:y="3964.48pt" draw:caption-point-x="-17.29pt" draw:caption-point-y="42.8pt">
              <dc:date>2016-02-01T00:00:00</dc:date>
              <text:p text:style-name="P1"><text:span text:style-name="T1">Entropy encoding is a form of lossless data compression but is can also be used to measure similarity between data streams.</text:span></text:p>
            </office:annotation>
            <text:p>Entropy encoding</text:p>
          </table:table-cell>
          <table:table-cell table:number-columns-repeated="23"/>
          <table:table-cell office:value-type="string" calcext:value-type="string">
            <text:p>Skewness</text:p>
          </table:table-cell>
          <table:table-cell table:number-columns-repeated="13"/>
        </table:table-row>
        <table:table-row table:style-name="ro5">
          <table:table-cell office:value-type="string" calcext:value-type="string">
            <office:annotation draw:style-name="gr18" draw:text-style-name="P2" svg:width="366.12pt" svg:height="151.26pt" svg:x="74.89pt" svg:y="3981.03pt" draw:caption-point-x="-10.94pt" draw:caption-point-y="39.03pt">
              <dc:date>2016-02-01T00:00:00</dc:date>
              <text:p text:style-name="P1"><text:span text:style-name="T1">If two items are equal, they are the same in every intrinsic quality. </text:span></text:p>
              <text:p text:style-name="P1"><text:span text:style-name="T1"/></text:p>
              <text:p text:style-name="P1"><text:span text:style-name="T1">In a spreadsheet, an equal sign (=) begins a formula in a cell. If an equal sign is in a formula, the part to the left is evaluated and compared with the part of the right. If the results are equal, a value of TRUE is returned; otherwise, FALSE is returned. The opposite <text:s/>of equal is not equal (&lt;&gt;).</text:span></text:p>
              <text:p text:style-name="P1"><text:span text:style-name="T1"/></text:p>
              <text:p text:style-name="P1"><text:span text:style-name="T1">See Calc: Comparison Operators, Filter, Operators in LibreOffice Calc, Entering Formulas, Referencing a Cell in Another Document, Calculating With Formulas, Entering Matrix Formulas, Assigning Formats by Formula, Query Design, Applying Conditional Formatting</text:span></text:p>
              <text:p text:style-name="P1"><text:span text:style-name="T1"/></text:p>
              <text:p text:style-name="P1"><text:span text:style-name="T1">See DANSYS: IsEqual, IsSameShape</text:span></text:p>
            </office:annotation>
            <text:p>Equal</text:p>
          </table:table-cell>
          <table:table-cell table:number-columns-repeated="37"/>
        </table:table-row>
        <table:table-row table:style-name="ro5">
          <table:table-cell table:style-name="Default" office:value-type="string" calcext:value-type="string">
            <office:annotation draw:style-name="gr5" draw:text-style-name="P2" svg:width="82.18pt" svg:height="184.85pt" svg:x="81.01pt" svg:y="3982.76pt" draw:caption-point-x="-17.06pt" draw:caption-point-y="50.12pt">
              <dc:creator>WV</dc:creator>
              <dc:date>2015-02-02T00:00:00</dc:date>
              <text:p text:style-name="P1"><text:span text:style-name="T1">A standard gamma distribution with positive integer valued shape parameters. The Erlang distribution is used to study waiting times in queueing systems and in the fields of stochastic processes and biomathematics.</text:span></text:p>
            </office:annotation>
            <text:p>Erlang</text:p>
          </table:table-cell>
          <table:table-cell table:number-columns-repeated="16"/>
          <table:table-cell>
            <draw:frame table:end-cell-address="Glossary.S312" table:end-x="55.84pt" table:end-y="3.71pt" draw:z-index="89" draw:style-name="gr27" draw:text-style-name="P3" svg:width="120.08pt" svg:height="29.31pt" svg:x="0pt" svg:y="0pt">
              <loext:p/>
              <draw:object xlink:href="./Object 91" xlink:type="simple" xlink:show="embed" xlink:actuate="onLoad"/>
              <draw:image xlink:href="./ObjectReplacements/Object 91" xlink:type="simple" xlink:show="embed" xlink:actuate="onLoad"/>
            </draw:frame>
          </table:table-cell>
          <table:table-cell table:number-columns-repeated="12"/>
          <table:table-cell office:value-type="string" calcext:value-type="string">
            <text:p>Variance</text:p>
          </table:table-cell>
          <table:table-cell table:number-columns-repeated="7"/>
        </table:table-row>
        <table:table-row table:style-name="ro5">
          <table:table-cell office:value-type="string" calcext:value-type="string">
            <office:annotation draw:style-name="gr11" draw:text-style-name="P2" svg:width="347.1pt" svg:height="117.67pt" svg:x="81.24pt" svg:y="4002.86pt" draw:caption-point-x="-17.29pt" draw:caption-point-y="42.8pt">
              <dc:date>2016-02-02T00:00:00</dc:date>
              <text:p text:style-name="P1"><text:span text:style-name="T1">Error is the variation left over after the variance from the observed variables has been accounted for. It can be considered noise in data.</text:span></text:p>
              <text:p text:style-name="P1"><text:span text:style-name="T1"/></text:p>
              <text:p text:style-name="P1"><text:span text:style-name="T1">Error can come from several sources: the environment, confounding variables, recording error or imprecision, observational error, measurement error, mistakes in data processing, round-off error in computers, etc.</text:span></text:p>
              <text:p text:style-name="P1"><text:span text:style-name="T1"/></text:p>
              <text:p text:style-name="P1"><text:span text:style-name="T1">Most statistical procedures account for error in residuals, confidence intervals, p values, etc.</text:span></text:p>
            </office:annotation>
            <text:p>Error</text:p>
          </table:table-cell>
          <table:table-cell table:number-columns-repeated="37"/>
        </table:table-row>
        <table:table-row table:style-name="ro5">
          <table:table-cell office:value-type="string" calcext:value-type="string">
            <office:annotation draw:style-name="gr18" draw:text-style-name="P2" svg:width="351.07pt" svg:height="151.26pt" svg:x="81.24pt" svg:y="4015.67pt" draw:caption-point-x="-17.29pt" draw:caption-point-y="42.8pt">
              <dc:date>2016-02-02T00:00:00</dc:date>
              <text:p text:style-name="P1"><text:span text:style-name="T1">An error bar or line is extended from a graph element such as a bar or data point to display the confidence interval (or some other interval around the data value).</text:span></text:p>
              <text:p text:style-name="P1"><text:span text:style-name="T1"/></text:p>
              <text:p text:style-name="P1"><text:span text:style-name="T1">See Calc: X/Y Errr Bars, Data Series, Chart Type XY, Charts in LibrreOffice, Chart Type Column and Line, Chart Wizard – Chart Elements, Trend Lines</text:span></text:p>
              <text:p text:style-name="P1"><text:span text:style-name="T1"/></text:p>
              <text:p text:style-name="P1"><text:span text:style-name="T1">See DANSYS: BoxChartTab</text:span></text:p>
            </office:annotation>
            <text:p>Error bars</text:p>
          </table:table-cell>
          <table:table-cell table:number-columns-repeated="23"/>
          <table:table-cell office:value-type="string" calcext:value-type="string">
            <text:p>Kurtosis</text:p>
          </table:table-cell>
          <table:table-cell table:number-columns-repeated="13"/>
        </table:table-row>
        <table:table-row table:style-name="ro5">
          <table:table-cell office:value-type="string" calcext:value-type="string">
            <office:annotation draw:style-name="gr11" draw:text-style-name="P2" svg:width="349.48pt" svg:height="117.67pt" svg:x="81.24pt" svg:y="4028.46pt" draw:caption-point-x="-17.29pt" draw:caption-point-y="42.8pt">
              <dc:date>2016-02-02T00:00:00</dc:date>
              <text:p text:style-name="P1"><text:span text:style-name="T1">Computers use error codes to warn the user that something has gone wrong. Calc/DANSYS displays error codes when a problem occurs in processing. LibreOffice Basic has error codes to help find problems in programs.</text:span></text:p>
              <text:p text:style-name="P1"><text:span text:style-name="T1"/></text:p>
              <text:p text:style-name="P1"><text:span text:style-name="T1">Calc has special functions that allow you to manage, use, and display error codes.</text:span></text:p>
              <text:p text:style-name="P1"><text:span text:style-name="T1"/></text:p>
              <text:p text:style-name="P1"><text:span text:style-name="T1">See Calc: Error Codes in LibreOffice Calc, Information Functions, Error Report Tool, Spreadsheet Functions, Text Functions, Mathematical functions, Function Wizard</text:span></text:p>
            </office:annotation>
            <text:p>Error code</text:p>
          </table:table-cell>
          <table:table-cell table:number-columns-repeated="37"/>
        </table:table-row>
        <table:table-row table:style-name="ro2">
          <table:table-cell office:value-type="string" calcext:value-type="string">
            <office:annotation draw:style-name="gr176" draw:text-style-name="P2" svg:width="318.53pt" svg:height="90.51pt" svg:x="81.24pt" svg:y="4041.27pt" draw:caption-point-x="-17.29pt" draw:caption-point-y="42.8pt">
              <dc:date>2016-02-02T00:00:00</dc:date>
              <text:p text:style-name="P1"><text:span text:style-name="T1">The Gauss error function is a sigmoid shaped function that occurs frequently in statistics, probability, and partial differential equations (and therefore, when analyzing physical processes). The complementary error function (1-erf) is also encountered frequently.</text:span></text:p>
              <text:p text:style-name="P1"><text:span text:style-name="T1"/></text:p>
              <text:p text:style-name="P1"><text:span text:style-name="T1">See Calc: ERF, ERF.PRECISE, ERFC, ERFC.PRECISE</text:span></text:p>
            </office:annotation>
            <text:p>Error function</text:p>
          </table:table-cell>
          <table:table-cell table:number-columns-repeated="16"/>
          <table:table-cell office:value-type="string" calcext:value-type="string">
            <text:p>and <text:span text:style-name="T16">Φ is the cumulative distribution of the standard normal distribution</text:span></text:p>
          </table:table-cell>
          <table:table-cell table:number-columns-repeated="20"/>
        </table:table-row>
        <table:table-row table:style-name="ro5">
          <table:table-cell table:style-name="Default" office:value-type="string" calcext:value-type="string">
            <office:annotation draw:style-name="gr177" draw:text-style-name="P2" svg:width="313.77pt" svg:height="58.82pt" svg:x="81.24pt" svg:y="4054.68pt" draw:caption-point-x="-17.29pt" draw:caption-point-y="42.8pt">
              <dc:date>2016-02-02T00:00:00</dc:date>
              <text:p text:style-name="P1"><text:span text:style-name="T1">“</text:span><text:span text:style-name="T1">Error integral” is often used interchangeably with “error function”, but an error integral is actually the integral of the error function. The Calc “error integrals” are error functions.</text:span></text:p>
            </office:annotation>
            <text:p>Error integral</text:p>
          </table:table-cell>
          <table:table-cell table:number-columns-repeated="37"/>
        </table:table-row>
        <table:table-row table:style-name="ro5">
          <table:table-cell office:value-type="string" calcext:value-type="string">
            <office:annotation draw:style-name="gr5" draw:text-style-name="P2" svg:width="317.74pt" svg:height="184.85pt" svg:x="81.24pt" svg:y="4067.46pt" draw:caption-point-x="-17.29pt" draw:caption-point-y="42.8pt">
              <dc:date>2016-02-02T00:00:00</dc:date>
              <text:p text:style-name="P1"><text:span text:style-name="T1">The error sum of squares, also called the “residual sum of squares”, is the sum of squares of residuals. It is a measure of the fit of the observed values to an estimation model. A small error sum of squares indicates a close fit. It can be used as an optimality parameter for choosing independent variables to include in a regression model.</text:span></text:p>
              <text:p text:style-name="P1"><text:span text:style-name="T1"/></text:p>
              <text:p text:style-name="P1"><text:span text:style-name="T1">See Calc: LINEST</text:span></text:p>
              <text:p text:style-name="P1"><text:span text:style-name="T1"/></text:p>
              <text:p text:style-name="P1"><text:span text:style-name="T1">See DANSYS: ESSMat</text:span></text:p>
            </office:annotation>
            <text:p>Error sum of squares</text:p>
          </table:table-cell>
          <table:table-cell table:number-columns-repeated="37"/>
        </table:table-row>
        <table:table-row table:style-name="ro2">
          <table:table-cell table:style-name="ce19" office:value-type="string" calcext:value-type="string">
            <office:annotation draw:style-name="gr15" draw:text-style-name="P2" svg:width="305.86pt" svg:height="162.45pt" svg:x="81.24pt" svg:y="4080.27pt" draw:caption-point-x="-17.29pt" draw:caption-point-y="42.8pt">
              <dc:date>2016-02-02T00:00:00</dc:date>
              <text:p text:style-name="P1"><text:span text:style-name="T1">The eta correlation ratio is a measure of the strength of relationship between the spread within individual categories (as in ANOVA) and across the whole sample. It is a common measure of correlation when data is suspected to be nonlinear or when independent variables are categorical while dependent variables are continuous.</text:span></text:p>
              <text:p text:style-name="P1"><text:span text:style-name="T1"/></text:p>
              <text:p text:style-name="P1"><text:span text:style-name="T1">See DANSYS: ETA</text:span></text:p>
            </office:annotation>
            <text:p>Eta Correlation Ratio</text:p>
          </table:table-cell>
          <table:table-cell table:number-columns-repeated="15"/>
          <table:table-cell office:value-type="string" calcext:value-type="string">
            <text:p>Mean (<text:span text:style-name="T16">ν</text:span><text:span text:style-name="T13">≤1 does not exist)</text:span></text:p>
          </table:table-cell>
          <table:table-cell/>
          <table:table-cell>
            <draw:frame table:end-cell-address="Glossary.T319" table:end-x="30.98pt" table:end-y="0.85pt" draw:z-index="90" draw:style-name="gr27" draw:text-style-name="P3" svg:width="94.45pt" svg:height="27.61pt" svg:x="0.79pt" svg:y="0.03pt">
              <loext:p/>
              <draw:object xlink:href="./Object 92" xlink:type="simple" xlink:show="embed" xlink:actuate="onLoad"/>
              <draw:image xlink:href="./ObjectReplacements/Object 92" xlink:type="simple" xlink:show="embed" xlink:actuate="onLoad"/>
            </draw:frame>
          </table:table-cell>
          <table:table-cell table:number-columns-repeated="19"/>
        </table:table-row>
        <table:table-row table:style-name="ro2">
          <table:table-cell office:value-type="string" calcext:value-type="string">
            <office:annotation draw:style-name="gr11" draw:text-style-name="P2" svg:width="338.37pt" svg:height="117.67pt" svg:x="81.24pt" svg:y="4093.65pt" draw:caption-point-x="-17.29pt" draw:caption-point-y="42.8pt">
              <dc:date>2016-02-02T00:00:00</dc:date>
              <text:p text:style-name="P1"><text:span text:style-name="T1">Eta squared is simply the eta correlation ratio multiplied by itself, but it is a common measure of effect size in analysis of variance.</text:span></text:p>
              <text:p text:style-name="P1"><text:span text:style-name="T1"/></text:p>
              <text:p text:style-name="P1"><text:span text:style-name="T1">See DANSYS: ETA</text:span></text:p>
            </office:annotation>
            <text:p>Eta<text:span text:style-name="T12">2</text:span></text:p>
          </table:table-cell>
          <table:table-cell table:number-columns-repeated="37"/>
        </table:table-row>
        <table:table-row table:style-name="ro5">
          <table:table-cell office:value-type="string" calcext:value-type="string">
            <office:annotation draw:style-name="gr178" draw:text-style-name="P2" svg:width="355.04pt" svg:height="75.17pt" svg:x="81.24pt" svg:y="4106.47pt" draw:caption-point-x="-17.29pt" draw:caption-point-y="43.4pt">
              <dc:date>2016-02-02T00:00:00</dc:date>
              <text:p text:style-name="P1"><text:span text:style-name="T1">Euler's numbers are elements of a sequence of integers that appear in the Taylor expansion of the reciprocal hyperbolic cosine and several other functions. They are also useful in combinatorics.</text:span></text:p>
              <text:p text:style-name="P1"><text:span text:style-name="T1"/></text:p>
              <text:p text:style-name="P1"><text:span text:style-name="T1">See DANSYS: Euler</text:span></text:p>
            </office:annotation>
            <text:p>Euler numbers</text:p>
          </table:table-cell>
          <table:table-cell table:number-columns-repeated="37"/>
        </table:table-row>
        <table:table-row table:style-name="ro5">
          <table:table-cell office:value-type="string" calcext:value-type="string">
            <office:annotation draw:style-name="gr11" draw:text-style-name="P2" svg:width="347.9pt" svg:height="117.67pt" svg:x="81.24pt" svg:y="4119.28pt" draw:caption-point-x="-17.29pt" draw:caption-point-y="43.4pt">
              <dc:date>2016-02-02T00:00:00</dc:date>
              <text:p text:style-name="P1"><text:span text:style-name="T1">The Euler-Romberg method is a multi-step numerical solution for first order differential equations with specified initial values. It is based on Euler's single step method but improves it's result by iteratively halving each step size.</text:span></text:p>
              <text:p text:style-name="P1"><text:span text:style-name="T1"/></text:p>
              <text:p text:style-name="P1"><text:span text:style-name="T1">See Calc: EulerRom</text:span></text:p>
            </office:annotation>
            <text:p>Euler-Romberg method</text:p>
          </table:table-cell>
          <table:table-cell table:number-columns-repeated="37"/>
        </table:table-row>
        <table:table-row table:style-name="ro5">
          <table:table-cell office:value-type="string" calcext:value-type="string">
            <office:annotation draw:style-name="gr179" draw:text-style-name="P2" svg:width="328.85pt" svg:height="86.57pt" svg:x="81.24pt" svg:y="4132.06pt" draw:caption-point-x="-17.29pt" draw:caption-point-y="43.4pt">
              <dc:date>2016-02-02T00:00:00</dc:date>
              <text:p text:style-name="P1"><text:span text:style-name="T1">The even numbers are every other whole number beginning with 2. Another way of saying that is that they are all the whole numbers evenly divisible by 2. Some include zero and some include negative numbers.</text:span></text:p>
              <text:p text:style-name="P1"><text:span text:style-name="T1"/></text:p>
              <text:p text:style-name="P1"><text:span text:style-name="T1">See Calc: EVEN, ISEVEN, ISEVEN_ADD, ISODD, ISODD_ADD</text:span></text:p>
            </office:annotation>
            <text:p>Even</text:p>
          </table:table-cell>
          <table:table-cell table:number-columns-repeated="37"/>
        </table:table-row>
        <table:table-row table:style-name="ro5">
          <table:table-cell table:style-name="Default" office:value-type="string" calcext:value-type="string">
            <office:annotation draw:style-name="gr10" draw:text-style-name="P2" svg:width="357.62pt" svg:height="95.27pt" svg:x="81.01pt" svg:y="4138.13pt" draw:caption-point-x="-17.06pt" draw:caption-point-y="50.14pt">
              <dc:date>2016-02-02T00:00:00</dc:date>
              <text:p text:style-name="P1"><text:span text:style-name="T1">The analysis of time duration until one or more events happen in sociology. It studies causes of events from longitudinal data.</text:span></text:p>
              <text:p text:style-name="P1"><text:span text:style-name="T1"/></text:p>
              <text:p text:style-name="P1"><text:span text:style-name="T1">See DANSYS: GammaDev</text:span></text:p>
            </office:annotation>
            <text:p>Event history</text:p>
          </table:table-cell>
          <table:table-cell table:number-columns-repeated="37"/>
        </table:table-row>
        <table:table-row table:style-name="ro2">
          <table:table-cell table:style-name="Default" office:value-type="string" calcext:value-type="string">
            <office:annotation draw:style-name="gr10" draw:text-style-name="P2" svg:width="324.88pt" svg:height="95.27pt" svg:x="81.24pt" svg:y="4157.66pt" draw:caption-point-x="-17.29pt" draw:caption-point-y="43.4pt">
              <dc:date>2016-02-02T00:00:00</dc:date>
              <text:p text:style-name="P1"><text:span text:style-name="T1">The exponentially weighted moving average control chart is used to monitor either variables or attributes.</text:span></text:p>
            </office:annotation>
            <text:p>EWMA chart</text:p>
          </table:table-cell>
          <table:table-cell table:number-columns-repeated="15"/>
          <table:table-cell office:value-type="string" calcext:value-type="string">
            <text:p>Variance (<text:span text:style-name="T16">ν</text:span><text:span text:style-name="T13">≤2 does not exist)</text:span></text:p>
          </table:table-cell>
          <table:table-cell table:number-columns-repeated="2"/>
          <table:table-cell>
            <draw:frame table:end-cell-address="Glossary.V325" table:end-x="29.74pt" table:end-y="4.39pt" draw:z-index="91" draw:style-name="gr27" draw:text-style-name="P3" svg:width="158.23pt" svg:height="29.85pt" svg:x="0pt" svg:y="0.77pt">
              <loext:p/>
              <draw:object xlink:href="./Object 93" xlink:type="simple" xlink:show="embed" xlink:actuate="onLoad"/>
              <draw:image xlink:href="./ObjectReplacements/Object 93" xlink:type="simple" xlink:show="embed" xlink:actuate="onLoad"/>
            </draw:frame>
          </table:table-cell>
          <table:table-cell table:number-columns-repeated="18"/>
        </table:table-row>
        <table:table-row table:style-name="ro5">
          <table:table-cell table:style-name="Default" office:value-type="string" calcext:value-type="string">
            <office:annotation draw:style-name="gr5" draw:text-style-name="P2" svg:width="338.37pt" svg:height="184.85pt" svg:x="81.24pt" svg:y="4171.07pt" draw:caption-point-x="-17.29pt" draw:caption-point-y="43.4pt">
              <dc:date>2016-02-02T00:00:00</dc:date>
              <text:p text:style-name="P1"><text:span text:style-name="T1">Vector models contain variables which are vectors of variables. A vector autoregression model (VAR) regresses those vectors with their lags. Vectors of exogenous variables can, then, be included in the model. Exogenous variables are independent of other variables in he system but is under the influence of factors outside the system under study.</text:span></text:p>
            </office:annotation>
            <text:p>exogenous vector autoregressive models</text:p>
          </table:table-cell>
          <table:table-cell table:number-columns-repeated="37"/>
        </table:table-row>
        <table:table-row table:style-name="ro5">
          <table:table-cell office:value-type="string" calcext:value-type="string">
            <office:annotation draw:style-name="gr20" draw:text-style-name="P2" svg:width="366.12pt" svg:height="106.47pt" svg:x="81.24pt" svg:y="4183.88pt" draw:caption-point-x="-17.29pt" draw:caption-point-y="43.4pt">
              <dc:date>2016-02-02T00:00:00</dc:date>
              <text:p text:style-name="P1"><text:span text:style-name="T1">Expected values are the most likely values of variables in a system given particular assumptions. In continuous distributions, measures of central location (means, medians, modes, etc.) are expected values. In discrete distributions, values fitted to marginal values of crosstabulations are often used.</text:span></text:p>
              <text:p text:style-name="P1"><text:span text:style-name="T1"/></text:p>
              <text:p text:style-name="P1"><text:span text:style-name="T1">See Calc: CHIDIST, CHIINV, CHISQ.DIST, CHISQ.DIST.RT, CHISQ.INV.RT, CHISQ.TEST, CHITEST, FORECAST</text:span></text:p>
              <text:p text:style-name="P1"><text:span text:style-name="T1"/></text:p>
              <text:p text:style-name="P1"><text:span text:style-name="T1">See DANSYS: ESTDIST, CSGOF, KSGOF, Rankits, CTAB1, CTAB2</text:span></text:p>
            </office:annotation>
            <text:p>Expected Values</text:p>
          </table:table-cell>
          <table:table-cell table:number-columns-repeated="37"/>
        </table:table-row>
        <table:table-row table:style-name="ro5">
          <table:table-cell office:value-type="string" calcext:value-type="string">
            <office:annotation draw:style-name="gr12" draw:text-style-name="P2" svg:width="341.55pt" svg:height="140.06pt" svg:x="81.24pt" svg:y="4196.66pt" draw:caption-point-x="-17.29pt" draw:caption-point-y="43.4pt">
              <dc:date>2016-02-02T00:00:00</dc:date>
              <text:p text:style-name="P1"><text:span text:style-name="T1">When raising a number to a power, the exponent is the number of times the value is multiplied by itself minus 1. In other words, in the series of the value, it is the number of terms. Exponents can be extended to include negative and fractional exponents. Logarithms are another way of representing exponents.</text:span></text:p>
              <text:p text:style-name="P1"><text:span text:style-name="T1"/></text:p>
              <text:p text:style-name="P1"><text:span text:style-name="T1">See Calc: POWER, Operators in LibreOffice Calc, IMPOWER</text:span></text:p>
              <text:p text:style-name="P1"><text:span text:style-name="T1"/></text:p>
              <text:p text:style-name="P1"><text:span text:style-name="T1">See DANSYS: QEXP, MatPower, QPOWER</text:span></text:p>
            </office:annotation>
            <text:p>Exponent</text:p>
          </table:table-cell>
          <table:table-cell table:number-columns-repeated="37"/>
        </table:table-row>
        <table:table-row table:style-name="ro5">
          <table:table-cell office:value-type="string" calcext:value-type="string">
            <office:annotation draw:style-name="gr18" draw:text-style-name="P2" svg:width="341.77pt" svg:height="151.26pt" svg:x="81.01pt" svg:y="4202.33pt" draw:caption-point-x="-17.06pt" draw:caption-point-y="50.54pt">
              <dc:date>2016-02-02T00:00:00</dc:date>
              <text:p text:style-name="P1"><text:span text:style-name="T1">The exponential distribution describes the time between events in a Poisson process (a process in which events occur continuously and independently at a constant average rate. <text:s/>It is the continuous version of the geometric distribution. Exponential distributions can also be used to model processes in which events occur with constant probability per unit length. It is also used in queuing theory and reliability theory to model constant hazard rates and failure rates. OpenOffice Calc has functions to work with exponential distributions.</text:span></text:p>
              <text:p text:style-name="P1"><text:span text:style-name="T1"/></text:p>
              <text:p text:style-name="P1"><text:span text:style-name="T1">See Calc: EXPON.DIST, EXPONDIST</text:span></text:p>
              <text:p text:style-name="P1"><text:span text:style-name="T1"/></text:p>
              <text:p text:style-name="P1"><text:span text:style-name="T1">See DANSYS: EXPCONF, ExpDev, ExponMean, ExponMedian, ExponVar, ExponEntropy, ESTDIST, Rankits</text:span></text:p>
            </office:annotation>
            <text:p>Exponential</text:p>
          </table:table-cell>
          <table:table-cell table:number-columns-repeated="15"/>
          <table:table-cell office:value-type="string" calcext:value-type="string">
            <text:p>An excellent approximation to</text:p>
          </table:table-cell>
          <table:table-cell table:number-columns-repeated="21"/>
        </table:table-row>
        <table:table-row table:style-name="ro5">
          <table:table-cell office:value-type="string" calcext:value-type="string">
            <office:annotation draw:style-name="gr20" draw:text-style-name="P2" svg:width="331.23pt" svg:height="106.47pt" svg:x="81.24pt" svg:y="4222.26pt" draw:caption-point-x="-17.29pt" draw:caption-point-y="43.4pt">
              <dc:date>2016-02-02T00:00:00</dc:date>
              <text:p text:style-name="P1"><text:span text:style-name="T1">The exponential function is e to a variable power. As such, it is the inverse function to the natural logarithm.</text:span></text:p>
              <text:p text:style-name="P1"><text:span text:style-name="T1"/></text:p>
              <text:p text:style-name="P1"><text:span text:style-name="T1">See Calc: EXP</text:span></text:p>
              <text:p text:style-name="P1"><text:span text:style-name="T1"/></text:p>
              <text:p text:style-name="P1"><text:span text:style-name="T1">See DANSYS: QEXP</text:span></text:p>
            </office:annotation>
            <text:p>Exponential function</text:p>
          </table:table-cell>
          <table:table-cell table:number-columns-repeated="18"/>
          <table:table-cell>
            <draw:frame table:end-cell-address="Glossary.U330" table:end-x="21.97pt" table:end-y="3.4pt" draw:z-index="92" draw:style-name="gr27" draw:text-style-name="P3" svg:width="86.2pt" svg:height="28.23pt" svg:x="0pt" svg:y="0.77pt">
              <loext:p/>
              <draw:object xlink:href="./Object 94" xlink:type="simple" xlink:show="embed" xlink:actuate="onLoad"/>
              <draw:image xlink:href="./ObjectReplacements/Object 94" xlink:type="simple" xlink:show="embed" xlink:actuate="onLoad"/>
            </draw:frame>
          </table:table-cell>
          <table:table-cell table:number-columns-repeated="18"/>
        </table:table-row>
        <table:table-row table:style-name="ro5">
          <table:table-cell office:value-type="string" calcext:value-type="string">
            <office:annotation draw:style-name="gr16" draw:text-style-name="P2" svg:width="82.18pt" svg:height="72.88pt" svg:x="81.24pt" svg:y="4235.07pt" draw:caption-point-x="-17.29pt" draw:caption-point-y="43.4pt">
              <dc:date>2016-02-02T00:00:00</dc:date>
              <text:p text:style-name="P1"><text:span text:style-name="T1">The exponential function value of a complex number is returned by Calc IMEXP</text:span></text:p>
            </office:annotation>
            <text:p>Exponential function: complex</text:p>
          </table:table-cell>
          <table:table-cell table:number-columns-repeated="37"/>
        </table:table-row>
        <table:table-row table:style-name="ro5">
          <table:table-cell office:value-type="string" calcext:value-type="string">
            <office:annotation draw:style-name="gr10" draw:text-style-name="P2" svg:width="339.96pt" svg:height="95.27pt" svg:x="81.24pt" svg:y="4247.86pt" draw:caption-point-x="-17.29pt" draw:caption-point-y="43.4pt">
              <dc:date>2016-02-02T00:00:00</dc:date>
              <text:p text:style-name="P1"><text:span text:style-name="T1">The exponential integral Ei is the definite integral of the ration between an exponential function and its argument. It arises often in physical processes such as flow and radiation processes.</text:span></text:p>
              <text:p text:style-name="P1"><text:span text:style-name="T1"/></text:p>
              <text:p text:style-name="P1"><text:span text:style-name="T1">See DANSYS: ExpInt</text:span></text:p>
              <text:p text:style-name="P1"><text:span text:style-name="T1"/></text:p>
              <text:p text:style-name="P1"><text:span text:style-name="T1"/></text:p>
            </office:annotation>
            <text:p>Exponential integral</text:p>
          </table:table-cell>
          <table:table-cell table:number-columns-repeated="37"/>
        </table:table-row>
        <table:table-row table:style-name="ro5">
          <table:table-cell office:value-type="string" calcext:value-type="string">
            <office:annotation draw:style-name="gr10" draw:text-style-name="P2" svg:width="360.57pt" svg:height="95.27pt" svg:x="81.24pt" svg:y="4260.67pt" draw:caption-point-x="-17.29pt" draw:caption-point-y="43.4pt">
              <dc:date>2016-02-02T00:00:00</dc:date>
              <text:p text:style-name="P1"><text:span text:style-name="T1">Exponential regression models include terms that are exponential functions.</text:span></text:p>
              <text:p text:style-name="P1"><text:span text:style-name="T1"/></text:p>
              <text:p text:style-name="P1"><text:span text:style-name="T1">See Calc: Trend Lines, LOGEST</text:span></text:p>
            </office:annotation>
            <text:p>Exponential regression</text:p>
          </table:table-cell>
          <table:table-cell table:number-columns-repeated="37"/>
        </table:table-row>
        <table:table-row table:style-name="ro5">
          <table:table-cell office:value-type="string" calcext:value-type="string">
            <office:annotation draw:style-name="gr180" draw:text-style-name="P2" svg:width="308.24pt" svg:height="84.16pt" svg:x="81.24pt" svg:y="4273.46pt" draw:caption-point-x="-17.29pt" draw:caption-point-y="43.43pt">
              <dc:date>2016-02-02T00:00:00</dc:date>
              <text:p text:style-name="P1"><text:span text:style-name="T1">An exponential sequence is an extension of the geometric function yn=y0*m</text:span><text:span text:style-name="T5">n</text:span><text:span text:style-name="T1">, where the exponent is a real number instead of an integer.</text:span></text:p>
              <text:p text:style-name="P1"><text:span text:style-name="T1"/></text:p>
              <text:p text:style-name="P1"><text:span text:style-name="T1">See Calc: Fill Series</text:span></text:p>
              <text:p text:style-name="P1"><text:span text:style-name="T1"/></text:p>
            </office:annotation>
            <text:p>Exponential sequence</text:p>
          </table:table-cell>
          <table:table-cell table:number-columns-repeated="3"/>
          <table:table-cell office:value-type="string" calcext:value-type="string">
            <text:p>Statistics for Poisson distribution</text:p>
          </table:table-cell>
          <table:table-cell table:number-columns-repeated="4"/>
          <table:table-cell office:value-type="string" calcext:value-type="string">
            <text:p>Statistics for Pareto distributions</text:p>
          </table:table-cell>
          <table:table-cell table:number-columns-repeated="28"/>
        </table:table-row>
        <table:table-row table:style-name="ro7">
          <table:table-cell office:value-type="string" calcext:value-type="string">
            <office:annotation draw:style-name="gr14" draw:text-style-name="P2" svg:width="328.85pt" svg:height="84.08pt" svg:x="81.24pt" svg:y="4286.27pt" draw:caption-point-x="-17.29pt" draw:caption-point-y="43.4pt">
              <dc:date>2016-02-02T00:00:00</dc:date>
              <text:p text:style-name="P1"><text:span text:style-name="T1">An exponential series is a series generated by an exponential function.</text:span></text:p>
              <text:p text:style-name="P1"><text:span text:style-name="T1"/></text:p>
              <text:p text:style-name="P1"><text:span text:style-name="T1">See Calc: Fill Series</text:span></text:p>
            </office:annotation>
            <text:p>Exponential series</text:p>
          </table:table-cell>
          <table:table-cell table:number-columns-repeated="3"/>
          <table:table-cell office:value-type="string" calcext:value-type="string">
            <text:p>Parameter</text:p>
          </table:table-cell>
          <table:table-cell table:style-name="ce24" office:value-type="string" calcext:value-type="string">
            <text:p>λ&gt;0</text:p>
          </table:table-cell>
          <table:table-cell table:number-columns-repeated="3"/>
          <table:table-cell office:value-type="string" calcext:value-type="string">
            <text:p>Parameters</text:p>
          </table:table-cell>
          <table:table-cell office:value-type="string" calcext:value-type="string">
            <text:p>x<text:span text:style-name="T19">m</text:span>&gt;0 scale</text:p>
          </table:table-cell>
          <table:table-cell table:number-columns-repeated="6"/>
          <table:table-cell office:value-type="string" calcext:value-type="string">
            <text:p>is</text:p>
          </table:table-cell>
          <table:table-cell/>
          <table:table-cell>
            <draw:frame table:end-cell-address="Glossary.U335" table:end-x="7.46pt" table:end-y="0.14pt" draw:z-index="93" draw:style-name="gr27" draw:text-style-name="P3" svg:width="71.69pt" svg:height="28.15pt" svg:x="0pt" svg:y="0.45pt">
              <loext:p/>
              <draw:object xlink:href="./Object 95" xlink:type="simple" xlink:show="embed" xlink:actuate="onLoad"/>
              <draw:image xlink:href="./ObjectReplacements/Object 95" xlink:type="simple" xlink:show="embed" xlink:actuate="onLoad"/>
            </draw:frame>
          </table:table-cell>
          <table:table-cell table:number-columns-repeated="18"/>
        </table:table-row>
        <table:table-row table:style-name="ro5">
          <table:table-cell office:value-type="string" calcext:value-type="string">
            <office:annotation draw:style-name="gr13" draw:text-style-name="P2" svg:width="354.25pt" svg:height="128.86pt" svg:x="81.24pt" svg:y="4301.91pt" draw:caption-point-x="-17.29pt" draw:caption-point-y="43.4pt">
              <dc:date>2016-02-02T00:00:00</dc:date>
              <text:p text:style-name="P1"><text:span text:style-name="T1">Exponential smoothing is used for smoothing time series, especially when applying multiple low-pass filters with exponential window functions.</text:span></text:p>
              <text:p text:style-name="P1"><text:span text:style-name="T1"/></text:p>
              <text:p text:style-name="P1"><text:span text:style-name="T1">See Calc: Data Statistics in Calc</text:span></text:p>
            </office:annotation>
            <text:p>Exponential smoothing</text:p>
          </table:table-cell>
          <table:table-cell table:number-columns-repeated="4"/>
          <table:table-cell>
            <draw:frame table:end-cell-address="Glossary.G336" table:end-x="38.61pt" table:end-y="9.16pt" draw:z-index="129" draw:style-name="gr27" draw:text-style-name="P3" svg:width="98.87pt" svg:height="25.34pt" svg:x="4pt" svg:y="9.41pt">
              <loext:p/>
              <draw:object xlink:href="./Object 130" xlink:type="simple" xlink:show="embed" xlink:actuate="onLoad"/>
              <draw:image xlink:href="./ObjectReplacements/Object 130" xlink:type="simple" xlink:show="embed" xlink:actuate="onLoad"/>
            </draw:frame>
          </table:table-cell>
          <table:table-cell table:number-columns-repeated="4"/>
          <table:table-cell table:style-name="ce24" office:value-type="string" calcext:value-type="string">
            <text:p>α&gt;0 shape</text:p>
          </table:table-cell>
          <table:table-cell table:number-columns-repeated="27"/>
        </table:table-row>
        <table:table-row table:style-name="ro5">
          <table:table-cell office:value-type="string" calcext:value-type="string">
            <office:annotation draw:style-name="gr181" draw:text-style-name="P2" svg:width="278.08pt" svg:height="129.23pt" svg:x="81.24pt" svg:y="4314.73pt" draw:caption-point-x="-17.29pt" draw:caption-point-y="43.4pt">
              <dc:date>2016-02-02T00:00:00</dc:date>
              <text:p text:style-name="P1"><text:span text:style-name="T1">Exponential trendlines can be fit to data series in the Calc XY charts. They will also provide an exponential regression function and measure of fit (R</text:span><text:span text:style-name="T5">2</text:span><text:span text:style-name="T1">).</text:span></text:p>
              <text:p text:style-name="P1"><text:span text:style-name="T1"/></text:p>
              <text:p text:style-name="P1"><text:span text:style-name="T1">See Calc: Trend Lines, GROWTH</text:span></text:p>
            </office:annotation>
            <text:p>Exponential trend</text:p>
          </table:table-cell>
          <table:table-cell table:number-columns-repeated="3"/>
          <table:table-cell office:value-type="string" calcext:value-type="string">
            <text:p>pmf</text:p>
          </table:table-cell>
          <table:table-cell table:number-columns-repeated="5"/>
          <table:table-cell>
            <draw:frame table:end-cell-address="Glossary.L338" table:end-x="35.91pt" table:end-y="2.01pt" draw:z-index="169" draw:style-name="gr27" draw:text-style-name="P3" svg:width="99.38pt" svg:height="31.72pt" svg:x="0.79pt" svg:y="8.67pt">
              <loext:p/>
              <draw:object xlink:href="./Object 170" xlink:type="simple" xlink:show="embed" xlink:actuate="onLoad"/>
              <draw:image xlink:href="./ObjectReplacements/Object 170" xlink:type="simple" xlink:show="embed" xlink:actuate="onLoad"/>
            </draw:frame>
          </table:table-cell>
          <table:table-cell table:number-columns-repeated="27"/>
        </table:table-row>
        <table:table-row table:style-name="ro5">
          <table:table-cell office:value-type="string" calcext:value-type="string">
            <office:annotation draw:style-name="gr11" draw:text-style-name="P2" svg:width="362.95pt" svg:height="117.67pt" svg:x="81.24pt" svg:y="4327.51pt" draw:caption-point-x="-17.29pt" draw:caption-point-y="43.4pt">
              <dc:date>2016-02-02T00:00:00</dc:date>
              <text:p text:style-name="P1"><text:span text:style-name="T1">Exponentiation is an extension of raising a number (or variable) to a power where the power can take on negative (for reciprocals) or fractional (for roots) values.</text:span></text:p>
              <text:p text:style-name="P1"><text:span text:style-name="T1"/></text:p>
              <text:p text:style-name="P1"><text:span text:style-name="T1">See Calc: POWER, Operators in LibreOffice Calc, IMPOWER</text:span></text:p>
              <text:p text:style-name="P1"><text:span text:style-name="T1"/></text:p>
              <text:p text:style-name="P1"><text:span text:style-name="T1">See DANSYS: QPOWER, MatPower</text:span></text:p>
            </office:annotation>
            <text:p>Exponentiation</text:p>
          </table:table-cell>
          <table:table-cell table:number-columns-repeated="8"/>
          <table:table-cell office:value-type="string" calcext:value-type="string">
            <text:p>pdf</text:p>
          </table:table-cell>
          <table:table-cell table:number-columns-repeated="28"/>
        </table:table-row>
        <table:table-row table:style-name="ro5">
          <table:table-cell office:value-type="string" calcext:value-type="string">
            <office:annotation draw:style-name="gr18" draw:text-style-name="P2" svg:width="265.89pt" svg:height="151.26pt" svg:x="81.01pt" svg:y="4333.21pt" draw:caption-point-x="-17.06pt" draw:caption-point-y="50.51pt">
              <dc:date>2016-02-02T00:00:00</dc:date>
              <text:p text:style-name="P1"><text:span text:style-name="T1">Extreme value distributions, by extreme value theory, are the only possible limit distributions of properly normalized maxima of sequences of independent and identically distributed random variables. They are also used as an approximation to model the maxima of long (finite) sequences of random variables. Some applications are studies of material strength, reliabillity of systems, assessment of levels of air pollution, record values and “breaking of records.”</text:span></text:p>
              <text:p text:style-name="P1"><text:span text:style-name="T1"/></text:p>
              <text:p text:style-name="P1"><text:span text:style-name="T1">See DANSYS: GEV, GEVMean, GEVMedian, GEVMode, GEVVar, GEVSkew, GEVKurt, GEVEntropy</text:span></text:p>
              <text:p text:style-name="P1"><text:span text:style-name="T1"/></text:p>
            </office:annotation>
            <text:p>Extreme value</text:p>
          </table:table-cell>
          <table:table-cell table:number-columns-repeated="37"/>
        </table:table-row>
        <table:table-row table:style-name="ro5">
          <table:table-cell office:value-type="string" calcext:value-type="string">
            <office:annotation draw:style-name="gr13" draw:text-style-name="P2" svg:width="256.42pt" svg:height="128.86pt" svg:x="81.01pt" svg:y="4345.85pt" draw:caption-point-x="-17.06pt" draw:caption-point-y="50.66pt">
              <dc:date>2016-02-02T00:00:00</dc:date>
              <text:p text:style-name="P1"><text:span text:style-name="T1">The f distribution is a common continuous distribution used in statistics as a null distribution in test statistics, most often in analysis of variance. It indicates if two data sets have different degrees of diversity. It is the distribution of two quantities independently distributed by chi square laws. </text:span></text:p>
              <text:p text:style-name="P1"><text:span text:style-name="T1"/></text:p>
              <text:p text:style-name="P1"><text:span text:style-name="T1">See Calc: F.DIST, F.DIST.RT, F.INV, F.INV.RT, FTEST, FDIST, FINV, FTEST, Data Statistics in Calc</text:span></text:p>
              <text:p text:style-name="P1"><text:span text:style-name="T1"/></text:p>
              <text:p text:style-name="P1"><text:span text:style-name="T1">See DANSYS: Fmean, Fmode, Fvar, Fskew, FKurt</text:span></text:p>
            </office:annotation>
            <text:p>F distribution</text:p>
          </table:table-cell>
          <table:table-cell table:number-columns-repeated="4"/>
          <table:table-cell>
            <draw:frame table:end-cell-address="Glossary.G340" table:end-x="0.74pt" table:end-y="12.19pt" draw:z-index="130" draw:style-name="gr27" draw:text-style-name="P3" svg:width="64.2pt" svg:height="32.23pt" svg:x="0.79pt" svg:y="6.18pt">
              <loext:p/>
              <draw:object xlink:href="./Object 131" xlink:type="simple" xlink:show="embed" xlink:actuate="onLoad"/>
              <draw:image xlink:href="./ObjectReplacements/Object 131" xlink:type="simple" xlink:show="embed" xlink:actuate="onLoad"/>
            </draw:frame>
          </table:table-cell>
          <table:table-cell table:number-columns-repeated="3"/>
          <table:table-cell>
            <draw:frame table:end-cell-address="Glossary.L342" table:end-x="18.6pt" table:end-y="8.67pt" draw:z-index="170" draw:style-name="gr27" draw:text-style-name="P3" svg:width="87.82pt" svg:height="48.78pt" svg:x="59.27pt" svg:y="12.3pt">
              <loext:p/>
              <draw:object xlink:href="./Object 171" xlink:type="simple" xlink:show="embed" xlink:actuate="onLoad"/>
              <draw:image xlink:href="./ObjectReplacements/Object 171" xlink:type="simple" xlink:show="embed" xlink:actuate="onLoad"/>
            </draw:frame>
          </table:table-cell>
          <table:table-cell table:number-columns-repeated="28"/>
        </table:table-row>
        <table:table-row table:style-name="ro2">
          <table:table-cell office:value-type="string" calcext:value-type="string">
            <office:annotation draw:style-name="gr182" draw:text-style-name="P2" svg:width="332.82pt" svg:height="124.64pt" svg:x="89.97pt" svg:y="4365.92pt" draw:caption-point-x="-26.02pt" draw:caption-point-y="43.4pt">
              <dc:date>2016-02-02T00:00:00</dc:date>
              <text:p text:style-name="P1"><text:span text:style-name="T1">Hartley's F max test is a test of homogeneity of variance which is a prerequisite for analysis of variance. The F max test is the easiest test of homogeneity of variance to perform and research has found it to be effective, so it is very popular.</text:span></text:p>
              <text:p text:style-name="P1"><text:span text:style-name="T1"/></text:p>
              <text:p text:style-name="P1"><text:span text:style-name="T1">See DANSYS: QFMAX, FMax</text:span></text:p>
            </office:annotation>
            <text:p>F Max test</text:p>
          </table:table-cell>
          <table:table-cell table:number-columns-repeated="3"/>
          <table:table-cell office:value-type="string" calcext:value-type="string">
            <text:p>CDF</text:p>
          </table:table-cell>
          <table:table-cell table:number-columns-repeated="2"/>
          <table:table-cell office:value-type="string" calcext:value-type="string">
            <text:p>For k<text:span text:style-name="T13">≥0,</text:span></text:p>
          </table:table-cell>
          <table:table-cell table:number-columns-repeated="30"/>
        </table:table-row>
        <table:table-row table:style-name="ro5">
          <table:table-cell office:value-type="string" calcext:value-type="string">
            <office:annotation draw:style-name="gr16" draw:text-style-name="P2" svg:width="365.56pt" svg:height="72.88pt" svg:x="81.01pt" svg:y="4372.04pt" draw:caption-point-x="-17.06pt" draw:caption-point-y="50.68pt">
              <dc:date>2016-02-02T00:00:00</dc:date>
              <text:p text:style-name="P1"><text:span text:style-name="T1">An F test uses the F distribution to test for significant differences between groups by testing differences in variances. In fact, the analysis of variance is carried out by testing ratios of variances using F tests.</text:span></text:p>
              <text:p text:style-name="P1"><text:span text:style-name="T1"/></text:p>
              <text:p text:style-name="P1"><text:span text:style-name="T1">See Calc: Data Statistics in Calc, F.TEST, FINV, FTEST</text:span></text:p>
              <text:p text:style-name="P1"><text:span text:style-name="T1"/></text:p>
            </office:annotation>
            <text:p>F Test</text:p>
          </table:table-cell>
          <table:table-cell table:number-columns-repeated="4"/>
          <table:table-cell office:value-type="string" calcext:value-type="string">
            <text:p>or</text:p>
          </table:table-cell>
          <table:table-cell/>
          <table:table-cell table:style-name="ce29" office:value-type="string" calcext:value-type="string" table:number-columns-spanned="2" table:number-rows-spanned="2">
            <text:p>Γ(x,y) is the incomplete gamma function</text:p>
          </table:table-cell>
          <table:covered-table-cell/>
          <table:table-cell office:value-type="string" calcext:value-type="string">
            <text:p>CDF</text:p>
          </table:table-cell>
          <table:table-cell table:number-columns-repeated="28"/>
        </table:table-row>
        <table:table-row table:style-name="ro2">
          <table:table-cell office:value-type="string" calcext:value-type="string">
            <office:annotation draw:style-name="gr14" draw:text-style-name="P2" svg:width="366.92pt" svg:height="84.08pt" svg:x="81.24pt" svg:y="4392.71pt" draw:caption-point-x="-17.29pt" draw:caption-point-y="42.8pt">
              <dc:date>2016-02-03T00:00:00</dc:date>
              <text:p text:style-name="P1"><text:span text:style-name="T1">In regression, the F test can be used to test the hypothesis that a coefficient or all coefficients are equal to zero.</text:span></text:p>
              <text:p text:style-name="P1"><text:span text:style-name="T1"/></text:p>
              <text:p text:style-name="P1"><text:span text:style-name="T1">See DANSYS: RegFMat</text:span></text:p>
            </office:annotation>
            <text:p>F Test (F equals t<text:span text:style-name="T12">2</text:span> for each coefficient)</text:p>
          </table:table-cell>
          <table:table-cell table:number-columns-repeated="6"/>
          <table:covered-table-cell table:number-columns-repeated="2"/>
          <table:table-cell table:number-columns-repeated="29"/>
        </table:table-row>
        <table:table-row table:style-name="ro5">
          <table:table-cell table:style-name="Default" office:value-type="string" calcext:value-type="string">
            <office:annotation draw:style-name="gr183" draw:text-style-name="P2" svg:width="336.78pt" svg:height="63.16pt" svg:x="81.24pt" svg:y="4405.52pt" draw:caption-point-x="-17.29pt" draw:caption-point-y="43.4pt">
              <dc:date>2016-02-03T00:00:00</dc:date>
              <text:p text:style-name="P1"><text:span text:style-name="T1">Factor analysis is used for data reduction since, often, groups of variables are closely related and can be combined into fewer factors that can be identified conceptually.</text:span></text:p>
            </office:annotation>
            <text:p>Factor analysis </text:p>
          </table:table-cell>
          <table:table-cell table:number-columns-repeated="3"/>
          <table:table-cell>
            <draw:frame table:end-cell-address="Glossary.G343" table:end-x="32.12pt" table:end-y="9.07pt" draw:z-index="131" draw:style-name="gr27" draw:text-style-name="P3" svg:width="98.14pt" svg:height="14.03pt" svg:x="62.48pt" svg:y="7.85pt">
              <loext:p/>
              <draw:object xlink:href="./Object 132" xlink:type="simple" xlink:show="embed" xlink:actuate="onLoad"/>
              <draw:image xlink:href="./ObjectReplacements/Object 132" xlink:type="simple" xlink:show="embed" xlink:actuate="onLoad"/>
            </draw:frame>
          </table:table-cell>
          <table:table-cell table:number-columns-repeated="2"/>
          <table:table-cell table:style-name="ce29" office:value-type="string" calcext:value-type="string" table:number-columns-spanned="2" table:number-rows-spanned="2">
            <text:p>Q is the regularized gamma function</text:p>
          </table:table-cell>
          <table:covered-table-cell/>
          <table:table-cell table:number-columns-repeated="29"/>
        </table:table-row>
        <table:table-row table:style-name="ro5">
          <table:table-cell table:style-name="Default" office:value-type="string" calcext:value-type="string">
            <office:annotation draw:style-name="gr16" draw:text-style-name="P2" svg:width="360.57pt" svg:height="72.88pt" svg:x="81.24pt" svg:y="4418.31pt" draw:caption-point-x="-17.29pt" draw:caption-point-y="43.43pt">
              <dc:date>2016-02-03T00:00:00</dc:date>
              <text:p text:style-name="P1"><text:span text:style-name="T1">Most factor analysis begin with a correlation matrix. The alternative is to use a variance-covariance matrix, but the correlation matrix is easier to use and is more commonly applicable. The correlation matrix is preferred when a person is looking for patterns among variables.</text:span></text:p>
            </office:annotation>
            <text:p>Factor analysis of correlation matrix </text:p>
          </table:table-cell>
          <table:table-cell table:number-columns-repeated="6"/>
          <table:covered-table-cell table:number-columns-repeated="2"/>
          <table:table-cell/>
          <table:table-cell>
            <draw:frame table:end-cell-address="Glossary.K345" table:end-x="39.12pt" table:end-y="2.75pt" draw:z-index="171" draw:style-name="gr27" draw:text-style-name="P3" svg:width="32pt" svg:height="16.16pt" svg:x="7.11pt" svg:y="12.19pt">
              <loext:p/>
              <draw:object xlink:href="./Object 172" xlink:type="simple" xlink:show="embed" xlink:actuate="onLoad"/>
              <draw:image xlink:href="./ObjectReplacements/Object 172" xlink:type="simple" xlink:show="embed" xlink:actuate="onLoad"/>
            </draw:frame>
          </table:table-cell>
          <table:table-cell table:number-columns-repeated="27"/>
        </table:table-row>
        <table:table-row table:style-name="ro5">
          <table:table-cell table:style-name="Default" office:value-type="string" calcext:value-type="string">
            <office:annotation draw:style-name="gr184" draw:text-style-name="P2" svg:width="291.57pt" svg:height="70.78pt" svg:x="81.24pt" svg:y="4431.12pt" draw:caption-point-x="-17.29pt" draw:caption-point-y="43.4pt">
              <dc:date>2016-02-03T00:00:00</dc:date>
              <text:p text:style-name="P1"><text:span text:style-name="T1">A variance-covariance matrix is the preferred starting place when the goal of a factor analysis is to test theoretical relationships among variables.</text:span></text:p>
            </office:annotation>
            <text:p>Factor analysis of variance-covariance matrix </text:p>
          </table:table-cell>
          <table:table-cell table:number-columns-repeated="4"/>
          <table:table-cell office:value-type="string" calcext:value-type="string">
            <text:p>or</text:p>
            <draw:frame table:end-cell-address="Glossary.F346" table:end-x="59.24pt" table:end-y="3.4pt" draw:z-index="128" draw:style-name="gr27" draw:text-style-name="P3" svg:width="37.08pt" svg:height="26.39pt" svg:x="22.17pt" svg:y="2.61pt">
              <loext:p/>
              <draw:object xlink:href="./Object 129" xlink:type="simple" xlink:show="embed" xlink:actuate="onLoad"/>
              <draw:image xlink:href="./ObjectReplacements/Object 129" xlink:type="simple" xlink:show="embed" xlink:actuate="onLoad"/>
            </draw:frame>
          </table:table-cell>
          <table:table-cell table:number-columns-repeated="3"/>
          <table:table-cell office:value-type="string" calcext:value-type="string">
            <text:p>Mean</text:p>
          </table:table-cell>
          <table:table-cell table:number-columns-repeated="28"/>
        </table:table-row>
        <table:table-row table:style-name="ro5">
          <table:table-cell table:style-name="ce20" office:value-type="boolean" office:boolean-value="false" calcext:value-type="boolean">
            <office:annotation draw:style-name="gr10" draw:text-style-name="P2" svg:width="347.1pt" svg:height="95.27pt" svg:x="81.24pt" svg:y="4443.9pt" draw:caption-point-x="-17.29pt" draw:caption-point-y="43.43pt">
              <dc:date>2016-02-03T00:00:00</dc:date>
              <text:p text:style-name="P1"><text:span text:style-name="T1">Logical or Boolean variables usually have two values: TRUE and FALSE. Numerically, these can be represented by binary 1 and 0, respectively. Comparisons and test functions (those with names beginning with “Is”, and a few others) also return logical values.</text:span></text:p>
              <text:p text:style-name="P1"><text:span text:style-name="T1"/></text:p>
              <text:p text:style-name="P1"><text:span text:style-name="T1">See Calc: Logical Functions, FALSE, Handling of Empty Cells, Operators in LibreOffice Calc</text:span></text:p>
              <text:p text:style-name="P1"><text:span text:style-name="T1"/></text:p>
            </office:annotation>
            <text:p>FALSE</text:p>
          </table:table-cell>
          <table:table-cell table:number-columns-repeated="37"/>
        </table:table-row>
        <table:table-row table:style-name="ro5">
          <table:table-cell table:style-name="ce20" office:value-type="string" calcext:value-type="string">
            <office:annotation draw:style-name="gr13" draw:text-style-name="P2" svg:width="363.74pt" svg:height="128.86pt" svg:x="81.24pt" svg:y="4456.71pt" draw:caption-point-x="-17.29pt" draw:caption-point-y="43.4pt">
              <dc:date>2016-02-03T00:00:00</dc:date>
              <text:p text:style-name="P1"><text:span text:style-name="T1">The factorial of an integer is the product of that number with all smaller positive integers. There are extensions of factorials such as the gamma function and fractional factorials. Factorials are used extensively in combinatorics and probability theory and enter into the formulation of many distributions and nonparametric statistics.</text:span></text:p>
              <text:p text:style-name="P1"><text:span text:style-name="T1"/></text:p>
              <text:p text:style-name="P1"><text:span text:style-name="T1">See Calc: FACT, FACTDOUBLE, MULTINOMIAL</text:span></text:p>
              <text:p text:style-name="P1"><text:span text:style-name="T1"/></text:p>
              <text:p text:style-name="P1"><text:span text:style-name="T1">See DANSYS: NFACT, FracFact</text:span></text:p>
              <text:p text:style-name="P1"><text:span text:style-name="T1"/></text:p>
              <text:p text:style-name="P1"><text:span text:style-name="T1"/></text:p>
            </office:annotation>
            <text:p>Factorial</text:p>
          </table:table-cell>
          <table:table-cell table:number-columns-repeated="9"/>
          <table:table-cell>
            <draw:frame table:end-cell-address="Glossary.L349" table:end-x="15.48pt" table:end-y="6.21pt" draw:z-index="168" draw:style-name="gr27" draw:text-style-name="P3" svg:width="78.15pt" svg:height="31.97pt" svg:x="1.59pt" svg:y="12.64pt">
              <loext:p/>
              <draw:object xlink:href="./Object 169" xlink:type="simple" xlink:show="embed" xlink:actuate="onLoad"/>
              <draw:image xlink:href="./ObjectReplacements/Object 169" xlink:type="simple" xlink:show="embed" xlink:actuate="onLoad"/>
            </draw:frame>
          </table:table-cell>
          <table:table-cell table:number-columns-repeated="27"/>
        </table:table-row>
        <table:table-row table:style-name="ro5">
          <table:table-cell table:style-name="Default" office:value-type="string" calcext:value-type="string">
            <office:annotation draw:style-name="gr185" draw:text-style-name="P2" svg:width="265.92pt" svg:height="93.12pt" svg:x="81.01pt" svg:y="4463.12pt" draw:caption-point-x="-17.06pt" draw:caption-point-y="49.8pt">
              <dc:creator>WV</dc:creator>
              <dc:date>2015-03-11T00:00:00</dc:date>
              <text:p text:style-name="P1"><text:span text:style-name="T1">This is a family of cupola distributions that are useful <text:s/>as alternatives to the standard multivariate normal distributions, to assess the efficiency of multivariate nonparametric procedures, in reliability applications, in Bayesian survey sampling, and as <text:s/>a model for screening variables in quality control applications</text:span></text:p>
            </office:annotation>
            <text:p>Farley-Gumbel-Morganstern distribution</text:p>
          </table:table-cell>
          <table:table-cell table:number-columns-repeated="3"/>
          <table:table-cell office:value-type="string" calcext:value-type="string">
            <text:p>Mean</text:p>
          </table:table-cell>
          <table:table-cell table:style-name="ce24" office:value-type="string" calcext:value-type="string">
            <text:p>λ</text:p>
          </table:table-cell>
          <table:table-cell table:number-columns-repeated="32"/>
        </table:table-row>
        <table:table-row table:style-name="ro5">
          <table:table-cell office:value-type="string" calcext:value-type="string">
            <office:annotation draw:style-name="gr186" draw:text-style-name="P2" svg:width="320.91pt" svg:height="66.39pt" svg:x="81.24pt" svg:y="4482.31pt" draw:caption-point-x="-17.29pt" draw:caption-point-y="43.4pt">
              <dc:date>2016-02-03T00:00:00</dc:date>
              <text:p text:style-name="P1"><text:span text:style-name="T1">The Functional Analysis System Technique is a graphical procedure for representing the logical relationships between the functions of a product, service, process, or project based on the questions “How?” and “Why?”.</text:span></text:p>
            </office:annotation>
            <text:p>FAST</text:p>
          </table:table-cell>
          <table:table-cell table:number-columns-repeated="3"/>
          <table:table-cell office:value-type="string" calcext:value-type="string">
            <text:p>Median</text:p>
          </table:table-cell>
          <table:table-cell table:style-name="ce25" office:value-type="string" calcext:value-type="string">
            <text:p>≈floor(λ+1/3-0.02/λ)</text:p>
          </table:table-cell>
          <table:table-cell table:number-columns-repeated="3"/>
          <table:table-cell office:value-type="string" calcext:value-type="string">
            <text:p>Median</text:p>
          </table:table-cell>
          <table:table-cell table:number-columns-repeated="28"/>
        </table:table-row>
        <table:table-row table:style-name="ro5">
          <table:table-cell office:value-type="string" calcext:value-type="string">
            <office:annotation draw:style-name="gr20" draw:text-style-name="P2" svg:width="336.78pt" svg:height="106.47pt" svg:x="81.24pt" svg:y="4495.12pt" draw:caption-point-x="-17.29pt" draw:caption-point-y="43.4pt">
              <dc:date>2016-02-03T00:00:00</dc:date>
              <text:p text:style-name="P1"><text:span text:style-name="T1">Fast Fourier Transform is a quick, efficient algorithm for computing the discrete Fourier transform of a sequence or its inverse. </text:span></text:p>
              <text:p text:style-name="P1"><text:span text:style-name="T1"/></text:p>
              <text:p text:style-name="P1"><text:span text:style-name="T1">See DANSYS: FFT</text:span></text:p>
            </office:annotation>
            <text:p>Fast Fourier transform</text:p>
          </table:table-cell>
          <table:table-cell table:number-columns-repeated="3"/>
          <table:table-cell office:value-type="string" calcext:value-type="string">
            <text:p>Mode</text:p>
          </table:table-cell>
          <table:table-cell office:value-type="string" calcext:value-type="string">
            <text:p>Cieling(λ)-1,floor(λ)</text:p>
          </table:table-cell>
          <table:table-cell table:number-columns-repeated="32"/>
        </table:table-row>
        <table:table-row table:style-name="ro7">
          <table:table-cell table:style-name="Default" office:value-type="string" calcext:value-type="string">
            <office:annotation draw:style-name="gr187" draw:text-style-name="P2" svg:width="237.63pt" svg:height="64.2pt" svg:x="81.24pt" svg:y="4507.91pt" draw:caption-point-x="-17.29pt" draw:caption-point-y="43.4pt">
              <dc:date>2016-02-03T00:00:00</dc:date>
              <text:p text:style-name="P1"><text:span text:style-name="T1">Files are the entities stored on a computer. They include documents and administrative code such as dlls and registers. The File menus in LibreOffice and other programs handle files.</text:span></text:p>
            </office:annotation>
            <text:p>File</text:p>
          </table:table-cell>
          <table:table-cell table:number-columns-repeated="3"/>
          <table:table-cell office:value-type="string" calcext:value-type="string">
            <text:p>Variance</text:p>
          </table:table-cell>
          <table:table-cell office:value-type="string" calcext:value-type="string">
            <text:p>λ</text:p>
          </table:table-cell>
          <table:table-cell table:number-columns-repeated="3"/>
          <table:table-cell office:value-type="string" calcext:value-type="string">
            <text:p>Mode</text:p>
          </table:table-cell>
          <table:table-cell office:value-type="string" calcext:value-type="string">
            <text:p>x<text:span text:style-name="T19">m</text:span></text:p>
          </table:table-cell>
          <table:table-cell table:number-columns-repeated="27"/>
        </table:table-row>
        <table:table-row table:style-name="ro2">
          <table:table-cell office:value-type="string" calcext:value-type="string">
            <office:annotation draw:style-name="gr18" draw:text-style-name="P2" svg:width="325.67pt" svg:height="151.26pt" svg:x="81.24pt" svg:y="4523.56pt" draw:caption-point-x="-17.29pt" draw:caption-point-y="43.43pt">
              <dc:date>2016-02-03T00:00:00</dc:date>
              <text:p text:style-name="P1"><text:span text:style-name="T1">Fill is a utility provided by most spreadsheets by which the user can fill a range of cells with a specific content either automatically or by drag and drop methods.</text:span></text:p>
              <text:p text:style-name="P1"><text:span text:style-name="T1"/></text:p>
              <text:p text:style-name="P1"><text:span text:style-name="T1">See Calc: Automatically Calculating Series, Fill, Applying Sort Lists, Fill Sheet, Fill Series, Fill Mode, Calculating in Spreadsheets, Fill Random Numbers, Entering Values, Sort Lists, Paste Special</text:span></text:p>
              <text:p text:style-name="P1"><text:span text:style-name="T1"/></text:p>
              <text:p text:style-name="P1"><text:span text:style-name="T1">See DANSYS: BinaryFill, FilllRange</text:span></text:p>
            </office:annotation>
            <text:p>Fill</text:p>
          </table:table-cell>
          <table:table-cell table:number-columns-repeated="3"/>
          <table:table-cell office:value-type="string" calcext:value-type="string">
            <text:p>Skewness</text:p>
          </table:table-cell>
          <table:table-cell table:style-name="ce24" office:value-type="string" calcext:value-type="string">
            <text:p><text:span text:style-name="T16">λ</text:span><text:span text:style-name="T17">-1/2</text:span></text:p>
          </table:table-cell>
          <table:table-cell table:number-columns-repeated="32"/>
        </table:table-row>
        <table:table-row table:style-name="ro2">
          <table:table-cell office:value-type="string" calcext:value-type="string">
            <office:annotation draw:style-name="gr11" draw:text-style-name="P2" svg:width="353.45pt" svg:height="117.67pt" svg:x="81.24pt" svg:y="4536.96pt" draw:caption-point-x="-17.29pt" draw:caption-point-y="43.4pt">
              <dc:date>2016-02-03T00:00:00</dc:date>
              <text:p text:style-name="P1"><text:span text:style-name="T1">Filter utilities allow you to select the content that you see on a spreadsheet according to specified criteria.</text:span></text:p>
              <text:p text:style-name="P1"><text:span text:style-name="T1"/></text:p>
              <text:p text:style-name="P1"><text:span text:style-name="T1">See Calc: Graphics Filter Bar, Applying AutoFilter, Filtering Cell Ranges, Apply Filter, Searching With a Form Filter, Standard Filter, Applying Filter, Filter, Table Data Bar, Filter: Applying Advanced Filters, Standard Filter, Only Copy Visible Cells, Reset Filter, Filtering Pivot Tables, Working With LibreOffice XML Filters, Tools Bar, AutoFilter, Advanced Filter, Using The Filter Navigator, XML Filter, Filter Selection, Hide AutoFilter, Data, ASCII Filter Options, Searching Tables and Form Documents</text:span></text:p>
            </office:annotation>
            <text:p>Filter</text:p>
          </table:table-cell>
          <table:table-cell table:number-columns-repeated="3"/>
          <table:table-cell office:value-type="string" calcext:value-type="string">
            <text:p>Kurtosis</text:p>
          </table:table-cell>
          <table:table-cell table:style-name="ce24" office:value-type="string" calcext:value-type="string">
            <text:p><text:span text:style-name="T16">λ</text:span><text:span text:style-name="T17">-1</text:span></text:p>
          </table:table-cell>
          <table:table-cell table:number-columns-repeated="3"/>
          <table:table-cell office:value-type="string" calcext:value-type="string">
            <text:p>Variance</text:p>
          </table:table-cell>
          <table:table-cell>
            <draw:frame table:end-cell-address="Glossary.M355" table:end-x="6.04pt" table:end-y="12.7pt" draw:z-index="172" draw:style-name="gr27" draw:text-style-name="P3" svg:width="134.56pt" svg:height="50.94pt" svg:x="0pt" svg:y="0.77pt">
              <loext:p/>
              <draw:object xlink:href="./Object 173" xlink:type="simple" xlink:show="embed" xlink:actuate="onLoad"/>
              <draw:image xlink:href="./ObjectReplacements/Object 173" xlink:type="simple" xlink:show="embed" xlink:actuate="onLoad"/>
            </draw:frame>
          </table:table-cell>
          <table:table-cell table:number-columns-repeated="27"/>
        </table:table-row>
        <table:table-row table:style-name="ro5">
          <table:table-cell table:style-name="Default" office:value-type="string" calcext:value-type="string">
            <office:annotation draw:style-name="gr10" draw:text-style-name="P2" svg:width="275.7pt" svg:height="95.27pt" svg:x="81.24pt" svg:y="4550.37pt" draw:caption-point-x="-17.29pt" draw:caption-point-y="43.4pt">
              <dc:date>2016-02-03T00:00:00</dc:date>
              <text:p text:style-name="P1"><text:span text:style-name="T1">In signal theory and time series analysis, filtering removes specified frequencies or components from the series.</text:span></text:p>
            </office:annotation>
            <text:p>Filter (noise removal)</text:p>
          </table:table-cell>
          <table:table-cell table:number-columns-repeated="12"/>
          <table:table-cell office:value-type="string" calcext:value-type="string">
            <text:p>Statistics for Rayleigh distributions</text:p>
          </table:table-cell>
          <table:table-cell table:number-columns-repeated="24"/>
        </table:table-row>
        <table:table-row table:style-name="ro5">
          <table:table-cell office:value-type="string" calcext:value-type="string">
            <office:annotation draw:style-name="gr10" draw:text-style-name="P2" svg:width="351.86pt" svg:height="95.27pt" svg:x="81.24pt" svg:y="4563.16pt" draw:caption-point-x="-17.29pt" draw:caption-point-y="43.43pt">
              <dc:date>2016-02-03T00:00:00</dc:date>
              <text:p text:style-name="P1"><text:span text:style-name="T1">Find utilities allow you to search for specific information in a spreadsheet.</text:span></text:p>
              <text:p text:style-name="P1"><text:span text:style-name="T1"/></text:p>
              <text:p text:style-name="P1"><text:span text:style-name="T1">See Calc: Find and Replace, Searching Tables and Form Documents, Finding and Replacing in Calc, List of Regular Expressions, Similarity Seaarch, Text Format (Search), FIND, SEARCH, Searching for Attributes, Find Record, Replace, Names, Spreadsheet Functions</text:span></text:p>
            </office:annotation>
            <text:p>Find</text:p>
          </table:table-cell>
          <table:table-cell table:number-columns-repeated="12"/>
          <table:table-cell office:value-type="string" calcext:value-type="string">
            <text:p>Parameter</text:p>
          </table:table-cell>
          <table:table-cell table:style-name="ce24" office:value-type="string" calcext:value-type="string">
            <text:p>σ&gt;0</text:p>
          </table:table-cell>
          <table:table-cell table:number-columns-repeated="23"/>
        </table:table-row>
        <table:table-row table:style-name="ro5">
          <table:table-cell table:style-name="Default" office:value-type="string" calcext:value-type="string">
            <office:annotation draw:style-name="gr10" draw:text-style-name="P2" svg:width="82.18pt" svg:height="95.27pt" svg:x="81.01pt" svg:y="4569.22pt" draw:caption-point-x="-17.06pt" draw:caption-point-y="50.14pt">
              <dc:creator>WV</dc:creator>
              <dc:date>2015-02-19T00:00:00</dc:date>
              <text:p text:style-name="P1"><text:span text:style-name="T1">A method for solving differential equations, especially of the form y”=f(x,y) with boundary conditions.</text:span></text:p>
            </office:annotation>
            <text:p>Finite difference method</text:p>
          </table:table-cell>
          <table:table-cell table:number-columns-repeated="3"/>
          <table:table-cell office:value-type="string" calcext:value-type="string">
            <text:p>Statistics for rectangular distribution</text:p>
          </table:table-cell>
          <table:table-cell table:number-columns-repeated="33"/>
        </table:table-row>
        <table:table-row table:style-name="ro2">
          <table:table-cell office:value-type="string" calcext:value-type="string">
            <office:annotation draw:style-name="gr10" draw:text-style-name="P2" svg:width="317.74pt" svg:height="95.27pt" svg:x="81.24pt" svg:y="4588.75pt" draw:caption-point-x="-17.29pt" draw:caption-point-y="43.43pt">
              <dc:date>2016-02-03T00:00:00</dc:date>
              <text:p text:style-name="P1"><text:span text:style-name="T1">Fisher's Exact Test is used to analyze 2x2 contingency tables when sample sizes are small, although it is valid for all sample sizes. Chi square and regression <text:s/>methods generally provide more information and is preferred where applicable.</text:span></text:p>
              <text:p text:style-name="P1"><text:span text:style-name="T1"/></text:p>
              <text:p text:style-name="P1"><text:span text:style-name="T1">See DANSYS: FET, CTAB1</text:span></text:p>
              <text:p text:style-name="P1"><text:span text:style-name="T1"/></text:p>
              <text:p text:style-name="P1"><text:span text:style-name="T1"/></text:p>
            </office:annotation>
            <text:p>Fisher's Exact Test</text:p>
          </table:table-cell>
          <table:table-cell table:number-columns-repeated="3"/>
          <table:table-cell office:value-type="string" calcext:value-type="string">
            <text:p>Parameters</text:p>
          </table:table-cell>
          <table:table-cell office:value-type="string" calcext:value-type="string">
            <text:p>a,b b<text:span text:style-name="T13">≥a</text:span></text:p>
          </table:table-cell>
          <table:table-cell table:number-columns-repeated="4"/>
          <table:table-cell>
            <draw:frame table:end-cell-address="Glossary.M359" table:end-x="8.9pt" table:end-y="0.57pt" draw:z-index="173" draw:style-name="gr27" draw:text-style-name="P3" svg:width="127.13pt" svg:height="31.04pt" svg:x="10.29pt" svg:y="8.5pt">
              <loext:p/>
              <draw:object xlink:href="./Object 174" xlink:type="simple" xlink:show="embed" xlink:actuate="onLoad"/>
              <draw:image xlink:href="./ObjectReplacements/Object 174" xlink:type="simple" xlink:show="embed" xlink:actuate="onLoad"/>
            </draw:frame>
          </table:table-cell>
          <table:table-cell table:number-columns-repeated="2"/>
          <table:table-cell office:value-type="string" calcext:value-type="string">
            <text:p>pdf</text:p>
          </table:table-cell>
          <table:table-cell>
            <draw:frame table:end-cell-address="Glossary.O357" table:end-x="55.59pt" table:end-y="5.84pt" draw:z-index="177" draw:style-name="gr27" draw:text-style-name="P3" svg:width="53.97pt" svg:height="16.16pt" svg:x="1.62pt" svg:y="3.06pt">
              <loext:p/>
              <draw:object xlink:href="./Object 178" xlink:type="simple" xlink:show="embed" xlink:actuate="onLoad"/>
              <draw:image xlink:href="./ObjectReplacements/Object 178" xlink:type="simple" xlink:show="embed" xlink:actuate="onLoad"/>
            </draw:frame>
          </table:table-cell>
          <table:table-cell table:number-columns-repeated="23"/>
        </table:table-row>
        <table:table-row table:style-name="ro5">
          <table:table-cell office:value-type="string" calcext:value-type="string">
            <office:annotation draw:style-name="gr14" draw:text-style-name="P2" svg:width="337.01pt" svg:height="84.08pt" svg:x="81.01pt" svg:y="4594.93pt" draw:caption-point-x="-17.06pt" draw:caption-point-y="50.63pt">
              <dc:date>2016-02-03T00:00:00</dc:date>
              <text:p text:style-name="P1"><text:span text:style-name="T1">Fisher's transformation transforms a correlation coefficient into a normally distributed variable so that it can be tested for significance.</text:span></text:p>
              <text:p text:style-name="P1"><text:span text:style-name="T1"/></text:p>
              <text:p text:style-name="P1"><text:span text:style-name="T1">See Calc: FISHER, FISHERINV</text:span></text:p>
            </office:annotation>
            <text:p>Fisher transformation</text:p>
          </table:table-cell>
          <table:table-cell table:number-columns-repeated="4"/>
          <table:table-cell office:value-type="string" calcext:value-type="string">
            <text:p>n=b-a+1</text:p>
          </table:table-cell>
          <table:table-cell table:number-columns-repeated="3"/>
          <table:table-cell office:value-type="string" calcext:value-type="string">
            <text:p>Skewness</text:p>
          </table:table-cell>
          <table:table-cell table:number-columns-repeated="28"/>
        </table:table-row>
        <table:table-row table:style-name="ro5">
          <table:table-cell office:value-type="string" calcext:value-type="string">
            <office:annotation draw:style-name="gr14" draw:text-style-name="P2" svg:width="371.68pt" svg:height="84.08pt" svg:x="81.24pt" svg:y="4614.97pt" draw:caption-point-x="-17.29pt" draw:caption-point-y="43.4pt">
              <dc:date>2016-02-03T00:00:00</dc:date>
              <text:p text:style-name="P1"><text:span text:style-name="T1">Number formats can be fixed so that only certain parts are displayed.</text:span></text:p>
              <text:p text:style-name="P1"><text:span text:style-name="T1"/></text:p>
              <text:p text:style-name="P1"><text:span text:style-name="T1">See Calc: Numbers/Format, FIXED</text:span></text:p>
            </office:annotation>
            <text:p>Fix</text:p>
          </table:table-cell>
          <table:table-cell table:number-columns-repeated="3"/>
          <table:table-cell office:value-type="string" calcext:value-type="string">
            <text:p>pmf</text:p>
          </table:table-cell>
          <table:table-cell office:value-type="string" calcext:value-type="string">
            <text:p>1/n</text:p>
          </table:table-cell>
          <table:table-cell table:number-columns-repeated="32"/>
        </table:table-row>
        <table:table-row table:style-name="ro5">
          <table:table-cell office:value-type="string" calcext:value-type="string">
            <office:annotation draw:style-name="gr14" draw:text-style-name="P2" svg:width="320.91pt" svg:height="84.08pt" svg:x="81.24pt" svg:y="4627.76pt" draw:caption-point-x="-17.29pt" draw:caption-point-y="43.4pt">
              <dc:date>2016-02-03T00:00:00</dc:date>
              <text:p text:style-name="P1"><text:span text:style-name="T1">The fixed declining balance method calculates depreciation at a fixed rate over time.</text:span></text:p>
              <text:p text:style-name="P1"><text:span text:style-name="T1"/></text:p>
              <text:p text:style-name="P1"><text:span text:style-name="T1">See Calc: DB</text:span></text:p>
            </office:annotation>
            <text:p>Fixed declining balance method</text:p>
          </table:table-cell>
          <table:table-cell table:number-columns-repeated="3"/>
          <table:table-cell>
            <draw:frame table:end-cell-address="Glossary.G361" table:end-x="19.33pt" table:end-y="11.28pt" draw:z-index="132" draw:style-name="gr27" draw:text-style-name="P3" svg:width="84.61pt" svg:height="28.57pt" svg:x="63.21pt" svg:y="8.33pt">
              <loext:p/>
              <draw:object xlink:href="./Object 133" xlink:type="simple" xlink:show="embed" xlink:actuate="onLoad"/>
              <draw:image xlink:href="./ObjectReplacements/Object 133" xlink:type="simple" xlink:show="embed" xlink:actuate="onLoad"/>
            </draw:frame>
          </table:table-cell>
          <table:table-cell table:number-columns-repeated="5"/>
          <table:table-cell>
            <draw:frame table:end-cell-address="Glossary.M362" table:end-x="15.59pt" table:end-y="0.68pt" draw:z-index="174" draw:style-name="gr27" draw:text-style-name="P3" svg:width="143.32pt" svg:height="30.44pt" svg:x="0.79pt" svg:y="8.65pt">
              <loext:p/>
              <draw:object xlink:href="./Object 175" xlink:type="simple" xlink:show="embed" xlink:actuate="onLoad"/>
              <draw:image xlink:href="./ObjectReplacements/Object 175" xlink:type="simple" xlink:show="embed" xlink:actuate="onLoad"/>
            </draw:frame>
          </table:table-cell>
          <table:table-cell table:number-columns-repeated="2"/>
          <table:table-cell office:value-type="string" calcext:value-type="string">
            <text:p>CDF</text:p>
          </table:table-cell>
          <table:table-cell>
            <draw:frame table:end-cell-address="Glossary.O361" table:end-x="40.2pt" table:end-y="0.37pt" draw:z-index="178" draw:style-name="gr27" draw:text-style-name="P3" svg:width="31.46pt" svg:height="22.45pt" svg:x="8.73pt" svg:y="3.54pt">
              <loext:p/>
              <draw:object xlink:href="./Object 179" xlink:type="simple" xlink:show="embed" xlink:actuate="onLoad"/>
              <draw:image xlink:href="./ObjectReplacements/Object 179" xlink:type="simple" xlink:show="embed" xlink:actuate="onLoad"/>
            </draw:frame>
          </table:table-cell>
          <table:table-cell table:number-columns-repeated="23"/>
        </table:table-row>
        <table:table-row table:style-name="ro5">
          <table:table-cell table:style-name="Default" office:value-type="string" calcext:value-type="string">
            <office:annotation draw:style-name="gr5" draw:text-style-name="P2" svg:width="320.12pt" svg:height="184.85pt" svg:x="81.24pt" svg:y="4640.57pt" draw:caption-point-x="-17.29pt" draw:caption-point-y="43.4pt">
              <dc:date>2016-02-04T00:00:00</dc:date>
              <text:p text:style-name="P1"><text:span text:style-name="T1">In a fixed effect model (in contrast to a random or mixed effect model) it is assumed that the true effect size is the same in all the studies (groups) and that we are measuring the same effect.</text:span></text:p>
              <text:p text:style-name="P1"><text:span text:style-name="T1"/></text:p>
              <text:p text:style-name="P1"><text:span text:style-name="T1">In some studies, categories are well defined – specific age categories, numbers of times in hospital, etc. These would be fixed effects. In others, it's not quite so clear how the categories relate or their general characteristics – particular schools, particular hospitals, particular states. These would be random effects.</text:span></text:p>
              <text:p text:style-name="P1"><text:span text:style-name="T1"/></text:p>
              <text:p text:style-name="P1"><text:span text:style-name="T1">A fixed effect model is appropriate if you can assume that all the processes you are measuring are functionally the same, or that the analysis specifically applies to the population under observation and will not be generalized to other populations.</text:span></text:p>
              <text:p text:style-name="P1"><text:span text:style-name="T1"/></text:p>
              <text:p text:style-name="P1"><text:span text:style-name="T1"/></text:p>
            </office:annotation>
            <text:p>Fixed effects</text:p>
          </table:table-cell>
          <table:table-cell table:number-columns-repeated="3"/>
          <table:table-cell office:value-type="string" calcext:value-type="string">
            <text:p>CDF</text:p>
          </table:table-cell>
          <table:table-cell table:number-columns-repeated="4"/>
          <table:table-cell office:value-type="string" calcext:value-type="string">
            <text:p>Kurtosis</text:p>
          </table:table-cell>
          <table:table-cell table:number-columns-repeated="28"/>
        </table:table-row>
        <table:table-row table:style-name="ro5">
          <table:table-cell table:style-name="Default" office:value-type="string" calcext:value-type="string">
            <office:annotation draw:style-name="gr9" draw:text-style-name="P2" svg:width="82.18pt" svg:height="61.68pt" svg:x="81.01pt" svg:y="4646.44pt" draw:caption-point-x="-17.06pt" draw:caption-point-y="50.34pt">
              <dc:creator>WV</dc:creator>
              <dc:date>2015-02-23T00:00:00</dc:date>
              <text:p text:style-name="P1"><text:span text:style-name="T1">Can be used to find the real roots of 2 nonlinear equations</text:span></text:p>
            </office:annotation>
            <text:p>Fixed point iteration</text:p>
          </table:table-cell>
          <table:table-cell table:number-columns-repeated="37"/>
        </table:table-row>
        <table:table-row table:style-name="ro5">
          <table:table-cell office:value-type="string" calcext:value-type="string">
            <office:annotation draw:style-name="gr10" draw:text-style-name="P2" svg:width="312.18pt" svg:height="95.27pt" svg:x="81.24pt" svg:y="4666.17pt" draw:caption-point-x="-17.29pt" draw:caption-point-y="43.4pt">
              <dc:date>2016-02-04T00:00:00</dc:date>
              <text:p text:style-name="P1"><text:span text:style-name="T1">The floor function rounds a number to the largest integer not greater than that number. Some Floor function s round down to the nearest multiple of an integer.</text:span></text:p>
              <text:p text:style-name="P1"><text:span text:style-name="T1"/></text:p>
              <text:p text:style-name="P1"><text:span text:style-name="T1">See Calc: FLOOR, FLOOR.PRECISE</text:span></text:p>
              <text:p text:style-name="P1"><text:span text:style-name="T1"/></text:p>
              <text:p text:style-name="P1"><text:span text:style-name="T1"/></text:p>
            </office:annotation>
            <text:p>Floor</text:p>
          </table:table-cell>
          <table:table-cell table:number-columns-repeated="9"/>
          <table:table-cell>
            <draw:frame table:end-cell-address="Glossary.L364" table:end-x="16.58pt" table:end-y="8.53pt" draw:z-index="175" draw:style-name="gr27" draw:text-style-name="P3" svg:width="76.9pt" svg:height="24.97pt" svg:x="3.94pt" svg:y="9.16pt">
              <loext:p/>
              <draw:object xlink:href="./Object 176" xlink:type="simple" xlink:show="embed" xlink:actuate="onLoad"/>
              <draw:image xlink:href="./ObjectReplacements/Object 176" xlink:type="simple" xlink:show="embed" xlink:actuate="onLoad"/>
            </draw:frame>
          </table:table-cell>
          <table:table-cell table:number-columns-repeated="2"/>
          <table:table-cell office:value-type="string" calcext:value-type="string">
            <text:p>Mean</text:p>
          </table:table-cell>
          <table:table-cell>
            <draw:frame table:end-cell-address="Glossary.O363" table:end-x="51.53pt" table:end-y="1.93pt" draw:z-index="179" draw:style-name="gr27" draw:text-style-name="P3" svg:width="48.33pt" svg:height="14.54pt" svg:x="3.2pt" svg:y="0.2pt">
              <loext:p/>
              <draw:object xlink:href="./Object 180" xlink:type="simple" xlink:show="embed" xlink:actuate="onLoad"/>
              <draw:image xlink:href="./ObjectReplacements/Object 180" xlink:type="simple" xlink:show="embed" xlink:actuate="onLoad"/>
            </draw:frame>
          </table:table-cell>
          <table:table-cell table:number-columns-repeated="23"/>
        </table:table-row>
        <table:table-row table:style-name="ro5">
          <table:table-cell office:value-type="string" calcext:value-type="string">
            <office:annotation draw:style-name="gr188" draw:text-style-name="P2" svg:width="264.61pt" svg:height="91.11pt" svg:x="81.24pt" svg:y="4678.98pt" draw:caption-point-x="-17.29pt" draw:caption-point-y="43.4pt">
              <dc:date>2016-02-04T00:00:00</dc:date>
              <text:p text:style-name="P1"><text:span text:style-name="T1">A forecasts determines some predicted value of some variable outside the range of observations. Regression equations are often used to forecast.</text:span></text:p>
              <text:p text:style-name="P1"><text:span text:style-name="T1"/></text:p>
              <text:p text:style-name="P1"><text:span text:style-name="T1">See Calc: FORECAST</text:span></text:p>
            </office:annotation>
            <text:p>Forecasts </text:p>
          </table:table-cell>
          <table:table-cell table:number-columns-repeated="3"/>
          <table:table-cell office:value-type="string" calcext:value-type="string">
            <text:p>Mean</text:p>
          </table:table-cell>
          <table:table-cell office:value-type="string" calcext:value-type="string">
            <text:p>(a+b)/2</text:p>
          </table:table-cell>
          <table:table-cell table:number-columns-repeated="3"/>
          <table:table-cell office:value-type="string" calcext:value-type="string">
            <text:p>Entropy</text:p>
          </table:table-cell>
          <table:table-cell table:number-columns-repeated="4"/>
          <table:table-cell>
            <draw:frame table:end-cell-address="Glossary.O365" table:end-x="54.09pt" table:end-y="7.91pt" draw:z-index="176" draw:style-name="gr27" draw:text-style-name="P3" svg:width="53.29pt" svg:height="28.63pt" svg:x="0.79pt" svg:y="4.88pt">
              <loext:p/>
              <draw:object xlink:href="./Object 177" xlink:type="simple" xlink:show="embed" xlink:actuate="onLoad"/>
              <draw:image xlink:href="./ObjectReplacements/Object 177" xlink:type="simple" xlink:show="embed" xlink:actuate="onLoad"/>
            </draw:frame>
          </table:table-cell>
          <table:table-cell table:number-columns-repeated="23"/>
        </table:table-row>
        <table:table-row table:style-name="ro5">
          <table:table-cell office:value-type="string" calcext:value-type="string">
            <office:annotation draw:style-name="gr11" draw:text-style-name="P2" svg:width="314.56pt" svg:height="117.67pt" svg:x="81.24pt" svg:y="4691.76pt" draw:caption-point-x="-17.29pt" draw:caption-point-y="43.4pt">
              <dc:date>2016-02-04T00:00:00</dc:date>
              <text:p text:style-name="P1"><text:span text:style-name="T1">A form is a construct containing controls used to get information into a database or procedure.</text:span></text:p>
              <text:p text:style-name="P1"><text:span text:style-name="T1"/></text:p>
              <text:p text:style-name="P1"><text:span text:style-name="T1">See Calc: Working With Forms, Data Sources, Searching Table and Form Documents, Form Navigator, Form Navigator Bar, Viewing a Database, Form Wizard, Searching With a Form Filter, XML Form Documents (Xforms), Form Properties, HTML Filters and forms, LibreOffice Database, Find Record, Combo Box Wizard: Database Field, Data, Database Overview, Form Design Toolbar, Control Properties, More Controls, Combo Box/List Box Wizard</text:span></text:p>
            </office:annotation>
            <text:p>Form</text:p>
          </table:table-cell>
          <table:table-cell table:number-columns-repeated="3"/>
          <table:table-cell office:value-type="string" calcext:value-type="string">
            <text:p>Median</text:p>
          </table:table-cell>
          <table:table-cell office:value-type="string" calcext:value-type="string">
            <text:p>(a+b)/2</text:p>
          </table:table-cell>
          <table:table-cell table:number-columns-repeated="7"/>
          <table:table-cell office:value-type="string" calcext:value-type="string">
            <text:p>Median</text:p>
          </table:table-cell>
          <table:table-cell table:number-columns-repeated="24"/>
        </table:table-row>
        <table:table-row table:style-name="ro5">
          <table:table-cell office:value-type="string" calcext:value-type="string">
            <office:annotation draw:style-name="gr1" draw:text-style-name="P2" svg:width="351.07pt" svg:height="218.44pt" svg:x="81.24pt" svg:y="4704.58pt" draw:caption-point-x="-17.29pt" draw:caption-point-y="43.4pt">
              <dc:date>2016-02-04T00:00:00</dc:date>
              <text:p text:style-name="P1"><text:span text:style-name="T1">A formula on a spreadsheet begins with an equal sign (=) which is followed by a collection of values, references to cells and ranges, operators, functions, and parentheses. Formulas are one kind of content for a cell on a spreadsheet. A formula performs a calculation returning either a value or an array of values.</text:span></text:p>
              <text:p text:style-name="P1"><text:span text:style-name="T1"/></text:p>
              <text:p text:style-name="P1"><text:span text:style-name="T1">See Calc: Formula, Displaying Formulas or Values, Input Line, Paste Special, Formula Bar, Entering Matrix Formulas, Copying Formulas, Entering Formulas, Assigning Formats by Formula, Calculating in Spreadsheets, Cell Protection, Calculating With Formulas, Function Wizard, Trace Dependents, AutoRefresh, Addresses and References, absolute and Relative, Applying Multiple Operations, Detective, Multiple Operations, Naming Cells, AutoOutline, Recognizing Names in Addressing, Functions, Array Functions, Calculating With Date and Time, Calculate, Operators in LibreOffice Calc, Recalculate, Information Functions, Conditional Formatting, Cell Contents, Trace Precedents, Value Highlighting, Referencing a Cell in Another Document</text:span></text:p>
              <text:p text:style-name="P1"><text:span text:style-name="T1"/></text:p>
              <text:p text:style-name="P1"><text:span text:style-name="T1">See DANSYS: FunctionIn, FunctionIn2, FunctionIn3</text:span></text:p>
            </office:annotation>
            <text:p>Formula</text:p>
          </table:table-cell>
          <table:table-cell table:number-columns-repeated="3"/>
          <table:table-cell office:value-type="string" calcext:value-type="string">
            <text:p>Mode</text:p>
          </table:table-cell>
          <table:table-cell office:value-type="string" calcext:value-type="string">
            <text:p>Does not exist</text:p>
          </table:table-cell>
          <table:table-cell table:number-columns-repeated="8"/>
          <table:table-cell>
            <draw:frame table:end-cell-address="Glossary.O367" table:end-x="47.34pt" table:end-y="7.29pt" draw:z-index="180" draw:style-name="gr27" draw:text-style-name="P3" svg:width="44.19pt" svg:height="29.68pt" svg:x="3.15pt" svg:y="3.2pt">
              <loext:p/>
              <draw:object xlink:href="./Object 181" xlink:type="simple" xlink:show="embed" xlink:actuate="onLoad"/>
              <draw:image xlink:href="./ObjectReplacements/Object 181" xlink:type="simple" xlink:show="embed" xlink:actuate="onLoad"/>
            </draw:frame>
          </table:table-cell>
          <table:table-cell table:number-columns-repeated="23"/>
        </table:table-row>
        <table:table-row table:style-name="ro5">
          <table:table-cell office:value-type="string" calcext:value-type="string">
            <office:annotation draw:style-name="gr16" draw:text-style-name="P2" svg:width="334.63pt" svg:height="72.88pt" svg:x="81.01pt" svg:y="4709.99pt" draw:caption-point-x="-17.06pt" draw:caption-point-y="50.77pt">
              <dc:date>2016-02-04T00:00:00</dc:date>
              <text:p text:style-name="P1"><text:span text:style-name="T1">Can be used for point estimates of a periodic function with equally spaced abscissas. Fourier Analysis decomposes complex, cyclical functions into simple, component sine and cosine functions. Fourier Analysis is commonly used in signal theory and tie series analysis.</text:span></text:p>
              <text:p text:style-name="P1"><text:span text:style-name="T1"/></text:p>
              <text:p text:style-name="P1"><text:span text:style-name="T1">See DANSYS; FourierDiscrete, FFT, AE</text:span></text:p>
            </office:annotation>
            <text:p>Fourier analysis</text:p>
          </table:table-cell>
          <table:table-cell table:number-columns-repeated="3"/>
          <table:table-cell office:value-type="string" calcext:value-type="string">
            <text:p>Variance</text:p>
          </table:table-cell>
          <table:table-cell table:number-columns-repeated="8"/>
          <table:table-cell office:value-type="string" calcext:value-type="string">
            <text:p>Mode</text:p>
          </table:table-cell>
          <table:table-cell table:number-columns-repeated="24"/>
        </table:table-row>
        <table:table-row table:style-name="ro5">
          <table:table-cell table:style-name="Default" office:value-type="string" calcext:value-type="string">
            <office:annotation draw:style-name="gr20" draw:text-style-name="P2" svg:width="82.18pt" svg:height="106.47pt" svg:x="81.24pt" svg:y="4730.17pt" draw:caption-point-x="-17.29pt" draw:caption-point-y="43.4pt">
              <dc:date>2016-02-04T00:00:00</dc:date>
              <text:p text:style-name="P1"><text:span text:style-name="T1">Fourier entropy is a measure of entropy in Boolean functions and can be used as a measure of complexity in time series.</text:span></text:p>
            </office:annotation>
            <text:p>Fourier entropy</text:p>
          </table:table-cell>
          <table:table-cell table:number-columns-repeated="3"/>
          <table:table-cell>
            <draw:frame table:end-cell-address="Glossary.G369" table:end-x="10.86pt" table:end-y="7.68pt" draw:z-index="133" draw:style-name="gr27" draw:text-style-name="P3" svg:width="75.15pt" svg:height="30.47pt" svg:x="64.2pt" svg:y="2.81pt">
              <loext:p/>
              <draw:object xlink:href="./Object 134" xlink:type="simple" xlink:show="embed" xlink:actuate="onLoad"/>
              <draw:image xlink:href="./ObjectReplacements/Object 134" xlink:type="simple" xlink:show="embed" xlink:actuate="onLoad"/>
            </draw:frame>
          </table:table-cell>
          <table:table-cell table:number-columns-repeated="33"/>
        </table:table-row>
        <table:table-row table:style-name="ro5">
          <table:table-cell office:value-type="string" calcext:value-type="string">
            <office:annotation draw:style-name="gr189" draw:text-style-name="P2" svg:width="277.29pt" svg:height="78.46pt" svg:x="81.24pt" svg:y="4742.96pt" draw:caption-point-x="-17.29pt" draw:caption-point-y="43.4pt">
              <dc:date>2016-02-04T00:00:00</dc:date>
              <text:p text:style-name="P1"><text:span text:style-name="T1">The Fourier transform transforms a function from the time domain to the frequency domain. It decomposes a function into its sinusoidal components.</text:span></text:p>
              <text:p text:style-name="P1"><text:span text:style-name="T1"/></text:p>
              <text:p text:style-name="P1"><text:span text:style-name="T1">See DANSYS: FourierDiscrete, FFT</text:span></text:p>
            </office:annotation>
            <text:p>Fourier transform (frequency domain)</text:p>
          </table:table-cell>
          <table:table-cell table:number-columns-repeated="12"/>
          <table:table-cell office:value-type="string" calcext:value-type="string">
            <text:p>Variance</text:p>
          </table:table-cell>
          <table:table-cell table:style-name="ce24" office:value-type="string" calcext:value-type="string">
            <text:p>σ</text:p>
          </table:table-cell>
          <table:table-cell table:number-columns-repeated="23"/>
        </table:table-row>
        <table:table-row table:style-name="ro5">
          <table:table-cell office:value-type="string" calcext:value-type="string">
            <office:annotation draw:style-name="gr158" draw:text-style-name="P2" svg:width="359.77pt" svg:height="229.63pt" svg:x="81.24pt" svg:y="4755.77pt" draw:caption-point-x="-17.29pt" draw:caption-point-y="43.4pt">
              <dc:date>2016-02-04T00:00:00</dc:date>
              <text:p text:style-name="P1"><text:span text:style-name="T1">In a broad sense , a fraction is a number derived from dividing one <text:s/>real number by another, in a narrower sense, a fraction is a number that is less than one but greater than -1 (zero excluded). The fractional format represents such a number as an integer over another integer, separated by a horizontal bar. The other common format, the decimal fraction, separates place values of positive powers of 10 from place values of negative powers of 10 by a decimal point. These are the decimal fractions.</text:span></text:p>
              <text:p text:style-name="P1"><text:span text:style-name="T1"/></text:p>
              <text:p text:style-name="P1"><text:span text:style-name="T1">See Calc: Entering Fractions, Data (for XML Form Documents), Number Format Codes, Converting Text to Numbers, Instructions for Using LibreOffice Calc</text:span></text:p>
              <text:p text:style-name="P1"><text:span text:style-name="T1"/></text:p>
              <text:p text:style-name="P1"><text:span text:style-name="T1">See DANSYS: Basen2Dec, Dec2Basen</text:span></text:p>
            </office:annotation>
            <text:p>Fraction</text:p>
          </table:table-cell>
          <table:table-cell table:number-columns-repeated="13"/>
          <table:table-cell>
            <draw:frame table:end-cell-address="Glossary.P371" table:end-x="2.44pt" table:end-y="6.41pt" draw:z-index="181" draw:style-name="gr27" draw:text-style-name="P3" svg:width="62.67pt" svg:height="29.93pt" svg:x="4pt" svg:y="2.07pt">
              <loext:p/>
              <draw:object xlink:href="./Object 182" xlink:type="simple" xlink:show="embed" xlink:actuate="onLoad"/>
              <draw:image xlink:href="./ObjectReplacements/Object 182" xlink:type="simple" xlink:show="embed" xlink:actuate="onLoad"/>
            </draw:frame>
          </table:table-cell>
          <table:table-cell table:number-columns-repeated="23"/>
        </table:table-row>
        <table:table-row table:style-name="ro5">
          <table:table-cell office:value-type="string" calcext:value-type="string">
            <office:annotation draw:style-name="gr18" draw:text-style-name="P2" svg:width="305.06pt" svg:height="151.26pt" svg:x="81.24pt" svg:y="4768.55pt" draw:caption-point-x="-17.29pt" draw:caption-point-y="43.43pt">
              <dc:date>2016-02-04T00:00:00</dc:date>
              <text:p text:style-name="P1"><text:span text:style-name="T1">The idea of the factorial can be extended to numbers other than positive integers in several ways. Some are Euler's factorial functions, the Gama function, and fractional factorials.</text:span></text:p>
              <text:p text:style-name="P1"><text:span text:style-name="T1"/></text:p>
              <text:p text:style-name="P1"><text:span text:style-name="T1">See Calc: GAMMA, GAMMALN, GAMMALN.PRECISE</text:span></text:p>
              <text:p text:style-name="P1"><text:span text:style-name="T1"/></text:p>
              <text:p text:style-name="P1"><text:span text:style-name="T1">See DANSYS: gser, gcf, GammP, GammQ, COMPGamma, DIGAMMA, FracFact</text:span></text:p>
            </office:annotation>
            <text:p>Fractional factorial</text:p>
          </table:table-cell>
          <table:table-cell table:number-columns-repeated="3"/>
          <table:table-cell office:value-type="string" calcext:value-type="string">
            <text:p>Skewness</text:p>
          </table:table-cell>
          <table:table-cell office:value-type="float" office:value="0" calcext:value-type="float">
            <text:p>0</text:p>
          </table:table-cell>
          <table:table-cell table:number-columns-repeated="32"/>
        </table:table-row>
        <table:table-row table:style-name="ro5">
          <table:table-cell table:style-name="Default" office:value-type="string" calcext:value-type="string">
            <office:annotation draw:style-name="gr190" draw:text-style-name="P2" svg:width="301.1pt" svg:height="72.57pt" svg:x="81.24pt" svg:y="4781.37pt" draw:caption-point-x="-17.29pt" draw:caption-point-y="43.4pt">
              <dc:date>2016-02-04T00:00:00</dc:date>
              <text:p text:style-name="P1"><text:span text:style-name="T1">Fractional Fourier transforms generalize Fourier transforms such that the power of the Fourier terms need not be integer values. It transforms a function to domains intermediate between time and domain frequencies. Fractional Fourier transforms find applications in filter design, signal analysis, and optical design.</text:span></text:p>
            </office:annotation>
            <text:p>Fractional Fourier transform</text:p>
          </table:table-cell>
          <table:table-cell table:number-columns-repeated="3"/>
          <table:table-cell>
            <draw:frame table:end-cell-address="Glossary.F374" table:end-x="58.68pt" table:end-y="4.14pt" draw:z-index="134" draw:style-name="gr27" draw:text-style-name="P3" svg:width="59.44pt" svg:height="31.61pt" svg:x="63.47pt" svg:y="10.94pt">
              <loext:p/>
              <draw:object xlink:href="./Object 135" xlink:type="simple" xlink:show="embed" xlink:actuate="onLoad"/>
              <draw:image xlink:href="./ObjectReplacements/Object 135" xlink:type="simple" xlink:show="embed" xlink:actuate="onLoad"/>
            </draw:frame>
          </table:table-cell>
          <table:table-cell table:number-columns-repeated="8"/>
          <table:table-cell office:value-type="string" calcext:value-type="string">
            <text:p>Skewness</text:p>
          </table:table-cell>
          <table:table-cell table:number-columns-repeated="24"/>
        </table:table-row>
        <table:table-row table:style-name="ro5">
          <table:table-cell table:style-name="Default" office:value-type="string" calcext:value-type="string">
            <office:annotation draw:style-name="gr191" draw:text-style-name="P2" svg:width="339.96pt" svg:height="92.24pt" svg:x="81.24pt" svg:y="4794.18pt" draw:caption-point-x="-17.29pt" draw:caption-point-y="43.4pt">
              <dc:date>2016-02-04T00:00:00</dc:date>
              <text:p text:style-name="P1"><text:span text:style-name="T1">Fractionally integrated time series models are useful when long memory effects are suspected, where correlations between observations in a process slowly decay to zero. Such models such as FARMA and ARFIMA are used in business to model processes involving economic shock.</text:span></text:p>
            </office:annotation>
            <text:p>Fractionally integrated time series analysis </text:p>
          </table:table-cell>
          <table:table-cell table:number-columns-repeated="3"/>
          <table:table-cell office:value-type="string" calcext:value-type="string">
            <text:p>Kurtosis</text:p>
          </table:table-cell>
          <table:table-cell table:number-columns-repeated="33"/>
        </table:table-row>
        <table:table-row table:style-name="ro5">
          <table:table-cell table:style-name="Default" office:value-type="string" calcext:value-type="string">
            <office:annotation draw:style-name="gr20" draw:text-style-name="P2" svg:width="82.18pt" svg:height="106.47pt" svg:x="81.24pt" svg:y="4806.96pt" draw:caption-point-x="-17.29pt" draw:caption-point-y="43.4pt">
              <dc:date>2016-02-04T00:00:00</dc:date>
              <text:p text:style-name="P1"><text:span text:style-name="T1">Freeman's coefficient is used to test the strength of association between a nominal variable and an ordinal variable.</text:span></text:p>
            </office:annotation>
            <text:p>Freeman's coefficient of differentiation</text:p>
          </table:table-cell>
          <table:table-cell table:number-columns-repeated="12"/>
          <table:table-cell>
            <draw:frame table:end-cell-address="Glossary.P376" table:end-x="22.51pt" table:end-y="3.86pt" draw:z-index="182" draw:style-name="gr27" draw:text-style-name="P3" svg:width="87pt" svg:height="29.88pt" svg:x="64.01pt" svg:y="12.39pt">
              <loext:p/>
              <draw:object xlink:href="./Object 183" xlink:type="simple" xlink:show="embed" xlink:actuate="onLoad"/>
              <draw:image xlink:href="./ObjectReplacements/Object 183" xlink:type="simple" xlink:show="embed" xlink:actuate="onLoad"/>
            </draw:frame>
          </table:table-cell>
          <table:table-cell table:number-columns-repeated="24"/>
        </table:table-row>
        <table:table-row table:style-name="ro5">
          <table:table-cell office:value-type="string" calcext:value-type="string">
            <office:annotation draw:style-name="gr20" draw:text-style-name="P2" svg:width="347.9pt" svg:height="106.47pt" svg:x="81.24pt" svg:y="4819.78pt" draw:caption-point-x="-17.29pt" draw:caption-point-y="43.4pt">
              <dc:date>2016-02-04T00:00:00</dc:date>
              <text:p text:style-name="P1"><text:span text:style-name="T1">The frequency polygon is the line graph version of the bar graph histogram. The distance of points away from the x axis of the chart indicate frequencies in the categories on the x axis. Lines between the points describe the shape of the distribution. A cumulative frequency polygon is also called an ogive.</text:span></text:p>
              <text:p text:style-name="P1"><text:span text:style-name="T1"/></text:p>
              <text:p text:style-name="P1"><text:span text:style-name="T1">See Calc: FREQUENCY, Chart Type: Line Chart</text:span></text:p>
              <text:p text:style-name="P1"><text:span text:style-name="T1"><text:s/></text:span><text:span text:style-name="T1">See DANSYS: FreqTab</text:span></text:p>
            </office:annotation>
            <text:p>Frequency polygon</text:p>
          </table:table-cell>
          <table:table-cell table:number-columns-repeated="37"/>
        </table:table-row>
        <table:table-row table:style-name="ro5">
          <table:table-cell office:value-type="string" calcext:value-type="string">
            <office:annotation draw:style-name="gr13" draw:text-style-name="P2" svg:width="346.31pt" svg:height="128.86pt" svg:x="81.24pt" svg:y="4832.56pt" draw:caption-point-x="-17.29pt" draw:caption-point-y="43.4pt">
              <dc:date>2016-02-04T00:00:00</dc:date>
              <text:p text:style-name="P1"><text:span text:style-name="T1">A frequency table displays the numbers of data points that fall into bins (equal intervals between values). It may also display related statistics such as relative frequencies, cumulative frequencies, and normalized frequencies. In addition to being useful information in their own right, frequency tables are a first step toward constructing useful graphic tools such as histograms, frequency polygons, and ogives, and may help in calculating various nonparametric statistics.</text:span></text:p>
              <text:p text:style-name="P1"><text:span text:style-name="T1"/></text:p>
              <text:p text:style-name="P1"><text:span text:style-name="T1">See Calc: FREQUENCY</text:span></text:p>
              <text:p text:style-name="P1"><text:span text:style-name="T1"/></text:p>
              <text:p text:style-name="P1"><text:span text:style-name="T1">See DANSYS: FreqTab, StemLeaf, ESTDIST</text:span></text:p>
            </office:annotation>
            <text:p>Frequency table </text:p>
          </table:table-cell>
          <table:table-cell table:number-columns-repeated="12"/>
          <table:table-cell office:value-type="string" calcext:value-type="string">
            <text:p>Kurtosis</text:p>
          </table:table-cell>
          <table:table-cell table:number-columns-repeated="24"/>
        </table:table-row>
        <table:table-row table:style-name="ro5">
          <table:table-cell table:style-name="Default" office:value-type="string" calcext:value-type="string">
            <office:annotation draw:style-name="gr16" draw:text-style-name="P2" svg:width="331.23pt" svg:height="72.88pt" svg:x="81.24pt" svg:y="4845.37pt" draw:caption-point-x="-17.29pt" draw:caption-point-y="43.4pt">
              <dc:date>2016-02-04T00:00:00</dc:date>
              <text:p text:style-name="P1"><text:span text:style-name="T1">The Friedman test provides a nonparametric alternative to the one-way ANOVA. It is used to test differences between groups when the dependent variable is ordinal (rankings).</text:span></text:p>
            </office:annotation>
            <text:p>Friedman Test</text:p>
          </table:table-cell>
          <table:table-cell table:number-columns-repeated="37"/>
        </table:table-row>
        <table:table-row table:style-name="ro5">
          <table:table-cell office:value-type="string" calcext:value-type="string">
            <office:annotation draw:style-name="gr44" draw:text-style-name="P2" svg:width="324.09pt" svg:height="207.24pt" svg:x="81.24pt" svg:y="4858.16pt" draw:caption-point-x="-17.29pt" draw:caption-point-y="43.4pt">
              <dc:date>2016-02-04T00:00:00</dc:date>
              <text:p text:style-name="P1"><text:span text:style-name="T1">A spreadsheet function takes one, multiple, or no arguments (value inputs) and returns a single value or an array. It can work alone or as part of a more complex formula. Functions can be nested by providing a function as another function's argument. Calc has a Function Wizard to help construct complex formulas.</text:span></text:p>
              <text:p text:style-name="P1"><text:span text:style-name="T1"/></text:p>
              <text:p text:style-name="P1"><text:span text:style-name="T1">See the help files for various Calc or DANSYS functions.</text:span></text:p>
              <text:p text:style-name="P1"><text:span text:style-name="T1">Also see Calc: Array Functions, Functions, Function List, Function, Statistics Functions, Functions by Category, User-Defined Functions, Function Wizard, Logical Functions, Date &amp; Time Functions, Sum, Calculating With Functions, Add-in Functions, Add-in Functions,List of Analysis Functions (Parts One and Two), Information Functions, Bit Operation Functions, Mathematical Functions, Statistical Functions (Parts One, Two, Three, Four, and Five), Subtotals, Spreadsheet Functions, Text Functions, Formula, Financial Functions (Parts One, Two, and Three), Calculate, Database Functions, Trend Lines</text:span></text:p>
              <text:p text:style-name="P1"><text:span text:style-name="T1"/></text:p>
              <text:p text:style-name="P1"><text:span text:style-name="T1">See DANSYS: DANSYS Functions sheet</text:span></text:p>
            </office:annotation>
            <text:p>Function</text:p>
          </table:table-cell>
          <table:table-cell table:number-columns-repeated="13"/>
          <table:table-cell>
            <draw:frame table:end-cell-address="Glossary.P379" table:end-x="15.48pt" table:end-y="5.87pt" draw:z-index="183" draw:style-name="gr27" draw:text-style-name="P3" svg:width="77.3pt" svg:height="26.08pt" svg:x="2.41pt" svg:y="5.41pt">
              <loext:p/>
              <draw:object xlink:href="./Object 184" xlink:type="simple" xlink:show="embed" xlink:actuate="onLoad"/>
              <draw:image xlink:href="./ObjectReplacements/Object 184" xlink:type="simple" xlink:show="embed" xlink:actuate="onLoad"/>
            </draw:frame>
          </table:table-cell>
          <table:table-cell table:number-columns-repeated="23"/>
        </table:table-row>
        <table:table-row table:style-name="ro5">
          <table:table-cell office:value-type="string" calcext:value-type="string">
            <office:annotation draw:style-name="gr14" draw:text-style-name="P2" svg:width="363.74pt" svg:height="84.08pt" svg:x="81.24pt" svg:y="4870.97pt" draw:caption-point-x="-17.29pt" draw:caption-point-y="43.4pt">
              <dc:date>2016-02-04T00:00:00</dc:date>
              <text:p text:style-name="P1"><text:span text:style-name="T1">Future value is the value of an asset at some specific future date.</text:span></text:p>
              <text:p text:style-name="P1"><text:span text:style-name="T1"/></text:p>
              <text:p text:style-name="P1"><text:span text:style-name="T1">See Calc: DURATION, PMT, PPMT, FV, IPMT, RATE, RRI, PV</text:span></text:p>
            </office:annotation>
            <text:p>Future value</text:p>
          </table:table-cell>
          <table:table-cell table:number-columns-repeated="12"/>
          <table:table-cell office:value-type="string" calcext:value-type="string">
            <text:p>Entropy</text:p>
          </table:table-cell>
          <table:table-cell table:number-columns-repeated="24"/>
        </table:table-row>
        <table:table-row table:style-name="ro5">
          <table:table-cell table:style-name="Default" office:value-type="string" calcext:value-type="string">
            <office:annotation draw:style-name="gr16" draw:text-style-name="P2" svg:width="82.18pt" svg:height="72.88pt" svg:x="81.01pt" svg:y="4876.21pt" draw:caption-point-x="-17.06pt" draw:caption-point-y="50.97pt">
              <dc:date>2016-02-06T00:00:00</dc:date>
              <text:p text:style-name="P1"><text:span text:style-name="T1">Used for optimizing decisions by considering cost/benefit variables</text:span></text:p>
            </office:annotation>
            <text:p>Game theory</text:p>
          </table:table-cell>
          <table:table-cell table:number-columns-repeated="37"/>
        </table:table-row>
        <table:table-row table:style-name="ro5">
          <table:table-cell office:value-type="string" calcext:value-type="string">
            <office:annotation draw:style-name="gr192" draw:text-style-name="P2" svg:width="286.44pt" svg:height="176.03pt" svg:x="81.01pt" svg:y="4888.71pt" draw:caption-point-x="-17.06pt" draw:caption-point-y="51.25pt">
              <dc:date>2016-02-06T00:00:00</dc:date>
              <text:p text:style-name="P1"><text:span text:style-name="T1">The gamma distribution is the distribution of the sum of independent random variables with exponential distribution. It is used to study variables that may have a skewed distribution. It is commonly used in queuing analysis. It describes waiting times in a Poisson process when time is a constant quantity. When lifetimes can be seen as a succession of stages in sequence and progression rates are equal throughout each stage. Gamma distributions are also useful in determining probability of obtaining a value of </text:span><text:span text:style-name="T4">χ2 (use ratio of integration of Γ from 0 to χ</text:span><text:span text:style-name="T6">2</text:span><text:span text:style-name="T8">0</text:span><text:span text:style-name="T4"> over Γ from 0 to ∞)</text:span></text:p>
              <text:p text:style-name="P1"><text:span text:style-name="T1"/></text:p>
              <text:p text:style-name="P1"><text:span text:style-name="T1">See Calc: GAMMA.DIST, GAMMA.INV, GAMMADIST, GAMMAINV</text:span></text:p>
              <text:p text:style-name="P1"><text:span text:style-name="T1">See DANSYS: <text:s/>GammaDev, GaammaEst, GammaMean, GammaVar, GammaSkew, GammaKurt, ESTDIST, Rankits</text:span></text:p>
            </office:annotation>
            <text:p>Gamma</text:p>
          </table:table-cell>
          <table:table-cell table:number-columns-repeated="37"/>
        </table:table-row>
        <table:table-row table:style-name="ro5">
          <table:table-cell table:style-name="Default" office:value-type="string" calcext:value-type="string">
            <office:annotation draw:style-name="gr193" draw:text-style-name="P2" svg:width="308.24pt" svg:height="79pt" svg:x="81.24pt" svg:y="4909.38pt" draw:caption-point-x="-17.29pt" draw:caption-point-y="43.4pt">
              <dc:date>2016-02-06T00:00:00</dc:date>
              <text:p text:style-name="P1"><text:span text:style-name="T1">Gantt Charts are common tools for scheduling simultaneous tasks, for instance in building projects and manufacture.</text:span></text:p>
              <text:p text:style-name="P1"><text:span text:style-name="T1"/></text:p>
              <text:p text:style-name="P1"><text:span text:style-name="T1">There are several third party Gantt chart templates available for LibreOffice Calc.</text:span></text:p>
            </office:annotation>
            <text:p>Gantt chart</text:p>
          </table:table-cell>
          <table:table-cell table:number-columns-repeated="37"/>
        </table:table-row>
        <table:table-row table:style-name="ro5">
          <table:table-cell office:value-type="string" calcext:value-type="string">
            <office:annotation draw:style-name="gr16" draw:text-style-name="P2" svg:width="312.18pt" svg:height="72.88pt" svg:x="81.24pt" svg:y="4922.16pt" draw:caption-point-x="-17.29pt" draw:caption-point-y="43.4pt">
              <dc:date>2016-02-06T00:00:00</dc:date>
              <text:p text:style-name="P1"><text:span text:style-name="T1">Gaussian elimination is a procedure used for solving systems of linear equation, to determine the rank of a matrix, or to calculate the determinant or inverse of a matrix. The Gauss-Jordan modification reduces a matrix to a reduced row echelon form,</text:span></text:p>
              <text:p text:style-name="P1"><text:span text:style-name="T1"/></text:p>
              <text:p text:style-name="P1"><text:span text:style-name="T1">See DANSYS: GaussJ</text:span></text:p>
            </office:annotation>
            <text:p>Gauss-Jordan elimination</text:p>
          </table:table-cell>
          <table:table-cell table:number-columns-repeated="37"/>
        </table:table-row>
        <table:table-row table:style-name="ro5">
          <table:table-cell table:style-name="Default" office:value-type="string" calcext:value-type="string">
            <office:annotation draw:style-name="gr9" draw:text-style-name="P2" svg:width="82.18pt" svg:height="61.68pt" svg:x="81.01pt" svg:y="4927.32pt" draw:caption-point-x="-17.06pt" draw:caption-point-y="51.05pt">
              <dc:creator>WV</dc:creator>
              <dc:date>2015-02-13T00:00:00</dc:date>
              <text:p text:style-name="P1"><text:span text:style-name="T1">Integration method useful for integrating functions over infinite intervals.</text:span></text:p>
            </office:annotation>
            <text:p>Gauss-Laguere quadrature</text:p>
          </table:table-cell>
          <table:table-cell table:number-columns-repeated="37"/>
        </table:table-row>
        <table:table-row table:style-name="ro5">
          <table:table-cell table:style-name="Default" office:value-type="string" calcext:value-type="string">
            <office:annotation draw:style-name="gr26" draw:text-style-name="P2" svg:width="82.18pt" svg:height="39.29pt" svg:x="81.01pt" svg:y="4939.8pt" draw:caption-point-x="-17.06pt" draw:caption-point-y="51.36pt">
              <dc:creator>WV</dc:creator>
              <dc:date>2015-01-26T00:00:00</dc:date>
              <text:p text:style-name="P1"><text:span text:style-name="T1">Use to solve a sparse system of linear equations</text:span></text:p>
            </office:annotation>
            <text:p>Gauss-Siedel method</text:p>
          </table:table-cell>
          <table:table-cell table:number-columns-repeated="37"/>
        </table:table-row>
        <table:table-row table:style-name="ro5">
          <table:table-cell table:style-name="Default" office:value-type="string" calcext:value-type="string">
            <office:annotation draw:style-name="gr10" draw:text-style-name="P2" svg:width="82.18pt" svg:height="95.27pt" svg:x="81.01pt" svg:y="4952.83pt" draw:caption-point-x="-17.06pt" draw:caption-point-y="51.14pt">
              <dc:creator>WV</dc:creator>
              <dc:date>2015-02-13T00:00:00</dc:date>
              <text:p text:style-name="P1"><text:span text:style-name="T1">General integration method especially useful for integrating functions with logarithmic singularities.</text:span></text:p>
            </office:annotation>
            <text:p>Gaussian quadrature</text:p>
          </table:table-cell>
          <table:table-cell table:number-columns-repeated="37"/>
        </table:table-row>
        <table:table-row table:style-name="ro5">
          <table:table-cell table:style-name="Default" office:value-type="string" calcext:value-type="string">
            <office:annotation draw:style-name="gr16" draw:text-style-name="P2" svg:width="307.45pt" svg:height="72.88pt" svg:x="81.24pt" svg:y="4973.36pt" draw:caption-point-x="-17.29pt" draw:caption-point-y="43.4pt">
              <dc:date>2016-02-06T00:00:00</dc:date>
              <text:p text:style-name="P1"><text:span text:style-name="T1">The general linear model is an extension of the multiple linear regression model to a form containing multiple dependent variables. This model includes ordinary linear regression in addition to ANOVA, MANOVA, ANCOVA, and MANCOVA.</text:span></text:p>
              <text:p text:style-name="P1"><text:span text:style-name="T1"/></text:p>
              <text:p text:style-name="P1"><text:span text:style-name="T1"/></text:p>
            </office:annotation>
            <text:p>General linear model </text:p>
          </table:table-cell>
          <table:table-cell table:number-columns-repeated="37"/>
        </table:table-row>
        <table:table-row table:style-name="ro5">
          <table:table-cell table:style-name="Default" office:value-type="string" calcext:value-type="string">
            <office:annotation draw:style-name="gr17" draw:text-style-name="P2" svg:width="308.24pt" svg:height="50.49pt" svg:x="81.24pt" svg:y="4986.17pt" draw:caption-point-x="-17.29pt" draw:caption-point-y="43.4pt">
              <dc:date>2016-02-06T00:00:00</dc:date>
              <text:p text:style-name="P1"><text:span text:style-name="T1">General linear models can be modified to deal with repeated measures taken on the same subjects.</text:span></text:p>
            </office:annotation>
            <text:p>General linear model repeated measures </text:p>
          </table:table-cell>
          <table:table-cell table:number-columns-repeated="37"/>
        </table:table-row>
        <table:table-row table:style-name="ro5">
          <table:table-cell table:style-name="ce13" office:value-type="string" calcext:value-type="string">
            <office:annotation draw:style-name="gr194" draw:text-style-name="P2" svg:width="312.97pt" svg:height="68.71pt" svg:x="81.24pt" svg:y="4998.95pt" draw:caption-point-x="-17.29pt" draw:caption-point-y="43.43pt">
              <dc:date>2016-02-06T00:00:00</dc:date>
              <text:p text:style-name="P1"><text:span text:style-name="T1">A general state space model represents a physical system as input, output, and state variable related by first-order differential equations.</text:span></text:p>
            </office:annotation>
            <text:p>General state space analysis</text:p>
          </table:table-cell>
          <table:table-cell table:number-columns-repeated="37"/>
        </table:table-row>
        <table:table-row table:style-name="ro5">
          <table:table-cell office:value-type="string" calcext:value-type="string">
            <office:annotation draw:style-name="gr12" draw:text-style-name="P2" svg:width="312.97pt" svg:height="140.06pt" svg:x="81.24pt" svg:y="5011.77pt" draw:caption-point-x="-17.29pt" draw:caption-point-y="43.4pt">
              <dc:date>2016-02-06T00:00:00</dc:date>
              <text:p text:style-name="P1"><text:span text:style-name="T1">The generalized extreme value (GEV) distributions are often used to model the maxima and minima of long sequences of random variables. As a family of distributions, they include the Gumbel, Frechet, and Weibull distributions as special cases.</text:span></text:p>
              <text:p text:style-name="P1"><text:span text:style-name="T1"/></text:p>
              <text:p text:style-name="P1"><text:span text:style-name="T1">The most common application of the GEV is in finance and economics to evaluated “tail risks”.</text:span></text:p>
              <text:p text:style-name="P1"><text:span text:style-name="T1"/></text:p>
              <text:p text:style-name="P1"><text:span text:style-name="T1">See DANSYS: GEV, GEVMean, GEVMedian, GEVMode, GEVVar, GEVSkew, GEVKurt, GEVEntropy</text:span></text:p>
              <text:p text:style-name="P1"><text:span text:style-name="T1"/></text:p>
              <text:p text:style-name="P1"><text:span text:style-name="T1"/></text:p>
            </office:annotation>
            <text:p>Generalized extreme value distribution</text:p>
          </table:table-cell>
          <table:table-cell table:number-columns-repeated="37"/>
        </table:table-row>
        <table:table-row table:style-name="ro5">
          <table:table-cell table:style-name="Default" office:value-type="string" calcext:value-type="string">
            <office:annotation draw:style-name="gr20" draw:text-style-name="P2" svg:width="343.93pt" svg:height="106.47pt" svg:x="81.24pt" svg:y="5024.58pt" draw:caption-point-x="-17.29pt" draw:caption-point-y="43.4pt">
              <dc:date>2016-02-06T00:00:00</dc:date>
              <text:p text:style-name="P1"><text:span text:style-name="T1">Geographic Information System (GIS) relies on Global Positioning Systems (the satellite-based navigation system) to capture, process and use geographic data. Geographic Information Science used that data for geoinformatics concerning just about every discipline. GIS can relate data using latitude, longitude, and elevation plus time and date to poosition objects and events on the earth.</text:span></text:p>
            </office:annotation>
            <text:p>Geographic information science (including GIS and GPS)</text:p>
          </table:table-cell>
          <table:table-cell table:number-columns-repeated="37"/>
        </table:table-row>
        <table:table-row table:style-name="ro5">
          <table:table-cell office:value-type="string" calcext:value-type="string">
            <office:annotation draw:style-name="gr195" draw:text-style-name="P2" svg:width="301.32pt" svg:height="131.13pt" svg:x="81.01pt" svg:y="5029.46pt" draw:caption-point-x="-17.06pt" draw:caption-point-y="51.31pt">
              <dc:date>2016-02-06T00:00:00</dc:date>
              <text:p text:style-name="P1"><text:span text:style-name="T1">The geometric distribution describes the number of trials before the first success in a Bernoulli experiment., also waiting times when time is measured in discrete integer units, and equilibrium state of queue size in an M/M/1 queue when </text:span><text:span text:style-name="T4">λ&lt;μ.</text:span></text:p>
              <text:p text:style-name="P1"><text:span text:style-name="T4"/></text:p>
              <text:p text:style-name="P1"><text:span text:style-name="T4">See Calc: Fill Random Numbers</text:span></text:p>
              <text:p text:style-name="P1"><text:span text:style-name="T4">See DANSYS: GeoDist, GeoDistMean, GeoDistMed, GeoDistVar, GeoDistSkew, GeoDistKurt, GeoDistEntropy, GeoDistQ, Rankits</text:span></text:p>
            </office:annotation>
            <text:p>Geometric</text:p>
          </table:table-cell>
          <table:table-cell table:number-columns-repeated="37"/>
        </table:table-row>
        <table:table-row table:style-name="ro5">
          <table:table-cell table:style-name="Default" office:value-type="string" calcext:value-type="string">
            <office:annotation draw:style-name="gr106" draw:text-style-name="P2" svg:width="291.57pt" svg:height="77.19pt" svg:x="81.24pt" svg:y="5050.18pt" draw:caption-point-x="-17.29pt" draw:caption-point-y="43.4pt">
              <dc:date>2016-02-06T00:00:00</dc:date>
              <text:p text:style-name="P1"><text:span text:style-name="T1">Geometric analysis combines differential geometry with differential equations to provide an insight to complex forms and physical processes that can be modeled by them.</text:span></text:p>
            </office:annotation>
            <text:p>Geometric analysis</text:p>
          </table:table-cell>
          <table:table-cell table:number-columns-repeated="5"/>
          <table:table-cell office:value-type="string" calcext:value-type="string">
            <text:p>Statistics for t distributions</text:p>
          </table:table-cell>
          <table:table-cell table:number-columns-repeated="4"/>
          <table:table-cell office:value-type="string" calcext:value-type="string">
            <text:p>Statistics for standard normal distributions</text:p>
          </table:table-cell>
          <table:table-cell table:number-columns-repeated="3"/>
          <table:table-cell office:value-type="string" calcext:value-type="string">
            <text:p>Statistics for a standard Cauchy diistribution</text:p>
          </table:table-cell>
          <table:table-cell table:number-columns-repeated="22"/>
        </table:table-row>
        <table:table-row table:style-name="ro5">
          <table:table-cell office:value-type="string" calcext:value-type="string">
            <office:annotation draw:style-name="gr15" draw:text-style-name="P2" svg:width="335.42pt" svg:height="162.45pt" svg:x="81.01pt" svg:y="5054.54pt" draw:caption-point-x="-17.06pt" draw:caption-point-y="51.82pt">
              <dc:date>2016-02-06T00:00:00</dc:date>
              <text:p text:style-name="P1"><text:span text:style-name="T1">The geometric mean is the nth root of the product of n values. It's value is that it summarizes a data set without giving any particular weight to the ranges being averaged. Therefore it can be used as the average to compare quantities measured on different scales. It can also be used to describe processes with proportional growth (since such processes tend to grow according to a geometric progression), it is used by the United Nations for the Human Development Index (which includes several diverse measures in its calculation), averages of aspect ratios, optical refractivity, spectral flatness in signal analysis, other complex indices, and, of course, in geometry.</text:span></text:p>
              <text:p text:style-name="P1"><text:span text:style-name="T1"/></text:p>
              <text:p text:style-name="P1"><text:span text:style-name="T1">See Calc: GEOMEAN</text:span></text:p>
              <text:p text:style-name="P1"><text:span text:style-name="T1"/></text:p>
              <text:p text:style-name="P1"><text:span text:style-name="T1"/></text:p>
            </office:annotation>
            <text:p>Geometric Mean</text:p>
          </table:table-cell>
          <table:table-cell table:number-columns-repeated="5"/>
          <table:table-cell office:value-type="string" calcext:value-type="string">
            <text:p>Parameter</text:p>
          </table:table-cell>
          <table:table-cell table:style-name="ce24" office:value-type="string" calcext:value-type="string">
            <text:p>ν&gt;0 degrees of freedom</text:p>
          </table:table-cell>
          <table:table-cell table:number-columns-repeated="4"/>
          <table:table-cell>
            <draw:frame table:end-cell-address="Glossary.M396" table:end-x="58.17pt" table:end-y="6.77pt" draw:z-index="214" draw:style-name="gr27" draw:text-style-name="P3" svg:width="50.26pt" svg:height="32.8pt" svg:x="7.91pt" svg:y="12.39pt">
              <loext:p/>
              <draw:object xlink:href="./Object 215" xlink:type="simple" xlink:show="embed" xlink:actuate="onLoad"/>
              <draw:image xlink:href="./ObjectReplacements/Object 215" xlink:type="simple" xlink:show="embed" xlink:actuate="onLoad"/>
            </draw:frame>
          </table:table-cell>
          <table:table-cell table:number-columns-repeated="25"/>
        </table:table-row>
        <table:table-row table:style-name="ro5">
          <table:table-cell office:value-type="string" calcext:value-type="string">
            <text:p>Geometric sequence</text:p>
          </table:table-cell>
          <table:table-cell table:number-columns-repeated="5"/>
          <table:table-cell>
            <draw:frame table:end-cell-address="Glossary.I398" table:end-x="53.94pt" table:end-y="7.85pt" draw:z-index="184" draw:style-name="gr27" draw:text-style-name="P3" svg:width="118.37pt" svg:height="56.41pt" svg:x="64.06pt" svg:y="2.64pt">
              <loext:p/>
              <draw:object xlink:href="./Object 185" xlink:type="simple" xlink:show="embed" xlink:actuate="onLoad"/>
              <draw:image xlink:href="./ObjectReplacements/Object 185" xlink:type="simple" xlink:show="embed" xlink:actuate="onLoad"/>
            </draw:frame>
          </table:table-cell>
          <table:table-cell table:number-columns-repeated="8"/>
          <table:table-cell office:value-type="string" calcext:value-type="string">
            <text:p>pdf</text:p>
          </table:table-cell>
          <table:table-cell>
            <draw:frame table:end-cell-address="Glossary.Q396" table:end-x="52.04pt" table:end-y="3.69pt" draw:z-index="217" draw:style-name="gr27" draw:text-style-name="P3" svg:width="51.25pt" svg:height="28.69pt" svg:x="0.79pt" svg:y="0.6pt">
              <loext:p/>
              <draw:object xlink:href="./Object 218" xlink:type="simple" xlink:show="embed" xlink:actuate="onLoad"/>
              <draw:image xlink:href="./ObjectReplacements/Object 218" xlink:type="simple" xlink:show="embed" xlink:actuate="onLoad"/>
            </draw:frame>
          </table:table-cell>
          <table:table-cell table:number-columns-repeated="21"/>
        </table:table-row>
        <table:table-row table:style-name="ro5">
          <table:table-cell office:value-type="string" calcext:value-type="string">
            <office:annotation draw:style-name="gr196" draw:text-style-name="P2" svg:width="339.17pt" svg:height="130.17pt" svg:x="81.24pt" svg:y="5088.56pt" draw:caption-point-x="-17.29pt" draw:caption-point-y="43.4pt">
              <dc:date>2016-02-06T00:00:00</dc:date>
              <text:p text:style-name="P1"><text:span text:style-name="T1">A geometric sequence is a sequence of numbers in which each is found by multiplying the predecessor by a common multiplier. Many geometric and natural processes follow a geometric progression, especially growth and decay processes. A geometric series is the sum of such a sequence.</text:span></text:p>
              <text:p text:style-name="P1"><text:span text:style-name="T1"/></text:p>
              <text:p text:style-name="P1"><text:span text:style-name="T1">See Calc: Fill Series (Growth), Automatically Calculating Series</text:span></text:p>
              <text:p text:style-name="P1"><text:span text:style-name="T1">See DANSYS; GSERIES</text:span></text:p>
            </office:annotation>
            <text:p>Geometric series</text:p>
          </table:table-cell>
          <table:table-cell table:number-columns-repeated="5"/>
          <table:table-cell office:value-type="string" calcext:value-type="string">
            <text:p>pdf</text:p>
          </table:table-cell>
          <table:table-cell table:number-columns-repeated="4"/>
          <table:table-cell office:value-type="string" calcext:value-type="string">
            <text:p>pdf</text:p>
          </table:table-cell>
          <table:table-cell table:number-columns-repeated="26"/>
        </table:table-row>
        <table:table-row table:style-name="ro5">
          <table:table-cell office:value-type="string" calcext:value-type="string">
            <office:annotation draw:style-name="gr16" draw:text-style-name="P2" svg:width="309.03pt" svg:height="72.88pt" svg:x="81.24pt" svg:y="5101.37pt" draw:caption-point-x="-17.29pt" draw:caption-point-y="43.4pt">
              <dc:date>2016-02-06T00:00:00</dc:date>
              <text:p text:style-name="P1"><text:span text:style-name="T1">Geometry is the science and application of shapes.</text:span></text:p>
              <text:p text:style-name="P1"><text:span text:style-name="T1"/></text:p>
              <text:p text:style-name="P1"><text:span text:style-name="T1">DANSYS has an extensive category of geometric functions that include shape parameters (such as area, surface area, perimeter, and volume), surveying formulas, spherical navigation, and other geometric formulas.</text:span></text:p>
            </office:annotation>
            <text:p>Geometry</text:p>
          </table:table-cell>
          <table:table-cell table:number-columns-repeated="37"/>
        </table:table-row>
        <table:table-row table:style-name="ro5">
          <table:table-cell table:style-name="Default" office:value-type="string" calcext:value-type="string">
            <office:annotation draw:style-name="gr197" draw:text-style-name="P2" svg:width="302.68pt" svg:height="81.16pt" svg:x="81.24pt" svg:y="5114.15pt" draw:caption-point-x="-17.29pt" draw:caption-point-y="43.43pt">
              <dc:date>2016-02-06T00:00:00</dc:date>
              <text:p text:style-name="P1"><text:span text:style-name="T1">Geostatistics is a discipline that collects, processes, analyzes, and studies quantities and processes that vary in location (especially in terrestrial location)</text:span></text:p>
            </office:annotation>
            <text:p>Geostatistics</text:p>
          </table:table-cell>
          <table:table-cell table:number-columns-repeated="11"/>
          <table:table-cell>
            <draw:frame table:end-cell-address="Glossary.N400" table:end-x="23.9pt" table:end-y="7.23pt" draw:z-index="215" draw:style-name="gr27" draw:text-style-name="P3" svg:width="84.93pt" svg:height="37.13pt" svg:x="3.2pt" svg:y="8.48pt">
              <loext:p/>
              <draw:object xlink:href="./Object 216" xlink:type="simple" xlink:show="embed" xlink:actuate="onLoad"/>
              <draw:image xlink:href="./ObjectReplacements/Object 216" xlink:type="simple" xlink:show="embed" xlink:actuate="onLoad"/>
            </draw:frame>
          </table:table-cell>
          <table:table-cell table:number-columns-repeated="25"/>
        </table:table-row>
        <table:table-row table:style-name="ro5">
          <table:table-cell table:style-name="ce13" office:value-type="string" calcext:value-type="string">
            <office:annotation draw:style-name="gr198" draw:text-style-name="P2" svg:width="304.5pt" svg:height="62.11pt" svg:x="81.01pt" svg:y="5118.89pt" draw:caption-point-x="-17.06pt" draw:caption-point-y="51.48pt">
              <dc:creator>WV</dc:creator>
              <dc:date>2015-02-23T00:00:00</dc:date>
              <text:p text:style-name="P1"><text:span text:style-name="T1">Can be used to find the real roots of a nonlinear equation with deflation for algebraic equation, or the real and complex roots of an algebraic equation.</text:span></text:p>
            </office:annotation>
            <text:p>Global cubic convergence</text:p>
          </table:table-cell>
          <table:table-cell table:number-columns-repeated="14"/>
          <table:table-cell office:value-type="string" calcext:value-type="string">
            <text:p>CDF</text:p>
          </table:table-cell>
          <table:table-cell>
            <draw:frame table:end-cell-address="Glossary.R400" table:end-x="18.09pt" table:end-y="5.02pt" draw:z-index="218" draw:style-name="gr27" draw:text-style-name="P3" svg:width="81.55pt" svg:height="29.65pt" svg:x="0.79pt" svg:y="0.96pt">
              <loext:p/>
              <draw:object xlink:href="./Object 219" xlink:type="simple" xlink:show="embed" xlink:actuate="onLoad"/>
              <draw:image xlink:href="./ObjectReplacements/Object 219" xlink:type="simple" xlink:show="embed" xlink:actuate="onLoad"/>
            </draw:frame>
          </table:table-cell>
          <table:table-cell table:number-columns-repeated="21"/>
        </table:table-row>
        <table:table-row table:style-name="ro5">
          <table:table-cell office:value-type="string" calcext:value-type="string">
            <office:annotation draw:style-name="gr16" draw:text-style-name="P2" svg:width="339.17pt" svg:height="72.88pt" svg:x="81.24pt" svg:y="5139.78pt" draw:caption-point-x="-17.29pt" draw:caption-point-y="43.4pt">
              <dc:date>2016-02-06T00:00:00</dc:date>
              <text:p text:style-name="P1"><text:span text:style-name="T1">Goal Seek is a simple iterative search engine which can solve an equation with one variable.</text:span></text:p>
              <text:p text:style-name="P1"><text:span text:style-name="T1"/></text:p>
              <text:p text:style-name="P1"><text:span text:style-name="T1">See Calc: Goal Seek, Applying Goal Seek</text:span></text:p>
            </office:annotation>
            <text:p>Goal seek</text:p>
          </table:table-cell>
          <table:table-cell table:number-columns-repeated="5"/>
          <table:table-cell>
            <draw:frame table:end-cell-address="Glossary.K403" table:end-x="5.87pt" table:end-y="8.93pt" draw:z-index="185" draw:style-name="gr27" draw:text-style-name="P3" svg:width="199.64pt" svg:height="58.79pt" svg:x="63.21pt" svg:y="1.33pt">
              <loext:p/>
              <draw:object xlink:href="./Object 186" xlink:type="simple" xlink:show="embed" xlink:actuate="onLoad"/>
              <draw:image xlink:href="./ObjectReplacements/Object 186" xlink:type="simple" xlink:show="embed" xlink:actuate="onLoad"/>
            </draw:frame>
          </table:table-cell>
          <table:table-cell table:number-columns-repeated="4"/>
          <table:table-cell office:value-type="string" calcext:value-type="string">
            <text:p>CDF</text:p>
          </table:table-cell>
          <table:table-cell table:number-columns-repeated="26"/>
        </table:table-row>
        <table:table-row table:style-name="ro5">
          <table:table-cell office:value-type="string" calcext:value-type="string">
            <office:annotation draw:style-name="gr10" draw:text-style-name="P2" svg:width="362.95pt" svg:height="95.27pt" svg:x="81.24pt" svg:y="5152.56pt" draw:caption-point-x="-17.29pt" draw:caption-point-y="43.4pt">
              <dc:date>2016-02-06T00:00:00</dc:date>
              <text:p text:style-name="P1"><text:span text:style-name="T1">The golden ratio is an irrational constant that arises in art, natural fractals, music, optimization and psychology.</text:span></text:p>
              <text:p text:style-name="P1"><text:span text:style-name="T1"/></text:p>
              <text:p text:style-name="P1"><text:span text:style-name="T1">See DANSYS: GR</text:span></text:p>
            </office:annotation>
            <text:p>Golden ratio</text:p>
          </table:table-cell>
          <table:table-cell table:number-columns-repeated="37"/>
        </table:table-row>
        <table:table-row table:style-name="ro5">
          <table:table-cell table:style-name="Default" office:value-type="string" calcext:value-type="string">
            <office:annotation draw:style-name="gr9" draw:text-style-name="P2" svg:width="82.18pt" svg:height="61.68pt" svg:x="81.01pt" svg:y="5156.79pt" draw:caption-point-x="-17.06pt" draw:caption-point-y="51.99pt">
              <dc:creator>WV</dc:creator>
              <dc:date>2015-01-26T00:00:00</dc:date>
              <text:p text:style-name="P1"><text:span text:style-name="T1">Function minimum with bracketing of triplet of abscissas</text:span></text:p>
            </office:annotation>
            <text:p>Golden section search</text:p>
          </table:table-cell>
          <table:table-cell table:number-columns-repeated="5"/>
          <table:table-cell office:value-type="string" calcext:value-type="string">
            <text:p>CDF</text:p>
          </table:table-cell>
          <table:table-cell table:number-columns-repeated="8"/>
          <table:table-cell office:value-type="string" calcext:value-type="string">
            <text:p>Median</text:p>
          </table:table-cell>
          <table:table-cell office:value-type="float" office:value="0" calcext:value-type="float">
            <text:p>0</text:p>
          </table:table-cell>
          <table:table-cell table:number-columns-repeated="21"/>
        </table:table-row>
        <table:table-row table:style-name="ro5">
          <table:table-cell table:style-name="Default" office:value-type="string" calcext:value-type="string">
            <office:annotation draw:style-name="gr199" draw:text-style-name="P2" svg:width="323.29pt" svg:height="76.08pt" svg:x="81.24pt" svg:y="5178.16pt" draw:caption-point-x="-17.29pt" draw:caption-point-y="43.4pt">
              <dc:date>2016-02-06T00:00:00</dc:date>
              <text:p text:style-name="P1"><text:span text:style-name="T1">Gamma is a rank correlation coefficient used as a measure of strength of association is crosstabulated data when both variables are ordinal. It does not adjust for table size or ties. It's values range from -1 to 1 with zero indicating an absence of association.</text:span></text:p>
            </office:annotation>
            <text:p>Goodman and Kruskal's gamma</text:p>
          </table:table-cell>
          <table:table-cell table:number-columns-repeated="10"/>
          <table:table-cell office:value-type="string" calcext:value-type="string">
            <text:p>Mean</text:p>
          </table:table-cell>
          <table:table-cell office:value-type="float" office:value="0" calcext:value-type="float">
            <text:p>0</text:p>
          </table:table-cell>
          <table:table-cell table:number-columns-repeated="2"/>
          <table:table-cell office:value-type="string" calcext:value-type="string">
            <text:p>Mode</text:p>
          </table:table-cell>
          <table:table-cell office:value-type="float" office:value="0" calcext:value-type="float">
            <text:p>0</text:p>
          </table:table-cell>
          <table:table-cell table:number-columns-repeated="21"/>
        </table:table-row>
        <table:table-row table:style-name="ro5">
          <table:table-cell office:value-type="string" calcext:value-type="string">
            <office:annotation draw:style-name="gr200" draw:text-style-name="P2" svg:width="357.39pt" svg:height="96.52pt" svg:x="81.24pt" svg:y="5190.97pt" draw:caption-point-x="-17.29pt" draw:caption-point-y="43.4pt">
              <dc:date>2016-02-06T00:00:00</dc:date>
              <text:p text:style-name="P1"><text:span text:style-name="T1">Goodness of fit is a characteristic of data sets that indicate similarity to hypothetical distributions. There are several goodness of fit tests available.</text:span></text:p>
              <text:p text:style-name="P1"><text:span text:style-name="T1"/></text:p>
              <text:p text:style-name="P1"><text:span text:style-name="T1">See Calc: CHISQ.TEST, CHITEST, Data Statistics in Calc</text:span></text:p>
              <text:p text:style-name="P1"><text:span text:style-name="T1">See DANSYS: CSGOF, KSGOF, ESTDIST</text:span></text:p>
            </office:annotation>
            <text:p>Goodness of fit </text:p>
          </table:table-cell>
          <table:table-cell table:number-columns-repeated="10"/>
          <table:table-cell office:value-type="string" calcext:value-type="string">
            <text:p>Median</text:p>
          </table:table-cell>
          <table:table-cell office:value-type="float" office:value="0" calcext:value-type="float">
            <text:p>0</text:p>
          </table:table-cell>
          <table:table-cell table:number-columns-repeated="25"/>
        </table:table-row>
        <table:table-row table:style-name="ro2">
          <table:table-cell table:style-name="Default" office:value-type="string" calcext:value-type="string">
            <office:annotation draw:style-name="gr201" draw:text-style-name="P2" svg:width="284.43pt" svg:height="61.06pt" svg:x="81.24pt" svg:y="5203.76pt" draw:caption-point-x="-17.29pt" draw:caption-point-y="43.4pt">
              <dc:date>2016-02-06T00:00:00</dc:date>
              <text:p text:style-name="P1"><text:span text:style-name="T1">The goodness of fit chart is a multivariate, distribution free control chart that detects distributional changes in production processes.</text:span></text:p>
            </office:annotation>
            <text:p>Goodness of fit chart</text:p>
          </table:table-cell>
          <table:table-cell table:number-columns-repeated="10"/>
          <table:table-cell office:value-type="string" calcext:value-type="string">
            <text:p>Mode</text:p>
          </table:table-cell>
          <table:table-cell office:value-type="float" office:value="0" calcext:value-type="float">
            <text:p>0</text:p>
          </table:table-cell>
          <table:table-cell table:number-columns-repeated="2"/>
          <table:table-cell office:value-type="string" calcext:value-type="string">
            <text:p>Entropy</text:p>
          </table:table-cell>
          <table:table-cell office:value-type="string" calcext:value-type="string">
            <text:p>log(4<text:span text:style-name="T16">π)</text:span></text:p>
          </table:table-cell>
          <table:table-cell table:number-columns-repeated="21"/>
        </table:table-row>
        <table:table-row table:style-name="ro5">
          <table:table-cell office:value-type="string" calcext:value-type="string">
            <office:annotation draw:style-name="gr10" draw:text-style-name="P2" svg:width="343.93pt" svg:height="95.27pt" svg:x="81.24pt" svg:y="5217.17pt" draw:caption-point-x="-17.29pt" draw:caption-point-y="43.4pt">
              <dc:date>2016-02-06T00:00:00</dc:date>
              <text:p text:style-name="P1"><text:span text:style-name="T1">“</text:span><text:span text:style-name="T1">Greater than”, basically larger in value is a common comparison criterion.</text:span></text:p>
              <text:p text:style-name="P1"><text:span text:style-name="T1"/></text:p>
              <text:p text:style-name="P1"><text:span text:style-name="T1">See Calc: Comparison Operators, Filter, Operators in LibreOffice Calc, Assigning Formats by Formula, Applying Conditional Formatting, IF, Information Functions, Data</text:span></text:p>
            </office:annotation>
            <text:p>Greater</text:p>
          </table:table-cell>
          <table:table-cell table:number-columns-repeated="10"/>
          <table:table-cell office:value-type="string" calcext:value-type="string">
            <text:p>Variance</text:p>
          </table:table-cell>
          <table:table-cell office:value-type="float" office:value="1" calcext:value-type="float">
            <text:p>1</text:p>
          </table:table-cell>
          <table:table-cell table:number-columns-repeated="25"/>
        </table:table-row>
        <table:table-row table:style-name="ro5">
          <table:table-cell office:value-type="string" calcext:value-type="string">
            <office:annotation draw:style-name="gr202" draw:text-style-name="P2" svg:width="318.53pt" svg:height="79.43pt" svg:x="81.24pt" svg:y="5229.98pt" draw:caption-point-x="-17.29pt" draw:caption-point-y="43.4pt">
              <dc:date>2016-02-06T00:00:00</dc:date>
              <text:p text:style-name="P1"><text:span text:style-name="T1">The greatest common divisor (or greatest common denominator) of multiple integers is the largest positive integer that will divide them all evenly (without remainder).</text:span></text:p>
              <text:p text:style-name="P1"><text:span text:style-name="T1"/></text:p>
              <text:p text:style-name="P1"><text:span text:style-name="T1">See Calc: GCD, GCD_ADD</text:span></text:p>
            </office:annotation>
            <text:p>Greatest common divisor</text:p>
          </table:table-cell>
          <table:table-cell table:number-columns-repeated="10"/>
          <table:table-cell office:value-type="string" calcext:value-type="string">
            <text:p>Skewness</text:p>
          </table:table-cell>
          <table:table-cell office:value-type="float" office:value="0" calcext:value-type="float">
            <text:p>0</text:p>
          </table:table-cell>
          <table:table-cell table:number-columns-repeated="25"/>
        </table:table-row>
        <table:table-row table:style-name="ro7">
          <table:table-cell office:value-type="string" calcext:value-type="string">
            <office:annotation draw:style-name="gr14" draw:text-style-name="P2" svg:width="364.54pt" svg:height="84.08pt" svg:x="81.24pt" svg:y="5242.76pt" draw:caption-point-x="-17.29pt" draw:caption-point-y="43.4pt">
              <dc:creator>WV</dc:creator>
              <dc:date>2016-02-07T00:00:00</dc:date>
              <text:p text:style-name="P1"><text:span text:style-name="T1">Grouped data is grouped into bins (value intervals). Frequency tables are grouped data. Statistics can be estimated for grouped data but information is always lost when data is grouped.</text:span></text:p>
              <text:p text:style-name="P1"><text:span text:style-name="T1"/></text:p>
              <text:p text:style-name="P1"><text:span text:style-name="T1">See Calc: FREQUENCY</text:span></text:p>
              <text:p text:style-name="P1"><text:span text:style-name="T1">See DANSYS: FreqTab, StemLeaf, KSGOF, Wprofile, ProfileG, GPERCENTILE</text:span></text:p>
            </office:annotation>
            <text:p>Grouped data</text:p>
          </table:table-cell>
          <table:table-cell table:number-columns-repeated="6"/>
          <table:table-cell office:value-type="string" calcext:value-type="string">
            <text:p><text:span text:style-name="T19">2</text:span>F<text:span text:style-name="T19">1</text:span> is the hypergeometric function</text:p>
          </table:table-cell>
          <table:table-cell table:number-columns-repeated="3"/>
          <table:table-cell office:value-type="string" calcext:value-type="string">
            <text:p>Kurtosis</text:p>
          </table:table-cell>
          <table:table-cell office:value-type="float" office:value="0" calcext:value-type="float">
            <text:p>0</text:p>
          </table:table-cell>
          <table:table-cell table:number-columns-repeated="25"/>
        </table:table-row>
        <table:table-row table:style-name="ro5">
          <table:table-cell table:style-name="Default" office:value-type="string" calcext:value-type="string">
            <office:annotation draw:style-name="gr10" draw:text-style-name="P2" svg:width="82.18pt" svg:height="95.27pt" svg:x="81.24pt" svg:y="5258.41pt" draw:caption-point-x="-17.29pt" draw:caption-point-y="43.4pt">
              <dc:creator>WV</dc:creator>
              <dc:date>2016-02-07T00:00:00</dc:date>
              <text:p text:style-name="P1"><text:span text:style-name="T1">The half logistic distribution is the distribution of the absolute value of a random variable that follows a logistic distribution.</text:span></text:p>
            </office:annotation>
            <text:p>Half logistic</text:p>
          </table:table-cell>
          <table:table-cell table:number-columns-repeated="11"/>
          <table:table-cell>
            <draw:frame table:end-cell-address="Glossary.N410" table:end-x="2.47pt" table:end-y="7.03pt" draw:z-index="216" draw:style-name="gr27" draw:text-style-name="P3" svg:width="57.23pt" svg:height="29.65pt" svg:x="9.47pt" svg:y="3.6pt">
              <loext:p/>
              <draw:object xlink:href="./Object 217" xlink:type="simple" xlink:show="embed" xlink:actuate="onLoad"/>
              <draw:image xlink:href="./ObjectReplacements/Object 217" xlink:type="simple" xlink:show="embed" xlink:actuate="onLoad"/>
            </draw:frame>
          </table:table-cell>
          <table:table-cell table:number-columns-repeated="25"/>
        </table:table-row>
        <table:table-row table:style-name="ro2">
          <table:table-cell table:style-name="Default" office:value-type="string" calcext:value-type="string">
            <office:annotation draw:style-name="gr9" draw:text-style-name="P2" svg:width="342.57pt" svg:height="61.68pt" svg:x="81.01pt" svg:y="5262.49pt" draw:caption-point-x="-17.06pt" draw:caption-point-y="52.13pt">
              <dc:creator>WV</dc:creator>
              <dc:date>2016-02-07T00:00:00</dc:date>
              <text:p text:style-name="P1"><text:span text:style-name="T1">A fold at the mean of an ordinary normal distribution with a mean of 0 produces a half normal distribution. The half normal distribution can be used to model non-negative data.</text:span></text:p>
            </office:annotation>
            <text:p>Half normal</text:p>
          </table:table-cell>
          <table:table-cell table:number-columns-repeated="5"/>
          <table:table-cell office:value-type="string" calcext:value-type="string">
            <text:p>Mean</text:p>
          </table:table-cell>
          <table:table-cell office:value-type="string" calcext:value-type="string">
            <text:p>0 for <text:span text:style-name="T16">ν&gt;1, otherwise undefined</text:span></text:p>
          </table:table-cell>
          <table:table-cell table:number-columns-repeated="3"/>
          <table:table-cell office:value-type="string" calcext:value-type="string">
            <text:p>Entropy</text:p>
          </table:table-cell>
          <table:table-cell table:number-columns-repeated="26"/>
        </table:table-row>
        <table:table-row table:style-name="ro5">
          <table:table-cell table:style-name="Default" office:value-type="string" calcext:value-type="string">
            <office:annotation draw:style-name="gr203" draw:text-style-name="P2" svg:width="351.86pt" svg:height="74.47pt" svg:x="81.24pt" svg:y="5284.63pt" draw:caption-point-x="-17.29pt" draw:caption-point-y="43.4pt">
              <dc:creator>WV</dc:creator>
              <dc:date>2016-02-07T00:00:00</dc:date>
              <text:p text:style-name="P1"><text:span text:style-name="T1">On a half normal plot, the sorted estimated main effects and interactions from an ANOVA are plotted on the vertical axis and the theoretical order statistic medians from a half-normal distribution (half-normal rankits) are plotted on the horizontal axis. Non-linearity in the plot indicates the importance of particular effects.</text:span></text:p>
            </office:annotation>
            <text:p>Half normal plot</text:p>
          </table:table-cell>
          <table:table-cell table:number-columns-repeated="37"/>
        </table:table-row>
        <table:table-row table:style-name="ro5">
          <table:table-cell office:value-type="string" calcext:value-type="string">
            <office:annotation draw:style-name="gr11" draw:text-style-name="P2" svg:width="362.15pt" svg:height="117.67pt" svg:x="81.24pt" svg:y="5297.41pt" draw:caption-point-x="-17.29pt" draw:caption-point-y="43.4pt">
              <dc:creator>WV</dc:creator>
              <dc:date>2016-02-07T00:00:00</dc:date>
              <text:p text:style-name="P1"><text:span text:style-name="T1">Hampel's m-estimator is a redescending m-estimator of location, It is used as a robust indicator of central tendency.</text:span></text:p>
              <text:p text:style-name="P1"><text:span text:style-name="T1"/></text:p>
              <text:p text:style-name="P1"><text:span text:style-name="T1">See DANSYS: HAMPEL</text:span></text:p>
            </office:annotation>
            <text:p>Hampel Estimate of Location</text:p>
          </table:table-cell>
          <table:table-cell table:number-columns-repeated="5"/>
          <table:table-cell office:value-type="string" calcext:value-type="string">
            <text:p>Median</text:p>
          </table:table-cell>
          <table:table-cell office:value-type="float" office:value="0" calcext:value-type="float">
            <text:p>0</text:p>
          </table:table-cell>
          <table:table-cell table:number-columns-repeated="30"/>
        </table:table-row>
        <table:table-row table:style-name="ro5">
          <table:table-cell table:style-name="Default" office:value-type="string" calcext:value-type="string">
            <office:annotation draw:style-name="gr204" draw:text-style-name="P2" svg:width="366.12pt" svg:height="86.03pt" svg:x="81.24pt" svg:y="5310.23pt" draw:caption-point-x="-17.29pt" draw:caption-point-y="43.4pt">
              <dc:creator>WV</dc:creator>
              <dc:date>2016-02-07T00:00:00</dc:date>
              <text:p text:style-name="P1"><text:span text:style-name="T1">A hanging bar histogram provides a visual test of fit to a particular distribution by presenting a line graph of the standard distribution and anchoring the tops of the bars of the observed distribution to the curve. If the bottoms of the bars form a straight line, the observed distribution complies with the standard distribution; otherwise, it deviates from the standard distribution.</text:span></text:p>
            </office:annotation>
            <text:p>Hanging histogram</text:p>
          </table:table-cell>
          <table:table-cell table:number-columns-repeated="5"/>
          <table:table-cell office:value-type="string" calcext:value-type="string">
            <text:p>Mode</text:p>
          </table:table-cell>
          <table:table-cell office:value-type="float" office:value="0" calcext:value-type="float">
            <text:p>0</text:p>
            <draw:frame table:end-cell-address="Glossary.H415" table:end-x="57.46pt" table:end-y="1.79pt" draw:z-index="187" draw:style-name="gr27" draw:text-style-name="P3" svg:width="31.35pt" svg:height="29.06pt" svg:x="26.11pt" svg:y="11.74pt">
              <loext:p/>
              <draw:object xlink:href="./Object 188" xlink:type="simple" xlink:show="embed" xlink:actuate="onLoad"/>
              <draw:image xlink:href="./ObjectReplacements/Object 188" xlink:type="simple" xlink:show="embed" xlink:actuate="onLoad"/>
            </draw:frame>
          </table:table-cell>
          <table:table-cell table:number-columns-repeated="30"/>
        </table:table-row>
        <table:table-row table:style-name="ro5">
          <table:table-cell office:value-type="string" calcext:value-type="string">
            <office:annotation draw:style-name="gr14" draw:text-style-name="P2" svg:width="383.81pt" svg:height="84.08pt" svg:x="77.84pt" svg:y="5314.71pt" draw:caption-point-x="-13.89pt" draw:caption-point-y="51.7pt">
              <dc:creator>WV</dc:creator>
              <dc:date>2016-02-07T00:00:00</dc:date>
              <text:p text:style-name="P1"><text:span text:style-name="T1">A harmonic mean is the inverse of the sum of the inverses of data values multiplied by the number of data values. It is commonly used when dealing with rates and ratios, for instance, harmonic means are best used for averaging speeds and other rates. In statistics, harmonic means are used to average group sizes when comparing groups using multiple range tests.</text:span></text:p>
              <text:p text:style-name="P1"><text:span text:style-name="T1"/></text:p>
              <text:p text:style-name="P1"><text:span text:style-name="T1">See Calc: HARMEAN</text:span></text:p>
            </office:annotation>
            <text:p>Harmonic Mean</text:p>
          </table:table-cell>
          <table:table-cell table:number-columns-repeated="37"/>
        </table:table-row>
        <table:table-row table:style-name="ro2">
          <table:table-cell table:style-name="Default" office:value-type="string" calcext:value-type="string">
            <office:annotation draw:style-name="gr205" draw:text-style-name="P2" svg:width="187.68pt" svg:height="100.97pt" svg:x="81.01pt" svg:y="5327.21pt" draw:caption-point-x="-17.06pt" draw:caption-point-y="52.02pt">
              <dc:creator>WV</dc:creator>
              <dc:date>2015-03-01T00:00:00</dc:date>
              <text:p text:style-name="P1"><text:span text:style-name="T1">Used as a substitute for the Poisson distribution when the initial population is comprised of singlets and pairs – phagocytosis, larvas per plants, cornborers per hill, accidents involving one or two cars, mistakes in copying groups of random digits.</text:span></text:p>
            </office:annotation>
            <text:p>Hermite distribution</text:p>
          </table:table-cell>
          <table:table-cell table:number-columns-repeated="5"/>
          <table:table-cell office:value-type="string" calcext:value-type="string">
            <text:p>Variance</text:p>
          </table:table-cell>
          <table:table-cell/>
          <table:table-cell office:value-type="string" calcext:value-type="string">
            <text:p>for <text:span text:style-name="T16">ν&gt;2, </text:span><text:span text:style-name="T13">∞ for 1&lt;ν≤2, otherwise undefined</text:span></text:p>
          </table:table-cell>
          <table:table-cell table:number-columns-repeated="29"/>
        </table:table-row>
        <table:table-row table:style-name="ro5">
          <table:table-cell table:style-name="Default" office:value-type="string" calcext:value-type="string">
            <office:annotation draw:style-name="gr206" draw:text-style-name="P2" svg:width="82.18pt" svg:height="84.81pt" svg:x="81.01pt" svg:y="5340.1pt" draw:caption-point-x="-17.06pt" draw:caption-point-y="52.53pt">
              <dc:creator>WV</dc:creator>
              <dc:date>2015-01-26T00:00:00</dc:date>
              <text:p text:style-name="P1"><text:span text:style-name="T1">Can be used to calculate point estimate of function, 1</text:span><text:span text:style-name="T5">st</text:span><text:span text:style-name="T1"> and 2</text:span><text:span text:style-name="T5">nd</text:span><text:span text:style-name="T1"> derivatives; or just derivatives.</text:span></text:p>
            </office:annotation>
            <text:p>Hermite interpolation</text:p>
          </table:table-cell>
          <table:table-cell table:number-columns-repeated="37"/>
        </table:table-row>
        <table:table-row table:style-name="ro2">
          <table:table-cell table:style-name="ce13" office:value-type="string" calcext:value-type="string">
            <office:annotation draw:style-name="gr9" draw:text-style-name="P2" svg:width="82.18pt" svg:height="61.68pt" svg:x="81.01pt" svg:y="5353.14pt" draw:caption-point-x="-17.06pt" draw:caption-point-y="52.27pt">
              <dc:creator>WV</dc:creator>
              <dc:date>2015-02-13T00:00:00</dc:date>
              <text:p text:style-name="P1"><text:span text:style-name="T1">Integration method useful for integrating functions over infinite intervals.</text:span></text:p>
            </office:annotation>
            <text:p>Hermite quadrature</text:p>
          </table:table-cell>
          <table:table-cell table:number-columns-repeated="5"/>
          <table:table-cell office:value-type="string" calcext:value-type="string">
            <text:p>Skewness</text:p>
          </table:table-cell>
          <table:table-cell office:value-type="string" calcext:value-type="string">
            <text:p>0 for <text:span text:style-name="T16">ν&gt;3, otherwise undefined</text:span></text:p>
          </table:table-cell>
          <table:table-cell table:number-columns-repeated="30"/>
        </table:table-row>
        <table:table-row table:style-name="ro5">
          <table:table-cell office:value-type="string" calcext:value-type="string">
            <office:annotation draw:style-name="gr12" draw:text-style-name="P2" svg:width="371.68pt" svg:height="140.06pt" svg:x="81.24pt" svg:y="5375.42pt" draw:caption-point-x="-17.29pt" draw:caption-point-y="43.4pt">
              <dc:creator>WV</dc:creator>
              <dc:date>2016-02-08T00:00:00</dc:date>
              <text:p text:style-name="P1"><text:span text:style-name="T1">An upper Hessenberg matrix has only zero entries below the first subdiagonal and a lower Hessenberg matrix has only zero entries above the first superdiagonal.</text:span></text:p>
              <text:p text:style-name="P1"><text:span text:style-name="T1"/></text:p>
              <text:p text:style-name="P1"><text:span text:style-name="T1">Reduction of general matrices to Hessenberg form often makes linear algorithms easier to program and more efficient.</text:span></text:p>
              <text:p text:style-name="P1"><text:span text:style-name="T1"/></text:p>
              <text:p text:style-name="P1"><text:span text:style-name="T1">See DANSYS: Hessenberg, hqr</text:span></text:p>
            </office:annotation>
            <text:p>Hessenberg matrix</text:p>
          </table:table-cell>
          <table:table-cell table:number-columns-repeated="6"/>
          <table:table-cell>
            <draw:frame table:end-cell-address="Glossary.H419" table:end-x="43.82pt" table:end-y="1.08pt" draw:z-index="186" draw:style-name="gr27" draw:text-style-name="P3" svg:width="31.21pt" svg:height="21.91pt" svg:x="12.61pt" svg:y="4.76pt">
              <loext:p/>
              <draw:object xlink:href="./Object 187" xlink:type="simple" xlink:show="embed" xlink:actuate="onLoad"/>
              <draw:image xlink:href="./ObjectReplacements/Object 187" xlink:type="simple" xlink:show="embed" xlink:actuate="onLoad"/>
            </draw:frame>
          </table:table-cell>
          <table:table-cell table:number-columns-repeated="30"/>
        </table:table-row>
        <table:table-row table:style-name="ro5">
          <table:table-cell office:value-type="string" calcext:value-type="string">
            <office:annotation draw:style-name="gr15" draw:text-style-name="P2" svg:width="357.39pt" svg:height="162.45pt" svg:x="81.24pt" svg:y="5388.21pt" draw:caption-point-x="-17.29pt" draw:caption-point-y="43.4pt">
              <dc:creator>WV</dc:creator>
              <dc:date>2016-02-08T00:00:00</dc:date>
              <text:p text:style-name="P1"><text:span text:style-name="T1">Hexadecimal numbers have a base of 16, which means that they have 15 digits -0 through 9, A, B, C, D, E, and F. In Calc, hexadecimal numbers are represented by strings. Hexadecimal numbers are commonly used in computer programming because one byte (8 bits) can conveniently be represented by two hexadecimal digits instead of 8 binary digits.</text:span></text:p>
              <text:p text:style-name="P1"><text:span text:style-name="T1"/></text:p>
              <text:p text:style-name="P1"><text:span text:style-name="T1">See Calc: DEC2HEX, HEX2BIN, HEX2DEC, HEX2OCT, List of Regular Expressions, OCT2HEX, BASE, DECIMAL, Number Format Codes</text:span></text:p>
              <text:p text:style-name="P1"><text:span text:style-name="T1"/></text:p>
              <text:p text:style-name="P1"><text:span text:style-name="T1">See DANSYS: Basen2Dec, Dec2Basen</text:span></text:p>
              <text:p text:style-name="P1"><text:span text:style-name="T1"/></text:p>
              <text:p text:style-name="P1"><text:span text:style-name="T1"/></text:p>
            </office:annotation>
            <text:p>Hexadecimal number</text:p>
          </table:table-cell>
          <table:table-cell table:number-columns-repeated="5"/>
          <table:table-cell office:value-type="string" calcext:value-type="string">
            <text:p>Kurtosis</text:p>
          </table:table-cell>
          <table:table-cell/>
          <table:table-cell office:value-type="string" calcext:value-type="string">
            <text:p>for ν&gt;4, ∞ for 2&lt;ν≤4, otherwise undefined</text:p>
          </table:table-cell>
          <table:table-cell table:number-columns-repeated="29"/>
        </table:table-row>
        <table:table-row table:style-name="ro5">
          <table:table-cell table:style-name="ce13" office:value-type="string" calcext:value-type="string">
            <office:annotation draw:style-name="gr207" draw:text-style-name="P2" svg:width="317.74pt" svg:height="51.9pt" svg:x="81.24pt" svg:y="5401.02pt" draw:caption-point-x="-17.29pt" draw:caption-point-y="43.4pt">
              <dc:creator>WV</dc:creator>
              <dc:date>2016-02-08T00:00:00</dc:date>
              <text:p text:style-name="P1"><text:span text:style-name="T1">A hidden Markov model is a Markov model which assumes that the system being modeled is a Markov process with unobserved states. Hidden Markov models find most utility in processes where the goal is to recover data sequences that are not easily observable.</text:span></text:p>
            </office:annotation>
            <text:p>Hidden Markov model</text:p>
          </table:table-cell>
          <table:table-cell table:number-columns-repeated="6"/>
          <table:table-cell>
            <draw:frame table:end-cell-address="Glossary.K422" table:end-x="29.48pt" table:end-y="9.84pt" draw:z-index="188" draw:style-name="gr27" draw:text-style-name="P3" svg:width="220.65pt" svg:height="35.86pt" svg:x="1.56pt" svg:y="12.39pt">
              <loext:p/>
              <draw:object xlink:href="./Object 189" xlink:type="simple" xlink:show="embed" xlink:actuate="onLoad"/>
              <draw:image xlink:href="./ObjectReplacements/Object 189" xlink:type="simple" xlink:show="embed" xlink:actuate="onLoad"/>
            </draw:frame>
          </table:table-cell>
          <table:table-cell table:number-columns-repeated="30"/>
        </table:table-row>
        <table:table-row table:style-name="ro5">
          <table:table-cell table:style-name="Default" office:value-type="string" calcext:value-type="string">
            <office:annotation draw:style-name="gr208" draw:text-style-name="P2" svg:width="363.74pt" svg:height="59.47pt" svg:x="81.24pt" svg:y="5413.8pt" draw:caption-point-x="-17.29pt" draw:caption-point-y="43.43pt">
              <dc:creator>WV</dc:creator>
              <dc:date>2016-02-08T00:00:00</dc:date>
              <text:p text:style-name="P1"><text:span text:style-name="T1">In a hidden Markov model, some states cannot be observed, but some information can be inferred about them by the tokens that they pass to the output.</text:span></text:p>
            </office:annotation>
            <text:p>Hidden Markov model states</text:p>
          </table:table-cell>
          <table:table-cell table:number-columns-repeated="37"/>
        </table:table-row>
        <table:table-row table:style-name="ro5">
          <table:table-cell table:style-name="Default" office:value-type="string" calcext:value-type="string">
            <office:annotation draw:style-name="gr209" draw:text-style-name="P2" svg:width="350.28pt" svg:height="69.36pt" svg:x="81.24pt" svg:y="5426.62pt" draw:caption-point-x="-17.29pt" draw:caption-point-y="43.4pt">
              <dc:creator>WV</dc:creator>
              <dc:date>2016-02-08T00:00:00</dc:date>
              <text:p text:style-name="P1"><text:span text:style-name="T1">Hierarchical loglinear regression “try” models consisting of various combinations of terms to find the one with the best “score” and thus the one that best represents the observed data.</text:span></text:p>
            </office:annotation>
            <text:p>Hierarchical loglinear regression </text:p>
          </table:table-cell>
          <table:table-cell table:number-columns-repeated="5"/>
          <table:table-cell office:value-type="string" calcext:value-type="string">
            <text:p>Entropy</text:p>
          </table:table-cell>
          <table:table-cell table:number-columns-repeated="31"/>
        </table:table-row>
        <table:table-row table:style-name="ro5">
          <table:table-cell office:value-type="string" calcext:value-type="string">
            <office:annotation draw:style-name="gr20" draw:text-style-name="P2" svg:width="360.57pt" svg:height="106.47pt" svg:x="81.24pt" svg:y="5439.43pt" draw:caption-point-x="-17.29pt" draw:caption-point-y="43.4pt">
              <dc:creator>WV</dc:creator>
              <dc:date>2016-02-08T00:00:00</dc:date>
              <text:p text:style-name="P1"><text:span text:style-name="T1">A histogram is a bar chart (or “column chart” in Calc's terminology) that graphs frequencies in sorted bins (frequency intervals) to the bin midpoint frequencies. The shape of the chart adequately displays the shape of the data distribution. A histogram can be constructed from a frequency table using Calc's chart wizard. Histograms can also be constructed using relative frequencies (relative histogram) or cumulative frequencies (cumulative or ogive histogram).</text:span></text:p>
              <text:p text:style-name="P1"><text:span text:style-name="T1"/></text:p>
              <text:p text:style-name="P1"><text:span text:style-name="T1">See Calc: FREQUENCY</text:span></text:p>
              <text:p text:style-name="P1"><text:span text:style-name="T1">See DANSYS: FreqTab</text:span></text:p>
            </office:annotation>
            <text:p>Histogram</text:p>
          </table:table-cell>
          <table:table-cell table:number-columns-repeated="37"/>
        </table:table-row>
        <table:table-row table:style-name="ro5">
          <table:table-cell table:style-name="Default" office:value-type="string" calcext:value-type="string">
            <office:annotation draw:style-name="gr210" draw:text-style-name="P2" svg:width="348.69pt" svg:height="39.2pt" svg:x="81.24pt" svg:y="5452.21pt" draw:caption-point-x="-17.29pt" draw:caption-point-y="43.4pt">
              <dc:creator>WV</dc:creator>
              <dc:date>2016-02-08T00:00:00</dc:date>
              <text:p text:style-name="P1"><text:span text:style-name="T1">Hjorth parameters are statistical indicators used in signal analysis in the time domain.</text:span></text:p>
            </office:annotation>
            <text:p>Hjorth parameters</text:p>
          </table:table-cell>
          <table:table-cell table:number-columns-repeated="37"/>
        </table:table-row>
        <table:table-row table:style-name="ro5">
          <table:table-cell office:value-type="string" calcext:value-type="string">
            <office:annotation draw:style-name="gr211" draw:text-style-name="P2" svg:width="354.25pt" svg:height="64.18pt" svg:x="81.24pt" svg:y="5465.03pt" draw:caption-point-x="-17.29pt" draw:caption-point-y="43.4pt">
              <dc:creator>WV</dc:creator>
              <dc:date>2016-02-08T00:00:00</dc:date>
              <text:p text:style-name="P1"><text:span text:style-name="T1">When working with time series or financial functions, it is often important to distinguish non-work days such as weekends and holidays from work days.</text:span></text:p>
              <text:p text:style-name="P1"><text:span text:style-name="T1"/></text:p>
              <text:p text:style-name="P1"><text:span text:style-name="T1">See Calc: NETWORKDAYS, WORKDAYS, EASTERSUNDAY</text:span></text:p>
            </office:annotation>
            <text:p>Holiday</text:p>
          </table:table-cell>
          <table:table-cell table:number-columns-repeated="6"/>
          <table:table-cell table:style-name="ce24" office:value-type="string" calcext:value-type="string">
            <text:p>ψ is digamma function</text:p>
          </table:table-cell>
          <table:table-cell table:number-columns-repeated="30"/>
        </table:table-row>
        <table:table-row table:style-name="ro5">
          <table:table-cell office:value-type="string" calcext:value-type="string">
            <office:annotation draw:style-name="gr20" draw:text-style-name="P2" svg:width="356.63pt" svg:height="106.47pt" svg:x="81.24pt" svg:y="5477.81pt" draw:caption-point-x="-17.29pt" draw:caption-point-y="43.4pt">
              <dc:creator>WV</dc:creator>
              <dc:date>2016-02-08T00:00:00</dc:date>
              <text:p text:style-name="P1"><text:span text:style-name="T1">In an analysis of covariance, it is assumed that the relationships between the variables is the same across all groups, therefore one assumption that is added to the regular assumptions required by ANOVA models is that the regression slopes among all groups are equal. An easy way to test this assumption is to graph the variables and include linear trend lines. If they are nearly parallel, the slope is homogeneous. A more precise test with significance values is the R square test.</text:span></text:p>
              <text:p text:style-name="P1"><text:span text:style-name="T1"/></text:p>
              <text:p text:style-name="P1"><text:span text:style-name="T1">See DANSYS: ANCOVA</text:span></text:p>
            </office:annotation>
            <text:p>Homogeneity of regression slopes</text:p>
          </table:table-cell>
          <table:table-cell table:number-columns-repeated="37"/>
        </table:table-row>
        <table:table-row table:style-name="ro5">
          <table:table-cell office:value-type="string" calcext:value-type="string">
            <office:annotation draw:style-name="gr13" draw:text-style-name="P2" svg:width="364.54pt" svg:height="128.86pt" svg:x="81.24pt" svg:y="5490.62pt" draw:caption-point-x="-17.29pt" draw:caption-point-y="43.4pt">
              <dc:creator>WV</dc:creator>
              <dc:date>2016-02-08T00:00:00</dc:date>
              <text:p text:style-name="P1"><text:span text:style-name="T1">Homogeneity of variance, that all groups have the same or similar variance, is a requirement of ANOVA. There are several tests to establish homogeneity of variances.</text:span></text:p>
              <text:p text:style-name="P1"><text:span text:style-name="T1"/></text:p>
              <text:p text:style-name="P1"><text:span text:style-name="T1">See DANSYS: OneWay, LEVENE, HoVar1, HoVar2, BARTLETT</text:span></text:p>
            </office:annotation>
            <text:p>Homogeneity of variances</text:p>
          </table:table-cell>
          <table:table-cell table:number-columns-repeated="37"/>
        </table:table-row>
        <table:table-row table:style-name="ro5">
          <table:table-cell office:value-type="string" calcext:value-type="string">
            <office:annotation draw:style-name="gr212" draw:text-style-name="P2" svg:width="314.56pt" svg:height="89.97pt" svg:x="81.24pt" svg:y="5503.41pt" draw:caption-point-x="-17.29pt" draw:caption-point-y="43.4pt">
              <dc:creator>WV</dc:creator>
              <dc:date>2016-02-08T00:00:00</dc:date>
              <text:p text:style-name="P1"><text:span text:style-name="T1">The HQR method of finding eigensolutions involves reducing the matrix to a Hessenberg form and then applying the QR method (which see) to determine the eigenvalues and , by back substitution, to find the eigenvectors.</text:span></text:p>
              <text:p text:style-name="P1"><text:span text:style-name="T1"/></text:p>
              <text:p text:style-name="P1"><text:span text:style-name="T1">See DANSYS: hqr, EIGEN, GEIGEN</text:span></text:p>
            </office:annotation>
            <text:p>HQR method</text:p>
          </table:table-cell>
          <table:table-cell table:number-columns-repeated="37"/>
        </table:table-row>
        <table:table-row table:style-name="ro5">
          <table:table-cell office:value-type="string" calcext:value-type="string">
            <office:annotation draw:style-name="gr213" draw:text-style-name="P2" svg:width="334.4pt" svg:height="68.88pt" svg:x="81.24pt" svg:y="5516.22pt" draw:caption-point-x="-17.29pt" draw:caption-point-y="43.4pt">
              <dc:creator>WV</dc:creator>
              <dc:date>2016-02-08T00:00:00</dc:date>
              <text:p text:style-name="P1"><text:span text:style-name="T1">Huber's m-estimator is a rescending m-estimator of central location. As such, it is a robust measure of central location.</text:span></text:p>
              <text:p text:style-name="P1"><text:span text:style-name="T1"/></text:p>
              <text:p text:style-name="P1"><text:span text:style-name="T1">See DANSYS: HUBER</text:span></text:p>
            </office:annotation>
            <text:p>Huber's m-estimator</text:p>
          </table:table-cell>
          <table:table-cell table:number-columns-repeated="37"/>
        </table:table-row>
        <table:table-row table:style-name="ro5">
          <table:table-cell table:style-name="Default" office:value-type="string" calcext:value-type="string">
            <office:annotation draw:style-name="gr10" draw:text-style-name="P2" svg:width="238.25pt" svg:height="95.27pt" svg:x="81.01pt" svg:y="5519.96pt" draw:caption-point-x="-17.06pt" draw:caption-point-y="52.47pt">
              <dc:creator>WV</dc:creator>
              <dc:date>2016-02-08T00:00:00</dc:date>
              <text:p text:style-name="P1"><text:span text:style-name="T1">The hyperbolic distribution decreases more slowly than the normal distribution and is therefore useful for modeling processes where numerically large values are more probable than in normal distributions, such as returns from financial assets and turbulent wind speeds.</text:span></text:p>
              <text:p text:style-name="P1"><text:span text:style-name="T1"/></text:p>
              <text:p text:style-name="P1"><text:span text:style-name="T1"/></text:p>
            </office:annotation>
            <text:p>Hyperbolic distribution</text:p>
          </table:table-cell>
          <table:table-cell table:number-columns-repeated="37"/>
        </table:table-row>
        <table:table-row table:style-name="ro5">
          <table:table-cell office:value-type="string" calcext:value-type="string">
            <office:annotation draw:style-name="gr214" draw:text-style-name="P2" svg:width="363.74pt" svg:height="127.13pt" svg:x="81.24pt" svg:y="5541.82pt" draw:caption-point-x="-17.29pt" draw:caption-point-y="43.4pt">
              <dc:creator>WV</dc:creator>
              <dc:date>2016-02-08T00:00:00</dc:date>
              <text:p text:style-name="P1"><text:span text:style-name="T1">The hyperbolic functions: hyperbolic sine (sinh), hyperbolic cosine (cosh), hyperbolic tangent (tanh), hyperbolic cotangent (coth), hyperbolic secant (sech), and hyperbolic cosecant (csch) relate to the hyperbola in similar ways to how the trigonometric functions relate to the circle. For that reason, they are useful in hyperbolic geometry and in the description of other curves like the catenary. They are also related to exponential functions which brings them into the solutions of many differential equations and descriptions of physical processes.</text:span></text:p>
              <text:p text:style-name="P1"><text:span text:style-name="T1"/></text:p>
              <text:p text:style-name="P1"><text:span text:style-name="T1">See Calc: ACOSH, ACOTH, A SINH, ATANH, COSH, COTH, CSCH, SECH, SINH, TANH</text:span></text:p>
            </office:annotation>
            <text:p>Hyperbolic functions</text:p>
          </table:table-cell>
          <table:table-cell table:number-columns-repeated="37"/>
        </table:table-row>
        <table:table-row table:style-name="ro5">
          <table:table-cell office:value-type="string" calcext:value-type="string">
            <office:annotation draw:style-name="gr10" draw:text-style-name="P2" svg:width="224.02pt" svg:height="95.27pt" svg:x="81.01pt" svg:y="5545.02pt" draw:caption-point-x="-17.06pt" draw:caption-point-y="53.01pt">
              <dc:creator>WV</dc:creator>
              <dc:date>2016-02-08T00:00:00</dc:date>
              <text:p text:style-name="P1"><text:span text:style-name="T1">Hypergeometric distributions are useful for sampling without replacement, problems with a finite population where each observation is a success or failure and where each subset of a given size is chosen with equal likelihood.</text:span></text:p>
              <text:p text:style-name="P1"><text:span text:style-name="T1"/></text:p>
              <text:p text:style-name="P1"><text:span text:style-name="T1">See Calc: HYPERGEOM.DIST, HYPERGEOMDIST</text:span></text:p>
            </office:annotation>
            <text:p>Hypergeometric</text:p>
          </table:table-cell>
          <table:table-cell table:number-columns-repeated="37"/>
        </table:table-row>
        <table:table-row table:style-name="ro5">
          <table:table-cell office:value-type="string" calcext:value-type="string">
            <office:annotation draw:style-name="gr16" draw:text-style-name="P2" svg:width="367.71pt" svg:height="72.88pt" svg:x="81.24pt" svg:y="5567.41pt" draw:caption-point-x="-17.29pt" draw:caption-point-y="43.4pt">
              <dc:creator>WV</dc:creator>
              <dc:date>2016-02-08T00:00:00</dc:date>
              <text:p text:style-name="P1"><text:span text:style-name="T1">A hyperlink connects a document to a position in another document. Clicking on the hyperlink opens the other document at that position.</text:span></text:p>
              <text:p text:style-name="P1"><text:span text:style-name="T1"/></text:p>
              <text:p text:style-name="P1"><text:span text:style-name="T1">See Calc: Hyperlink Dialog, Editing Hyperlinks, Inserting Hyperlinks, Hyperlink, Document, Internet, Mail &amp; News, Navigator, Relative and Absolute Links, Web Wizard – Documents, HYPERLINK</text:span></text:p>
            </office:annotation>
            <text:p>Hyperlink</text:p>
          </table:table-cell>
          <table:table-cell table:number-columns-repeated="37"/>
        </table:table-row>
        <table:table-row table:style-name="ro5">
          <table:table-cell table:style-name="Default" office:value-type="string" calcext:value-type="string">
            <office:annotation draw:style-name="gr17" draw:text-style-name="P2" svg:width="82.18pt" svg:height="50.49pt" svg:x="81.24pt" svg:y="5580.23pt" draw:caption-point-x="-17.29pt" draw:caption-point-y="43.4pt">
              <dc:creator>WV</dc:creator>
              <dc:date>2016-02-09T00:00:00</dc:date>
              <text:p text:style-name="P1"><text:span text:style-name="T1">Moran's I is a measure of spatial autocorrelation.</text:span></text:p>
            </office:annotation>
            <text:p>I Statistics</text:p>
          </table:table-cell>
          <table:table-cell table:number-columns-repeated="37"/>
        </table:table-row>
        <table:table-row table:style-name="ro5">
          <table:table-cell table:style-name="Default" office:value-type="string" calcext:value-type="string">
            <office:annotation draw:style-name="gr215" draw:text-style-name="P2" svg:width="327.26pt" svg:height="78.94pt" svg:x="81.24pt" svg:y="5593.01pt" draw:caption-point-x="-17.29pt" draw:caption-point-y="43.4pt">
              <dc:creator>WV</dc:creator>
              <dc:date>2016-02-09T00:00:00</dc:date>
              <text:p text:style-name="P1"><text:span text:style-name="T1">Statistical idiograms (or idiographs) are pictures or symbols used to convey an idea, quantity, or vector of quantities. For instance, to represent several related data values, a star can be used with rays of different sizes according to the different values. Several stars can be used for different data vectors.</text:span></text:p>
            </office:annotation>
            <text:p>Idiogram</text:p>
          </table:table-cell>
          <table:table-cell table:number-columns-repeated="37"/>
        </table:table-row>
        <table:table-row table:style-name="ro5">
          <table:table-cell office:value-type="string" calcext:value-type="string">
            <office:annotation draw:style-name="gr10" draw:text-style-name="P2" svg:width="355.01pt" svg:height="95.27pt" svg:x="97.91pt" svg:y="5603.56pt" draw:caption-point-x="-33.96pt" draw:caption-point-y="45.67pt">
              <dc:creator>WV</dc:creator>
              <dc:date>2016-02-09T00:00:00</dc:date>
              <text:p text:style-name="P1"><text:span text:style-name="T1">If functions are used in programming and spreadsheets to branch according to a specified criterion. The classical if statement is if….elseif…...else, of if...then...else. If statements provide for more than one option according to the value of some logical statement.</text:span></text:p>
              <text:p text:style-name="P1"><text:span text:style-name="T1"/></text:p>
              <text:p text:style-name="P1"><text:span text:style-name="T1">See Calc: IFERROR, IFNA, IF, COUNTIF, SUMIF</text:span></text:p>
            </office:annotation>
            <text:p>If</text:p>
          </table:table-cell>
          <table:table-cell table:number-columns-repeated="37"/>
        </table:table-row>
        <table:table-row table:style-name="ro5">
          <table:table-cell office:value-type="string" calcext:value-type="string">
            <office:annotation draw:style-name="gr14" draw:text-style-name="P2" svg:width="340.75pt" svg:height="84.08pt" svg:x="81.24pt" svg:y="5618.61pt" draw:caption-point-x="-17.29pt" draw:caption-point-y="43.4pt">
              <dc:creator>WV</dc:creator>
              <dc:date>2016-02-09T00:00:00</dc:date>
              <text:p text:style-name="P1"><text:span text:style-name="T1">An image map is a group of one or more hotspots that can be clicked on to perform some action.</text:span></text:p>
              <text:p text:style-name="P1"><text:span text:style-name="T1"/></text:p>
              <text:p text:style-name="P1"><text:span text:style-name="T1">See Calc: ImageMap Editor, Add Clickable Hotspots to Images</text:span></text:p>
            </office:annotation>
            <text:p>Image map</text:p>
          </table:table-cell>
          <table:table-cell table:number-columns-repeated="37"/>
        </table:table-row>
        <table:table-row table:style-name="ro5">
          <table:table-cell office:value-type="string" calcext:value-type="string">
            <office:annotation draw:style-name="gr11" draw:text-style-name="P2" svg:width="82.18pt" svg:height="117.67pt" svg:x="81.24pt" svg:y="5631.42pt" draw:caption-point-x="-17.29pt" draw:caption-point-y="43.4pt">
              <dc:creator>WV</dc:creator>
              <dc:date>2016-02-09T00:00:00</dc:date>
              <text:p text:style-name="P1"><text:span text:style-name="T1">An imaginary number is some multiple of the square root of -1. When summed with a real number, the result is a complex number (which see). </text:span></text:p>
            </office:annotation>
            <text:p>Imaginary number</text:p>
          </table:table-cell>
          <table:table-cell table:number-columns-repeated="37"/>
        </table:table-row>
        <table:table-row table:style-name="ro5">
          <table:table-cell office:value-type="string" calcext:value-type="string">
            <office:annotation draw:style-name="gr216" draw:text-style-name="P2" svg:width="335.2pt" svg:height="94.22pt" svg:x="81.24pt" svg:y="5644.2pt" draw:caption-point-x="-17.29pt" draw:caption-point-y="43.43pt">
              <dc:creator>WV</dc:creator>
              <dc:date>2016-02-09T00:00:00</dc:date>
              <text:p text:style-name="P1"><text:span text:style-name="T1">In logical implication, the truth of one number implies the truth of the other. The reverse is not the case (as it is in a biconditional). Also, falsity of the first statement implies nothing about the other.</text:span></text:p>
              <text:p text:style-name="P1"><text:span text:style-name="T1"/></text:p>
              <text:p text:style-name="P1"><text:span text:style-name="T1">See DANSYS: IMPL, BIMPL, IMPLT</text:span></text:p>
            </office:annotation>
            <text:p>Implication</text:p>
          </table:table-cell>
          <table:table-cell table:number-columns-repeated="37"/>
        </table:table-row>
        <table:table-row table:style-name="ro5">
          <table:table-cell office:value-type="string" calcext:value-type="string">
            <office:annotation draw:style-name="gr11" draw:text-style-name="P2" svg:width="373.27pt" svg:height="117.67pt" svg:x="81.24pt" svg:y="5657.02pt" draw:caption-point-x="-17.29pt" draw:caption-point-y="43.4pt">
              <dc:creator>WV</dc:creator>
              <dc:date>2016-02-09T00:00:00</dc:date>
              <text:p text:style-name="P1"><text:span text:style-name="T1">An improper integral either has one or more infinite limits or is bounded by limits but includes some singularity.</text:span></text:p>
              <text:p text:style-name="P1"><text:span text:style-name="T1"/></text:p>
              <text:p text:style-name="P1"><text:span text:style-name="T1">See DANSYS: INTEGRATOR</text:span></text:p>
            </office:annotation>
            <text:p>Improper integral</text:p>
          </table:table-cell>
          <table:table-cell table:number-columns-repeated="37"/>
        </table:table-row>
        <table:table-row table:style-name="ro5">
          <table:table-cell office:value-type="string" calcext:value-type="string">
            <office:annotation draw:style-name="gr10" draw:text-style-name="P2" svg:width="341.55pt" svg:height="95.27pt" svg:x="81.24pt" svg:y="5669.83pt" draw:caption-point-x="-17.29pt" draw:caption-point-y="43.4pt">
              <dc:creator>WV</dc:creator>
              <dc:date>2016-02-09T00:00:00</dc:date>
              <text:p text:style-name="P1"><text:span text:style-name="T1">In data imputation, missing values in a data set are supplied by inference from the other data values.</text:span></text:p>
              <text:p text:style-name="P1"><text:span text:style-name="T1"/></text:p>
              <text:p text:style-name="P1"><text:span text:style-name="T1">See DANSYS: Impute</text:span></text:p>
            </office:annotation>
            <text:p>Imputation</text:p>
          </table:table-cell>
          <table:table-cell table:number-columns-repeated="37"/>
        </table:table-row>
        <table:table-row table:style-name="ro5">
          <table:table-cell table:style-name="Default" office:value-type="string" calcext:value-type="string">
            <office:annotation draw:style-name="gr217" draw:text-style-name="P2" svg:width="324.88pt" svg:height="52.78pt" svg:x="81.24pt" svg:y="5682.61pt" draw:caption-point-x="-17.29pt" draw:caption-point-y="43.4pt">
              <dc:creator>WV</dc:creator>
              <dc:date>2016-02-09T00:00:00</dc:date>
              <text:p text:style-name="P1"><text:span text:style-name="T1">Incremental analysis is used in business to determine the true cost difference between alternatives.</text:span></text:p>
              <text:p text:style-name="P1"><text:span text:style-name="T1"/></text:p>
              <text:p text:style-name="P1"><text:span text:style-name="T1"/></text:p>
            </office:annotation>
            <text:p>Incremental analysis</text:p>
          </table:table-cell>
          <table:table-cell table:number-columns-repeated="5"/>
          <table:table-cell office:value-type="string" calcext:value-type="string">
            <text:p>Statistics for the generalized trapezoidal distribution</text:p>
          </table:table-cell>
          <table:table-cell table:number-columns-repeated="6"/>
          <table:table-cell office:value-type="string" calcext:value-type="string">
            <text:p>Statistics for wedge distribution</text:p>
          </table:table-cell>
          <table:table-cell table:number-columns-repeated="5"/>
          <table:table-cell office:value-type="string" calcext:value-type="string">
            <text:p>Statistics for triangular distributions</text:p>
          </table:table-cell>
          <table:table-cell table:number-columns-repeated="18"/>
        </table:table-row>
        <table:table-row table:style-name="ro2">
          <table:table-cell office:value-type="string" calcext:value-type="string">
            <office:annotation draw:style-name="gr218" draw:text-style-name="P2" svg:width="301.89pt" svg:height="83.06pt" svg:x="81.24pt" svg:y="5695.43pt" draw:caption-point-x="-17.29pt" draw:caption-point-y="43.4pt">
              <dc:creator>WV</dc:creator>
              <dc:date>2016-02-09T00:00:00</dc:date>
              <text:p text:style-name="P1"><text:span text:style-name="T1">An identity matrix is a matrix that returns any matrix (of the same size) multiplied by it. Specifically, an identity matrix has 1 for diagonal elements and 0 for all others.</text:span></text:p>
              <text:p text:style-name="P1"><text:span text:style-name="T1"/></text:p>
              <text:p text:style-name="P1"><text:span text:style-name="T1">See DANSYS: IsIdentity, IMAT</text:span></text:p>
            </office:annotation>
            <text:p>Identity matrix</text:p>
          </table:table-cell>
          <table:table-cell table:number-columns-repeated="18"/>
          <table:table-cell office:value-type="string" calcext:value-type="string">
            <text:p>Parameters:</text:p>
          </table:table-cell>
          <table:table-cell office:value-type="string" calcext:value-type="string">
            <text:p>a: lower limit (-<text:span text:style-name="T13">∞,∞)</text:span></text:p>
          </table:table-cell>
          <table:table-cell table:number-columns-repeated="17"/>
        </table:table-row>
        <table:table-row table:style-name="ro5">
          <table:table-cell table:style-name="Default" office:value-type="string" calcext:value-type="string">
            <office:annotation draw:style-name="gr219" draw:text-style-name="P2" svg:width="362.15pt" svg:height="89.94pt" svg:x="81.24pt" svg:y="5708.81pt" draw:caption-point-x="-17.29pt" draw:caption-point-y="43.43pt">
              <dc:creator>WV</dc:creator>
              <dc:date>2016-02-09T00:00:00</dc:date>
              <text:p text:style-name="P1"><text:span text:style-name="T1">Many forms of regression models require that error (residuals) from one observation is independent of error from other observations. This assumption is often violated in financial, time series, and signal data. It is not a necessary assumption for ordinary least squares procedures but mat be important in other forms of regression. There are several graphical and numerical means (such as the Durbin-Watson test) to test for independence of error.</text:span></text:p>
            </office:annotation>
            <text:p>Independence of error terms</text:p>
          </table:table-cell>
          <table:table-cell table:number-columns-repeated="5"/>
          <table:table-cell office:value-type="string" calcext:value-type="string">
            <text:p>Parameters</text:p>
          </table:table-cell>
          <table:table-cell office:value-type="string" calcext:value-type="string">
            <text:p>a</text:p>
          </table:table-cell>
          <table:table-cell office:value-type="string" calcext:value-type="string">
            <text:p>lower bound</text:p>
          </table:table-cell>
          <table:table-cell table:number-columns-repeated="4"/>
          <table:table-cell office:value-type="string" calcext:value-type="string">
            <text:p>Parameter</text:p>
          </table:table-cell>
          <table:table-cell office:value-type="string" calcext:value-type="string">
            <text:p>a</text:p>
          </table:table-cell>
          <table:table-cell table:number-columns-repeated="5"/>
          <table:table-cell office:value-type="string" calcext:value-type="string">
            <text:p>b: a&lt;b</text:p>
          </table:table-cell>
          <table:table-cell table:number-columns-repeated="17"/>
        </table:table-row>
        <table:table-row table:style-name="ro2">
          <table:table-cell table:style-name="Default" office:value-type="string" calcext:value-type="string">
            <office:annotation draw:style-name="gr20" draw:text-style-name="P2" svg:width="82.18pt" svg:height="106.47pt" svg:x="81.24pt" svg:y="5721.62pt" draw:caption-point-x="-17.29pt" draw:caption-point-y="43.4pt">
              <dc:creator>WV</dc:creator>
              <dc:date>2016-02-09T00:00:00</dc:date>
              <text:p text:style-name="P1"><text:span text:style-name="T1">An assumption of most regression models and ANOVA is that each observation is independent of all other observations. </text:span></text:p>
            </office:annotation>
            <text:p>Independence of observations</text:p>
          </table:table-cell>
          <table:table-cell table:number-columns-repeated="6"/>
          <table:table-cell office:value-type="string" calcext:value-type="string">
            <text:p>b</text:p>
          </table:table-cell>
          <table:table-cell office:value-type="string" calcext:value-type="string">
            <text:p>lower mode</text:p>
          </table:table-cell>
          <table:table-cell table:number-columns-repeated="5"/>
          <table:table-cell office:value-type="string" calcext:value-type="string">
            <text:p>s, scale (positive gives ascending wedge; negative descending wedge)</text:p>
          </table:table-cell>
          <table:table-cell table:number-columns-repeated="5"/>
          <table:table-cell office:value-type="string" calcext:value-type="string">
            <text:p>c: a<text:span text:style-name="T13">≤c≤b</text:span></text:p>
          </table:table-cell>
          <table:table-cell table:number-columns-repeated="17"/>
        </table:table-row>
        <table:table-row table:style-name="ro5">
          <table:table-cell office:value-type="string" calcext:value-type="string">
            <office:annotation draw:style-name="gr220" draw:text-style-name="P2" svg:width="364.54pt" svg:height="112.08pt" svg:x="81.24pt" svg:y="5735.03pt" draw:caption-point-x="-17.29pt" draw:caption-point-y="43.4pt">
              <dc:creator>WV</dc:creator>
              <dc:date>2016-02-09T00:00:00</dc:date>
              <text:p text:style-name="P1"><text:span text:style-name="T1">An index can be an integer that indicates the place of a value in a list, range, or matrix. In finance, indices are used to describe financial processes. Those indices are usually ratios that summarize groups of indicator variables.</text:span></text:p>
              <text:p text:style-name="P1"><text:span text:style-name="T1"/></text:p>
              <text:p text:style-name="P1"><text:span text:style-name="T1">See Calc: Indexes, Index Design, Relative and Absolute Links, CHOOSE, HLOOKUP, INDEX, LOOKUP, MATCH, VLOOKUP</text:span></text:p>
              <text:p text:style-name="P1"><text:span text:style-name="T1"/></text:p>
              <text:p text:style-name="P1"><text:span text:style-name="T1">See DANSYS: READABILITY, Rprofile, IOR, SimpsonIndex</text:span></text:p>
            </office:annotation>
            <text:p>Index</text:p>
          </table:table-cell>
          <table:table-cell table:number-columns-repeated="6"/>
          <table:table-cell office:value-type="string" calcext:value-type="string">
            <text:p>c</text:p>
          </table:table-cell>
          <table:table-cell office:value-type="string" calcext:value-type="string">
            <text:p>upper mode</text:p>
          </table:table-cell>
          <table:table-cell table:number-columns-repeated="29"/>
        </table:table-row>
        <table:table-row table:style-name="ro5">
          <table:table-cell office:value-type="string" calcext:value-type="string">
            <office:annotation draw:style-name="gr221" draw:text-style-name="P2" svg:width="323.29pt" svg:height="91.87pt" svg:x="81.24pt" svg:y="5747.81pt" draw:caption-point-x="-17.29pt" draw:caption-point-y="43.4pt">
              <dc:creator>WV</dc:creator>
              <dc:date>2016-02-09T00:00:00</dc:date>
              <text:p text:style-name="P1"><text:span text:style-name="T1">Also called the “price-related differential”, the index of regressivity is a measure of value related inequalities in an appraissal system. It is specifically the ratio of an average ratio to a weighted mean ratio. In finance, appraised values are regressive if high valued assets are under appraised.</text:span></text:p>
              <text:p text:style-name="P1"><text:span text:style-name="T1"/></text:p>
              <text:p text:style-name="P1"><text:span text:style-name="T1">See DANSYS: Rprofile, IOR</text:span></text:p>
            </office:annotation>
            <text:p>Index of regressivity</text:p>
          </table:table-cell>
          <table:table-cell table:number-columns-repeated="6"/>
          <table:table-cell office:value-type="string" calcext:value-type="string">
            <text:p>d</text:p>
          </table:table-cell>
          <table:table-cell office:value-type="string" calcext:value-type="string">
            <text:p>upper bound</text:p>
          </table:table-cell>
          <table:table-cell table:number-columns-repeated="4"/>
          <table:table-cell office:value-type="string" calcext:value-type="string">
            <text:p>pdf</text:p>
          </table:table-cell>
          <table:table-cell>
            <draw:frame table:end-cell-address="Glossary.P448" table:end-x="7.77pt" table:end-y="3.83pt" draw:z-index="143" draw:style-name="gr27" draw:text-style-name="P3" svg:width="72pt" svg:height="28.06pt" svg:x="0pt" svg:y="1.36pt">
              <loext:p/>
              <draw:object xlink:href="./Object 144" xlink:type="simple" xlink:show="embed" xlink:actuate="onLoad"/>
              <draw:image xlink:href="./ObjectReplacements/Object 144" xlink:type="simple" xlink:show="embed" xlink:actuate="onLoad"/>
            </draw:frame>
          </table:table-cell>
          <table:table-cell table:number-columns-repeated="23"/>
        </table:table-row>
        <table:table-row table:style-name="ro5">
          <table:table-cell table:style-name="Default" office:value-type="string" calcext:value-type="string">
            <office:annotation draw:style-name="gr14" draw:text-style-name="P2" svg:width="329.64pt" svg:height="84.08pt" svg:x="81.24pt" svg:y="5760.62pt" draw:caption-point-x="-17.29pt" draw:caption-point-y="43.4pt">
              <dc:creator>WV</dc:creator>
              <dc:date>2016-02-09T00:00:00</dc:date>
              <text:p text:style-name="P1"><text:span text:style-name="T1">An indicator takes the value of 1 if an event occurs; otherwise, it takes the value 0. Indicator functions are commonly used in conbinatorics and probability theory.</text:span></text:p>
            </office:annotation>
            <text:p>Indicator method</text:p>
          </table:table-cell>
          <table:table-cell table:number-columns-repeated="6"/>
          <table:table-cell office:value-type="string" calcext:value-type="string">
            <text:p>n1</text:p>
          </table:table-cell>
          <table:table-cell office:value-type="string" calcext:value-type="string">
            <text:p>growth rate</text:p>
          </table:table-cell>
          <table:table-cell table:number-columns-repeated="10"/>
          <table:table-cell table:style-name="ce30"/>
          <table:table-cell table:number-columns-repeated="18"/>
        </table:table-row>
        <table:table-row table:style-name="ro5">
          <table:table-cell office:value-type="string" calcext:value-type="string">
            <office:annotation draw:style-name="gr13" draw:text-style-name="P2" svg:width="350.28pt" svg:height="128.86pt" svg:x="81.24pt" svg:y="5773.41pt" draw:caption-point-x="-17.29pt" draw:caption-point-y="43.4pt">
              <dc:creator>WV</dc:creator>
              <dc:date>2016-02-09T00:00:00</dc:date>
              <text:p text:style-name="P1"><text:span text:style-name="T1">An indirect reference refers to the address of a value instead of the value itself. In Calc, the INDIRECT formula returns the reference provided by a text string.</text:span></text:p>
              <text:p text:style-name="P1"><text:span text:style-name="T1"/></text:p>
              <text:p text:style-name="P1"><text:span text:style-name="T1">See Calc: Spreadsheet Functions, INDIRECT, Formula</text:span></text:p>
            </office:annotation>
            <text:p>Indirect reference</text:p>
          </table:table-cell>
          <table:table-cell table:number-columns-repeated="6"/>
          <table:table-cell office:value-type="string" calcext:value-type="string">
            <text:p>n3</text:p>
          </table:table-cell>
          <table:table-cell office:value-type="string" calcext:value-type="string">
            <text:p>decay rate</text:p>
          </table:table-cell>
          <table:table-cell table:number-columns-repeated="10"/>
          <table:table-cell table:style-name="ce30"/>
          <table:table-cell office:value-type="float" office:value="0" calcext:value-type="float">
            <text:p>0</text:p>
          </table:table-cell>
          <table:table-cell office:value-type="string" calcext:value-type="string">
            <text:p>for x&lt;a</text:p>
          </table:table-cell>
          <table:table-cell table:number-columns-repeated="16"/>
        </table:table-row>
        <table:table-row table:style-name="ro5">
          <table:table-cell office:value-type="string" calcext:value-type="string">
            <office:annotation draw:style-name="gr20" draw:text-style-name="P2" svg:width="171.81pt" svg:height="106.47pt" svg:x="81.24pt" svg:y="5786.22pt" draw:caption-point-x="-17.29pt" draw:caption-point-y="43.4pt">
              <dc:creator>WV</dc:creator>
              <dc:date>2016-02-10T00:00:00</dc:date>
              <text:p text:style-name="P1"><text:span text:style-name="T1">Information is meaningful content. In the basic sense taken by information theory, it is the amount of order in a system.</text:span></text:p>
            </office:annotation>
            <text:p>Information</text:p>
          </table:table-cell>
          <table:table-cell table:number-columns-repeated="6"/>
          <table:table-cell office:value-type="string" calcext:value-type="string">
            <text:p>alpha</text:p>
          </table:table-cell>
          <table:table-cell office:value-type="string" calcext:value-type="string">
            <text:p>boundary ratio parameter</text:p>
          </table:table-cell>
          <table:table-cell table:number-columns-repeated="10"/>
          <table:table-cell table:style-name="ce30">
            <draw:frame table:end-cell-address="Glossary.V452" table:end-x="6.07pt" table:end-y="0.57pt" draw:z-index="189" draw:style-name="gr27" draw:text-style-name="P3" svg:width="72.71pt" svg:height="28.15pt" svg:x="61.85pt" svg:y="11.42pt">
              <loext:p/>
              <draw:object xlink:href="./Object 190" xlink:type="simple" xlink:show="embed" xlink:actuate="onLoad"/>
              <draw:image xlink:href="./ObjectReplacements/Object 190" xlink:type="simple" xlink:show="embed" xlink:actuate="onLoad"/>
            </draw:frame>
          </table:table-cell>
          <table:table-cell table:number-columns-repeated="18"/>
        </table:table-row>
        <table:table-row table:style-name="ro5">
          <table:table-cell table:style-name="Default" office:value-type="string" calcext:value-type="string">
            <office:annotation draw:style-name="gr9" draw:text-style-name="P2" svg:width="352.66pt" svg:height="61.68pt" svg:x="81.24pt" svg:y="5799pt" draw:caption-point-x="-17.29pt" draw:caption-point-y="43.43pt">
              <dc:creator>WV</dc:creator>
              <dc:date>2016-02-10T00:00:00</dc:date>
              <text:p text:style-name="P1"><text:span text:style-name="T1">The information function is the amount of information in data. It is specified as the reciprocal of the variance. It is also called Fisher's information and it is commonly used in the optimization of experimental design.</text:span></text:p>
            </office:annotation>
            <text:p>Information function</text:p>
          </table:table-cell>
          <table:table-cell table:number-columns-repeated="18"/>
          <table:table-cell table:style-name="ce30"/>
          <table:table-cell table:number-columns-repeated="18"/>
        </table:table-row>
        <table:table-row table:style-name="ro2">
          <table:table-cell table:style-name="Default" office:value-type="string" calcext:value-type="string">
            <office:annotation draw:style-name="gr13" draw:text-style-name="P2" svg:width="82.18pt" svg:height="128.86pt" svg:x="81.24pt" svg:y="5811.82pt" draw:caption-point-x="-17.29pt" draw:caption-point-y="43.4pt">
              <dc:creator>WV</dc:creator>
              <dc:date>2016-02-10T00:00:00</dc:date>
              <text:p text:style-name="P1"><text:span text:style-name="T1">A different paradigm for statistics is based on information theory. It is based on the amount of order or disorder contained in data.</text:span></text:p>
            </office:annotation>
            <text:p>Information Theoretic Statistics</text:p>
          </table:table-cell>
          <table:table-cell table:number-columns-repeated="5"/>
          <table:table-cell office:value-type="string" calcext:value-type="string">
            <text:p>pdf</text:p>
          </table:table-cell>
          <table:table-cell>
            <draw:frame table:end-cell-address="Glossary.L453" table:end-x="22.88pt" table:end-y="6.41pt" draw:z-index="135" draw:style-name="gr27" draw:text-style-name="P3" svg:width="279.86pt" svg:height="32.26pt" svg:x="0pt" svg:y="0.96pt">
              <loext:p/>
              <draw:object xlink:href="./Object 136" xlink:type="simple" xlink:show="embed" xlink:actuate="onLoad"/>
              <draw:image xlink:href="./ObjectReplacements/Object 136" xlink:type="simple" xlink:show="embed" xlink:actuate="onLoad"/>
            </draw:frame>
          </table:table-cell>
          <table:table-cell table:number-columns-repeated="11"/>
          <table:table-cell table:style-name="ce30" office:value-type="string" calcext:value-type="string">
            <text:p>pdf</text:p>
          </table:table-cell>
          <table:table-cell/>
          <table:table-cell office:value-type="string" calcext:value-type="string">
            <text:p>    for a<text:span text:style-name="T13">≤x&lt;c</text:span></text:p>
          </table:table-cell>
          <table:table-cell table:number-columns-repeated="2"/>
          <table:table-cell office:value-type="string" calcext:value-type="string">
            <text:p>Statistics for uniform distributions</text:p>
          </table:table-cell>
          <table:table-cell table:number-columns-repeated="3"/>
          <table:table-cell office:value-type="string" calcext:value-type="string">
            <text:p>Statistics for Weibull distributions</text:p>
          </table:table-cell>
          <table:table-cell table:number-columns-repeated="9"/>
        </table:table-row>
        <table:table-row table:style-name="ro2">
          <table:table-cell table:style-name="ce13" office:value-type="string" calcext:value-type="string">
            <office:annotation draw:style-name="gr20" draw:text-style-name="P2" svg:width="82.18pt" svg:height="106.47pt" svg:x="81.24pt" svg:y="5825.23pt" draw:caption-point-x="-17.29pt" draw:caption-point-y="43.4pt">
              <dc:creator>WV</dc:creator>
              <dc:date>2016-02-10T00:00:00</dc:date>
              <text:p text:style-name="P1"><text:span text:style-name="T1">Information theory is a branch of mathematics deriving from the study of signals and communications channels.</text:span></text:p>
            </office:annotation>
            <text:p>Information theory</text:p>
          </table:table-cell>
          <table:table-cell table:number-columns-repeated="12"/>
          <table:table-cell office:value-type="string" calcext:value-type="string">
            <text:p>Statistics for Yule distribution</text:p>
          </table:table-cell>
          <table:table-cell table:number-columns-repeated="5"/>
          <table:table-cell table:style-name="ce30"/>
          <table:table-cell>
            <draw:frame table:end-cell-address="Glossary.U454" table:end-x="46.32pt" table:end-y="7.77pt" draw:z-index="190" draw:style-name="gr27" draw:text-style-name="P3" svg:width="31.29pt" svg:height="29.03pt" svg:x="15.02pt" svg:y="5.53pt">
              <loext:p/>
              <draw:object xlink:href="./Object 191" xlink:type="simple" xlink:show="embed" xlink:actuate="onLoad"/>
              <draw:image xlink:href="./ObjectReplacements/Object 191" xlink:type="simple" xlink:show="embed" xlink:actuate="onLoad"/>
            </draw:frame>
          </table:table-cell>
          <table:table-cell table:number-columns-repeated="3"/>
          <table:table-cell office:value-type="string" calcext:value-type="string">
            <text:p>Parameters</text:p>
          </table:table-cell>
          <table:table-cell office:value-type="string" calcext:value-type="string">
            <text:p>-<text:span text:style-name="T13">∞&lt;a&lt;b&lt;∞ shape</text:span></text:p>
          </table:table-cell>
          <table:table-cell table:number-columns-repeated="2"/>
          <table:table-cell office:value-type="string" calcext:value-type="string">
            <text:p>Parameters</text:p>
          </table:table-cell>
          <table:table-cell table:style-name="ce24" office:value-type="string" calcext:value-type="string">
            <text:p>λ (0,+<text:span text:style-name="T13">∞) scale</text:span></text:p>
          </table:table-cell>
          <table:table-cell table:number-columns-repeated="8"/>
        </table:table-row>
        <table:table-row table:style-name="ro2">
          <table:table-cell table:style-name="Default" office:value-type="string" calcext:value-type="string">
            <office:annotation draw:style-name="gr10" draw:text-style-name="P2" svg:width="82.18pt" svg:height="95.27pt" svg:x="81.01pt" svg:y="5828.8pt" draw:caption-point-x="-17.06pt" draw:caption-point-y="53.23pt">
              <dc:creator>WV</dc:creator>
              <dc:date>2016-02-11T00:00:00</dc:date>
              <text:p text:style-name="P1"><text:span text:style-name="T1">Studies temporal diffusion of innovation processes – the spread of new ideas and technologies through cultures.</text:span></text:p>
            </office:annotation>
            <text:p>Innovation diffusion</text:p>
          </table:table-cell>
          <table:table-cell table:number-columns-repeated="18"/>
          <table:table-cell table:style-name="ce30"/>
          <table:table-cell/>
          <table:table-cell office:value-type="string" calcext:value-type="string">
            <text:p>for x=c</text:p>
          </table:table-cell>
          <table:table-cell table:number-columns-repeated="2"/>
          <table:table-cell table:style-name="ce30"/>
          <table:table-cell>
            <draw:frame table:end-cell-address="Glossary.AA455" table:end-x="31.52pt" table:end-y="3.34pt" draw:z-index="202" draw:style-name="gr27" draw:text-style-name="P3" svg:width="94.99pt" svg:height="28.49pt" svg:x="0.79pt" svg:y="1.05pt">
              <loext:p/>
              <draw:object xlink:href="./Object 203" xlink:type="simple" xlink:show="embed" xlink:actuate="onLoad"/>
              <draw:image xlink:href="./ObjectReplacements/Object 203" xlink:type="simple" xlink:show="embed" xlink:actuate="onLoad"/>
            </draw:frame>
          </table:table-cell>
          <table:table-cell table:number-columns-repeated="3"/>
          <table:table-cell office:value-type="string" calcext:value-type="string">
            <text:p>k (0,+<text:span text:style-name="T13">∞) shape</text:span></text:p>
          </table:table-cell>
          <table:table-cell table:number-columns-repeated="8"/>
        </table:table-row>
        <table:table-row table:style-name="ro5">
          <table:table-cell office:value-type="string" calcext:value-type="string">
            <office:annotation draw:style-name="gr11" draw:text-style-name="P2" svg:width="360.57pt" svg:height="117.67pt" svg:x="81.24pt" svg:y="5852.01pt" draw:caption-point-x="-17.29pt" draw:caption-point-y="43.4pt">
              <dc:creator>WV</dc:creator>
              <dc:date>2016-02-11T00:00:00</dc:date>
              <text:p text:style-name="P1"><text:span text:style-name="T1">The inner product is also called the dot product or scalar product. The inner product of two vectors results in a single value (scalar). It is related to the cosine of the angle between two vectors and is, therefore, a direction function. The inner product arises a lot in physics. For instance, mechanical work is the inner product of force and displacement vectors. Magnetic flus is the inner product of magnetic field and a vector area.</text:span></text:p>
              <text:p text:style-name="P1"><text:span text:style-name="T1"/></text:p>
              <text:p text:style-name="P1"><text:span text:style-name="T1">See DANSYS: VecInProd, VecScaProd</text:span></text:p>
            </office:annotation>
            <text:p>In product</text:p>
          </table:table-cell>
          <table:table-cell table:number-columns-repeated="12"/>
          <table:table-cell office:value-type="string" calcext:value-type="string">
            <text:p>Parameter</text:p>
          </table:table-cell>
          <table:table-cell table:style-name="ce24" office:value-type="string" calcext:value-type="string">
            <text:p>ρ&gt;0 shape</text:p>
          </table:table-cell>
          <table:table-cell table:number-columns-repeated="4"/>
          <table:table-cell table:style-name="ce30"/>
          <table:table-cell table:number-columns-repeated="4"/>
          <table:table-cell table:style-name="ce30" office:value-type="string" calcext:value-type="string">
            <text:p>pdf</text:p>
          </table:table-cell>
          <table:table-cell table:number-columns-repeated="4"/>
          <table:table-cell>
            <draw:frame table:end-cell-address="Glossary.AE456" table:end-x="61.4pt" table:end-y="8.99pt" draw:z-index="204" draw:style-name="gr27" draw:text-style-name="P3" svg:width="124.84pt" svg:height="28.03pt" svg:x="0.79pt" svg:y="7.17pt">
              <loext:p/>
              <draw:object xlink:href="./Object 205" xlink:type="simple" xlink:show="embed" xlink:actuate="onLoad"/>
              <draw:image xlink:href="./ObjectReplacements/Object 205" xlink:type="simple" xlink:show="embed" xlink:actuate="onLoad"/>
            </draw:frame>
          </table:table-cell>
          <table:table-cell table:number-columns-repeated="8"/>
        </table:table-row>
        <table:table-row table:style-name="ro2">
          <table:table-cell table:style-name="Default" office:value-type="string" calcext:value-type="string">
            <office:annotation draw:style-name="gr11" draw:text-style-name="P2" svg:width="325.67pt" svg:height="117.67pt" svg:x="81.24pt" svg:y="5864.83pt" draw:caption-point-x="-17.29pt" draw:caption-point-y="43.4pt">
              <dc:creator>WV</dc:creator>
              <dc:date>2016-02-11T00:00:00</dc:date>
              <text:p text:style-name="P1"><text:span text:style-name="T1">The order of integration of a time series denotes the smallest number of differences (derivatives) required to obtain a covariance stationary series. Thee ARIMA model combines autoregressive, integrated, and moving average factors in a time series. In an integrated series, autocorrelation diminish linearly over time. Many economic processes are integrated.</text:span></text:p>
            </office:annotation>
            <text:p>Integrated time series model</text:p>
          </table:table-cell>
          <table:table-cell table:number-columns-repeated="8"/>
          <table:table-cell office:value-type="string" calcext:value-type="string">
            <text:p>for a<text:span text:style-name="T13">≤x&lt;b</text:span></text:p>
          </table:table-cell>
          <table:table-cell table:number-columns-repeated="9"/>
          <table:table-cell table:style-name="ce30"/>
          <table:table-cell>
            <draw:frame table:end-cell-address="Glossary.V457" table:end-x="9.04pt" table:end-y="4.85pt" draw:z-index="191" draw:style-name="gr27" draw:text-style-name="P3" svg:width="71.74pt" svg:height="29.76pt" svg:x="1.56pt" svg:y="1.87pt">
              <loext:p/>
              <draw:object xlink:href="./Object 192" xlink:type="simple" xlink:show="embed" xlink:actuate="onLoad"/>
              <draw:image xlink:href="./ObjectReplacements/Object 192" xlink:type="simple" xlink:show="embed" xlink:actuate="onLoad"/>
            </draw:frame>
          </table:table-cell>
          <table:table-cell table:number-columns-repeated="3"/>
          <table:table-cell table:style-name="ce30"/>
          <table:table-cell table:number-columns-repeated="3"/>
          <table:table-cell table:style-name="ce30"/>
          <table:table-cell table:number-columns-repeated="9"/>
        </table:table-row>
        <table:table-row table:style-name="ro2">
          <table:table-cell office:value-type="string" calcext:value-type="string">
            <office:annotation draw:style-name="gr12" draw:text-style-name="P2" svg:width="331.23pt" svg:height="140.06pt" svg:x="81.24pt" svg:y="5878.2pt" draw:caption-point-x="-17.29pt" draw:caption-point-y="43.43pt">
              <dc:creator>WV</dc:creator>
              <dc:date>2016-02-11T00:00:00</dc:date>
              <text:p text:style-name="P1"><text:span text:style-name="T1">An integer is a number without a fractional part. In many calculations, the result has to be integer. For instance, If you expect 50 people to come to a dinner party and you know that six people can sit at a table, how many tables will you need, minimum. The calculated value would be 8.33…. but the result must be in a whole number of tables – 9. Many optimization procedures can be arranged so that only integer results are obtained.</text:span></text:p>
              <text:p text:style-name="P1"><text:span text:style-name="T1"/></text:p>
              <text:p text:style-name="P1"><text:span text:style-name="T1">See Calc:: EVEN, GCD, GCD_ADD, LCM, LCM_ADD, ODD, QUOTIENT, </text:span></text:p>
              <text:p text:style-name="P1"><text:span text:style-name="T1">Solver, ISEVEN, ISEVEN_ADD, ISODD, ISODD_ADD, Special properties of a formatted field, Applying Conditional Formatting, Converting Text to Numbers, Number Format Codes, INT</text:span></text:p>
              <text:p text:style-name="P1"><text:span text:style-name="T1"/></text:p>
            </office:annotation>
            <text:p>Integer</text:p>
          </table:table-cell>
          <table:table-cell table:number-columns-repeated="12"/>
          <table:table-cell office:value-type="string" calcext:value-type="string">
            <text:p>pmf</text:p>
          </table:table-cell>
          <table:table-cell table:style-name="ce24" office:value-type="string" calcext:value-type="string">
            <text:p>ρB(k,ρ+1)</text:p>
          </table:table-cell>
          <table:table-cell table:number-columns-repeated="4"/>
          <table:table-cell table:style-name="ce30"/>
          <table:table-cell/>
          <table:table-cell office:value-type="string" calcext:value-type="string">
            <text:p>    for c&lt;x<text:span text:style-name="T13">≤b</text:span></text:p>
          </table:table-cell>
          <table:table-cell table:number-columns-repeated="2"/>
          <table:table-cell table:style-name="ce30"/>
          <table:table-cell office:value-type="string" calcext:value-type="string">
            <text:p>0 otherwise</text:p>
          </table:table-cell>
          <table:table-cell table:number-columns-repeated="2"/>
          <table:table-cell table:style-name="ce30" office:value-type="string" calcext:value-type="string">
            <text:p>pdf</text:p>
          </table:table-cell>
          <table:table-cell table:number-columns-repeated="9"/>
        </table:table-row>
        <table:table-row table:style-name="ro5">
          <table:table-cell office:value-type="string" calcext:value-type="string">
            <office:annotation draw:style-name="gr17" draw:text-style-name="P2" svg:width="355.27pt" svg:height="50.49pt" svg:x="81.01pt" svg:y="5881.72pt" draw:caption-point-x="-17.06pt" draw:caption-point-y="53.29pt">
              <dc:creator>WV</dc:creator>
              <dc:date>2016-02-11T00:00:00</dc:date>
              <text:p text:style-name="P1"><text:span text:style-name="T1">Used to optimize data with integer valued constraints. Calc's Solver allows for integer solutions to optimization problems.</text:span></text:p>
            </office:annotation>
            <text:p>Integer programming </text:p>
          </table:table-cell>
          <table:table-cell table:number-columns-repeated="6"/>
          <table:table-cell>
            <draw:frame table:end-cell-address="Glossary.L459" table:end-x="54.91pt" table:end-y="5.56pt" draw:z-index="136" draw:style-name="gr27" draw:text-style-name="P3" svg:width="311.9pt" svg:height="29.76pt" svg:x="0pt" svg:y="1.39pt">
              <loext:p/>
              <draw:object xlink:href="./Object 137" xlink:type="simple" xlink:show="embed" xlink:actuate="onLoad"/>
              <draw:image xlink:href="./ObjectReplacements/Object 137" xlink:type="simple" xlink:show="embed" xlink:actuate="onLoad"/>
            </draw:frame>
          </table:table-cell>
          <table:table-cell table:number-columns-repeated="5"/>
          <table:table-cell office:value-type="string" calcext:value-type="string">
            <text:p>CDF</text:p>
          </table:table-cell>
          <table:table-cell office:value-type="string" calcext:value-type="string">
            <text:p>1-kB(k,ρ+1)</text:p>
          </table:table-cell>
          <table:table-cell table:number-columns-repeated="4"/>
          <table:table-cell table:style-name="ce30"/>
          <table:table-cell table:number-columns-repeated="8"/>
          <table:table-cell table:style-name="ce30"/>
          <table:table-cell office:value-type="string" calcext:value-type="string">
            <text:p>0 for x&lt;0</text:p>
          </table:table-cell>
          <table:table-cell table:number-columns-repeated="8"/>
        </table:table-row>
        <table:table-row table:style-name="ro5">
          <table:table-cell office:value-type="string" calcext:value-type="string">
            <office:annotation draw:style-name="gr42" draw:text-style-name="P2" svg:width="339.96pt" svg:height="80.33pt" svg:x="81.24pt" svg:y="5904.43pt" draw:caption-point-x="-17.29pt" draw:caption-point-y="43.4pt">
              <dc:creator>WV</dc:creator>
              <dc:date>2016-02-11T00:00:00</dc:date>
              <text:p text:style-name="P1"><text:span text:style-name="T1">Integration is the inverse operation for differentiation. It is a way of finding the area under a curve described by a function.</text:span></text:p>
              <text:p text:style-name="P1"><text:span text:style-name="T1"/></text:p>
              <text:p text:style-name="P1"><text:span text:style-name="T1">See DANSYS: Integrate, CompSimp, ModSimp, TrapInt, CiSi, ExpInt, Ei, Rf, Rd, Rj, Rc, ellf, elle, ellpi, INTEGRATOR</text:span></text:p>
            </office:annotation>
            <text:p>Integration</text:p>
          </table:table-cell>
          <table:table-cell table:number-columns-repeated="18"/>
          <table:table-cell table:style-name="ce30"/>
          <table:table-cell table:number-columns-repeated="4"/>
          <table:table-cell table:style-name="ce30"/>
          <table:table-cell office:value-type="string" calcext:value-type="string">
            <text:p>0 for x&lt;a</text:p>
          </table:table-cell>
          <table:table-cell table:number-columns-repeated="12"/>
        </table:table-row>
        <table:table-row table:style-name="ro5">
          <table:table-cell office:value-type="string" calcext:value-type="string">
            <office:annotation draw:style-name="gr16" draw:text-style-name="P2" svg:width="344.15pt" svg:height="72.88pt" svg:x="81.01pt" svg:y="5907pt" draw:caption-point-x="-17.06pt" draw:caption-point-y="53.6pt">
              <dc:creator>WV</dc:creator>
              <dc:date>2016-02-11T00:00:00</dc:date>
              <text:p text:style-name="P1"><text:span text:style-name="T1">The interquartile deviation (also called the “semi-interquartile range”) is a measure of spread equal to half the distance between the first and third quartiles. It is more robust than the standard deviation and is used in robust and nonparametric statistics.</text:span></text:p>
              <text:p text:style-name="P1"><text:span text:style-name="T1"/></text:p>
              <text:p text:style-name="P1"><text:span text:style-name="T1">See DANSYS: SemiIQRange</text:span></text:p>
            </office:annotation>
            <text:p>Inter-quartile Deviation</text:p>
          </table:table-cell>
          <table:table-cell table:number-columns-repeated="12"/>
          <table:table-cell office:value-type="string" calcext:value-type="string">
            <text:p>Mean</text:p>
          </table:table-cell>
          <table:table-cell>
            <draw:frame table:end-cell-address="Glossary.P461" table:end-x="8.36pt" table:end-y="0.31pt" draw:z-index="146" draw:style-name="gr27" draw:text-style-name="P3" svg:width="72.6pt" svg:height="24.58pt" svg:x="0pt" svg:y="1.36pt">
              <loext:p/>
              <draw:object xlink:href="./Object 147" xlink:type="simple" xlink:show="embed" xlink:actuate="onLoad"/>
              <draw:image xlink:href="./ObjectReplacements/Object 147" xlink:type="simple" xlink:show="embed" xlink:actuate="onLoad"/>
            </draw:frame>
          </table:table-cell>
          <table:table-cell table:number-columns-repeated="4"/>
          <table:table-cell table:style-name="ce30"/>
          <table:table-cell office:value-type="float" office:value="0" calcext:value-type="float">
            <text:p>0</text:p>
          </table:table-cell>
          <table:table-cell office:value-type="string" calcext:value-type="string">
            <text:p>for b&lt;x</text:p>
          </table:table-cell>
          <table:table-cell table:number-columns-repeated="2"/>
          <table:table-cell table:style-name="ce30"/>
          <table:table-cell table:number-columns-repeated="3"/>
          <table:table-cell table:style-name="ce30"/>
          <table:table-cell>
            <draw:frame table:end-cell-address="Glossary.AE460" table:end-x="30.44pt" table:end-y="4.25pt" draw:z-index="205" draw:style-name="gr27" draw:text-style-name="P3" svg:width="94.68pt" svg:height="15.7pt" svg:x="0pt" svg:y="1.36pt">
              <loext:p/>
              <draw:object xlink:href="./Object 206" xlink:type="simple" xlink:show="embed" xlink:actuate="onLoad"/>
              <draw:image xlink:href="./ObjectReplacements/Object 206" xlink:type="simple" xlink:show="embed" xlink:actuate="onLoad"/>
            </draw:frame>
          </table:table-cell>
          <table:table-cell table:number-columns-repeated="8"/>
        </table:table-row>
        <table:table-row table:style-name="ro5">
          <table:table-cell table:style-name="Default" office:value-type="string" calcext:value-type="string">
            <office:annotation draw:style-name="gr14" draw:text-style-name="P2" svg:width="172.6pt" svg:height="84.08pt" svg:x="81.24pt" svg:y="5930.02pt" draw:caption-point-x="-17.29pt" draw:caption-point-y="43.4pt">
              <dc:creator>WV</dc:creator>
              <dc:date>2016-02-11T00:00:00</dc:date>
              <text:p text:style-name="P1"><text:span text:style-name="T1">Interaction analysis is the empirical investigation of the interactions between persons.</text:span></text:p>
            </office:annotation>
            <text:p>Interaction analysis</text:p>
          </table:table-cell>
          <table:table-cell table:number-columns-repeated="23"/>
          <table:table-cell table:style-name="ce30" office:value-type="string" calcext:value-type="string">
            <text:p>CDF</text:p>
          </table:table-cell>
          <table:table-cell>
            <draw:frame table:end-cell-address="Glossary.AA462" table:end-x="27.24pt" table:end-y="4.11pt" draw:z-index="203" draw:style-name="gr27" draw:text-style-name="P3" svg:width="90.71pt" svg:height="29.08pt" svg:x="0.79pt" svg:y="0.62pt">
              <loext:p/>
              <draw:object xlink:href="./Object 204" xlink:type="simple" xlink:show="embed" xlink:actuate="onLoad"/>
              <draw:image xlink:href="./ObjectReplacements/Object 204" xlink:type="simple" xlink:show="embed" xlink:actuate="onLoad"/>
            </draw:frame>
          </table:table-cell>
          <table:table-cell table:number-columns-repeated="2"/>
          <table:table-cell table:style-name="ce30" office:value-type="string" calcext:value-type="string">
            <text:p>CDF</text:p>
          </table:table-cell>
          <table:table-cell table:number-columns-repeated="9"/>
        </table:table-row>
        <table:table-row table:style-name="ro5">
          <table:table-cell office:value-type="string" calcext:value-type="string">
            <office:annotation draw:style-name="gr222" draw:text-style-name="P2" svg:width="309.83pt" svg:height="138.59pt" svg:x="81.24pt" svg:y="5942.81pt" draw:caption-point-x="-17.29pt" draw:caption-point-y="43.43pt">
              <dc:creator>WV</dc:creator>
              <dc:date>2016-02-11T00:00:00</dc:date>
              <text:p text:style-name="P1"><text:span text:style-name="T1">An intercept is the place that one curve crosses another. Most commonly, the x-intercept is the abscissa value where a graphed function crosses the x axis, and the y intercept is the ordinate value where a graphed value crosses the y axis. These two values are particularly important because the x intercept is the independent <text:s/>variable value at which the dependent is zero; and the y intercept is the dependent variable value at which the independent variable is zero. Intercepts of multiple graphs are also important in optimization problems such as linear programming.</text:span></text:p>
              <text:p text:style-name="P1"><text:span text:style-name="T1"/></text:p>
              <text:p text:style-name="P1"><text:span text:style-name="T1">See Calc: Trend Lines, Array Functions, INTERCEPT</text:span></text:p>
            </office:annotation>
            <text:p>Intercept</text:p>
          </table:table-cell>
          <table:table-cell table:number-columns-repeated="8"/>
          <table:table-cell office:value-type="string" calcext:value-type="string">
            <text:p>for b≤x&lt;c</text:p>
          </table:table-cell>
          <table:table-cell table:number-columns-repeated="14"/>
          <table:table-cell table:style-name="ce30"/>
          <table:table-cell table:number-columns-repeated="3"/>
          <table:table-cell table:style-name="ce30"/>
          <table:table-cell office:value-type="string" calcext:value-type="string">
            <text:p>0 for x&lt;0</text:p>
          </table:table-cell>
          <table:table-cell table:number-columns-repeated="8"/>
        </table:table-row>
        <table:table-row table:style-name="ro5">
          <table:table-cell office:value-type="string" calcext:value-type="string">
            <office:annotation draw:style-name="gr20" draw:text-style-name="P2" svg:width="357.39pt" svg:height="106.47pt" svg:x="81.24pt" svg:y="5955.62pt" draw:caption-point-x="-17.29pt" draw:caption-point-y="43.4pt">
              <dc:creator>WV</dc:creator>
              <dc:date>2016-02-11T00:00:00</dc:date>
              <text:p text:style-name="P1"><text:span text:style-name="T1">Interest is the money paid by a borrower to a lender for the use of the loan. It is usually paid in installments.</text:span></text:p>
              <text:p text:style-name="P1"><text:span text:style-name="T1"/></text:p>
              <text:p text:style-name="P1"><text:span text:style-name="T1">See Calc: Financial Functions Parts One, Two, and Three, Applying Goal Seek, Calculating With Formulas, Applying Multiple Operations</text:span></text:p>
            </office:annotation>
            <text:p>Interest</text:p>
          </table:table-cell>
          <table:table-cell table:number-columns-repeated="12"/>
          <table:table-cell office:value-type="string" calcext:value-type="string">
            <text:p>Mode</text:p>
          </table:table-cell>
          <table:table-cell office:value-type="float" office:value="1" calcext:value-type="float">
            <text:p>1</text:p>
            <draw:frame table:end-cell-address="Glossary.P465" table:end-x="53.89pt" table:end-y="4.48pt" draw:z-index="147" draw:style-name="gr27" draw:text-style-name="P3" svg:width="117.33pt" svg:height="31.1pt" svg:x="0.79pt" svg:y="12.39pt">
              <loext:p/>
              <draw:object xlink:href="./Object 148" xlink:type="simple" xlink:show="embed" xlink:actuate="onLoad"/>
              <draw:image xlink:href="./ObjectReplacements/Object 148" xlink:type="simple" xlink:show="embed" xlink:actuate="onLoad"/>
            </draw:frame>
          </table:table-cell>
          <table:table-cell table:number-columns-repeated="9"/>
          <table:table-cell table:style-name="ce30"/>
          <table:table-cell table:number-columns-repeated="3"/>
          <table:table-cell>
            <draw:frame table:end-cell-address="Glossary.AE463" table:end-x="1.02pt" table:end-y="9.86pt" draw:z-index="206" draw:style-name="gr27" draw:text-style-name="P3" svg:width="66.3pt" svg:height="13.46pt" svg:x="63.21pt" svg:y="9.21pt">
              <loext:p/>
              <draw:object xlink:href="./Object 207" xlink:type="simple" xlink:show="embed" xlink:actuate="onLoad"/>
              <draw:image xlink:href="./ObjectReplacements/Object 207" xlink:type="simple" xlink:show="embed" xlink:actuate="onLoad"/>
            </draw:frame>
          </table:table-cell>
          <table:table-cell table:number-columns-repeated="9"/>
        </table:table-row>
        <table:table-row table:style-name="ro5">
          <table:table-cell office:value-type="string" calcext:value-type="string">
            <office:annotation draw:style-name="gr203" draw:text-style-name="P2" svg:width="354.25pt" svg:height="74.47pt" svg:x="81.24pt" svg:y="5968.4pt" draw:caption-point-x="-17.29pt" draw:caption-point-y="43.43pt">
              <dc:creator>WV</dc:creator>
              <dc:date>2016-02-11T00:00:00</dc:date>
              <text:p text:style-name="P1"><text:span text:style-name="T1">Internal rate of return is an adjustment that makes the net present value of all cash flows equal to zero. It is also called “discounted cash flow rate of return and effective interest rate.</text:span></text:p>
              <text:p text:style-name="P1"><text:span text:style-name="T1"/></text:p>
              <text:p text:style-name="P1"><text:span text:style-name="T1">See Calc: DURATION, MIRR, IRR</text:span></text:p>
            </office:annotation>
            <text:p>Internal rate of return</text:p>
          </table:table-cell>
          <table:table-cell table:number-columns-repeated="6"/>
          <table:table-cell>
            <draw:frame table:end-cell-address="Glossary.L465" table:end-x="23.92pt" table:end-y="7.11pt" draw:z-index="137" draw:style-name="gr27" draw:text-style-name="P3" svg:width="280.91pt" svg:height="32.23pt" svg:x="0pt" svg:y="1.08pt">
              <loext:p/>
              <draw:object xlink:href="./Object 138" xlink:type="simple" xlink:show="embed" xlink:actuate="onLoad"/>
              <draw:image xlink:href="./ObjectReplacements/Object 138" xlink:type="simple" xlink:show="embed" xlink:actuate="onLoad"/>
            </draw:frame>
          </table:table-cell>
          <table:table-cell table:number-columns-repeated="11"/>
          <table:table-cell table:style-name="ce30"/>
          <table:table-cell office:value-type="float" office:value="0" calcext:value-type="float">
            <text:p>0</text:p>
          </table:table-cell>
          <table:table-cell office:value-type="string" calcext:value-type="string">
            <text:p>for x&lt;a</text:p>
          </table:table-cell>
          <table:table-cell table:number-columns-repeated="2"/>
          <table:table-cell table:style-name="ce30"/>
          <table:table-cell table:number-columns-repeated="3"/>
          <table:table-cell office:value-type="string" calcext:value-type="string">
            <text:p>Mean</text:p>
          </table:table-cell>
          <table:table-cell table:number-columns-repeated="9"/>
        </table:table-row>
        <table:table-row table:style-name="ro2">
          <table:table-cell office:value-type="string" calcext:value-type="string">
            <office:annotation draw:style-name="gr11" draw:text-style-name="P2" svg:width="336.78pt" svg:height="117.67pt" svg:x="81.24pt" svg:y="5981.22pt" draw:caption-point-x="-17.29pt" draw:caption-point-y="43.4pt">
              <dc:creator>WV</dc:creator>
              <dc:date>2016-02-11T00:00:00</dc:date>
              <text:p text:style-name="P1"><text:span text:style-name="T1">The interquartile range is a robust measure of dispersion equal to the distance between the first and third quartiles.</text:span></text:p>
              <text:p text:style-name="P1"><text:span text:style-name="T1"/></text:p>
              <text:p text:style-name="P1"><text:span text:style-name="T1">See DANSYS: HighlightOutlier, IQRange, Profile13, CauchyIQRange, SemiIQRange, MidIQ</text:span></text:p>
            </office:annotation>
            <text:p>Interquartile range</text:p>
          </table:table-cell>
          <table:table-cell table:number-columns-repeated="12"/>
          <table:table-cell office:value-type="string" calcext:value-type="string">
            <text:p>Variance</text:p>
          </table:table-cell>
          <table:table-cell table:number-columns-repeated="5"/>
          <table:table-cell table:style-name="ce30"/>
          <table:table-cell>
            <draw:frame table:end-cell-address="Glossary.V467" table:end-x="12.42pt" table:end-y="2.83pt" draw:z-index="192" draw:style-name="gr27" draw:text-style-name="P3" svg:width="72.71pt" svg:height="29.85pt" svg:x="3.97pt" svg:y="12.59pt">
              <loext:p/>
              <draw:object xlink:href="./Object 193" xlink:type="simple" xlink:show="embed" xlink:actuate="onLoad"/>
              <draw:image xlink:href="./ObjectReplacements/Object 193" xlink:type="simple" xlink:show="embed" xlink:actuate="onLoad"/>
            </draw:frame>
          </table:table-cell>
          <table:table-cell table:number-columns-repeated="3"/>
          <table:table-cell table:style-name="ce30"/>
          <table:table-cell office:value-type="string" calcext:value-type="string">
            <text:p>1 for x<text:span text:style-name="T13">≥b</text:span></text:p>
          </table:table-cell>
          <table:table-cell table:number-columns-repeated="3"/>
          <table:table-cell>
            <draw:frame table:end-cell-address="Glossary.AD465" table:end-x="59.98pt" table:end-y="8.19pt" draw:z-index="207" draw:style-name="gr27" draw:text-style-name="P3" svg:width="59.98pt" svg:height="15.19pt" svg:x="0pt" svg:y="6.41pt">
              <loext:p/>
              <draw:object xlink:href="./Object 208" xlink:type="simple" xlink:show="embed" xlink:actuate="onLoad"/>
              <draw:image xlink:href="./ObjectReplacements/Object 208" xlink:type="simple" xlink:show="embed" xlink:actuate="onLoad"/>
            </draw:frame>
          </table:table-cell>
          <table:table-cell table:number-columns-repeated="8"/>
        </table:table-row>
        <table:table-row table:style-name="ro5">
          <table:table-cell office:value-type="string" calcext:value-type="string">
            <office:annotation draw:style-name="gr5" draw:text-style-name="P2" svg:width="363.74pt" svg:height="184.85pt" svg:x="81.24pt" svg:y="5994.62pt" draw:caption-point-x="-17.29pt" draw:caption-point-y="43.4pt">
              <dc:creator>WV</dc:creator>
              <dc:date>2016-02-11T00:00:00</dc:date>
              <text:p text:style-name="P1"><text:span text:style-name="T1">An intersection is an overlap. Lines and curves intersect at points, areas intersect to create subareas. Two groups or arrays intersect to produce a group or array that has the elements common to the two groups or arrays. This also applies to two or more ranges on a spreadsheet.</text:span></text:p>
              <text:p text:style-name="P1"><text:span text:style-name="T1"/></text:p>
              <text:p text:style-name="P1"><text:span text:style-name="T1">Intersections are often important in analytical geometry and linear programming. Problems of these kinds can often be solved using Solver of some other iterative engine like DANSYS' iteration routines. </text:span></text:p>
              <text:p text:style-name="P1"><text:span text:style-name="T1"/></text:p>
              <text:p text:style-name="P1"><text:span text:style-name="T1">See Calc: Solver, INTERCEPT, Operators in LibreOffice Calc</text:span></text:p>
              <text:p text:style-name="P1"><text:span text:style-name="T1"/></text:p>
              <text:p text:style-name="P1"><text:span text:style-name="T1">See DANSYS: Intersect</text:span></text:p>
            </office:annotation>
            <text:p>Intersection</text:p>
          </table:table-cell>
          <table:table-cell table:number-columns-repeated="18"/>
          <table:table-cell table:style-name="ce30"/>
          <table:table-cell table:number-columns-repeated="8"/>
          <table:table-cell office:value-type="string" calcext:value-type="string">
            <text:p>Median</text:p>
          </table:table-cell>
          <table:table-cell table:number-columns-repeated="9"/>
        </table:table-row>
        <table:table-row table:style-name="ro2">
          <table:table-cell office:value-type="string" calcext:value-type="string">
            <office:annotation draw:style-name="gr15" draw:text-style-name="P2" svg:width="339.17pt" svg:height="162.45pt" svg:x="81.24pt" svg:y="6007.41pt" draw:caption-point-x="-17.29pt" draw:caption-point-y="43.4pt">
              <dc:creator>WV</dc:creator>
              <dc:date>2016-02-11T00:00:00</dc:date>
              <text:p text:style-name="P1"><text:span text:style-name="T1">In an iterative calculation, the values of each calculation in a sequence depends on the preceding calculations. In a special case, recursive calculations, the result of each calculation is the input values for the next calculation. Self-references are allowed in Calc but the iteration options must be selected in the Tools&gt;Options&gt;LibreOffice Calc&gt;Calculate section.</text:span></text:p>
              <text:p text:style-name="P1"><text:span text:style-name="T1"/></text:p>
              <text:p text:style-name="P1"><text:span text:style-name="T1">Solver engines like Goal Seek, Solver, and Nonlinear Solver are iterative engines. They search for solutions by making the same calculations using different values until the right values are found.</text:span></text:p>
              <text:p text:style-name="P1"><text:span text:style-name="T1"/></text:p>
              <text:p text:style-name="P1"><text:span text:style-name="T1">See Calc: Calculate, Error Codes in LibreOffice Calc, IRR, Solver, Goal Seek</text:span></text:p>
              <text:p text:style-name="P1"><text:span text:style-name="T1"/></text:p>
              <text:p text:style-name="P1"><text:span text:style-name="T1">See DANSYS: Brent, Iterate1, Iterate2, SumIterate</text:span></text:p>
            </office:annotation>
            <text:p>Iteration</text:p>
          </table:table-cell>
          <table:table-cell table:number-columns-repeated="18"/>
          <table:table-cell table:style-name="ce30"/>
          <table:table-cell/>
          <table:table-cell office:value-type="string" calcext:value-type="string">
            <text:p>    for a<text:span text:style-name="T13">≤x&lt;c</text:span></text:p>
          </table:table-cell>
          <table:table-cell table:number-columns-repeated="2"/>
          <table:table-cell office:value-type="string" calcext:value-type="string">
            <text:p>Mean</text:p>
          </table:table-cell>
          <table:table-cell office:value-type="string" calcext:value-type="string">
            <text:p>1/2(a+b)</text:p>
          </table:table-cell>
          <table:table-cell table:number-columns-repeated="3"/>
          <table:table-cell>
            <draw:frame table:end-cell-address="Glossary.AE468" table:end-x="35.04pt" table:end-y="7.6pt" draw:z-index="208" draw:style-name="gr27" draw:text-style-name="P3" svg:width="98.48pt" svg:height="32.43pt" svg:x="0.79pt" svg:y="1.39pt">
              <loext:p/>
              <draw:object xlink:href="./Object 209" xlink:type="simple" xlink:show="embed" xlink:actuate="onLoad"/>
              <draw:image xlink:href="./ObjectReplacements/Object 209" xlink:type="simple" xlink:show="embed" xlink:actuate="onLoad"/>
            </draw:frame>
          </table:table-cell>
          <table:table-cell table:number-columns-repeated="8"/>
        </table:table-row>
        <table:table-row table:style-name="ro5">
          <table:table-cell office:value-type="string" calcext:value-type="string">
            <office:annotation draw:style-name="gr14" draw:text-style-name="P2" svg:width="82.18pt" svg:height="84.08pt" svg:x="81.24pt" svg:y="6020.82pt" draw:caption-point-x="-17.29pt" draw:caption-point-y="43.4pt">
              <dc:creator>WV</dc:creator>
              <dc:date>2016-02-11T00:00:00</dc:date>
              <text:p text:style-name="P1"><text:span text:style-name="T1">Iterative calculations use iterations until some set criterion is reached. See Iteration.</text:span></text:p>
            </office:annotation>
            <text:p>Iterative calculation</text:p>
          </table:table-cell>
          <table:table-cell table:number-columns-repeated="8"/>
          <table:table-cell office:value-type="string" calcext:value-type="string">
            <text:p>for c≤x&lt;d</text:p>
          </table:table-cell>
          <table:table-cell table:number-columns-repeated="3"/>
          <table:table-cell office:value-type="string" calcext:value-type="string">
            <text:p>Skewness</text:p>
          </table:table-cell>
          <table:table-cell>
            <draw:frame table:end-cell-address="Glossary.P469" table:end-x="51.62pt" table:end-y="2.95pt" draw:z-index="148" draw:style-name="gr27" draw:text-style-name="P3" svg:width="115.85pt" svg:height="27.16pt" svg:x="0pt" svg:y="1.39pt">
              <loext:p/>
              <draw:object xlink:href="./Object 149" xlink:type="simple" xlink:show="embed" xlink:actuate="onLoad"/>
              <draw:image xlink:href="./ObjectReplacements/Object 149" xlink:type="simple" xlink:show="embed" xlink:actuate="onLoad"/>
            </draw:frame>
          </table:table-cell>
          <table:table-cell table:number-columns-repeated="4"/>
          <table:table-cell table:style-name="ce30" office:value-type="string" calcext:value-type="string">
            <text:p>CDF</text:p>
          </table:table-cell>
          <table:table-cell>
            <draw:frame table:end-cell-address="Glossary.V470" table:end-x="24.92pt" table:end-y="4.42pt" draw:z-index="193" draw:style-name="gr27" draw:text-style-name="P3" svg:width="87.56pt" svg:height="30.95pt" svg:x="1.62pt" svg:y="12.47pt">
              <loext:p/>
              <draw:object xlink:href="./Object 194" xlink:type="simple" xlink:show="embed" xlink:actuate="onLoad"/>
              <draw:image xlink:href="./ObjectReplacements/Object 194" xlink:type="simple" xlink:show="embed" xlink:actuate="onLoad"/>
            </draw:frame>
          </table:table-cell>
          <table:table-cell table:number-columns-repeated="3"/>
          <table:table-cell office:value-type="string" calcext:value-type="string">
            <text:p>Median</text:p>
          </table:table-cell>
          <table:table-cell office:value-type="string" calcext:value-type="string">
            <text:p>1/2(a+b)</text:p>
          </table:table-cell>
          <table:table-cell table:number-columns-repeated="2"/>
          <table:table-cell table:style-name="ce30"/>
          <table:table-cell table:number-columns-repeated="9"/>
        </table:table-row>
        <table:table-row table:style-name="ro5">
          <table:table-cell table:style-name="Default" office:value-type="string" calcext:value-type="string">
            <office:annotation draw:style-name="gr10" draw:text-style-name="P2" svg:width="82.18pt" svg:height="95.27pt" svg:x="81.24pt" svg:y="6033.63pt" draw:caption-point-x="-17.29pt" draw:caption-point-y="43.4pt">
              <dc:creator>WV</dc:creator>
              <dc:date>2016-02-11T00:00:00</dc:date>
              <text:p text:style-name="P1"><text:span text:style-name="T1">Iterative proportional fitting estimates cell values in a contingency table so that marginal values remain fixed.</text:span></text:p>
            </office:annotation>
            <text:p>Iterative proportional fitting </text:p>
          </table:table-cell>
          <table:table-cell table:number-columns-repeated="18"/>
          <table:table-cell table:style-name="ce30"/>
          <table:table-cell table:number-columns-repeated="4"/>
          <table:table-cell office:value-type="string" calcext:value-type="string">
            <text:p>Mode</text:p>
          </table:table-cell>
          <table:table-cell office:value-type="string" calcext:value-type="string">
            <text:p>any value in [a,b]</text:p>
          </table:table-cell>
          <table:table-cell table:number-columns-repeated="2"/>
          <table:table-cell table:style-name="ce30" office:value-type="string" calcext:value-type="string">
            <text:p>Mode</text:p>
          </table:table-cell>
          <table:table-cell table:number-columns-repeated="9"/>
        </table:table-row>
        <table:table-row table:style-name="ro2">
          <table:table-cell table:style-name="Default" office:value-type="string" calcext:value-type="string">
            <office:annotation draw:style-name="gr223" draw:text-style-name="P2" svg:width="298.71pt" svg:height="68.23pt" svg:x="81.24pt" svg:y="6046.41pt" draw:caption-point-x="-17.29pt" draw:caption-point-y="43.4pt">
              <dc:creator>WV</dc:creator>
              <dc:date>2016-02-11T00:00:00</dc:date>
              <text:p text:style-name="P1"><text:span text:style-name="T1">An interrupted time series is one in which some change at a particular point in time (some experimental treatment, economic shock, etc.) causes the behavior of the time series to change significantly.</text:span></text:p>
            </office:annotation>
            <text:p>Interrupted time series analysis</text:p>
          </table:table-cell>
          <table:table-cell table:number-columns-repeated="6"/>
          <table:table-cell office:value-type="string" calcext:value-type="string">
            <text:p>0 elsewhere</text:p>
          </table:table-cell>
          <table:table-cell table:number-columns-repeated="11"/>
          <table:table-cell table:style-name="ce30"/>
          <table:table-cell/>
          <table:table-cell office:value-type="string" calcext:value-type="string">
            <text:p>         for c&lt;x<text:span text:style-name="T13">≤b</text:span></text:p>
          </table:table-cell>
          <table:table-cell table:number-columns-repeated="2"/>
          <table:table-cell office:value-type="string" calcext:value-type="string">
            <text:p>Variance</text:p>
          </table:table-cell>
          <table:table-cell office:value-type="string" calcext:value-type="string">
            <text:p>1/12 (b-a)<text:span text:style-name="T21">2</text:span></text:p>
          </table:table-cell>
          <table:table-cell table:number-columns-repeated="2"/>
          <table:table-cell table:style-name="ce30"/>
          <table:table-cell office:value-type="string" calcext:value-type="string">
            <text:p>0 for k=1</text:p>
          </table:table-cell>
          <table:table-cell table:number-columns-repeated="8"/>
        </table:table-row>
        <table:table-row table:style-name="ro5">
          <table:table-cell table:style-name="Default" office:value-type="string" calcext:value-type="string">
            <office:annotation draw:style-name="gr10" draw:text-style-name="P2" svg:width="82.18pt" svg:height="95.27pt" svg:x="81.24pt" svg:y="6059.82pt" draw:caption-point-x="-17.29pt" draw:caption-point-y="43.4pt">
              <dc:creator>WV</dc:creator>
              <dc:date>2016-02-11T00:00:00</dc:date>
              <text:p text:style-name="P1"><text:span text:style-name="T1">The intraclass correlation coefficient is a measure of how strongly members of a group resemble each other.</text:span></text:p>
            </office:annotation>
            <text:p>Intraclass correlation coefficient</text:p>
          </table:table-cell>
          <table:table-cell table:number-columns-repeated="18"/>
          <table:table-cell table:style-name="ce30"/>
          <table:table-cell table:number-columns-repeated="4"/>
          <table:table-cell office:value-type="string" calcext:value-type="string">
            <text:p>Skewness</text:p>
          </table:table-cell>
          <table:table-cell office:value-type="float" office:value="0" calcext:value-type="float">
            <text:p>0</text:p>
          </table:table-cell>
          <table:table-cell table:number-columns-repeated="3"/>
          <table:table-cell>
            <draw:frame table:end-cell-address="Glossary.AF473" table:end-x="16.3pt" table:end-y="4.42pt" draw:z-index="209" draw:style-name="gr27" draw:text-style-name="P3" svg:width="140.85pt" svg:height="37.13pt" svg:x="3.94pt" svg:y="5.7pt">
              <loext:p/>
              <draw:object xlink:href="./Object 210" xlink:type="simple" xlink:show="embed" xlink:actuate="onLoad"/>
              <draw:image xlink:href="./ObjectReplacements/Object 210" xlink:type="simple" xlink:show="embed" xlink:actuate="onLoad"/>
            </draw:frame>
          </table:table-cell>
          <table:table-cell table:number-columns-repeated="8"/>
        </table:table-row>
        <table:table-row table:style-name="ro5">
          <table:table-cell office:value-type="string" calcext:value-type="string">
            <office:annotation draw:style-name="gr17" draw:text-style-name="P2" svg:width="361.59pt" svg:height="50.49pt" svg:x="81.01pt" svg:y="6062.43pt" draw:caption-point-x="-17.06pt" draw:caption-point-y="53.6pt">
              <dc:creator>WV</dc:creator>
              <dc:date>2016-02-11T00:00:00</dc:date>
              <text:p text:style-name="P1"><text:span text:style-name="T1">Item analysis evaluates individual test items and responses. A classical statistic used in item analysis is the Kuder-Richardson statistic.</text:span></text:p>
              <text:p text:style-name="P1"><text:span text:style-name="T1"/></text:p>
              <text:p text:style-name="P1"><text:span text:style-name="T1">See DANSYS: KR</text:span></text:p>
            </office:annotation>
            <text:p>Item analysis</text:p>
          </table:table-cell>
          <table:table-cell table:number-columns-repeated="5"/>
          <table:table-cell office:value-type="string" calcext:value-type="string">
            <text:p>CDF</text:p>
          </table:table-cell>
          <table:table-cell office:value-type="string" calcext:value-type="string">
            <text:p>0 for x&lt;a</text:p>
          </table:table-cell>
          <table:table-cell table:number-columns-repeated="5"/>
          <table:table-cell office:value-type="string" calcext:value-type="string">
            <text:p>Kurtosis</text:p>
          </table:table-cell>
          <table:table-cell>
            <draw:frame table:end-cell-address="Glossary.Q473" table:end-x="29.65pt" table:end-y="1.45pt" draw:z-index="149" draw:style-name="gr27" draw:text-style-name="P3" svg:width="158.14pt" svg:height="25.99pt" svg:x="0pt" svg:y="1.05pt">
              <loext:p/>
              <draw:object xlink:href="./Object 150" xlink:type="simple" xlink:show="embed" xlink:actuate="onLoad"/>
              <draw:image xlink:href="./ObjectReplacements/Object 150" xlink:type="simple" xlink:show="embed" xlink:actuate="onLoad"/>
            </draw:frame>
          </table:table-cell>
          <table:table-cell table:number-columns-repeated="4"/>
          <table:table-cell table:style-name="ce30"/>
          <table:table-cell table:number-columns-repeated="4"/>
          <table:table-cell office:value-type="string" calcext:value-type="string">
            <text:p>Kurtosis</text:p>
          </table:table-cell>
          <table:table-cell office:value-type="string" calcext:value-type="string">
            <text:p>-6/5</text:p>
          </table:table-cell>
          <table:table-cell table:number-columns-repeated="12"/>
        </table:table-row>
        <table:table-row table:style-name="ro5">
          <table:table-cell table:style-name="Default" office:value-type="string" calcext:value-type="string">
            <office:annotation draw:style-name="gr26" draw:text-style-name="P2" svg:width="82.18pt" svg:height="39.29pt" svg:x="81.01pt" svg:y="6075.18pt" draw:caption-point-x="-17.06pt" draw:caption-point-y="53.63pt">
              <dc:creator>WV</dc:creator>
              <dc:date>2015-02-09T00:00:00</dc:date>
              <text:p text:style-name="P1"><text:span text:style-name="T1">Used to optimize management of inventories</text:span></text:p>
            </office:annotation>
            <text:p>Inventory control models</text:p>
          </table:table-cell>
          <table:table-cell table:number-columns-repeated="18"/>
          <table:table-cell table:style-name="ce30"/>
          <table:table-cell office:value-type="float" office:value="1" calcext:value-type="float">
            <text:p>1</text:p>
          </table:table-cell>
          <table:table-cell office:value-type="string" calcext:value-type="string">
            <text:p>for b&lt;x</text:p>
          </table:table-cell>
          <table:table-cell table:number-columns-repeated="2"/>
          <table:table-cell office:value-type="string" calcext:value-type="string">
            <text:p>Entropy</text:p>
          </table:table-cell>
          <table:table-cell office:value-type="string" calcext:value-type="string">
            <text:p>ln(b-a)</text:p>
          </table:table-cell>
          <table:table-cell table:number-columns-repeated="2"/>
          <table:table-cell office:value-type="string" calcext:value-type="string">
            <text:p>Variance</text:p>
          </table:table-cell>
          <table:table-cell table:number-columns-repeated="9"/>
        </table:table-row>
        <table:table-row table:style-name="ro5">
          <table:table-cell table:style-name="Default" office:value-type="string" calcext:value-type="string">
            <office:annotation draw:style-name="gr224" draw:text-style-name="P2" svg:width="171.07pt" svg:height="142.5pt" svg:x="81.01pt" svg:y="6087.77pt" draw:caption-point-x="-17.06pt" draw:caption-point-y="53.86pt">
              <dc:creator>WV</dc:creator>
              <dc:date>2016-02-12T00:00:00</dc:date>
              <text:p text:style-name="P1"><text:span text:style-name="T1">An absolutely continuous probability distribution defined for x&gt;0 with two parameters </text:span><text:span text:style-name="T4">α and β. It is the conjugate prior distribution of the parameter of a Bernoulli distribution expressed in odds. It is used as an empirical data filter, odds ratio, ratio of two independent gamma variables, mixtures of 2 gamma distributions, prior distributions and mixed distributions.</text:span></text:p>
            </office:annotation>
            <text:p>Inverted beta</text:p>
          </table:table-cell>
          <table:table-cell table:number-columns-repeated="6"/>
          <table:table-cell>
            <draw:frame table:end-cell-address="Glossary.L475" table:end-x="15.48pt" table:end-y="5.7pt" draw:z-index="138" draw:style-name="gr27" draw:text-style-name="P3" svg:width="272.47pt" svg:height="30.67pt" svg:x="0pt" svg:y="0.62pt">
              <loext:p/>
              <draw:object xlink:href="./Object 139" xlink:type="simple" xlink:show="embed" xlink:actuate="onLoad"/>
              <draw:image xlink:href="./ObjectReplacements/Object 139" xlink:type="simple" xlink:show="embed" xlink:actuate="onLoad"/>
            </draw:frame>
          </table:table-cell>
          <table:table-cell table:number-columns-repeated="30"/>
        </table:table-row>
        <table:table-row table:style-name="ro5">
          <table:table-cell table:style-name="Default" office:value-type="string" calcext:value-type="string">
            <office:annotation draw:style-name="gr225" draw:text-style-name="P2" svg:width="172.66pt" svg:height="74.98pt" svg:x="81.01pt" svg:y="6100.55pt" draw:caption-point-x="-17.06pt" draw:caption-point-y="53.86pt">
              <dc:creator>WV</dc:creator>
              <dc:date>2015-02-03T00:00:00</dc:date>
              <text:p text:style-name="P1"><text:span text:style-name="T1">A multivariate generalization of the inverted beta distribution. Used in linear model Bayesian estimation, and to analyze changes that occur in a spatial unit over a period of time.</text:span></text:p>
            </office:annotation>
            <text:p>Inverse Dirichlet</text:p>
          </table:table-cell>
          <table:table-cell table:number-columns-repeated="19"/>
          <table:table-cell>
            <draw:frame table:end-cell-address="Glossary.U476" table:end-x="63.04pt" table:end-y="2.38pt" draw:z-index="194" draw:style-name="gr27" draw:text-style-name="P3" svg:width="47.25pt" svg:height="27.44pt" svg:x="15.79pt" svg:y="0.54pt">
              <loext:p/>
              <draw:object xlink:href="./Object 195" xlink:type="simple" xlink:show="embed" xlink:actuate="onLoad"/>
              <draw:image xlink:href="./ObjectReplacements/Object 195" xlink:type="simple" xlink:show="embed" xlink:actuate="onLoad"/>
            </draw:frame>
          </table:table-cell>
          <table:table-cell table:number-columns-repeated="8"/>
          <table:table-cell>
            <draw:frame table:end-cell-address="Glossary.AF477" table:end-x="4.11pt" table:end-y="2.78pt" draw:z-index="210" draw:style-name="gr27" draw:text-style-name="P3" svg:width="128.61pt" svg:height="28.8pt" svg:x="4pt" svg:y="12.39pt">
              <loext:p/>
              <draw:object xlink:href="./Object 211" xlink:type="simple" xlink:show="embed" xlink:actuate="onLoad"/>
              <draw:image xlink:href="./ObjectReplacements/Object 211" xlink:type="simple" xlink:show="embed" xlink:actuate="onLoad"/>
            </draw:frame>
          </table:table-cell>
          <table:table-cell table:number-columns-repeated="8"/>
        </table:table-row>
        <table:table-row table:style-name="ro5">
          <table:table-cell table:style-name="Default" office:value-type="string" calcext:value-type="string">
            <office:annotation draw:style-name="gr226" draw:text-style-name="P2" svg:width="346.31pt" svg:height="74.69pt" svg:x="81.24pt" svg:y="6123.83pt" draw:caption-point-x="-17.29pt" draw:caption-point-y="43.4pt">
              <dc:creator>WV</dc:creator>
              <dc:date>2016-02-12T00:00:00</dc:date>
              <text:p text:style-name="P1"><text:span text:style-name="T1">An inverse function “undoes” the function that it is an inverse of. In other words, if y=f(x) maps the values of x onto the values of y, the inverse maps the values of y back onto the values of x. Subtraction is the inverse or addition because, if a+b=c, then a=c-b. Diviison is the inverse of multiplication because, if a*b=c, then c/a=b.</text:span></text:p>
            </office:annotation>
            <text:p>Inverse function</text:p>
          </table:table-cell>
          <table:table-cell table:number-columns-repeated="18"/>
          <table:table-cell office:value-type="string" calcext:value-type="string">
            <text:p>Mean</text:p>
          </table:table-cell>
          <table:table-cell table:number-columns-repeated="18"/>
        </table:table-row>
        <table:table-row table:style-name="ro5">
          <table:table-cell office:value-type="string" calcext:value-type="string">
            <office:annotation draw:style-name="gr227" draw:text-style-name="P2" svg:width="350.28pt" svg:height="78.49pt" svg:x="81.24pt" svg:y="6136.61pt" draw:caption-point-x="-17.29pt" draw:caption-point-y="43.4pt">
              <dc:creator>WV</dc:creator>
              <dc:date>2016-02-12T00:00:00</dc:date>
              <text:p text:style-name="P1"><text:span text:style-name="T1">Although inverse hyperbolic functions play very similar roles in the geometry of hyperbolas (and therefore, engineering) as inverse trigonometric functions play in the geometry circle, they also arise quite naturally in calculus.</text:span></text:p>
              <text:p text:style-name="P1"><text:span text:style-name="T1"/></text:p>
              <text:p text:style-name="P1"><text:span text:style-name="T1">See Calc: ACOSH, ACOTH, ASINH, ATANH</text:span></text:p>
            </office:annotation>
            <text:p>Inverse hyperbolic function</text:p>
          </table:table-cell>
          <table:table-cell table:number-columns-repeated="27"/>
          <table:table-cell office:value-type="string" calcext:value-type="string">
            <text:p>Skewness</text:p>
          </table:table-cell>
          <table:table-cell table:number-columns-repeated="9"/>
        </table:table-row>
        <table:table-row table:style-name="ro5">
          <table:table-cell office:value-type="string" calcext:value-type="string">
            <office:annotation draw:style-name="gr170" draw:text-style-name="P2" svg:width="339.17pt" svg:height="79.31pt" svg:x="81.24pt" svg:y="6149.42pt" draw:caption-point-x="-17.29pt" draw:caption-point-y="43.4pt">
              <dc:creator>WV</dc:creator>
              <dc:date>2016-02-12T00:00:00</dc:date>
              <text:p text:style-name="P1"><text:span text:style-name="T1">When a matrix is multiplied by its inverse, the result is an identity matrix (a matrix with 1s on its diagonal and 0s elsewhere).</text:span></text:p>
              <text:p text:style-name="P1"><text:span text:style-name="T1"/></text:p>
              <text:p text:style-name="P1"><text:span text:style-name="T1">See Calc: MINVERSE</text:span></text:p>
              <text:p text:style-name="P1"><text:span text:style-name="T1"/></text:p>
              <text:p text:style-name="P1"><text:span text:style-name="T1">See DANSYS: MatInv, MatDiv, GINV, Gaussj</text:span></text:p>
            </office:annotation>
            <text:p>Inverse of matrix</text:p>
          </table:table-cell>
          <table:table-cell table:number-columns-repeated="8"/>
          <table:table-cell office:value-type="string" calcext:value-type="string">
            <text:p>for a≤x&lt;b</text:p>
          </table:table-cell>
          <table:table-cell table:number-columns-repeated="3"/>
          <table:table-cell office:value-type="string" calcext:value-type="string">
            <text:p>Statistics for zeta distribution</text:p>
          </table:table-cell>
          <table:table-cell table:number-columns-repeated="5"/>
          <table:table-cell table:style-name="ce30"/>
          <table:table-cell>
            <draw:frame table:end-cell-address="Glossary.V479" table:end-x="40.62pt" table:end-y="4.37pt" draw:z-index="195" draw:style-name="gr27" draw:text-style-name="P3" svg:width="96.97pt" svg:height="28.03pt" svg:x="7.91pt" svg:y="1.93pt">
              <loext:p/>
              <draw:object xlink:href="./Object 196" xlink:type="simple" xlink:show="embed" xlink:actuate="onLoad"/>
              <draw:image xlink:href="./ObjectReplacements/Object 196" xlink:type="simple" xlink:show="embed" xlink:actuate="onLoad"/>
            </draw:frame>
          </table:table-cell>
          <table:table-cell/>
          <table:table-cell>
            <draw:frame table:end-cell-address="Glossary.X479" table:end-x="11.54pt" table:end-y="8.42pt" draw:z-index="196" draw:style-name="gr27" draw:text-style-name="P3" svg:width="47.25pt" svg:height="27.44pt" svg:x="28.52pt" svg:y="6.58pt">
              <loext:p/>
              <draw:object xlink:href="./Object 197" xlink:type="simple" xlink:show="embed" xlink:actuate="onLoad"/>
              <draw:image xlink:href="./ObjectReplacements/Object 197" xlink:type="simple" xlink:show="embed" xlink:actuate="onLoad"/>
            </draw:frame>
          </table:table-cell>
          <table:table-cell table:number-columns-repeated="15"/>
        </table:table-row>
        <table:table-row table:style-name="ro5">
          <table:table-cell office:value-type="string" calcext:value-type="string">
            <office:annotation draw:style-name="gr12" draw:text-style-name="P2" svg:width="353.45pt" svg:height="140.06pt" svg:x="81.24pt" svg:y="6162.21pt" draw:caption-point-x="-17.29pt" draw:caption-point-y="43.4pt">
              <dc:creator>WV</dc:creator>
              <dc:date>2016-02-12T00:00:00</dc:date>
              <text:p text:style-name="P1"><text:span text:style-name="T1">A probability function returns the probability that a random deviate from a particular distribution will have a particular value. The inverse probability function returns the value that will have a particular probability of being drawn.</text:span></text:p>
              <text:p text:style-name="P1"><text:span text:style-name="T1"/></text:p>
              <text:p text:style-name="P1"><text:span text:style-name="T1">See Calc: F.INV, F.INV.RT, FINV, GAMMAINV, GAMMA.INV, LOGINV, LOGNORM.INV, NORM.S.INV, NORMSINV, T.INV, T.INV.2T, TINV, BETA.INV, BETAINV, BINOM.INV, CHIINV, CHISQ.INV, CHISQ.INV.RT, CHISQINV, NORM.INV, NORMINV</text:span></text:p>
            </office:annotation>
            <text:p>Inverse probability function</text:p>
          </table:table-cell>
          <table:table-cell table:number-columns-repeated="18"/>
          <table:table-cell table:style-name="ce30"/>
          <table:table-cell table:number-columns-repeated="2"/>
          <table:table-cell office:value-type="string" calcext:value-type="string">
            <text:p>for </text:p>
          </table:table-cell>
          <table:table-cell table:number-columns-repeated="6"/>
          <table:table-cell>
            <draw:frame table:end-cell-address="Glossary.AF481" table:end-x="51.87pt" table:end-y="0.54pt" draw:z-index="211" draw:style-name="gr27" draw:text-style-name="P3" svg:width="175.63pt" svg:height="35.46pt" svg:x="4.73pt" svg:y="3.49pt">
              <loext:p/>
              <draw:object xlink:href="./Object 212" xlink:type="simple" xlink:show="embed" xlink:actuate="onLoad"/>
              <draw:image xlink:href="./ObjectReplacements/Object 212" xlink:type="simple" xlink:show="embed" xlink:actuate="onLoad"/>
            </draw:frame>
          </table:table-cell>
          <table:table-cell table:number-columns-repeated="8"/>
        </table:table-row>
        <table:table-row table:style-name="ro5">
          <table:table-cell table:style-name="Default" office:value-type="string" calcext:value-type="string">
            <office:annotation draw:style-name="gr17" draw:text-style-name="P2" svg:width="309.83pt" svg:height="50.49pt" svg:x="81.24pt" svg:y="6175.02pt" draw:caption-point-x="-17.29pt" draw:caption-point-y="43.4pt">
              <dc:creator>WV</dc:creator>
              <dc:date>2016-02-12T00:00:00</dc:date>
              <text:p text:style-name="P1"><text:span text:style-name="T1">Jaspen's coefficient of multiserial correlation is the product moment correlation between an interval variable and a transformation of an ordinal variable from percentile ranks to z scores.</text:span></text:p>
            </office:annotation>
            <text:p>Jaspen's coefficient of multiserial correlation</text:p>
          </table:table-cell>
          <table:table-cell table:number-columns-repeated="6"/>
          <table:table-cell>
            <draw:frame table:end-cell-address="Glossary.L482" table:end-x="1.62pt" table:end-y="8.84pt" draw:z-index="139" draw:style-name="gr27" draw:text-style-name="P3" svg:width="258.6pt" svg:height="46.29pt" svg:x="0pt" svg:y="0.96pt">
              <loext:p/>
              <draw:object xlink:href="./Object 140" xlink:type="simple" xlink:show="embed" xlink:actuate="onLoad"/>
              <draw:image xlink:href="./ObjectReplacements/Object 140" xlink:type="simple" xlink:show="embed" xlink:actuate="onLoad"/>
            </draw:frame>
          </table:table-cell>
          <table:table-cell table:number-columns-repeated="5"/>
          <table:table-cell office:value-type="string" calcext:value-type="string">
            <text:p>Parameter</text:p>
          </table:table-cell>
          <table:table-cell office:value-type="string" calcext:value-type="string">
            <text:p>s is an integer from 1 to infinity</text:p>
          </table:table-cell>
          <table:table-cell table:number-columns-repeated="4"/>
          <table:table-cell table:style-name="ce30" office:value-type="string" calcext:value-type="string">
            <text:p>Median</text:p>
          </table:table-cell>
          <table:table-cell table:number-columns-repeated="18"/>
        </table:table-row>
        <table:table-row table:style-name="ro5">
          <table:table-cell table:style-name="Default" office:value-type="string" calcext:value-type="string">
            <office:annotation draw:style-name="gr20" draw:text-style-name="P2" svg:width="355.04pt" svg:height="106.47pt" svg:x="81.24pt" svg:y="6187.8pt" draw:caption-point-x="-17.29pt" draw:caption-point-y="43.43pt">
              <dc:creator>WV</dc:creator>
              <dc:date>2016-02-12T00:00:00</dc:date>
              <text:p text:style-name="P1"><text:span text:style-name="T1">The Kalman filter is an algorithm used to filter noise out of a time series. It's use ranges widely from time series analysis to control theory to signal analysis and trajectory optimization.</text:span></text:p>
            </office:annotation>
            <text:p>Kalman filter </text:p>
          </table:table-cell>
          <table:table-cell table:number-columns-repeated="18"/>
          <table:table-cell table:style-name="ce30"/>
          <table:table-cell>
            <draw:frame table:end-cell-address="Glossary.W483" table:end-x="36.26pt" table:end-y="2.24pt" draw:z-index="197" draw:style-name="gr27" draw:text-style-name="P3" svg:width="156.9pt" svg:height="29.11pt" svg:x="7.88pt" svg:y="11.51pt">
              <loext:p/>
              <draw:object xlink:href="./Object 198" xlink:type="simple" xlink:show="embed" xlink:actuate="onLoad"/>
              <draw:image xlink:href="./ObjectReplacements/Object 198" xlink:type="simple" xlink:show="embed" xlink:actuate="onLoad"/>
            </draw:frame>
          </table:table-cell>
          <table:table-cell table:number-columns-repeated="7"/>
          <table:table-cell office:value-type="string" calcext:value-type="string">
            <text:p>Kurtosis</text:p>
          </table:table-cell>
          <table:table-cell table:number-columns-repeated="9"/>
        </table:table-row>
        <table:table-row table:style-name="ro5">
          <table:table-cell office:value-type="string" calcext:value-type="string">
            <office:annotation draw:style-name="gr14" draw:text-style-name="P2" svg:width="357.39pt" svg:height="84.08pt" svg:x="81.24pt" svg:y="6200.62pt" draw:caption-point-x="-17.29pt" draw:caption-point-y="43.4pt">
              <dc:creator>WV</dc:creator>
              <dc:date>2016-02-12T00:00:00</dc:date>
              <text:p text:style-name="P1"><text:span text:style-name="T1">The Karnaugh map is a tabular technique used to simplify complex logical statements. It is best used for logical functions of up to six variables but beyond six variables, it tends to become very awkward. At that point, procedures such as prime explicant analysis become more appropriate.</text:span></text:p>
            </office:annotation>
            <text:p>Karnaugh map</text:p>
          </table:table-cell>
          <table:table-cell table:number-columns-repeated="12"/>
          <table:table-cell office:value-type="string" calcext:value-type="string">
            <text:p>pmf</text:p>
          </table:table-cell>
          <table:table-cell>
            <draw:frame table:end-cell-address="Glossary.O483" table:end-x="30.02pt" table:end-y="4.08pt" draw:z-index="150" draw:style-name="gr27" draw:text-style-name="P3" svg:width="30.02pt" svg:height="28.74pt" svg:x="0pt" svg:y="0.94pt">
              <loext:p/>
              <draw:object xlink:href="./Object 151" xlink:type="simple" xlink:show="embed" xlink:actuate="onLoad"/>
              <draw:image xlink:href="./ObjectReplacements/Object 151" xlink:type="simple" xlink:show="embed" xlink:actuate="onLoad"/>
            </draw:frame>
          </table:table-cell>
          <table:table-cell table:number-columns-repeated="4"/>
          <table:table-cell table:style-name="ce30"/>
          <table:table-cell table:number-columns-repeated="9"/>
          <table:table-cell>
            <draw:frame table:end-cell-address="Glossary.AE482" table:end-x="53.09pt" table:end-y="8.39pt" draw:z-index="212" draw:style-name="gr27" draw:text-style-name="P3" svg:width="107.8pt" svg:height="15.08pt" svg:x="9.52pt" svg:y="6.12pt">
              <loext:p/>
              <draw:object xlink:href="./Object 213" xlink:type="simple" xlink:show="embed" xlink:actuate="onLoad"/>
              <draw:image xlink:href="./ObjectReplacements/Object 213" xlink:type="simple" xlink:show="embed" xlink:actuate="onLoad"/>
            </draw:frame>
          </table:table-cell>
          <table:table-cell table:number-columns-repeated="8"/>
        </table:table-row>
        <table:table-row table:style-name="ro5">
          <table:table-cell office:value-type="string" calcext:value-type="string">
            <office:annotation draw:style-name="gr16" draw:text-style-name="P2" svg:width="332.02pt" svg:height="72.88pt" svg:x="112.96pt" svg:y="6227.04pt" draw:caption-point-x="-49.01pt" draw:caption-point-y="29.79pt">
              <dc:creator>WV</dc:creator>
              <dc:date>2016-02-12T00:00:00</dc:date>
              <text:p text:style-name="P1"><text:span text:style-name="T1">Katakana is a system of Japanese writing.</text:span></text:p>
              <text:p text:style-name="P1"><text:span text:style-name="T1"/></text:p>
              <text:p text:style-name="P1"><text:span text:style-name="T1">See Calc: Change Case, ASC, JIS</text:span></text:p>
            </office:annotation>
            <text:p>Katakana</text:p>
          </table:table-cell>
          <table:table-cell table:number-columns-repeated="18"/>
          <table:table-cell table:style-name="ce30"/>
          <table:table-cell table:number-columns-repeated="18"/>
        </table:table-row>
        <table:table-row table:style-name="ro5">
          <table:table-cell table:style-name="Default" office:value-type="string" calcext:value-type="string">
            <office:annotation draw:style-name="gr11" draw:text-style-name="P2" svg:width="329.64pt" svg:height="117.67pt" svg:x="81.24pt" svg:y="6226.21pt" draw:caption-point-x="-17.29pt" draw:caption-point-y="43.4pt">
              <dc:creator>WV</dc:creator>
              <dc:date>2016-02-12T00:00:00</dc:date>
              <text:p text:style-name="P1"><text:span text:style-name="T1">Kelley's epsilon is used for fixed effects models, os it is useful if you only want information about the specific categories of the data, and you don't care to make further inferences about potential categories in the population the data is drawn from.</text:span></text:p>
            </office:annotation>
            <text:p>Kelley's epsilon</text:p>
          </table:table-cell>
          <table:table-cell table:number-columns-repeated="37"/>
        </table:table-row>
        <table:table-row table:style-name="ro5">
          <table:table-cell table:style-name="Default" office:value-type="string" calcext:value-type="string">
            <office:annotation draw:style-name="gr16" draw:text-style-name="P2" svg:width="313.77pt" svg:height="72.88pt" svg:x="81.24pt" svg:y="6239.03pt" draw:caption-point-x="-17.29pt" draw:caption-point-y="43.4pt">
              <dc:creator>WV</dc:creator>
              <dc:date>2016-02-12T00:00:00</dc:date>
              <text:p text:style-name="P1"><text:span text:style-name="T1">Also called “Kendall's W”, Kendall's Coefficient of concordance is a nonparametric measure of agreement among raters. It ranges from 0 (no agreement) to 1 (complete agreement).</text:span></text:p>
            </office:annotation>
            <text:p>Kendall's coefficient of concordance</text:p>
          </table:table-cell>
          <table:table-cell table:number-columns-repeated="8"/>
          <table:table-cell office:value-type="string" calcext:value-type="string">
            <text:p>for b≤x&lt;c</text:p>
          </table:table-cell>
          <table:table-cell table:number-columns-repeated="9"/>
          <table:table-cell office:value-type="string" calcext:value-type="string">
            <text:p>Mode</text:p>
          </table:table-cell>
          <table:table-cell office:value-type="string" calcext:value-type="string">
            <text:p>c</text:p>
          </table:table-cell>
          <table:table-cell table:number-columns-repeated="8"/>
          <table:table-cell>
            <draw:frame table:end-cell-address="Glossary.AE485" table:end-x="63.95pt" table:end-y="6.35pt" draw:z-index="213" draw:style-name="gr27" draw:text-style-name="P3" svg:width="121.86pt" svg:height="14.06pt" svg:x="6.32pt" svg:y="5.07pt">
              <loext:p/>
              <draw:object xlink:href="./Object 214" xlink:type="simple" xlink:show="embed" xlink:actuate="onLoad"/>
              <draw:image xlink:href="./ObjectReplacements/Object 214" xlink:type="simple" xlink:show="embed" xlink:actuate="onLoad"/>
            </draw:frame>
          </table:table-cell>
          <table:table-cell table:number-columns-repeated="8"/>
        </table:table-row>
        <table:table-row table:style-name="ro5">
          <table:table-cell table:style-name="Default" office:value-type="string" calcext:value-type="string">
            <office:annotation draw:style-name="gr11" draw:text-style-name="P2" svg:width="324.09pt" svg:height="117.67pt" svg:x="75.69pt" svg:y="6241.97pt" draw:caption-point-x="-11.74pt" draw:caption-point-y="53.23pt">
              <dc:creator>WV</dc:creator>
              <dc:date>2016-02-12T00:00:00</dc:date>
              <text:p text:style-name="P1"><text:span text:style-name="T1">Kendall's tau-a is a rank correlation coefficient used to test the strength of association for ordinal categories in a cross tabulation. It does not make any adjustment for ties.</text:span></text:p>
              <text:p text:style-name="P1"><text:span text:style-name="T1"/></text:p>
              <text:p text:style-name="P1"><text:span text:style-name="T1">See DANSYS: RhoSig</text:span></text:p>
            </office:annotation>
            <text:p>Kendall's tau a</text:p>
          </table:table-cell>
          <table:table-cell table:number-columns-repeated="12"/>
          <table:table-cell office:value-type="string" calcext:value-type="string">
            <text:p>CDF</text:p>
          </table:table-cell>
          <table:table-cell>
            <draw:frame table:end-cell-address="Glossary.O487" table:end-x="31.29pt" table:end-y="7.2pt" draw:z-index="151" draw:style-name="gr27" draw:text-style-name="P3" svg:width="31.29pt" svg:height="31.41pt" svg:x="0pt" svg:y="1.39pt">
              <loext:p/>
              <draw:object xlink:href="./Object 152" xlink:type="simple" xlink:show="embed" xlink:actuate="onLoad"/>
              <draw:image xlink:href="./ObjectReplacements/Object 152" xlink:type="simple" xlink:show="embed" xlink:actuate="onLoad"/>
            </draw:frame>
          </table:table-cell>
          <table:table-cell table:number-columns-repeated="5"/>
          <table:table-cell>
            <draw:frame table:end-cell-address="Glossary.V488" table:end-x="63.41pt" table:end-y="1.56pt" draw:z-index="198" draw:style-name="gr27" draw:text-style-name="P3" svg:width="124.53pt" svg:height="28.06pt" svg:x="3.15pt" svg:y="11.91pt">
              <loext:p/>
              <draw:object xlink:href="./Object 199" xlink:type="simple" xlink:show="embed" xlink:actuate="onLoad"/>
              <draw:image xlink:href="./ObjectReplacements/Object 199" xlink:type="simple" xlink:show="embed" xlink:actuate="onLoad"/>
            </draw:frame>
          </table:table-cell>
          <table:table-cell table:number-columns-repeated="7"/>
          <table:table-cell office:value-type="string" calcext:value-type="string">
            <text:p>Entropy</text:p>
          </table:table-cell>
          <table:table-cell table:number-columns-repeated="9"/>
        </table:table-row>
        <table:table-row table:style-name="ro5">
          <table:table-cell office:value-type="string" calcext:value-type="string">
            <office:annotation draw:style-name="gr20" draw:text-style-name="P2" svg:width="355.83pt" svg:height="106.47pt" svg:x="81.24pt" svg:y="6264.62pt" draw:caption-point-x="-17.29pt" draw:caption-point-y="43.4pt">
              <dc:creator>WV</dc:creator>
              <dc:date>2016-02-13T00:00:00</dc:date>
              <text:p text:style-name="P1"><text:span text:style-name="T1">Unlike Kendall's tau-a, tau-b makes adjustments for ties. It is also called Kendall's rank order correlation coefficient. Like other correlation coefficients, it ranges from -1 (perfect negative association) to zero (no association) to 1 (perfect positive correlation). </text:span></text:p>
              <text:p text:style-name="P1"><text:span text:style-name="T1"/></text:p>
              <text:p text:style-name="P1"><text:span text:style-name="T1">See DANSYS: RhoSig, CorrTau</text:span></text:p>
            </office:annotation>
            <text:p>Kendall's tau b</text:p>
          </table:table-cell>
          <table:table-cell table:number-columns-repeated="6"/>
          <table:table-cell>
            <draw:frame table:end-cell-address="Glossary.L488" table:end-x="30.36pt" table:end-y="8.36pt" draw:z-index="140" draw:style-name="gr27" draw:text-style-name="P3" svg:width="287.35pt" svg:height="33.36pt" svg:x="0pt" svg:y="0.6pt">
              <loext:p/>
              <draw:object xlink:href="./Object 141" xlink:type="simple" xlink:show="embed" xlink:actuate="onLoad"/>
              <draw:image xlink:href="./ObjectReplacements/Object 141" xlink:type="simple" xlink:show="embed" xlink:actuate="onLoad"/>
            </draw:frame>
          </table:table-cell>
          <table:table-cell table:number-columns-repeated="11"/>
          <table:table-cell office:value-type="string" calcext:value-type="string">
            <text:p>Variance</text:p>
          </table:table-cell>
          <table:table-cell table:number-columns-repeated="18"/>
        </table:table-row>
        <table:table-row table:style-name="ro5">
          <table:table-cell table:style-name="Default" office:value-type="string" calcext:value-type="string">
            <office:annotation draw:style-name="gr228" draw:text-style-name="P2" svg:width="319.32pt" svg:height="57.03pt" svg:x="81.24pt" svg:y="6277.41pt" draw:caption-point-x="-17.29pt" draw:caption-point-y="43.4pt">
              <dc:creator>WV</dc:creator>
              <dc:date>2016-02-13T00:00:00</dc:date>
              <text:p text:style-name="P1"><text:span text:style-name="T1">Like Kendall's tau-b, tau-c makes adjustments for ties, but it is more suited for rectangular contingency tables.</text:span></text:p>
            </office:annotation>
            <text:p>Kendall's tau c</text:p>
          </table:table-cell>
          <table:table-cell table:number-columns-repeated="37"/>
        </table:table-row>
        <table:table-row table:style-name="ro5">
          <table:table-cell table:style-name="Default" office:value-type="string" calcext:value-type="string">
            <office:annotation draw:style-name="gr229" draw:text-style-name="P2" svg:width="339.96pt" svg:height="76.73pt" svg:x="81.24pt" svg:y="6290.22pt" draw:caption-point-x="-17.29pt" draw:caption-point-y="43.4pt">
              <dc:creator>WV</dc:creator>
              <dc:date>2016-02-13T00:00:00</dc:date>
              <text:p text:style-name="P1"><text:span text:style-name="T1">Kim's d statistic is used as a measure of association between two ordinal variables when the ranks are not intended as interval scale data.</text:span></text:p>
            </office:annotation>
            <text:p>Kim's d</text:p>
          </table:table-cell>
          <table:table-cell table:number-columns-repeated="19"/>
          <table:table-cell>
            <draw:frame table:end-cell-address="Glossary.W492" table:end-x="61.51pt" table:end-y="1.36pt" draw:z-index="199" draw:style-name="gr27" draw:text-style-name="P3" svg:width="185.27pt" svg:height="40.79pt" svg:x="4.76pt" svg:y="11.76pt">
              <loext:p/>
              <draw:object xlink:href="./Object 200" xlink:type="simple" xlink:show="embed" xlink:actuate="onLoad"/>
              <draw:image xlink:href="./ObjectReplacements/Object 200" xlink:type="simple" xlink:show="embed" xlink:actuate="onLoad"/>
            </draw:frame>
          </table:table-cell>
          <table:table-cell table:number-columns-repeated="17"/>
        </table:table-row>
        <table:table-row table:style-name="ro5">
          <table:table-cell table:style-name="Default" office:value-type="string" calcext:value-type="string">
            <office:annotation draw:style-name="gr4" draw:text-style-name="P2" svg:width="352.66pt" svg:height="196.04pt" svg:x="81.24pt" svg:y="6303pt" draw:caption-point-x="-17.29pt" draw:caption-point-y="43.43pt">
              <dc:creator>WV</dc:creator>
              <dc:date>2016-02-13T00:00:00</dc:date>
              <text:p text:style-name="P1"><text:span text:style-name="T1">Kolmogorov complexity is the minimal size computer program that can produce an object (such as a string of text or sequence of numbers) as output. This value is not computable but it is semi-computable and, in fact, for most strings, a close estimate of Komolgorov complexity is the length of the string. Other estimates are estimates of Chaitlin's omega, Bennett's logical depth, and estimates from small Turing machines. Applications range from code studies to distance measures and categorization statistics.</text:span></text:p>
            </office:annotation>
            <text:p>Kolmogorov complexity estimates</text:p>
          </table:table-cell>
          <table:table-cell table:number-columns-repeated="12"/>
          <table:table-cell office:value-type="string" calcext:value-type="string">
            <text:p>Mean</text:p>
          </table:table-cell>
          <table:table-cell>
            <draw:frame table:end-cell-address="Glossary.P491" table:end-x="23.73pt" table:end-y="4.17pt" draw:z-index="152" draw:style-name="gr27" draw:text-style-name="P3" svg:width="87.96pt" svg:height="28.71pt" svg:x="0pt" svg:y="1.05pt">
              <loext:p/>
              <draw:object xlink:href="./Object 153" xlink:type="simple" xlink:show="embed" xlink:actuate="onLoad"/>
              <draw:image xlink:href="./ObjectReplacements/Object 153" xlink:type="simple" xlink:show="embed" xlink:actuate="onLoad"/>
            </draw:frame>
          </table:table-cell>
          <table:table-cell table:number-columns-repeated="4"/>
          <table:table-cell office:value-type="string" calcext:value-type="string">
            <text:p>Skewness</text:p>
          </table:table-cell>
          <table:table-cell table:number-columns-repeated="18"/>
        </table:table-row>
        <table:table-row table:style-name="ro5">
          <table:table-cell office:value-type="string" calcext:value-type="string">
            <office:annotation draw:style-name="gr18" draw:text-style-name="P2" svg:width="351.86pt" svg:height="151.26pt" svg:x="81.24pt" svg:y="6315.82pt" draw:caption-point-x="-17.29pt" draw:caption-point-y="43.4pt">
              <dc:creator>WV</dc:creator>
              <dc:date>2016-02-13T00:00:00</dc:date>
              <text:p text:style-name="P1"><text:span text:style-name="T1">The Kolmogorov-Smirnov one-sample test is used to test the hypothesis that observed data values are from a specific distribution. Like the chi square goodness of fit test, the Kolmogorov-Smirnov compares observed values with expected values, but Kolmogorov-Smirnov is nonparametric.</text:span></text:p>
              <text:p text:style-name="P1"><text:span text:style-name="T1"/></text:p>
              <text:p text:style-name="P1"><text:span text:style-name="T1">See DANSYS: KSGOF, KSL</text:span></text:p>
            </office:annotation>
            <text:p>Kolmogorov-Smirnov One Sample Test</text:p>
          </table:table-cell>
          <table:table-cell table:number-columns-repeated="8"/>
          <table:table-cell office:value-type="string" calcext:value-type="string">
            <text:p>for c≤x&lt;d</text:p>
          </table:table-cell>
          <table:table-cell table:number-columns-repeated="28"/>
        </table:table-row>
        <table:table-row table:style-name="ro5">
          <table:table-cell office:value-type="string" calcext:value-type="string">
            <office:annotation draw:style-name="gr20" draw:text-style-name="P2" svg:width="355.83pt" svg:height="106.47pt" svg:x="81.24pt" svg:y="6328.63pt" draw:caption-point-x="-17.29pt" draw:caption-point-y="43.4pt">
              <dc:creator>WV</dc:creator>
              <dc:date>2016-02-13T00:00:00</dc:date>
              <text:p text:style-name="P1"><text:span text:style-name="T1">The Kolmogorov-Smirnov tests are nonparametric tests used to compare frequencies from two distributions)</text:span></text:p>
              <text:p text:style-name="P1"><text:span text:style-name="T1"/></text:p>
              <text:p text:style-name="P1"><text:span text:style-name="T1">See DANSYS: KSGOF, KSL</text:span></text:p>
            </office:annotation>
            <text:p>Kolmogorov-Smirnov test</text:p>
          </table:table-cell>
          <table:table-cell table:number-columns-repeated="37"/>
        </table:table-row>
        <table:table-row table:style-name="ro5">
          <table:table-cell office:value-type="string" calcext:value-type="string">
            <office:annotation draw:style-name="gr230" draw:text-style-name="P2" svg:width="358.98pt" svg:height="70.84pt" svg:x="81.24pt" svg:y="6341.41pt" draw:caption-point-x="-17.29pt" draw:caption-point-y="43.4pt">
              <dc:creator>WV</dc:creator>
              <dc:date>2016-02-13T00:00:00</dc:date>
              <text:p text:style-name="P1"><text:span text:style-name="T1">The Kolmogorov-Smirnov two-sample test is a nonparametric test used to compare two observed frequency distributions.</text:span></text:p>
              <text:p text:style-name="P1"><text:span text:style-name="T1"/></text:p>
              <text:p text:style-name="P1"><text:span text:style-name="T1">See DANSYS: KSGOF</text:span></text:p>
            </office:annotation>
            <text:p>Kolmogorov-Smirnov Two Sample test</text:p>
          </table:table-cell>
          <table:table-cell table:number-columns-repeated="6"/>
          <table:table-cell office:value-type="string" calcext:value-type="string">
            <text:p>1 for x&gt;d</text:p>
          </table:table-cell>
          <table:table-cell table:number-columns-repeated="5"/>
          <table:table-cell office:value-type="string" calcext:value-type="string">
            <text:p>Mode</text:p>
          </table:table-cell>
          <table:table-cell office:value-type="float" office:value="1" calcext:value-type="float">
            <text:p>1</text:p>
          </table:table-cell>
          <table:table-cell table:number-columns-repeated="5"/>
          <table:table-cell>
            <draw:frame table:end-cell-address="Glossary.U495" table:end-x="39.97pt" table:end-y="2.24pt" draw:z-index="200" draw:style-name="gr27" draw:text-style-name="P3" svg:width="23.39pt" svg:height="29.08pt" svg:x="16.58pt" svg:y="11.57pt">
              <loext:p/>
              <draw:object xlink:href="./Object 201" xlink:type="simple" xlink:show="embed" xlink:actuate="onLoad"/>
              <draw:image xlink:href="./ObjectReplacements/Object 201" xlink:type="simple" xlink:show="embed" xlink:actuate="onLoad"/>
            </draw:frame>
          </table:table-cell>
          <table:table-cell table:number-columns-repeated="17"/>
        </table:table-row>
        <table:table-row table:style-name="ro5">
          <table:table-cell table:style-name="Default" office:value-type="string" calcext:value-type="string">
            <office:annotation draw:style-name="gr20" draw:text-style-name="P2" svg:width="344.72pt" svg:height="106.47pt" svg:x="81.24pt" svg:y="6354.23pt" draw:caption-point-x="-17.29pt" draw:caption-point-y="43.4pt">
              <dc:creator>WV</dc:creator>
              <dc:date>2016-02-13T00:00:00</dc:date>
              <text:p text:style-name="P1"><text:span text:style-name="T1">Kriging is also called Gaussian process regression. It is used to interpolate values based on a Gaussian process with prior covariances. It is commonly used in geostatistics.</text:span></text:p>
            </office:annotation>
            <text:p>Kriging</text:p>
          </table:table-cell>
          <table:table-cell table:number-columns-repeated="18"/>
          <table:table-cell office:value-type="string" calcext:value-type="string">
            <text:p>Kurtosis</text:p>
          </table:table-cell>
          <table:table-cell table:number-columns-repeated="18"/>
        </table:table-row>
        <table:table-row table:style-name="ro5">
          <table:table-cell table:style-name="ce21" office:value-type="string" calcext:value-type="string">
            <office:annotation draw:style-name="gr16" draw:text-style-name="P2" svg:width="359.77pt" svg:height="72.88pt" svg:x="81.24pt" svg:y="6367.01pt" draw:caption-point-x="-17.29pt" draw:caption-point-y="43.4pt">
              <dc:creator>WV</dc:creator>
              <dc:date>2016-02-13T00:00:00</dc:date>
              <text:p text:style-name="P1"><text:span text:style-name="T1">Krippendorff's alpha is a generalization of measures of inter-coder agreement. It is commonly used in content analysis, survey research, counseling, and observational studies.</text:span></text:p>
            </office:annotation>
            <text:p>Krippendorff”s coefficient of agreement</text:p>
          </table:table-cell>
          <table:table-cell table:number-columns-repeated="5"/>
          <table:table-cell office:value-type="string" calcext:value-type="string">
            <text:p>Mean</text:p>
          </table:table-cell>
          <table:table-cell>
            <draw:frame table:end-cell-address="Glossary.K496" table:end-x="23.9pt" table:end-y="6.8pt" draw:z-index="141" draw:style-name="gr27" draw:text-style-name="P3" svg:width="216.62pt" svg:height="31.01pt" svg:x="0pt" svg:y="1.39pt">
              <loext:p/>
              <draw:object xlink:href="./Object 142" xlink:type="simple" xlink:show="embed" xlink:actuate="onLoad"/>
              <draw:image xlink:href="./ObjectReplacements/Object 142" xlink:type="simple" xlink:show="embed" xlink:actuate="onLoad"/>
            </draw:frame>
          </table:table-cell>
          <table:table-cell table:number-columns-repeated="5"/>
          <table:table-cell office:value-type="string" calcext:value-type="string">
            <text:p>Variance</text:p>
          </table:table-cell>
          <table:table-cell>
            <draw:frame table:end-cell-address="Glossary.Q496" table:end-x="33.87pt" table:end-y="7.99pt" draw:z-index="153" draw:style-name="gr27" draw:text-style-name="P3" svg:width="162.37pt" svg:height="32.2pt" svg:x="0pt" svg:y="1.39pt">
              <loext:p/>
              <draw:object xlink:href="./Object 154" xlink:type="simple" xlink:show="embed" xlink:actuate="onLoad"/>
              <draw:image xlink:href="./ObjectReplacements/Object 154" xlink:type="simple" xlink:show="embed" xlink:actuate="onLoad"/>
            </draw:frame>
          </table:table-cell>
          <table:table-cell table:number-columns-repeated="23"/>
        </table:table-row>
        <table:table-row table:style-name="ro5">
          <table:table-cell table:style-name="Default" office:value-type="string" calcext:value-type="string">
            <office:annotation draw:style-name="gr231" draw:text-style-name="P2" svg:width="341.55pt" svg:height="43.03pt" svg:x="81.24pt" svg:y="6379.82pt" draw:caption-point-x="-17.29pt" draw:caption-point-y="43.4pt">
              <dc:creator>WV</dc:creator>
              <dc:date>2016-02-13T00:00:00</dc:date>
              <text:p text:style-name="P1"><text:span text:style-name="T1">Kruskal-Wallis H is a nonparametric one-way ANOVA which uses ranks.</text:span></text:p>
            </office:annotation>
            <text:p>Kruskal-Wallis Test</text:p>
          </table:table-cell>
          <table:table-cell table:number-columns-repeated="19"/>
          <table:table-cell>
            <draw:frame table:end-cell-address="Glossary.V498" table:end-x="14pt" table:end-y="2.61pt" draw:z-index="201" draw:style-name="gr27" draw:text-style-name="P3" svg:width="71.97pt" svg:height="31.49pt" svg:x="6.29pt" svg:y="9.52pt">
              <loext:p/>
              <draw:object xlink:href="./Object 202" xlink:type="simple" xlink:show="embed" xlink:actuate="onLoad"/>
              <draw:image xlink:href="./ObjectReplacements/Object 202" xlink:type="simple" xlink:show="embed" xlink:actuate="onLoad"/>
            </draw:frame>
          </table:table-cell>
          <table:table-cell table:number-columns-repeated="17"/>
        </table:table-row>
        <table:table-row table:style-name="ro5">
          <table:table-cell office:value-type="string" calcext:value-type="string">
            <office:annotation draw:style-name="gr232" draw:text-style-name="P2" svg:width="343.93pt" svg:height="80.82pt" svg:x="81.24pt" svg:y="6392.61pt" draw:caption-point-x="-17.29pt" draw:caption-point-y="43.4pt">
              <dc:creator>WV</dc:creator>
              <dc:date>2016-02-13T00:00:00</dc:date>
              <text:p text:style-name="P1"><text:span text:style-name="T1">Kuder-Richardson formula 20 is used to test for internal consistency reliability of tests composed of dichotomous items.</text:span></text:p>
              <text:p text:style-name="P1"><text:span text:style-name="T1"/></text:p>
              <text:p text:style-name="P1"><text:span text:style-name="T1">See DANSYS: KR</text:span></text:p>
              <text:p text:style-name="P1"><text:span text:style-name="T1"/></text:p>
              <text:p text:style-name="P1"><text:span text:style-name="T1"/></text:p>
            </office:annotation>
            <text:p>Kuder-Richardson</text:p>
          </table:table-cell>
          <table:table-cell table:number-columns-repeated="18"/>
          <table:table-cell office:value-type="string" calcext:value-type="string">
            <text:p>Entropy</text:p>
          </table:table-cell>
          <table:table-cell table:number-columns-repeated="18"/>
        </table:table-row>
        <table:table-row table:style-name="ro5">
          <table:table-cell office:value-type="string" calcext:value-type="string">
            <office:annotation draw:style-name="gr13" draw:text-style-name="P2" svg:width="362.38pt" svg:height="128.86pt" svg:x="81.01pt" svg:y="6394.03pt" draw:caption-point-x="-17.06pt" draw:caption-point-y="54.79pt">
              <dc:creator>WV</dc:creator>
              <dc:date>2016-02-13T00:00:00</dc:date>
              <text:p text:style-name="P1"><text:span text:style-name="T1">Kurtosis is a measure of deviation from a normal distribution in terms of peakedness, flatness, or heaviness of tails. There are several measures of kurtosis but the traditional one was developed by Karl Pearson and is a scaled version of the fourth moment of a distribution. The kurtosis of a univariate normal distribution is 3. Kurtosis of less than 3 is platykurtic, or flat. More than 3 indicates leptokurtosis, or more peakedness than a normal curve.</text:span></text:p>
              <text:p text:style-name="P1"><text:span text:style-name="T1"/></text:p>
              <text:p text:style-name="P1"><text:span text:style-name="T1">See Calc: KURT, Data Statistics in Calc</text:span></text:p>
              <text:p text:style-name="P1"><text:span text:style-name="T1">See DANSYS: BINOMKurt, PoisKurt, BetaKurt, Kurt2, Profile13, BbinomKurt, Wprofile, GEVKurt, Fkurt, GammaKurt, GeoDistKurt, LogNormKurt, ParetoKurt, RayleighKurt</text:span></text:p>
            </office:annotation>
            <text:p>Kurtosis</text:p>
          </table:table-cell>
          <table:table-cell table:number-columns-repeated="37"/>
        </table:table-row>
        <table:table-row table:style-name="ro5">
          <table:table-cell office:value-type="string" calcext:value-type="string">
            <office:annotation draw:style-name="gr18" draw:text-style-name="P2" svg:width="365.33pt" svg:height="151.26pt" svg:x="81.24pt" svg:y="6418.2pt" draw:caption-point-x="-17.29pt" draw:caption-point-y="43.43pt">
              <dc:creator>WV</dc:creator>
              <dc:date>2016-02-13T00:00:00</dc:date>
              <text:p text:style-name="P1"><text:span text:style-name="T1">Many of Calc's range management, Data, Charting, and Array utilities look for a label at the top of a column or to the left end of a row by default. The default can typically be turned off.</text:span></text:p>
              <text:p text:style-name="P1"><text:span text:style-name="T1"/></text:p>
              <text:p text:style-name="P1"><text:span text:style-name="T1">See Calc:Report Wizard – Labeling Fields, Labels, Define Label Range, Data Labels, Names, Consolidating Data, Recognizing Names as Addressing, Report Wizard, Chart Wizard – Data Series, Charts in LibreOffice, Data Table, Subtotals, Calculate, Pivot Table, Filter, LibreOffice Chart Features, Group Element Wizard, Report Builder, Query Design</text:span></text:p>
              <text:p text:style-name="P1"><text:span text:style-name="T1"/></text:p>
              <text:p text:style-name="P1"><text:span text:style-name="T1">See DANSYS: LoadLabeledDataTab</text:span></text:p>
            </office:annotation>
            <text:p>Label</text:p>
          </table:table-cell>
          <table:table-cell table:number-columns-repeated="5"/>
          <table:table-cell office:value-type="string" calcext:value-type="string">
            <text:p>Variance</text:p>
          </table:table-cell>
          <table:table-cell>
            <draw:frame table:end-cell-address="Glossary.O500" table:end-x="12.44pt" table:end-y="8.11pt" draw:z-index="142" draw:style-name="gr27" draw:text-style-name="P3" svg:width="462.19pt" svg:height="32.63pt" svg:x="0pt" svg:y="1.08pt">
              <loext:p/>
              <draw:object xlink:href="./Object 143" xlink:type="simple" xlink:show="embed" xlink:actuate="onLoad"/>
              <draw:image xlink:href="./ObjectReplacements/Object 143" xlink:type="simple" xlink:show="embed" xlink:actuate="onLoad"/>
            </draw:frame>
          </table:table-cell>
          <table:table-cell table:number-columns-repeated="30"/>
        </table:table-row>
        <table:table-row table:style-name="ro5">
          <table:table-cell office:value-type="string" calcext:value-type="string">
            <office:annotation draw:style-name="gr14" draw:text-style-name="P2" svg:width="347.33pt" svg:height="84.08pt" svg:x="81.01pt" svg:y="6429.2pt" draw:caption-point-x="-17.06pt" draw:caption-point-y="45.21pt">
              <dc:creator>WV</dc:creator>
              <dc:date>2016-02-13T00:00:00</dc:date>
              <text:p text:style-name="P1"><text:span text:style-name="T1">Lag correlation is used in time and spatial series analyses to explore autocorrelation in data sets. Data is correlated with itself shifted by some specified distance in time or space.</text:span></text:p>
              <text:p text:style-name="P1"><text:span text:style-name="T1"/></text:p>
              <text:p text:style-name="P1"><text:span text:style-name="T1">See DANSYS: ACF, LAGCOV</text:span></text:p>
              <text:p text:style-name="P1"><text:span text:style-name="T1"/></text:p>
              <text:p text:style-name="P1"><text:span text:style-name="T1"/></text:p>
            </office:annotation>
            <text:p>Lag correlation</text:p>
          </table:table-cell>
          <table:table-cell table:number-columns-repeated="37"/>
        </table:table-row>
        <table:table-row table:style-name="ro5">
          <table:table-cell office:value-type="string" calcext:value-type="string">
            <office:annotation draw:style-name="gr233" draw:text-style-name="P2" svg:width="352.66pt" svg:height="118.77pt" svg:x="81.24pt" svg:y="6443.83pt" draw:caption-point-x="-17.29pt" draw:caption-point-y="43.4pt">
              <dc:creator>WV</dc:creator>
              <dc:date>2016-02-13T00:00:00</dc:date>
              <text:p text:style-name="P1"><text:span text:style-name="T1">Lag covariance or autocovariance is the covariance of a series of data with itself between points at constant intervals. It is an indication of how similar a series is with a shifted version of itself. It is commonly used in time and spatial series analysis.</text:span></text:p>
              <text:p text:style-name="P1"><text:span text:style-name="T1"/></text:p>
              <text:p text:style-name="P1"><text:span text:style-name="T1">See DANSYS: LAGCOV</text:span></text:p>
            </office:annotation>
            <text:p>Lag covariance</text:p>
          </table:table-cell>
          <table:table-cell table:number-columns-repeated="37"/>
        </table:table-row>
        <table:table-row table:style-name="ro5">
          <table:table-cell table:style-name="Default" office:value-type="string" calcext:value-type="string">
            <office:annotation draw:style-name="gr10" draw:text-style-name="P2" svg:width="82.18pt" svg:height="95.27pt" svg:x="81.01pt" svg:y="6445.22pt" draw:caption-point-x="-17.06pt" draw:caption-point-y="54.79pt">
              <dc:creator>WV</dc:creator>
              <dc:date>2015-01-26T00:00:00</dc:date>
              <text:p text:style-name="P1"><text:span text:style-name="T1">Can be used to calculate point estimates of a function. It can calculate any number of points and derivative is not required.</text:span></text:p>
            </office:annotation>
            <text:p>LaGrange estimation</text:p>
          </table:table-cell>
          <table:table-cell table:number-columns-repeated="37"/>
        </table:table-row>
        <table:table-row table:style-name="ro5">
          <table:table-cell table:style-name="ce13" office:value-type="string" calcext:value-type="string">
            <office:annotation draw:style-name="gr17" draw:text-style-name="P2" svg:width="82.18pt" svg:height="50.49pt" svg:x="81.01pt" svg:y="6458.31pt" draw:caption-point-x="-17.06pt" draw:caption-point-y="54.51pt">
              <dc:creator>WV</dc:creator>
              <dc:date>2015-02-23T00:00:00</dc:date>
              <text:p text:style-name="P1"><text:span text:style-name="T1">Can be used to find the roots of a complex polynomial</text:span></text:p>
            </office:annotation>
            <text:p>Laguer method</text:p>
          </table:table-cell>
          <table:table-cell table:number-columns-repeated="37"/>
        </table:table-row>
        <table:table-row table:style-name="ro5">
          <table:table-cell table:style-name="Default" office:value-type="string" calcext:value-type="string">
            <office:annotation draw:style-name="gr16" draw:text-style-name="P2" svg:width="82.18pt" svg:height="72.88pt" svg:x="81.01pt" svg:y="6470.99pt" draw:caption-point-x="-17.06pt" draw:caption-point-y="54.62pt">
              <dc:creator>WV</dc:creator>
              <dc:date>2015-02-13T00:00:00</dc:date>
              <text:p text:style-name="P1"><text:span text:style-name="T1">Integration method useful for integrating a function over the interval [a,</text:span><text:span text:style-name="T4">∞] or [-∞,a]</text:span></text:p>
            </office:annotation>
            <text:p>Laguere quadrature</text:p>
          </table:table-cell>
          <table:table-cell table:number-columns-repeated="37"/>
        </table:table-row>
        <table:table-row table:style-name="ro5">
          <table:table-cell office:value-type="string" calcext:value-type="string">
            <office:annotation draw:style-name="gr234" draw:text-style-name="P2" svg:width="365.56pt" svg:height="91.84pt" svg:x="81.01pt" svg:y="6483.57pt" draw:caption-point-x="-17.06pt" draw:caption-point-y="54.85pt">
              <dc:creator>WV</dc:creator>
              <dc:date>2016-02-13T00:00:00</dc:date>
              <text:p text:style-name="P1"><text:span text:style-name="T1">Used for experimental process with negative random variables, difference between two experimental variables, error of measurement, Brownian motion evaluated as an exponentialy distributed random time.</text:span></text:p>
              <text:p text:style-name="P1"><text:span text:style-name="T1"/></text:p>
              <text:p text:style-name="P1"><text:span text:style-name="T1">See DANSYS: LapDist, LapVar, LapEntropy, LapQuant</text:span></text:p>
            </office:annotation>
            <text:p>Laplace distribution</text:p>
          </table:table-cell>
          <table:table-cell table:number-columns-repeated="37"/>
        </table:table-row>
        <table:table-row table:style-name="ro5">
          <table:table-cell office:value-type="string" calcext:value-type="string">
            <office:annotation draw:style-name="gr10" draw:text-style-name="P2" svg:width="358.98pt" svg:height="95.27pt" svg:x="81.24pt" svg:y="6507.81pt" draw:caption-point-x="-17.29pt" draw:caption-point-y="43.4pt">
              <dc:creator>WV</dc:creator>
              <dc:date>2016-02-14T00:00:00</dc:date>
              <text:p text:style-name="P1"><text:span text:style-name="T1">A Latin Square design presents all treatments in all permutations so that order effects can be determined and controlled for. There are both tables and algorithms available for planning the order of the treatments.</text:span></text:p>
              <text:p text:style-name="P1"><text:span text:style-name="T1"/></text:p>
              <text:p text:style-name="P1"><text:span text:style-name="T1">See DANSYS: LatinSQ</text:span></text:p>
            </office:annotation>
            <text:p>Latin square design</text:p>
          </table:table-cell>
          <table:table-cell table:number-columns-repeated="37"/>
        </table:table-row>
        <table:table-row table:style-name="ro5">
          <table:table-cell office:value-type="string" calcext:value-type="string">
            <office:annotation draw:style-name="gr11" draw:text-style-name="P2" svg:width="338.37pt" svg:height="117.67pt" svg:x="81.24pt" svg:y="6520.62pt" draw:caption-point-x="-17.29pt" draw:caption-point-y="43.4pt">
              <dc:creator>WV</dc:creator>
              <dc:date>2016-02-14T00:00:00</dc:date>
              <text:p text:style-name="P1"><text:span text:style-name="T1">The least common multiple (lowest common denominator or LCM) of a set of numbers is the smallest positive integer that is divisible by all the numbers. If all fractions in a set are converted to fractions having the LCM as the denominators, the sum will be in simplest terms.</text:span></text:p>
              <text:p text:style-name="P1"><text:span text:style-name="T1"/></text:p>
              <text:p text:style-name="P1"><text:span text:style-name="T1">See Calc: LCM, LCM_ADD</text:span></text:p>
            </office:annotation>
            <text:p>Least common multiple</text:p>
          </table:table-cell>
          <table:table-cell table:number-columns-repeated="37"/>
        </table:table-row>
        <table:table-row table:style-name="ro5">
          <table:table-cell office:value-type="string" calcext:value-type="string">
            <office:annotation draw:style-name="gr14" draw:text-style-name="P2" svg:width="351.86pt" svg:height="84.08pt" svg:x="81.24pt" svg:y="6533.4pt" draw:caption-point-x="-17.29pt" draw:caption-point-y="43.43pt">
              <dc:creator>WV</dc:creator>
              <dc:date>2016-02-14T00:00:00</dc:date>
              <text:p text:style-name="P1"><text:span text:style-name="T1">Least squares analysis is a common paradigm for regression analysis. The goal is to fit a line of curve to a set of data points by minimizing the sum of the squares of errors (the distances from the points to the fit curve) in the formula for the fit curve.</text:span></text:p>
              <text:p text:style-name="P1"><text:span text:style-name="T1"/></text:p>
              <text:p text:style-name="P1"><text:span text:style-name="T1">See Calc: LINEST</text:span></text:p>
              <text:p text:style-name="P1"><text:span text:style-name="T1">See DANSYS: RSSMat, RegMat, PredMat, ResidMat, ESSMat</text:span></text:p>
            </office:annotation>
            <text:p>Least squares analysis</text:p>
          </table:table-cell>
          <table:table-cell table:number-columns-repeated="37"/>
        </table:table-row>
        <table:table-row table:style-name="ro5">
          <table:table-cell table:style-name="Default" office:value-type="string" calcext:value-type="string">
            <office:annotation draw:style-name="gr235" draw:text-style-name="P2" svg:width="82.18pt" svg:height="185.22pt" svg:x="81.01pt" svg:y="6534.51pt" draw:caption-point-x="-17.06pt" draw:caption-point-y="55.11pt">
              <dc:creator>WV</dc:creator>
              <dc:date>2015-01-26T00:00:00</dc:date>
              <text:p text:style-name="P1"><text:span text:style-name="T1">Can be used for point estimates of Chebyshev polynomial for the function and its 1</text:span><text:span text:style-name="T5">st</text:span><text:span text:style-name="T1"> and 2</text:span><text:span text:style-name="T5">nd</text:span><text:span text:style-name="T1"> derivatives when the bracketing interval is short. Excellent if function defined by points is a rational function with an even polynomial in the denominator.</text:span></text:p>
            </office:annotation>
            <text:p>Least squares analysis by rational function</text:p>
          </table:table-cell>
          <table:table-cell table:number-columns-repeated="37"/>
        </table:table-row>
        <table:table-row table:style-name="ro5">
          <table:table-cell table:style-name="Default" office:value-type="string" calcext:value-type="string">
            <office:annotation draw:style-name="gr236" draw:text-style-name="P2" svg:width="82.18pt" svg:height="107.21pt" svg:x="81.01pt" svg:y="6547.29pt" draw:caption-point-x="-17.06pt" draw:caption-point-y="55.13pt">
              <dc:creator>WV</dc:creator>
              <dc:date>2015-01-26T00:00:00</dc:date>
              <text:p text:style-name="P1"><text:span text:style-name="T1">Can be used for point estimates with arbitrary or equally spaced abscissas, and with weighting for the function and its 1</text:span><text:span text:style-name="T5">st</text:span><text:span text:style-name="T1"> and 2</text:span><text:span text:style-name="T5">nd</text:span><text:span text:style-name="T1"> derivatives.</text:span></text:p>
            </office:annotation>
            <text:p>Least squares analysis with orthogonal polynomials</text:p>
          </table:table-cell>
          <table:table-cell table:number-columns-repeated="37"/>
        </table:table-row>
        <table:table-row table:style-name="ro5">
          <table:table-cell table:style-name="Default" office:value-type="string" calcext:value-type="string">
            <office:annotation draw:style-name="gr237" draw:text-style-name="P2" svg:width="82.18pt" svg:height="62.05pt" svg:x="81.01pt" svg:y="6560.02pt" draw:caption-point-x="-17.06pt" draw:caption-point-y="55.19pt">
              <dc:creator>WV</dc:creator>
              <dc:date>2015-01-26T00:00:00</dc:date>
              <text:p text:style-name="P1"><text:span text:style-name="T1">Can be used for point estimates of functions with 1</text:span><text:span text:style-name="T5">st</text:span><text:span text:style-name="T1"> and 2</text:span><text:span text:style-name="T5">nd</text:span><text:span text:style-name="T1"> derivatives.</text:span></text:p>
            </office:annotation>
            <text:p>Least Squares Chebyshev</text:p>
          </table:table-cell>
          <table:table-cell table:number-columns-repeated="37"/>
        </table:table-row>
        <table:table-row table:style-name="ro5">
          <table:table-cell table:style-name="Default" office:value-type="string" calcext:value-type="string">
            <office:annotation draw:style-name="gr238" draw:text-style-name="P2" svg:width="82.18pt" svg:height="73.62pt" svg:x="81.01pt" svg:y="6572.75pt" draw:caption-point-x="-17.06pt" draw:caption-point-y="55.28pt">
              <dc:creator>WV</dc:creator>
              <dc:date>2015-01-26T00:00:00</dc:date>
              <text:p text:style-name="P1"><text:span text:style-name="T1">Can be used for point estimates for periodic functions with 1</text:span><text:span text:style-name="T5">st</text:span><text:span text:style-name="T1"> and 2</text:span><text:span text:style-name="T5">nd</text:span><text:span text:style-name="T1"> derivatives.</text:span></text:p>
            </office:annotation>
            <text:p>Least Squares Fourier</text:p>
          </table:table-cell>
          <table:table-cell table:number-columns-repeated="37"/>
        </table:table-row>
        <table:table-row table:style-name="ro5">
          <table:table-cell table:style-name="Default" office:value-type="string" calcext:value-type="string">
            <office:annotation draw:style-name="gr11" draw:text-style-name="P2" svg:width="82.18pt" svg:height="117.67pt" svg:x="81.01pt" svg:y="6585.51pt" draw:caption-point-x="-17.06pt" draw:caption-point-y="55.3pt">
              <dc:creator>WV</dc:creator>
              <dc:date>2015-01-26T00:00:00</dc:date>
              <text:p text:style-name="P1"><text:span text:style-name="T1">Useful for point estimation for data that contains error. Can be used for differentiation. For equally spaced abscissas and uneven points.</text:span></text:p>
            </office:annotation>
            <text:p>Least squares approximation</text:p>
          </table:table-cell>
          <table:table-cell table:number-columns-repeated="37"/>
        </table:table-row>
        <table:table-row table:style-name="ro5">
          <table:table-cell office:value-type="string" calcext:value-type="string">
            <office:annotation draw:style-name="gr16" draw:text-style-name="P2" svg:width="345.51pt" svg:height="72.88pt" svg:x="81.24pt" svg:y="6610.22pt" draw:caption-point-x="-17.29pt" draw:caption-point-y="43.4pt">
              <dc:creator>WV</dc:creator>
              <dc:date>2016-02-14T00:00:00</dc:date>
              <text:p text:style-name="P1"><text:span text:style-name="T1">Left functions usually return a specified number of the leftmost characters in a string.</text:span></text:p>
              <text:p text:style-name="P1"><text:span text:style-name="T1"/></text:p>
              <text:p text:style-name="P1"><text:span text:style-name="T1">See Calc: LEFT, LEFTB</text:span></text:p>
            </office:annotation>
            <text:p>Left</text:p>
          </table:table-cell>
          <table:table-cell table:number-columns-repeated="37"/>
        </table:table-row>
        <table:table-row table:style-name="ro5">
          <table:table-cell office:value-type="string" calcext:value-type="string">
            <office:annotation draw:style-name="gr13" draw:text-style-name="P2" svg:width="312.97pt" svg:height="128.86pt" svg:x="81.24pt" svg:y="6623.01pt" draw:caption-point-x="-17.29pt" draw:caption-point-y="43.4pt">
              <dc:creator>WV</dc:creator>
              <dc:date>2016-02-14T00:00:00</dc:date>
              <text:p text:style-name="P1"><text:span text:style-name="T1">A left shift moves all the bits in a binary number one bit to the left. A circular left shift moves the discarded bit back to the right end if the string.</text:span></text:p>
              <text:p text:style-name="P1"><text:span text:style-name="T1"/></text:p>
              <text:p text:style-name="P1"><text:span text:style-name="T1">See Calc: BITLSHIFT</text:span></text:p>
              <text:p text:style-name="P1"><text:span text:style-name="T1"/></text:p>
              <text:p text:style-name="P1"><text:span text:style-name="T1">See DANSYS: BSHFTL, BCSHFTL</text:span></text:p>
              <text:p text:style-name="P1"><text:span text:style-name="T1"/></text:p>
              <text:p text:style-name="P1"><text:span text:style-name="T1"/></text:p>
              <text:p text:style-name="P1"><text:span text:style-name="T1"/></text:p>
              <text:p text:style-name="P1"><text:span text:style-name="T1"/></text:p>
            </office:annotation>
            <text:p>Left shift</text:p>
          </table:table-cell>
          <table:table-cell table:number-columns-repeated="37"/>
        </table:table-row>
        <table:table-row table:style-name="ro5">
          <table:table-cell office:value-type="string" calcext:value-type="string">
            <office:annotation draw:style-name="gr4" draw:text-style-name="P2" svg:width="358.19pt" svg:height="196.04pt" svg:x="81.24pt" svg:y="6635.82pt" draw:caption-point-x="-17.29pt" draw:caption-point-y="43.4pt">
              <dc:creator>WV</dc:creator>
              <dc:date>2016-02-14T00:00:00</dc:date>
              <text:p text:style-name="P1"><text:span text:style-name="T1">A quantity is less than another quantity if it is a predecessor in the series of real numbers. A character is less than another character if the code is less in quantity. Things get more complicated when dealing with complex numbers an matrices. </text:span></text:p>
              <text:p text:style-name="P1"><text:span text:style-name="T1"/></text:p>
              <text:p text:style-name="P1"><text:span text:style-name="T1">Generally, if the real part of a complex number is less than the real part of another; or if the real parts are equal and the imaginary part is smaller, then the first complex number is smaller in the sense that a+c&lt;b+c.</text:span></text:p>
              <text:p text:style-name="P1"><text:span text:style-name="T1"/></text:p>
              <text:p text:style-name="P1"><text:span text:style-name="T1">A vector or matrix can only be said to be smaller than another if all the elements are less.</text:span></text:p>
              <text:p text:style-name="P1"><text:span text:style-name="T1"/></text:p>
              <text:p text:style-name="P1"><text:span text:style-name="T1">See Calc: Comparison Operators, Filter, Bit Operation Functions, Operators in LibreOffice Calc, Query Design, Applying Conditional Formatting, Database Functions, Number Format Codes, Spreadsheet Functions</text:span></text:p>
              <text:p text:style-name="P1"><text:span text:style-name="T1"/></text:p>
              <text:p text:style-name="P1"><text:span text:style-name="T1"/></text:p>
            </office:annotation>
            <text:p>Less</text:p>
          </table:table-cell>
          <table:table-cell table:number-columns-repeated="37"/>
        </table:table-row>
        <table:table-row table:style-name="ro5">
          <table:table-cell table:style-name="Default" office:value-type="string" calcext:value-type="string">
            <office:annotation draw:style-name="gr239" draw:text-style-name="P2" svg:width="356.63pt" svg:height="56.72pt" svg:x="81.24pt" svg:y="6648.6pt" draw:caption-point-x="-17.29pt" draw:caption-point-y="43.43pt">
              <dc:creator>WV</dc:creator>
              <dc:date>2016-02-15T00:00:00</dc:date>
              <text:p text:style-name="P1"><text:span text:style-name="T1">A level-spread chart plots the log of the interquartile range <text:s/>on the horizontal axis to the log of the median on the vertical axis. It is used to see if a transform with stabilize the variance of regression or ANOVA data. </text:span></text:p>
            </office:annotation>
            <text:p>Level-spread chart</text:p>
          </table:table-cell>
          <table:table-cell table:number-columns-repeated="37"/>
        </table:table-row>
        <table:table-row table:style-name="ro5">
          <table:table-cell office:value-type="string" calcext:value-type="string">
            <office:annotation draw:style-name="gr14" draw:text-style-name="P2" svg:width="350.28pt" svg:height="84.08pt" svg:x="81.24pt" svg:y="6661.42pt" draw:caption-point-x="-17.29pt" draw:caption-point-y="43.4pt">
              <dc:creator>WV</dc:creator>
              <dc:date>2016-02-15T00:00:00</dc:date>
              <text:p text:style-name="P1"><text:span text:style-name="T1">Levene's test is a test of the homogeneity of variance between groups.</text:span></text:p>
              <text:p text:style-name="P1"><text:span text:style-name="T1"/></text:p>
              <text:p text:style-name="P1"><text:span text:style-name="T1">See DANSYS: ANCOVA, OneWay, Levene</text:span></text:p>
            </office:annotation>
            <text:p>Levene test</text:p>
          </table:table-cell>
          <table:table-cell table:number-columns-repeated="37"/>
        </table:table-row>
        <table:table-row table:style-name="ro5">
          <table:table-cell office:value-type="string" calcext:value-type="string">
            <office:annotation draw:style-name="gr240" draw:text-style-name="P2" svg:width="355.04pt" svg:height="84.02pt" svg:x="81.24pt" svg:y="6672.7pt" draw:caption-point-x="-17.29pt" draw:caption-point-y="44.93pt">
              <dc:creator>WV</dc:creator>
              <dc:date>2016-02-15T00:00:00</dc:date>
              <text:p text:style-name="P1"><text:span text:style-name="T1">The Levenshtein distance is a measure of edit distance – the minimum number of single character operations (insertions, deletions, or substitutions) required to change one string into another.</text:span></text:p>
              <text:p text:style-name="P1"><text:span text:style-name="T1"/></text:p>
              <text:p text:style-name="P1"><text:span text:style-name="T1">See DANSYS: Levenshtein</text:span></text:p>
            </office:annotation>
            <text:p>Levenshtein distance</text:p>
          </table:table-cell>
          <table:table-cell table:number-columns-repeated="37"/>
        </table:table-row>
        <table:table-row table:style-name="ro5">
          <table:table-cell office:value-type="string" calcext:value-type="string">
            <office:annotation draw:style-name="gr14" draw:text-style-name="P2" svg:width="82.18pt" svg:height="84.08pt" svg:x="81.01pt" svg:y="6675.39pt" draw:caption-point-x="-17.06pt" draw:caption-point-y="55.02pt">
              <dc:creator>WV</dc:creator>
              <dc:date>2015-03-01T00:00:00</dc:date>
              <text:p text:style-name="P1"><text:span text:style-name="T1">Probability remains constant in the n trials of one experiment but varies among k experiments</text:span></text:p>
            </office:annotation>
            <text:p>Lexian (see beta binomial)</text:p>
          </table:table-cell>
          <table:table-cell table:number-columns-repeated="37"/>
        </table:table-row>
        <table:table-row table:style-name="ro5">
          <table:table-cell table:style-name="Default" office:value-type="string" calcext:value-type="string">
            <office:annotation draw:style-name="gr14" draw:text-style-name="P2" svg:width="82.18pt" svg:height="84.08pt" svg:x="81.24pt" svg:y="6699.83pt" draw:caption-point-x="-17.29pt" draw:caption-point-y="43.4pt">
              <dc:creator>WV</dc:creator>
              <dc:date>2016-02-15T00:00:00</dc:date>
              <text:p text:style-name="P1"><text:span text:style-name="T1">Light's inter-rater <text:s/>agreement coefficient is an extension of Cohen's Kappa to multiple raters.</text:span></text:p>
            </office:annotation>
            <text:p>Light's agreement coefficient</text:p>
          </table:table-cell>
          <table:table-cell table:number-columns-repeated="37"/>
        </table:table-row>
        <table:table-row table:style-name="ro5">
          <table:table-cell office:value-type="string" calcext:value-type="string">
            <office:annotation draw:style-name="gr241" draw:text-style-name="P2" svg:width="337.55pt" svg:height="82.6pt" svg:x="105.85pt" svg:y="6716.38pt" draw:caption-point-x="-41.9pt" draw:caption-point-y="39.63pt">
              <dc:creator>WV</dc:creator>
              <dc:date>2016-02-15T00:00:00</dc:date>
              <text:p text:style-name="P1"><text:span text:style-name="T1">Unlike the Pearson's chi square statistic, the log-likelihood ratio for a contingency table, also a measure with a chi-square distribution, is an exact measure of association.</text:span></text:p>
              <text:p text:style-name="P1"><text:span text:style-name="T1"/></text:p>
              <text:p text:style-name="P1"><text:span text:style-name="T1">See DANSYS: CTAB1, CTAB2</text:span></text:p>
            </office:annotation>
            <text:p>Likelihood ratio chi square</text:p>
          </table:table-cell>
          <table:table-cell table:number-columns-repeated="37"/>
        </table:table-row>
        <table:table-row table:style-name="ro5">
          <table:table-cell office:value-type="string" calcext:value-type="string">
            <office:annotation draw:style-name="gr242" draw:text-style-name="P2" svg:width="342.34pt" svg:height="77.36pt" svg:x="81.24pt" svg:y="6725.42pt" draw:caption-point-x="-17.29pt" draw:caption-point-y="43.4pt">
              <dc:creator>WV</dc:creator>
              <dc:date>2016-02-15T00:00:00</dc:date>
              <text:p text:style-name="P1"><text:span text:style-name="T1">The Lilliefors extension of the Komolgorov-Smirnov test of normality is should be used when the particular parameters (mean and standard deviation) of the suspected normal distribution are not known.</text:span></text:p>
              <text:p text:style-name="P1"><text:span text:style-name="T1"/></text:p>
              <text:p text:style-name="P1"><text:span text:style-name="T1">See DANSYS: KSL</text:span></text:p>
            </office:annotation>
            <text:p>Lilliefors Extension of the Kolmogorov-Smirnov Test </text:p>
          </table:table-cell>
          <table:table-cell table:number-columns-repeated="37"/>
        </table:table-row>
        <table:table-row table:style-name="ro5">
          <table:table-cell office:value-type="string" calcext:value-type="string">
            <office:annotation draw:style-name="gr20" draw:text-style-name="P2" svg:width="351.07pt" svg:height="106.47pt" svg:x="81.24pt" svg:y="6738.21pt" draw:caption-point-x="-17.29pt" draw:caption-point-y="43.4pt">
              <dc:creator>WV</dc:creator>
              <dc:date>2016-02-15T00:00:00</dc:date>
              <text:p text:style-name="P1"><text:span text:style-name="T1">A line of best fit is the goal of linear regression. It is the straight line that best fits a set of data. Usually, it is the line that minimizes the distance from the line to all the data points. Sometimes, a line of best fit can be determined by visual estimation. There are several accurate algorithms for finding a line of best fit. The most common is least squares analysis.</text:span></text:p>
              <text:p text:style-name="P1"><text:span text:style-name="T1"/></text:p>
              <text:p text:style-name="P1"><text:span text:style-name="T1">See Calc: LINEST, TREND, Trend Lines, FORECAST, SLOPE</text:span></text:p>
              <text:p text:style-name="P1"><text:span text:style-name="T1"/></text:p>
              <text:p text:style-name="P1"><text:span text:style-name="T1">See DANSYS: OneWay, RegMat, PredMat, ResidMat</text:span></text:p>
            </office:annotation>
            <text:p>Line of best fit</text:p>
          </table:table-cell>
          <table:table-cell table:number-columns-repeated="37"/>
        </table:table-row>
        <table:table-row table:style-name="ro5">
          <table:table-cell office:value-type="string" calcext:value-type="string">
            <office:annotation draw:style-name="gr12" draw:text-style-name="P2" svg:width="349.48pt" svg:height="140.06pt" svg:x="81.24pt" svg:y="6751.02pt" draw:caption-point-x="-17.29pt" draw:caption-point-y="43.4pt">
              <dc:creator>WV</dc:creator>
              <dc:date>2016-02-15T00:00:00</dc:date>
              <text:p text:style-name="P1"><text:span text:style-name="T1">Lines are described by length and direction. In Calc, line measures are given in the Position and Size dialog (context menu&gt;Position and Size). The position is given by the horizontal and vertical distances from the upper left hand corner of the sheet (to a selectable corner or side midpoint of the enclosing box), and the size is given by the length and width of the enclosing box. Geometry functions can use this information to return direction in slope or angle to the horizontal. This information can be important data for visual content analysis.</text:span></text:p>
              <text:p text:style-name="P1"><text:span text:style-name="T1"/></text:p>
              <text:p text:style-name="P1"><text:span text:style-name="T1">See Calc: Position and Size</text:span></text:p>
              <text:p text:style-name="P1"><text:span text:style-name="T1"/></text:p>
              <text:p text:style-name="P1"><text:span text:style-name="T1">See DANSYS: Pyth, LineSlope, LineDir</text:span></text:p>
            </office:annotation>
            <text:p>Line measure</text:p>
          </table:table-cell>
          <table:table-cell table:number-columns-repeated="37"/>
        </table:table-row>
        <table:table-row table:style-name="ro5">
          <table:table-cell table:style-name="Default" office:value-type="string" calcext:value-type="string">
            <office:annotation draw:style-name="gr243" draw:text-style-name="P2" svg:width="315.35pt" svg:height="65.51pt" svg:x="81.24pt" svg:y="6763.8pt" draw:caption-point-x="-17.29pt" draw:caption-point-y="43.43pt">
              <dc:creator>WV</dc:creator>
              <dc:date>2016-02-15T00:00:00</dc:date>
              <text:p text:style-name="P1"><text:span text:style-name="T1">Spectral coherence quantifies the relation between two signals, time series, or data sets. Linear coherence can be used to estimate the causality between input and output.</text:span></text:p>
            </office:annotation>
            <text:p>Linear coherence (signal processing)</text:p>
          </table:table-cell>
          <table:table-cell table:number-columns-repeated="37"/>
        </table:table-row>
        <table:table-row table:style-name="ro5">
          <table:table-cell table:style-name="Default" office:value-type="string" calcext:value-type="string">
            <office:annotation draw:style-name="gr244" draw:text-style-name="P2" svg:width="312.18pt" svg:height="41.39pt" svg:x="81.24pt" svg:y="6776.62pt" draw:caption-point-x="-17.29pt" draw:caption-point-y="43.4pt">
              <dc:creator>WV</dc:creator>
              <dc:date>2016-02-15T00:00:00</dc:date>
              <text:p text:style-name="P1"><text:span text:style-name="T1">Linear discriminant analysis specifies a linear function that classifies values into two or more groups.</text:span></text:p>
            </office:annotation>
            <text:p>Linear Discriminant Analysis</text:p>
          </table:table-cell>
          <table:table-cell table:number-columns-repeated="37"/>
        </table:table-row>
        <table:table-row table:style-name="ro5">
          <table:table-cell table:style-name="Default" office:value-type="string" calcext:value-type="string">
            <office:annotation draw:style-name="gr17" draw:text-style-name="P2" svg:width="307.67pt" svg:height="50.49pt" svg:x="81.01pt" svg:y="6777.44pt" draw:caption-point-x="-17.06pt" draw:caption-point-y="55.39pt">
              <dc:creator>WV</dc:creator>
              <dc:date>2016-02-15T00:00:00</dc:date>
              <text:p text:style-name="P1"><text:span text:style-name="T1">Linear goal programming is used for decision making for linear processes.</text:span></text:p>
            </office:annotation>
            <text:p>Linear goal programming</text:p>
          </table:table-cell>
          <table:table-cell table:number-columns-repeated="37"/>
        </table:table-row>
        <table:table-row table:style-name="ro5">
          <table:table-cell office:value-type="string" calcext:value-type="string">
            <office:annotation draw:style-name="gr26" draw:text-style-name="P2" svg:width="301.32pt" svg:height="39.29pt" svg:x="81.01pt" svg:y="6790.17pt" draw:caption-point-x="-17.06pt" draw:caption-point-y="55.45pt">
              <dc:creator>WV</dc:creator>
              <dc:date>2016-02-15T00:00:00</dc:date>
              <text:p text:style-name="P1"><text:span text:style-name="T1">Linear programming is used to optimize data with linear constraint. Calc's Solver engines can be used to derive solutions to linear programming problems.</text:span></text:p>
            </office:annotation>
            <text:p>Linear programming </text:p>
          </table:table-cell>
          <table:table-cell table:number-columns-repeated="37"/>
        </table:table-row>
        <table:table-row table:style-name="ro5">
          <table:table-cell office:value-type="string" calcext:value-type="string">
            <office:annotation draw:style-name="gr11" draw:text-style-name="P2" svg:width="324.31pt" svg:height="117.67pt" svg:x="81.01pt" svg:y="6802.67pt" draw:caption-point-x="-17.06pt" draw:caption-point-y="55.76pt">
              <dc:creator>WV</dc:creator>
              <dc:date>2016-02-15T00:00:00</dc:date>
              <text:p text:style-name="P1"><text:span text:style-name="T1">Linear regression analysis determines a line of best fit for a set of data.</text:span></text:p>
              <text:p text:style-name="P1"><text:span text:style-name="T1"/></text:p>
              <text:p text:style-name="P1"><text:span text:style-name="T1">See Calc: Trend Lines, LINEST, TREND, FORECAST, SLOPE, STEYX</text:span></text:p>
              <text:p text:style-name="P1"><text:span text:style-name="T1">See DANSYS: RegMat, PredMat, ResidMat, TSSMat, ESSMat, VarResidMat, RSQMat, RSSMat, RegFMat, SWEEP</text:span></text:p>
            </office:annotation>
            <text:p>Linear regression analysis</text:p>
          </table:table-cell>
          <table:table-cell table:number-columns-repeated="37"/>
        </table:table-row>
        <table:table-row table:style-name="ro5">
          <table:table-cell office:value-type="string" calcext:value-type="string">
            <office:annotation draw:style-name="gr13" draw:text-style-name="P2" svg:width="318.53pt" svg:height="128.86pt" svg:x="81.24pt" svg:y="6827.81pt" draw:caption-point-x="-17.29pt" draw:caption-point-y="43.4pt">
              <dc:creator>WV</dc:creator>
              <dc:date>2016-02-15T00:00:00</dc:date>
              <text:p text:style-name="P1"><text:span text:style-name="T1">A linear trend is a component of the relationship between sets of data that predicts that one or more variables will vary with other variables at a constant rate.</text:span></text:p>
              <text:p text:style-name="P1"><text:span text:style-name="T1"/></text:p>
              <text:p text:style-name="P1"><text:span text:style-name="T1">See Calc: Charts in LibreOffice, Trend Lines, LINEST, TREND, Chart Type XY, FORECAST</text:span></text:p>
              <text:p text:style-name="P1"><text:span text:style-name="T1"/></text:p>
              <text:p text:style-name="P1"><text:span text:style-name="T1">See DANSYS: OneWay, OrthoCoeff</text:span></text:p>
            </office:annotation>
            <text:p>Linear trend</text:p>
          </table:table-cell>
          <table:table-cell table:number-columns-repeated="37"/>
        </table:table-row>
        <table:table-row table:style-name="ro5">
          <table:table-cell table:style-name="Default" office:value-type="string" calcext:value-type="string">
            <office:annotation draw:style-name="gr14" draw:text-style-name="P2" svg:width="327.26pt" svg:height="84.08pt" svg:x="81.24pt" svg:y="6840.62pt" draw:caption-point-x="-17.29pt" draw:caption-point-y="43.4pt">
              <dc:creator>WV</dc:creator>
              <dc:date>2016-02-15T00:00:00</dc:date>
              <text:p text:style-name="P1"><text:span text:style-name="T1">An assumption of linear regression is that the variables involved actually be related in a linear fashion. Linearity can be tested using a scatterplot. A linear relationship will show a linear trend. Also, if observed values are plotted against predicted values, or residuals against predicted values, clustering of points around a horizontal line indicate linearity.</text:span></text:p>
            </office:annotation>
            <text:p>Linearity of regression</text:p>
          </table:table-cell>
          <table:table-cell table:number-columns-repeated="37"/>
        </table:table-row>
        <table:table-row table:style-name="ro5">
          <table:table-cell table:style-name="Default" office:value-type="string" calcext:value-type="string">
            <office:annotation draw:style-name="gr20" draw:text-style-name="P2" svg:width="82.18pt" svg:height="106.47pt" svg:x="81.24pt" svg:y="6853.41pt" draw:caption-point-x="-17.29pt" draw:caption-point-y="43.4pt">
              <dc:creator>WV</dc:creator>
              <dc:date>2016-02-15T00:00:00</dc:date>
              <text:p text:style-name="P1"><text:span text:style-name="T1">Mathematically, a flow is a group action of the real numbers on a set. Local flows are only present in a particular subset of the data.</text:span></text:p>
            </office:annotation>
            <text:p>Local flow</text:p>
          </table:table-cell>
          <table:table-cell table:number-columns-repeated="37"/>
        </table:table-row>
        <table:table-row table:style-name="ro5">
          <table:table-cell table:style-name="ce13" office:value-type="string" calcext:value-type="string">
            <office:annotation draw:style-name="gr11" draw:text-style-name="P2" svg:width="82.18pt" svg:height="117.67pt" svg:x="81.24pt" svg:y="6866.22pt" draw:caption-point-x="-17.29pt" draw:caption-point-y="43.4pt">
              <dc:creator>WV</dc:creator>
              <dc:date>2016-02-15T00:00:00</dc:date>
              <text:p text:style-name="P1"><text:span text:style-name="T1">A local standard deviation (as distinguished from a global standard deviation) is the typical standard deviation applied to a subset (or sample) of data.</text:span></text:p>
            </office:annotation>
            <text:p>Local standard deviation</text:p>
          </table:table-cell>
          <table:table-cell table:number-columns-repeated="37"/>
        </table:table-row>
        <table:table-row table:style-name="ro5">
          <table:table-cell table:style-name="Default" office:value-type="string" calcext:value-type="string">
            <text:p>Log probability chart</text:p>
          </table:table-cell>
          <table:table-cell table:number-columns-repeated="37"/>
        </table:table-row>
        <table:table-row table:style-name="ro5">
          <table:table-cell table:style-name="Default" office:value-type="string" calcext:value-type="string">
            <office:annotation draw:style-name="gr16" draw:text-style-name="P2" svg:width="82.18pt" svg:height="72.88pt" svg:x="81.01pt" svg:y="6879.51pt" draw:caption-point-x="-17.06pt" draw:caption-point-y="55.7pt">
              <dc:creator>WV</dc:creator>
              <dc:date>2015-02-11T00:00:00</dc:date>
              <text:p text:style-name="P1"><text:span text:style-name="T1">Regression models for categorical variables in multivariate crosstabulation</text:span></text:p>
            </office:annotation>
            <text:p>Log-linear regression</text:p>
          </table:table-cell>
          <table:table-cell table:number-columns-repeated="37"/>
        </table:table-row>
        <table:table-row table:style-name="ro5">
          <table:table-cell table:style-name="Default" office:value-type="string" calcext:value-type="string">
            <office:annotation draw:style-name="gr14" draw:text-style-name="P2" svg:width="304.64pt" svg:height="84.08pt" svg:x="81.01pt" svg:y="6892.02pt" draw:caption-point-x="-17.06pt" draw:caption-point-y="56.01pt">
              <dc:creator>WV</dc:creator>
              <dc:date>2015-02-05T00:00:00</dc:date>
              <text:p text:style-name="P1"><text:span text:style-name="T1">Lognormal distributions are used to analyze logarithmically transformed data, to describe incubation periods of disease and sojourn time, workers' periods of exposure to radiation, time to failure, income, and wealth.</text:span></text:p>
              <text:p text:style-name="P1"><text:span text:style-name="T1"/></text:p>
              <text:p text:style-name="P1"><text:span text:style-name="T1">OpenOffice Calc has functions for working with lognormal distributions.</text:span></text:p>
            </office:annotation>
            <text:p>Log-normal</text:p>
          </table:table-cell>
          <table:table-cell table:number-columns-repeated="37"/>
        </table:table-row>
        <table:table-row table:style-name="ro5">
          <table:table-cell office:value-type="string" calcext:value-type="string">
            <office:annotation draw:style-name="gr245" draw:text-style-name="P2" svg:width="316.18pt" svg:height="367.65pt" svg:x="99.47pt" svg:y="6921.95pt" draw:caption-point-x="-35.52pt" draw:caption-point-y="38.86pt">
              <dc:creator>WV</dc:creator>
              <dc:date>2016-02-16T00:00:00</dc:date>
              <text:p text:style-name="P1"><text:span text:style-name="T1">A logarithm is another way of writing exponents. If a</text:span><text:span text:style-name="T5">b</text:span><text:span text:style-name="T1">=c, then log</text:span><text:span text:style-name="T9">b</text:span><text:span text:style-name="T1">c=a. The last part of the preceding statements is “the logarithm to the base b of c is equal to a.”</text:span></text:p>
              <text:p text:style-name="P1"><text:span text:style-name="T1"/></text:p>
              <text:p text:style-name="P1"><text:span text:style-name="T1">Although any number can be a base to a system of logarithms, there are three bases that are often used. Common logarithms have a base of 10, which is convenient since the logarithm to the base 10 of any power of 10 is just the number of zeros. Much engineering and science work uses common logarithms because they can easily convert mentally to approximations of decimal numbers.</text:span></text:p>
              <text:p text:style-name="P1"><text:span text:style-name="T1"/></text:p>
              <text:p text:style-name="P1"><text:span text:style-name="T1">Natural logarithms have a base of e (Euler's number) and are “natural” because they arise very naturally in growth processes (such as compounding in finance and population growth) and differential equations. They have become more common in scientific and, certainly in mathematical work.</text:span></text:p>
              <text:p text:style-name="P1"><text:span text:style-name="T1"/></text:p>
              <text:p text:style-name="P1"><text:span text:style-name="T1">Binary logarithms, which have the base 2, are used in certain disciplines such as information theory and signal analysis, and acoustics.</text:span></text:p>
              <text:p text:style-name="P1"><text:span text:style-name="T1"/></text:p>
              <text:p text:style-name="P1"><text:span text:style-name="T1">Logarithms are used in statistics to transform data (especially to normalize data having long tails or in variance stabilization) and to compact data with ranges extending across magnitudes of scale.</text:span></text:p>
              <text:p text:style-name="P1"><text:span text:style-name="T1"/></text:p>
              <text:p text:style-name="P1"><text:span text:style-name="T1">In programming, routines that create overflows can often be made to work by working with the logarithms of the numbers.</text:span></text:p>
              <text:p text:style-name="P1"><text:span text:style-name="T1"/></text:p>
              <text:p text:style-name="P1"><text:span text:style-name="T1">See Calc: LN, LOG, LOG10, Trend Lines, Scale, Calculating with Formulas. IMLN, LMLOG10, IMLOG2</text:span></text:p>
              <text:p text:style-name="P1"><text:span text:style-name="T1"/></text:p>
              <text:p text:style-name="P1"><text:span text:style-name="T1">See DANSYS: Log2, QLOG</text:span></text:p>
            </office:annotation>
            <text:p>Logarithm</text:p>
          </table:table-cell>
          <table:table-cell table:number-columns-repeated="37"/>
        </table:table-row>
        <table:table-row table:style-name="ro5">
          <table:table-cell office:value-type="string" calcext:value-type="string">
            <office:annotation draw:style-name="gr20" draw:text-style-name="P2" svg:width="309.03pt" svg:height="106.47pt" svg:x="81.24pt" svg:y="6930.23pt" draw:caption-point-x="-17.29pt" draw:caption-point-y="43.4pt">
              <dc:creator>WV</dc:creator>
              <dc:date>2016-02-16T00:00:00</dc:date>
              <text:p text:style-name="P1"><text:span text:style-name="T1">Both Calc and DANSYS have functions that return the logarithms of complex numbers.</text:span></text:p>
              <text:p text:style-name="P1"><text:span text:style-name="T1"/></text:p>
              <text:p text:style-name="P1"><text:span text:style-name="T1">See Calc: IMLN, IMLOG10, IMLOG2</text:span></text:p>
              <text:p text:style-name="P1"><text:span text:style-name="T1">See DANSYS: QLOG</text:span></text:p>
            </office:annotation>
            <text:p>Logarithm: complex</text:p>
          </table:table-cell>
          <table:table-cell table:number-columns-repeated="37"/>
        </table:table-row>
        <table:table-row table:style-name="ro5">
          <table:table-cell office:value-type="string" calcext:value-type="string">
            <office:annotation draw:style-name="gr10" draw:text-style-name="P2" svg:width="327.26pt" svg:height="95.27pt" svg:x="81.24pt" svg:y="6943.01pt" draw:caption-point-x="-17.29pt" draw:caption-point-y="43.4pt">
              <dc:creator>WV</dc:creator>
              <dc:date>2016-02-16T00:00:00</dc:date>
              <text:p text:style-name="P1"><text:span text:style-name="T1">A logarithmic plot uses a logarithmic scale for one or more axes. Instead of direct value, a logarithmic scale emphasizes orders of magnitude and is very useful for portraying data with very wide ranges. A logarithmic plot also tends to compress long tails and may normalize some data distributions. Many geophysical, acoustic, photometric, and chemical processes are measured on logarithmic scales.</text:span></text:p>
              <text:p text:style-name="P1"><text:span text:style-name="T1"/></text:p>
              <text:p text:style-name="P1"><text:span text:style-name="T1">See Calc: Scale, Trend Lines</text:span></text:p>
            </office:annotation>
            <text:p>Logarithmic plot</text:p>
          </table:table-cell>
          <table:table-cell table:number-columns-repeated="37"/>
        </table:table-row>
        <table:table-row table:style-name="ro5">
          <table:table-cell table:style-name="Default" office:value-type="string" calcext:value-type="string">
            <office:annotation draw:style-name="gr246" draw:text-style-name="P2" svg:width="328.85pt" svg:height="51.02pt" svg:x="81.24pt" svg:y="6955.82pt" draw:caption-point-x="-17.29pt" draw:caption-point-y="43.4pt">
              <dc:creator>WV</dc:creator>
              <dc:date>2016-02-16T00:00:00</dc:date>
              <text:p text:style-name="P1"><text:span text:style-name="T1">A logical state proportion states a relationship between two pairs of propositions. A common example is the analogy.</text:span></text:p>
            </office:annotation>
            <text:p>Logical State Proportions</text:p>
          </table:table-cell>
          <table:table-cell table:number-columns-repeated="37"/>
        </table:table-row>
        <table:table-row table:style-name="ro5">
          <table:table-cell office:value-type="string" calcext:value-type="string">
            <office:annotation draw:style-name="gr13" draw:text-style-name="P2" svg:width="322.5pt" svg:height="128.86pt" svg:x="81.24pt" svg:y="6968.61pt" draw:caption-point-x="-17.29pt" draw:caption-point-y="43.4pt">
              <dc:creator>WV</dc:creator>
              <dc:date>2016-02-16T00:00:00</dc:date>
              <text:p text:style-name="P1"><text:span text:style-name="T1">In a two value system, the values of a logical variables can be either True (1,t) or False (0,f). In a three value system, a third value is added on, which may be undetermined, undecidable, or “don't care.” There are other multi-valued logics that include more values. Spreadsheet cells can contain logical values.</text:span></text:p>
              <text:p text:style-name="P1"><text:span text:style-name="T1"/></text:p>
              <text:p text:style-name="P1"><text:span text:style-name="T1">See Calc: Logical Functions, Filter, Query Wizard, Standard Filter, Applying Filters, Bit Operation Functions, Information Functions</text:span></text:p>
              <text:p text:style-name="P1"><text:span text:style-name="T1"/></text:p>
              <text:p text:style-name="P1"><text:span text:style-name="T1">See DANSYS Basic Functions for a list of logical functions including bitwise functions and three valued functions.</text:span></text:p>
            </office:annotation>
            <text:p>Logical value</text:p>
          </table:table-cell>
          <table:table-cell table:number-columns-repeated="37"/>
        </table:table-row>
        <table:table-row table:style-name="ro5">
          <table:table-cell office:value-type="string" calcext:value-type="string">
            <office:annotation draw:style-name="gr247" draw:text-style-name="P2" svg:width="320.34pt" svg:height="90.96pt" svg:x="81.01pt" svg:y="6968.75pt" draw:caption-point-x="-17.06pt" draw:caption-point-y="56.07pt">
              <dc:creator>WV</dc:creator>
              <dc:date>2016-02-16T00:00:00</dc:date>
              <text:p text:style-name="P1"><text:span text:style-name="T1">A logistic distribution is a continuous probability distribution used to estimate theta in importance sampling, growth processes, and ordinal statistics.</text:span></text:p>
              <text:p text:style-name="P1"><text:span text:style-name="T1"/></text:p>
              <text:p text:style-name="P1"><text:span text:style-name="T1">See DANSYS: Logist, LogistVar, LogistEntropy, LogistQuant, Rankits</text:span></text:p>
              <text:p text:style-name="P1"><text:span text:style-name="T1"/></text:p>
              <text:p text:style-name="P1"><text:span text:style-name="T1"/></text:p>
            </office:annotation>
            <text:p>Logistic distribution</text:p>
          </table:table-cell>
          <table:table-cell table:number-columns-repeated="37"/>
        </table:table-row>
        <table:table-row table:style-name="ro5">
          <table:table-cell table:style-name="ce13" office:value-type="string" calcext:value-type="string">
            <office:annotation draw:style-name="gr14" draw:text-style-name="P2" svg:width="82.18pt" svg:height="84.08pt" svg:x="81.01pt" svg:y="6981.68pt" draw:caption-point-x="-17.06pt" draw:caption-point-y="55.96pt">
              <dc:creator>WV</dc:creator>
              <dc:date>2015-02-09T00:00:00</dc:date>
              <text:p text:style-name="P1"><text:span text:style-name="T1">Used in regression models containing dichotomous dependent variables</text:span></text:p>
            </office:annotation>
            <text:p>Logistic regression </text:p>
          </table:table-cell>
          <table:table-cell table:number-columns-repeated="37"/>
        </table:table-row>
        <table:table-row table:style-name="ro5">
          <table:table-cell office:value-type="string" calcext:value-type="string">
            <office:annotation draw:style-name="gr5" draw:text-style-name="P2" svg:width="343.13pt" svg:height="184.85pt" svg:x="81.24pt" svg:y="7007.02pt" draw:caption-point-x="-17.29pt" draw:caption-point-y="43.4pt">
              <dc:creator>WV</dc:creator>
              <dc:date>2016-02-16T00:00:00</dc:date>
              <text:p text:style-name="P1"><text:span text:style-name="T1">A lognormal distribution is the distribution of a random variable whose logarithm is normally distributed. Such a variable can only take positive values. A lognormal process is the product of many independent, positive random variables. Several processes that follow a lognormal distribution are, sizes of biological entities (hair length, teeth, skin area, weigh), hospitalization for certain disease processes, blood pressure of adults of a particular gender, particle size distributions, maximum values of rain fall for equal time intervals, certain economic processes, times to repair in certain systems, city sizes, secondary droplets in spray processes, and lengths of chess games.</text:span></text:p>
              <text:p text:style-name="P1"><text:span text:style-name="T1"/></text:p>
              <text:p text:style-name="P1"><text:span text:style-name="T1">See Calc: LOGINV, LOGNORM.DIST, LOGNORM.INV, LOGNORMDIST</text:span></text:p>
              <text:p text:style-name="P1"><text:span text:style-name="T1"/></text:p>
              <text:p text:style-name="P1"><text:span text:style-name="T1">See DANSYS: LogNormMean, LogNormMedian, LogNormMode, LogNormVar, LogNormSkew, LogNormKurt, LogNormEntropy, ESTDIST, Rankits</text:span></text:p>
            </office:annotation>
            <text:p>Lognormal</text:p>
          </table:table-cell>
          <table:table-cell table:number-columns-repeated="37"/>
        </table:table-row>
        <table:table-row table:style-name="ro5">
          <table:table-cell office:value-type="string" calcext:value-type="string">
            <office:annotation draw:style-name="gr9" draw:text-style-name="P2" svg:width="315.35pt" svg:height="61.68pt" svg:x="81.24pt" svg:y="7019.83pt" draw:caption-point-x="-17.29pt" draw:caption-point-y="43.4pt">
              <dc:creator>WV</dc:creator>
              <dc:date>2016-02-16T00:00:00</dc:date>
              <text:p text:style-name="P1"><text:span text:style-name="T1">Lookups find contents of arrays in relation to the row and column indexes.</text:span></text:p>
              <text:p text:style-name="P1"><text:span text:style-name="T1"/></text:p>
              <text:p text:style-name="P1"><text:span text:style-name="T1">See Calc: HLOOKUP, VLOOKUP, LOOKUP, MATCH, Handling of Empty Cells</text:span></text:p>
            </office:annotation>
            <text:p>Lookup</text:p>
          </table:table-cell>
          <table:table-cell table:number-columns-repeated="37"/>
        </table:table-row>
        <table:table-row table:style-name="ro5">
          <table:table-cell table:style-name="Default" office:value-type="string" calcext:value-type="string">
            <office:annotation draw:style-name="gr14" draw:text-style-name="P2" svg:width="82.18pt" svg:height="84.08pt" svg:x="81.24pt" svg:y="7032.61pt" draw:caption-point-x="-17.29pt" draw:caption-point-y="43.4pt">
              <dc:creator>WV</dc:creator>
              <dc:date>2016-02-16T00:00:00</dc:date>
              <text:p text:style-name="P1"><text:span text:style-name="T1">The analysis of recurring patterns can be used as a measure of stationarity in time series.</text:span></text:p>
            </office:annotation>
            <text:p>Loss of recurrence</text:p>
          </table:table-cell>
          <table:table-cell table:number-columns-repeated="37"/>
        </table:table-row>
        <table:table-row table:style-name="ro5">
          <table:table-cell office:value-type="string" calcext:value-type="string">
            <office:annotation draw:style-name="gr14" draw:text-style-name="P2" svg:width="341.55pt" svg:height="84.08pt" svg:x="81.24pt" svg:y="7045.43pt" draw:caption-point-x="-17.29pt" draw:caption-point-y="43.4pt">
              <dc:creator>WV</dc:creator>
              <dc:date>2016-02-17T00:00:00</dc:date>
              <text:p text:style-name="P1"><text:span text:style-name="T1">LU decomposition factors a matrix into an upper triangular and a lower triangular matrix. It can be used in determining the inverse or the determinant of a matrix, or in solving systems of linear equations.</text:span></text:p>
              <text:p text:style-name="P1"><text:span text:style-name="T1"/></text:p>
              <text:p text:style-name="P1"><text:span text:style-name="T1">See DANSYS: LUDecomp</text:span></text:p>
            </office:annotation>
            <text:p>LU decomposition</text:p>
          </table:table-cell>
          <table:table-cell table:number-columns-repeated="37"/>
        </table:table-row>
        <table:table-row table:style-name="ro5">
          <table:table-cell table:style-name="Default" office:value-type="string" calcext:value-type="string">
            <office:annotation draw:style-name="gr248" draw:text-style-name="P2" svg:width="283.63pt" svg:height="55.11pt" svg:x="81.24pt" svg:y="7058.21pt" draw:caption-point-x="-17.29pt" draw:caption-point-y="43.4pt">
              <dc:creator>WV</dc:creator>
              <dc:date>2016-02-17T00:00:00</dc:date>
              <text:p text:style-name="P1"><text:span text:style-name="T1">The Lyapunov exponent is used in dynamical system and chaos analysis. It characterizes the rate of separation in processes with infinitesimally close trajectories.</text:span></text:p>
            </office:annotation>
            <text:p>Lyapunov exponents</text:p>
          </table:table-cell>
          <table:table-cell table:number-columns-repeated="37"/>
        </table:table-row>
        <table:table-row table:style-name="ro5">
          <table:table-cell office:value-type="string" calcext:value-type="string">
            <office:annotation draw:style-name="gr14" draw:text-style-name="P2" svg:width="315.35pt" svg:height="84.08pt" svg:x="81.24pt" svg:y="7071.02pt" draw:caption-point-x="-17.29pt" draw:caption-point-y="43.4pt">
              <dc:creator>WV</dc:creator>
              <dc:date>2016-02-17T00:00:00</dc:date>
              <text:p text:style-name="P1"><text:span text:style-name="T1">The Macauley duration is the weighted average term to maturity of cash flows from a bond.</text:span></text:p>
              <text:p text:style-name="P1"><text:span text:style-name="T1"/></text:p>
              <text:p text:style-name="P1"><text:span text:style-name="T1">See Calc: MDURATION</text:span></text:p>
            </office:annotation>
            <text:p>Macauley duration</text:p>
          </table:table-cell>
          <table:table-cell table:number-columns-repeated="37"/>
        </table:table-row>
        <table:table-row table:style-name="ro5">
          <table:table-cell office:value-type="string" calcext:value-type="string">
            <office:annotation draw:style-name="gr13" draw:text-style-name="P2" svg:width="309.83pt" svg:height="128.86pt" svg:x="81.24pt" svg:y="7083.81pt" draw:caption-point-x="-17.29pt" draw:caption-point-y="43.4pt">
              <dc:creator>WV</dc:creator>
              <dc:date>2016-02-17T00:00:00</dc:date>
              <text:p text:style-name="P1"><text:span text:style-name="T1">A macro is a program in a LibreOffice or OpenOffice script language. The most accessible language in LibreOffice is LibreOffice Basic.</text:span></text:p>
              <text:p text:style-name="P1"><text:span text:style-name="T1"/></text:p>
              <text:p text:style-name="P1"><text:span text:style-name="T1">See Calc: Macro, Record Macro, Macros, Recording a Macro, Events, Macro Security, Sheet, Customize, User-Defined Functions, Scripting LibreOffice, Organize Macros, Inserting and Editing Buttons, Programming LibreOffice, Digital Signatures, Control Properties, VA Properties, Macros and Programming</text:span></text:p>
            </office:annotation>
            <text:p>Macro</text:p>
          </table:table-cell>
          <table:table-cell table:number-columns-repeated="37"/>
        </table:table-row>
        <table:table-row table:style-name="ro5">
          <table:table-cell table:style-name="Default" office:value-type="string" calcext:value-type="string">
            <office:annotation draw:style-name="gr12" draw:text-style-name="P2" svg:width="312.97pt" svg:height="140.06pt" svg:x="81.24pt" svg:y="7096.62pt" draw:caption-point-x="-17.29pt" draw:caption-point-y="43.4pt">
              <dc:creator>WV</dc:creator>
              <dc:date>2016-02-17T00:00:00</dc:date>
              <text:p text:style-name="P1"><text:span text:style-name="T1">The Mahalanobis distance is the measure of the distance from a point to a distribution in terms of standard distributions. It is used in classification techniques such as discriminant analysis, cluster analysis, outlier detection, and multidimensional scaling.</text:span></text:p>
              <text:p text:style-name="P1"><text:span text:style-name="T1"/></text:p>
              <text:p text:style-name="P1"><text:span text:style-name="T1"/></text:p>
            </office:annotation>
            <text:p>Mahalanobis distance</text:p>
          </table:table-cell>
          <table:table-cell table:number-columns-repeated="37"/>
        </table:table-row>
        <table:table-row table:style-name="ro5">
          <table:table-cell table:style-name="Default" office:value-type="string" calcext:value-type="string">
            <office:annotation draw:style-name="gr9" draw:text-style-name="P2" svg:width="82.18pt" svg:height="61.68pt" svg:x="81.24pt" svg:y="7109.4pt" draw:caption-point-x="-17.29pt" draw:caption-point-y="43.43pt">
              <dc:creator>WV</dc:creator>
              <dc:date>2016-02-17T00:00:00</dc:date>
              <text:p text:style-name="P1"><text:span text:style-name="T1">The Mann-Kendall test is a test for a monotonic trend in data.</text:span></text:p>
            </office:annotation>
            <text:p>Mann-Kendall test</text:p>
          </table:table-cell>
          <table:table-cell table:number-columns-repeated="37"/>
        </table:table-row>
        <table:table-row table:style-name="ro5">
          <table:table-cell office:value-type="string" calcext:value-type="string">
            <office:annotation draw:style-name="gr20" draw:text-style-name="P2" svg:width="302.68pt" svg:height="106.47pt" svg:x="81.24pt" svg:y="7122.22pt" draw:caption-point-x="-17.29pt" draw:caption-point-y="43.4pt">
              <dc:creator>WV</dc:creator>
              <dc:date>2016-02-17T00:00:00</dc:date>
              <text:p text:style-name="P1"><text:span text:style-name="T1">The Mann-Whitney U test is a nonparametric test of whether two samples come from the same population. It is a rank-sum test.</text:span></text:p>
              <text:p text:style-name="P1"><text:span text:style-name="T1"/></text:p>
              <text:p text:style-name="P1"><text:span text:style-name="T1">See DANSYS: MWU</text:span></text:p>
            </office:annotation>
            <text:p>Mann-Whitney Test</text:p>
          </table:table-cell>
          <table:table-cell table:number-columns-repeated="37"/>
        </table:table-row>
        <table:table-row table:style-name="ro5">
          <table:table-cell table:style-name="Default" office:value-type="string" calcext:value-type="string">
            <office:annotation draw:style-name="gr14" draw:text-style-name="P2" svg:width="82.18pt" svg:height="84.08pt" svg:x="81.24pt" svg:y="7135.03pt" draw:caption-point-x="-17.29pt" draw:caption-point-y="43.4pt">
              <dc:creator>WV</dc:creator>
              <dc:date>2016-02-17T00:00:00</dc:date>
              <text:p text:style-name="P1"><text:span text:style-name="T1">In chaos theory, marginal predictability is the transition state between predictability and unpredictability.</text:span></text:p>
            </office:annotation>
            <text:p>Marginal predictability</text:p>
          </table:table-cell>
          <table:table-cell table:number-columns-repeated="37"/>
        </table:table-row>
        <table:table-row table:style-name="ro5">
          <table:table-cell office:value-type="string" calcext:value-type="string">
            <office:annotation draw:style-name="gr10" draw:text-style-name="P2" svg:width="323.29pt" svg:height="95.27pt" svg:x="81.24pt" svg:y="7147.81pt" draw:caption-point-x="-17.29pt" draw:caption-point-y="43.4pt">
              <dc:creator>WV</dc:creator>
              <dc:date>2016-02-17T00:00:00</dc:date>
              <text:p text:style-name="P1"><text:span text:style-name="T1">Marginals are summary statistics for rows and columns (or higher dimensions) in a table. Calc utilities such as pivot tables and subtotals provide for marginals. DANSYS CTAB functions also provide marginal statistics for crosstabulations.</text:span></text:p>
            </office:annotation>
            <text:p>Marginals</text:p>
          </table:table-cell>
          <table:table-cell table:number-columns-repeated="37"/>
        </table:table-row>
        <table:table-row table:style-name="ro5">
          <table:table-cell office:value-type="string" calcext:value-type="string">
            <office:annotation draw:style-name="gr16" draw:text-style-name="P2" svg:width="341.55pt" svg:height="72.88pt" svg:x="81.24pt" svg:y="7160.63pt" draw:caption-point-x="-17.29pt" draw:caption-point-y="43.4pt">
              <dc:creator>WV</dc:creator>
              <dc:date>2016-02-17T00:00:00</dc:date>
              <text:p text:style-name="P1"><text:span text:style-name="T1">A mark-up is a percentage increase, usually said of a price. The value after a markup can easily be found by multiplying the original value by the markup percent plus 1. In other words, a 13% markup from $1.25 is 1.25*1.13.</text:span></text:p>
              <text:p text:style-name="P1"><text:span text:style-name="T1"/></text:p>
              <text:p text:style-name="P1"><text:span text:style-name="T1">See DANSYS: PerInc</text:span></text:p>
            </office:annotation>
            <text:p>Mark up</text:p>
          </table:table-cell>
          <table:table-cell table:number-columns-repeated="37"/>
        </table:table-row>
        <table:table-row table:style-name="ro5">
          <table:table-cell office:value-type="string" calcext:value-type="string">
            <office:annotation draw:style-name="gr249" draw:text-style-name="P2" svg:width="332.82pt" svg:height="67.58pt" svg:x="81.24pt" svg:y="7173.41pt" draw:caption-point-x="-17.29pt" draw:caption-point-y="43.4pt">
              <dc:creator>WV</dc:creator>
              <dc:date>2016-02-17T00:00:00</dc:date>
              <text:p text:style-name="P1"><text:span text:style-name="T1">The market value of an article is the most likely price that it would bring in a competitive and open market under fair conditions.</text:span></text:p>
              <text:p text:style-name="P1"><text:span text:style-name="T1"/></text:p>
              <text:p text:style-name="P1"><text:span text:style-name="T1">See Calc: Chart Type Stock, PRICE</text:span></text:p>
            </office:annotation>
            <text:p>Market value</text:p>
          </table:table-cell>
          <table:table-cell table:number-columns-repeated="37"/>
        </table:table-row>
        <table:table-row table:style-name="ro5">
          <table:table-cell table:style-name="Default" office:value-type="string" calcext:value-type="string">
            <office:annotation draw:style-name="gr12" draw:text-style-name="P2" svg:width="286.24pt" svg:height="140.06pt" svg:x="81.01pt" svg:y="7173.33pt" draw:caption-point-x="-17.06pt" draw:caption-point-y="56.3pt">
              <dc:creator>WV</dc:creator>
              <dc:date>2016-02-17T00:00:00</dc:date>
              <text:p text:style-name="P1"><text:span text:style-name="T1">Markov chain analysis is used to determine state probabilities in Markov systems in which the state at each node is determined by the state of the node before and the transition state.</text:span></text:p>
            </office:annotation>
            <text:p>Markov chain analysis</text:p>
          </table:table-cell>
          <table:table-cell table:number-columns-repeated="37"/>
        </table:table-row>
        <table:table-row table:style-name="ro5">
          <table:table-cell table:style-name="Default" office:value-type="string" calcext:value-type="string">
            <office:annotation draw:style-name="gr9" draw:text-style-name="P2" svg:width="337.58pt" svg:height="61.68pt" svg:x="81.24pt" svg:y="7199.01pt" draw:caption-point-x="-17.29pt" draw:caption-point-y="43.4pt">
              <dc:creator>WV</dc:creator>
              <dc:date>2016-02-17T00:00:00</dc:date>
              <text:p text:style-name="P1"><text:span text:style-name="T1">Markov switching multifractal economic models incorporate stochastic volatility components of heterogenous durations to calculate volatility, value-at-risk, and price derivatives.</text:span></text:p>
            </office:annotation>
            <text:p>Markov switching multifractal model</text:p>
          </table:table-cell>
          <table:table-cell table:number-columns-repeated="37"/>
        </table:table-row>
        <table:table-row table:style-name="ro5">
          <table:table-cell office:value-type="string" calcext:value-type="string">
            <office:annotation draw:style-name="gr10" draw:text-style-name="P2" svg:width="304.27pt" svg:height="95.27pt" svg:x="81.24pt" svg:y="7211.82pt" draw:caption-point-x="-17.29pt" draw:caption-point-y="43.4pt">
              <dc:creator>WV</dc:creator>
              <dc:date>2016-02-17T00:00:00</dc:date>
              <text:p text:style-name="P1"><text:span text:style-name="T1">Match functions find particular values and return associated values.</text:span></text:p>
              <text:p text:style-name="P1"><text:span text:style-name="T1"/></text:p>
              <text:p text:style-name="P1"><text:span text:style-name="T1">See Calc: GETPIVOTDATA, LOOKUP, HLOOKUP, VLOOKUP, MATCH</text:span></text:p>
            </office:annotation>
            <text:p>Match</text:p>
          </table:table-cell>
          <table:table-cell table:number-columns-repeated="37"/>
        </table:table-row>
        <table:table-row table:style-name="ro5">
          <table:table-cell office:value-type="string" calcext:value-type="string">
            <office:annotation draw:style-name="gr10" draw:text-style-name="P2" svg:width="332.02pt" svg:height="95.27pt" svg:x="81.24pt" svg:y="7224.6pt" draw:caption-point-x="-17.29pt" draw:caption-point-y="43.43pt">
              <dc:creator>WV</dc:creator>
              <dc:date>2016-02-17T00:00:00</dc:date>
              <text:p text:style-name="P1"><text:span text:style-name="T1">Broadly, a matrix is an ordered set of data. In DANSYS, a matrix is specifically an ordered set of numerical data (an array can contain other kinds of data). A vector is a one-dimensional matrix. A tuplet (pair/duplet, triplet, n-tuplet) is a vector containing a specific number of values.</text:span></text:p>
              <text:p text:style-name="P1"><text:span text:style-name="T1"/></text:p>
              <text:p text:style-name="P1"><text:span text:style-name="T1">Both Calc and DANSYS have a broad set of matrix functions. See especially Calc: Array functions, Formula, Function Wizard, Operators in LibreOffice Calc, Conditional Formatting</text:span></text:p>
            </office:annotation>
            <text:p>Matrix</text:p>
          </table:table-cell>
          <table:table-cell table:number-columns-repeated="37"/>
        </table:table-row>
        <table:table-row table:style-name="ro5">
          <table:table-cell office:value-type="string" calcext:value-type="string">
            <office:annotation draw:style-name="gr10" draw:text-style-name="P2" svg:width="320.91pt" svg:height="95.27pt" svg:x="81.24pt" svg:y="7237.42pt" draw:caption-point-x="-17.29pt" draw:caption-point-y="43.4pt">
              <dc:creator>WV</dc:creator>
              <dc:date>2016-02-17T00:00:00</dc:date>
              <text:p text:style-name="P1"><text:span text:style-name="T1">The diagonal of a matrix is the elements such that the row index and the column index are the same. A diagonal matrix has nonzero values only on the diagonal. A diagonal vector is the vector formed of the diagonal elements of a matrix. One use of diagonals is the fact that several matrix forms (such as a QR decomposition) has the eigenvalues of the matrix on the diagonal.</text:span></text:p>
              <text:p text:style-name="P1"><text:span text:style-name="T1"/></text:p>
              <text:p text:style-name="P1"><text:span text:style-name="T1">See DANSYS: MatDiag, DIAG, IsDiagonal</text:span></text:p>
            </office:annotation>
            <text:p>Matrix diagonal</text:p>
          </table:table-cell>
          <table:table-cell table:number-columns-repeated="37"/>
        </table:table-row>
        <table:table-row table:style-name="ro5">
          <table:table-cell office:value-type="string" calcext:value-type="string">
            <office:annotation draw:style-name="gr16" draw:text-style-name="P2" svg:width="316.94pt" svg:height="72.88pt" svg:x="81.24pt" svg:y="7250.23pt" draw:caption-point-x="-17.29pt" draw:caption-point-y="43.4pt">
              <dc:creator>WV</dc:creator>
              <dc:date>2016-02-17T00:00:00</dc:date>
              <text:p text:style-name="P1"><text:span text:style-name="T1">Matrix differentiation returns the derivatives of the functions contained in a functional matrix (a matrix that contains functions instead of simple values). Matrix differentiation is used to determine the rate of change for vectors that describe physical processes.</text:span></text:p>
              <text:p text:style-name="P1"><text:span text:style-name="T1"/></text:p>
              <text:p text:style-name="P1"><text:span text:style-name="T1">See DANSYS: MatDiff</text:span></text:p>
            </office:annotation>
            <text:p>Matrix differentiation</text:p>
          </table:table-cell>
          <table:table-cell table:number-columns-repeated="37"/>
        </table:table-row>
        <table:table-row table:style-name="ro5">
          <table:table-cell office:value-type="string" calcext:value-type="string">
            <office:annotation draw:style-name="gr250" draw:text-style-name="P2" svg:width="315.35pt" svg:height="105.62pt" svg:x="81.24pt" svg:y="7263.01pt" draw:caption-point-x="-17.29pt" draw:caption-point-y="43.4pt">
              <dc:creator>WV</dc:creator>
              <dc:date>2016-02-17T00:00:00</dc:date>
              <text:p text:style-name="P1"><text:span text:style-name="T1">One number can be divided by another by multiplying the first number by the inverse of the second. Analogously, one matrix can be divided by another by multiplying the first by the inverse of the second. A situation where this is a useful concept is the solution of a system of linear equations. If a matrix of coefficients is divided by the vector of right hand values, the result is a solution vector.</text:span></text:p>
              <text:p text:style-name="P1"><text:span text:style-name="T1"/></text:p>
              <text:p text:style-name="P1"><text:span text:style-name="T1">See DANSYS: MatDiv</text:span></text:p>
            </office:annotation>
            <text:p>Matrix division</text:p>
          </table:table-cell>
          <table:table-cell table:number-columns-repeated="37"/>
        </table:table-row>
        <table:table-row table:style-name="ro5">
          <table:table-cell office:value-type="string" calcext:value-type="string">
            <office:annotation draw:style-name="gr16" draw:text-style-name="P2" svg:width="330.43pt" svg:height="72.88pt" svg:x="81.24pt" svg:y="7275.83pt" draw:caption-point-x="-17.29pt" draw:caption-point-y="43.4pt">
              <dc:creator>WV</dc:creator>
              <dc:date>2016-02-17T00:00:00</dc:date>
              <text:p text:style-name="P1"><text:span text:style-name="T1">A matrix formula returns a matrix. It is entered by first selecting a range of cells and typing the formula into the formula bar. The key combination to enter the matrix formula is Ctrl+Shift+Enter.</text:span></text:p>
              <text:p text:style-name="P1"><text:span text:style-name="T1"/></text:p>
              <text:p text:style-name="P1"><text:span text:style-name="T1">See Calc: Entering Matrix Formula, Instructions for Using LibreOffice Calc, Function Wizard, Formula</text:span></text:p>
            </office:annotation>
            <text:p>Matrix formula</text:p>
          </table:table-cell>
          <table:table-cell table:number-columns-repeated="37"/>
        </table:table-row>
        <table:table-row table:style-name="ro5">
          <table:table-cell office:value-type="string" calcext:value-type="string">
            <office:annotation draw:style-name="gr14" draw:text-style-name="P2" svg:width="325.67pt" svg:height="84.08pt" svg:x="81.24pt" svg:y="7288.61pt" draw:caption-point-x="-17.29pt" draw:caption-point-y="43.4pt">
              <dc:creator>WV</dc:creator>
              <dc:date>2016-02-17T00:00:00</dc:date>
              <text:p text:style-name="P1"><text:span text:style-name="T1">A matrix literal is a sequence of values entered into a single cell. Column and row separators can be user defined in the Tools&gt;Options dialog, but the English default is comma for a column separator and semicolon for a row separator; for example {1,2,3;4,5,6}. The whole literal is enclosed in curly brackets.</text:span></text:p>
              <text:p text:style-name="P1"><text:span text:style-name="T1"/></text:p>
              <text:p text:style-name="P1"><text:span text:style-name="T1">See Calc: Array Functions</text:span></text:p>
            </office:annotation>
            <text:p>Matrix literals</text:p>
          </table:table-cell>
          <table:table-cell table:number-columns-repeated="37"/>
        </table:table-row>
        <table:table-row table:style-name="ro5">
          <table:table-cell office:value-type="string" calcext:value-type="string">
            <office:annotation draw:style-name="gr10" draw:text-style-name="P2" svg:width="336.78pt" svg:height="95.27pt" svg:x="81.24pt" svg:y="7301.42pt" draw:caption-point-x="-17.29pt" draw:caption-point-y="43.4pt">
              <dc:creator>WV</dc:creator>
              <dc:date>2016-02-17T00:00:00</dc:date>
              <text:p text:style-name="P1"><text:span text:style-name="T1">Matrices can be combined by either concatenating them or by interleafing them.</text:span></text:p>
              <text:p text:style-name="P1"><text:span text:style-name="T1"/></text:p>
              <text:p text:style-name="P1"><text:span text:style-name="T1">Concatenation simply appends one to the other. Interleafing alternates elements of the matrices.</text:span></text:p>
              <text:p text:style-name="P1"><text:span text:style-name="T1"/></text:p>
              <text:p text:style-name="P1"><text:span text:style-name="T1">See Calc: Array Functions, Operators in LibreOffice Calc</text:span></text:p>
              <text:p text:style-name="P1"><text:span text:style-name="T1">See DANSYS: Vconcat, ILEAF</text:span></text:p>
            </office:annotation>
            <text:p>Matrix merge</text:p>
          </table:table-cell>
          <table:table-cell table:number-columns-repeated="37"/>
        </table:table-row>
        <table:table-row table:style-name="ro5">
          <table:table-cell office:value-type="string" calcext:value-type="string">
            <office:annotation draw:style-name="gr16" draw:text-style-name="P2" svg:width="322.5pt" svg:height="72.88pt" svg:x="81.24pt" svg:y="7314.21pt" draw:caption-point-x="-17.29pt" draw:caption-point-y="43.4pt">
              <dc:creator>WV</dc:creator>
              <dc:date>2016-02-17T00:00:00</dc:date>
              <text:p text:style-name="P1"><text:span text:style-name="T1">The matrix method of solving a system of linear equations involves appending the right-side vector to the right of the matrix of coefficients and reducing the result to row echelon form.</text:span></text:p>
              <text:p text:style-name="P1"><text:span text:style-name="T1"/></text:p>
              <text:p text:style-name="P1"><text:span text:style-name="T1">See DANSYS: Gaussj</text:span></text:p>
            </office:annotation>
            <text:p>Matrix method</text:p>
          </table:table-cell>
          <table:table-cell table:number-columns-repeated="37"/>
        </table:table-row>
        <table:table-row table:style-name="ro5">
          <table:table-cell office:value-type="string" calcext:value-type="string">
            <office:annotation draw:style-name="gr14" draw:text-style-name="P2" svg:width="335.99pt" svg:height="84.08pt" svg:x="81.24pt" svg:y="7327.02pt" draw:caption-point-x="-17.29pt" draw:caption-point-y="43.4pt">
              <dc:creator>WV</dc:creator>
              <dc:date>2016-02-17T00:00:00</dc:date>
              <text:p text:style-name="P1"><text:span text:style-name="T1">Technically, there are several kinds of matrix multiplication, but when the term is used without qualification, it means the multiplictaion of two matrices of size mxn and nxo to create a matrix of size mxo. This form of multiplication is used in many procedures for linear algebra and statistics.</text:span></text:p>
              <text:p text:style-name="P1"><text:span text:style-name="T1"/></text:p>
              <text:p text:style-name="P1"><text:span text:style-name="T1">See Calc: MMULT</text:span></text:p>
              <text:p text:style-name="P1"><text:span text:style-name="T1">See DANSYS: MatMult, ndMatMult</text:span></text:p>
            </office:annotation>
            <text:p>Matrix multiplication</text:p>
          </table:table-cell>
          <table:table-cell table:number-columns-repeated="37"/>
        </table:table-row>
        <table:table-row table:style-name="ro5">
          <table:table-cell office:value-type="string" calcext:value-type="string">
            <office:annotation draw:style-name="gr251" draw:text-style-name="P2" svg:width="333.61pt" svg:height="80.99pt" svg:x="81.24pt" svg:y="7339.8pt" draw:caption-point-x="-17.29pt" draw:caption-point-y="43.43pt">
              <dc:creator>WV</dc:creator>
              <dc:date>2016-02-17T00:00:00</dc:date>
              <text:p text:style-name="P1"><text:span text:style-name="T1">Matrix partition splits a matrix into submatrices. For instance, when the SWEEP function is used on a correlation matrix or covariance matrix, the result has four submatrices. Matrices can be easily partitioned using the SubMat function.</text:span></text:p>
              <text:p text:style-name="P1"><text:span text:style-name="T1"/></text:p>
              <text:p text:style-name="P1"><text:span text:style-name="T1">See DANSYS: SubMat</text:span></text:p>
            </office:annotation>
            <text:p>Matrix partition</text:p>
          </table:table-cell>
          <table:table-cell table:number-columns-repeated="37"/>
        </table:table-row>
        <table:table-row table:style-name="ro5">
          <table:table-cell office:value-type="string" calcext:value-type="string">
            <office:annotation draw:style-name="gr252" draw:text-style-name="P2" svg:width="306.65pt" svg:height="95.39pt" svg:x="81.24pt" svg:y="7352.62pt" draw:caption-point-x="-17.29pt" draw:caption-point-y="43.4pt">
              <dc:creator>WV</dc:creator>
              <dc:date>2016-02-17T00:00:00</dc:date>
              <text:p text:style-name="P1"><text:span text:style-name="T1">A matrix can be exponentiated by an integer power by multiplying the power by itself the number of times indicated by the power minus 1. Of course, only a square matrix can be exponentiated.</text:span></text:p>
              <text:p text:style-name="P1"><text:span text:style-name="T1"/></text:p>
              <text:p text:style-name="P1"><text:span text:style-name="T1">See DANSYS: MatPower</text:span></text:p>
            </office:annotation>
            <text:p>Matrix power</text:p>
          </table:table-cell>
          <table:table-cell table:number-columns-repeated="37"/>
        </table:table-row>
        <table:table-row table:style-name="ro5">
          <table:table-cell office:value-type="string" calcext:value-type="string">
            <office:annotation draw:style-name="gr14" draw:text-style-name="P2" svg:width="322.5pt" svg:height="84.08pt" svg:x="81.24pt" svg:y="7365.43pt" draw:caption-point-x="-17.29pt" draw:caption-point-y="43.4pt">
              <dc:creator>WV</dc:creator>
              <dc:date>2016-02-17T00:00:00</dc:date>
              <text:p text:style-name="P1"><text:span text:style-name="T1">The rank of a matrix is the number of independent rows in the matrix. Two rows are dependent if one can be converted into the other by multiplying all the elements by the same value. Rank is important in the solution of systems of linear equations because a system of n variables requires n independent equations to effect a solution.</text:span></text:p>
              <text:p text:style-name="P1"><text:span text:style-name="T1"/></text:p>
              <text:p text:style-name="P1"><text:span text:style-name="T1">See DANSYS: MRANK</text:span></text:p>
            </office:annotation>
            <text:p>Matrix rank</text:p>
          </table:table-cell>
          <table:table-cell table:number-columns-repeated="37"/>
        </table:table-row>
        <table:table-row table:style-name="ro5">
          <table:table-cell office:value-type="string" calcext:value-type="string">
            <office:annotation draw:style-name="gr11" draw:text-style-name="P2" svg:width="332.02pt" svg:height="117.67pt" svg:x="81.24pt" svg:y="7378.21pt" draw:caption-point-x="-17.29pt" draw:caption-point-y="43.4pt">
              <dc:creator>WV</dc:creator>
              <dc:date>2016-02-17T00:00:00</dc:date>
              <text:p text:style-name="P1"><text:span text:style-name="T1">DANSYS uses a system of global matrix variables to perform matrix calculations. There are three such variables: MatArray1, MatArray2, and MatArray3. There are special functions for manipulating the MatArrays and most DANSYS matrix functions by default take input from MatArrays 1 and 2 and outputs the result to MatArray3.</text:span></text:p>
              <text:p text:style-name="P1"><text:span text:style-name="T1"/></text:p>
              <text:p text:style-name="P1"><text:span text:style-name="T1">See DANSYS: Matrix functions, Array1, Array2, Array3, ShowArray1, ShowArray2, ShowArray3, MatXChng, Mat123</text:span></text:p>
            </office:annotation>
            <text:p>Matrix registers</text:p>
          </table:table-cell>
          <table:table-cell table:number-columns-repeated="37"/>
        </table:table-row>
        <table:table-row table:style-name="ro5">
          <table:table-cell office:value-type="string" calcext:value-type="string">
            <office:annotation draw:style-name="gr253" draw:text-style-name="P2" svg:width="381.2pt" svg:height="79.65pt" svg:x="58.22pt" svg:y="7436.32pt" draw:caption-point-x="5.73pt" draw:caption-point-y="-1.9pt">
              <dc:creator>WV</dc:creator>
              <dc:date>2016-02-18T00:00:00</dc:date>
              <text:p text:style-name="P1"><text:span text:style-name="T1">The sum of two matrices is a matrix that contains the sum of corresponding values in the two matrices. Of course, all three matrices must have the same size.</text:span></text:p>
              <text:p text:style-name="P1"><text:span text:style-name="T1"/></text:p>
              <text:p text:style-name="P1"><text:span text:style-name="T1">See DANSYS: <text:s/>ndMatSum, MatSum</text:span></text:p>
              <text:p text:style-name="P1"><text:span text:style-name="T1"/></text:p>
              <text:p text:style-name="P1"><text:span text:style-name="T1"/></text:p>
            </office:annotation>
            <text:p>Matrix sum</text:p>
          </table:table-cell>
          <table:table-cell table:number-columns-repeated="37"/>
        </table:table-row>
        <table:table-row table:style-name="ro5">
          <table:table-cell office:value-type="string" calcext:value-type="string">
            <office:annotation draw:style-name="gr254" draw:text-style-name="P2" svg:width="351.86pt" svg:height="83.45pt" svg:x="81.24pt" svg:y="7403.81pt" draw:caption-point-x="-17.29pt" draw:caption-point-y="43.4pt">
              <dc:creator>WV</dc:creator>
              <dc:date>2016-02-18T00:00:00</dc:date>
              <text:p text:style-name="P1"><text:span text:style-name="T1">If a matrix is multiplied by a zero matrix, the result is a zero matrix. If a matrix is added to a zero matrix, the result is the original matrix. A zero matrix is one in which every element is zero.</text:span></text:p>
              <text:p text:style-name="P1"><text:span text:style-name="T1"/></text:p>
              <text:p text:style-name="P1"><text:span text:style-name="T1">See DANSYS: MatZero, Jmat, IsAnyNonzero</text:span></text:p>
            </office:annotation>
            <text:p>Matrix zero</text:p>
          </table:table-cell>
          <table:table-cell table:number-columns-repeated="37"/>
        </table:table-row>
        <table:table-row table:style-name="ro5">
          <table:table-cell office:value-type="string" calcext:value-type="string">
            <office:annotation draw:style-name="gr20" draw:text-style-name="P2" svg:width="360.57pt" svg:height="106.47pt" svg:x="81.24pt" svg:y="7416.62pt" draw:caption-point-x="-17.29pt" draw:caption-point-y="43.4pt">
              <dc:creator>WV</dc:creator>
              <dc:date>2016-02-18T00:00:00</dc:date>
              <text:p text:style-name="P1"><text:span text:style-name="T1">Maturity is the date of the final payment on a financial instrument.</text:span></text:p>
              <text:p text:style-name="P1"><text:span text:style-name="T1"/></text:p>
              <text:p text:style-name="P1"><text:span text:style-name="T1">See Calc: CUMPRINC_ADD, MDURATION, PRICE, PRICEDISC, PRICEMAT, TBILLEQ, TBILLPRICE, TBILLYIELD, YIELD, YIELDDISC, YIELDMAT, COUPDAYBS, COUPDAYS, COUPDAYSNC, COUPNCD, COUPNUM, COUPCD, INTRATE, ODDFPRICE, ODDFYIELD, ODDLPRICE, ODDLYIELD, DISC, DURATION_ADD, RECEIVED</text:span></text:p>
              <text:p text:style-name="P1"><text:span text:style-name="T1"/></text:p>
              <text:p text:style-name="P1"><text:span text:style-name="T1">See DANSYS: CONVEXITY</text:span></text:p>
            </office:annotation>
            <text:p>Maturity</text:p>
          </table:table-cell>
          <table:table-cell table:number-columns-repeated="37"/>
        </table:table-row>
        <table:table-row table:style-name="ro5">
          <table:table-cell office:value-type="string" calcext:value-type="string">
            <office:annotation draw:style-name="gr10" draw:text-style-name="P2" svg:width="370.09pt" svg:height="95.27pt" svg:x="81.24pt" svg:y="7429.41pt" draw:caption-point-x="-17.29pt" draw:caption-point-y="43.4pt">
              <dc:creator>WV</dc:creator>
              <dc:date>2016-02-18T00:00:00</dc:date>
              <text:p text:style-name="P1"><text:span text:style-name="T1">The maximum is the largest value in a set of data or the largest value that a function attains.</text:span></text:p>
              <text:p text:style-name="P1"><text:span text:style-name="T1"/></text:p>
              <text:p text:style-name="P1"><text:span text:style-name="T1">See Calc: Standard Formula, Date/Time, Error Warning, Solver, Similarity Search, DMAX, MAX, MAXA, Data Statistics in Calc, Query Design</text:span></text:p>
              <text:p text:style-name="P1"><text:span text:style-name="T1"/></text:p>
              <text:p text:style-name="P1"><text:span text:style-name="T1">See DANSYS: Profile8, Profile13, Wprofile, RProfile</text:span></text:p>
            </office:annotation>
            <text:p>Maximum</text:p>
          </table:table-cell>
          <table:table-cell table:number-columns-repeated="37"/>
        </table:table-row>
        <table:table-row table:style-name="ro5">
          <table:table-cell table:style-name="Default" office:value-type="string" calcext:value-type="string">
            <office:annotation draw:style-name="gr11" draw:text-style-name="P2" svg:width="82.18pt" svg:height="117.67pt" svg:x="81.24pt" svg:y="7442.22pt" draw:caption-point-x="-17.29pt" draw:caption-point-y="43.4pt">
              <dc:creator>WV</dc:creator>
              <dc:date>2016-02-18T00:00:00</dc:date>
              <text:p text:style-name="P1"><text:span text:style-name="T1">In a time series or signal comparison of two series, the maximum linear cross correlation indicates the point where the series are best aligned.</text:span></text:p>
            </office:annotation>
            <text:p>Maximum linear cross-correlation</text:p>
          </table:table-cell>
          <table:table-cell table:number-columns-repeated="37"/>
        </table:table-row>
        <table:table-row table:style-name="ro5">
          <table:table-cell table:style-name="Default" office:value-type="string" calcext:value-type="string">
            <office:annotation draw:style-name="gr255" draw:text-style-name="P2" svg:width="322.5pt" svg:height="60.94pt" svg:x="81.24pt" svg:y="7455pt" draw:caption-point-x="-17.29pt" draw:caption-point-y="43.43pt">
              <dc:creator>WV</dc:creator>
              <dc:date>2016-02-18T00:00:00</dc:date>
              <text:p text:style-name="P1"><text:span text:style-name="T1">Mayer and Robinson's Myu is used to determine the strength of the relationship pf two variables when one is interval and the other is a multi-point ordinal variable interpreted as a monotonic transformation of an underlying interval variable.</text:span></text:p>
            </office:annotation>
            <text:p>Mayer and Robinson's Myu</text:p>
          </table:table-cell>
          <table:table-cell table:number-columns-repeated="37"/>
        </table:table-row>
        <table:table-row table:style-name="ro5">
          <table:table-cell table:style-name="Default" office:value-type="string" calcext:value-type="string">
            <office:annotation draw:style-name="gr11" draw:text-style-name="P2" svg:width="82.18pt" svg:height="117.67pt" svg:x="81.24pt" svg:y="7467.82pt" draw:caption-point-x="-17.29pt" draw:caption-point-y="43.4pt">
              <dc:creator>WV</dc:creator>
              <dc:date>2016-02-18T00:00:00</dc:date>
              <text:p text:style-name="P1"><text:span text:style-name="T1">McNemar's test is used for 2x2 contingency tables to determine whether the row and column marginal frequencies are equal</text:span></text:p>
            </office:annotation>
            <text:p>McNemar's Test of Symmetry</text:p>
          </table:table-cell>
          <table:table-cell table:number-columns-repeated="37"/>
        </table:table-row>
        <table:table-row table:style-name="ro5">
          <table:table-cell office:value-type="string" calcext:value-type="string">
            <office:annotation draw:style-name="gr5" draw:text-style-name="P2" svg:width="357.62pt" svg:height="184.85pt" svg:x="81.01pt" svg:y="7463.54pt" draw:caption-point-x="-17.06pt" draw:caption-point-y="60.49pt">
              <dc:creator>WV</dc:creator>
              <dc:date>2016-02-18T00:00:00</dc:date>
              <text:p text:style-name="P1"><text:span text:style-name="T1">In it's broad sense, a mean is a measure of central location or, equivalently, the most likely value in a distribution. Usually, when the term is unqualified, it means the arithmetic mean, or the sum of all values divided by the number of values.</text:span></text:p>
              <text:p text:style-name="P1"><text:span text:style-name="T1"/></text:p>
              <text:p text:style-name="P1"><text:span text:style-name="T1">See DANSYS: GEOMEAN, HARMEAN, TRIMMEAN, AVERAGE, AVERAGEA, MEDIAN, MODE, QUARTILE, Query Design, DAVERAGE, Data Statistics in Calc, Trend Lines, X/Y Error Bars, Chart Wizard – Chart Elements</text:span></text:p>
              <text:p text:style-name="P1"><text:span text:style-name="T1"/></text:p>
              <text:p text:style-name="P1"><text:span text:style-name="T1">See DANSYS: BinomMean, StErr, PoisConf, Mean3, BetaMean, Profile8, StErr2, Profile13, BbinomMean, Wprofile, ExponMean, GEVMean, ProfileG, Fmean, GammaMean, GeoDistMean, Gmean, RMS, LogNormMean, ParetoMean, ArcsineMean, RayleighMean, ArfMean, UniMean, SEDM, WeibullMean, Rprofile, WAVERAGE, SSMeanR, SSMeanA, ANCOVA, OneWay, MeanComp, WELCH, POISMEANCONF, TTEST1, TTEST2, NewKeuls, DUNCAN, TUKEY, SCHEFFE, DunTest</text:span></text:p>
            </office:annotation>
            <text:p>Mean</text:p>
          </table:table-cell>
          <table:table-cell table:number-columns-repeated="37"/>
        </table:table-row>
        <table:table-row table:style-name="ro5">
          <table:table-cell office:value-type="string" calcext:value-type="string">
            <office:annotation draw:style-name="gr10" draw:text-style-name="P2" svg:width="352.66pt" svg:height="95.27pt" svg:x="81.24pt" svg:y="7493.41pt" draw:caption-point-x="-17.29pt" draw:caption-point-y="43.4pt">
              <dc:creator>WV</dc:creator>
              <dc:date>2016-02-18T00:00:00</dc:date>
              <text:p text:style-name="P1"><text:span text:style-name="T1">Mean square error measures the average deviation of values from the estimations provided by a model. </text:span></text:p>
              <text:p text:style-name="P1"><text:span text:style-name="T1"/></text:p>
              <text:p text:style-name="P1"><text:span text:style-name="T1">See DANSYS: TwoWay, OneWayR, TwoFactorMixed, LatinSQ</text:span></text:p>
              <text:p text:style-name="P1"><text:span text:style-name="T1"/></text:p>
              <text:p text:style-name="P1"><text:span text:style-name="T1"/></text:p>
              <text:p text:style-name="P1"><text:span text:style-name="T1"/></text:p>
              <text:p text:style-name="P1"><text:span text:style-name="T1"/></text:p>
            </office:annotation>
            <text:p>Mean square error</text:p>
          </table:table-cell>
          <table:table-cell table:number-columns-repeated="37"/>
        </table:table-row>
        <table:table-row table:style-name="ro5">
          <table:table-cell office:value-type="string" calcext:value-type="string">
            <office:annotation draw:style-name="gr11" draw:text-style-name="P2" svg:width="379.84pt" svg:height="117.67pt" svg:x="81.01pt" svg:y="7492.71pt" draw:caption-point-x="-17.06pt" draw:caption-point-y="56.92pt">
              <dc:creator>WV</dc:creator>
              <dc:date>2016-02-18T00:00:00</dc:date>
              <text:p text:style-name="P1"><text:span text:style-name="T1">The median is the value in a sorted data set, which divides the set into two equal groups. It is the middle value in an ordered set of values.</text:span></text:p>
              <text:p text:style-name="P1"><text:span text:style-name="T1"/></text:p>
              <text:p text:style-name="P1"><text:span text:style-name="T1">See Calc: MEDIAN, PERCENTILE, PERCENTILE.EXC, PERCENTILE.INC, QUARTILE, QUARTILE.EXC, QUARTILE.INC, Data Statistics in Calc</text:span></text:p>
              <text:p text:style-name="P1"><text:span text:style-name="T1"/></text:p>
              <text:p text:style-name="P1"><text:span text:style-name="T1">See DANSYS: Impute, PoisMed, BetaMed, Profile8, Profile13, ExponMedian, StemLeaf, GEVmedian, ProfileG, GeoDistMed, LogNormMedian, ParetoMedian, ArcsineMedian, RayleighMedian, SEMed, WeibullMedian, Rprofile, TriMedian, Levene</text:span></text:p>
            </office:annotation>
            <text:p>Median</text:p>
          </table:table-cell>
          <table:table-cell table:number-columns-repeated="37"/>
        </table:table-row>
        <table:table-row table:style-name="ro5">
          <table:table-cell office:value-type="string" calcext:value-type="string">
            <office:annotation draw:style-name="gr20" draw:text-style-name="P2" svg:width="342.34pt" svg:height="106.47pt" svg:x="81.24pt" svg:y="7519.01pt" draw:caption-point-x="-17.29pt" draw:caption-point-y="43.4pt">
              <dc:creator>WV</dc:creator>
              <dc:date>2016-02-18T00:00:00</dc:date>
              <text:p text:style-name="P1"><text:span text:style-name="T1">The coefficient of variation centered on the median instead of the mean is more robust – less affected by a few extreme values.</text:span></text:p>
              <text:p text:style-name="P1"><text:span text:style-name="T1"/></text:p>
              <text:p text:style-name="P1"><text:span text:style-name="T1">See DANSYS: MDCCOV</text:span></text:p>
            </office:annotation>
            <text:p>Median centered coefficient of variation</text:p>
          </table:table-cell>
          <table:table-cell table:number-columns-repeated="37"/>
        </table:table-row>
        <table:table-row table:style-name="ro5">
          <table:table-cell table:style-name="Default" office:value-type="string" calcext:value-type="string">
            <office:annotation draw:style-name="gr14" draw:text-style-name="P2" svg:width="276.49pt" svg:height="84.08pt" svg:x="81.24pt" svg:y="7531.82pt" draw:caption-point-x="-17.29pt" draw:caption-point-y="43.4pt">
              <dc:creator>WV</dc:creator>
              <dc:date>2016-02-18T00:00:00</dc:date>
              <text:p text:style-name="P1"><text:span text:style-name="T1">The median test is a nonparametric test for the equality of medians of samples.</text:span></text:p>
            </office:annotation>
            <text:p>Median Test</text:p>
          </table:table-cell>
          <table:table-cell table:number-columns-repeated="37"/>
        </table:table-row>
        <table:table-row table:style-name="ro5">
          <table:table-cell table:style-name="Default" office:value-type="string" calcext:value-type="string">
            <office:annotation draw:style-name="gr256" draw:text-style-name="P2" svg:width="348.69pt" svg:height="58.22pt" svg:x="81.24pt" svg:y="7544.61pt" draw:caption-point-x="-17.29pt" draw:caption-point-y="43.4pt">
              <dc:creator>WV</dc:creator>
              <dc:date>2016-02-18T00:00:00</dc:date>
              <text:p text:style-name="P1"><text:span text:style-name="T1">Meta-analysis is a group of statistical techniques for combining the results of secondary data (such as published research) to derive valid inferences.</text:span></text:p>
            </office:annotation>
            <text:p>Meta-analysis</text:p>
          </table:table-cell>
          <table:table-cell table:number-columns-repeated="37"/>
        </table:table-row>
        <table:table-row table:style-name="ro5">
          <table:table-cell table:style-name="Default" office:value-type="string" calcext:value-type="string">
            <office:annotation draw:style-name="gr257" draw:text-style-name="P2" svg:width="351.3pt" svg:height="86.09pt" svg:x="81.01pt" svg:y="7543.96pt" draw:caption-point-x="-17.06pt" draw:caption-point-y="56.86pt">
              <dc:creator>WV</dc:creator>
              <dc:date>2016-02-18T00:00:00</dc:date>
              <text:p text:style-name="P1"><text:span text:style-name="T1">Metric conjoint analysis is a multiattribute alternative based in internal level data. Conjoint analysis attempts to plot output data at the intersection of the importance of different attributes. Where nonmetric techniques do this iteratively, metric conjoint analysis uses regression techniques.</text:span></text:p>
            </office:annotation>
            <text:p>Metric conjoint analysis</text:p>
          </table:table-cell>
          <table:table-cell table:number-columns-repeated="37"/>
        </table:table-row>
        <table:table-row table:style-name="ro5">
          <table:table-cell office:value-type="string" calcext:value-type="string">
            <office:annotation draw:style-name="gr10" draw:text-style-name="P2" svg:width="345.51pt" svg:height="95.27pt" svg:x="81.24pt" svg:y="7570.2pt" draw:caption-point-x="-17.29pt" draw:caption-point-y="43.43pt">
              <dc:creator>WV</dc:creator>
              <dc:date>2016-02-18T00:00:00</dc:date>
              <text:p text:style-name="P1"><text:span text:style-name="T1">Mid-string functions extract substrings from larger strings according to specifications.</text:span></text:p>
              <text:p text:style-name="P1"><text:span text:style-name="T1"/></text:p>
              <text:p text:style-name="P1"><text:span text:style-name="T1">See Calc: MID, MIDB</text:span></text:p>
            </office:annotation>
            <text:p>Mid string</text:p>
          </table:table-cell>
          <table:table-cell table:number-columns-repeated="37"/>
        </table:table-row>
        <table:table-row table:style-name="ro5">
          <table:table-cell office:value-type="string" calcext:value-type="string">
            <office:annotation draw:style-name="gr10" draw:text-style-name="P2" svg:width="351.86pt" svg:height="95.27pt" svg:x="81.24pt" svg:y="7583.02pt" draw:caption-point-x="-17.29pt" draw:caption-point-y="43.4pt">
              <dc:creator>WV</dc:creator>
              <dc:date>2016-02-18T00:00:00</dc:date>
              <text:p text:style-name="P1"><text:span text:style-name="T1">The mid-interquartile or mid-quartile range is the value midway between the first and third quartiles.</text:span></text:p>
              <text:p text:style-name="P1"><text:span text:style-name="T1"/></text:p>
              <text:p text:style-name="P1"><text:span text:style-name="T1">See DANSYS: MidIQ</text:span></text:p>
            </office:annotation>
            <text:p>Mid-interquartile</text:p>
          </table:table-cell>
          <table:table-cell table:number-columns-repeated="37"/>
        </table:table-row>
        <table:table-row table:style-name="ro5">
          <table:table-cell table:style-name="Default" office:value-type="string" calcext:value-type="string">
            <office:annotation draw:style-name="gr11" draw:text-style-name="P2" svg:width="347.9pt" svg:height="117.67pt" svg:x="81.24pt" svg:y="7595.83pt" draw:caption-point-x="-17.29pt" draw:caption-point-y="43.4pt">
              <dc:creator>WV</dc:creator>
              <dc:date>2016-02-18T00:00:00</dc:date>
              <text:p text:style-name="P1"><text:span text:style-name="T1">Minimization determines the smallest values (minima) of a function defined either analytically or with data.</text:span></text:p>
              <text:p text:style-name="P1"><text:span text:style-name="T1"/></text:p>
              <text:p text:style-name="P1"><text:span text:style-name="T1">See Calc: Solver, Nonlinear Solver (Usage)</text:span></text:p>
            </office:annotation>
            <text:p>Minimization</text:p>
          </table:table-cell>
          <table:table-cell table:number-columns-repeated="37"/>
        </table:table-row>
        <table:table-row table:style-name="ro5">
          <table:table-cell office:value-type="string" calcext:value-type="string">
            <office:annotation draw:style-name="gr16" draw:text-style-name="P2" svg:width="363.74pt" svg:height="72.88pt" svg:x="81.24pt" svg:y="7608.61pt" draw:caption-point-x="-17.29pt" draw:caption-point-y="43.4pt">
              <dc:creator>WV</dc:creator>
              <dc:date>2016-02-18T00:00:00</dc:date>
              <text:p text:style-name="P1"><text:span text:style-name="T1">The minimum of a data set is the smallest value.</text:span></text:p>
              <text:p text:style-name="P1"><text:span text:style-name="T1"/></text:p>
              <text:p text:style-name="P1"><text:span text:style-name="T1">See Calc: Standard Formula, Date/Time, Error Warning, Solver, DMIN, MIN, Data Statistics in Calc, Query Design</text:span></text:p>
              <text:p text:style-name="P1"><text:span text:style-name="T1"/></text:p>
              <text:p text:style-name="P1"><text:span text:style-name="T1">See DANSYS: Profile8, Profile13, Wprofile, RProfile</text:span></text:p>
            </office:annotation>
            <text:p>Minimum</text:p>
          </table:table-cell>
          <table:table-cell table:number-columns-repeated="37"/>
        </table:table-row>
        <table:table-row table:style-name="ro5">
          <table:table-cell table:style-name="ce13" office:value-type="string" calcext:value-type="string">
            <office:annotation draw:style-name="gr16" draw:text-style-name="P2" svg:width="324.88pt" svg:height="72.88pt" svg:x="81.24pt" svg:y="7621.43pt" draw:caption-point-x="-17.29pt" draw:caption-point-y="43.4pt">
              <dc:creator>WV</dc:creator>
              <dc:date>2016-02-18T00:00:00</dc:date>
              <text:p text:style-name="P1"><text:span text:style-name="T1">The Minkowski distance generalizes the Euclidean and Manhatten distances.</text:span></text:p>
            </office:annotation>
            <text:p>Minkowski distance</text:p>
          </table:table-cell>
          <table:table-cell table:number-columns-repeated="37"/>
        </table:table-row>
        <table:table-row table:style-name="ro5">
          <table:table-cell office:value-type="string" calcext:value-type="string">
            <office:annotation draw:style-name="gr258" draw:text-style-name="P2" svg:width="363.74pt" svg:height="274.42pt" svg:x="81.24pt" svg:y="7634.21pt" draw:caption-point-x="-17.29pt" draw:caption-point-y="43.4pt">
              <dc:creator>WV</dc:creator>
              <dc:date>2016-02-19T00:00:00</dc:date>
              <text:p text:style-name="P1"><text:span text:style-name="T1">Missing values in a data set pose problems. You certainly can't ignore the fact that they're missing. You simply don't know if they would have been important or not.</text:span></text:p>
              <text:p text:style-name="P1"><text:span text:style-name="T1"/></text:p>
              <text:p text:style-name="P1"><text:span text:style-name="T1">There are several ways to deal with gaps in your data:</text:span></text:p>
              <text:p text:style-name="P1"><text:span text:style-name="T1"/></text:p>
              <text:p text:style-name="P1"><text:span text:style-name="T1">Pairwise deletion: If the data are paired values and you're confident that the missing data is dispensable (for instance, you have plenty of cases to make a good sample and the non-missing values in the pairs don't seem remarkable), you can simply delete the pairs with missing values.</text:span></text:p>
              <text:p text:style-name="P1"><text:span text:style-name="T1"/></text:p>
              <text:p text:style-name="P1"><text:span text:style-name="T1">Casewise deletion: Again, if you feel you can spare them, you might delete the entire rows containing missing values.</text:span></text:p>
              <text:p text:style-name="P1"><text:span text:style-name="T1"/></text:p>
              <text:p text:style-name="P1"><text:span text:style-name="T1">Data imputation: Since it's rare that you can know the effect of deleting cases (you can try an analysis with and without deletion), the alternative is imputation, or data substitution. In other words, you can replace the missing data with a “best guess” as to what the data would have been if it were not missing. Popular choices are to replace the data with a mean value or to interpolate using the existing data.</text:span></text:p>
              <text:p text:style-name="P1"><text:span text:style-name="T1"/></text:p>
              <text:p text:style-name="P1"><text:span text:style-name="T1">See Calc: Data Series&gt;Options</text:span></text:p>
              <text:p text:style-name="P1"><text:span text:style-name="T1"/></text:p>
              <text:p text:style-name="P1"><text:span text:style-name="T1">See DANSYS: Impute</text:span></text:p>
            </office:annotation>
            <text:p>Missing values</text:p>
          </table:table-cell>
          <table:table-cell table:number-columns-repeated="37"/>
        </table:table-row>
        <table:table-row table:style-name="ro5">
          <table:table-cell table:style-name="Default" office:value-type="string" calcext:value-type="string">
            <office:annotation draw:style-name="gr16" draw:text-style-name="P2" svg:width="82.18pt" svg:height="72.88pt" svg:x="81.24pt" svg:y="7647.02pt" draw:caption-point-x="-17.29pt" draw:caption-point-y="43.4pt">
              <dc:creator>WV</dc:creator>
              <dc:date>2016-02-19T00:00:00</dc:date>
              <text:p text:style-name="P1"><text:span text:style-name="T1">Mixed effects models combine fixed and random effects (both of which see).</text:span></text:p>
            </office:annotation>
            <text:p>Mixed effects model</text:p>
          </table:table-cell>
          <table:table-cell table:number-columns-repeated="37"/>
        </table:table-row>
        <table:table-row table:style-name="ro5">
          <table:table-cell table:style-name="Default" office:value-type="string" calcext:value-type="string">
            <office:annotation draw:style-name="gr259" draw:text-style-name="P2" svg:width="293.56pt" svg:height="107.86pt" svg:x="81.01pt" svg:y="7646.06pt" draw:caption-point-x="-17.06pt" draw:caption-point-y="57.15pt">
              <dc:creator>WV</dc:creator>
              <dc:date>2015-02-08T00:00:00</dc:date>
              <text:p text:style-name="P1"><text:span text:style-name="T1">A mobility table is a two way contingency table in which individuals are classified by the same variable on two occasions. It distinguishes between the immobile on the diagonal of the table and the mobile. Mobility tables are used to study occupational origins and destinations, geographical mobility of households from one census to another, electorate mobility between candidates during an election campaign, etc.</text:span></text:p>
            </office:annotation>
            <text:p>Mobility tables</text:p>
          </table:table-cell>
          <table:table-cell table:number-columns-repeated="37"/>
        </table:table-row>
        <table:table-row table:style-name="ro5">
          <table:table-cell office:value-type="string" calcext:value-type="string">
            <office:annotation draw:style-name="gr14" draw:text-style-name="P2" svg:width="352.89pt" svg:height="84.08pt" svg:x="81.01pt" svg:y="7658.65pt" draw:caption-point-x="-17.06pt" draw:caption-point-y="57.37pt">
              <dc:creator>WV</dc:creator>
              <dc:date>2016-02-19T00:00:00</dc:date>
              <text:p text:style-name="P1"><text:span text:style-name="T1">The mode is the most numerous or most typical value. It is more common as an expected value or value of centrality (mean) for nominal data.</text:span></text:p>
              <text:p text:style-name="P1"><text:span text:style-name="T1"/></text:p>
              <text:p text:style-name="P1"><text:span text:style-name="T1">See Calc: MODE, MODE.MULT, MODE.SNGL</text:span></text:p>
              <text:p text:style-name="P1"><text:span text:style-name="T1"/></text:p>
              <text:p text:style-name="P1"><text:span text:style-name="T1">See DANSYS: Impute, PoisMode, BetaMode, Profile13, GEVMode, ProfileG, Fmode, LogNormMode, WeibullMode</text:span></text:p>
            </office:annotation>
            <text:p>Mode</text:p>
          </table:table-cell>
          <table:table-cell table:number-columns-repeated="37"/>
        </table:table-row>
        <table:table-row table:style-name="ro5">
          <table:table-cell table:style-name="Default" office:value-type="string" calcext:value-type="string">
            <office:annotation draw:style-name="gr9" draw:text-style-name="P2" svg:width="82.18pt" svg:height="61.68pt" svg:x="81.01pt" svg:y="7671.37pt" draw:caption-point-x="-17.06pt" draw:caption-point-y="57.46pt">
              <dc:creator>WV</dc:creator>
              <dc:date>2015-01-26T00:00:00</dc:date>
              <text:p text:style-name="P1"><text:span text:style-name="T1">Can be used to find a function minimum with a derivative and triplet bracketing.</text:span></text:p>
            </office:annotation>
            <text:p>Modified Brent method</text:p>
          </table:table-cell>
          <table:table-cell table:number-columns-repeated="37"/>
        </table:table-row>
        <table:table-row table:style-name="ro5">
          <table:table-cell office:value-type="string" calcext:value-type="string">
            <office:annotation draw:style-name="gr10" draw:text-style-name="P2" svg:width="327.49pt" svg:height="95.27pt" svg:x="81.01pt" svg:y="7684.41pt" draw:caption-point-x="-17.06pt" draw:caption-point-y="57.2pt">
              <dc:creator>WV</dc:creator>
              <dc:date>2016-02-19T00:00:00</dc:date>
              <text:p text:style-name="P1"><text:span text:style-name="T1"><text:s/></text:span><text:span text:style-name="T1">The Modified composite Simpson's rule is an integration method useful for integrating functions represented by arbitrary points with arbitrary spacing.</text:span></text:p>
              <text:p text:style-name="P1"><text:span text:style-name="T1"/></text:p>
              <text:p text:style-name="P1"><text:span text:style-name="T1">See DANSYS: ModSimp, InInt</text:span></text:p>
            </office:annotation>
            <text:p>Modified composite Simpson rule</text:p>
          </table:table-cell>
          <table:table-cell table:number-columns-repeated="37"/>
        </table:table-row>
        <table:table-row table:style-name="ro5">
          <table:table-cell office:value-type="string" calcext:value-type="string">
            <office:annotation draw:style-name="gr20" draw:text-style-name="P2" svg:width="365.33pt" svg:height="106.47pt" svg:x="81.24pt" svg:y="7711.03pt" draw:caption-point-x="-17.29pt" draw:caption-point-y="43.4pt">
              <dc:creator>WV</dc:creator>
              <dc:date>2016-02-19T00:00:00</dc:date>
              <text:p text:style-name="P1"><text:span text:style-name="T1">The modified internal rate of return is a measure of the attractiveness of an investment. It assumes that positive cash flows (cash coming in) are reinvested at the firm's cost of capital, and that the initial costs are financed at the firm's financing cost.</text:span></text:p>
              <text:p text:style-name="P1"><text:span text:style-name="T1"/></text:p>
              <text:p text:style-name="P1"><text:span text:style-name="T1">See Calc: MIRR</text:span></text:p>
            </office:annotation>
            <text:p>Modified internal rate of return</text:p>
          </table:table-cell>
          <table:table-cell table:number-columns-repeated="37"/>
        </table:table-row>
        <table:table-row table:style-name="ro5">
          <table:table-cell table:style-name="Default" office:value-type="string" calcext:value-type="string">
            <office:annotation draw:style-name="gr17" draw:text-style-name="P2" svg:width="363.97pt" svg:height="50.49pt" svg:x="81.01pt" svg:y="7710.04pt" draw:caption-point-x="-17.06pt" draw:caption-point-y="57.17pt">
              <dc:creator>WV</dc:creator>
              <dc:date>2016-02-19T00:00:00</dc:date>
              <text:p text:style-name="P1"><text:span text:style-name="T1">The modified Newton method can be used for finding the real roots of two nonlinear equations.</text:span></text:p>
            </office:annotation>
            <text:p>Modified Newton method</text:p>
          </table:table-cell>
          <table:table-cell table:number-columns-repeated="37"/>
        </table:table-row>
        <table:table-row table:style-name="ro5">
          <table:table-cell table:style-name="Default" office:value-type="string" calcext:value-type="string">
            <office:annotation draw:style-name="gr20" draw:text-style-name="P2" svg:width="355.04pt" svg:height="106.47pt" svg:x="81.24pt" svg:y="7736.63pt" draw:caption-point-x="-17.29pt" draw:caption-point-y="43.4pt">
              <dc:creator>WV</dc:creator>
              <dc:date>2016-02-19T00:00:00</dc:date>
              <text:p text:style-name="P1"><text:span text:style-name="T1">Modifiable areal units can present a problem (statistical bias) when point-based <text:s/>spatial data are collected into regions.</text:span></text:p>
            </office:annotation>
            <text:p>Modifiable areal units</text:p>
          </table:table-cell>
          <table:table-cell table:number-columns-repeated="37"/>
        </table:table-row>
        <table:table-row table:style-name="ro5">
          <table:table-cell office:value-type="string" calcext:value-type="string">
            <office:annotation draw:style-name="gr10" draw:text-style-name="P2" svg:width="362.95pt" svg:height="95.27pt" svg:x="81.24pt" svg:y="7749.41pt" draw:caption-point-x="-17.29pt" draw:caption-point-y="43.4pt">
              <dc:creator>WV</dc:creator>
              <dc:date>2016-02-19T00:00:00</dc:date>
              <text:p text:style-name="P1"><text:span text:style-name="T1">The modulus is the integer remainder left in an uneven division. It is commonly used for problems where there is a need to know how much under an integer a quotient is. For instance, to determine what day a certain date falls on, the difference between a reference data (say, a Monday) and the date in question is divided by seven. The modulus tells how many days past a Monday the date in question is.</text:span></text:p>
              <text:p text:style-name="P1"><text:span text:style-name="T1"/></text:p>
              <text:p text:style-name="P1"><text:span text:style-name="T1">See Calc: MOD</text:span></text:p>
            </office:annotation>
            <text:p>Modulus</text:p>
          </table:table-cell>
          <table:table-cell table:number-columns-repeated="37"/>
        </table:table-row>
        <table:table-row table:style-name="ro5">
          <table:table-cell office:value-type="string" calcext:value-type="string">
            <office:annotation draw:style-name="gr11" draw:text-style-name="P2" svg:width="366.12pt" svg:height="117.67pt" svg:x="81.24pt" svg:y="7762.22pt" draw:caption-point-x="-17.29pt" draw:caption-point-y="43.4pt">
              <dc:creator>WV</dc:creator>
              <dc:date>2016-02-19T00:00:00</dc:date>
              <text:p text:style-name="P1"><text:span text:style-name="T1">In physics, a moment is a physical quantity associated with a particular shape of a set of points. In the same way, in statistics, a moment is a measure associated with the shape of a set of points, usually a distribution of data points. Generally, in relation to a distribution, the zeroth moment is the total probability (area under the probability curve), which is almost always one. The first moment is a mean. The second moment is the variance. The third is a measure of skewness, and the fourth is the kurtosis. To be practical, many of these moments need to be standardized.</text:span></text:p>
              <text:p text:style-name="P1"><text:span text:style-name="T1"/></text:p>
              <text:p text:style-name="P1"><text:span text:style-name="T1">See DANSYS: MomentMat</text:span></text:p>
            </office:annotation>
            <text:p>Moment</text:p>
          </table:table-cell>
          <table:table-cell table:number-columns-repeated="37"/>
        </table:table-row>
        <table:table-row table:style-name="ro5">
          <table:table-cell office:value-type="string" calcext:value-type="string">
            <office:annotation draw:style-name="gr9" draw:text-style-name="P2" svg:width="357.39pt" svg:height="61.68pt" svg:x="81.24pt" svg:y="7775.01pt" draw:caption-point-x="-17.29pt" draw:caption-point-y="43.4pt">
              <dc:creator>WV</dc:creator>
              <dc:date>2016-02-19T00:00:00</dc:date>
              <text:p text:style-name="P1"><text:span text:style-name="T1">Raw (unstandardized) moments generally take the form of sums of squares and cross products. The raw moment matrix used in regression analysis contains these kinds of moments which represent variance components.</text:span></text:p>
              <text:p text:style-name="P1"><text:span text:style-name="T1"/></text:p>
              <text:p text:style-name="P1"><text:span text:style-name="T1">See DANSYS: MomentMat</text:span></text:p>
            </office:annotation>
            <text:p>Moment matrix</text:p>
          </table:table-cell>
          <table:table-cell table:number-columns-repeated="37"/>
        </table:table-row>
        <table:table-row table:style-name="ro5">
          <table:table-cell office:value-type="string" calcext:value-type="string">
            <office:annotation draw:style-name="gr10" draw:text-style-name="P2" svg:width="351.86pt" svg:height="95.27pt" svg:x="76.48pt" svg:y="7786.32pt" draw:caption-point-x="-12.53pt" draw:caption-point-y="44.9pt">
              <dc:creator>WV</dc:creator>
              <dc:date>2016-02-19T00:00:00</dc:date>
              <text:p text:style-name="P1"><text:span text:style-name="T1">Monetary units vary greatly around the world. They are the standard measure of economic value for various nations. In global economics and finance, convenient methods of conversion are important.</text:span></text:p>
              <text:p text:style-name="P1"><text:span text:style-name="T1"/></text:p>
              <text:p text:style-name="P1"><text:span text:style-name="T1">See Calc: Euro Converter Wizard, Cells in Currency Format, CONVERT, EUROCONVERT</text:span></text:p>
              <text:p text:style-name="P1"><text:span text:style-name="T1"/></text:p>
              <text:p text:style-name="P1"><text:span text:style-name="T1"/></text:p>
            </office:annotation>
            <text:p>Monetary units</text:p>
          </table:table-cell>
          <table:table-cell table:number-columns-repeated="37"/>
        </table:table-row>
        <table:table-row table:style-name="ro5">
          <table:table-cell office:value-type="string" calcext:value-type="string">
            <office:annotation draw:style-name="gr14" draw:text-style-name="P2" svg:width="358.98pt" svg:height="84.08pt" svg:x="81.24pt" svg:y="7800.6pt" draw:caption-point-x="-17.29pt" draw:caption-point-y="43.43pt">
              <dc:creator>WV</dc:creator>
              <dc:date>2016-02-19T00:00:00</dc:date>
              <text:p text:style-name="P1"><text:span text:style-name="T1">Moving averages offer a scheme for smoothing curves that contain noise (especially time series). A moving average replaces each data point in a series with an average of a specified number of data points to either side of the replaced value.</text:span></text:p>
              <text:p text:style-name="P1"><text:span text:style-name="T1"/></text:p>
              <text:p text:style-name="P1"><text:span text:style-name="T1">See Calc: Data Statistics in Calc</text:span></text:p>
            </office:annotation>
            <text:p>Moving average</text:p>
          </table:table-cell>
          <table:table-cell table:number-columns-repeated="37"/>
        </table:table-row>
        <table:table-row table:style-name="ro5">
          <table:table-cell table:style-name="Default" office:value-type="string" calcext:value-type="string">
            <office:annotation draw:style-name="gr9" draw:text-style-name="P2" svg:width="366.12pt" svg:height="61.68pt" svg:x="81.24pt" svg:y="7813.42pt" draw:caption-point-x="-17.29pt" draw:caption-point-y="43.4pt">
              <dc:creator>WV</dc:creator>
              <dc:date>2016-02-19T00:00:00</dc:date>
              <text:p text:style-name="P1"><text:span text:style-name="T1">A moving average regression model (MA) regresses the current values of a time series against current and previous (unobserved) white noise error terms or random shocks.</text:span></text:p>
              <text:p text:style-name="P1"><text:span text:style-name="T1"/></text:p>
              <text:p text:style-name="P1"><text:span text:style-name="T1"/></text:p>
            </office:annotation>
            <text:p>Moving averages model</text:p>
          </table:table-cell>
          <table:table-cell table:number-columns-repeated="37"/>
        </table:table-row>
        <table:table-row table:style-name="ro5">
          <table:table-cell table:style-name="Default" office:value-type="string" calcext:value-type="string">
            <office:annotation draw:style-name="gr13" draw:text-style-name="P2" svg:width="348.92pt" svg:height="128.86pt" svg:x="81.01pt" svg:y="7812.17pt" draw:caption-point-x="-17.06pt" draw:caption-point-y="57.46pt">
              <dc:creator>WV</dc:creator>
              <dc:date>2016-02-19T00:00:00</dc:date>
              <text:p text:style-name="P1"><text:span text:style-name="T1">Multiattribute evaluation provides decision making by identifying and weighting objectives of stakeholders in the decision – Multiattribute Utility Technology, Combinex, QFD, etc.)</text:span></text:p>
            </office:annotation>
            <text:p>Multiattribute evaluation</text:p>
          </table:table-cell>
          <table:table-cell table:number-columns-repeated="37"/>
        </table:table-row>
        <table:table-row table:style-name="ro5">
          <table:table-cell table:style-name="Default" office:value-type="string" calcext:value-type="string">
            <office:annotation draw:style-name="gr260" draw:text-style-name="P2" svg:width="343.93pt" svg:height="77.27pt" svg:x="81.24pt" svg:y="7839.01pt" draw:caption-point-x="-17.29pt" draw:caption-point-y="43.4pt">
              <dc:creator>WV</dc:creator>
              <dc:date>2016-02-19T00:00:00</dc:date>
              <text:p text:style-name="P1"><text:span text:style-name="T1">Multiattribute utility models compare and evaluate alternatives and combinations of product attributes for design and production decision making. MAUT is a specific form of multiattribute utility model.</text:span></text:p>
            </office:annotation>
            <text:p>Multiattribute utility technology</text:p>
          </table:table-cell>
          <table:table-cell table:number-columns-repeated="37"/>
        </table:table-row>
        <table:table-row table:style-name="ro5">
          <table:table-cell table:style-name="Default" office:value-type="string" calcext:value-type="string">
            <office:annotation draw:style-name="gr13" draw:text-style-name="P2" svg:width="368.5pt" svg:height="128.86pt" svg:x="81.24pt" svg:y="7851.83pt" draw:caption-point-x="-17.29pt" draw:caption-point-y="43.4pt">
              <dc:creator>WV</dc:creator>
              <dc:date>2016-02-19T00:00:00</dc:date>
              <text:p text:style-name="P1"><text:span text:style-name="T1">Common contingency table analysis works with twoway tables consisting of rows and columns representing the categories of two variables. But multidimensional contingency table analysis is possible. Traditional threeway analysis usually consider two variables and one control variable. After three variables, traditional methods like chi square analysis become unwieldy. More commonly, logistic regression and other forms of regression are used to deal with contingency tables of more than two dimensions.</text:span></text:p>
            </office:annotation>
            <text:p>Multidimensional contingency table analysis (multiple correspondence)</text:p>
          </table:table-cell>
          <table:table-cell table:number-columns-repeated="37"/>
        </table:table-row>
        <table:table-row table:style-name="ro5">
          <table:table-cell table:style-name="Default" office:value-type="string" calcext:value-type="string">
            <office:annotation draw:style-name="gr20" draw:text-style-name="P2" svg:width="82.18pt" svg:height="106.47pt" svg:x="81.24pt" svg:y="7864.61pt" draw:caption-point-x="-17.29pt" draw:caption-point-y="43.4pt">
              <dc:creator>WV</dc:creator>
              <dc:date>2016-02-19T00:00:00</dc:date>
              <text:p text:style-name="P1"><text:span text:style-name="T1">Cumulative logistic regression is commonly used to analyze ordinal data (especially multidimensional data).</text:span></text:p>
            </office:annotation>
            <text:p>Multidimensional contingency table analysis based on the cumulative logistic distribution</text:p>
          </table:table-cell>
          <table:table-cell table:number-columns-repeated="37"/>
        </table:table-row>
        <table:table-row table:style-name="ro5">
          <table:table-cell table:style-name="ce13" office:value-type="string" calcext:value-type="string">
            <office:annotation draw:style-name="gr261" draw:text-style-name="P2" svg:width="369.3pt" svg:height="49.92pt" svg:x="81.24pt" svg:y="7877.42pt" draw:caption-point-x="-17.29pt" draw:caption-point-y="43.4pt">
              <dc:creator>WV</dc:creator>
              <dc:date>2016-02-19T00:00:00</dc:date>
              <text:p text:style-name="P1"><text:span text:style-name="T1">Weighted least squares regression can be used in the analysis of contingency tables and may be appropriate when the dependent variable is continuous and all the independent variables are nominal.</text:span></text:p>
            </office:annotation>
            <text:p>Multidimensional contingency table analysis using weighted least squares</text:p>
          </table:table-cell>
          <table:table-cell table:number-columns-repeated="37"/>
        </table:table-row>
        <table:table-row table:style-name="ro5">
          <table:table-cell table:style-name="Default" office:value-type="string" calcext:value-type="string">
            <text:p>Multidimensional scaling </text:p>
          </table:table-cell>
          <table:table-cell table:number-columns-repeated="37"/>
        </table:table-row>
        <table:table-row table:style-name="ro5">
          <table:table-cell office:value-type="string" calcext:value-type="string">
            <office:annotation draw:style-name="gr9" draw:text-style-name="P2" svg:width="374.29pt" svg:height="61.68pt" svg:x="81.01pt" svg:y="7888.79pt" draw:caption-point-x="-17.06pt" draw:caption-point-y="57.63pt">
              <dc:creator>WV</dc:creator>
              <dc:date>2016-02-20T00:00:00</dc:date>
              <text:p text:style-name="P1"><text:span text:style-name="T1">Multinomial distributions arise in categorical data analysis. They are the multivariate extension of binomial distributions.</text:span></text:p>
              <text:p text:style-name="P1"><text:span text:style-name="T1"/></text:p>
              <text:p text:style-name="P1"><text:span text:style-name="T1">See Calc: MULTINOMIAL</text:span></text:p>
            </office:annotation>
            <text:p>Multinomial</text:p>
          </table:table-cell>
          <table:table-cell table:number-columns-repeated="37"/>
        </table:table-row>
        <table:table-row table:style-name="ro5">
          <table:table-cell table:style-name="Default" office:value-type="string" calcext:value-type="string">
            <office:annotation draw:style-name="gr262" draw:text-style-name="P2" svg:width="344.72pt" svg:height="58.34pt" svg:x="81.24pt" svg:y="7915.8pt" draw:caption-point-x="-17.29pt" draw:caption-point-y="43.43pt">
              <dc:creator>WV</dc:creator>
              <dc:date>2016-02-20T00:00:00</dc:date>
              <text:p text:style-name="P1"><text:span text:style-name="T1">Logistic regression is used when the dependent variable is dichotomous. Multinomial logistic regression is an extension that can handle nominal dependent variables with more than two levels.</text:span></text:p>
            </office:annotation>
            <text:p>Multinomial logistic regression </text:p>
          </table:table-cell>
          <table:table-cell table:number-columns-repeated="37"/>
        </table:table-row>
        <table:table-row table:style-name="ro5">
          <table:table-cell table:style-name="Default" office:value-type="string" calcext:value-type="string">
            <office:annotation draw:style-name="gr10" draw:text-style-name="P2" svg:width="82.18pt" svg:height="95.27pt" svg:x="81.24pt" svg:y="7928.62pt" draw:caption-point-x="-17.29pt" draw:caption-point-y="43.4pt">
              <dc:creator>WV</dc:creator>
              <dc:date>2016-02-20T00:00:00</dc:date>
              <text:p text:style-name="P1"><text:span text:style-name="T1">Multinomial loglinear regression is an extension of loglinear regression for use in multiway models.</text:span></text:p>
            </office:annotation>
            <text:p>Multinomial loglinear models </text:p>
          </table:table-cell>
          <table:table-cell table:number-columns-repeated="37"/>
        </table:table-row>
        <table:table-row table:style-name="ro5">
          <table:table-cell office:value-type="string" calcext:value-type="string">
            <office:annotation draw:style-name="gr12" draw:text-style-name="P2" svg:width="363.74pt" svg:height="140.06pt" svg:x="81.24pt" svg:y="7941.43pt" draw:caption-point-x="-17.29pt" draw:caption-point-y="43.4pt">
              <dc:creator>WV</dc:creator>
              <dc:date>2016-02-20T00:00:00</dc:date>
              <text:p text:style-name="P1"><text:span text:style-name="T1">Multiplication is a shortcut for counting items in groups of constant size. For example 5*10 yields the number of items in 10 groups when there are 5 items in each group.</text:span></text:p>
              <text:p text:style-name="P1"><text:span text:style-name="T1"/></text:p>
              <text:p text:style-name="P1"><text:span text:style-name="T1">See Calc: Operators in LibreOffice Calc, Calculating With Formulas, Array Functions, PRODUCT, SUBTOTAL, MMULT, SUMPRODUCT, IMPRODUCT</text:span></text:p>
              <text:p text:style-name="P1"><text:span text:style-name="T1"/></text:p>
              <text:p text:style-name="P1"><text:span text:style-name="T1">Dee DANSYS: ndMatMult, MatMult, CompMult, QMULT, VecInProd, Cprod, VecScaProd, Vec3Prod, HDP</text:span></text:p>
            </office:annotation>
            <text:p>Multiplication</text:p>
          </table:table-cell>
          <table:table-cell table:number-columns-repeated="37"/>
        </table:table-row>
        <table:table-row table:style-name="ro5">
          <table:table-cell office:value-type="string" calcext:value-type="string">
            <office:annotation draw:style-name="gr16" draw:text-style-name="P2" svg:width="82.18pt" svg:height="72.88pt" svg:x="81.24pt" svg:y="7954.21pt" draw:caption-point-x="-17.29pt" draw:caption-point-y="43.4pt">
              <dc:creator>WV</dc:creator>
              <dc:date>2016-02-20T00:00:00</dc:date>
              <text:p text:style-name="P1"><text:span text:style-name="T1">The multiple of a number is that number multiplied by an integer. (see Multiplication).</text:span></text:p>
            </office:annotation>
            <text:p>Multiple</text:p>
          </table:table-cell>
          <table:table-cell table:number-columns-repeated="37"/>
        </table:table-row>
        <table:table-row table:style-name="ro5">
          <table:table-cell table:style-name="Default" office:value-type="string" calcext:value-type="string">
            <office:annotation draw:style-name="gr263" draw:text-style-name="P2" svg:width="309.03pt" svg:height="65.31pt" svg:x="81.24pt" svg:y="7967.03pt" draw:caption-point-x="-17.29pt" draw:caption-point-y="43.4pt">
              <dc:creator>WV</dc:creator>
              <dc:date>2016-02-20T00:00:00</dc:date>
              <text:p text:style-name="P1"><text:span text:style-name="T1">A multiple activity chart is one with a time scale used to record the activities of a person, machine, etc. in relation to others. It is used in work study projects.</text:span></text:p>
            </office:annotation>
            <text:p>Multiple activity graph</text:p>
          </table:table-cell>
          <table:table-cell table:number-columns-repeated="37"/>
        </table:table-row>
        <table:table-row table:style-name="ro5">
          <table:table-cell table:style-name="Default" office:value-type="string" calcext:value-type="string">
            <office:annotation draw:style-name="gr264" draw:text-style-name="P2" svg:width="358.98pt" svg:height="69.85pt" svg:x="81.24pt" svg:y="7979.81pt" draw:caption-point-x="-17.29pt" draw:caption-point-y="43.4pt">
              <dc:creator>WV</dc:creator>
              <dc:date>2016-02-20T00:00:00</dc:date>
              <text:p text:style-name="P1"><text:span text:style-name="T1">Multiple classification analysis is used to examine the relationships between several predictor variables and one dependent variable in an additive model. Predictor variables can be on any scale.</text:span></text:p>
            </office:annotation>
            <text:p>Multiple classification analysis</text:p>
          </table:table-cell>
          <table:table-cell table:number-columns-repeated="37"/>
        </table:table-row>
        <table:table-row table:style-name="ro5">
          <table:table-cell office:value-type="string" calcext:value-type="string">
            <office:annotation draw:style-name="gr20" draw:text-style-name="P2" svg:width="346.31pt" svg:height="106.47pt" svg:x="81.24pt" svg:y="7992.62pt" draw:caption-point-x="-17.29pt" draw:caption-point-y="43.4pt">
              <dc:creator>WV</dc:creator>
              <dc:date>2016-02-20T00:00:00</dc:date>
              <text:p text:style-name="P1"><text:span text:style-name="T1">Multiple correlation measures the strength of the relationship between one variable and more than one other variables. Put another way, it measures how well one variable can be predicted by a group of other variables.</text:span></text:p>
              <text:p text:style-name="P1"><text:span text:style-name="T1"/></text:p>
              <text:p text:style-name="P1"><text:span text:style-name="T1">See DANSYS: MCorr</text:span></text:p>
            </office:annotation>
            <text:p>Multiple correlation </text:p>
          </table:table-cell>
          <table:table-cell table:number-columns-repeated="37"/>
        </table:table-row>
        <table:table-row table:style-name="ro5">
          <table:table-cell table:style-name="ce13" office:value-type="string" calcext:value-type="string">
            <office:annotation draw:style-name="gr265" draw:text-style-name="P2" svg:width="347.1pt" svg:height="72.2pt" svg:x="81.24pt" svg:y="8005.41pt" draw:caption-point-x="-17.29pt" draw:caption-point-y="43.4pt">
              <dc:creator>WV</dc:creator>
              <dc:date>2016-02-20T00:00:00</dc:date>
              <text:p text:style-name="P1"><text:span text:style-name="T1">Multiple curvilinear (or nonlinear) regression determines a prediction of one variable on the basis of two or more other variables when the relationship is not linear. </text:span></text:p>
            </office:annotation>
            <text:p>Multiple curvilinear regression</text:p>
          </table:table-cell>
          <table:table-cell table:number-columns-repeated="37"/>
        </table:table-row>
        <table:table-row table:style-name="ro5">
          <table:table-cell table:style-name="Default" office:value-type="string" calcext:value-type="string">
            <office:annotation draw:style-name="gr14" draw:text-style-name="P2" svg:width="373.27pt" svg:height="84.08pt" svg:x="81.24pt" svg:y="8018.82pt" draw:caption-point-x="-17.29pt" draw:caption-point-y="42.8pt">
              <dc:creator>WV</dc:creator>
              <dc:date>2016-02-20T00:00:00</dc:date>
              <text:p text:style-name="P1"><text:span text:style-name="T1">Where a discriminant function discriminates between two groups, a multiple discriminant function classifies a data value or vector into one of three or more groups.</text:span></text:p>
            </office:annotation>
            <text:p>Multiple discriminant function</text:p>
          </table:table-cell>
          <table:table-cell table:number-columns-repeated="37"/>
        </table:table-row>
        <table:table-row table:style-name="ro5">
          <table:table-cell table:style-name="Default" office:value-type="string" calcext:value-type="string">
            <office:annotation draw:style-name="gr10" draw:text-style-name="P2" svg:width="82.18pt" svg:height="95.27pt" svg:x="81.24pt" svg:y="8031.63pt" draw:caption-point-x="-17.29pt" draw:caption-point-y="42.8pt">
              <dc:creator>WV</dc:creator>
              <dc:date>2016-02-20T00:00:00</dc:date>
              <text:p text:style-name="P1"><text:span text:style-name="T1">Mulitple point geostatistics is a technique used to characterize geological or geographic surfaces using training images.</text:span></text:p>
            </office:annotation>
            <text:p>Multiple point geostatistics</text:p>
          </table:table-cell>
          <table:table-cell table:number-columns-repeated="37"/>
        </table:table-row>
        <table:table-row table:style-name="ro5">
          <table:table-cell office:value-type="string" calcext:value-type="string">
            <office:annotation draw:style-name="gr266" draw:text-style-name="P2" svg:width="345.51pt" svg:height="95.19pt" svg:x="81.24pt" svg:y="8044.41pt" draw:caption-point-x="-17.29pt" draw:caption-point-y="42.8pt">
              <dc:creator>WV</dc:creator>
              <dc:date>2016-02-20T00:00:00</dc:date>
              <text:p text:style-name="P1"><text:span text:style-name="T1">Where simple statistics relates a dependent variable to an independent variable by a linear equation, multiple regression allows the inclusion of multiple independent variables.</text:span></text:p>
              <text:p text:style-name="P1"><text:span text:style-name="T1"/></text:p>
              <text:p text:style-name="P1"><text:span text:style-name="T1">See DANSYS: MomentMat, CovMat, CorrMat, RegMat, PredMat, ResidMat, TSSMat, ESSMat, VarResidMat, RSQMat, RSSMat, RegFMat, SWEEP</text:span></text:p>
            </office:annotation>
            <text:p>Multiple regression</text:p>
          </table:table-cell>
          <table:table-cell table:number-columns-repeated="37"/>
        </table:table-row>
        <table:table-row table:style-name="ro5">
          <table:table-cell table:style-name="Default" office:value-type="string" calcext:value-type="string">
            <office:annotation draw:style-name="gr17" draw:text-style-name="P2" svg:width="346.31pt" svg:height="50.49pt" svg:x="81.24pt" svg:y="8057.23pt" draw:caption-point-x="-17.29pt" draw:caption-point-y="42.8pt">
              <dc:creator>WV</dc:creator>
              <dc:date>2016-02-20T00:00:00</dc:date>
              <text:p text:style-name="P1"><text:span text:style-name="T1">Where ANOVA techniques relate one dependent variable to one or more qualitative independent variables for tests of significant differences of groups, multiple analysis of variance can include multiple dependent variables.</text:span></text:p>
            </office:annotation>
            <text:p>Multivariate analysis of variance (manova)</text:p>
          </table:table-cell>
          <table:table-cell table:number-columns-repeated="37"/>
        </table:table-row>
        <table:table-row table:style-name="ro5">
          <table:table-cell table:style-name="Default" office:value-type="string" calcext:value-type="string">
            <office:annotation draw:style-name="gr267" draw:text-style-name="P2" svg:width="319.32pt" svg:height="52.98pt" svg:x="81.24pt" svg:y="8070.01pt" draw:caption-point-x="-17.29pt" draw:caption-point-y="42.8pt">
              <dc:creator>WV</dc:creator>
              <dc:date>2016-02-20T00:00:00</dc:date>
              <text:p text:style-name="P1"><text:span text:style-name="T1">Where binary segmentation techniques find the “best” ways to group the values of a dependent variable, multivariate techniques can work with multiple related dependent variables.</text:span></text:p>
            </office:annotation>
            <text:p>Multivariate binary segmentation techniques</text:p>
          </table:table-cell>
          <table:table-cell table:number-columns-repeated="37"/>
        </table:table-row>
        <table:table-row table:style-name="ro5">
          <table:table-cell table:style-name="Default" office:value-type="string" calcext:value-type="string">
            <office:annotation draw:style-name="gr20" draw:text-style-name="P2" svg:width="82.18pt" svg:height="106.47pt" svg:x="81.24pt" svg:y="8082.82pt" draw:caption-point-x="-17.29pt" draw:caption-point-y="42.8pt">
              <dc:creator>WV</dc:creator>
              <dc:date>2016-02-20T00:00:00</dc:date>
              <text:p text:style-name="P1"><text:span text:style-name="T1">The multivariate normal type of distribution is a generalization of the two-way normal distribution to multiple dimesnions.</text:span></text:p>
            </office:annotation>
            <text:p>Multivariate normal</text:p>
          </table:table-cell>
          <table:table-cell table:number-columns-repeated="37"/>
        </table:table-row>
        <table:table-row table:style-name="ro5">
          <table:table-cell office:value-type="string" calcext:value-type="string">
            <office:annotation draw:style-name="gr13" draw:text-style-name="P2" svg:width="352.66pt" svg:height="128.86pt" svg:x="81.24pt" svg:y="8095.61pt" draw:caption-point-x="-17.29pt" draw:caption-point-y="42.8pt">
              <dc:creator>WV</dc:creator>
              <dc:date>2016-02-20T00:00:00</dc:date>
              <text:p text:style-name="P1"><text:span text:style-name="T1">Mutivariable regression analysis is an extension of multiple regression analysis where more than one dependent measure is taken for each case. A simple version of this is repeated measures regression. </text:span></text:p>
              <text:p text:style-name="P1"><text:span text:style-name="T1"/></text:p>
              <text:p text:style-name="P1"><text:span text:style-name="T1">See DANSYS: SWEEP</text:span></text:p>
            </office:annotation>
            <text:p>Multivariate regression analysis </text:p>
          </table:table-cell>
          <table:table-cell table:number-columns-repeated="37"/>
        </table:table-row>
        <table:table-row table:style-name="ro5">
          <table:table-cell table:style-name="Default" office:value-type="string" calcext:value-type="string">
            <office:annotation draw:style-name="gr10" draw:text-style-name="P2" svg:width="82.18pt" svg:height="95.27pt" svg:x="81.24pt" svg:y="8108.42pt" draw:caption-point-x="-17.29pt" draw:caption-point-y="42.8pt">
              <dc:creator>WV</dc:creator>
              <dc:date>2016-02-20T00:00:00</dc:date>
              <text:p text:style-name="P1"><text:span text:style-name="T1">Like printed content, audio content such as music can be analyzed statistically using the tools of musical analysis.</text:span></text:p>
            </office:annotation>
            <text:p>Musical analysis</text:p>
          </table:table-cell>
          <table:table-cell table:number-columns-repeated="37"/>
        </table:table-row>
        <table:table-row table:style-name="ro5">
          <table:table-cell office:value-type="string" calcext:value-type="string">
            <office:annotation draw:style-name="gr20" draw:text-style-name="P2" svg:width="360.57pt" svg:height="106.47pt" svg:x="81.24pt" svg:y="8121.2pt" draw:caption-point-x="-17.29pt" draw:caption-point-y="42.8pt">
              <dc:creator>WV</dc:creator>
              <dc:date>2016-02-20T00:00:00</dc:date>
              <text:p text:style-name="P1"><text:span text:style-name="T1">N factorials (or multifactorials) are products like factorials that use different steps sizes than the usual 1.</text:span></text:p>
              <text:p text:style-name="P1"><text:span text:style-name="T1"/></text:p>
              <text:p text:style-name="P1"><text:span text:style-name="T1">See Calc: FACTDOUBLE</text:span></text:p>
              <text:p text:style-name="P1"><text:span text:style-name="T1"/></text:p>
              <text:p text:style-name="P1"><text:span text:style-name="T1">See DANSYS: NFACT</text:span></text:p>
            </office:annotation>
            <text:p>N-factorial</text:p>
          </table:table-cell>
          <table:table-cell table:number-columns-repeated="37"/>
        </table:table-row>
        <table:table-row table:style-name="ro5">
          <table:table-cell table:style-name="ce13" office:value-type="string" calcext:value-type="string">
            <office:annotation draw:style-name="gr16" draw:text-style-name="P2" svg:width="366.12pt" svg:height="72.88pt" svg:x="79.65pt" svg:y="8132.51pt" draw:caption-point-x="-15.7pt" draw:caption-point-y="44.31pt">
              <dc:creator>WV</dc:creator>
              <dc:date>2016-02-20T00:00:00</dc:date>
              <text:p text:style-name="P1"><text:span text:style-name="T1">N-tile is a generalization of the concept of percentiles (that divide a set of data into 100 equal sized groups) and quartiles (which divide a data set into 4 equal sized groups.) So a quintile would divide a data set into 5 equal sized groups and a decile would divide a data set into 10 equal sized groups. These diverse groupings are usually seen in various test scoring schemes – especially in psychological tests.</text:span></text:p>
            </office:annotation>
            <text:p>N-tiles</text:p>
          </table:table-cell>
          <table:table-cell table:number-columns-repeated="37"/>
        </table:table-row>
        <table:table-row table:style-name="ro5">
          <table:table-cell table:style-name="Default" office:value-type="string" calcext:value-type="string">
            <office:annotation draw:style-name="gr268" draw:text-style-name="P2" svg:width="348.69pt" svg:height="64.09pt" svg:x="81.24pt" svg:y="8146.83pt" draw:caption-point-x="-17.29pt" draw:caption-point-y="42.8pt">
              <dc:creator>WV</dc:creator>
              <dc:date>2016-02-21T00:00:00</dc:date>
              <text:p text:style-name="P1"><text:span text:style-name="T1">Machine learning algorithms have been applied to statistics, especially in classifying items into groups. Naive Bayes classifiers are simple statistical classifiers based on Bayes theorem with strong independence assumptions between factors.</text:span></text:p>
            </office:annotation>
            <text:p>Naive Bayes</text:p>
          </table:table-cell>
          <table:table-cell table:number-columns-repeated="37"/>
        </table:table-row>
        <table:table-row table:style-name="ro5">
          <table:table-cell office:value-type="string" calcext:value-type="string">
            <office:annotation draw:style-name="gr12" draw:text-style-name="P2" svg:width="351.07pt" svg:height="140.06pt" svg:x="81.24pt" svg:y="8159.61pt" draw:caption-point-x="-17.29pt" draw:caption-point-y="42.8pt">
              <dc:creator>WV</dc:creator>
              <dc:date>2016-02-21T00:00:00</dc:date>
              <text:p text:style-name="P1"><text:span text:style-name="T1">Most spreadsheets allow the user to name objects (including cells and ranges) on the spreadsheet and refer to those objects by name. When names are used in formulas, they are absolute referencing.</text:span></text:p>
              <text:p text:style-name="P1"><text:span text:style-name="T1"/></text:p>
              <text:p text:style-name="P1"><text:span text:style-name="T1">See Calc: Name, Names, Creating Names, Naming Cells, Recognizing Names and Addressing, Renaming Sheets, Special Settings, Insert, Instructions for Using LibreOffice Calc, Addresses and References, Absolute and Relative</text:span></text:p>
            </office:annotation>
            <text:p>Name</text:p>
          </table:table-cell>
          <table:table-cell table:number-columns-repeated="37"/>
        </table:table-row>
        <table:table-row table:style-name="ro5">
          <table:table-cell office:value-type="string" calcext:value-type="string">
            <office:annotation draw:style-name="gr9" draw:text-style-name="P2" svg:width="318.53pt" svg:height="61.68pt" svg:x="81.24pt" svg:y="8172.43pt" draw:caption-point-x="-17.29pt" draw:caption-point-y="42.8pt">
              <dc:creator>WV</dc:creator>
              <dc:date>2016-02-21T00:00:00</dc:date>
              <text:p text:style-name="P1"><text:span text:style-name="T1">NAND is short for Not AND. It is the NOT of the AND function. For the NAND function (also called the Sheffer stroke) <text:s/>for two variables, all truth assignments are true except when both variables are true.</text:span></text:p>
              <text:p text:style-name="P1"><text:span text:style-name="T1"/></text:p>
              <text:p text:style-name="P1"><text:span text:style-name="T1">See DANSYS: NAND, BNAND, NANDT</text:span></text:p>
            </office:annotation>
            <text:p>NAND</text:p>
          </table:table-cell>
          <table:table-cell table:number-columns-repeated="37"/>
        </table:table-row>
        <table:table-row table:style-name="ro5">
          <table:table-cell table:style-name="Default" office:value-type="string" calcext:value-type="string">
            <office:annotation draw:style-name="gr9" draw:text-style-name="P2" svg:width="378.82pt" svg:height="61.68pt" svg:x="81.24pt" svg:y="8185.21pt" draw:caption-point-x="-17.29pt" draw:caption-point-y="42.8pt">
              <dc:creator>WV</dc:creator>
              <dc:date>2016-02-21T00:00:00</dc:date>
              <text:p text:style-name="P1"><text:span text:style-name="T1">Narrative analysis uses both qualitative and quantitative methods to derive meaning from narrative accounts.</text:span></text:p>
            </office:annotation>
            <text:p>Narrative analysis</text:p>
          </table:table-cell>
          <table:table-cell table:number-columns-repeated="37"/>
        </table:table-row>
        <table:table-row table:style-name="ro5">
          <table:table-cell office:value-type="string" calcext:value-type="string">
            <office:annotation draw:style-name="gr16" draw:text-style-name="P2" svg:width="405.78pt" svg:height="72.88pt" svg:x="81.24pt" svg:y="8198.02pt" draw:caption-point-x="-17.29pt" draw:caption-point-y="42.8pt">
              <dc:creator>WV</dc:creator>
              <dc:date>2016-02-21T00:00:00</dc:date>
              <text:p text:style-name="P1"><text:span text:style-name="T1">Natural logarithms are logarithms with a base of e (Euler’s number). The reason they are “natural” is that they arise naturally in growth processes (such as ecological, economic, and financial processes) and in calculus.</text:span></text:p>
              <text:p text:style-name="P1"><text:span text:style-name="T1"/></text:p>
              <text:p text:style-name="P1"><text:span text:style-name="T1">See Calc: Trend Lines, LN, EXP, IMLN</text:span></text:p>
              <text:p text:style-name="P1"><text:span text:style-name="T1">See DANSYS: QLOG</text:span></text:p>
            </office:annotation>
            <text:p>Natural logarithm</text:p>
          </table:table-cell>
          <table:table-cell table:number-columns-repeated="37"/>
        </table:table-row>
        <table:table-row table:style-name="ro5">
          <table:table-cell office:value-type="string" calcext:value-type="string">
            <office:annotation draw:style-name="gr20" draw:text-style-name="P2" svg:width="385.97pt" svg:height="106.47pt" svg:x="81.24pt" svg:y="8210.81pt" draw:caption-point-x="-17.29pt" draw:caption-point-y="42.8pt">
              <dc:creator>WV</dc:creator>
              <dc:date>2016-02-21T00:00:00</dc:date>
              <text:p text:style-name="P1"><text:span text:style-name="T1">Both Calc and DANSYS have functions to deal with natural logarithms of complex numbers.</text:span></text:p>
              <text:p text:style-name="P1"><text:span text:style-name="T1"/></text:p>
              <text:p text:style-name="P1"><text:span text:style-name="T1">See Calc: IMLN</text:span></text:p>
              <text:p text:style-name="P1"><text:span text:style-name="T1">See DANSYS: QLOG</text:span></text:p>
            </office:annotation>
            <text:p>Natural logarithm: complex</text:p>
          </table:table-cell>
          <table:table-cell table:number-columns-repeated="37"/>
        </table:table-row>
        <table:table-row table:style-name="ro5">
          <table:table-cell office:value-type="string" calcext:value-type="string">
            <office:annotation draw:style-name="gr16" draw:text-style-name="P2" svg:width="389.14pt" svg:height="72.88pt" svg:x="81.24pt" svg:y="8223.62pt" draw:caption-point-x="-17.29pt" draw:caption-point-y="42.8pt">
              <dc:creator>WV</dc:creator>
              <dc:date>2016-02-21T00:00:00</dc:date>
              <text:p text:style-name="P1"><text:span text:style-name="T1">The gamma function grows inconveniently as the argument becomes larger; therefore, the natural logarithm of the gamma function is often used in computations. The log-gamma function itself is useful in some physical applications such as wave propagation.</text:span></text:p>
              <text:p text:style-name="P1"><text:span text:style-name="T1"/></text:p>
              <text:p text:style-name="P1"><text:span text:style-name="T1">See Calc: GAMMALN, GAMMALN.PRECISE</text:span></text:p>
            </office:annotation>
            <text:p>Natural logarithm of gamma function</text:p>
          </table:table-cell>
          <table:table-cell table:number-columns-repeated="37"/>
        </table:table-row>
        <table:table-row table:style-name="ro5">
          <table:table-cell table:style-name="Default" office:value-type="string" calcext:value-type="string">
            <office:annotation draw:style-name="gr16" draw:text-style-name="P2" svg:width="379.62pt" svg:height="72.88pt" svg:x="81.24pt" svg:y="8236.4pt" draw:caption-point-x="-17.29pt" draw:caption-point-y="42.8pt">
              <dc:creator>WV</dc:creator>
              <dc:date>2016-02-21T00:00:00</dc:date>
              <text:p text:style-name="P1"><text:span text:style-name="T1">Need analysis is a (commonly qualitative) process used to determine needs for services (often, social services) in an area.</text:span></text:p>
            </office:annotation>
            <text:p>Need analysis</text:p>
          </table:table-cell>
          <table:table-cell table:number-columns-repeated="37"/>
        </table:table-row>
        <table:table-row table:style-name="ro5">
          <table:table-cell office:value-type="string" calcext:value-type="string">
            <office:annotation draw:style-name="gr16" draw:text-style-name="P2" svg:width="393.11pt" svg:height="72.88pt" svg:x="81.24pt" svg:y="8249.22pt" draw:caption-point-x="-17.29pt" draw:caption-point-y="42.8pt">
              <dc:creator>WV</dc:creator>
              <dc:date>2016-02-21T00:00:00</dc:date>
              <text:p text:style-name="P1"><text:span text:style-name="T1">NEG is a function that returns the 2s complement of a binary number (which is the representation used by binary computation for negative numbers.)</text:span></text:p>
              <text:p text:style-name="P1"><text:span text:style-name="T1"/></text:p>
              <text:p text:style-name="P1"><text:span text:style-name="T1">See Calc: Add-in Functions, List of Analysis Functions Part One and Part Two</text:span></text:p>
              <text:p text:style-name="P1"><text:span text:style-name="T1"/></text:p>
              <text:p text:style-name="P1"><text:span text:style-name="T1">See DANSYS: BNEG</text:span></text:p>
            </office:annotation>
            <text:p>NEG</text:p>
          </table:table-cell>
          <table:table-cell table:number-columns-repeated="37"/>
        </table:table-row>
        <table:table-row table:style-name="ro5">
          <table:table-cell office:value-type="string" calcext:value-type="string">
            <office:annotation draw:style-name="gr10" draw:text-style-name="P2" svg:width="393.11pt" svg:height="95.27pt" svg:x="81.24pt" svg:y="8262.03pt" draw:caption-point-x="-17.29pt" draw:caption-point-y="42.8pt">
              <dc:creator>WV</dc:creator>
              <dc:date>2016-02-21T00:00:00</dc:date>
              <text:p text:style-name="P1"><text:span text:style-name="T1">Negation maintains the length of a vector but switches the direction to he opposite direction. In a number system, this means that the new number is the same distance from the origin but in the opposite (negative) direction.</text:span></text:p>
              <text:p text:style-name="P1"><text:span text:style-name="T1"/></text:p>
              <text:p text:style-name="P1"><text:span text:style-name="T1">See Calc: Operators in LibreOffice Calc</text:span></text:p>
            </office:annotation>
            <text:p>Negation</text:p>
          </table:table-cell>
          <table:table-cell table:number-columns-repeated="37"/>
        </table:table-row>
        <table:table-row table:style-name="ro5">
          <table:table-cell office:value-type="string" calcext:value-type="string">
            <office:annotation draw:style-name="gr269" draw:text-style-name="P2" svg:width="406.8pt" svg:height="99.01pt" svg:x="81.01pt" svg:y="8258.68pt" draw:caption-point-x="-17.06pt" draw:caption-point-y="58.93pt">
              <dc:creator>WV</dc:creator>
              <dc:date>2016-02-22T00:00:00</dc:date>
              <text:p text:style-name="P1"><text:span text:style-name="T1">The probability that there will be f failures before the number sth success, when the constant probability of a success is probability s. Trials are assumed to be independent. Waiting time until the nth success. OpenOffice Calc has functions for working with negative binomial distributions.</text:span></text:p>
              <text:p text:style-name="P1"><text:span text:style-name="T1"/></text:p>
              <text:p text:style-name="P1"><text:span text:style-name="T1">See Calc: Fill Random Numbers, NEGBINOM.DIST, NEGBINOMDIST</text:span></text:p>
            </office:annotation>
            <text:p>Negative binomial</text:p>
          </table:table-cell>
          <table:table-cell table:number-columns-repeated="37"/>
        </table:table-row>
        <table:table-row table:style-name="ro5">
          <table:table-cell office:value-type="string" calcext:value-type="string">
            <office:annotation draw:style-name="gr270" draw:text-style-name="P2" svg:width="333.61pt" svg:height="50.85pt" svg:x="81.24pt" svg:y="8287.63pt" draw:caption-point-x="-17.29pt" draw:caption-point-y="42.8pt">
              <dc:creator>WV</dc:creator>
              <dc:date>2016-02-22T00:00:00</dc:date>
              <text:p text:style-name="P1"><text:span text:style-name="T1">A nxn matrix A is negative definite if the scalar x</text:span><text:span text:style-name="T5">t</text:span><text:span text:style-name="T1">Mx is negative for every nonzero column vector x of n real numbers.</text:span></text:p>
              <text:p text:style-name="P1"><text:span text:style-name="T1"/></text:p>
              <text:p text:style-name="P1"><text:span text:style-name="T1">See DANSYS: IsDefinite</text:span></text:p>
            </office:annotation>
            <text:p>Negative definite matrix</text:p>
          </table:table-cell>
          <table:table-cell table:number-columns-repeated="37"/>
        </table:table-row>
        <table:table-row table:style-name="ro5">
          <table:table-cell table:style-name="Default" office:value-type="string" calcext:value-type="string">
            <office:annotation draw:style-name="gr9" draw:text-style-name="P2" svg:width="329.07pt" svg:height="61.68pt" svg:x="81.01pt" svg:y="8284.73pt" draw:caption-point-x="-17.06pt" draw:caption-point-y="58.48pt">
              <dc:creator>WV</dc:creator>
              <dc:date>2016-02-22T00:00:00</dc:date>
              <text:p text:style-name="P1"><text:span text:style-name="T1">Negative multinomial distributions have been used in the study of accident proneness and inverse sampling.</text:span></text:p>
            </office:annotation>
            <text:p>Negative multinomial distributions</text:p>
          </table:table-cell>
          <table:table-cell table:number-columns-repeated="37"/>
        </table:table-row>
        <table:table-row table:style-name="ro5">
          <table:table-cell table:style-name="Default" office:value-type="string" calcext:value-type="string">
            <office:annotation draw:style-name="gr9" draw:text-style-name="P2" svg:width="82.18pt" svg:height="61.68pt" svg:x="81.01pt" svg:y="8297.01pt" draw:caption-point-x="-17.06pt" draw:caption-point-y="59.02pt">
              <dc:creator>WV</dc:creator>
              <dc:date>2016-02-22T00:00:00</dc:date>
              <text:p text:style-name="P1"><text:span text:style-name="T1">The Nelder and Mead method is useful for multidimensional minimization.</text:span></text:p>
            </office:annotation>
            <text:p>Nelder and Mead method</text:p>
          </table:table-cell>
          <table:table-cell table:number-columns-repeated="37"/>
        </table:table-row>
        <table:table-row table:style-name="ro5">
          <table:table-cell office:value-type="string" calcext:value-type="string">
            <office:annotation draw:style-name="gr20" draw:text-style-name="P2" svg:width="327.26pt" svg:height="106.47pt" svg:x="81.24pt" svg:y="8326.01pt" draw:caption-point-x="-17.29pt" draw:caption-point-y="42.8pt">
              <dc:creator>WV</dc:creator>
              <dc:date>2016-02-22T00:00:00</dc:date>
              <text:p text:style-name="P1"><text:span text:style-name="T1">The net annual interest rate is the interest rate paid after the basic rate income tax is deducted.</text:span></text:p>
              <text:p text:style-name="P1"><text:span text:style-name="T1"/></text:p>
              <text:p text:style-name="P1"><text:span text:style-name="T1">See Calc: EFFECTIVE</text:span></text:p>
            </office:annotation>
            <text:p>Net annual interest rate</text:p>
          </table:table-cell>
          <table:table-cell table:number-columns-repeated="37"/>
        </table:table-row>
        <table:table-row table:style-name="ro5">
          <table:table-cell office:value-type="string" calcext:value-type="string">
            <office:annotation draw:style-name="gr271" draw:text-style-name="P2" svg:width="333.61pt" svg:height="74.55pt" svg:x="81.24pt" svg:y="8338.82pt" draw:caption-point-x="-17.29pt" draw:caption-point-y="42.8pt">
              <dc:creator>WV</dc:creator>
              <dc:date>2016-02-22T00:00:00</dc:date>
              <text:p text:style-name="P1"><text:span text:style-name="T1">Net present value is the difference between the present value of cash flows into the systems and cash flows out of the system.</text:span></text:p>
              <text:p text:style-name="P1"><text:span text:style-name="T1"/></text:p>
              <text:p text:style-name="P1"><text:span text:style-name="T1">See Calc: NPV, XNPV</text:span></text:p>
            </office:annotation>
            <text:p>Net present value</text:p>
          </table:table-cell>
          <table:table-cell table:number-columns-repeated="37"/>
        </table:table-row>
        <table:table-row table:style-name="ro5">
          <table:table-cell table:style-name="Default" office:value-type="string" calcext:value-type="string">
            <office:annotation draw:style-name="gr272" draw:text-style-name="P2" svg:width="327.26pt" svg:height="62.53pt" svg:x="81.24pt" svg:y="8351.6pt" draw:caption-point-x="-17.29pt" draw:caption-point-y="42.8pt">
              <dc:creator>WV</dc:creator>
              <dc:date>2016-02-22T00:00:00</dc:date>
              <text:p text:style-name="P1"><text:span text:style-name="T1">Network analysis <text:s/>analyzes networks (systems of connected nodes) and can optimize networks in terms of cost, value, and time.</text:span></text:p>
              <text:p text:style-name="P1"><text:span text:style-name="T1"/></text:p>
            </office:annotation>
            <text:p>Network analysis </text:p>
          </table:table-cell>
          <table:table-cell table:number-columns-repeated="37"/>
        </table:table-row>
        <table:table-row table:style-name="ro5">
          <table:table-cell table:style-name="Default" office:value-type="string" calcext:value-type="string">
            <office:annotation draw:style-name="gr273" draw:text-style-name="P2" svg:width="317.74pt" svg:height="50.46pt" svg:x="81.24pt" svg:y="8364.42pt" draw:caption-point-x="-17.29pt" draw:caption-point-y="42.8pt">
              <dc:creator>WV</dc:creator>
              <dc:date>2016-02-22T00:00:00</dc:date>
              <text:p text:style-name="P1"><text:span text:style-name="T1">Newey-West estimators are used as an estimate of the covariance matrix of a regression model when the standard assumptions of regression are not met.</text:span></text:p>
            </office:annotation>
            <text:p>Newey-West estimator</text:p>
          </table:table-cell>
          <table:table-cell table:number-columns-repeated="37"/>
        </table:table-row>
        <table:table-row table:style-name="ro5">
          <table:table-cell office:value-type="string" calcext:value-type="string">
            <office:annotation draw:style-name="gr10" draw:text-style-name="P2" svg:width="303.48pt" svg:height="95.27pt" svg:x="81.24pt" svg:y="8377.23pt" draw:caption-point-x="-17.29pt" draw:caption-point-y="42.8pt">
              <dc:creator>WV</dc:creator>
              <dc:date>2016-02-22T00:00:00</dc:date>
              <text:p text:style-name="P1"><text:span text:style-name="T1">The Newman-Keuls test is a stepwise test for comparing multiple group means. It is similar to the <text:s/>Tuket test but uses different critical values and is more likely to reveal significant differences between means and to commit type I errors (rejecting a true null hypothesis. It assumes normality, homogeneity of variance, and independent observations but is robust to non-normality.</text:span></text:p>
              <text:p text:style-name="P1"><text:span text:style-name="T1"/></text:p>
              <text:p text:style-name="P1"><text:span text:style-name="T1">See DANSYS: NewKeuls</text:span></text:p>
            </office:annotation>
            <text:p>Newman-Keuls' test</text:p>
          </table:table-cell>
          <table:table-cell table:number-columns-repeated="37"/>
        </table:table-row>
        <table:table-row table:style-name="ro5">
          <table:table-cell table:style-name="ce13" office:value-type="string" calcext:value-type="string">
            <office:annotation draw:style-name="gr274" draw:text-style-name="P2" svg:width="336.22pt" svg:height="88.24pt" svg:x="81.01pt" svg:y="8373.69pt" draw:caption-point-x="-17.06pt" draw:caption-point-y="59.13pt">
              <dc:creator>WV</dc:creator>
              <dc:date>2016-02-22T00:00:00</dc:date>
              <text:p text:style-name="P1"><text:span text:style-name="T1">The Newton method can be used to calculate point estimates of a function. It can calculate up to 6 points but requires derivative. It can be used to determine derivatives and can also be used to find the real roots of algebraic equations, or the real roots of 2 nonlinear equation.</text:span></text:p>
            </office:annotation>
            <text:p>Newton method </text:p>
          </table:table-cell>
          <table:table-cell table:number-columns-repeated="37"/>
        </table:table-row>
        <table:table-row table:style-name="ro5">
          <table:table-cell table:style-name="Default" office:value-type="string" calcext:value-type="string">
            <office:annotation draw:style-name="gr275" draw:text-style-name="P2" svg:width="326.69pt" svg:height="73.25pt" svg:x="81.01pt" svg:y="8386.41pt" draw:caption-point-x="-17.06pt" draw:caption-point-y="59.22pt">
              <dc:creator>WV</dc:creator>
              <dc:date>2016-02-22T00:00:00</dc:date>
              <text:p text:style-name="P1"><text:span text:style-name="T1">The Newton-Raphson method is a way of finding successively better estimates to the roots of a real-values function. It can provide point estimates using a function, its 1</text:span><text:span text:style-name="T5">st</text:span><text:span text:style-name="T1"> derivative and an initial guess.</text:span></text:p>
            </office:annotation>
            <text:p>Newton-Raphson method</text:p>
          </table:table-cell>
          <table:table-cell table:number-columns-repeated="37"/>
        </table:table-row>
        <table:table-row table:style-name="ro5">
          <table:table-cell office:value-type="string" calcext:value-type="string">
            <office:annotation draw:style-name="gr11" draw:text-style-name="P2" svg:width="324.09pt" svg:height="117.67pt" svg:x="81.24pt" svg:y="8415.61pt" draw:caption-point-x="-17.29pt" draw:caption-point-y="42.8pt">
              <dc:creator>WV</dc:creator>
              <dc:date>2016-02-22T00:00:00</dc:date>
              <text:p text:style-name="P1"><text:span text:style-name="T1">The nominal interest rate (annual percentage rate, or APR) is the periodic interest rate multiplied by the number of periods in the year.</text:span></text:p>
              <text:p text:style-name="P1"><text:span text:style-name="T1"/></text:p>
              <text:p text:style-name="P1"><text:span text:style-name="T1">See Calc: MDURATION, NOMINAL, NOMINAL_ADD, PRICE, ACCRINT, ACCRINTM, DURATION_ADD, EFFECTIVE, EFFECT_ADD</text:span></text:p>
            </office:annotation>
            <text:p>Nominal interest rate</text:p>
          </table:table-cell>
          <table:table-cell table:number-columns-repeated="37"/>
        </table:table-row>
        <table:table-row table:style-name="ro5">
          <table:table-cell table:style-name="Default" office:value-type="string" calcext:value-type="string">
            <office:annotation draw:style-name="gr276" draw:text-style-name="P2" svg:width="289.98pt" svg:height="62.76pt" svg:x="81.24pt" svg:y="8428.42pt" draw:caption-point-x="-17.29pt" draw:caption-point-y="42.8pt">
              <dc:creator>WV</dc:creator>
              <dc:date>2016-02-22T00:00:00</dc:date>
              <text:p text:style-name="P1"><text:span text:style-name="T1">Non-metric multidimensional <text:s/>scaling determines a nonparametric, monotonic relationship between dissimilarities in an item-item matrix and the distance between the items.</text:span></text:p>
            </office:annotation>
            <text:p>Non-metric multi-dimensional scaling techniques</text:p>
          </table:table-cell>
          <table:table-cell table:number-columns-repeated="37"/>
        </table:table-row>
        <table:table-row table:style-name="ro5">
          <table:table-cell table:style-name="Default" office:value-type="string" calcext:value-type="string">
            <office:annotation draw:style-name="gr11" draw:text-style-name="P2" svg:width="82.18pt" svg:height="117.67pt" svg:x="81.01pt" svg:y="8424.85pt" draw:caption-point-x="-17.06pt" draw:caption-point-y="59.16pt">
              <dc:creator>WV</dc:creator>
              <dc:date>2015-02-05T00:00:00</dc:date>
              <text:p text:style-name="P1"><text:span text:style-name="T1">Noncentral chi square distributions arise in ANOVA, multinomial distribution hypothesis tests and information theoretic statistics</text:span></text:p>
            </office:annotation>
            <text:p>Noncentral chi-square</text:p>
          </table:table-cell>
          <table:table-cell table:number-columns-repeated="37"/>
        </table:table-row>
        <table:table-row table:style-name="ro5">
          <table:table-cell table:style-name="Default" office:value-type="string" calcext:value-type="string">
            <office:annotation draw:style-name="gr277" draw:text-style-name="P2" svg:width="149.73pt" svg:height="74.13pt" svg:x="81.01pt" svg:y="8437.61pt" draw:caption-point-x="-17.06pt" draw:caption-point-y="59.22pt">
              <dc:creator>WV</dc:creator>
              <dc:date>2015-02-05T00:00:00</dc:date>
              <text:p text:style-name="P1"><text:span text:style-name="T1">The noncentral F distribution is the test statistic in analysis of variance problems where the null hypothesis is false. It is used to find the power function.</text:span></text:p>
            </office:annotation>
            <text:p>Noncentral F</text:p>
          </table:table-cell>
          <table:table-cell table:number-columns-repeated="37"/>
        </table:table-row>
        <table:table-row table:style-name="ro5">
          <table:table-cell table:style-name="Default" office:value-type="string" calcext:value-type="string">
            <office:annotation draw:style-name="gr278" draw:text-style-name="P2" svg:width="175.8pt" svg:height="125.06pt" svg:x="81.01pt" svg:y="8450.39pt" draw:caption-point-x="-17.06pt" draw:caption-point-y="59.22pt">
              <dc:creator>WV</dc:creator>
              <dc:date>2015-02-07T00:00:00</dc:date>
              <text:p text:style-name="P1"><text:span text:style-name="T1">Noncentral t distributions arise in the study of one-sided acceptance sampling plans, one sided tolerance limits, power analysis of Student's t tests, the distribution of the sample coefficient of variation, confidence limits on one sided quantiles of the normal distribution, one sided tolerance limits for linear regression, etc.</text:span></text:p>
            </office:annotation>
            <text:p>Noncentral t</text:p>
          </table:table-cell>
          <table:table-cell table:number-columns-repeated="37"/>
        </table:table-row>
        <table:table-row table:style-name="ro5">
          <table:table-cell table:style-name="Default" office:value-type="string" calcext:value-type="string">
            <office:annotation draw:style-name="gr279" draw:text-style-name="P2" svg:width="301.1pt" svg:height="71.23pt" svg:x="81.24pt" svg:y="8479.62pt" draw:caption-point-x="-17.29pt" draw:caption-point-y="42.8pt">
              <dc:creator>WV</dc:creator>
              <dc:date>2016-02-22T00:00:00</dc:date>
              <text:p text:style-name="P1"><text:span text:style-name="T1">Noniles are values that divide a data set into 9 equal parts (each part having the same number of values. Noniles are occasionally used to score test results for comparison.</text:span></text:p>
            </office:annotation>
            <text:p>Nonile</text:p>
          </table:table-cell>
          <table:table-cell table:number-columns-repeated="37"/>
        </table:table-row>
        <table:table-row table:style-name="ro5">
          <table:table-cell table:style-name="Default" office:value-type="string" calcext:value-type="string">
            <office:annotation draw:style-name="gr280" draw:text-style-name="P2" svg:width="304.27pt" svg:height="121.12pt" svg:x="81.24pt" svg:y="8492.43pt" draw:caption-point-x="-17.29pt" draw:caption-point-y="42.8pt">
              <dc:creator>WV</dc:creator>
              <dc:date>2016-02-22T00:00:00</dc:date>
              <text:p text:style-name="P1"><text:span text:style-name="T1">A nonlinear autoregressive exogenous model (NARX) models a nonlinear time series with autoregressive components (past values influence current values) and exogenous inputs. An exogenous (or driving) series is an externally determined series that influences the series of study.</text:span></text:p>
            </office:annotation>
            <text:p>Nonlinear autoregressive exogenous models</text:p>
          </table:table-cell>
          <table:table-cell table:number-columns-repeated="37"/>
        </table:table-row>
        <table:table-row table:style-name="ro5">
          <table:table-cell table:style-name="Default" office:value-type="string" calcext:value-type="string">
            <office:annotation draw:style-name="gr20" draw:text-style-name="P2" svg:width="82.18pt" svg:height="106.47pt" svg:x="81.24pt" svg:y="8505.21pt" draw:caption-point-x="-17.29pt" draw:caption-point-y="42.8pt">
              <dc:creator>WV</dc:creator>
              <dc:date>2016-02-22T00:00:00</dc:date>
              <text:p text:style-name="P1"><text:span text:style-name="T1">Nonlinear interdependence is the characteristic of time series that interact in ways that cannot be expressed in linear terms.</text:span></text:p>
            </office:annotation>
            <text:p>Nonlinear interdependence</text:p>
          </table:table-cell>
          <table:table-cell table:number-columns-repeated="37"/>
        </table:table-row>
        <table:table-row table:style-name="ro5">
          <table:table-cell table:style-name="ce13" office:value-type="string" calcext:value-type="string">
            <office:annotation draw:style-name="gr16" draw:text-style-name="P2" svg:width="303.7pt" svg:height="72.88pt" svg:x="81.01pt" svg:y="8501.5pt" draw:caption-point-x="-17.06pt" draw:caption-point-y="59.33pt">
              <dc:creator>WV</dc:creator>
              <dc:date>2016-02-22T00:00:00</dc:date>
              <text:p text:style-name="P1"><text:span text:style-name="T1">Nonlinear programming is used to optimize data with nonlinear constraints. Calc’s nonlinear driver engine can be used to solve many such problems.</text:span></text:p>
            </office:annotation>
            <text:p>Nonlinear programming</text:p>
          </table:table-cell>
          <table:table-cell table:number-columns-repeated="37"/>
        </table:table-row>
        <table:table-row table:style-name="ro5">
          <table:table-cell office:value-type="string" calcext:value-type="string">
            <office:annotation draw:style-name="gr10" draw:text-style-name="P2" svg:width="320.34pt" svg:height="95.27pt" svg:x="81.01pt" svg:y="8513.97pt" draw:caption-point-x="-17.06pt" draw:caption-point-y="59.64pt">
              <dc:creator>WV</dc:creator>
              <dc:date>2016-02-23T00:00:00</dc:date>
              <text:p text:style-name="P1"><text:span text:style-name="T1">Many functions cannot be described by a straight line; therefore, linear regression is inappropriate for those relationships. Curve fitting techniques provide methods for describing nonlinear relationships.</text:span></text:p>
              <text:p text:style-name="P1"><text:span text:style-name="T1"/></text:p>
              <text:p text:style-name="P1"><text:span text:style-name="T1">See Calc: Smooth Line Properties, Trend Lines, Chart Type XY, LOGEST</text:span></text:p>
              <text:p text:style-name="P1"><text:span text:style-name="T1"/></text:p>
              <text:p text:style-name="P1"><text:span text:style-name="T1"/></text:p>
            </office:annotation>
            <text:p>Nonlinear regression </text:p>
          </table:table-cell>
          <table:table-cell table:number-columns-repeated="37"/>
        </table:table-row>
        <table:table-row table:style-name="ro5">
          <table:table-cell office:value-type="string" calcext:value-type="string">
            <office:annotation draw:style-name="gr281" draw:text-style-name="P2" svg:width="341.55pt" svg:height="69.19pt" svg:x="81.24pt" svg:y="8543.62pt" draw:caption-point-x="-17.29pt" draw:caption-point-y="42.8pt">
              <dc:creator>WV</dc:creator>
              <dc:date>2016-02-23T00:00:00</dc:date>
              <text:p text:style-name="P1"><text:span text:style-name="T1">Nonparametric correlation is a statistical correlation procedure that doesn’t assume that the data is from a particular distribution. Rank-order correlation coefficients are common examples.</text:span></text:p>
              <text:p text:style-name="P1"><text:span text:style-name="T1"/></text:p>
              <text:p text:style-name="P1"><text:span text:style-name="T1">See DANSYS: CorrRho, RhoSig, CorrTau, RhoMat</text:span></text:p>
            </office:annotation>
            <text:p>Nonparametric correlation </text:p>
          </table:table-cell>
          <table:table-cell table:number-columns-repeated="37"/>
        </table:table-row>
        <table:table-row table:style-name="ro5">
          <table:table-cell office:value-type="string" calcext:value-type="string">
            <office:annotation draw:style-name="gr18" draw:text-style-name="P2" svg:width="324.09pt" svg:height="151.26pt" svg:x="81.24pt" svg:y="8556.41pt" draw:caption-point-x="-17.29pt" draw:caption-point-y="42.8pt">
              <dc:creator>WV</dc:creator>
              <dc:date>2016-02-23T00:00:00</dc:date>
              <text:p text:style-name="P1"><text:span text:style-name="T1">Nonparametric statistics do not assume anything about the distributions that data is derived from. Many of them are based on order statistics or Monte Carlo methods.</text:span></text:p>
              <text:p text:style-name="P1"><text:span text:style-name="T1"/></text:p>
              <text:p text:style-name="P1"><text:span text:style-name="T1">See DANSYS: BRANKS, Levene, CorrRho. RhoSig, CorrTau, MWU, WST</text:span></text:p>
            </office:annotation>
            <text:p>Nonparametric tests </text:p>
          </table:table-cell>
          <table:table-cell table:number-columns-repeated="37"/>
        </table:table-row>
        <table:table-row table:style-name="ro5">
          <table:table-cell office:value-type="string" calcext:value-type="string">
            <office:annotation draw:style-name="gr10" draw:text-style-name="P2" svg:width="293.95pt" svg:height="95.27pt" svg:x="81.24pt" svg:y="8569.22pt" draw:caption-point-x="-17.29pt" draw:caption-point-y="42.8pt">
              <dc:creator>WV</dc:creator>
              <dc:date>2016-02-23T00:00:00</dc:date>
              <text:p text:style-name="P1"><text:span text:style-name="T1">NOR is shorthand for NOT OR. The NOR of two variables is true if and only if both variables are false. It is also known as Pierce’s arrow.</text:span></text:p>
              <text:p text:style-name="P1"><text:span text:style-name="T1"/></text:p>
              <text:p text:style-name="P1"><text:span text:style-name="T1">See DANSYS: NOR, PIERCE, BNOR, BPIERCE, PIERCET</text:span></text:p>
            </office:annotation>
            <text:p>NOR</text:p>
          </table:table-cell>
          <table:table-cell table:number-columns-repeated="37"/>
        </table:table-row>
        <table:table-row table:style-name="ro5">
          <table:table-cell office:value-type="string" calcext:value-type="string">
            <office:annotation draw:style-name="gr11" draw:text-style-name="P2" svg:width="323.52pt" svg:height="117.67pt" svg:x="81.01pt" svg:y="8565.05pt" draw:caption-point-x="-17.06pt" draw:caption-point-y="59.75pt">
              <dc:creator>WV</dc:creator>
              <dc:date>2016-02-23T00:00:00</dc:date>
              <text:p text:style-name="P1"><text:span text:style-name="T1">Many natural processes follow a normal distribution (or bell curve). Normal distributions are so common that most traditional statistical procedures assume a normal distribution for the data. </text:span></text:p>
              <text:p text:style-name="P1"><text:span text:style-name="T1"/></text:p>
              <text:p text:style-name="P1"><text:span text:style-name="T1">See Calc: NORM.S.DIST, NORM.S.INV, NORMSDIST, NORMSINV, FISHERINV, FISHER, GAUSS, Z.TEST, ZTEST, Fill Random Numbers, NORM.DIST, NORM.INV, NORMDIST, NORMINV, PHI, CONFIDENCE.NORM</text:span></text:p>
              <text:p text:style-name="P1"><text:span text:style-name="T1"/></text:p>
              <text:p text:style-name="P1"><text:span text:style-name="T1">See DANSYS: NormDev, ESTDIST, Rankits, SW, KSL</text:span></text:p>
            </office:annotation>
            <text:p>Normal distribution </text:p>
          </table:table-cell>
          <table:table-cell table:number-columns-repeated="37"/>
        </table:table-row>
        <table:table-row table:style-name="ro5">
          <table:table-cell office:value-type="string" calcext:value-type="string">
            <office:annotation draw:style-name="gr16" draw:text-style-name="P2" svg:width="323.29pt" svg:height="72.88pt" svg:x="81.24pt" svg:y="8594.82pt" draw:caption-point-x="-17.29pt" draw:caption-point-y="42.8pt">
              <dc:creator>WV</dc:creator>
              <dc:date>2016-02-23T00:00:00</dc:date>
              <text:p text:style-name="P1"><text:span text:style-name="T1">A normal distribution plot is used to test whether data follows a normal distribution. The vertical axis is a regular value axis but the horizontal axis is either a normal scale or (more commonly) a rankits scale. The chart itself is an XY (scatter) chart.</text:span></text:p>
              <text:p text:style-name="P1"><text:span text:style-name="T1"/></text:p>
              <text:p text:style-name="P1"><text:span text:style-name="T1">See DANSYS: Rankits.</text:span></text:p>
            </office:annotation>
            <text:p>Normal distribution plot </text:p>
          </table:table-cell>
          <table:table-cell table:number-columns-repeated="37"/>
        </table:table-row>
        <table:table-row table:style-name="ro5">
          <table:table-cell office:value-type="string" calcext:value-type="string">
            <office:annotation draw:style-name="gr13" draw:text-style-name="P2" svg:width="328.05pt" svg:height="128.86pt" svg:x="81.24pt" svg:y="8607.63pt" draw:caption-point-x="-17.29pt" draw:caption-point-y="42.8pt">
              <dc:creator>WV</dc:creator>
              <dc:date>2016-02-23T00:00:00</dc:date>
              <text:p text:style-name="P1"><text:span text:style-name="T1">A complex matrix is normal is the product of the matrix with its conjugate transpose is commutative (it doesn’t matter which order the factors are taken. A real matrix is normal if the multiplication of the matrix with its transpose is commutative.</text:span></text:p>
              <text:p text:style-name="P1"><text:span text:style-name="T1"/></text:p>
              <text:p text:style-name="P1"><text:span text:style-name="T1">See DANSYS: IsNormal</text:span></text:p>
            </office:annotation>
            <text:p>Normal matrix</text:p>
          </table:table-cell>
          <table:table-cell table:number-columns-repeated="37"/>
        </table:table-row>
        <table:table-row table:style-name="ro5">
          <table:table-cell office:value-type="string" calcext:value-type="string">
            <office:annotation draw:style-name="gr20" draw:text-style-name="P2" svg:width="293.16pt" svg:height="106.47pt" svg:x="81.24pt" svg:y="8620.41pt" draw:caption-point-x="-17.29pt" draw:caption-point-y="42.8pt">
              <dc:creator>WV</dc:creator>
              <dc:date>2016-02-23T00:00:00</dc:date>
              <text:p text:style-name="P1"><text:span text:style-name="T1">A common requirement of linear regression techniques is that the residuals are distributed normally. There are a variety of graphs that can test for this, such as a histogram of the residuals, a normal probability plot of the residuals, or dot plots.</text:span></text:p>
              <text:p text:style-name="P1"><text:span text:style-name="T1"/></text:p>
              <text:p text:style-name="P1"><text:span text:style-name="T1">See DANSYS: FreqTab, Rankits</text:span></text:p>
            </office:annotation>
            <text:p>Normalty of residuals</text:p>
          </table:table-cell>
          <table:table-cell table:number-columns-repeated="37"/>
        </table:table-row>
        <table:table-row table:style-name="ro5">
          <table:table-cell office:value-type="string" calcext:value-type="string">
            <office:annotation draw:style-name="gr20" draw:text-style-name="P2" svg:width="296.33pt" svg:height="106.47pt" svg:x="81.24pt" svg:y="8633.23pt" draw:caption-point-x="-17.29pt" draw:caption-point-y="42.8pt">
              <dc:creator>WV</dc:creator>
              <dc:date>2016-02-23T00:00:00</dc:date>
              <text:p text:style-name="P1"><text:span text:style-name="T1">The NOT of a logical value is the opposite logical value; i.e., if a logical value is True, it’s NOT is False, and vice versa. The NOT of a binary number, formed by changing each bit to the opposite binary value, is also called the 1s complement of that binary number.</text:span></text:p>
              <text:p text:style-name="P1"><text:span text:style-name="T1"/></text:p>
              <text:p text:style-name="P1"><text:span text:style-name="T1">See Calc: NOT</text:span></text:p>
              <text:p text:style-name="P1"><text:span text:style-name="T1"/></text:p>
              <text:p text:style-name="P1"><text:span text:style-name="T1">See <text:s/>DANSYS: NOT1, BNOT, NOTT</text:span></text:p>
            </office:annotation>
            <text:p>NOT</text:p>
          </table:table-cell>
          <table:table-cell table:number-columns-repeated="37"/>
        </table:table-row>
        <table:table-row table:style-name="ro5">
          <table:table-cell office:value-type="string" calcext:value-type="string">
            <office:annotation draw:style-name="gr11" draw:text-style-name="P2" svg:width="304.27pt" svg:height="117.67pt" svg:x="81.24pt" svg:y="8646.01pt" draw:caption-point-x="-17.29pt" draw:caption-point-y="42.8pt">
              <dc:creator>WV</dc:creator>
              <dc:date>2016-02-23T00:00:00</dc:date>
              <text:p text:style-name="P1"><text:span text:style-name="T1">In inferential statistics, the null hypothesis usually states that there is no significant difference between compared entities. The dual is the alternative hypothesis. Usually, the alternative hypothesis is the position q researcher is trying to verify and he does so by attempting to reject the null hypothesis using statistical tests.</text:span></text:p>
              <text:p text:style-name="P1"><text:span text:style-name="T1"/></text:p>
              <text:p text:style-name="P1"><text:span text:style-name="T1">See Calc: Data Statistics in Calc</text:span></text:p>
              <text:p text:style-name="P1"><text:span text:style-name="T1"/></text:p>
              <text:p text:style-name="P1"><text:span text:style-name="T1">See DANSYS: Basic Statistics</text:span></text:p>
            </office:annotation>
            <text:p>Null hypothesis</text:p>
          </table:table-cell>
          <table:table-cell table:number-columns-repeated="37"/>
        </table:table-row>
        <table:table-row table:style-name="ro5">
          <table:table-cell office:value-type="string" calcext:value-type="string">
            <office:annotation draw:style-name="gr282" draw:text-style-name="P2" svg:width="328.85pt" svg:height="68.03pt" svg:x="81.24pt" svg:y="8658.82pt" draw:caption-point-x="-17.29pt" draw:caption-point-y="42.8pt">
              <dc:creator>WV</dc:creator>
              <dc:date>2016-02-25T00:00:00</dc:date>
              <text:p text:style-name="P1"><text:span text:style-name="T1">A number is a concept that represents an amount. Numbers have a life of their own. The entire field of number theory studies numbers as entities in heir own right having no particular connection to their use in counting.</text:span></text:p>
            </office:annotation>
            <text:p>Number</text:p>
          </table:table-cell>
          <table:table-cell table:number-columns-repeated="37"/>
        </table:table-row>
        <table:table-row table:style-name="ro5">
          <table:table-cell office:value-type="string" calcext:value-type="string">
            <office:annotation draw:style-name="gr283" draw:text-style-name="P2" svg:width="319.32pt" svg:height="138.36pt" svg:x="81.24pt" svg:y="8671.61pt" draw:caption-point-x="-17.29pt" draw:caption-point-y="42.8pt">
              <dc:creator>WV</dc:creator>
              <dc:date>2016-02-25T00:00:00</dc:date>
              <text:p text:style-name="P1"><text:span text:style-name="T1">An octal number has a base of 8. As such, only the <text:s/>digits 0 through 7 are used and the place values are powers of 8. The utility of octal numbers is that four bits of a binary number can be represented by one octal digit. For that reason, octal and hexadecimal numbers are used as a mathematical shorthand for computer programming.</text:span></text:p>
              <text:p text:style-name="P1"><text:span text:style-name="T1"/></text:p>
              <text:p text:style-name="P1"><text:span text:style-name="T1">See Calc: BIN2OCT, DEC2OCT, HEX2OCT, OCT2BIN, OCT2DEC, OCT2HEX, BASE </text:span></text:p>
              <text:p text:style-name="P1"><text:span text:style-name="T1"/></text:p>
              <text:p text:style-name="P1"><text:span text:style-name="T1">See DANSYS: Basen2Dec, Dec2Basen</text:span></text:p>
            </office:annotation>
            <text:p>Octal number</text:p>
          </table:table-cell>
          <table:table-cell table:number-columns-repeated="37"/>
        </table:table-row>
        <table:table-row table:style-name="ro5">
          <table:table-cell office:value-type="string" calcext:value-type="string">
            <office:annotation draw:style-name="gr284" draw:text-style-name="P2" svg:width="330.43pt" svg:height="68.12pt" svg:x="81.24pt" svg:y="8684.42pt" draw:caption-point-x="-17.29pt" draw:caption-point-y="42.8pt">
              <dc:creator>WV</dc:creator>
              <dc:date>2016-02-25T00:00:00</dc:date>
              <text:p text:style-name="P1"><text:span text:style-name="T1">Odd numbers are every other whole number starting at 1. As such it is any number that can be described as 2n+1 where n is a whole number.</text:span></text:p>
              <text:p text:style-name="P1"><text:span text:style-name="T1"/></text:p>
              <text:p text:style-name="P1"><text:span text:style-name="T1">See Calc: ODD, XOR, ISODD, ISODD_ADD</text:span></text:p>
            </office:annotation>
            <text:p>Odd</text:p>
          </table:table-cell>
          <table:table-cell table:number-columns-repeated="37"/>
        </table:table-row>
        <table:table-row table:style-name="ro5">
          <table:table-cell office:value-type="string" calcext:value-type="string">
            <office:annotation draw:style-name="gr13" draw:text-style-name="P2" svg:width="328.85pt" svg:height="128.86pt" svg:x="81.24pt" svg:y="8697.2pt" draw:caption-point-x="-17.29pt" draw:caption-point-y="42.8pt">
              <dc:creator>WV</dc:creator>
              <dc:date>2016-02-25T00:00:00</dc:date>
              <text:p text:style-name="P1"><text:span text:style-name="T1">Odds can be for or against. The odds for something is the probability that it will take place; the odds against is the probability that it won’t. It is the ratio of events to nonevents. The odds of throwing a particular number on a six sided dice is 1/5 (the probability is 1/6). Odds are often used in the analysis of contingency tables.</text:span></text:p>
              <text:p text:style-name="P1"><text:span text:style-name="T1"/></text:p>
              <text:p text:style-name="P1"><text:span text:style-name="T1">See DANSYS: CTAB1</text:span></text:p>
              <text:p text:style-name="P1"><text:span text:style-name="T1"/></text:p>
              <text:p text:style-name="P1"><text:span text:style-name="T1"/></text:p>
              <text:p text:style-name="P1"><text:span text:style-name="T1"/></text:p>
              <text:p text:style-name="P1"><text:span text:style-name="T1"/></text:p>
            </office:annotation>
            <text:p>Odds</text:p>
          </table:table-cell>
          <table:table-cell table:number-columns-repeated="37"/>
        </table:table-row>
        <table:table-row table:style-name="ro5">
          <table:table-cell office:value-type="string" calcext:value-type="string">
            <office:annotation draw:style-name="gr13" draw:text-style-name="P2" svg:width="309.03pt" svg:height="128.86pt" svg:x="81.24pt" svg:y="8710.02pt" draw:caption-point-x="-17.29pt" draw:caption-point-y="42.8pt">
              <dc:creator>WV</dc:creator>
              <dc:date>2016-02-25T00:00:00</dc:date>
              <text:p text:style-name="P1"><text:span text:style-name="T1">An odds ratio is a measure of association between an exposure or event and an outcome. It is the ratio of the odds of the event to the odds of the outcome. It is commonly used in the analysis of 2X2 <text:s/>contingency tables.</text:span></text:p>
              <text:p text:style-name="P1"><text:span text:style-name="T1"/></text:p>
              <text:p text:style-name="P1"><text:span text:style-name="T1">See DANSYS: CTAB1</text:span></text:p>
            </office:annotation>
            <text:p>Odds ratio</text:p>
          </table:table-cell>
          <table:table-cell table:number-columns-repeated="37"/>
        </table:table-row>
        <table:table-row table:style-name="ro5">
          <table:table-cell office:value-type="string" calcext:value-type="string">
            <office:annotation draw:style-name="gr11" draw:text-style-name="P2" svg:width="329.64pt" svg:height="117.67pt" svg:x="81.24pt" svg:y="8722.83pt" draw:caption-point-x="-17.29pt" draw:caption-point-y="42.8pt">
              <dc:creator>WV</dc:creator>
              <dc:date>2016-02-25T00:00:00</dc:date>
              <text:p text:style-name="P1"><text:span text:style-name="T1">An offset in a spreadsheet points to or returns the contents of a cell a specified distance from the active cell.</text:span></text:p>
              <text:p text:style-name="P1"><text:span text:style-name="T1"/></text:p>
              <text:p text:style-name="P1"><text:span text:style-name="T1">See Calc: OFFSET</text:span></text:p>
              <text:p text:style-name="P1"><text:span text:style-name="T1"/></text:p>
              <text:p text:style-name="P1"><text:span text:style-name="T1">See DANSYS: CurrentOffset</text:span></text:p>
            </office:annotation>
            <text:p>Offset</text:p>
          </table:table-cell>
          <table:table-cell table:number-columns-repeated="37"/>
        </table:table-row>
        <table:table-row table:style-name="ro5">
          <table:table-cell office:value-type="string" calcext:value-type="string">
            <office:annotation draw:style-name="gr14" draw:text-style-name="P2" svg:width="325.67pt" svg:height="84.08pt" svg:x="81.24pt" svg:y="8735.61pt" draw:caption-point-x="-17.29pt" draw:caption-point-y="42.8pt">
              <dc:creator>WV</dc:creator>
              <dc:date>2016-02-25T00:00:00</dc:date>
              <text:p text:style-name="P1"><text:span text:style-name="T1">An ogive is a graph (usually line graph) of the cumulative frequencies of a distribution. A normal distribution yields a very characteristic s-shaped ogive.</text:span></text:p>
              <text:p text:style-name="P1"><text:span text:style-name="T1"/></text:p>
              <text:p text:style-name="P1"><text:span text:style-name="T1">See Calc: FREQUENCY</text:span></text:p>
              <text:p text:style-name="P1"><text:span text:style-name="T1"/></text:p>
              <text:p text:style-name="P1"><text:span text:style-name="T1">See DANSYS: FreqTab</text:span></text:p>
            </office:annotation>
            <text:p>Ogive</text:p>
          </table:table-cell>
          <table:table-cell table:number-columns-repeated="37"/>
        </table:table-row>
        <table:table-row table:style-name="ro5">
          <table:table-cell office:value-type="string" calcext:value-type="string">
            <office:annotation draw:style-name="gr13" draw:text-style-name="P2" svg:width="332.82pt" svg:height="128.86pt" svg:x="81.24pt" svg:y="8748.43pt" draw:caption-point-x="-17.29pt" draw:caption-point-y="42.8pt">
              <dc:creator>WV</dc:creator>
              <dc:date>2016-02-25T00:00:00</dc:date>
              <text:p text:style-name="P1"><text:span text:style-name="T1">OLE stands for Object Linking and Embedding. OLE technology allows for the placement of objects (documents, designs, etc.) inside other objects. Objects can even be nested so that if an original object inside another is changed, the nested object will change accordingly (linking).</text:span></text:p>
              <text:p text:style-name="P1"><text:span text:style-name="T1"/></text:p>
              <text:p text:style-name="P1"><text:span text:style-name="T1">See Calc: Inserting OLE Object, Open, Drawing Object, Microsoft Office, Insert, Statistics, Copying Spreadsheet Areas to Tet Documents, Object, Protecting Content in LibreOffice, Printer Setup, Arrange, Copying Drawing Objects Into Other Documents, Navigator for Document Overview, Replace, About Converting Microsoft Office Documents, Inserting Data Into Text Documents, Memory, Paste Special, Print</text:span></text:p>
            </office:annotation>
            <text:p>OLE object</text:p>
          </table:table-cell>
          <table:table-cell table:number-columns-repeated="37"/>
        </table:table-row>
        <table:table-row table:style-name="ro2">
          <table:table-cell table:style-name="Default" office:value-type="string" calcext:value-type="string">
            <office:annotation draw:style-name="gr16" draw:text-style-name="P2" svg:width="324.88pt" svg:height="72.88pt" svg:x="81.24pt" svg:y="8761.21pt" draw:caption-point-x="-17.29pt" draw:caption-point-y="42.8pt">
              <dc:creator>WV</dc:creator>
              <dc:date>2016-02-25T00:00:00</dc:date>
              <text:p text:style-name="P1"><text:span text:style-name="T1">Omega squared is a common measure of effect size, especially in ANOVA.</text:span></text:p>
              <text:p text:style-name="P1"><text:span text:style-name="T1"/></text:p>
              <text:p text:style-name="P1"><text:span text:style-name="T1"/></text:p>
            </office:annotation>
            <text:p>Omega<text:span text:style-name="T12">2</text:span></text:p>
          </table:table-cell>
          <table:table-cell table:number-columns-repeated="37"/>
        </table:table-row>
        <table:table-row table:style-name="ro5">
          <table:table-cell office:value-type="string" calcext:value-type="string">
            <office:annotation draw:style-name="gr20" draw:text-style-name="P2" svg:width="343.93pt" svg:height="106.47pt" svg:x="81.24pt" svg:y="8774.62pt" draw:caption-point-x="-17.29pt" draw:caption-point-y="42.8pt">
              <dc:creator>WV</dc:creator>
              <dc:date>2016-02-25T00:00:00</dc:date>
              <text:p text:style-name="P1"><text:span text:style-name="T1">One-way ANOVA tests for significant differences between the means of three or more independent groups. It is an extension of the two-group t-test,</text:span></text:p>
              <text:p text:style-name="P1"><text:span text:style-name="T1"/></text:p>
              <text:p text:style-name="P1"><text:span text:style-name="T1">See Calc: Data Statistics in Calc</text:span></text:p>
              <text:p text:style-name="P1"><text:span text:style-name="T1"/></text:p>
              <text:p text:style-name="P1"><text:span text:style-name="T1">See DANSYS: OneWay, OneWayR</text:span></text:p>
            </office:annotation>
            <text:p>One way ANOVA</text:p>
          </table:table-cell>
          <table:table-cell table:number-columns-repeated="37"/>
        </table:table-row>
        <table:table-row table:style-name="ro5">
          <table:table-cell office:value-type="string" calcext:value-type="string">
            <office:annotation draw:style-name="gr13" draw:text-style-name="P2" svg:width="322.5pt" svg:height="128.86pt" svg:x="81.24pt" svg:y="8787.43pt" draw:caption-point-x="-17.29pt" draw:caption-point-y="42.8pt">
              <dc:creator>WV</dc:creator>
              <dc:date>2016-02-25T00:00:00</dc:date>
              <text:p text:style-name="P1"><text:span text:style-name="T1">A one-way repeated measure design consists of two scores for each case, usually before-and-after scores and commonly pretest and posttests scores. It is used to determine whether there has been an intervening change reflected in the scores.</text:span></text:p>
              <text:p text:style-name="P1"><text:span text:style-name="T1"/></text:p>
              <text:p text:style-name="P1"><text:span text:style-name="T1">See DANSYS: OneWayR</text:span></text:p>
            </office:annotation>
            <text:p>One-Way Repeated Measures ANOVA</text:p>
          </table:table-cell>
          <table:table-cell table:number-columns-repeated="37"/>
        </table:table-row>
        <table:table-row table:style-name="ro5">
          <table:table-cell office:value-type="string" calcext:value-type="string">
            <office:annotation draw:style-name="gr10" draw:text-style-name="P2" svg:width="344.15pt" svg:height="95.27pt" svg:x="81.01pt" svg:y="8782.58pt" draw:caption-point-x="-17.06pt" draw:caption-point-y="60.43pt">
              <dc:creator>WV</dc:creator>
              <dc:date>2016-02-25T00:00:00</dc:date>
              <text:p text:style-name="P1"><text:span text:style-name="T1">Optimization procedures attempt to find the best of several options according to specified criteria. Usually “best” implies a maximum or minimum value.</text:span></text:p>
              <text:p text:style-name="P1"><text:span text:style-name="T1"/></text:p>
              <text:p text:style-name="P1"><text:span text:style-name="T1">See Calc: Solver, Nonlinear Solver</text:span></text:p>
              <text:p text:style-name="P1"><text:span text:style-name="T1"/></text:p>
              <text:p text:style-name="P1"><text:span text:style-name="T1">See DANSYS: Iterate1, Iterate2, SumIterate, Assignment</text:span></text:p>
            </office:annotation>
            <text:p>Optimization</text:p>
          </table:table-cell>
          <table:table-cell table:number-columns-repeated="37"/>
        </table:table-row>
        <table:table-row table:style-name="ro5">
          <table:table-cell office:value-type="string" calcext:value-type="string">
            <office:annotation draw:style-name="gr20" draw:text-style-name="P2" svg:width="362.15pt" svg:height="106.47pt" svg:x="81.24pt" svg:y="8813.03pt" draw:caption-point-x="-17.29pt" draw:caption-point-y="42.8pt">
              <dc:creator>WV</dc:creator>
              <dc:date>2016-02-25T00:00:00</dc:date>
              <text:p text:style-name="P1"><text:span text:style-name="T1">The logical OR function returns a value of True if either or both of the two variables are True. It returns False if and only if both are False.</text:span></text:p>
              <text:p text:style-name="P1"><text:span text:style-name="T1"/></text:p>
              <text:p text:style-name="P1"><text:span text:style-name="T1">See Calc: OR, BITOR</text:span></text:p>
              <text:p text:style-name="P1"><text:span text:style-name="T1"/></text:p>
              <text:p text:style-name="P1"><text:span text:style-name="T1">See DANSYS: OR1, BOR, ORT</text:span></text:p>
            </office:annotation>
            <text:p>OR</text:p>
          </table:table-cell>
          <table:table-cell table:number-columns-repeated="37"/>
        </table:table-row>
        <table:table-row table:style-name="ro5">
          <table:table-cell office:value-type="string" calcext:value-type="string">
            <office:annotation draw:style-name="gr15" draw:text-style-name="P2" svg:width="340.75pt" svg:height="162.45pt" svg:x="81.24pt" svg:y="8825.81pt" draw:caption-point-x="-17.29pt" draw:caption-point-y="42.8pt">
              <dc:creator>WV</dc:creator>
              <dc:date>2016-02-26T00:00:00</dc:date>
              <text:p text:style-name="P1"><text:span text:style-name="T1">When data are sorted, the position of a value in the set is the simplest order (or ordinal) statistic. Descriptive and inferential statistics can be designed using order statistics; they are useful as nonparametric statistics.</text:span></text:p>
              <text:p text:style-name="P1"><text:span text:style-name="T1"/></text:p>
              <text:p text:style-name="P1"><text:span text:style-name="T1">See Calc: SMALL, MAX, MIN, MAXA, MEDIAN, MINA, PERCENTILE, PERCENTILE.EXC, PERCENTILE.INC, PERCENTRANK, PERCENTRANK,EXC, PERCENTRANK.INC, QUARTILE, QUARTILE.EXC, QUARTILE.INC, RANK, RANK.AVG, RANK.EQ, LARGE</text:span></text:p>
              <text:p text:style-name="P1"><text:span text:style-name="T1"/></text:p>
              <text:p text:style-name="P1"><text:span text:style-name="T1">See DANSYS: piksrt, Sorter, Sorteer2d, SortString, SemiIQRange, MidIQ, PercRange, GPERCENTILE, BRANKS, CorrRho, RhoMat, MWU, WST</text:span></text:p>
              <text:p text:style-name="P1"><text:span text:style-name="T1"/></text:p>
              <text:p text:style-name="P1"><text:span text:style-name="T1">DANSYS also provides order statistics for various distributions and in several statistical profiles.</text:span></text:p>
            </office:annotation>
            <text:p>Order statistics</text:p>
          </table:table-cell>
          <table:table-cell table:number-columns-repeated="37"/>
        </table:table-row>
        <table:table-row table:style-name="ro5">
          <table:table-cell table:style-name="Default" office:value-type="string" calcext:value-type="string">
            <office:annotation draw:style-name="gr20" draw:text-style-name="P2" svg:width="82.18pt" svg:height="106.47pt" svg:x="81.24pt" svg:y="8838.62pt" draw:caption-point-x="-17.29pt" draw:caption-point-y="42.8pt">
              <dc:creator>WV</dc:creator>
              <dc:date>2016-02-26T00:00:00</dc:date>
              <text:p text:style-name="P1"><text:span text:style-name="T1">Ordered logistic regression (ordered logit model, proportional odds model) is used for ordinal dependent variable models.</text:span></text:p>
            </office:annotation>
            <text:p>Ordered Logistic Regression</text:p>
          </table:table-cell>
          <table:table-cell table:number-columns-repeated="37"/>
        </table:table-row>
        <table:table-row table:style-name="ro5">
          <table:table-cell table:style-name="Default" office:value-type="string" calcext:value-type="string">
            <office:annotation draw:style-name="gr14" draw:text-style-name="P2" svg:width="82.18pt" svg:height="84.08pt" svg:x="81.01pt" svg:y="8833.97pt" draw:caption-point-x="-17.06pt" draw:caption-point-y="60.24pt">
              <dc:creator>WV</dc:creator>
              <dc:date>2016-02-26T00:00:00</dc:date>
              <text:p text:style-name="P1"><text:span text:style-name="T1">Orthogonal approximation can be used for point estimates of functions given arbitrarily spaced points</text:span></text:p>
            </office:annotation>
            <text:p>Orthogonal approximation</text:p>
          </table:table-cell>
          <table:table-cell table:number-columns-repeated="37"/>
        </table:table-row>
        <table:table-row table:style-name="ro5">
          <table:table-cell office:value-type="string" calcext:value-type="string">
            <office:annotation draw:style-name="gr285" draw:text-style-name="P2" svg:width="356.63pt" svg:height="81.69pt" svg:x="81.24pt" svg:y="8864.22pt" draw:caption-point-x="-17.29pt" draw:caption-point-y="42.8pt">
              <dc:creator>WV</dc:creator>
              <dc:date>2016-02-26T00:00:00</dc:date>
              <text:p text:style-name="P1"><text:span text:style-name="T1">Orthogonal coefficients are the coefficients of a polynomial that sum to zero. Special cases called orthogonal contrast coefficients are from polynomials that display certain trends that make them useful in ANOVA and regression trend analysis.</text:span></text:p>
              <text:p text:style-name="P1"><text:span text:style-name="T1"/></text:p>
              <text:p text:style-name="P1"><text:span text:style-name="T1">See DANSYS: OneWay, OrthoCoeff</text:span></text:p>
            </office:annotation>
            <text:p>Orthogonal coefficients</text:p>
          </table:table-cell>
          <table:table-cell table:number-columns-repeated="37"/>
        </table:table-row>
        <table:table-row table:style-name="ro5">
          <table:table-cell office:value-type="string" calcext:value-type="string">
            <office:annotation draw:style-name="gr16" draw:text-style-name="P2" svg:width="346.31pt" svg:height="72.88pt" svg:x="81.24pt" svg:y="8877pt" draw:caption-point-x="-17.29pt" draw:caption-point-y="42.8pt">
              <dc:creator>WV</dc:creator>
              <dc:date>2016-02-26T00:00:00</dc:date>
              <text:p text:style-name="P1"><text:span text:style-name="T1">A matrix is orthogonal if it’s transpose is equal to it’s inverse, or equivalently, if it’s product with it’s transpose is an identity matrix. For linear algebra, errors are not magnified when multiplying orthogonal matrices. Orthogonal matrices are used for many transitions such as reflections and rotations. </text:span></text:p>
              <text:p text:style-name="P1"><text:span text:style-name="T1"/></text:p>
              <text:p text:style-name="P1"><text:span text:style-name="T1">See <text:s/>DANSYS: Tridiagonal, IsOrthogonal</text:span></text:p>
            </office:annotation>
            <text:p>Orthogonal matrix</text:p>
          </table:table-cell>
          <table:table-cell table:number-columns-repeated="37"/>
        </table:table-row>
        <table:table-row table:style-name="ro5">
          <table:table-cell office:value-type="string" calcext:value-type="string">
            <office:annotation draw:style-name="gr11" draw:text-style-name="P2" svg:width="335.2pt" svg:height="117.67pt" svg:x="81.24pt" svg:y="8889.82pt" draw:caption-point-x="-17.29pt" draw:caption-point-y="42.8pt">
              <dc:creator>WV</dc:creator>
              <dc:date>2016-02-26T00:00:00</dc:date>
              <text:p text:style-name="P1"><text:span text:style-name="T1">Outliers are values in a data set that are beyond certain range limits. They are exceptionally large or small values. Their distance from the central value of a data set is usually measured in terms of standard deviations or interquartile ranges. Since they may indicate errors in measurement or values from the tails of distributions, they should be considered carefully, because they have a strong influence on traditional statistics. They are usually dealt with by deletion of weighting schemes, or by analyzing the data set with and without the outliers.</text:span></text:p>
              <text:p text:style-name="P1"><text:span text:style-name="T1"/></text:p>
              <text:p text:style-name="P1"><text:span text:style-name="T1">See HighlightOutlier, BoxChartTab</text:span></text:p>
            </office:annotation>
            <text:p>Outliers</text:p>
          </table:table-cell>
          <table:table-cell table:number-columns-repeated="37"/>
        </table:table-row>
        <table:table-row table:style-name="ro5">
          <table:table-cell office:value-type="string" calcext:value-type="string">
            <office:annotation draw:style-name="gr14" draw:text-style-name="P2" svg:width="349.48pt" svg:height="84.08pt" svg:x="81.24pt" svg:y="8902.63pt" draw:caption-point-x="-17.29pt" draw:caption-point-y="42.8pt">
              <dc:creator>WV</dc:creator>
              <dc:date>2016-02-26T00:00:00</dc:date>
              <text:p text:style-name="P1"><text:span text:style-name="T1">Many spreadsheets allow you to create an outline of your data using titles and labels, formulas and references.</text:span></text:p>
              <text:p text:style-name="P1"><text:span text:style-name="T1"/></text:p>
              <text:p text:style-name="P1"><text:span text:style-name="T1">See Calc: Group and Outline, AutoOutine, Pivot Table</text:span></text:p>
            </office:annotation>
            <text:p>Outline</text:p>
          </table:table-cell>
          <table:table-cell table:number-columns-repeated="37"/>
        </table:table-row>
        <table:table-row table:style-name="ro5">
          <table:table-cell table:style-name="Default" office:value-type="string" calcext:value-type="string">
            <office:annotation draw:style-name="gr20" draw:text-style-name="P2" svg:width="82.18pt" svg:height="106.47pt" svg:x="81.24pt" svg:y="8915.41pt" draw:caption-point-x="-17.29pt" draw:caption-point-y="42.8pt">
              <dc:creator>WV</dc:creator>
              <dc:date>2016-02-26T00:00:00</dc:date>
              <text:p text:style-name="P1"><text:span text:style-name="T1">Overals is an algorithm used to partition variables into a specified number of sets and any of a number of measurement levels.</text:span></text:p>
            </office:annotation>
            <text:p>Overals</text:p>
          </table:table-cell>
          <table:table-cell table:number-columns-repeated="37"/>
        </table:table-row>
        <table:table-row table:style-name="ro5">
          <table:table-cell table:style-name="Default" office:value-type="string" calcext:value-type="string">
            <office:annotation draw:style-name="gr14" draw:text-style-name="P2" svg:width="82.18pt" svg:height="84.08pt" svg:x="81.01pt" svg:y="8911.02pt" draw:caption-point-x="-17.06pt" draw:caption-point-y="60.01pt">
              <dc:creator>WV</dc:creator>
              <dc:date>2016-02-26T00:00:00</dc:date>
              <text:p text:style-name="P1"><text:span text:style-name="T1">Overrelaxation with Chebyshev acceleration is useful for solving elliptic partial differential equations</text:span></text:p>
            </office:annotation>
            <text:p>Overrelaxation with Chebyshev acceleration</text:p>
          </table:table-cell>
          <table:table-cell table:number-columns-repeated="37"/>
        </table:table-row>
        <table:table-row table:style-name="ro5">
          <table:table-cell table:style-name="Default" office:value-type="string" calcext:value-type="string">
            <office:annotation draw:style-name="gr181" draw:text-style-name="P2" svg:width="82.18pt" svg:height="129.23pt" svg:x="81.01pt" svg:y="8923.44pt" draw:caption-point-x="-17.06pt" draw:caption-point-y="60.38pt">
              <dc:creator>WV</dc:creator>
              <dc:date>2016-02-26T00:00:00</dc:date>
              <text:p text:style-name="P1"><text:span text:style-name="T1">Pade approximation is a point estimation procedure using approximate truncated series of 8 or 13 terms for function and 1</text:span><text:span text:style-name="T5">st</text:span><text:span text:style-name="T1"> and 2</text:span><text:span text:style-name="T5">nd</text:span><text:span text:style-name="T1"> derivatives.</text:span></text:p>
            </office:annotation>
            <text:p>Pade approximation</text:p>
          </table:table-cell>
          <table:table-cell table:number-columns-repeated="37"/>
        </table:table-row>
        <table:table-row table:style-name="ro5">
          <table:table-cell table:style-name="Default" office:value-type="string" calcext:value-type="string">
            <office:annotation draw:style-name="gr16" draw:text-style-name="P2" svg:width="82.18pt" svg:height="72.88pt" svg:x="81.01pt" svg:y="8936.45pt" draw:caption-point-x="-17.06pt" draw:caption-point-y="60.18pt">
              <dc:creator>WV</dc:creator>
              <dc:date>2016-02-26T00:00:00</dc:date>
              <text:p text:style-name="P1"><text:span text:style-name="T1">Panel data is data collected in some unit (the panel) at 2 or more points in time.</text:span></text:p>
            </office:annotation>
            <text:p>Panel data</text:p>
          </table:table-cell>
          <table:table-cell table:number-columns-repeated="37"/>
        </table:table-row>
        <table:table-row table:style-name="ro5">
          <table:table-cell office:value-type="string" calcext:value-type="string">
            <office:annotation draw:style-name="gr11" draw:text-style-name="P2" svg:width="324.09pt" svg:height="117.67pt" svg:x="81.24pt" svg:y="8966.61pt" draw:caption-point-x="-17.29pt" draw:caption-point-y="42.8pt">
              <dc:creator>WV</dc:creator>
              <dc:date>2016-02-26T00:00:00</dc:date>
              <text:p text:style-name="P1"><text:span text:style-name="T1">The par value of a financial instrument is the nominal value indicated in writing on he document or specified by the charter – the face value.</text:span></text:p>
              <text:p text:style-name="P1"><text:span text:style-name="T1"/></text:p>
              <text:p text:style-name="P1"><text:span text:style-name="T1">See Calc: PRICE, PRICEDISC, PRICEMAT, TBILLEQ, TBILLYIELD, YIELD, YIELDDISC, YIELDMAT,ODDFPRICE, ODDFYIELD, ODDLPRICE, ODDLYIELD, ACCRINT, ACCRINTM, DISC</text:span></text:p>
            </office:annotation>
            <text:p>Par value</text:p>
          </table:table-cell>
          <table:table-cell table:number-columns-repeated="37"/>
        </table:table-row>
        <table:table-row table:style-name="ro5">
          <table:table-cell office:value-type="string" calcext:value-type="string">
            <office:annotation draw:style-name="gr12" draw:text-style-name="P2" svg:width="350.28pt" svg:height="140.06pt" svg:x="81.24pt" svg:y="8979.42pt" draw:caption-point-x="-17.29pt" draw:caption-point-y="42.8pt">
              <dc:creator>WV</dc:creator>
              <dc:date>2016-02-26T00:00:00</dc:date>
              <text:p text:style-name="P1"><text:span text:style-name="T1">A parameter is a measurable factor that figures in defining a system. Most frequency distributions are described by a small number of parameters, for instance, a normal distribution is fully defined by its mean and standard deviation; a Poisson distribution is defined by it’s mean. Function parameters are the input variables, also called arguments. A parametric statistic is dependent on assumptions that link it to specific distributions (usually normal) defined by specific parameters. Nonparametric statistics do not require such assumptions.</text:span></text:p>
            </office:annotation>
            <text:p>Parameter</text:p>
          </table:table-cell>
          <table:table-cell table:number-columns-repeated="37"/>
        </table:table-row>
        <table:table-row table:style-name="ro5">
          <table:table-cell office:value-type="string" calcext:value-type="string">
            <office:annotation draw:style-name="gr16" draw:text-style-name="P2" svg:width="82.18pt" svg:height="72.88pt" svg:x="81.24pt" svg:y="8992.2pt" draw:caption-point-x="-17.29pt" draw:caption-point-y="42.8pt">
              <dc:creator>WV</dc:creator>
              <dc:date>2016-02-26T00:00:00</dc:date>
              <text:p text:style-name="P1"><text:span text:style-name="T1">The input variables of a function are its parameters (also called “arguments”)</text:span></text:p>
            </office:annotation>
            <text:p>Parameter: function</text:p>
          </table:table-cell>
          <table:table-cell table:number-columns-repeated="37"/>
        </table:table-row>
        <table:table-row table:style-name="ro5">
          <table:table-cell office:value-type="string" calcext:value-type="string">
            <office:annotation draw:style-name="gr10" draw:text-style-name="P2" svg:width="309.03pt" svg:height="95.27pt" svg:x="81.24pt" svg:y="9005.02pt" draw:caption-point-x="-17.29pt" draw:caption-point-y="42.8pt">
              <dc:creator>WV</dc:creator>
              <dc:date>2016-02-26T00:00:00</dc:date>
              <text:p text:style-name="P1"><text:span text:style-name="T1">A Pareto chart is a sorted histogram or column chart where the frequencies are usually in descending order from left to right and a line graph is usually included which represents the cumulative frequencies. It is used to highlight most important factors and is often used in quality control systems. It can easily be generated by a sorting utility and Column and Line chart, and maybe a frequency table generator like Calc’s FREQUENCY and DANSYS’ FreqTab.</text:span></text:p>
            </office:annotation>
            <text:p>Pareto chart</text:p>
          </table:table-cell>
          <table:table-cell table:number-columns-repeated="37"/>
        </table:table-row>
        <table:table-row table:style-name="ro5">
          <table:table-cell table:style-name="ce13" office:value-type="string" calcext:value-type="string">
            <office:annotation draw:style-name="gr237" draw:text-style-name="P2" svg:width="366.12pt" svg:height="62.05pt" svg:x="81.24pt" svg:y="9017.83pt" draw:caption-point-x="-17.29pt" draw:caption-point-y="42.8pt">
              <dc:creator>WV</dc:creator>
              <dc:date>2016-02-26T00:00:00</dc:date>
              <text:p text:style-name="P1"><text:span text:style-name="T1">Part correlation (also called “semipartial correlation”) is used to determine how much each variable contributes to the total relationship between a dependent variable and multiple independent variables not counting the effects of the other independent variables. Squared, itt tells how much R</text:span><text:span text:style-name="T5">2</text:span><text:span text:style-name="T1"> will decrease if the particular independent variable is removed from the model.</text:span></text:p>
            </office:annotation>
            <text:p>Part correlation</text:p>
          </table:table-cell>
          <table:table-cell table:number-columns-repeated="37"/>
        </table:table-row>
        <table:table-row table:style-name="ro5">
          <table:table-cell office:value-type="string" calcext:value-type="string">
            <office:annotation draw:style-name="gr286" draw:text-style-name="P2" svg:width="339.17pt" svg:height="79.97pt" svg:x="81.24pt" svg:y="9030.61pt" draw:caption-point-x="-17.29pt" draw:caption-point-y="42.8pt">
              <dc:creator>WV</dc:creator>
              <dc:date>2016-02-26T00:00:00</dc:date>
              <text:p text:style-name="P1"><text:span text:style-name="T1">The partial autocorrelation function gives the partial correlation of a time series with it’s own lagged values controlling for the values of the time series at all shorter lags.</text:span></text:p>
              <text:p text:style-name="P1"><text:span text:style-name="T1"/></text:p>
              <text:p text:style-name="P1"><text:span text:style-name="T1">See DANSYS: ACF</text:span></text:p>
            </office:annotation>
            <text:p>Partial autocorrelation </text:p>
          </table:table-cell>
          <table:table-cell table:number-columns-repeated="37"/>
        </table:table-row>
        <table:table-row table:style-name="ro5">
          <table:table-cell office:value-type="string" calcext:value-type="string">
            <office:annotation draw:style-name="gr287" draw:text-style-name="P2" svg:width="338.37pt" svg:height="72.45pt" svg:x="81.24pt" svg:y="9043.43pt" draw:caption-point-x="-17.29pt" draw:caption-point-y="42.8pt">
              <dc:creator>WV</dc:creator>
              <dc:date>2016-02-26T00:00:00</dc:date>
              <text:p text:style-name="P1"><text:span text:style-name="T1">Partial correlation indicates how much variance of the dependent variable is accounted for by a particular independent variable when all the other independent variables are controlled for.</text:span></text:p>
              <text:p text:style-name="P1"><text:span text:style-name="T1"/></text:p>
              <text:p text:style-name="P1"><text:span text:style-name="T1">See DANSYS: PCorr</text:span></text:p>
            </office:annotation>
            <text:p>Partial correlation</text:p>
          </table:table-cell>
          <table:table-cell table:number-columns-repeated="37"/>
        </table:table-row>
        <table:table-row table:style-name="ro5">
          <table:table-cell office:value-type="string" calcext:value-type="string">
            <office:annotation draw:style-name="gr10" draw:text-style-name="P2" svg:width="335.99pt" svg:height="95.27pt" svg:x="81.24pt" svg:y="9056.21pt" draw:caption-point-x="-17.29pt" draw:caption-point-y="42.8pt">
              <dc:creator>WV</dc:creator>
              <dc:date>2016-02-26T00:00:00</dc:date>
              <text:p text:style-name="P1"><text:span text:style-name="T1">A partial-residual plot displays the relationship between an independent variable and the response variable. The values of the independent variable x is plotted on the horizontal axis and the values of residual+</text:span><text:span text:style-name="T4">βx is plotted on the vertical axis. A cluster of points approximating a straight line indicates a strong relationship.</text:span></text:p>
              <text:p text:style-name="P1"><text:span text:style-name="T4"/></text:p>
              <text:p text:style-name="P1"><text:span text:style-name="T4">Partial-residual plots can easily be constructed with DANSYS’ linear regression functions and Calc’s XY plot.</text:span></text:p>
            </office:annotation>
            <text:p>Partial-residual plot</text:p>
          </table:table-cell>
          <table:table-cell table:number-columns-repeated="37"/>
        </table:table-row>
        <table:table-row table:style-name="ro5">
          <table:table-cell office:value-type="string" calcext:value-type="string">
            <office:annotation draw:style-name="gr20" draw:text-style-name="P2" svg:width="325.67pt" svg:height="106.47pt" svg:x="81.24pt" svg:y="9069.02pt" draw:caption-point-x="-17.29pt" draw:caption-point-y="42.8pt">
              <dc:creator>WV</dc:creator>
              <dc:date>2016-02-26T00:00:00</dc:date>
              <text:p text:style-name="P1"><text:span text:style-name="T1">In clipboard utilities, paste places the clipboard contents at the active insertion cursor.</text:span></text:p>
              <text:p text:style-name="P1"><text:span text:style-name="T1"/></text:p>
              <text:p text:style-name="P1"><text:span text:style-name="T1">See Calc: Pasting Contents in Special Formats, Paste Special, Paste, Inserting Data From Text Documents, Rotating Tables (Transposing), Merging and Splitting Cells, Fill Sheet, Inserting Charts, Record, Move or Copy a Sheet, Copying Formulas, Applying Conditional Formatting, Data Sources, Array Functions</text:span></text:p>
            </office:annotation>
            <text:p>Paste</text:p>
          </table:table-cell>
          <table:table-cell table:number-columns-repeated="37"/>
        </table:table-row>
        <table:table-row table:style-name="ro5">
          <table:table-cell table:style-name="Default" office:value-type="string" calcext:value-type="string">
            <office:annotation draw:style-name="gr288" draw:text-style-name="P2" svg:width="337.58pt" svg:height="53.72pt" svg:x="81.24pt" svg:y="9081.81pt" draw:caption-point-x="-17.29pt" draw:caption-point-y="42.8pt">
              <dc:creator>WV</dc:creator>
              <dc:date>2016-02-26T00:00:00</dc:date>
              <text:p text:style-name="P1"><text:span text:style-name="T1">Path Analysis provides a systematic exploration of the magnitude and significance of possible causal connections between variables.</text:span></text:p>
            </office:annotation>
            <text:p>Path analysis</text:p>
          </table:table-cell>
          <table:table-cell table:number-columns-repeated="37"/>
        </table:table-row>
        <table:table-row table:style-name="ro5">
          <table:table-cell office:value-type="string" calcext:value-type="string">
            <office:annotation draw:style-name="gr11" draw:text-style-name="P2" svg:width="362.95pt" svg:height="117.67pt" svg:x="82.03pt" svg:y="9093.12pt" draw:caption-point-x="-18.09pt" draw:caption-point-y="44.31pt">
              <dc:creator>WV</dc:creator>
              <dc:date>2016-02-27T00:00:00</dc:date>
              <text:p text:style-name="P1"><text:span text:style-name="T1">A payment is a partial or total exchange of money for some product or service.</text:span></text:p>
              <text:p text:style-name="P1"><text:span text:style-name="T1"/></text:p>
              <text:p text:style-name="P1"><text:span text:style-name="T1">See Calc: COUPDAYBS, COUPDAYS, COUPDAYSNC, COUPNCD, COUPNUM, COUPPCD, FV, IPMT, NPER, ODDFPRICE, ODDFYIELD, ODDLPRICE, ODDLYIELD, RATE, XIRR, XNPV, CUMIPMT, CUMIPMT_ADD, CUMPRINC, CUMPRINC_ADD, DURATION, MDURATION, MIRR, NOMINAL, NOMINAL_ADD, NPV, PMT, PPMT, PRICE, YIELD, ACCRINT, ACCRINTM, DURATION_ADD, EFFECTIVE, EFFECT_ADD, IRR, PV</text:span></text:p>
              <text:p text:style-name="P1"><text:span text:style-name="T1"/></text:p>
              <text:p text:style-name="P1"><text:span text:style-name="T1"/></text:p>
            </office:annotation>
            <text:p>Payment</text:p>
          </table:table-cell>
          <table:table-cell table:number-columns-repeated="37"/>
        </table:table-row>
        <table:table-row table:style-name="ro5">
          <table:table-cell office:value-type="string" calcext:value-type="string">
            <office:annotation draw:style-name="gr18" draw:text-style-name="P2" svg:width="340.75pt" svg:height="151.26pt" svg:x="81.24pt" svg:y="9107.4pt" draw:caption-point-x="-17.29pt" draw:caption-point-y="42.8pt">
              <dc:creator>WV</dc:creator>
              <dc:date>2016-02-27T00:00:00</dc:date>
              <text:p text:style-name="P1"><text:span text:style-name="T1">There are two forms of Pearson’s chi square test: a one sample form which compares the distribution of <text:s/>observed data to the distribution of some reference values (also called the chi square goodness of fit test), and the two sample test used to compare two observed distributions or to test association between two nominal variables.</text:span></text:p>
              <text:p text:style-name="P1"><text:span text:style-name="T1"/></text:p>
              <text:p text:style-name="P1"><text:span text:style-name="T1">See Calc: CHIDIST, CHIINV, CHISQ.DIST, CHISQ.DIST.RT, CHISQ.INV, CHISQ.INV.RT, CHISQ.TEST, CHISQDIST, CHISQINV, CHITEST, Data Statistics in Calc</text:span></text:p>
              <text:p text:style-name="P1"><text:span text:style-name="T1"/></text:p>
              <text:p text:style-name="P1"><text:span text:style-name="T1">See DANSYS: CSGOF, ESTDIST, CTAB1, CTAB2</text:span></text:p>
              <text:p text:style-name="P1"><text:span text:style-name="T1"/></text:p>
              <text:p text:style-name="P1"><text:span text:style-name="T1"/></text:p>
            </office:annotation>
            <text:p>Pearson Chi-Square</text:p>
          </table:table-cell>
          <table:table-cell table:number-columns-repeated="37"/>
        </table:table-row>
        <table:table-row table:style-name="ro5">
          <table:table-cell office:value-type="string" calcext:value-type="string">
            <office:annotation draw:style-name="gr12" draw:text-style-name="P2" svg:width="349.48pt" svg:height="140.06pt" svg:x="81.24pt" svg:y="9120.22pt" draw:caption-point-x="-17.29pt" draw:caption-point-y="42.8pt">
              <dc:creator>WV</dc:creator>
              <dc:date>2016-02-27T00:00:00</dc:date>
              <text:p text:style-name="P1"><text:span text:style-name="T1">Pearson’s product-moment correlation coefficient indicates the strength and direction of the linear relationship between two continuous variables. There are variations that can be used with nominal, ordinal and mixed variables (phi, point biserial, biserial, tetrachoric, etc.). The values run from -1 (perfect negative relationship) through 0 (no relationship) to 1 (perfect positive relationship).</text:span></text:p>
              <text:p text:style-name="P1"><text:span text:style-name="T1"/></text:p>
              <text:p text:style-name="P1"><text:span text:style-name="T1">See Calc: Data Statistics in Calc, CORREL, PEARSON, RSQ</text:span></text:p>
              <text:p text:style-name="P1"><text:span text:style-name="T1"/></text:p>
              <text:p text:style-name="P1"><text:span text:style-name="T1">See DANSYS: CorrMat, CorrSig, CorrDiff1, CorrDiff2</text:span></text:p>
              <text:p text:style-name="P1"><text:span text:style-name="T1"/></text:p>
              <text:p text:style-name="P1"><text:span text:style-name="T1"/></text:p>
            </office:annotation>
            <text:p>Pearson's product moment correlation coefficient</text:p>
          </table:table-cell>
          <table:table-cell table:number-columns-repeated="37"/>
        </table:table-row>
        <table:table-row table:style-name="ro5">
          <table:table-cell table:style-name="ce13" office:value-type="string" calcext:value-type="string">
            <office:annotation draw:style-name="gr17" draw:text-style-name="P2" svg:width="337.8pt" svg:height="50.49pt" svg:x="81.01pt" svg:y="9114.77pt" draw:caption-point-x="-17.06pt" draw:caption-point-y="61.06pt">
              <dc:creator>WV</dc:creator>
              <dc:date>2016-02-27T00:00:00</dc:date>
              <text:p text:style-name="P1"><text:span text:style-name="T1">A pentadiagonal matrix has nonzero values on the main diagonal and on two diagonals to either side. It can be used to solve a system of linear equations</text:span></text:p>
            </office:annotation>
            <text:p>Pentadiagonal matrix</text:p>
          </table:table-cell>
          <table:table-cell table:number-columns-repeated="37"/>
        </table:table-row>
        <table:table-row table:style-name="ro5">
          <table:table-cell office:value-type="string" calcext:value-type="string">
            <office:annotation draw:style-name="gr20" draw:text-style-name="P2" svg:width="332.82pt" svg:height="106.47pt" svg:x="81.24pt" svg:y="9145.81pt" draw:caption-point-x="-17.29pt" draw:caption-point-y="42.8pt">
              <dc:creator>WV</dc:creator>
              <dc:date>2016-02-27T00:00:00</dc:date>
              <text:p text:style-name="P1"><text:span text:style-name="T1">Fractions can be expressed as percents. A percent is the number of hundredths of a whole.</text:span></text:p>
              <text:p text:style-name="P1"><text:span text:style-name="T1"/></text:p>
              <text:p text:style-name="P1"><text:span text:style-name="T1">See Calc: Number Format: Percent, Conditional Formatting, X/Y Error Bars, Chart Type Column and Bar, Chart Type Line, Number Format Codes, Formatting Spreadsheets, Data Labels, Operators in LibreOffice Calc</text:span></text:p>
              <text:p text:style-name="P1"><text:span text:style-name="T1"/></text:p>
              <text:p text:style-name="P1"><text:span text:style-name="T1">See DANSYS: CTAB1, CTAB2, PerInc</text:span></text:p>
            </office:annotation>
            <text:p>Percent</text:p>
          </table:table-cell>
          <table:table-cell table:number-columns-repeated="37"/>
        </table:table-row>
        <table:table-row table:style-name="ro5">
          <table:table-cell office:value-type="string" calcext:value-type="string">
            <office:annotation draw:style-name="gr14" draw:text-style-name="P2" svg:width="331.23pt" svg:height="84.08pt" svg:x="81.24pt" svg:y="9158.63pt" draw:caption-point-x="-17.29pt" draw:caption-point-y="42.8pt">
              <dc:creator>WV</dc:creator>
              <dc:date>2016-02-27T00:00:00</dc:date>
              <text:p text:style-name="P1"><text:span text:style-name="T1">Percent increase is the amount of increase expressed as the percent of the whole before the increase.</text:span></text:p>
              <text:p text:style-name="P1"><text:span text:style-name="T1"/></text:p>
              <text:p text:style-name="P1"><text:span text:style-name="T1">See DANSYS: PerInc</text:span></text:p>
            </office:annotation>
            <text:p>Percent increase</text:p>
          </table:table-cell>
          <table:table-cell table:number-columns-repeated="37"/>
        </table:table-row>
        <table:table-row table:style-name="ro5">
          <table:table-cell office:value-type="string" calcext:value-type="string">
            <office:annotation draw:style-name="gr14" draw:text-style-name="P2" svg:width="348.69pt" svg:height="84.08pt" svg:x="81.24pt" svg:y="9171.41pt" draw:caption-point-x="-17.29pt" draw:caption-point-y="42.8pt">
              <dc:creator>WV</dc:creator>
              <dc:date>2016-02-27T00:00:00</dc:date>
              <text:p text:style-name="P1"><text:span text:style-name="T1">Cell percents of rows and columns or of the grand total are often used in the analysis of contingency tables and frequency tables (in the later, they are usually called relative frequencies.) They represent the proportion of each level that comprises the whole of one of the two variables (the row or column variable, or the total observed cases).</text:span></text:p>
              <text:p text:style-name="P1"><text:span text:style-name="T1"/></text:p>
              <text:p text:style-name="P1"><text:span text:style-name="T1">See DANSYS: CTAB1, CTAB2</text:span></text:p>
            </office:annotation>
            <text:p>Percent: row and column</text:p>
          </table:table-cell>
          <table:table-cell table:number-columns-repeated="37"/>
        </table:table-row>
        <table:table-row table:style-name="ro5">
          <table:table-cell office:value-type="string" calcext:value-type="string">
            <office:annotation draw:style-name="gr20" draw:text-style-name="P2" svg:width="332.82pt" svg:height="106.47pt" svg:x="81.24pt" svg:y="9184.22pt" draw:caption-point-x="-17.29pt" draw:caption-point-y="42.8pt">
              <dc:creator>WV</dc:creator>
              <dc:date>2016-02-27T00:00:00</dc:date>
              <text:p text:style-name="P1"><text:span text:style-name="T1">If a set of data is sorted in ascending order, the nth percentile is the value for which n percent of the data values are smaller. Percentiles are commonly used as scores in educational and psychological tests.</text:span></text:p>
              <text:p text:style-name="P1"><text:span text:style-name="T1"/></text:p>
              <text:p text:style-name="P1"><text:span text:style-name="T1">See Calc: PERCENTILE, PERCENTILE.EXC, PERCENTILE.INC</text:span></text:p>
              <text:p text:style-name="P1"><text:span text:style-name="T1"/></text:p>
              <text:p text:style-name="P1"><text:span text:style-name="T1">See DANSYS: GPERCENTILE</text:span></text:p>
            </office:annotation>
            <text:p>Percentiles</text:p>
          </table:table-cell>
          <table:table-cell table:number-columns-repeated="37"/>
        </table:table-row>
        <table:table-row table:style-name="ro5">
          <table:table-cell office:value-type="string" calcext:value-type="string">
            <office:annotation draw:style-name="gr20" draw:text-style-name="P2" svg:width="355.83pt" svg:height="106.47pt" svg:x="81.24pt" svg:y="9197.01pt" draw:caption-point-x="-17.29pt" draw:caption-point-y="42.8pt">
              <dc:creator>WV</dc:creator>
              <dc:date>2016-02-27T00:00:00</dc:date>
              <text:p text:style-name="P1"><text:span text:style-name="T1">The percentile range is the difference (and thus the distance) between two specific percentiles in a data set, usually between the 10</text:span><text:span text:style-name="T5">th</text:span><text:span text:style-name="T1"> and 90</text:span><text:span text:style-name="T5">th</text:span><text:span text:style-name="T1"> percentiles. Since it cuts off outliers, it is a robust measure of spread.</text:span></text:p>
              <text:p text:style-name="P1"><text:span text:style-name="T1"/></text:p>
              <text:p text:style-name="P1"><text:span text:style-name="T1">See DANSYS: PercRange</text:span></text:p>
            </office:annotation>
            <text:p>Percentile range</text:p>
          </table:table-cell>
          <table:table-cell table:number-columns-repeated="37"/>
        </table:table-row>
        <table:table-row table:style-name="ro5">
          <table:table-cell office:value-type="string" calcext:value-type="string">
            <office:annotation draw:style-name="gr16" draw:text-style-name="P2" svg:width="309.83pt" svg:height="72.88pt" svg:x="81.24pt" svg:y="9209.82pt" draw:caption-point-x="-17.29pt" draw:caption-point-y="42.8pt">
              <dc:creator>WV</dc:creator>
              <dc:date>2016-02-27T00:00:00</dc:date>
              <text:p text:style-name="P1"><text:span text:style-name="T1">Percentile rank is the inverse of a percentile. Given a particular value, the percentile rank is the relative position, between 0 and 1, it would occupy in a given set of data.</text:span></text:p>
              <text:p text:style-name="P1"><text:span text:style-name="T1"/></text:p>
              <text:p text:style-name="P1"><text:span text:style-name="T1">See Calc: PERCENTRANK, PERCENTRANK.EXC, PERCENTRANK.INC</text:span></text:p>
            </office:annotation>
            <text:p>Percentile rank</text:p>
          </table:table-cell>
          <table:table-cell table:number-columns-repeated="37"/>
        </table:table-row>
        <table:table-row table:style-name="ro5">
          <table:table-cell table:style-name="Default" office:value-type="string" calcext:value-type="string">
            <office:annotation draw:style-name="gr25" draw:text-style-name="P2" svg:width="345.51pt" svg:height="28.09pt" svg:x="81.24pt" svg:y="9222.6pt" draw:caption-point-x="-17.29pt" draw:caption-point-y="42.8pt">
              <dc:creator>WV</dc:creator>
              <dc:date>2016-02-27T00:00:00</dc:date>
              <text:p text:style-name="P1"><text:span text:style-name="T1">Performance studies evaluate quality and character of performance in any area – aesthetic, competitive, linguistic, legal, etc.</text:span></text:p>
            </office:annotation>
            <text:p>Performance studies</text:p>
          </table:table-cell>
          <table:table-cell table:number-columns-repeated="37"/>
        </table:table-row>
        <table:table-row table:style-name="ro5">
          <table:table-cell office:value-type="string" calcext:value-type="string">
            <office:annotation draw:style-name="gr13" draw:text-style-name="P2" svg:width="345.51pt" svg:height="128.86pt" svg:x="81.24pt" svg:y="9235.42pt" draw:caption-point-x="-17.29pt" draw:caption-point-y="42.8pt">
              <dc:creator>WV</dc:creator>
              <dc:date>2016-02-27T00:00:00</dc:date>
              <text:p text:style-name="P1"><text:span text:style-name="T1">In a cyclic function, the period is the length of the interval in which the function progresses until it returns to the starting value. In other functions (such as financial processes), it is just an established length of time.</text:span></text:p>
              <text:p text:style-name="P1"><text:span text:style-name="T1"/></text:p>
              <text:p text:style-name="P1"><text:span text:style-name="T1">See Calc: COUPDAYS, FV, FVSCHEDULE, IPMT, NPER, ODDFYIELD, RATE, RRI, VDB, CUMIPMT, CUMIPMT_ADD, CUMPRINC, CUMPRINC_ADD, DURATION, NOMINAL, NPV, PMT, PPMT, SLN, ACCRINT, AMORDEGRC, AMORLINC, DB, DDB, EFFECTIVE, ISPMT, PV, SYD, Date &amp; Time Functions</text:span></text:p>
              <text:p text:style-name="P1"><text:span text:style-name="T1"/></text:p>
              <text:p text:style-name="P1"><text:span text:style-name="T1">See DANSYS: CONVEXITY, ApEnt</text:span></text:p>
            </office:annotation>
            <text:p>Period</text:p>
          </table:table-cell>
          <table:table-cell table:number-columns-repeated="37"/>
        </table:table-row>
        <table:table-row table:style-name="ro5">
          <table:table-cell office:value-type="string" calcext:value-type="string">
            <office:annotation draw:style-name="gr9" draw:text-style-name="P2" svg:width="330.43pt" svg:height="61.68pt" svg:x="81.24pt" svg:y="9248.23pt" draw:caption-point-x="-17.29pt" draw:caption-point-y="42.8pt">
              <dc:creator>WV</dc:creator>
              <dc:date>2016-02-27T00:00:00</dc:date>
              <text:p text:style-name="P1"><text:span text:style-name="T1">Periodic payments are a series of payments from an annuity.</text:span></text:p>
              <text:p text:style-name="P1"><text:span text:style-name="T1"/></text:p>
              <text:p text:style-name="P1"><text:span text:style-name="T1">See Calc: FV, IPMT, NPER, RATE, DURATION, NOMINAL, NPV, PMT, PPMT, ACCRINT</text:span></text:p>
            </office:annotation>
            <text:p>Periodic payment</text:p>
          </table:table-cell>
          <table:table-cell table:number-columns-repeated="37"/>
        </table:table-row>
        <table:table-row table:style-name="ro5">
          <table:table-cell office:value-type="string" calcext:value-type="string">
            <office:annotation draw:style-name="gr13" draw:text-style-name="P2" svg:width="338.37pt" svg:height="128.86pt" svg:x="81.24pt" svg:y="9261.01pt" draw:caption-point-x="-17.29pt" draw:caption-point-y="42.8pt">
              <dc:creator>WV</dc:creator>
              <dc:date>2016-02-27T00:00:00</dc:date>
              <text:p text:style-name="P1"><text:span text:style-name="T1">A permutation is an arrangement of objects in specific order. Part of combinatorics is finding ways to count how many permutations there are of a set of objects.</text:span></text:p>
              <text:p text:style-name="P1"><text:span text:style-name="T1"/></text:p>
              <text:p text:style-name="P1"><text:span text:style-name="T1">See Calc: PERMUT, PERMUTATIONA</text:span></text:p>
              <text:p text:style-name="P1"><text:span text:style-name="T1"/></text:p>
              <text:p text:style-name="P1"><text:span text:style-name="T1">See DANSYS: Perm1, Perm2, Perm3, Perm4, RandPerm</text:span></text:p>
            </office:annotation>
            <text:p>Permutation</text:p>
          </table:table-cell>
          <table:table-cell table:number-columns-repeated="37"/>
        </table:table-row>
        <table:table-row table:style-name="ro5">
          <table:table-cell table:style-name="Default" office:value-type="string" calcext:value-type="string">
            <office:annotation draw:style-name="gr26" draw:text-style-name="P2" svg:width="359.21pt" svg:height="39.29pt" svg:x="81.01pt" svg:y="9255.4pt" draw:caption-point-x="-17.06pt" draw:caption-point-y="61.23pt">
              <dc:creator>WV</dc:creator>
              <dc:date>2016-02-27T00:00:00</dc:date>
              <text:p text:style-name="P1"><text:span text:style-name="T1">Permutation methods are nonparametric inferential statistics, performed by recalculating a statistic for many different permutations of data in a set.</text:span></text:p>
            </office:annotation>
            <text:p>Permutation methods</text:p>
          </table:table-cell>
          <table:table-cell table:number-columns-repeated="37"/>
        </table:table-row>
        <table:table-row table:style-name="ro5">
          <table:table-cell table:style-name="Default" office:value-type="string" calcext:value-type="string">
            <office:annotation draw:style-name="gr289" draw:text-style-name="P2" svg:width="269.35pt" svg:height="65.68pt" svg:x="81.24pt" svg:y="9286.61pt" draw:caption-point-x="-17.29pt" draw:caption-point-y="42.8pt">
              <dc:creator>WV</dc:creator>
              <dc:date>2016-02-27T00:00:00</dc:date>
              <text:p text:style-name="P1"><text:span text:style-name="T1">Phase synchronization occurs when two or more cyclic signals or time series tend to oscillate with a repeating sequence of relative phase angles.</text:span></text:p>
            </office:annotation>
            <text:p>Phase synchronization</text:p>
          </table:table-cell>
          <table:table-cell table:number-columns-repeated="37"/>
        </table:table-row>
        <table:table-row table:style-name="ro5">
          <table:table-cell office:value-type="string" calcext:value-type="string">
            <office:annotation draw:style-name="gr18" draw:text-style-name="P2" svg:width="351.86pt" svg:height="151.26pt" svg:x="81.24pt" svg:y="9299.42pt" draw:caption-point-x="-17.29pt" draw:caption-point-y="42.8pt">
              <dc:creator>WV</dc:creator>
              <dc:date>2016-02-27T00:00:00</dc:date>
              <text:p text:style-name="P1"><text:span text:style-name="T1">In statistics, phi can be several things. It is often used to symbolize an angle, and especially a phase angle. It is also the symbol for the golden ration. The probability density function of the normal distribution is sometimes called the phi function and phi is the characteristic function of a random variable.</text:span></text:p>
              <text:p text:style-name="P1"><text:span text:style-name="T1"/></text:p>
              <text:p text:style-name="P1"><text:span text:style-name="T1">The phi coefficient is a measure of association for two binary variables (as in a 2x2 contingency table). It is interpreted much as the product-moment correlation coefficient with -1 indicating perfect negative association, 0 no association, and 1 indicating perfect positive association.</text:span></text:p>
              <text:p text:style-name="P1"><text:span text:style-name="T1"/></text:p>
              <text:p text:style-name="P1"><text:span text:style-name="T1">See Calc: PHI, IMARGUMENT</text:span></text:p>
              <text:p text:style-name="P1"><text:span text:style-name="T1"/></text:p>
              <text:p text:style-name="P1"><text:span text:style-name="T1">See DANSYS: ellf, elle, ellpi, CTAB1</text:span></text:p>
            </office:annotation>
            <text:p>Phi</text:p>
          </table:table-cell>
          <table:table-cell table:number-columns-repeated="37"/>
        </table:table-row>
        <table:table-row table:style-name="ro5">
          <table:table-cell office:value-type="string" calcext:value-type="string">
            <office:annotation draw:style-name="gr10" draw:text-style-name="P2" svg:width="324.88pt" svg:height="95.27pt" svg:x="81.24pt" svg:y="9312.21pt" draw:caption-point-x="-17.29pt" draw:caption-point-y="42.8pt">
              <dc:creator>WV</dc:creator>
              <dc:date>2016-02-27T00:00:00</dc:date>
              <text:p text:style-name="P1"><text:span text:style-name="T1">A physical constant is a value that arises in physical processes that is believed to be universal and unvarying.</text:span></text:p>
              <text:p text:style-name="P1"><text:span text:style-name="T1"/></text:p>
              <text:p text:style-name="P1"><text:span text:style-name="T1">See DANSYS: PhysicalConst, Physical Constants sheet</text:span></text:p>
            </office:annotation>
            <text:p>Physical constant</text:p>
          </table:table-cell>
          <table:table-cell table:number-columns-repeated="37"/>
        </table:table-row>
        <table:table-row table:style-name="ro5">
          <table:table-cell office:value-type="string" calcext:value-type="string">
            <office:annotation draw:style-name="gr13" draw:text-style-name="P2" svg:width="335.99pt" svg:height="128.86pt" svg:x="81.24pt" svg:y="9325.02pt" draw:caption-point-x="-17.29pt" draw:caption-point-y="42.8pt">
              <dc:creator>WV</dc:creator>
              <dc:date>2016-02-27T00:00:00</dc:date>
              <text:p text:style-name="P1"><text:span text:style-name="T1">Pi is the ratio of the diameter of any circle to it’s radius and is an irrational constant, but it arises in many situations such as trigonometry, geometry, and calculus.</text:span></text:p>
              <text:p text:style-name="P1"><text:span text:style-name="T1"/></text:p>
              <text:p text:style-name="P1"><text:span text:style-name="T1">See Calc: PI, RADIANS, SQRTPI</text:span></text:p>
              <text:p text:style-name="P1"><text:span text:style-name="T1"/></text:p>
              <text:p text:style-name="P1"><text:span text:style-name="T1">See DANSYS: PI</text:span></text:p>
            </office:annotation>
            <text:p>Pi</text:p>
          </table:table-cell>
          <table:table-cell table:number-columns-repeated="37"/>
        </table:table-row>
        <table:table-row table:style-name="ro5">
          <table:table-cell table:style-name="Default" office:value-type="string" calcext:value-type="string">
            <office:annotation draw:style-name="gr14" draw:text-style-name="P2" svg:width="82.18pt" svg:height="84.08pt" svg:x="81.24pt" svg:y="9337.8pt" draw:caption-point-x="-17.29pt" draw:caption-point-y="42.8pt">
              <dc:creator>WV</dc:creator>
              <dc:date>2016-02-27T00:00:00</dc:date>
              <text:p text:style-name="P1"><text:span text:style-name="T1">Pictorial analysis is content analysis applied to still visual media such as paintings and photographs.</text:span></text:p>
            </office:annotation>
            <text:p>Pictorial analysis</text:p>
          </table:table-cell>
          <table:table-cell table:number-columns-repeated="37"/>
        </table:table-row>
        <table:table-row table:style-name="ro5">
          <table:table-cell table:style-name="Default" office:value-type="string" calcext:value-type="string">
            <office:annotation draw:style-name="gr10" draw:text-style-name="P2" svg:width="82.18pt" svg:height="95.27pt" svg:x="81.24pt" svg:y="9350.62pt" draw:caption-point-x="-17.29pt" draw:caption-point-y="42.8pt">
              <dc:creator>WV</dc:creator>
              <dc:date>2016-02-27T00:00:00</dc:date>
              <text:p text:style-name="P1"><text:span text:style-name="T1">Pictorial dynamics analysis evaluates the way in which motion is depicted in still visual media.</text:span></text:p>
            </office:annotation>
            <text:p>Pictorial dynamics analysis</text:p>
          </table:table-cell>
          <table:table-cell table:number-columns-repeated="37"/>
        </table:table-row>
        <table:table-row table:style-name="ro5">
          <table:table-cell office:value-type="string" calcext:value-type="string">
            <office:annotation draw:style-name="gr290" draw:text-style-name="P2" svg:width="317.74pt" svg:height="126.37pt" svg:x="81.24pt" svg:y="9363.43pt" draw:caption-point-x="-17.29pt" draw:caption-point-y="42.8pt">
              <dc:creator>WV</dc:creator>
              <dc:date>2016-02-27T00:00:00</dc:date>
              <text:p text:style-name="P1"><text:span text:style-name="T1">Pierce’s arrow is another name for the logical NOR function. <text:s/>Charles Sanders Pierce designated it with a downward arrow and showed that a complete logical system can be constructed from the values True and False (or 1 and 0), and the NOR function. In other words, it is possible to express any logical operation on two logical variables using only the NOR function. That makes electronic logic circuits constructed entirely of NOR gates possible.</text:span></text:p>
              <text:p text:style-name="P1"><text:span text:style-name="T1"/></text:p>
              <text:p text:style-name="P1"><text:span text:style-name="T1">See DANSYS: <text:s/>NOR, PIERCE, BNOR, BPIERCE, PierceT</text:span></text:p>
            </office:annotation>
            <text:p>Pierce arrow</text:p>
          </table:table-cell>
          <table:table-cell table:number-columns-repeated="37"/>
        </table:table-row>
        <table:table-row table:style-name="ro5">
          <table:table-cell office:value-type="string" calcext:value-type="string">
            <office:annotation draw:style-name="gr11" draw:text-style-name="P2" svg:width="328.85pt" svg:height="117.67pt" svg:x="81.24pt" svg:y="9376.21pt" draw:caption-point-x="-17.29pt" draw:caption-point-y="42.8pt">
              <dc:creator>WV</dc:creator>
              <dc:date>2016-02-28T00:00:00</dc:date>
              <text:p text:style-name="P1"><text:span text:style-name="T1">A pivot table is an interactive table that can be used to organize and summarize data from regular spreadsheet ranges. It is constructed by dragging and dropping columns, rows, and ranges of cells onto a template. It is easy to construct two dimensional contingency tables and multivariate stub and banner tables.</text:span></text:p>
              <text:p text:style-name="P1"><text:span text:style-name="T1"/></text:p>
              <text:p text:style-name="P1"><text:span text:style-name="T1">See Calc: Pivot Table, Updating Pivot Tables, Deleting Pivot Tables, Grouping Pivot Tables. Selecting Pivot Table Output Ranges, Editing Pivot Tables, Filtering Pivot Tables, Creating Pivot Tables, Data Field Options, Grouping, Select Data Source, GETPIVOTDATA</text:span></text:p>
            </office:annotation>
            <text:p>Pivot table</text:p>
          </table:table-cell>
          <table:table-cell table:number-columns-repeated="37"/>
        </table:table-row>
        <table:table-row table:style-name="ro5">
          <table:table-cell office:value-type="string" calcext:value-type="string">
            <office:annotation draw:style-name="gr11" draw:text-style-name="P2" svg:width="301.89pt" svg:height="117.67pt" svg:x="81.24pt" svg:y="9389.03pt" draw:caption-point-x="-17.29pt" draw:caption-point-y="42.8pt">
              <dc:creator>WV</dc:creator>
              <dc:date>2016-02-28T00:00:00</dc:date>
              <text:p text:style-name="P1"><text:span text:style-name="T1">Point-biserial correlation indicates the strength and direction of two variables when one is dichotomous and the other is continuous. Like other correlation coefficients, the point-biserial coefficient ranges from -1 (perfect negative relationship) to 1 (perfect positive relationship).</text:span></text:p>
              <text:p text:style-name="P1"><text:span text:style-name="T1"/></text:p>
              <text:p text:style-name="P1"><text:span text:style-name="T1">See DANSYS: RhoSig, CorrPB</text:span></text:p>
            </office:annotation>
            <text:p>Point-biserial correlation</text:p>
          </table:table-cell>
          <table:table-cell table:number-columns-repeated="37"/>
        </table:table-row>
        <table:table-row table:style-name="ro5">
          <table:table-cell office:value-type="string" calcext:value-type="string">
            <office:annotation draw:style-name="gr15" draw:text-style-name="P2" svg:width="324.31pt" svg:height="162.45pt" svg:x="81.01pt" svg:y="9383.13pt" draw:caption-point-x="-17.06pt" draw:caption-point-y="61.48pt">
              <dc:creator>WV</dc:creator>
              <dc:date>2016-02-28T00:00:00</dc:date>
              <text:p text:style-name="P1"><text:span text:style-name="T1">Counts the occurrence of events in fixed time or space intervals – lightening in an interval or plants in a fixed space.</text:span></text:p>
              <text:p text:style-name="P1"><text:span text:style-name="T1"/></text:p>
              <text:p text:style-name="P1"><text:span text:style-name="T1">See Calc: POISSON, POISSON.DIST</text:span></text:p>
              <text:p text:style-name="P1"><text:span text:style-name="T1"/></text:p>
              <text:p text:style-name="P1"><text:span text:style-name="T1">See DANSYS: GammaDev, PoisDev, PoisCV, PoisMD, PoisMode, PoisMed, PoisSkew, PoisKurt, PoisConf, ESTDIST, Rankits, POISMEANCONF</text:span></text:p>
            </office:annotation>
            <text:p>Poisson</text:p>
          </table:table-cell>
          <table:table-cell table:number-columns-repeated="37"/>
        </table:table-row>
        <table:table-row table:style-name="ro5">
          <table:table-cell table:style-name="Default" office:value-type="string" calcext:value-type="string">
            <office:annotation draw:style-name="gr11" draw:text-style-name="P2" svg:width="82.18pt" svg:height="117.67pt" svg:x="81.24pt" svg:y="9414.62pt" draw:caption-point-x="-17.29pt" draw:caption-point-y="42.8pt">
              <dc:creator>WV</dc:creator>
              <dc:date>2016-02-28T00:00:00</dc:date>
              <text:p text:style-name="P1"><text:span text:style-name="T1">Poisson regression is used to model Poisson loglinear models and can be used to model count data and contingency tables.</text:span></text:p>
            </office:annotation>
            <text:p>Poisson loglinear model </text:p>
          </table:table-cell>
          <table:table-cell table:number-columns-repeated="37"/>
        </table:table-row>
        <table:table-row table:style-name="ro5">
          <table:table-cell office:value-type="string" calcext:value-type="string">
            <office:annotation draw:style-name="gr10" draw:text-style-name="P2" svg:width="338.37pt" svg:height="95.27pt" svg:x="81.24pt" svg:y="9427.41pt" draw:caption-point-x="-17.29pt" draw:caption-point-y="42.8pt">
              <dc:creator>WV</dc:creator>
              <dc:date>2016-02-28T00:00:00</dc:date>
              <text:p text:style-name="P1"><text:span text:style-name="T1">A Poissonness plot charts the value of log(k!f</text:span><text:span text:style-name="T9">k</text:span><text:span text:style-name="T1">/F) against the category k; where f</text:span><text:span text:style-name="T9">k</text:span><text:span text:style-name="T1"> is the observed frequency for k, and F is the total number of observations. If the resulting plot approximates a straight line, it is a good indication that the observations are from a Poisson distribution. Poisson rankits can also be used to produce a probability chart.</text:span></text:p>
              <text:p text:style-name="P1"><text:span text:style-name="T1"/></text:p>
              <text:p text:style-name="P1"><text:span text:style-name="T1">See DANSYS: ESTDIST, Rankits</text:span></text:p>
            </office:annotation>
            <text:p>Poissonness plot</text:p>
          </table:table-cell>
          <table:table-cell table:number-columns-repeated="37"/>
        </table:table-row>
        <table:table-row table:style-name="ro5">
          <table:table-cell office:value-type="string" calcext:value-type="string">
            <office:annotation draw:style-name="gr4" draw:text-style-name="P2" svg:width="342.34pt" svg:height="196.04pt" svg:x="81.24pt" svg:y="9440.22pt" draw:caption-point-x="-17.29pt" draw:caption-point-y="42.8pt">
              <dc:creator>WV</dc:creator>
              <dc:date>2016-02-28T00:00:00</dc:date>
              <text:p text:style-name="P1"><text:span text:style-name="T1">Polar coordinates locate a point in two dimensions by referencing the distance from the origin and the angle of direction from the origin taken from the positive horizontal axis. Polar coordinates are convenient for working with complex numbers, vector quantities, and oscillatory processes such as alternating currents, signals, and physical oscillations.</text:span></text:p>
              <text:p text:style-name="P1"><text:span text:style-name="T1"/></text:p>
              <text:p text:style-name="P1"><text:span text:style-name="T1">Polar graphs are circular with concentric circles around the origin representing distance from the origin and radiating lines representing angles from the reference axis. The Net Chart in Calc can, with a little difficulty, be used for polar graphs but it is much easier to use GraphCalc for that purpose. For polar charts, the Calc Net chart must be scaled so that the right horizontal axis represents both 0 and 360 (or 2</text:span><text:span text:style-name="T4">π).</text:span></text:p>
              <text:p text:style-name="P1"><text:span text:style-name="T1"/></text:p>
              <text:p text:style-name="P1"><text:span text:style-name="T1">See Calc: Chart Type Net</text:span></text:p>
              <text:p text:style-name="P1"><text:span text:style-name="T1">See DANSYS: P2R, R2P, QPOLAR</text:span></text:p>
              <text:p text:style-name="P1"><text:span text:style-name="T1"/></text:p>
              <text:p text:style-name="P1"><text:span text:style-name="T1"/></text:p>
            </office:annotation>
            <text:p>Polar coordinate</text:p>
          </table:table-cell>
          <table:table-cell table:number-columns-repeated="37"/>
        </table:table-row>
        <table:table-row table:style-name="ro5">
          <table:table-cell office:value-type="string" calcext:value-type="string">
            <office:annotation draw:style-name="gr16" draw:text-style-name="P2" svg:width="348.69pt" svg:height="72.88pt" svg:x="81.24pt" svg:y="9453pt" draw:caption-point-x="-17.29pt" draw:caption-point-y="42.8pt">
              <dc:creator>WV</dc:creator>
              <dc:date>2016-02-28T00:00:00</dc:date>
              <text:p text:style-name="P1"><text:span text:style-name="T1">Polynomials, like various numbers, can be divided to determine factors. </text:span></text:p>
              <text:p text:style-name="P1"><text:span text:style-name="T1"/></text:p>
              <text:p text:style-name="P1"><text:span text:style-name="T1">See Calc: PolyDiv</text:span></text:p>
            </office:annotation>
            <text:p>Polynomial division</text:p>
          </table:table-cell>
          <table:table-cell table:number-columns-repeated="37"/>
        </table:table-row>
        <table:table-row table:style-name="ro5">
          <table:table-cell office:value-type="string" calcext:value-type="string">
            <office:annotation draw:style-name="gr291" draw:text-style-name="P2" svg:width="346.31pt" svg:height="83.65pt" svg:x="81.24pt" svg:y="9465.82pt" draw:caption-point-x="-17.29pt" draw:caption-point-y="42.8pt">
              <dc:creator>WV</dc:creator>
              <dc:date>2016-02-28T00:00:00</dc:date>
              <text:p text:style-name="P1"><text:span text:style-name="T1">A polynomial is evaluated at a specific value of the variables. In other words, the value of a polynomial is determined by “plugging a value” into each variable and performing the specified calculations.</text:span></text:p>
              <text:p text:style-name="P1"><text:span text:style-name="T1"/></text:p>
              <text:p text:style-name="P1"><text:span text:style-name="T1">See Calc: Goal Seek, Solver</text:span></text:p>
              <text:p text:style-name="P1"><text:span text:style-name="T1">See DANSYS: POLY</text:span></text:p>
            </office:annotation>
            <text:p>Polynomial evaluation</text:p>
          </table:table-cell>
          <table:table-cell table:number-columns-repeated="37"/>
        </table:table-row>
        <table:table-row table:style-name="ro5">
          <table:table-cell office:value-type="string" calcext:value-type="string">
            <office:annotation draw:style-name="gr292" draw:text-style-name="P2" svg:width="331.23pt" svg:height="65.57pt" svg:x="81.24pt" svg:y="9478.63pt" draw:caption-point-x="-17.29pt" draw:caption-point-y="42.8pt">
              <dc:creator>WV</dc:creator>
              <dc:date>2016-02-28T00:00:00</dc:date>
              <text:p text:style-name="P1"><text:span text:style-name="T1">Polynomial interpolation is an improved extension to linear interpolation that increases accuracy by including terms of higher order.</text:span></text:p>
              <text:p text:style-name="P1"><text:span text:style-name="T1"/></text:p>
              <text:p text:style-name="P1"><text:span text:style-name="T1">See DANSYS: PolInt</text:span></text:p>
            </office:annotation>
            <text:p>Polynomial interpolation</text:p>
          </table:table-cell>
          <table:table-cell table:number-columns-repeated="37"/>
        </table:table-row>
        <table:table-row table:style-name="ro5">
          <table:table-cell office:value-type="string" calcext:value-type="string">
            <office:annotation draw:style-name="gr20" draw:text-style-name="P2" svg:width="342.34pt" svg:height="106.47pt" svg:x="81.24pt" svg:y="9491.41pt" draw:caption-point-x="-17.29pt" draw:caption-point-y="42.8pt">
              <dc:creator>WV</dc:creator>
              <dc:date>2016-02-28T00:00:00</dc:date>
              <text:p text:style-name="P1"><text:span text:style-name="T1">Polynomial regression yields models for data consisting of variable terms with coefficients and exponents.</text:span></text:p>
              <text:p text:style-name="P1"><text:span text:style-name="T1"/></text:p>
              <text:p text:style-name="P1"><text:span text:style-name="T1">See Calc: Chart Type XY, Smooth Line Properties, Trend Lines</text:span></text:p>
              <text:p text:style-name="P1"><text:span text:style-name="T1"/></text:p>
              <text:p text:style-name="P1"><text:span text:style-name="T1">Vandermonde matrices (available in DANSYS) can be used to specify polynomial regressiion models.</text:span></text:p>
            </office:annotation>
            <text:p>Polynomial regression</text:p>
          </table:table-cell>
          <table:table-cell table:number-columns-repeated="37"/>
        </table:table-row>
        <table:table-row table:style-name="ro5">
          <table:table-cell office:value-type="string" calcext:value-type="string">
            <office:annotation draw:style-name="gr293" draw:text-style-name="P2" svg:width="332.02pt" svg:height="79.23pt" svg:x="81.24pt" svg:y="9504.23pt" draw:caption-point-x="-17.29pt" draw:caption-point-y="42.8pt">
              <dc:creator>WV</dc:creator>
              <dc:date>2016-02-28T00:00:00</dc:date>
              <text:p text:style-name="P1"><text:span text:style-name="T1">Pooled variances is a way of combining population variances when population means vary, but one may assume that the variances are the same. A pooled variance is a weighted average.</text:span></text:p>
              <text:p text:style-name="P1"><text:span text:style-name="T1"/></text:p>
              <text:p text:style-name="P1"><text:span text:style-name="T1">See DANSYS: BARTLETT, PVar</text:span></text:p>
            </office:annotation>
            <text:p>Pooled variance</text:p>
          </table:table-cell>
          <table:table-cell table:number-columns-repeated="37"/>
        </table:table-row>
        <table:table-row table:style-name="ro5">
          <table:table-cell office:value-type="string" calcext:value-type="string">
            <office:annotation draw:style-name="gr13" draw:text-style-name="P2" svg:width="349.48pt" svg:height="128.86pt" svg:x="81.24pt" svg:y="9517.01pt" draw:caption-point-x="-17.29pt" draw:caption-point-y="42.8pt">
              <dc:creator>WV</dc:creator>
              <dc:date>2016-02-28T00:00:00</dc:date>
              <text:p text:style-name="P1"><text:span text:style-name="T1">A positive definite matrix is a symmetric matrix with eigenvalues that are all positive. A semi-positive definite matrix has eigenvalues that are positive or zero.</text:span></text:p>
              <text:p text:style-name="P1"><text:span text:style-name="T1"/></text:p>
              <text:p text:style-name="P1"><text:span text:style-name="T1">See DANSYS: IsDefinite</text:span></text:p>
            </office:annotation>
            <text:p>Positive definite matrix</text:p>
          </table:table-cell>
          <table:table-cell table:number-columns-repeated="37"/>
        </table:table-row>
        <table:table-row table:style-name="ro5">
          <table:table-cell office:value-type="string" calcext:value-type="string">
            <office:annotation draw:style-name="gr13" draw:text-style-name="P2" svg:width="329.64pt" svg:height="128.86pt" svg:x="81.24pt" svg:y="9529.82pt" draw:caption-point-x="-17.29pt" draw:caption-point-y="42.8pt">
              <dc:creator>WV</dc:creator>
              <dc:date>2016-02-28T00:00:00</dc:date>
              <text:p text:style-name="P1"><text:span text:style-name="T1">Post hoc tests are performed after a significant difference between groups is established in order to determine which group differences are significant. Examples are multiple group t-test, Tukey’s HSD test, Scheffe’s test, Tukey-Kramer’s test, Duncan’s Multiple Range test, and Newman-Keuls test.</text:span></text:p>
              <text:p text:style-name="P1"><text:span text:style-name="T1"/></text:p>
              <text:p text:style-name="P1"><text:span text:style-name="T1">See DANSYS: OneWay, MeanComp, WELCH, NewKeuls, DUNCAN, TUKEY, SCHEFFE, DunTest</text:span></text:p>
            </office:annotation>
            <text:p>Post hoc tests</text:p>
          </table:table-cell>
          <table:table-cell table:number-columns-repeated="37"/>
        </table:table-row>
        <table:table-row table:style-name="ro5">
          <table:table-cell office:value-type="string" calcext:value-type="string">
            <office:annotation draw:style-name="gr15" draw:text-style-name="P2" svg:width="350.28pt" svg:height="162.45pt" svg:x="81.24pt" svg:y="9542.61pt" draw:caption-point-x="-17.29pt" draw:caption-point-y="42.8pt">
              <dc:creator>WV</dc:creator>
              <dc:date>2016-03-06T00:00:00</dc:date>
              <text:p text:style-name="P1"><text:span text:style-name="T1">An arithmetic power is also called an “exponent”. Whole number powers indicate the length of a series in which a number is multiplied by itself. A fractional power is a root of a whole number power. A negative power is a reciprocal of a whole number power. For example, a number raised to the power of 2 is that number multiplied by itself (squared). A number raised to a power of 0.5 is the square root of the number. A number raised to the -2 exponent is the reciprocal of the square of that number. A <text:s/>number raised to the 2/3 power is the square of the cubed root of that number.</text:span></text:p>
              <text:p text:style-name="P1"><text:span text:style-name="T1"/></text:p>
              <text:p text:style-name="P1"><text:span text:style-name="T1">See Calc: Trend Lines, EXP, POWER, SERIESSUM, IMEXP, IMPOWER, Operators in LibreOffice Calc, Converting Text to Numbers, Number/Format, Number Format Codes, Information Functions</text:span></text:p>
              <text:p text:style-name="P1"><text:span text:style-name="T1"/></text:p>
              <text:p text:style-name="P1"><text:span text:style-name="T1">See DANSYS: QPOWER, MatPower, QEXP</text:span></text:p>
            </office:annotation>
            <text:p>Power</text:p>
          </table:table-cell>
          <table:table-cell table:number-columns-repeated="37"/>
        </table:table-row>
        <table:table-row table:style-name="ro5">
          <table:table-cell office:value-type="string" calcext:value-type="string">
            <office:annotation draw:style-name="gr9" draw:text-style-name="P2" svg:width="335.2pt" svg:height="61.68pt" svg:x="81.24pt" svg:y="9555.42pt" draw:caption-point-x="-17.29pt" draw:caption-point-y="42.8pt">
              <dc:creator>WV</dc:creator>
              <dc:date>2016-02-28T00:00:00</dc:date>
              <text:p text:style-name="P1"><text:span text:style-name="T1">Complex numbers can be exponentiated.</text:span></text:p>
              <text:p text:style-name="P1"><text:span text:style-name="T1"/></text:p>
              <text:p text:style-name="P1"><text:span text:style-name="T1">See Calc: IMPOWER, IMEXP</text:span></text:p>
              <text:p text:style-name="P1"><text:span text:style-name="T1">See DANSYS: QEXP, QPOWER</text:span></text:p>
            </office:annotation>
            <text:p>Power: complex</text:p>
          </table:table-cell>
          <table:table-cell table:number-columns-repeated="37"/>
        </table:table-row>
        <table:table-row table:style-name="ro5">
          <table:table-cell office:value-type="string" calcext:value-type="string">
            <office:annotation draw:style-name="gr8" draw:text-style-name="P2" svg:width="319.32pt" svg:height="173.65pt" svg:x="81.24pt" svg:y="9568.2pt" draw:caption-point-x="-17.29pt" draw:caption-point-y="42.8pt">
              <dc:creator>WV</dc:creator>
              <dc:date>2016-02-28T00:00:00</dc:date>
              <text:p text:style-name="P1"><text:span text:style-name="T1">A power series is an infinite series (sum of a progression) consisting of a constant term (which can be 0) and a variable which varies around a constant raised to a power (powers usually being related by some function) and multiplied by a coefficients (which are also usually related by some function).</text:span></text:p>
              <text:p text:style-name="P1"><text:span text:style-name="T1"/></text:p>
              <text:p text:style-name="P1"><text:span text:style-name="T1">Power series such as the Taylor and Maclaurin series are often used to estimate constants of the value of functions to a specified level of precision.</text:span></text:p>
              <text:p text:style-name="P1"><text:span text:style-name="T1"/></text:p>
              <text:p text:style-name="P1"><text:span text:style-name="T1">See Calc: SERIESSUM, Trend Lines</text:span></text:p>
              <text:p text:style-name="P1"><text:span text:style-name="T1">See DANSYS: SumIterate</text:span></text:p>
              <text:p text:style-name="P1"><text:span text:style-name="T1"/></text:p>
              <text:p text:style-name="P1"><text:span text:style-name="T1"/></text:p>
              <text:p text:style-name="P1"><text:span text:style-name="T1"/></text:p>
            </office:annotation>
            <text:p>Power series</text:p>
          </table:table-cell>
          <table:table-cell table:number-columns-repeated="37"/>
        </table:table-row>
        <table:table-row table:style-name="ro5">
          <table:table-cell table:style-name="ce13" office:value-type="string" calcext:value-type="string">
            <office:annotation draw:style-name="gr294" draw:text-style-name="P2" svg:width="318.53pt" svg:height="107.43pt" svg:x="81.24pt" svg:y="9581.02pt" draw:caption-point-x="-17.29pt" draw:caption-point-y="42.8pt">
              <dc:creator>WV</dc:creator>
              <dc:date>2016-02-28T00:00:00</dc:date>
              <text:p text:style-name="P1"><text:span text:style-name="T1">In statistics, power is the probability that a test will detect an effect when there is, in fact, an effect. The primary factors affecting sample size are the sample size, the <text:s/>effect size of interest in the population, and the criterion for statistical significance.</text:span></text:p>
              <text:p text:style-name="P1"><text:span text:style-name="T1"/></text:p>
              <text:p text:style-name="P1"><text:span text:style-name="T1">PS is a free power and sample size calculator (</text:span><text:span text:style-name="T1"><text:a xlink:href="http://biostat.mc.vanderbilt.edu/wiki/Main/PowerSampleSize" xlink:type="simple">http://biostat.mc.vanderbilt.edu/wiki/Main/PowerSampleSize</text:a></text:span><text:span text:style-name="T1">)</text:span></text:p>
              <text:p text:style-name="P1"><text:span text:style-name="T1"/></text:p>
              <text:p text:style-name="P1"><text:span text:style-name="T1"/></text:p>
            </office:annotation>
            <text:p>Power: test</text:p>
          </table:table-cell>
          <table:table-cell table:number-columns-repeated="37"/>
        </table:table-row>
        <table:table-row table:style-name="ro5">
          <table:table-cell table:style-name="Default" office:value-type="string" calcext:value-type="string">
            <office:annotation draw:style-name="gr16" draw:text-style-name="P2" svg:width="82.18pt" svg:height="72.88pt" svg:x="81.24pt" svg:y="9593.83pt" draw:caption-point-x="-17.29pt" draw:caption-point-y="42.8pt">
              <dc:creator>WV</dc:creator>
              <dc:date>2016-02-28T00:00:00</dc:date>
              <text:p text:style-name="P1"><text:span text:style-name="T1">A Pais-Winsten transformation removes serial correlation from a AR(1) time time series.</text:span></text:p>
            </office:annotation>
            <text:p>Prais-Winsten transformation</text:p>
          </table:table-cell>
          <table:table-cell table:number-columns-repeated="37"/>
        </table:table-row>
        <table:table-row table:style-name="ro5">
          <table:table-cell table:style-name="Default" office:value-type="string" calcext:value-type="string">
            <office:annotation draw:style-name="gr295" draw:text-style-name="P2" svg:width="339.96pt" svg:height="102.98pt" svg:x="81.24pt" svg:y="9606.61pt" draw:caption-point-x="-17.29pt" draw:caption-point-y="42.8pt">
              <dc:creator>WV</dc:creator>
              <dc:date>2016-02-28T00:00:00</dc:date>
              <text:p text:style-name="P1"><text:span text:style-name="T1">Prediction uses some function to determine expected values of data outside the domain of current data values (for example, in time series, to forecast future values or in descriptive models such as regression or contingency tables to determine errors (residuals))</text:span></text:p>
              <text:p text:style-name="P1"><text:span text:style-name="T1"/></text:p>
              <text:p text:style-name="P1"><text:span text:style-name="T1">See Calc: FORECAST, PRICE</text:span></text:p>
              <text:p text:style-name="P1"><text:span text:style-name="T1">See DANSYS: PredMat</text:span></text:p>
            </office:annotation>
            <text:p>Prediction</text:p>
          </table:table-cell>
          <table:table-cell table:number-columns-repeated="37"/>
        </table:table-row>
        <table:table-row table:style-name="ro5">
          <table:table-cell office:value-type="string" calcext:value-type="string">
            <office:annotation draw:style-name="gr206" draw:text-style-name="P2" svg:width="320.34pt" svg:height="84.81pt" svg:x="81.01pt" svg:y="9600.83pt" draw:caption-point-x="-17.06pt" draw:caption-point-y="61.4pt">
              <dc:creator>WV</dc:creator>
              <dc:date>2016-02-28T00:00:00</dc:date>
              <text:p text:style-name="P1"><text:span text:style-name="T1">Method of integration also used to solve differential equations of nth degree polynomials at several consecutive points by derivatives of 1</text:span><text:span text:style-name="T5">st</text:span><text:span text:style-name="T1"> and 2</text:span><text:span text:style-name="T5">nd</text:span><text:span text:style-name="T1"> order. Predictor-corrector methods proceed in two steps. The first step generates an estimation and the second refines the result.</text:span></text:p>
              <text:p text:style-name="P1"><text:span text:style-name="T1"/></text:p>
              <text:p text:style-name="P1"><text:span text:style-name="T1">DANSYS’ INTEGRATOR, ADAMBASH, and EulerRom procedures use predictor-corrector methods.</text:span></text:p>
            </office:annotation>
            <text:p>Prediction-corrector</text:p>
          </table:table-cell>
          <table:table-cell table:number-columns-repeated="37"/>
        </table:table-row>
        <table:table-row table:style-name="ro5">
          <table:table-cell office:value-type="string" calcext:value-type="string">
            <office:annotation draw:style-name="gr9" draw:text-style-name="P2" svg:width="350.28pt" svg:height="61.68pt" svg:x="81.24pt" svg:y="9632.21pt" draw:caption-point-x="-17.29pt" draw:caption-point-y="42.8pt">
              <dc:creator>WV</dc:creator>
              <dc:date>2016-02-28T00:00:00</dc:date>
              <text:p text:style-name="P1"><text:span text:style-name="T1">Present value is the current value of an asset.</text:span></text:p>
              <text:p text:style-name="P1"><text:span text:style-name="T1"/></text:p>
              <text:p text:style-name="P1"><text:span text:style-name="T1">See Calc: DURATION, NPV, PMT, PPMT, FV, IPMT, NPER, RATE, RRI, XNPV, PV</text:span></text:p>
              <text:p text:style-name="P1"><text:span text:style-name="T1">See DANSYS: CONVEXITY</text:span></text:p>
            </office:annotation>
            <text:p>Present value</text:p>
          </table:table-cell>
          <table:table-cell table:number-columns-repeated="37"/>
        </table:table-row>
        <table:table-row table:style-name="ro5">
          <table:table-cell office:value-type="string" calcext:value-type="string">
            <office:annotation draw:style-name="gr10" draw:text-style-name="P2" svg:width="358.98pt" svg:height="95.27pt" svg:x="81.24pt" svg:y="9645.02pt" draw:caption-point-x="-17.29pt" draw:caption-point-y="42.8pt">
              <dc:creator>WV</dc:creator>
              <dc:date>2016-02-28T00:00:00</dc:date>
              <text:p text:style-name="P1"><text:span text:style-name="T1">Price is the amount of payment (for a product) or compensation (for a service) given in exchange.</text:span></text:p>
              <text:p text:style-name="P1"><text:span text:style-name="T1"/></text:p>
              <text:p text:style-name="P1"><text:span text:style-name="T1">Calc: Chart Type Stock, Calculate, Query Design, Applying Multiple Operations, PRICE, PRICEDISC, PRICEMAT, TBILLEQ, TBILLPRICE, TBILLYIELD, YIELD, YIELDDISC, YIELDMAT, INTRATE, ODDFPRICE, ODDFYIELD, ODDLPRICE, ODDLYIELD, DISC</text:span></text:p>
            </office:annotation>
            <text:p>Price</text:p>
          </table:table-cell>
          <table:table-cell table:number-columns-repeated="37"/>
        </table:table-row>
        <table:table-row table:style-name="ro5">
          <table:table-cell office:value-type="string" calcext:value-type="string">
            <office:annotation draw:style-name="gr296" draw:text-style-name="P2" svg:width="328.85pt" svg:height="89.57pt" svg:x="81.24pt" svg:y="9657.81pt" draw:caption-point-x="-17.29pt" draw:caption-point-y="42.8pt">
              <dc:creator>WV</dc:creator>
              <dc:date>2016-02-28T00:00:00</dc:date>
              <text:p text:style-name="P1"><text:span text:style-name="T1">The price related differential (also called the “index of regressivity”) is used to indicate price related inequities in an appraisal system. For ratios of appraises value to true market value indicators, it is the ratio of the average ratio to the weighted (aggregate) ratio.</text:span></text:p>
              <text:p text:style-name="P1"><text:span text:style-name="T1"/></text:p>
              <text:p text:style-name="P1"><text:span text:style-name="T1">See DANSYS: IOR, RProfile</text:span></text:p>
            </office:annotation>
            <text:p>Price related differential</text:p>
          </table:table-cell>
          <table:table-cell table:number-columns-repeated="37"/>
        </table:table-row>
        <table:table-row table:style-name="ro5">
          <table:table-cell office:value-type="string" calcext:value-type="string">
            <office:annotation draw:style-name="gr14" draw:text-style-name="P2" svg:width="357.39pt" svg:height="84.08pt" svg:x="81.24pt" svg:y="9670.62pt" draw:caption-point-x="-17.29pt" draw:caption-point-y="42.8pt">
              <dc:creator>WV</dc:creator>
              <dc:date>2016-02-28T00:00:00</dc:date>
              <text:p text:style-name="P1"><text:span text:style-name="T1">A prime is a number that does not contain any whole factors except itself and 1. In other words, the only whole numbers that will divide it evenly is itself and 1.</text:span></text:p>
              <text:p text:style-name="P1"><text:span text:style-name="T1"/></text:p>
              <text:p text:style-name="P1"><text:span text:style-name="T1">See DANSYS: PrimeFact, IsPrime</text:span></text:p>
              <text:p text:style-name="P1"><text:span text:style-name="T1"/></text:p>
              <text:p text:style-name="P1"><text:span text:style-name="T1"/></text:p>
            </office:annotation>
            <text:p>Prime</text:p>
          </table:table-cell>
          <table:table-cell table:number-columns-repeated="37"/>
        </table:table-row>
        <table:table-row table:style-name="ro5">
          <table:table-cell office:value-type="string" calcext:value-type="string">
            <office:annotation draw:style-name="gr297" draw:text-style-name="P2" svg:width="343.93pt" svg:height="49.61pt" svg:x="81.24pt" svg:y="9683.4pt" draw:caption-point-x="-17.29pt" draw:caption-point-y="42.8pt">
              <dc:creator>WV</dc:creator>
              <dc:date>2016-02-28T00:00:00</dc:date>
              <text:p text:style-name="P1"><text:span text:style-name="T1">Prime factorization determines all the prime factors in a whole number.</text:span></text:p>
              <text:p text:style-name="P1"><text:span text:style-name="T1"/></text:p>
              <text:p text:style-name="P1"><text:span text:style-name="T1">See DANSYS: PrimeFact</text:span></text:p>
            </office:annotation>
            <text:p>Prime factorization</text:p>
          </table:table-cell>
          <table:table-cell table:number-columns-repeated="37"/>
        </table:table-row>
        <table:table-row table:style-name="ro5">
          <table:table-cell table:style-name="ce13" office:value-type="string" calcext:value-type="string">
            <office:annotation draw:style-name="gr10" draw:text-style-name="P2" svg:width="315.35pt" svg:height="95.27pt" svg:x="81.24pt" svg:y="9696.22pt" draw:caption-point-x="-17.29pt" draw:caption-point-y="42.8pt">
              <dc:creator>WV</dc:creator>
              <dc:date>2016-02-28T00:00:00</dc:date>
              <text:p text:style-name="P1"><text:span text:style-name="T1">Also called the Quine-McCluskey algorithm, the prime implicant method is used to minimize logical functions. Especially those consisting of six or more variables. Functions of fewer variables can conveniently be minimized using Boolean algebra or Karnaugh maps.</text:span></text:p>
            </office:annotation>
            <text:p>Prime implicant method</text:p>
          </table:table-cell>
          <table:table-cell table:number-columns-repeated="37"/>
        </table:table-row>
        <table:table-row table:style-name="ro5">
          <table:table-cell table:style-name="Default" office:value-type="string" calcext:value-type="string">
            <office:annotation draw:style-name="gr298" draw:text-style-name="P2" svg:width="334.4pt" svg:height="48.93pt" svg:x="81.24pt" svg:y="9709.03pt" draw:caption-point-x="-17.29pt" draw:caption-point-y="42.8pt">
              <dc:creator>WV</dc:creator>
              <dc:date>2016-02-29T00:00:00</dc:date>
              <text:p text:style-name="P1"><text:span text:style-name="T1">PRINCALS is a very generalized procedure used to analyze a set of variables for major dimensions of variations. It stands for Principal Components Analysis of Alternating Least Squares</text:span></text:p>
            </office:annotation>
            <text:p>Princals</text:p>
          </table:table-cell>
          <table:table-cell table:number-columns-repeated="37"/>
        </table:table-row>
        <table:table-row table:style-name="ro5">
          <table:table-cell office:value-type="string" calcext:value-type="string">
            <office:annotation draw:style-name="gr14" draw:text-style-name="P2" svg:width="336.78pt" svg:height="84.08pt" svg:x="81.24pt" svg:y="9721.81pt" draw:caption-point-x="-17.29pt" draw:caption-point-y="42.8pt">
              <dc:creator>WV</dc:creator>
              <dc:date>2016-02-29T00:00:00</dc:date>
              <text:p text:style-name="P1"><text:span text:style-name="T1">The principal is the face value of a financial instrument, the amount on which the issuer pays interest.</text:span></text:p>
              <text:p text:style-name="P1"><text:span text:style-name="T1"/></text:p>
              <text:p text:style-name="P1"><text:span text:style-name="T1">See Calc: FVSCHEDULE, PPMT</text:span></text:p>
            </office:annotation>
            <text:p>Principal</text:p>
          </table:table-cell>
          <table:table-cell table:number-columns-repeated="37"/>
        </table:table-row>
        <table:table-row table:style-name="ro5">
          <table:table-cell table:style-name="Default" office:value-type="string" calcext:value-type="string">
            <office:annotation draw:style-name="gr299" draw:text-style-name="P2" svg:width="300.3pt" svg:height="58.05pt" svg:x="81.24pt" svg:y="9734.63pt" draw:caption-point-x="-17.29pt" draw:caption-point-y="42.8pt">
              <dc:creator>WV</dc:creator>
              <dc:date>2016-02-29T00:00:00</dc:date>
              <text:p text:style-name="P1"><text:span text:style-name="T1">A principal component analysis uses orthogonal transformations to convert a group of correlated variables into a set of linearly uncorrelated variables called principal components. It is used for data reduction, exploration and prediction.</text:span></text:p>
            </office:annotation>
            <text:p>Principal component analysis</text:p>
          </table:table-cell>
          <table:table-cell table:number-columns-repeated="37"/>
        </table:table-row>
        <table:table-row table:style-name="ro5">
          <table:table-cell office:value-type="string" calcext:value-type="string">
            <office:annotation draw:style-name="gr5" draw:text-style-name="P2" svg:width="318.53pt" svg:height="184.85pt" svg:x="81.24pt" svg:y="9747.41pt" draw:caption-point-x="-17.29pt" draw:caption-point-y="42.8pt">
              <dc:creator>WV</dc:creator>
              <dc:date>2016-02-29T00:00:00</dc:date>
              <text:p text:style-name="P1"><text:span text:style-name="T1">Probability is the statement of the likelihood of a statement of a state or event. It is usually a fractional value between 0 and 1 with 0 being complete impossibility and 1 being absolute certainty. As a fraction, it is the number of instances of the state or event of interest placed over the total number of states or events. For instance, if I am interested in the probability that a six sided dice will roll a 4, that is 1 chance out of 6 (or 1/6, or 1:6). There are many shortcuts for finding observed (empirical) probabilities, and many processes follow specifiable probability distributions that allows one to determine the probability of a specific value.</text:span></text:p>
              <text:p text:style-name="P1"><text:span text:style-name="T1"/></text:p>
              <text:p text:style-name="P1"><text:span text:style-name="T1">Since statistics deals primarily with probabilities, all of the statistical functions of Calc and DANSYS deal with probabilities. </text:span></text:p>
              <text:p text:style-name="P1"><text:span text:style-name="T1"/></text:p>
              <text:p text:style-name="P1"><text:span text:style-name="T1">Also see Calc: Fill Random Numbers, Nonlinear Solver</text:span></text:p>
              <text:p text:style-name="P1"><text:span text:style-name="T1">And see DANSYS: Pcond, PBayes</text:span></text:p>
            </office:annotation>
            <text:p>Probability</text:p>
          </table:table-cell>
          <table:table-cell table:number-columns-repeated="37"/>
        </table:table-row>
        <table:table-row table:style-name="ro5">
          <table:table-cell office:value-type="string" calcext:value-type="string">
            <office:annotation draw:style-name="gr18" draw:text-style-name="P2" svg:width="326.47pt" svg:height="151.26pt" svg:x="81.24pt" svg:y="9760.22pt" draw:caption-point-x="-17.29pt" draw:caption-point-y="42.8pt">
              <dc:creator>WV</dc:creator>
              <dc:date>2016-02-29T00:00:00</dc:date>
              <text:p text:style-name="P1"><text:span text:style-name="T1">A probability density function specifies the probability that a particular value will be generated by a process that <text:s/>follows that particular probability distribution. Probability distributions also have inverse functions that, given a particular probability, returns the most likely value.</text:span></text:p>
              <text:p text:style-name="P1"><text:span text:style-name="T1"/></text:p>
              <text:p text:style-name="P1"><text:span text:style-name="T1">Calc and DANSYS has probability density and inverse functions for all of the most common probability distributions.</text:span></text:p>
            </office:annotation>
            <text:p>Probability density function</text:p>
          </table:table-cell>
          <table:table-cell table:number-columns-repeated="37"/>
        </table:table-row>
        <table:table-row table:style-name="ro5">
          <table:table-cell office:value-type="string" calcext:value-type="string">
            <office:annotation draw:style-name="gr20" draw:text-style-name="P2" svg:width="339.17pt" svg:height="106.47pt" svg:x="81.24pt" svg:y="9773.01pt" draw:caption-point-x="-17.29pt" draw:caption-point-y="42.8pt">
              <dc:creator>WV</dc:creator>
              <dc:date>2016-02-29T00:00:00</dc:date>
              <text:p text:style-name="P1"><text:span text:style-name="T1">Probability plots are used to determine how well data fits a particular probability distribution. Common probability charts plot data values to the expected value given that the value comes from a particular distribution (rankit). If the points lie along a straight line, the data follows the particular distribution.</text:span></text:p>
              <text:p text:style-name="P1"><text:span text:style-name="T1"/></text:p>
              <text:p text:style-name="P1"><text:span text:style-name="T1">DANSYS provides rankits (function Rankits) for the following distributions:</text:span></text:p>
              <text:p text:style-name="P1"><text:span text:style-name="T1">Normal, beta, chi square, gamma, lognormal, Poisson, exponential, geometric, logistic, Weibull, and binomial.</text:span></text:p>
            </office:annotation>
            <text:p>Probability plot </text:p>
          </table:table-cell>
          <table:table-cell table:number-columns-repeated="37"/>
        </table:table-row>
        <table:table-row table:style-name="ro5">
          <table:table-cell table:style-name="Default" office:value-type="string" calcext:value-type="string">
            <office:annotation draw:style-name="gr300" draw:text-style-name="P2" svg:width="280.69pt" svg:height="66.56pt" svg:x="81.01pt" svg:y="9766.91pt" draw:caption-point-x="-17.06pt" draw:caption-point-y="61.71pt">
              <dc:creator>WV</dc:creator>
              <dc:date>2016-02-29T00:00:00</dc:date>
              <text:p text:style-name="P1"><text:span text:style-name="T1">Used in exploratory data analysis and regression modeling of binary response variables. It has been used to study response to stimuli and to drug doses. It transforms a s-shaped dose-response curve to a straight line.</text:span></text:p>
            </office:annotation>
            <text:p>Probit analysis </text:p>
          </table:table-cell>
          <table:table-cell table:number-columns-repeated="37"/>
        </table:table-row>
        <table:table-row table:style-name="ro5">
          <table:table-cell office:value-type="string" calcext:value-type="string">
            <office:annotation draw:style-name="gr16" draw:text-style-name="P2" svg:width="312.97pt" svg:height="72.88pt" svg:x="81.24pt" svg:y="9798.6pt" draw:caption-point-x="-17.29pt" draw:caption-point-y="42.8pt">
              <dc:creator>WV</dc:creator>
              <dc:date>2016-02-29T00:00:00</dc:date>
              <text:p text:style-name="P1"><text:span text:style-name="T1">A product is the result of multiplication.</text:span></text:p>
              <text:p text:style-name="P1"><text:span text:style-name="T1"/></text:p>
              <text:p text:style-name="P1"><text:span text:style-name="T1">See Calc: PRODUCT, SUBTOTAL, MMULT, SUMPRODUCT, IMPRODUCT, GETPIVOTDATA</text:span></text:p>
              <text:p text:style-name="P1"><text:span text:style-name="T1">See DANSYS: MatMult, Dprod, VecInProd, Cprod, VecScaProd, Vec3Prod, HDP, DotProd, QMULT</text:span></text:p>
            </office:annotation>
            <text:p>Product</text:p>
          </table:table-cell>
          <table:table-cell table:number-columns-repeated="37"/>
        </table:table-row>
        <table:table-row table:style-name="ro5">
          <table:table-cell office:value-type="string" calcext:value-type="string">
            <office:annotation draw:style-name="gr20" draw:text-style-name="P2" svg:width="82.18pt" svg:height="106.47pt" svg:x="81.24pt" svg:y="9811.42pt" draw:caption-point-x="-17.29pt" draw:caption-point-y="42.8pt">
              <dc:creator>WV</dc:creator>
              <dc:date>2016-02-29T00:00:00</dc:date>
              <text:p text:style-name="P1"><text:span text:style-name="T1">Calc has a function to multiply complex numbers (IMPRODUCT) and DANSYS will multiply two quaternions (QMULT).</text:span></text:p>
            </office:annotation>
            <text:p>Product: complex</text:p>
          </table:table-cell>
          <table:table-cell table:number-columns-repeated="37"/>
        </table:table-row>
        <table:table-row table:style-name="ro5">
          <table:table-cell office:value-type="string" calcext:value-type="string">
            <office:annotation draw:style-name="gr301" draw:text-style-name="P2" svg:width="334.4pt" svg:height="108.96pt" svg:x="81.24pt" svg:y="9824.23pt" draw:caption-point-x="-17.29pt" draw:caption-point-y="42.8pt">
              <dc:creator>WV</dc:creator>
              <dc:date>2016-02-29T00:00:00</dc:date>
              <text:p text:style-name="P1"><text:span text:style-name="T1">Several Calc and DANSYS functions and routines fill a cell range with values produced by some procedure. The routines produce ranges and the functions return arrays.</text:span></text:p>
              <text:p text:style-name="P1"><text:span text:style-name="T1"/></text:p>
              <text:p text:style-name="P1"><text:span text:style-name="T1">See Calc: Data Statistics in Calc, Array Functions</text:span></text:p>
              <text:p text:style-name="P1"><text:span text:style-name="T1">See DANSYS: OneWay, TwoWay, TTEST1, CorrSig, RhoSig, ACF, Profile8, Profile13, Wprofile, ProfileG, RProfile</text:span></text:p>
              <text:p text:style-name="P1"><text:span text:style-name="T1"/></text:p>
              <text:p text:style-name="P1"><text:span text:style-name="T1"/></text:p>
            </office:annotation>
            <text:p>Profile</text:p>
          </table:table-cell>
          <table:table-cell table:number-columns-repeated="37"/>
        </table:table-row>
        <table:table-row table:style-name="ro5">
          <table:table-cell table:style-name="ce13" office:value-type="string" calcext:value-type="string">
            <office:annotation draw:style-name="gr9" draw:text-style-name="P2" svg:width="82.18pt" svg:height="61.68pt" svg:x="81.24pt" svg:y="9837.01pt" draw:caption-point-x="-17.29pt" draw:caption-point-y="42.8pt">
              <dc:creator>WV</dc:creator>
              <dc:date>2016-02-29T00:00:00</dc:date>
              <text:p text:style-name="P1"><text:span text:style-name="T1">A profile analysis determines the shape of variables across groups.</text:span></text:p>
            </office:annotation>
            <text:p>Profile analysis</text:p>
          </table:table-cell>
          <table:table-cell table:number-columns-repeated="37"/>
        </table:table-row>
        <table:table-row table:style-name="ro5">
          <table:table-cell table:style-name="Default" office:value-type="string" calcext:value-type="string">
            <office:annotation draw:style-name="gr12" draw:text-style-name="P2" svg:width="335.99pt" svg:height="140.06pt" svg:x="81.24pt" svg:y="9849.83pt" draw:caption-point-x="-17.29pt" draw:caption-point-y="42.8pt">
              <dc:creator>WV</dc:creator>
              <dc:date>2016-03-01T00:00:00</dc:date>
              <text:p text:style-name="P1"><text:span text:style-name="T1">Hazard models (or survival models) predict time to a particular event (not just failure). In a proportional hazard model, the effect is multiplicative in respect to the hazard rate.</text:span></text:p>
            </office:annotation>
            <text:p>Proportional hazards model </text:p>
          </table:table-cell>
          <table:table-cell table:number-columns-repeated="37"/>
        </table:table-row>
        <table:table-row table:style-name="ro5">
          <table:table-cell office:value-type="string" calcext:value-type="string">
            <office:annotation draw:style-name="gr8" draw:text-style-name="P2" svg:width="313.77pt" svg:height="173.65pt" svg:x="81.24pt" svg:y="9862.61pt" draw:caption-point-x="-17.29pt" draw:caption-point-y="42.8pt">
              <dc:creator>WV</dc:creator>
              <dc:date>2016-03-01T00:00:00</dc:date>
              <text:p text:style-name="P1"><text:span text:style-name="T1">A proportion is two ratios that are set equal to each other. It stresses a comparison between quantities. For instance, the proportion a:b=c:d can be read, “a is to b as c is to d”. </text:span></text:p>
              <text:p text:style-name="P1"><text:span text:style-name="T1"/></text:p>
              <text:p text:style-name="P1"><text:span text:style-name="T1">In statistics, a proportion can be a fraction used for comparing two quantities. For instance, “the proportion of men to women in the sample was 0.33,” means that, for every man, there is three women. Or, “the proportion of men in the population is 0.33” means that one third of the population is comprised of men. Often proportions instead of measurements or counts are the units of data.</text:span></text:p>
              <text:p text:style-name="P1"><text:span text:style-name="T1"/></text:p>
              <text:p text:style-name="P1"><text:span text:style-name="T1">See DANSYS: GroupComp, PropTest1, PropTest2, SEProp, SEDP, SSProp</text:span></text:p>
            </office:annotation>
            <text:p>Proportions</text:p>
          </table:table-cell>
          <table:table-cell table:number-columns-repeated="37"/>
        </table:table-row>
        <table:table-row table:style-name="ro5">
          <table:table-cell table:style-name="Default" office:value-type="string" calcext:value-type="string">
            <office:annotation draw:style-name="gr14" draw:text-style-name="P2" svg:width="82.18pt" svg:height="84.08pt" svg:x="81.24pt" svg:y="9875.42pt" draw:caption-point-x="-17.29pt" draw:caption-point-y="42.8pt">
              <dc:creator>WV</dc:creator>
              <dc:date>2016-03-01T00:00:00</dc:date>
              <text:p text:style-name="P1"><text:span text:style-name="T1">Proximity measures measure nearness (or similarity) in space, time, or relationship.</text:span></text:p>
            </office:annotation>
            <text:p>Proximity measures</text:p>
          </table:table-cell>
          <table:table-cell table:number-columns-repeated="37"/>
        </table:table-row>
        <table:table-row table:style-name="ro5">
          <table:table-cell table:style-name="Default" office:value-type="string" calcext:value-type="string">
            <office:annotation draw:style-name="gr11" draw:text-style-name="P2" svg:width="82.18pt" svg:height="117.67pt" svg:x="81.24pt" svg:y="9888.21pt" draw:caption-point-x="-17.29pt" draw:caption-point-y="42.8pt">
              <dc:creator>WV</dc:creator>
              <dc:date>2016-03-01T00:00:00</dc:date>
              <text:p text:style-name="P1"><text:span text:style-name="T1">The Pugh method is also called the decision-matrix method. It is a quantitative method used to rank multidimensional options.</text:span></text:p>
            </office:annotation>
            <text:p>Pugh method</text:p>
          </table:table-cell>
          <table:table-cell table:number-columns-repeated="37"/>
        </table:table-row>
        <table:table-row table:style-name="ro5">
          <table:table-cell table:style-name="Default" office:value-type="string" calcext:value-type="string">
            <office:annotation draw:style-name="gr14" draw:text-style-name="P2" svg:width="287.04pt" svg:height="84.08pt" svg:x="81.01pt" svg:y="9881.83pt" draw:caption-point-x="-17.06pt" draw:caption-point-y="61.99pt">
              <dc:creator>WV</dc:creator>
              <dc:date>2016-03-01T00:00:00</dc:date>
              <text:p text:style-name="P1"><text:span text:style-name="T1">Q-methodologies such as Q-sorts and Q-ranking are commonly used to sort out sociological data. They are especially used to make sense of subjective data</text:span></text:p>
            </office:annotation>
            <text:p>Q methodologies</text:p>
          </table:table-cell>
          <table:table-cell table:number-columns-repeated="37"/>
        </table:table-row>
        <table:table-row table:style-name="ro5">
          <table:table-cell table:style-name="Default" office:value-type="string" calcext:value-type="string">
            <office:annotation draw:style-name="gr10" draw:text-style-name="P2" svg:width="82.18pt" svg:height="95.27pt" svg:x="81.24pt" svg:y="9913.8pt" draw:caption-point-x="-17.29pt" draw:caption-point-y="42.8pt">
              <dc:creator>WV</dc:creator>
              <dc:date>2016-03-01T00:00:00</dc:date>
              <text:p text:style-name="P1"><text:span text:style-name="T1">Q sorts (see Q methodologies) are used as data for Q type factor analysis, especially to group subjective information.</text:span></text:p>
            </office:annotation>
            <text:p>Q type factor analysis</text:p>
          </table:table-cell>
          <table:table-cell table:number-columns-repeated="37"/>
        </table:table-row>
        <table:table-row table:style-name="ro5">
          <table:table-cell office:value-type="string" calcext:value-type="string">
            <office:annotation draw:style-name="gr20" draw:text-style-name="P2" svg:width="332.82pt" svg:height="106.47pt" svg:x="81.24pt" svg:y="9926.62pt" draw:caption-point-x="-17.29pt" draw:caption-point-y="42.8pt">
              <dc:creator>WV</dc:creator>
              <dc:date>2016-03-01T00:00:00</dc:date>
              <text:p text:style-name="P1"><text:span text:style-name="T1">The QR method uses QR decomposition of data matrices to find eigenvalues.</text:span></text:p>
              <text:p text:style-name="P1"><text:span text:style-name="T1"/></text:p>
              <text:p text:style-name="P1"><text:span text:style-name="T1">See DANSYS: hqr, GEIGEN</text:span></text:p>
              <text:p text:style-name="P1"><text:span text:style-name="T1"/></text:p>
              <text:p text:style-name="P1"><text:span text:style-name="T1"/></text:p>
            </office:annotation>
            <text:p>QR method</text:p>
          </table:table-cell>
          <table:table-cell table:number-columns-repeated="37"/>
        </table:table-row>
        <table:table-row table:style-name="ro5">
          <table:table-cell office:value-type="string" calcext:value-type="string">
            <office:annotation draw:style-name="gr20" draw:text-style-name="P2" svg:width="315.58pt" svg:height="106.47pt" svg:x="81.01pt" svg:y="9920.32pt" draw:caption-point-x="-17.06pt" draw:caption-point-y="61.91pt">
              <dc:creator>WV</dc:creator>
              <dc:date>2016-03-01T00:00:00</dc:date>
              <text:p text:style-name="P1"><text:span text:style-name="T1">A quadratic equation is a polynomial in which the largest exponent of a variable is 2. It can be used to model processes that vary with an squared quantity and/or that quantity multiplied by some constant. The roots of the quadratic equation are the values of the independent variable when the dependent variable is zero.</text:span></text:p>
              <text:p text:style-name="P1"><text:span text:style-name="T1"/></text:p>
              <text:p text:style-name="P1"><text:span text:style-name="T1">See DANSYS: Quadratic, CompQuad</text:span></text:p>
              <text:p text:style-name="P1"><text:span text:style-name="T1"/></text:p>
              <text:p text:style-name="P1"><text:span text:style-name="T1"/></text:p>
            </office:annotation>
            <text:p>Quadratic equation</text:p>
          </table:table-cell>
          <table:table-cell table:number-columns-repeated="37"/>
        </table:table-row>
        <table:table-row table:style-name="ro5">
          <table:table-cell table:style-name="Default" office:value-type="string" calcext:value-type="string">
            <office:annotation draw:style-name="gr10" draw:text-style-name="P2" svg:width="82.18pt" svg:height="95.27pt" svg:x="81.24pt" svg:y="9952.21pt" draw:caption-point-x="-17.29pt" draw:caption-point-y="42.8pt">
              <dc:creator>WV</dc:creator>
              <dc:date>2016-03-01T00:00:00</dc:date>
              <text:p text:style-name="P1"><text:span text:style-name="T1">Quadratic programming is used to optimize a quadratic function <text:s/>of several variables subject to linear constraints.</text:span></text:p>
            </office:annotation>
            <text:p>Quadratic programming </text:p>
          </table:table-cell>
          <table:table-cell table:number-columns-repeated="37"/>
        </table:table-row>
        <table:table-row table:style-name="ro5">
          <table:table-cell table:style-name="ce13" office:value-type="string" calcext:value-type="string">
            <office:annotation draw:style-name="gr16" draw:text-style-name="P2" svg:width="291pt" svg:height="72.88pt" svg:x="81.01pt" svg:y="9945.69pt" draw:caption-point-x="-17.06pt" draw:caption-point-y="62.14pt">
              <dc:creator>WV</dc:creator>
              <dc:date>2016-03-01T00:00:00</dc:date>
              <text:p text:style-name="P1"><text:span text:style-name="T1">Quality control is usually is involved with the monitoring of defects in industrial situations.</text:span></text:p>
            </office:annotation>
            <text:p>Quality control analysis</text:p>
          </table:table-cell>
          <table:table-cell table:number-columns-repeated="37"/>
        </table:table-row>
        <table:table-row table:style-name="ro5">
          <table:table-cell table:style-name="Default" office:value-type="string" calcext:value-type="string">
            <office:annotation draw:style-name="gr302" draw:text-style-name="P2" svg:width="329.64pt" svg:height="75.49pt" svg:x="81.24pt" svg:y="9977.81pt" draw:caption-point-x="-17.29pt" draw:caption-point-y="42.8pt">
              <dc:creator>WV</dc:creator>
              <dc:date>2016-03-01T00:00:00</dc:date>
              <text:p text:style-name="P1"><text:span text:style-name="T1">Quality function deployment maps customer preferences and requirements to engineering characteristics and suggests appropriate test methods for products or services.</text:span></text:p>
            </office:annotation>
            <text:p>Quality function deployment</text:p>
          </table:table-cell>
          <table:table-cell table:number-columns-repeated="37"/>
        </table:table-row>
        <table:table-row table:style-name="ro5">
          <table:table-cell office:value-type="string" calcext:value-type="string">
            <office:annotation draw:style-name="gr44" draw:text-style-name="P2" svg:width="304.27pt" svg:height="207.24pt" svg:x="81.24pt" svg:y="9990.62pt" draw:caption-point-x="-17.29pt" draw:caption-point-y="42.8pt">
              <dc:creator>WV</dc:creator>
              <dc:date>2016-03-01T00:00:00</dc:date>
              <text:p text:style-name="P1"><text:span text:style-name="T1">A quantile is a data value that divides an ordered data set into two parts with a specific proportion of data values above and below. For instance, a median divides a data set (or distribution) such that half the values are larger and the other half is smaller. Quantiles are usually expressed as percentiles or quartiles, but other systems are sometimes used for test scores.</text:span></text:p>
              <text:p text:style-name="P1"><text:span text:style-name="T1"/></text:p>
              <text:p text:style-name="P1"><text:span text:style-name="T1">Quantile functions are usually called inverse distribution functions in Calc. (although an inverse distribution function could, otherwise, be the inverse of the probability densitty function, also).</text:span></text:p>
              <text:p text:style-name="P1"><text:span text:style-name="T1"/></text:p>
              <text:p text:style-name="P1"><text:span text:style-name="T1">See Calc: BETA.INV, BETAINV, BINOM.INV, CHISQ.INV, CHISQ.INV.RTCHISQINV, LOGINV, LOGNORM.INV, F.INV, F.INV.RT, GAMMA.INV, GAMMAINV, NORM.S.INV, T.INV, T.INV.2T, TINV, NORM.INV, NORMINV</text:span></text:p>
              <text:p text:style-name="P1"><text:span text:style-name="T1"/></text:p>
              <text:p text:style-name="P1"><text:span text:style-name="T1">See DANSYS: <text:s/>GeoDistQ, LapQuant, LogistQuant, WeibullQuant, Rankits, QTRNG, DQTRNG</text:span></text:p>
            </office:annotation>
            <text:p>Quantile</text:p>
          </table:table-cell>
          <table:table-cell table:number-columns-repeated="37"/>
        </table:table-row>
        <table:table-row table:style-name="ro5">
          <table:table-cell office:value-type="string" calcext:value-type="string">
            <office:annotation draw:style-name="gr15" draw:text-style-name="P2" svg:width="347.9pt" svg:height="162.45pt" svg:x="81.24pt" svg:y="10003.41pt" draw:caption-point-x="-17.29pt" draw:caption-point-y="42.8pt">
              <dc:creator>WV</dc:creator>
              <dc:date>2016-03-01T00:00:00</dc:date>
              <text:p text:style-name="P1"><text:span text:style-name="T1">A quantile function transforms a value into the quantile it describes in a cumulative distribution.</text:span></text:p>
              <text:p text:style-name="P1"><text:span text:style-name="T1"/></text:p>
              <text:p text:style-name="P1"><text:span text:style-name="T1">Quantile functions are usually called inverse distribution functions in Calc. (although an inverse distribution function could, otherwise, be the inverse of the probability densitty function, also).</text:span></text:p>
              <text:p text:style-name="P1"><text:span text:style-name="T1"/></text:p>
              <text:p text:style-name="P1"><text:span text:style-name="T1">See Calc: BETA.INV, BETAINV, BINOM.INV, CHISQ.INV, CHISQ.INV.RTCHISQINV, LOGINV, LOGNORM.INV, F.INV, F.INV.RT, GAMMA.INV, GAMMAINV, NORM.S.INV, T.INV, T.INV.2T, TINV, NORM.INV, NORMINV</text:span></text:p>
              <text:p text:style-name="P1"><text:span text:style-name="T1"/></text:p>
              <text:p text:style-name="P1"><text:span text:style-name="T1">See DANSYS: <text:s/>GeoDistQ, LapQuant, LogistQuant, WeibullQuant, Rankits, QTRNG, DQTRNG</text:span></text:p>
            </office:annotation>
            <text:p>Quantile function</text:p>
          </table:table-cell>
          <table:table-cell table:number-columns-repeated="37"/>
        </table:table-row>
        <table:table-row table:style-name="ro5">
          <table:table-cell office:value-type="string" calcext:value-type="string">
            <office:annotation draw:style-name="gr15" draw:text-style-name="P2" svg:width="319.32pt" svg:height="162.45pt" svg:x="81.24pt" svg:y="10016.22pt" draw:caption-point-x="-17.29pt" draw:caption-point-y="42.8pt">
              <dc:creator>WV</dc:creator>
              <dc:date>2016-03-01T00:00:00</dc:date>
              <text:p text:style-name="P1"><text:span text:style-name="T1">Quartiles divide an ordered distribution into four equal sizes sections (in terms of area under the distribution curve. The first quantile is the value below which are one quarter of the values in the sorted data smaller than it. Likewise, the second quantile (median) divides the data into two equal halves. The third quantile is the value that divides the data so that a quarter of the data are larger.</text:span></text:p>
              <text:p text:style-name="P1"><text:span text:style-name="T1"/></text:p>
              <text:p text:style-name="P1"><text:span text:style-name="T1">Quantiles are nonparametric statisics of location and are often the basis of more sophisticated nonparametric statistics.</text:span></text:p>
              <text:p text:style-name="P1"><text:span text:style-name="T1"/></text:p>
              <text:p text:style-name="P1"><text:span text:style-name="T1">See Calc: MEDIAN, PERCENTILE, PERCENTILE.EXC, PERCENTILE.INC, QUARTILE, QUARTILE.EXC, QUARTILE.INC</text:span></text:p>
              <text:p text:style-name="P1"><text:span text:style-name="T1"/></text:p>
              <text:p text:style-name="P1"><text:span text:style-name="T1">See DANSYS: SemiIQRange, MidIQ, Profile8, IQRange, Profile13</text:span></text:p>
            </office:annotation>
            <text:p>Quartile</text:p>
          </table:table-cell>
          <table:table-cell table:number-columns-repeated="37"/>
        </table:table-row>
        <table:table-row table:style-name="ro5">
          <table:table-cell office:value-type="string" calcext:value-type="string">
            <office:annotation draw:style-name="gr24" draw:text-style-name="P2" svg:width="301.1pt" svg:height="140.43pt" svg:x="81.24pt" svg:y="10029pt" draw:caption-point-x="-17.29pt" draw:caption-point-y="42.8pt">
              <dc:creator>WV</dc:creator>
              <dc:date>2016-03-01T00:00:00</dc:date>
              <text:p text:style-name="P1"><text:span text:style-name="T1">Quaternion are a number system that extends complex numbers into four component numbers (instead of two). Where, in a complex number, i</text:span><text:span text:style-name="T5">2</text:span><text:span text:style-name="T1">=-1, in a quarternion, i</text:span><text:span text:style-name="T5">2</text:span><text:span text:style-name="T1">=j</text:span><text:span text:style-name="T5">2</text:span><text:span text:style-name="T1">=k</text:span><text:span text:style-name="T5">2</text:span><text:span text:style-name="T1">=ijk=-1. Where complex numbers can be used to describe vector quantities with two components, quaternions can be used to work with vectors with 4 components.</text:span></text:p>
              <text:p text:style-name="P1"><text:span text:style-name="T1"/></text:p>
              <text:p text:style-name="P1"><text:span text:style-name="T1">See DANSYS: QMULT, QCONJ, QREAL, QIMAG, QNORM, QDIST, QUNIT, QINV, QLEFTDIV, QRIGHTDIV, QEXP, QLOG, QPOLAR, QPOWER</text:span></text:p>
              <text:p text:style-name="P1"><text:span text:style-name="T1"/></text:p>
              <text:p text:style-name="P1"><text:span text:style-name="T1"/></text:p>
            </office:annotation>
            <text:p>Quaternion</text:p>
          </table:table-cell>
          <table:table-cell table:number-columns-repeated="37"/>
        </table:table-row>
        <table:table-row table:style-name="ro5">
          <table:table-cell table:style-name="Default" office:value-type="string" calcext:value-type="string">
            <office:annotation draw:style-name="gr20" draw:text-style-name="P2" svg:width="82.18pt" svg:height="106.47pt" svg:x="81.24pt" svg:y="10041.82pt" draw:caption-point-x="-17.29pt" draw:caption-point-y="42.8pt">
              <dc:creator>WV</dc:creator>
              <dc:date>2016-03-01T00:00:00</dc:date>
              <text:p text:style-name="P1"><text:span text:style-name="T1">Queuing theory deals with the way waiting lines work (waiting ines of people, data streams, etc.), including the analysis of waiting systems.</text:span></text:p>
            </office:annotation>
            <text:p>Queuing theory</text:p>
          </table:table-cell>
          <table:table-cell table:number-columns-repeated="37"/>
        </table:table-row>
        <table:table-row table:style-name="ro5">
          <table:table-cell office:value-type="string" calcext:value-type="string">
            <office:annotation draw:style-name="gr303" draw:text-style-name="P2" svg:width="247.15pt" svg:height="64.37pt" svg:x="81.24pt" svg:y="10054.63pt" draw:caption-point-x="-17.29pt" draw:caption-point-y="42.8pt">
              <dc:creator>WV</dc:creator>
              <dc:date>2016-03-01T00:00:00</dc:date>
              <text:p text:style-name="P1"><text:span text:style-name="T1">Quintiles divide a distribution into five equal parts. They are sometimes used as scores for tests. The quintiles are equivalent to he 20</text:span><text:span text:style-name="T5">th</text:span><text:span text:style-name="T1"> percentile, 40</text:span><text:span text:style-name="T5">th</text:span><text:span text:style-name="T1"> percentile, 60</text:span><text:span text:style-name="T5">th</text:span><text:span text:style-name="T1"> percentile, and 80</text:span><text:span text:style-name="T5">th</text:span><text:span text:style-name="T1"> percentile.</text:span></text:p>
            </office:annotation>
            <text:p>Quintile</text:p>
          </table:table-cell>
          <table:table-cell table:number-columns-repeated="37"/>
        </table:table-row>
        <table:table-row table:style-name="ro5">
          <table:table-cell office:value-type="string" calcext:value-type="string">
            <office:annotation draw:style-name="gr16" draw:text-style-name="P2" svg:width="332.82pt" svg:height="72.88pt" svg:x="81.24pt" svg:y="10067.41pt" draw:caption-point-x="-17.29pt" draw:caption-point-y="42.8pt">
              <dc:creator>WV</dc:creator>
              <dc:date>2016-03-01T00:00:00</dc:date>
              <text:p text:style-name="P1"><text:span text:style-name="T1">A quotient is the result of a division.</text:span></text:p>
              <text:p text:style-name="P1"><text:span text:style-name="T1"/></text:p>
              <text:p text:style-name="P1"><text:span text:style-name="T1">See Calc: QUOTIENT, Operators in LibreOffice Calc, Calculating With Formulas, IMDIV</text:span></text:p>
              <text:p text:style-name="P1"><text:span text:style-name="T1"/></text:p>
              <text:p text:style-name="P1"><text:span text:style-name="T1">See DANSYS: QLEFTDIV, QRIGHTDIV, PolyDiv</text:span></text:p>
            </office:annotation>
            <text:p>Quotient</text:p>
          </table:table-cell>
          <table:table-cell table:number-columns-repeated="37"/>
        </table:table-row>
        <table:table-row table:style-name="ro5">
          <table:table-cell office:value-type="string" calcext:value-type="string">
            <office:annotation draw:style-name="gr304" draw:text-style-name="P2" svg:width="323.29pt" svg:height="118.03pt" svg:x="81.24pt" svg:y="10080.23pt" draw:caption-point-x="-17.29pt" draw:caption-point-y="42.8pt">
              <dc:creator>WV</dc:creator>
              <dc:date>2016-03-01T00:00:00</dc:date>
              <text:p text:style-name="P1"><text:span text:style-name="T1">R</text:span><text:span text:style-name="T5">2</text:span><text:span text:style-name="T1">, also known as the coefficient of determination, indicates the goodness of fit of data to a regression model. For a bivariate system, it also is a measure of the strength of the relationship between the two variables. R2 is the square of a correlation (or in the multivariate case, a multiple correlation) coefficient.</text:span></text:p>
              <text:p text:style-name="P1"><text:span text:style-name="T1"/></text:p>
              <text:p text:style-name="P1"><text:span text:style-name="T1">See Calc: Charts in LibreOffice, Trend Lines, RSQ</text:span></text:p>
              <text:p text:style-name="P1"><text:span text:style-name="T1">See DANSYS: RSQMat, RSquare</text:span></text:p>
              <text:p text:style-name="P1"><text:span text:style-name="T1"/></text:p>
              <text:p text:style-name="P1"><text:span text:style-name="T1"/></text:p>
            </office:annotation>
            <text:p>R square</text:p>
          </table:table-cell>
          <table:table-cell table:number-columns-repeated="37"/>
        </table:table-row>
        <table:table-row table:style-name="ro5">
          <table:table-cell office:value-type="string" calcext:value-type="string">
            <office:annotation draw:style-name="gr20" draw:text-style-name="P2" svg:width="351.07pt" svg:height="106.47pt" svg:x="81.24pt" svg:y="10093.01pt" draw:caption-point-x="-17.29pt" draw:caption-point-y="42.8pt">
              <dc:creator>WV</dc:creator>
              <dc:date>2016-03-02T00:00:00</dc:date>
              <text:p text:style-name="P1"><text:span text:style-name="T1">ANCOVA assumes that the relationships between the dependent variable and covariates are linear and parallel. This second requirement is called homogeneity of regression slopes and it can be tested using the R</text:span><text:span text:style-name="T5">2</text:span><text:span text:style-name="T1"> test. In DANSYS, this is simply referred to as the homogeneity of regressions table.</text:span></text:p>
              <text:p text:style-name="P1"><text:span text:style-name="T1"/></text:p>
              <text:p text:style-name="P1"><text:span text:style-name="T1">See DANSYS: ANCOVA</text:span></text:p>
              <text:p text:style-name="P1"><text:span text:style-name="T1"/></text:p>
              <text:p text:style-name="P1"><text:span text:style-name="T1"/></text:p>
            </office:annotation>
            <text:p>R square test for homogeneity of regression slopes</text:p>
          </table:table-cell>
          <table:table-cell table:number-columns-repeated="37"/>
        </table:table-row>
        <table:table-row table:style-name="ro5">
          <table:table-cell office:value-type="string" calcext:value-type="string">
            <office:annotation draw:style-name="gr18" draw:text-style-name="P2" svg:width="318.53pt" svg:height="151.26pt" svg:x="81.24pt" svg:y="10105.82pt" draw:caption-point-x="-17.29pt" draw:caption-point-y="42.8pt">
              <dc:creator>WV</dc:creator>
              <dc:date>2016-03-02T00:00:00</dc:date>
              <text:p text:style-name="P1"><text:span text:style-name="T1">In scientific and mathematical work, the radian is preferred to the degree as an angular measure, primarily because it relates more to the unit circle instead of the right triangle and is, therefore, more convenient for dealing with things like oscillatory phenomena and such. Since the circumference of a circle is </text:span><text:span text:style-name="T4">πd, and the diameter of a unit circle is 2 (the radius is 1), a central angle that sweeps the entire radius is 2π, and so such an angle is said to measure 2π radians.</text:span></text:p>
              <text:p text:style-name="P1"><text:span text:style-name="T4"/></text:p>
              <text:p text:style-name="P1"><text:span text:style-name="T4">The trigonometric functions of most spreadsheets assume that angular measures are in radians.</text:span></text:p>
              <text:p text:style-name="P1"><text:span text:style-name="T4"/></text:p>
              <text:p text:style-name="P1"><text:span text:style-name="T4">See Calc: DEGREES, RADIANS</text:span></text:p>
              <text:p text:style-name="P1"><text:span text:style-name="T4">See DANSYS: Angle</text:span></text:p>
            </office:annotation>
            <text:p>Radian</text:p>
          </table:table-cell>
          <table:table-cell table:number-columns-repeated="37"/>
        </table:table-row>
        <table:table-row table:style-name="ro5">
          <table:table-cell office:value-type="string" calcext:value-type="string">
            <office:annotation draw:style-name="gr9" draw:text-style-name="P2" svg:width="336.78pt" svg:height="61.68pt" svg:x="81.24pt" svg:y="10118.61pt" draw:caption-point-x="-17.29pt" draw:caption-point-y="42.8pt">
              <dc:creator>WV</dc:creator>
              <dc:date>2016-03-02T00:00:00</dc:date>
              <text:p text:style-name="P1"><text:span text:style-name="T1">Randomness is the lack of pattern or predictability. A random number is a number drawn from a set of numbers in such a way that it cannot be predicted. In a strict sense, “random” means indeterminate.</text:span></text:p>
              <text:p text:style-name="P1"><text:span text:style-name="T1"/></text:p>
              <text:p text:style-name="P1"><text:span text:style-name="T1">See other topics below concerning randomness</text:span></text:p>
            </office:annotation>
            <text:p>Random</text:p>
          </table:table-cell>
          <table:table-cell table:number-columns-repeated="37"/>
        </table:table-row>
        <table:table-row table:style-name="ro5">
          <table:table-cell table:style-name="Default" office:value-type="string" calcext:value-type="string">
            <office:annotation draw:style-name="gr4" draw:text-style-name="P2" svg:width="285.22pt" svg:height="196.04pt" svg:x="81.24pt" svg:y="10131.42pt" draw:caption-point-x="-17.29pt" draw:caption-point-y="42.8pt">
              <dc:creator>WV</dc:creator>
              <dc:date>2016-03-02T00:00:00</dc:date>
              <text:p text:style-name="P1"><text:span text:style-name="T1">Random effects in models are effects which cannot be clearly characterized. For instance, if a category in a study is city of residence, it would be difficult to clearly categorize the subjects (what is the proportion of genders, what is the racial constitution. What environmental factors significantly influence the behavior of the subjects, etc., etc.) Studies such as ANOVA, ANCOVA, and regression analyses can be designed so as to take fixed and random effects into consideration.</text:span></text:p>
            </office:annotation>
            <text:p>Random effects</text:p>
          </table:table-cell>
          <table:table-cell table:number-columns-repeated="37"/>
        </table:table-row>
        <table:table-row table:style-name="ro5">
          <table:table-cell office:value-type="string" calcext:value-type="string">
            <office:annotation draw:style-name="gr8" draw:text-style-name="P2" svg:width="315.35pt" svg:height="173.65pt" svg:x="81.24pt" svg:y="10144.2pt" draw:caption-point-x="-17.29pt" draw:caption-point-y="42.8pt">
              <dc:creator>WV</dc:creator>
              <dc:date>2016-03-02T00:00:00</dc:date>
              <text:p text:style-name="P1"><text:span text:style-name="T1">Random numbers can be generated by hardware like radiation decay detectors and unstable electronic components, but such equipment is generally fairly expensive; therefore, most software random number generators are designed to be pseudo-random (or, in other words, “random enough”) It is important that such random functions at least produce a deviate from the distribution it is supposed to follow. For instance, a large number of uniform deviates produced by a random number generator should yield a histogram with the flat rectangular profile of a uniform distribution.</text:span></text:p>
              <text:p text:style-name="P1"><text:span text:style-name="T1"/></text:p>
              <text:p text:style-name="P1"><text:span text:style-name="T1">See Calc: Fill Random Numbers, Applying Conditional Formatting, RAND, RANDBETWEEN, STANDARDIZE</text:span></text:p>
              <text:p text:style-name="P1"><text:span text:style-name="T1"/></text:p>
              <text:p text:style-name="P1"><text:span text:style-name="T1">See DANSYS: ExpDev, GammaDev, PoisDev, NormDev, BinomDev, FillRange</text:span></text:p>
            </office:annotation>
            <text:p>Random number generation</text:p>
          </table:table-cell>
          <table:table-cell table:number-columns-repeated="37"/>
        </table:table-row>
        <table:table-row table:style-name="ro5">
          <table:table-cell office:value-type="string" calcext:value-type="string">
            <office:annotation draw:style-name="gr14" draw:text-style-name="P2" svg:width="321.7pt" svg:height="84.08pt" svg:x="81.24pt" svg:y="10157.02pt" draw:caption-point-x="-17.29pt" draw:caption-point-y="42.8pt">
              <dc:creator>WV</dc:creator>
              <dc:date>2016-03-02T00:00:00</dc:date>
              <text:p text:style-name="P1"><text:span text:style-name="T1">Random text generation returns a single unpredictable character or a string of such characters.</text:span></text:p>
              <text:p text:style-name="P1"><text:span text:style-name="T1"/></text:p>
              <text:p text:style-name="P1"><text:span text:style-name="T1">See DANSYS: RANDC, RandPerm</text:span></text:p>
            </office:annotation>
            <text:p>Random text generation</text:p>
          </table:table-cell>
          <table:table-cell table:number-columns-repeated="37"/>
        </table:table-row>
        <table:table-row table:style-name="ro5">
          <table:table-cell office:value-type="string" calcext:value-type="string">
            <office:annotation draw:style-name="gr10" draw:text-style-name="P2" svg:width="314.56pt" svg:height="95.27pt" svg:x="81.24pt" svg:y="10169.83pt" draw:caption-point-x="-17.29pt" draw:caption-point-y="42.8pt">
              <dc:creator>WV</dc:creator>
              <dc:date>2016-03-02T00:00:00</dc:date>
              <text:p text:style-name="P1"><text:span text:style-name="T1">Randomization presents the elements of a set in an unpredictable sequence called a random permutation. A random number generator randomized the set of integers, or real numbers, or numbers from some other set.</text:span></text:p>
              <text:p text:style-name="P1"><text:span text:style-name="T1"/></text:p>
              <text:p text:style-name="P1"><text:span text:style-name="T1">See DANSYS: Shuffle, RandPerm</text:span></text:p>
            </office:annotation>
            <text:p>Randomization</text:p>
          </table:table-cell>
          <table:table-cell table:number-columns-repeated="37"/>
        </table:table-row>
        <table:table-row table:style-name="ro5">
          <table:table-cell table:style-name="Default" office:value-type="string" calcext:value-type="string">
            <office:annotation draw:style-name="gr20" draw:text-style-name="P2" svg:width="318.53pt" svg:height="106.47pt" svg:x="81.24pt" svg:y="10182.61pt" draw:caption-point-x="-17.29pt" draw:caption-point-y="42.8pt">
              <dc:creator>WV</dc:creator>
              <dc:date>2016-03-02T00:00:00</dc:date>
              <text:p text:style-name="P1"><text:span text:style-name="T1">Randomization tests (also called “permutation tests”) select a large number of randomized samples from a data set to compare.</text:span></text:p>
              <text:p text:style-name="P1"><text:span text:style-name="T1"/></text:p>
              <text:p text:style-name="P1"><text:span text:style-name="T1">The randomization test for independent samples is a nonparametric alternative to the t test for independent samples.</text:span></text:p>
            </office:annotation>
            <text:p>Randomization test for independent samples</text:p>
          </table:table-cell>
          <table:table-cell table:number-columns-repeated="37"/>
        </table:table-row>
        <table:table-row table:style-name="ro5">
          <table:table-cell table:style-name="Default" office:value-type="string" calcext:value-type="string">
            <office:annotation draw:style-name="gr13" draw:text-style-name="P2" svg:width="326.47pt" svg:height="128.86pt" svg:x="81.24pt" svg:y="10195.43pt" draw:caption-point-x="-17.29pt" draw:caption-point-y="42.8pt">
              <dc:creator>WV</dc:creator>
              <dc:date>2016-03-02T00:00:00</dc:date>
              <text:p text:style-name="P1"><text:span text:style-name="T1">Randomization tests (also called “permutation tests”) select a large number of randomized samples from a data set to compare.</text:span></text:p>
              <text:p text:style-name="P1"><text:span text:style-name="T1"/></text:p>
              <text:p text:style-name="P1"><text:span text:style-name="T1">The randomization test for matched pairs is a nonparametric alternative to the t test for matched pairs.</text:span></text:p>
            </office:annotation>
            <text:p>Randomization test for matched pairs</text:p>
          </table:table-cell>
          <table:table-cell table:number-columns-repeated="37"/>
        </table:table-row>
        <table:table-row table:style-name="ro5">
          <table:table-cell table:style-name="ce13" office:value-type="string" calcext:value-type="string">
            <office:annotation draw:style-name="gr18" draw:text-style-name="P2" svg:width="348.92pt" svg:height="151.26pt" svg:x="81.01pt" svg:y="10188.09pt" draw:caption-point-x="-17.06pt" draw:caption-point-y="62.93pt">
              <dc:creator>WV</dc:creator>
              <dc:date>2016-03-03T00:00:00</dc:date>
              <text:p text:style-name="P1"><text:span text:style-name="T1">In practice, randomization tests are usually applied when the number of cases is very small. With larger Ns the interval variable is generally treated as an ordinal variable. Randomization tests (also called “permutation tests”) select a large number of randomized samples from a data set to compare.</text:span></text:p>
              <text:p text:style-name="P1"><text:span text:style-name="T1"/></text:p>
              <text:p text:style-name="P1"><text:span text:style-name="T1">The randomization test for matched samples is a nonparametric lternative to the t test for matched samples.</text:span></text:p>
            </office:annotation>
            <text:p>Randomization test for matched samples</text:p>
          </table:table-cell>
          <table:table-cell table:number-columns-repeated="37"/>
        </table:table-row>
        <table:table-row table:style-name="ro5">
          <table:table-cell table:style-name="Default" office:value-type="string" calcext:value-type="string">
            <office:annotation draw:style-name="gr305" draw:text-style-name="P2" svg:width="332.82pt" svg:height="104.2pt" svg:x="81.24pt" svg:y="10221.02pt" draw:caption-point-x="-17.29pt" draw:caption-point-y="42.8pt">
              <dc:creator>WV</dc:creator>
              <dc:date>2016-03-03T00:00:00</dc:date>
              <text:p text:style-name="P1"><text:span text:style-name="T1">In practice, randomization tests are usually applied when the number of cases is very small. With larger Ns the interval variable is generally treated as an ordinal variable. Randomization tests (also called “permutation tests”) select a large number of randomized samples from a data set to compare.</text:span></text:p>
              <text:p text:style-name="P1"><text:span text:style-name="T1"/></text:p>
              <text:p text:style-name="P1"><text:span text:style-name="T1">The randomization test for two independent samples is a nonparametric alternative to the t test for two independent samples.</text:span></text:p>
            </office:annotation>
            <text:p>Randomization test for two independent samples</text:p>
          </table:table-cell>
          <table:table-cell table:number-columns-repeated="37"/>
        </table:table-row>
        <table:table-row table:style-name="ro5">
          <table:table-cell table:style-name="Default" office:value-type="string" calcext:value-type="string">
            <office:annotation draw:style-name="gr306" draw:text-style-name="P2" svg:width="197.4pt" svg:height="61.4pt" svg:x="81.01pt" svg:y="10213.99pt" draw:caption-point-x="-17.06pt" draw:caption-point-y="62.62pt">
              <dc:creator>WV</dc:creator>
              <dc:date>2016-03-03T00:00:00</dc:date>
              <text:p text:style-name="P1"><text:span text:style-name="T1">Randomized response methods are used in surveys to present “sensitive” questions so that confidentiality is conserved (even in relation to the interviewer.) </text:span></text:p>
            </office:annotation>
            <text:p>Randomized response methods</text:p>
          </table:table-cell>
          <table:table-cell table:number-columns-repeated="37"/>
        </table:table-row>
        <table:table-row table:style-name="ro5">
          <table:table-cell office:value-type="string" calcext:value-type="string">
            <office:annotation draw:style-name="gr20" draw:text-style-name="P2" svg:width="303.48pt" svg:height="106.47pt" svg:x="81.24pt" svg:y="10246.62pt" draw:caption-point-x="-17.29pt" draw:caption-point-y="42.8pt">
              <dc:creator>WV</dc:creator>
              <dc:date>2016-03-03T00:00:00</dc:date>
              <text:p text:style-name="P1"><text:span text:style-name="T1">Range, a measure of spread or dispersion, is the difference between the maximum and minimum values in a data set.</text:span></text:p>
              <text:p text:style-name="P1"><text:span text:style-name="T1"/></text:p>
              <text:p text:style-name="P1"><text:span text:style-name="T1">See DANSYS: Profile13, ProfileG, Range, RProfile</text:span></text:p>
              <text:p text:style-name="P1"><text:span text:style-name="T1"/></text:p>
              <text:p text:style-name="P1"><text:span text:style-name="T1"/></text:p>
            </office:annotation>
            <text:p>Range</text:p>
          </table:table-cell>
          <table:table-cell table:number-columns-repeated="37"/>
        </table:table-row>
        <table:table-row table:style-name="ro5">
          <table:table-cell office:value-type="string" calcext:value-type="string">
            <office:annotation draw:style-name="gr307" draw:text-style-name="P2" svg:width="284.43pt" svg:height="70.36pt" svg:x="81.24pt" svg:y="10259.4pt" draw:caption-point-x="-17.29pt" draw:caption-point-y="42.8pt">
              <dc:creator>WV</dc:creator>
              <dc:date>2016-03-03T00:00:00</dc:date>
              <text:p text:style-name="P1"><text:span text:style-name="T1">On a spreadsheet, a range is a collection of cells. It can be coterminous – a rectangular set of cells, all sharing boundaries, or disjunct – a collection of coterminous cells, not necessarily sharing boundaries.</text:span></text:p>
            </office:annotation>
            <text:p>Range: spreadsheet</text:p>
          </table:table-cell>
          <table:table-cell table:number-columns-repeated="37"/>
        </table:table-row>
        <table:table-row table:style-name="ro5">
          <table:table-cell office:value-type="string" calcext:value-type="string">
            <office:annotation draw:style-name="gr11" draw:text-style-name="P2" svg:width="340.19pt" svg:height="117.67pt" svg:x="80.22pt" svg:y="10251.3pt" draw:caption-point-x="-16.27pt" draw:caption-point-y="63.72pt">
              <dc:creator>WV</dc:creator>
              <dc:date>2016-03-03T00:00:00</dc:date>
              <text:p text:style-name="P1"><text:span text:style-name="T1">If a data set is ordered in ascending order, the rank of a value is it’s ordinal position in that data set. Many nonparametric statistics are based on ranks.</text:span></text:p>
              <text:p text:style-name="P1"><text:span text:style-name="T1"/></text:p>
              <text:p text:style-name="P1"><text:span text:style-name="T1">The rank of a matrix is the number of independent rows (an independent row cannot be converted to one of the other rows by multiplying all the terms by the same number.)</text:span></text:p>
              <text:p text:style-name="P1"><text:span text:style-name="T1"/></text:p>
              <text:p text:style-name="P1"><text:span text:style-name="T1">See Calc: RANK, RANK.AVG, AQ, LARGE, SMALL, PERCENTRANK, PERCENTRANK.EXC, PERCENTRANK.INC</text:span></text:p>
              <text:p text:style-name="P1"><text:span text:style-name="T1">See DANSYS: MRANK, BRANKS</text:span></text:p>
            </office:annotation>
            <text:p>Rank</text:p>
          </table:table-cell>
          <table:table-cell table:number-columns-repeated="37"/>
        </table:table-row>
        <table:table-row table:style-name="ro5">
          <table:table-cell office:value-type="string" calcext:value-type="string">
            <office:annotation draw:style-name="gr13" draw:text-style-name="P2" svg:width="318.53pt" svg:height="128.86pt" svg:x="81.24pt" svg:y="10285.03pt" draw:caption-point-x="-17.29pt" draw:caption-point-y="42.8pt">
              <dc:creator>WV</dc:creator>
              <dc:date>2016-03-03T00:00:00</dc:date>
              <text:p text:style-name="P1"><text:span text:style-name="T1">A rankit is the value a particular element of a data set would have if it were from a specific distribution. One common use of rankits is to construct probability plots.</text:span></text:p>
              <text:p text:style-name="P1"><text:span text:style-name="T1"/></text:p>
              <text:p text:style-name="P1"><text:span text:style-name="T1">See DANSYS: Rankits</text:span></text:p>
            </office:annotation>
            <text:p>Rankits</text:p>
          </table:table-cell>
          <table:table-cell table:number-columns-repeated="37"/>
        </table:table-row>
        <table:table-row table:style-name="ro5">
          <table:table-cell table:style-name="Default" office:value-type="string" calcext:value-type="string">
            <office:annotation draw:style-name="gr308" draw:text-style-name="P2" svg:width="307.67pt" svg:height="64.74pt" svg:x="81.01pt" svg:y="10277.86pt" draw:caption-point-x="-17.06pt" draw:caption-point-y="62.76pt">
              <dc:creator>WV</dc:creator>
              <dc:date>2016-03-03T00:00:00</dc:date>
              <text:p text:style-name="P1"><text:span text:style-name="T1">Rasch analysis is used to study tests and social measures such as surveys. In the Rasch model, a person’s score on <text:s/>particular variable completely summarizes their position on the scale on which the variable is measured.</text:span></text:p>
            </office:annotation>
            <text:p>Rasch analysis</text:p>
          </table:table-cell>
          <table:table-cell table:number-columns-repeated="37"/>
        </table:table-row>
        <table:table-row table:style-name="ro5">
          <table:table-cell office:value-type="string" calcext:value-type="string">
            <office:annotation draw:style-name="gr12" draw:text-style-name="P2" svg:width="319.32pt" svg:height="140.06pt" svg:x="81.24pt" svg:y="10310.63pt" draw:caption-point-x="-17.29pt" draw:caption-point-y="42.8pt">
              <dc:creator>WV</dc:creator>
              <dc:date>2016-03-03T00:00:00</dc:date>
              <text:p text:style-name="P1"><text:span text:style-name="T1">A rate expresses how one variable changes with another variable (commonly but not necessarily time). Rates are often expressed as ratios such as miles per hour or yield per unit temperature. For linear relationships, the slope of the function expresses both the average and instantaneous rates. For nonlinear functions, the slope of the line from the first to the last value expresses the average rate, but the derivative of the function expresses the instantaneous rate at any particular point.</text:span></text:p>
              <text:p text:style-name="P1"><text:span text:style-name="T1"/></text:p>
              <text:p text:style-name="P1"><text:span text:style-name="T1">See also: Rate: finance</text:span></text:p>
              <text:p text:style-name="P1"><text:span text:style-name="T1">See DANSYS: EXPCONF, MatDiff, nDeriv, DRV, InDiff</text:span></text:p>
            </office:annotation>
            <text:p>Rate</text:p>
          </table:table-cell>
          <table:table-cell table:number-columns-repeated="37"/>
        </table:table-row>
        <table:table-row table:style-name="ro5">
          <table:table-cell office:value-type="string" calcext:value-type="string">
            <office:annotation draw:style-name="gr15" draw:text-style-name="P2" svg:width="346.31pt" svg:height="162.45pt" svg:x="81.24pt" svg:y="10323.41pt" draw:caption-point-x="-17.29pt" draw:caption-point-y="42.8pt">
              <dc:creator>WV</dc:creator>
              <dc:date>2016-03-03T00:00:00</dc:date>
              <text:p text:style-name="P1"><text:span text:style-name="T1">In finance, rate can be a fixed amount paid or charged for a product of service, the amount one denomination of currency is worth in terms of another, or an amount of growth per unit time (as in an “interest rate”).</text:span></text:p>
              <text:p text:style-name="P1"><text:span text:style-name="T1"/></text:p>
              <text:p text:style-name="P1"><text:span text:style-name="T1">See Calc: CUMIPMT, CUMIPMT_ADD, CUMPRINC, CUMPRINC_ADD, DURATION, MDURATION, MIRR, NOMINAL, NOMINAL_ADD, NPV, PMT, PPMT, PRICE, PRICEMAT, YIELD, YIELDMAT, ACCRINT, ACCRINTM, AMORDEGRC, AMORLINC, DURATION_ADD, EFFECTIVE, EFFECTIVE_ADD, IRR, ISPMT, PV, SYD, FV, FVSCHEDULE, INTRATE, IPMT, NPER, ODDFPRICE, ODDFYIELD, ODDLPRICE, ODDLYIELD, RATE, RRI, VDB, XIRR, XNPV, Applying Goal Seek, LibreOffice Calc Features, Options (nonlinear solver), EUROCONVERT</text:span></text:p>
              <text:p text:style-name="P1"><text:span text:style-name="T1"/></text:p>
              <text:p text:style-name="P1"><text:span text:style-name="T1">See DANSYS: FORRATES</text:span></text:p>
            </office:annotation>
            <text:p>Rate: finance</text:p>
          </table:table-cell>
          <table:table-cell table:number-columns-repeated="37"/>
        </table:table-row>
        <table:table-row table:style-name="ro5">
          <table:table-cell office:value-type="string" calcext:value-type="string">
            <office:annotation draw:style-name="gr20" draw:text-style-name="P2" svg:width="344.72pt" svg:height="106.47pt" svg:x="81.24pt" svg:y="10336.22pt" draw:caption-point-x="-17.29pt" draw:caption-point-y="42.8pt">
              <dc:creator>WV</dc:creator>
              <dc:date>2016-03-03T00:00:00</dc:date>
              <text:p text:style-name="P1"><text:span text:style-name="T1">The rate of return is the percent gain or loss of an investment over a specified time period.</text:span></text:p>
              <text:p text:style-name="P1"><text:span text:style-name="T1"/></text:p>
              <text:p text:style-name="P1"><text:span text:style-name="T1">See Calc: MIRR, IRR</text:span></text:p>
              <text:p text:style-name="P1"><text:span text:style-name="T1"/></text:p>
              <text:p text:style-name="P1"><text:span text:style-name="T1"/></text:p>
            </office:annotation>
            <text:p>Rate of return</text:p>
          </table:table-cell>
          <table:table-cell table:number-columns-repeated="37"/>
        </table:table-row>
        <table:table-row table:style-name="ro5">
          <table:table-cell office:value-type="string" calcext:value-type="string">
            <office:annotation draw:style-name="gr11" draw:text-style-name="P2" svg:width="331.23pt" svg:height="117.67pt" svg:x="81.24pt" svg:y="10349.01pt" draw:caption-point-x="-17.29pt" draw:caption-point-y="42.8pt">
              <dc:creator>WV</dc:creator>
              <dc:date>2016-03-03T00:00:00</dc:date>
              <text:p text:style-name="P1"><text:span text:style-name="T1">A ratio is a fraction used to compare two quantities. In a fraction, if the numerator is equal to the denominator, the fraction is equal to 1. If the numerator is greater than the denominator, the fraction is greater than one. If the numerator is smaller than the denominator, the fraction is less than one. The value of the fraction is intuitively interpretable. If the fraction is 0.5, the denominator is twice as large as the numerator. There are statistics that are specifically designed to deal with proportions and ratios.</text:span></text:p>
              <text:p text:style-name="P1"><text:span text:style-name="T1"/></text:p>
              <text:p text:style-name="P1"><text:span text:style-name="T1">See DANSYS: Rprofile, IOR, CTAB1, CTAB2</text:span></text:p>
            </office:annotation>
            <text:p>Ratio</text:p>
          </table:table-cell>
          <table:table-cell table:number-columns-repeated="37"/>
        </table:table-row>
        <table:table-row table:style-name="ro5">
          <table:table-cell office:value-type="string" calcext:value-type="string">
            <office:annotation draw:style-name="gr12" draw:text-style-name="P2" svg:width="340.19pt" svg:height="140.06pt" svg:x="81.01pt" svg:y="10342.09pt" draw:caption-point-x="-17.06pt" draw:caption-point-y="62.53pt">
              <dc:creator>WV</dc:creator>
              <dc:date>2016-03-03T00:00:00</dc:date>
              <text:p text:style-name="P1"><text:span text:style-name="T1">The Rayleigh distribution is a continuous probability distribution for positive valued random numbers which often arises when the overall magnitude of a vector is related to its directional components.</text:span></text:p>
              <text:p text:style-name="P1"><text:span text:style-name="T1"/></text:p>
              <text:p text:style-name="P1"><text:span text:style-name="T1">See DANSYS: RayleighDist, RayleighQuant, RayleighMean, RayleighMedian, RayleighVar, RayleighSkew, RayleighKurt</text:span></text:p>
            </office:annotation>
            <text:p>Rayleigh distribution</text:p>
          </table:table-cell>
          <table:table-cell table:number-columns-repeated="37"/>
        </table:table-row>
        <table:table-row table:style-name="ro5">
          <table:table-cell office:value-type="string" calcext:value-type="string">
            <office:annotation draw:style-name="gr10" draw:text-style-name="P2" svg:width="310.62pt" svg:height="95.27pt" svg:x="81.24pt" svg:y="10374.6pt" draw:caption-point-x="-17.29pt" draw:caption-point-y="42.8pt">
              <dc:creator>WV</dc:creator>
              <dc:date>2016-03-03T00:00:00</dc:date>
              <text:p text:style-name="P1"><text:span text:style-name="T1">Indices of readability provide measures for reading difficulty of text passages, often in terms of grade levels.</text:span></text:p>
              <text:p text:style-name="P1"><text:span text:style-name="T1"/></text:p>
              <text:p text:style-name="P1"><text:span text:style-name="T1">See DANSYS: READABILITY</text:span></text:p>
            </office:annotation>
            <text:p>Readability</text:p>
          </table:table-cell>
          <table:table-cell table:number-columns-repeated="37"/>
        </table:table-row>
        <table:table-row table:style-name="ro5">
          <table:table-cell office:value-type="string" calcext:value-type="string">
            <office:annotation draw:style-name="gr10" draw:text-style-name="P2" svg:width="355.04pt" svg:height="95.27pt" svg:x="81.24pt" svg:y="10387.42pt" draw:caption-point-x="-17.29pt" draw:caption-point-y="42.8pt">
              <dc:creator>WV</dc:creator>
              <dc:date>2016-03-03T00:00:00</dc:date>
              <text:p text:style-name="P1"><text:span text:style-name="T1">A real number is a number that can be represented on a number line. Real numbers include zero, counting (natural) numbers, integers (both positive and negative), rational numbers, and irrational numbers. In Calc, all real, decimal (base 10) numbers are stored as rational numbers accurate to 15 or16 places but can be displayed or processed as other kinds of numbers. In LibreOffice Basic, rational variables are referred to as Single (single precision) or Double (double precision) numbers. Variables can also be dimensioned as Integer, Long integer, Variant, and Array.</text:span></text:p>
            </office:annotation>
            <text:p>Real number</text:p>
          </table:table-cell>
          <table:table-cell table:number-columns-repeated="37"/>
        </table:table-row>
        <table:table-row table:style-name="ro5">
          <table:table-cell table:style-name="Default" office:value-type="string" calcext:value-type="string">
            <office:annotation draw:style-name="gr309" draw:text-style-name="P2" svg:width="316.15pt" svg:height="63.24pt" svg:x="81.24pt" svg:y="10400.23pt" draw:caption-point-x="-17.29pt" draw:caption-point-y="42.8pt">
              <dc:creator>WV</dc:creator>
              <dc:date>2016-03-03T00:00:00</dc:date>
              <text:p text:style-name="P1"><text:span text:style-name="T1">A receiver operating characteristic (ROC) is a plot that displays the performance of a binary classification system as it’s discrimination threshold changes.</text:span></text:p>
            </office:annotation>
            <text:p>Receiver operating characteristics </text:p>
          </table:table-cell>
          <table:table-cell table:number-columns-repeated="37"/>
        </table:table-row>
        <table:table-row table:style-name="ro5">
          <table:table-cell office:value-type="string" calcext:value-type="string">
            <office:annotation draw:style-name="gr12" draw:text-style-name="P2" svg:width="256.42pt" svg:height="140.06pt" svg:x="81.01pt" svg:y="10393.11pt" draw:caption-point-x="-17.06pt" draw:caption-point-y="62.7pt">
              <dc:creator>WV</dc:creator>
              <dc:date>2016-03-04T00:00:00</dc:date>
              <text:p text:style-name="P1"><text:span text:style-name="T1">For a rectangular (discrete uniform) distribution, all events have equal probability. Useful for the distribution of error of numerical values to the nearest k decimal places. Used in Bayesian statistics as prior when there is no hypothesis of shape of distribution. Used as the null distribution of numbers in a random decimal sequence and models of traffic flow.</text:span></text:p>
              <text:p text:style-name="P1"><text:span text:style-name="T1"/></text:p>
              <text:p text:style-name="P1"><text:span text:style-name="T1">See Calc: Fill Random Numbers, RAND, RANDBETWEEN</text:span></text:p>
              <text:p text:style-name="P1"><text:span text:style-name="T1">See DANSYS: UniDev, UniDist, UniMean, UniVar, UniEntropy, ESTDIST</text:span></text:p>
            </office:annotation>
            <text:p>Rectangular (discrete uniform)</text:p>
          </table:table-cell>
          <table:table-cell table:number-columns-repeated="37"/>
        </table:table-row>
        <table:table-row table:style-name="ro5">
          <table:table-cell office:value-type="string" calcext:value-type="string">
            <office:annotation draw:style-name="gr14" draw:text-style-name="P2" svg:width="351.07pt" svg:height="84.08pt" svg:x="81.24pt" svg:y="10425.83pt" draw:caption-point-x="-17.29pt" draw:caption-point-y="42.8pt">
              <dc:creator>WV</dc:creator>
              <dc:date>2016-03-04T00:00:00</dc:date>
              <text:p text:style-name="P1"><text:span text:style-name="T1">Rectilinear coordinates (also called Cartesian coordinates) locate points in n dimensional space using n values which measure the distance from a reference point (the origin) along n orthogonal (perpendicular) axes.</text:span></text:p>
              <text:p text:style-name="P1"><text:span text:style-name="T1"/></text:p>
              <text:p text:style-name="P1"><text:span text:style-name="T1">See Calc: Scale</text:span></text:p>
              <text:p text:style-name="P1"><text:span text:style-name="T1">See DANSYS: R2C, C2R, R2S, S2R, P2R, R2P</text:span></text:p>
            </office:annotation>
            <text:p>Rectilinear coordinates</text:p>
          </table:table-cell>
          <table:table-cell table:number-columns-repeated="37"/>
        </table:table-row>
        <table:table-row table:style-name="ro5">
          <table:table-cell table:style-name="Default" office:value-type="string" calcext:value-type="string">
            <office:annotation draw:style-name="gr13" draw:text-style-name="P2" svg:width="82.18pt" svg:height="128.86pt" svg:x="81.24pt" svg:y="10438.61pt" draw:caption-point-x="-17.29pt" draw:caption-point-y="42.8pt">
              <dc:creator>WV</dc:creator>
              <dc:date>2016-03-04T00:00:00</dc:date>
              <text:p text:style-name="P1"><text:span text:style-name="T1">Commonly used in chaos analysis, a recurrence plot charts where a trajectory in a phase space is in the same neighborhood at a specific point in time.</text:span></text:p>
            </office:annotation>
            <text:p>Recurrence plots</text:p>
          </table:table-cell>
          <table:table-cell table:number-columns-repeated="37"/>
        </table:table-row>
        <table:table-row table:style-name="ro5">
          <table:table-cell table:style-name="Default" office:value-type="string" calcext:value-type="string">
            <office:annotation draw:style-name="gr14" draw:text-style-name="P2" svg:width="82.18pt" svg:height="84.08pt" svg:x="81.24pt" svg:y="10451.42pt" draw:caption-point-x="-17.29pt" draw:caption-point-y="42.8pt">
              <dc:creator>WV</dc:creator>
              <dc:date>2016-03-04T00:00:00</dc:date>
              <text:p text:style-name="P1"><text:span text:style-name="T1">Recurrence quantification analysis quantifies the data displayed in recurrence plots (which see).</text:span></text:p>
            </office:annotation>
            <text:p>Recurrence quantification analysis</text:p>
          </table:table-cell>
          <table:table-cell table:number-columns-repeated="37"/>
        </table:table-row>
        <table:table-row table:style-name="ro5">
          <table:table-cell office:value-type="string" calcext:value-type="string">
            <office:annotation draw:style-name="gr10" draw:text-style-name="P2" svg:width="332.02pt" svg:height="95.27pt" svg:x="81.24pt" svg:y="10464.21pt" draw:caption-point-x="-17.29pt" draw:caption-point-y="42.8pt">
              <dc:creator>WV</dc:creator>
              <dc:date>2016-03-04T00:00:00</dc:date>
              <text:p text:style-name="P1"><text:span text:style-name="T1">Recursion repeats a process reflexively. For instance, a recursive function repeats for a specified number of times or until some criterion condition is reached, each repetition using the result of the last repetition as input for the next. A form of recursion is iteration.</text:span></text:p>
              <text:p text:style-name="P1"><text:span text:style-name="T1"/></text:p>
              <text:p text:style-name="P1"><text:span text:style-name="T1">See Calc: Calculate, Error Codes in LibreOffice Calc, Solver, Nonlinear Solver</text:span></text:p>
              <text:p text:style-name="P1"><text:span text:style-name="T1">See DANSYS: Iterate1, Iterate2, SumIterate</text:span></text:p>
            </office:annotation>
            <text:p>Recursion</text:p>
          </table:table-cell>
          <table:table-cell table:number-columns-repeated="37"/>
        </table:table-row>
        <table:table-row table:style-name="ro5">
          <table:table-cell office:value-type="string" calcext:value-type="string">
            <office:annotation draw:style-name="gr310" draw:text-style-name="P2" svg:width="339.17pt" svg:height="74.83pt" svg:x="81.24pt" svg:y="10477.02pt" draw:caption-point-x="-17.29pt" draw:caption-point-y="42.8pt">
              <dc:creator>WV</dc:creator>
              <dc:date>2016-03-04T00:00:00</dc:date>
              <text:p text:style-name="P1"><text:span text:style-name="T1">Redemption is the return of an investor’s principal in a fixed income security in the case of maturity of the security or cancellation.</text:span></text:p>
              <text:p text:style-name="P1"><text:span text:style-name="T1"/></text:p>
              <text:p text:style-name="P1"><text:span text:style-name="T1">See Calc: INTRATE, ODDFPRICE, ODDFYIELD, ODDLPRICE, ODDLYIELD, CUMPRINC_ADD, PRICE, PRICEDISC, YIELD, YIELDDISC, DISC</text:span></text:p>
            </office:annotation>
            <text:p>Redemption</text:p>
          </table:table-cell>
          <table:table-cell table:number-columns-repeated="37"/>
        </table:table-row>
        <table:table-row table:style-name="ro5">
          <table:table-cell table:style-name="Default" office:value-type="string" calcext:value-type="string">
            <office:annotation draw:style-name="gr16" draw:text-style-name="P2" svg:width="356.06pt" svg:height="72.88pt" svg:x="81.01pt" svg:y="10469.31pt" draw:caption-point-x="-17.06pt" draw:caption-point-y="63.3pt">
              <dc:creator>WV</dc:creator>
              <dc:date>2016-03-04T00:00:00</dc:date>
              <text:p text:style-name="P1"><text:span text:style-name="T1">Reduction is used to adjust an overdetermined system of linear equations to solve.</text:span></text:p>
              <text:p text:style-name="P1"><text:span text:style-name="T1"/></text:p>
              <text:p text:style-name="P1"><text:span text:style-name="T1">See DANSYS: Gaussj, Tridiagonal, Hessenberg, Assignment</text:span></text:p>
            </office:annotation>
            <text:p>Reduction</text:p>
          </table:table-cell>
          <table:table-cell table:number-columns-repeated="37"/>
        </table:table-row>
        <table:table-row table:style-name="ro5">
          <table:table-cell office:value-type="string" calcext:value-type="string">
            <office:annotation draw:style-name="gr11" draw:text-style-name="P2" svg:width="356.63pt" svg:height="117.67pt" svg:x="81.24pt" svg:y="10502.62pt" draw:caption-point-x="-17.29pt" draw:caption-point-y="42.8pt">
              <dc:creator>WV</dc:creator>
              <dc:date>2016-03-04T00:00:00</dc:date>
              <text:p text:style-name="P1"><text:span text:style-name="T1">In a spreadsheet, a reference is the position or name of a cell or range of cells used to return the contents of the cell or range.</text:span></text:p>
              <text:p text:style-name="P1"><text:span text:style-name="T1"/></text:p>
              <text:p text:style-name="P1"><text:span text:style-name="T1">See Calc: Information Functions, Addresses and References, Absolute and Relative, Referencing a Cell in Another Document, Referencing Cells by Drag-and-Drop, Spreadsheet Formulas, Entering Formulas, Naming Cells, References to Other Sheets and Referencing URLs, Recognizing Names as Addressing</text:span></text:p>
              <text:p text:style-name="P1"><text:span text:style-name="T1"/></text:p>
              <text:p text:style-name="P1"><text:span text:style-name="T1">See DANSYS: RefIncoder, RefDecoder</text:span></text:p>
            </office:annotation>
            <text:p>Reference</text:p>
          </table:table-cell>
          <table:table-cell table:number-columns-repeated="37"/>
        </table:table-row>
        <table:table-row table:style-name="ro5">
          <table:table-cell office:value-type="string" calcext:value-type="string">
            <office:annotation draw:style-name="gr16" draw:text-style-name="P2" svg:width="324.88pt" svg:height="72.88pt" svg:x="81.24pt" svg:y="10515.43pt" draw:caption-point-x="-17.29pt" draw:caption-point-y="42.8pt">
              <dc:creator>WV</dc:creator>
              <dc:date>2016-03-04T00:00:00</dc:date>
              <text:p text:style-name="P1"><text:span text:style-name="T1">A register in DANSYS is a memory location in one of the internal memory stacks.</text:span></text:p>
              <text:p text:style-name="P1"><text:span text:style-name="T1"/></text:p>
              <text:p text:style-name="P1"><text:span text:style-name="T1">See DANSYS: RegIn, RegOut, RegR, RegAdd, RegSub, Kin, Kout, X2Y, Also see DANSYS’ matrix functions</text:span></text:p>
            </office:annotation>
            <text:p>Registers</text:p>
          </table:table-cell>
          <table:table-cell table:number-columns-repeated="37"/>
        </table:table-row>
        <table:table-row table:style-name="ro5">
          <table:table-cell office:value-type="string" calcext:value-type="string">
            <office:annotation draw:style-name="gr13" draw:text-style-name="P2" svg:width="338.37pt" svg:height="128.86pt" svg:x="81.24pt" svg:y="10528.21pt" draw:caption-point-x="-17.29pt" draw:caption-point-y="42.8pt">
              <dc:creator>WV</dc:creator>
              <dc:date>2016-03-04T00:00:00</dc:date>
              <text:p text:style-name="P1"><text:span text:style-name="T1">Regression coefficients are the weighting values for variables in a regression model. They are often symbolized by the Greek letter beta with subscripts.</text:span></text:p>
              <text:p text:style-name="P1"><text:span text:style-name="T1"/></text:p>
              <text:p text:style-name="P1"><text:span text:style-name="T1">See Calc: Trend Lines, LINEST, LOGEST</text:span></text:p>
              <text:p text:style-name="P1"><text:span text:style-name="T1"/></text:p>
              <text:p text:style-name="P1"><text:span text:style-name="T1">See DANSYS: RegMat, SWEEP</text:span></text:p>
            </office:annotation>
            <text:p>Regression coefficient</text:p>
          </table:table-cell>
          <table:table-cell table:number-columns-repeated="37"/>
        </table:table-row>
        <table:table-row table:style-name="ro5">
          <table:table-cell table:style-name="Default" office:value-type="string" calcext:value-type="string">
            <office:annotation draw:style-name="gr311" draw:text-style-name="P2" svg:width="263.82pt" svg:height="64.43pt" svg:x="88.38pt" svg:y="10535.75pt" draw:caption-point-x="-24.43pt" draw:caption-point-y="48.08pt">
              <dc:creator>WV</dc:creator>
              <dc:date>2016-03-04T00:00:00</dc:date>
              <text:p text:style-name="P1"><text:span text:style-name="T1">Regression quantiles are estimates of distribution quantiles (instead of means) using regression techniques. Regression quantiles are more robust than other response measures.</text:span></text:p>
            </office:annotation>
            <text:p>Regression quantilies </text:p>
          </table:table-cell>
          <table:table-cell table:number-columns-repeated="37"/>
        </table:table-row>
        <table:table-row table:style-name="ro5">
          <table:table-cell office:value-type="string" calcext:value-type="string">
            <office:annotation draw:style-name="gr312" draw:text-style-name="P2" svg:width="304.27pt" svg:height="91.7pt" svg:x="81.24pt" svg:y="10553.81pt" draw:caption-point-x="-17.29pt" draw:caption-point-y="42.8pt">
              <dc:creator>WV</dc:creator>
              <dc:date>2016-03-04T00:00:00</dc:date>
              <text:p text:style-name="P1"><text:span text:style-name="T1">In a regression model, the regression sum of squares represents the variation in the relationship between the dependent and independent variables.</text:span></text:p>
              <text:p text:style-name="P1"><text:span text:style-name="T1"/></text:p>
              <text:p text:style-name="P1"><text:span text:style-name="T1">See DANSYS: RSSMat</text:span></text:p>
              <text:p text:style-name="P1"><text:span text:style-name="T1"/></text:p>
              <text:p text:style-name="P1"><text:span text:style-name="T1"/></text:p>
            </office:annotation>
            <text:p>Regression sum of squares</text:p>
          </table:table-cell>
          <table:table-cell table:number-columns-repeated="37"/>
        </table:table-row>
        <table:table-row table:style-name="ro5">
          <table:table-cell table:style-name="Default" office:value-type="string" calcext:value-type="string">
            <office:annotation draw:style-name="gr313" draw:text-style-name="P2" svg:width="312.97pt" svg:height="56.98pt" svg:x="81.24pt" svg:y="10566.62pt" draw:caption-point-x="-17.29pt" draw:caption-point-y="42.8pt">
              <dc:creator>WV</dc:creator>
              <dc:date>2016-03-04T00:00:00</dc:date>
              <text:p text:style-name="P1"><text:span text:style-name="T1">Relational analysis is a graphical procedure for evaluating market instruments (stocks) combining technical, fundamental, risk, and quantitative analysis.</text:span></text:p>
            </office:annotation>
            <text:p>Relational analysis</text:p>
          </table:table-cell>
          <table:table-cell table:number-columns-repeated="37"/>
        </table:table-row>
        <table:table-row table:style-name="ro5">
          <table:table-cell office:value-type="string" calcext:value-type="string">
            <office:annotation draw:style-name="gr11" draw:text-style-name="P2" svg:width="311.39pt" svg:height="117.67pt" svg:x="81.24pt" svg:y="10579.41pt" draw:caption-point-x="-17.29pt" draw:caption-point-y="42.8pt">
              <dc:creator>WV</dc:creator>
              <dc:date>2016-03-04T00:00:00</dc:date>
              <text:p text:style-name="P1"><text:span text:style-name="T1">A relational database ties multiple simple databases together to form a large database with internal linkages.</text:span></text:p>
              <text:p text:style-name="P1"><text:span text:style-name="T1"/></text:p>
              <text:p text:style-name="P1"><text:span text:style-name="T1">See Calc: Add Tables, Relations, LibreOffice Database, Join Properties, Query Design</text:span></text:p>
            </office:annotation>
            <text:p>Relational database</text:p>
          </table:table-cell>
          <table:table-cell table:number-columns-repeated="37"/>
        </table:table-row>
        <table:table-row table:style-name="ro5">
          <table:table-cell office:value-type="string" calcext:value-type="string">
            <office:annotation draw:style-name="gr13" draw:text-style-name="P2" svg:width="297.92pt" svg:height="128.86pt" svg:x="81.24pt" svg:y="10592.22pt" draw:caption-point-x="-17.29pt" draw:caption-point-y="42.8pt">
              <dc:creator>WV</dc:creator>
              <dc:date>2016-03-04T00:00:00</dc:date>
              <text:p text:style-name="P1"><text:span text:style-name="T1">The relative composition of a table is the percentage amounts of each cell in relation to the grand sum or to marginal sums.</text:span></text:p>
              <text:p text:style-name="P1"><text:span text:style-name="T1"/></text:p>
              <text:p text:style-name="P1"><text:span text:style-name="T1">See DANSYS: RelComp, CTAB1, CTAB2</text:span></text:p>
            </office:annotation>
            <text:p>Relative composition</text:p>
          </table:table-cell>
          <table:table-cell table:number-columns-repeated="37"/>
        </table:table-row>
        <table:table-row table:style-name="ro5">
          <table:table-cell office:value-type="string" calcext:value-type="string">
            <office:annotation draw:style-name="gr20" draw:text-style-name="P2" svg:width="289.19pt" svg:height="106.47pt" svg:x="81.24pt" svg:y="10605pt" draw:caption-point-x="-17.29pt" draw:caption-point-y="42.8pt">
              <dc:creator>WV</dc:creator>
              <dc:date>2016-03-04T00:00:00</dc:date>
              <text:p text:style-name="P1"><text:span text:style-name="T1">Where frequencies are raw counts, relative frequencies are how much of the whole each count represents. Relative frequencies are usually represented as percent of the whole. The sum of frequencies is a grand total; the sum of relative frequencies is 1.</text:span></text:p>
              <text:p text:style-name="P1"><text:span text:style-name="T1"/></text:p>
              <text:p text:style-name="P1"><text:span text:style-name="T1">See DANSYS: FreqTab, StemLeaf, CTAB1, CTAB2</text:span></text:p>
            </office:annotation>
            <text:p>Relative Frequencies</text:p>
          </table:table-cell>
          <table:table-cell table:number-columns-repeated="37"/>
        </table:table-row>
        <table:table-row table:style-name="ro5">
          <table:table-cell office:value-type="string" calcext:value-type="string">
            <office:annotation draw:style-name="gr11" draw:text-style-name="P2" svg:width="356.63pt" svg:height="117.67pt" svg:x="81.24pt" svg:y="10617.82pt" draw:caption-point-x="-17.29pt" draw:caption-point-y="42.8pt">
              <dc:creator>WV</dc:creator>
              <dc:date>2016-03-04T00:00:00</dc:date>
              <text:p text:style-name="P1"><text:span text:style-name="T1">The relative frequency of the modal class is a robust measure of dispersion in a data set, especially given grouped data.</text:span></text:p>
              <text:p text:style-name="P1"><text:span text:style-name="T1"/></text:p>
              <text:p text:style-name="P1"><text:span text:style-name="T1">See DANSYS: FreqTab, StemLeaf</text:span></text:p>
              <text:p text:style-name="P1"><text:span text:style-name="T1"/></text:p>
              <text:p text:style-name="P1"><text:span text:style-name="T1"/></text:p>
            </office:annotation>
            <text:p>Relative Frequency of Modal Value or Class</text:p>
          </table:table-cell>
          <table:table-cell table:number-columns-repeated="37"/>
        </table:table-row>
        <table:table-row table:style-name="ro5">
          <table:table-cell office:value-type="string" calcext:value-type="string">
            <office:annotation draw:style-name="gr12" draw:text-style-name="P2" svg:width="292.37pt" svg:height="140.06pt" svg:x="81.24pt" svg:y="10630.63pt" draw:caption-point-x="-17.29pt" draw:caption-point-y="42.8pt">
              <dc:creator>WV</dc:creator>
              <dc:date>2016-03-04T00:00:00</dc:date>
              <text:p text:style-name="P1"><text:span text:style-name="T1">Relative referencing is the default mode of referencing in Calc. With relative referencing, if a cell is copied to another part of a spreadsheet, the references in the cell (for instance, references contained in formulas) are changed relative to the cells around the new position. For instance, if a cell containing =SUM(A1:A5) is copied from cell A6 to cell C10, the new cell will contain =SUM (C5:C9).</text:span></text:p>
              <text:p text:style-name="P1"><text:span text:style-name="T1"/></text:p>
              <text:p text:style-name="P1"><text:span text:style-name="T1">See Calc: Addresses and References, Absolute and Relative, Relative and Absolute Links, Naming Cells, Formula, Copying Formulas, Recognizing Names as Addressing, Conditional Formatting</text:span></text:p>
            </office:annotation>
            <text:p>Relative reference</text:p>
          </table:table-cell>
          <table:table-cell table:number-columns-repeated="37"/>
        </table:table-row>
        <table:table-row table:style-name="ro5">
          <table:table-cell office:value-type="string" calcext:value-type="string">
            <office:annotation draw:style-name="gr314" draw:text-style-name="P2" svg:width="332.02pt" svg:height="82.26pt" svg:x="81.24pt" svg:y="10643.41pt" draw:caption-point-x="-17.29pt" draw:caption-point-y="42.8pt">
              <dc:creator>WV</dc:creator>
              <dc:date>2016-03-04T00:00:00</dc:date>
              <text:p text:style-name="P1"><text:span text:style-name="T1">Relative risk is the ratio of the probability of an event occurring in one group to the probability of the event occurring in another (for instance, a controlled) group.</text:span></text:p>
              <text:p text:style-name="P1"><text:span text:style-name="T1"/></text:p>
              <text:p text:style-name="P1"><text:span text:style-name="T1">See DANSYS: CTAB1</text:span></text:p>
            </office:annotation>
            <text:p>Relative risk</text:p>
          </table:table-cell>
          <table:table-cell table:number-columns-repeated="37"/>
        </table:table-row>
        <table:table-row table:style-name="ro5">
          <table:table-cell office:value-type="string" calcext:value-type="string">
            <office:annotation draw:style-name="gr10" draw:text-style-name="P2" svg:width="305.06pt" svg:height="95.27pt" svg:x="81.24pt" svg:y="10656.23pt" draw:caption-point-x="-17.29pt" draw:caption-point-y="42.8pt">
              <dc:creator>WV</dc:creator>
              <dc:date>2016-03-04T00:00:00</dc:date>
              <text:p text:style-name="P1"><text:span text:style-name="T1">Reliability analysis measures how well a scale consistently measures what it is supposed to measure. Chronbach’s alpha and Kuder-Richardson 20 <text:s/>are common measures of reliability. Various correlations such as the split-half and test-retest correlations are also used.</text:span></text:p>
              <text:p text:style-name="P1"><text:span text:style-name="T1"/></text:p>
              <text:p text:style-name="P1"><text:span text:style-name="T1">See DANSYS: SHCorr, KR</text:span></text:p>
              <text:p text:style-name="P1"><text:span text:style-name="T1"/></text:p>
            </office:annotation>
            <text:p>Reliability analysis</text:p>
          </table:table-cell>
          <table:table-cell table:number-columns-repeated="37"/>
        </table:table-row>
        <table:table-row table:style-name="ro5">
          <table:table-cell table:style-name="Default" office:value-type="string" calcext:value-type="string">
            <office:annotation draw:style-name="gr187" draw:text-style-name="P2" svg:width="284.43pt" svg:height="64.2pt" svg:x="81.24pt" svg:y="10669.01pt" draw:caption-point-x="-17.29pt" draw:caption-point-y="42.8pt">
              <dc:creator>WV</dc:creator>
              <dc:date>2016-03-04T00:00:00</dc:date>
              <text:p text:style-name="P1"><text:span text:style-name="T1">Renyi entropy generalizes several earlier measures of entropy. Entropy is an information theoretic measure of diversity or randomness in data or in a system.</text:span></text:p>
            </office:annotation>
            <text:p>Renyi entropy</text:p>
          </table:table-cell>
          <table:table-cell table:number-columns-repeated="37"/>
        </table:table-row>
        <table:table-row table:style-name="ro5">
          <table:table-cell office:value-type="string" calcext:value-type="string">
            <office:annotation draw:style-name="gr10" draw:text-style-name="P2" svg:width="286.02pt" svg:height="95.27pt" svg:x="81.24pt" svg:y="10681.82pt" draw:caption-point-x="-17.29pt" draw:caption-point-y="42.8pt">
              <dc:creator>WV</dc:creator>
              <dc:date>2016-03-04T00:00:00</dc:date>
              <text:p text:style-name="P1"><text:span text:style-name="T1">Repeat functions are used in text processing to return repeated strings of characters.</text:span></text:p>
              <text:p text:style-name="P1"><text:span text:style-name="T1"/></text:p>
              <text:p text:style-name="P1"><text:span text:style-name="T1">See Calc: REPT</text:span></text:p>
              <text:p text:style-name="P1"><text:span text:style-name="T1"/></text:p>
              <text:p text:style-name="P1"><text:span text:style-name="T1">See DANSYS: Vec</text:span></text:p>
            </office:annotation>
            <text:p>Repeat</text:p>
          </table:table-cell>
          <table:table-cell table:number-columns-repeated="37"/>
        </table:table-row>
        <table:table-row table:style-name="ro5">
          <table:table-cell office:value-type="string" calcext:value-type="string">
            <office:annotation draw:style-name="gr14" draw:text-style-name="P2" svg:width="285.22pt" svg:height="84.08pt" svg:x="81.24pt" svg:y="10694.61pt" draw:caption-point-x="-17.29pt" draw:caption-point-y="42.8pt">
              <dc:creator>WV</dc:creator>
              <dc:date>2016-03-05T00:00:00</dc:date>
              <text:p text:style-name="P1"><text:span text:style-name="T1">Replace functions and utilities replace characters in a string with other specified characters.</text:span></text:p>
              <text:p text:style-name="P1"><text:span text:style-name="T1"/></text:p>
              <text:p text:style-name="P1"><text:span text:style-name="T1">See Calc: Find &amp; Replace, REPLACE, List of Regular Expressions, Spelling and Grammar, Edit, Thesaurus, Paste, Finding and Replacing in Calc</text:span></text:p>
            </office:annotation>
            <text:p>Replace</text:p>
          </table:table-cell>
          <table:table-cell table:number-columns-repeated="37"/>
        </table:table-row>
        <table:table-row table:style-name="ro5">
          <table:table-cell table:style-name="Default" office:value-type="string" calcext:value-type="string">
            <office:annotation draw:style-name="gr14" draw:text-style-name="P2" svg:width="293.95pt" svg:height="84.08pt" svg:x="81.24pt" svg:y="10707.42pt" draw:caption-point-x="-17.29pt" draw:caption-point-y="42.8pt">
              <dc:creator>WV</dc:creator>
              <dc:date>2016-03-05T00:00:00</dc:date>
              <text:p text:style-name="P1"><text:span text:style-name="T1">Rescaling magnifies or reduces data by a constant order of magnitude.</text:span></text:p>
              <text:p text:style-name="P1"><text:span text:style-name="T1"/></text:p>
              <text:p text:style-name="P1"><text:span text:style-name="T1"/></text:p>
            </office:annotation>
            <text:p>Rescaling </text:p>
          </table:table-cell>
          <table:table-cell table:number-columns-repeated="37"/>
        </table:table-row>
        <table:table-row table:style-name="ro5">
          <table:table-cell table:style-name="ce13" office:value-type="string" calcext:value-type="string">
            <office:annotation draw:style-name="gr26" draw:text-style-name="P2" svg:width="299.51pt" svg:height="39.29pt" svg:x="81.24pt" svg:y="10720.2pt" draw:caption-point-x="-17.29pt" draw:caption-point-y="42.8pt">
              <dc:creator>WV</dc:creator>
              <dc:date>2016-03-05T00:00:00</dc:date>
              <text:p text:style-name="P1"><text:span text:style-name="T1">A research design is the structure of a study relating the different components (data, categories, variables, etc.) in a logical framework.</text:span></text:p>
            </office:annotation>
            <text:p>Research design </text:p>
          </table:table-cell>
          <table:table-cell table:number-columns-repeated="37"/>
        </table:table-row>
        <table:table-row table:style-name="ro5">
          <table:table-cell table:style-name="Default" office:value-type="string" calcext:value-type="string">
            <office:annotation draw:style-name="gr315" draw:text-style-name="P2" svg:width="299.51pt" svg:height="60.63pt" svg:x="81.24pt" svg:y="10733.02pt" draw:caption-point-x="-17.29pt" draw:caption-point-y="42.8pt">
              <dc:creator>WV</dc:creator>
              <dc:date>2016-03-05T00:00:00</dc:date>
              <text:p text:style-name="P1"><text:span text:style-name="T1">Response surface methodology uses a sequence of designed experiments to obtain a best response surface showing the relationship between multiple explanatory variables and one or more response variables.</text:span></text:p>
            </office:annotation>
            <text:p>Response surface </text:p>
          </table:table-cell>
          <table:table-cell table:number-columns-repeated="37"/>
        </table:table-row>
        <table:table-row table:style-name="ro5">
          <table:table-cell office:value-type="string" calcext:value-type="string">
            <office:annotation draw:style-name="gr316" draw:text-style-name="P2" svg:width="263.82pt" svg:height="122.6pt" svg:x="81.24pt" svg:y="10745.83pt" draw:caption-point-x="-17.29pt" draw:caption-point-y="42.8pt">
              <dc:creator>WV</dc:creator>
              <dc:date>2016-03-05T00:00:00</dc:date>
              <text:p text:style-name="P1"><text:span text:style-name="T1">A residual plot charts the residuals against the values of the independent variable or predicted values of the dependent variable. If the points are randomly arranged around a horizontal line, a linear regression model is appropriate for the data.</text:span></text:p>
              <text:p text:style-name="P1"><text:span text:style-name="T1"/></text:p>
              <text:p text:style-name="P1"><text:span text:style-name="T1">Residual plots can easily be constructed using Calc’s XY (scatter) chart and DANSYS’ ResidMat and PredMat functions.</text:span></text:p>
            </office:annotation>
            <text:p>Residual plot</text:p>
          </table:table-cell>
          <table:table-cell table:number-columns-repeated="37"/>
        </table:table-row>
        <table:table-row table:style-name="ro5">
          <table:table-cell office:value-type="string" calcext:value-type="string">
            <office:annotation draw:style-name="gr20" draw:text-style-name="P2" svg:width="297.13pt" svg:height="106.47pt" svg:x="78.07pt" svg:y="10758.61pt" draw:caption-point-x="-14.12pt" draw:caption-point-y="42.8pt">
              <dc:creator>WV</dc:creator>
              <dc:date>2016-03-05T00:00:00</dc:date>
              <text:p text:style-name="P1"><text:span text:style-name="T1">Residuals indicate error in a model. They are the difference between the actual values of the <text:s/>dependent (response) variable and the predicted values.</text:span></text:p>
              <text:p text:style-name="P1"><text:span text:style-name="T1"/></text:p>
              <text:p text:style-name="P1"><text:span text:style-name="T1">See DANSYS: ResidMat, VarResidMat, CTAB1, CTAB2</text:span></text:p>
              <text:p text:style-name="P1"><text:span text:style-name="T1"/></text:p>
              <text:p text:style-name="P1"><text:span text:style-name="T1"/></text:p>
              <text:p text:style-name="P1"><text:span text:style-name="T1"/></text:p>
              <text:p text:style-name="P1"><text:span text:style-name="T1"/></text:p>
            </office:annotation>
            <text:p>Residuals</text:p>
          </table:table-cell>
          <table:table-cell table:number-columns-repeated="37"/>
        </table:table-row>
        <table:table-row table:style-name="ro5">
          <table:table-cell table:style-name="Default" office:value-type="string" calcext:value-type="string">
            <office:annotation draw:style-name="gr10" draw:text-style-name="P2" svg:width="82.18pt" svg:height="95.27pt" svg:x="81.24pt" svg:y="10771.43pt" draw:caption-point-x="-17.29pt" draw:caption-point-y="42.8pt">
              <dc:creator>WV</dc:creator>
              <dc:date>2016-03-05T00:00:00</dc:date>
              <text:p text:style-name="P1"><text:span text:style-name="T1">Rhetorical criticism analyzes the symbolic content of discourse, either verbal, nonverbal, or pictorial.</text:span></text:p>
            </office:annotation>
            <text:p>Rhetorical criticism</text:p>
          </table:table-cell>
          <table:table-cell table:number-columns-repeated="37"/>
        </table:table-row>
        <table:table-row table:style-name="ro5">
          <table:table-cell office:value-type="string" calcext:value-type="string">
            <office:annotation draw:style-name="gr14" draw:text-style-name="P2" svg:width="263.03pt" svg:height="84.08pt" svg:x="81.24pt" svg:y="10784.21pt" draw:caption-point-x="-17.29pt" draw:caption-point-y="42.8pt">
              <dc:creator>WV</dc:creator>
              <dc:date>2016-03-05T00:00:00</dc:date>
              <text:p text:style-name="P1"><text:span text:style-name="T1">A right function extracts the characters at the right end of a string.</text:span></text:p>
              <text:p text:style-name="P1"><text:span text:style-name="T1"/></text:p>
              <text:p text:style-name="P1"><text:span text:style-name="T1">See Calc: RIGHT, RIGHTB</text:span></text:p>
            </office:annotation>
            <text:p>Right</text:p>
          </table:table-cell>
          <table:table-cell table:number-columns-repeated="37"/>
        </table:table-row>
        <table:table-row table:style-name="ro5">
          <table:table-cell office:value-type="string" calcext:value-type="string">
            <office:annotation draw:style-name="gr12" draw:text-style-name="P2" svg:width="280.46pt" svg:height="140.06pt" svg:x="81.24pt" svg:y="10797.02pt" draw:caption-point-x="-17.29pt" draw:caption-point-y="42.8pt">
              <dc:creator>WV</dc:creator>
              <dc:date>2016-03-05T00:00:00</dc:date>
              <text:p text:style-name="P1"><text:span text:style-name="T1">A right shift moves the bits in a binary string one place to the right. The bits moved off the end are lost and zeros are placed at the left end to keep the length of the string constant. In a circular right shift, the bits that are moved off the right end are returned to the left end.</text:span></text:p>
              <text:p text:style-name="P1"><text:span text:style-name="T1"/></text:p>
              <text:p text:style-name="P1"><text:span text:style-name="T1">See Calc: BITRSHIFT</text:span></text:p>
              <text:p text:style-name="P1"><text:span text:style-name="T1"/></text:p>
              <text:p text:style-name="P1"><text:span text:style-name="T1">See DANSYS: BSHFTR, BCSHFTR</text:span></text:p>
            </office:annotation>
            <text:p>Right shift</text:p>
          </table:table-cell>
          <table:table-cell table:number-columns-repeated="37"/>
        </table:table-row>
        <table:table-row table:style-name="ro5">
          <table:table-cell office:value-type="string" calcext:value-type="string">
            <office:annotation draw:style-name="gr20" draw:text-style-name="P2" svg:width="301.1pt" svg:height="106.47pt" svg:x="81.24pt" svg:y="10809.81pt" draw:caption-point-x="-17.29pt" draw:caption-point-y="42.8pt">
              <dc:creator>WV</dc:creator>
              <dc:date>2016-03-05T00:00:00</dc:date>
              <text:p text:style-name="P1"><text:span text:style-name="T1">Risk is the statement of the probability the an element exposed to a cause will display the effect.</text:span></text:p>
              <text:p text:style-name="P1"><text:span text:style-name="T1"/></text:p>
              <text:p text:style-name="P1"><text:span text:style-name="T1">See DANSYS: CTAB1</text:span></text:p>
              <text:p text:style-name="P1"><text:span text:style-name="T1"/></text:p>
              <text:p text:style-name="P1"><text:span text:style-name="T1"/></text:p>
            </office:annotation>
            <text:p>Risk</text:p>
          </table:table-cell>
          <table:table-cell table:number-columns-repeated="37"/>
        </table:table-row>
        <table:table-row table:style-name="ro5">
          <table:table-cell table:style-name="Default" office:value-type="string" calcext:value-type="string">
            <office:annotation draw:style-name="gr11" draw:text-style-name="P2" svg:width="82.18pt" svg:height="117.67pt" svg:x="81.24pt" svg:y="10822.62pt" draw:caption-point-x="-17.29pt" draw:caption-point-y="42.8pt">
              <dc:creator>WV</dc:creator>
              <dc:date>2016-03-05T00:00:00</dc:date>
              <text:p text:style-name="P1"><text:span text:style-name="T1">Robinson’s A is a measurement of agreement between two distributions that recognizes the effect of distribution shape on agreement.</text:span></text:p>
            </office:annotation>
            <text:p>Robinson's A</text:p>
          </table:table-cell>
          <table:table-cell table:number-columns-repeated="37"/>
        </table:table-row>
        <table:table-row table:style-name="ro5">
          <table:table-cell office:value-type="string" calcext:value-type="string">
            <office:annotation draw:style-name="gr15" draw:text-style-name="P2" svg:width="313.77pt" svg:height="162.45pt" svg:x="81.24pt" svg:y="10835.4pt" draw:caption-point-x="-17.29pt" draw:caption-point-y="42.8pt">
              <dc:creator>WV</dc:creator>
              <dc:date>2016-03-05T00:00:00</dc:date>
              <text:p text:style-name="P1"><text:span text:style-name="T1">A robust statistic is one which is not strongly affected by outliers (extreme values) in the data. Examples are order statistics that trim off or depreciate by weighting end values in a sorted data set. Some are:</text:span></text:p>
              <text:p text:style-name="P1"><text:span text:style-name="T1"/></text:p>
              <text:p text:style-name="P1"><text:span text:style-name="T1">Measures of location: median, quantiles, mode, trimmed mean, m-estimators (Huber’s, Hampel’s, Andrew’s wave, Tukey’s biweight, Tukey’s hinges</text:span></text:p>
              <text:p text:style-name="P1"><text:span text:style-name="T1">Measures of dispersion: percentile range, interquartile range, median centered coefficient of variation, absolute deviation from the median</text:span></text:p>
              <text:p text:style-name="P1"><text:span text:style-name="T1">Measures of distributional shape: Kolmogorov-Smirnov tests</text:span></text:p>
              <text:p text:style-name="P1"><text:span text:style-name="T1">Hypothesis tests: Levene’s test of homogeneity of variances, Mann-Whitney’s U, Wilcoxon’s sign test</text:span></text:p>
              <text:p text:style-name="P1"><text:span text:style-name="T1">Correlation: Spearman’s rank-order correlation, Kendall’s Tau</text:span></text:p>
            </office:annotation>
            <text:p>Robust statistics </text:p>
          </table:table-cell>
          <table:table-cell table:number-columns-repeated="37"/>
        </table:table-row>
        <table:table-row table:style-name="ro5">
          <table:table-cell table:style-name="ce13" office:value-type="string" calcext:value-type="string">
            <office:annotation draw:style-name="gr16" draw:text-style-name="P2" svg:width="82.18pt" svg:height="72.88pt" svg:x="81.24pt" svg:y="10848.22pt" draw:caption-point-x="-17.29pt" draw:caption-point-y="42.8pt">
              <dc:creator>WV</dc:creator>
              <dc:date>2016-03-05T00:00:00</dc:date>
              <text:p text:style-name="P1"><text:span text:style-name="T1">Robust regression attempts to mitigate the effects of outliers in data.</text:span></text:p>
            </office:annotation>
            <text:p>Robust regression </text:p>
          </table:table-cell>
          <table:table-cell table:number-columns-repeated="37"/>
        </table:table-row>
        <table:table-row table:style-name="ro5">
          <table:table-cell office:value-type="string" calcext:value-type="string">
            <office:annotation draw:style-name="gr317" draw:text-style-name="P2" svg:width="294.75pt" svg:height="91.25pt" svg:x="81.24pt" svg:y="10861.03pt" draw:caption-point-x="-17.29pt" draw:caption-point-y="42.8pt">
              <dc:creator>WV</dc:creator>
              <dc:date>2016-03-06T00:00:00</dc:date>
              <text:p text:style-name="P1"><text:span text:style-name="T1">Roman numerals is the number system used by the ancient Romans, and is still used for ornamental purposes (clocks and publication dates mostly).</text:span></text:p>
              <text:p text:style-name="P1"><text:span text:style-name="T1"/></text:p>
              <text:p text:style-name="P1"><text:span text:style-name="T1">See Calc: Format&gt;Bullets and Numbering&gt;Options, ARABIC, ROMAN</text:span></text:p>
            </office:annotation>
            <text:p>Roman numeral</text:p>
          </table:table-cell>
          <table:table-cell table:number-columns-repeated="37"/>
        </table:table-row>
        <table:table-row table:style-name="ro5">
          <table:table-cell office:value-type="string" calcext:value-type="string">
            <office:annotation draw:style-name="gr9" draw:text-style-name="P2" svg:width="280.69pt" svg:height="61.68pt" svg:x="81.01pt" svg:y="10852.87pt" draw:caption-point-x="-17.06pt" draw:caption-point-y="63.75pt">
              <dc:creator>WV</dc:creator>
              <dc:date>2016-03-06T00:00:00</dc:date>
              <text:p text:style-name="P1"><text:span text:style-name="T1">Romberg integration is a method useful for integrating functions over finite intervals.</text:span></text:p>
              <text:p text:style-name="P1"><text:span text:style-name="T1"/></text:p>
              <text:p text:style-name="P1"><text:span text:style-name="T1">See DANSYS: EulerRom</text:span></text:p>
            </office:annotation>
            <text:p>Romberg integral</text:p>
          </table:table-cell>
          <table:table-cell table:number-columns-repeated="37"/>
        </table:table-row>
        <table:table-row table:style-name="ro5">
          <table:table-cell office:value-type="string" calcext:value-type="string">
            <office:annotation draw:style-name="gr15" draw:text-style-name="P2" svg:width="282.05pt" svg:height="162.45pt" svg:x="81.24pt" svg:y="10886.63pt" draw:caption-point-x="-17.29pt" draw:caption-point-y="42.8pt">
              <dc:creator>WV</dc:creator>
              <dc:date>2016-03-06T00:00:00</dc:date>
              <text:p text:style-name="P1"><text:span text:style-name="T1">The term “root” has two common, established meanings in mathematics. A number that when multiplied by itself n-1 times equals another number is the nth root of that number. Up to the fifth root, roots have special names – second roots are square roots, third roots are cube roots, fourth roots are quadratic roots, and fifth roots are quintic roots. </text:span></text:p>
              <text:p text:style-name="P1"><text:span text:style-name="T1"/></text:p>
              <text:p text:style-name="P1"><text:span text:style-name="T1">The values of the variables in an equation that causes the equation to evaluate to zero are called the roots of the equation.</text:span></text:p>
              <text:p text:style-name="P1"><text:span text:style-name="T1"/></text:p>
              <text:p text:style-name="P1"><text:span text:style-name="T1">See Calc: SQRT, SQRTPI, IMSQRT</text:span></text:p>
              <text:p text:style-name="P1"><text:span text:style-name="T1">See DANSYS: Quadratic, CompQuad, RtBis, Brent, CBRT</text:span></text:p>
              <text:p text:style-name="P1"><text:span text:style-name="T1">Also note that <text:s/>exponents between 0 and 1 denote roots.</text:span></text:p>
            </office:annotation>
            <text:p>Root</text:p>
          </table:table-cell>
          <table:table-cell table:number-columns-repeated="37"/>
        </table:table-row>
        <table:table-row table:style-name="ro5">
          <table:table-cell office:value-type="string" calcext:value-type="string">
            <office:annotation draw:style-name="gr11" draw:text-style-name="P2" svg:width="294.75pt" svg:height="117.67pt" svg:x="81.24pt" svg:y="10899.41pt" draw:caption-point-x="-17.29pt" draw:caption-point-y="42.8pt">
              <dc:creator>WV</dc:creator>
              <dc:date>2016-03-06T00:00:00</dc:date>
              <text:p text:style-name="P1"><text:span text:style-name="T1">The root mean square (RMS, quadratic mean) is the square root of the arithmetic mean of the squares of the values in a data set. Root mean squares have special characteristics when applied to cyclic functions and, therefore is a popular mean to apply to cyclic function. For instance the RMS of a periodic function over a long time period is equal to the RMS of one of the cycles. RMS is useful in statistics as a measure of the error between observed and expected values.</text:span></text:p>
              <text:p text:style-name="P1"><text:span text:style-name="T1"/></text:p>
              <text:p text:style-name="P1"><text:span text:style-name="T1">See DANSYS: RMS</text:span></text:p>
            </office:annotation>
            <text:p>Root mean square</text:p>
          </table:table-cell>
          <table:table-cell table:number-columns-repeated="37"/>
        </table:table-row>
        <table:table-row table:style-name="ro5">
          <table:table-cell office:value-type="string" calcext:value-type="string">
            <office:annotation draw:style-name="gr11" draw:text-style-name="P2" svg:width="293.95pt" svg:height="117.67pt" svg:x="81.24pt" svg:y="10912.22pt" draw:caption-point-x="-17.29pt" draw:caption-point-y="42.8pt">
              <dc:creator>WV</dc:creator>
              <dc:date>2016-03-06T00:00:00</dc:date>
              <text:p text:style-name="P1"><text:span text:style-name="T1">A rootogram is a variation of a histogram. Instead of raw frequencies plotted on the vertical axis, square roots of the frequencies, relative frequencies, cumulative frequencies, or cumulative relative frequencies are plotted. Many distributiions, such as counts and heavily right skewed data with a finite lower bound can be normalized with the square root tranformation.</text:span></text:p>
              <text:p text:style-name="P1"><text:span text:style-name="T1"/></text:p>
              <text:p text:style-name="P1"><text:span text:style-name="T1">It’s easy enough to transform frequencies from Calc’s FREQUENCY function or DANSYS’ FreqTab function to produce a rootogram</text:span></text:p>
            </office:annotation>
            <text:p>Rootogram</text:p>
          </table:table-cell>
          <table:table-cell table:number-columns-repeated="37"/>
        </table:table-row>
        <table:table-row table:style-name="ro5">
          <table:table-cell office:value-type="string" calcext:value-type="string">
            <office:annotation draw:style-name="gr11" draw:text-style-name="P2" svg:width="286.02pt" svg:height="117.67pt" svg:x="81.24pt" svg:y="10925.01pt" draw:caption-point-x="-17.29pt" draw:caption-point-y="42.8pt">
              <dc:creator>WV</dc:creator>
              <dc:date>2016-03-06T00:00:00</dc:date>
              <text:p text:style-name="P1"><text:span text:style-name="T1">ROT13 is a simple letter cypher in which the letter 13 places after the original letter is used to encrypt text.</text:span></text:p>
              <text:p text:style-name="P1"><text:span text:style-name="T1"/></text:p>
              <text:p text:style-name="P1"><text:span text:style-name="T1">See Calc: ROT13</text:span></text:p>
              <text:p text:style-name="P1"><text:span text:style-name="T1"/></text:p>
              <text:p text:style-name="P1"><text:span text:style-name="T1"/></text:p>
              <text:p text:style-name="P1"><text:span text:style-name="T1"/></text:p>
              <text:p text:style-name="P1"><text:span text:style-name="T1"/></text:p>
            </office:annotation>
            <text:p>ROT13</text:p>
          </table:table-cell>
          <table:table-cell table:number-columns-repeated="37"/>
        </table:table-row>
        <table:table-row table:style-name="ro5">
          <table:table-cell office:value-type="string" calcext:value-type="string">
            <office:annotation draw:style-name="gr12" draw:text-style-name="P2" svg:width="290.78pt" svg:height="140.06pt" svg:x="81.24pt" svg:y="10937.82pt" draw:caption-point-x="-17.29pt" draw:caption-point-y="42.8pt">
              <dc:creator>WV</dc:creator>
              <dc:date>2016-03-06T00:00:00</dc:date>
              <text:p text:style-name="P1"><text:span text:style-name="T1">When a number is rounded, the number of decimals used is reduced. There are a number of ways of rounding according to the required result.</text:span></text:p>
              <text:p text:style-name="P1"><text:span text:style-name="T1"/></text:p>
              <text:p text:style-name="P1"><text:span text:style-name="T1">See Calc: CEILING, CEILING.PRECISE, EVEN, FLOOR, FLOOR.PRECISE, INT, ISO.CEILING, MROUND, ODD, ROUND, ROUNDDOWN, ROUNDUP, TRUNC, Using Rounded Off Number, Calculate, Calculating With Formulas, User-defined Number Formats, Fill Random Numbers, Formatting Numbers With Decimals, Number Format Codes, DOLLAR</text:span></text:p>
              <text:p text:style-name="P1"><text:span text:style-name="T1"/></text:p>
              <text:p text:style-name="P1"><text:span text:style-name="T1">See DANSYS: ROUND1</text:span></text:p>
            </office:annotation>
            <text:p>Round</text:p>
          </table:table-cell>
          <table:table-cell table:number-columns-repeated="37"/>
        </table:table-row>
        <table:table-row table:style-name="ro5">
          <table:table-cell office:value-type="string" calcext:value-type="string">
            <office:annotation draw:style-name="gr15" draw:text-style-name="P2" svg:width="274.9pt" svg:height="162.45pt" svg:x="81.24pt" svg:y="10950.6pt" draw:caption-point-x="-17.29pt" draw:caption-point-y="42.8pt">
              <dc:creator>WV</dc:creator>
              <dc:date>2016-03-06T00:00:00</dc:date>
              <text:p text:style-name="P1"><text:span text:style-name="T1">In <text:s/>a spreadsheet, a row is a horizontal arrangement of cells one cell in height (row vector). In a matrix, a row is, similarly, a horizontal arrangement of elements.</text:span></text:p>
              <text:p text:style-name="P1"><text:span text:style-name="T1"/></text:p>
              <text:p text:style-name="P1"><text:span text:style-name="T1">See Calc: Rows, Row, Column &amp; Row Headers, Delete Rows, Freezing Rows or Columns as Headers, Group and Outline, Paste Special, Data in Rows, Insert, Spreadsheet Functions, Entering Matrix Formulas, Pivot Table, Addresses and References, Absolute and Relative, Format Rows, Table Format, Array Functions, Creating Names, Consolidate by, Applying Conditional Formatting</text:span></text:p>
              <text:p text:style-name="P1"><text:span text:style-name="T1"/></text:p>
              <text:p text:style-name="P1"><text:span text:style-name="T1">See DANSYS: RefDecoder, RefIncoder,MarShape, SubMat, Vec, NSRT, ILEAF, IsSameShape</text:span></text:p>
            </office:annotation>
            <text:p>Row</text:p>
          </table:table-cell>
          <table:table-cell table:number-columns-repeated="37"/>
        </table:table-row>
        <table:table-row table:style-name="ro5">
          <table:table-cell office:value-type="string" calcext:value-type="string">
            <office:annotation draw:style-name="gr14" draw:text-style-name="P2" svg:width="279.1pt" svg:height="84.08pt" svg:x="81.01pt" svg:y="10942.38pt" draw:caption-point-x="-17.06pt" draw:caption-point-y="63.84pt">
              <dc:creator>WV</dc:creator>
              <dc:date>2016-03-06T00:00:00</dc:date>
              <text:p text:style-name="P1"><text:span text:style-name="T1">The second degree Runge-Kutta method is useful for solving differential equations of the form dy/dt=f(x,t)</text:span></text:p>
              <text:p text:style-name="P1"><text:span text:style-name="T1"/></text:p>
              <text:p text:style-name="P1"><text:span text:style-name="T1">See DANSYS: RungeKutta4, RungeKutta4N</text:span></text:p>
            </office:annotation>
            <text:p>Runga-Kutta second degree</text:p>
          </table:table-cell>
          <table:table-cell table:number-columns-repeated="37"/>
        </table:table-row>
        <table:table-row table:style-name="ro5">
          <table:table-cell office:value-type="string" calcext:value-type="string">
            <office:annotation draw:style-name="gr10" draw:text-style-name="P2" svg:width="300.53pt" svg:height="95.27pt" svg:x="81.01pt" svg:y="10955.14pt" draw:caption-point-x="-17.06pt" draw:caption-point-y="63.89pt">
              <dc:creator>WV</dc:creator>
              <dc:date>2016-03-06T00:00:00</dc:date>
              <text:p text:style-name="P1"><text:span text:style-name="T1">Runge-Kutta procedures are methods of solving differential equations. The first order method can evaluate derivatives of n-tiles.</text:span></text:p>
              <text:p text:style-name="P1"><text:span text:style-name="T1"/></text:p>
              <text:p text:style-name="P1"><text:span text:style-name="T1">See DANSYS: RungeKutta4, RungeKutta4N</text:span></text:p>
            </office:annotation>
            <text:p>Runge-Kutta</text:p>
          </table:table-cell>
          <table:table-cell table:number-columns-repeated="37"/>
        </table:table-row>
        <table:table-row table:style-name="ro5">
          <table:table-cell table:style-name="ce13" office:value-type="string" calcext:value-type="string">
            <office:annotation draw:style-name="gr318" draw:text-style-name="P2" svg:width="278.87pt" svg:height="61.46pt" svg:x="81.24pt" svg:y="10989.01pt" draw:caption-point-x="-17.29pt" draw:caption-point-y="42.8pt">
              <dc:creator>WV</dc:creator>
              <dc:date>2016-03-06T00:00:00</dc:date>
              <text:p text:style-name="P1"><text:span text:style-name="T1">The Wald-Wolfowitz runs test is used to test whether the elements of a sequence are mutually independent and, therefore, random.</text:span></text:p>
            </office:annotation>
            <text:p>Runs Test</text:p>
          </table:table-cell>
          <table:table-cell table:number-columns-repeated="37"/>
        </table:table-row>
        <table:table-row table:style-name="ro5">
          <table:table-cell office:value-type="string" calcext:value-type="string">
            <office:annotation draw:style-name="gr11" draw:text-style-name="P2" svg:width="274.9pt" svg:height="117.67pt" svg:x="81.24pt" svg:y="11001.83pt" draw:caption-point-x="-17.29pt" draw:caption-point-y="42.8pt">
              <dc:creator>WV</dc:creator>
              <dc:date>2016-03-07T00:00:00</dc:date>
              <text:p text:style-name="P1"><text:span text:style-name="T1">There are several ways to multiply vectors and matrices. A multiplication that results in a single value (scalar) is called “scalar multiplication.” The most common scalar product results from multiplying two vectors and is often called a dot product (which see).</text:span></text:p>
              <text:p text:style-name="P1"><text:span text:style-name="T1"/></text:p>
              <text:p text:style-name="P1"><text:span text:style-name="T1">See Calc: SUMPRODUCT</text:span></text:p>
              <text:p text:style-name="P1"><text:span text:style-name="T1">See DANSYS: VecInProd, VecScaProd, DotProd</text:span></text:p>
            </office:annotation>
            <text:p>Scalar product</text:p>
          </table:table-cell>
          <table:table-cell table:number-columns-repeated="37"/>
        </table:table-row>
        <table:table-row table:style-name="ro5">
          <table:table-cell table:style-name="Default" office:value-type="string" calcext:value-type="string">
            <office:annotation draw:style-name="gr16" draw:text-style-name="P2" svg:width="82.18pt" svg:height="72.88pt" svg:x="81.01pt" svg:y="10993.44pt" draw:caption-point-x="-17.06pt" draw:caption-point-y="63.98pt">
              <dc:creator>WV</dc:creator>
              <dc:date>2016-03-07T00:00:00</dc:date>
              <text:p text:style-name="P1"><text:span text:style-name="T1">Scaling is an analysis that uses distances of similarity or difference between data.</text:span></text:p>
            </office:annotation>
            <text:p>Scaling</text:p>
          </table:table-cell>
          <table:table-cell table:number-columns-repeated="37"/>
        </table:table-row>
        <table:table-row table:style-name="ro5">
          <table:table-cell office:value-type="string" calcext:value-type="string">
            <office:annotation draw:style-name="gr20" draw:text-style-name="P2" svg:width="292.37pt" svg:height="106.47pt" svg:x="81.24pt" svg:y="11027.42pt" draw:caption-point-x="-17.29pt" draw:caption-point-y="42.8pt">
              <dc:creator>WV</dc:creator>
              <dc:date>2016-03-07T00:00:00</dc:date>
              <text:p text:style-name="P1"><text:span text:style-name="T1">A sample is a subset of a larger data set. Samples are usually drawn to create a more convenient set of data to work with.</text:span></text:p>
              <text:p text:style-name="P1"><text:span text:style-name="T1"/></text:p>
              <text:p text:style-name="P1"><text:span text:style-name="T1">See Calc: Data Statistics in Calc</text:span></text:p>
              <text:p text:style-name="P1"><text:span text:style-name="T1">See DANSYS: Draw, ToSample sheet, SysDraw</text:span></text:p>
            </office:annotation>
            <text:p>Sample</text:p>
          </table:table-cell>
          <table:table-cell table:number-columns-repeated="37"/>
        </table:table-row>
        <table:table-row table:style-name="ro5">
          <table:table-cell table:style-name="Default" office:value-type="string" calcext:value-type="string">
            <office:annotation draw:style-name="gr13" draw:text-style-name="P2" svg:width="82.18pt" svg:height="128.86pt" svg:x="81.24pt" svg:y="11040.21pt" draw:caption-point-x="-17.29pt" draw:caption-point-y="42.8pt">
              <dc:creator>WV</dc:creator>
              <dc:date>2016-03-07T00:00:00</dc:date>
              <text:p text:style-name="P1"><text:span text:style-name="T1">Sample entropy is similar to approximate entropy (which see) except that it does not include comparison of a vector with itself. It is a measure of complexity.</text:span></text:p>
            </office:annotation>
            <text:p>Sample entropy</text:p>
          </table:table-cell>
          <table:table-cell table:number-columns-repeated="37"/>
        </table:table-row>
        <table:table-row table:style-name="ro5">
          <table:table-cell office:value-type="string" calcext:value-type="string">
            <office:annotation draw:style-name="gr15" draw:text-style-name="P2" svg:width="290.78pt" svg:height="162.45pt" svg:x="81.24pt" svg:y="11053.02pt" draw:caption-point-x="-17.29pt" draw:caption-point-y="42.8pt">
              <dc:creator>WV</dc:creator>
              <dc:date>2016-03-07T00:00:00</dc:date>
              <text:p text:style-name="P1"><text:span text:style-name="T1">Sample size is the number of cases included in the sample. In order for inferences from a sample to effectively reflect characteristics of the population from which it is drawn, it must have at least a certain size.</text:span></text:p>
              <text:p text:style-name="P1"><text:span text:style-name="T1"/></text:p>
              <text:p text:style-name="P1"><text:span text:style-name="T1">See DANSYS: SSProp, SSMeanR, SSMeanA, PropStrat, OptStrat, NeyStrat, StErr, SEProp, SEDM</text:span></text:p>
              <text:p text:style-name="P1"><text:span text:style-name="T1"/></text:p>
              <text:p text:style-name="P1"><text:span text:style-name="T1"/></text:p>
            </office:annotation>
            <text:p>Sample size</text:p>
          </table:table-cell>
          <table:table-cell table:number-columns-repeated="37"/>
        </table:table-row>
        <table:table-row table:style-name="ro5">
          <table:table-cell office:value-type="string" calcext:value-type="string">
            <office:annotation draw:style-name="gr44" draw:text-style-name="P2" svg:width="275.7pt" svg:height="207.24pt" svg:x="81.24pt" svg:y="11065.8pt" draw:caption-point-x="-17.29pt" draw:caption-point-y="42.8pt">
              <dc:creator>WV</dc:creator>
              <dc:date>2016-03-07T00:00:00</dc:date>
              <text:p text:style-name="P1"><text:span text:style-name="T1">A scatterplot (called an XY chart in Calc) plots values of one variable to matched values of another variable. It provides a visual display of the relationship between the two variables and can indicate characteristics such as strength and direction of the relationship and linearity. Calc also allows the inclusion of a trend line, regression equation, and coefficient of determination. It also provides a mean value line.</text:span></text:p>
              <text:p text:style-name="P1"><text:span text:style-name="T1"/></text:p>
              <text:p text:style-name="P1"><text:span text:style-name="T1">See Calc: Smooth Line Properties, Choosing a Chart Type, Chart Type XY, Chart Wizard – Chart Type, Line, 3D View, Chart Wizard – Data Series, Trend Lines</text:span></text:p>
            </office:annotation>
            <text:p>Scatter plot</text:p>
          </table:table-cell>
          <table:table-cell table:number-columns-repeated="37"/>
        </table:table-row>
        <table:table-row table:style-name="ro5">
          <table:table-cell office:value-type="string" calcext:value-type="string">
            <office:annotation draw:style-name="gr14" draw:text-style-name="P2" svg:width="300.3pt" svg:height="84.08pt" svg:x="81.24pt" svg:y="11078.62pt" draw:caption-point-x="-17.29pt" draw:caption-point-y="42.8pt">
              <dc:creator>WV</dc:creator>
              <dc:date>2016-03-07T00:00:00</dc:date>
              <text:p text:style-name="P1"><text:span text:style-name="T1">A scatterplot matrix displays a series of related scatterplots in row and column format. This allows, for example, the inclusion of one or two extra dimensions, or the display of how the relationship of two variables changes with time.</text:span></text:p>
              <text:p text:style-name="P1"><text:span text:style-name="T1"/></text:p>
              <text:p text:style-name="P1"><text:span text:style-name="T1">Once a series of scatterplots are generated in Calc, it is easy to drag them into position to form a matrix.</text:span></text:p>
            </office:annotation>
            <text:p>Scatterplot matrix </text:p>
          </table:table-cell>
          <table:table-cell table:number-columns-repeated="37"/>
        </table:table-row>
        <table:table-row table:style-name="ro5">
          <table:table-cell table:style-name="Default" office:value-type="string" calcext:value-type="string">
            <office:annotation draw:style-name="gr11" draw:text-style-name="P2" svg:width="290.78pt" svg:height="117.67pt" svg:x="81.24pt" svg:y="11091.43pt" draw:caption-point-x="-17.29pt" draw:caption-point-y="42.8pt">
              <dc:creator>WV</dc:creator>
              <dc:date>2016-03-07T00:00:00</dc:date>
              <text:p text:style-name="P1"><text:span text:style-name="T1">Scheduling is an optimization process that allows the organization of tasks so as to optimally manage costs, time, man power, and materials.</text:span></text:p>
              <text:p text:style-name="P1"><text:span text:style-name="T1"/></text:p>
              <text:p text:style-name="P1"><text:span text:style-name="T1">See DANSYS: ASSIGNMENT.</text:span></text:p>
              <text:p text:style-name="P1"><text:span text:style-name="T1">Also see the Gantt chart template for Calc</text:span></text:p>
            </office:annotation>
            <text:p>Scheduling </text:p>
          </table:table-cell>
          <table:table-cell table:number-columns-repeated="37"/>
        </table:table-row>
        <table:table-row table:style-name="ro5">
          <table:table-cell office:value-type="string" calcext:value-type="string">
            <office:annotation draw:style-name="gr12" draw:text-style-name="P2" svg:width="299.51pt" svg:height="140.06pt" svg:x="81.24pt" svg:y="11104.21pt" draw:caption-point-x="-17.29pt" draw:caption-point-y="42.8pt">
              <dc:creator>WV</dc:creator>
              <dc:date>2016-03-07T00:00:00</dc:date>
              <text:p text:style-name="P1"><text:span text:style-name="T1">Scheffe’s test is a multiple group comparison technique useful in ANOVA and regression studies to determine which groups show significant differences of means. In a large number of comparisons, Scheffe will give narrower confidence intervals than Tukey’s test, although Tukey is more precise for a small number of pairwise comparisons. DANSYS provides a number of multiple comparison tests. Scheffe is provided automatically with the OneWay procedure, and can be used if group sizes vary considerably.</text:span></text:p>
              <text:p text:style-name="P1"><text:span text:style-name="T1"/></text:p>
              <text:p text:style-name="P1"><text:span text:style-name="T1">See DANSYS: OneWay, SCHEFFE</text:span></text:p>
            </office:annotation>
            <text:p>Scheffe test</text:p>
          </table:table-cell>
          <table:table-cell table:number-columns-repeated="37"/>
        </table:table-row>
        <table:table-row table:style-name="ro5">
          <table:table-cell table:style-name="ce13" office:value-type="string" calcext:value-type="string">
            <office:annotation draw:style-name="gr11" draw:text-style-name="P2" svg:width="82.18pt" svg:height="117.67pt" svg:x="81.24pt" svg:y="11117.03pt" draw:caption-point-x="-17.29pt" draw:caption-point-y="42.8pt">
              <dc:creator>WV</dc:creator>
              <dc:date>2016-03-07T00:00:00</dc:date>
              <text:p text:style-name="P1"><text:span text:style-name="T1">Scott’s pi is used to measure inter-rater reliability for nominal data. It assumes (unlike Cohen’s kappa) that raters have the same distribution of responses.</text:span></text:p>
            </office:annotation>
            <text:p>Scott's coefficient of agreement, pi</text:p>
          </table:table-cell>
          <table:table-cell table:number-columns-repeated="37"/>
        </table:table-row>
        <table:table-row table:style-name="ro5">
          <table:table-cell table:style-name="Default" office:value-type="string" calcext:value-type="string">
            <office:annotation draw:style-name="gr13" draw:text-style-name="P2" svg:width="296.33pt" svg:height="128.86pt" svg:x="81.24pt" svg:y="11129.81pt" draw:caption-point-x="-17.29pt" draw:caption-point-y="42.8pt">
              <dc:creator>WV</dc:creator>
              <dc:date>2016-03-07T00:00:00</dc:date>
              <text:p text:style-name="P1">A scree plot graphs the sorted eigenvectors associated with particular components or factors to the ID number of the component or factor. It provides a way to evaluated the relative importance of each factor in terms of how much variability in the data it explains.</text:p>
              <text:p text:style-name="P1"/>
              <text:p text:style-name="P1"><text:s/>Scree plots are generally used with factor or principal component analysis.</text:p>
            </office:annotation>
            <text:p>Scree plot</text:p>
          </table:table-cell>
          <table:table-cell table:number-columns-repeated="37"/>
        </table:table-row>
        <table:table-row table:style-name="ro5">
          <table:table-cell office:value-type="string" calcext:value-type="string">
            <office:annotation draw:style-name="gr12" draw:text-style-name="P2" svg:width="292.37pt" svg:height="184.85pt" svg:x="81.24pt" svg:y="11142.62pt" draw:caption-point-x="-17.29pt" draw:caption-point-y="42.8pt">
              <dc:creator>WV</dc:creator>
              <dc:date>2016-03-07T00:00:00</dc:date>
              <text:p text:style-name="P1">Search algorithms look for specific patterns in data. In spreadsheets, data strings and spreadsheets are commonly searched for information.</text:p>
              <text:p text:style-name="P1"/>
              <text:p text:style-name="P1">See Calc: Find &amp; Replace, HLOOKUP, LOOKUP, MATCH, OFFSET, VLOOKUP, Find Record, Find – The Full-Text Search, Database Functions, Searching in Japanese, Finding and Replacing in Calc, Searching Tables and Form Documents, Form-based Filters, Similarity Search, Index – Keyword Search <text:s/>in the Help, FIND, SEARCH, SUBSTITUTE, Language Setting Options, The LibreOffice Help Window, Searching for Attributes, List of Regular Expressions, Using the Filter Navigator, Query Wizard – Search Conditions, Sarching With a Form Filter, Managing Bookmarks, Exceptions, Standard Filter, Replace, Filter: Applying Advanced Filters, COUNTIF, SUMIF, Query Design</text:p>
            </office:annotation>
            <text:p>Search</text:p>
          </table:table-cell>
          <table:table-cell table:number-columns-repeated="37"/>
        </table:table-row>
        <table:table-row table:style-name="ro5">
          <table:table-cell office:value-type="string" calcext:value-type="string">
            <office:annotation draw:style-name="gr319" draw:text-style-name="P2" svg:width="297.13pt" svg:height="89.21pt" svg:x="81.24pt" svg:y="11155.41pt" draw:caption-point-x="-17.29pt" draw:caption-point-y="42.8pt">
              <dc:creator>WV</dc:creator>
              <dc:date>2016-03-07T00:00:00</dc:date>
              <text:p text:style-name="P1">The secant function of an angle is the ratio of the length of the hypotenuse in a right triangle to the length of the side adjacent the <text:s/>angle. It is equivalently the reciprocal of the cosine of the angle. The inverse function of the secant is the arcsecant.</text:p>
              <text:p text:style-name="P1"/>
              <text:p text:style-name="P1">See Calc: SEC</text:p>
              <text:p text:style-name="P1">See DANSYS: ASEC</text:p>
            </office:annotation>
            <text:p>Secant</text:p>
          </table:table-cell>
          <table:table-cell table:number-columns-repeated="37"/>
        </table:table-row>
        <table:table-row table:style-name="ro5">
          <table:table-cell office:value-type="string" calcext:value-type="string">
            <office:annotation draw:style-name="gr4" draw:text-style-name="P2" svg:width="301.89pt" svg:height="196.04pt" svg:x="81.24pt" svg:y="11168.22pt" draw:caption-point-x="-17.29pt" draw:caption-point-y="42.8pt">
              <dc:creator>WV</dc:creator>
              <dc:date>2016-03-07T00:00:00</dc:date>
              <text:p text:style-name="P1">Security in a spreadsheet allows you to prevent the contents of cells, cell ranges, sheets, or whole documents from being altered, and can even hide element from view. There is usually an option form the designation of a password to allow changes.</text:p>
              <text:p text:style-name="P1"/>
              <text:p text:style-name="P1">See Calc: Macro Security, Security Warning, View Certificate, Security Level, Security, Class Path, Merge and Center Cells, Merge Cells, Document Properties, Trusted Sources, Server Authentication, About Digital Signatures, Protecting Content in LibreOffice, Collaboration, Protect Sheet, Cell Protection</text:p>
            </office:annotation>
            <text:p>Security</text:p>
          </table:table-cell>
          <table:table-cell table:number-columns-repeated="37"/>
        </table:table-row>
        <table:table-row table:style-name="ro5">
          <table:table-cell office:value-type="string" calcext:value-type="string">
            <office:annotation draw:style-name="gr16" draw:text-style-name="P2" svg:width="288.4pt" svg:height="72.88pt" svg:x="81.24pt" svg:y="11181pt" draw:caption-point-x="-17.29pt" draw:caption-point-y="42.8pt">
              <dc:creator>WV</dc:creator>
              <dc:date>2016-03-07T00:00:00</dc:date>
              <text:p text:style-name="P1">Self reference occurs when a formula in a cell refers to that cell either directly or indirectly. Such a set-up can be useful (for instance, for recursion), but requires some special settings.</text:p>
              <text:p text:style-name="P1"/>
              <text:p text:style-name="P1">See Calc: CURRENT, Calculate, Error Codes in LibreOffice Calc</text:p>
            </office:annotation>
            <text:p>Self reference</text:p>
          </table:table-cell>
          <table:table-cell table:number-columns-repeated="37"/>
        </table:table-row>
        <table:table-row table:style-name="ro5">
          <table:table-cell office:value-type="string" calcext:value-type="string">
            <office:annotation draw:style-name="gr320" draw:text-style-name="P2" svg:width="303.48pt" svg:height="71.94pt" svg:x="81.24pt" svg:y="11193.82pt" draw:caption-point-x="-17.29pt" draw:caption-point-y="42.8pt">
              <dc:creator>WV</dc:creator>
              <dc:date>2016-03-07T00:00:00</dc:date>
              <text:p text:style-name="P1">The semi-interquartile range is one-half the difference between the third and first quartiles. As such, it is a robust measure of dispersion.</text:p>
              <text:p text:style-name="P1"/>
              <text:p text:style-name="P1">See DANSYS: SemiIQRange</text:p>
            </office:annotation>
            <text:p>Semi-interquartile range</text:p>
          </table:table-cell>
          <table:table-cell table:number-columns-repeated="37"/>
        </table:table-row>
        <table:table-row table:style-name="ro5">
          <table:table-cell table:style-name="Default" office:value-type="string" calcext:value-type="string">
            <office:annotation draw:style-name="gr321" draw:text-style-name="P2" svg:width="82.18pt" svg:height="39.29pt" svg:x="81.24pt" svg:y="11206.63pt" draw:caption-point-x="-17.29pt" draw:caption-point-y="42.8pt">
              <dc:creator>WV</dc:creator>
              <dc:date>2016-03-07T00:00:00</dc:date>
              <text:p text:style-name="P1">Semiotics is the study of signs and meanings.</text:p>
            </office:annotation>
            <text:p>Semiotics</text:p>
          </table:table-cell>
          <table:table-cell table:number-columns-repeated="37"/>
        </table:table-row>
        <table:table-row table:style-name="ro5">
          <table:table-cell office:value-type="string" calcext:value-type="string">
            <office:annotation draw:style-name="gr16" draw:text-style-name="P2" svg:width="294.75pt" svg:height="72.88pt" svg:x="81.24pt" svg:y="11219.41pt" draw:caption-point-x="-17.29pt" draw:caption-point-y="42.8pt">
              <dc:creator>WV</dc:creator>
              <dc:date>2016-03-07T00:00:00</dc:date>
              <text:p text:style-name="P1">The number of sentences in a passage is a common variable in content analysis.</text:p>
              <text:p text:style-name="P1"/>
              <text:p text:style-name="P1">See DANSYS: SENTENCES</text:p>
            </office:annotation>
            <text:p>Sentence count</text:p>
          </table:table-cell>
          <table:table-cell table:number-columns-repeated="37"/>
        </table:table-row>
        <table:table-row table:style-name="ro5">
          <table:table-cell table:style-name="Default" office:value-type="string" calcext:value-type="string">
            <office:annotation draw:style-name="gr322" draw:text-style-name="P2" svg:width="301.1pt" svg:height="66.02pt" svg:x="81.24pt" svg:y="11232.23pt" draw:caption-point-x="-17.29pt" draw:caption-point-y="42.8pt">
              <dc:creator>WV</dc:creator>
              <dc:date>2016-03-07T00:00:00</dc:date>
              <text:p text:style-name="P1">Septiles divide a sorted data set into seven equal size sections (with the same number of cases in each section.) Since 100 is not evenly divisible by seven, septiles cannot be determined using percentiles.</text:p>
            </office:annotation>
            <text:p>Septile</text:p>
          </table:table-cell>
          <table:table-cell table:number-columns-repeated="37"/>
        </table:table-row>
        <table:table-row table:style-name="ro5">
          <table:table-cell office:value-type="string" calcext:value-type="string">
            <office:annotation draw:style-name="gr11" draw:text-style-name="P2" svg:width="306.65pt" svg:height="117.67pt" svg:x="81.24pt" svg:y="11245.01pt" draw:caption-point-x="-17.29pt" draw:caption-point-y="42.8pt">
              <dc:creator>WV</dc:creator>
              <dc:date>2016-03-07T00:00:00</dc:date>
              <text:p text:style-name="P1">A number sequence is an ordered list of numbers in which each number can be determined by a fixed rule from the numbers that preceded it.</text:p>
              <text:p text:style-name="P1"/>
              <text:p text:style-name="P1">See Calc: Fill Random Numbers, Automatically Calculating Series, Fill, Applying Sort Lists, Fill Sheet, Fill Series</text:p>
              <text:p text:style-name="P1">See DANSYS: FillRange, BinaryFill</text:p>
            </office:annotation>
            <text:p>Sequence</text:p>
          </table:table-cell>
          <table:table-cell table:number-columns-repeated="37"/>
        </table:table-row>
        <table:table-row table:style-name="ro5">
          <table:table-cell office:value-type="string" calcext:value-type="string">
            <office:annotation draw:style-name="gr17" draw:text-style-name="P2" svg:width="282.05pt" svg:height="61.68pt" svg:x="81.24pt" svg:y="11257.82pt" draw:caption-point-x="-17.29pt" draw:caption-point-y="42.8pt">
              <dc:creator>WV</dc:creator>
              <dc:date>2016-03-07T00:00:00</dc:date>
              <text:p text:style-name="P1">A series is the sum of a sequence of numbers.</text:p>
              <text:p text:style-name="P1"/>
              <text:p text:style-name="P1">See Calc: Fill Series, SERIESSUM, Automatically Calculating Series, Fill</text:p>
              <text:p text:style-name="P1">See DANSYS: ASERIES, GSERIES</text:p>
            </office:annotation>
            <text:p>Series</text:p>
          </table:table-cell>
          <table:table-cell table:number-columns-repeated="37"/>
        </table:table-row>
        <table:table-row table:style-name="ro5">
          <table:table-cell office:value-type="string" calcext:value-type="string">
            <office:annotation draw:style-name="gr323" draw:text-style-name="P2" svg:width="288.4pt" svg:height="76pt" svg:x="81.24pt" svg:y="11270.61pt" draw:caption-point-x="-17.29pt" draw:caption-point-y="42.8pt">
              <dc:creator>WV</dc:creator>
              <dc:date>2016-03-07T00:00:00</dc:date>
              <text:p text:style-name="P1">A series transform, such as a Fourier transform or wavelet transform, is used to represent a <text:s/>function by a sum of terms.</text:p>
              <text:p text:style-name="P1"/>
              <text:p text:style-name="P1">See Calc: SERIESSUM</text:p>
              <text:p text:style-name="P1">See DANSYS: FourierDiscrete, FFT, WAVELET</text:p>
            </office:annotation>
            <text:p>Series transform </text:p>
          </table:table-cell>
          <table:table-cell table:number-columns-repeated="37"/>
        </table:table-row>
        <table:table-row table:style-name="ro5">
          <table:table-cell office:value-type="string" calcext:value-type="string">
            <office:annotation draw:style-name="gr16" draw:text-style-name="P2" svg:width="300.3pt" svg:height="117.67pt" svg:x="81.24pt" svg:y="11283.42pt" draw:caption-point-x="-17.29pt" draw:caption-point-y="42.8pt">
              <dc:creator>WV</dc:creator>
              <dc:date>2016-03-07T00:00:00</dc:date>
              <text:p text:style-name="P1">A settlement is the transfer of ownership once the last payment is transacted for an asset.</text:p>
              <text:p text:style-name="P1"/>
              <text:p text:style-name="P1">See Calc: COUPDAYBS, COUPDAYS, COUPDAYSNC, COUPNCD, COUPNUM, COUPPCD, INTRATE, ODDFPRICE, ODDFYIELD, ODDLPRICE, ODDLYIELD, ACCRINT, ACCRINTM, AMORDEGRC, AMORLINC, DISC, DURATION_ADD, RECEIVED, MDURATION, PRICE, PRICEDISC, PRICEMAT, TBILLEQ, TBILLPRICE, TBILLYIELD, YIELD, YIELDDISC, YIELDMAT</text:p>
            </office:annotation>
            <text:p>Settlement</text:p>
          </table:table-cell>
          <table:table-cell table:number-columns-repeated="37"/>
        </table:table-row>
        <table:table-row table:style-name="ro5">
          <table:table-cell office:value-type="string" calcext:value-type="string">
            <office:annotation draw:style-name="gr14" draw:text-style-name="P2" svg:width="289.19pt" svg:height="84.08pt" svg:x="81.24pt" svg:y="11296.2pt" draw:caption-point-x="-17.29pt" draw:caption-point-y="42.8pt">
              <dc:creator>WV</dc:creator>
              <dc:date>2016-03-07T00:00:00</dc:date>
              <text:p text:style-name="P1">SFN stands for “system file name” in contrast to URL (uniform resource identifier.)</text:p>
              <text:p text:style-name="P1"/>
              <text:p text:style-name="P1">See Calc: Relative and Absolute Links, Information Functions</text:p>
              <text:p text:style-name="P1">See DANSYS: URL2SFN, SFN2URL</text:p>
            </office:annotation>
            <text:p>SFN</text:p>
          </table:table-cell>
          <table:table-cell table:number-columns-repeated="37"/>
        </table:table-row>
        <table:table-row table:style-name="ro5">
          <table:table-cell office:value-type="string" calcext:value-type="string">
            <office:annotation draw:style-name="gr10" draw:text-style-name="P2" svg:width="299.51pt" svg:height="140.06pt" svg:x="81.24pt" svg:y="11309.02pt" draw:caption-point-x="-17.29pt" draw:caption-point-y="42.8pt">
              <dc:creator>WV</dc:creator>
              <dc:date>2016-03-08T00:00:00</dc:date>
              <text:p text:style-name="P1">Distributions can be characterized by shape; in fact, many of them include a shape parameter as one of the specifications. There are also tests to compare the shapes of distributions.</text:p>
              <text:p text:style-name="P1"/>
              <text:p text:style-name="P1">Matrices are also characterized by shape as the number of rows, columns, levels, etc.</text:p>
              <text:p text:style-name="P1"/>
              <text:p text:style-name="P1">See Calc: WEIBULL, WEIBULL.DIST</text:p>
              <text:p text:style-name="P1">See DANSYS: BetaShape, BbinomPara, MatShape, IsSameShape, KSGOF, CSGOF</text:p>
              <text:p text:style-name="P1">Note that histograms and stem and leaf plots are visualizations of distribution shapes.</text:p>
            </office:annotation>
            <text:p>Shape</text:p>
          </table:table-cell>
          <table:table-cell table:number-columns-repeated="37"/>
        </table:table-row>
        <table:table-row table:style-name="ro5">
          <table:table-cell office:value-type="string" calcext:value-type="string">
            <office:annotation draw:style-name="gr9" draw:text-style-name="P2" svg:width="290.78pt" svg:height="61.68pt" svg:x="81.24pt" svg:y="11321.83pt" draw:caption-point-x="-17.29pt" draw:caption-point-y="42.8pt">
              <dc:creator>WV</dc:creator>
              <dc:date>2016-03-08T00:00:00</dc:date>
              <text:p text:style-name="P1">The Shapiro-Wilk’s test is a test of the normality of a data distribution.</text:p>
              <text:p text:style-name="P1"/>
              <text:p text:style-name="P1">See DANSYSS: SW</text:p>
            </office:annotation>
            <text:p>Shapiro-Wilk's test</text:p>
          </table:table-cell>
          <table:table-cell table:number-columns-repeated="37"/>
        </table:table-row>
        <table:table-row table:style-name="ro5">
          <table:table-cell office:value-type="string" calcext:value-type="string">
            <office:annotation draw:style-name="gr10" draw:text-style-name="P2" svg:width="312.18pt" svg:height="151.26pt" svg:x="81.24pt" svg:y="11334.61pt" draw:caption-point-x="-17.29pt" draw:caption-point-y="42.8pt">
              <dc:creator>WV</dc:creator>
              <dc:date>2016-03-08T00:00:00</dc:date>
              <text:p text:style-name="P1">The pages of a spreadsheet document are called “spreadsheets” or just “sheets”.</text:p>
              <text:p text:style-name="P1"/>
              <text:p text:style-name="P1">See Calc: Copying to Multiple Sheets, Selecting Sheets, Protect Document, Applying Multiple Sheets, Sheet, Hide, Navigating Through Sheet Tabs, Insert Sheet, Fill Sheet, Rename Sheet, Move or Copy a Sheet, Delete Sheet, Printing Sheet Details, Referencing a Cell in Another Document, Navigator for Document Overview, Navigator Protecting Sheet, Addresses and References, Absolute and Relative, SHEETS</text:p>
              <text:p text:style-name="P1"/>
              <text:p text:style-name="P1">See DANSYS: FunctionList, Data sheet, ToSample sheet, Process sheet, Report sheet</text:p>
            </office:annotation>
            <text:p>Sheet</text:p>
          </table:table-cell>
          <table:table-cell table:number-columns-repeated="37"/>
        </table:table-row>
        <table:table-row table:style-name="ro5">
          <table:table-cell office:value-type="string" calcext:value-type="string">
            <office:annotation draw:style-name="gr16" draw:text-style-name="P2" svg:width="283.63pt" svg:height="151.26pt" svg:x="81.24pt" svg:y="11347.43pt" draw:caption-point-x="-17.29pt" draw:caption-point-y="42.8pt">
              <dc:creator>WV</dc:creator>
              <dc:date>2016-03-08T00:00:00</dc:date>
              <text:p text:style-name="P1">The Sheffer stroke, symbolized by a vertical bar (|), is another name for logical NAND. With the two logical values, it comprises a complete logical system in that any logical function can be symbolized completely in terms of Sheffer stroke functions. That means that any electronic logic circuit can be composed entirely of NAND gates. For two variables, all outputs of the Sheffer stroke function are true except the case where both variables are true.</text:p>
              <text:p text:style-name="P1"/>
              <text:p text:style-name="P1">See DANSYS: NAND, BNAND, NANDT, SheffT, SHEFF, BSHEFF</text:p>
              <text:p text:style-name="P1"/>
              <text:p text:style-name="P1"/>
            </office:annotation>
            <text:p>Sheffer stroke</text:p>
          </table:table-cell>
          <table:table-cell table:number-columns-repeated="37"/>
        </table:table-row>
        <table:table-row table:style-name="ro5">
          <table:table-cell office:value-type="string" calcext:value-type="string">
            <office:annotation draw:style-name="gr20" draw:text-style-name="P2" svg:width="295.54pt" svg:height="106.47pt" svg:x="81.24pt" svg:y="11360.21pt" draw:caption-point-x="-17.29pt" draw:caption-point-y="42.8pt">
              <dc:creator>WV</dc:creator>
              <dc:date>2016-03-08T00:00:00</dc:date>
              <text:p text:style-name="P1">A shell program is one that embeds another program and controls it. A shell function provides control to an outside program.</text:p>
              <text:p text:style-name="P1"/>
              <text:p text:style-name="P1">See DANSYS: SHLL</text:p>
            </office:annotation>
            <text:p>Shell</text:p>
          </table:table-cell>
          <table:table-cell table:number-columns-repeated="37"/>
        </table:table-row>
        <table:table-row table:style-name="ro5">
          <table:table-cell table:style-name="ce13" office:value-type="string" calcext:value-type="string">
            <office:annotation draw:style-name="gr321" draw:text-style-name="P2" svg:width="82.18pt" svg:height="84.08pt" svg:x="81.24pt" svg:y="11373.02pt" draw:caption-point-x="-17.29pt" draw:caption-point-y="42.8pt">
              <dc:creator>WV</dc:creator>
              <dc:date>2016-03-08T00:00:00</dc:date>
              <text:p text:style-name="P1">A Shewhart control chart (or just “control chart) is a plot used to monitor quality control processes.</text:p>
            </office:annotation>
            <text:p>Shewhart control chart </text:p>
          </table:table-cell>
          <table:table-cell table:number-columns-repeated="37"/>
        </table:table-row>
        <table:table-row table:style-name="ro5">
          <table:table-cell office:value-type="string" calcext:value-type="string">
            <office:annotation draw:style-name="gr16" draw:text-style-name="P2" svg:width="299.51pt" svg:height="117.67pt" svg:x="81.24pt" svg:y="11385.81pt" draw:caption-point-x="-17.29pt" draw:caption-point-y="42.8pt">
              <dc:creator>WV</dc:creator>
              <dc:date>2016-03-08T00:00:00</dc:date>
              <text:p text:style-name="P1">The logical shift operator moves the bits in a binary string one place either left or right.</text:p>
              <text:p text:style-name="P1"/>
              <text:p text:style-name="P1">In time series analysis, the shift operator (also called lag operator) returns the value in a series a specified number of places before or after the operand in the series. This can be accomplished in Calc by the OFFSET function.</text:p>
              <text:p text:style-name="P1"/>
              <text:p text:style-name="P1">See Calc: BITLSHIFT, BITRSHIFT, OFFSET</text:p>
              <text:p text:style-name="P1">See DANSYS: BSHFTR, BSHFTL, BCSHFTR, BCSHFTL</text:p>
            </office:annotation>
            <text:p>Shift operators</text:p>
          </table:table-cell>
          <table:table-cell table:number-columns-repeated="37"/>
        </table:table-row>
        <table:table-row table:style-name="ro5">
          <table:table-cell table:style-name="Default" office:value-type="string" calcext:value-type="string">
            <office:annotation draw:style-name="gr16" draw:text-style-name="P2" svg:width="82.18pt" svg:height="95.27pt" svg:x="81.01pt" svg:y="11376.94pt" draw:caption-point-x="-17.06pt" draw:caption-point-y="64.49pt">
              <dc:creator>WV</dc:creator>
              <dc:date>2016-03-08T00:00:00</dc:date>
              <text:p text:style-name="P1"><text:span text:style-name="T1">The shooting method is used to solve differential equations, especially two point boundary problems.</text:span></text:p>
            </office:annotation>
            <text:p>Shooting method</text:p>
          </table:table-cell>
          <table:table-cell table:number-columns-repeated="37"/>
        </table:table-row>
        <table:table-row table:style-name="ro5">
          <table:table-cell table:style-name="Default" office:value-type="string" calcext:value-type="string">
            <office:annotation draw:style-name="gr321" draw:text-style-name="P2" svg:width="82.18pt" svg:height="117.67pt" svg:x="81.24pt" svg:y="11411.4pt" draw:caption-point-x="-17.29pt" draw:caption-point-y="42.8pt">
              <dc:creator>WV</dc:creator>
              <dc:date>2016-03-08T00:00:00</dc:date>
              <text:p text:style-name="P1">A short time Fourier transform is used to determine the frequency and phase of sections of a signal or time series.</text:p>
            </office:annotation>
            <text:p>Short-time Fourier transform</text:p>
          </table:table-cell>
          <table:table-cell table:number-columns-repeated="37"/>
        </table:table-row>
        <table:table-row table:style-name="ro5">
          <table:table-cell office:value-type="string" calcext:value-type="string">
            <office:annotation draw:style-name="gr14" draw:text-style-name="P2" svg:width="300.3pt" svg:height="84.08pt" svg:x="81.24pt" svg:y="11424.22pt" draw:caption-point-x="-17.29pt" draw:caption-point-y="42.8pt">
              <dc:creator>WV</dc:creator>
              <dc:date>2016-03-08T00:00:00</dc:date>
              <text:p text:style-name="P1">A shuffle rearranges items (such as data points) in random order.</text:p>
              <text:p text:style-name="P1"/>
              <text:p text:style-name="P1">See DANSYS: Shuffle</text:p>
            </office:annotation>
            <text:p>Shuffle</text:p>
          </table:table-cell>
          <table:table-cell table:number-columns-repeated="37"/>
        </table:table-row>
        <table:table-row table:style-name="ro5">
          <table:table-cell office:value-type="string" calcext:value-type="string">
            <office:annotation draw:style-name="gr11" draw:text-style-name="P2" svg:width="289.98pt" svg:height="117.67pt" svg:x="81.24pt" svg:y="11437.03pt" draw:caption-point-x="-17.29pt" draw:caption-point-y="42.8pt">
              <dc:creator>WV</dc:creator>
              <dc:date>2016-03-08T00:00:00</dc:date>
              <text:p text:style-name="P1">The sign of a value determines whether it is smaller or larger than zero. A sign function specifies the sign of the result.</text:p>
              <text:p text:style-name="P1"/>
              <text:p text:style-name="P1">See Calc: ABS, SIGN, Operators in LibreOffice Calc</text:p>
              <text:p text:style-name="P1">See DANSYS: sign1</text:p>
            </office:annotation>
            <text:p>Sign</text:p>
          </table:table-cell>
          <table:table-cell table:number-columns-repeated="37"/>
        </table:table-row>
        <table:table-row table:style-name="ro5">
          <table:table-cell table:style-name="ce13" office:value-type="string" calcext:value-type="string">
            <office:annotation draw:style-name="gr324" draw:text-style-name="P2" svg:width="313.77pt" svg:height="66.73pt" svg:x="81.24pt" svg:y="11449.81pt" draw:caption-point-x="-17.29pt" draw:caption-point-y="42.8pt">
              <dc:creator>WV</dc:creator>
              <dc:date>2016-03-08T00:00:00</dc:date>
              <text:p text:style-name="P1">The sign test is a nonparametric statistic used to test for significant consistent differences between matched data values.</text:p>
              <text:p text:style-name="P1"/>
            </office:annotation>
            <text:p>Sign Test</text:p>
          </table:table-cell>
          <table:table-cell table:number-columns-repeated="37"/>
        </table:table-row>
        <table:table-row table:style-name="ro5">
          <table:table-cell office:value-type="string" calcext:value-type="string">
            <office:annotation draw:style-name="gr20" draw:text-style-name="P2" svg:width="274.9pt" svg:height="106.47pt" svg:x="81.24pt" svg:y="11462.63pt" draw:caption-point-x="-17.29pt" draw:caption-point-y="42.8pt">
              <dc:creator>WV</dc:creator>
              <dc:date>2016-03-08T00:00:00</dc:date>
              <text:p text:style-name="P1">The significance level of a statistical test is a specified cutoff below which a null hypothesis is rejected. Also called the alpha of a test, it is the probability of rejecting a null hypothesis when it is actually true. </text:p>
              <text:p text:style-name="P1"/>
              <text:p text:style-name="P1">See the specific statistical tests in Calc and DANSYS.</text:p>
            </office:annotation>
            <text:p>Significance level</text:p>
          </table:table-cell>
          <table:table-cell table:number-columns-repeated="37"/>
        </table:table-row>
        <table:table-row table:style-name="ro5">
          <table:table-cell office:value-type="string" calcext:value-type="string">
            <office:annotation draw:style-name="gr10" draw:text-style-name="P2" svg:width="296.33pt" svg:height="95.27pt" svg:x="81.24pt" svg:y="11475.41pt" draw:caption-point-x="-17.29pt" draw:caption-point-y="42.8pt">
              <dc:creator>WV</dc:creator>
              <dc:date>2016-03-08T00:00:00</dc:date>
              <text:p text:style-name="P1">Simpson’s diversity index is a measure of diversity that considers variety and evenness.</text:p>
              <text:p text:style-name="P1"/>
              <text:p text:style-name="P1">See DANSYS: SimpsonIndex</text:p>
            </office:annotation>
            <text:p>Simpson index</text:p>
          </table:table-cell>
          <table:table-cell table:number-columns-repeated="37"/>
        </table:table-row>
        <table:table-row table:style-name="ro5">
          <table:table-cell table:style-name="Default" office:value-type="string" calcext:value-type="string">
            <office:annotation draw:style-name="gr12" draw:text-style-name="P2" svg:width="293.95pt" svg:height="140.06pt" svg:x="81.24pt" svg:y="11488.22pt" draw:caption-point-x="-17.29pt" draw:caption-point-y="42.8pt">
              <dc:creator>WV</dc:creator>
              <dc:date>2016-03-08T00:00:00</dc:date>
              <text:p text:style-name="P1">Simulation models are constructs (mathematical or physical) that attempts to capture the important factors of a process with the purpose of studying that process. </text:p>
              <text:p text:style-name="P1"/>
              <text:p text:style-name="P1">Mathematical models use a wide range of tools such as random number generators, data structures, queuing simulators, optimization procedures, and network matrices.</text:p>
            </office:annotation>
            <text:p>Simulation modeling</text:p>
          </table:table-cell>
          <table:table-cell table:number-columns-repeated="37"/>
        </table:table-row>
        <table:table-row table:style-name="ro5">
          <table:table-cell table:style-name="ce13" office:value-type="string" calcext:value-type="string">
            <office:annotation draw:style-name="gr10" draw:text-style-name="P2" svg:width="298.71pt" svg:height="106.47pt" svg:x="81.24pt" svg:y="11501.01pt" draw:caption-point-x="-17.29pt" draw:caption-point-y="42.8pt">
              <dc:creator>WV</dc:creator>
              <dc:date>2016-03-08T00:00:00</dc:date>
              <text:p text:style-name="P1">The sine function is the ration of the length of the side opposite an angle to the length of the hypotenuse in a right triangle. The inverse function is called the arcsine.</text:p>
              <text:p text:style-name="P1"/>
              <text:p text:style-name="P1">See Calc: ASIN, SIN, IMSIN</text:p>
              <text:p text:style-name="P1"/>
              <text:p text:style-name="P1">See DANSYS: SphericalSine</text:p>
              <text:p text:style-name="P1"/>
              <text:p text:style-name="P1"/>
            </office:annotation>
            <text:p>Sine</text:p>
          </table:table-cell>
          <table:table-cell table:number-columns-repeated="37"/>
        </table:table-row>
        <table:table-row table:style-name="ro5">
          <table:table-cell office:value-type="string" calcext:value-type="string">
            <office:annotation draw:style-name="gr321" draw:text-style-name="P2" svg:width="82.18pt" svg:height="39.29pt" svg:x="81.24pt" svg:y="11513.82pt" draw:caption-point-x="-17.29pt" draw:caption-point-y="42.8pt">
              <dc:creator>WV</dc:creator>
              <dc:date>2016-03-08T00:00:00</dc:date>
              <text:p text:style-name="P1">Calc provides the complex sine function IMSIN.</text:p>
            </office:annotation>
            <text:p>Sine: complex</text:p>
          </table:table-cell>
          <table:table-cell table:number-columns-repeated="37"/>
        </table:table-row>
        <table:table-row table:style-name="ro5">
          <table:table-cell office:value-type="string" calcext:value-type="string">
            <office:annotation draw:style-name="gr10" draw:text-style-name="P2" svg:width="300.3pt" svg:height="95.27pt" svg:x="81.24pt" svg:y="11526.6pt" draw:caption-point-x="-17.29pt" draw:caption-point-y="42.8pt">
              <dc:creator>WV</dc:creator>
              <dc:date>2016-03-08T00:00:00</dc:date>
              <text:p text:style-name="P1">si(x) is the negative integral from x to infinity of sin t/t dt. si(x) is he antiderivative of sin x/x which is 0 for x=infinity. The sine integral arises in signal processing as ringing artifacts and in Gibbs phenomenon.</text:p>
              <text:p text:style-name="P1"/>
              <text:p text:style-name="P1">See DANSYS: CiSi</text:p>
            </office:annotation>
            <text:p>Sine integral</text:p>
          </table:table-cell>
          <table:table-cell table:number-columns-repeated="37"/>
        </table:table-row>
        <table:table-row table:style-name="ro5">
          <table:table-cell table:style-name="Default" office:value-type="string" calcext:value-type="string">
            <office:annotation draw:style-name="gr321" draw:text-style-name="P2" svg:width="82.18pt" svg:height="117.67pt" svg:x="81.24pt" svg:y="11539.42pt" draw:caption-point-x="-17.29pt" draw:caption-point-y="42.8pt">
              <dc:creator>WV</dc:creator>
              <dc:date>2016-03-08T00:00:00</dc:date>
              <text:p text:style-name="P1">Singular spectrum analysis is a nonparametric spectral estimation procedure used in time series and signal analysis.</text:p>
            </office:annotation>
            <text:p>Singular spectrum analysis</text:p>
          </table:table-cell>
          <table:table-cell table:number-columns-repeated="37"/>
        </table:table-row>
        <table:table-row table:style-name="ro5">
          <table:table-cell office:value-type="string" calcext:value-type="string">
            <office:annotation draw:style-name="gr14" draw:text-style-name="P2" svg:width="295.77pt" svg:height="84.08pt" svg:x="81.01pt" svg:y="11529.92pt" draw:caption-point-x="-17.06pt" draw:caption-point-y="65.11pt">
              <dc:creator>WV</dc:creator>
              <dc:date>2016-03-08T00:00:00</dc:date>
              <text:p text:style-name="P1"><text:span text:style-name="T1">Singular value decomposition is used to solve a singular or nearly singular system of linear equations.</text:span></text:p>
              <text:p text:style-name="P1"><text:span text:style-name="T1"/></text:p>
              <text:p text:style-name="P1"><text:span text:style-name="T1">See DANSYS: svdcmp</text:span></text:p>
            </office:annotation>
            <text:p>Singular value decomposition </text:p>
          </table:table-cell>
          <table:table-cell table:number-columns-repeated="37"/>
        </table:table-row>
        <table:table-row table:style-name="ro5">
          <table:table-cell office:value-type="string" calcext:value-type="string">
            <office:annotation draw:style-name="gr17" draw:text-style-name="P2" svg:width="288.62pt" svg:height="140.06pt" svg:x="81.01pt" svg:y="11542.62pt" draw:caption-point-x="-17.06pt" draw:caption-point-y="65.2pt">
              <dc:creator>WV</dc:creator>
              <dc:date>2016-03-08T00:00:00</dc:date>
              <text:p text:style-name="P1"><text:span text:style-name="T1">Skewness is a measure of asymmetry in probability distributions. It is a departure from normality where one end is “heavier” than the other. A negative skewness generally means that there are more observations left of the mean than to the right, and positive skewness means that there are more observations to the right.</text:span></text:p>
              <text:p text:style-name="P1"><text:span text:style-name="T1"/></text:p>
              <text:p text:style-name="P1"><text:span text:style-name="T1">See Calc: SKEW, Data Statistics in Calc</text:span></text:p>
              <text:p text:style-name="P1"><text:span text:style-name="T1">See DANSYS: BinomSkew, PoisSkew, BetaSkew, Skew2, Profile13, BbinomSkew, Wprofile, GEVSkew, Fskew, GammaSkew, GeoDistSkew, LogNormSkew, ParetoSkew, RayleighSkew</text:span></text:p>
            </office:annotation>
            <text:p>Skewness</text:p>
          </table:table-cell>
          <table:table-cell table:number-columns-repeated="37"/>
        </table:table-row>
        <table:table-row table:style-name="ro5">
          <table:table-cell office:value-type="string" calcext:value-type="string">
            <office:annotation draw:style-name="gr325" draw:text-style-name="P2" svg:width="297.13pt" svg:height="104.14pt" svg:x="81.24pt" svg:y="11577.83pt" draw:caption-point-x="-17.29pt" draw:caption-point-y="42.8pt">
              <dc:creator>WV</dc:creator>
              <dc:date>2016-03-08T00:00:00</dc:date>
              <text:p text:style-name="P1">Slope is the ratio of rise over run of a line. For a curve, average slope is defined for an interval as <text:s/>the slope of the line connecting the end points. Instantaneous slope is defined as the slope of the tangent line at a particular point and is given by the derivative of the function describing the curve.</text:p>
              <text:p text:style-name="P1"/>
              <text:p text:style-name="P1">See Calc: LINEST, Trend Lines, SLOPE, Chart Type XY</text:p>
              <text:p text:style-name="P1">See DANSYS: LineSlope, SlopeCorr, MatDiff, nDeriv, DRV, InDiff</text:p>
            </office:annotation>
            <text:p>Slope</text:p>
          </table:table-cell>
          <table:table-cell table:number-columns-repeated="37"/>
        </table:table-row>
        <table:table-row table:style-name="ro5">
          <table:table-cell office:value-type="string" calcext:value-type="string">
            <office:annotation draw:style-name="gr11" draw:text-style-name="P2" svg:width="274.11pt" svg:height="128.86pt" svg:x="81.24pt" svg:y="11590.61pt" draw:caption-point-x="-17.29pt" draw:caption-point-y="42.8pt">
              <dc:creator>WV</dc:creator>
              <dc:date>2016-03-08T00:00:00</dc:date>
              <text:p text:style-name="P1">Trend derived from recorded data are composed of lines between the data points and appear as discrete when the data may be continuous. To get a better idea of the actual data, it is often useful to smooth out the lines to form a smooth transition from point to point. That is especially important in time series data where smoothing may allow you to see the actual data trend without the noise that is usually in such data.</text:p>
              <text:p text:style-name="P1"/>
              <text:p text:style-name="P1">See Calc: Smooth Line Properties, Data Statistics in Calc, 3D View, Chart Type Line, Graphic Filter Bar, Chart Type XY</text:p>
            </office:annotation>
            <text:p>Smoothing </text:p>
          </table:table-cell>
          <table:table-cell table:number-columns-repeated="37"/>
        </table:table-row>
        <table:table-row table:style-name="ro5">
          <table:table-cell table:style-name="Default" office:value-type="string" calcext:value-type="string">
            <office:annotation draw:style-name="gr26" draw:text-style-name="P2" svg:width="289.42pt" svg:height="39.29pt" svg:x="81.01pt" svg:y="11581.23pt" draw:caption-point-x="-17.06pt" draw:caption-point-y="65pt">
              <dc:creator>WV</dc:creator>
              <dc:date>2016-03-08T00:00:00</dc:date>
              <text:p text:style-name="P1"><text:span text:style-name="T1">Sociometry is used to elaborate social relationships and hierarchies.</text:span></text:p>
            </office:annotation>
            <text:p>Sociometry</text:p>
          </table:table-cell>
          <table:table-cell table:number-columns-repeated="37"/>
        </table:table-row>
        <table:table-row table:style-name="ro5">
          <table:table-cell office:value-type="string" calcext:value-type="string">
            <office:annotation draw:style-name="gr10" draw:text-style-name="P2" svg:width="304.27pt" svg:height="140.06pt" svg:x="81.24pt" svg:y="11616.21pt" draw:caption-point-x="-17.29pt" draw:caption-point-y="42.8pt">
              <dc:creator>WV</dc:creator>
              <dc:date>2016-03-08T00:00:00</dc:date>
              <text:p text:style-name="P1">Solver engines are programs that use iterative methods to find the values for equations that satisfies certain constraints. Calc has two solver engines by default:</text:p>
              <text:p text:style-name="P1"/>
              <text:p text:style-name="P1">Goal Seek will solve one equation with one variable.</text:p>
              <text:p text:style-name="P1"/>
              <text:p text:style-name="P1">Solver will let you solve an equation with multiple unknowns and is especially useful for optimization problems.</text:p>
              <text:p text:style-name="P1"/>
              <text:p text:style-name="P1">Although both Goal Seek and Solver will only solve linear problems, the Nonlinear Solver extension will work with nonlinear functions.</text:p>
            </office:annotation>
            <text:p>Solver</text:p>
          </table:table-cell>
          <table:table-cell table:number-columns-repeated="37"/>
        </table:table-row>
        <table:table-row table:style-name="ro5">
          <table:table-cell table:style-name="ce13" office:value-type="string" calcext:value-type="string">
            <office:annotation draw:style-name="gr326" draw:text-style-name="P2" svg:width="287.6pt" svg:height="58.99pt" svg:x="81.24pt" svg:y="11629.02pt" draw:caption-point-x="-17.29pt" draw:caption-point-y="42.8pt">
              <dc:creator>WV</dc:creator>
              <dc:date>2016-03-08T00:00:00</dc:date>
              <text:p text:style-name="P1">Somer’s d (or Somer’s delta) is a nonparametric measure of the strength and direction of association between ordinal dependent and independent variables.</text:p>
            </office:annotation>
            <text:p>Somers' d</text:p>
          </table:table-cell>
          <table:table-cell table:number-columns-repeated="37"/>
        </table:table-row>
        <table:table-row table:style-name="ro5">
          <table:table-cell office:value-type="string" calcext:value-type="string">
            <office:annotation draw:style-name="gr9" draw:text-style-name="P2" svg:width="309.83pt" svg:height="162.45pt" svg:x="81.24pt" svg:y="11641.8pt" draw:caption-point-x="-17.29pt" draw:caption-point-y="42.8pt">
              <dc:creator>WV</dc:creator>
              <dc:date>2016-03-09T00:00:00</dc:date>
              <text:p text:style-name="P1">Sort routines organize lists in specified order. <text:s/>They are used quite a lot in statistics where many of the nonparametric procedures are based on order statistics</text:p>
              <text:p text:style-name="P1"/>
              <text:p text:style-name="P1">See Calc: Table Data Bar, Sort Criteria, Sorting Data, Query Wizard – Sorting Order, Report Wizard -Sort Options, Sort, Sort Order, List, Sorting and Grouping, Reset Filter/Sorting, Data, Query Design, Queries, Copy List, Applying Sort Lists, Sort Lists, Filtering Pivot Tables, AutoFilter, Query Wizard, Tab Order, Report Wizard – Grouping, Index Design, Filtering Cell Ranges</text:p>
              <text:p text:style-name="P1"/>
              <text:p text:style-name="P1">See DANSYS: Sorter, Sorter2d, SortString, piksrt, COLLAPSE</text:p>
              <text:p text:style-name="P1"/>
              <text:p text:style-name="P1"/>
            </office:annotation>
            <text:p>Sort</text:p>
          </table:table-cell>
          <table:table-cell table:number-columns-repeated="37"/>
        </table:table-row>
        <table:table-row table:style-name="ro5">
          <table:table-cell office:value-type="string" calcext:value-type="string">
            <office:annotation draw:style-name="gr4" draw:text-style-name="P2" svg:width="288.4pt" svg:height="196.04pt" svg:x="81.24pt" svg:y="11654.62pt" draw:caption-point-x="-17.29pt" draw:caption-point-y="42.8pt">
              <dc:creator>WV</dc:creator>
              <dc:date>2016-03-09T00:00:00</dc:date>
              <text:p text:style-name="P1">In a spreadsheet, a space character (blank) is very different from an empty space. The blank is a character with a character code and an empty space is simply the absence of any character. Different functions and procedures interpret blanks and empty spaces differently.</text:p>
              <text:p text:style-name="P1"/>
              <text:p text:style-name="P1">See Calc: Naming Cells, Converting Text to Numbers, Print, Report Navigator, Using the Filter Navigator, Criteria, Applying Conditional Formatting, Fill Random Numbers, IsBlank, Number Format Codes</text:p>
            </office:annotation>
            <text:p>Space character</text:p>
          </table:table-cell>
          <table:table-cell table:number-columns-repeated="37"/>
        </table:table-row>
        <table:table-row table:style-name="ro5">
          <table:table-cell table:style-name="Default" office:value-type="string" calcext:value-type="string">
            <office:annotation draw:style-name="gr26" draw:text-style-name="P2" svg:width="317.17pt" svg:height="39.29pt" svg:x="81.01pt" svg:y="11644.84pt" draw:caption-point-x="-17.06pt" draw:caption-point-y="65.4pt">
              <dc:creator>WV</dc:creator>
              <dc:date>2016-03-09T00:00:00</dc:date>
              <text:p text:style-name="P1"><text:span text:style-name="T1">Sparse matrix analysis is used to solve a sparse system of linear equations. A sparse matrix is one in which many of the elements are zeros.</text:span></text:p>
            </office:annotation>
            <text:p>Sparse matrix analysis</text:p>
          </table:table-cell>
          <table:table-cell table:number-columns-repeated="37"/>
        </table:table-row>
        <table:table-row table:style-name="ro5">
          <table:table-cell table:style-name="Default" office:value-type="string" calcext:value-type="string">
            <office:annotation draw:style-name="gr321" draw:text-style-name="P2" svg:width="82.18pt" svg:height="196.04pt" svg:x="81.24pt" svg:y="11680.21pt" draw:caption-point-x="-17.29pt" draw:caption-point-y="42.8pt">
              <dc:creator>WV</dc:creator>
              <dc:date>2016-03-09T00:00:00</dc:date>
              <text:p text:style-name="P1">Spatial aggregation pulls together characteristics of visual content to make inferences about the whole field. Spatial scaling allows the approximation of distances and other spatial dimensions from scaled media such as photographs.</text:p>
            </office:annotation>
            <text:p>Spatial aggregation and scaling</text:p>
          </table:table-cell>
          <table:table-cell table:number-columns-repeated="37"/>
        </table:table-row>
        <table:table-row table:style-name="ro5">
          <table:table-cell table:style-name="Default" office:value-type="string" calcext:value-type="string">
            <office:annotation draw:style-name="gr321" draw:text-style-name="P2" svg:width="82.18pt" svg:height="95.27pt" svg:x="81.24pt" svg:y="11693.03pt" draw:caption-point-x="-17.29pt" draw:caption-point-y="42.8pt">
              <dc:creator>WV</dc:creator>
              <dc:date>2016-03-09T00:00:00</dc:date>
              <text:p text:style-name="P1">Spatial analysis is used for the analysis of spatially related quantities and qualities such as geographic entities.</text:p>
            </office:annotation>
            <text:p>Spatial analysis</text:p>
          </table:table-cell>
          <table:table-cell table:number-columns-repeated="37"/>
        </table:table-row>
        <table:table-row table:style-name="ro5">
          <table:table-cell table:style-name="Default" office:value-type="string" calcext:value-type="string">
            <office:annotation draw:style-name="gr321" draw:text-style-name="P2" svg:width="82.18pt" svg:height="106.47pt" svg:x="81.24pt" svg:y="11705.81pt" draw:caption-point-x="-17.29pt" draw:caption-point-y="42.8pt">
              <dc:creator>WV</dc:creator>
              <dc:date>2016-03-09T00:00:00</dc:date>
              <text:p text:style-name="P1">Spatial autocorrelation measures the relation of quantities in a spatial series to other quantities in the same series.</text:p>
            </office:annotation>
            <text:p>Spatial autocorrelation</text:p>
          </table:table-cell>
          <table:table-cell table:number-columns-repeated="37"/>
        </table:table-row>
        <table:table-row table:style-name="ro5">
          <table:table-cell table:style-name="Default" office:value-type="string" calcext:value-type="string">
            <office:annotation draw:style-name="gr321" draw:text-style-name="P2" svg:width="82.18pt" svg:height="72.88pt" svg:x="81.24pt" svg:y="11718.62pt" draw:caption-point-x="-17.29pt" draw:caption-point-y="42.8pt">
              <dc:creator>WV</dc:creator>
              <dc:date>2016-03-09T00:00:00</dc:date>
              <text:p text:style-name="P1">Spatial interaction is a dynamic process if flow from one location to another.</text:p>
            </office:annotation>
            <text:p>Spatial interaction</text:p>
          </table:table-cell>
          <table:table-cell table:number-columns-repeated="37"/>
        </table:table-row>
        <table:table-row table:style-name="ro5">
          <table:table-cell table:style-name="Default" office:value-type="string" calcext:value-type="string">
            <office:annotation draw:style-name="gr321" draw:text-style-name="P2" svg:width="82.18pt" svg:height="128.86pt" svg:x="81.24pt" svg:y="11731.41pt" draw:caption-point-x="-17.29pt" draw:caption-point-y="42.8pt">
              <dc:creator>WV</dc:creator>
              <dc:date>2016-03-09T00:00:00</dc:date>
              <text:p text:style-name="P1">Spatial modeling is the physical or mathematical representation of <text:s/>spatial (e.g. geographic or visual) processes for the purpose of studying those processes.</text:p>
            </office:annotation>
            <text:p>Spatial modeling</text:p>
          </table:table-cell>
          <table:table-cell table:number-columns-repeated="37"/>
        </table:table-row>
        <table:table-row table:style-name="ro5">
          <table:table-cell table:style-name="Default" office:value-type="string" calcext:value-type="string">
            <office:annotation draw:style-name="gr321" draw:text-style-name="P2" svg:width="82.18pt" svg:height="106.47pt" svg:x="81.24pt" svg:y="11744.22pt" draw:caption-point-x="-17.29pt" draw:caption-point-y="42.8pt">
              <dc:creator>WV</dc:creator>
              <dc:date>2016-03-09T00:00:00</dc:date>
              <text:p text:style-name="P1">Spatial regression, analogous to time series regression, relates quantities in space using a relation equation.</text:p>
            </office:annotation>
            <text:p>spatial regression</text:p>
          </table:table-cell>
          <table:table-cell table:number-columns-repeated="37"/>
        </table:table-row>
        <table:table-row table:style-name="ro5">
          <table:table-cell office:value-type="string" calcext:value-type="string">
            <office:annotation draw:style-name="gr15" draw:text-style-name="P2" svg:width="286.02pt" svg:height="162.45pt" svg:x="81.24pt" svg:y="11757pt" draw:caption-point-x="-17.29pt" draw:caption-point-y="42.8pt">
              <dc:creator>WV</dc:creator>
              <dc:date>2016-03-09T00:00:00</dc:date>
              <text:p text:style-name="P1">Spearman’s rank correlation coefficient is a nonparametric alternative to Pearson’s product-moment correlation coefficient which measures the statistical dependence between two variables.</text:p>
              <text:p text:style-name="P1"/>
              <text:p text:style-name="P1">See DANSYS: CorrRho, RhoSig, RhoMat</text:p>
              <text:p text:style-name="P1"/>
              <text:p text:style-name="P1"/>
            </office:annotation>
            <text:p>Spearman's rank correlation coefficient</text:p>
          </table:table-cell>
          <table:table-cell table:number-columns-repeated="37"/>
        </table:table-row>
        <table:table-row table:style-name="ro5">
          <table:table-cell office:value-type="string" calcext:value-type="string">
            <text:p>Spearman's rho (see Spearman’s rank order correlation coefficient)</text:p>
          </table:table-cell>
          <table:table-cell table:number-columns-repeated="37"/>
        </table:table-row>
        <table:table-row table:style-name="ro5">
          <table:table-cell office:value-type="string" calcext:value-type="string">
            <office:annotation draw:style-name="gr14" draw:text-style-name="P2" svg:width="307.45pt" svg:height="117.67pt" svg:x="81.24pt" svg:y="11782.63pt" draw:caption-point-x="-17.29pt" draw:caption-point-y="42.8pt">
              <dc:creator>WV</dc:creator>
              <dc:date>2016-03-10T00:00:00</dc:date>
              <text:p text:style-name="P1">A keyboard will give you letters, numbers, and a limited set of symbols, but many fonts provide many more characters. The extra characters are often called “special characters” and a special font browser is required o access those characters.</text:p>
              <text:p text:style-name="P1"/>
              <text:p text:style-name="P1">See Calc: Inserting Special Characters, Special Character, List of Regular Expressions</text:p>
              <text:p text:style-name="P1"/>
              <text:p text:style-name="P1">Note: DBCS code (which see) is generally used for special characters</text:p>
            </office:annotation>
            <text:p>Special character</text:p>
          </table:table-cell>
          <table:table-cell table:number-columns-repeated="37"/>
        </table:table-row>
        <table:table-row table:style-name="ro5">
          <table:table-cell table:style-name="Default" office:value-type="string" calcext:value-type="string">
            <office:annotation draw:style-name="gr321" draw:text-style-name="P2" svg:width="82.18pt" svg:height="117.67pt" svg:x="81.24pt" svg:y="11795.41pt" draw:caption-point-x="-17.29pt" draw:caption-point-y="42.8pt">
              <dc:creator>WV</dc:creator>
              <dc:date>2016-03-10T00:00:00</dc:date>
              <text:p text:style-name="P1">The power spectra of a time series describes the frequency components in the series. Band power describes the power over a specified range of frequencies.</text:p>
            </office:annotation>
            <text:p>Spectral band power</text:p>
          </table:table-cell>
          <table:table-cell table:number-columns-repeated="37"/>
        </table:table-row>
        <table:table-row table:style-name="ro5">
          <table:table-cell table:style-name="Default" office:value-type="string" calcext:value-type="string">
            <office:annotation draw:style-name="gr321" draw:text-style-name="P2" svg:width="82.18pt" svg:height="84.08pt" svg:x="81.24pt" svg:y="11808.23pt" draw:caption-point-x="-17.29pt" draw:caption-point-y="42.8pt">
              <dc:creator>WV</dc:creator>
              <dc:date>2016-03-10T00:00:00</dc:date>
              <text:p text:style-name="P1">Spectral edge frequency is the frequency below which a specified percent of the total power is contained.</text:p>
            </office:annotation>
            <text:p>Spectral edge frequency</text:p>
          </table:table-cell>
          <table:table-cell table:number-columns-repeated="37"/>
        </table:table-row>
        <table:table-row table:style-name="ro5">
          <table:table-cell table:style-name="Default" office:value-type="string" calcext:value-type="string">
            <office:annotation draw:style-name="gr321" draw:text-style-name="P2" svg:width="82.18pt" svg:height="95.27pt" svg:x="81.24pt" svg:y="11821.01pt" draw:caption-point-x="-17.29pt" draw:caption-point-y="42.8pt">
              <dc:creator>WV</dc:creator>
              <dc:date>2016-03-10T00:00:00</dc:date>
              <text:p text:style-name="P1">Spectrum analysis determines and characterizes the frequency components of a time series or signal.</text:p>
            </office:annotation>
            <text:p>Spectrum analysis</text:p>
          </table:table-cell>
          <table:table-cell table:number-columns-repeated="37"/>
        </table:table-row>
        <table:table-row table:style-name="ro5">
          <table:table-cell office:value-type="string" calcext:value-type="string">
            <office:annotation draw:style-name="gr20" draw:text-style-name="P2" svg:width="307.45pt" svg:height="162.45pt" svg:x="81.24pt" svg:y="11833.82pt" draw:caption-point-x="-17.29pt" draw:caption-point-y="42.8pt">
              <dc:creator>WV</dc:creator>
              <dc:date>2016-03-10T00:00:00</dc:date>
              <text:p text:style-name="P1">A spherical coordinate system describes locations in space by three values – a distance (radius) from the origin, an angular direction from the z axis, and an angular direction from the x axis. It is an extension of polar coordinates from two dimensions to three dimensions. Geographic coordinate systems use spherical coordinates. They are also useful when dealing with rotational transformations, processes that have symmetry around a point (such as joint motions), and motions from a point into space (such as acoustics).</text:p>
              <text:p text:style-name="P1"/>
              <text:p text:style-name="P1">See DANSYS: S2C, C2S, R2S, SphericalCA, SphericalDist, SphericalTriSide, SphericalCos, SphericalSine, SphericalArea</text:p>
              <text:p text:style-name="P1"/>
              <text:p text:style-name="P1"/>
            </office:annotation>
            <text:p>Spherical coordinates</text:p>
          </table:table-cell>
          <table:table-cell table:number-columns-repeated="37"/>
        </table:table-row>
        <table:table-row table:style-name="ro5">
          <table:table-cell office:value-type="string" calcext:value-type="string">
            <office:annotation draw:style-name="gr11" draw:text-style-name="P2" svg:width="304.27pt" svg:height="117.67pt" svg:x="81.24pt" svg:y="11846.61pt" draw:caption-point-x="-17.29pt" draw:caption-point-y="42.8pt">
              <dc:creator>WV</dc:creator>
              <dc:date>2016-03-10T00:00:00</dc:date>
              <text:p text:style-name="P1">Spherical geometry is concerned with figures on the surface of a sphere and is often encountered in geography and navigation.</text:p>
              <text:p text:style-name="P1"/>
              <text:p text:style-name="P1">See DANSYS: SphereVol, SphZoneVol, SphZoneSurf, SphZoneLatArea, SphSegVol, SphSegSurf, SphSegLatArea, SphSecVol, SphSecSurf, SphWedgeVol, SphericalCA, SphericalDist, SphericalTriSide, SphericalCos, SphericalSine, SphericalArea</text:p>
            </office:annotation>
            <text:p>Spherical geometry</text:p>
          </table:table-cell>
          <table:table-cell table:number-columns-repeated="37"/>
        </table:table-row>
        <table:table-row table:style-name="ro5">
          <table:table-cell office:value-type="string" calcext:value-type="string">
            <office:annotation draw:style-name="gr328" draw:text-style-name="P2" svg:width="286.02pt" svg:height="106.47pt" svg:x="81.24pt" svg:y="11859.42pt" draw:caption-point-x="-17.29pt" draw:caption-point-y="42.8pt">
              <dc:creator>WV</dc:creator>
              <dc:date>2016-03-10T00:00:00</dc:date>
              <text:p text:style-name="P1">Split half correlation provides a measure of reliability of a test. The test is divided into two “equivalent” part (by splitting it in half, dividing the even items from the odd items, or by drawing out half of the items at random) and correlation the two halves over a group of test takers. The process requires a correction.</text:p>
              <text:p text:style-name="P1"/>
              <text:p text:style-name="P1">See DANSYS: SHCorr</text:p>
              <text:p text:style-name="P1"/>
              <text:p text:style-name="P1"/>
            </office:annotation>
            <text:p>Split half correlation</text:p>
          </table:table-cell>
          <table:table-cell table:number-columns-repeated="37"/>
        </table:table-row>
        <table:table-row table:style-name="ro5">
          <table:table-cell table:style-name="Default" office:value-type="string" calcext:value-type="string">
            <office:annotation draw:style-name="gr12" draw:text-style-name="P2" svg:width="301.1pt" svg:height="140.06pt" svg:x="81.24pt" svg:y="11872.2pt" draw:caption-point-x="-17.29pt" draw:caption-point-y="42.8pt">
              <dc:creator>WV</dc:creator>
              <dc:date>2016-03-10T00:00:00</dc:date>
              <text:p text:style-name="P1">A spread and level plot compares a distribution’s residual of the spread to the location (usually the median). The square root of the residual’s absolute value is usually plotted. The slope of this plot provides guidance for transformations to use to stabilize variability in data to be subjected to an analysis of variance or regression analysis.</text:p>
            </office:annotation>
            <text:p>Spread and level </text:p>
          </table:table-cell>
          <table:table-cell table:number-columns-repeated="37"/>
        </table:table-row>
        <table:table-row table:style-name="ro5">
          <table:table-cell office:value-type="string" calcext:value-type="string">
            <office:annotation draw:style-name="gr10" draw:text-style-name="P2" svg:width="295.54pt" svg:height="95.27pt" svg:x="81.24pt" svg:y="11885.02pt" draw:caption-point-x="-17.29pt" draw:caption-point-y="42.8pt">
              <dc:creator>WV</dc:creator>
              <dc:date>2016-03-10T00:00:00</dc:date>
              <text:p text:style-name="P1">A square number is the result of multiplying a number by itself (a number to the second power).</text:p>
              <text:p text:style-name="P1"/>
              <text:p text:style-name="P1">See Calc: LINEST, SUMX2MY2, SUMX2PY2, SUMXMY2, SUMSQ, DEVSQ</text:p>
              <text:p text:style-name="P1"/>
              <text:p text:style-name="P1">See also Power and Exponent. A square can also be calculated by simply multiplying a number by itself (e.g., x*x)</text:p>
            </office:annotation>
            <text:p>Square</text:p>
          </table:table-cell>
          <table:table-cell table:number-columns-repeated="37"/>
        </table:table-row>
        <table:table-row table:style-name="ro5">
          <table:table-cell office:value-type="string" calcext:value-type="string">
            <office:annotation draw:style-name="gr20" draw:text-style-name="P2" svg:width="298.71pt" svg:height="106.47pt" svg:x="81.24pt" svg:y="11897.83pt" draw:caption-point-x="-17.29pt" draw:caption-point-y="42.8pt">
              <dc:creator>WV</dc:creator>
              <dc:date>2016-03-10T00:00:00</dc:date>
              <text:p text:style-name="P1">A square matrix has the same number of rows as it does columns. Many matrix procedures require square matrices.</text:p>
              <text:p text:style-name="P1"/>
              <text:p text:style-name="P1">See Calc: MDETERM, MINVERSE, MUNIT</text:p>
              <text:p text:style-name="P1"/>
              <text:p text:style-name="P1">See DANSYS: MatPower, MatDeterm, IsSquare</text:p>
              <text:p text:style-name="P1"/>
              <text:p text:style-name="P1"/>
            </office:annotation>
            <text:p>Square matrix</text:p>
          </table:table-cell>
          <table:table-cell table:number-columns-repeated="37"/>
        </table:table-row>
        <table:table-row table:style-name="ro5">
          <table:table-cell office:value-type="string" calcext:value-type="string">
            <office:annotation draw:style-name="gr14" draw:text-style-name="P2" svg:width="293.95pt" svg:height="84.08pt" svg:x="81.24pt" svg:y="11910.61pt" draw:caption-point-x="-17.29pt" draw:caption-point-y="42.8pt">
              <dc:creator>WV</dc:creator>
              <dc:date>2016-03-10T00:00:00</dc:date>
              <text:p text:style-name="P1">The square root of a number is another number which, when multiplied by itself equals the number.</text:p>
              <text:p text:style-name="P1"/>
              <text:p text:style-name="P1">See Calc: SQRT, SQRTPI, IMSQRT</text:p>
              <text:p text:style-name="P1">Note: the square root of a number may be calculated by raising that number to the power of 0.5.</text:p>
            </office:annotation>
            <text:p>Square root</text:p>
          </table:table-cell>
          <table:table-cell table:number-columns-repeated="37"/>
        </table:table-row>
        <table:table-row table:style-name="ro5">
          <table:table-cell office:value-type="string" calcext:value-type="string">
            <office:annotation draw:style-name="gr321" draw:text-style-name="P2" svg:width="82.18pt" svg:height="84.08pt" svg:x="81.24pt" svg:y="11923.43pt" draw:caption-point-x="-17.29pt" draw:caption-point-y="42.8pt">
              <dc:creator>WV</dc:creator>
              <dc:date>2016-03-10T00:00:00</dc:date>
              <text:p text:style-name="P1">The square root of a complex number can be calculated by using Calc’s IMSQRT function.</text:p>
            </office:annotation>
            <text:p>Square root: complex</text:p>
          </table:table-cell>
          <table:table-cell table:number-columns-repeated="37"/>
        </table:table-row>
        <table:table-row table:style-name="ro5">
          <table:table-cell office:value-type="string" calcext:value-type="string">
            <office:annotation draw:style-name="gr20" draw:text-style-name="P2" svg:width="290.78pt" svg:height="106.47pt" svg:x="81.24pt" svg:y="11936.21pt" draw:caption-point-x="-17.29pt" draw:caption-point-y="42.8pt">
              <dc:creator>WV</dc:creator>
              <dc:date>2016-03-10T00:00:00</dc:date>
              <text:p text:style-name="P1">The square root of pi arises in several expressions of the gamma function and as the area under a normal distribution.</text:p>
              <text:p text:style-name="P1"/>
              <text:p text:style-name="P1">See Calc: SQRTPI</text:p>
            </office:annotation>
            <text:p>Square root of pi</text:p>
          </table:table-cell>
          <table:table-cell table:number-columns-repeated="37"/>
        </table:table-row>
        <table:table-row table:style-name="ro5">
          <table:table-cell office:value-type="string" calcext:value-type="string">
            <office:annotation draw:style-name="gr9" draw:text-style-name="P2" svg:width="287.83pt" svg:height="162.45pt" svg:x="81.01pt" svg:y="11925.75pt" draw:caption-point-x="-17.06pt" draw:caption-point-y="66.08pt">
              <dc:creator>WV</dc:creator>
              <dc:date>2016-03-10T00:00:00</dc:date>
              <text:p text:style-name="P1"><text:span text:style-name="T1">The standard deviation is the square root of the variance of a <text:s/>set of data. It tends to be a popular measure of dispersion because of it’s relation to the normal curve. 68.2% of the area under the normal curve (and, therefore, 68.2% of the data in a normal distribution) lies within a standard deviation of the mean. 95.4% lies within two standard deviations of the mean. 99.6% lies within three standard deviations of he mean. And 99.8% lies within four standard deviations of the mean.</text:span></text:p>
              <text:p text:style-name="P1"><text:span text:style-name="T1"/></text:p>
              <text:p text:style-name="P1"><text:span text:style-name="T1">See Calc: STANDARDIZE, STDEV, STDEVP, STDEVPA, DSTDEV, DSTDEVP, X/Y Error Bars, Data Statistics in Calc</text:span></text:p>
              <text:p text:style-name="P1"><text:span text:style-name="T1"/></text:p>
              <text:p text:style-name="P1"><text:span text:style-name="T1">See DANSYS: BinomStDev, StDev3, Profile8, Profile13, Wprofile, Rprofile, BoxChartTab, HighlightOutlier</text:span></text:p>
            </office:annotation>
            <text:p>Standard Deviation</text:p>
          </table:table-cell>
          <table:table-cell table:number-columns-repeated="37"/>
        </table:table-row>
        <table:table-row table:style-name="ro5">
          <table:table-cell office:value-type="string" calcext:value-type="string">
            <office:annotation draw:style-name="gr15" draw:text-style-name="P2" svg:width="301.1pt" svg:height="162.45pt" svg:x="81.24pt" svg:y="11961.81pt" draw:caption-point-x="-17.29pt" draw:caption-point-y="42.8pt">
              <dc:creator>WV</dc:creator>
              <dc:date>2016-03-11T00:00:00</dc:date>
              <text:p text:style-name="P1">The standard error is the standard deviation of the sampling distribution of a statistic. It is used for interpreting statistics (for instance, for constructing confidence intervals) and for determining the size of sample needed to appropriately apply statistical tests. If the statistic isn’t specified, it is usually taken to be the mean.</text:p>
              <text:p text:style-name="P1"/>
              <text:p text:style-name="P1">See Calc: X/Y Error Bars, STEYX, LINEST, Data Statistics in Calc</text:p>
              <text:p text:style-name="P1"/>
              <text:p text:style-name="P1">See DANSYS: StErr2, Skew2, Kurt2, Profile13, Wprofile, ProfileG, SEProp, SEDM, SEDP, SEMed, ACF, StErr</text:p>
            </office:annotation>
            <text:p>Standard error</text:p>
          </table:table-cell>
          <table:table-cell table:number-columns-repeated="37"/>
        </table:table-row>
        <table:table-row table:style-name="ro5">
          <table:table-cell office:value-type="string" calcext:value-type="string">
            <office:annotation draw:style-name="gr329" draw:text-style-name="P2" svg:width="300.3pt" svg:height="103.95pt" svg:x="81.24pt" svg:y="11974.62pt" draw:caption-point-x="-17.29pt" draw:caption-point-y="42.8pt">
              <dc:creator>WV</dc:creator>
              <dc:date>2016-03-11T00:00:00</dc:date>
              <text:p text:style-name="P1">The standard error of the difference between two means is the standard deviation of the sampling distribution of the difference between two means. It can be used to construct the confidence interval for the difference between two means.</text:p>
              <text:p text:style-name="P1"/>
              <text:p text:style-name="P1">See DANSYS: SEDM</text:p>
            </office:annotation>
            <text:p>Standard error of the difference of two <text:s/>means</text:p>
          </table:table-cell>
          <table:table-cell table:number-columns-repeated="37"/>
        </table:table-row>
        <table:table-row table:style-name="ro5">
          <table:table-cell office:value-type="string" calcext:value-type="string">
            <office:annotation draw:style-name="gr330" draw:text-style-name="P2" svg:width="303.48pt" svg:height="136.46pt" svg:x="81.24pt" svg:y="11987.4pt" draw:caption-point-x="-17.29pt" draw:caption-point-y="42.8pt">
              <dc:creator>WV</dc:creator>
              <dc:date>2016-03-11T00:00:00</dc:date>
              <text:p text:style-name="P1">The standard error of the difference between two proportions is the standard deviation of the sampling distribution of the difference between two proportions. It can be used to construct the confidence interval for the difference between two proportions.</text:p>
              <text:p text:style-name="P1"/>
              <text:p text:style-name="P1">See DANSYS: SEDP</text:p>
            </office:annotation>
            <text:p>Standard error of the difference of two <text:s/>proportions</text:p>
          </table:table-cell>
          <table:table-cell table:number-columns-repeated="37"/>
        </table:table-row>
        <table:table-row table:style-name="ro5">
          <table:table-cell office:value-type="string" calcext:value-type="string">
            <office:annotation draw:style-name="gr331" draw:text-style-name="P2" svg:width="316.94pt" svg:height="134.99pt" svg:x="81.24pt" svg:y="12000.22pt" draw:caption-point-x="-17.29pt" draw:caption-point-y="42.8pt">
              <dc:creator>WV</dc:creator>
              <dc:date>2016-03-11T00:00:00</dc:date>
              <text:p text:style-name="P1">The standard error of the mean is the standard deviation of the sampling distribution of a mean. It is used for interpreting a mean (for instance, for constructing confidence interval for a mean) and for determining the size of sample needed to appropriately apply statistical tests.</text:p>
              <text:p text:style-name="P1"/>
              <text:p text:style-name="P1">See Calc: X/Y Error Bars, STEYX, LINEST, Data Statistics in Calc</text:p>
              <text:p text:style-name="P1"/>
              <text:p text:style-name="P1">See DANSYS: StErr2, Profile13, Wprofile, ProfileG, StErr</text:p>
            </office:annotation>
            <text:p>Standard error of the mean</text:p>
          </table:table-cell>
          <table:table-cell table:number-columns-repeated="37"/>
        </table:table-row>
        <table:table-row table:style-name="ro5">
          <table:table-cell office:value-type="string" calcext:value-type="string">
            <office:annotation draw:style-name="gr332" draw:text-style-name="P2" svg:width="302.68pt" svg:height="72.31pt" svg:x="81.24pt" svg:y="12013.03pt" draw:caption-point-x="-17.29pt" draw:caption-point-y="42.8pt">
              <dc:creator>WV</dc:creator>
              <dc:date>2016-03-11T00:00:00</dc:date>
              <text:p text:style-name="P1">The standard error of the median is the standard deviation of the sampling distribution of a median. It can be used to construct the confidence interval for a median.</text:p>
              <text:p text:style-name="P1"/>
              <text:p text:style-name="P1">See DANSYS: SEMed</text:p>
            </office:annotation>
            <text:p>Standard error of the median</text:p>
          </table:table-cell>
          <table:table-cell table:number-columns-repeated="37"/>
        </table:table-row>
        <table:table-row table:style-name="ro5">
          <table:table-cell office:value-type="string" calcext:value-type="string">
            <office:annotation draw:style-name="gr333" draw:text-style-name="P2" svg:width="301.1pt" svg:height="140.34pt" svg:x="81.24pt" svg:y="12025.81pt" draw:caption-point-x="-17.29pt" draw:caption-point-y="42.8pt">
              <dc:creator>WV</dc:creator>
              <dc:date>2016-03-11T00:00:00</dc:date>
              <text:p text:style-name="P1">In a regression analysis, the standard error of prediction is the standard deviation of the sampling distribution of predicted values. It is important for interpreting the outcome of the regression and for constructing confidence intervals for predicted values.</text:p>
              <text:p text:style-name="P1"/>
              <text:p text:style-name="P1">See Calc: STEYX, LINEST</text:p>
              <text:p text:style-name="P1"/>
              <text:p text:style-name="P1">See DANSYS: ACF</text:p>
            </office:annotation>
            <text:p>Standard error of prediction</text:p>
          </table:table-cell>
          <table:table-cell table:number-columns-repeated="37"/>
        </table:table-row>
        <table:table-row table:style-name="ro5">
          <table:table-cell office:value-type="string" calcext:value-type="string">
            <office:annotation draw:style-name="gr334" draw:text-style-name="P2" svg:width="298.71pt" svg:height="70.13pt" svg:x="81.24pt" svg:y="12038.63pt" draw:caption-point-x="-17.29pt" draw:caption-point-y="42.8pt">
              <dc:creator>WV</dc:creator>
              <dc:date>2016-03-11T00:00:00</dc:date>
              <text:p text:style-name="P1">The standard error of the proportion is the standard deviation of the sampling distribution of a proportion. It can be used to construct confidence intervals for a proportion.</text:p>
              <text:p text:style-name="P1"/>
              <text:p text:style-name="P1">See DANSYS: SEProp</text:p>
            </office:annotation>
            <text:p>Standard error of proportion</text:p>
          </table:table-cell>
          <table:table-cell table:number-columns-repeated="37"/>
        </table:table-row>
        <table:table-row table:style-name="ro5">
          <table:table-cell office:value-type="string" calcext:value-type="string">
            <office:annotation draw:style-name="gr10" draw:text-style-name="P2" svg:width="309.26pt" svg:height="106.47pt" svg:x="81.01pt" svg:y="12028.11pt" draw:caption-point-x="-17.06pt" draw:caption-point-y="66.1pt">
              <dc:creator>WV</dc:creator>
              <dc:date>2016-03-11T00:00:00</dc:date>
              <text:p text:style-name="P1"><text:span text:style-name="T1">Standardization involves transforming data so that they nearly reflect a specific distribution, often so that data from different distributions can be compared, or so that a statistical procedure requiring certain assumptions can be used. A near synonym is “normalization”.</text:span></text:p>
              <text:p text:style-name="P1"><text:span text:style-name="T1"/></text:p>
              <text:p text:style-name="P1"><text:span text:style-name="T1">See Calc: STANDARDIZE</text:span></text:p>
              <text:p text:style-name="P1"><text:span text:style-name="T1"/></text:p>
              <text:p text:style-name="P1"><text:span text:style-name="T1">See DANSYS: CTAB2, Rankits</text:span></text:p>
            </office:annotation>
            <text:p>Standardization</text:p>
          </table:table-cell>
          <table:table-cell table:number-columns-repeated="37"/>
        </table:table-row>
        <table:table-row table:style-name="ro5">
          <table:table-cell office:value-type="string" calcext:value-type="string">
            <office:annotation draw:style-name="gr14" draw:text-style-name="P2" svg:width="299.74pt" svg:height="84.08pt" svg:x="81.01pt" svg:y="12041.43pt" draw:caption-point-x="-17.06pt" draw:caption-point-y="65.59pt">
              <dc:creator>WV</dc:creator>
              <dc:date>2016-03-11T00:00:00</dc:date>
              <text:p text:style-name="P1"><text:span text:style-name="T1">The distribution of a random variable that is the ratio of two independent standard normal variables. A standard Cauchy distribution has a location parameter of 0 and a scale parameter of 1.</text:span></text:p>
              <text:p text:style-name="P1"><text:span text:style-name="T1"/></text:p>
              <text:p text:style-name="P1"><text:span text:style-name="T1">See Calc: Fill Random Numbers</text:span></text:p>
              <text:p text:style-name="P1"><text:span text:style-name="T1">See DANSYS: Cauchy</text:span></text:p>
            </office:annotation>
            <text:p>Standardized Cauchy</text:p>
          </table:table-cell>
          <table:table-cell table:number-columns-repeated="37"/>
        </table:table-row>
        <table:table-row table:style-name="ro5">
          <table:table-cell office:value-type="string" calcext:value-type="string">
            <office:annotation draw:style-name="gr335" draw:text-style-name="P2" svg:width="231.14pt" svg:height="124.21pt" svg:x="81.01pt" svg:y="12053.59pt" draw:caption-point-x="-17.06pt" draw:caption-point-y="66.22pt">
              <dc:creator>WV</dc:creator>
              <dc:date>2016-03-11T00:00:00</dc:date>
              <text:p text:style-name="P1"><text:span text:style-name="T1">A normal distribution with mean of 0 and standard deviation of 1. The standard normal distribution is particularly useful for comparing processes with normal distributions with different means and/or standard deviations since any normal deviation can be standardized.</text:span></text:p>
              <text:p text:style-name="P1"><text:span text:style-name="T1"/></text:p>
              <text:p text:style-name="P1"><text:span text:style-name="T1">See Calc: NORM.S.DIST, NORM.S.INV, NORMSDIST, NORMSINV, STANDARDIZE, GAUSS</text:span></text:p>
            </office:annotation>
            <text:p>Standardized normal</text:p>
          </table:table-cell>
          <table:table-cell table:number-columns-repeated="37"/>
        </table:table-row>
        <table:table-row table:style-name="ro5">
          <table:table-cell office:value-type="string" calcext:value-type="string">
            <office:annotation draw:style-name="gr13" draw:text-style-name="P2" svg:width="316.15pt" svg:height="128.86pt" svg:x="81.24pt" svg:y="12089.82pt" draw:caption-point-x="-17.29pt" draw:caption-point-y="42.8pt">
              <dc:creator>WV</dc:creator>
              <dc:date>2016-03-11T00:00:00</dc:date>
              <text:p text:style-name="P1">A standardized residual is the difference between the observed and expected values standardized by dividing by the standard deviation of the expected value. It is commonly used in chi square and regression analysis as a measure of the strength of the difference between observed and expected values. Standardized residuals of cell values in a chi square analysis indicate which cells contribute the most to the chi square value. If a standardized residual is less than -2, the cells observed frequency is less than expected; More than 2 indicates that the frequency is more than expected.</text:p>
              <text:p text:style-name="P1"/>
              <text:p text:style-name="P1">See DANSYS: CTAB1, CTAB2</text:p>
            </office:annotation>
            <text:p>Standardized residuals</text:p>
          </table:table-cell>
          <table:table-cell table:number-columns-repeated="37"/>
        </table:table-row>
        <table:table-row table:style-name="ro5">
          <table:table-cell office:value-type="string" calcext:value-type="string">
            <office:annotation draw:style-name="gr10" draw:text-style-name="P2" svg:width="305.86pt" svg:height="95.27pt" svg:x="81.24pt" svg:y="12102.6pt" draw:caption-point-x="-17.29pt" draw:caption-point-y="42.8pt">
              <dc:creator>WV</dc:creator>
              <dc:date>2016-03-11T00:00:00</dc:date>
              <text:p text:style-name="P1">A standard uniform distribution is a uniform distribution with lower and upper limits of 0 and 1 respectively.</text:p>
              <text:p text:style-name="P1"/>
              <text:p text:style-name="P1">See Calc: Fill Random Numbers, RAND, RANDBETWEEN</text:p>
              <text:p text:style-name="P1"/>
              <text:p text:style-name="P1">See DANSYS: UniDev, UniDist</text:p>
            </office:annotation>
            <text:p>Standardized Uniform</text:p>
          </table:table-cell>
          <table:table-cell table:number-columns-repeated="37"/>
        </table:table-row>
        <table:table-row table:style-name="ro5">
          <table:table-cell table:style-name="Default" office:value-type="string" calcext:value-type="string">
            <office:annotation draw:style-name="gr20" draw:text-style-name="P2" svg:width="82.18pt" svg:height="106.47pt" svg:x="81.01pt" svg:y="12098.18pt" draw:caption-point-x="-17.06pt" draw:caption-point-y="60.04pt">
              <dc:creator>WV</dc:creator>
              <dc:date>2016-03-11T00:00:00</dc:date>
              <text:p text:style-name="P1"><text:span text:style-name="T1">There are various measures of dissimilarity between states such as the OM algorithm and operations cost specification.</text:span></text:p>
            </office:annotation>
            <text:p>State space dissimilarity measures</text:p>
          </table:table-cell>
          <table:table-cell table:number-columns-repeated="37"/>
        </table:table-row>
        <table:table-row table:style-name="ro5">
          <table:table-cell office:value-type="string" calcext:value-type="string">
            <office:annotation draw:style-name="gr12" draw:text-style-name="P2" svg:width="292.59pt" svg:height="140.06pt" svg:x="81.01pt" svg:y="12104.7pt" draw:caption-point-x="-17.06pt" draw:caption-point-y="66.33pt">
              <dc:creator>WV</dc:creator>
              <dc:date>2016-03-11T00:00:00</dc:date>
              <text:p text:style-name="P1"><text:span text:style-name="T1">Statistical least squares methods can be used for point estimates of data (ordinates or measured). The analytical form of the function is not required. </text:span></text:p>
              <text:p text:style-name="P1"><text:span text:style-name="T1"/></text:p>
              <text:p text:style-name="P1"><text:span text:style-name="T1">See Calc: Trend Lines, LINEST, LOGEST, FORECAST, SLOPE, STEYX, RSQ</text:span></text:p>
              <text:p text:style-name="P1"><text:span text:style-name="T1"/></text:p>
              <text:p text:style-name="P1"><text:span text:style-name="T1">See DANSYS: RegMat, PredMat, ResidMat, TSSMat, ESSMat, VarResidMat, RSQMat, RSSMat, RegFMat, SWEEP</text:span></text:p>
            </office:annotation>
            <text:p>Statistical least squares</text:p>
          </table:table-cell>
          <table:table-cell table:number-columns-repeated="37"/>
        </table:table-row>
        <table:table-row table:style-name="ro5">
          <table:table-cell office:value-type="string" calcext:value-type="string">
            <office:annotation draw:style-name="gr336" draw:text-style-name="P2" svg:width="287.6pt" svg:height="93.91pt" svg:x="81.24pt" svg:y="12141.01pt" draw:caption-point-x="-17.29pt" draw:caption-point-y="42.8pt">
              <dc:creator>WV</dc:creator>
              <dc:date>2016-03-11T00:00:00</dc:date>
              <text:p text:style-name="P1">A stem and leaf plot displays the shape of a distribution by tallying individual cases in frequency bins. It often displays other useful information such as the location of the mean and different frequency types (relative, cumulative, etc.)</text:p>
              <text:p text:style-name="P1"/>
              <text:p text:style-name="P1">See DANSYS: StemLeaf</text:p>
            </office:annotation>
            <text:p>Stem and leaf plot</text:p>
          </table:table-cell>
          <table:table-cell table:number-columns-repeated="37"/>
        </table:table-row>
        <table:table-row table:style-name="ro5">
          <table:table-cell office:value-type="string" calcext:value-type="string">
            <office:annotation draw:style-name="gr14" draw:text-style-name="P2" svg:width="290.78pt" svg:height="84.08pt" svg:x="81.24pt" svg:y="12153.06pt" draw:caption-point-x="-17.29pt" draw:caption-point-y="43.57pt">
              <dc:creator>WV</dc:creator>
              <dc:date>2016-03-11T00:00:00</dc:date>
              <text:p text:style-name="P1">A step function is a discrete function on the real numbers. Step functions are commonly used for test signals, threshold functions, and for mathematical modeling.</text:p>
              <text:p text:style-name="P1"/>
              <text:p text:style-name="P1">See Calc: Stepped Line Properties, Chart Type XY, Chart Type Line, GESTEP</text:p>
            </office:annotation>
            <text:p>Step function</text:p>
          </table:table-cell>
          <table:table-cell table:number-columns-repeated="37"/>
        </table:table-row>
        <table:table-row table:style-name="ro5">
          <table:table-cell table:style-name="ce13" office:value-type="string" calcext:value-type="string">
            <office:annotation draw:style-name="gr15" draw:text-style-name="P2" svg:width="82.18pt" svg:height="162.45pt" svg:x="81.01pt" svg:y="12143.23pt" draw:caption-point-x="-17.06pt" draw:caption-point-y="66.19pt">
              <dc:creator>WV</dc:creator>
              <dc:date>2016-03-11T00:00:00</dc:date>
              <text:p text:style-name="P1"><text:span text:style-name="T1">Used to study <text:s/>processes that vary slowly in time. The stochastic parameter regression problem arises when regression coefficients vary unsystematicallly in the linear regression model.</text:span></text:p>
            </office:annotation>
            <text:p>Stochastic parameter regression</text:p>
          </table:table-cell>
          <table:table-cell table:number-columns-repeated="37"/>
        </table:table-row>
        <table:table-row table:style-name="ro5">
          <table:table-cell office:value-type="string" calcext:value-type="string">
            <office:annotation draw:style-name="gr12" draw:text-style-name="P2" svg:width="274.11pt" svg:height="140.06pt" svg:x="81.24pt" svg:y="12179.42pt" draw:caption-point-x="-17.29pt" draw:caption-point-y="42.8pt">
              <dc:creator>WV</dc:creator>
              <dc:date>2016-03-11T00:00:00</dc:date>
              <text:p text:style-name="P1">Straight-line depreciation reduces the carrying amount of a fixes asset by a linear function. It is the most common form of depreciation.</text:p>
              <text:p text:style-name="P1"/>
              <text:p text:style-name="P1">See Calc: SLN</text:p>
              <text:p text:style-name="P1"/>
              <text:p text:style-name="P1"/>
            </office:annotation>
            <text:p>Straight-line depreciation</text:p>
          </table:table-cell>
          <table:table-cell table:number-columns-repeated="37"/>
        </table:table-row>
        <table:table-row table:style-name="ro5">
          <table:table-cell office:value-type="string" calcext:value-type="string">
            <office:annotation draw:style-name="gr11" draw:text-style-name="P2" svg:width="295.54pt" svg:height="117.67pt" svg:x="81.24pt" svg:y="12192.21pt" draw:caption-point-x="-17.29pt" draw:caption-point-y="42.8pt">
              <dc:creator>WV</dc:creator>
              <dc:date>2016-03-11T00:00:00</dc:date>
              <text:p text:style-name="P1">For a stratified sample, the population is divided into different groups (strata), and a sample is drawn from each group.</text:p>
              <text:p text:style-name="P1"/>
              <text:p text:style-name="P1">See DANSYS: PropStrat, OptStrat, NeyStrat</text:p>
              <text:p text:style-name="P1"/>
              <text:p text:style-name="P1"/>
            </office:annotation>
            <text:p>Stratified sampling</text:p>
          </table:table-cell>
          <table:table-cell table:number-columns-repeated="37"/>
        </table:table-row>
        <table:table-row table:style-name="ro5">
          <table:table-cell office:value-type="string" calcext:value-type="string">
            <office:annotation draw:style-name="gr17" draw:text-style-name="P2" svg:width="289.98pt" svg:height="162.45pt" svg:x="81.24pt" svg:y="12205.02pt" draw:caption-point-x="-17.29pt" draw:caption-point-y="42.8pt">
              <dc:creator>WV</dc:creator>
              <dc:date>2016-03-11T00:00:00</dc:date>
              <text:p text:style-name="P1">A string is a linear collection of characters (a text string).</text:p>
              <text:p text:style-name="P1"/>
              <text:p text:style-name="P1">See Calc: <text:s/>Converting Text to Numbers, Validity of Cell Contents, Text Functions, Text Import, Cell Contents, Spreadsheet Functions, Criteria, Applying Sort Lists, Filtering Cell Ranges, Importing and Exporting Text Files, Export Text Files, List of Regular Expressions, Formula, Error Codes in LibreOffice Calc, Data, Information Functions</text:p>
              <text:p text:style-name="P1"/>
              <text:p text:style-name="P1">See DANSYS: WORDS, SENTENCES, LETTERS, WPS, LPW, LPS, READABILITY, CONCORD, RANDC, CompStr, Levenshtein, RandPerm, SortString</text:p>
              <text:p text:style-name="P1"/>
              <text:p text:style-name="P1"/>
            </office:annotation>
            <text:p>String</text:p>
          </table:table-cell>
          <table:table-cell table:number-columns-repeated="37"/>
        </table:table-row>
        <table:table-row table:style-name="ro5">
          <table:table-cell office:value-type="string" calcext:value-type="string">
            <office:annotation draw:style-name="gr12" draw:text-style-name="P2" svg:width="289.98pt" svg:height="140.06pt" svg:x="81.24pt" svg:y="12217.8pt" draw:caption-point-x="-17.29pt" draw:caption-point-y="42.8pt">
              <dc:creator>WV</dc:creator>
              <dc:date>2016-03-11T00:00:00</dc:date>
              <text:p text:style-name="P1">String comparison indicates if two strings are the same and may indicate how they are different or how much they are different.</text:p>
              <text:p text:style-name="P1"/>
              <text:p text:style-name="P1">See Calc: Calculate, Operators in LibreOffice Calc</text:p>
              <text:p text:style-name="P1"/>
              <text:p text:style-name="P1">See DANSYS: CompStr, Levenshtein</text:p>
            </office:annotation>
            <text:p>String comparison</text:p>
          </table:table-cell>
          <table:table-cell table:number-columns-repeated="37"/>
        </table:table-row>
        <table:table-row table:style-name="ro5">
          <table:table-cell office:value-type="string" calcext:value-type="string">
            <office:annotation draw:style-name="gr14" draw:text-style-name="P2" svg:width="309.03pt" svg:height="84.08pt" svg:x="81.24pt" svg:y="12230.62pt" draw:caption-point-x="-17.29pt" draw:caption-point-y="42.8pt">
              <dc:creator>WV</dc:creator>
              <dc:date>2016-03-11T00:00:00</dc:date>
              <text:p text:style-name="P1">The length of a string is the number of characters comprising it (including space characters.</text:p>
              <text:p text:style-name="P1"/>
              <text:p text:style-name="P1">See Calc: Validity of Cell Contents, LEN, LENB, REPLACE</text:p>
              <text:p text:style-name="P1">See DANSYS: WORDS,SENTENCES, WPS, LPW, LPS</text:p>
            </office:annotation>
            <text:p>String <text:s/>length</text:p>
          </table:table-cell>
          <table:table-cell table:number-columns-repeated="37"/>
        </table:table-row>
        <table:table-row table:style-name="ro5">
          <table:table-cell table:style-name="Default" office:value-type="string" calcext:value-type="string">
            <office:annotation draw:style-name="gr18" draw:text-style-name="P2" svg:width="285.22pt" svg:height="151.26pt" svg:x="81.24pt" svg:y="12243.43pt" draw:caption-point-x="-17.29pt" draw:caption-point-y="42.8pt">
              <dc:creator>WV</dc:creator>
              <dc:date>2016-03-12T00:00:00</dc:date>
              <text:p text:style-name="P1">A structural model is a combination of path analysis and confirmatory factor analysis intended to elucidate the causal connections between the variables of the model. Latent variables are variables that are not observed (and, therefore, not directly in the model) but are hypothesized to explain observed covariations between the observed variables.</text:p>
            </office:annotation>
            <text:p>Structural models with latent variables</text:p>
          </table:table-cell>
          <table:table-cell table:number-columns-repeated="37"/>
        </table:table-row>
        <table:table-row table:style-name="ro5">
          <table:table-cell office:value-type="string" calcext:value-type="string">
            <office:annotation draw:style-name="gr11" draw:text-style-name="P2" svg:width="310.59pt" svg:height="128.86pt" svg:x="78.09pt" svg:y="12255.45pt" draw:caption-point-x="-14.14pt" draw:caption-point-y="43.57pt">
              <dc:creator>WV</dc:creator>
              <dc:date>2016-03-12T00:00:00</dc:date>
              <text:p text:style-name="P1">A stub and banner table displays several two-way contingency tables simultaneously in compressed form, or multiway frequency data. The simplest form is just a contingency table. If two list of variables are crosstabulated, one is tabulated in he columns (banners), an done is tabulated in the rows (stubs). In more complex tables, variables are nested under other variables. Stub and banner tables can be constructed using pivot table utilities.</text:p>
              <text:p text:style-name="P1"/>
              <text:p text:style-name="P1">See Calc: Updating Pivot Tables, Pivot Table, Grouping Pivot Table, Filtering Pivot Tables, Creating Pivot Tables, Show Details (Pivot Table), Data Field Options, Grrouping, Data Field, GETPIVOTDATA</text:p>
            </office:annotation>
            <text:p>Stub and banner</text:p>
          </table:table-cell>
          <table:table-cell table:number-columns-repeated="37"/>
        </table:table-row>
        <table:table-row table:style-name="ro5">
          <table:table-cell office:value-type="string" calcext:value-type="string">
            <office:annotation draw:style-name="gr12" draw:text-style-name="P2" svg:width="287.6pt" svg:height="140.06pt" svg:x="81.24pt" svg:y="12269.03pt" draw:caption-point-x="-17.29pt" draw:caption-point-y="42.8pt">
              <dc:creator>WV</dc:creator>
              <dc:date>2016-03-12T00:00:00</dc:date>
              <text:p text:style-name="P1">The studentized range is the difference between the largest and smallest data values in a sample measured in terms of sample standard deviations. Studentized ranges follow a specific distribution and can be used to test differences between groups of data. Several multiple group comparison strategies use studentized ranges.</text:p>
              <text:p text:style-name="P1"/>
              <text:p text:style-name="P1">See DANSYS: OneWay, PRTRNG, QTRNG, QTRNG0, SRQ, NewKeuls, DQTRNG, DUNCAN, TUKEY</text:p>
            </office:annotation>
            <text:p>Studentized range</text:p>
          </table:table-cell>
          <table:table-cell table:number-columns-repeated="37"/>
        </table:table-row>
        <table:table-row table:style-name="ro5">
          <table:table-cell office:value-type="string" calcext:value-type="string">
            <office:annotation draw:style-name="gr11" draw:text-style-name="P2" svg:width="299.51pt" svg:height="117.67pt" svg:x="81.24pt" svg:y="12281.81pt" draw:caption-point-x="-17.29pt" draw:caption-point-y="42.8pt">
              <dc:creator>WV</dc:creator>
              <dc:date>2016-03-12T00:00:00</dc:date>
              <text:p text:style-name="P1">A style is a complex formatting that can be applied wholesale to a document or document element.</text:p>
              <text:p text:style-name="P1"/>
              <text:p text:style-name="P1">See Calc: Styles and Formatting, Organizer, Apply Style, Assigning Formats by Formula, Style, Conditional Formatting, STYLE, CURRENT</text:p>
            </office:annotation>
            <text:p>Style</text:p>
          </table:table-cell>
          <table:table-cell table:number-columns-repeated="37"/>
        </table:table-row>
        <table:table-row table:style-name="ro5">
          <table:table-cell office:value-type="string" calcext:value-type="string">
            <office:annotation draw:style-name="gr26" draw:text-style-name="P2" svg:width="303.7pt" svg:height="95.27pt" svg:x="81.01pt" svg:y="12271.12pt" draw:caption-point-x="-17.06pt" draw:caption-point-y="66.3pt">
              <dc:creator>WV</dc:creator>
              <dc:date>2016-03-12T00:00:00</dc:date>
              <text:p text:style-name="P1"><text:span text:style-name="T1">Subjective analysis takes opinions and feelings about a phenomenon into account. For instance, in a probabilistic study, a fuzzy approach using pessimistic and optimistic estimates as limits might be used to bracket in possible scenarios. Common tools of subjective studies are what-if approaches and scenarios.</text:span></text:p>
              <text:p text:style-name="P1"><text:span text:style-name="T1"/></text:p>
              <text:p text:style-name="P1"><text:span text:style-name="T1">See Calc: Using Scenarios, Create Scenario, Navigator, Applying Multiple Operations</text:span></text:p>
            </office:annotation>
            <text:p>Subjective analysis</text:p>
          </table:table-cell>
          <table:table-cell table:number-columns-repeated="37"/>
        </table:table-row>
        <table:table-row table:style-name="ro5">
          <table:table-cell office:value-type="string" calcext:value-type="string">
            <office:annotation draw:style-name="gr20" draw:text-style-name="P2" svg:width="291.57pt" svg:height="106.47pt" svg:x="81.24pt" svg:y="12307.41pt" draw:caption-point-x="-17.29pt" draw:caption-point-y="42.8pt">
              <dc:creator>WV</dc:creator>
              <dc:date>2016-03-12T00:00:00</dc:date>
              <text:p text:style-name="P1">A submatrix is a subset of the elements of a matrix in the order in which they appear in the matrix.</text:p>
              <text:p text:style-name="P1"/>
              <text:p text:style-name="P1">See DANSYS: SubMat</text:p>
            </office:annotation>
            <text:p>Submatrix</text:p>
          </table:table-cell>
          <table:table-cell table:number-columns-repeated="37"/>
        </table:table-row>
        <table:table-row table:style-name="ro5">
          <table:table-cell office:value-type="string" calcext:value-type="string">
            <office:annotation draw:style-name="gr14" draw:text-style-name="P2" svg:width="287.6pt" svg:height="84.08pt" svg:x="81.24pt" svg:y="12320.22pt" draw:caption-point-x="-17.29pt" draw:caption-point-y="42.8pt">
              <dc:creator>WV</dc:creator>
              <dc:date>2016-03-12T00:00:00</dc:date>
              <text:p text:style-name="P1">A substitution replaces a string or part off a string with a new string.</text:p>
              <text:p text:style-name="P1"/>
              <text:p text:style-name="P1">See Calc: SUBSTITUTE</text:p>
            </office:annotation>
            <text:p>Substitute</text:p>
          </table:table-cell>
          <table:table-cell table:number-columns-repeated="37"/>
        </table:table-row>
        <table:table-row table:style-name="ro5">
          <table:table-cell office:value-type="string" calcext:value-type="string">
            <office:annotation draw:style-name="gr13" draw:text-style-name="P2" svg:width="289.98pt" svg:height="128.86pt" svg:x="81.24pt" svg:y="12333pt" draw:caption-point-x="-17.29pt" draw:caption-point-y="42.8pt">
              <dc:creator>WV</dc:creator>
              <dc:date>2016-03-12T00:00:00</dc:date>
              <text:p text:style-name="P1">Subtotals are sums of selected parts of a table. In Calc, functions other than sums can be used as summary statistics.</text:p>
              <text:p text:style-name="P1"/>
              <text:p text:style-name="P1">See Calc: Subtotals, Data field, SUBTOTAL, Sum, Applying AutoFilter, Data, Entering Formulas, Creating Pivot Tables, Editing Pivot Tables, GETPIVOTDATA</text:p>
              <text:p text:style-name="P1"/>
              <text:p text:style-name="P1"/>
            </office:annotation>
            <text:p>Subtotal</text:p>
          </table:table-cell>
          <table:table-cell table:number-columns-repeated="37"/>
        </table:table-row>
        <table:table-row table:style-name="ro5">
          <table:table-cell office:value-type="string" calcext:value-type="string">
            <office:annotation draw:style-name="gr14" draw:text-style-name="P2" svg:width="296.33pt" svg:height="84.08pt" svg:x="81.24pt" svg:y="12345.82pt" draw:caption-point-x="-17.29pt" draw:caption-point-y="42.8pt">
              <dc:creator>WV</dc:creator>
              <dc:date>2016-03-12T00:00:00</dc:date>
              <text:p text:style-name="P1">Subtraction provides the difference between two values.</text:p>
              <text:p text:style-name="P1"/>
              <text:p text:style-name="P1">See Calc: Operators in LibreOffice Calc, Calculating With Formulas, IMSUB</text:p>
              <text:p text:style-name="P1"/>
              <text:p text:style-name="P1">See DANSYS: BSUB, RegSub</text:p>
            </office:annotation>
            <text:p>Subtraction</text:p>
          </table:table-cell>
          <table:table-cell table:number-columns-repeated="37"/>
        </table:table-row>
        <table:table-row table:style-name="ro5">
          <table:table-cell office:value-type="string" calcext:value-type="string">
            <office:annotation draw:style-name="gr16" draw:text-style-name="P2" svg:width="308.24pt" svg:height="173.65pt" svg:x="81.24pt" svg:y="12358.63pt" draw:caption-point-x="-17.29pt" draw:caption-point-y="42.8pt">
              <dc:creator>WV</dc:creator>
              <dc:date>2016-03-12T00:00:00</dc:date>
              <text:p text:style-name="P1">A sum returns the aggregate value of two values.</text:p>
              <text:p text:style-name="P1"/>
              <text:p text:style-name="P1">See Calc: SUMPRODUCT, SUMX2MY2, SUMX2PY2, SUMXMY2, SERIESSUM, SUBTOTAL, SUM, SUMIF, SUMSQ, Pivot Table, Data field, Subtotals, Data, GETPIVOTDATA, DSUM, Applying Multiple Sheets, Sum, Standard Formula, Date/Time, Error Warning, Calculating With Formulas, Entering Matrix Formulas, Displaying Formulas ot Values, Operators in LibreOffice Calc, Entering Formulas, Status Bar, Consolidating Data, Converting Text to Numbers, Calculate, Data Statistics in Calc, IMSUM</text:p>
              <text:p text:style-name="P1"/>
              <text:p text:style-name="P1">See DANSYS: BADD, Profile13, Wprofile, ProfileG, ndMatSum, CUSUM, TRACE, MatSum, RegAdd</text:p>
              <text:p text:style-name="P1"/>
              <text:p text:style-name="P1"/>
            </office:annotation>
            <text:p>Sum</text:p>
          </table:table-cell>
          <table:table-cell table:number-columns-repeated="37"/>
        </table:table-row>
        <table:table-row table:style-name="ro5">
          <table:table-cell office:value-type="string" calcext:value-type="string">
            <office:annotation draw:style-name="gr25" draw:text-style-name="P2" svg:width="285.22pt" svg:height="28.09pt" svg:x="81.24pt" svg:y="12371.41pt" draw:caption-point-x="-17.29pt" draw:caption-point-y="42.8pt">
              <dc:creator>WV</dc:creator>
              <dc:date>2016-03-12T00:00:00</dc:date>
              <text:p text:style-name="P1">Complex numbers can be added using Calc’s IMSUM function.</text:p>
            </office:annotation>
            <text:p>Sum: complex</text:p>
          </table:table-cell>
          <table:table-cell table:number-columns-repeated="37"/>
        </table:table-row>
        <table:table-row table:style-name="ro5">
          <table:table-cell office:value-type="string" calcext:value-type="string">
            <office:annotation draw:style-name="gr162" draw:text-style-name="P2" svg:width="294.75pt" svg:height="86.34pt" svg:x="81.24pt" svg:y="12384.23pt" draw:caption-point-x="-17.29pt" draw:caption-point-y="42.8pt">
              <dc:creator>WV</dc:creator>
              <dc:date>2016-03-12T00:00:00</dc:date>
              <text:p text:style-name="P1">The Calc function SUM2MY2 takes two arrays as arguments. It squares the elements of the first array and adds the results to obtain a scalar; then it squares the elements of the second array, sums them and subtracts them from the first scalar to return a scalar.</text:p>
            </office:annotation>
            <text:p>Sum of difference of squares</text:p>
          </table:table-cell>
          <table:table-cell table:number-columns-repeated="37"/>
        </table:table-row>
        <table:table-row table:style-name="ro5">
          <table:table-cell office:value-type="string" calcext:value-type="string">
            <office:annotation draw:style-name="gr337" draw:text-style-name="P2" svg:width="247.95pt" svg:height="70.55pt" svg:x="81.24pt" svg:y="12397.01pt" draw:caption-point-x="-17.29pt" draw:caption-point-y="42.8pt">
              <dc:creator>WV</dc:creator>
              <dc:date>2016-03-12T00:00:00</dc:date>
              <text:p text:style-name="P1">The Calc SUMPRODUCT function returns the sum of the product of corresponding elements in two arrays. If the two arrays are vectors, the result is the scalar (or dot) product.</text:p>
            </office:annotation>
            <text:p>Sum of products</text:p>
          </table:table-cell>
          <table:table-cell table:number-columns-repeated="37"/>
        </table:table-row>
        <table:table-row table:style-name="ro5">
          <table:table-cell office:value-type="string" calcext:value-type="string">
            <office:annotation draw:style-name="gr13" draw:text-style-name="P2" svg:width="288.4pt" svg:height="128.86pt" svg:x="81.24pt" svg:y="12409.82pt" draw:caption-point-x="-17.29pt" draw:caption-point-y="42.8pt">
              <dc:creator>WV</dc:creator>
              <dc:date>2016-03-12T00:00:00</dc:date>
              <text:p text:style-name="P1">The sum of the squared values in a data set is used with a correction term in ANOVA to obtain the total sum of squares, a measure of the total variance of the data.</text:p>
              <text:p text:style-name="P1"/>
              <text:p text:style-name="P1">See Calc: SUMX2PY2, SUMSQ, </text:p>
              <text:p text:style-name="P1">See DANSYS: TSSMat, ESSMat</text:p>
            </office:annotation>
            <text:p>Sums of squares</text:p>
          </table:table-cell>
          <table:table-cell table:number-columns-repeated="37"/>
        </table:table-row>
        <table:table-row table:style-name="ro5">
          <table:table-cell office:value-type="string" calcext:value-type="string">
            <office:annotation draw:style-name="gr17" draw:text-style-name="P2" svg:width="313.99pt" svg:height="84.08pt" svg:x="81.01pt" svg:y="12398.74pt" draw:caption-point-x="-17.06pt" draw:caption-point-y="66.67pt">
              <dc:creator>WV</dc:creator>
              <dc:date>2016-03-12T00:00:00</dc:date>
              <text:p text:style-name="P1"><text:span text:style-name="T1">The sum of the squared deviations from a measure of centrality (mean or median) is a common measure of variance in statistical models such as those used in ANOVA <text:s/>and regression procedures.</text:span></text:p>
              <text:p text:style-name="P1"><text:span text:style-name="T1"/></text:p>
              <text:p text:style-name="P1"><text:span text:style-name="T1">See Calc: DEVSQ</text:span></text:p>
              <text:p text:style-name="P1"><text:span text:style-name="T1">See DANSYS: TSSMat, ESSMat, OneWay, TwoWay, OneWayR, TwoWayR, TwoFactorMixed, LatinSQ</text:span></text:p>
            </office:annotation>
            <text:p>Sum of squares of deviations</text:p>
          </table:table-cell>
          <table:table-cell table:number-columns-repeated="37"/>
        </table:table-row>
        <table:table-row table:style-name="ro5">
          <table:table-cell office:value-type="string" calcext:value-type="string">
            <office:annotation draw:style-name="gr14" draw:text-style-name="P2" svg:width="305.06pt" svg:height="84.08pt" svg:x="81.24pt" svg:y="12435.42pt" draw:caption-point-x="-17.29pt" draw:caption-point-y="42.8pt">
              <dc:creator>WV</dc:creator>
              <dc:date>2016-03-12T00:00:00</dc:date>
              <text:p text:style-name="P1">The variance of the sum of uncorrelated random variables equals the sum of the variances. If the variables are correlated, then the variance of the sums is the sum of the covariances.</text:p>
              <text:p text:style-name="P1"/>
              <text:p text:style-name="P1">See Calc: SUMXMY2</text:p>
              <text:p text:style-name="P1">See DANSYS: PVar</text:p>
            </office:annotation>
            <text:p>Sum of variance</text:p>
          </table:table-cell>
          <table:table-cell table:number-columns-repeated="37"/>
        </table:table-row>
        <table:table-row table:style-name="ro5">
          <table:table-cell table:style-name="Default" office:value-type="string" calcext:value-type="string">
            <office:annotation draw:style-name="gr11" draw:text-style-name="P2" svg:width="296.33pt" svg:height="117.67pt" svg:x="81.24pt" svg:y="12448.2pt" draw:caption-point-x="-17.29pt" draw:caption-point-y="42.8pt">
              <dc:creator>WV</dc:creator>
              <dc:date>2016-03-12T00:00:00</dc:date>
              <text:p text:style-name="P1">The goal of surrogate data testing is to find the least interesting data st that cannot be rejected due to the observed data. Surrogate time series are generated by Monte Carlo methods to serve as hypothetical cases that may contradict the null hypothesis. A discriminating statistic is used to distinguish the original time series from the generated series. If the statistic is significant, the null hypothesis is rejected. Surrogate correction is used to improve local accuracy in surrogate models.</text:p>
            </office:annotation>
            <text:p>Surrogate time series and surrogate correction</text:p>
          </table:table-cell>
          <table:table-cell table:number-columns-repeated="37"/>
        </table:table-row>
        <table:table-row table:style-name="ro5">
          <table:table-cell table:style-name="Default" office:value-type="string" calcext:value-type="string">
            <office:annotation draw:style-name="gr16" draw:text-style-name="P2" svg:width="309.83pt" svg:height="72.88pt" svg:x="81.24pt" svg:y="12461.02pt" draw:caption-point-x="-17.29pt" draw:caption-point-y="42.8pt">
              <dc:creator>WV</dc:creator>
              <dc:date>2016-03-12T00:00:00</dc:date>
              <text:p text:style-name="P1">A survey study collects data from individuals, often by the use of questionnaires, censuses, Q methods, etc.. The purpose of a survey is to make inferences about the population from which the polled sample is drawn.</text:p>
            </office:annotation>
            <text:p>Survey</text:p>
          </table:table-cell>
          <table:table-cell table:number-columns-repeated="37"/>
        </table:table-row>
        <table:table-row table:style-name="ro5">
          <table:table-cell office:value-type="string" calcext:value-type="string">
            <office:annotation draw:style-name="gr18" draw:text-style-name="P2" svg:width="306.65pt" svg:height="151.26pt" svg:x="81.24pt" svg:y="12473.83pt" draw:caption-point-x="-17.29pt" draw:caption-point-y="42.8pt">
              <dc:creator>WV</dc:creator>
              <dc:date>2016-03-12T00:00:00</dc:date>
              <text:p text:style-name="P1">Surveying is a methodology for locating points in <text:s/>on the earth (or more generally, any large spherical surface) and determine the characteristics of geometric entities on the sphere.</text:p>
              <text:p text:style-name="P1"/>
              <text:p text:style-name="P1">See DANSYS: Geometry Functions.</text:p>
              <text:p text:style-name="P1">Also note that there are surveying spreadsheets available that will work well with Calc/DANSYS.</text:p>
              <text:p text:style-name="P1"/>
              <text:p text:style-name="P1"/>
            </office:annotation>
            <text:p>Surveying</text:p>
          </table:table-cell>
          <table:table-cell table:number-columns-repeated="37"/>
        </table:table-row>
        <table:table-row table:style-name="ro5">
          <table:table-cell table:style-name="Default" office:value-type="string" calcext:value-type="string">
            <office:annotation draw:style-name="gr26" draw:text-style-name="P2" svg:width="294.18pt" svg:height="50.49pt" svg:x="81.01pt" svg:y="12462.89pt" draw:caption-point-x="-17.06pt" draw:caption-point-y="66.53pt">
              <dc:creator>WV</dc:creator>
              <dc:date>2016-03-12T00:00:00</dc:date>
              <text:p text:style-name="P1"><text:span text:style-name="T1">Survival analysis is concerned with time until a specific event (not just death or breakdown).</text:span></text:p>
              <text:p text:style-name="P1"><text:span text:style-name="T1"/></text:p>
              <text:p text:style-name="P1"><text:span text:style-name="T1"/></text:p>
            </office:annotation>
            <text:p>Survival analysis </text:p>
          </table:table-cell>
          <table:table-cell table:number-columns-repeated="37"/>
        </table:table-row>
        <table:table-row table:style-name="ro5">
          <table:table-cell office:value-type="string" calcext:value-type="string">
            <office:annotation draw:style-name="gr13" draw:text-style-name="P2" svg:width="297.92pt" svg:height="128.86pt" svg:x="81.24pt" svg:y="12499.43pt" draw:caption-point-x="-17.29pt" draw:caption-point-y="42.8pt">
              <dc:creator>WV</dc:creator>
              <dc:date>2016-03-12T00:00:00</dc:date>
              <text:p text:style-name="P1">A sweep operator is a matrix algebra tool that can be used to quickly and efficiently perform many linear functions including multiple regression. The DANSYS SWEEP function provides (in clockwise order from the top left corner) the inverse X’X, regression coefficient, sum of squares regression, and negative regression coefficient matrices from a correlation of covariance matrix. Other matrices can result in other useful products.</text:p>
              <text:p text:style-name="P1"/>
              <text:p text:style-name="P1">See DANSYS: SWEEP</text:p>
            </office:annotation>
            <text:p>Sweep operator</text:p>
          </table:table-cell>
          <table:table-cell table:number-columns-repeated="37"/>
        </table:table-row>
        <table:table-row table:style-name="ro5">
          <table:table-cell table:style-name="Default" office:value-type="string" calcext:value-type="string">
            <office:annotation draw:style-name="gr338" draw:text-style-name="P2" svg:width="289.98pt" svg:height="88.33pt" svg:x="81.24pt" svg:y="12512.21pt" draw:caption-point-x="-17.29pt" draw:caption-point-y="42.8pt">
              <dc:creator>WV</dc:creator>
              <dc:date>2016-03-13T00:00:00</dc:date>
              <text:p text:style-name="P1">Lambda is a measure of association for nominal data. There are three forms. Two forms assume that one of two variables is the cause and the other is the effect. If this is not the case, the third form is useful since the symmetric form makes no such assumption.</text:p>
              <text:p text:style-name="P1"/>
            </office:annotation>
            <text:p>Symmetric lambda</text:p>
          </table:table-cell>
          <table:table-cell table:number-columns-repeated="37"/>
        </table:table-row>
        <table:table-row table:style-name="ro5">
          <table:table-cell office:value-type="string" calcext:value-type="string">
            <office:annotation draw:style-name="gr339" draw:text-style-name="P2" svg:width="289.19pt" svg:height="154.54pt" svg:x="81.24pt" svg:y="12525.02pt" draw:caption-point-x="-17.29pt" draw:caption-point-y="42.8pt">
              <dc:creator>WV</dc:creator>
              <dc:date>2016-03-13T00:00:00</dc:date>
              <text:p text:style-name="P1">The transpose of a symmetric matrix is the same as the matrix. In other words, a<text:span text:style-name="T10">ij</text:span>=a<text:span text:style-name="T10">ji</text:span>. Many matrix procedures are much easier if you have a symmetric matrix to deal with. Luckily, many natural statistical matrices are symmetric including correlation and covariance matrices.</text:p>
              <text:p text:style-name="P1"/>
              <text:p text:style-name="P1">See DANSYS: Cholesky, Eigen, Tridiagonal, IsSymmetric</text:p>
              <text:p text:style-name="P1"/>
              <text:p text:style-name="P1"/>
              <text:p text:style-name="P1"/>
              <text:p text:style-name="P1"/>
              <text:p text:style-name="P1"/>
              <text:p text:style-name="P1"/>
            </office:annotation>
            <text:p>Symmetric matrix</text:p>
          </table:table-cell>
          <table:table-cell table:number-columns-repeated="37"/>
        </table:table-row>
        <table:table-row table:style-name="ro5">
          <table:table-cell table:style-name="Default" office:value-type="string" calcext:value-type="string">
            <office:annotation draw:style-name="gr340" draw:text-style-name="P2" svg:width="286.02pt" svg:height="77.07pt" svg:x="81.24pt" svg:y="12537.81pt" draw:caption-point-x="-17.29pt" draw:caption-point-y="42.8pt">
              <dc:creator>WV</dc:creator>
              <dc:date>2016-03-13T00:00:00</dc:date>
              <text:p text:style-name="P1">A symptom-cause diagnosis table relates symptoms and causes to conditions in such a way that the application of logical masks can lead to a diagnosis. Such tables can be used for artificially intelligent systems.</text:p>
            </office:annotation>
            <text:p>Symptom-Cause Diagnosis Table</text:p>
          </table:table-cell>
          <table:table-cell table:number-columns-repeated="37"/>
        </table:table-row>
        <table:table-row table:style-name="ro5">
          <table:table-cell table:style-name="Default" office:value-type="string" calcext:value-type="string">
            <office:annotation draw:style-name="gr341" draw:text-style-name="P2" svg:width="282.84pt" svg:height="61.99pt" svg:x="81.24pt" svg:y="12550.62pt" draw:caption-point-x="-17.29pt" draw:caption-point-y="42.8pt">
              <dc:creator>WV</dc:creator>
              <dc:date>2016-03-13T00:00:00</dc:date>
              <text:p text:style-name="P1">System analysis analyzes (breaks down) a system to study its parts and how they interact, and also how the system can be improved.</text:p>
              <text:p text:style-name="P1"/>
              <text:p text:style-name="P1"/>
            </office:annotation>
            <text:p>System analysis</text:p>
          </table:table-cell>
          <table:table-cell table:number-columns-repeated="37"/>
        </table:table-row>
        <table:table-row table:style-name="ro5">
          <table:table-cell office:value-type="string" calcext:value-type="string">
            <office:annotation draw:style-name="gr342" draw:text-style-name="P2" svg:width="286.81pt" svg:height="92.27pt" svg:x="81.24pt" svg:y="12563.4pt" draw:caption-point-x="-17.29pt" draw:caption-point-y="42.8pt">
              <dc:creator>WV</dc:creator>
              <dc:date>2016-03-13T00:00:00</dc:date>
              <text:p text:style-name="P1">System information, as applied to a computer, is the inherent characteristics of the system, such as the available memory, clock speed, precision of stored values, etc.</text:p>
              <text:p text:style-name="P1"/>
              <text:p text:style-name="P1">See Calc: Help, Starting the LibreOffice Software With Parameters. INFO</text:p>
              <text:p text:style-name="P1">See DANSYS: MPARA</text:p>
            </office:annotation>
            <text:p>System information</text:p>
          </table:table-cell>
          <table:table-cell table:number-columns-repeated="37"/>
        </table:table-row>
        <table:table-row table:style-name="ro5">
          <table:table-cell office:value-type="string" calcext:value-type="string">
            <office:annotation draw:style-name="gr343" draw:text-style-name="P2" svg:width="264.61pt" svg:height="84.08pt" svg:x="81.24pt" svg:y="12576.22pt" draw:caption-point-x="-17.29pt" draw:caption-point-y="42.8pt">
              <dc:creator>WV</dc:creator>
              <dc:date>2016-03-13T00:00:00</dc:date>
              <text:p text:style-name="P1">A system of linear equations is a collection of equations that share the same variables. In general, n variables require n independent linear equations to determine the values of the variables.</text:p>
              <text:p text:style-name="P1"/>
              <text:p text:style-name="P1">See Calc: Solver</text:p>
              <text:p text:style-name="P1">See DANSYS: SLE</text:p>
            </office:annotation>
            <text:p>System of linear equation</text:p>
          </table:table-cell>
          <table:table-cell table:number-columns-repeated="37"/>
        </table:table-row>
        <table:table-row table:style-name="ro5">
          <table:table-cell office:value-type="string" calcext:value-type="string">
            <office:annotation draw:style-name="gr14" draw:text-style-name="P2" svg:width="313.77pt" svg:height="84.08pt" svg:x="81.24pt" svg:y="12589.03pt" draw:caption-point-x="-17.29pt" draw:caption-point-y="42.8pt">
              <dc:creator>WV</dc:creator>
              <dc:date>2016-03-13T00:00:00</dc:date>
              <text:p text:style-name="P1">A system of nonlinear equations is a group of linear and nonlinear equations that share variables. Although it is generally more difficult to solve s system of nonlinear equations than it is to solve a system of linear equations, there are established methods for doing so.</text:p>
              <text:p text:style-name="P1"/>
              <text:p text:style-name="P1">See Calc: Nonlinear Solver</text:p>
              <text:p text:style-name="P1">See DANSYS: VanderSolve, ToeplitzSolve</text:p>
            </office:annotation>
            <text:p>System of nonlinear equation</text:p>
          </table:table-cell>
          <table:table-cell table:number-columns-repeated="37"/>
        </table:table-row>
        <table:table-row table:style-name="ro5">
          <table:table-cell office:value-type="string" calcext:value-type="string">
            <office:annotation draw:style-name="gr13" draw:text-style-name="P2" svg:width="297.92pt" svg:height="128.86pt" svg:x="81.24pt" svg:y="12601.81pt" draw:caption-point-x="-17.29pt" draw:caption-point-y="42.8pt">
              <dc:creator>WV</dc:creator>
              <dc:date>2016-03-13T00:00:00</dc:date>
              <text:p text:style-name="P1">In systematic sampling, members of a sample are drawn from a listed population by selecting a random starting point and drawing every nth member.</text:p>
              <text:p text:style-name="P1"/>
              <text:p text:style-name="P1">See Calc: Data Sampling in Calc</text:p>
              <text:p text:style-name="P1">See DANSYS: SysDraw</text:p>
            </office:annotation>
            <text:p>Systematic sampling</text:p>
          </table:table-cell>
          <table:table-cell table:number-columns-repeated="37"/>
        </table:table-row>
        <table:table-row table:style-name="ro5">
          <table:table-cell office:value-type="string" calcext:value-type="string">
            <office:annotation draw:style-name="gr11" draw:text-style-name="P2" svg:width="293.39pt" svg:height="117.67pt" svg:x="81.01pt" svg:y="12590.45pt" draw:caption-point-x="-17.06pt" draw:caption-point-y="66.98pt">
              <dc:creator>WV</dc:creator>
              <dc:date>2016-03-13T00:00:00</dc:date>
              <text:p text:style-name="P1"><text:span text:style-name="T1">Small samples often follow a t distribution rather than a normal distribution and tests for small ssamples often use statistics based on t distributions.</text:span></text:p>
              <text:p text:style-name="P1"><text:span text:style-name="T1"/></text:p>
              <text:p text:style-name="P1"><text:span text:style-name="T1">See Calc: Data Statistics in Calc, T.DIST, T.DIST.2T, T.DISST.RT, T.INV,T.INV.2T, T.TEST, TDIST, TINV, TTEST</text:span></text:p>
              <text:p text:style-name="P1"><text:span text:style-name="T1"/></text:p>
              <text:p text:style-name="P1"><text:span text:style-name="T1">See DANSYS: MeanComp, WELCH, TTEST1, TTEST2, TTEST3, HoVar2</text:span></text:p>
            </office:annotation>
            <text:p>t distribution</text:p>
          </table:table-cell>
          <table:table-cell table:number-columns-repeated="37"/>
        </table:table-row>
        <table:table-row table:style-name="ro5">
          <table:table-cell office:value-type="string" calcext:value-type="string">
            <office:annotation draw:style-name="gr17" draw:text-style-name="P2" svg:width="305.29pt" svg:height="106.47pt" svg:x="81.01pt" svg:y="12603.23pt" draw:caption-point-x="-17.06pt" draw:caption-point-y="66.98pt">
              <dc:creator>WV</dc:creator>
              <dc:date>2016-03-13T00:00:00</dc:date>
              <text:p text:style-name="P1"><text:span text:style-name="T1">T tests use the fact that many sampling distributions follow t distributions, which diverge from normal distributions in small samples for testing hypotheses for small samples.</text:span></text:p>
              <text:p text:style-name="P1"><text:span text:style-name="T1"/></text:p>
              <text:p text:style-name="P1"><text:span text:style-name="T1">See Calc: Data Statistics in Calc, T.DIST, T.DIST.2T, T.DISST.RT, T.INV,T.INV.2T, T.TEST, TDIST, TINV, TTEST</text:span></text:p>
              <text:p text:style-name="P1"><text:span text:style-name="T1"/></text:p>
              <text:p text:style-name="P1"><text:span text:style-name="T1">See DANSYS: WELCH, TTEST1, TTEST2, <text:s/>TTEST3, HoVar2, MeanComp</text:span></text:p>
            </office:annotation>
            <text:p>t test</text:p>
          </table:table-cell>
          <table:table-cell table:number-columns-repeated="37"/>
        </table:table-row>
        <table:table-row table:style-name="ro5">
          <table:table-cell office:value-type="string" calcext:value-type="string">
            <office:annotation draw:style-name="gr17" draw:text-style-name="P2" svg:width="309.26pt" svg:height="72.88pt" svg:x="81.01pt" svg:y="12615.96pt" draw:caption-point-x="-17.06pt" draw:caption-point-y="67.07pt">
              <dc:creator>WV</dc:creator>
              <dc:date>2016-03-13T00:00:00</dc:date>
              <text:p text:style-name="P1"><text:span text:style-name="T1">T tests can be used to compare small samples with paired observations such a before-and-after measures or correlated measures.</text:span></text:p>
              <text:p text:style-name="P1"><text:span text:style-name="T1"/></text:p>
              <text:p text:style-name="P1"><text:span text:style-name="T1">See Calc: T.TEST, TTEST</text:span></text:p>
              <text:p text:style-name="P1"><text:span text:style-name="T1">See DANSYS: TTEST3, HoVar2</text:span></text:p>
            </office:annotation>
            <text:p>T test for paired observations</text:p>
          </table:table-cell>
          <table:table-cell table:number-columns-repeated="37"/>
        </table:table-row>
        <table:table-row table:style-name="ro5">
          <table:table-cell table:style-name="Default" office:value-type="string" calcext:value-type="string">
            <office:annotation draw:style-name="gr321" draw:text-style-name="P2" svg:width="82.18pt" svg:height="106.47pt" svg:x="81.24pt" svg:y="12653.01pt" draw:caption-point-x="-17.29pt" draw:caption-point-y="42.8pt">
              <dc:creator>WV</dc:creator>
              <dc:date>2016-03-13T00:00:00</dc:date>
              <text:p text:style-name="P1">Tableau methods are methods for manipulating a table that are common in optimization procedures such as linear programming.</text:p>
            </office:annotation>
            <text:p>Tableau method</text:p>
          </table:table-cell>
          <table:table-cell table:number-columns-repeated="37"/>
        </table:table-row>
        <table:table-row table:style-name="ro5">
          <table:table-cell office:value-type="string" calcext:value-type="string">
            <office:annotation draw:style-name="gr20" draw:text-style-name="P2" svg:width="318.53pt" svg:height="106.47pt" svg:x="81.24pt" svg:y="12665.82pt" draw:caption-point-x="-17.29pt" draw:caption-point-y="42.8pt">
              <dc:creator>WV</dc:creator>
              <dc:date>2016-03-13T00:00:00</dc:date>
              <text:p text:style-name="P1">Tabulation is the organization of data in a table. Two forms of tabulation are common in spreadsheets. It is usually assumed that cases are listed in rows and variables are listed in columns, but two way cross tables usually display joint frequencies in cells with columns containing one variable (the independent variable, if there is one) and rows containing the other variable.</text:p>
              <text:p text:style-name="P1"/>
              <text:p text:style-name="P1"/>
            </office:annotation>
            <text:p>Tabulation </text:p>
          </table:table-cell>
          <table:table-cell table:number-columns-repeated="37"/>
        </table:table-row>
        <table:table-row table:style-name="ro5">
          <table:table-cell office:value-type="string" calcext:value-type="string">
            <office:annotation draw:style-name="gr158" draw:text-style-name="P2" svg:width="295.54pt" svg:height="229.63pt" svg:x="81.24pt" svg:y="12678.6pt" draw:caption-point-x="-17.29pt" draw:caption-point-y="42.8pt">
              <dc:creator>WV</dc:creator>
              <dc:date>2016-03-13T00:00:00</dc:date>
              <text:p text:style-name="P1">The DANSYS tabulizer converts a three column (2 independent variables and one dependent variable) table into a two-way table such that levels of one variable are in columns, levels of another variable are in rows, and values of the dependent variable are in the intersecting cells.</text:p>
              <text:p text:style-name="P1"/>
              <text:p text:style-name="P1">Two-way tables are required to construct three dimensional charts using Calc. They are also useful as lookup tables.</text:p>
              <text:p text:style-name="P1"/>
              <text:p text:style-name="P1">See Calc: LOOKUP, HLOOKUP, VLOOKUP</text:p>
              <text:p text:style-name="P1"/>
              <text:p text:style-name="P1">See DANSYS: TABULIZER</text:p>
            </office:annotation>
            <text:p>Tabulizer</text:p>
          </table:table-cell>
          <table:table-cell table:number-columns-repeated="37"/>
        </table:table-row>
        <table:table-row table:style-name="ro5">
          <table:table-cell office:value-type="string" calcext:value-type="string">
            <office:annotation draw:style-name="gr10" draw:text-style-name="P2" svg:width="304.27pt" svg:height="151.26pt" svg:x="81.24pt" svg:y="12691.42pt" draw:caption-point-x="-17.29pt" draw:caption-point-y="42.8pt">
              <dc:creator>WV</dc:creator>
              <dc:date>2016-03-13T00:00:00</dc:date>
              <text:p text:style-name="P1">A tangent line is a straight line that intersects a curve at only one point so that the whole line is at one side of the curve. Since the slope of a tangent is described by the derivative of the function of a curve, the line can be described by a point on the curve and the derivative at that point. <text:s/>Related to that, the tangent function describes a line tangent to a unit circle – it is the ratio of the lengths of the side opposite an angle in a right triangle to the side adjacent to it.</text:p>
              <text:p text:style-name="P1"/>
              <text:p text:style-name="P1">See Calc: ATAN, ATAN2, TAN</text:p>
              <text:p text:style-name="P1">See DANSYS: MatDiff, nDeriv, DRV, InDiff</text:p>
              <text:p text:style-name="P1"/>
              <text:p text:style-name="P1"><text:s/></text:p>
            </office:annotation>
            <text:p>Tangent</text:p>
          </table:table-cell>
          <table:table-cell table:number-columns-repeated="37"/>
        </table:table-row>
        <table:table-row table:style-name="ro5">
          <table:table-cell office:value-type="string" calcext:value-type="string">
            <office:annotation draw:style-name="gr275" draw:text-style-name="P2" svg:width="299.74pt" svg:height="84.44pt" svg:x="81.01pt" svg:y="12679.85pt" draw:caption-point-x="-17.06pt" draw:caption-point-y="67.18pt">
              <dc:creator>WV</dc:creator>
              <dc:date>2016-03-13T00:00:00</dc:date>
              <text:p text:style-name="P1"><text:span text:style-name="T1">Taylor series are power series that can be used to estimate points of functions in the neighborhood of x=0 and to solve differential equations of analytical functions with derivatives up to the 4</text:span><text:span text:style-name="T5">th</text:span><text:span text:style-name="T1"> order.</text:span></text:p>
              <text:p text:style-name="P1"><text:span text:style-name="T1"/></text:p>
              <text:p text:style-name="P1"><text:span text:style-name="T1">See Calc: SERIESSUM, Trend Lines</text:span></text:p>
              <text:p text:style-name="P1"><text:span text:style-name="T1">See DANSYS: SumIterate</text:span></text:p>
            </office:annotation>
            <text:p>Taylor series</text:p>
          </table:table-cell>
          <table:table-cell table:number-columns-repeated="37"/>
        </table:table-row>
        <table:table-row table:style-name="ro5">
          <table:table-cell table:style-name="Default" office:value-type="string" calcext:value-type="string">
            <office:annotation draw:style-name="gr10" draw:text-style-name="P2" svg:width="298.71pt" svg:height="95.27pt" svg:x="81.24pt" svg:y="12717.01pt" draw:caption-point-x="-17.29pt" draw:caption-point-y="42.8pt">
              <dc:creator>WV</dc:creator>
              <dc:date>2016-03-13T00:00:00</dc:date>
              <text:p text:style-name="P1">A territorial (political) map displays the extent of established political areas.</text:p>
              <text:p text:style-name="P1"/>
              <text:p text:style-name="P1">The third party programs GeOOo and KmlOOo work with LibreOffice to produce geographic and statistical maps. </text:p>
            </office:annotation>
            <text:p>Territorial map</text:p>
          </table:table-cell>
          <table:table-cell table:number-columns-repeated="37"/>
        </table:table-row>
        <table:table-row table:style-name="ro5">
          <table:table-cell table:style-name="ce13" office:value-type="string" calcext:value-type="string">
            <office:annotation draw:style-name="gr321" draw:text-style-name="P2" svg:width="82.18pt" svg:height="72.88pt" svg:x="81.24pt" svg:y="12729.83pt" draw:caption-point-x="-17.29pt" draw:caption-point-y="42.8pt">
              <dc:creator>WV</dc:creator>
              <dc:date>2016-03-13T00:00:00</dc:date>
              <text:p text:style-name="P1">Tetrachoric r is a correlation coefficient used when both variables are dichotomous.</text:p>
            </office:annotation>
            <text:p>Tetrachoric r</text:p>
          </table:table-cell>
          <table:table-cell table:number-columns-repeated="37"/>
        </table:table-row>
        <table:table-row table:style-name="ro5">
          <table:table-cell office:value-type="string" calcext:value-type="string">
            <office:annotation draw:style-name="gr8" draw:text-style-name="P2" svg:width="273.32pt" svg:height="196.04pt" svg:x="81.24pt" svg:y="12742.61pt" draw:caption-point-x="-17.29pt" draw:caption-point-y="42.8pt">
              <dc:creator>WV</dc:creator>
              <dc:date>2016-03-13T00:00:00</dc:date>
              <text:p text:style-name="P1">Generally, there are two broad types of cell contents in spreadsheets: text and numeric. Text is composed of mixed numeric and alphabetic characters and a <text:s/>set of characters together is called a string. Formulas, complex numbers, and numbers in numeral systems other than decimal are also represented as text strings.</text:p>
              <text:p text:style-name="P1"/>
              <text:p text:style-name="P1">See Calc: Text Functions, Finding and Replacing in Calc, List of Regular Expressions, Text, Formatting Numbers as Text, Languages Using Complex Text Layout, Inserting Data From Tex Documents, Text Animation, Text to Columns, Importing and Exporting Text Files</text:p>
              <text:p text:style-name="P1"/>
              <text:p text:style-name="P1">See DANSYS: URL2SFN, SFN2URL, WORDS, SENTENCES, LETTERS, WPS, LPW, LPS, READABILITY, CONCORD, RANDC, CompStr, Levenshtein, RandPerm, SortString</text:p>
            </office:annotation>
            <text:p>Text</text:p>
          </table:table-cell>
          <table:table-cell table:number-columns-repeated="37"/>
        </table:table-row>
        <table:table-row table:style-name="ro5">
          <table:table-cell office:value-type="string" calcext:value-type="string">
            <office:annotation draw:style-name="gr16" draw:text-style-name="P2" svg:width="309.03pt" svg:height="72.88pt" svg:x="81.24pt" svg:y="12755.42pt" draw:caption-point-x="-17.29pt" draw:caption-point-y="42.8pt">
              <dc:creator>WV</dc:creator>
              <dc:date>2016-03-13T00:00:00</dc:date>
              <text:p text:style-name="P1">A text box is a control that allows a user to enter text.</text:p>
              <text:p text:style-name="P1"/>
              <text:p text:style-name="P1">See Calc: Form Controls, Combo Box/List Box Wizard, Form Properties, Control Properties, Working With Forms, Form Navigation Bar</text:p>
            </office:annotation>
            <text:p>Text box</text:p>
          </table:table-cell>
          <table:table-cell table:number-columns-repeated="37"/>
        </table:table-row>
        <table:table-row table:style-name="ro5">
          <table:table-cell table:style-name="Default" office:value-type="string" calcext:value-type="string">
            <office:annotation draw:style-name="gr321" draw:text-style-name="P2" svg:width="82.18pt" svg:height="84.08pt" svg:x="81.24pt" svg:y="12768.21pt" draw:caption-point-x="-17.29pt" draw:caption-point-y="42.8pt">
              <dc:creator>WV</dc:creator>
              <dc:date>2016-03-13T00:00:00</dc:date>
              <text:p text:style-name="P1">Text data mining involves search large amounts of stored text to find specific text strings or types of text.</text:p>
            </office:annotation>
            <text:p>Text data mining</text:p>
          </table:table-cell>
          <table:table-cell table:number-columns-repeated="37"/>
        </table:table-row>
        <table:table-row table:style-name="ro5">
          <table:table-cell table:style-name="Default" office:value-type="string" calcext:value-type="string">
            <office:annotation draw:style-name="gr321" draw:text-style-name="P2" svg:width="82.18pt" svg:height="50.49pt" svg:x="81.24pt" svg:y="12781.02pt" draw:caption-point-x="-17.29pt" draw:caption-point-y="42.8pt">
              <dc:creator>WV</dc:creator>
              <dc:date>2016-03-13T00:00:00</dc:date>
              <text:p text:style-name="P1">Thermodynamics is the study of heat flow through systems.</text:p>
            </office:annotation>
            <text:p>Thermodynamics </text:p>
          </table:table-cell>
          <table:table-cell table:number-columns-repeated="37"/>
        </table:table-row>
        <table:table-row table:style-name="ro5">
          <table:table-cell office:value-type="string" calcext:value-type="string">
            <office:annotation draw:style-name="gr10" draw:text-style-name="P2" svg:width="309.83pt" svg:height="95.27pt" svg:x="81.24pt" svg:y="12793.8pt" draw:caption-point-x="-17.29pt" draw:caption-point-y="42.8pt">
              <dc:creator>WV</dc:creator>
              <dc:date>2016-03-13T00:00:00</dc:date>
              <text:p text:style-name="P1">Three dimensional graphs display the relationship between three variables using a system of three orthographic (perpendicular) axes.</text:p>
              <text:p text:style-name="P1"/>
              <text:p text:style-name="P1">See Calc: Chart Wizard – Chart Elements, 3D View</text:p>
              <text:p text:style-name="P1">See DANSYS: GraphTab3D</text:p>
            </office:annotation>
            <text:p>Three dimensional graph</text:p>
          </table:table-cell>
          <table:table-cell table:number-columns-repeated="37"/>
        </table:table-row>
        <table:table-row table:style-name="ro5">
          <table:table-cell table:style-name="Default" office:value-type="string" calcext:value-type="string">
            <office:annotation draw:style-name="gr321" draw:text-style-name="P2" svg:width="82.18pt" svg:height="95.27pt" svg:x="81.24pt" svg:y="12806.62pt" draw:caption-point-x="-17.29pt" draw:caption-point-y="42.8pt">
              <dc:creator>WV</dc:creator>
              <dc:date>2016-03-13T00:00:00</dc:date>
              <text:p text:style-name="P1">Three-mode factor analysis is an extension of traditional factor analysis for three-way classification data.</text:p>
            </office:annotation>
            <text:p>Three-mode factor analysis</text:p>
          </table:table-cell>
          <table:table-cell table:number-columns-repeated="37"/>
        </table:table-row>
        <table:table-row table:style-name="ro5">
          <table:table-cell office:value-type="string" calcext:value-type="string">
            <office:annotation draw:style-name="gr13" draw:text-style-name="P2" svg:width="297.92pt" svg:height="128.86pt" svg:x="81.24pt" svg:y="12819.43pt" draw:caption-point-x="-17.29pt" draw:caption-point-y="42.8pt">
              <dc:creator>WV</dc:creator>
              <dc:date>2016-03-13T00:00:00</dc:date>
              <text:p text:style-name="P1">A vector three product (or triple product) as a product of three three-dimensional vectors. There are two kinds: a scalar product and a vector product. The scalar form of the three vectors defining a parallelopiped gives the area of the parallelopiped.</text:p>
              <text:p text:style-name="P1"/>
              <text:p text:style-name="P1">See DANSYS: Vec3Prod</text:p>
              <text:p text:style-name="P1"/>
              <text:p text:style-name="P1"/>
            </office:annotation>
            <text:p>Three product</text:p>
          </table:table-cell>
          <table:table-cell table:number-columns-repeated="37"/>
        </table:table-row>
        <table:table-row table:style-name="ro5">
          <table:table-cell office:value-type="string" calcext:value-type="string">
            <office:annotation draw:style-name="gr344" draw:text-style-name="P2" svg:width="301.89pt" svg:height="98.39pt" svg:x="81.24pt" svg:y="12832.21pt" draw:caption-point-x="-17.29pt" draw:caption-point-y="42.8pt">
              <dc:creator>WV</dc:creator>
              <dc:date>2016-03-13T00:00:00</dc:date>
              <text:p text:style-name="P1">There are several forms of three-valued logics, but the one most commonly encountered is used in digital electronics in which the values are True, False, and “Don’t care”. The third value may also be “undefined”.</text:p>
              <text:p text:style-name="P1"/>
              <text:p text:style-name="P1">See DANSYS: ANDT, ORT, NOTT, XORT, UNT, IMPLT, XNORT, BICT, NANDT, SheffT, PeirceT</text:p>
            </office:annotation>
            <text:p>Three valued logic</text:p>
          </table:table-cell>
          <table:table-cell table:number-columns-repeated="37"/>
        </table:table-row>
        <table:table-row table:style-name="ro5">
          <table:table-cell table:style-name="Default" office:value-type="string" calcext:value-type="string">
            <office:annotation draw:style-name="gr13" draw:text-style-name="P2" svg:width="292.37pt" svg:height="128.86pt" svg:x="81.24pt" svg:y="12845.03pt" draw:caption-point-x="-17.29pt" draw:caption-point-y="42.8pt">
              <dc:creator>WV</dc:creator>
              <dc:date>2016-03-13T00:00:00</dc:date>
              <text:p text:style-name="P1">Nonmetric multidimensional scaling makes weaker assumptions than traditional multidimensional scaling and, therefore, has broader application. Data matrices can be square or rectangular, symmetric or asymmetric, from any level of data, matched or unmatched data, conditional or unconditional. Traditional models process two-way data; non-metric models can handle three-way data.</text:p>
            </office:annotation>
            <text:p>Three-way non-metric multidimensional scaling techniques</text:p>
          </table:table-cell>
          <table:table-cell table:number-columns-repeated="37"/>
        </table:table-row>
        <table:table-row table:style-name="ro5">
          <table:table-cell office:value-type="string" calcext:value-type="string">
            <office:annotation draw:style-name="gr14" draw:text-style-name="P2" svg:width="309.83pt" svg:height="84.08pt" svg:x="81.24pt" svg:y="12857.81pt" draw:caption-point-x="-17.29pt" draw:caption-point-y="42.8pt">
              <dc:creator>WV</dc:creator>
              <dc:date>2016-03-13T00:00:00</dc:date>
              <text:p text:style-name="P1">A threshold function takes the values of 1 or 0 at different ranges of input.</text:p>
              <text:p text:style-name="P1"/>
              <text:p text:style-name="P1">See Calc: GESTEP, Conditional formatting</text:p>
            </office:annotation>
            <text:p>Threshold function</text:p>
          </table:table-cell>
          <table:table-cell table:number-columns-repeated="37"/>
        </table:table-row>
        <table:table-row table:style-name="ro5">
          <table:table-cell office:value-type="string" calcext:value-type="string">
            <office:annotation draw:style-name="gr16" draw:text-style-name="P2" svg:width="309.83pt" svg:height="184.85pt" svg:x="81.24pt" svg:y="12870.62pt" draw:caption-point-x="-17.29pt" draw:caption-point-y="42.8pt">
              <dc:creator>WV</dc:creator>
              <dc:date>2016-03-13T00:00:00</dc:date>
              <text:p text:style-name="P1">Measures of time are included in most spreadsheets. Time is usually measured in hours, minutes, and seconds; date is measured in years, months, and days.</text:p>
              <text:p text:style-name="P1"/>
              <text:p text:style-name="P1">See Calc: TIMEVALUE, Date &amp; Time Functions, Calculating Time Differences, Calculating in Spreadsheets, Calculatiing With Dates and Times, Fill Series, TIME, Number Format Codes, Date and Time, Agenda Wizard – Genral Information, NOW, SECOND, 19xx/20xx Years, HOUR, MINUTE, List of Regular Expressions, DAY, Filter, File, Repport Wizard – Create Report, DATEVALUE, MONTH, Standard Formula, Date/Time, Error Warning, Standard Filter, Validity of Cell Contents, Criteria</text:p>
              <text:p text:style-name="P1"/>
              <text:p text:style-name="P1">See DANSYS: DMS2D, D2DMS, CLOCK</text:p>
              <text:p text:style-name="P1"/>
              <text:p text:style-name="P1"/>
            </office:annotation>
            <text:p>Time</text:p>
          </table:table-cell>
          <table:table-cell table:number-columns-repeated="37"/>
        </table:table-row>
        <table:table-row table:style-name="ro5">
          <table:table-cell table:style-name="Default" office:value-type="string" calcext:value-type="string">
            <office:annotation draw:style-name="gr321" draw:text-style-name="P2" svg:width="82.18pt" svg:height="61.68pt" svg:x="81.24pt" svg:y="12883.41pt" draw:caption-point-x="-17.29pt" draw:caption-point-y="42.8pt">
              <dc:creator>WV</dc:creator>
              <dc:date>2016-03-13T00:00:00</dc:date>
              <text:p text:style-name="P1">Time path graphs are used to optimize time dependent paths.</text:p>
            </office:annotation>
            <text:p>Time path graph</text:p>
          </table:table-cell>
          <table:table-cell table:number-columns-repeated="37"/>
        </table:table-row>
        <table:table-row table:style-name="ro5">
          <table:table-cell table:style-name="Default" office:value-type="string" calcext:value-type="string">
            <office:annotation draw:style-name="gr8" draw:text-style-name="P2" svg:width="306.88pt" svg:height="173.65pt" svg:x="81.01pt" svg:y="12871.42pt" draw:caption-point-x="-17.06pt" draw:caption-point-y="67.61pt">
              <dc:creator>WV</dc:creator>
              <dc:date>2016-03-13T00:00:00</dc:date>
              <text:p text:style-name="P1"><text:span text:style-name="T1">Time series analysis is the analysis of data in which at least one independent variable is temporal.</text:span></text:p>
              <text:p text:style-name="P1"><text:span text:style-name="T1"/></text:p>
              <text:p text:style-name="P1"><text:span text:style-name="T1">See Calc: Trend Lines, Fill Series, Automatically Calculating Series, Chart Type XY, Data Statistics in Calc, Data, Smoothing</text:span></text:p>
              <text:p text:style-name="P1"><text:span text:style-name="T1"/></text:p>
              <text:p text:style-name="P1"><text:span text:style-name="T1">See DANSYS: FFT, AE, ApEnt, ACF, LAGCOV, WAVELET</text:span></text:p>
            </office:annotation>
            <text:p>Time series analysis </text:p>
          </table:table-cell>
          <table:table-cell table:number-columns-repeated="37"/>
        </table:table-row>
        <table:table-row table:style-name="ro5">
          <table:table-cell office:value-type="string" calcext:value-type="string">
            <office:annotation draw:style-name="gr9" draw:text-style-name="P2" svg:width="289.98pt" svg:height="61.68pt" svg:x="81.24pt" svg:y="12909pt" draw:caption-point-x="-17.29pt" draw:caption-point-y="42.8pt">
              <dc:creator>WV</dc:creator>
              <dc:date>2016-03-13T00:00:00</dc:date>
              <text:p text:style-name="P1">A Toeplitz Matrix is one in which each descending diagonal is a constant.</text:p>
              <text:p text:style-name="P1"/>
              <text:p text:style-name="P1">See DANSYS: Toeplitz, ToeplitzSolve</text:p>
            </office:annotation>
            <text:p>Toeplitz matrix</text:p>
          </table:table-cell>
          <table:table-cell table:number-columns-repeated="37"/>
        </table:table-row>
        <table:table-row table:style-name="ro5">
          <table:table-cell table:style-name="Default" office:value-type="string" calcext:value-type="string">
            <office:annotation draw:style-name="gr17" draw:text-style-name="P2" svg:width="307.67pt" svg:height="50.49pt" svg:x="81.01pt" svg:y="12896.96pt" draw:caption-point-x="-17.06pt" draw:caption-point-y="67.66pt">
              <dc:creator>WV</dc:creator>
              <dc:date>2016-03-13T00:00:00</dc:date>
              <text:p text:style-name="P1"><text:span text:style-name="T1">The Toeplitz method uses Toeplitz matrices to to solve a asymmetric system of linear equations. It is commonly used in spectral factorization and analysis.</text:span></text:p>
            </office:annotation>
            <text:p>Toeplitz method</text:p>
          </table:table-cell>
          <table:table-cell table:number-columns-repeated="37"/>
        </table:table-row>
        <table:table-row table:style-name="ro5">
          <table:table-cell table:style-name="Default" office:value-type="string" calcext:value-type="string">
            <office:annotation draw:style-name="gr9" draw:text-style-name="P2" svg:width="297.13pt" svg:height="61.68pt" svg:x="81.24pt" svg:y="12934.63pt" draw:caption-point-x="-17.29pt" draw:caption-point-y="42.8pt">
              <dc:creator>WV</dc:creator>
              <dc:date>2016-03-13T00:00:00</dc:date>
              <text:p text:style-name="P1">A tone is a simple sound. Tones can be used for annunciators, for instance to alert when a long process is complete.</text:p>
              <text:p text:style-name="P1"/>
              <text:p text:style-name="P1">See DANSYS: TONE</text:p>
            </office:annotation>
            <text:p>Tone</text:p>
          </table:table-cell>
          <table:table-cell table:number-columns-repeated="37"/>
        </table:table-row>
        <table:table-row table:style-name="ro5">
          <table:table-cell table:style-name="Default" office:value-type="string" calcext:value-type="string">
            <office:annotation draw:style-name="gr321" draw:text-style-name="P2" svg:width="82.18pt" svg:height="61.68pt" svg:x="81.24pt" svg:y="12947.41pt" draw:caption-point-x="-17.29pt" draw:caption-point-y="42.8pt">
              <dc:creator>WV</dc:creator>
              <dc:date>2016-03-13T00:00:00</dc:date>
              <text:p text:style-name="P1">Topology is the study of shape or size invariant characteristics of forms.</text:p>
            </office:annotation>
            <text:p>Topology</text:p>
          </table:table-cell>
          <table:table-cell table:number-columns-repeated="37"/>
        </table:table-row>
        <table:table-row table:style-name="ro5">
          <table:table-cell table:style-name="Default" office:value-type="string" calcext:value-type="string">
            <office:annotation draw:style-name="gr321" draw:text-style-name="P2" svg:width="82.18pt" svg:height="117.67pt" svg:x="81.24pt" svg:y="12960.23pt" draw:caption-point-x="-17.29pt" draw:caption-point-y="42.8pt">
              <dc:creator>WV</dc:creator>
              <dc:date>2016-03-13T00:00:00</dc:date>
              <text:p text:style-name="P1">Total correlation is an generalization of mutual information that quantifies dependency among a set of random variables.</text:p>
            </office:annotation>
            <text:p>Total correlation</text:p>
          </table:table-cell>
          <table:table-cell table:number-columns-repeated="37"/>
        </table:table-row>
        <table:table-row table:style-name="ro5">
          <table:table-cell office:value-type="string" calcext:value-type="string">
            <office:annotation draw:style-name="gr10" draw:text-style-name="P2" svg:width="301.1pt" svg:height="95.27pt" svg:x="81.24pt" svg:y="12973.01pt" draw:caption-point-x="-17.29pt" draw:caption-point-y="42.8pt">
              <dc:creator>WV</dc:creator>
              <dc:date>2016-03-13T00:00:00</dc:date>
              <text:p text:style-name="P1">The total sum of squares in a measure of the variation of all observations in a data set.</text:p>
              <text:p text:style-name="P1"/>
              <text:p text:style-name="P1">See Calc: SUMSQ, DEVSQ</text:p>
              <text:p text:style-name="P1">See DANSYS: TSSMat</text:p>
            </office:annotation>
            <text:p>Total sum of squares</text:p>
          </table:table-cell>
          <table:table-cell table:number-columns-repeated="37"/>
        </table:table-row>
        <table:table-row table:style-name="ro5">
          <table:table-cell office:value-type="string" calcext:value-type="string">
            <office:annotation draw:style-name="gr321" draw:text-style-name="P2" svg:width="82.18pt" svg:height="84.08pt" svg:x="81.24pt" svg:y="12985.82pt" draw:caption-point-x="-17.29pt" draw:caption-point-y="42.8pt">
              <dc:creator>WV</dc:creator>
              <dc:date>2016-03-13T00:00:00</dc:date>
              <text:p text:style-name="P1">The trace of a matrix is the sum of its diagonal elements.</text:p>
              <text:p text:style-name="P1"/>
              <text:p text:style-name="P1">See DANSYS: TRACE</text:p>
            </office:annotation>
            <text:p>Trace</text:p>
          </table:table-cell>
          <table:table-cell table:number-columns-repeated="37"/>
        </table:table-row>
        <table:table-row table:style-name="ro5">
          <table:table-cell table:style-name="Default" office:value-type="string" calcext:value-type="string">
            <office:annotation draw:style-name="gr321" draw:text-style-name="P2" svg:width="82.18pt" svg:height="95.27pt" svg:x="81.24pt" svg:y="12998.61pt" draw:caption-point-x="-17.29pt" draw:caption-point-y="42.8pt">
              <dc:creator>WV</dc:creator>
              <dc:date>2016-03-14T00:00:00</dc:date>
              <text:p text:style-name="P1">A transfer function compares the input with the output of a system, often as a ratio of output to input.</text:p>
            </office:annotation>
            <text:p>Transfer function <text:s/></text:p>
          </table:table-cell>
          <table:table-cell table:number-columns-repeated="37"/>
        </table:table-row>
        <table:table-row table:style-name="ro5">
          <table:table-cell office:value-type="string" calcext:value-type="string">
            <office:annotation draw:style-name="gr345" draw:text-style-name="P2" svg:width="297.92pt" svg:height="157.83pt" svg:x="81.24pt" svg:y="13011.42pt" draw:caption-point-x="-17.29pt" draw:caption-point-y="42.8pt">
              <dc:creator>WV</dc:creator>
              <dc:date>2016-03-14T00:00:00</dc:date>
              <text:p text:style-name="P1">The transpose of a matrix is a matrix with the same elements such that rows are switched with columns; in other words, element a<text:span text:style-name="T10">ij</text:span> becomes element a<text:span text:style-name="T10">ji</text:span>.</text:p>
              <text:p text:style-name="P1"/>
              <text:p text:style-name="P1">See Calc: Rotating Tables (Transposing), TRANSPOSE, Pasting Contents in Special Formats, Paste Special</text:p>
              <text:p text:style-name="P1"/>
              <text:p text:style-name="P1">See DANSYS: MatTrans, ndTranspose, BTranspose</text:p>
            </office:annotation>
            <text:p>Transpose</text:p>
          </table:table-cell>
          <table:table-cell table:number-columns-repeated="37"/>
        </table:table-row>
        <table:table-row table:style-name="ro5">
          <table:table-cell table:style-name="Default" office:value-type="string" calcext:value-type="string">
            <office:annotation draw:style-name="gr17" draw:text-style-name="P2" svg:width="82.18pt" svg:height="50.49pt" svg:x="81.01pt" svg:y="12999.54pt" draw:caption-point-x="-17.06pt" draw:caption-point-y="67.46pt">
              <dc:creator>WV</dc:creator>
              <dc:date>2015-03-05T00:00:00</dc:date>
              <text:p text:style-name="P1"><text:span text:style-name="T1">Trapezoidal distributions are sometimes used in risk analysis.</text:span></text:p>
            </office:annotation>
            <text:p>Trapezoidal</text:p>
          </table:table-cell>
          <table:table-cell table:number-columns-repeated="37"/>
        </table:table-row>
        <table:table-row table:style-name="ro5">
          <table:table-cell office:value-type="string" calcext:value-type="string">
            <office:annotation draw:style-name="gr14" draw:text-style-name="P2" svg:width="309.03pt" svg:height="84.08pt" svg:x="81.24pt" svg:y="13037.02pt" draw:caption-point-x="-17.29pt" draw:caption-point-y="42.8pt">
              <dc:creator>WV</dc:creator>
              <dc:date>2016-03-14T00:00:00</dc:date>
              <text:p text:style-name="P1">The trapezoidal rule is a basic method for determining definite integrals. It can be used for a function or for equal interval data points.</text:p>
              <text:p text:style-name="P1"/>
              <text:p text:style-name="P1">See DANSYS: TrapInt</text:p>
            </office:annotation>
            <text:p>Trapezoidal rule</text:p>
          </table:table-cell>
          <table:table-cell table:number-columns-repeated="37"/>
        </table:table-row>
        <table:table-row table:style-name="ro5">
          <table:table-cell office:value-type="string" calcext:value-type="string">
            <office:annotation draw:style-name="gr11" draw:text-style-name="P2" svg:width="274.9pt" svg:height="117.67pt" svg:x="81.24pt" svg:y="13049.83pt" draw:caption-point-x="-17.29pt" draw:caption-point-y="42.8pt">
              <dc:creator>WV</dc:creator>
              <dc:date>2016-03-14T00:00:00</dc:date>
              <text:p text:style-name="P1">A treasury bill is a short dated government security issued at a discount on it’s redemption but returning no interest.</text:p>
              <text:p text:style-name="P1"/>
              <text:p text:style-name="P1"/>
              <text:p text:style-name="P1">See Calc: TBILLEQ, TBILLPRICE, TBILLYIELD</text:p>
              <text:p text:style-name="P1"/>
            </office:annotation>
            <text:p>Treasury bill</text:p>
          </table:table-cell>
          <table:table-cell table:number-columns-repeated="37"/>
        </table:table-row>
        <table:table-row table:style-name="ro5">
          <table:table-cell table:style-name="Default" office:value-type="string" calcext:value-type="string">
            <office:annotation draw:style-name="gr17" draw:text-style-name="P2" svg:width="82.18pt" svg:height="50.49pt" svg:x="81.01pt" svg:y="13037.7pt" draw:caption-point-x="-17.06pt" draw:caption-point-y="67.72pt">
              <dc:creator>WV</dc:creator>
              <dc:date>2016-03-14T00:00:00</dc:date>
              <text:p text:style-name="P1"><text:span text:style-name="T1">Treeing involves connectivity data with probability and transitions.</text:span></text:p>
            </office:annotation>
            <text:p>Treeing</text:p>
          </table:table-cell>
          <table:table-cell table:number-columns-repeated="37"/>
        </table:table-row>
        <table:table-row table:style-name="ro5">
          <table:table-cell office:value-type="string" calcext:value-type="string">
            <office:annotation draw:style-name="gr346" draw:text-style-name="P2" svg:width="293.95pt" svg:height="121.83pt" svg:x="81.24pt" svg:y="13075.43pt" draw:caption-point-x="-17.29pt" draw:caption-point-y="42.8pt">
              <dc:creator>WV</dc:creator>
              <dc:date>2016-03-14T00:00:00</dc:date>
              <text:p text:style-name="P1">Trend analysis indicates whether discrete independent variables are related to a continuous dependent variable in an ANOVA model and whether the relationship has linear or nonlinear components and the nature of those components (polynomial trends).</text:p>
              <text:p text:style-name="P1"/>
              <text:p text:style-name="P1">See Calc: Trend Lines</text:p>
              <text:p text:style-name="P1">See DANSYS: OneWay, OrthoCoeff</text:p>
              <text:p text:style-name="P1"/>
              <text:p text:style-name="P1"/>
            </office:annotation>
            <text:p>Trend analysis: ANOVA</text:p>
          </table:table-cell>
          <table:table-cell table:number-columns-repeated="37"/>
        </table:table-row>
        <table:table-row table:style-name="ro5">
          <table:table-cell table:style-name="ce13" office:value-type="string" calcext:value-type="string">
            <office:annotation draw:style-name="gr321" draw:text-style-name="P2" svg:width="82.18pt" svg:height="106.47pt" svg:x="81.24pt" svg:y="13088.21pt" draw:caption-point-x="-17.29pt" draw:caption-point-y="42.8pt">
              <dc:creator>WV</dc:creator>
              <dc:date>2016-03-14T00:00:00</dc:date>
              <text:p text:style-name="P1">A three-way contingency table displays the joint frequencies or percentages between three nominal variables.</text:p>
            </office:annotation>
            <text:p>Three way table</text:p>
          </table:table-cell>
          <table:table-cell table:number-columns-repeated="37"/>
        </table:table-row>
        <table:table-row table:style-name="ro5">
          <table:table-cell table:style-name="ce13" office:value-type="string" calcext:value-type="string">
            <office:annotation draw:style-name="gr14" draw:text-style-name="P2" svg:width="82.18pt" svg:height="106.47pt" svg:x="81.01pt" svg:y="13076.31pt" draw:caption-point-x="-17.06pt" draw:caption-point-y="67.52pt">
              <dc:creator>WV</dc:creator>
              <dc:date>2016-03-14T00:00:00</dc:date>
              <text:p text:style-name="P1"><text:span text:style-name="T1">A triangular distribution is a continuous distribution with lower limit a, upper limit b, and mode c, where a&lt;b and a</text:span><text:span text:style-name="T4">≤c≤b</text:span></text:p>
            </office:annotation>
            <text:p>Triangular</text:p>
          </table:table-cell>
          <table:table-cell table:number-columns-repeated="37"/>
        </table:table-row>
        <table:table-row table:style-name="ro5">
          <table:table-cell office:value-type="string" calcext:value-type="string">
            <office:annotation draw:style-name="gr167" draw:text-style-name="P2" svg:width="293.39pt" svg:height="83.76pt" svg:x="81.01pt" svg:y="13088.55pt" draw:caption-point-x="-17.06pt" draw:caption-point-y="68.06pt">
              <dc:creator>WV</dc:creator>
              <dc:date>2016-03-14T00:00:00</dc:date>
              <text:p text:style-name="P1"><text:span text:style-name="T1">A tridiagonal matrix only has nonzero elements on the diagonal, one subdiagonal, and one superdiagonal. It can be used to solve a system of linear equations.</text:span></text:p>
              <text:p text:style-name="P1"><text:span text:style-name="T1"/></text:p>
              <text:p text:style-name="P1"><text:span text:style-name="T1">See DANSYS: Tridiagonal</text:span></text:p>
            </office:annotation>
            <text:p>Tridiagonal matrix</text:p>
          </table:table-cell>
          <table:table-cell table:number-columns-repeated="37"/>
        </table:table-row>
        <table:table-row table:style-name="ro5">
          <table:table-cell table:style-name="Default" office:value-type="string" calcext:value-type="string">
            <office:annotation draw:style-name="gr16" draw:text-style-name="P2" svg:width="82.18pt" svg:height="95.27pt" svg:x="81.01pt" svg:y="13101.31pt" draw:caption-point-x="-17.06pt" draw:caption-point-y="68.12pt">
              <dc:creator>WV</dc:creator>
              <dc:date>2016-03-14T00:00:00</dc:date>
              <text:p text:style-name="P1"><text:span text:style-name="T1">Trigonometric interpolation can be used for point estimates of a periodic function with equally spaced abscissas.</text:span></text:p>
            </office:annotation>
            <text:p>Trigonometric interpolation</text:p>
          </table:table-cell>
          <table:table-cell table:number-columns-repeated="37"/>
        </table:table-row>
        <table:table-row table:style-name="ro5">
          <table:table-cell office:value-type="string" calcext:value-type="string">
            <office:annotation draw:style-name="gr11" draw:text-style-name="P2" svg:width="291.57pt" svg:height="117.67pt" svg:x="81.24pt" svg:y="13139.4pt" draw:caption-point-x="-17.29pt" draw:caption-point-y="42.8pt">
              <dc:creator>WV</dc:creator>
              <dc:date>2016-03-14T00:00:00</dc:date>
              <text:p text:style-name="P1">A trim function removes unnecessary characters (usually redundant zeros or blanks) in a text string.</text:p>
              <text:p text:style-name="P1"/>
              <text:p text:style-name="P1">See Calc: TRIM</text:p>
              <text:p text:style-name="P1"/>
              <text:p text:style-name="P1"/>
            </office:annotation>
            <text:p>Trim</text:p>
          </table:table-cell>
          <table:table-cell table:number-columns-repeated="37"/>
        </table:table-row>
        <table:table-row table:style-name="ro5">
          <table:table-cell office:value-type="string" calcext:value-type="string">
            <office:annotation draw:style-name="gr26" draw:text-style-name="P2" svg:width="302.12pt" svg:height="61.68pt" svg:x="81.01pt" svg:y="13126.82pt" draw:caption-point-x="-17.06pt" draw:caption-point-y="68.2pt">
              <dc:creator>WV</dc:creator>
              <dc:date>2016-03-14T00:00:00</dc:date>
              <text:p text:style-name="P1"><text:span text:style-name="T1">A trimmed mean is a robust measure of location obtained by removing the top and bottom elements of a sorted data set.</text:span></text:p>
              <text:p text:style-name="P1"><text:span text:style-name="T1"/></text:p>
              <text:p text:style-name="P1"><text:span text:style-name="T1">See Calc: TRIMMEAN</text:span></text:p>
              <text:p text:style-name="P1"><text:span text:style-name="T1">See DANSYS: LEVENE</text:span></text:p>
            </office:annotation>
            <text:p>Trimmed Mean</text:p>
          </table:table-cell>
          <table:table-cell table:number-columns-repeated="37"/>
        </table:table-row>
        <table:table-row table:style-name="ro5">
          <table:table-cell table:style-name="ce20" office:value-type="boolean" office:boolean-value="true" calcext:value-type="boolean">
            <office:annotation draw:style-name="gr12" draw:text-style-name="P2" svg:width="297.13pt" svg:height="140.06pt" svg:x="81.24pt" svg:y="13165.03pt" draw:caption-point-x="-17.29pt" draw:caption-point-y="42.8pt">
              <dc:creator>WV</dc:creator>
              <dc:date>2016-03-14T00:00:00</dc:date>
              <text:p text:style-name="P1">TRUE is a value of a logical variable. For Boolean variables, the only other value is FALSE. For multi-value logics, there may be other values.</text:p>
              <text:p text:style-name="P1"/>
              <text:p text:style-name="P1">See Calc: Logical Functions, TRUE, Handling of Empty Cells, Information Functions, Operators in LibreOffice Calc, DELTA</text:p>
              <text:p text:style-name="P1"/>
              <text:p text:style-name="P1">See DANSYS: Basic Functions (logic functions), BinaryFill</text:p>
            </office:annotation>
            <text:p>TRUE</text:p>
          </table:table-cell>
          <table:table-cell table:number-columns-repeated="37"/>
        </table:table-row>
        <table:table-row table:style-name="ro5">
          <table:table-cell table:style-name="Default" office:value-type="string" calcext:value-type="string">
            <office:annotation draw:style-name="gr347" draw:text-style-name="P2" svg:width="300.3pt" svg:height="84.42pt" svg:x="81.24pt" svg:y="13177.81pt" draw:caption-point-x="-17.29pt" draw:caption-point-y="42.8pt">
              <dc:creator>WV</dc:creator>
              <dc:date>2016-03-14T00:00:00</dc:date>
              <text:p text:style-name="P1">A truncated exponential distribution is one which has been trimmed at the tail. Truncation often arises in censored data – that is, data that are known to fall outside the range of measurement (negative values in data that can only take positive values in reality, or data that lies outside cutoff thresholds).</text:p>
            </office:annotation>
            <text:p>Truncated exponential</text:p>
          </table:table-cell>
          <table:table-cell table:number-columns-repeated="37"/>
        </table:table-row>
        <table:table-row table:style-name="ro5">
          <table:table-cell table:style-name="Default" office:value-type="string" calcext:value-type="string">
            <office:annotation draw:style-name="gr321" draw:text-style-name="P2" svg:width="82.18pt" svg:height="151.26pt" svg:x="81.24pt" svg:y="13190.63pt" draw:caption-point-x="-17.29pt" draw:caption-point-y="42.8pt">
              <dc:creator>WV</dc:creator>
              <dc:date>2016-03-14T00:00:00</dc:date>
              <text:p text:style-name="P1">A truncated logistic distribution is one in which a specified range of data points are removed, or censored. One use of such a distribution is in modeling data in which negativity is not realistic.</text:p>
            </office:annotation>
            <text:p>Truncated logistic</text:p>
          </table:table-cell>
          <table:table-cell table:number-columns-repeated="37"/>
        </table:table-row>
        <table:table-row table:style-name="ro5">
          <table:table-cell office:value-type="string" calcext:value-type="string">
            <office:annotation draw:style-name="gr325" draw:text-style-name="P2" svg:width="278.87pt" svg:height="140.06pt" svg:x="81.24pt" svg:y="13203.41pt" draw:caption-point-x="-17.29pt" draw:caption-point-y="42.8pt">
              <dc:creator>WV</dc:creator>
              <dc:date>2016-03-14T00:00:00</dc:date>
              <text:p text:style-name="P1">Truncation (or censoring) removes data from data sets. It usually arises when mathematically possible values that are not realistic appear in data; for instance, fractional or negative data in counts, or negative values in ratio level data. </text:p>
              <text:p text:style-name="P1"/>
              <text:p text:style-name="P1">Truncation is also a form of rounding where decimal places are simply removed.</text:p>
              <text:p text:style-name="P1"/>
              <text:p text:style-name="P1">See Calc: Fill Random Numbers, TRUNC, Mark Invalid Data, Validity</text:p>
              <text:p text:style-name="P1"/>
              <text:p text:style-name="P1">Note: IF functions can be used to censor data.</text:p>
            </office:annotation>
            <text:p>Truncation</text:p>
          </table:table-cell>
          <table:table-cell table:number-columns-repeated="37"/>
        </table:table-row>
        <table:table-row table:style-name="ro5">
          <table:table-cell office:value-type="string" calcext:value-type="string">
            <office:annotation draw:style-name="gr11" draw:text-style-name="P2" svg:width="270.94pt" svg:height="117.67pt" svg:x="81.24pt" svg:y="13216.22pt" draw:caption-point-x="-17.29pt" draw:caption-point-y="42.8pt">
              <dc:creator>WV</dc:creator>
              <dc:date>2016-03-14T00:00:00</dc:date>
              <text:p text:style-name="P1">A truth table displays all possible results of a logical formula given all possible truth value assignments of all variables in the formula.</text:p>
              <text:p text:style-name="P1"/>
              <text:p text:style-name="P1">A truth table can be constructed using DANSYS’ BinaryFill function to generate the value assignments and Calc/DANSYS logic functions.</text:p>
            </office:annotation>
            <text:p>Truth Tables</text:p>
          </table:table-cell>
          <table:table-cell table:number-columns-repeated="37"/>
        </table:table-row>
        <table:table-row table:style-name="ro5">
          <table:table-cell office:value-type="string" calcext:value-type="string">
            <office:annotation draw:style-name="gr20" draw:text-style-name="P2" svg:width="282.84pt" svg:height="106.47pt" svg:x="81.24pt" svg:y="13229.01pt" draw:caption-point-x="-17.29pt" draw:caption-point-y="42.8pt">
              <dc:creator>WV</dc:creator>
              <dc:date>2016-03-14T00:00:00</dc:date>
              <text:p text:style-name="P1">Tukey’s Biweight is a robust m-estimator of location. It is designed to be particularly efficient for use with symmetric distributions.</text:p>
              <text:p text:style-name="P1"/>
              <text:p text:style-name="P1">See DANSYS: TBiweight</text:p>
            </office:annotation>
            <text:p>Tukey's biweight</text:p>
          </table:table-cell>
          <table:table-cell table:number-columns-repeated="37"/>
        </table:table-row>
        <table:table-row table:style-name="ro5">
          <table:table-cell office:value-type="string" calcext:value-type="string">
            <office:annotation draw:style-name="gr15" draw:text-style-name="P2" svg:width="302.68pt" svg:height="162.45pt" svg:x="81.24pt" svg:y="13241.82pt" draw:caption-point-x="-17.29pt" draw:caption-point-y="42.8pt">
              <dc:creator>WV</dc:creator>
              <dc:date>2016-03-15T00:00:00</dc:date>
              <text:p text:style-name="P1">Tukey’s hinges are the first and third quartiles. For boxplots, they make up the values of the lower and upper edges of he boxes, respectively. The length of a box, then, is the data interquartile range.</text:p>
              <text:p text:style-name="P1"/>
              <text:p text:style-name="P1">See Calc: QUARTILE, QUARTILE.EXC, QUARTILE.INC</text:p>
              <text:p text:style-name="P1"/>
              <text:p text:style-name="P1">See DANSYS: Thinges, BoxChartTab, HighlightOutliers, Profile8, Profile13</text:p>
            </office:annotation>
            <text:p>Tukey's hinges</text:p>
          </table:table-cell>
          <table:table-cell table:number-columns-repeated="37"/>
        </table:table-row>
        <table:table-row table:style-name="ro5">
          <table:table-cell office:value-type="string" calcext:value-type="string">
            <office:annotation draw:style-name="gr5" draw:text-style-name="P2" svg:width="289.19pt" svg:height="184.85pt" svg:x="81.24pt" svg:y="13254.6pt" draw:caption-point-x="-17.29pt" draw:caption-point-y="42.8pt">
              <dc:creator>WV</dc:creator>
              <dc:date>2016-03-15T00:00:00</dc:date>
              <text:p text:style-name="P1">Tukey’s (HSD) (honest significant difference) test is a post hoc comparison of group means that can be applied to ANOVA data after an effect has been found to elucidate which groups significantly differ.</text:p>
              <text:p text:style-name="P1"/>
              <text:p text:style-name="P1">Tukey’s test is considered to be the best comparison test when confidence intervals are to be used or sample sizes are not equal. The DANSYS procedure will not accommodate large differences in group sizes (largest group more than twice he size of the smallest group). Tukey’s test is a little less powerful when sample sizes are equal and confidence intervals will be used. For these cases, other comparison tests are available. If there are many contrasts to compare or group sizes differ greatly, Scheffe will give narrower confidence limits.</text:p>
              <text:p text:style-name="P1"/>
              <text:p text:style-name="P1">See DANSYS: TUKEY</text:p>
            </office:annotation>
            <text:p>Tukey's test</text:p>
          </table:table-cell>
          <table:table-cell table:number-columns-repeated="37"/>
        </table:table-row>
        <table:table-row table:style-name="ro5">
          <table:table-cell table:style-name="Default" office:value-type="string" calcext:value-type="string">
            <office:annotation draw:style-name="gr321" draw:text-style-name="P2" svg:width="82.18pt" svg:height="106.47pt" svg:x="81.24pt" svg:y="13267.42pt" draw:caption-point-x="-17.29pt" draw:caption-point-y="42.8pt">
              <dc:creator>WV</dc:creator>
              <dc:date>2016-03-15T00:00:00</dc:date>
              <text:p text:style-name="P1">Two equation maximum likelihood models are useful in nonlinear cases where latent variables are present.</text:p>
            </office:annotation>
            <text:p>Two equation maximum likelihood </text:p>
          </table:table-cell>
          <table:table-cell table:number-columns-repeated="37"/>
        </table:table-row>
        <table:table-row table:style-name="ro5">
          <table:table-cell table:style-name="Default" office:value-type="string" calcext:value-type="string">
            <office:annotation draw:style-name="gr321" draw:text-style-name="P2" svg:width="82.18pt" svg:height="162.45pt" svg:x="81.24pt" svg:y="13280.23pt" draw:caption-point-x="-17.29pt" draw:caption-point-y="42.8pt">
              <dc:creator>WV</dc:creator>
              <dc:date>2016-03-15T00:00:00</dc:date>
              <text:p text:style-name="P1">Two step (or two stage) linear regression is used when a dependent variable’s error term is correlated with the independent variables, or when there are feedback loops in a structural equation model.</text:p>
            </office:annotation>
            <text:p>Two step linear regression </text:p>
          </table:table-cell>
          <table:table-cell table:number-columns-repeated="37"/>
        </table:table-row>
        <table:table-row table:style-name="ro5">
          <table:table-cell office:value-type="string" calcext:value-type="string">
            <office:annotation draw:style-name="gr15" draw:text-style-name="P2" svg:width="279.67pt" svg:height="162.45pt" svg:x="81.24pt" svg:y="13293.01pt" draw:caption-point-x="-17.29pt" draw:caption-point-y="42.8pt">
              <dc:creator>WV</dc:creator>
              <dc:date>2016-03-15T00:00:00</dc:date>
              <text:p text:style-name="P1">The two way analysis of variance accommodates the ANOVA procedure to a case where there are two categorical independent variables and one continuous dependent variable.</text:p>
              <text:p text:style-name="P1"/>
              <text:p text:style-name="P1">See Calc: Data Statistics in Calc</text:p>
              <text:p text:style-name="P1">See DANSYS: TwoWay</text:p>
            </office:annotation>
            <text:p>Two way ANOVA</text:p>
          </table:table-cell>
          <table:table-cell table:number-columns-repeated="37"/>
        </table:table-row>
        <table:table-row table:style-name="ro5">
          <table:table-cell office:value-type="string" calcext:value-type="string">
            <office:annotation draw:style-name="gr348" draw:text-style-name="P2" svg:width="292.37pt" svg:height="113.53pt" svg:x="81.24pt" svg:y="13305.83pt" draw:caption-point-x="-17.29pt" draw:caption-point-y="42.8pt">
              <dc:creator>WV</dc:creator>
              <dc:date>2016-03-15T00:00:00</dc:date>
              <text:p text:style-name="P1">A two way repeated measures ANOVA design combines two independent variables (one nested under the other) repeated to each subject. It can be used with before-and-after testing, or two point time series to measure change over time.</text:p>
              <text:p text:style-name="P1"/>
              <text:p text:style-name="P1">See DANSYS: TwoWayR</text:p>
            </office:annotation>
            <text:p>Two way repeated measures ANOVA</text:p>
          </table:table-cell>
          <table:table-cell table:number-columns-repeated="37"/>
        </table:table-row>
        <table:table-row table:style-name="ro5">
          <table:table-cell office:value-type="string" calcext:value-type="string">
            <office:annotation draw:style-name="gr20" draw:text-style-name="P2" svg:width="291.57pt" svg:height="106.47pt" svg:x="81.24pt" svg:y="13318.61pt" draw:caption-point-x="-17.29pt" draw:caption-point-y="42.8pt">
              <dc:creator>WV</dc:creator>
              <dc:date>2016-03-15T00:00:00</dc:date>
              <text:p text:style-name="P1">In comparison formulas in Calc, the unequal condition is usually represented by the symbol &lt;&gt;. For matrices, unequal means either different dimensions or different values contained in the matrices</text:p>
              <text:p text:style-name="P1"/>
              <text:p text:style-name="P1">See Calc: Comparison Operators in Calc, Array Functions, Operators in LibreOffice Calc</text:p>
              <text:p text:style-name="P1">See DANSYS: IsEqual</text:p>
            </office:annotation>
            <text:p>Unequal</text:p>
          </table:table-cell>
          <table:table-cell table:number-columns-repeated="37"/>
        </table:table-row>
        <table:table-row table:style-name="ro5">
          <table:table-cell office:value-type="string" calcext:value-type="string">
            <office:annotation draw:style-name="gr20" draw:text-style-name="P2" svg:width="292.37pt" svg:height="106.47pt" svg:x="81.24pt" svg:y="13331.42pt" draw:caption-point-x="-17.29pt" draw:caption-point-y="42.8pt">
              <dc:creator>WV</dc:creator>
              <dc:date>2016-03-15T00:00:00</dc:date>
              <text:p text:style-name="P1">Unicode is a standard, international encoding system for most writing systems in the world.</text:p>
              <text:p text:style-name="P1"/>
              <text:p text:style-name="P1">See Calc: Special Character, Replace, List of Regular Expressions, UNICHAR, UNICODE</text:p>
            </office:annotation>
            <text:p>Unicode</text:p>
          </table:table-cell>
          <table:table-cell table:number-columns-repeated="37"/>
        </table:table-row>
        <table:table-row table:style-name="ro5">
          <table:table-cell office:value-type="string" calcext:value-type="string">
            <office:annotation draw:style-name="gr349" draw:text-style-name="P2" svg:width="264.33pt" svg:height="151.26pt" svg:x="81.01pt" svg:y="13319.09pt" draw:caption-point-x="-17.06pt" draw:caption-point-y="67.92pt">
              <dc:creator>WV</dc:creator>
              <dc:date>2016-03-15T00:00:00</dc:date>
              <text:p text:style-name="P1"><text:span text:style-name="T1">Random values drawn from a uniform distribution (usually from the interval from 0 to 1) is the usual random generator offered by most statistical utilities (especially spreadsheets). They are useful in this regard since the appropriate transformation can change them into other forms of variables. The uniform distribution is also useful in Bayesian statistics as a prior for the case in which no prediction is made as to the shape of distribution.</text:span></text:p>
              <text:p text:style-name="P1"><text:span text:style-name="T1"/></text:p>
              <text:p text:style-name="P1"><text:span text:style-name="T1">See Calc: Fill Random Numbers, RAND, RANDBETWEEN</text:span></text:p>
              <text:p text:style-name="P1"><text:span text:style-name="T1">See DANSYS: UniDev, UniDist, UniMean, UniVar, UniEntropy, ESTDIST</text:span></text:p>
            </office:annotation>
            <text:p>Uniform</text:p>
          </table:table-cell>
          <table:table-cell table:number-columns-repeated="37"/>
        </table:table-row>
        <table:table-row table:style-name="ro5">
          <table:table-cell office:value-type="string" calcext:value-type="string">
            <office:annotation draw:style-name="gr14" draw:text-style-name="P2" svg:width="301.1pt" svg:height="84.08pt" svg:x="81.24pt" svg:y="13357.02pt" draw:caption-point-x="-17.29pt" draw:caption-point-y="42.8pt">
              <dc:creator>WV</dc:creator>
              <dc:date>2016-03-15T00:00:00</dc:date>
              <text:p text:style-name="P1">The union of two sets are the set of all the elements of both.</text:p>
              <text:p text:style-name="P1"/>
              <text:p text:style-name="P1">See Calc: Operators in LibreOffice Calc</text:p>
              <text:p text:style-name="P1">See DANSYS: ILEAF</text:p>
              <text:p text:style-name="P1"/>
            </office:annotation>
            <text:p>Union</text:p>
          </table:table-cell>
          <table:table-cell table:number-columns-repeated="37"/>
        </table:table-row>
        <table:table-row table:style-name="ro5">
          <table:table-cell office:value-type="string" calcext:value-type="string">
            <office:annotation draw:style-name="gr4" draw:text-style-name="P2" svg:width="298.71pt" svg:height="196.04pt" svg:x="81.24pt" svg:y="13369.8pt" draw:caption-point-x="-17.29pt" draw:caption-point-y="42.8pt">
              <dc:creator>WV</dc:creator>
              <dc:date>2016-03-15T00:00:00</dc:date>
              <text:p text:style-name="P1">A unit matrix (also called an identity matrix) is <text:s/>a square matrix that, when multiplied by any matrix if the same size, yields that same matrix. Unit matrices are everywhere zero except for the diagonal, which contains 1s.</text:p>
              <text:p text:style-name="P1"/>
              <text:p text:style-name="P1">See Calc: MUNIT</text:p>
              <text:p text:style-name="P1">See DANSYS: IMat, IsIdentity</text:p>
            </office:annotation>
            <text:p>Unit matrix</text:p>
          </table:table-cell>
          <table:table-cell table:number-columns-repeated="37"/>
        </table:table-row>
        <table:table-row table:style-name="ro5">
          <table:table-cell table:style-name="Default" office:value-type="string" calcext:value-type="string">
            <office:annotation draw:style-name="gr12" draw:text-style-name="P2" svg:width="277.29pt" svg:height="140.06pt" svg:x="81.24pt" svg:y="13382.62pt" draw:caption-point-x="-17.29pt" draw:caption-point-y="42.8pt">
              <dc:creator>WV</dc:creator>
              <dc:date>2016-03-15T00:00:00</dc:date>
              <text:p text:style-name="P1">A complex square matrix is a unitary matrix is its conjugate transpose is equal to its inverse. A unitary real matrix (an orthogonal matrix) has a transpose equal to its inverse.</text:p>
              <text:p text:style-name="P1"/>
              <text:p text:style-name="P1">See DANSYS: Tridiagonal, IsOrthogonal</text:p>
            </office:annotation>
            <text:p>Unitary matrix</text:p>
          </table:table-cell>
          <table:table-cell table:number-columns-repeated="37"/>
        </table:table-row>
        <table:table-row table:style-name="ro5">
          <table:table-cell table:style-name="Default" office:value-type="string" calcext:value-type="string">
            <office:annotation draw:style-name="gr321" draw:text-style-name="P2" svg:width="82.18pt" svg:height="95.27pt" svg:x="81.24pt" svg:y="13395.43pt" draw:caption-point-x="-17.29pt" draw:caption-point-y="42.8pt">
              <dc:creator>WV</dc:creator>
              <dc:date>2016-03-15T00:00:00</dc:date>
              <text:p text:style-name="P1">Unobserved component analysis decomposes a time series into trend, seasonal, and cyclical components.</text:p>
            </office:annotation>
            <text:p>Unobserved components analysis</text:p>
          </table:table-cell>
          <table:table-cell table:number-columns-repeated="37"/>
        </table:table-row>
        <table:table-row table:style-name="ro5">
          <table:table-cell office:value-type="string" calcext:value-type="string">
            <office:annotation draw:style-name="gr11" draw:text-style-name="P2" svg:width="304.27pt" svg:height="128.86pt" svg:x="81.24pt" svg:y="13408.21pt" draw:caption-point-x="-17.29pt" draw:caption-point-y="42.8pt">
              <dc:creator>WV</dc:creator>
              <dc:date>2016-03-15T00:00:00</dc:date>
              <text:p text:style-name="P1">“URL” stands for “uniform resources locator” and is a common type of address for websites and files.</text:p>
              <text:p text:style-name="P1"/>
              <text:p text:style-name="P1">See Calc: Turning off Automatic URL Recognition, References to Other Sheets and Referencing URLs, Editing Hyperlinks, Referencing a Cell in Another Document, Load URL, MediaWiki, Inserting External Data in Table (WebQuery), Relative and Absolute Links, Link to External Data, Opening Documents, Hyperlink, HYPERLINK</text:p>
              <text:p text:style-name="P1"/>
              <text:p text:style-name="P1">See DANSYS: URL2SFN, SFN2URL</text:p>
            </office:annotation>
            <text:p>URL</text:p>
          </table:table-cell>
          <table:table-cell table:number-columns-repeated="37"/>
        </table:table-row>
        <table:table-row table:style-name="ro5">
          <table:table-cell table:style-name="Default" office:value-type="string" calcext:value-type="string">
            <office:annotation draw:style-name="gr14" draw:text-style-name="P2" svg:width="294.75pt" svg:height="84.08pt" svg:x="81.24pt" svg:y="13421.03pt" draw:caption-point-x="-17.29pt" draw:caption-point-y="42.8pt">
              <dc:creator>WV</dc:creator>
              <dc:date>2016-03-15T00:00:00</dc:date>
              <text:p text:style-name="P1">The used range on a spreadsheet is the rectangular range of cells that contains content.</text:p>
              <text:p text:style-name="P1"/>
              <text:p text:style-name="P1">See DANSYS: LoadDataTab, LoadLabeledDataTab</text:p>
            </office:annotation>
            <text:p>Used range</text:p>
          </table:table-cell>
          <table:table-cell table:number-columns-repeated="37"/>
        </table:table-row>
        <table:table-row table:style-name="ro5">
          <table:table-cell table:style-name="Default" office:value-type="string" calcext:value-type="string">
            <office:annotation draw:style-name="gr286" draw:text-style-name="P2" svg:width="296.33pt" svg:height="79.97pt" svg:x="81.24pt" svg:y="13433.81pt" draw:caption-point-x="-17.29pt" draw:caption-point-y="42.8pt">
              <dc:creator>WV</dc:creator>
              <dc:date>2016-03-15T00:00:00</dc:date>
              <text:p text:style-name="P1">Also called an “indifference curve”, a utility curve is a graph showing the combination of specific goods that give a consumer equal utility (satisfaction). In other words, it shows goods between which a consumer is indifferent.</text:p>
              <text:p text:style-name="P1"/>
              <text:p text:style-name="P1"/>
            </office:annotation>
            <text:p>Utility curve</text:p>
          </table:table-cell>
          <table:table-cell table:number-columns-repeated="37"/>
        </table:table-row>
        <table:table-row table:style-name="ro5">
          <table:table-cell office:value-type="string" calcext:value-type="string">
            <office:annotation draw:style-name="gr11" draw:text-style-name="P2" svg:width="298.71pt" svg:height="117.67pt" svg:x="81.24pt" svg:y="13446.62pt" draw:caption-point-x="-17.29pt" draw:caption-point-y="42.8pt">
              <dc:creator>WV</dc:creator>
              <dc:date>2016-03-15T00:00:00</dc:date>
              <text:p text:style-name="P1">Validation, in Calc, verifies that the content of a cell is appropriate. The user can set the validation of a cell or range. </text:p>
              <text:p text:style-name="P1"/>
              <text:p text:style-name="P1">See Calc: Mark Invalid Data, XML Filter output, Criteria, Validity</text:p>
            </office:annotation>
            <text:p>Validation</text:p>
          </table:table-cell>
          <table:table-cell table:number-columns-repeated="37"/>
        </table:table-row>
        <table:table-row table:style-name="ro5">
          <table:table-cell office:value-type="string" calcext:value-type="string">
            <office:annotation draw:style-name="gr350" draw:text-style-name="P2" svg:width="299.51pt" svg:height="143.72pt" svg:x="81.24pt" svg:y="13459.41pt" draw:caption-point-x="-17.29pt" draw:caption-point-y="42.8pt">
              <dc:creator>WV</dc:creator>
              <dc:date>2016-03-15T00:00:00</dc:date>
              <text:p text:style-name="P1">A Vandermonde matrix is one in which each row contains a geometric progression in which A<text:span text:style-name="T10">ij</text:span>=a<text:span text:style-name="T10">i</text:span><text:span text:style-name="T11">j-1</text:span>. Vandermonde matrices can be used for polynomial regression.</text:p>
              <text:p text:style-name="P1"/>
              <text:p text:style-name="P1">See DANSYS: Vandermonde, VanderSolve</text:p>
            </office:annotation>
            <text:p>Vandermonde matrix</text:p>
          </table:table-cell>
          <table:table-cell table:number-columns-repeated="37"/>
        </table:table-row>
        <table:table-row table:style-name="ro5">
          <table:table-cell office:value-type="string" calcext:value-type="string">
            <office:annotation draw:style-name="gr18" draw:text-style-name="P2" svg:width="304.27pt" svg:height="240.83pt" svg:x="81.24pt" svg:y="13472.22pt" draw:caption-point-x="-17.29pt" draw:caption-point-y="42.8pt">
              <dc:creator>WV</dc:creator>
              <dc:date>2016-03-15T00:00:00</dc:date>
              <text:p text:style-name="P1">Variability measures how much data points differ from each other. Range, variance, and standard deviation are common measures of variability. Variability is very similar to the concept of variance (which see) and the same measures are used for each. “Variance” is also a term applied to a specific statistic.</text:p>
              <text:p text:style-name="P1"/>
              <text:p text:style-name="P1">See Calc: Data Statistics in Calc, AVEDEV, DEVSQ, STDEV, STDEV.P, STDEV.S, STDEVA, STDEVP, STDEVPA, VAR, VAR.P, VAR.S, VARA, VARP, VARPA, Data Statistics in Calc, DSTDEV, DVAR</text:p>
              <text:p text:style-name="P1"/>
              <text:p text:style-name="P1">See DANSYS: BinomVar, BinomStDev, PoisCV, StDev3, BetaVar, Profile8, IQRange, Entropy, Profile13, BbinomVar, Wprofile, CauchyEntropy, CauchyIQRange, ExponVar, ExponEntropy, GEVVar, GEVEntropy, Fvar, ProfileG, GammaVar, GeoDistVar, GeoDistEntropy, LapVar, LapEntropy, LogistVar, LogistEntropy, LogNormVar, LogNormEntropy, ParetoVar, ParetoEntropy, ArcsineVar, RayleighVar, Range, SemiIQRange, PercRange, Pvar, CV, Cvp, ArfVar, UniVar, UniEntropy, WeibullVar, Rprofile, Thinges, ENTROPY2, BoxChartTab</text:p>
              <text:p text:style-name="P1"/>
            </office:annotation>
            <text:p>Variability</text:p>
          </table:table-cell>
          <table:table-cell table:number-columns-repeated="37"/>
        </table:table-row>
        <table:table-row table:style-name="ro5">
          <table:table-cell office:value-type="string" calcext:value-type="string">
            <office:annotation draw:style-name="gr26" draw:text-style-name="P2" svg:width="297.13pt" svg:height="162.45pt" svg:x="81.24pt" svg:y="13485pt" draw:caption-point-x="-17.29pt" draw:caption-point-y="42.8pt">
              <dc:creator>WV</dc:creator>
              <dc:date>2016-03-16T00:00:00</dc:date>
              <text:p text:style-name="P1">A variable is a placeholder for a range of values. In statistics, variables are things that are measured. They can have numerical values or attributes; for instance, one variable might be income (which is a continuous, numerical variable) and another might be gender (which is a nominal variable). While the data is being processed, another variable might arise – the count of different genders.</text:p>
              <text:p text:style-name="P1"/>
              <text:p text:style-name="P1">See Calc: Solver, Applying Goal Seek, Goal Seek, Applying Multiple Operations, Data Statistics in Calc, Query Design, Multiple Operations, Data, Naming Cells, Table</text:p>
              <text:p text:style-name="P1"/>
              <text:p text:style-name="P1">See DANSYS: BinaryFill, LoadDataTab, InputFunction, Numerical Functions, Matrix Functions, Statistical Functions</text:p>
            </office:annotation>
            <text:p>Variable</text:p>
          </table:table-cell>
          <table:table-cell table:number-columns-repeated="37"/>
        </table:table-row>
        <table:table-row table:style-name="ro5">
          <table:table-cell office:value-type="string" calcext:value-type="string">
            <office:annotation draw:style-name="gr351" draw:text-style-name="P2" svg:width="295.54pt" svg:height="97.54pt" svg:x="81.24pt" svg:y="13497.82pt" draw:caption-point-x="-17.29pt" draw:caption-point-y="42.8pt">
              <dc:creator>WV</dc:creator>
              <dc:date>2016-03-16T00:00:00</dc:date>
              <text:p text:style-name="P1">In the variable declining balance method of depreciation, much of the cost of a fixed asset is expended at the beginning of the life of the asset; therefore, it is an accelerated method of depreciation.</text:p>
              <text:p text:style-name="P1"/>
              <text:p text:style-name="P1">See Calc: VDB</text:p>
            </office:annotation>
            <text:p>Variable declining balance method</text:p>
          </table:table-cell>
          <table:table-cell table:number-columns-repeated="37"/>
        </table:table-row>
        <table:table-row table:style-name="ro5">
          <table:table-cell office:value-type="string" calcext:value-type="string">
            <office:annotation draw:style-name="gr17" draw:text-style-name="P2" svg:width="302.12pt" svg:height="196.04pt" svg:x="81.01pt" svg:y="13484.83pt" draw:caption-point-x="-17.06pt" draw:caption-point-y="68.6pt">
              <dc:creator>WV</dc:creator>
              <dc:date>2016-03-16T00:00:00</dc:date>
              <text:p text:style-name="P1"><text:span text:style-name="T1">Broadly speaking, variance (dispersion, variation, spread) is a measure of how spread out the values of a variable are. The variance, as a specific measure is the square of the standard deviation. It is often estimated in ANOVA and regression model as a sum of squares or mean sum of squares.</text:span></text:p>
              <text:p text:style-name="P1"><text:span text:style-name="T1"/></text:p>
              <text:p text:style-name="P1"><text:span text:style-name="T1">See Calc: VAR, VAR.P, VAR.S, VARA, VARP, VARPA, DVAR, DVARP, X/Y Error Bars, Data Statistics in Calc, Chart Type XY, LINEST, SUMXMY2</text:span></text:p>
              <text:p text:style-name="P1"><text:span text:style-name="T1"/></text:p>
              <text:p text:style-name="P1"><text:span text:style-name="T1">See DANSYS: BinomVar, BetaVar, Profile13, BbinomVar, Wprofile, ExponVar, GEVVar, GammaVar, GeoDistVar, LapVar, LogistVar, LogNormVar, ParetoVar, ArcsineVar, RayleighVar, Pvar, ArfVar, UniVar, WeibullVar, VarResidMat, OneWay, LEVENE, HoVar1, HoVar2, BARTLETT</text:span></text:p>
              <text:p text:style-name="P1"><text:span text:style-name="T1"/></text:p>
              <text:p text:style-name="P1"><text:span text:style-name="T1">Note: F Tests compare variances as do ANOVA models</text:span></text:p>
            </office:annotation>
            <text:p>Variance</text:p>
          </table:table-cell>
          <table:table-cell table:number-columns-repeated="37"/>
        </table:table-row>
        <table:table-row table:style-name="ro5">
          <table:table-cell table:style-name="Default" office:value-type="string" calcext:value-type="string">
            <office:annotation draw:style-name="gr321" draw:text-style-name="P2" svg:width="82.18pt" svg:height="117.67pt" svg:x="81.24pt" svg:y="13523.41pt" draw:caption-point-x="-17.29pt" draw:caption-point-y="42.8pt">
              <dc:creator>WV</dc:creator>
              <dc:date>2016-03-16T00:00:00</dc:date>
              <text:p text:style-name="P1">The delta method (or the method of propagation of errors) is used to estimate the variance for functions of random variables.</text:p>
            </office:annotation>
            <text:p>Variance estimation by delta method </text:p>
          </table:table-cell>
          <table:table-cell table:number-columns-repeated="37"/>
        </table:table-row>
        <table:table-row table:style-name="ro5">
          <table:table-cell office:value-type="string" calcext:value-type="string">
            <office:annotation draw:style-name="gr352" draw:text-style-name="P2" svg:width="298.71pt" svg:height="105.19pt" svg:x="81.24pt" svg:y="13536.23pt" draw:caption-point-x="-17.29pt" draw:caption-point-y="42.8pt">
              <dc:creator>WV</dc:creator>
              <dc:date>2016-03-16T00:00:00</dc:date>
              <text:p text:style-name="P1">A common statistic in regression analysis is the sample variance of the residuals. It is analogous to the ANOVA sum of squares of errors. One use of this variance is in detecting outliers – looking for residuals a specified number of standard deviations (square root of the variance) away from the mean residual.</text:p>
              <text:p text:style-name="P1"/>
              <text:p text:style-name="P1">See DANSYS: VarResidMat</text:p>
            </office:annotation>
            <text:p>Variance of residuals</text:p>
          </table:table-cell>
          <table:table-cell table:number-columns-repeated="37"/>
        </table:table-row>
        <table:table-row table:style-name="ro5">
          <table:table-cell office:value-type="string" calcext:value-type="string">
            <office:annotation draw:style-name="gr44" draw:text-style-name="P2" svg:width="310.62pt" svg:height="207.24pt" svg:x="81.24pt" svg:y="13549.01pt" draw:caption-point-x="-17.29pt" draw:caption-point-y="42.8pt">
              <dc:creator>WV</dc:creator>
              <dc:date>2016-03-16T00:00:00</dc:date>
              <text:p text:style-name="P1">A vector is a directed quantity or, equivalently, an element in vector space. In the same way that a coordinate pair (x,y) can represent a line running from the origin of a coordinate system to a point, a n-valued vector can represent a directed value in n-space.</text:p>
              <text:p text:style-name="P1"/>
              <text:p text:style-name="P1">A one dimensional matrix can be considered a vector (column or row vector). Therefore, a case vector is a one dimensional matrix containing the values of each of he measured variables of a case.</text:p>
              <text:p text:style-name="P1"/>
              <text:p text:style-name="P1">See Calc: LOOKUP, SUMPRODUCT</text:p>
              <text:p text:style-name="P1"/>
              <text:p text:style-name="P1">See DANSYS: TRANSLATE, Vec, VecInProd, Cprod, VecScaProd, Vec3Prod, MatDiff, HDP, DotProd, DRV, InDiff</text:p>
              <text:p text:style-name="P1"/>
              <text:p text:style-name="P1">Note that the two components of a complex number make up a 2-vector and the four components of a quaterniion make up a 4-vector.</text:p>
            </office:annotation>
            <text:p>Vector</text:p>
          </table:table-cell>
          <table:table-cell table:number-columns-repeated="37"/>
        </table:table-row>
        <table:table-row table:style-name="ro5">
          <table:table-cell table:style-name="Default" office:value-type="string" calcext:value-type="string">
            <office:annotation draw:style-name="gr321" draw:text-style-name="P2" svg:width="82.18pt" svg:height="151.26pt" svg:x="81.24pt" svg:y="13561.82pt" draw:caption-point-x="-17.29pt" draw:caption-point-y="42.8pt">
              <dc:creator>WV</dc:creator>
              <dc:date>2016-03-16T00:00:00</dc:date>
              <text:p text:style-name="P1">A vector autoregression model, a generalization of univariate autoregression models, is used to determine the linear interdependencies among multiple time series.</text:p>
            </office:annotation>
            <text:p>Vector autoregression model</text:p>
          </table:table-cell>
          <table:table-cell table:number-columns-repeated="37"/>
        </table:table-row>
        <table:table-row table:style-name="ro5">
          <table:table-cell table:style-name="Default" office:value-type="string" calcext:value-type="string">
            <office:annotation draw:style-name="gr321" draw:text-style-name="P2" svg:width="82.18pt" svg:height="95.27pt" svg:x="81.24pt" svg:y="13574.61pt" draw:caption-point-x="-17.29pt" draw:caption-point-y="42.8pt">
              <dc:creator>WV</dc:creator>
              <dc:date>2016-03-16T00:00:00</dc:date>
              <text:p text:style-name="P1">Vectors can be averaged componentwise to determine both average magnitude and direction of multiple vectors.</text:p>
            </office:annotation>
            <text:p>Vector Average</text:p>
          </table:table-cell>
          <table:table-cell table:number-columns-repeated="37"/>
        </table:table-row>
        <table:table-row table:style-name="ro5">
          <table:table-cell table:style-name="Default" office:value-type="string" calcext:value-type="string">
            <office:annotation draw:style-name="gr321" draw:text-style-name="P2" svg:width="82.18pt" svg:height="95.27pt" svg:x="81.24pt" svg:y="13587.42pt" draw:caption-point-x="-17.29pt" draw:caption-point-y="42.8pt">
              <dc:creator>WV</dc:creator>
              <dc:date>2016-03-16T00:00:00</dc:date>
              <text:p text:style-name="P1">Vector time series analysis is a generalization of univariate time series analysis applied to multiple time series.</text:p>
            </office:annotation>
            <text:p>Vector time series analysis </text:p>
          </table:table-cell>
          <table:table-cell table:number-columns-repeated="37"/>
        </table:table-row>
        <table:table-row table:style-name="ro5">
          <table:table-cell table:style-name="ce13" office:value-type="string" calcext:value-type="string">
            <office:annotation draw:style-name="gr321" draw:text-style-name="P2" svg:width="82.18pt" svg:height="50.49pt" svg:x="81.24pt" svg:y="13600.2pt" draw:caption-point-x="-17.29pt" draw:caption-point-y="42.8pt">
              <dc:creator>WV</dc:creator>
              <dc:date>2016-03-16T00:00:00</dc:date>
              <text:p text:style-name="P1">Vector variation measures the diversity of mulitple vectors.</text:p>
            </office:annotation>
            <text:p>Vector Variation</text:p>
          </table:table-cell>
          <table:table-cell table:number-columns-repeated="37"/>
        </table:table-row>
        <table:table-row table:style-name="ro5">
          <table:table-cell office:value-type="string" calcext:value-type="string">
            <office:annotation draw:style-name="gr353" draw:text-style-name="P2" svg:width="297.13pt" svg:height="122.83pt" svg:x="81.24pt" svg:y="13613.02pt" draw:caption-point-x="-17.29pt" draw:caption-point-y="42.8pt">
              <dc:creator>WV</dc:creator>
              <dc:date>2016-03-16T00:00:00</dc:date>
              <text:p text:style-name="P1">Video files contain documents that decode into visual animations. There are, broadly, two kinds of video files: bitmap files and compressed bitmap files which are like photographs and movies taken by a camera, and vector files which contain functions specifying component shapes.</text:p>
              <text:p text:style-name="P1"/>
              <text:p text:style-name="P1">See Calc: Audio or Video, Insert Video, Drawing Object, Insert, Media Player</text:p>
              <text:p text:style-name="P1">Also see LibreOffice Draw</text:p>
            </office:annotation>
            <text:p>Video file</text:p>
          </table:table-cell>
          <table:table-cell table:number-columns-repeated="37"/>
        </table:table-row>
        <table:table-row table:style-name="ro5">
          <table:table-cell table:style-name="Default" office:value-type="string" calcext:value-type="string">
            <office:annotation draw:style-name="gr321" draw:text-style-name="P2" svg:width="82.18pt" svg:height="140.06pt" svg:x="81.24pt" svg:y="13625.83pt" draw:caption-point-x="-17.29pt" draw:caption-point-y="42.8pt">
              <dc:creator>WV</dc:creator>
              <dc:date>2016-03-16T00:00:00</dc:date>
              <text:p text:style-name="P1">The von Mises distribution is a continuous probability distribution on the circle. It is used to model several physical processes including drift and diffusion on a circle.</text:p>
            </office:annotation>
            <text:p>Von Mises</text:p>
          </table:table-cell>
          <table:table-cell table:number-columns-repeated="37"/>
        </table:table-row>
        <table:table-row table:style-name="ro5">
          <table:table-cell office:value-type="string" calcext:value-type="string">
            <office:annotation draw:style-name="gr11" draw:text-style-name="P2" svg:width="289.98pt" svg:height="117.67pt" svg:x="81.24pt" svg:y="13638.61pt" draw:caption-point-x="-17.29pt" draw:caption-point-y="42.8pt">
              <dc:creator>WV</dc:creator>
              <dc:date>2016-03-16T00:00:00</dc:date>
              <text:p text:style-name="P1">Wavelet analysis decomposes a time series or signal into component wavelets, transformed transient oscillating waveforms. Wavelets can be used to remove noise from a data series. They can also be used to decompose series that are inconvenient for Fourier analysis, such as nocontinuous signals.</text:p>
              <text:p text:style-name="P1"/>
              <text:p text:style-name="P1">See DANSYS, WAVELET</text:p>
            </office:annotation>
            <text:p>Wavelet analysis </text:p>
          </table:table-cell>
          <table:table-cell table:number-columns-repeated="37"/>
        </table:table-row>
        <table:table-row table:style-name="ro5">
          <table:table-cell table:style-name="Default" office:value-type="string" calcext:value-type="string">
            <office:annotation draw:style-name="gr321" draw:text-style-name="P2" svg:width="82.18pt" svg:height="140.06pt" svg:x="81.24pt" svg:y="13651.43pt" draw:caption-point-x="-17.29pt" draw:caption-point-y="42.8pt">
              <dc:creator>WV</dc:creator>
              <dc:date>2016-03-16T00:00:00</dc:date>
              <text:p text:style-name="P1">Wavelet entropy is the entropy of the coefficients of a discrete wavelet transform and can be used to analyze transient features of non-stationary signals or time series.</text:p>
            </office:annotation>
            <text:p>Wavelet entropy</text:p>
          </table:table-cell>
          <table:table-cell table:number-columns-repeated="37"/>
        </table:table-row>
        <table:table-row table:style-name="ro5">
          <table:table-cell table:style-name="Default" office:value-type="string" calcext:value-type="string">
            <office:annotation draw:style-name="gr321" draw:text-style-name="P2" svg:width="82.18pt" svg:height="61.68pt" svg:x="81.24pt" svg:y="13664.21pt" draw:caption-point-x="-17.29pt" draw:caption-point-y="42.8pt">
              <dc:creator>WV</dc:creator>
              <dc:date>2016-03-16T00:00:00</dc:date>
              <text:p text:style-name="P1">The Walsh test is a nonparametric test used to detect outliers in a data set</text:p>
            </office:annotation>
            <text:p>Walsh test</text:p>
          </table:table-cell>
          <table:table-cell table:number-columns-repeated="37"/>
        </table:table-row>
        <table:table-row table:style-name="ro5">
          <table:table-cell table:style-name="Default" office:value-type="string" calcext:value-type="string">
            <office:annotation draw:style-name="gr20" draw:text-style-name="P2" svg:width="291.8pt" svg:height="106.47pt" svg:x="81.01pt" svg:y="13651.14pt" draw:caption-point-x="-17.06pt" draw:caption-point-y="68.68pt">
              <dc:creator>WV</dc:creator>
              <dc:date>2016-03-16T00:00:00</dc:date>
              <text:p text:style-name="P1"><text:span text:style-name="T1">A wedge distribution is a single parameter distribution sometimes used in Bayesian inference and models of physical processes. </text:span></text:p>
            </office:annotation>
            <text:p>Wedge</text:p>
          </table:table-cell>
          <table:table-cell table:number-columns-repeated="37"/>
        </table:table-row>
        <table:table-row table:style-name="ro5">
          <table:table-cell office:value-type="string" calcext:value-type="string">
            <office:annotation draw:style-name="gr10" draw:text-style-name="P2" svg:width="295.54pt" svg:height="95.27pt" svg:x="81.24pt" svg:y="13689.81pt" draw:caption-point-x="-17.29pt" draw:caption-point-y="42.8pt">
              <dc:creator>WV</dc:creator>
              <dc:date>2016-03-16T00:00:00</dc:date>
              <text:p text:style-name="P1">A weekday refers to a day in respect to the 7 day cycle commonly used in commerce.</text:p>
              <text:p text:style-name="P1"/>
              <text:p text:style-name="P1">See Calc: WEEKDAY, Define Label Range, Fill Series</text:p>
              <text:p text:style-name="P1">See DANSYS: FillRange</text:p>
            </office:annotation>
            <text:p>Weekday</text:p>
          </table:table-cell>
          <table:table-cell table:number-columns-repeated="37"/>
        </table:table-row>
        <table:table-row table:style-name="ro5">
          <table:table-cell office:value-type="string" calcext:value-type="string">
            <office:annotation draw:style-name="gr13" draw:text-style-name="P2" svg:width="309.26pt" svg:height="128.86pt" svg:x="81.01pt" svg:y="13676.23pt" draw:caption-point-x="-17.06pt" draw:caption-point-y="69.19pt">
              <dc:creator>WV</dc:creator>
              <dc:date>2016-03-16T00:00:00</dc:date>
              <text:p text:style-name="P1"><text:span text:style-name="T1">Weibull distributions are used in reliability analysis, especially to calculate a device's mean time to falure.</text:span></text:p>
              <text:p text:style-name="P1"><text:span text:style-name="T1"/></text:p>
              <text:p text:style-name="P1"><text:span text:style-name="T1">See Calc: WEIBULL, WEIBULL.DIST</text:span></text:p>
              <text:p text:style-name="P1"><text:span text:style-name="T1">See DANSYS: WeibullMean, WeibullMedian, WeibullMode, WeibullVar, WeibullQuant, Rankits</text:span></text:p>
            </office:annotation>
            <text:p>Weibull distribution </text:p>
          </table:table-cell>
          <table:table-cell table:number-columns-repeated="37"/>
        </table:table-row>
        <table:table-row table:style-name="ro5">
          <table:table-cell office:value-type="string" calcext:value-type="string">
            <office:annotation draw:style-name="gr15" draw:text-style-name="P2" svg:width="306.65pt" svg:height="162.45pt" svg:x="81.24pt" svg:y="13715.4pt" draw:caption-point-x="-17.29pt" draw:caption-point-y="42.8pt">
              <dc:creator>WV</dc:creator>
              <dc:date>2016-03-16T00:00:00</dc:date>
              <text:p text:style-name="P1">A Weibull plot has the logarithms of the ordered data points (failure times) (horizontal axis) plotted against the Weibull rankits on the vertical axis. A linear chart indicates that the data follow a Weibull distribution. The scale parameter can be estimated as the reciprocal of the fitted trend line. The scale parameter can be estimated as the <text:s/>exponent of the x-intercept of the fitted trend line.</text:p>
              <text:p text:style-name="P1"/>
              <text:p text:style-name="P1">See DANSYS: Rankits</text:p>
            </office:annotation>
            <text:p>Weibull plot</text:p>
          </table:table-cell>
          <table:table-cell table:number-columns-repeated="37"/>
        </table:table-row>
        <table:table-row table:style-name="ro5">
          <table:table-cell office:value-type="string" calcext:value-type="string">
            <office:annotation draw:style-name="gr17" draw:text-style-name="P2" svg:width="305.86pt" svg:height="117.67pt" svg:x="81.24pt" svg:y="13728.22pt" draw:caption-point-x="-17.29pt" draw:caption-point-y="42.8pt">
              <dc:creator>WV</dc:creator>
              <dc:date>2016-03-16T00:00:00</dc:date>
              <text:p text:style-name="P1">Weights are multiplicative factors applied to data values. There are many reasons to weight data. One is so that outliers are not eliminated but get less stress than other data point. Large data sets can also be compressed by weighting one of a repeated value by the number of times it is repeated. Frequency distributions, in essence, provide weights (frequencies) for the bin mark values in the distribution.</text:p>
              <text:p text:style-name="P1"/>
              <text:p text:style-name="P1">See DANSYS: Rprofile, WAVERAGE, SW, GPERCENTILE, Draw, SysDraw, LEVENE, Weights, WProfile</text:p>
            </office:annotation>
            <text:p>Weight</text:p>
          </table:table-cell>
          <table:table-cell table:number-columns-repeated="37"/>
        </table:table-row>
        <table:table-row table:style-name="ro5">
          <table:table-cell office:value-type="string" calcext:value-type="string">
            <office:annotation draw:style-name="gr1" draw:text-style-name="P2" svg:width="310.62pt" svg:height="218.44pt" svg:x="81.24pt" svg:y="13741.03pt" draw:caption-point-x="-17.29pt" draw:caption-point-y="42.8pt">
              <dc:creator>WV</dc:creator>
              <dc:date>2016-03-17T00:00:00</dc:date>
              <text:p text:style-name="P1">A weighted average multiplies each value by a weight before averaging the products. A special case is grouped data in which repeated values are listed only once and multiplied by the number of times the appear in the data set. Frequency table data are grouped data.</text:p>
              <text:p text:style-name="P1"/>
              <text:p text:style-name="P1">Weighting is sometimes applied to data to give certain data values more or less influence, as in the case of down-weighting outliers.</text:p>
              <text:p text:style-name="P1"/>
              <text:p text:style-name="P1">See DANSYS: Rprofile, WAVERAGE</text:p>
            </office:annotation>
            <text:p>Weighted average</text:p>
          </table:table-cell>
          <table:table-cell table:number-columns-repeated="37"/>
        </table:table-row>
        <table:table-row table:style-name="ro5">
          <table:table-cell table:style-name="Default" office:value-type="string" calcext:value-type="string">
            <office:annotation draw:style-name="gr354" draw:text-style-name="P2" svg:width="274.9pt" svg:height="87.05pt" svg:x="81.24pt" svg:y="13753.81pt" draw:caption-point-x="-17.29pt" draw:caption-point-y="42.8pt">
              <dc:creator>WV</dc:creator>
              <dc:date>2016-03-17T00:00:00</dc:date>
              <text:p text:style-name="P1">Weighted least squares regression is used when data quality varies between cases. A common example is when the assumption of constant variance in the errors is violated. In this case, each data point is weighted inverse standard <text:s/>deviations. Various values may fit the need for weights.</text:p>
            </office:annotation>
            <text:p>Weighted linear regression</text:p>
          </table:table-cell>
          <table:table-cell table:number-columns-repeated="37"/>
        </table:table-row>
        <table:table-row table:style-name="ro5">
          <table:table-cell office:value-type="string" calcext:value-type="string">
            <office:annotation draw:style-name="gr10" draw:text-style-name="P2" svg:width="285.22pt" svg:height="95.27pt" svg:x="81.24pt" svg:y="13766.63pt" draw:caption-point-x="-17.29pt" draw:caption-point-y="42.8pt">
              <dc:creator>WV</dc:creator>
              <dc:date>2016-03-17T00:00:00</dc:date>
              <text:p text:style-name="P1">The Welch test is an alternative to Student’s t-test when two samples have unequal variances and sample sizes.</text:p>
              <text:p text:style-name="P1"/>
              <text:p text:style-name="P1">See DANSYS: WELCH</text:p>
            </office:annotation>
            <text:p>Welch statistic</text:p>
          </table:table-cell>
          <table:table-cell table:number-columns-repeated="37"/>
        </table:table-row>
        <table:table-row table:style-name="ro5">
          <table:table-cell office:value-type="string" calcext:value-type="string">
            <office:annotation draw:style-name="gr11" draw:text-style-name="P2" svg:width="293.95pt" svg:height="117.67pt" svg:x="81.24pt" svg:y="13779.41pt" draw:caption-point-x="-17.29pt" draw:caption-point-y="42.8pt">
              <dc:creator>WV</dc:creator>
              <dc:date>2016-03-17T00:00:00</dc:date>
              <text:p text:style-name="P1">Wilcoxon’s signed-rank test is a nonparametric test for difference of matched (or paired) groups.</text:p>
              <text:p text:style-name="P1"/>
              <text:p text:style-name="P1">See DANSYS: WST</text:p>
            </office:annotation>
            <text:p>Wilcoxon Signed-Rank Test</text:p>
          </table:table-cell>
          <table:table-cell table:number-columns-repeated="37"/>
        </table:table-row>
        <table:table-row table:style-name="ro5">
          <table:table-cell table:style-name="Default" office:value-type="string" calcext:value-type="string">
            <office:annotation draw:style-name="gr321" draw:text-style-name="P2" svg:width="82.18pt" svg:height="106.47pt" svg:x="81.24pt" svg:y="13792.22pt" draw:caption-point-x="-17.29pt" draw:caption-point-y="42.8pt">
              <dc:creator>WV</dc:creator>
              <dc:date>2016-03-17T00:00:00</dc:date>
              <text:p text:style-name="P1">The Wilcoxon test is a nonparametric test that compares the median of a group to a hypothetical <text:s/>median.</text:p>
            </office:annotation>
            <text:p>Wilcoxon Test</text:p>
          </table:table-cell>
          <table:table-cell table:number-columns-repeated="37"/>
        </table:table-row>
        <table:table-row table:style-name="ro5">
          <table:table-cell table:style-name="Default" office:value-type="string" calcext:value-type="string">
            <office:annotation draw:style-name="gr355" draw:text-style-name="P2" svg:width="244.77pt" svg:height="57.77pt" svg:x="81.24pt" svg:y="13805.01pt" draw:caption-point-x="-17.29pt" draw:caption-point-y="42.8pt">
              <dc:creator>WV</dc:creator>
              <dc:date>2016-03-17T00:00:00</dc:date>
              <text:p text:style-name="P1">A vector of windowed standard deviations is often used in time series. Standard deviations of a sliding interval are reported along the series.</text:p>
            </office:annotation>
            <text:p>Windowed standard deviation</text:p>
          </table:table-cell>
          <table:table-cell table:number-columns-repeated="37"/>
        </table:table-row>
        <table:table-row table:style-name="ro5">
          <table:table-cell table:style-name="Default" office:value-type="string" calcext:value-type="string">
            <office:annotation draw:style-name="gr321" draw:text-style-name="P2" svg:width="82.18pt" svg:height="95.27pt" svg:x="81.24pt" svg:y="13817.82pt" draw:caption-point-x="-17.29pt" draw:caption-point-y="42.8pt">
              <dc:creator>WV</dc:creator>
              <dc:date>2016-03-17T00:00:00</dc:date>
              <text:p text:style-name="P1">The Windsorized mean is a robust estimate of central tendency. It is only unbiased for symmetric distributions.</text:p>
            </office:annotation>
            <text:p>Windsorized Mean</text:p>
          </table:table-cell>
          <table:table-cell table:number-columns-repeated="37"/>
        </table:table-row>
        <table:table-row table:style-name="ro5">
          <table:table-cell table:style-name="Default" office:value-type="string" calcext:value-type="string">
            <office:annotation draw:style-name="gr356" draw:text-style-name="P2" svg:width="281.25pt" svg:height="63.89pt" svg:x="81.24pt" svg:y="13830.6pt" draw:caption-point-x="-17.29pt" draw:caption-point-y="42.8pt">
              <dc:creator>WV</dc:creator>
              <dc:date>2016-03-17T00:00:00</dc:date>
              <text:p text:style-name="P1">Wishart distributions generalize the chi square or gamma distributions to multivariate cases. They are used for estimating covariance matrices in multivariate statistics. Wishart distributions are also important as Bayesian priors.</text:p>
            </office:annotation>
            <text:p>Wishart</text:p>
          </table:table-cell>
          <table:table-cell table:number-columns-repeated="37"/>
        </table:table-row>
        <table:table-row table:style-name="ro5">
          <table:table-cell office:value-type="string" calcext:value-type="string">
            <office:annotation draw:style-name="gr11" draw:text-style-name="P2" svg:width="297.13pt" svg:height="117.67pt" svg:x="81.24pt" svg:y="13843.42pt" draw:caption-point-x="-17.29pt" draw:caption-point-y="42.8pt">
              <dc:creator>WV</dc:creator>
              <dc:date>2016-03-17T00:00:00</dc:date>
              <text:p text:style-name="P1">Word counts are often specified in publication requirements for articles and such. They are also used in content analysis.</text:p>
              <text:p text:style-name="P1"/>
              <text:p text:style-name="P1">See LibreOffice Writer: Counting Words, Word Count, Word Count Status Bar Field, General, Tools, Document Properties, Conditional Text</text:p>
              <text:p text:style-name="P1">See LibreOffice Calc: Document Properties</text:p>
              <text:p text:style-name="P1">Dee DANSYS: WORDS, WPS</text:p>
              <text:p text:style-name="P1"/>
              <text:p text:style-name="P1"/>
            </office:annotation>
            <text:p>Word count</text:p>
          </table:table-cell>
          <table:table-cell table:number-columns-repeated="37"/>
        </table:table-row>
        <table:table-row table:style-name="ro5">
          <table:table-cell table:style-name="ce13" office:value-type="string" calcext:value-type="string">
            <office:annotation draw:style-name="gr321" draw:text-style-name="P2" svg:width="82.18pt" svg:height="162.45pt" svg:x="81.24pt" svg:y="13856.23pt" draw:caption-point-x="-17.29pt" draw:caption-point-y="42.8pt">
              <dc:creator>WV</dc:creator>
              <dc:date>2016-03-17T00:00:00</dc:date>
              <text:p text:style-name="P1">In content analysis, the meaning of words, the way words are used in context, is important, and words are often tagged to distinguish between different word usages for the same word.</text:p>
            </office:annotation>
            <text:p>Word sense disambiguation</text:p>
          </table:table-cell>
          <table:table-cell table:number-columns-repeated="37"/>
        </table:table-row>
        <table:table-row table:style-name="ro5">
          <table:table-cell office:value-type="string" calcext:value-type="string">
            <office:annotation draw:style-name="gr13" draw:text-style-name="P2" svg:width="295.54pt" svg:height="128.86pt" svg:x="81.24pt" svg:y="13869.01pt" draw:caption-point-x="-17.29pt" draw:caption-point-y="42.8pt">
              <dc:creator>WV</dc:creator>
              <dc:date>2016-03-17T00:00:00</dc:date>
              <text:p text:style-name="P1">In context analysis and other statistical procedures with text, it’s useful to know how many words there are per unit of text – sentence, paragraph, document, etc.</text:p>
              <text:p text:style-name="P1"/>
              <text:p text:style-name="P1">See DANSYS: WORDS, WPS</text:p>
            </office:annotation>
            <text:p>Words per</text:p>
          </table:table-cell>
          <table:table-cell table:number-columns-repeated="37"/>
        </table:table-row>
        <table:table-row table:style-name="ro5">
          <table:table-cell office:value-type="string" calcext:value-type="string">
            <office:annotation draw:style-name="gr18" draw:text-style-name="P2" svg:width="290.78pt" svg:height="151.26pt" svg:x="81.24pt" svg:y="13881.83pt" draw:caption-point-x="-17.29pt" draw:caption-point-y="42.8pt">
              <dc:creator>WV</dc:creator>
              <dc:date>2016-03-17T00:00:00</dc:date>
              <text:p text:style-name="P1">In many countries where businesses run five days out of he week, work days are distinguished from weekend days. Work days are usually considered to be Monday through Friday.</text:p>
              <text:p text:style-name="P1"/>
              <text:p text:style-name="P1">See Calc: WORKDAY, NETWORKDAYS, </text:p>
            </office:annotation>
            <text:p>Work day</text:p>
          </table:table-cell>
          <table:table-cell table:number-columns-repeated="37"/>
        </table:table-row>
        <table:table-row table:style-name="ro5">
          <table:table-cell table:style-name="Default" office:value-type="string" calcext:value-type="string">
            <office:annotation draw:style-name="gr321" draw:text-style-name="P2" svg:width="82.18pt" svg:height="128.86pt" svg:x="81.24pt" svg:y="13894.61pt" draw:caption-point-x="-17.29pt" draw:caption-point-y="42.8pt">
              <dc:creator>WV</dc:creator>
              <dc:date>2016-03-17T00:00:00</dc:date>
              <text:p text:style-name="P1">The wrapped Cauchy distribution results from wrapping a Cauchy distribution aroound he unit circle. It arises in <text:s/>optics and spectroscopy</text:p>
            </office:annotation>
            <text:p>Wrapped Cauchy</text:p>
          </table:table-cell>
          <table:table-cell table:number-columns-repeated="37"/>
        </table:table-row>
        <table:table-row table:style-name="ro5">
          <table:table-cell office:value-type="string" calcext:value-type="string">
            <office:annotation draw:style-name="gr357" draw:text-style-name="P2" svg:width="295.54pt" svg:height="92.07pt" svg:x="81.24pt" svg:y="13907.42pt" draw:caption-point-x="-17.29pt" draw:caption-point-y="42.8pt">
              <dc:creator>WV</dc:creator>
              <dc:date>2016-03-17T00:00:00</dc:date>
              <text:p text:style-name="P1">The XNOR function is the logical complement of the NOR function. For XNOR, (or exclusive NOR), the value of the function with two variables is True only if both variables have the same value (True or False). It is equivalent to the logical biconditional.</text:p>
              <text:p text:style-name="P1"/>
              <text:p text:style-name="P1">See DANSYS: XNOR, BICOND, NXNOR1, BBIC, XNORT, BICT</text:p>
            </office:annotation>
            <text:p>XNOR</text:p>
          </table:table-cell>
          <table:table-cell table:number-columns-repeated="37"/>
        </table:table-row>
        <table:table-row table:style-name="ro5">
          <table:table-cell office:value-type="string" calcext:value-type="string">
            <office:annotation draw:style-name="gr14" draw:text-style-name="P2" svg:width="298.71pt" svg:height="95.27pt" svg:x="81.24pt" svg:y="13920.21pt" draw:caption-point-x="-17.29pt" draw:caption-point-y="42.8pt">
              <dc:creator>WV</dc:creator>
              <dc:date>2016-03-17T00:00:00</dc:date>
              <text:p text:style-name="P1">The XOR function is also called the exclusive OR and translates “either….or….but not both.” For two variables, XOR is True if one of the variables or the other is True but not when both are True. The XOR function is also used as a mask for encrypting code.</text:p>
              <text:p text:style-name="P1"/>
              <text:p text:style-name="P1">See Calc: XOR, About Converting Microsoft Office Documents.</text:p>
              <text:p text:style-name="P1">See DANSYS: XOR1, BXOR1, XORT, UniDev (for an instance of masking)</text:p>
            </office:annotation>
            <text:p>XOR</text:p>
          </table:table-cell>
          <table:table-cell table:number-columns-repeated="37"/>
        </table:table-row>
        <table:table-row table:style-name="ro5">
          <table:table-cell office:value-type="string" calcext:value-type="string">
            <office:annotation draw:style-name="gr10" draw:text-style-name="P2" svg:width="295.54pt" svg:height="95.27pt" svg:x="81.24pt" svg:y="13933.02pt" draw:caption-point-x="-17.29pt" draw:caption-point-y="42.8pt">
              <dc:creator>WV</dc:creator>
              <dc:date>2016-03-17T00:00:00</dc:date>
              <text:p text:style-name="P1">The yield of an asset is the value (in percentages) that reurns to the owner.</text:p>
              <text:p text:style-name="P1"/>
              <text:p text:style-name="P1">See Calc: MDURATION, PRICE, PRICEMAT, TBILLYIELD, YIELD, YIELDDISC, YIELDMAT, ODDFPRICE, ODDFYIELD, ODDLPRICE, ODDLYIELD, DURATION_ADD</text:p>
              <text:p text:style-name="P1"/>
              <text:p text:style-name="P1">See DANSYS: CONVEXITY</text:p>
            </office:annotation>
            <text:p>Yield</text:p>
          </table:table-cell>
          <table:table-cell table:number-columns-repeated="37"/>
        </table:table-row>
        <table:table-row table:style-name="ro5">
          <table:table-cell table:style-name="Default" office:value-type="string" calcext:value-type="string">
            <office:annotation draw:style-name="gr310" draw:text-style-name="P2" svg:width="296.56pt" svg:height="74.83pt" svg:x="81.01pt" svg:y="13919.36pt" draw:caption-point-x="-17.06pt" draw:caption-point-y="69.25pt">
              <dc:creator>WV</dc:creator>
              <dc:date>2015-03-09T00:00:00</dc:date>
              <text:p text:style-name="P1"><text:span text:style-name="T1">The yule distribution arises if frequencies of biological species or families. The Yule process (or preferential attachment) occurs when balls are added to a growing number of urns, each ball being allocated to an urn with probability linear to the number the urn already holds.</text:span></text:p>
            </office:annotation>
            <text:p>Yule distribution</text:p>
          </table:table-cell>
          <table:table-cell table:number-columns-repeated="37"/>
        </table:table-row>
        <table:table-row table:style-name="ro5">
          <table:table-cell table:style-name="Default" office:value-type="string" calcext:value-type="string">
            <office:annotation draw:style-name="gr321" draw:text-style-name="P2" svg:width="82.18pt" svg:height="151.26pt" svg:x="81.24pt" svg:y="13958.62pt" draw:caption-point-x="-17.29pt" draw:caption-point-y="42.8pt">
              <dc:creator>WV</dc:creator>
              <dc:date>2016-03-17T00:00:00</dc:date>
              <text:p text:style-name="P1">Yule’s Q is a transformation of a odds ratio from a conntingency table to a -1 to 1 scale and is, thus, a measure of association that works like a correlation coefficient.</text:p>
              <text:p text:style-name="P1"/>
              <text:p text:style-name="P1"/>
            </office:annotation>
            <text:p>Yule's Q</text:p>
          </table:table-cell>
          <table:table-cell table:number-columns-repeated="37"/>
        </table:table-row>
        <table:table-row table:style-name="ro5">
          <table:table-cell office:value-type="string" calcext:value-type="string">
            <office:annotation draw:style-name="gr17" draw:text-style-name="P2" svg:width="302.12pt" svg:height="61.68pt" svg:x="81.01pt" svg:y="13944.47pt" draw:caption-point-x="-17.06pt" draw:caption-point-y="69.76pt">
              <dc:creator>WV</dc:creator>
              <dc:date>2016-03-17T00:00:00</dc:date>
              <text:p text:style-name="P1"><text:span text:style-name="T1">Z tests are used to test hypotheses (such as differences between group means) for normally distributed data.</text:span></text:p>
              <text:p text:style-name="P1"><text:span text:style-name="T1"/></text:p>
              <text:p text:style-name="P1"><text:span text:style-name="T1">See Calc: See Data Statistics in Calc, Z.TEST, ZTEST</text:span></text:p>
              <text:p text:style-name="P1"><text:span text:style-name="T1">See DANSYS: CorrSig, RhoSig</text:span></text:p>
            </office:annotation>
            <text:p>Z test</text:p>
          </table:table-cell>
          <table:table-cell table:number-columns-repeated="37"/>
        </table:table-row>
        <table:table-row table:style-name="ro5">
          <table:table-cell table:style-name="Default" office:value-type="string" calcext:value-type="string">
            <office:annotation draw:style-name="gr9" draw:text-style-name="P2" svg:width="82.18pt" svg:height="61.68pt" svg:x="81.01pt" svg:y="13957.63pt" draw:caption-point-x="-17.06pt" draw:caption-point-y="69.39pt">
              <dc:creator>WV</dc:creator>
              <dc:date>2015-03-09T00:00:00</dc:date>
              <text:p text:style-name="P1"><text:span text:style-name="T1">Arises as the size frequency of Zipf's Law, used in linguistic analysis.</text:span></text:p>
            </office:annotation>
            <text:p>Zeta distribution</text:p>
          </table:table-cell>
          <table:table-cell table:number-columns-repeated="37"/>
        </table:table-row>
      </table:table>
      <table:named-expressions/>
      <table:database-ranges>
        <table:database-range table:name="__Anonymous_Sheet_DB__1" table:target-range-address="Glossary.A485:Glossary.A487"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adornments="Regular" style:font-family-generic="swis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1"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7">00/00/0000</text:date>, <text:time style:data-style-name="N2" text:time-value="01:11:44.38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 VanZandt</meta:initial-creator>
    <meta:creation-date>2014-03-14T22:01:38.88</meta:creation-date>
    <meta:generator>LibreOffice/5.1.0.3$Windows_x86 LibreOffice_project/5e3e00a007d9b3b6efb6797a8b8e57b51ab1f737</meta:generator>
    <dc:date>2016-03-17T21:31:13.125000000</dc:date>
    <meta:editing-duration>P69DT5H36M42S</meta:editing-duration>
    <meta:editing-cycles>358</meta:editing-cycles>
    <dc:creator>Wolf VanZandt</dc:creator>
    <meta:document-statistic meta:table-count="2" meta:cell-count="2858" meta:object-count="219"/>
  </office:meta>
</office:document-meta>
</file>

<file path=Object 1/content.xml><?xml version="1.0" encoding="utf-8"?>
<math xmlns="http://www.w3.org/1998/Math/MathML">
  <semantics>
    <mrow>
      <mfrac>
        <mrow>
          <msup>
            <mi>x</mi>
            <mrow>
              <mrow>
                <mo stretchy="false">α</mo>
                <mo stretchy="false">−</mo>
                <mn>1</mn>
              </mrow>
            </mrow>
          </msup>
          <msup>
            <mrow>
              <mo stretchy="false">(</mo>
              <mrow>
                <mrow>
                  <mn>1</mn>
                  <mo stretchy="false">−</mo>
                  <mi>x</mi>
                </mrow>
              </mrow>
              <mo stretchy="false">)</mo>
            </mrow>
            <mrow>
              <mrow>
                <mo stretchy="false">β</mo>
                <mo stretchy="false">−</mo>
                <mn>1</mn>
              </mrow>
            </mrow>
          </msup>
        </mrow>
        <mrow>
          <mi>B</mi>
          <mrow>
            <mo stretchy="false">(</mo>
            <mrow>
              <mo stretchy="false">α</mo>
              <mi>,</mi>
              <mo stretchy="false">β</mo>
            </mrow>
            <mo stretchy="false">)</mo>
          </mrow>
        </mrow>
      </mfrac>
    </mrow>
    <annotation encoding="StarMath 5.0">{x^{%alpha-1 }(1-x)^{%beta-1}} over {B(%alpha,%beta)} </annotation>
  </semantics>
</math>
</file>

<file path=Object 10/content.xml><?xml version="1.0" encoding="utf-8"?>
<math xmlns="http://www.w3.org/1998/Math/MathML">
  <semantics>
    <mrow>
      <mrow>
        <mn>1</mn>
        <mo stretchy="false">−</mo>
        <mfrac>
          <mrow>
            <mi>B</mi>
            <msub>
              <mrow>
                <mo stretchy="false">(</mo>
                <mrow>
                  <mrow>
                    <mrow>
                      <mrow>
                        <mo stretchy="false">β</mo>
                        <mo stretchy="false">+</mo>
                        <mi>n</mi>
                      </mrow>
                      <mo stretchy="false">−</mo>
                      <mi>k</mi>
                    </mrow>
                    <mo stretchy="false">+</mo>
                    <mn>1,</mn>
                  </mrow>
                  <mrow>
                    <mrow>
                      <mo stretchy="false">α</mo>
                      <mo stretchy="false">+</mo>
                      <mi>k</mi>
                    </mrow>
                    <mo stretchy="false">+</mo>
                    <mn>1</mn>
                  </mrow>
                </mrow>
                <mo stretchy="false">)</mo>
              </mrow>
              <mrow>
                <mn>3</mn>
              </mrow>
            </msub>
            <msub>
              <mi>F</mi>
              <mrow>
                <mn>2</mn>
              </mrow>
            </msub>
            <mrow>
              <mo stretchy="false">(</mo>
              <mrow>
                <mi>a</mi>
                <mi>,</mi>
                <mi>b</mi>
                <mi>;</mi>
                <mi>k</mi>
              </mrow>
              <mo stretchy="false">)</mo>
            </mrow>
          </mrow>
          <mrow>
            <mi>B</mi>
            <mrow>
              <mo stretchy="false">(</mo>
              <mrow>
                <mo stretchy="false">α</mo>
                <mi>,</mi>
                <mo stretchy="false">β</mo>
              </mrow>
              <mo stretchy="false">)</mo>
            </mrow>
            <mi>B</mi>
            <mrow>
              <mo stretchy="false">(</mo>
              <mrow>
                <mrow>
                  <mi>n</mi>
                  <mo stretchy="false">−</mo>
                  <mi>k</mi>
                </mrow>
                <mi>,</mi>
                <mrow>
                  <mi>k</mi>
                  <mo stretchy="false">+</mo>
                  <mn>2</mn>
                </mrow>
              </mrow>
              <mo stretchy="false">)</mo>
            </mrow>
            <mrow>
              <mo stretchy="false">(</mo>
              <mrow>
                <mrow>
                  <mi>n</mi>
                  <mo stretchy="false">+</mo>
                  <mn>1</mn>
                </mrow>
              </mrow>
              <mo stretchy="false">)</mo>
            </mrow>
          </mrow>
        </mfrac>
      </mrow>
    </mrow>
    <annotation encoding="StarMath 5.0">1-{B(%beta+n-k+1,%alpha+k+1) rsub{3} F rsub{2}(a,b;k)} over {B(%alpha,%beta)B(n-k,k+2)(n+1)}
 
</annotation>
  </semantics>
</math>
</file>

<file path=Object 100/content.xml><?xml version="1.0" encoding="utf-8"?>
<math xmlns="http://www.w3.org/1998/Math/MathML">
  <semantics>
    <mrow>
      <mrow>
        <mn>1</mn>
        <mo stretchy="false">−</mo>
        <msup>
          <mrow>
            <mo stretchy="false">(</mo>
            <mrow>
              <mrow>
                <mn>1</mn>
                <mo stretchy="false">−</mo>
                <mi>p</mi>
              </mrow>
            </mrow>
            <mo stretchy="false">)</mo>
          </mrow>
          <mrow>
            <msup>
              <mrow>
                <mo stretchy="false">(</mo>
                <mrow>
                  <mrow>
                    <mi>x</mi>
                    <mo stretchy="false">+</mo>
                    <mn>1</mn>
                  </mrow>
                </mrow>
                <mo stretchy="false">)</mo>
              </mrow>
              <mo stretchy="false">β</mo>
            </msup>
          </mrow>
        </msup>
      </mrow>
      <mrow>
        <mi>x</mi>
        <mo stretchy="false">=</mo>
        <mn>0,1,2,.</mn>
      </mrow>
      <mn>..</mn>
    </mrow>
    <annotation encoding="StarMath 5.0">1 -(1-p) sup {(x+1) sup %beta} x=0,1,2,...</annotation>
  </semantics>
</math>
</file>

<file path=Object 101/content.xml><?xml version="1.0" encoding="utf-8"?>
<math xmlns="http://www.w3.org/1998/Math/MathML">
  <semantics>
    <mrow>
      <msup>
        <mrow>
          <mo stretchy="false">(</mo>
          <mrow>
            <mrow>
              <mn>1</mn>
              <mo stretchy="false">−</mo>
              <mi>p</mi>
            </mrow>
          </mrow>
          <mo stretchy="false">)</mo>
        </mrow>
        <mrow>
          <msup>
            <mi>x</mi>
            <mo stretchy="false">β</mo>
          </msup>
        </mrow>
      </msup>
    </mrow>
    <annotation encoding="StarMath 5.0">(1-p)sup {x sup %beta}</annotation>
  </semantics>
</math>
</file>

<file path=Object 102/content.xml><?xml version="1.0" encoding="utf-8"?>
<math xmlns="http://www.w3.org/1998/Math/MathML">
  <semantics>
    <mrow>
      <mrow>
        <mn>1</mn>
        <mo stretchy="false">−</mo>
        <msup>
          <mrow>
            <mo stretchy="false">(</mo>
            <mrow>
              <mrow>
                <mn>1</mn>
                <mo stretchy="false">−</mo>
                <mi>p</mi>
              </mrow>
            </mrow>
            <mo stretchy="false">)</mo>
          </mrow>
          <mrow>
            <mrow>
              <mrow>
                <msup>
                  <mrow>
                    <mo stretchy="false">(</mo>
                    <mrow>
                      <mrow>
                        <mi>x</mi>
                        <mo stretchy="false">+</mo>
                        <mn>1</mn>
                      </mrow>
                    </mrow>
                    <mo stretchy="false">)</mo>
                  </mrow>
                  <mo stretchy="false">β</mo>
                </msup>
              </mrow>
              <mo stretchy="false">−</mo>
              <msup>
                <mi>x</mi>
                <mo stretchy="false">β</mo>
              </msup>
            </mrow>
          </mrow>
        </msup>
      </mrow>
      <mrow>
        <mi>x</mi>
        <mo stretchy="false">=</mo>
        <mn>0,1,2,.</mn>
      </mrow>
      <mn>..</mn>
    </mrow>
    <annotation encoding="StarMath 5.0">1-(1-p) sup {{(x+1) sup %beta}-x sup %beta} x=0,1,2,...</annotation>
  </semantics>
</math>
</file>

<file path=Object 103/content.xml><?xml version="1.0" encoding="utf-8"?>
<math xmlns="http://www.w3.org/1998/Math/MathML">
  <semantics>
    <mrow>
      <mrow>
        <mo stretchy="false">−</mo>
        <msup>
          <mi>x</mi>
          <mo stretchy="false">β</mo>
        </msup>
      </mrow>
      <mi>ln</mi>
      <mrow>
        <mo stretchy="false">(</mo>
        <mrow>
          <mrow>
            <mn>1</mn>
            <mo stretchy="false">−</mo>
            <mi>p</mi>
          </mrow>
        </mrow>
        <mo stretchy="false">)</mo>
      </mrow>
      <mrow>
        <mi>x</mi>
        <mo stretchy="false">=</mo>
        <mn>0,11,2,.</mn>
      </mrow>
      <mn>..</mn>
    </mrow>
    <annotation encoding="StarMath 5.0">-x sup %beta ln(1-p)  x=0,11,2,...</annotation>
  </semantics>
</math>
</file>

<file path=Object 104/content.xml><?xml version="1.0" encoding="utf-8"?>
<math xmlns="http://www.w3.org/1998/Math/MathML">
  <semantics>
    <mrow>
      <mrow>
        <munderover>
          <mo stretchy="false">∑</mo>
          <mrow>
            <mrow>
              <mi>x</mi>
              <mo stretchy="false">=</mo>
              <mn>0</mn>
            </mrow>
          </mrow>
          <mrow>
            <mo stretchy="false">∞</mo>
          </mrow>
        </munderover>
        <mrow>
          <mo stretchy="false">(</mo>
          <mrow>
            <mrow>
              <msup>
                <mrow>
                  <mo stretchy="false">(</mo>
                  <mrow>
                    <mrow>
                      <mn>1</mn>
                      <mo stretchy="false">−</mo>
                      <mi>p</mi>
                    </mrow>
                  </mrow>
                  <mo stretchy="false">)</mo>
                </mrow>
                <mrow>
                  <msup>
                    <mi>x</mi>
                    <mo stretchy="false">β</mo>
                  </msup>
                </mrow>
              </msup>
              <mo stretchy="false">−</mo>
              <msup>
                <mrow>
                  <mo stretchy="false">(</mo>
                  <mrow>
                    <mrow>
                      <mn>1</mn>
                      <mo stretchy="false">−</mo>
                      <mi>p</mi>
                    </mrow>
                  </mrow>
                  <mo stretchy="false">)</mo>
                </mrow>
                <mrow>
                  <msup>
                    <mrow>
                      <mo stretchy="false">(</mo>
                      <mrow>
                        <mrow>
                          <mi>x</mi>
                          <mo stretchy="false">+</mo>
                          <mn>1</mn>
                        </mrow>
                      </mrow>
                      <mo stretchy="false">)</mo>
                    </mrow>
                    <mo stretchy="false">β</mo>
                  </msup>
                </mrow>
              </msup>
            </mrow>
          </mrow>
          <mo stretchy="false">)</mo>
        </mrow>
      </mrow>
      <mi>x</mi>
    </mrow>
    <annotation encoding="StarMath 5.0">sum from{x=0} to{infinity } ((1-p) sup {x sup %beta}-(1-p) sup {(x+1) sup %beta})x</annotation>
  </semantics>
</math>
</file>

<file path=Object 105/content.xml><?xml version="1.0" encoding="utf-8"?>
<math xmlns="http://www.w3.org/1998/Math/MathML">
  <semantics>
    <mrow>
      <mi mathvariant="italic">floor</mi>
      <mrow>
        <mo stretchy="false">(</mo>
        <mrow>
          <mfrac>
            <mrow>
              <mrow>
                <mo stretchy="false">−</mo>
                <mn>1</mn>
              </mrow>
            </mrow>
            <mrow>
              <msub>
                <mi>log</mi>
                <mn>2</mn>
              </msub>
              <mrow>
                <mo stretchy="false">(</mo>
                <mrow>
                  <mrow>
                    <mn>1</mn>
                    <mo stretchy="false">−</mo>
                    <mi>p</mi>
                  </mrow>
                </mrow>
                <mo stretchy="false">)</mo>
              </mrow>
            </mrow>
          </mfrac>
        </mrow>
        <mo stretchy="false">)</mo>
      </mrow>
    </mrow>
    <annotation encoding="StarMath 5.0">floor({-1} over {log sub 2 (1-p)}) </annotation>
  </semantics>
</math>
</file>

<file path=Object 106/content.xml><?xml version="1.0" encoding="utf-8"?>
<math xmlns="http://www.w3.org/1998/Math/MathML">
  <semantics>
    <mrow>
      <mi mathvariant="italic">floor</mi>
      <mrow>
        <mrow>
          <mo stretchy="false">(</mo>
          <mrow>
            <mfrac>
              <mrow>
                <mrow>
                  <mo stretchy="false">−</mo>
                  <mn>1</mn>
                </mrow>
              </mrow>
              <mrow>
                <msub>
                  <mi>log</mi>
                  <mn>2</mn>
                </msub>
                <mrow>
                  <mo stretchy="false">(</mo>
                  <mrow>
                    <mrow>
                      <mn>1</mn>
                      <mo stretchy="false">−</mo>
                      <mi>p</mi>
                    </mrow>
                  </mrow>
                  <mo stretchy="false">)</mo>
                </mrow>
              </mrow>
            </mfrac>
          </mrow>
          <mo stretchy="false">)</mo>
        </mrow>
        <mo stretchy="false">−</mo>
        <mn>1</mn>
      </mrow>
    </mrow>
    <annotation encoding="StarMath 5.0">floor({-1} over {log sub 2 (1-p)}) -1</annotation>
  </semantics>
</math>
</file>

<file path=Object 107/content.xml><?xml version="1.0" encoding="utf-8"?>
<math xmlns="http://www.w3.org/1998/Math/MathML">
  <semantics>
    <mrow>
      <mfrac>
        <mrow>
          <mrow>
            <mn>2</mn>
            <mo stretchy="false">−</mo>
            <mi>p</mi>
          </mrow>
        </mrow>
        <mrow>
          <msqrt>
            <mrow>
              <mrow>
                <mn>1</mn>
                <mo stretchy="false">−</mo>
                <mi>p</mi>
              </mrow>
            </mrow>
          </msqrt>
        </mrow>
      </mfrac>
    </mrow>
    <annotation encoding="StarMath 5.0">{2-p} over {sqrt{1-p} } </annotation>
  </semantics>
</math>
</file>

<file path=Object 108/content.xml><?xml version="1.0" encoding="utf-8"?>
<math xmlns="http://www.w3.org/1998/Math/MathML">
  <semantics>
    <mrow>
      <mfrac>
        <mrow>
          <mrow>
            <mn>2</mn>
            <mo stretchy="false">−</mo>
            <mi>p</mi>
          </mrow>
        </mrow>
        <mrow>
          <msqrt>
            <mrow>
              <mrow>
                <mn>1</mn>
                <mo stretchy="false">−</mo>
                <mi>p</mi>
              </mrow>
            </mrow>
          </msqrt>
        </mrow>
      </mfrac>
    </mrow>
    <annotation encoding="StarMath 5.0">{2-p} over {sqrt{1-p} } </annotation>
  </semantics>
</math>
</file>

<file path=Object 109/content.xml><?xml version="1.0" encoding="utf-8"?>
<math xmlns="http://www.w3.org/1998/Math/MathML">
  <semantics>
    <mrow>
      <mrow>
        <mn>6</mn>
        <mo stretchy="false">+</mo>
        <mfrac>
          <mrow>
            <msup>
              <mi>p</mi>
              <mn>2</mn>
            </msup>
          </mrow>
          <mrow>
            <mrow>
              <mn>1</mn>
              <mo stretchy="false">−</mo>
              <mi>p</mi>
            </mrow>
          </mrow>
        </mfrac>
      </mrow>
    </mrow>
    <annotation encoding="StarMath 5.0">6+{p sup 2} over {1-p} </annotation>
  </semantics>
</math>
</file>

<file path=Object 11/content.xml><?xml version="1.0" encoding="utf-8"?>
<math xmlns="http://www.w3.org/1998/Math/MathML">
  <semantics>
    <mrow>
      <mfrac>
        <mrow>
          <mi>n</mi>
          <mo stretchy="false">α</mo>
        </mrow>
        <mrow>
          <mrow>
            <mo stretchy="false">α</mo>
            <mo stretchy="false">+</mo>
            <mo stretchy="false">β</mo>
          </mrow>
        </mrow>
      </mfrac>
    </mrow>
    <annotation encoding="StarMath 5.0">{n%alpha} over {%alpha+%beta} </annotation>
  </semantics>
</math>
</file>

<file path=Object 110/content.xml><?xml version="1.0" encoding="utf-8"?>
<math xmlns="http://www.w3.org/1998/Math/MathML">
  <semantics>
    <mrow>
      <mrow>
        <mn>6</mn>
        <mo stretchy="false">+</mo>
        <mfrac>
          <mrow>
            <msup>
              <mi>p</mi>
              <mn>2</mn>
            </msup>
          </mrow>
          <mrow>
            <mrow>
              <mn>1</mn>
              <mo stretchy="false">−</mo>
              <mi>p</mi>
            </mrow>
          </mrow>
        </mfrac>
      </mrow>
    </mrow>
    <annotation encoding="StarMath 5.0">6+{p sup 2} over {1-p} </annotation>
  </semantics>
</math>
</file>

<file path=Object 111/content.xml><?xml version="1.0" encoding="utf-8"?>
<math xmlns="http://www.w3.org/1998/Math/MathML">
  <semantics>
    <mrow>
      <mfrac>
        <mrow>
          <mfenced open="(" close=")">
            <mrow>
              <mtable>
                <mtr>
                  <mtd>
                    <mrow>
                      <mi>K</mi>
                    </mrow>
                  </mtd>
                </mtr>
                <mtr>
                  <mtd>
                    <mrow>
                      <mi>n</mi>
                    </mrow>
                  </mtd>
                </mtr>
              </mtable>
            </mrow>
          </mfenced>
          <mfenced open="(" close=")">
            <mrow>
              <mtable>
                <mtr>
                  <mtd>
                    <mrow>
                      <mrow>
                        <mi>N</mi>
                        <mo stretchy="false">−</mo>
                        <mi>K</mi>
                      </mrow>
                    </mrow>
                  </mtd>
                </mtr>
                <mtr>
                  <mtd>
                    <mrow>
                      <mrow>
                        <mi>n</mi>
                        <mo stretchy="false">−</mo>
                        <mi>k</mi>
                      </mrow>
                    </mrow>
                  </mtd>
                </mtr>
              </mtable>
            </mrow>
          </mfenced>
        </mrow>
        <mrow>
          <mfenced open="(" close=")">
            <mrow>
              <mtable>
                <mtr>
                  <mtd>
                    <mrow>
                      <mi>N</mi>
                    </mrow>
                  </mtd>
                </mtr>
                <mtr>
                  <mtd>
                    <mrow>
                      <mi>n</mi>
                    </mrow>
                  </mtd>
                </mtr>
              </mtable>
            </mrow>
          </mfenced>
        </mrow>
      </mfrac>
    </mrow>
    <annotation encoding="StarMath 5.0">{left ( binom{K}{n}  right )left ( binom{N-K}{n-k}  right )  } over {left ( binom{N}{n}  right ) } </annotation>
  </semantics>
</math>
</file>

<file path=Object 112/content.xml><?xml version="1.0" encoding="utf-8"?>
<math xmlns="http://www.w3.org/1998/Math/MathML">
  <semantics>
    <mrow>
      <mrow>
        <mn>1</mn>
        <mo stretchy="false">−</mo>
        <mfrac>
          <mrow>
            <mfenced open="(" close=")">
              <mrow>
                <mtable>
                  <mtr>
                    <mtd>
                      <mrow>
                        <mi>n</mi>
                      </mrow>
                    </mtd>
                  </mtr>
                  <mtr>
                    <mtd>
                      <mrow>
                        <mrow>
                          <mi>k</mi>
                          <mo stretchy="false">+</mo>
                          <mn>1</mn>
                        </mrow>
                      </mrow>
                    </mtd>
                  </mtr>
                </mtable>
              </mrow>
            </mfenced>
            <mfenced open="(" close=")">
              <mrow>
                <mtable>
                  <mtr>
                    <mtd>
                      <mrow>
                        <mrow>
                          <mi>N</mi>
                          <mo stretchy="false">−</mo>
                          <mi>n</mi>
                        </mrow>
                      </mrow>
                    </mtd>
                  </mtr>
                  <mtr>
                    <mtd>
                      <mrow>
                        <mrow>
                          <mrow>
                            <mi>K</mi>
                            <mo stretchy="false">−</mo>
                            <mi>k</mi>
                          </mrow>
                          <mo stretchy="false">−</mo>
                          <mn>1</mn>
                        </mrow>
                      </mrow>
                    </mtd>
                  </mtr>
                </mtable>
              </mrow>
            </mfenced>
          </mrow>
          <mrow>
            <mfenced open="(" close=")">
              <mrow>
                <mtable>
                  <mtr>
                    <mtd>
                      <mrow>
                        <mi>N</mi>
                      </mrow>
                    </mtd>
                  </mtr>
                  <mtr>
                    <mtd>
                      <mrow>
                        <mi>K</mi>
                      </mrow>
                    </mtd>
                  </mtr>
                </mtable>
              </mrow>
            </mfenced>
          </mrow>
        </mfrac>
      </mrow>
      <mmultiscripts>
        <mi>F</mi>
        <mn>2</mn>
        <none/>
        <mprescripts/>
        <mrow>
          <mn>3</mn>
        </mrow>
        <none/>
      </mmultiscripts>
      <mfenced open="[" close="]">
        <mrow>
          <mtable>
            <mtr>
              <mtd>
                <mrow>
                  <mn>1,</mn>
                  <mrow>
                    <mrow>
                      <mi>k</mi>
                      <mo stretchy="false">+</mo>
                      <mn>1</mn>
                    </mrow>
                    <mo stretchy="false">−</mo>
                    <mi>K</mi>
                  </mrow>
                  <mi>,</mi>
                  <mrow>
                    <mrow>
                      <mi>k</mi>
                      <mo stretchy="false">+</mo>
                      <mn>1</mn>
                    </mrow>
                    <mo stretchy="false">−</mo>
                    <mi>n</mi>
                  </mrow>
                </mrow>
              </mtd>
            </mtr>
            <mtr>
              <mtd>
                <mrow>
                  <mrow>
                    <mi>k</mi>
                    <mo stretchy="false">+</mo>
                    <mn>2,</mn>
                  </mrow>
                  <mrow>
                    <mrow>
                      <mrow>
                        <mrow>
                          <mi>N</mi>
                          <mo stretchy="false">+</mo>
                          <mi>k</mi>
                        </mrow>
                        <mo stretchy="false">+</mo>
                        <mn>2</mn>
                      </mrow>
                      <mo stretchy="false">−</mo>
                      <mi>K</mi>
                    </mrow>
                    <mo stretchy="false">−</mo>
                    <mi>n</mi>
                  </mrow>
                </mrow>
              </mtd>
            </mtr>
          </mtable>
          <mi>;</mi>
          <mn>1</mn>
        </mrow>
      </mfenced>
    </mrow>
    <annotation encoding="StarMath 5.0">1-{left ( binom{n}{k+1}  right ) left ( binom{N-n}{K-k-1}  right ) } over {left ( binom{N}{K}  right ) } F lsub {3} rsub 2 left [ binom{1,k+1-K,k+1-n}{k+2,N+k+2-K-n} ;1 right ]  </annotation>
  </semantics>
</math>
</file>

<file path=Object 113/content.xml><?xml version="1.0" encoding="utf-8"?>
<math xmlns="http://www.w3.org/1998/Math/MathML">
  <semantics>
    <mrow>
      <mi>n</mi>
      <mfrac>
        <mrow>
          <mi>K</mi>
        </mrow>
        <mrow>
          <mi>N</mi>
        </mrow>
      </mfrac>
    </mrow>
    <annotation encoding="StarMath 5.0">n{K} over {N} </annotation>
  </semantics>
</math>
</file>

<file path=Object 114/content.xml><?xml version="1.0" encoding="utf-8"?>
<math xmlns="http://www.w3.org/1998/Math/MathML">
  <semantics>
    <mrow>
      <mi mathvariant="italic">Floor</mi>
      <mrow>
        <mo stretchy="false">(</mo>
        <mrow>
          <mfrac>
            <mrow>
              <mrow>
                <mo stretchy="false">(</mo>
                <mrow>
                  <mrow>
                    <mi>n</mi>
                    <mo stretchy="false">+</mo>
                    <mn>1</mn>
                  </mrow>
                </mrow>
                <mo stretchy="false">)</mo>
              </mrow>
              <mrow>
                <mo stretchy="false">(</mo>
                <mrow>
                  <mrow>
                    <mi>K</mi>
                    <mo stretchy="false">+</mo>
                    <mn>1</mn>
                  </mrow>
                </mrow>
                <mo stretchy="false">)</mo>
              </mrow>
            </mrow>
            <mrow>
              <mrow>
                <mi>N</mi>
                <mo stretchy="false">+</mo>
                <mn>2</mn>
              </mrow>
            </mrow>
          </mfrac>
        </mrow>
        <mo stretchy="false">)</mo>
      </mrow>
    </mrow>
    <annotation encoding="StarMath 5.0">Floor({(n+1)(K+1)} over {N+2}) </annotation>
  </semantics>
</math>
</file>

<file path=Object 115/content.xml><?xml version="1.0" encoding="utf-8"?>
<math xmlns="http://www.w3.org/1998/Math/MathML">
  <semantics>
    <mrow>
      <mi>n</mi>
      <mfrac>
        <mrow>
          <mi>K</mi>
        </mrow>
        <mrow>
          <mi>N</mi>
        </mrow>
      </mfrac>
      <mfrac>
        <mrow>
          <mrow>
            <mo stretchy="false">(</mo>
            <mrow>
              <mrow>
                <mi>N</mi>
                <mo stretchy="false">−</mo>
                <mi>K</mi>
              </mrow>
            </mrow>
            <mo stretchy="false">)</mo>
          </mrow>
        </mrow>
        <mrow>
          <mi>N</mi>
        </mrow>
      </mfrac>
      <mfrac>
        <mrow>
          <mrow>
            <mi>N</mi>
            <mo stretchy="false">−</mo>
            <mi>n</mi>
          </mrow>
        </mrow>
        <mrow>
          <mrow>
            <mi>N</mi>
            <mo stretchy="false">−</mo>
            <mn>1</mn>
          </mrow>
        </mrow>
      </mfrac>
    </mrow>
    <annotation encoding="StarMath 5.0">n{K} over {N}{(N-K)} over {N}{N-n} over {N-1}   </annotation>
  </semantics>
</math>
</file>

<file path=Object 116/content.xml><?xml version="1.0" encoding="utf-8"?>
<math xmlns="http://www.w3.org/1998/Math/MathML">
  <semantics>
    <mrow>
      <mfrac>
        <mrow>
          <mrow>
            <mo stretchy="false">(</mo>
            <mrow>
              <mrow>
                <mi>N</mi>
                <mo stretchy="false">−</mo>
                <mn>2K</mn>
              </mrow>
            </mrow>
            <mo stretchy="false">)</mo>
          </mrow>
          <msup>
            <mrow>
              <mo stretchy="false">(</mo>
              <mrow>
                <mrow>
                  <mi>N</mi>
                  <mo stretchy="false">−</mo>
                  <mn>1</mn>
                </mrow>
              </mrow>
              <mo stretchy="false">)</mo>
            </mrow>
            <mrow>
              <mfrac>
                <mrow>
                  <mn>1</mn>
                </mrow>
                <mrow>
                  <mn>2</mn>
                </mrow>
              </mfrac>
            </mrow>
          </msup>
          <mrow>
            <mo stretchy="false">(</mo>
            <mrow>
              <mrow>
                <mi>N</mi>
                <mo stretchy="false">−</mo>
                <mn>2n</mn>
              </mrow>
            </mrow>
            <mo stretchy="false">)</mo>
          </mrow>
        </mrow>
        <mrow>
          <msup>
            <mrow>
              <mo stretchy="false">[</mo>
              <mrow>
                <mi mathvariant="italic">nK</mi>
                <mrow>
                  <mo stretchy="false">(</mo>
                  <mrow>
                    <mrow>
                      <mi>N</mi>
                      <mo stretchy="false">−</mo>
                      <mi>K</mi>
                    </mrow>
                  </mrow>
                  <mo stretchy="false">)</mo>
                </mrow>
                <mrow>
                  <mo stretchy="false">(</mo>
                  <mrow>
                    <mrow>
                      <mi>N</mi>
                      <mo stretchy="false">−</mo>
                      <mi>n</mi>
                    </mrow>
                  </mrow>
                  <mo stretchy="false">)</mo>
                </mrow>
              </mrow>
              <mo stretchy="false">]</mo>
            </mrow>
            <mrow>
              <mfrac>
                <mrow>
                  <mn>1</mn>
                </mrow>
                <mrow>
                  <mn>2</mn>
                </mrow>
              </mfrac>
            </mrow>
          </msup>
          <mrow>
            <mo stretchy="false">(</mo>
            <mrow>
              <mrow>
                <mi>N</mi>
                <mo stretchy="false">−</mo>
                <mn>2</mn>
              </mrow>
            </mrow>
            <mo stretchy="false">)</mo>
          </mrow>
        </mrow>
      </mfrac>
    </mrow>
    <annotation encoding="StarMath 5.0">{(N-2K)(N-1) sup {{1} over {2}}(N-2n) } over {[nK(N-K)(N-n)] sup {{1} over {2}} (N-2)} </annotation>
  </semantics>
</math>
</file>

<file path=Object 117/content.xml><?xml version="1.0" encoding="utf-8"?>
<math xmlns="http://www.w3.org/1998/Math/MathML">
  <semantics>
    <mrow>
      <mrow>
        <mfrac>
          <mrow>
            <mn>1</mn>
          </mrow>
          <mrow>
            <mi mathvariant="italic">nK</mi>
            <mrow>
              <mo stretchy="false">(</mo>
              <mrow>
                <mrow>
                  <mi>N</mi>
                  <mo stretchy="false">−</mo>
                  <mi>K</mi>
                </mrow>
              </mrow>
              <mo stretchy="false">)</mo>
            </mrow>
            <mrow>
              <mo stretchy="false">(</mo>
              <mrow>
                <mrow>
                  <mi>N</mi>
                  <mo stretchy="false">−</mo>
                  <mi>n</mi>
                </mrow>
              </mrow>
              <mo stretchy="false">)</mo>
            </mrow>
            <mrow>
              <mo stretchy="false">(</mo>
              <mrow>
                <mrow>
                  <mi>N</mi>
                  <mo stretchy="false">−</mo>
                  <mn>2</mn>
                </mrow>
              </mrow>
              <mo stretchy="false">)</mo>
            </mrow>
            <mrow>
              <mo stretchy="false">(</mo>
              <mrow>
                <mrow>
                  <mi>N</mi>
                  <mo stretchy="false">−</mo>
                  <mn>3</mn>
                </mrow>
              </mrow>
              <mo stretchy="false">)</mo>
            </mrow>
          </mrow>
        </mfrac>
        <mo stretchy="false">⋅</mo>
        <mrow>
          <mo stretchy="false">[</mo>
          <mrow>
            <mrow>
              <mo stretchy="false">(</mo>
              <mrow>
                <mrow>
                  <mi>N</mi>
                  <mo stretchy="false">−</mo>
                  <mn>1</mn>
                </mrow>
              </mrow>
              <mo stretchy="false">)</mo>
            </mrow>
            <msup>
              <mi>N</mi>
              <mn>2</mn>
            </msup>
            <mrow>
              <mrow>
                <mo stretchy="false">(</mo>
                <mrow>
                  <mi>N</mi>
                  <mrow>
                    <mrow>
                      <mo stretchy="false">(</mo>
                      <mrow>
                        <mrow>
                          <mi>N</mi>
                          <mo stretchy="false">+</mo>
                          <mn>1</mn>
                        </mrow>
                      </mrow>
                      <mo stretchy="false">)</mo>
                    </mrow>
                    <mo stretchy="false">−</mo>
                    <mn>6K</mn>
                  </mrow>
                  <mrow>
                    <mrow>
                      <mo stretchy="false">(</mo>
                      <mrow>
                        <mrow>
                          <mi>N</mi>
                          <mo stretchy="false">−</mo>
                          <mi>K</mi>
                        </mrow>
                      </mrow>
                      <mo stretchy="false">)</mo>
                    </mrow>
                    <mo stretchy="false">−</mo>
                    <mn>6n</mn>
                  </mrow>
                  <mrow>
                    <mo stretchy="false">(</mo>
                    <mrow>
                      <mrow>
                        <mi>N</mi>
                        <mo stretchy="false">−</mo>
                        <mi>n</mi>
                      </mrow>
                    </mrow>
                    <mo stretchy="false">)</mo>
                  </mrow>
                </mrow>
                <mo stretchy="false">)</mo>
              </mrow>
              <mo stretchy="false">+</mo>
              <mn>6nK</mn>
            </mrow>
            <mrow>
              <mo stretchy="false">(</mo>
              <mrow>
                <mrow>
                  <mi>N</mi>
                  <mo stretchy="false">−</mo>
                  <mi>K</mi>
                </mrow>
              </mrow>
              <mo stretchy="false">)</mo>
            </mrow>
            <mrow>
              <mo stretchy="false">(</mo>
              <mrow>
                <mrow>
                  <mi>N</mi>
                  <mo stretchy="false">−</mo>
                  <mi>n</mi>
                </mrow>
              </mrow>
              <mo stretchy="false">)</mo>
            </mrow>
            <mrow>
              <mo stretchy="false">(</mo>
              <mrow>
                <mrow>
                  <mn>5N</mn>
                  <mo stretchy="false">−</mo>
                  <mn>6</mn>
                </mrow>
              </mrow>
              <mo stretchy="false">)</mo>
            </mrow>
          </mrow>
          <mo stretchy="false">]</mo>
        </mrow>
      </mrow>
    </mrow>
    <annotation encoding="StarMath 5.0">{1} over {nK(N-K)(N-n)(N-2)(N-3)} cdot [(N-1)N sup 2 (N(N+1)-6K(N-K)-6n(N-n))+6nK(N-K)(N-n)(5N-6)]  </annotation>
  </semantics>
</math>
</file>

<file path=Object 118/content.xml><?xml version="1.0" encoding="utf-8"?>
<math xmlns="http://www.w3.org/1998/Math/MathML"/>
</file>

<file path=Object 119/content.xml><?xml version="1.0" encoding="utf-8"?>
<math xmlns="http://www.w3.org/1998/Math/MathML">
  <semantics>
    <mrow>
      <mrow>
        <mfenced open="(" close=")">
          <mrow>
            <mtable>
              <mtr>
                <mtd>
                  <mrow>
                    <mrow>
                      <mrow>
                        <mi>k</mi>
                        <mo stretchy="false">+</mo>
                        <mi>r</mi>
                      </mrow>
                      <mo stretchy="false">−</mo>
                      <mn>1</mn>
                    </mrow>
                  </mrow>
                </mtd>
              </mtr>
              <mtr>
                <mtd>
                  <mrow>
                    <mi>k</mi>
                  </mrow>
                </mtd>
              </mtr>
            </mtable>
          </mrow>
        </mfenced>
        <mo stretchy="false">⋅</mo>
        <msup>
          <mrow>
            <mo stretchy="false">(</mo>
            <mrow>
              <mrow>
                <mn>1</mn>
                <mo stretchy="false">−</mo>
                <mi>p</mi>
              </mrow>
            </mrow>
            <mo stretchy="false">)</mo>
          </mrow>
          <mi>r</mi>
        </msup>
      </mrow>
      <msup>
        <mi>p</mi>
        <mi>k</mi>
      </msup>
    </mrow>
    <annotation encoding="StarMath 5.0">left ( binom{k+r-1}{k}  right )  cdot (1-p) sup r p sup k </annotation>
  </semantics>
</math>
</file>

<file path=Object 12/content.xml><?xml version="1.0" encoding="utf-8"?>
<math xmlns="http://www.w3.org/1998/Math/MathML">
  <semantics>
    <mrow>
      <mfrac>
        <mrow>
          <mi>n</mi>
          <mo stretchy="false">α</mo>
          <mo stretchy="false">β</mo>
          <mrow>
            <mo stretchy="false">(</mo>
            <mrow>
              <mrow>
                <mrow>
                  <mo stretchy="false">α</mo>
                  <mo stretchy="false">+</mo>
                  <mo stretchy="false">β</mo>
                </mrow>
                <mo stretchy="false">+</mo>
                <mi>n</mi>
              </mrow>
            </mrow>
            <mo stretchy="false">)</mo>
          </mrow>
        </mrow>
        <mrow>
          <msup>
            <mrow>
              <mo stretchy="false">(</mo>
              <mrow>
                <mrow>
                  <mo stretchy="false">α</mo>
                  <mo stretchy="false">+</mo>
                  <mo stretchy="false">β</mo>
                </mrow>
              </mrow>
              <mo stretchy="false">)</mo>
            </mrow>
            <mrow>
              <mo stretchy="false">(</mo>
              <mrow>
                <mn>2</mn>
              </mrow>
              <mo stretchy="false">)</mo>
            </mrow>
          </msup>
          <mrow>
            <mo stretchy="false">(</mo>
            <mrow>
              <mrow>
                <mrow>
                  <mo stretchy="false">α</mo>
                  <mo stretchy="false">+</mo>
                  <mo stretchy="false">β</mo>
                </mrow>
                <mo stretchy="false">+</mo>
                <mn>1</mn>
              </mrow>
            </mrow>
            <mo stretchy="false">)</mo>
          </mrow>
        </mrow>
      </mfrac>
    </mrow>
    <annotation encoding="StarMath 5.0">{n%alpha%beta(%alpha+%beta+n)} over {(%alpha+%beta)rsup(2)(%alpha+%beta+1)} </annotation>
  </semantics>
</math>
</file>

<file path=Object 120/content.xml><?xml version="1.0" encoding="utf-8"?>
<math xmlns="http://www.w3.org/1998/Math/MathML">
  <semantics>
    <mrow>
      <mfrac>
        <mrow>
          <mi mathvariant="italic">pr</mi>
        </mrow>
        <mrow>
          <mrow>
            <mn>1</mn>
            <mo stretchy="false">−</mo>
            <mi>p</mi>
          </mrow>
        </mrow>
      </mfrac>
    </mrow>
    <annotation encoding="StarMath 5.0">{pr} over {1-p} </annotation>
  </semantics>
</math>
</file>

<file path=Object 121/content.xml><?xml version="1.0" encoding="utf-8"?>
<math xmlns="http://www.w3.org/1998/Math/MathML">
  <semantics>
    <mrow>
      <mfenced open="{" close="}">
        <mrow>
          <mtable>
            <mtr>
              <mtd>
                <mrow>
                  <mi mathvariant="italic">floor</mi>
                  <mrow>
                    <mo stretchy="false">(</mo>
                    <mrow>
                      <mfrac>
                        <mrow>
                          <mi>p</mi>
                          <mrow>
                            <mo stretchy="false">(</mo>
                            <mrow>
                              <mrow>
                                <mi>r</mi>
                                <mo stretchy="false">−</mo>
                                <mn>1</mn>
                              </mrow>
                            </mrow>
                            <mo stretchy="false">)</mo>
                          </mrow>
                        </mrow>
                        <mrow>
                          <mrow>
                            <mn>1</mn>
                            <mo stretchy="false">−</mo>
                            <mi>p</mi>
                          </mrow>
                        </mrow>
                      </mfrac>
                      <mi>,</mi>
                      <mi mathvariant="italic">if</mi>
                      <mrow>
                        <mi>r</mi>
                        <mo stretchy="false">&gt;</mo>
                        <mn>1</mn>
                      </mrow>
                    </mrow>
                    <mo stretchy="false">)</mo>
                  </mrow>
                </mrow>
              </mtd>
            </mtr>
            <mtr>
              <mtd>
                <mrow>
                  <mn>0,</mn>
                  <mi mathvariant="italic">if</mi>
                  <mrow>
                    <mi>r</mi>
                    <mo stretchy="false">⩽</mo>
                    <mn>1</mn>
                  </mrow>
                </mrow>
              </mtd>
            </mtr>
          </mtable>
        </mrow>
      </mfenced>
    </mrow>
    <annotation encoding="StarMath 5.0">left lbrace binom{floor({p(r-1)} over {1-p}, if r&gt;1) }{0, if r leslant 1 }   right rbrace </annotation>
  </semantics>
</math>
</file>

<file path=Object 122/content.xml><?xml version="1.0" encoding="utf-8"?>
<math xmlns="http://www.w3.org/1998/Math/MathML">
  <semantics>
    <mrow>
      <mfrac>
        <mrow>
          <mi mathvariant="italic">pr</mi>
        </mrow>
        <mrow>
          <msup>
            <mrow>
              <mo stretchy="false">(</mo>
              <mrow>
                <mrow>
                  <mn>1</mn>
                  <mo stretchy="false">−</mo>
                  <mi>p</mi>
                </mrow>
              </mrow>
              <mo stretchy="false">)</mo>
            </mrow>
            <mn>2</mn>
          </msup>
        </mrow>
      </mfrac>
    </mrow>
    <annotation encoding="StarMath 5.0">{pr} over {(1-p) sup 2} </annotation>
  </semantics>
</math>
</file>

<file path=Object 123/content.xml><?xml version="1.0" encoding="utf-8"?>
<math xmlns="http://www.w3.org/1998/Math/MathML">
  <semantics>
    <mrow>
      <mfrac>
        <mrow>
          <mrow>
            <mn>1</mn>
            <mo stretchy="false">+</mo>
            <mi>p</mi>
          </mrow>
        </mrow>
        <mrow>
          <msqrt>
            <mrow>
              <mi mathvariant="italic">pr</mi>
            </mrow>
          </msqrt>
        </mrow>
      </mfrac>
    </mrow>
    <annotation encoding="StarMath 5.0">{1+p} over {sqrt{pr} } </annotation>
  </semantics>
</math>
</file>

<file path=Object 124/content.xml><?xml version="1.0" encoding="utf-8"?>
<math xmlns="http://www.w3.org/1998/Math/MathML">
  <semantics>
    <mrow>
      <mrow>
        <mfrac>
          <mrow>
            <mn>6</mn>
          </mrow>
          <mrow>
            <mi>r</mi>
          </mrow>
        </mfrac>
        <mo stretchy="false">+</mo>
        <mfrac>
          <mrow>
            <msup>
              <mrow>
                <mo stretchy="false">(</mo>
                <mrow>
                  <mrow>
                    <mn>1</mn>
                    <mo stretchy="false">−</mo>
                    <mi>p</mi>
                  </mrow>
                </mrow>
                <mo stretchy="false">)</mo>
              </mrow>
              <mn>2</mn>
            </msup>
          </mrow>
          <mrow>
            <mi mathvariant="italic">pr</mi>
          </mrow>
        </mfrac>
      </mrow>
    </mrow>
    <annotation encoding="StarMath 5.0">{6} over {r}+{(1-p) sup 2} over {pr}  </annotation>
  </semantics>
</math>
</file>

<file path=Object 125/content.xml><?xml version="1.0" encoding="utf-8"?>
<math xmlns="http://www.w3.org/1998/Math/MathML">
  <semantics>
    <mrow>
      <msup>
        <mi>e</mi>
        <mrow>
          <mo stretchy="false">[</mo>
          <mrow>
            <mrow>
              <mrow>
                <mo stretchy="false">−</mo>
                <mi mathvariant="italic">a1</mi>
              </mrow>
              <mo stretchy="false">+</mo>
              <mi mathvariant="italic">a2</mi>
            </mrow>
          </mrow>
          <mo stretchy="false">]</mo>
        </mrow>
      </msup>
      <mrow>
        <munderover>
          <mo stretchy="false">∑</mo>
          <mrow>
            <mrow>
              <mi>j</mi>
              <mo stretchy="false">=</mo>
              <mn>1</mn>
            </mrow>
          </mrow>
          <mrow>
            <mrow>
              <mo stretchy="false">[</mo>
              <mrow>
                <mrow>
                  <mi>n</mi>
                  <mo stretchy="false">/</mo>
                  <mn>2</mn>
                </mrow>
              </mrow>
              <mo stretchy="false">]</mo>
            </mrow>
          </mrow>
        </munderover>
        <mrow>
          <mfrac>
            <mrow>
              <msup>
                <mi mathvariant="italic">a1</mi>
                <mrow>
                  <mrow>
                    <mi>n</mi>
                    <mo stretchy="false">−</mo>
                    <mn>2j</mn>
                  </mrow>
                </mrow>
              </msup>
              <msup>
                <mi mathvariant="italic">a2</mi>
                <mi>j</mi>
              </msup>
            </mrow>
            <mrow>
              <mrow>
                <mo stretchy="false">(</mo>
                <mrow>
                  <mrow>
                    <mi>n</mi>
                    <mo stretchy="false">−</mo>
                    <mn>2j</mn>
                  </mrow>
                  <mi>!</mi>
                </mrow>
                <mo stretchy="false">)</mo>
              </mrow>
              <mi>j</mi>
              <mi>!</mi>
            </mrow>
          </mfrac>
        </mrow>
      </mrow>
    </mrow>
    <annotation encoding="StarMath 5.0">e sup [-a1+a2] sum from{j=1} to{[n/2]} {{a1 sup {n-2j} a2 sup j} over {(n-2j!)j!}  }</annotation>
  </semantics>
</math>
</file>

<file path=Object 126/content.xml><?xml version="1.0" encoding="utf-8"?>
<math xmlns="http://www.w3.org/1998/Math/MathML">
  <semantics>
    <mrow>
      <msup>
        <mi>e</mi>
        <mrow>
          <mo stretchy="false">[</mo>
          <mrow>
            <mrow>
              <mrow>
                <mo stretchy="false">−</mo>
                <mi mathvariant="italic">a1</mi>
              </mrow>
              <mo stretchy="false">+</mo>
              <mi mathvariant="italic">a2</mi>
            </mrow>
          </mrow>
          <mo stretchy="false">]</mo>
        </mrow>
      </msup>
      <mrow>
        <munderover>
          <mo stretchy="false">∑</mo>
          <mrow>
            <mrow>
              <mi>i</mi>
              <mo stretchy="false">=</mo>
              <mn>0</mn>
            </mrow>
          </mrow>
          <mrow>
            <mi mathvariant="italic">floor</mi>
            <mrow>
              <mo stretchy="false">(</mo>
              <mrow>
                <mi>x</mi>
              </mrow>
              <mo stretchy="false">)</mo>
            </mrow>
          </mrow>
        </munderover>
        <mrow>
          <munderover>
            <mo stretchy="false">∑</mo>
            <mrow>
              <mrow>
                <mi>j</mi>
                <mo stretchy="false">=</mo>
                <mn>1</mn>
              </mrow>
            </mrow>
            <mrow>
              <mrow>
                <mo stretchy="false">[</mo>
                <mrow>
                  <mrow>
                    <mi>n</mi>
                    <mo stretchy="false">/</mo>
                    <mn>2</mn>
                  </mrow>
                </mrow>
                <mo stretchy="false">]</mo>
              </mrow>
            </mrow>
          </munderover>
          <mrow>
            <mfrac>
              <mrow>
                <msup>
                  <mi mathvariant="italic">a1</mi>
                  <mrow>
                    <mrow>
                      <mi>i</mi>
                      <mo stretchy="false">−</mo>
                      <mn>2j</mn>
                    </mrow>
                  </mrow>
                </msup>
                <msup>
                  <mi mathvariant="italic">a2</mi>
                  <mi>j</mi>
                </msup>
              </mrow>
              <mrow>
                <mrow>
                  <mo stretchy="false">(</mo>
                  <mrow>
                    <mrow>
                      <mi>i</mi>
                      <mo stretchy="false">−</mo>
                      <mn>2j</mn>
                    </mrow>
                    <mi>!</mi>
                  </mrow>
                  <mo stretchy="false">)</mo>
                </mrow>
                <mi>j</mi>
                <mi>!</mi>
              </mrow>
            </mfrac>
          </mrow>
        </mrow>
      </mrow>
    </mrow>
    <annotation encoding="StarMath 5.0">e sup [-a1+a2] sum from{i=0} to{floor(x)}  sum from{j=1} to{[n/2]} {{a1 sup {i-2j} a2 sup j} over {(i-2j!)j!}  }</annotation>
  </semantics>
</math>
</file>

<file path=Object 127/content.xml><?xml version="1.0" encoding="utf-8"?>
<math xmlns="http://www.w3.org/1998/Math/MathML">
  <semantics>
    <mrow>
      <mfrac>
        <mrow>
          <mrow>
            <mi mathvariant="italic">a1</mi>
            <mo stretchy="false">+</mo>
            <mn>8a2</mn>
          </mrow>
        </mrow>
        <mrow>
          <msup>
            <mrow>
              <mo stretchy="false">(</mo>
              <mrow>
                <mrow>
                  <mi mathvariant="italic">a1</mi>
                  <mo stretchy="false">+</mo>
                  <mn>4a2</mn>
                </mrow>
              </mrow>
              <mo stretchy="false">)</mo>
            </mrow>
            <mrow>
              <mrow>
                <mn>3</mn>
                <mo stretchy="false">/</mo>
                <mn>2</mn>
              </mrow>
            </mrow>
          </msup>
        </mrow>
      </mfrac>
    </mrow>
    <annotation encoding="StarMath 5.0">{a1+8a2} over {(a1+4a2) sup {3/2}} </annotation>
  </semantics>
</math>
</file>

<file path=Object 128/content.xml><?xml version="1.0" encoding="utf-8"?>
<math xmlns="http://www.w3.org/1998/Math/MathML">
  <semantics>
    <mrow>
      <mfrac>
        <mrow>
          <mrow>
            <mi mathvariant="italic">a1</mi>
            <mo stretchy="false">+</mo>
            <mn>16a2</mn>
          </mrow>
        </mrow>
        <mrow>
          <msup>
            <mrow>
              <mo stretchy="false">(</mo>
              <mrow>
                <mrow>
                  <mi mathvariant="italic">a1</mi>
                  <mo stretchy="false">+</mo>
                  <mn>4a2</mn>
                </mrow>
              </mrow>
              <mo stretchy="false">)</mo>
            </mrow>
            <mn>2</mn>
          </msup>
        </mrow>
      </mfrac>
    </mrow>
    <annotation encoding="StarMath 5.0">{a1+16a2} over {(a1+4a2) sup 2} </annotation>
  </semantics>
</math>
</file>

<file path=Object 129/content.xml><?xml version="1.0" encoding="utf-8"?>
<math xmlns="http://www.w3.org/1998/Math/MathML">
  <semantics>
    <mrow>
      <mfrac>
        <mrow>
          <msup>
            <mo stretchy="false">λ</mo>
            <mi>k</mi>
          </msup>
        </mrow>
        <mrow>
          <mi>k</mi>
          <mi>!</mi>
        </mrow>
      </mfrac>
      <msup>
        <mi>e</mi>
        <mrow>
          <mo stretchy="false">−</mo>
          <mo stretchy="false">λ</mo>
        </mrow>
      </msup>
    </mrow>
    <annotation encoding="StarMath 5.0">{%lambda sup k} over {k!} e sup -%lambda </annotation>
  </semantics>
</math>
</file>

<file path=Object 13/content.xml><?xml version="1.0" encoding="utf-8"?>
<math xmlns="http://www.w3.org/1998/Math/MathML">
  <semantics>
    <mrow>
      <mfrac>
        <mrow>
          <mrow>
            <mo stretchy="false">(</mo>
            <mrow>
              <mrow>
                <mrow>
                  <mo stretchy="false">α</mo>
                  <mo stretchy="false">+</mo>
                  <mo stretchy="false">β</mo>
                </mrow>
                <mo stretchy="false">+</mo>
                <mn>2n</mn>
              </mrow>
            </mrow>
            <mo stretchy="false">)</mo>
          </mrow>
          <mrow>
            <mo stretchy="false">(</mo>
            <mrow>
              <mrow>
                <mo stretchy="false">β</mo>
                <mo stretchy="false">−</mo>
                <mo stretchy="false">α</mo>
              </mrow>
            </mrow>
            <mo stretchy="false">)</mo>
          </mrow>
        </mrow>
        <mrow>
          <mrow>
            <mo stretchy="false">(</mo>
            <mrow>
              <mrow>
                <mrow>
                  <mo stretchy="false">α</mo>
                  <mo stretchy="false">+</mo>
                  <mo stretchy="false">β</mo>
                </mrow>
                <mo stretchy="false">+</mo>
                <mn>2</mn>
              </mrow>
            </mrow>
            <mo stretchy="false">)</mo>
          </mrow>
        </mrow>
      </mfrac>
      <msqrt>
        <mrow>
          <mfrac>
            <mrow>
              <mrow>
                <mrow>
                  <mn>1</mn>
                  <mo stretchy="false">+</mo>
                  <mo stretchy="false">α</mo>
                </mrow>
                <mo stretchy="false">+</mo>
                <mo stretchy="false">β</mo>
              </mrow>
            </mrow>
            <mrow>
              <mi>n</mi>
              <mo stretchy="false">α</mo>
              <mo stretchy="false">β</mo>
              <mrow>
                <mo stretchy="false">(</mo>
                <mrow>
                  <mrow>
                    <mrow>
                      <mi>n</mi>
                      <mo stretchy="false">+</mo>
                      <mo stretchy="false">α</mo>
                    </mrow>
                    <mo stretchy="false">+</mo>
                    <mo stretchy="false">β</mo>
                  </mrow>
                </mrow>
                <mo stretchy="false">)</mo>
              </mrow>
            </mrow>
          </mfrac>
        </mrow>
      </msqrt>
    </mrow>
    <annotation encoding="StarMath 5.0">{(%alpha+%beta+2n)(%beta-%alpha)} over {(%alpha+%beta+2)} sqrt{{1+%alpha+%beta} over {n%alpha%beta(n+%alpha+%beta)} }  </annotation>
  </semantics>
</math>
</file>

<file path=Object 130/content.xml><?xml version="1.0" encoding="utf-8"?>
<math xmlns="http://www.w3.org/1998/Math/MathML">
  <semantics>
    <mrow>
      <mfrac>
        <mrow>
          <mo stretchy="false">Γ</mo>
          <mrow>
            <mo stretchy="false">(</mo>
            <mrow>
              <mi mathvariant="italic">floor</mi>
              <mrow>
                <mo stretchy="false">(</mo>
                <mrow>
                  <mrow>
                    <mi>k</mi>
                    <mo stretchy="false">+</mo>
                    <mn>1</mn>
                  </mrow>
                </mrow>
                <mo stretchy="false">)</mo>
              </mrow>
              <mi>,</mi>
              <mo stretchy="false">λ</mo>
            </mrow>
            <mo stretchy="false">)</mo>
          </mrow>
        </mrow>
        <mrow>
          <mi mathvariant="italic">floor</mi>
          <mrow>
            <mo stretchy="false">(</mo>
            <mrow>
              <mi>k</mi>
            </mrow>
            <mo stretchy="false">)</mo>
          </mrow>
          <mi>!</mi>
        </mrow>
      </mfrac>
    </mrow>
    <annotation encoding="StarMath 5.0">{%GAMMA (floor(k+1),%lambda)} over {floor(k)!} </annotation>
  </semantics>
</math>
</file>

<file path=Object 131/content.xml><?xml version="1.0" encoding="utf-8"?>
<math xmlns="http://www.w3.org/1998/Math/MathML">
  <semantics>
    <mrow>
      <msup>
        <mi>e</mi>
        <mrow>
          <mo stretchy="false">−</mo>
          <mo stretchy="false">λ</mo>
        </mrow>
      </msup>
      <mrow>
        <munderover>
          <mo stretchy="false">∑</mo>
          <mrow>
            <mrow>
              <mi>i</mi>
              <mo stretchy="false">=</mo>
              <mn>0</mn>
            </mrow>
          </mrow>
          <mrow>
            <mi mathvariant="italic">floor</mi>
            <mrow>
              <mo stretchy="false">(</mo>
              <mrow>
                <mi>k</mi>
              </mrow>
              <mo stretchy="false">)</mo>
            </mrow>
          </mrow>
        </munderover>
        <mrow>
          <mfrac>
            <mrow>
              <msup>
                <mo stretchy="false">λ</mo>
                <mi>i</mi>
              </msup>
            </mrow>
            <mrow>
              <mi>i</mi>
              <mi>!</mi>
            </mrow>
          </mfrac>
        </mrow>
      </mrow>
    </mrow>
    <annotation encoding="StarMath 5.0">e sup -%lambda sum from{i=0} to{floor(k)} {{%lambda sup i} over {i!} }</annotation>
  </semantics>
</math>
</file>

<file path=Object 132/content.xml><?xml version="1.0" encoding="utf-8"?>
<math xmlns="http://www.w3.org/1998/Math/MathML">
  <semantics>
    <mrow>
      <mi>Q</mi>
      <mrow>
        <mo stretchy="false">(</mo>
        <mrow>
          <mi mathvariant="italic">floor</mi>
          <mrow>
            <mo stretchy="false">(</mo>
            <mrow>
              <mrow>
                <mi>k</mi>
                <mo stretchy="false">+</mo>
                <mn>1</mn>
              </mrow>
            </mrow>
            <mo stretchy="false">)</mo>
          </mrow>
          <mi>,</mi>
          <mo stretchy="false">λ</mo>
        </mrow>
        <mo stretchy="false">)</mo>
      </mrow>
    </mrow>
    <annotation encoding="StarMath 5.0">Q(floor(k+1),%lambda)</annotation>
  </semantics>
</math>
</file>

<file path=Object 133/content.xml><?xml version="1.0" encoding="utf-8"?>
<math xmlns="http://www.w3.org/1998/Math/MathML">
  <semantics>
    <mrow>
      <mfrac>
        <mrow>
          <mi mathvariant="italic">floor</mi>
          <mrow>
            <mrow>
              <mrow>
                <mo stretchy="false">(</mo>
                <mrow>
                  <mi>k</mi>
                </mrow>
                <mo stretchy="false">)</mo>
              </mrow>
              <mo stretchy="false">−</mo>
              <mi>a</mi>
            </mrow>
            <mo stretchy="false">+</mo>
            <mn>1</mn>
          </mrow>
        </mrow>
        <mrow>
          <mi>n</mi>
        </mrow>
      </mfrac>
    </mrow>
    <annotation encoding="StarMath 5.0">{floor(k)-a+1} over {n}</annotation>
  </semantics>
</math>
</file>

<file path=Object 134/content.xml><?xml version="1.0" encoding="utf-8"?>
<math xmlns="http://www.w3.org/1998/Math/MathML">
  <semantics>
    <mrow>
      <mfrac>
        <mrow>
          <mrow>
            <msup>
              <mrow>
                <mo stretchy="false">(</mo>
                <mrow>
                  <mrow>
                    <mrow>
                      <mi>b</mi>
                      <mo stretchy="false">−</mo>
                      <mi>a</mi>
                    </mrow>
                    <mo stretchy="false">+</mo>
                    <mn>1</mn>
                  </mrow>
                </mrow>
                <mo stretchy="false">)</mo>
              </mrow>
              <mn>2</mn>
            </msup>
            <mo stretchy="false">−</mo>
            <mn>1</mn>
          </mrow>
        </mrow>
        <mrow>
          <mn>12</mn>
        </mrow>
      </mfrac>
    </mrow>
    <annotation encoding="StarMath 5.0">{(b-a+1) sup 2 -1} over {12} </annotation>
  </semantics>
</math>
</file>

<file path=Object 135/content.xml><?xml version="1.0" encoding="utf-8"?>
<math xmlns="http://www.w3.org/1998/Math/MathML">
  <semantics>
    <mrow>
      <mrow>
        <mo stretchy="false">−</mo>
        <mrow>
          <mfrac>
            <mrow>
              <mn>6</mn>
              <mrow>
                <mo stretchy="false">(</mo>
                <mrow>
                  <mrow>
                    <msup>
                      <mi>n</mi>
                      <mn>2</mn>
                    </msup>
                    <mo stretchy="false">+</mo>
                    <mn>1</mn>
                  </mrow>
                </mrow>
                <mo stretchy="false">)</mo>
              </mrow>
            </mrow>
            <mrow>
              <mn>5</mn>
              <mrow>
                <mo stretchy="false">(</mo>
                <mrow>
                  <mrow>
                    <msup>
                      <mi>n</mi>
                      <mn>2</mn>
                    </msup>
                    <mo stretchy="false">−</mo>
                    <mn>1</mn>
                  </mrow>
                </mrow>
                <mo stretchy="false">)</mo>
              </mrow>
            </mrow>
          </mfrac>
        </mrow>
      </mrow>
    </mrow>
    <annotation encoding="StarMath 5.0">-{{6(n sup 2 +1)} over {5(n sup 2 -1)}} </annotation>
  </semantics>
</math>
</file>

<file path=Object 136/content.xml><?xml version="1.0" encoding="utf-8"?>
<math xmlns="http://www.w3.org/1998/Math/MathML">
  <semantics>
    <mrow>
      <mfrac>
        <mrow>
          <mn>2</mn>
          <mo stretchy="false">α</mo>
          <msub>
            <mi>n</mi>
            <mn>1</mn>
          </msub>
          <msub>
            <mi>n</mi>
            <mn>3</mn>
          </msub>
        </mrow>
        <mrow>
          <mn>2</mn>
          <mo stretchy="false">α</mo>
          <mrow>
            <mo stretchy="false">(</mo>
            <mrow>
              <mrow>
                <mi>b</mi>
                <mo stretchy="false">−</mo>
                <mi>a</mi>
              </mrow>
            </mrow>
            <mo stretchy="false">)</mo>
          </mrow>
          <mrow>
            <msub>
              <mi>n</mi>
              <mn>3</mn>
            </msub>
            <mo stretchy="false">+</mo>
            <mrow>
              <mo stretchy="false">(</mo>
              <mrow>
                <mrow>
                  <mo stretchy="false">α</mo>
                  <mo stretchy="false">+</mo>
                  <mn>1</mn>
                </mrow>
              </mrow>
              <mo stretchy="false">)</mo>
            </mrow>
          </mrow>
          <mrow>
            <mo stretchy="false">(</mo>
            <mrow>
              <mrow>
                <mi>c</mi>
                <mo stretchy="false">−</mo>
                <mi>b</mi>
              </mrow>
            </mrow>
            <mo stretchy="false">)</mo>
          </mrow>
          <msub>
            <mi>n</mi>
            <mn>1</mn>
          </msub>
          <mrow>
            <msub>
              <mi>n</mi>
              <mn>3</mn>
            </msub>
            <mo stretchy="false">+</mo>
            <mn>2</mn>
          </mrow>
          <mrow>
            <mo stretchy="false">(</mo>
            <mrow>
              <mrow>
                <mi>d</mi>
                <mo stretchy="false">−</mo>
                <mi>c</mi>
              </mrow>
            </mrow>
            <mo stretchy="false">)</mo>
          </mrow>
          <msub>
            <mi>n</mi>
            <mn>1</mn>
          </msub>
        </mrow>
      </mfrac>
      <msup>
        <mfenced open="(" close=")">
          <mrow>
            <mfrac>
              <mrow>
                <mrow>
                  <mi>x</mi>
                  <mo stretchy="false">−</mo>
                  <mi>a</mi>
                </mrow>
              </mrow>
              <mrow>
                <mrow>
                  <mi>b</mi>
                  <mo stretchy="false">−</mo>
                  <mi>a</mi>
                </mrow>
              </mrow>
            </mfrac>
          </mrow>
        </mfenced>
        <mrow>
          <mrow>
            <msub>
              <mi>n</mi>
              <mn>1</mn>
            </msub>
            <mo stretchy="false">−</mo>
            <mn>1</mn>
          </mrow>
        </mrow>
      </msup>
    </mrow>
    <annotation encoding="StarMath 5.0">{2 %alpha n sub 1 n sub 3} over {2 %alpha (b-a)n sub 3 +( %alpha +1)(c-b)n sub 1 n sub 3 +2(d-c)n sub 1} left ( {x-a} over {b-a}  right ) sup {n sub 1 -1} </annotation>
  </semantics>
</math>
</file>

<file path=Object 137/content.xml><?xml version="1.0" encoding="utf-8"?>
<math xmlns="http://www.w3.org/1998/Math/MathML">
  <semantics>
    <mrow>
      <mfrac>
        <mrow>
          <mn>2</mn>
          <msub>
            <mi>n</mi>
            <mn>1</mn>
          </msub>
          <msub>
            <mi>n</mi>
            <mn>3</mn>
          </msub>
        </mrow>
        <mrow>
          <mn>2</mn>
          <mo stretchy="false">α</mo>
          <mrow>
            <mo stretchy="false">(</mo>
            <mrow>
              <mrow>
                <mi>b</mi>
                <mo stretchy="false">−</mo>
                <mi>a</mi>
              </mrow>
            </mrow>
            <mo stretchy="false">)</mo>
          </mrow>
          <mrow>
            <msub>
              <mi>n</mi>
              <mn>3</mn>
            </msub>
            <mo stretchy="false">+</mo>
            <mrow>
              <mo stretchy="false">(</mo>
              <mrow>
                <mrow>
                  <mo stretchy="false">α</mo>
                  <mo stretchy="false">+</mo>
                  <mn>1</mn>
                </mrow>
              </mrow>
              <mo stretchy="false">)</mo>
            </mrow>
          </mrow>
          <mrow>
            <mo stretchy="false">(</mo>
            <mrow>
              <mrow>
                <mi>c</mi>
                <mo stretchy="false">−</mo>
                <mi>b</mi>
              </mrow>
            </mrow>
            <mo stretchy="false">)</mo>
          </mrow>
          <msub>
            <mi>n</mi>
            <mn>1</mn>
          </msub>
          <mrow>
            <msub>
              <mi>n</mi>
              <mn>3</mn>
            </msub>
            <mo stretchy="false">+</mo>
            <mn>2</mn>
          </mrow>
          <mrow>
            <mo stretchy="false">(</mo>
            <mrow>
              <mrow>
                <mi>d</mi>
                <mo stretchy="false">−</mo>
                <mi>c</mi>
              </mrow>
            </mrow>
            <mo stretchy="false">)</mo>
          </mrow>
          <msub>
            <mi>n</mi>
            <mn>1</mn>
          </msub>
        </mrow>
      </mfrac>
      <mfenced open="{" close="}">
        <mrow>
          <mfenced open="(" close=")">
            <mrow>
              <mrow>
                <mo stretchy="false">α</mo>
                <mo stretchy="false">−</mo>
                <mn>1</mn>
              </mrow>
            </mrow>
          </mfenced>
          <mrow>
            <mfrac>
              <mrow>
                <mrow>
                  <mi>c</mi>
                  <mo stretchy="false">−</mo>
                  <mi>x</mi>
                </mrow>
              </mrow>
              <mrow>
                <mrow>
                  <mi>c</mi>
                  <mo stretchy="false">−</mo>
                  <mi>b</mi>
                </mrow>
              </mrow>
            </mfrac>
            <mo stretchy="false">+</mo>
            <mn>1</mn>
          </mrow>
        </mrow>
      </mfenced>
    </mrow>
    <annotation encoding="StarMath 5.0">{2 n sub 1 n sub 3} over {2 %alpha (b-a)n sub 3 + (%alpha +1)(c-b)n sub 1 n sub 3 +2(d-c)n sub 1}left lbrace left ( %alpha -1 right ){c-x} over {c-b}+1   right rbrace  </annotation>
  </semantics>
</math>
</file>

<file path=Object 138/content.xml><?xml version="1.0" encoding="utf-8"?>
<math xmlns="http://www.w3.org/1998/Math/MathML">
  <semantics>
    <mrow>
      <mfrac>
        <mrow>
          <msub>
            <mn>2n</mn>
            <mn>1</mn>
          </msub>
          <msub>
            <mi>n</mi>
            <mn>3</mn>
          </msub>
        </mrow>
        <mrow>
          <mn>2</mn>
          <mo stretchy="false">α</mo>
          <mrow>
            <mo stretchy="false">(</mo>
            <mrow>
              <mrow>
                <mi>b</mi>
                <mo stretchy="false">−</mo>
                <mi>a</mi>
              </mrow>
            </mrow>
            <mo stretchy="false">)</mo>
          </mrow>
          <mrow>
            <msub>
              <mi>n</mi>
              <mn>3</mn>
            </msub>
            <mo stretchy="false">+</mo>
            <mrow>
              <mo stretchy="false">(</mo>
              <mrow>
                <mrow>
                  <mo stretchy="false">α</mo>
                  <mo stretchy="false">+</mo>
                  <mn>1</mn>
                </mrow>
              </mrow>
              <mo stretchy="false">)</mo>
            </mrow>
          </mrow>
          <mrow>
            <mo stretchy="false">(</mo>
            <mrow>
              <mrow>
                <mi>c</mi>
                <mo stretchy="false">−</mo>
                <mi>b</mi>
              </mrow>
            </mrow>
            <mo stretchy="false">)</mo>
          </mrow>
          <msub>
            <mi>n</mi>
            <mn>1</mn>
          </msub>
          <mrow>
            <msub>
              <mi>n</mi>
              <mn>3</mn>
            </msub>
            <mo stretchy="false">+</mo>
            <mn>2</mn>
          </mrow>
          <mrow>
            <mo stretchy="false">(</mo>
            <mrow>
              <mrow>
                <mi>d</mi>
                <mo stretchy="false">−</mo>
                <mi>c</mi>
              </mrow>
            </mrow>
            <mo stretchy="false">)</mo>
          </mrow>
          <msub>
            <mi>n</mi>
            <mn>1</mn>
          </msub>
        </mrow>
      </mfrac>
      <msup>
        <mfenced open="(" close=")">
          <mrow>
            <mfrac>
              <mrow>
                <mrow>
                  <mi>d</mi>
                  <mo stretchy="false">−</mo>
                  <mi>x</mi>
                </mrow>
              </mrow>
              <mrow>
                <mrow>
                  <mi>d</mi>
                  <mo stretchy="false">−</mo>
                  <mi>c</mi>
                </mrow>
              </mrow>
            </mfrac>
          </mrow>
        </mfenced>
        <mrow>
          <mrow>
            <msub>
              <mi>n</mi>
              <mn>3</mn>
            </msub>
            <mo stretchy="false">−</mo>
            <mn>1</mn>
          </mrow>
        </mrow>
      </msup>
    </mrow>
    <annotation encoding="StarMath 5.0">{2n sub 1 n sub 3} over {2 %alpha (b-a)n sub 3 +(%alpha +1)(c-b)n sub 1 n sub 3 +2(d-c)n sub 1}left ( {d-x} over {d-c}  right ) sup {n sub 3 -1}  </annotation>
  </semantics>
</math>
</file>

<file path=Object 139/content.xml><?xml version="1.0" encoding="utf-8"?>
<math xmlns="http://www.w3.org/1998/Math/MathML">
  <semantics>
    <mrow>
      <mfrac>
        <mrow>
          <mn>2</mn>
          <mo stretchy="false">α</mo>
          <mrow>
            <mo stretchy="false">(</mo>
            <mrow>
              <mrow>
                <mi>b</mi>
                <mo stretchy="false">−</mo>
                <mi>a</mi>
              </mrow>
            </mrow>
            <mo stretchy="false">)</mo>
          </mrow>
          <msub>
            <mi>n</mi>
            <mn>3</mn>
          </msub>
        </mrow>
        <mrow>
          <mn>2</mn>
          <mo stretchy="false">α</mo>
          <mrow>
            <mo stretchy="false">(</mo>
            <mrow>
              <mrow>
                <mi>b</mi>
                <mo stretchy="false">−</mo>
                <mi>a</mi>
              </mrow>
            </mrow>
            <mo stretchy="false">)</mo>
          </mrow>
          <mrow>
            <msub>
              <mi>n</mi>
              <mn>3</mn>
            </msub>
            <mo stretchy="false">+</mo>
            <mrow>
              <mo stretchy="false">(</mo>
              <mrow>
                <mrow>
                  <mo stretchy="false">α</mo>
                  <mo stretchy="false">+</mo>
                  <mn>1</mn>
                </mrow>
              </mrow>
              <mo stretchy="false">)</mo>
            </mrow>
          </mrow>
          <mrow>
            <mo stretchy="false">(</mo>
            <mrow>
              <mrow>
                <mi>c</mi>
                <mo stretchy="false">−</mo>
                <mi>d</mi>
              </mrow>
            </mrow>
            <mo stretchy="false">)</mo>
          </mrow>
          <msub>
            <mi>n</mi>
            <mn>1</mn>
          </msub>
          <mrow>
            <msub>
              <mi>n</mi>
              <mn>3</mn>
            </msub>
            <mo stretchy="false">+</mo>
            <mn>2</mn>
          </mrow>
          <mrow>
            <mo stretchy="false">(</mo>
            <mrow>
              <mrow>
                <mi>d</mi>
                <mo stretchy="false">−</mo>
                <mi>c</mi>
              </mrow>
            </mrow>
            <mo stretchy="false">)</mo>
          </mrow>
          <msub>
            <mi>n</mi>
            <mn>1</mn>
          </msub>
        </mrow>
      </mfrac>
      <msup>
        <mfenced open="(" close=")">
          <mrow>
            <mfrac>
              <mrow>
                <mrow>
                  <mi>x</mi>
                  <mo stretchy="false">−</mo>
                  <mi>a</mi>
                </mrow>
              </mrow>
              <mrow>
                <mrow>
                  <mi>b</mi>
                  <mo stretchy="false">−</mo>
                  <mi>a</mi>
                </mrow>
              </mrow>
            </mfrac>
          </mrow>
        </mfenced>
        <mrow>
          <msub>
            <mi>n</mi>
            <mn>1</mn>
          </msub>
        </mrow>
      </msup>
    </mrow>
    <annotation encoding="StarMath 5.0">{2 %alpha (b-a)n sub 3} over {2 %alpha (b-a)n sub 3 + (%alpha +1)(c-d)n sub 1 n sub 3 +2(d-c)n sub 1}left ( {x-a} over {b-a}  right ) sup {n sub 1}  </annotation>
  </semantics>
</math>
</file>

<file path=Object 14/content.xml><?xml version="1.0" encoding="utf-8"?>
<math xmlns="http://www.w3.org/1998/Math/MathML">
  <semantics>
    <mrow>
      <mfrac>
        <mrow>
          <msup>
            <mrow>
              <mo stretchy="false">(</mo>
              <mrow>
                <mrow>
                  <mo stretchy="false">α</mo>
                  <mo stretchy="false">+</mo>
                  <mo stretchy="false">β</mo>
                </mrow>
              </mrow>
              <mo stretchy="false">)</mo>
            </mrow>
            <mrow>
              <mo stretchy="false">(</mo>
              <mrow>
                <mn>2</mn>
              </mrow>
              <mo stretchy="false">)</mo>
            </mrow>
          </msup>
          <mrow>
            <mo stretchy="false">(</mo>
            <mrow>
              <mrow>
                <mrow>
                  <mn>1</mn>
                  <mo stretchy="false">+</mo>
                  <mo stretchy="false">α</mo>
                </mrow>
                <mo stretchy="false">+</mo>
                <mo stretchy="false">β</mo>
              </mrow>
            </mrow>
            <mo stretchy="false">)</mo>
          </mrow>
        </mrow>
        <mrow>
          <mi>n</mi>
          <mo stretchy="false">α</mo>
          <mo stretchy="false">β</mo>
          <mrow>
            <mo stretchy="false">(</mo>
            <mrow>
              <mrow>
                <mrow>
                  <mo stretchy="false">α</mo>
                  <mo stretchy="false">+</mo>
                  <mo stretchy="false">β</mo>
                </mrow>
                <mo stretchy="false">+</mo>
                <mn>2</mn>
              </mrow>
            </mrow>
            <mo stretchy="false">)</mo>
          </mrow>
          <mrow>
            <mo stretchy="false">(</mo>
            <mrow>
              <mrow>
                <mrow>
                  <mo stretchy="false">α</mo>
                  <mo stretchy="false">+</mo>
                  <mo stretchy="false">β</mo>
                </mrow>
                <mo stretchy="false">+</mo>
                <mn>3</mn>
              </mrow>
            </mrow>
            <mo stretchy="false">)</mo>
          </mrow>
          <mrow>
            <mo stretchy="false">(</mo>
            <mrow>
              <mrow>
                <mrow>
                  <mo stretchy="false">α</mo>
                  <mo stretchy="false">+</mo>
                  <mi mathvariant="italic">Beta</mi>
                </mrow>
                <mo stretchy="false">+</mo>
                <mi>n</mi>
              </mrow>
            </mrow>
            <mo stretchy="false">)</mo>
          </mrow>
        </mrow>
      </mfrac>
      <mfenced open="[" close="]">
        <mrow>
          <mrow>
            <mo stretchy="false">(</mo>
            <mrow>
              <mrow>
                <mo stretchy="false">α</mo>
                <mo stretchy="false">+</mo>
                <mo stretchy="false">β</mo>
              </mrow>
            </mrow>
            <mo stretchy="false">)</mo>
          </mrow>
          <mrow>
            <mrow>
              <mo stretchy="false">(</mo>
              <mrow>
                <mrow>
                  <mrow>
                    <mrow>
                      <mo stretchy="false">α</mo>
                      <mo stretchy="false">+</mo>
                      <mo stretchy="false">β</mo>
                    </mrow>
                    <mo stretchy="false">−</mo>
                    <mn>1</mn>
                  </mrow>
                  <mo stretchy="false">+</mo>
                  <mn>6n</mn>
                </mrow>
              </mrow>
              <mo stretchy="false">)</mo>
            </mrow>
            <mo stretchy="false">+</mo>
            <mn>3</mn>
          </mrow>
          <mo stretchy="false">α</mo>
          <mo stretchy="false">β</mo>
          <mrow>
            <mrow>
              <mrow>
                <mrow>
                  <mo stretchy="false">(</mo>
                  <mrow>
                    <mrow>
                      <mi>n</mi>
                      <mo stretchy="false">−</mo>
                      <mn>2</mn>
                    </mrow>
                  </mrow>
                  <mo stretchy="false">)</mo>
                </mrow>
                <mo stretchy="false">+</mo>
                <msup>
                  <mn>6n</mn>
                  <mrow>
                    <mo stretchy="false">(</mo>
                    <mrow>
                      <mn>2</mn>
                    </mrow>
                    <mo stretchy="false">)</mo>
                  </mrow>
                </msup>
              </mrow>
              <mo stretchy="false">−</mo>
              <mfrac>
                <mrow>
                  <mn>3</mn>
                  <mo stretchy="false">α</mo>
                  <mo stretchy="false">β</mo>
                  <mi>n</mi>
                  <mrow>
                    <mo stretchy="false">(</mo>
                    <mrow>
                      <mrow>
                        <mn>6</mn>
                        <mo stretchy="false">−</mo>
                        <mi>n</mi>
                      </mrow>
                    </mrow>
                    <mo stretchy="false">)</mo>
                  </mrow>
                </mrow>
                <mrow>
                  <mrow>
                    <mo stretchy="false">α</mo>
                    <mo stretchy="false">+</mo>
                    <mo stretchy="false">β</mo>
                  </mrow>
                </mrow>
              </mfrac>
            </mrow>
            <mo stretchy="false">−</mo>
            <mfrac>
              <mrow>
                <mn>18</mn>
                <mo stretchy="false">α</mo>
                <mo stretchy="false">β</mo>
                <msup>
                  <mi>n</mi>
                  <mrow>
                    <mo stretchy="false">(</mo>
                    <mrow>
                      <mn>2</mn>
                    </mrow>
                    <mo stretchy="false">)</mo>
                  </mrow>
                </msup>
              </mrow>
              <mrow>
                <msup>
                  <mrow>
                    <mo stretchy="false">(</mo>
                    <mrow>
                      <mrow>
                        <mo stretchy="false">α</mo>
                        <mo stretchy="false">+</mo>
                        <mo stretchy="false">β</mo>
                      </mrow>
                    </mrow>
                    <mo stretchy="false">)</mo>
                  </mrow>
                  <mrow>
                    <mo stretchy="false">(</mo>
                    <mrow>
                      <mn>2</mn>
                    </mrow>
                    <mo stretchy="false">)</mo>
                  </mrow>
                </msup>
              </mrow>
            </mfrac>
          </mrow>
        </mrow>
      </mfenced>
    </mrow>
    <annotation encoding="StarMath 5.0">{(%alpha+%beta)rsup(2)(1+%alpha+%beta)} over {n%alpha%beta(%alpha+%beta+2)(%alpha+%beta+3)(%alpha+Beta+n)}left [ (%alpha+%beta)(%alpha+%beta-1+6n)+3%alpha%beta(n-2)+6n rsup(2)-{3%alpha%beta n(6-n)} over {%alpha+%beta}- {18%alpha%beta n rsup(2)} over {(%alpha+%beta)rsup(2)}  right ]  </annotation>
  </semantics>
</math>
</file>

<file path=Object 140/content.xml><?xml version="1.0" encoding="utf-8"?>
<math xmlns="http://www.w3.org/1998/Math/MathML">
  <semantics>
    <mrow>
      <mfrac>
        <mrow>
          <mn>2</mn>
          <mo stretchy="false">α</mo>
          <mrow>
            <mo stretchy="false">(</mo>
            <mrow>
              <mrow>
                <mi>b</mi>
                <mo stretchy="false">−</mo>
                <mi>a</mi>
              </mrow>
            </mrow>
            <mo stretchy="false">)</mo>
          </mrow>
          <mrow>
            <msub>
              <mi>n</mi>
              <mn>3</mn>
            </msub>
            <mo stretchy="false">+</mo>
            <mn>2</mn>
          </mrow>
          <mrow>
            <mo stretchy="false">(</mo>
            <mrow>
              <mrow>
                <mi>x</mi>
                <mo stretchy="false">−</mo>
                <mi>b</mi>
              </mrow>
            </mrow>
            <mo stretchy="false">)</mo>
          </mrow>
          <msub>
            <mi>n</mi>
            <mn>1</mn>
          </msub>
          <msub>
            <mi>n</mi>
            <mn>3</mn>
          </msub>
          <mfenced open="{" close="}">
            <mrow>
              <mrow>
                <mn>1</mn>
                <mo stretchy="false">+</mo>
                <mfrac>
                  <mrow>
                    <mrow>
                      <mo stretchy="false">(</mo>
                      <mrow>
                        <mrow>
                          <mo stretchy="false">α</mo>
                          <mo stretchy="false">−</mo>
                          <mn>1</mn>
                        </mrow>
                      </mrow>
                      <mo stretchy="false">)</mo>
                    </mrow>
                  </mrow>
                  <mrow>
                    <mn>2</mn>
                  </mrow>
                </mfrac>
              </mrow>
              <mfrac>
                <mrow>
                  <mrow>
                    <mo stretchy="false">(</mo>
                    <mrow>
                      <mrow>
                        <mrow>
                          <mn>2c</mn>
                          <mo stretchy="false">−</mo>
                          <mi>b</mi>
                        </mrow>
                        <mo stretchy="false">−</mo>
                        <mi>x</mi>
                      </mrow>
                    </mrow>
                    <mo stretchy="false">)</mo>
                  </mrow>
                </mrow>
                <mrow>
                  <mrow>
                    <mo stretchy="false">(</mo>
                    <mrow>
                      <mrow>
                        <mi>c</mi>
                        <mo stretchy="false">−</mo>
                        <mi>b</mi>
                      </mrow>
                    </mrow>
                    <mo stretchy="false">)</mo>
                  </mrow>
                </mrow>
              </mfrac>
            </mrow>
          </mfenced>
        </mrow>
        <mrow>
          <mn>2</mn>
          <mo stretchy="false">α</mo>
          <mrow>
            <mo stretchy="false">(</mo>
            <mrow>
              <mrow>
                <mi>b</mi>
                <mo stretchy="false">−</mo>
                <mi>a</mi>
              </mrow>
            </mrow>
            <mo stretchy="false">)</mo>
          </mrow>
          <mrow>
            <msub>
              <mi>n</mi>
              <mn>3</mn>
            </msub>
            <mo stretchy="false">+</mo>
            <mrow>
              <mo stretchy="false">(</mo>
              <mrow>
                <mrow>
                  <mo stretchy="false">α</mo>
                  <mo stretchy="false">+</mo>
                  <mn>1</mn>
                </mrow>
              </mrow>
              <mo stretchy="false">)</mo>
            </mrow>
          </mrow>
          <mrow>
            <mo stretchy="false">(</mo>
            <mrow>
              <mrow>
                <mi>c</mi>
                <mo stretchy="false">−</mo>
                <mi>b</mi>
              </mrow>
            </mrow>
            <mo stretchy="false">)</mo>
          </mrow>
          <msub>
            <mi>n</mi>
            <mn>1</mn>
          </msub>
          <mrow>
            <msub>
              <mi>n</mi>
              <mn>3</mn>
            </msub>
            <mo stretchy="false">+</mo>
            <mn>2</mn>
          </mrow>
          <mrow>
            <mo stretchy="false">(</mo>
            <mrow>
              <mrow>
                <mi>d</mi>
                <mo stretchy="false">−</mo>
                <mi>c</mi>
              </mrow>
            </mrow>
            <mo stretchy="false">)</mo>
          </mrow>
          <msub>
            <mi>n</mi>
            <mn>1</mn>
          </msub>
        </mrow>
      </mfrac>
    </mrow>
    <annotation encoding="StarMath 5.0">{2 %alpha (b-a)n sub 3 +2(x-b)n sub 1 n sub 3 left lbrace 1+{(%alpha -1)} over {2}{(2c-b-x)} over {(c-b)}   right rbrace } over {2 %alpha (b-a)n sub 3 + (%alpha +1)(c-b)n sub 1 n sub 3 +2(d-c)n sub 1} </annotation>
  </semantics>
</math>
</file>

<file path=Object 141/content.xml><?xml version="1.0" encoding="utf-8"?>
<math xmlns="http://www.w3.org/1998/Math/MathML">
  <semantics>
    <mrow>
      <mrow>
        <mn>1</mn>
        <mo stretchy="false">−</mo>
        <mfrac>
          <mrow>
            <mn>2</mn>
            <mrow>
              <mo stretchy="false">(</mo>
              <mrow>
                <mrow>
                  <mi>d</mi>
                  <mo stretchy="false">−</mo>
                  <mi>c</mi>
                </mrow>
              </mrow>
              <mo stretchy="false">)</mo>
            </mrow>
            <msub>
              <mi>n</mi>
              <mn>1</mn>
            </msub>
          </mrow>
          <mrow>
            <mn>2</mn>
            <mo stretchy="false">α</mo>
            <mrow>
              <mo stretchy="false">(</mo>
              <mrow>
                <mrow>
                  <mi>b</mi>
                  <mo stretchy="false">−</mo>
                  <mi>a</mi>
                </mrow>
              </mrow>
              <mo stretchy="false">)</mo>
            </mrow>
            <mrow>
              <msub>
                <mi>n</mi>
                <mn>3</mn>
              </msub>
              <mo stretchy="false">+</mo>
              <mrow>
                <mo stretchy="false">(</mo>
                <mrow>
                  <mrow>
                    <mo stretchy="false">α</mo>
                    <mo stretchy="false">+</mo>
                    <mn>1</mn>
                  </mrow>
                </mrow>
                <mo stretchy="false">)</mo>
              </mrow>
            </mrow>
            <mrow>
              <mo stretchy="false">(</mo>
              <mrow>
                <mrow>
                  <mi>c</mi>
                  <mo stretchy="false">−</mo>
                  <mi>b</mi>
                </mrow>
              </mrow>
              <mo stretchy="false">)</mo>
            </mrow>
            <msub>
              <mi>n</mi>
              <mn>1</mn>
            </msub>
            <mrow>
              <msub>
                <mi>n</mi>
                <mn>3</mn>
              </msub>
              <mo stretchy="false">+</mo>
              <mn>2</mn>
            </mrow>
            <mrow>
              <mo stretchy="false">(</mo>
              <mrow>
                <mrow>
                  <mi>d</mi>
                  <mo stretchy="false">−</mo>
                  <mi>c</mi>
                </mrow>
              </mrow>
              <mo stretchy="false">)</mo>
            </mrow>
            <msub>
              <mi>n</mi>
              <mn>1</mn>
            </msub>
          </mrow>
        </mfrac>
      </mrow>
      <msup>
        <mfenced open="(" close=")">
          <mrow>
            <mfrac>
              <mrow>
                <mrow>
                  <mi>d</mi>
                  <mo stretchy="false">−</mo>
                  <mi>x</mi>
                </mrow>
              </mrow>
              <mrow>
                <mrow>
                  <mi>d</mi>
                  <mo stretchy="false">−</mo>
                  <mi>c</mi>
                </mrow>
              </mrow>
            </mfrac>
          </mrow>
        </mfenced>
        <mrow>
          <msub>
            <mi>n</mi>
            <mn>3</mn>
          </msub>
        </mrow>
      </msup>
    </mrow>
    <annotation encoding="StarMath 5.0">1-{2(d-c)n sub 1} over {2 %alpha (b-a)n sub 3 +(%alpha +1)(c-b)n sub 1 n sub 3 +2(d-c)n sub 1}left ( {d-x} over {d-c}  right ) sup {n sub 3}  </annotation>
  </semantics>
</math>
</file>

<file path=Object 142/content.xml><?xml version="1.0" encoding="utf-8"?>
<math xmlns="http://www.w3.org/1998/Math/MathML">
  <semantics>
    <mrow>
      <mfrac>
        <mrow>
          <mrow>
            <mo stretchy="false">(</mo>
            <mrow>
              <mrow>
                <mi>b</mi>
                <mo stretchy="false">−</mo>
                <mi>a</mi>
              </mrow>
            </mrow>
            <mo stretchy="false">)</mo>
          </mrow>
          <mrow>
            <mrow>
              <mo stretchy="false">(</mo>
              <mrow>
                <mrow>
                  <mi>a</mi>
                  <mo stretchy="false">+</mo>
                  <mn>2b</mn>
                </mrow>
              </mrow>
              <mo stretchy="false">)</mo>
            </mrow>
            <mo stretchy="false">−</mo>
            <mn>3</mn>
          </mrow>
          <mrow>
            <mrow>
              <mo stretchy="false">(</mo>
              <mrow>
                <mrow>
                  <msup>
                    <mi>b</mi>
                    <mn>2</mn>
                  </msup>
                  <mo stretchy="false">−</mo>
                  <msup>
                    <mi>c</mi>
                    <mn>2</mn>
                  </msup>
                </mrow>
              </mrow>
              <mo stretchy="false">)</mo>
            </mrow>
            <mo stretchy="false">+</mo>
            <mrow>
              <mo stretchy="false">(</mo>
              <mrow>
                <mrow>
                  <mi>d</mi>
                  <mo stretchy="false">−</mo>
                  <mi>c</mi>
                </mrow>
              </mrow>
              <mo stretchy="false">)</mo>
            </mrow>
          </mrow>
          <mrow>
            <mo stretchy="false">(</mo>
            <mrow>
              <mrow>
                <mn>2c</mn>
                <mo stretchy="false">+</mo>
                <mi>d</mi>
              </mrow>
            </mrow>
            <mo stretchy="false">)</mo>
          </mrow>
        </mrow>
        <mrow>
          <mn>3</mn>
          <mrow>
            <mo stretchy="false">(</mo>
            <mrow>
              <mrow>
                <mrow>
                  <mrow>
                    <mi>d</mi>
                    <mo stretchy="false">+</mo>
                    <mi>c</mi>
                  </mrow>
                  <mo stretchy="false">−</mo>
                  <mi>b</mi>
                </mrow>
                <mo stretchy="false">−</mo>
                <mi>a</mi>
              </mrow>
            </mrow>
            <mo stretchy="false">)</mo>
          </mrow>
        </mrow>
      </mfrac>
    </mrow>
    <annotation encoding="StarMath 5.0">{(b-a)(a+2b)-3(b sup 2 - c sup 2)+(d-c)(2c+d)} over {3(d+c-b-a)} </annotation>
  </semantics>
</math>
</file>

<file path=Object 143/content.xml><?xml version="1.0" encoding="utf-8"?>
<math xmlns="http://www.w3.org/1998/Math/MathML">
  <semantics>
    <mrow>
      <mfrac>
        <mrow>
          <mrow>
            <mo stretchy="false">(</mo>
            <mrow>
              <mrow>
                <mi>b</mi>
                <mo stretchy="false">−</mo>
                <mi>a</mi>
              </mrow>
            </mrow>
            <mo stretchy="false">)</mo>
          </mrow>
        </mrow>
        <mrow>
          <mrow>
            <mo stretchy="false">(</mo>
            <mrow>
              <mrow>
                <mrow>
                  <mrow>
                    <mi>d</mi>
                    <mo stretchy="false">+</mo>
                    <mi>c</mi>
                  </mrow>
                  <mo stretchy="false">−</mo>
                  <mi>b</mi>
                </mrow>
                <mo stretchy="false">−</mo>
                <mi>a</mi>
              </mrow>
            </mrow>
            <mo stretchy="false">)</mo>
          </mrow>
        </mrow>
      </mfrac>
      <mrow>
        <mfenced open="(" close=")">
          <mrow>
            <mfrac>
              <mrow>
                <mn>1</mn>
              </mrow>
              <mrow>
                <mn>6</mn>
              </mrow>
            </mfrac>
            <mrow>
              <msup>
                <mrow>
                  <mo stretchy="false">(</mo>
                  <mrow>
                    <mrow>
                      <mi>a</mi>
                      <mo stretchy="false">+</mo>
                      <mi>b</mi>
                    </mrow>
                  </mrow>
                  <mo stretchy="false">)</mo>
                </mrow>
                <mn>2</mn>
              </msup>
              <mo stretchy="false">+</mo>
              <mfrac>
                <mrow>
                  <mn>1</mn>
                </mrow>
                <mrow>
                  <mn>3</mn>
                </mrow>
              </mfrac>
            </mrow>
            <msup>
              <mi>b</mi>
              <mn>2</mn>
            </msup>
          </mrow>
        </mfenced>
        <mo stretchy="false">+</mo>
        <mfrac>
          <mrow>
            <mn>1</mn>
          </mrow>
          <mrow>
            <mrow>
              <mo stretchy="false">(</mo>
              <mrow>
                <mrow>
                  <mrow>
                    <mrow>
                      <mi>d</mi>
                      <mo stretchy="false">+</mo>
                      <mi>c</mi>
                    </mrow>
                    <mo stretchy="false">−</mo>
                    <mi>b</mi>
                  </mrow>
                  <mo stretchy="false">−</mo>
                  <mi>a</mi>
                </mrow>
              </mrow>
              <mo stretchy="false">)</mo>
            </mrow>
          </mrow>
        </mfrac>
      </mrow>
      <mrow>
        <mfenced open="(" close=")">
          <mrow>
            <mfrac>
              <mrow>
                <mn>2</mn>
              </mrow>
              <mrow>
                <mn>3</mn>
              </mrow>
            </mfrac>
            <mrow>
              <mo stretchy="false">(</mo>
              <mrow>
                <mrow>
                  <msup>
                    <mi>c</mi>
                    <mn>3</mn>
                  </msup>
                  <mo stretchy="false">−</mo>
                  <msup>
                    <mi>b</mi>
                    <mn>3</mn>
                  </msup>
                </mrow>
              </mrow>
              <mo stretchy="false">)</mo>
            </mrow>
          </mrow>
        </mfenced>
        <mo stretchy="false">+</mo>
        <mfrac>
          <mrow>
            <mrow>
              <mo stretchy="false">(</mo>
              <mrow>
                <mrow>
                  <mi>d</mi>
                  <mo stretchy="false">−</mo>
                  <mi>c</mi>
                </mrow>
              </mrow>
              <mo stretchy="false">)</mo>
            </mrow>
          </mrow>
          <mrow>
            <mrow>
              <mo stretchy="false">(</mo>
              <mrow>
                <mrow>
                  <mrow>
                    <mrow>
                      <mi>d</mi>
                      <mo stretchy="false">+</mo>
                      <mi>c</mi>
                    </mrow>
                    <mo stretchy="false">−</mo>
                    <mi>b</mi>
                  </mrow>
                  <mo stretchy="false">−</mo>
                  <mi>a</mi>
                </mrow>
              </mrow>
              <mo stretchy="false">)</mo>
            </mrow>
          </mrow>
        </mfrac>
      </mrow>
      <mfenced open="(" close=")">
        <mrow>
          <mfrac>
            <mrow>
              <mn>1</mn>
            </mrow>
            <mrow>
              <mn>3</mn>
            </mrow>
          </mfrac>
          <mrow>
            <msup>
              <mi>c</mi>
              <mn>2</mn>
            </msup>
            <mo stretchy="false">+</mo>
            <mfrac>
              <mrow>
                <mn>1</mn>
              </mrow>
              <mrow>
                <mn>6</mn>
              </mrow>
            </mfrac>
          </mrow>
          <msup>
            <mrow>
              <mo stretchy="false">(</mo>
              <mrow>
                <mrow>
                  <mi>c</mi>
                  <mo stretchy="false">+</mo>
                  <mi>d</mi>
                </mrow>
              </mrow>
              <mo stretchy="false">)</mo>
            </mrow>
            <mn>2</mn>
          </msup>
        </mrow>
      </mfenced>
    </mrow>
    <annotation encoding="StarMath 5.0">{(b-a)} over {(d+c-b-a)} left ( {1} over {6}(a+b) sup 2 + {1} over {3}b sup 2   right )+{1} over {(d+c-b-a)}left ( {2} over {3}(c sup 3 - b sup 3)  right )+{(d-c)} over {(d+c-b-a)}left ( {1} over {3}c sup 2 +{1} over {6}(c+d) sup 2  right )     </annotation>
  </semantics>
</math>
</file>

<file path=Object 144/content.xml><?xml version="1.0" encoding="utf-8"?>
<math xmlns="http://www.w3.org/1998/Math/MathML">
  <semantics>
    <mrow>
      <mn>2sgn</mn>
      <mrow>
        <mo stretchy="false">(</mo>
        <mrow>
          <mi>s</mi>
        </mrow>
        <mo stretchy="false">)</mo>
      </mrow>
      <mfrac>
        <mrow>
          <mrow>
            <mi>x</mi>
            <mo stretchy="false">−</mo>
            <mi>a</mi>
          </mrow>
        </mrow>
        <mrow>
          <msup>
            <mi>s</mi>
            <mn>2</mn>
          </msup>
        </mrow>
      </mfrac>
    </mrow>
    <annotation encoding="StarMath 5.0">2sgn(s){x-a} over {s sup 2} </annotation>
  </semantics>
</math>
</file>

<file path=Object 145/content.xml><?xml version="1.0" encoding="utf-8"?>
<math xmlns="http://www.w3.org/1998/Math/MathML">
  <semantics>
    <mrow>
      <mfrac>
        <mrow>
          <mn>1</mn>
        </mrow>
        <mrow>
          <mo stretchy="false">π</mo>
          <msqrt>
            <mrow>
              <mi>x</mi>
              <mrow>
                <mo stretchy="false">(</mo>
                <mrow>
                  <mrow>
                    <mn>1</mn>
                    <mo stretchy="false">−</mo>
                    <mi>x</mi>
                  </mrow>
                </mrow>
                <mo stretchy="false">)</mo>
              </mrow>
            </mrow>
          </msqrt>
        </mrow>
      </mfrac>
    </mrow>
    <annotation encoding="StarMath 5.0">{1} over {%pi sqrt{x(1-x)} } </annotation>
  </semantics>
</math>
</file>

<file path=Object 146/content.xml><?xml version="1.0" encoding="utf-8"?>
<math xmlns="http://www.w3.org/1998/Math/MathML">
  <semantics>
    <mrow>
      <mfrac>
        <mrow>
          <mn>2</mn>
        </mrow>
        <mrow>
          <mo stretchy="false">π</mo>
        </mrow>
      </mfrac>
      <msup>
        <mi>sin</mi>
        <mrow>
          <mrow>
            <mo stretchy="false">−</mo>
            <mn>1</mn>
          </mrow>
        </mrow>
      </msup>
      <msqrt>
        <mrow>
          <mi>x</mi>
        </mrow>
      </msqrt>
    </mrow>
    <annotation encoding="StarMath 5.0">{2} over {%pi}sin sup {-1} sqrt{x}  </annotation>
  </semantics>
</math>
</file>

<file path=Object 147/content.xml><?xml version="1.0" encoding="utf-8"?>
<math xmlns="http://www.w3.org/1998/Math/MathML">
  <semantics>
    <mrow>
      <mfrac>
        <mrow>
          <mo stretchy="false">ρ</mo>
        </mrow>
        <mrow>
          <mrow>
            <mo stretchy="false">ρ</mo>
            <mo stretchy="false">−</mo>
            <mn>1</mn>
          </mrow>
        </mrow>
      </mfrac>
      <mi mathvariant="italic">for</mi>
      <mrow>
        <mo stretchy="false">ρ</mo>
        <mo stretchy="false">&gt;</mo>
        <mn>1</mn>
      </mrow>
    </mrow>
    <annotation encoding="StarMath 5.0">{%rho} over {%rho -1} for %rho &gt;1 </annotation>
  </semantics>
</math>
</file>

<file path=Object 148/content.xml><?xml version="1.0" encoding="utf-8"?>
<math xmlns="http://www.w3.org/1998/Math/MathML">
  <semantics>
    <mrow>
      <mfrac>
        <mrow>
          <msup>
            <mo stretchy="false">ρ</mo>
            <mn>2</mn>
          </msup>
        </mrow>
        <mrow>
          <msup>
            <mrow>
              <mo stretchy="false">(</mo>
              <mrow>
                <mrow>
                  <mo stretchy="false">ρ</mo>
                  <mo stretchy="false">−</mo>
                  <mn>1</mn>
                </mrow>
              </mrow>
              <mo stretchy="false">)</mo>
            </mrow>
            <mn>2</mn>
          </msup>
          <mrow>
            <mo stretchy="false">(</mo>
            <mrow>
              <mrow>
                <mo stretchy="false">ρ</mo>
                <mo stretchy="false">−</mo>
                <mn>2</mn>
              </mrow>
            </mrow>
            <mo stretchy="false">)</mo>
          </mrow>
        </mrow>
      </mfrac>
      <mi mathvariant="italic">for</mi>
      <mrow>
        <mo stretchy="false">ρ</mo>
        <mo stretchy="false">&gt;</mo>
        <mn>2</mn>
      </mrow>
    </mrow>
    <annotation encoding="StarMath 5.0">{%rho sup 2} over {(%rho -1) sup 2 (%rho -2) } for %rho &gt;2 </annotation>
  </semantics>
</math>
</file>

<file path=Object 149/content.xml><?xml version="1.0" encoding="utf-8"?>
<math xmlns="http://www.w3.org/1998/Math/MathML">
  <semantics>
    <mrow>
      <mfrac>
        <mrow>
          <msup>
            <mrow>
              <mo stretchy="false">(</mo>
              <mrow>
                <mrow>
                  <mo stretchy="false">ρ</mo>
                  <mo stretchy="false">+</mo>
                  <mn>1</mn>
                </mrow>
              </mrow>
              <mo stretchy="false">)</mo>
            </mrow>
            <mn>2</mn>
          </msup>
          <msqrt>
            <mrow>
              <mrow>
                <mo stretchy="false">ρ</mo>
                <mo stretchy="false">−</mo>
                <mn>2</mn>
              </mrow>
            </mrow>
          </msqrt>
        </mrow>
        <mrow>
          <mrow>
            <mo stretchy="false">(</mo>
            <mrow>
              <mrow>
                <mo stretchy="false">ρ</mo>
                <mo stretchy="false">−</mo>
                <mn>3</mn>
              </mrow>
            </mrow>
            <mo stretchy="false">)</mo>
          </mrow>
          <mo stretchy="false">ρ</mo>
        </mrow>
      </mfrac>
      <mi mathvariant="italic">for</mi>
      <mrow>
        <mo stretchy="false">ρ</mo>
        <mo stretchy="false">&gt;</mo>
        <mn>3</mn>
      </mrow>
    </mrow>
    <annotation encoding="StarMath 5.0">{(%rho +1) sup 2 sqrt{%rho -2} } over {(%rho -3) %rho} for %rho &gt;3
 </annotation>
  </semantics>
</math>
</file>

<file path=Object 15/content.xml><?xml version="1.0" encoding="utf-8"?>
<math xmlns="http://www.w3.org/1998/Math/MathML">
  <semantics>
    <mrow>
      <mfenced open="(" close=")">
        <mrow>
          <mtable>
            <mtr>
              <mtd>
                <mrow>
                  <mi>n</mi>
                </mrow>
              </mtd>
            </mtr>
            <mtr>
              <mtd>
                <mrow>
                  <mi>k</mi>
                </mrow>
              </mtd>
            </mtr>
          </mtable>
        </mrow>
      </mfenced>
      <msup>
        <mi>p</mi>
        <mrow>
          <mo stretchy="false">(</mo>
          <mrow>
            <mi>k</mi>
          </mrow>
          <mo stretchy="false">)</mo>
        </mrow>
      </msup>
      <msup>
        <mrow>
          <mo stretchy="false">(</mo>
          <mrow>
            <mrow>
              <mn>1</mn>
              <mo stretchy="false">−</mo>
              <mi>p</mi>
            </mrow>
          </mrow>
          <mo stretchy="false">)</mo>
        </mrow>
        <mrow>
          <mo stretchy="false">(</mo>
          <mrow>
            <mrow>
              <mi>n</mi>
              <mo stretchy="false">−</mo>
              <mi>k</mi>
            </mrow>
          </mrow>
          <mo stretchy="false">)</mo>
        </mrow>
      </msup>
    </mrow>
    <annotation encoding="StarMath 5.0">left ( binom{n}{k}  right ) p rsup(k)(1-p)rsup(n-k)</annotation>
  </semantics>
</math>
</file>

<file path=Object 150/content.xml><?xml version="1.0" encoding="utf-8"?>
<math xmlns="http://www.w3.org/1998/Math/MathML">
  <semantics>
    <mrow>
      <mrow>
        <mrow>
          <mo stretchy="false">ρ</mo>
          <mo stretchy="false">+</mo>
          <mn>3</mn>
        </mrow>
        <mo stretchy="false">+</mo>
        <mfrac>
          <mrow>
            <mn>11</mn>
            <mrow>
              <msup>
                <mo stretchy="false">ρ</mo>
                <mn>3</mn>
              </msup>
              <mo stretchy="false">−</mo>
              <mn>49</mn>
            </mrow>
            <mrow>
              <mo stretchy="false">ρ</mo>
              <mo stretchy="false">−</mo>
              <mn>22</mn>
            </mrow>
          </mrow>
          <mrow>
            <mrow>
              <mo stretchy="false">(</mo>
              <mrow>
                <mrow>
                  <mo stretchy="false">ρ</mo>
                  <mo stretchy="false">−</mo>
                  <mn>4</mn>
                </mrow>
              </mrow>
              <mo stretchy="false">)</mo>
            </mrow>
            <mrow>
              <mo stretchy="false">(</mo>
              <mrow>
                <mrow>
                  <mo stretchy="false">ρ</mo>
                  <mo stretchy="false">−</mo>
                  <mn>3</mn>
                </mrow>
              </mrow>
              <mo stretchy="false">)</mo>
            </mrow>
            <mo stretchy="false">ρ</mo>
          </mrow>
        </mfrac>
      </mrow>
      <mi mathvariant="italic">for</mi>
      <mrow>
        <mo stretchy="false">ρ</mo>
        <mo stretchy="false">&gt;</mo>
        <mn>4</mn>
      </mrow>
    </mrow>
    <annotation encoding="StarMath 5.0">%rho +3+{11 %rho sup 3 -49 %rho -22} over {(%rho -4)(%rho -3) %rho} for %rho &gt;4 </annotation>
  </semantics>
</math>
</file>

<file path=Object 151/content.xml><?xml version="1.0" encoding="utf-8"?>
<math xmlns="http://www.w3.org/1998/Math/MathML">
  <semantics>
    <mrow>
      <mfrac>
        <mrow>
          <mrow>
            <mn>1</mn>
            <mo stretchy="false">/</mo>
            <msup>
              <mi>k</mi>
              <mi>s</mi>
            </msup>
          </mrow>
        </mrow>
        <mrow>
          <mo stretchy="false">ζ</mo>
          <mrow>
            <mo stretchy="false">(</mo>
            <mrow>
              <mi>s</mi>
            </mrow>
            <mo stretchy="false">)</mo>
          </mrow>
        </mrow>
      </mfrac>
    </mrow>
    <annotation encoding="StarMath 5.0">{1/k sup s} over {%zeta (s)} </annotation>
  </semantics>
</math>
</file>

<file path=Object 152/content.xml><?xml version="1.0" encoding="utf-8"?>
<math xmlns="http://www.w3.org/1998/Math/MathML">
  <semantics>
    <mrow>
      <mfrac>
        <mrow>
          <msub>
            <mi>H</mi>
            <mrow>
              <mi>k</mi>
              <mi>,</mi>
              <mi>s</mi>
            </mrow>
          </msub>
        </mrow>
        <mrow>
          <mo stretchy="false">ζ</mo>
          <mrow>
            <mo stretchy="false">(</mo>
            <mrow>
              <mi>s</mi>
            </mrow>
            <mo stretchy="false">)</mo>
          </mrow>
        </mrow>
      </mfrac>
    </mrow>
    <annotation encoding="StarMath 5.0">{H sub {k,s}} over {%zeta (s)} </annotation>
  </semantics>
</math>
</file>

<file path=Object 153/content.xml><?xml version="1.0" encoding="utf-8"?>
<math xmlns="http://www.w3.org/1998/Math/MathML">
  <semantics>
    <mrow>
      <mfrac>
        <mrow>
          <mo stretchy="false">ζ</mo>
          <mrow>
            <mo stretchy="false">(</mo>
            <mrow>
              <mrow>
                <mi>s</mi>
                <mo stretchy="false">−</mo>
                <mn>1</mn>
              </mrow>
            </mrow>
            <mo stretchy="false">)</mo>
          </mrow>
        </mrow>
        <mrow>
          <mo stretchy="false">ζ</mo>
          <mrow>
            <mo stretchy="false">(</mo>
            <mrow>
              <mi>s</mi>
            </mrow>
            <mo stretchy="false">)</mo>
          </mrow>
        </mrow>
      </mfrac>
      <mi mathvariant="italic">for</mi>
      <mrow>
        <mi>s</mi>
        <mo stretchy="false">&gt;</mo>
        <mn>2</mn>
      </mrow>
    </mrow>
    <annotation encoding="StarMath 5.0">{%zeta (s-1)} over {%zeta (s)} for s&gt;2 </annotation>
  </semantics>
</math>
</file>

<file path=Object 154/content.xml><?xml version="1.0" encoding="utf-8"?>
<math xmlns="http://www.w3.org/1998/Math/MathML">
  <semantics>
    <mrow>
      <mfrac>
        <mrow>
          <mo stretchy="false">ζ</mo>
          <mrow>
            <mo stretchy="false">(</mo>
            <mrow>
              <mi>s</mi>
            </mrow>
            <mo stretchy="false">)</mo>
          </mrow>
          <mo stretchy="false">ζ</mo>
          <mrow>
            <mrow>
              <mo stretchy="false">(</mo>
              <mrow>
                <mrow>
                  <mi>s</mi>
                  <mo stretchy="false">−</mo>
                  <mn>2</mn>
                </mrow>
              </mrow>
              <mo stretchy="false">)</mo>
            </mrow>
            <mo stretchy="false">−</mo>
            <mo stretchy="false">ζ</mo>
          </mrow>
          <msup>
            <mrow>
              <mo stretchy="false">(</mo>
              <mrow>
                <mrow>
                  <mi>s</mi>
                  <mo stretchy="false">−</mo>
                  <mn>1</mn>
                </mrow>
              </mrow>
              <mo stretchy="false">)</mo>
            </mrow>
            <mn>2</mn>
          </msup>
        </mrow>
        <mrow>
          <mo stretchy="false">ζ</mo>
          <msup>
            <mrow>
              <mo stretchy="false">(</mo>
              <mrow>
                <mi>s</mi>
              </mrow>
              <mo stretchy="false">)</mo>
            </mrow>
            <mn>2</mn>
          </msup>
        </mrow>
      </mfrac>
      <mi mathvariant="italic">for</mi>
      <mrow>
        <mi>s</mi>
        <mo stretchy="false">&gt;</mo>
        <mn>3</mn>
      </mrow>
    </mrow>
    <annotation encoding="StarMath 5.0">{%zeta (s) %zeta (s-2)- %zeta (s-1) sup 2} over {%zeta (s) sup 2} for s&gt;3 </annotation>
  </semantics>
</math>
</file>

<file path=Object 155/content.xml><?xml version="1.0" encoding="utf-8"?>
<math xmlns="http://www.w3.org/1998/Math/MathML">
  <semantics>
    <mrow>
      <mfrac>
        <mrow>
          <mn>1</mn>
        </mrow>
        <mrow>
          <mn>2</mn>
          <mo stretchy="false">π</mo>
        </mrow>
      </mfrac>
      <mfenced open="[" close="]">
        <mrow>
          <mfrac>
            <mrow>
              <mo stretchy="false">γ</mo>
            </mrow>
            <mrow>
              <msup>
                <mrow>
                  <mo stretchy="false">(</mo>
                  <mrow>
                    <mrow>
                      <mrow>
                        <msup>
                          <mrow>
                            <mo stretchy="false">(</mo>
                            <mrow>
                              <mrow>
                                <mi>x</mi>
                                <mo stretchy="false">−</mo>
                                <msub>
                                  <mi>x</mi>
                                  <mn>0</mn>
                                </msub>
                              </mrow>
                            </mrow>
                            <mo stretchy="false">)</mo>
                          </mrow>
                          <mn>2</mn>
                        </msup>
                        <mo stretchy="false">+</mo>
                        <msup>
                          <mrow>
                            <mo stretchy="false">(</mo>
                            <mrow>
                              <mrow>
                                <mi>y</mi>
                                <mo stretchy="false">−</mo>
                                <msub>
                                  <mi>y</mi>
                                  <mn>0</mn>
                                </msub>
                              </mrow>
                            </mrow>
                            <mo stretchy="false">)</mo>
                          </mrow>
                          <mn>2</mn>
                        </msup>
                      </mrow>
                      <mo stretchy="false">+</mo>
                      <msup>
                        <mo stretchy="false">γ</mo>
                        <mn>2</mn>
                      </msup>
                    </mrow>
                  </mrow>
                  <mo stretchy="false">)</mo>
                </mrow>
                <mn>1.5</mn>
              </msup>
            </mrow>
          </mfrac>
        </mrow>
      </mfenced>
    </mrow>
    <annotation encoding="StarMath 5.0">{1} over {2 %pi }left [ {%gamma} over {((x-x sub 0) sup 2 +(y-y sub 0) sup 2 + %gamma sup 2) sup 1.5}  right ]  </annotation>
  </semantics>
</math>
</file>

<file path=Object 156/content.xml><?xml version="1.0" encoding="utf-8"?>
<math xmlns="http://www.w3.org/1998/Math/MathML">
  <semantics>
    <mrow>
      <mfrac>
        <mrow>
          <mi>n</mi>
          <mi>!</mi>
        </mrow>
        <mrow>
          <msub>
            <mi>x</mi>
            <mn>1</mn>
          </msub>
          <mi>!</mi>
          <mn>...</mn>
          <msub>
            <mi>x</mi>
            <mi>k</mi>
          </msub>
          <mi>!</mi>
        </mrow>
      </mfrac>
      <msubsup>
        <mi>p</mi>
        <mn>1</mn>
        <mrow>
          <msub>
            <mi>x</mi>
            <mn>1</mn>
          </msub>
        </mrow>
      </msubsup>
      <mn>...</mn>
      <msubsup>
        <mi>p</mi>
        <mi>k</mi>
        <mrow>
          <msub>
            <mi>x</mi>
            <mi>k</mi>
          </msub>
        </mrow>
      </msubsup>
    </mrow>
    <annotation encoding="StarMath 5.0">{n!} over {x sub 1 !...x sub k !}p sub 1 sup {x sub 1}...p sub k sup {x sub k} </annotation>
  </semantics>
</math>
</file>

<file path=Object 157/content.xml><?xml version="1.0" encoding="utf-8"?>
<math xmlns="http://www.w3.org/1998/Math/MathML">
  <semantics>
    <mrow>
      <mi>N</mi>
      <mfenced open="(" close=")">
        <mrow>
          <mfenced open="(" close=")">
            <mrow>
              <mtable>
                <mtr>
                  <mtd>
                    <mrow>
                      <msub>
                        <mo stretchy="false">μ</mo>
                        <mn>1</mn>
                      </msub>
                    </mrow>
                  </mtd>
                </mtr>
                <mtr>
                  <mtd>
                    <mrow>
                      <msub>
                        <mo stretchy="false">μ</mo>
                        <mn>2</mn>
                      </msub>
                    </mrow>
                  </mtd>
                </mtr>
              </mtable>
            </mrow>
          </mfenced>
          <mtable>
            <mtr>
              <mtd>
                <mrow>
                  <msubsup>
                    <mo stretchy="false">σ</mo>
                    <mn>1</mn>
                    <mn>2</mn>
                  </msubsup>
                </mrow>
              </mtd>
              <mtd>
                <mrow>
                  <mo stretchy="false">ρ</mo>
                  <msub>
                    <mo stretchy="false">σ</mo>
                    <mn>1</mn>
                  </msub>
                  <msub>
                    <mo stretchy="false">σ</mo>
                    <mn>2</mn>
                  </msub>
                </mrow>
              </mtd>
            </mtr>
            <mtr>
              <mtd>
                <mrow>
                  <mo stretchy="false">ρ</mo>
                  <msub>
                    <mo stretchy="false">σ</mo>
                    <mn>1</mn>
                  </msub>
                  <msub>
                    <mo stretchy="false">σ</mo>
                    <mn>2</mn>
                  </msub>
                </mrow>
              </mtd>
              <mtd>
                <mrow>
                  <msubsup>
                    <mo stretchy="false">σ</mo>
                    <mn>2</mn>
                    <mn>2</mn>
                  </msubsup>
                </mrow>
              </mtd>
            </mtr>
          </mtable>
        </mrow>
      </mfenced>
    </mrow>
    <annotation encoding="StarMath 5.0">N left ( left ( binom{%mu sub 1}{%mu sub 2}  right ) matrix{%sigma sub 1 sup 2 # %rho %sigma sub 1 %sigma sub 2 ## %rho %sigma sub 1 %sigma sub 2 # %sigma sub 2 sup 2}  right ) </annotation>
  </semantics>
</math>
</file>

<file path=Object 158/content.xml><?xml version="1.0" encoding="utf-8"?>
<math xmlns="http://www.w3.org/1998/Math/MathML">
  <semantics>
    <mrow>
      <mrow>
        <msub>
          <mo stretchy="false">μ</mo>
          <mn>1</mn>
        </msub>
        <mo stretchy="false">+</mo>
        <mo stretchy="false">ρ</mo>
      </mrow>
      <mfrac>
        <mrow>
          <msub>
            <mo stretchy="false">σ</mo>
            <mn>1</mn>
          </msub>
        </mrow>
        <mrow>
          <msub>
            <mo stretchy="false">σ</mo>
            <mn>2</mn>
          </msub>
        </mrow>
      </mfrac>
      <mrow>
        <mo stretchy="false">(</mo>
        <mrow>
          <mrow>
            <msub>
              <mi>x</mi>
              <mn>2</mn>
            </msub>
            <mo stretchy="false">−</mo>
            <msub>
              <mo stretchy="false">μ</mo>
              <mn>2</mn>
            </msub>
          </mrow>
        </mrow>
        <mo stretchy="false">)</mo>
      </mrow>
    </mrow>
    <annotation encoding="StarMath 5.0">%mu sub 1 + %rho {%sigma sub 1} over {%sigma sub 2} (x sub 2 - %mu sub 2)</annotation>
  </semantics>
</math>
</file>

<file path=Object 159/content.xml><?xml version="1.0" encoding="utf-8"?>
<math xmlns="http://www.w3.org/1998/Math/MathML">
  <semantics>
    <mrow>
      <mi>K</mi>
      <mrow>
        <mrow>
          <mo stretchy="false">(</mo>
          <mrow>
            <mi>r</mi>
            <mi>,</mi>
            <mi>n</mi>
            <mi>,</mi>
            <mi>p</mi>
            <mi>,</mi>
            <mi>q</mi>
          </mrow>
          <mo stretchy="false">)</mo>
        </mrow>
        <mo stretchy="false">=</mo>
        <mrow>
          <munderover>
            <mo stretchy="false">∑</mo>
            <mrow>
              <mrow>
                <mi>i</mi>
                <mo stretchy="false">=</mo>
                <mn>0</mn>
              </mrow>
            </mrow>
            <mrow>
              <mrow>
                <mi>q</mi>
                <mo stretchy="false">−</mo>
                <mn>1</mn>
              </mrow>
            </mrow>
          </munderover>
          <msup>
            <mrow>
              <mo stretchy="false">(</mo>
              <mrow>
                <mrow>
                  <mo stretchy="false">−</mo>
                  <mn>1</mn>
                </mrow>
              </mrow>
              <mo stretchy="false">)</mo>
            </mrow>
            <mi>i</mi>
          </msup>
        </mrow>
      </mrow>
      <mfenced open="(" close=")">
        <mrow>
          <mtable>
            <mtr>
              <mtd>
                <mrow>
                  <mrow>
                    <mi>q</mi>
                    <mo stretchy="false">−</mo>
                    <mn>1</mn>
                  </mrow>
                </mrow>
              </mtd>
            </mtr>
            <mtr>
              <mtd>
                <mrow>
                  <mi>i</mi>
                </mrow>
              </mtd>
            </mtr>
          </mtable>
        </mrow>
      </mfenced>
      <mrow>
        <mfrac>
          <mrow>
            <mn>1</mn>
          </mrow>
          <mrow>
            <mi>B</mi>
            <mrow>
              <mo stretchy="false">(</mo>
              <mrow>
                <mi>r</mi>
                <mi>,</mi>
                <mrow>
                  <mrow>
                    <mi>n</mi>
                    <mo stretchy="false">−</mo>
                    <mi>r</mi>
                  </mrow>
                  <mo stretchy="false">+</mo>
                  <mn>1</mn>
                </mrow>
              </mrow>
              <mo stretchy="false">)</mo>
            </mrow>
          </mrow>
        </mfrac>
        <mo stretchy="false">×</mo>
        <mrow>
          <mo stretchy="false">[</mo>
          <mrow>
            <mi>B</mi>
            <mrow>
              <mrow>
                <mo stretchy="false">(</mo>
                <mrow>
                  <mrow>
                    <mi mathvariant="italic">ip</mi>
                    <mo stretchy="false">+</mo>
                    <mi>r</mi>
                  </mrow>
                  <mi>,</mi>
                  <mrow>
                    <mrow>
                      <mi>n</mi>
                      <mo stretchy="false">−</mo>
                      <mi>r</mi>
                    </mrow>
                    <mo stretchy="false">+</mo>
                    <mn>1</mn>
                  </mrow>
                </mrow>
                <mo stretchy="false">)</mo>
              </mrow>
              <mo stretchy="false">−</mo>
              <mrow>
                <mo stretchy="false">(</mo>
                <mrow>
                  <mrow>
                    <mn>1</mn>
                    <mo stretchy="false">+</mo>
                    <mi mathvariant="italic">pq</mi>
                  </mrow>
                </mrow>
                <mo stretchy="false">)</mo>
              </mrow>
            </mrow>
            <mi>B</mi>
            <mrow>
              <mo stretchy="false">(</mo>
              <mrow>
                <mrow>
                  <mo stretchy="false">(</mo>
                  <mrow>
                    <mrow>
                      <mi>i</mi>
                      <mo stretchy="false">+</mo>
                      <mn>1</mn>
                    </mrow>
                  </mrow>
                  <mo stretchy="false">)</mo>
                </mrow>
                <mrow>
                  <mi>p</mi>
                  <mo stretchy="false">+</mo>
                  <mi>r</mi>
                </mrow>
                <mi>,</mi>
                <mrow>
                  <mrow>
                    <mi>n</mi>
                    <mo stretchy="false">−</mo>
                    <mi>r</mi>
                  </mrow>
                  <mo stretchy="false">+</mo>
                  <mn>1</mn>
                </mrow>
              </mrow>
              <mo stretchy="false">)</mo>
            </mrow>
          </mrow>
          <mo stretchy="false">]</mo>
        </mrow>
      </mrow>
      <mi>,</mi>
      <mrow>
        <mo stretchy="false">(</mo>
        <mrow>
          <mrow>
            <mrow>
              <mn>1</mn>
              <mo stretchy="false">⩽</mo>
              <mi>r</mi>
            </mrow>
            <mo stretchy="false">⩽</mo>
            <mi>n</mi>
          </mrow>
          <mi>,</mi>
          <mi>p</mi>
          <mi>,</mi>
          <mrow>
            <mi>q</mi>
            <mo stretchy="false">⩾</mo>
            <mn>1</mn>
          </mrow>
        </mrow>
        <mo stretchy="false">)</mo>
      </mrow>
    </mrow>
    <annotation encoding="StarMath 5.0">K(r,n,p,q)= sum from{i=0} to{q-1} (-1) sup i left ( binom{q-1}{i}  right ){1} over {B(r,n-r+1)} times [B(ip+r,n-r+1)-(1+pq)B((i+1)p+r,n-r+1)], (1 leslant r leslant n,p,q geslant 1 )</annotation>
  </semantics>
</math>
</file>

<file path=Object 16/content.xml><?xml version="1.0" encoding="utf-8"?>
<math xmlns="http://www.w3.org/1998/Math/MathML">
  <semantics>
    <mrow>
      <mfrac>
        <mrow>
          <mrow>
            <mn>1</mn>
            <mo stretchy="false">−</mo>
            <mn>2p</mn>
          </mrow>
        </mrow>
        <mrow>
          <msqrt>
            <mrow>
              <mi mathvariant="italic">np</mi>
              <mrow>
                <mo stretchy="false">(</mo>
                <mrow>
                  <mrow>
                    <mn>1</mn>
                    <mo stretchy="false">−</mo>
                    <mi>p</mi>
                  </mrow>
                </mrow>
                <mo stretchy="false">)</mo>
              </mrow>
            </mrow>
          </msqrt>
        </mrow>
      </mfrac>
    </mrow>
    <annotation encoding="StarMath 5.0">{1-2p} over {sqrt{np(1-p)} } </annotation>
  </semantics>
</math>
</file>

<file path=Object 160/content.xml><?xml version="1.0" encoding="utf-8"?>
<math xmlns="http://www.w3.org/1998/Math/MathML">
  <semantics>
    <mrow>
      <mi>C</mi>
      <mrow>
        <mrow>
          <mo stretchy="false">(</mo>
          <mrow>
            <mi>k</mi>
            <mi>;</mi>
            <mi>p</mi>
            <mi>,</mi>
            <mi>q</mi>
          </mrow>
          <mo stretchy="false">)</mo>
        </mrow>
        <mo stretchy="false">=</mo>
        <mfrac>
          <mrow>
            <mn>1</mn>
          </mrow>
          <mrow>
            <mi>p</mi>
          </mrow>
        </mfrac>
      </mrow>
      <mfenced open="[" close="]">
        <mrow>
          <mi>B</mi>
          <mrow>
            <mfenced open="(" close=")">
              <mrow>
                <mfrac>
                  <mrow>
                    <mrow>
                      <mi>k</mi>
                      <mo stretchy="false">+</mo>
                      <mn>1</mn>
                    </mrow>
                  </mrow>
                  <mrow>
                    <mi>p</mi>
                  </mrow>
                </mfrac>
                <mi>,</mi>
                <mi>q</mi>
              </mrow>
            </mfenced>
            <mo stretchy="false">−</mo>
            <mrow>
              <mo stretchy="false">(</mo>
              <mrow>
                <mrow>
                  <mn>1</mn>
                  <mo stretchy="false">+</mo>
                  <mi mathvariant="italic">pq</mi>
                </mrow>
              </mrow>
              <mo stretchy="false">)</mo>
            </mrow>
          </mrow>
          <mi>B</mi>
          <mfenced open="(" close=")">
            <mrow>
              <mrow>
                <mfrac>
                  <mrow>
                    <mrow>
                      <mi>k</mi>
                      <mo stretchy="false">+</mo>
                      <mn>1</mn>
                    </mrow>
                  </mrow>
                  <mrow>
                    <mi>p</mi>
                  </mrow>
                </mfrac>
                <mo stretchy="false">+</mo>
                <mn>1,</mn>
              </mrow>
              <mi>q</mi>
            </mrow>
          </mfenced>
        </mrow>
      </mfenced>
      <mrow>
        <mo stretchy="false">(</mo>
        <mrow>
          <mrow>
            <mi>k</mi>
            <mo stretchy="false">=</mo>
            <mn>0,1,2,.</mn>
          </mrow>
          <mn>..</mn>
          <mi>;</mi>
          <mi>p</mi>
          <mi>,</mi>
          <mrow>
            <mi>q</mi>
            <mo stretchy="false">⩾</mo>
            <mn>1</mn>
          </mrow>
        </mrow>
        <mo stretchy="false">)</mo>
      </mrow>
    </mrow>
    <annotation encoding="StarMath 5.0">C(k;p,q)={1} over {p}left [ B left ( {k+1} over {p},q  right )-(1+pq)B left ( {k+1} over {p}+1,q  right )   right ] (k=0,1,2,...;p,q geslant 1)   </annotation>
  </semantics>
</math>
</file>

<file path=Object 161/content.xml><?xml version="1.0" encoding="utf-8"?>
<math xmlns="http://www.w3.org/1998/Math/MathML">
  <semantics>
    <mrow>
      <mrow>
        <mfrac>
          <mrow>
            <mn>1</mn>
          </mrow>
          <mrow>
            <mn>12</mn>
          </mrow>
        </mfrac>
        <mo stretchy="false">+</mo>
        <mi mathvariant="italic">aK</mi>
      </mrow>
      <mrow>
        <mrow>
          <mo stretchy="false">(</mo>
          <mrow>
            <mi>r</mi>
            <mi>,</mi>
            <mi>n</mi>
            <mi>,</mi>
            <msub>
              <mi>p</mi>
              <mn>1</mn>
            </msub>
            <mi>,</mi>
            <msub>
              <mi>q</mi>
              <mn>1</mn>
            </msub>
          </mrow>
          <mo stretchy="false">)</mo>
        </mrow>
        <mo stretchy="false">×</mo>
        <mrow>
          <mo stretchy="false">(</mo>
          <mrow>
            <mi>C</mi>
            <mrow>
              <mrow>
                <mo stretchy="false">(</mo>
                <mrow>
                  <mn>2</mn>
                  <mi>;</mi>
                  <msub>
                    <mi>p</mi>
                    <mn>2</mn>
                  </msub>
                  <mi>,</mi>
                  <msub>
                    <mi>q</mi>
                    <mn>2</mn>
                  </msub>
                </mrow>
                <mo stretchy="false">)</mo>
              </mrow>
              <mo stretchy="false">−</mo>
              <mi>C</mi>
            </mrow>
            <mrow>
              <mo stretchy="false">(</mo>
              <mrow>
                <mn>1</mn>
                <mi>;</mi>
                <msub>
                  <mi>p</mi>
                  <mn>2</mn>
                </msub>
                <mi>,</mi>
                <msub>
                  <mi>q</mi>
                  <mn>2</mn>
                </msub>
              </mrow>
              <mo stretchy="false">)</mo>
            </mrow>
            <mrow>
              <mo stretchy="false">[</mo>
              <mrow>
                <mrow>
                  <mn>1</mn>
                  <mo stretchy="false">+</mo>
                  <mi mathvariant="italic">aC</mi>
                </mrow>
                <mrow>
                  <mo stretchy="false">(</mo>
                  <mrow>
                    <mn>1</mn>
                    <mi>;</mi>
                    <msub>
                      <mi>p</mi>
                      <mn>2</mn>
                    </msub>
                    <mi>,</mi>
                    <msub>
                      <mi>q</mi>
                      <mn>2</mn>
                    </msub>
                  </mrow>
                  <mo stretchy="false">)</mo>
                </mrow>
                <mi>K</mi>
                <mrow>
                  <mo stretchy="false">(</mo>
                  <mrow>
                    <mi>r</mi>
                    <mi>,</mi>
                    <mi>n</mi>
                    <mi>,</mi>
                    <msub>
                      <mi>p</mi>
                      <mn>1</mn>
                    </msub>
                    <mi>m</mi>
                    <msub>
                      <mi>q</mi>
                      <mn>1</mn>
                    </msub>
                  </mrow>
                  <mo stretchy="false">)</mo>
                </mrow>
              </mrow>
              <mo stretchy="false">]</mo>
            </mrow>
          </mrow>
          <mo stretchy="false">)</mo>
        </mrow>
      </mrow>
    </mrow>
    <annotation encoding="StarMath 5.0">{1} over {12}+aK(r,n,p sub 1 , q sub 1 )  times (C(2;p sub 2 , q sub 2 )-C(1;p sub 2 , q sub 2 )[1 + aC(1;p sub 2 , q sub 2 )K(r,n, p sub 1 m q sub 1 )])  </annotation>
  </semantics>
</math>
</file>

<file path=Object 162/content.xml><?xml version="1.0" encoding="utf-8"?>
<math xmlns="http://www.w3.org/1998/Math/MathML">
  <semantics>
    <mrow>
      <mo stretchy="false">Γ</mo>
      <mfenced open="(" close=")">
        <mrow>
          <mrow>
            <munderover>
              <mo stretchy="false">∑</mo>
              <mrow>
                <mrow>
                  <mi>i</mi>
                  <mo stretchy="false">=</mo>
                  <mn>0</mn>
                </mrow>
              </mrow>
              <mrow>
                <mi>m</mi>
              </mrow>
            </munderover>
            <msub>
              <mi>k</mi>
              <mi>i</mi>
            </msub>
          </mrow>
        </mrow>
      </mfenced>
      <mfrac>
        <mrow>
          <msubsup>
            <mi>p</mi>
            <mn>0</mn>
            <mrow>
              <msub>
                <mi>k</mi>
                <mn>0</mn>
              </msub>
            </mrow>
          </msubsup>
        </mrow>
        <mrow>
          <mo stretchy="false">Γ</mo>
          <mrow>
            <mo stretchy="false">(</mo>
            <mrow>
              <msub>
                <mi>k</mi>
                <mn>0</mn>
              </msub>
            </mrow>
            <mo stretchy="false">)</mo>
          </mrow>
        </mrow>
      </mfrac>
      <mrow>
        <munderover>
          <mo stretchy="false">∏</mo>
          <mrow>
            <mrow>
              <mi>i</mi>
              <mo stretchy="false">=</mo>
              <mn>1</mn>
            </mrow>
          </mrow>
          <mrow>
            <mi>m</mi>
          </mrow>
        </munderover>
        <mrow>
          <mfrac>
            <msubsup>
              <mi>p</mi>
              <mi>i</mi>
              <mrow>
                <msub>
                  <mi>k</mi>
                  <mi>i</mi>
                </msub>
              </mrow>
            </msubsup>
            <mrow>
              <msub>
                <mi>k</mi>
                <mi>i</mi>
              </msub>
              <mi>!</mi>
            </mrow>
          </mfrac>
        </mrow>
      </mrow>
    </mrow>
    <annotation encoding="StarMath 5.0">%GAMMA left (  sum from{i=0} to{m} k sub i  right ){p sub 0 sup {k sub 0}} over {%GAMMA (k sub 0)} prod from{i=1} to{m} {p sub i sup {k sub i} over {k sub i !}}     </annotation>
  </semantics>
</math>
</file>

<file path=Object 163/content.xml><?xml version="1.0" encoding="utf-8"?>
<math xmlns="http://www.w3.org/1998/Math/MathML">
  <semantics>
    <mrow>
      <mfrac>
        <mrow>
          <msub>
            <mi>k</mi>
            <mn>0</mn>
          </msub>
        </mrow>
        <mrow>
          <msub>
            <mi>p</mi>
            <mn>0</mn>
          </msub>
        </mrow>
      </mfrac>
      <mi>p</mi>
    </mrow>
    <annotation encoding="StarMath 5.0">{k sub 0} over {p sub 0}p </annotation>
  </semantics>
</math>
</file>

<file path=Object 164/content.xml><?xml version="1.0" encoding="utf-8"?>
<math xmlns="http://www.w3.org/1998/Math/MathML">
  <semantics>
    <mrow>
      <mfrac>
        <mrow>
          <msub>
            <mi>k</mi>
            <mn>0</mn>
          </msub>
        </mrow>
        <mrow>
          <msubsup>
            <mi>p</mi>
            <mn>0</mn>
            <mn>2</mn>
          </msubsup>
        </mrow>
      </mfrac>
      <mi mathvariant="italic">pp</mi>
      <mrow>
        <mi>'</mi>
        <mo stretchy="false">+</mo>
        <mfrac>
          <mrow>
            <msub>
              <mi>k</mi>
              <mn>0</mn>
            </msub>
          </mrow>
          <mrow>
            <msub>
              <mi>p</mi>
              <mn>0</mn>
            </msub>
          </mrow>
        </mfrac>
      </mrow>
      <mi mathvariant="italic">diag</mi>
      <mrow>
        <mo stretchy="false">(</mo>
        <mrow>
          <mi>p</mi>
        </mrow>
        <mo stretchy="false">)</mo>
      </mrow>
    </mrow>
    <annotation encoding="StarMath 5.0">{k sub 0} over {p sub 0 sup 2}pp'+{k sub 0} over {p sub 0}diag(p)  </annotation>
  </semantics>
</math>
</file>

<file path=Object 165/content.xml><?xml version="1.0" encoding="utf-8"?>
<math xmlns="http://www.w3.org/1998/Math/MathML">
  <semantics>
    <mrow>
      <mfrac>
        <mrow>
          <mo stretchy="false">γ</mo>
        </mrow>
        <mrow>
          <mn>2</mn>
          <mo stretchy="false">α</mo>
          <mo stretchy="false">δ</mo>
          <msub>
            <mi>K</mi>
            <mn>1</mn>
          </msub>
          <mrow>
            <mo stretchy="false">(</mo>
            <mrow>
              <mo stretchy="false">δ</mo>
              <mo stretchy="false">γ</mo>
            </mrow>
            <mo stretchy="false">)</mo>
          </mrow>
        </mrow>
      </mfrac>
      <msup>
        <mi>e</mi>
        <mrow>
          <mrow>
            <mo stretchy="false">−</mo>
            <mo stretchy="false">α</mo>
          </mrow>
          <mrow>
            <msqrt>
              <mrow>
                <mrow>
                  <msup>
                    <mo stretchy="false">δ</mo>
                    <mn>2</mn>
                  </msup>
                  <mo stretchy="false">+</mo>
                  <msup>
                    <mrow>
                      <mo stretchy="false">(</mo>
                      <mrow>
                        <mrow>
                          <mi>x</mi>
                          <mo stretchy="false">−</mo>
                          <mo stretchy="false">μ</mo>
                        </mrow>
                      </mrow>
                      <mo stretchy="false">)</mo>
                    </mrow>
                    <mn>2</mn>
                  </msup>
                </mrow>
              </mrow>
            </msqrt>
            <mo stretchy="false">+</mo>
            <mo stretchy="false">β</mo>
          </mrow>
          <mrow>
            <mo stretchy="false">(</mo>
            <mrow>
              <mrow>
                <mi>x</mi>
                <mo stretchy="false">−</mo>
                <mo stretchy="false">μ</mo>
              </mrow>
            </mrow>
            <mo stretchy="false">)</mo>
          </mrow>
        </mrow>
      </msup>
    </mrow>
    <annotation encoding="StarMath 5.0">{%gamma} over {2 %alpha %delta K sub 1 (%delta %gamma)}e sup {- %alpha sqrt{%delta sup 2 +(x- %mu ) sup 2}+ %beta (x- %mu)}  </annotation>
  </semantics>
</math>
</file>

<file path=Object 166/content.xml><?xml version="1.0" encoding="utf-8"?>
<math xmlns="http://www.w3.org/1998/Math/MathML">
  <semantics>
    <mrow>
      <mrow>
        <mo stretchy="false">μ</mo>
        <mo stretchy="false">+</mo>
        <mfrac>
          <mrow>
            <mo stretchy="false">δ</mo>
            <mo stretchy="false">β</mo>
            <msub>
              <mi>K</mi>
              <mn>2</mn>
            </msub>
            <mrow>
              <mo stretchy="false">(</mo>
              <mrow>
                <mo stretchy="false">δ</mo>
                <mo stretchy="false">γ</mo>
              </mrow>
              <mo stretchy="false">)</mo>
            </mrow>
          </mrow>
          <mrow>
            <mo stretchy="false">γ</mo>
            <msub>
              <mi>K</mi>
              <mn>1</mn>
            </msub>
            <mrow>
              <mo stretchy="false">(</mo>
              <mrow>
                <mo stretchy="false">δ</mo>
                <mo stretchy="false">γ</mo>
              </mrow>
              <mo stretchy="false">)</mo>
            </mrow>
          </mrow>
        </mfrac>
      </mrow>
    </mrow>
    <annotation encoding="StarMath 5.0">%mu + {%delta %beta K sub 2 (%delta %gamma)} over {%gamma K sub 1 (%delta %gamma )} </annotation>
  </semantics>
</math>
</file>

<file path=Object 167/content.xml><?xml version="1.0" encoding="utf-8"?>
<math xmlns="http://www.w3.org/1998/Math/MathML">
  <semantics>
    <mrow>
      <mrow>
        <mo stretchy="false">μ</mo>
        <mo stretchy="false">+</mo>
        <mfrac>
          <mrow>
            <mo stretchy="false">δ</mo>
            <mo stretchy="false">β</mo>
          </mrow>
          <mrow>
            <mo stretchy="false">γ</mo>
          </mrow>
        </mfrac>
      </mrow>
    </mrow>
    <annotation encoding="StarMath 5.0">%mu + {%delta %beta} over {%gamma} </annotation>
  </semantics>
</math>
</file>

<file path=Object 168/content.xml><?xml version="1.0" encoding="utf-8"?>
<math xmlns="http://www.w3.org/1998/Math/MathML">
  <semantics>
    <mrow>
      <mrow>
        <mfrac>
          <mrow>
            <mo stretchy="false">δ</mo>
            <msub>
              <mi>K</mi>
              <mn>2</mn>
            </msub>
            <mrow>
              <mo stretchy="false">(</mo>
              <mrow>
                <mo stretchy="false">δ</mo>
                <mo stretchy="false">γ</mo>
              </mrow>
              <mo stretchy="false">)</mo>
            </mrow>
          </mrow>
          <mrow>
            <mo stretchy="false">γ</mo>
            <msub>
              <mi>K</mi>
              <mn>1</mn>
            </msub>
            <mrow>
              <mo stretchy="false">(</mo>
              <mrow>
                <mo stretchy="false">δ</mo>
                <mo stretchy="false">γ</mo>
              </mrow>
              <mo stretchy="false">)</mo>
            </mrow>
          </mrow>
        </mfrac>
        <mo stretchy="false">+</mo>
        <mfrac>
          <mrow>
            <msup>
              <mo stretchy="false">β</mo>
              <mn>2</mn>
            </msup>
            <msup>
              <mo stretchy="false">δ</mo>
              <mn>2</mn>
            </msup>
          </mrow>
          <mrow>
            <msup>
              <mo stretchy="false">γ</mo>
              <mn>2</mn>
            </msup>
          </mrow>
        </mfrac>
      </mrow>
      <mfenced open="(" close=")">
        <mrow>
          <mrow>
            <mfrac>
              <mrow>
                <msub>
                  <mi>K</mi>
                  <mn>3</mn>
                </msub>
                <mrow>
                  <mo stretchy="false">(</mo>
                  <mrow>
                    <mo stretchy="false">δ</mo>
                    <mo stretchy="false">γ</mo>
                  </mrow>
                  <mo stretchy="false">)</mo>
                </mrow>
              </mrow>
              <mrow>
                <msub>
                  <mi>K</mi>
                  <mn>1</mn>
                </msub>
                <mrow>
                  <mo stretchy="false">(</mo>
                  <mrow>
                    <mo stretchy="false">δ</mo>
                    <mo stretchy="false">γ</mo>
                  </mrow>
                  <mo stretchy="false">)</mo>
                </mrow>
              </mrow>
            </mfrac>
            <mo stretchy="false">−</mo>
            <mfrac>
              <mrow>
                <msubsup>
                  <mi>K</mi>
                  <mn>2</mn>
                  <mn>2</mn>
                </msubsup>
                <mrow>
                  <mo stretchy="false">(</mo>
                  <mrow>
                    <mo stretchy="false">δ</mo>
                    <mo stretchy="false">γ</mo>
                  </mrow>
                  <mo stretchy="false">)</mo>
                </mrow>
              </mrow>
              <mrow>
                <msubsup>
                  <mi>K</mi>
                  <mn>1</mn>
                  <mn>2</mn>
                </msubsup>
                <mrow>
                  <mo stretchy="false">(</mo>
                  <mrow>
                    <mo stretchy="false">δ</mo>
                    <mo stretchy="false">γ</mo>
                  </mrow>
                  <mo stretchy="false">)</mo>
                </mrow>
              </mrow>
            </mfrac>
          </mrow>
        </mrow>
      </mfenced>
    </mrow>
    <annotation encoding="StarMath 5.0">{%delta K sub 2 (%delta %gamma)} over {%gamma K sub 1 (%delta %gamma)}+{%beta sup 2 %delta sup 2} over {%gamma sup 2}left ( {K sub 3 (%delta %gamma )} over {K sub 1 (%delta %gamma )}-{K sub 2 sup 2 (%delta %gamma )} over {K sub 1 sup 2 (%delta %gamma )}   right )   </annotation>
  </semantics>
</math>
</file>

<file path=Object 169/content.xml><?xml version="1.0" encoding="utf-8"?>
<math xmlns="http://www.w3.org/1998/Math/MathML" display="block">
  <semantics>
    <mrow>
      <mfrac>
        <mrow>
          <mi mathvariant="normal">α</mi>
          <msubsup>
            <mi>x</mi>
            <mi>m</mi>
            <mi mathvariant="normal">α</mi>
          </msubsup>
        </mrow>
        <msup>
          <mi>x</mi>
          <mrow>
            <mi mathvariant="normal">α</mi>
            <mo stretchy="false">+</mo>
            <mn>1</mn>
          </mrow>
        </msup>
      </mfrac>
      <mi mathvariant="italic">for</mi>
      <mrow>
        <mi>x</mi>
        <mo stretchy="false">⩾</mo>
        <msub>
          <mi>x</mi>
          <mi>m</mi>
        </msub>
      </mrow>
    </mrow>
    <annotation encoding="StarMath 5.0">{%alpha x sub m sup %alpha} over {x sup {%alpha +1}}  for x geslant x sub m </annotation>
  </semantics>
</math>
</file>

<file path=Object 17/content.xml><?xml version="1.0" encoding="utf-8"?>
<math xmlns="http://www.w3.org/1998/Math/MathML">
  <semantics>
    <mrow>
      <mfrac>
        <mrow>
          <mrow>
            <mn>1</mn>
            <mo stretchy="false">−</mo>
            <mn>6p</mn>
          </mrow>
          <mrow>
            <mo stretchy="false">(</mo>
            <mrow>
              <mrow>
                <mn>1</mn>
                <mo stretchy="false">−</mo>
                <mi>p</mi>
              </mrow>
            </mrow>
            <mo stretchy="false">)</mo>
          </mrow>
        </mrow>
        <mrow>
          <mi mathvariant="italic">np</mi>
          <mrow>
            <mo stretchy="false">(</mo>
            <mrow>
              <mrow>
                <mn>1</mn>
                <mo stretchy="false">−</mo>
                <mi>p</mi>
              </mrow>
            </mrow>
            <mo stretchy="false">)</mo>
          </mrow>
        </mrow>
      </mfrac>
    </mrow>
    <annotation encoding="StarMath 5.0">{1-6p(1-p)} over {np(1-p)} </annotation>
  </semantics>
</math>
</file>

<file path=Object 170/content.xml><?xml version="1.0" encoding="utf-8"?>
<math xmlns="http://www.w3.org/1998/Math/MathML">
  <semantics>
    <mrow>
      <mrow>
        <mn>1</mn>
        <mo stretchy="false">−</mo>
        <msup>
          <mfenced open="(" close=")">
            <mrow>
              <mfrac>
                <mrow>
                  <msub>
                    <mi>x</mi>
                    <mi>m</mi>
                  </msub>
                </mrow>
                <mrow>
                  <mi>x</mi>
                </mrow>
              </mfrac>
            </mrow>
          </mfenced>
          <mo stretchy="false">α</mo>
        </msup>
      </mrow>
      <mi mathvariant="italic">for</mi>
      <mrow>
        <mi>x</mi>
        <mo stretchy="false">⩾</mo>
        <msub>
          <mi>x</mi>
          <mi>m</mi>
        </msub>
      </mrow>
    </mrow>
    <annotation encoding="StarMath 5.0">1-left ( {x sub m} over {x}  right ) sup %alpha for x geslant x sub m  </annotation>
  </semantics>
</math>
</file>

<file path=Object 171/content.xml><?xml version="1.0" encoding="utf-8"?>
<math xmlns="http://www.w3.org/1998/Math/MathML">
  <semantics>
    <mrow>
      <mfenced open="{" close="}">
        <mrow>
          <mtable>
            <mtr>
              <mtd>
                <mrow>
                  <mo stretchy="false">∞</mo>
                  <mi mathvariant="italic">for</mi>
                  <mrow>
                    <mo stretchy="false">α</mo>
                    <mo stretchy="false">⩽</mo>
                    <mn>1</mn>
                  </mrow>
                </mrow>
              </mtd>
            </mtr>
            <mtr>
              <mtd>
                <mrow>
                  <mfrac>
                    <mrow>
                      <mo stretchy="false">α</mo>
                      <msub>
                        <mi>x</mi>
                        <mi>m</mi>
                      </msub>
                    </mrow>
                    <mrow>
                      <mrow>
                        <mo stretchy="false">α</mo>
                        <mo stretchy="false">−</mo>
                        <mn>1</mn>
                      </mrow>
                    </mrow>
                  </mfrac>
                  <mi mathvariant="italic">for</mi>
                  <mrow>
                    <mo stretchy="false">α</mo>
                    <mo stretchy="false">&gt;</mo>
                    <mn>1</mn>
                  </mrow>
                </mrow>
              </mtd>
            </mtr>
          </mtable>
        </mrow>
      </mfenced>
    </mrow>
    <annotation encoding="StarMath 5.0">left lbrace binom{infinity for %alpha leslant 1 }{{%alpha x sub m} over {%alpha -1}for %alpha &gt;1 }  right rbrace </annotation>
  </semantics>
</math>
</file>

<file path=Object 172/content.xml><?xml version="1.0" encoding="utf-8"?>
<math xmlns="http://www.w3.org/1998/Math/MathML">
  <semantics>
    <mrow>
      <msub>
        <mi>x</mi>
        <mi>m</mi>
      </msub>
      <mroot>
        <mrow>
          <mn>2</mn>
        </mrow>
        <mrow>
          <mo stretchy="false">α</mo>
        </mrow>
      </mroot>
    </mrow>
    <annotation encoding="StarMath 5.0">x sub m nroot{%alpha}{2} </annotation>
  </semantics>
</math>
</file>

<file path=Object 173/content.xml><?xml version="1.0" encoding="utf-8"?>
<math xmlns="http://www.w3.org/1998/Math/MathML">
  <semantics>
    <mrow>
      <mfenced open="{" close="}">
        <mrow>
          <mtable>
            <mtr>
              <mtd>
                <mrow>
                  <mo stretchy="false">∞</mo>
                  <mi mathvariant="italic">for</mi>
                  <mrow>
                    <mo stretchy="false">α</mo>
                    <mo stretchy="false">∈</mo>
                    <mtext>(1,2]</mtext>
                  </mrow>
                </mrow>
              </mtd>
            </mtr>
            <mtr>
              <mtd>
                <mrow>
                  <mfrac>
                    <mrow>
                      <msubsup>
                        <mi>x</mi>
                        <mi>m</mi>
                        <mn>2</mn>
                      </msubsup>
                      <mo stretchy="false">α</mo>
                    </mrow>
                    <mrow>
                      <msup>
                        <mrow>
                          <mo stretchy="false">(</mo>
                          <mrow>
                            <mrow>
                              <mo stretchy="false">α</mo>
                              <mo stretchy="false">−</mo>
                              <mn>1</mn>
                            </mrow>
                          </mrow>
                          <mo stretchy="false">)</mo>
                        </mrow>
                        <mn>2</mn>
                      </msup>
                      <mrow>
                        <mo stretchy="false">(</mo>
                        <mrow>
                          <mrow>
                            <mo stretchy="false">α</mo>
                            <mo stretchy="false">−</mo>
                            <mn>2</mn>
                          </mrow>
                        </mrow>
                        <mo stretchy="false">)</mo>
                      </mrow>
                    </mrow>
                  </mfrac>
                  <mi mathvariant="italic">for</mi>
                  <mrow>
                    <mo stretchy="false">α</mo>
                    <mo stretchy="false">&gt;</mo>
                    <mn>2</mn>
                  </mrow>
                </mrow>
              </mtd>
            </mtr>
          </mtable>
        </mrow>
      </mfenced>
    </mrow>
    <annotation encoding="StarMath 5.0">left lbrace binom{infinity  for %alpha  in "(1,2]" }{{x sub m sup 2 %alpha} over {(%alpha -1) sup 2 (%alpha -2)}for %alpha &gt;2 }  right rbrace </annotation>
  </semantics>
</math>
</file>

<file path=Object 174/content.xml><?xml version="1.0" encoding="utf-8"?>
<math xmlns="http://www.w3.org/1998/Math/MathML">
  <semantics>
    <mrow>
      <mfrac>
        <mrow>
          <mn>2</mn>
          <mrow>
            <mo stretchy="false">(</mo>
            <mrow>
              <mrow>
                <mn>1</mn>
                <mo stretchy="false">+</mo>
                <mo stretchy="false">α</mo>
              </mrow>
            </mrow>
            <mo stretchy="false">)</mo>
          </mrow>
        </mrow>
        <mrow>
          <mrow>
            <mo stretchy="false">α</mo>
            <mo stretchy="false">−</mo>
            <mn>3</mn>
          </mrow>
        </mrow>
      </mfrac>
      <msqrt>
        <mrow>
          <mfrac>
            <mrow>
              <mrow>
                <mo stretchy="false">α</mo>
                <mo stretchy="false">−</mo>
                <mn>2</mn>
              </mrow>
            </mrow>
            <mrow>
              <mo stretchy="false">α</mo>
            </mrow>
          </mfrac>
        </mrow>
      </msqrt>
      <mi mathvariant="italic">for</mi>
      <mrow>
        <mo stretchy="false">α</mo>
        <mo stretchy="false">&gt;</mo>
        <mn>3</mn>
      </mrow>
    </mrow>
    <annotation encoding="StarMath 5.0">{2(1+ %alpha )} over {%alpha -3}sqrt{{%alpha -2} over {%alpha} }for %alpha&gt;3  </annotation>
  </semantics>
</math>
</file>

<file path=Object 175/content.xml><?xml version="1.0" encoding="utf-8"?>
<math xmlns="http://www.w3.org/1998/Math/MathML">
  <semantics>
    <mrow>
      <mfrac>
        <mrow>
          <mn>6</mn>
          <mrow>
            <mo stretchy="false">(</mo>
            <mrow>
              <mrow>
                <mrow>
                  <msup>
                    <mo stretchy="false">α</mo>
                    <mn>3</mn>
                  </msup>
                  <mo stretchy="false">+</mo>
                  <msup>
                    <mo stretchy="false">α</mo>
                    <mn>2</mn>
                  </msup>
                </mrow>
                <mo stretchy="false">−</mo>
                <mn>6</mn>
              </mrow>
              <mrow>
                <mo stretchy="false">α</mo>
                <mo stretchy="false">−</mo>
                <mn>2</mn>
              </mrow>
            </mrow>
            <mo stretchy="false">)</mo>
          </mrow>
        </mrow>
        <mrow>
          <mo stretchy="false">α</mo>
          <mrow>
            <mo stretchy="false">(</mo>
            <mrow>
              <mrow>
                <mo stretchy="false">α</mo>
                <mo stretchy="false">−</mo>
                <mn>3</mn>
              </mrow>
            </mrow>
            <mo stretchy="false">)</mo>
          </mrow>
          <mrow>
            <mo stretchy="false">(</mo>
            <mrow>
              <mrow>
                <mo stretchy="false">α</mo>
                <mo stretchy="false">−</mo>
                <mn>4</mn>
              </mrow>
            </mrow>
            <mo stretchy="false">)</mo>
          </mrow>
        </mrow>
      </mfrac>
      <mi mathvariant="italic">for</mi>
      <mrow>
        <mo stretchy="false">α</mo>
        <mo stretchy="false">&gt;</mo>
        <mn>4</mn>
      </mrow>
    </mrow>
    <annotation encoding="StarMath 5.0">{6(%alpha sup 3 + %alpha sup 2-6 %alpha -2)} over {%alpha (%alpha -3)(%alpha -4)} for %alpha&gt;4 </annotation>
  </semantics>
</math>
</file>

<file path=Object 176/content.xml><?xml version="1.0" encoding="utf-8"?>
<math xmlns="http://www.w3.org/1998/Math/MathML">
  <semantics>
    <mrow>
      <mi>ln</mi>
      <mrow>
        <mrow>
          <mfenced open="(" close=")">
            <mrow>
              <mfrac>
                <mrow>
                  <msub>
                    <mi>x</mi>
                    <mi>m</mi>
                  </msub>
                </mrow>
                <mrow>
                  <mo stretchy="false">α</mo>
                </mrow>
              </mfrac>
            </mrow>
          </mfenced>
          <mo stretchy="false">+</mo>
          <mfrac>
            <mrow>
              <mn>1</mn>
            </mrow>
            <mrow>
              <mo stretchy="false">α</mo>
            </mrow>
          </mfrac>
        </mrow>
        <mo stretchy="false">+</mo>
        <mn>1</mn>
      </mrow>
    </mrow>
    <annotation encoding="StarMath 5.0">ln left ( {x sub m} over {%alpha}  right ) +{1} over {%alpha}+1 </annotation>
  </semantics>
</math>
</file>

<file path=Object 177/content.xml><?xml version="1.0" encoding="utf-8"?>
<math xmlns="http://www.w3.org/1998/Math/MathML" display="block">
  <semantics>
    <mrow>
      <mfrac>
        <mi>x</mi>
        <msup>
          <mi mathvariant="normal">σ</mi>
          <mn>2</mn>
        </msup>
      </mfrac>
      <msup>
        <mi>e</mi>
        <mrow>
          <mrow>
            <mrow>
              <mo stretchy="false">−</mo>
              <msup>
                <mi>x</mi>
                <mn>2</mn>
              </msup>
            </mrow>
            <mo stretchy="false">/</mo>
            <mn>2</mn>
          </mrow>
          <msup>
            <mi mathvariant="normal">σ</mi>
            <mn>2</mn>
          </msup>
        </mrow>
      </msup>
    </mrow>
    <annotation encoding="StarMath 5.0">{x} over {%sigma sup 2}e sup {-x sup 2/2 %sigma sup 2} </annotation>
  </semantics>
</math>
</file>

<file path=Object 178/content.xml><?xml version="1.0" encoding="utf-8"?>
<math xmlns="http://www.w3.org/1998/Math/MathML">
  <semantics>
    <mrow>
      <mrow>
        <mn>1</mn>
        <mo stretchy="false">−</mo>
        <msup>
          <mi>e</mi>
          <mrow>
            <mrow>
              <mrow>
                <mo stretchy="false">−</mo>
                <msup>
                  <mi>x</mi>
                  <mn>2</mn>
                </msup>
              </mrow>
              <mo stretchy="false">/</mo>
              <mn>2</mn>
            </mrow>
            <msup>
              <mo stretchy="false">σ</mo>
              <mn>2</mn>
            </msup>
          </mrow>
        </msup>
      </mrow>
    </mrow>
    <annotation encoding="StarMath 5.0">1-e sup {-x sup 2/2 %sigma sup 2}</annotation>
  </semantics>
</math>
</file>

<file path=Object 179/content.xml><?xml version="1.0" encoding="utf-8"?>
<math xmlns="http://www.w3.org/1998/Math/MathML">
  <semantics>
    <mrow>
      <mo stretchy="false">σ</mo>
      <msqrt>
        <mrow>
          <mfrac>
            <mrow>
              <mo stretchy="false">π</mo>
            </mrow>
            <mrow>
              <mn>2</mn>
            </mrow>
          </mfrac>
        </mrow>
      </msqrt>
    </mrow>
    <annotation encoding="StarMath 5.0">%sigma sqrt{{%pi} over {2} } </annotation>
  </semantics>
</math>
</file>

<file path=Object 18/content.xml><?xml version="1.0" encoding="utf-8"?>
<math xmlns="http://www.w3.org/1998/Math/MathML">
  <semantics>
    <mrow>
      <mfrac>
        <mrow>
          <mn>1</mn>
        </mrow>
        <mrow>
          <mo stretchy="false">π</mo>
          <mo stretchy="false">γ</mo>
          <mfenced open="[" close="]">
            <mrow>
              <mrow>
                <mn>1</mn>
                <mo stretchy="false">+</mo>
                <msup>
                  <mfenced open="(" close=")">
                    <mrow>
                      <mfrac>
                        <mrow>
                          <mrow>
                            <mi>x</mi>
                            <mo stretchy="false">−</mo>
                            <msub>
                              <mi>x</mi>
                              <mn>0</mn>
                            </msub>
                          </mrow>
                        </mrow>
                        <mrow>
                          <mo stretchy="false">γ</mo>
                        </mrow>
                      </mfrac>
                    </mrow>
                  </mfenced>
                  <mn>2</mn>
                </msup>
              </mrow>
            </mrow>
          </mfenced>
        </mrow>
      </mfrac>
    </mrow>
    <annotation encoding="StarMath 5.0">{1} over {%pi %gamma left [ 1+left ( {x-x rsub 0} over {%gamma}  right ) ^2 right ] } </annotation>
  </semantics>
</math>
</file>

<file path=Object 180/content.xml><?xml version="1.0" encoding="utf-8"?>
<math xmlns="http://www.w3.org/1998/Math/MathML">
  <semantics>
    <mrow>
      <mo stretchy="false">σ</mo>
      <msqrt>
        <mrow>
          <mi>ln</mi>
          <mrow>
            <mo stretchy="false">(</mo>
            <mrow>
              <mn>4</mn>
            </mrow>
            <mo stretchy="false">)</mo>
          </mrow>
        </mrow>
      </msqrt>
    </mrow>
    <annotation encoding="StarMath 5.0">%sigma sqrt{ln(4)} </annotation>
  </semantics>
</math>
</file>

<file path=Object 181/content.xml><?xml version="1.0" encoding="utf-8"?>
<math xmlns="http://www.w3.org/1998/Math/MathML">
  <semantics>
    <mrow>
      <mfrac>
        <mrow>
          <mrow>
            <mn>4</mn>
            <mo stretchy="false">−</mo>
            <mo stretchy="false">π</mo>
          </mrow>
        </mrow>
        <mrow>
          <mn>2</mn>
        </mrow>
      </mfrac>
      <msup>
        <mo stretchy="false">σ</mo>
        <mn>2</mn>
      </msup>
    </mrow>
    <annotation encoding="StarMath 5.0">{4- %pi} over {2} %sigma sup 2 </annotation>
  </semantics>
</math>
</file>

<file path=Object 182/content.xml><?xml version="1.0" encoding="utf-8"?>
<math xmlns="http://www.w3.org/1998/Math/MathML">
  <semantics>
    <mrow>
      <mfrac>
        <mrow>
          <mn>2</mn>
          <msqrt>
            <mrow>
              <mo stretchy="false">π</mo>
            </mrow>
          </msqrt>
          <mrow>
            <mo stretchy="false">(</mo>
            <mrow>
              <mrow>
                <mo stretchy="false">π</mo>
                <mo stretchy="false">−</mo>
                <mn>3</mn>
              </mrow>
            </mrow>
            <mo stretchy="false">)</mo>
          </mrow>
        </mrow>
        <mrow>
          <msup>
            <mrow>
              <mo stretchy="false">(</mo>
              <mrow>
                <mrow>
                  <mn>4</mn>
                  <mo stretchy="false">−</mo>
                  <mo stretchy="false">π</mo>
                </mrow>
              </mrow>
              <mo stretchy="false">)</mo>
            </mrow>
            <mrow>
              <mrow>
                <mn>3</mn>
                <mo stretchy="false">/</mo>
                <mn>2</mn>
              </mrow>
            </mrow>
          </msup>
        </mrow>
      </mfrac>
    </mrow>
    <annotation encoding="StarMath 5.0">{2 sqrt{%pi}(%pi -3)} over {(4- %pi ) sup {3/2}}</annotation>
  </semantics>
</math>
</file>

<file path=Object 183/content.xml><?xml version="1.0" encoding="utf-8"?>
<math xmlns="http://www.w3.org/1998/Math/MathML">
  <semantics>
    <mrow>
      <mfrac>
        <mrow>
          <mo stretchy="false">−</mo>
          <mrow>
            <mn>6</mn>
            <mrow>
              <msup>
                <mo stretchy="false">π</mo>
                <mn>2</mn>
              </msup>
              <mo stretchy="false">−</mo>
              <mn>24</mn>
            </mrow>
            <mrow>
              <mo stretchy="false">π</mo>
              <mo stretchy="false">+</mo>
              <mn>16</mn>
            </mrow>
          </mrow>
        </mrow>
        <mrow>
          <msup>
            <mrow>
              <mo stretchy="false">(</mo>
              <mrow>
                <mrow>
                  <mn>4</mn>
                  <mo stretchy="false">−</mo>
                  <mo stretchy="false">π</mo>
                </mrow>
              </mrow>
              <mo stretchy="false">)</mo>
            </mrow>
            <mn>2</mn>
          </msup>
        </mrow>
      </mfrac>
    </mrow>
    <annotation encoding="StarMath 5.0">-{6 %pi sup 2-24 %pi +16} over {(4-%pi) sup 2} </annotation>
  </semantics>
</math>
</file>

<file path=Object 184/content.xml><?xml version="1.0" encoding="utf-8"?>
<math xmlns="http://www.w3.org/1998/Math/MathML">
  <semantics>
    <mrow>
      <mrow>
        <mn>1</mn>
        <mo stretchy="false">+</mo>
        <mi>ln</mi>
      </mrow>
      <mrow>
        <mfenced open="(" close=")">
          <mrow>
            <mfrac>
              <mrow>
                <mo stretchy="false">σ</mo>
              </mrow>
              <mrow>
                <msqrt>
                  <mrow>
                    <mn>2</mn>
                  </mrow>
                </msqrt>
              </mrow>
            </mfrac>
          </mrow>
        </mfenced>
        <mo stretchy="false">+</mo>
        <mfrac>
          <mrow>
            <mo stretchy="false">γ</mo>
          </mrow>
          <mrow>
            <mn>2</mn>
          </mrow>
        </mfrac>
      </mrow>
    </mrow>
    <annotation encoding="StarMath 5.0">1+ln left ( {%sigma} over {sqrt{2} }  right ) +{%gamma} over {2} </annotation>
  </semantics>
</math>
</file>

<file path=Object 185/content.xml><?xml version="1.0" encoding="utf-8"?>
<math xmlns="http://www.w3.org/1998/Math/MathML">
  <semantics>
    <mrow>
      <mfrac>
        <mrow>
          <mo stretchy="false">Γ</mo>
          <mfenced open="(" close=")">
            <mrow>
              <mfrac>
                <mrow>
                  <mrow>
                    <mo stretchy="false">ν</mo>
                    <mo stretchy="false">+</mo>
                    <mn>1</mn>
                  </mrow>
                </mrow>
                <mrow>
                  <mn>2</mn>
                </mrow>
              </mfrac>
            </mrow>
          </mfenced>
        </mrow>
        <mrow>
          <msqrt>
            <mrow>
              <mo stretchy="false">ν</mo>
              <mo stretchy="false">π</mo>
            </mrow>
          </msqrt>
          <mo stretchy="false">Γ</mo>
          <mfenced open="(" close=")">
            <mrow>
              <mfrac>
                <mrow>
                  <mo stretchy="false">ν</mo>
                </mrow>
                <mrow>
                  <mn>2</mn>
                </mrow>
              </mfrac>
            </mrow>
          </mfenced>
        </mrow>
      </mfrac>
      <msup>
        <mfenced open="(" close=")">
          <mrow>
            <mrow>
              <mn>1</mn>
              <mo stretchy="false">+</mo>
              <mfrac>
                <mrow>
                  <msup>
                    <mi>x</mi>
                    <mn>2</mn>
                  </msup>
                </mrow>
                <mrow>
                  <mo stretchy="false">ν</mo>
                </mrow>
              </mfrac>
            </mrow>
          </mrow>
        </mfenced>
        <mrow>
          <mrow>
            <mo stretchy="false">−</mo>
            <mrow>
              <mfrac>
                <mrow>
                  <mrow>
                    <mo stretchy="false">ν</mo>
                    <mo stretchy="false">+</mo>
                    <mn>1</mn>
                  </mrow>
                </mrow>
                <mrow>
                  <mn>2</mn>
                </mrow>
              </mfrac>
            </mrow>
          </mrow>
        </mrow>
      </msup>
    </mrow>
    <annotation encoding="StarMath 5.0">{%GAMMA left ( {%nu +1} over {2}  right ) } over {sqrt {%nu %pi} %GAMMA left ( {%nu} over {2}  right ) }left ( 1+{x sup 2} over {%nu}  right ) sup {-{{%nu +1} over {2}}}   </annotation>
  </semantics>
</math>
</file>

<file path=Object 186/content.xml><?xml version="1.0" encoding="utf-8"?>
<math xmlns="http://www.w3.org/1998/Math/MathML">
  <semantics>
    <mrow>
      <mrow>
        <mfrac>
          <mrow>
            <mn>1</mn>
          </mrow>
          <mrow>
            <mn>2</mn>
          </mrow>
        </mfrac>
        <mo stretchy="false">+</mo>
        <mi>x</mi>
      </mrow>
      <mo stretchy="false">Γ</mo>
      <mrow>
        <mfenced open="(" close=")">
          <mrow>
            <mfrac>
              <mrow>
                <mrow>
                  <mo stretchy="false">ν</mo>
                  <mo stretchy="false">+</mo>
                  <mn>1</mn>
                </mrow>
              </mrow>
              <mrow>
                <mn>2</mn>
              </mrow>
            </mfrac>
          </mrow>
        </mfenced>
        <mo stretchy="false">×</mo>
        <mrow>
          <mfrac>
            <mrow>
              <mmultiscripts>
                <mi>F</mi>
                <mn>1</mn>
                <none/>
                <mprescripts/>
                <mrow>
                  <mn>2</mn>
                </mrow>
                <none/>
              </mmultiscripts>
              <mfenced open="(" close=")">
                <mrow>
                  <mfrac>
                    <mrow>
                      <mn>1</mn>
                    </mrow>
                    <mrow>
                      <mn>2</mn>
                    </mrow>
                  </mfrac>
                  <mi>,</mi>
                  <mfrac>
                    <mrow>
                      <mrow>
                        <mo stretchy="false">ν</mo>
                        <mo stretchy="false">+</mo>
                        <mn>1</mn>
                      </mrow>
                    </mrow>
                    <mrow>
                      <mn>2</mn>
                    </mrow>
                  </mfrac>
                  <mi>;</mi>
                  <mfrac>
                    <mrow>
                      <mn>3</mn>
                    </mrow>
                    <mrow>
                      <mn>2</mn>
                    </mrow>
                  </mfrac>
                  <mrow>
                    <mi>;</mi>
                    <mo stretchy="false">−</mo>
                    <mrow>
                      <mfrac>
                        <mrow>
                          <msup>
                            <mi>x</mi>
                            <mn>2</mn>
                          </msup>
                        </mrow>
                        <mrow>
                          <mo stretchy="false">ν</mo>
                        </mrow>
                      </mfrac>
                    </mrow>
                  </mrow>
                </mrow>
              </mfenced>
            </mrow>
            <mrow>
              <msqrt>
                <mrow>
                  <mo stretchy="false">π</mo>
                  <mo stretchy="false">ν</mo>
                </mrow>
              </msqrt>
              <mo stretchy="false">Γ</mo>
              <mfenced open="(" close=")">
                <mrow>
                  <mfrac>
                    <mrow>
                      <mo stretchy="false">ν</mo>
                    </mrow>
                    <mrow>
                      <mn>2</mn>
                    </mrow>
                  </mfrac>
                </mrow>
              </mfenced>
            </mrow>
          </mfrac>
        </mrow>
      </mrow>
    </mrow>
    <annotation encoding="StarMath 5.0">{1} over {2}+x %GAMMA left ( {%nu +1} over {2}  right ) times {{F lsub{2} sub 1 left ( {1} over {2},{%nu +1} over {2};{3} over {2}; -{{x sup 2} over {%nu}}     right ) } over {sqrt {%pi %nu}%GAMMA left ( {%nu} over {2}  right ) } }   </annotation>
  </semantics>
</math>
</file>

<file path=Object 187/content.xml><?xml version="1.0" encoding="utf-8"?>
<math xmlns="http://www.w3.org/1998/Math/MathML">
  <semantics>
    <mrow>
      <mfrac>
        <mrow>
          <mo stretchy="false">ν</mo>
        </mrow>
        <mrow>
          <mrow>
            <mo stretchy="false">ν</mo>
            <mo stretchy="false">−</mo>
            <mn>2</mn>
          </mrow>
        </mrow>
      </mfrac>
    </mrow>
    <annotation encoding="StarMath 5.0">{%nu} over {%nu -2} </annotation>
  </semantics>
</math>
</file>

<file path=Object 188/content.xml><?xml version="1.0" encoding="utf-8"?>
<math xmlns="http://www.w3.org/1998/Math/MathML">
  <semantics>
    <mrow>
      <mfrac>
        <mrow>
          <mn>6</mn>
        </mrow>
        <mrow>
          <mrow>
            <mo stretchy="false">ν</mo>
            <mo stretchy="false">−</mo>
            <mn>4</mn>
          </mrow>
        </mrow>
      </mfrac>
    </mrow>
    <annotation encoding="StarMath 5.0">{6} over {%nu -4} </annotation>
  </semantics>
</math>
</file>

<file path=Object 189/content.xml><?xml version="1.0" encoding="utf-8"?>
<math xmlns="http://www.w3.org/1998/Math/MathML">
  <semantics>
    <mrow>
      <mfrac>
        <mrow>
          <mrow>
            <mo stretchy="false">ν</mo>
            <mo stretchy="false">+</mo>
            <mn>1</mn>
          </mrow>
        </mrow>
        <mrow>
          <mn>2</mn>
        </mrow>
      </mfrac>
      <mrow>
        <mfenced open="[" close="]">
          <mrow>
            <mo stretchy="false">ψ</mo>
            <mrow>
              <mfenced open="(" close=")">
                <mrow>
                  <mfrac>
                    <mrow>
                      <mrow>
                        <mn>1</mn>
                        <mo stretchy="false">+</mo>
                        <mo stretchy="false">ν</mo>
                      </mrow>
                    </mrow>
                    <mrow>
                      <mn>2</mn>
                    </mrow>
                  </mfrac>
                </mrow>
              </mfenced>
              <mo stretchy="false">−</mo>
              <mo stretchy="false">ψ</mo>
            </mrow>
            <mfenced open="(" close=")">
              <mrow>
                <mfrac>
                  <mo stretchy="false">ν</mo>
                  <mn>2</mn>
                </mfrac>
              </mrow>
            </mfenced>
          </mrow>
        </mfenced>
        <mo stretchy="false">+</mo>
        <mi>log</mi>
      </mrow>
      <mfenced open="[" close="]">
        <mrow>
          <msqrt>
            <mrow>
              <mo stretchy="false">ν</mo>
            </mrow>
          </msqrt>
          <mi>B</mi>
          <mfenced open="(" close=")">
            <mrow>
              <mfrac>
                <mrow>
                  <mo stretchy="false">ν</mo>
                </mrow>
                <mrow>
                  <mn>2</mn>
                </mrow>
              </mfrac>
              <mi>,</mi>
              <mfrac>
                <mrow>
                  <mn>1</mn>
                </mrow>
                <mrow>
                  <mn>2</mn>
                </mrow>
              </mfrac>
            </mrow>
          </mfenced>
        </mrow>
      </mfenced>
    </mrow>
    <annotation encoding="StarMath 5.0">{%nu +1} over {2}left [ %psi left ( {1 + %nu} over {2}  right )- %psi left ( %nu over 2 right )   right ]+log left [ sqrt {%nu}B left ( {%nu} over {2},{1} over {2}   right )  right ]   </annotation>
  </semantics>
</math>
</file>

<file path=Object 19/content.xml><?xml version="1.0" encoding="utf-8"?>
<math xmlns="http://www.w3.org/1998/Math/MathML">
  <semantics>
    <mrow>
      <mfrac>
        <mrow>
          <mn>1</mn>
        </mrow>
        <mrow>
          <mo stretchy="false">π</mo>
        </mrow>
      </mfrac>
      <mi>arctan</mi>
      <mrow>
        <mfenced open="(" close=")">
          <mrow>
            <mfrac>
              <mrow>
                <mrow>
                  <mi>x</mi>
                  <mo stretchy="false">−</mo>
                  <msub>
                    <mi>x</mi>
                    <mn>0</mn>
                  </msub>
                </mrow>
              </mrow>
              <mrow>
                <mo stretchy="false">γ</mo>
              </mrow>
            </mfrac>
          </mrow>
        </mfenced>
        <mo stretchy="false">+</mo>
        <mfrac>
          <mrow>
            <mn>1</mn>
          </mrow>
          <mrow>
            <mn>2</mn>
          </mrow>
        </mfrac>
      </mrow>
    </mrow>
    <annotation encoding="StarMath 5.0">{1} over {%pi} arctan left ( {x-x rsub 0} over {%gamma}  right ) +{1} over {2} </annotation>
  </semantics>
</math>
</file>

<file path=Object 190/content.xml><?xml version="1.0" encoding="utf-8"?>
<math xmlns="http://www.w3.org/1998/Math/MathML">
  <semantics>
    <mrow>
      <mfrac>
        <mrow>
          <mn>2</mn>
          <mrow>
            <mo stretchy="false">(</mo>
            <mrow>
              <mrow>
                <mi>x</mi>
                <mo stretchy="false">−</mo>
                <mi>a</mi>
              </mrow>
            </mrow>
            <mo stretchy="false">)</mo>
          </mrow>
        </mrow>
        <mrow>
          <mrow>
            <mo stretchy="false">(</mo>
            <mrow>
              <mrow>
                <mi>b</mi>
                <mo stretchy="false">−</mo>
                <mi>a</mi>
              </mrow>
            </mrow>
            <mo stretchy="false">)</mo>
          </mrow>
          <mrow>
            <mo stretchy="false">(</mo>
            <mrow>
              <mrow>
                <mi>c</mi>
                <mo stretchy="false">−</mo>
                <mi>a</mi>
              </mrow>
            </mrow>
            <mo stretchy="false">)</mo>
          </mrow>
        </mrow>
      </mfrac>
    </mrow>
    <annotation encoding="StarMath 5.0">{2(x-a)} over {(b-a)(c-a)} </annotation>
  </semantics>
</math>
</file>

<file path=Object 191/content.xml><?xml version="1.0" encoding="utf-8"?>
<math xmlns="http://www.w3.org/1998/Math/MathML">
  <semantics>
    <mrow>
      <mfrac>
        <mrow>
          <mn>2</mn>
        </mrow>
        <mrow>
          <mrow>
            <mi>b</mi>
            <mo stretchy="false">−</mo>
            <mi>a</mi>
          </mrow>
        </mrow>
      </mfrac>
    </mrow>
    <annotation encoding="StarMath 5.0">{2} over {b-a} </annotation>
  </semantics>
</math>
</file>

<file path=Object 192/content.xml><?xml version="1.0" encoding="utf-8"?>
<math xmlns="http://www.w3.org/1998/Math/MathML">
  <semantics>
    <mrow>
      <mfrac>
        <mrow>
          <mn>2</mn>
          <mrow>
            <mo stretchy="false">(</mo>
            <mrow>
              <mrow>
                <mi>b</mi>
                <mo stretchy="false">−</mo>
                <mi>x</mi>
              </mrow>
            </mrow>
            <mo stretchy="false">)</mo>
          </mrow>
        </mrow>
        <mrow>
          <mrow>
            <mo stretchy="false">(</mo>
            <mrow>
              <mrow>
                <mi>b</mi>
                <mo stretchy="false">−</mo>
                <mi>a</mi>
              </mrow>
            </mrow>
            <mo stretchy="false">)</mo>
          </mrow>
          <mrow>
            <mo stretchy="false">(</mo>
            <mrow>
              <mrow>
                <mi>b</mi>
                <mo stretchy="false">−</mo>
                <mi>c</mi>
              </mrow>
            </mrow>
            <mo stretchy="false">)</mo>
          </mrow>
        </mrow>
      </mfrac>
    </mrow>
    <annotation encoding="StarMath 5.0">{2(b-x)} over {(b-a)(b-c)} </annotation>
  </semantics>
</math>
</file>

<file path=Object 193/content.xml><?xml version="1.0" encoding="utf-8"?>
<math xmlns="http://www.w3.org/1998/Math/MathML">
  <semantics>
    <mrow>
      <mfrac>
        <mrow>
          <msup>
            <mrow>
              <mo stretchy="false">(</mo>
              <mrow>
                <mrow>
                  <mi>x</mi>
                  <mo stretchy="false">−</mo>
                  <mi>a</mi>
                </mrow>
              </mrow>
              <mo stretchy="false">)</mo>
            </mrow>
            <mn>2</mn>
          </msup>
        </mrow>
        <mrow>
          <mrow>
            <mo stretchy="false">(</mo>
            <mrow>
              <mrow>
                <mi>b</mi>
                <mo stretchy="false">−</mo>
                <mi>a</mi>
              </mrow>
            </mrow>
            <mo stretchy="false">)</mo>
          </mrow>
          <mrow>
            <mo stretchy="false">(</mo>
            <mrow>
              <mrow>
                <mi>c</mi>
                <mo stretchy="false">−</mo>
                <mi>a</mi>
              </mrow>
            </mrow>
            <mo stretchy="false">)</mo>
          </mrow>
        </mrow>
      </mfrac>
    </mrow>
    <annotation encoding="StarMath 5.0">{(x-a) sup 2} over {(b-a)(c-a)} </annotation>
  </semantics>
</math>
</file>

<file path=Object 194/content.xml><?xml version="1.0" encoding="utf-8"?>
<math xmlns="http://www.w3.org/1998/Math/MathML">
  <semantics>
    <mrow>
      <mrow>
        <mn>1</mn>
        <mo stretchy="false">−</mo>
        <mfrac>
          <mrow>
            <msup>
              <mrow>
                <mo stretchy="false">(</mo>
                <mrow>
                  <mrow>
                    <mi>b</mi>
                    <mo stretchy="false">−</mo>
                    <mi>x</mi>
                  </mrow>
                </mrow>
                <mo stretchy="false">)</mo>
              </mrow>
              <mn>2</mn>
            </msup>
          </mrow>
          <mrow>
            <mrow>
              <mo stretchy="false">(</mo>
              <mrow>
                <mrow>
                  <mi>b</mi>
                  <mo stretchy="false">−</mo>
                  <mi>a</mi>
                </mrow>
              </mrow>
              <mo stretchy="false">)</mo>
            </mrow>
            <mrow>
              <mo stretchy="false">(</mo>
              <mrow>
                <mrow>
                  <mi>b</mi>
                  <mo stretchy="false">−</mo>
                  <mi>c</mi>
                </mrow>
              </mrow>
              <mo stretchy="false">)</mo>
            </mrow>
          </mrow>
        </mfrac>
      </mrow>
    </mrow>
    <annotation encoding="StarMath 5.0">1-{(b-x) sup 2} over {(b-a)(b-c)} </annotation>
  </semantics>
</math>
</file>

<file path=Object 195/content.xml><?xml version="1.0" encoding="utf-8"?>
<math xmlns="http://www.w3.org/1998/Math/MathML">
  <semantics>
    <mrow>
      <mfrac>
        <mrow>
          <mrow>
            <mrow>
              <mi>a</mi>
              <mo stretchy="false">+</mo>
              <mi>b</mi>
            </mrow>
            <mo stretchy="false">+</mo>
            <mi>c</mi>
          </mrow>
        </mrow>
        <mrow>
          <mn>3</mn>
        </mrow>
      </mfrac>
    </mrow>
    <annotation encoding="StarMath 5.0">{a+b+c} over {3} </annotation>
  </semantics>
</math>
</file>

<file path=Object 196/content.xml><?xml version="1.0" encoding="utf-8"?>
<math xmlns="http://www.w3.org/1998/Math/MathML">
  <semantics>
    <mrow>
      <mrow>
        <mi>a</mi>
        <mo stretchy="false">+</mo>
        <mrow>
          <mfrac>
            <msqrt>
              <mrow>
                <mrow>
                  <mo stretchy="false">(</mo>
                  <mrow>
                    <mrow>
                      <mi>b</mi>
                      <mo stretchy="false">−</mo>
                      <mi>a</mi>
                    </mrow>
                  </mrow>
                  <mo stretchy="false">)</mo>
                </mrow>
                <mrow>
                  <mo stretchy="false">(</mo>
                  <mrow>
                    <mrow>
                      <mi>c</mi>
                      <mo stretchy="false">−</mo>
                      <mi>a</mi>
                    </mrow>
                  </mrow>
                  <mo stretchy="false">)</mo>
                </mrow>
              </mrow>
            </msqrt>
            <mrow>
              <msqrt>
                <mrow>
                  <mn>2</mn>
                </mrow>
              </msqrt>
            </mrow>
          </mfrac>
        </mrow>
      </mrow>
    </mrow>
    <annotation encoding="StarMath 5.0">a+{sqrt{(b-a)(c-a)} over {sqrt {2}} }</annotation>
  </semantics>
</math>
</file>

<file path=Object 197/content.xml><?xml version="1.0" encoding="utf-8"?>
<math xmlns="http://www.w3.org/1998/Math/MathML">
  <semantics>
    <mrow>
      <mrow>
        <mi>c</mi>
        <mo stretchy="false">⩾</mo>
        <mfrac>
          <mrow>
            <mrow>
              <mi>a</mi>
              <mo stretchy="false">+</mo>
              <mi>b</mi>
            </mrow>
          </mrow>
          <mrow>
            <mn>2</mn>
          </mrow>
        </mfrac>
      </mrow>
    </mrow>
    <annotation encoding="StarMath 5.0">c geslant {a+b} over {2}  </annotation>
  </semantics>
</math>
</file>

<file path=Object 198/content.xml><?xml version="1.0" encoding="utf-8"?>
<math xmlns="http://www.w3.org/1998/Math/MathML">
  <semantics>
    <mrow>
      <mrow>
        <mi>b</mi>
        <mo stretchy="false">−</mo>
        <mfrac>
          <mrow>
            <msqrt>
              <mrow>
                <mrow>
                  <mo stretchy="false">(</mo>
                  <mrow>
                    <mrow>
                      <mi>b</mi>
                      <mo stretchy="false">−</mo>
                      <mi>a</mi>
                    </mrow>
                  </mrow>
                  <mo stretchy="false">)</mo>
                </mrow>
                <mrow>
                  <mo stretchy="false">(</mo>
                  <mrow>
                    <mrow>
                      <mi>b</mi>
                      <mo stretchy="false">−</mo>
                      <mi>c</mi>
                    </mrow>
                  </mrow>
                  <mo stretchy="false">)</mo>
                </mrow>
              </mrow>
            </msqrt>
          </mrow>
          <mrow>
            <msqrt>
              <mrow>
                <mn>2</mn>
              </mrow>
            </msqrt>
          </mrow>
        </mfrac>
      </mrow>
      <mi mathvariant="italic">for</mi>
      <mrow>
        <mi>c</mi>
        <mo stretchy="false">⩽</mo>
        <mfrac>
          <mrow>
            <mrow>
              <mi>a</mi>
              <mo stretchy="false">+</mo>
              <mi>b</mi>
            </mrow>
          </mrow>
          <mrow>
            <mn>2</mn>
          </mrow>
        </mfrac>
      </mrow>
    </mrow>
    <annotation encoding="StarMath 5.0">b-{sqrt{(b-a)(b-c)}} over {sqrt {2}} for c leslant {a+b} over {2}   </annotation>
  </semantics>
</math>
</file>

<file path=Object 199/content.xml><?xml version="1.0" encoding="utf-8"?>
<math xmlns="http://www.w3.org/1998/Math/MathML">
  <semantics>
    <mrow>
      <mfrac>
        <mrow>
          <mrow>
            <mrow>
              <mrow>
                <mrow>
                  <mrow>
                    <msup>
                      <mi>a</mi>
                      <mn>2</mn>
                    </msup>
                    <mo stretchy="false">+</mo>
                    <msup>
                      <mi>b</mi>
                      <mn>2</mn>
                    </msup>
                  </mrow>
                  <mo stretchy="false">+</mo>
                  <msup>
                    <mi>c</mi>
                    <mn>2</mn>
                  </msup>
                </mrow>
                <mo stretchy="false">−</mo>
                <mi mathvariant="italic">ab</mi>
              </mrow>
              <mo stretchy="false">−</mo>
              <mi mathvariant="italic">ac</mi>
            </mrow>
            <mo stretchy="false">−</mo>
            <mi mathvariant="italic">bc</mi>
          </mrow>
        </mrow>
        <mrow>
          <mn>18</mn>
        </mrow>
      </mfrac>
    </mrow>
    <annotation encoding="StarMath 5.0">{a sup 2 + b sup 2 + c sup 2 -ab-ac-bc} over {18} </annotation>
  </semantics>
</math>
</file>

<file path=Object 2/content.xml><?xml version="1.0" encoding="utf-8"?>
<math xmlns="http://www.w3.org/1998/Math/MathML">
  <semantics>
    <mrow>
      <mi>E</mi>
      <mrow>
        <mrow>
          <mo stretchy="false">[</mo>
          <mrow>
            <mi>X</mi>
          </mrow>
          <mo stretchy="false">]</mo>
        </mrow>
        <mo stretchy="false">=</mo>
        <mfrac>
          <mrow>
            <mo stretchy="false">α</mo>
          </mrow>
          <mrow>
            <mrow>
              <mo stretchy="false">α</mo>
              <mo stretchy="false">+</mo>
              <mo stretchy="false">β</mo>
            </mrow>
          </mrow>
        </mfrac>
      </mrow>
    </mrow>
    <annotation encoding="StarMath 5.0">E[X]={%alpha} over {%alpha+%beta} </annotation>
  </semantics>
</math>
</file>

<file path=Object 20/content.xml><?xml version="1.0" encoding="utf-8"?>
<math xmlns="http://www.w3.org/1998/Math/MathML">
  <semantics>
    <mrow>
      <mfrac>
        <mrow>
          <msup>
            <mn>2</mn>
            <mrow>
              <mo stretchy="false">(</mo>
              <mrow>
                <mrow>
                  <mn>1</mn>
                  <mo stretchy="false">−</mo>
                  <mrow>
                    <mi>k</mi>
                    <mo stretchy="false">/</mo>
                    <mn>2</mn>
                  </mrow>
                </mrow>
              </mrow>
              <mo stretchy="false">)</mo>
            </mrow>
          </msup>
          <msup>
            <mi>x</mi>
            <mrow>
              <mo stretchy="false">(</mo>
              <mrow>
                <mrow>
                  <mi>k</mi>
                  <mo stretchy="false">−</mo>
                  <mn>1</mn>
                </mrow>
              </mrow>
              <mo stretchy="false">)</mo>
            </mrow>
          </msup>
          <msup>
            <mi>e</mi>
            <mrow>
              <mo stretchy="false">(</mo>
              <mrow>
                <mrow>
                  <mrow>
                    <mo stretchy="false">−</mo>
                    <msup>
                      <mi>x</mi>
                      <mn>2</mn>
                    </msup>
                  </mrow>
                  <mo stretchy="false">/</mo>
                  <mn>2</mn>
                </mrow>
              </mrow>
              <mo stretchy="false">)</mo>
            </mrow>
          </msup>
        </mrow>
        <mrow>
          <mo stretchy="false">Γ</mo>
          <mrow>
            <mo stretchy="false">(</mo>
            <mrow>
              <mrow>
                <mi>k</mi>
                <mo stretchy="false">/</mo>
                <mn>2</mn>
              </mrow>
            </mrow>
            <mo stretchy="false">)</mo>
          </mrow>
        </mrow>
      </mfrac>
    </mrow>
    <annotation encoding="StarMath 5.0">{2^(1-k/2) x^(k-1) e^(-x^2/2)} over {%GAMMA (k/2)} </annotation>
  </semantics>
</math>
</file>

<file path=Object 200/content.xml><?xml version="1.0" encoding="utf-8"?>
<math xmlns="http://www.w3.org/1998/Math/MathML">
  <semantics>
    <mrow>
      <mfrac>
        <mrow>
          <msqrt>
            <mrow>
              <mn>2</mn>
            </mrow>
          </msqrt>
          <mrow>
            <mo stretchy="false">(</mo>
            <mrow>
              <mrow>
                <mrow>
                  <mi>a</mi>
                  <mo stretchy="false">+</mo>
                  <mi>b</mi>
                </mrow>
                <mo stretchy="false">−</mo>
                <mn>2c</mn>
              </mrow>
            </mrow>
            <mo stretchy="false">)</mo>
          </mrow>
          <mrow>
            <mo stretchy="false">(</mo>
            <mrow>
              <mrow>
                <mrow>
                  <mn>2a</mn>
                  <mo stretchy="false">−</mo>
                  <mi>b</mi>
                </mrow>
                <mo stretchy="false">−</mo>
                <mi>c</mi>
              </mrow>
            </mrow>
            <mo stretchy="false">)</mo>
          </mrow>
          <mrow>
            <mo stretchy="false">(</mo>
            <mrow>
              <mrow>
                <mrow>
                  <mi>a</mi>
                  <mo stretchy="false">−</mo>
                  <mn>2b</mn>
                </mrow>
                <mo stretchy="false">+</mo>
                <mi>c</mi>
              </mrow>
            </mrow>
            <mo stretchy="false">)</mo>
          </mrow>
        </mrow>
        <mrow>
          <mn>5</mn>
          <msup>
            <mrow>
              <mo stretchy="false">(</mo>
              <mrow>
                <mrow>
                  <mrow>
                    <mrow>
                      <mrow>
                        <mrow>
                          <msup>
                            <mi>a</mi>
                            <mn>2</mn>
                          </msup>
                          <mo stretchy="false">+</mo>
                          <msup>
                            <mi>b</mi>
                            <mn>2</mn>
                          </msup>
                        </mrow>
                        <mo stretchy="false">+</mo>
                        <msup>
                          <mi>c</mi>
                          <mn>2</mn>
                        </msup>
                      </mrow>
                      <mo stretchy="false">−</mo>
                      <mi mathvariant="italic">ab</mi>
                    </mrow>
                    <mo stretchy="false">−</mo>
                    <mi mathvariant="italic">ac</mi>
                  </mrow>
                  <mo stretchy="false">−</mo>
                  <mi mathvariant="italic">bc</mi>
                </mrow>
              </mrow>
              <mo stretchy="false">)</mo>
            </mrow>
            <mrow>
              <mfrac>
                <mrow>
                  <mn>3</mn>
                </mrow>
                <mrow>
                  <mn>2</mn>
                </mrow>
              </mfrac>
            </mrow>
          </msup>
        </mrow>
      </mfrac>
    </mrow>
    <annotation encoding="StarMath 5.0">{sqrt {2}(a+b-2c)(2a-b-c)(a-2b+c)} over {5(a sup 2 + b sup 2 + c sup 2 -ab-ac-bc) sup {{3} over {2} } }</annotation>
  </semantics>
</math>
</file>

<file path=Object 201/content.xml><?xml version="1.0" encoding="utf-8"?>
<math xmlns="http://www.w3.org/1998/Math/MathML">
  <semantics>
    <mrow>
      <mrow>
        <mo stretchy="false">−</mo>
        <mrow>
          <mfrac>
            <mrow>
              <mn>3</mn>
            </mrow>
            <mrow>
              <mn>5</mn>
            </mrow>
          </mfrac>
        </mrow>
      </mrow>
    </mrow>
    <annotation encoding="StarMath 5.0">-{{3} over {5}} </annotation>
  </semantics>
</math>
</file>

<file path=Object 202/content.xml><?xml version="1.0" encoding="utf-8"?>
<math xmlns="http://www.w3.org/1998/Math/MathML">
  <semantics>
    <mrow>
      <mrow>
        <mfrac>
          <mrow>
            <mn>1</mn>
          </mrow>
          <mrow>
            <mn>2</mn>
          </mrow>
        </mfrac>
        <mo stretchy="false">+</mo>
        <mi>ln</mi>
      </mrow>
      <mfenced open="(" close=")">
        <mrow>
          <mfrac>
            <mrow>
              <mrow>
                <mi>b</mi>
                <mo stretchy="false">−</mo>
                <mi>a</mi>
              </mrow>
            </mrow>
            <mrow>
              <mn>2</mn>
            </mrow>
          </mfrac>
        </mrow>
      </mfenced>
    </mrow>
    <annotation encoding="StarMath 5.0">{1} over {2}+ln left ( {b-a} over {2}  right )  </annotation>
  </semantics>
</math>
</file>

<file path=Object 203/content.xml><?xml version="1.0" encoding="utf-8"?>
<math xmlns="http://www.w3.org/1998/Math/MathML">
  <semantics>
    <mrow>
      <mfrac>
        <mrow>
          <mn>1</mn>
        </mrow>
        <mrow>
          <mrow>
            <mi>b</mi>
            <mo stretchy="false">−</mo>
            <mi>a</mi>
          </mrow>
        </mrow>
      </mfrac>
      <mi mathvariant="italic">for</mi>
      <mrow>
        <mi>x</mi>
        <mo stretchy="false">∈</mo>
        <mrow>
          <mo stretchy="false">[</mo>
          <mrow>
            <mi>a</mi>
            <mi>,</mi>
            <mi>b</mi>
          </mrow>
          <mo stretchy="false">]</mo>
        </mrow>
      </mrow>
    </mrow>
    <annotation encoding="StarMath 5.0">{1} over {b-a} for x in [a,b]</annotation>
  </semantics>
</math>
</file>

<file path=Object 204/content.xml><?xml version="1.0" encoding="utf-8"?>
<math xmlns="http://www.w3.org/1998/Math/MathML">
  <semantics>
    <mrow>
      <mfrac>
        <mrow>
          <mrow>
            <mi>x</mi>
            <mo stretchy="false">−</mo>
            <mi>a</mi>
          </mrow>
        </mrow>
        <mrow>
          <mrow>
            <mi>b</mi>
            <mo stretchy="false">−</mo>
            <mi>a</mi>
          </mrow>
        </mrow>
      </mfrac>
      <mi mathvariant="italic">for</mi>
      <mrow>
        <mi>x</mi>
        <mo stretchy="false">∈</mo>
        <mtext>[a,b)</mtext>
      </mrow>
    </mrow>
    <annotation encoding="StarMath 5.0">{x-a} over {b-a} for x  in "[a,b)"  </annotation>
  </semantics>
</math>
</file>

<file path=Object 205/content.xml><?xml version="1.0" encoding="utf-8"?>
<math xmlns="http://www.w3.org/1998/Math/MathML">
  <semantics>
    <mrow>
      <mfrac>
        <mrow>
          <mi>k</mi>
        </mrow>
        <mrow>
          <mo stretchy="false">λ</mo>
        </mrow>
      </mfrac>
      <msup>
        <mfenced open="(" close=")">
          <mrow>
            <mfrac>
              <mrow>
                <mi>x</mi>
              </mrow>
              <mrow>
                <mo stretchy="false">λ</mo>
              </mrow>
            </mfrac>
          </mrow>
        </mfenced>
        <mrow>
          <mrow>
            <mi>k</mi>
            <mo stretchy="false">−</mo>
            <mn>1</mn>
          </mrow>
        </mrow>
      </msup>
      <msup>
        <mi>e</mi>
        <mrow>
          <mrow>
            <mo stretchy="false">−</mo>
            <msup>
              <mrow>
                <mo stretchy="false">(</mo>
                <mrow>
                  <mrow>
                    <mi>x</mi>
                    <mo stretchy="false">/</mo>
                    <mo stretchy="false">λ</mo>
                  </mrow>
                </mrow>
                <mo stretchy="false">)</mo>
              </mrow>
              <mi>k</mi>
            </msup>
          </mrow>
        </mrow>
      </msup>
      <mi mathvariant="italic">for</mi>
      <mrow>
        <mi>x</mi>
        <mo stretchy="false">⩾</mo>
        <mn>0</mn>
      </mrow>
    </mrow>
    <annotation encoding="StarMath 5.0">{k} over {%lambda}left ( {x} over {%lambda}  right ) sup {k-1}e sup {-(x/%lambda) sup k} for x geslant 0   </annotation>
  </semantics>
</math>
</file>

<file path=Object 206/content.xml><?xml version="1.0" encoding="utf-8"?>
<math xmlns="http://www.w3.org/1998/Math/MathML">
  <semantics>
    <mrow>
      <mrow>
        <mn>1</mn>
        <mo stretchy="false">−</mo>
        <msup>
          <mi>e</mi>
          <mrow>
            <mrow>
              <mo stretchy="false">−</mo>
              <msup>
                <mrow>
                  <mo stretchy="false">(</mo>
                  <mrow>
                    <mrow>
                      <mi>x</mi>
                      <mo stretchy="false">/</mo>
                      <mo stretchy="false">λ</mo>
                    </mrow>
                  </mrow>
                  <mo stretchy="false">)</mo>
                </mrow>
                <mi>k</mi>
              </msup>
            </mrow>
          </mrow>
        </msup>
      </mrow>
      <mi mathvariant="italic">for</mi>
      <mrow>
        <mi>x</mi>
        <mo stretchy="false">⩾</mo>
        <mn>0</mn>
      </mrow>
    </mrow>
    <annotation encoding="StarMath 5.0">1-e sup {-(x/%lambda) sup k} for x geslant 0 </annotation>
  </semantics>
</math>
</file>

<file path=Object 207/content.xml><?xml version="1.0" encoding="utf-8"?>
<math xmlns="http://www.w3.org/1998/Math/MathML">
  <semantics>
    <mrow>
      <mo stretchy="false">λ</mo>
      <mo stretchy="false">Γ</mo>
      <mrow>
        <mo stretchy="false">(</mo>
        <mrow>
          <mrow>
            <mn>1</mn>
            <mo stretchy="false">+</mo>
            <mrow>
              <mn>1</mn>
              <mo stretchy="false">/</mo>
              <mi>k</mi>
            </mrow>
          </mrow>
        </mrow>
        <mo stretchy="false">)</mo>
      </mrow>
    </mrow>
    <annotation encoding="StarMath 5.0">%lambda %GAMMA (1+1/k)</annotation>
  </semantics>
</math>
</file>

<file path=Object 208/content.xml><?xml version="1.0" encoding="utf-8"?>
<math xmlns="http://www.w3.org/1998/Math/MathML">
  <semantics>
    <mrow>
      <mo stretchy="false">λ</mo>
      <msup>
        <mrow>
          <mo stretchy="false">(</mo>
          <mrow>
            <mi>ln</mi>
            <mrow>
              <mo stretchy="false">(</mo>
              <mrow>
                <mn>2</mn>
              </mrow>
              <mo stretchy="false">)</mo>
            </mrow>
          </mrow>
          <mo stretchy="false">)</mo>
        </mrow>
        <mrow>
          <mrow>
            <mn>1</mn>
            <mo stretchy="false">/</mo>
            <mi>k</mi>
          </mrow>
        </mrow>
      </msup>
    </mrow>
    <annotation encoding="StarMath 5.0">%lambda (ln(2)) sup {1/k}</annotation>
  </semantics>
</math>
</file>

<file path=Object 209/content.xml><?xml version="1.0" encoding="utf-8"?>
<math xmlns="http://www.w3.org/1998/Math/MathML">
  <semantics>
    <mrow>
      <mo stretchy="false">λ</mo>
      <msup>
        <mfenced open="(" close=")">
          <mrow>
            <mfrac>
              <mrow>
                <mrow>
                  <mi>k</mi>
                  <mo stretchy="false">−</mo>
                  <mn>1</mn>
                </mrow>
              </mrow>
              <mrow>
                <mi>k</mi>
              </mrow>
            </mfrac>
          </mrow>
        </mfenced>
        <mrow>
          <mfrac>
            <mrow>
              <mn>1</mn>
            </mrow>
            <mrow>
              <mi>k</mi>
            </mrow>
          </mfrac>
        </mrow>
      </msup>
      <mi mathvariant="italic">for</mi>
      <mrow>
        <mi>k</mi>
        <mo stretchy="false">&gt;</mo>
        <mn>1</mn>
      </mrow>
    </mrow>
    <annotation encoding="StarMath 5.0">%lambda left ( {k-1} over {k}  right ) sup {{1} over {k}} for k&gt;1  </annotation>
  </semantics>
</math>
</file>

<file path=Object 21/content.xml><?xml version="1.0" encoding="utf-8"?>
<math xmlns="http://www.w3.org/1998/Math/MathML">
  <semantics>
    <mrow>
      <msqrt>
        <mrow>
          <mn>2</mn>
        </mrow>
      </msqrt>
      <mfrac>
        <mrow>
          <mo stretchy="false">Γ</mo>
          <mrow>
            <mo stretchy="false">(</mo>
            <mrow>
              <mrow>
                <mrow>
                  <mo stretchy="false">(</mo>
                  <mrow>
                    <mrow>
                      <mi>k</mi>
                      <mo stretchy="false">+</mo>
                      <mn>1</mn>
                    </mrow>
                  </mrow>
                  <mo stretchy="false">)</mo>
                </mrow>
                <mo stretchy="false">/</mo>
                <mn>2</mn>
              </mrow>
            </mrow>
            <mo stretchy="false">)</mo>
          </mrow>
        </mrow>
        <mrow>
          <mo stretchy="false">Γ</mo>
          <mrow>
            <mo stretchy="false">(</mo>
            <mrow>
              <mrow>
                <mi>k</mi>
                <mo stretchy="false">/</mo>
                <mn>2</mn>
              </mrow>
            </mrow>
            <mo stretchy="false">)</mo>
          </mrow>
        </mrow>
      </mfrac>
    </mrow>
    <annotation encoding="StarMath 5.0">sqrt{2}{%GAMMA ((k+1)/2)} over {%GAMMA (k/2)}  </annotation>
  </semantics>
</math>
</file>

<file path=Object 210/content.xml><?xml version="1.0" encoding="utf-8"?>
<math xmlns="http://www.w3.org/1998/Math/MathML">
  <semantics>
    <mrow>
      <msup>
        <mo stretchy="false">λ</mo>
        <mn>2</mn>
      </msup>
      <mfenced open="[" close="]">
        <mrow>
          <mo stretchy="false">Γ</mo>
          <mrow>
            <mfenced open="(" close=")">
              <mrow>
                <mrow>
                  <mn>1</mn>
                  <mo stretchy="false">+</mo>
                  <mfrac>
                    <mrow>
                      <mn>2</mn>
                    </mrow>
                    <mrow>
                      <mi>k</mi>
                    </mrow>
                  </mfrac>
                </mrow>
              </mrow>
            </mfenced>
            <mo stretchy="false">−</mo>
            <msup>
              <mfenced open="(" close=")">
                <mrow>
                  <mo stretchy="false">Γ</mo>
                  <mfenced open="(" close=")">
                    <mrow>
                      <mrow>
                        <mn>1</mn>
                        <mo stretchy="false">+</mo>
                        <mfrac>
                          <mrow>
                            <mn>1</mn>
                          </mrow>
                          <mrow>
                            <mi>k</mi>
                          </mrow>
                        </mfrac>
                      </mrow>
                    </mrow>
                  </mfenced>
                </mrow>
              </mfenced>
              <mn>2</mn>
            </msup>
          </mrow>
        </mrow>
      </mfenced>
    </mrow>
    <annotation encoding="StarMath 5.0">%lambda sup 2 left [ %GAMMA left ( 1+{2} over {k}  right )-left ( %GAMMA left ( 1+{1} over {k}  right )  right ) sup 2  right ] </annotation>
  </semantics>
</math>
</file>

<file path=Object 211/content.xml><?xml version="1.0" encoding="utf-8"?>
<math xmlns="http://www.w3.org/1998/Math/MathML">
  <semantics>
    <mrow>
      <mfrac>
        <mrow>
          <mo stretchy="false">Γ</mo>
          <mrow>
            <mo stretchy="false">(</mo>
            <mrow>
              <mrow>
                <mn>1</mn>
                <mo stretchy="false">+</mo>
                <mrow>
                  <mn>3</mn>
                  <mo stretchy="false">/</mo>
                  <mi>k</mi>
                </mrow>
              </mrow>
            </mrow>
            <mo stretchy="false">)</mo>
          </mrow>
          <mrow>
            <msup>
              <mo stretchy="false">λ</mo>
              <mn>3</mn>
            </msup>
            <mo stretchy="false">−</mo>
            <mn>3</mn>
          </mrow>
          <mo stretchy="false">μ</mo>
          <mrow>
            <msup>
              <mo stretchy="false">σ</mo>
              <mn>2</mn>
            </msup>
            <mo stretchy="false">−</mo>
            <msup>
              <mo stretchy="false">μ</mo>
              <mn>3</mn>
            </msup>
          </mrow>
        </mrow>
        <mrow>
          <msup>
            <mo stretchy="false">σ</mo>
            <mn>3</mn>
          </msup>
        </mrow>
      </mfrac>
    </mrow>
    <annotation encoding="StarMath 5.0">{%GAMMA (1+3/k) %lambda sup 3 -3 %mu %sigma sup 2 - %mu sup 3} over {%sigma sup 3} </annotation>
  </semantics>
</math>
</file>

<file path=Object 212/content.xml><?xml version="1.0" encoding="utf-8"?>
<math xmlns="http://www.w3.org/1998/Math/MathML">
  <semantics>
    <mrow>
      <mfrac>
        <mrow>
          <mrow>
            <mo stretchy="false">−</mo>
            <mn>6</mn>
          </mrow>
          <mrow>
            <msubsup>
              <mo stretchy="false">Γ</mo>
              <mn>1</mn>
              <mn>4</mn>
            </msubsup>
            <mo stretchy="false">+</mo>
            <mn>12</mn>
          </mrow>
          <msubsup>
            <mo stretchy="false">Γ</mo>
            <mn>1</mn>
            <mn>2</mn>
          </msubsup>
          <mrow>
            <msub>
              <mo stretchy="false">Γ</mo>
              <mn>2</mn>
            </msub>
            <mo stretchy="false">−</mo>
            <mn>3</mn>
          </mrow>
          <mrow>
            <msubsup>
              <mo stretchy="false">Γ</mo>
              <mn>2</mn>
              <mn>2</mn>
            </msubsup>
            <mo stretchy="false">−</mo>
            <mn>4</mn>
          </mrow>
          <msub>
            <mo stretchy="false">Γ</mo>
            <mn>1</mn>
          </msub>
          <mrow>
            <msub>
              <mo stretchy="false">Γ</mo>
              <mn>3</mn>
            </msub>
            <mo stretchy="false">+</mo>
            <msub>
              <mo stretchy="false">Γ</mo>
              <mn>4</mn>
            </msub>
          </mrow>
        </mrow>
        <mrow>
          <msup>
            <mrow>
              <mo stretchy="false">[</mo>
              <mrow>
                <mrow>
                  <msub>
                    <mo stretchy="false">Γ</mo>
                    <mn>2</mn>
                  </msub>
                  <mo stretchy="false">−</mo>
                  <msubsup>
                    <mo stretchy="false">Γ</mo>
                    <mn>1</mn>
                    <mn>2</mn>
                  </msubsup>
                </mrow>
              </mrow>
              <mo stretchy="false">]</mo>
            </mrow>
            <mn>2</mn>
          </msup>
        </mrow>
      </mfrac>
    </mrow>
    <annotation encoding="StarMath 5.0">{-6 %GAMMA sub 1 sup 4 +12 %GAMMA sub 1 sup 2 %GAMMA sub 2 -3 %GAMMA sub 2 sup 2 -4 %GAMMA sub 1 %GAMMA sub 3 + %GAMMA sub 4} over {[%GAMMA sub 2 - %GAMMA sub 1 sup 2] sup 2} </annotation>
  </semantics>
</math>
</file>

<file path=Object 213/content.xml><?xml version="1.0" encoding="utf-8"?>
<math xmlns="http://www.w3.org/1998/Math/MathML">
  <semantics>
    <mrow>
      <mi mathvariant="italic">where</mi>
      <mrow>
        <msub>
          <mo stretchy="false">Γ</mo>
          <mi>i</mi>
        </msub>
        <mo stretchy="false">=</mo>
        <mo stretchy="false">Γ</mo>
      </mrow>
      <mrow>
        <mo stretchy="false">(</mo>
        <mrow>
          <mrow>
            <mn>1</mn>
            <mo stretchy="false">+</mo>
            <mrow>
              <mi>i</mi>
              <mo stretchy="false">/</mo>
              <mi>k</mi>
            </mrow>
          </mrow>
        </mrow>
        <mo stretchy="false">)</mo>
      </mrow>
    </mrow>
    <annotation encoding="StarMath 5.0">where %GAMMA sub i = %GAMMA (1+i/k)</annotation>
  </semantics>
</math>
</file>

<file path=Object 214/content.xml><?xml version="1.0" encoding="utf-8"?>
<math xmlns="http://www.w3.org/1998/Math/MathML">
  <semantics>
    <mrow>
      <mo stretchy="false">γ</mo>
      <mrow>
        <mrow>
          <mo stretchy="false">(</mo>
          <mrow>
            <mrow>
              <mn>1</mn>
              <mo stretchy="false">−</mo>
              <mrow>
                <mn>1</mn>
                <mo stretchy="false">/</mo>
                <mi>k</mi>
              </mrow>
            </mrow>
          </mrow>
          <mo stretchy="false">)</mo>
        </mrow>
        <mo stretchy="false">+</mo>
        <mi>ln</mi>
      </mrow>
      <mrow>
        <mrow>
          <mo stretchy="false">(</mo>
          <mrow>
            <mrow>
              <mo stretchy="false">λ</mo>
              <mo stretchy="false">/</mo>
              <mi>k</mi>
            </mrow>
          </mrow>
          <mo stretchy="false">)</mo>
        </mrow>
        <mo stretchy="false">+</mo>
        <mn>1</mn>
      </mrow>
    </mrow>
    <annotation encoding="StarMath 5.0">%gamma (1-1/k)+ln(%lambda/k)+1</annotation>
  </semantics>
</math>
</file>

<file path=Object 215/content.xml><?xml version="1.0" encoding="utf-8"?>
<math xmlns="http://www.w3.org/1998/Math/MathML">
  <semantics>
    <mrow>
      <mfrac>
        <mrow>
          <mn>1</mn>
        </mrow>
        <mrow>
          <msqrt>
            <mrow>
              <mn>2</mn>
              <mo stretchy="false">π</mo>
            </mrow>
          </msqrt>
        </mrow>
      </mfrac>
      <msup>
        <mi>e</mi>
        <mrow>
          <mrow>
            <mo stretchy="false">−</mo>
            <mrow>
              <mfrac>
                <mrow>
                  <msup>
                    <mi>x</mi>
                    <mn>2</mn>
                  </msup>
                </mrow>
                <mrow>
                  <mn>2</mn>
                </mrow>
              </mfrac>
            </mrow>
          </mrow>
        </mrow>
      </msup>
    </mrow>
    <annotation encoding="StarMath 5.0">{1} over {sqrt {2 %pi}} e sup {-{{x sup 2} over {2}}} </annotation>
  </semantics>
</math>
</file>

<file path=Object 216/content.xml><?xml version="1.0" encoding="utf-8"?>
<math xmlns="http://www.w3.org/1998/Math/MathML">
  <semantics>
    <mrow>
      <mfrac>
        <mrow>
          <mn>1</mn>
        </mrow>
        <mrow>
          <mn>2</mn>
        </mrow>
      </mfrac>
      <mfenced open="[" close="]">
        <mrow>
          <mrow>
            <mn>1</mn>
            <mo stretchy="false">+</mo>
            <mi mathvariant="italic">erf</mi>
          </mrow>
          <mfenced open="(" close=")">
            <mrow>
              <mfrac>
                <mrow>
                  <mi>x</mi>
                </mrow>
                <mrow>
                  <msqrt>
                    <mn>2</mn>
                  </msqrt>
                </mrow>
              </mfrac>
            </mrow>
          </mfenced>
        </mrow>
      </mfenced>
    </mrow>
    <annotation encoding="StarMath 5.0">{1} over {2}left [ 1+erf left ( {x} over {sqrt 2}  right )  right ]  </annotation>
  </semantics>
</math>
</file>

<file path=Object 217/content.xml><?xml version="1.0" encoding="utf-8"?>
<math xmlns="http://www.w3.org/1998/Math/MathML">
  <semantics>
    <mrow>
      <mfrac>
        <mrow>
          <mn>1</mn>
        </mrow>
        <mrow>
          <mn>2</mn>
        </mrow>
      </mfrac>
      <mi>ln</mi>
      <mrow>
        <mo stretchy="false">(</mo>
        <mrow>
          <mn>2</mn>
          <mo stretchy="false">π</mo>
          <mi>e</mi>
        </mrow>
        <mo stretchy="false">)</mo>
      </mrow>
    </mrow>
    <annotation encoding="StarMath 5.0">{1} over {2}ln(2 %pi e) </annotation>
  </semantics>
</math>
</file>

<file path=Object 218/content.xml><?xml version="1.0" encoding="utf-8"?>
<math xmlns="http://www.w3.org/1998/Math/MathML">
  <semantics>
    <mrow>
      <mfrac>
        <mrow>
          <mn>1</mn>
        </mrow>
        <mrow>
          <mo stretchy="false">π</mo>
          <mrow>
            <mo stretchy="false">(</mo>
            <mrow>
              <mrow>
                <mn>1</mn>
                <mo stretchy="false">+</mo>
                <msup>
                  <mi>x</mi>
                  <mn>2</mn>
                </msup>
              </mrow>
            </mrow>
            <mo stretchy="false">)</mo>
          </mrow>
        </mrow>
      </mfrac>
    </mrow>
    <annotation encoding="StarMath 5.0">{1} over {%pi (1+x sup 2)} </annotation>
  </semantics>
</math>
</file>

<file path=Object 219/content.xml><?xml version="1.0" encoding="utf-8"?>
<math xmlns="http://www.w3.org/1998/Math/MathML">
  <semantics>
    <mrow>
      <mfrac>
        <mrow>
          <mn>1</mn>
        </mrow>
        <mrow>
          <mo stretchy="false">π</mo>
        </mrow>
      </mfrac>
      <mi>arctan</mi>
      <mrow>
        <mrow>
          <mo stretchy="false">(</mo>
          <mrow>
            <mi>x</mi>
          </mrow>
          <mo stretchy="false">)</mo>
        </mrow>
        <mo stretchy="false">+</mo>
        <mfrac>
          <mrow>
            <mn>1</mn>
          </mrow>
          <mrow>
            <mn>2</mn>
          </mrow>
        </mfrac>
      </mrow>
    </mrow>
    <annotation encoding="StarMath 5.0">{1} over {%pi} arctan (x) + {1} over {2}  </annotation>
  </semantics>
</math>
</file>

<file path=Object 22/content.xml><?xml version="1.0" encoding="utf-8"?>
<math xmlns="http://www.w3.org/1998/Math/MathML">
  <semantics>
    <mrow>
      <msqrt>
        <mrow>
          <mrow>
            <mi>k</mi>
            <mo stretchy="false">−</mo>
            <mn>1</mn>
          </mrow>
        </mrow>
      </msqrt>
      <mi mathvariant="italic">for</mi>
      <mrow>
        <mi>k</mi>
        <mo stretchy="false">⩾</mo>
        <mn>1</mn>
      </mrow>
    </mrow>
    <annotation encoding="StarMath 5.0">sqrt{k-1} for k geslant 1</annotation>
  </semantics>
</math>
</file>

<file path=Object 23/content.xml><?xml version="1.0" encoding="utf-8"?>
<math xmlns="http://www.w3.org/1998/Math/MathML">
  <semantics>
    <mrow>
      <mfrac>
        <mrow>
          <mi mathvariant="italic">mean</mi>
        </mrow>
        <mrow>
          <msup>
            <mi mathvariant="italic">variance</mi>
            <mrow>
              <mo stretchy="false">(</mo>
              <mrow>
                <mrow>
                  <mn>3</mn>
                  <mo stretchy="false">/</mo>
                  <mn>2</mn>
                </mrow>
              </mrow>
              <mo stretchy="false">)</mo>
            </mrow>
          </msup>
        </mrow>
      </mfrac>
      <mrow>
        <mo stretchy="false">(</mo>
        <mrow>
          <mrow>
            <mn>1</mn>
            <mo stretchy="false">−</mo>
            <mrow>
              <mn>2</mn>
              <mo stretchy="false">∗</mo>
              <mi mathvariant="italic">variance</mi>
            </mrow>
          </mrow>
        </mrow>
        <mo stretchy="false">)</mo>
      </mrow>
    </mrow>
    <annotation encoding="StarMath 5.0">{mean} over {variance^(3/2)} (1-2*variance)</annotation>
  </semantics>
</math>
</file>

<file path=Object 24/content.xml><?xml version="1.0" encoding="utf-8"?>
<math xmlns="http://www.w3.org/1998/Math/MathML">
  <semantics>
    <mrow>
      <mfrac>
        <mrow>
          <mn>2</mn>
        </mrow>
        <mrow>
          <mi mathvariant="italic">variance</mi>
        </mrow>
      </mfrac>
      <mrow>
        <mo stretchy="false">(</mo>
        <mrow>
          <mrow>
            <mrow>
              <mn>1</mn>
              <mo stretchy="false">−</mo>
              <mrow>
                <mrow>
                  <mi mathvariant="italic">mean</mi>
                  <mo stretchy="false">∗</mo>
                  <msup>
                    <mi mathvariant="italic">variance</mi>
                    <mrow>
                      <mo stretchy="false">(</mo>
                      <mrow>
                        <mrow>
                          <mn>1</mn>
                          <mo stretchy="false">/</mo>
                          <mn>2</mn>
                        </mrow>
                      </mrow>
                      <mo stretchy="false">)</mo>
                    </mrow>
                  </msup>
                </mrow>
                <mo stretchy="false">∗</mo>
                <mi mathvariant="italic">skewness</mi>
              </mrow>
            </mrow>
            <mo stretchy="false">−</mo>
            <mi mathvariant="italic">variance</mi>
          </mrow>
        </mrow>
        <mo stretchy="false">)</mo>
      </mrow>
    </mrow>
    <annotation encoding="StarMath 5.0">{2} over {variance} (1-mean*variance^(1/2) * skewness-variance)</annotation>
  </semantics>
</math>
</file>

<file path=Object 25/content.xml><?xml version="1.0" encoding="utf-8"?>
<math xmlns="http://www.w3.org/1998/Math/MathML">
  <semantics>
    <mrow>
      <mfrac>
        <mrow>
          <mn>1</mn>
        </mrow>
        <mrow>
          <msup>
            <mn>2</mn>
            <mrow>
              <mo stretchy="false">(</mo>
              <mrow>
                <mrow>
                  <mi>k</mi>
                  <mo stretchy="false">/</mo>
                  <mn>2</mn>
                </mrow>
              </mrow>
              <mo stretchy="false">)</mo>
            </mrow>
          </msup>
          <mo stretchy="false">Γ</mo>
          <mrow>
            <mo stretchy="false">(</mo>
            <mrow>
              <mrow>
                <mi>k</mi>
                <mo stretchy="false">/</mo>
                <mn>2</mn>
              </mrow>
            </mrow>
            <mo stretchy="false">)</mo>
          </mrow>
        </mrow>
      </mfrac>
      <msup>
        <mi>x</mi>
        <mrow>
          <mo stretchy="false">(</mo>
          <mrow>
            <mrow>
              <mrow>
                <mi>k</mi>
                <mo stretchy="false">/</mo>
                <mn>2</mn>
              </mrow>
              <mo stretchy="false">−</mo>
              <mn>1</mn>
            </mrow>
          </mrow>
          <mo stretchy="false">)</mo>
        </mrow>
      </msup>
      <msup>
        <mi>e</mi>
        <mrow>
          <mo stretchy="false">(</mo>
          <mrow>
            <mrow>
              <mrow>
                <mo stretchy="false">−</mo>
                <mi>x</mi>
              </mrow>
              <mo stretchy="false">/</mo>
              <mn>2</mn>
            </mrow>
          </mrow>
          <mo stretchy="false">)</mo>
        </mrow>
      </msup>
    </mrow>
    <annotation encoding="StarMath 5.0">{1} over {2^(k/2)%GAMMA (k/2)}x^(k/2-1)e^(-x/2) </annotation>
  </semantics>
</math>
</file>

<file path=Object 26/content.xml><?xml version="1.0" encoding="utf-8"?>
<math xmlns="http://www.w3.org/1998/Math/MathML">
  <semantics>
    <mrow>
      <mfrac>
        <mrow>
          <mn>1</mn>
        </mrow>
        <mrow>
          <mo stretchy="false">Γ</mo>
          <mrow>
            <mo stretchy="false">(</mo>
            <mrow>
              <mrow>
                <mi>k</mi>
                <mo stretchy="false">/</mo>
                <mn>2</mn>
              </mrow>
            </mrow>
            <mo stretchy="false">)</mo>
          </mrow>
        </mrow>
      </mfrac>
      <mo stretchy="false">γ</mo>
      <mrow>
        <mo stretchy="false">(</mo>
        <mrow>
          <mrow>
            <mfrac>
              <mrow>
                <mi>k</mi>
              </mrow>
              <mrow>
                <mn>2</mn>
              </mrow>
            </mfrac>
          </mrow>
          <mi>,</mi>
          <mfrac>
            <mrow>
              <mi>x</mi>
            </mrow>
            <mrow>
              <mn>2</mn>
            </mrow>
          </mfrac>
        </mrow>
        <mo stretchy="false">)</mo>
      </mrow>
    </mrow>
    <annotation encoding="StarMath 5.0">{1} over {%GAMMA (k/2)}%gamma ({{k} over {2}},{x} over{2}) </annotation>
  </semantics>
</math>
</file>

<file path=Object 27/content.xml><?xml version="1.0" encoding="utf-8"?>
<math xmlns="http://www.w3.org/1998/Math/MathML">
  <semantics>
    <mrow>
      <mrow>
        <mi mathvariant="italic">median</mi>
        <mo stretchy="false">≈</mo>
        <mi>k</mi>
      </mrow>
      <msup>
        <mrow>
          <mo stretchy="false">(</mo>
          <mrow>
            <mrow>
              <mn>1</mn>
              <mo stretchy="false">−</mo>
              <mfrac>
                <mrow>
                  <mn>2</mn>
                </mrow>
                <mrow>
                  <mn>9k</mn>
                </mrow>
              </mfrac>
            </mrow>
          </mrow>
          <mo stretchy="false">)</mo>
        </mrow>
        <mn>3</mn>
      </msup>
    </mrow>
    <annotation encoding="StarMath 5.0">median approx k(1-{2} over {9k})^3  </annotation>
  </semantics>
</math>
</file>

<file path=Object 28/content.xml><?xml version="1.0" encoding="utf-8"?>
<math xmlns="http://www.w3.org/1998/Math/MathML">
  <semantics>
    <mrow>
      <msqrt>
        <mrow>
          <mrow>
            <mn>8</mn>
            <mo stretchy="false">/</mo>
            <mi>k</mi>
          </mrow>
        </mrow>
      </msqrt>
    </mrow>
    <annotation encoding="StarMath 5.0">sqrt{8/k} </annotation>
  </semantics>
</math>
</file>

<file path=Object 29/content.xml><?xml version="1.0" encoding="utf-8"?>
<math xmlns="http://www.w3.org/1998/Math/MathML">
  <semantics>
    <mrow>
      <mfrac>
        <mrow>
          <msup>
            <mo stretchy="false">λ</mo>
            <mi>k</mi>
          </msup>
          <msup>
            <mi>x</mi>
            <mrow>
              <mo stretchy="false">(</mo>
              <mrow>
                <mrow>
                  <mi>k</mi>
                  <mo stretchy="false">−</mo>
                  <mn>1</mn>
                </mrow>
              </mrow>
              <mo stretchy="false">)</mo>
            </mrow>
          </msup>
          <msup>
            <mi>e</mi>
            <mrow>
              <mo stretchy="false">(</mo>
              <mrow>
                <mrow>
                  <mo stretchy="false">−</mo>
                  <mo stretchy="false">λ</mo>
                </mrow>
                <mi>x</mi>
              </mrow>
              <mo stretchy="false">)</mo>
            </mrow>
          </msup>
        </mrow>
        <mrow>
          <mrow>
            <mo stretchy="false">(</mo>
            <mrow>
              <mrow>
                <mi>k</mi>
                <mo stretchy="false">−</mo>
                <mn>1</mn>
              </mrow>
            </mrow>
            <mo stretchy="false">)</mo>
          </mrow>
          <mi>!</mi>
        </mrow>
      </mfrac>
    </mrow>
    <annotation encoding="StarMath 5.0">{%lambda^k x^(k-1)e^(-%lambda x)} over {(k-1)!} </annotation>
  </semantics>
</math>
</file>

<file path=Object 3/content.xml><?xml version="1.0" encoding="utf-8"?>
<math xmlns="http://www.w3.org/1998/Math/MathML">
  <semantics>
    <mrow>
      <mrow>
        <mrow/>
        <mo stretchy="false">≈</mo>
        <mrow>
          <mfrac>
            <mrow>
              <mrow>
                <mo stretchy="false">α</mo>
                <mo stretchy="false">−</mo>
                <mfrac>
                  <mrow>
                    <mn>1</mn>
                  </mrow>
                  <mrow>
                    <mn>3</mn>
                  </mrow>
                </mfrac>
              </mrow>
            </mrow>
            <mrow>
              <mrow>
                <mrow>
                  <mo stretchy="false">α</mo>
                  <mo stretchy="false">+</mo>
                  <mo stretchy="false">β</mo>
                </mrow>
                <mo stretchy="false">−</mo>
                <mfrac>
                  <mrow>
                    <mn>2</mn>
                  </mrow>
                  <mrow>
                    <mn>3</mn>
                  </mrow>
                </mfrac>
              </mrow>
            </mrow>
          </mfrac>
        </mrow>
      </mrow>
    </mrow>
    <annotation encoding="StarMath 5.0">{ } approx {{%alpha-{1} over {3} } over {%alpha+%beta-{2} over {3} } } </annotation>
  </semantics>
</math>
</file>

<file path=Object 30/content.xml><?xml version="1.0" encoding="utf-8"?>
<math xmlns="http://www.w3.org/1998/Math/MathML">
  <semantics>
    <mrow>
      <mrow>
        <mfrac>
          <mrow>
            <mo stretchy="false">γ</mo>
            <mrow>
              <mo stretchy="false">(</mo>
              <mrow>
                <mi>k</mi>
                <mi>,</mi>
                <mo stretchy="false">λ</mo>
                <mi>x</mi>
              </mrow>
              <mo stretchy="false">)</mo>
            </mrow>
          </mrow>
          <mrow>
            <mrow>
              <mo stretchy="false">(</mo>
              <mrow>
                <mrow>
                  <mi>k</mi>
                  <mo stretchy="false">−</mo>
                  <mn>1</mn>
                </mrow>
              </mrow>
              <mo stretchy="false">)</mo>
            </mrow>
            <mi>!</mi>
          </mrow>
        </mfrac>
        <mo stretchy="false">=</mo>
        <mrow>
          <mn>1</mn>
          <mo stretchy="false">−</mo>
          <mrow>
            <munderover>
              <mo stretchy="false">∑</mo>
              <mrow>
                <mrow>
                  <mi>n</mi>
                  <mo stretchy="false">=</mo>
                  <mn>0</mn>
                </mrow>
              </mrow>
              <mrow>
                <mrow>
                  <mi>k</mi>
                  <mo stretchy="false">−</mo>
                  <mn>1</mn>
                </mrow>
              </mrow>
            </munderover>
            <mrow>
              <mfrac>
                <mrow>
                  <mn>1</mn>
                </mrow>
                <mrow>
                  <mi>n</mi>
                  <mi>!</mi>
                </mrow>
              </mfrac>
              <msup>
                <mi>e</mi>
                <mrow>
                  <mo stretchy="false">(</mo>
                  <mrow>
                    <mo stretchy="false">λ</mo>
                    <mi>x</mi>
                  </mrow>
                  <mo stretchy="false">)</mo>
                </mrow>
              </msup>
              <msup>
                <mrow>
                  <mo stretchy="false">(</mo>
                  <mrow>
                    <mo stretchy="false">λ</mo>
                    <mi>x</mi>
                  </mrow>
                  <mo stretchy="false">)</mo>
                </mrow>
                <mi>n</mi>
              </msup>
            </mrow>
          </mrow>
        </mrow>
      </mrow>
    </mrow>
    <annotation encoding="StarMath 5.0">{%gamma(k,%lambda x)} over {(k-1)!}=1-sum from{n=0} to{k-1} {{1} over {n!}e^(%lambda x) (%lambda x)^n} </annotation>
  </semantics>
</math>
</file>

<file path=Object 31/content.xml><?xml version="1.0" encoding="utf-8"?>
<math xmlns="http://www.w3.org/1998/Math/MathML">
  <semantics>
    <mrow>
      <mfrac>
        <mrow>
          <mn>1</mn>
        </mrow>
        <mrow>
          <mo stretchy="false">σ</mo>
        </mrow>
      </mfrac>
      <mi>t</mi>
      <msup>
        <mrow>
          <mo stretchy="false">(</mo>
          <mrow>
            <mi>x</mi>
          </mrow>
          <mo stretchy="false">)</mo>
        </mrow>
        <mrow>
          <mo stretchy="false">(</mo>
          <mrow>
            <mrow>
              <mo stretchy="false">ξ</mo>
              <mo stretchy="false">+</mo>
              <mn>1</mn>
            </mrow>
          </mrow>
          <mo stretchy="false">)</mo>
        </mrow>
      </msup>
      <msup>
        <mi>e</mi>
        <mrow>
          <mo stretchy="false">(</mo>
          <mrow>
            <mrow>
              <mo stretchy="false">−</mo>
              <mi>t</mi>
            </mrow>
            <mrow>
              <mo stretchy="false">(</mo>
              <mrow>
                <mi>x</mi>
              </mrow>
              <mo stretchy="false">)</mo>
            </mrow>
          </mrow>
          <mo stretchy="false">)</mo>
        </mrow>
      </msup>
    </mrow>
    <annotation encoding="StarMath 5.0">{1} over {%sigma }t(x)^(%xi +1)e^(-t(x))</annotation>
  </semantics>
</math>
</file>

<file path=Object 32/content.xml><?xml version="1.0" encoding="utf-8"?>
<math xmlns="http://www.w3.org/1998/Math/MathML">
  <semantics>
    <mrow>
      <msup>
        <mrow>
          <mo stretchy="false">(</mo>
          <mrow>
            <mrow>
              <mn>1</mn>
              <mo stretchy="false">+</mo>
              <mrow>
                <mo stretchy="false">(</mo>
                <mrow>
                  <mfrac>
                    <mrow>
                      <mrow>
                        <mi>x</mi>
                        <mo stretchy="false">−</mo>
                        <mo stretchy="false">μ</mo>
                      </mrow>
                    </mrow>
                    <mrow>
                      <mo stretchy="false">σ</mo>
                    </mrow>
                  </mfrac>
                  <mo stretchy="false">ξ</mo>
                </mrow>
                <mo stretchy="false">)</mo>
              </mrow>
            </mrow>
          </mrow>
          <mo stretchy="false">)</mo>
        </mrow>
        <mrow>
          <mo stretchy="false">(</mo>
          <mrow>
            <mrow>
              <mrow>
                <mo stretchy="false">−</mo>
                <mn>1</mn>
              </mrow>
              <mo stretchy="false">/</mo>
              <mo stretchy="false">ξ</mo>
            </mrow>
          </mrow>
          <mo stretchy="false">)</mo>
        </mrow>
      </msup>
      <mi mathvariant="italic">if</mi>
      <mrow>
        <mo stretchy="false">ξ</mo>
        <mo stretchy="false">≠</mo>
        <mn>0</mn>
      </mrow>
    </mrow>
    <annotation encoding="StarMath 5.0">(1+({x-%mu } over {%sigma }%xi ))^(-1/%xi ) if %xi  &lt;&gt; 0 </annotation>
  </semantics>
</math>
</file>

<file path=Object 33/content.xml><?xml version="1.0" encoding="utf-8"?>
<math xmlns="http://www.w3.org/1998/Math/MathML">
  <semantics>
    <mrow>
      <msup>
        <mi>e</mi>
        <mrow>
          <mo stretchy="false">(</mo>
          <mrow>
            <mrow>
              <mrow>
                <mo stretchy="false">−</mo>
                <mrow>
                  <mo stretchy="false">(</mo>
                  <mrow>
                    <mrow>
                      <mi>x</mi>
                      <mo stretchy="false">−</mo>
                      <mo stretchy="false">μ</mo>
                    </mrow>
                  </mrow>
                  <mo stretchy="false">)</mo>
                </mrow>
              </mrow>
              <mo stretchy="false">/</mo>
              <mo stretchy="false">σ</mo>
            </mrow>
          </mrow>
          <mo stretchy="false">)</mo>
        </mrow>
      </msup>
      <mi mathvariant="italic">if</mi>
      <mrow>
        <mo stretchy="false">ξ</mo>
        <mo stretchy="false">=</mo>
        <mn>0</mn>
      </mrow>
    </mrow>
    <annotation encoding="StarMath 5.0">e^(-(x-%mu )/%sigma ) if %xi =0</annotation>
  </semantics>
</math>
</file>

<file path=Object 34/content.xml><?xml version="1.0" encoding="utf-8"?>
<math xmlns="http://www.w3.org/1998/Math/MathML">
  <semantics>
    <mrow>
      <mrow>
        <mo stretchy="false">μ</mo>
        <mo stretchy="false">+</mo>
        <mo stretchy="false">σ</mo>
      </mrow>
      <mfrac>
        <mrow>
          <mo stretchy="false">Γ</mo>
          <mrow>
            <mrow>
              <mo stretchy="false">(</mo>
              <mrow>
                <mrow>
                  <mn>1</mn>
                  <mo stretchy="false">−</mo>
                  <mo stretchy="false">ξ</mo>
                </mrow>
              </mrow>
              <mo stretchy="false">)</mo>
            </mrow>
            <mo stretchy="false">−</mo>
            <mn>1</mn>
          </mrow>
        </mrow>
        <mrow>
          <mo stretchy="false">ξ</mo>
        </mrow>
      </mfrac>
      <mi mathvariant="italic">if</mi>
      <mrow>
        <mo stretchy="false">ξ</mo>
        <mo stretchy="false">≠</mo>
        <mn>0,</mn>
      </mrow>
      <mrow>
        <mo stretchy="false">ξ</mo>
        <mo stretchy="false">&lt;</mo>
        <mn>1</mn>
      </mrow>
    </mrow>
    <annotation encoding="StarMath 5.0">%mu +%sigma {%GAMMA (1-%xi )-1} over {%xi } if %xi &lt;&gt; 0,%xi &lt;1
</annotation>
  </semantics>
</math>
</file>

<file path=Object 35/content.xml><?xml version="1.0" encoding="utf-8"?>
<math xmlns="http://www.w3.org/1998/Math/MathML">
  <semantics>
    <mrow>
      <mrow>
        <mo stretchy="false">μ</mo>
        <mo stretchy="false">+</mo>
        <mo stretchy="false">σ</mo>
      </mrow>
      <mfrac>
        <mrow>
          <mrow>
            <msup>
              <mrow>
                <mo stretchy="false">(</mo>
                <mrow>
                  <mi>ln</mi>
                  <mn>2</mn>
                </mrow>
                <mo stretchy="false">)</mo>
              </mrow>
              <mrow>
                <mo stretchy="false">(</mo>
                <mrow>
                  <mrow>
                    <mo stretchy="false">−</mo>
                    <mo stretchy="false">ξ</mo>
                  </mrow>
                </mrow>
                <mo stretchy="false">)</mo>
              </mrow>
            </msup>
            <mo stretchy="false">−</mo>
            <mn>1</mn>
          </mrow>
        </mrow>
        <mrow>
          <mo stretchy="false">ξ</mo>
        </mrow>
      </mfrac>
      <mi mathvariant="italic">if</mi>
      <mrow>
        <mo stretchy="false">ξ</mo>
        <mo stretchy="false">≠</mo>
        <mn>0</mn>
      </mrow>
    </mrow>
    <annotation encoding="StarMath 5.0">%mu +%sigma {(ln 2)^(-%xi)-1} over {%xi} if %xi &lt;&gt; 0</annotation>
  </semantics>
</math>
</file>

<file path=Object 36/content.xml><?xml version="1.0" encoding="utf-8"?>
<math xmlns="http://www.w3.org/1998/Math/MathML">
  <semantics>
    <mrow>
      <mrow>
        <mo stretchy="false">μ</mo>
        <mo stretchy="false">−</mo>
        <mo stretchy="false">σ</mo>
      </mrow>
      <mi>ln</mi>
      <mi>ln</mi>
      <mn>2</mn>
      <mi mathvariant="italic">if</mi>
      <mrow>
        <mo stretchy="false">ξ</mo>
        <mo stretchy="false">=</mo>
        <mrow/>
      </mrow>
    </mrow>
    <annotation encoding="StarMath 5.0">%mu -%sigma ln ln 2  if %xi =</annotation>
  </semantics>
</math>
</file>

<file path=Object 37/content.xml><?xml version="1.0" encoding="utf-8"?>
<math xmlns="http://www.w3.org/1998/Math/MathML">
  <semantics>
    <mrow>
      <mrow>
        <mo stretchy="false">μ</mo>
        <mo stretchy="false">+</mo>
        <mo stretchy="false">σ</mo>
      </mrow>
      <mfrac>
        <mrow>
          <mrow>
            <msup>
              <mrow>
                <mo stretchy="false">(</mo>
                <mrow>
                  <mrow>
                    <mn>1</mn>
                    <mo stretchy="false">+</mo>
                    <mo stretchy="false">ξ</mo>
                  </mrow>
                </mrow>
                <mo stretchy="false">)</mo>
              </mrow>
              <mrow>
                <mo stretchy="false">(</mo>
                <mrow>
                  <mrow>
                    <mo stretchy="false">−</mo>
                    <mo stretchy="false">ξ</mo>
                  </mrow>
                </mrow>
                <mo stretchy="false">)</mo>
              </mrow>
            </msup>
            <mo stretchy="false">−</mo>
            <mn>1</mn>
          </mrow>
        </mrow>
        <mrow>
          <mo stretchy="false">ξ</mo>
        </mrow>
      </mfrac>
      <mi mathvariant="italic">if</mi>
      <mrow>
        <mo stretchy="false">ξ</mo>
        <mo stretchy="false">≠</mo>
        <mn>0</mn>
      </mrow>
    </mrow>
    <annotation encoding="StarMath 5.0">%mu +%sigma {(1+%xi )^(-%xi )-1} over {%xi} if %xi&lt;&gt;0 </annotation>
  </semantics>
</math>
</file>

<file path=Object 38/content.xml><?xml version="1.0" encoding="utf-8"?>
<math xmlns="http://www.w3.org/1998/Math/MathML">
  <semantics>
    <mrow>
      <msup>
        <mo stretchy="false">σ</mo>
        <mn>2</mn>
      </msup>
      <mrow>
        <mrow>
          <mo stretchy="false">(</mo>
          <mrow>
            <mrow>
              <msub>
                <mi>g</mi>
                <mn>2</mn>
              </msub>
              <mo stretchy="false">−</mo>
              <msubsup>
                <mi>g</mi>
                <mn>1</mn>
                <mn>2</mn>
              </msubsup>
            </mrow>
          </mrow>
          <mo stretchy="false">)</mo>
        </mrow>
        <mo stretchy="false">/</mo>
        <msup>
          <mo stretchy="false">ξ</mo>
          <mn>2</mn>
        </msup>
      </mrow>
      <mi mathvariant="italic">if</mi>
      <mrow>
        <mo stretchy="false">ξ</mo>
        <mo stretchy="false">≠</mo>
        <mn>0,</mn>
      </mrow>
      <mrow>
        <mo stretchy="false">ξ</mo>
        <mo stretchy="false">&lt;</mo>
        <mrow>
          <mn>1</mn>
          <mo stretchy="false">/</mo>
          <mn>2</mn>
        </mrow>
      </mrow>
    </mrow>
    <annotation encoding="StarMath 5.0">%sigma ^2 (g sub 2 - g sub 1 sup 2)/%xi sup 2 if %xi &lt;&gt; 0, %xi &lt; 1/2</annotation>
  </semantics>
</math>
</file>

<file path=Object 39/content.xml><?xml version="1.0" encoding="utf-8"?>
<math xmlns="http://www.w3.org/1998/Math/MathML">
  <semantics>
    <mrow>
      <msup>
        <mo stretchy="false">σ</mo>
        <mn>2</mn>
      </msup>
      <mfrac>
        <mrow>
          <msup>
            <mo stretchy="false">π</mo>
            <mn>2</mn>
          </msup>
        </mrow>
        <mrow>
          <mn>6</mn>
        </mrow>
      </mfrac>
      <mi mathvariant="italic">if</mi>
      <mrow>
        <mo stretchy="false">ξ</mo>
        <mo stretchy="false">=</mo>
        <mn>0</mn>
      </mrow>
    </mrow>
    <annotation encoding="StarMath 5.0">%sigma ^ 2 {%pi ^2} over {6} if %xi =0 </annotation>
  </semantics>
</math>
</file>

<file path=Object 4/content.xml><?xml version="1.0" encoding="utf-8"?>
<math xmlns="http://www.w3.org/1998/Math/MathML">
  <semantics>
    <mrow>
      <mfrac>
        <mrow>
          <mrow>
            <mo stretchy="false">α</mo>
            <mo stretchy="false">−</mo>
            <mn>1</mn>
          </mrow>
        </mrow>
        <mrow>
          <mrow>
            <mrow>
              <mo stretchy="false">α</mo>
              <mo stretchy="false">+</mo>
              <mo stretchy="false">β</mo>
            </mrow>
            <mo stretchy="false">−</mo>
            <mn>2</mn>
          </mrow>
        </mrow>
      </mfrac>
    </mrow>
    <annotation encoding="StarMath 5.0">{%alpha-1} over {%alpha+%beta-2} </annotation>
  </semantics>
</math>
</file>

<file path=Object 40/content.xml><?xml version="1.0" encoding="utf-8"?>
<math xmlns="http://www.w3.org/1998/Math/MathML">
  <semantics>
    <mrow>
      <mfrac>
        <mrow>
          <mrow>
            <msub>
              <mi>g</mi>
              <mn>3</mn>
            </msub>
            <mo stretchy="false">−</mo>
            <msub>
              <mn>3g</mn>
              <mn>1</mn>
            </msub>
          </mrow>
          <mrow>
            <msub>
              <mi>g</mi>
              <mn>2</mn>
            </msub>
            <mo stretchy="false">+</mo>
            <msubsup>
              <mn>2g</mn>
              <mn>1</mn>
              <mn>3</mn>
            </msubsup>
          </mrow>
        </mrow>
        <mrow>
          <msup>
            <mrow>
              <mo stretchy="false">(</mo>
              <mrow>
                <mrow>
                  <msub>
                    <mi>g</mi>
                    <mn>2</mn>
                  </msub>
                  <mo stretchy="false">−</mo>
                  <msubsup>
                    <mi>g</mi>
                    <mn>1</mn>
                    <mn>2</mn>
                  </msubsup>
                </mrow>
              </mrow>
              <mo stretchy="false">)</mo>
            </mrow>
            <mrow>
              <mo stretchy="false">(</mo>
              <mrow>
                <mrow>
                  <mn>3</mn>
                  <mo stretchy="false">/</mo>
                  <mn>2</mn>
                </mrow>
              </mrow>
              <mo stretchy="false">)</mo>
            </mrow>
          </msup>
        </mrow>
      </mfrac>
      <mi mathvariant="italic">if</mi>
      <mrow>
        <mo stretchy="false">ξ</mo>
        <mo stretchy="false">&gt;</mo>
        <mn>0</mn>
      </mrow>
    </mrow>
    <annotation encoding="StarMath 5.0">{g sub 3 - 3g sub 1 g sub 2+2g sub 1 sup 3} over {(g sub 2 - g sub 1 sup 2)^(3/2)} if %xi &gt;0 </annotation>
  </semantics>
</math>
</file>

<file path=Object 41/content.xml><?xml version="1.0" encoding="utf-8"?>
<math xmlns="http://www.w3.org/1998/Math/MathML">
  <semantics>
    <mrow>
      <mfrac>
        <mrow>
          <mo stretchy="false">−</mo>
          <mrow>
            <mrow>
              <msub>
                <mi>g</mi>
                <mn>3</mn>
              </msub>
              <mo stretchy="false">−</mo>
              <msub>
                <mn>3g</mn>
                <mn>1</mn>
              </msub>
            </mrow>
            <mrow>
              <msub>
                <mi>g</mi>
                <mn>2</mn>
              </msub>
              <mo stretchy="false">+</mo>
              <msubsup>
                <mn>2g</mn>
                <mn>1</mn>
                <mn>3</mn>
              </msubsup>
            </mrow>
          </mrow>
        </mrow>
        <mrow>
          <msup>
            <mrow>
              <mo stretchy="false">(</mo>
              <mrow>
                <mrow>
                  <msub>
                    <mi>g</mi>
                    <mn>2</mn>
                  </msub>
                  <mo stretchy="false">−</mo>
                  <msubsup>
                    <mi>g</mi>
                    <mn>1</mn>
                    <mn>2</mn>
                  </msubsup>
                </mrow>
              </mrow>
              <mo stretchy="false">)</mo>
            </mrow>
            <mrow>
              <mo stretchy="false">(</mo>
              <mrow>
                <mrow>
                  <mn>3</mn>
                  <mo stretchy="false">/</mo>
                  <mn>2</mn>
                </mrow>
              </mrow>
              <mo stretchy="false">)</mo>
            </mrow>
          </msup>
        </mrow>
      </mfrac>
      <mi mathvariant="italic">if</mi>
      <mrow>
        <mo stretchy="false">ξ</mo>
        <mo stretchy="false">&lt;</mo>
        <mn>0</mn>
      </mrow>
    </mrow>
    <annotation encoding="StarMath 5.0">-{g sub 3-3g sub 1 g sub 2+2g sub 1 sup 3} over {(g sub 2 - g sub 1 sup 2)^(3/2)} if %xi &lt;0 </annotation>
  </semantics>
</math>
</file>

<file path=Object 42/content.xml><?xml version="1.0" encoding="utf-8"?>
<math xmlns="http://www.w3.org/1998/Math/MathML">
  <semantics>
    <mrow>
      <mfrac>
        <mrow>
          <mn>12</mn>
          <msqrt>
            <mrow>
              <mn>6</mn>
            </mrow>
          </msqrt>
          <mo stretchy="false">ζ</mo>
          <mrow>
            <mo stretchy="false">(</mo>
            <mrow>
              <mn>3</mn>
            </mrow>
            <mo stretchy="false">)</mo>
          </mrow>
        </mrow>
        <mrow>
          <msup>
            <mo stretchy="false">π</mo>
            <mn>3</mn>
          </msup>
        </mrow>
      </mfrac>
      <mi mathvariant="italic">if</mi>
      <mrow>
        <mo stretchy="false">ξ</mo>
        <mo stretchy="false">=</mo>
        <mn>0</mn>
      </mrow>
    </mrow>
    <annotation encoding="StarMath 5.0">{12 sqrt{6}%zeta (3) } over {%pi ^3} if %xi=0</annotation>
  </semantics>
</math>
</file>

<file path=Object 43/content.xml><?xml version="1.0" encoding="utf-8"?>
<math xmlns="http://www.w3.org/1998/Math/MathML">
  <semantics>
    <mrow>
      <mfrac>
        <mrow>
          <mrow>
            <msub>
              <mi>g</mi>
              <mn>4</mn>
            </msub>
            <mo stretchy="false">−</mo>
            <msub>
              <mn>4g</mn>
              <mn>1</mn>
            </msub>
          </mrow>
          <mrow>
            <msub>
              <mi>g</mi>
              <mn>3</mn>
            </msub>
            <mo stretchy="false">+</mo>
            <msub>
              <mn>6g</mn>
              <mn>2</mn>
            </msub>
          </mrow>
          <mrow>
            <msubsup>
              <mi>g</mi>
              <mn>1</mn>
              <mn>2</mn>
            </msubsup>
            <mo stretchy="false">−</mo>
            <msubsup>
              <mn>3g</mn>
              <mn>1</mn>
              <mn>4</mn>
            </msubsup>
          </mrow>
        </mrow>
        <mrow>
          <msup>
            <mrow>
              <mo stretchy="false">(</mo>
              <mrow>
                <mrow>
                  <msub>
                    <mi>g</mi>
                    <mn>2</mn>
                  </msub>
                  <mo stretchy="false">−</mo>
                  <msubsup>
                    <mi>g</mi>
                    <mn>1</mn>
                    <mn>2</mn>
                  </msubsup>
                </mrow>
              </mrow>
              <mo stretchy="false">)</mo>
            </mrow>
            <mn>2</mn>
          </msup>
        </mrow>
      </mfrac>
      <mi mathvariant="italic">if</mi>
      <mrow>
        <mo stretchy="false">ξ</mo>
        <mo stretchy="false">≠</mo>
        <mn>0,</mn>
      </mrow>
      <mrow>
        <mo stretchy="false">ξ</mo>
        <mo stretchy="false">&lt;</mo>
        <mrow>
          <mn>1</mn>
          <mo stretchy="false">/</mo>
          <mn>4</mn>
        </mrow>
      </mrow>
    </mrow>
    <annotation encoding="StarMath 5.0">{g sub 4 - 4g sub 1 g sub 3+6g sub 2 g sub 1 sup 2 -3g sub 1 sup 4} over {(g sub 2-g sub 1 sup 2)^2} if %xi &lt;&gt;0, %xi &lt;1/4</annotation>
  </semantics>
</math>
</file>

<file path=Object 44/content.xml><?xml version="1.0" encoding="utf-8"?>
<math xmlns="http://www.w3.org/1998/Math/MathML">
  <semantics>
    <mrow>
      <mfrac>
        <mrow>
          <msqrt>
            <mrow>
              <mfrac>
                <mrow>
                  <msup>
                    <mrow>
                      <mo stretchy="false">(</mo>
                      <mrow>
                        <msub>
                          <mi>d</mi>
                          <mn>1</mn>
                        </msub>
                        <mi>x</mi>
                      </mrow>
                      <mo stretchy="false">)</mo>
                    </mrow>
                    <mrow>
                      <mo stretchy="false">(</mo>
                      <mrow>
                        <msub>
                          <mi>d</mi>
                          <mn>1</mn>
                        </msub>
                      </mrow>
                      <mo stretchy="false">)</mo>
                    </mrow>
                  </msup>
                  <msubsup>
                    <mi>d</mi>
                    <mn>2</mn>
                    <mrow>
                      <mo stretchy="false">(</mo>
                      <mrow>
                        <msub>
                          <mi>d</mi>
                          <mn>2</mn>
                        </msub>
                      </mrow>
                      <mo stretchy="false">)</mo>
                    </mrow>
                  </msubsup>
                </mrow>
                <mrow>
                  <msup>
                    <mrow>
                      <mo stretchy="false">(</mo>
                      <mrow>
                        <msub>
                          <mi>d</mi>
                          <mn>1</mn>
                        </msub>
                        <mrow>
                          <mi>x</mi>
                          <mo stretchy="false">+</mo>
                          <msub>
                            <mi>d</mi>
                            <mn>2</mn>
                          </msub>
                        </mrow>
                      </mrow>
                      <mo stretchy="false">)</mo>
                    </mrow>
                    <mrow>
                      <mo stretchy="false">(</mo>
                      <mrow>
                        <mrow>
                          <msub>
                            <mi>d</mi>
                            <mn>1</mn>
                          </msub>
                          <mo stretchy="false">+</mo>
                          <msub>
                            <mi>d</mi>
                            <mn>2</mn>
                          </msub>
                        </mrow>
                      </mrow>
                      <mo stretchy="false">)</mo>
                    </mrow>
                  </msup>
                </mrow>
              </mfrac>
            </mrow>
          </msqrt>
        </mrow>
        <mrow>
          <mi mathvariant="italic">xB</mi>
          <mrow>
            <mo stretchy="false">(</mo>
            <mrow>
              <mfrac>
                <mrow>
                  <msub>
                    <mi>d</mi>
                    <mn>1</mn>
                  </msub>
                </mrow>
                <mrow>
                  <mn>2</mn>
                </mrow>
              </mfrac>
              <mi>,</mi>
              <mfrac>
                <mrow>
                  <msub>
                    <mi>d</mi>
                    <mn>2</mn>
                  </msub>
                </mrow>
                <mrow>
                  <mn>2</mn>
                </mrow>
              </mfrac>
            </mrow>
            <mo stretchy="false">)</mo>
          </mrow>
        </mrow>
      </mfrac>
    </mrow>
    <annotation encoding="StarMath 5.0">{sqrt{{(d sub 1 x)^(d sub 1) d sub 2 ^(d sub 2)} over {(d sub 1 x+d sub 2)^(d sub 1 + d sub 2)} } } over {xB({d sub 1} over {2},{d sub 2} over {2})  } </annotation>
  </semantics>
</math>
</file>

<file path=Object 45/content.xml><?xml version="1.0" encoding="utf-8"?>
<math xmlns="http://www.w3.org/1998/Math/MathML">
  <semantics>
    <mrow>
      <msub>
        <mi>I</mi>
        <mrow>
          <mo stretchy="false">(</mo>
          <mrow>
            <mfrac>
              <mrow>
                <msub>
                  <mi>d</mi>
                  <mn>1</mn>
                </msub>
                <mi>x</mi>
              </mrow>
              <mrow>
                <msub>
                  <mi>d</mi>
                  <mn>1</mn>
                </msub>
                <mrow>
                  <mi>x</mi>
                  <mo stretchy="false">+</mo>
                  <msub>
                    <mi>d</mi>
                    <mn>2</mn>
                  </msub>
                </mrow>
              </mrow>
            </mfrac>
          </mrow>
          <mo stretchy="false">)</mo>
        </mrow>
      </msub>
      <mrow>
        <mo stretchy="false">(</mo>
        <mrow>
          <mfrac>
            <mrow>
              <msub>
                <mi>d</mi>
                <mn>1</mn>
              </msub>
            </mrow>
            <mrow>
              <mn>2</mn>
            </mrow>
          </mfrac>
          <mi>,</mi>
          <mfrac>
            <mrow>
              <msub>
                <mi>D</mi>
                <mn>2</mn>
              </msub>
            </mrow>
            <mrow>
              <mn>2</mn>
            </mrow>
          </mfrac>
        </mrow>
        <mo stretchy="false">)</mo>
      </mrow>
    </mrow>
    <annotation encoding="StarMath 5.0">I sub ({d sub 1 x} over {d sub 1 x+d sub 2})({d sub 1} over {2},{D sub 2} over {2})   </annotation>
  </semantics>
</math>
</file>

<file path=Object 46/content.xml><?xml version="1.0" encoding="utf-8"?>
<math xmlns="http://www.w3.org/1998/Math/MathML">
  <semantics>
    <mrow>
      <mfrac>
        <mrow>
          <msub>
            <mi>d</mi>
            <mn>2</mn>
          </msub>
        </mrow>
        <mrow>
          <mrow>
            <msub>
              <mi>d</mi>
              <mn>2</mn>
            </msub>
            <mo stretchy="false">−</mo>
            <mn>2</mn>
          </mrow>
        </mrow>
      </mfrac>
      <mi mathvariant="italic">for</mi>
      <mrow>
        <msub>
          <mi>d</mi>
          <mn>1</mn>
        </msub>
        <mo stretchy="false">&gt;</mo>
        <mn>2</mn>
      </mrow>
    </mrow>
    <annotation encoding="StarMath 5.0">{d sub 2} over {d sub 2-2} for d sub 1 &gt;2 </annotation>
  </semantics>
</math>
</file>

<file path=Object 47/content.xml><?xml version="1.0" encoding="utf-8"?>
<math xmlns="http://www.w3.org/1998/Math/MathML">
  <semantics>
    <mrow>
      <mfrac>
        <mrow>
          <mrow>
            <msub>
              <mi>d</mi>
              <mn>1</mn>
            </msub>
            <mo stretchy="false">−</mo>
            <mn>2</mn>
          </mrow>
        </mrow>
        <mrow>
          <msub>
            <mi>d</mi>
            <mn>1</mn>
          </msub>
        </mrow>
      </mfrac>
      <mfrac>
        <mrow>
          <msub>
            <mi>d</mi>
            <mn>2</mn>
          </msub>
        </mrow>
        <mrow>
          <mrow>
            <msub>
              <mi>d</mi>
              <mn>2</mn>
            </msub>
            <mo stretchy="false">+</mo>
            <mn>2</mn>
          </mrow>
        </mrow>
      </mfrac>
      <mi mathvariant="italic">for</mi>
      <mrow>
        <msub>
          <mi>d</mi>
          <mn>1</mn>
        </msub>
        <mo stretchy="false">&gt;</mo>
        <mn>2</mn>
      </mrow>
    </mrow>
    <annotation encoding="StarMath 5.0">{d sub 1 -2} over {d sub 1}{d sub 2} over {d sub 2 +2} for d sub 1&gt;2  </annotation>
  </semantics>
</math>
</file>

<file path=Object 48/content.xml><?xml version="1.0" encoding="utf-8"?>
<math xmlns="http://www.w3.org/1998/Math/MathML">
  <semantics>
    <mrow>
      <mfrac>
        <mrow>
          <mn>2</mn>
          <msubsup>
            <mi>d</mi>
            <mn>2</mn>
            <mn>2</mn>
          </msubsup>
          <mrow>
            <mo stretchy="false">(</mo>
            <mrow>
              <mrow>
                <mrow>
                  <msub>
                    <mi>d</mi>
                    <mn>1</mn>
                  </msub>
                  <mo stretchy="false">+</mo>
                  <msub>
                    <mi>d</mi>
                    <mn>2</mn>
                  </msub>
                </mrow>
                <mo stretchy="false">−</mo>
                <mn>2</mn>
              </mrow>
            </mrow>
            <mo stretchy="false">)</mo>
          </mrow>
        </mrow>
        <mrow>
          <msub>
            <mi>d</mi>
            <mn>1</mn>
          </msub>
          <msup>
            <mrow>
              <mo stretchy="false">(</mo>
              <mrow>
                <mrow>
                  <msub>
                    <mi>d</mi>
                    <mn>2</mn>
                  </msub>
                  <mo stretchy="false">−</mo>
                  <mn>2</mn>
                </mrow>
              </mrow>
              <mo stretchy="false">)</mo>
            </mrow>
            <mn>2</mn>
          </msup>
          <mrow>
            <mo stretchy="false">(</mo>
            <mrow>
              <mrow>
                <msub>
                  <mi>d</mi>
                  <mn>2</mn>
                </msub>
                <mo stretchy="false">−</mo>
                <mn>4</mn>
              </mrow>
            </mrow>
            <mo stretchy="false">)</mo>
          </mrow>
        </mrow>
      </mfrac>
      <mi mathvariant="italic">for</mi>
      <mrow>
        <msub>
          <mi>d</mi>
          <mn>2</mn>
        </msub>
        <mo stretchy="false">&gt;</mo>
        <mn>4</mn>
      </mrow>
    </mrow>
    <annotation encoding="StarMath 5.0">{2 d sub 2 sup 2(d sub 1+d sub 2-2)} over {d sub 1(d sub 2-2)^2(d sub 2-4)} for d sub 2 &gt;4 </annotation>
  </semantics>
</math>
</file>

<file path=Object 49/content.xml><?xml version="1.0" encoding="utf-8"?>
<math xmlns="http://www.w3.org/1998/Math/MathML">
  <semantics>
    <mrow>
      <mfrac>
        <mrow>
          <mrow>
            <mo stretchy="false">(</mo>
            <mrow>
              <mn>2</mn>
              <mrow>
                <mrow>
                  <msub>
                    <mi>d</mi>
                    <mn>1</mn>
                  </msub>
                  <mo stretchy="false">+</mo>
                  <msub>
                    <mi>d</mi>
                    <mn>2</mn>
                  </msub>
                </mrow>
                <mo stretchy="false">−</mo>
                <mn>2</mn>
              </mrow>
            </mrow>
            <mo stretchy="false">)</mo>
          </mrow>
          <msqrt>
            <mrow>
              <mn>8</mn>
              <mrow>
                <mo stretchy="false">(</mo>
                <mrow>
                  <mrow>
                    <msub>
                      <mi>d</mi>
                      <mn>2</mn>
                    </msub>
                    <mo stretchy="false">−</mo>
                    <mn>4</mn>
                  </mrow>
                </mrow>
                <mo stretchy="false">)</mo>
              </mrow>
            </mrow>
          </msqrt>
        </mrow>
        <mrow>
          <mrow>
            <mo stretchy="false">(</mo>
            <mrow>
              <mrow>
                <msub>
                  <mi>d</mi>
                  <mn>2</mn>
                </msub>
                <mo stretchy="false">−</mo>
                <mn>6</mn>
              </mrow>
            </mrow>
            <mo stretchy="false">)</mo>
          </mrow>
          <msqrt>
            <mrow>
              <msub>
                <mi>d</mi>
                <mn>1</mn>
              </msub>
              <mrow>
                <mo stretchy="false">(</mo>
                <mrow>
                  <mrow>
                    <mrow>
                      <msub>
                        <mi>d</mi>
                        <mn>1</mn>
                      </msub>
                      <mo stretchy="false">+</mo>
                      <msub>
                        <mi>d</mi>
                        <mn>2</mn>
                      </msub>
                    </mrow>
                    <mo stretchy="false">−</mo>
                    <mn>2</mn>
                  </mrow>
                </mrow>
                <mo stretchy="false">)</mo>
              </mrow>
            </mrow>
          </msqrt>
        </mrow>
      </mfrac>
      <mi mathvariant="italic">for</mi>
      <mrow>
        <msub>
          <mi>d</mi>
          <mn>2</mn>
        </msub>
        <mo stretchy="false">&gt;</mo>
        <mn>6</mn>
      </mrow>
    </mrow>
    <annotation encoding="StarMath 5.0">{(2 d sub 1+d sub 2-2)sqrt{8(d sub 2-4)} } over {(d sub 2-6)sqrt{d sub 1(d sub 1+d sub 2-2)} } for d sub 2 &gt;6 </annotation>
  </semantics>
</math>
</file>

<file path=Object 5/content.xml><?xml version="1.0" encoding="utf-8"?>
<math xmlns="http://www.w3.org/1998/Math/MathML">
  <semantics>
    <mrow>
      <mfrac>
        <mrow>
          <mo stretchy="false">α</mo>
          <mo stretchy="false">β</mo>
        </mrow>
        <mrow>
          <mrow>
            <msup>
              <mrow>
                <mo stretchy="false">(</mo>
                <mrow>
                  <mrow>
                    <mo stretchy="false">α</mo>
                    <mo stretchy="false">+</mo>
                    <mo stretchy="false">β</mo>
                  </mrow>
                </mrow>
                <mo stretchy="false">)</mo>
              </mrow>
              <mn>2</mn>
            </msup>
          </mrow>
          <mrow>
            <mo stretchy="false">(</mo>
            <mrow>
              <mrow>
                <mrow>
                  <mo stretchy="false">α</mo>
                  <mo stretchy="false">+</mo>
                  <mo stretchy="false">β</mo>
                </mrow>
                <mo stretchy="false">+</mo>
                <mn>1</mn>
              </mrow>
            </mrow>
            <mo stretchy="false">)</mo>
          </mrow>
        </mrow>
      </mfrac>
    </mrow>
    <annotation encoding="StarMath 5.0">{%alpha%beta} over {{(%alpha+%beta)^2}(%alpha+%beta+1)} </annotation>
  </semantics>
</math>
</file>

<file path=Object 50/content.xml><?xml version="1.0" encoding="utf-8"?>
<math xmlns="http://www.w3.org/1998/Math/MathML">
  <semantics>
    <mrow>
      <mn>12</mn>
      <mfrac>
        <mrow>
          <msub>
            <mi>d</mi>
            <mn>1</mn>
          </msub>
          <mrow>
            <mo stretchy="false">(</mo>
            <mrow>
              <mn>5</mn>
              <mrow>
                <msub>
                  <mi>d</mi>
                  <mn>2</mn>
                </msub>
                <mo stretchy="false">−</mo>
                <mn>22</mn>
              </mrow>
            </mrow>
            <mo stretchy="false">)</mo>
          </mrow>
          <mrow>
            <mrow>
              <mo stretchy="false">(</mo>
              <mrow>
                <mrow>
                  <mrow>
                    <msub>
                      <mi>d</mi>
                      <mn>1</mn>
                    </msub>
                    <mo stretchy="false">+</mo>
                    <msub>
                      <mi>d</mi>
                      <mn>2</mn>
                    </msub>
                  </mrow>
                  <mo stretchy="false">−</mo>
                  <mn>2</mn>
                </mrow>
              </mrow>
              <mo stretchy="false">)</mo>
            </mrow>
            <mo stretchy="false">+</mo>
            <mrow>
              <mo stretchy="false">(</mo>
              <mrow>
                <mi mathvariant="italic">dsub</mi>
                <mrow>
                  <mn>2</mn>
                  <mo stretchy="false">−</mo>
                  <mn>4</mn>
                </mrow>
              </mrow>
              <mo stretchy="false">)</mo>
            </mrow>
          </mrow>
          <msup>
            <mrow>
              <mo stretchy="false">(</mo>
              <mrow>
                <mrow>
                  <msub>
                    <mi>d</mi>
                    <mn>2</mn>
                  </msub>
                  <mo stretchy="false">−</mo>
                  <mn>2</mn>
                </mrow>
              </mrow>
              <mo stretchy="false">)</mo>
            </mrow>
            <mn>2</mn>
          </msup>
        </mrow>
        <mrow>
          <msub>
            <mi>d</mi>
            <mn>1</mn>
          </msub>
          <mrow>
            <mo stretchy="false">(</mo>
            <mrow>
              <mrow>
                <msub>
                  <mi>d</mi>
                  <mn>2</mn>
                </msub>
                <mo stretchy="false">−</mo>
                <mn>6</mn>
              </mrow>
            </mrow>
            <mo stretchy="false">)</mo>
          </mrow>
          <mrow>
            <mo stretchy="false">(</mo>
            <mrow>
              <mrow>
                <msub>
                  <mi>d</mi>
                  <mn>2</mn>
                </msub>
                <mo stretchy="false">−</mo>
                <mn>8</mn>
              </mrow>
            </mrow>
            <mo stretchy="false">)</mo>
          </mrow>
          <mrow>
            <mo stretchy="false">(</mo>
            <mrow>
              <mrow>
                <mrow>
                  <msub>
                    <mi>d</mi>
                    <mn>1</mn>
                  </msub>
                  <mo stretchy="false">+</mo>
                  <msub>
                    <mi>d</mi>
                    <mn>2</mn>
                  </msub>
                </mrow>
                <mo stretchy="false">−</mo>
                <mn>2</mn>
              </mrow>
            </mrow>
            <mo stretchy="false">)</mo>
          </mrow>
        </mrow>
      </mfrac>
      <mi mathvariant="italic">for</mi>
      <mrow>
        <msub>
          <mi>d</mi>
          <mn>2</mn>
        </msub>
        <mo stretchy="false">&gt;</mo>
        <mn>8</mn>
      </mrow>
    </mrow>
    <annotation encoding="StarMath 5.0">12{d sub 1 (5 d sub 2 -22)(d sub 1 + d sub 2 -2)+( dsub 2 -4)(d sub 2 -2)^2} over {d sub 1 ( d sub 2 -6)( d sub 2 -8)(d sub 1 + d sub 2 -2)}for d sub 2 &gt;8 </annotation>
  </semantics>
</math>
</file>

<file path=Object 51/content.xml><?xml version="1.0" encoding="utf-8"?>
<math xmlns="http://www.w3.org/1998/Math/MathML">
  <semantics>
    <mrow>
      <mfrac>
        <mrow>
          <mn>1</mn>
        </mrow>
        <mrow>
          <mo stretchy="false">Γ</mo>
          <mrow>
            <mo stretchy="false">(</mo>
            <mrow>
              <mi>k</mi>
            </mrow>
            <mo stretchy="false">)</mo>
          </mrow>
          <msup>
            <mo stretchy="false">θ</mo>
            <mi>k</mi>
          </msup>
        </mrow>
      </mfrac>
      <msup>
        <mi>x</mi>
        <mrow>
          <mo stretchy="false">(</mo>
          <mrow>
            <mrow>
              <mi>k</mi>
              <mo stretchy="false">−</mo>
              <mn>1</mn>
            </mrow>
          </mrow>
          <mo stretchy="false">)</mo>
        </mrow>
      </msup>
      <msup>
        <mi>e</mi>
        <mrow>
          <mo stretchy="false">(</mo>
          <mrow>
            <mfrac>
              <mrow>
                <mo stretchy="false">−</mo>
                <mrow>
                  <mi>x</mi>
                </mrow>
              </mrow>
              <mrow>
                <mo stretchy="false">θ</mo>
              </mrow>
            </mfrac>
          </mrow>
          <mo stretchy="false">)</mo>
        </mrow>
      </msup>
    </mrow>
    <annotation encoding="StarMath 5.0">{1} over {%GAMMA (k) %theta^k}x^(k-1)e^(-{x} over {%theta})   </annotation>
  </semantics>
</math>
</file>

<file path=Object 52/content.xml><?xml version="1.0" encoding="utf-8"?>
<math xmlns="http://www.w3.org/1998/Math/MathML">
  <semantics>
    <mrow>
      <mfrac>
        <mrow>
          <msup>
            <mo stretchy="false">β</mo>
            <mo stretchy="false">α</mo>
          </msup>
        </mrow>
        <mrow>
          <mo stretchy="false">Γ</mo>
          <mrow>
            <mo stretchy="false">(</mo>
            <mrow>
              <mo stretchy="false">α</mo>
            </mrow>
            <mo stretchy="false">)</mo>
          </mrow>
        </mrow>
      </mfrac>
      <msup>
        <mi>x</mi>
        <mrow>
          <mo stretchy="false">(</mo>
          <mrow>
            <mrow>
              <mo stretchy="false">α</mo>
              <mo stretchy="false">−</mo>
              <mn>1</mn>
            </mrow>
          </mrow>
          <mo stretchy="false">)</mo>
        </mrow>
      </msup>
      <msup>
        <mi>e</mi>
        <mrow>
          <mo stretchy="false">(</mo>
          <mrow>
            <mrow>
              <mo stretchy="false">−</mo>
              <mo stretchy="false">β</mo>
            </mrow>
            <mi>x</mi>
          </mrow>
          <mo stretchy="false">)</mo>
        </mrow>
      </msup>
    </mrow>
    <annotation encoding="StarMath 5.0">{%beta ^%alpha } over {%GAMMA (%alpha )}x^(%alpha -1)e^(-%beta x) </annotation>
  </semantics>
</math>
</file>

<file path=Object 53/content.xml><?xml version="1.0" encoding="utf-8"?>
<math xmlns="http://www.w3.org/1998/Math/MathML">
  <semantics>
    <mrow>
      <mfrac>
        <mrow>
          <mn>1</mn>
        </mrow>
        <mrow>
          <mo stretchy="false">Γ</mo>
          <mrow>
            <mo stretchy="false">(</mo>
            <mrow>
              <mi>k</mi>
            </mrow>
            <mo stretchy="false">)</mo>
          </mrow>
        </mrow>
      </mfrac>
      <mo stretchy="false">γ</mo>
      <mrow>
        <mo stretchy="false">(</mo>
        <mrow>
          <mi>k</mi>
          <mi>,</mi>
          <mfrac>
            <mrow>
              <mi>x</mi>
            </mrow>
            <mrow>
              <mo stretchy="false">θ</mo>
            </mrow>
          </mfrac>
        </mrow>
        <mo stretchy="false">)</mo>
      </mrow>
    </mrow>
    <annotation encoding="StarMath 5.0">{1} over {%GAMMA (k)}%gamma (k,{x} over {%theta })  </annotation>
  </semantics>
</math>
</file>

<file path=Object 54/content.xml><?xml version="1.0" encoding="utf-8"?>
<math xmlns="http://www.w3.org/1998/Math/MathML">
  <semantics>
    <mrow>
      <mfrac>
        <mrow>
          <mn>1</mn>
        </mrow>
        <mrow>
          <mo stretchy="false">Γ</mo>
          <mo stretchy="false">α</mo>
        </mrow>
      </mfrac>
      <mo stretchy="false">γ</mo>
      <mrow>
        <mo stretchy="false">(</mo>
        <mrow>
          <mo stretchy="false">α</mo>
          <mi>,</mi>
          <mo stretchy="false">β</mo>
          <mi>x</mi>
        </mrow>
        <mo stretchy="false">)</mo>
      </mrow>
    </mrow>
    <annotation encoding="StarMath 5.0">{1} over {%GAMMA %alpha } %gamma (%alpha , %beta x) </annotation>
  </semantics>
</math>
</file>

<file path=Object 55/content.xml><?xml version="1.0" encoding="utf-8"?>
<math xmlns="http://www.w3.org/1998/Math/MathML">
  <semantics>
    <mrow>
      <mfrac>
        <mrow>
          <msup>
            <mi>x</mi>
            <mrow>
              <mo stretchy="false">(</mo>
              <mrow>
                <mrow>
                  <mo stretchy="false">α</mo>
                  <mo stretchy="false">−</mo>
                  <mn>1</mn>
                </mrow>
              </mrow>
              <mo stretchy="false">)</mo>
            </mrow>
          </msup>
          <msup>
            <mrow>
              <mo stretchy="false">(</mo>
              <mrow>
                <mrow>
                  <mn>1</mn>
                  <mo stretchy="false">+</mo>
                  <mi>x</mi>
                </mrow>
              </mrow>
              <mo stretchy="false">)</mo>
            </mrow>
            <mrow>
              <mo stretchy="false">(</mo>
              <mrow>
                <mrow>
                  <mrow>
                    <mo stretchy="false">−</mo>
                    <mo stretchy="false">α</mo>
                  </mrow>
                  <mo stretchy="false">−</mo>
                  <mo stretchy="false">β</mo>
                </mrow>
              </mrow>
              <mo stretchy="false">)</mo>
            </mrow>
          </msup>
        </mrow>
        <mrow>
          <mi>B</mi>
          <mrow>
            <mo stretchy="false">(</mo>
            <mrow>
              <mo stretchy="false">α</mo>
              <mi>,</mi>
              <mo stretchy="false">β</mo>
            </mrow>
            <mo stretchy="false">)</mo>
          </mrow>
        </mrow>
      </mfrac>
    </mrow>
    <annotation encoding="StarMath 5.0">{x^(%alpha -1)(1+x)^(-%alpha -%beta )} over {B(%alpha ,%beta )} </annotation>
  </semantics>
</math>
</file>

<file path=Object 56/content.xml><?xml version="1.0" encoding="utf-8"?>
<math xmlns="http://www.w3.org/1998/Math/MathML">
  <semantics>
    <mrow>
      <msub>
        <mi>I</mi>
        <mrow>
          <mfrac>
            <mrow>
              <mi>x</mi>
            </mrow>
            <mrow>
              <mrow>
                <mn>1</mn>
                <mo stretchy="false">+</mo>
                <mi>x</mi>
              </mrow>
            </mrow>
          </mfrac>
        </mrow>
      </msub>
      <mrow>
        <mo stretchy="false">(</mo>
        <mrow>
          <mo stretchy="false">α</mo>
          <mi>,</mi>
          <mo stretchy="false">β</mo>
        </mrow>
        <mo stretchy="false">)</mo>
      </mrow>
      <mi mathvariant="italic">where</mi>
      <msub>
        <mi>I</mi>
        <mi>x</mi>
      </msub>
      <mrow>
        <mo stretchy="false">(</mo>
        <mrow>
          <mo stretchy="false">α</mo>
          <mi>,</mi>
          <mo stretchy="false">β</mo>
        </mrow>
        <mo stretchy="false">)</mo>
      </mrow>
      <mi mathvariant="italic">is</mi>
      <mi mathvariant="italic">the</mi>
      <mi mathvariant="italic">incomplete</mi>
      <mi mathvariant="italic">beta</mi>
      <mi mathvariant="italic">function</mi>
    </mrow>
    <annotation encoding="StarMath 5.0">I sub {{x} over {1+x}}(%alpha ,%beta ) where I sub x (%alpha, %beta) is the incomplete beta function </annotation>
  </semantics>
</math>
</file>

<file path=Object 57/content.xml><?xml version="1.0" encoding="utf-8"?>
<math xmlns="http://www.w3.org/1998/Math/MathML">
  <semantics>
    <mrow>
      <mfrac>
        <mrow>
          <mo stretchy="false">α</mo>
        </mrow>
        <mrow>
          <mrow>
            <mo stretchy="false">β</mo>
            <mo stretchy="false">−</mo>
            <mn>1</mn>
          </mrow>
        </mrow>
      </mfrac>
      <mi mathvariant="italic">if</mi>
      <mrow>
        <mo stretchy="false">β</mo>
        <mo stretchy="false">&gt;</mo>
        <mn>1</mn>
      </mrow>
    </mrow>
    <annotation encoding="StarMath 5.0">{%alpha} over {%beta -1}if %beta &gt;1 </annotation>
  </semantics>
</math>
</file>

<file path=Object 58/content.xml><?xml version="1.0" encoding="utf-8"?>
<math xmlns="http://www.w3.org/1998/Math/MathML">
  <semantics>
    <mrow>
      <mfrac>
        <mrow>
          <mrow>
            <mo stretchy="false">α</mo>
            <mo stretchy="false">−</mo>
            <mn>1</mn>
          </mrow>
        </mrow>
        <mrow>
          <mrow>
            <mo stretchy="false">β</mo>
            <mo stretchy="false">+</mo>
            <mn>1</mn>
          </mrow>
        </mrow>
      </mfrac>
      <mi mathvariant="italic">if</mi>
      <mrow>
        <mo stretchy="false">α</mo>
        <mo stretchy="false">⩾</mo>
        <mn>1,</mn>
      </mrow>
      <mn>0</mn>
      <mi mathvariant="italic">otherwise</mi>
    </mrow>
    <annotation encoding="StarMath 5.0">{%alpha -1} over {%beta +1}if %alpha  geslant 1, 0 otherwise  </annotation>
  </semantics>
</math>
</file>

<file path=Object 59/content.xml><?xml version="1.0" encoding="utf-8"?>
<math xmlns="http://www.w3.org/1998/Math/MathML">
  <semantics>
    <mrow>
      <mfrac>
        <mrow>
          <mo stretchy="false">α</mo>
          <mrow>
            <mo stretchy="false">(</mo>
            <mrow>
              <mrow>
                <mrow>
                  <mo stretchy="false">α</mo>
                  <mo stretchy="false">+</mo>
                  <mo stretchy="false">β</mo>
                </mrow>
                <mo stretchy="false">−</mo>
                <mn>1</mn>
              </mrow>
            </mrow>
            <mo stretchy="false">)</mo>
          </mrow>
        </mrow>
        <mrow>
          <mrow>
            <mo stretchy="false">(</mo>
            <mrow>
              <mrow>
                <mo stretchy="false">β</mo>
                <mo stretchy="false">−</mo>
                <mn>2</mn>
              </mrow>
            </mrow>
            <mo stretchy="false">)</mo>
          </mrow>
          <msup>
            <mrow>
              <mo stretchy="false">(</mo>
              <mrow>
                <mrow>
                  <mo stretchy="false">β</mo>
                  <mo stretchy="false">−</mo>
                  <mn>1</mn>
                </mrow>
              </mrow>
              <mo stretchy="false">)</mo>
            </mrow>
            <mn>2</mn>
          </msup>
        </mrow>
      </mfrac>
      <mi mathvariant="italic">if</mi>
      <mrow>
        <mo stretchy="false">β</mo>
        <mo stretchy="false">&gt;</mo>
        <mn>2</mn>
      </mrow>
    </mrow>
    <annotation encoding="StarMath 5.0">{%alpha (%alpha +%beta -1)} over {(%beta -2)(%beta -1)^2}  if %beta &gt;2</annotation>
  </semantics>
</math>
</file>

<file path=Object 6/content.xml><?xml version="1.0" encoding="utf-8"?>
<math xmlns="http://www.w3.org/1998/Math/MathML">
  <semantics>
    <mrow>
      <mfrac>
        <mrow>
          <mn>2</mn>
          <mrow>
            <mo stretchy="false">(</mo>
            <mrow>
              <mrow>
                <mo stretchy="false">β</mo>
                <mo stretchy="false">−</mo>
                <mo stretchy="false">α</mo>
              </mrow>
            </mrow>
            <mo stretchy="false">)</mo>
          </mrow>
          <msqrt>
            <mrow>
              <mrow>
                <mrow>
                  <mo stretchy="false">α</mo>
                  <mo stretchy="false">+</mo>
                  <mo stretchy="false">β</mo>
                </mrow>
                <mo stretchy="false">+</mo>
                <mn>1</mn>
              </mrow>
            </mrow>
          </msqrt>
        </mrow>
        <mrow>
          <mrow>
            <mo stretchy="false">(</mo>
            <mrow>
              <mrow>
                <mrow>
                  <mo stretchy="false">α</mo>
                  <mo stretchy="false">+</mo>
                  <mo stretchy="false">β</mo>
                </mrow>
                <mo stretchy="false">+</mo>
                <mn>2</mn>
              </mrow>
            </mrow>
            <mo stretchy="false">)</mo>
          </mrow>
          <msqrt>
            <mrow>
              <mo stretchy="false">α</mo>
              <mo stretchy="false">β</mo>
            </mrow>
          </msqrt>
        </mrow>
      </mfrac>
    </mrow>
    <annotation encoding="StarMath 5.0">{2(%beta-%alpha)sqrt{%alpha+%beta+1} } over {(%alpha+%beta+2)sqrt{%alpha%beta} } </annotation>
  </semantics>
</math>
</file>

<file path=Object 60/content.xml><?xml version="1.0" encoding="utf-8"?>
<math xmlns="http://www.w3.org/1998/Math/MathML">
  <semantics>
    <mrow>
      <mfrac>
        <mrow>
          <mn>2</mn>
          <mrow>
            <mo stretchy="false">(</mo>
            <mrow>
              <mn>2</mn>
              <mrow>
                <mrow>
                  <mo stretchy="false">α</mo>
                  <mo stretchy="false">+</mo>
                  <mo stretchy="false">β</mo>
                </mrow>
                <mo stretchy="false">−</mo>
                <mn>1</mn>
              </mrow>
            </mrow>
            <mo stretchy="false">)</mo>
          </mrow>
        </mrow>
        <mrow>
          <mrow>
            <mo stretchy="false">β</mo>
            <mo stretchy="false">−</mo>
            <mn>3</mn>
          </mrow>
        </mrow>
      </mfrac>
      <msqrt>
        <mrow>
          <mfrac>
            <mrow>
              <mrow>
                <mo stretchy="false">β</mo>
                <mo stretchy="false">−</mo>
                <mn>2</mn>
              </mrow>
            </mrow>
            <mrow>
              <mo stretchy="false">α</mo>
              <mrow>
                <mo stretchy="false">(</mo>
                <mrow>
                  <mrow>
                    <mrow>
                      <mo stretchy="false">α</mo>
                      <mo stretchy="false">+</mo>
                      <mo stretchy="false">β</mo>
                    </mrow>
                    <mo stretchy="false">−</mo>
                    <mn>1</mn>
                  </mrow>
                </mrow>
                <mo stretchy="false">)</mo>
              </mrow>
            </mrow>
          </mfrac>
        </mrow>
      </msqrt>
      <mi mathvariant="italic">if</mi>
      <mrow>
        <mo stretchy="false">β</mo>
        <mo stretchy="false">&gt;</mo>
        <mn>3</mn>
      </mrow>
    </mrow>
    <annotation encoding="StarMath 5.0">{2(2%alpha +%beta -1)} over {%beta -3}sqrt{{%beta -2} over {%alpha (%alpha +%beta -1)} }if %beta &gt;3  </annotation>
  </semantics>
</math>
</file>

<file path=Object 61/content.xml><?xml version="1.0" encoding="utf-8"?>
<math xmlns="http://www.w3.org/1998/Math/MathML">
  <semantics>
    <mrow>
      <mfrac>
        <mrow>
          <msqrt>
            <mrow>
              <mn>2</mn>
            </mrow>
          </msqrt>
        </mrow>
        <mrow>
          <mo stretchy="false">σ</mo>
          <msqrt>
            <mrow>
              <mo stretchy="false">π</mo>
            </mrow>
          </msqrt>
        </mrow>
      </mfrac>
      <mi>exp</mi>
      <mrow>
        <mo stretchy="false">(</mo>
        <mrow>
          <mfrac>
            <mrow>
              <mo stretchy="false">−</mo>
              <mrow>
                <msup>
                  <mi>x</mi>
                  <mn>2</mn>
                </msup>
              </mrow>
            </mrow>
            <mrow>
              <mn>2</mn>
              <msup>
                <mo stretchy="false">σ</mo>
                <mn>2</mn>
              </msup>
            </mrow>
          </mfrac>
        </mrow>
        <mo stretchy="false">)</mo>
      </mrow>
      <mrow>
        <mi>x</mi>
        <mo stretchy="false">&gt;</mo>
        <mn>0</mn>
      </mrow>
    </mrow>
    <annotation encoding="StarMath 5.0">{sqrt{2} } over {%sigma sqrt{%pi } } exp (- {x^2} over {2%sigma ^2} ) x&gt;0  </annotation>
  </semantics>
</math>
</file>

<file path=Object 62/content.xml><?xml version="1.0" encoding="utf-8"?>
<math xmlns="http://www.w3.org/1998/Math/MathML">
  <semantics>
    <mrow>
      <mi mathvariant="italic">erf</mi>
      <mrow>
        <mo stretchy="false">(</mo>
        <mrow>
          <mfrac>
            <mrow>
              <mi>x</mi>
            </mrow>
            <mrow>
              <msqrt>
                <mrow>
                  <mn>2</mn>
                </mrow>
              </msqrt>
              <mo stretchy="false">σ</mo>
            </mrow>
          </mfrac>
        </mrow>
        <mo stretchy="false">)</mo>
      </mrow>
    </mrow>
    <annotation encoding="StarMath 5.0">erf({x} over {sqrt{2}%sigma } )</annotation>
  </semantics>
</math>
</file>

<file path=Object 63/content.xml><?xml version="1.0" encoding="utf-8"?>
<math xmlns="http://www.w3.org/1998/Math/MathML">
  <semantics>
    <mrow>
      <mo stretchy="false">σ</mo>
      <msqrt>
        <mrow>
          <mn>2</mn>
        </mrow>
      </msqrt>
      <msup>
        <mi mathvariant="italic">erf</mi>
        <mrow>
          <mo stretchy="false">−</mo>
          <mn>1</mn>
        </mrow>
      </msup>
      <mrow>
        <mo stretchy="false">(</mo>
        <mrow>
          <mi mathvariant="italic">CDF</mi>
        </mrow>
        <mo stretchy="false">)</mo>
      </mrow>
    </mrow>
    <annotation encoding="StarMath 5.0">%sigma sqrt{2}erf^-1(CDF) </annotation>
  </semantics>
</math>
</file>

<file path=Object 64/content.xml><?xml version="1.0" encoding="utf-8"?>
<math xmlns="http://www.w3.org/1998/Math/MathML">
  <semantics>
    <mrow>
      <mfrac>
        <mrow>
          <mo stretchy="false">σ</mo>
          <msqrt>
            <mrow>
              <mn>2</mn>
            </mrow>
          </msqrt>
        </mrow>
        <mrow>
          <msqrt>
            <mrow>
              <mo stretchy="false">π</mo>
            </mrow>
          </msqrt>
        </mrow>
      </mfrac>
    </mrow>
    <annotation encoding="StarMath 5.0">{%sigma sqrt{2} } over {sqrt{%pi } } </annotation>
  </semantics>
</math>
</file>

<file path=Object 65/content.xml><?xml version="1.0" encoding="utf-8"?>
<math xmlns="http://www.w3.org/1998/Math/MathML">
  <semantics>
    <mrow>
      <mo stretchy="false">σ</mo>
      <msqrt>
        <mrow>
          <mn>2</mn>
        </mrow>
      </msqrt>
      <msup>
        <mi mathvariant="italic">erf</mi>
        <mrow>
          <mo stretchy="false">−</mo>
          <mn>1</mn>
        </mrow>
      </msup>
      <mrow>
        <mo stretchy="false">(</mo>
        <mrow>
          <mrow>
            <mn>1</mn>
            <mo stretchy="false">/</mo>
            <mn>2</mn>
          </mrow>
        </mrow>
        <mo stretchy="false">)</mo>
      </mrow>
    </mrow>
    <annotation encoding="StarMath 5.0">%sigma sqrt{2}erf^-1(1/2) </annotation>
  </semantics>
</math>
</file>

<file path=Object 66/content.xml><?xml version="1.0" encoding="utf-8"?>
<math xmlns="http://www.w3.org/1998/Math/MathML">
  <semantics>
    <mrow>
      <msup>
        <mo stretchy="false">σ</mo>
        <mn>2</mn>
      </msup>
      <mrow>
        <mo stretchy="false">(</mo>
        <mrow>
          <mrow>
            <mn>1</mn>
            <mo stretchy="false">−</mo>
            <mfrac>
              <mrow>
                <mn>2</mn>
              </mrow>
              <mrow>
                <mo stretchy="false">π</mo>
              </mrow>
            </mfrac>
          </mrow>
        </mrow>
        <mo stretchy="false">)</mo>
      </mrow>
    </mrow>
    <annotation encoding="StarMath 5.0">%sigma ^2 (1-{2} over {%pi }) </annotation>
  </semantics>
</math>
</file>

<file path=Object 67/content.xml><?xml version="1.0" encoding="utf-8"?>
<math xmlns="http://www.w3.org/1998/Math/MathML">
  <semantics>
    <mrow>
      <mfrac>
        <mrow>
          <mn>1</mn>
        </mrow>
        <mrow>
          <mn>2b</mn>
        </mrow>
      </mfrac>
      <mi>exp</mi>
      <mrow>
        <mo stretchy="false">(</mo>
        <mrow>
          <mfrac>
            <mrow>
              <mo stretchy="false">−</mo>
              <mrow>
                <mfenced open="∣" close="∣">
                  <mrow>
                    <mrow>
                      <mi>x</mi>
                      <mo stretchy="false">−</mo>
                      <mo stretchy="false">μ</mo>
                    </mrow>
                  </mrow>
                </mfenced>
              </mrow>
            </mrow>
            <mrow>
              <mi>b</mi>
            </mrow>
          </mfrac>
        </mrow>
        <mo stretchy="false">)</mo>
      </mrow>
    </mrow>
    <annotation encoding="StarMath 5.0">{1} over {2b}exp(-{abs{x-%mu }} over {b})  </annotation>
  </semantics>
</math>
</file>

<file path=Object 68/content.xml><?xml version="1.0" encoding="utf-8"?>
<math xmlns="http://www.w3.org/1998/Math/MathML">
  <semantics>
    <mrow>
      <mfrac>
        <mrow>
          <mn>1</mn>
        </mrow>
        <mrow>
          <mn>2</mn>
        </mrow>
      </mfrac>
      <mi>exp</mi>
      <mrow>
        <mo stretchy="false">(</mo>
        <mrow>
          <mfrac>
            <mrow>
              <mrow>
                <mi>x</mi>
                <mo stretchy="false">−</mo>
                <mo stretchy="false">μ</mo>
              </mrow>
            </mrow>
            <mrow>
              <mi>b</mi>
            </mrow>
          </mfrac>
        </mrow>
        <mo stretchy="false">)</mo>
      </mrow>
      <mi mathvariant="italic">if</mi>
      <mrow>
        <mi>x</mi>
        <mo stretchy="false">&lt;</mo>
        <mo stretchy="false">μ</mo>
      </mrow>
    </mrow>
    <annotation encoding="StarMath 5.0">{1} over {2}exp({x-%mu} over {b}) if x&lt;%mu  </annotation>
  </semantics>
</math>
</file>

<file path=Object 69/content.xml><?xml version="1.0" encoding="utf-8"?>
<math xmlns="http://www.w3.org/1998/Math/MathML">
  <semantics>
    <mrow>
      <mrow>
        <mn>1</mn>
        <mo stretchy="false">−</mo>
        <mfrac>
          <mrow>
            <mn>1</mn>
          </mrow>
          <mrow>
            <mn>2</mn>
          </mrow>
        </mfrac>
      </mrow>
      <mi>exp</mi>
      <mrow>
        <mo stretchy="false">(</mo>
        <mrow>
          <mfrac>
            <mrow>
              <mo stretchy="false">−</mo>
              <mrow>
                <mrow>
                  <mo stretchy="false">(</mo>
                  <mrow>
                    <mrow>
                      <mi>x</mi>
                      <mo stretchy="false">−</mo>
                      <mo stretchy="false">μ</mo>
                    </mrow>
                  </mrow>
                  <mo stretchy="false">)</mo>
                </mrow>
              </mrow>
            </mrow>
            <mrow>
              <mi>b</mi>
            </mrow>
          </mfrac>
        </mrow>
        <mo stretchy="false">)</mo>
      </mrow>
      <mi mathvariant="italic">if</mi>
      <mrow>
        <mi>x</mi>
        <mo stretchy="false">⩾</mo>
        <mo stretchy="false">μ</mo>
      </mrow>
    </mrow>
    <annotation encoding="StarMath 5.0">1-{1} over {2}exp(-{(x-%mu )} over {b} )if x geslant %mu  </annotation>
  </semantics>
</math>
</file>

<file path=Object 7/content.xml><?xml version="1.0" encoding="utf-8"?>
<math xmlns="http://www.w3.org/1998/Math/MathML">
  <semantics>
    <mrow>
      <mfrac>
        <mrow>
          <mn>6</mn>
          <mrow>
            <mo stretchy="false">[</mo>
            <mrow>
              <msup>
                <mrow>
                  <mo stretchy="false">(</mo>
                  <mrow>
                    <mrow>
                      <mo stretchy="false">α</mo>
                      <mo stretchy="false">−</mo>
                      <mo stretchy="false">β</mo>
                    </mrow>
                  </mrow>
                  <mo stretchy="false">)</mo>
                </mrow>
                <mn>2</mn>
              </msup>
              <mrow>
                <mrow>
                  <mo stretchy="false">(</mo>
                  <mrow>
                    <mrow>
                      <mrow>
                        <mo stretchy="false">α</mo>
                        <mo stretchy="false">+</mo>
                        <mo stretchy="false">β</mo>
                      </mrow>
                      <mo stretchy="false">+</mo>
                      <mn>1</mn>
                    </mrow>
                  </mrow>
                  <mo stretchy="false">)</mo>
                </mrow>
                <mo stretchy="false">−</mo>
                <mo stretchy="false">α</mo>
              </mrow>
              <mo stretchy="false">β</mo>
              <mrow>
                <mo stretchy="false">(</mo>
                <mrow>
                  <mrow>
                    <mrow>
                      <mo stretchy="false">α</mo>
                      <mo stretchy="false">+</mo>
                      <mo stretchy="false">β</mo>
                    </mrow>
                    <mo stretchy="false">+</mo>
                    <mn>2</mn>
                  </mrow>
                </mrow>
                <mo stretchy="false">)</mo>
              </mrow>
            </mrow>
            <mo stretchy="false">]</mo>
          </mrow>
        </mrow>
        <mrow>
          <mo stretchy="false">α</mo>
          <mo stretchy="false">β</mo>
          <mrow>
            <mo stretchy="false">(</mo>
            <mrow>
              <mrow>
                <mrow>
                  <mo stretchy="false">α</mo>
                  <mo stretchy="false">+</mo>
                  <mo stretchy="false">β</mo>
                </mrow>
                <mo stretchy="false">+</mo>
                <mn>2</mn>
              </mrow>
            </mrow>
            <mo stretchy="false">)</mo>
          </mrow>
          <mrow>
            <mo stretchy="false">(</mo>
            <mrow>
              <mrow>
                <mrow>
                  <mo stretchy="false">α</mo>
                  <mo stretchy="false">+</mo>
                  <mo stretchy="false">β</mo>
                </mrow>
                <mo stretchy="false">+</mo>
                <mn>3</mn>
              </mrow>
            </mrow>
            <mo stretchy="false">)</mo>
          </mrow>
        </mrow>
      </mfrac>
    </mrow>
    <annotation encoding="StarMath 5.0">{6[(%alpha-%beta)^2(%alpha+%beta+1)-%alpha%beta(%alpha+%beta+2)]} over {%alpha%beta(%alpha+%beta+2)(%alpha+%beta+3)} </annotation>
  </semantics>
</math>
</file>

<file path=Object 70/content.xml><?xml version="1.0" encoding="utf-8"?>
<math xmlns="http://www.w3.org/1998/Math/MathML">
  <semantics>
    <mrow>
      <mfrac>
        <mrow>
          <msup>
            <mi>e</mi>
            <mrow>
              <mo stretchy="false">(</mo>
              <mrow>
                <mfrac>
                  <mrow>
                    <mo stretchy="false">−</mo>
                    <mrow>
                      <mrow>
                        <mo stretchy="false">(</mo>
                        <mrow>
                          <mrow>
                            <mi>x</mi>
                            <mo stretchy="false">−</mo>
                            <mo stretchy="false">μ</mo>
                          </mrow>
                        </mrow>
                        <mo stretchy="false">)</mo>
                      </mrow>
                    </mrow>
                  </mrow>
                  <mrow>
                    <mi>s</mi>
                  </mrow>
                </mfrac>
              </mrow>
              <mo stretchy="false">)</mo>
            </mrow>
          </msup>
        </mrow>
        <mrow>
          <mi>s</mi>
          <msup>
            <mrow>
              <mo stretchy="false">(</mo>
              <mrow>
                <mrow>
                  <mn>1</mn>
                  <mo stretchy="false">+</mo>
                  <msup>
                    <mi>e</mi>
                    <mrow>
                      <mo stretchy="false">(</mo>
                      <mrow>
                        <mfrac>
                          <mrow>
                            <mo stretchy="false">−</mo>
                            <mrow>
                              <mrow>
                                <mo stretchy="false">(</mo>
                                <mrow>
                                  <mrow>
                                    <mi>x</mi>
                                    <mo stretchy="false">−</mo>
                                    <mo stretchy="false">μ</mo>
                                  </mrow>
                                </mrow>
                                <mo stretchy="false">)</mo>
                              </mrow>
                            </mrow>
                          </mrow>
                          <mrow>
                            <mi>s</mi>
                          </mrow>
                        </mfrac>
                      </mrow>
                      <mo stretchy="false">)</mo>
                    </mrow>
                  </msup>
                </mrow>
              </mrow>
              <mo stretchy="false">)</mo>
            </mrow>
            <mn>2</mn>
          </msup>
        </mrow>
      </mfrac>
    </mrow>
    <annotation encoding="StarMath 5.0">{e^(-{(x-%mu)} over {s} )} over {s(1+e^(-{(x-%mu)} over {s} ))^2 } </annotation>
  </semantics>
</math>
</file>

<file path=Object 71/content.xml><?xml version="1.0" encoding="utf-8"?>
<math xmlns="http://www.w3.org/1998/Math/MathML">
  <semantics>
    <mrow>
      <mfrac>
        <mrow>
          <mn>1</mn>
        </mrow>
        <mrow>
          <mrow>
            <mn>1</mn>
            <mo stretchy="false">+</mo>
            <msup>
              <mi>e</mi>
              <mrow>
                <mo stretchy="false">(</mo>
                <mrow>
                  <mfrac>
                    <mrow>
                      <mo stretchy="false">−</mo>
                      <mrow>
                        <mrow>
                          <mo stretchy="false">(</mo>
                          <mrow>
                            <mrow>
                              <mi>x</mi>
                              <mo stretchy="false">−</mo>
                              <mo stretchy="false">μ</mo>
                            </mrow>
                          </mrow>
                          <mo stretchy="false">)</mo>
                        </mrow>
                      </mrow>
                    </mrow>
                    <mrow>
                      <mi>s</mi>
                    </mrow>
                  </mfrac>
                </mrow>
                <mo stretchy="false">)</mo>
              </mrow>
            </msup>
          </mrow>
        </mrow>
      </mfrac>
    </mrow>
    <annotation encoding="StarMath 5.0">{1} over {1+e^(-{(x-%mu )} over {s}) } </annotation>
  </semantics>
</math>
</file>

<file path=Object 72/content.xml><?xml version="1.0" encoding="utf-8"?>
<math xmlns="http://www.w3.org/1998/Math/MathML">
  <semantics>
    <mrow>
      <mfrac>
        <mrow>
          <msup>
            <mi>s</mi>
            <mn>2</mn>
          </msup>
          <msup>
            <mo stretchy="false">π</mo>
            <mn>2</mn>
          </msup>
        </mrow>
        <mrow>
          <mn>3</mn>
        </mrow>
      </mfrac>
    </mrow>
    <annotation encoding="StarMath 5.0">{s^2 %pi ^2} over {3} </annotation>
  </semantics>
</math>
</file>

<file path=Object 73/content.xml><?xml version="1.0" encoding="utf-8"?>
<math xmlns="http://www.w3.org/1998/Math/MathML">
  <semantics>
    <mrow>
      <mfrac>
        <mrow>
          <mn>1</mn>
        </mrow>
        <mrow>
          <mi>x</mi>
          <mo stretchy="false">σ</mo>
          <msqrt>
            <mrow>
              <mn>2</mn>
              <mo stretchy="false">π</mo>
            </mrow>
          </msqrt>
        </mrow>
      </mfrac>
      <msup>
        <mi>e</mi>
        <mrow>
          <mo stretchy="false">(</mo>
          <mrow>
            <mfrac>
              <mrow>
                <mo stretchy="false">−</mo>
                <mrow>
                  <msup>
                    <mrow>
                      <mo stretchy="false">(</mo>
                      <mrow>
                        <mi>ln</mi>
                        <mrow>
                          <mi>x</mi>
                          <mo stretchy="false">−</mo>
                          <mo stretchy="false">μ</mo>
                        </mrow>
                      </mrow>
                      <mo stretchy="false">)</mo>
                    </mrow>
                    <mn>2</mn>
                  </msup>
                </mrow>
              </mrow>
              <mrow>
                <mn>2</mn>
                <msup>
                  <mo stretchy="false">σ</mo>
                  <mn>2</mn>
                </msup>
              </mrow>
            </mfrac>
          </mrow>
          <mo stretchy="false">)</mo>
        </mrow>
      </msup>
    </mrow>
    <annotation encoding="StarMath 5.0">{1} over {x%sigma sqrt{2%pi } }e^(-{(ln x-%mu)^2 } over {2%sigma ^2}) </annotation>
  </semantics>
</math>
</file>

<file path=Object 74/content.xml><?xml version="1.0" encoding="utf-8"?>
<math xmlns="http://www.w3.org/1998/Math/MathML">
  <semantics>
    <mrow>
      <mrow>
        <mfrac>
          <mrow>
            <mn>1</mn>
          </mrow>
          <mrow>
            <mn>2</mn>
          </mrow>
        </mfrac>
        <mo stretchy="false">+</mo>
        <mfrac>
          <mrow>
            <mn>1</mn>
          </mrow>
          <mrow>
            <mn>2</mn>
          </mrow>
        </mfrac>
      </mrow>
      <mi mathvariant="italic">erf</mi>
      <mrow>
        <mo stretchy="false">[</mo>
        <mrow>
          <mfrac>
            <mrow>
              <mi>ln</mi>
              <mrow>
                <mi>x</mi>
                <mo stretchy="false">−</mo>
                <mo stretchy="false">μ</mo>
              </mrow>
            </mrow>
            <mrow>
              <msqrt>
                <mrow>
                  <mn>2</mn>
                </mrow>
              </msqrt>
              <mo stretchy="false">σ</mo>
            </mrow>
          </mfrac>
        </mrow>
        <mo stretchy="false">]</mo>
      </mrow>
    </mrow>
    <annotation encoding="StarMath 5.0">{1} over {2}+{1} over {2}erf[{ln x-%mu} over {sqrt{2}%sigma }]   </annotation>
  </semantics>
</math>
</file>

<file path=Object 75/content.xml><?xml version="1.0" encoding="utf-8"?>
<math xmlns="http://www.w3.org/1998/Math/MathML">
  <semantics>
    <mrow>
      <msup>
        <mi>e</mi>
        <mrow>
          <mo stretchy="false">(</mo>
          <mrow>
            <mrow>
              <mo stretchy="false">μ</mo>
              <mo stretchy="false">−</mo>
              <mrow>
                <msup>
                  <mo stretchy="false">σ</mo>
                  <mn>2</mn>
                </msup>
                <mo stretchy="false">/</mo>
                <mn>2</mn>
              </mrow>
            </mrow>
          </mrow>
          <mo stretchy="false">)</mo>
        </mrow>
      </msup>
    </mrow>
    <annotation encoding="StarMath 5.0">e^(%mu -%sigma ^2/2)</annotation>
  </semantics>
</math>
</file>

<file path=Object 76/content.xml><?xml version="1.0" encoding="utf-8"?>
<math xmlns="http://www.w3.org/1998/Math/MathML">
  <semantics>
    <mrow>
      <msup>
        <mi>e</mi>
        <mrow>
          <mo stretchy="false">(</mo>
          <mrow>
            <mrow>
              <mo stretchy="false">μ</mo>
              <mo stretchy="false">−</mo>
              <msup>
                <mo stretchy="false">σ</mo>
                <mn>2</mn>
              </msup>
            </mrow>
          </mrow>
          <mo stretchy="false">)</mo>
        </mrow>
      </msup>
    </mrow>
    <annotation encoding="StarMath 5.0">e^(%mu -%sigma^2)</annotation>
  </semantics>
</math>
</file>

<file path=Object 77/content.xml><?xml version="1.0" encoding="utf-8"?>
<math xmlns="http://www.w3.org/1998/Math/MathML">
  <semantics>
    <mrow>
      <mrow>
        <mo stretchy="false">(</mo>
        <mrow>
          <mrow>
            <msup>
              <mi>e</mi>
              <mrow>
                <mo stretchy="false">(</mo>
                <mrow>
                  <msup>
                    <mo stretchy="false">σ</mo>
                    <mn>2</mn>
                  </msup>
                </mrow>
                <mo stretchy="false">)</mo>
              </mrow>
            </msup>
            <mo stretchy="false">−</mo>
            <mn>1</mn>
          </mrow>
        </mrow>
        <mo stretchy="false">)</mo>
      </mrow>
      <msup>
        <mi>e</mi>
        <mrow>
          <mo stretchy="false">(</mo>
          <mrow>
            <mn>2</mn>
            <mrow>
              <mo stretchy="false">μ</mo>
              <mo stretchy="false">+</mo>
              <msup>
                <mo stretchy="false">σ</mo>
                <mn>2</mn>
              </msup>
            </mrow>
          </mrow>
          <mo stretchy="false">)</mo>
        </mrow>
      </msup>
    </mrow>
    <annotation encoding="StarMath 5.0">(e^(%sigma^2)-1)e^(2%mu+%sigma^2)</annotation>
  </semantics>
</math>
</file>

<file path=Object 78/content.xml><?xml version="1.0" encoding="utf-8"?>
<math xmlns="http://www.w3.org/1998/Math/MathML">
  <semantics>
    <mrow>
      <mrow>
        <mo stretchy="false">(</mo>
        <mrow>
          <mrow>
            <msup>
              <mi>e</mi>
              <mrow>
                <mo stretchy="false">(</mo>
                <mrow>
                  <msup>
                    <mo stretchy="false">σ</mo>
                    <mn>2</mn>
                  </msup>
                </mrow>
                <mo stretchy="false">)</mo>
              </mrow>
            </msup>
            <mo stretchy="false">+</mo>
            <mn>2</mn>
          </mrow>
        </mrow>
        <mo stretchy="false">)</mo>
      </mrow>
      <msqrt>
        <mrow>
          <mrow>
            <msup>
              <mi>e</mi>
              <mrow>
                <mo stretchy="false">(</mo>
                <mrow>
                  <msup>
                    <mo stretchy="false">σ</mo>
                    <mn>2</mn>
                  </msup>
                </mrow>
                <mo stretchy="false">)</mo>
              </mrow>
            </msup>
            <mo stretchy="false">−</mo>
            <mn>1</mn>
          </mrow>
        </mrow>
      </msqrt>
    </mrow>
    <annotation encoding="StarMath 5.0">(e^(%sigma ^2)+2)sqrt{e^(%sigma^2)-1} </annotation>
  </semantics>
</math>
</file>

<file path=Object 79/content.xml><?xml version="1.0" encoding="utf-8"?>
<math xmlns="http://www.w3.org/1998/Math/MathML">
  <semantics>
    <mrow>
      <mrow>
        <msup>
          <mi>e</mi>
          <mrow>
            <mo stretchy="false">(</mo>
            <mrow>
              <mn>4</mn>
              <msup>
                <mo stretchy="false">σ</mo>
                <mn>2</mn>
              </msup>
            </mrow>
            <mo stretchy="false">)</mo>
          </mrow>
        </msup>
        <mo stretchy="false">+</mo>
        <mn>2</mn>
      </mrow>
      <mrow>
        <msup>
          <mi>e</mi>
          <mrow>
            <mo stretchy="false">(</mo>
            <mrow>
              <mn>3</mn>
              <msup>
                <mo stretchy="false">σ</mo>
                <mn>2</mn>
              </msup>
            </mrow>
            <mo stretchy="false">)</mo>
          </mrow>
        </msup>
        <mo stretchy="false">+</mo>
        <mn>3</mn>
      </mrow>
      <mrow>
        <msup>
          <mi>e</mi>
          <mrow>
            <mo stretchy="false">(</mo>
            <mrow>
              <mn>2</mn>
              <msup>
                <mo stretchy="false">σ</mo>
                <mn>2</mn>
              </msup>
            </mrow>
            <mo stretchy="false">)</mo>
          </mrow>
        </msup>
        <mo stretchy="false">−</mo>
        <mn>6</mn>
      </mrow>
    </mrow>
    <annotation encoding="StarMath 5.0">e^(4%sigma^2)+2e^(3%sigma^2)+3e^(2%sigma^2)-6</annotation>
  </semantics>
</math>
</file>

<file path=Object 8/content.xml><?xml version="1.0" encoding="utf-8"?>
<math xmlns="http://www.w3.org/1998/Math/MathML">
  <semantics>
    <annotation encoding="StarMath 5.0"> </annotation>
  </semantics>
</math>
</file>

<file path=Object 80/content.xml><?xml version="1.0" encoding="utf-8"?>
<math xmlns="http://www.w3.org/1998/Math/MathML">
  <semantics>
    <mrow>
      <mfrac>
        <mrow>
          <mn>1</mn>
        </mrow>
        <mrow>
          <mn>2</mn>
        </mrow>
      </mfrac>
      <msup>
        <mi>e</mi>
        <mrow>
          <mo stretchy="false">(</mo>
          <mrow>
            <mrow>
              <mrow>
                <mo stretchy="false">−</mo>
                <mrow>
                  <mo stretchy="false">(</mo>
                  <mrow>
                    <mrow>
                      <mi>x</mi>
                      <mo stretchy="false">+</mo>
                      <mo stretchy="false">λ</mo>
                    </mrow>
                  </mrow>
                  <mo stretchy="false">)</mo>
                </mrow>
              </mrow>
              <mo stretchy="false">/</mo>
              <mn>2</mn>
            </mrow>
          </mrow>
          <mo stretchy="false">)</mo>
        </mrow>
      </msup>
      <msup>
        <mrow>
          <mo stretchy="false">(</mo>
          <mrow>
            <mrow>
              <mfrac>
                <mrow>
                  <mi>x</mi>
                </mrow>
                <mrow>
                  <mo stretchy="false">λ</mo>
                </mrow>
              </mfrac>
            </mrow>
          </mrow>
          <mo stretchy="false">)</mo>
        </mrow>
        <mrow>
          <mo stretchy="false">(</mo>
          <mrow>
            <mrow>
              <mrow>
                <mi>k</mi>
                <mo stretchy="false">/</mo>
                <mn>4</mn>
              </mrow>
              <mo stretchy="false">−</mo>
              <mrow>
                <mn>1</mn>
                <mo stretchy="false">/</mo>
                <mn>2</mn>
              </mrow>
            </mrow>
          </mrow>
          <mo stretchy="false">)</mo>
        </mrow>
      </msup>
      <msub>
        <mi>I</mi>
        <mrow>
          <mrow>
            <mrow>
              <mi>k</mi>
              <mo stretchy="false">/</mo>
              <mn>2</mn>
            </mrow>
            <mo stretchy="false">−</mo>
            <mn>1</mn>
          </mrow>
        </mrow>
      </msub>
      <mrow>
        <mo stretchy="false">(</mo>
        <mrow>
          <msqrt>
            <mrow>
              <mo stretchy="false">λ</mo>
              <mi>x</mi>
            </mrow>
          </msqrt>
        </mrow>
        <mo stretchy="false">)</mo>
      </mrow>
    </mrow>
    <annotation encoding="StarMath 5.0">{1} over {2}e^(-(x+%lambda )/2)({{x} over {%lambda}})^(k/4-1/2)I sub {k/2-1}(sqrt{%lambda x})   </annotation>
  </semantics>
</math>
</file>

<file path=Object 81/content.xml><?xml version="1.0" encoding="utf-8"?>
<math xmlns="http://www.w3.org/1998/Math/MathML">
  <semantics>
    <mrow>
      <mrow>
        <mn>1</mn>
        <mo stretchy="false">−</mo>
        <msub>
          <mi>Q</mi>
          <mrow>
            <mo stretchy="false">(</mo>
            <mrow>
              <mfrac>
                <mrow>
                  <mi>k</mi>
                </mrow>
                <mrow>
                  <mn>2</mn>
                </mrow>
              </mfrac>
            </mrow>
            <mo stretchy="false">)</mo>
          </mrow>
        </msub>
      </mrow>
      <mrow>
        <mo stretchy="false">(</mo>
        <mrow>
          <msqrt>
            <mrow>
              <mo stretchy="false">λ</mo>
            </mrow>
          </msqrt>
          <mi>,</mi>
          <msqrt>
            <mrow>
              <mi>x</mi>
            </mrow>
          </msqrt>
        </mrow>
        <mo stretchy="false">)</mo>
      </mrow>
      <mi mathvariant="italic">with</mi>
      <mi mathvariant="italic">Marcum</mi>
      <mrow>
        <mi>Q</mi>
        <mo stretchy="false">−</mo>
        <mi mathvariant="italic">function</mi>
      </mrow>
      <msub>
        <mi>Q</mi>
        <mi>M</mi>
      </msub>
      <mrow>
        <mo stretchy="false">(</mo>
        <mrow>
          <mi>a</mi>
          <mi>,</mi>
          <mi>b</mi>
        </mrow>
        <mo stretchy="false">)</mo>
      </mrow>
    </mrow>
    <annotation encoding="StarMath 5.0">1-Q sub ({k} over {2})(sqrt{%lambda},sqrt{x}) with Marcum Q-function
Q sub M (a,b)  </annotation>
  </semantics>
</math>
</file>

<file path=Object 82/content.xml><?xml version="1.0" encoding="utf-8"?>
<math xmlns="http://www.w3.org/1998/Math/MathML">
  <semantics>
    <mrow>
      <mfrac>
        <mrow>
          <msup>
            <mn>2</mn>
            <mrow>
              <mo stretchy="false">(</mo>
              <mrow>
                <mrow>
                  <mn>3</mn>
                  <mo stretchy="false">/</mo>
                  <mn>2</mn>
                </mrow>
              </mrow>
              <mo stretchy="false">)</mo>
            </mrow>
          </msup>
          <mrow>
            <mo stretchy="false">(</mo>
            <mrow>
              <mrow>
                <mi>k</mi>
                <mo stretchy="false">+</mo>
                <mn>4</mn>
              </mrow>
              <mo stretchy="false">λ</mo>
            </mrow>
            <mo stretchy="false">)</mo>
          </mrow>
        </mrow>
        <mrow>
          <msup>
            <mrow>
              <mo stretchy="false">(</mo>
              <mrow>
                <mrow>
                  <mi>k</mi>
                  <mo stretchy="false">+</mo>
                  <mn>2</mn>
                </mrow>
                <mo stretchy="false">λ</mo>
              </mrow>
              <mo stretchy="false">)</mo>
            </mrow>
            <mrow>
              <mo stretchy="false">(</mo>
              <mrow>
                <mrow>
                  <mn>3</mn>
                  <mo stretchy="false">/</mo>
                  <mn>2</mn>
                </mrow>
              </mrow>
              <mo stretchy="false">)</mo>
            </mrow>
          </msup>
        </mrow>
      </mfrac>
    </mrow>
    <annotation encoding="StarMath 5.0">{2^(3/2)(k+4%lambda)} over {(k+2%lambda )^(3/2)} </annotation>
  </semantics>
</math>
</file>

<file path=Object 83/content.xml><?xml version="1.0" encoding="utf-8"?>
<math xmlns="http://www.w3.org/1998/Math/MathML">
  <semantics>
    <mrow>
      <mfrac>
        <mrow>
          <mn>12</mn>
          <mrow>
            <mo stretchy="false">(</mo>
            <mrow>
              <mrow>
                <mi>k</mi>
                <mo stretchy="false">+</mo>
                <mn>4</mn>
              </mrow>
              <mo stretchy="false">λ</mo>
            </mrow>
            <mo stretchy="false">)</mo>
          </mrow>
        </mrow>
        <mrow>
          <msup>
            <mrow>
              <mo stretchy="false">(</mo>
              <mrow>
                <mrow>
                  <mi>k</mi>
                  <mo stretchy="false">+</mo>
                  <mn>2</mn>
                </mrow>
                <mo stretchy="false">λ</mo>
              </mrow>
              <mo stretchy="false">)</mo>
            </mrow>
            <mn>2</mn>
          </msup>
        </mrow>
      </mfrac>
    </mrow>
    <annotation encoding="StarMath 5.0">{12(k+4%lambda)} over {(k+2%lambda)^2} </annotation>
  </semantics>
</math>
</file>

<file path=Object 84/content.xml><?xml version="1.0" encoding="utf-8"?>
<math xmlns="http://www.w3.org/1998/Math/MathML" display="block">
  <semantics>
    <mtable>
      <mtr>
        <mtd>
          <mrow>
            <mrow>
              <munderover>
                <mo stretchy="false">∑</mo>
                <mrow>
                  <mi>k</mi>
                  <mo stretchy="false">=</mo>
                  <mn>0</mn>
                </mrow>
                <mi mathvariant="normal">∞</mi>
              </munderover>
              <mrow/>
            </mrow>
            <mfrac>
              <mrow>
                <msup>
                  <mi>e</mi>
                  <mrow>
                    <mo fence="true" stretchy="false">(</mo>
                    <mrow>
                      <mrow>
                        <mrow>
                          <mo stretchy="false">−</mo>
                          <mi mathvariant="normal">λ</mi>
                        </mrow>
                        <mo stretchy="false">/</mo>
                        <mn>2</mn>
                      </mrow>
                    </mrow>
                    <mo fence="true" stretchy="false">)</mo>
                  </mrow>
                </msup>
                <msup>
                  <mrow>
                    <mo fence="true" stretchy="false">(</mo>
                    <mrow>
                      <mrow>
                        <mi mathvariant="normal">λ</mi>
                        <mo stretchy="false">/</mo>
                        <mn>2</mn>
                      </mrow>
                    </mrow>
                    <mo fence="true" stretchy="false">)</mo>
                  </mrow>
                  <mi>k</mi>
                </msup>
              </mrow>
              <mrow>
                <mi>B</mi>
                <mrow>
                  <mo fence="true" stretchy="false">(</mo>
                  <mrow>
                    <mrow>
                      <mfrac>
                        <msub>
                          <mi mathvariant="normal">ν</mi>
                          <mn>2</mn>
                        </msub>
                        <mn>2</mn>
                      </mfrac>
                      <mi>,</mi>
                      <mrow>
                        <mfrac>
                          <msub>
                            <mi mathvariant="normal">ν</mi>
                            <mn>1</mn>
                          </msub>
                          <mn>2</mn>
                        </mfrac>
                        <mo stretchy="false">+</mo>
                        <mi>k</mi>
                      </mrow>
                    </mrow>
                  </mrow>
                  <mo fence="true" stretchy="false">)</mo>
                </mrow>
                <mi>k</mi>
                <mi>!</mi>
              </mrow>
            </mfrac>
            <msup>
              <mrow>
                <mo fence="true" stretchy="false">(</mo>
                <mrow>
                  <mfrac>
                    <msub>
                      <mi mathvariant="normal">ν</mi>
                      <mn>1</mn>
                    </msub>
                    <msub>
                      <mi mathvariant="normal">ν</mi>
                      <mn>2</mn>
                    </msub>
                  </mfrac>
                </mrow>
                <mo fence="true" stretchy="false">)</mo>
              </mrow>
              <mrow>
                <mo fence="true" stretchy="false">(</mo>
                <mrow>
                  <mrow>
                    <mfrac>
                      <msub>
                        <mi mathvariant="normal">ν</mi>
                        <mn>1</mn>
                      </msub>
                      <mn>2</mn>
                    </mfrac>
                    <mo stretchy="false">+</mo>
                    <mi>k</mi>
                  </mrow>
                </mrow>
                <mo fence="true" stretchy="false">)</mo>
              </mrow>
            </msup>
            <msup>
              <mrow>
                <mo fence="true" stretchy="false">(</mo>
                <mrow>
                  <mfrac>
                    <msub>
                      <mi mathvariant="normal">ν</mi>
                      <mn>2</mn>
                    </msub>
                    <mrow>
                      <mrow>
                        <msub>
                          <mi mathvariant="normal">ν</mi>
                          <mn>2</mn>
                        </msub>
                        <mo stretchy="false">+</mo>
                        <msub>
                          <mi mathvariant="normal">ν</mi>
                          <mn>1</mn>
                        </msub>
                      </mrow>
                      <mi>f</mi>
                    </mrow>
                  </mfrac>
                </mrow>
                <mo fence="true" stretchy="false">)</mo>
              </mrow>
              <mrow>
                <mo fence="true" stretchy="false">(</mo>
                <mrow>
                  <mrow>
                    <mfrac>
                      <mrow>
                        <msub>
                          <mi mathvariant="normal">ν</mi>
                          <mn>1</mn>
                        </msub>
                        <mo stretchy="false">+</mo>
                        <msub>
                          <mi mathvariant="normal">ν</mi>
                          <mn>2</mn>
                        </msub>
                      </mrow>
                      <mn>2</mn>
                    </mfrac>
                    <mo stretchy="false">+</mo>
                    <mi>k</mi>
                  </mrow>
                </mrow>
                <mo fence="true" stretchy="false">)</mo>
              </mrow>
            </msup>
            <msup>
              <mi>f</mi>
              <mrow>
                <mo fence="true" stretchy="false">(</mo>
                <mrow>
                  <mrow>
                    <mrow>
                      <msub>
                        <mi mathvariant="normal">ν</mi>
                        <mn>1</mn>
                      </msub>
                      <mo stretchy="false">/</mo>
                      <mn>2</mn>
                    </mrow>
                    <mo stretchy="false">−</mo>
                    <mn>1</mn>
                    <mo stretchy="false">+</mo>
                    <mi>k</mi>
                  </mrow>
                </mrow>
                <mo fence="true" stretchy="false">)</mo>
              </mrow>
            </msup>
          </mrow>
        </mtd>
      </mtr>
      <mtr>
        <mtd>
          <mrow/>
        </mtd>
      </mtr>
    </mtable>
    <annotation encoding="StarMath 5.0">{sum from{k=0} to{infinity }} {e^(-%lambda/2)(%lambda /2)^k} over {B({%nu sub 2} over {2},{%nu sub 1} over {2}+k)k!} ({%nu sub 1} over {%nu sub 2})^({%nu sub 1} over {2}+k)({%nu sub 2} over {%nu sub 2 + %nu sub 1 f})^({%nu sub 1 + %nu sub 2} over {2}+k)f^(%nu sub 1/2-1+k)     </annotation>
  </semantics>
</math>
</file>

<file path=Object 85/content.xml><?xml version="1.0" encoding="utf-8"?>
<math xmlns="http://www.w3.org/1998/Math/MathML">
  <semantics>
    <mrow>
      <mrow>
        <mrow>
          <munderover>
            <mo stretchy="false">∑</mo>
            <mrow>
              <mrow>
                <mi>j</mi>
                <mo stretchy="false">=</mo>
                <mn>0</mn>
              </mrow>
            </mrow>
            <mrow>
              <mo stretchy="false">∞</mo>
            </mrow>
          </munderover>
          <mrow/>
        </mrow>
        <mfrac>
          <mrow>
            <msup>
              <mrow>
                <mo stretchy="false">(</mo>
                <mrow>
                  <mfrac>
                    <mrow>
                      <mn>1</mn>
                    </mrow>
                    <mrow>
                      <mn>2</mn>
                    </mrow>
                  </mfrac>
                  <mo stretchy="false">λ</mo>
                </mrow>
                <mo stretchy="false">)</mo>
              </mrow>
              <mi>j</mi>
            </msup>
          </mrow>
          <mrow>
            <mi>j</mi>
            <mi>!</mi>
          </mrow>
        </mfrac>
        <msup>
          <mi>e</mi>
          <mrow>
            <mo stretchy="false">(</mo>
            <mrow>
              <mfrac>
                <mrow>
                  <mo stretchy="false">−</mo>
                  <mrow>
                    <mo stretchy="false">λ</mo>
                  </mrow>
                </mrow>
                <mrow>
                  <mn>2</mn>
                </mrow>
              </mfrac>
            </mrow>
            <mo stretchy="false">)</mo>
          </mrow>
        </msup>
      </mrow>
      <mi>I</mi>
      <mrow>
        <mo stretchy="false">(</mo>
        <mrow>
          <mrow>
            <mfrac>
              <mrow>
                <msub>
                  <mi>d</mi>
                  <mn>1x</mn>
                </msub>
              </mrow>
              <mrow>
                <mrow>
                  <msub>
                    <mi>d</mi>
                    <mn>2</mn>
                  </msub>
                  <mo stretchy="false">+</mo>
                  <msub>
                    <mi>d</mi>
                    <mn>1</mn>
                  </msub>
                </mrow>
                <mi>x</mi>
              </mrow>
            </mfrac>
            <mo stretchy="false">∣</mo>
            <mrow>
              <mfrac>
                <mrow>
                  <msub>
                    <mi>d</mi>
                    <mn>1</mn>
                  </msub>
                </mrow>
                <mrow>
                  <mn>2</mn>
                </mrow>
              </mfrac>
              <mo stretchy="false">+</mo>
              <mi>j</mi>
            </mrow>
          </mrow>
          <mi>,</mi>
          <mfrac>
            <mrow>
              <msub>
                <mi>d</mi>
                <mn>2</mn>
              </msub>
            </mrow>
            <mrow>
              <mn>2</mn>
            </mrow>
          </mfrac>
        </mrow>
        <mo stretchy="false">)</mo>
      </mrow>
    </mrow>
    <annotation encoding="StarMath 5.0">{sum from{j=0} to{infinity }} {({1} over {2}%lambda)^j} over {j!}e^(-{%lambda} over {2})} I({d sub 1x} over {d sub 2 + d sub 1 x} divides {d sub 1} over {2}+j,{d sub 2} over {2})    </annotation>
  </semantics>
</math>
</file>

<file path=Object 86/content.xml><?xml version="1.0" encoding="utf-8"?>
<math xmlns="http://www.w3.org/1998/Math/MathML">
  <semantics>
    <mrow>
      <mfrac>
        <mrow>
          <msub>
            <mo stretchy="false">ν</mo>
            <mn>2</mn>
          </msub>
          <mrow>
            <mo stretchy="false">(</mo>
            <mrow>
              <mrow>
                <msub>
                  <mo stretchy="false">ν</mo>
                  <mn>1</mn>
                </msub>
                <mo stretchy="false">+</mo>
                <mo stretchy="false">λ</mo>
              </mrow>
            </mrow>
            <mo stretchy="false">)</mo>
          </mrow>
        </mrow>
        <mrow>
          <msub>
            <mo stretchy="false">ν</mo>
            <mn>1</mn>
          </msub>
          <mrow>
            <mo stretchy="false">(</mo>
            <mrow>
              <mrow>
                <msub>
                  <mo stretchy="false">ν</mo>
                  <mn>2</mn>
                </msub>
                <mo stretchy="false">−</mo>
                <mn>2</mn>
              </mrow>
            </mrow>
            <mo stretchy="false">)</mo>
          </mrow>
        </mrow>
      </mfrac>
    </mrow>
    <annotation encoding="StarMath 5.0">{%nu sub 2 (%nu sub 1 + %lambda)} over {%nu sub 1 (%nu sub 2 -2)} </annotation>
  </semantics>
</math>
</file>

<file path=Object 87/content.xml><?xml version="1.0" encoding="utf-8"?>
<math xmlns="http://www.w3.org/1998/Math/MathML">
  <semantics>
    <mrow>
      <mn>2</mn>
      <mfrac>
        <mrow>
          <mrow>
            <msup>
              <mrow>
                <mo stretchy="false">(</mo>
                <mrow>
                  <mrow>
                    <msub>
                      <mo stretchy="false">ν</mo>
                      <mn>1</mn>
                    </msub>
                    <mo stretchy="false">+</mo>
                    <mo stretchy="false">λ</mo>
                  </mrow>
                </mrow>
                <mo stretchy="false">)</mo>
              </mrow>
              <mn>2</mn>
            </msup>
            <mo stretchy="false">+</mo>
            <mrow>
              <mo stretchy="false">(</mo>
              <mrow>
                <mrow>
                  <msub>
                    <mo stretchy="false">ν</mo>
                    <mn>1</mn>
                  </msub>
                  <mo stretchy="false">+</mo>
                  <mn>2</mn>
                </mrow>
                <mo stretchy="false">λ</mo>
              </mrow>
              <mo stretchy="false">)</mo>
            </mrow>
          </mrow>
          <mrow>
            <mo stretchy="false">(</mo>
            <mrow>
              <mrow>
                <msub>
                  <mo stretchy="false">ν</mo>
                  <mn>2</mn>
                </msub>
                <mo stretchy="false">−</mo>
                <mn>2</mn>
              </mrow>
            </mrow>
            <mo stretchy="false">)</mo>
          </mrow>
        </mrow>
        <mrow>
          <msup>
            <mrow>
              <mo stretchy="false">(</mo>
              <mrow>
                <mrow>
                  <msub>
                    <mo stretchy="false">ν</mo>
                    <mn>2</mn>
                  </msub>
                  <mo stretchy="false">−</mo>
                  <mn>2</mn>
                </mrow>
              </mrow>
              <mo stretchy="false">)</mo>
            </mrow>
            <mn>2</mn>
          </msup>
          <mrow>
            <mo stretchy="false">(</mo>
            <mrow>
              <mrow>
                <msub>
                  <mo stretchy="false">ν</mo>
                  <mn>2</mn>
                </msub>
                <mo stretchy="false">−</mo>
                <mn>4</mn>
              </mrow>
            </mrow>
            <mo stretchy="false">)</mo>
          </mrow>
        </mrow>
      </mfrac>
      <msup>
        <mrow>
          <mo stretchy="false">(</mo>
          <mrow>
            <mfrac>
              <mrow>
                <msub>
                  <mo stretchy="false">ν</mo>
                  <mn>2</mn>
                </msub>
              </mrow>
              <mrow>
                <msub>
                  <mo stretchy="false">ν</mo>
                  <mn>1</mn>
                </msub>
              </mrow>
            </mfrac>
          </mrow>
          <mo stretchy="false">)</mo>
        </mrow>
        <mn>2</mn>
      </msup>
    </mrow>
    <annotation encoding="StarMath 5.0">2{(%nu sub 1 + %lambda)^2 +(%nu sub 1 +2%lambda)(%nu sub 2-2)} over {(%nu sub 2-2)^2(%nu sub 2-4)}({%nu sub 2} over {%nu sub 1})^2  </annotation>
  </semantics>
</math>
</file>

<file path=Object 88/content.xml><?xml version="1.0" encoding="utf-8"?>
<math xmlns="http://www.w3.org/1998/Math/MathML">
  <semantics>
    <mrow>
      <mfrac>
        <mrow>
          <msup>
            <mo stretchy="false">ν</mo>
            <mrow>
              <mrow>
                <mo stretchy="false">ν</mo>
                <mo stretchy="false">/</mo>
                <mn>2</mn>
              </mrow>
            </mrow>
          </msup>
          <mo stretchy="false">Γ</mo>
          <mrow>
            <mo stretchy="false">(</mo>
            <mrow>
              <mrow>
                <mo stretchy="false">ν</mo>
                <mo stretchy="false">+</mo>
                <mn>1</mn>
              </mrow>
            </mrow>
            <mo stretchy="false">)</mo>
          </mrow>
          <mi>exp</mi>
          <mrow>
            <mo stretchy="false">(</mo>
            <mrow>
              <mrow>
                <mo stretchy="false">−</mo>
                <mrow>
                  <mfrac>
                    <mrow>
                      <msup>
                        <mo stretchy="false">μ</mo>
                        <mn>2</mn>
                      </msup>
                    </mrow>
                    <mrow>
                      <mn>2</mn>
                    </mrow>
                  </mfrac>
                </mrow>
              </mrow>
            </mrow>
            <mo stretchy="false">)</mo>
          </mrow>
        </mrow>
        <mrow>
          <msup>
            <mn>2</mn>
            <mo stretchy="false">ν</mo>
          </msup>
          <msup>
            <mrow>
              <mo stretchy="false">(</mo>
              <mrow>
                <mrow>
                  <mo stretchy="false">ν</mo>
                  <mo stretchy="false">+</mo>
                  <msup>
                    <mi>x</mi>
                    <mn>2</mn>
                  </msup>
                </mrow>
              </mrow>
              <mo stretchy="false">)</mo>
            </mrow>
            <mrow>
              <mrow>
                <mo stretchy="false">ν</mo>
                <mo stretchy="false">/</mo>
                <mn>2</mn>
              </mrow>
            </mrow>
          </msup>
          <mo stretchy="false">Γ</mo>
          <mrow>
            <mo stretchy="false">(</mo>
            <mrow>
              <mfrac>
                <mrow>
                  <mo stretchy="false">ν</mo>
                </mrow>
                <mrow>
                  <mn>2</mn>
                </mrow>
              </mfrac>
            </mrow>
            <mo stretchy="false">)</mo>
          </mrow>
        </mrow>
      </mfrac>
      <mrow>
        <mo stretchy="false">(</mo>
        <mrow>
          <msqrt>
            <mrow>
              <mo stretchy="false">(</mo>
              <mrow>
                <mn>2</mn>
              </mrow>
              <mo stretchy="false">)</mo>
            </mrow>
          </msqrt>
          <mo stretchy="false">μ</mo>
          <mi>x</mi>
          <mrow>
            <mfrac>
              <mrow>
                <mmultiscripts>
                  <mi>F</mi>
                  <mn>1</mn>
                  <none/>
                  <mprescripts/>
                  <mrow>
                    <mn>1</mn>
                  </mrow>
                  <none/>
                </mmultiscripts>
                <mrow>
                  <mo stretchy="false">(</mo>
                  <mrow>
                    <mrow>
                      <mfrac>
                        <mrow>
                          <mo stretchy="false">ν</mo>
                        </mrow>
                        <mrow>
                          <mn>2</mn>
                        </mrow>
                      </mfrac>
                      <mo stretchy="false">+</mo>
                      <mn>1</mn>
                    </mrow>
                    <mi>;</mi>
                    <mfrac>
                      <mrow>
                        <mn>3</mn>
                      </mrow>
                      <mrow>
                        <mn>2</mn>
                      </mrow>
                    </mfrac>
                    <mi>;</mi>
                    <mfrac>
                      <mrow>
                        <msup>
                          <mo stretchy="false">μ</mo>
                          <mn>2</mn>
                        </msup>
                        <msup>
                          <mi>x</mi>
                          <mn>2</mn>
                        </msup>
                      </mrow>
                      <mrow>
                        <mn>2</mn>
                        <mrow>
                          <mo stretchy="false">(</mo>
                          <mrow>
                            <mrow>
                              <mo stretchy="false">ν</mo>
                              <mo stretchy="false">+</mo>
                              <msup>
                                <mi>x</mi>
                                <mn>2</mn>
                              </msup>
                            </mrow>
                          </mrow>
                          <mo stretchy="false">)</mo>
                        </mrow>
                      </mrow>
                    </mfrac>
                  </mrow>
                  <mo stretchy="false">)</mo>
                </mrow>
              </mrow>
              <mrow>
                <mrow>
                  <mo stretchy="false">(</mo>
                  <mrow>
                    <mrow>
                      <mo stretchy="false">ν</mo>
                      <mo stretchy="false">+</mo>
                      <msup>
                        <mi>x</mi>
                        <mn>2</mn>
                      </msup>
                    </mrow>
                  </mrow>
                  <mo stretchy="false">)</mo>
                </mrow>
                <mo stretchy="false">Γ</mo>
                <mrow>
                  <mo stretchy="false">(</mo>
                  <mrow>
                    <mfrac>
                      <mrow>
                        <mrow>
                          <mo stretchy="false">ν</mo>
                          <mo stretchy="false">+</mo>
                          <mn>1</mn>
                        </mrow>
                      </mrow>
                      <mrow>
                        <mn>2</mn>
                      </mrow>
                    </mfrac>
                  </mrow>
                  <mo stretchy="false">)</mo>
                </mrow>
              </mrow>
            </mfrac>
            <mo stretchy="false">+</mo>
            <mfrac>
              <mrow>
                <mmultiscripts>
                  <mi>F</mi>
                  <mn>1</mn>
                  <none/>
                  <mprescripts/>
                  <mrow>
                    <mn>1</mn>
                  </mrow>
                  <none/>
                </mmultiscripts>
                <mrow>
                  <mo stretchy="false">(</mo>
                  <mrow>
                    <mfrac>
                      <mrow>
                        <mrow>
                          <mo stretchy="false">ν</mo>
                          <mo stretchy="false">+</mo>
                          <mn>1</mn>
                        </mrow>
                      </mrow>
                      <mrow>
                        <mn>2</mn>
                      </mrow>
                    </mfrac>
                    <mi>;</mi>
                    <mfrac>
                      <mrow>
                        <mn>1</mn>
                      </mrow>
                      <mrow>
                        <mn>2</mn>
                      </mrow>
                    </mfrac>
                    <mi>;</mi>
                    <mfrac>
                      <mrow>
                        <msup>
                          <mo stretchy="false">μ</mo>
                          <mn>2</mn>
                        </msup>
                        <msup>
                          <mi>x</mi>
                          <mn>2</mn>
                        </msup>
                      </mrow>
                      <mrow>
                        <mn>2</mn>
                        <mrow>
                          <mo stretchy="false">(</mo>
                          <mrow>
                            <mrow>
                              <mo stretchy="false">ν</mo>
                              <mo stretchy="false">+</mo>
                              <msup>
                                <mi>x</mi>
                                <mn>2</mn>
                              </msup>
                            </mrow>
                          </mrow>
                          <mo stretchy="false">)</mo>
                        </mrow>
                      </mrow>
                    </mfrac>
                  </mrow>
                  <mo stretchy="false">)</mo>
                </mrow>
              </mrow>
              <mrow>
                <msqrt>
                  <mrow>
                    <mrow>
                      <mo stretchy="false">ν</mo>
                      <mo stretchy="false">+</mo>
                      <msup>
                        <mi>x</mi>
                        <mn>2</mn>
                      </msup>
                    </mrow>
                  </mrow>
                </msqrt>
                <mo stretchy="false">Γ</mo>
                <mrow>
                  <mo stretchy="false">(</mo>
                  <mrow>
                    <mrow>
                      <mfrac>
                        <mrow>
                          <mo stretchy="false">ν</mo>
                        </mrow>
                        <mrow>
                          <mn>2</mn>
                        </mrow>
                      </mfrac>
                      <mo stretchy="false">+</mo>
                      <mn>1</mn>
                    </mrow>
                  </mrow>
                  <mo stretchy="false">)</mo>
                </mrow>
              </mrow>
            </mfrac>
          </mrow>
        </mrow>
        <mo stretchy="false">)</mo>
      </mrow>
    </mrow>
    <annotation encoding="StarMath 5.0">{%nu^{%nu/2}%GAMMA(%nu+1)exp(-{{%mu^2} over {2}})  } over {2^%nu (%nu+x^2)^{%nu /2}%GAMMA({%nu} over {2}) }   (sqrt(2)%mu x{F lsub{1} sub 1 ({%nu} over {2}+1;{3} over {2};{%mu^2 x^2} over {2(%nu +x^2)})   } over {(%nu +x^2)%GAMMA ({%nu +1} over {2}) }+ {F lsub{1} sub 1 ({%nu +1} over {2};{1} over {2};{%mu ^2 x^2} over {2(%nu +x^2)})   } over {sqrt{%nu +x^2}%GAMMA ({%nu} over {2}+1) })   </annotation>
  </semantics>
</math>
</file>

<file path=Object 89/content.xml><?xml version="1.0" encoding="utf-8"?>
<math xmlns="http://www.w3.org/1998/Math/MathML">
  <semantics>
    <mrow>
      <msub>
        <mi>F</mi>
        <mrow>
          <mo stretchy="false">ν</mo>
          <mi>,</mi>
          <mo stretchy="false">μ</mo>
        </mrow>
      </msub>
      <mrow>
        <mrow>
          <mo stretchy="false">(</mo>
          <mrow>
            <mi>x</mi>
          </mrow>
          <mo stretchy="false">)</mo>
        </mrow>
        <mo stretchy="false">=</mo>
        <mo stretchy="false">Φ</mo>
      </mrow>
      <mrow>
        <mrow>
          <mo stretchy="false">(</mo>
          <mrow>
            <mrow>
              <mo stretchy="false">−</mo>
              <mo stretchy="false">μ</mo>
            </mrow>
          </mrow>
          <mo stretchy="false">)</mo>
        </mrow>
        <mo stretchy="false">+</mo>
        <mfrac>
          <mrow>
            <mn>1</mn>
          </mrow>
          <mrow>
            <mn>2</mn>
          </mrow>
        </mfrac>
      </mrow>
      <mrow>
        <munderover>
          <mo stretchy="false">∑</mo>
          <mrow>
            <mrow>
              <mi>j</mi>
              <mo stretchy="false">=</mo>
              <mn>0</mn>
            </mrow>
          </mrow>
          <mrow>
            <mo stretchy="false">∞</mo>
          </mrow>
        </munderover>
        <mrow>
          <mo stretchy="false">[</mo>
          <mrow>
            <msub>
              <mi>p</mi>
              <mi>j</mi>
            </msub>
            <msub>
              <mi>I</mi>
              <mi>y</mi>
            </msub>
            <mrow>
              <mrow>
                <mo stretchy="false">(</mo>
                <mrow>
                  <mrow>
                    <mi>j</mi>
                    <mo stretchy="false">+</mo>
                    <mfrac>
                      <mrow>
                        <mn>1</mn>
                      </mrow>
                      <mrow>
                        <mn>2</mn>
                      </mrow>
                    </mfrac>
                  </mrow>
                  <mi>,</mi>
                  <mfrac>
                    <mrow>
                      <mo stretchy="false">ν</mo>
                    </mrow>
                    <mrow>
                      <mn>2</mn>
                    </mrow>
                  </mfrac>
                </mrow>
                <mo stretchy="false">)</mo>
              </mrow>
              <mo stretchy="false">+</mo>
              <msub>
                <mi>q</mi>
                <mi>j</mi>
              </msub>
            </mrow>
            <msub>
              <mi>I</mi>
              <mi>y</mi>
            </msub>
            <mrow>
              <mo stretchy="false">(</mo>
              <mrow>
                <mrow>
                  <mi>j</mi>
                  <mo stretchy="false">+</mo>
                  <mn>1,</mn>
                </mrow>
                <mfrac>
                  <mrow>
                    <mo stretchy="false">ν</mo>
                  </mrow>
                  <mrow>
                    <mn>2</mn>
                  </mrow>
                </mfrac>
              </mrow>
              <mo stretchy="false">)</mo>
            </mrow>
          </mrow>
          <mo stretchy="false">]</mo>
        </mrow>
      </mrow>
    </mrow>
    <annotation encoding="StarMath 5.0">F sub {%nu ,%mu}(x)=%PHI (-%mu)+{1} over {2} sum from{j=0} to{infinity } [p sub j I sub y (j+{1} over {2},{%nu} over {2})+q sub j I sub y (j+1,{%nu} over {2})]     </annotation>
  </semantics>
</math>
</file>

<file path=Object 9/content.xml><?xml version="1.0" encoding="utf-8"?>
<math xmlns="http://www.w3.org/1998/Math/MathML">
  <semantics>
    <mrow>
      <mfenced open="(" close=")">
        <mrow>
          <mtable>
            <mtr>
              <mtd>
                <mrow>
                  <mi>n</mi>
                </mrow>
              </mtd>
            </mtr>
            <mtr>
              <mtd>
                <mrow>
                  <mi>k</mi>
                </mrow>
              </mtd>
            </mtr>
          </mtable>
        </mrow>
      </mfenced>
      <mfrac>
        <mrow>
          <mi>B</mi>
          <mrow>
            <mo stretchy="false">(</mo>
            <mrow>
              <mrow>
                <mi>k</mi>
                <mo stretchy="false">+</mo>
                <mo stretchy="false">α</mo>
              </mrow>
              <mi>,</mi>
              <mrow>
                <mrow>
                  <mi>n</mi>
                  <mo stretchy="false">−</mo>
                  <mi>k</mi>
                </mrow>
                <mo stretchy="false">+</mo>
                <mo stretchy="false">β</mo>
              </mrow>
            </mrow>
            <mo stretchy="false">)</mo>
          </mrow>
        </mrow>
        <mrow>
          <mi>B</mi>
          <mrow>
            <mo stretchy="false">(</mo>
            <mrow>
              <mo stretchy="false">α</mo>
              <mi>,</mi>
              <mo stretchy="false">β</mo>
            </mrow>
            <mo stretchy="false">)</mo>
          </mrow>
        </mrow>
      </mfrac>
    </mrow>
    <annotation encoding="StarMath 5.0">left ( binom{n}{k}  right) {B(k+%alpha,n-k+%beta)} over {B(%alpha,%beta)}  </annotation>
  </semantics>
</math>
</file>

<file path=Object 90/content.xml><?xml version="1.0" encoding="utf-8"?>
<math xmlns="http://www.w3.org/1998/Math/MathML">
  <semantics>
    <mrow>
      <mrow>
        <mi>y</mi>
        <mo stretchy="false">=</mo>
        <mfrac>
          <mrow>
            <msup>
              <mi>x</mi>
              <mn>2</mn>
            </msup>
          </mrow>
          <mrow>
            <mrow>
              <msup>
                <mi>x</mi>
                <mn>2</mn>
              </msup>
              <mo stretchy="false">+</mo>
              <mo stretchy="false">ν</mo>
            </mrow>
          </mrow>
        </mfrac>
      </mrow>
    </mrow>
    <annotation encoding="StarMath 5.0">y={x^2} over {x^2+%nu} </annotation>
  </semantics>
</math>
</file>

<file path=Object 91/content.xml><?xml version="1.0" encoding="utf-8"?>
<math xmlns="http://www.w3.org/1998/Math/MathML">
  <semantics>
    <mrow>
      <mrow>
        <msub>
          <mi>p</mi>
          <mi>j</mi>
        </msub>
        <mo stretchy="false">=</mo>
        <mfrac>
          <mrow>
            <mn>1</mn>
          </mrow>
          <mrow>
            <mi>j</mi>
            <mi>!</mi>
          </mrow>
        </mfrac>
      </mrow>
      <mi>exp</mi>
      <mrow>
        <mo stretchy="false">(</mo>
        <mrow>
          <mrow>
            <mrow>
              <mo stretchy="false">−</mo>
              <mrow>
                <mfrac>
                  <mrow>
                    <msup>
                      <mo stretchy="false">μ</mo>
                      <mn>2</mn>
                    </msup>
                  </mrow>
                  <mrow>
                    <mn>2</mn>
                  </mrow>
                </mfrac>
              </mrow>
            </mrow>
          </mrow>
        </mrow>
        <mo stretchy="false">)</mo>
      </mrow>
      <msup>
        <mrow>
          <mo stretchy="false">(</mo>
          <mrow>
            <mfrac>
              <mrow>
                <msup>
                  <mo stretchy="false">μ</mo>
                  <mn>2</mn>
                </msup>
              </mrow>
              <mrow>
                <mn>2</mn>
              </mrow>
            </mfrac>
          </mrow>
          <mo stretchy="false">)</mo>
        </mrow>
        <mi>j</mi>
      </msup>
    </mrow>
    <annotation encoding="StarMath 5.0">p sub j ={1} over {j!}exp({-{{%mu ^2} over {2}} })({%mu ^2} over {2})^j   </annotation>
  </semantics>
</math>
</file>

<file path=Object 92/content.xml><?xml version="1.0" encoding="utf-8"?>
<math xmlns="http://www.w3.org/1998/Math/MathML">
  <semantics>
    <mrow>
      <mo stretchy="false">μ</mo>
      <msqrt>
        <mrow>
          <mfrac>
            <mrow>
              <mo stretchy="false">ν</mo>
            </mrow>
            <mrow>
              <mn>2</mn>
            </mrow>
          </mfrac>
        </mrow>
      </msqrt>
      <mfrac>
        <mrow>
          <mo stretchy="false">Γ</mo>
          <mrow>
            <mo stretchy="false">(</mo>
            <mrow>
              <mrow>
                <mrow>
                  <mo stretchy="false">(</mo>
                  <mrow>
                    <mrow>
                      <mo stretchy="false">ν</mo>
                      <mo stretchy="false">−</mo>
                      <mn>1</mn>
                    </mrow>
                  </mrow>
                  <mo stretchy="false">)</mo>
                </mrow>
                <mo stretchy="false">/</mo>
                <mn>2</mn>
              </mrow>
            </mrow>
            <mo stretchy="false">)</mo>
          </mrow>
        </mrow>
        <mrow>
          <mo stretchy="false">Γ</mo>
          <mrow>
            <mo stretchy="false">(</mo>
            <mrow>
              <mrow>
                <mo stretchy="false">ν</mo>
                <mo stretchy="false">/</mo>
                <mn>2</mn>
              </mrow>
            </mrow>
            <mo stretchy="false">)</mo>
          </mrow>
        </mrow>
      </mfrac>
    </mrow>
    <annotation encoding="StarMath 5.0">%mu sqrt{{%nu} over {2} }{%GAMMA ((%nu -1)/2)} over {%GAMMA (%nu /2)}  </annotation>
  </semantics>
</math>
</file>

<file path=Object 93/content.xml><?xml version="1.0" encoding="utf-8"?>
<math xmlns="http://www.w3.org/1998/Math/MathML">
  <semantics>
    <mrow>
      <mrow>
        <mfrac>
          <mrow>
            <mo stretchy="false">ν</mo>
            <mrow>
              <mo stretchy="false">(</mo>
              <mrow>
                <mrow>
                  <mn>1</mn>
                  <mo stretchy="false">+</mo>
                  <msup>
                    <mo stretchy="false">μ</mo>
                    <mn>2</mn>
                  </msup>
                </mrow>
              </mrow>
              <mo stretchy="false">)</mo>
            </mrow>
          </mrow>
          <mrow>
            <mrow>
              <mo stretchy="false">ν</mo>
              <mo stretchy="false">−</mo>
              <mn>2</mn>
            </mrow>
          </mrow>
        </mfrac>
        <mo stretchy="false">−</mo>
        <mfrac>
          <mrow>
            <msup>
              <mo stretchy="false">μ</mo>
              <mn>2</mn>
            </msup>
            <mo stretchy="false">ν</mo>
          </mrow>
          <mrow>
            <mn>2</mn>
          </mrow>
        </mfrac>
      </mrow>
      <msup>
        <mrow>
          <mo stretchy="false">(</mo>
          <mrow>
            <mfrac>
              <mrow>
                <mo stretchy="false">Γ</mo>
                <mrow>
                  <mo stretchy="false">(</mo>
                  <mrow>
                    <mrow>
                      <mrow>
                        <mo stretchy="false">(</mo>
                        <mrow>
                          <mrow>
                            <mo stretchy="false">ν</mo>
                            <mo stretchy="false">−</mo>
                            <mn>1</mn>
                          </mrow>
                        </mrow>
                        <mo stretchy="false">)</mo>
                      </mrow>
                      <mo stretchy="false">/</mo>
                      <mn>2</mn>
                    </mrow>
                  </mrow>
                  <mo stretchy="false">)</mo>
                </mrow>
              </mrow>
              <mrow>
                <mo stretchy="false">Γ</mo>
                <mrow>
                  <mo stretchy="false">(</mo>
                  <mrow>
                    <mrow>
                      <mo stretchy="false">ν</mo>
                      <mo stretchy="false">/</mo>
                      <mn>2</mn>
                    </mrow>
                  </mrow>
                  <mo stretchy="false">)</mo>
                </mrow>
              </mrow>
            </mfrac>
          </mrow>
          <mo stretchy="false">)</mo>
        </mrow>
        <mn>2</mn>
      </msup>
    </mrow>
    <annotation encoding="StarMath 5.0">{%nu (1+%mu ^2)} over {%nu -2} - {%mu ^2 %nu} over {2}({%GAMMA ((%nu -1)/2)} over {%GAMMA (%nu /2)})^2   </annotation>
  </semantics>
</math>
</file>

<file path=Object 94/content.xml><?xml version="1.0" encoding="utf-8"?>
<math xmlns="http://www.w3.org/1998/Math/MathML">
  <semantics>
    <mrow>
      <msqrt>
        <mrow>
          <mfrac>
            <mrow>
              <mo stretchy="false">ν</mo>
            </mrow>
            <mrow>
              <mn>2</mn>
            </mrow>
          </mfrac>
        </mrow>
      </msqrt>
      <mfrac>
        <mrow>
          <mo stretchy="false">Γ</mo>
          <mrow>
            <mo stretchy="false">(</mo>
            <mrow>
              <mrow>
                <mrow>
                  <mo stretchy="false">(</mo>
                  <mrow>
                    <mrow>
                      <mo stretchy="false">ν</mo>
                      <mo stretchy="false">−</mo>
                      <mn>1</mn>
                    </mrow>
                  </mrow>
                  <mo stretchy="false">)</mo>
                </mrow>
                <mo stretchy="false">/</mo>
                <mn>2</mn>
              </mrow>
            </mrow>
            <mo stretchy="false">)</mo>
          </mrow>
        </mrow>
        <mrow>
          <mo stretchy="false">Γ</mo>
          <mrow>
            <mo stretchy="false">(</mo>
            <mrow>
              <mrow>
                <mo stretchy="false">ν</mo>
                <mo stretchy="false">/</mo>
                <mn>2</mn>
              </mrow>
            </mrow>
            <mo stretchy="false">)</mo>
          </mrow>
        </mrow>
      </mfrac>
    </mrow>
    <annotation encoding="StarMath 5.0">sqrt{{%nu} over {2}} {%GAMMA ((%nu -1)/2)} over {%GAMMA (%nu /2)} </annotation>
  </semantics>
</math>
</file>

<file path=Object 95/content.xml><?xml version="1.0" encoding="utf-8"?>
<math xmlns="http://www.w3.org/1998/Math/MathML">
  <semantics>
    <mrow>
      <msup>
        <mrow>
          <mo stretchy="false">(</mo>
          <mrow>
            <mrow>
              <mn>1</mn>
              <mo stretchy="false">−</mo>
              <mfrac>
                <mrow>
                  <mn>3</mn>
                </mrow>
                <mrow>
                  <mn>4</mn>
                  <mrow>
                    <mo stretchy="false">ν</mo>
                    <mo stretchy="false">−</mo>
                    <mn>1</mn>
                  </mrow>
                </mrow>
              </mfrac>
            </mrow>
          </mrow>
          <mo stretchy="false">)</mo>
        </mrow>
        <mrow>
          <mo stretchy="false">−</mo>
          <mn>1</mn>
        </mrow>
      </msup>
    </mrow>
    <annotation encoding="StarMath 5.0">(1-{3} over {4 %nu -1})^-1 </annotation>
  </semantics>
</math>
</file>

<file path=Object 96/content.xml><?xml version="1.0" encoding="utf-8"?>
<math xmlns="http://www.w3.org/1998/Math/MathML">
  <semantics>
    <mrow>
      <mfrac>
        <mrow>
          <mrow>
            <mo stretchy="false">(</mo>
            <mrow>
              <mtable>
                <mtr>
                  <mtd>
                    <mrow>
                      <mrow>
                        <mrow>
                          <mi>n</mi>
                          <mo stretchy="false">−</mo>
                          <mn>1</mn>
                        </mrow>
                        <mo stretchy="false">+</mo>
                        <mi>x</mi>
                      </mrow>
                    </mrow>
                  </mtd>
                </mtr>
                <mtr>
                  <mtd>
                    <mrow>
                      <mi>x</mi>
                    </mrow>
                  </mtd>
                </mtr>
              </mtable>
            </mrow>
            <mo stretchy="false">)</mo>
          </mrow>
          <mi>B</mi>
          <mrow>
            <mo stretchy="false">(</mo>
            <mrow>
              <mrow>
                <mi>n</mi>
                <mo stretchy="false">+</mo>
                <mi>a</mi>
              </mrow>
              <mi>,</mi>
              <mrow>
                <mi>b</mi>
                <mo stretchy="false">+</mo>
                <mi>x</mi>
              </mrow>
            </mrow>
            <mo stretchy="false">)</mo>
          </mrow>
        </mrow>
        <mrow>
          <mi>B</mi>
          <mrow>
            <mo stretchy="false">(</mo>
            <mrow>
              <mi>a</mi>
              <mi>,</mi>
              <mi>b</mi>
            </mrow>
            <mo stretchy="false">)</mo>
          </mrow>
        </mrow>
      </mfrac>
      <mrow>
        <mi>x</mi>
        <mo stretchy="false">=</mo>
        <mn>0,1,.</mn>
      </mrow>
      <mn>..</mn>
    </mrow>
    <annotation encoding="StarMath 5.0">{(binom{n-1+x}{x} ) B(n+a,b+x)} over {B(a,b)} x=0,1,... </annotation>
  </semantics>
</math>
</file>

<file path=Object 97/content.xml><?xml version="1.0" encoding="utf-8"?>
<math xmlns="http://www.w3.org/1998/Math/MathML">
  <semantics>
    <mrow>
      <mrow>
        <munderover>
          <mo stretchy="false">∑</mo>
          <mrow>
            <mrow>
              <mi>w</mi>
              <mo stretchy="false">=</mo>
              <mn>0</mn>
            </mrow>
          </mrow>
          <mrow>
            <mi>x</mi>
          </mrow>
        </munderover>
        <mrow>
          <mfrac>
            <mrow>
              <mfenced open="(" close=")">
                <mrow>
                  <mtable>
                    <mtr>
                      <mtd>
                        <mrow>
                          <mrow>
                            <mrow>
                              <mi>n</mi>
                              <mo stretchy="false">−</mo>
                              <mn>1</mn>
                            </mrow>
                            <mo stretchy="false">+</mo>
                            <mi>w</mi>
                          </mrow>
                        </mrow>
                      </mtd>
                    </mtr>
                    <mtr>
                      <mtd>
                        <mrow>
                          <mi>w</mi>
                        </mrow>
                      </mtd>
                    </mtr>
                  </mtable>
                </mrow>
              </mfenced>
              <mi>B</mi>
              <mrow>
                <mo stretchy="false">(</mo>
                <mrow>
                  <mrow>
                    <mi>n</mi>
                    <mo stretchy="false">+</mo>
                    <mi>a</mi>
                  </mrow>
                  <mi>,</mi>
                  <mrow>
                    <mi>b</mi>
                    <mo stretchy="false">+</mo>
                    <mi>w</mi>
                  </mrow>
                </mrow>
                <mo stretchy="false">)</mo>
              </mrow>
            </mrow>
            <mrow>
              <mi>B</mi>
              <mrow>
                <mo stretchy="false">(</mo>
                <mrow>
                  <mi>a</mi>
                  <mi>,</mi>
                  <mi>b</mi>
                </mrow>
                <mo stretchy="false">)</mo>
              </mrow>
            </mrow>
          </mfrac>
        </mrow>
      </mrow>
      <mrow>
        <mi>x</mi>
        <mo stretchy="false">=</mo>
        <mn>0,1,.</mn>
      </mrow>
      <mn>..</mn>
    </mrow>
    <annotation encoding="StarMath 5.0">sum from{w=0} to{x} {{left ( binom{n-1+w}{w}  right )B(n+a,b+w) } over {B(a,b)}} x=0,1,...</annotation>
  </semantics>
</math>
</file>

<file path=Object 98/content.xml><?xml version="1.0" encoding="utf-8"?>
<math xmlns="http://www.w3.org/1998/Math/MathML">
  <semantics>
    <mrow>
      <mrow>
        <munderover>
          <mo stretchy="false">∑</mo>
          <mrow>
            <mrow>
              <mi>w</mi>
              <mo stretchy="false">=</mo>
              <mi>x</mi>
            </mrow>
          </mrow>
          <mrow>
            <mo stretchy="false">∞</mo>
          </mrow>
        </munderover>
        <mrow>
          <mfrac>
            <mrow>
              <mfenced open="(" close=")">
                <mrow>
                  <mtable>
                    <mtr>
                      <mtd>
                        <mrow>
                          <mrow>
                            <mrow>
                              <mi>n</mi>
                              <mo stretchy="false">−</mo>
                              <mn>1</mn>
                            </mrow>
                            <mo stretchy="false">+</mo>
                            <mi>w</mi>
                          </mrow>
                        </mrow>
                      </mtd>
                    </mtr>
                    <mtr>
                      <mtd>
                        <mrow>
                          <mi>w</mi>
                        </mrow>
                      </mtd>
                    </mtr>
                  </mtable>
                </mrow>
              </mfenced>
              <mi>B</mi>
              <mrow>
                <mo stretchy="false">(</mo>
                <mrow>
                  <mrow>
                    <mi>n</mi>
                    <mo stretchy="false">+</mo>
                    <mi>a</mi>
                  </mrow>
                  <mi>,</mi>
                  <mrow>
                    <mi>b</mi>
                    <mo stretchy="false">+</mo>
                    <mi>w</mi>
                  </mrow>
                </mrow>
                <mo stretchy="false">)</mo>
              </mrow>
            </mrow>
            <mrow>
              <mi>B</mi>
              <mrow>
                <mo stretchy="false">(</mo>
                <mrow>
                  <mi>a</mi>
                  <mi>,</mi>
                  <mi>b</mi>
                </mrow>
                <mo stretchy="false">)</mo>
              </mrow>
            </mrow>
          </mfrac>
        </mrow>
      </mrow>
      <mrow>
        <mi>x</mi>
        <mo stretchy="false">=</mo>
        <mn>0,1,.</mn>
      </mrow>
      <mn>..</mn>
    </mrow>
    <annotation encoding="StarMath 5.0">sum from{w=x} to{infinity } {{left ( binom{n-1+w}{w}  right )B(n+a,b+w) } over {B(a,b)}} x=0,1,...</annotation>
  </semantics>
</math>
</file>

<file path=Object 99/content.xml><?xml version="1.0" encoding="utf-8"?>
<math xmlns="http://www.w3.org/1998/Math/MathML">
  <semantics>
    <mrow>
      <mrow>
        <msup>
          <mrow>
            <mo stretchy="false">(</mo>
            <mrow>
              <mrow>
                <mn>1</mn>
                <mo stretchy="false">−</mo>
                <mi>p</mi>
              </mrow>
            </mrow>
            <mo stretchy="false">)</mo>
          </mrow>
          <mrow>
            <msup>
              <mi>x</mi>
              <mo stretchy="false">β</mo>
            </msup>
          </mrow>
        </msup>
        <mo stretchy="false">−</mo>
        <msup>
          <mrow>
            <mo stretchy="false">(</mo>
            <mrow>
              <mrow>
                <mn>1</mn>
                <mo stretchy="false">−</mo>
                <mi>p</mi>
              </mrow>
            </mrow>
            <mo stretchy="false">)</mo>
          </mrow>
          <mrow>
            <msup>
              <mrow>
                <mo stretchy="false">(</mo>
                <mrow>
                  <mrow>
                    <mi>x</mi>
                    <mo stretchy="false">+</mo>
                    <mn>1</mn>
                  </mrow>
                </mrow>
                <mo stretchy="false">)</mo>
              </mrow>
              <mo stretchy="false">β</mo>
            </msup>
          </mrow>
        </msup>
      </mrow>
      <mrow>
        <mi>x</mi>
        <mo stretchy="false">=</mo>
        <mn>0,1,2,.</mn>
      </mrow>
      <mn>..</mn>
    </mrow>
    <annotation encoding="StarMath 5.0">(1-p)sup {x sup %beta} -(1-p) sup {(x+1) sup %beta}  x=0,1,2,...</annotation>
  </semantics>
</math>
</file>